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0.526cm"/>
    </style:style>
    <style:style style:name="co10" style:family="table-column">
      <style:table-column-properties fo:break-before="auto" style:column-width="0.561cm"/>
    </style:style>
    <style:style style:name="co11" style:family="table-column">
      <style:table-column-properties fo:break-before="auto" style:column-width="5.68cm"/>
    </style:style>
    <style:style style:name="co12" style:family="table-column">
      <style:table-column-properties fo:break-before="auto" style:column-width="0.845cm"/>
    </style:style>
    <style:style style:name="co13" style:family="table-column">
      <style:table-column-properties fo:break-before="auto" style:column-width="0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6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7" style:family="table-cell" style:parent-style-name="Default" style:data-style-name="N0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9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1.5pt solid #000000" fo:border-left="1.5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cm"/>
    </style:style>
    <style:style style:name="ce21" style:family="table-cell" style:parent-style-name="Default">
      <style:table-cell-properties fo:border-bottom="1.5pt solid #000000" fo:border-left="none" fo:border-right="none" fo:border-top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ame 1</text:p>
          </table:table-cell>
          <table:table-cell office:value-type="string" calcext:value-type="string">
            <text:p>18 red, 8 green, 7 blue</text:p>
          </table:table-cell>
          <table:table-cell office:value-type="string" calcext:value-type="string">
            <text:p>15 red, 4 blue, 1 green</text:p>
          </table:table-cell>
          <table:table-cell office:value-type="string" calcext:value-type="string">
            <text:p>2 green, 17 red, 6 blue</text:p>
          </table:table-cell>
          <table:table-cell office:value-type="string" calcext:value-type="string">
            <text:p>5 green, 1 blue, 11 red</text:p>
          </table:table-cell>
          <table:table-cell office:value-type="string" calcext:value-type="string">
            <text:p>18 red, 1 green, 14 blue</text:p>
          </table:table-cell>
          <table:table-cell office:value-type="string" calcext:value-type="string">
            <text:p>8 blue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Game 2</text:p>
          </table:table-cell>
          <table:table-cell office:value-type="string" calcext:value-type="string">
            <text:p>16 blue, 12 green, 3 red</text:p>
          </table:table-cell>
          <table:table-cell office:value-type="string" calcext:value-type="string">
            <text:p>13 blue, 2 red, 8 green</text:p>
          </table:table-cell>
          <table:table-cell office:value-type="string" calcext:value-type="string">
            <text:p>15 green, 3 red, 16 b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3</text:p>
          </table:table-cell>
          <table:table-cell office:value-type="string" calcext:value-type="string">
            <text:p>6 green, 15 red</text:p>
          </table:table-cell>
          <table:table-cell office:value-type="string" calcext:value-type="string">
            <text:p>1 green, 4 red, 7 blue</text:p>
          </table:table-cell>
          <table:table-cell office:value-type="string" calcext:value-type="string">
            <text:p>9 blue, 7 red, 8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4</text:p>
          </table:table-cell>
          <table:table-cell office:value-type="string" calcext:value-type="string">
            <text:p>8 red, 2 blue</text:p>
          </table:table-cell>
          <table:table-cell office:value-type="string" calcext:value-type="string">
            <text:p>11 red, 5 blue, 1 green</text:p>
          </table:table-cell>
          <table:table-cell office:value-type="string" calcext:value-type="string">
            <text:p>12 red, 1 green, 5 blue</text:p>
          </table:table-cell>
          <table:table-cell office:value-type="string" calcext:value-type="string">
            <text:p>1 blue</text:p>
          </table:table-cell>
          <table:table-cell office:value-type="string" calcext:value-type="string">
            <text:p>2 blue, 9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5</text:p>
          </table:table-cell>
          <table:table-cell office:value-type="string" calcext:value-type="string">
            <text:p>9 blue, 3 red, 12 green</text:p>
          </table:table-cell>
          <table:table-cell office:value-type="string" calcext:value-type="string">
            <text:p>3 green, 4 red, 17 blue</text:p>
          </table:table-cell>
          <table:table-cell office:value-type="string" calcext:value-type="string">
            <text:p>15 blue, 2 green, 5 red</text:p>
          </table:table-cell>
          <table:table-cell office:value-type="string" calcext:value-type="string">
            <text:p>3 blue, 5 green, 6 red</text:p>
          </table:table-cell>
          <table:table-cell office:value-type="string" calcext:value-type="string">
            <text:p>6 red, 4 blue, 7 green</text:p>
          </table:table-cell>
          <table:table-cell office:value-type="string" calcext:value-type="string">
            <text:p>3 green, 10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6</text:p>
          </table:table-cell>
          <table:table-cell office:value-type="string" calcext:value-type="string">
            <text:p>11 red, 2 blue, 6 green</text:p>
          </table:table-cell>
          <table:table-cell office:value-type="string" calcext:value-type="string">
            <text:p>2 blue, 9 red, 4 green</text:p>
          </table:table-cell>
          <table:table-cell office:value-type="string" calcext:value-type="string">
            <text:p>3 blue, 12 red, 8 green</text:p>
          </table:table-cell>
          <table:table-cell office:value-type="string" calcext:value-type="string">
            <text:p>5 red, 11 green, 4 blue</text:p>
          </table:table-cell>
          <table:table-cell office:value-type="string" calcext:value-type="string">
            <text:p>2 blue, 9 red, 13 green</text:p>
          </table:table-cell>
          <table:table-cell office:value-type="string" calcext:value-type="string">
            <text:p>15 red, 3 blue, 7 g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7</text:p>
          </table:table-cell>
          <table:table-cell office:value-type="string" calcext:value-type="string">
            <text:p>2 red, 9 green, 12 blue</text:p>
          </table:table-cell>
          <table:table-cell office:value-type="string" calcext:value-type="string">
            <text:p>14 blue, 1 green, 6 red</text:p>
          </table:table-cell>
          <table:table-cell office:value-type="string" calcext:value-type="string">
            <text:p>7 blue, 9 green</text:p>
          </table:table-cell>
          <table:table-cell office:value-type="string" calcext:value-type="string">
            <text:p>9 green, 8 red, 4 blue</text:p>
          </table:table-cell>
          <table:table-cell office:value-type="string" calcext:value-type="string">
            <text:p>5 red, 3 green, 16 blue</text:p>
          </table:table-cell>
          <table:table-cell office:value-type="string" calcext:value-type="string">
            <text:p>4 red, 8 g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8</text:p>
          </table:table-cell>
          <table:table-cell office:value-type="string" calcext:value-type="string">
            <text:p>11 red, 12 green, 1 blue</text:p>
          </table:table-cell>
          <table:table-cell office:value-type="string" calcext:value-type="string">
            <text:p>4 red, 7 green</text:p>
          </table:table-cell>
          <table:table-cell office:value-type="string" calcext:value-type="string">
            <text:p>11 red, 6 green</text:p>
          </table:table-cell>
          <table:table-cell office:value-type="string" calcext:value-type="string">
            <text:p>17 green</text:p>
          </table:table-cell>
          <table:table-cell office:value-type="string" calcext:value-type="string">
            <text:p>15 green, 1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9</text:p>
          </table:table-cell>
          <table:table-cell office:value-type="string" calcext:value-type="string">
            <text:p>1 red, 1 green, 12 blue</text:p>
          </table:table-cell>
          <table:table-cell office:value-type="string" calcext:value-type="string">
            <text:p>3 green, 12 red, 6 blue</text:p>
          </table:table-cell>
          <table:table-cell office:value-type="string" calcext:value-type="string">
            <text:p>14 red, 1 blue</text:p>
          </table:table-cell>
          <table:table-cell office:value-type="string" calcext:value-type="string">
            <text:p>9 blue, 1 red, 3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10</text:p>
          </table:table-cell>
          <table:table-cell office:value-type="string" calcext:value-type="string">
            <text:p>1 red, 4 blue</text:p>
          </table:table-cell>
          <table:table-cell office:value-type="string" calcext:value-type="string">
            <text:p>3 blue, 4 green</text:p>
          </table:table-cell>
          <table:table-cell office:value-type="string" calcext:value-type="string">
            <text:p>3 green, 3 red, 8 blue</text:p>
          </table:table-cell>
          <table:table-cell office:value-type="string" calcext:value-type="string">
            <text:p>2 blue, 3 red</text:p>
          </table:table-cell>
          <table:table-cell office:value-type="string" calcext:value-type="string">
            <text:p>3 green, 4 red, 3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11</text:p>
          </table:table-cell>
          <table:table-cell office:value-type="string" calcext:value-type="string">
            <text:p>8 blue, 1 red</text:p>
          </table:table-cell>
          <table:table-cell office:value-type="string" calcext:value-type="string">
            <text:p>8 green, 1 red, 1 blue</text:p>
          </table:table-cell>
          <table:table-cell office:value-type="string" calcext:value-type="string">
            <text:p>13 green, 9 red, 6 b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12</text:p>
          </table:table-cell>
          <table:table-cell office:value-type="string" calcext:value-type="string">
            <text:p>2 red, 2 blue, 1 green</text:p>
          </table:table-cell>
          <table:table-cell office:value-type="string" calcext:value-type="string">
            <text:p>3 red, 1 green</text:p>
          </table:table-cell>
          <table:table-cell office:value-type="string" calcext:value-type="string">
            <text:p>1 blue, 3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13</text:p>
          </table:table-cell>
          <table:table-cell office:value-type="string" calcext:value-type="string">
            <text:p>12 green, 4 blue</text:p>
          </table:table-cell>
          <table:table-cell office:value-type="string" calcext:value-type="string">
            <text:p>2 red, 2 blue, 8 green</text:p>
          </table:table-cell>
          <table:table-cell office:value-type="string" calcext:value-type="string">
            <text:p>6 green, 3 red</text:p>
          </table:table-cell>
          <table:table-cell office:value-type="string" calcext:value-type="string">
            <text:p>3 red, 5 green</text:p>
          </table:table-cell>
          <table:table-cell office:value-type="string" calcext:value-type="string">
            <text:p>9 green, 7 blue, 1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14</text:p>
          </table:table-cell>
          <table:table-cell office:value-type="string" calcext:value-type="string">
            <text:p>1 red, 7 green</text:p>
          </table:table-cell>
          <table:table-cell office:value-type="string" calcext:value-type="string">
            <text:p>5 green, 12 red, 10 blue</text:p>
          </table:table-cell>
          <table:table-cell office:value-type="string" calcext:value-type="string">
            <text:p>9 red, 11 blue, 7 green</text:p>
          </table:table-cell>
          <table:table-cell office:value-type="string" calcext:value-type="string">
            <text:p>7 blue, 3 red, 9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15</text:p>
          </table:table-cell>
          <table:table-cell office:value-type="string" calcext:value-type="string">
            <text:p>7 green, 1 blue</text:p>
          </table:table-cell>
          <table:table-cell office:value-type="string" calcext:value-type="string">
            <text:p>1 red, 2 green, 1 blue</text:p>
          </table:table-cell>
          <table:table-cell office:value-type="string" calcext:value-type="string">
            <text:p>7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16</text:p>
          </table:table-cell>
          <table:table-cell office:value-type="string" calcext:value-type="string">
            <text:p>1 green, 1 blue</text:p>
          </table:table-cell>
          <table:table-cell office:value-type="string" calcext:value-type="string">
            <text:p>2 blue, 4 green, 2 red</text:p>
          </table:table-cell>
          <table:table-cell office:value-type="string" calcext:value-type="string">
            <text:p>2 green, 2 b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17</text:p>
          </table:table-cell>
          <table:table-cell office:value-type="string" calcext:value-type="string">
            <text:p>6 red, 11 green, 7 blue</text:p>
          </table:table-cell>
          <table:table-cell office:value-type="string" calcext:value-type="string">
            <text:p>1 blue, 13 green, 4 red</text:p>
          </table:table-cell>
          <table:table-cell office:value-type="string" calcext:value-type="string">
            <text:p>4 green, 6 blue, 7 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18</text:p>
          </table:table-cell>
          <table:table-cell office:value-type="string" calcext:value-type="string">
            <text:p>2 red, 8 blue</text:p>
          </table:table-cell>
          <table:table-cell office:value-type="string" calcext:value-type="string">
            <text:p>7 red, 11 blue</text:p>
          </table:table-cell>
          <table:table-cell office:value-type="string" calcext:value-type="string">
            <text:p>1 green, 16 blue, 7 red</text:p>
          </table:table-cell>
          <table:table-cell office:value-type="string" calcext:value-type="string">
            <text:p>18 blue, 1 green, 14 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19</text:p>
          </table:table-cell>
          <table:table-cell office:value-type="string" calcext:value-type="string">
            <text:p>2 red, 2 blue</text:p>
          </table:table-cell>
          <table:table-cell office:value-type="string" calcext:value-type="string">
            <text:p>1 green, 6 red</text:p>
          </table:table-cell>
          <table:table-cell office:value-type="string" calcext:value-type="string">
            <text:p>1 green, 3 red, 2 b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20</text:p>
          </table:table-cell>
          <table:table-cell office:value-type="string" calcext:value-type="string">
            <text:p>6 red, 2 blue, 5 green</text:p>
          </table:table-cell>
          <table:table-cell office:value-type="string" calcext:value-type="string">
            <text:p>4 red, 1 blue, 9 green</text:p>
          </table:table-cell>
          <table:table-cell office:value-type="string" calcext:value-type="string">
            <text:p>3 blue, 2 red, 9 green</text:p>
          </table:table-cell>
          <table:table-cell office:value-type="string" calcext:value-type="string">
            <text:p>8 red, 12 green, 5 b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21</text:p>
          </table:table-cell>
          <table:table-cell office:value-type="string" calcext:value-type="string">
            <text:p>6 red, 7 blue</text:p>
          </table:table-cell>
          <table:table-cell office:value-type="string" calcext:value-type="string">
            <text:p>3 blue, 16 red, 2 green</text:p>
          </table:table-cell>
          <table:table-cell office:value-type="string" calcext:value-type="string">
            <text:p>2 blue, 13 red</text:p>
          </table:table-cell>
          <table:table-cell office:value-type="string" calcext:value-type="string">
            <text:p>3 blue, 11 red, 3 green</text:p>
          </table:table-cell>
          <table:table-cell office:value-type="string" calcext:value-type="string">
            <text:p>1 green, 18 red, 6 blue</text:p>
          </table:table-cell>
          <table:table-cell office:value-type="string" calcext:value-type="string">
            <text:p>12 red, 5 blue, 2 g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22</text:p>
          </table:table-cell>
          <table:table-cell office:value-type="string" calcext:value-type="string">
            <text:p>9 red, 6 blue, 14 green</text:p>
          </table:table-cell>
          <table:table-cell office:value-type="string" calcext:value-type="string">
            <text:p>1 blue, 5 green, 13 red</text:p>
          </table:table-cell>
          <table:table-cell office:value-type="string" calcext:value-type="string">
            <text:p>6 red</text:p>
          </table:table-cell>
          <table:table-cell office:value-type="string" calcext:value-type="string">
            <text:p>18 red, 4 green</text:p>
          </table:table-cell>
          <table:table-cell office:value-type="string" calcext:value-type="string">
            <text:p>2 blue, 10 green, 16 red</text:p>
          </table:table-cell>
          <table:table-cell office:value-type="string" calcext:value-type="string">
            <text:p>1 red, 18 green, 1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23</text:p>
          </table:table-cell>
          <table:table-cell office:value-type="string" calcext:value-type="string">
            <text:p>6 green, 4 red, 3 blue</text:p>
          </table:table-cell>
          <table:table-cell office:value-type="string" calcext:value-type="string">
            <text:p>1 blue, 2 red, 9 green</text:p>
          </table:table-cell>
          <table:table-cell office:value-type="string" calcext:value-type="string">
            <text:p>5 green, 1 red, 3 blue</text:p>
          </table:table-cell>
          <table:table-cell office:value-type="string" calcext:value-type="string">
            <text:p>5 blue, 4 red, 4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24</text:p>
          </table:table-cell>
          <table:table-cell office:value-type="string" calcext:value-type="string">
            <text:p>1 red, 5 green, 2 blue</text:p>
          </table:table-cell>
          <table:table-cell office:value-type="string" calcext:value-type="string">
            <text:p>4 red, 7 green, 9 blue</text:p>
          </table:table-cell>
          <table:table-cell office:value-type="string" calcext:value-type="string">
            <text:p>9 blue, 7 green</text:p>
          </table:table-cell>
          <table:table-cell office:value-type="string" calcext:value-type="string">
            <text:p>7 green, 13 blue</text:p>
          </table:table-cell>
          <table:table-cell office:value-type="string" calcext:value-type="string">
            <text:p>4 blue, 1 green, 4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25</text:p>
          </table:table-cell>
          <table:table-cell office:value-type="string" calcext:value-type="string">
            <text:p>13 blue, 10 red, 11 green</text:p>
          </table:table-cell>
          <table:table-cell office:value-type="string" calcext:value-type="string">
            <text:p>10 green, 1 blue, 3 red</text:p>
          </table:table-cell>
          <table:table-cell office:value-type="string" calcext:value-type="string">
            <text:p>15 red, 5 green, 8 blue</text:p>
          </table:table-cell>
          <table:table-cell office:value-type="string" calcext:value-type="string">
            <text:p>19 red, 10 green, 13 blue</text:p>
          </table:table-cell>
          <table:table-cell office:value-type="string" calcext:value-type="string">
            <text:p>12 blue, 4 green, 16 red</text:p>
          </table:table-cell>
          <table:table-cell office:value-type="string" calcext:value-type="string">
            <text:p>7 red, 5 green, 9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26</text:p>
          </table:table-cell>
          <table:table-cell office:value-type="string" calcext:value-type="string">
            <text:p>20 red, 6 blue, 12 green</text:p>
          </table:table-cell>
          <table:table-cell office:value-type="string" calcext:value-type="string">
            <text:p>15 blue, 17 red, 9 green</text:p>
          </table:table-cell>
          <table:table-cell office:value-type="string" calcext:value-type="string">
            <text:p>19 red, 6 green, 3 blue</text:p>
          </table:table-cell>
          <table:table-cell office:value-type="string" calcext:value-type="string">
            <text:p>8 green, 1 red, 15 blue</text:p>
          </table:table-cell>
          <table:table-cell office:value-type="string" calcext:value-type="string">
            <text:p>10 green, 8 red, 5 blue</text:p>
          </table:table-cell>
          <table:table-cell office:value-type="string" calcext:value-type="string">
            <text:p>4 green, 20 red, 18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27</text:p>
          </table:table-cell>
          <table:table-cell office:value-type="string" calcext:value-type="string">
            <text:p>2 blue, 3 green, 7 red</text:p>
          </table:table-cell>
          <table:table-cell office:value-type="string" calcext:value-type="string">
            <text:p>2 blue, 4 red</text:p>
          </table:table-cell>
          <table:table-cell office:value-type="string" calcext:value-type="string">
            <text:p>5 blue, 5 green</text:p>
          </table:table-cell>
          <table:table-cell office:value-type="string" calcext:value-type="string">
            <text:p>8 blue, 6 green, 2 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28</text:p>
          </table:table-cell>
          <table:table-cell office:value-type="string" calcext:value-type="string">
            <text:p>1 green, 6 red</text:p>
          </table:table-cell>
          <table:table-cell office:value-type="string" calcext:value-type="string">
            <text:p>3 red, 3 blue</text:p>
          </table:table-cell>
          <table:table-cell office:value-type="string" calcext:value-type="string">
            <text:p>1 green, 4 red</text:p>
          </table:table-cell>
          <table:table-cell office:value-type="string" calcext:value-type="string">
            <text:p>1 red, 2 blue</text:p>
          </table:table-cell>
          <table:table-cell office:value-type="string" calcext:value-type="string">
            <text:p>2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29</text:p>
          </table:table-cell>
          <table:table-cell office:value-type="string" calcext:value-type="string">
            <text:p>8 blue, 1 green</text:p>
          </table:table-cell>
          <table:table-cell office:value-type="string" calcext:value-type="string">
            <text:p>7 blue, 1 red</text:p>
          </table:table-cell>
          <table:table-cell office:value-type="string" calcext:value-type="string">
            <text:p>6 red, 2 blue</text:p>
          </table:table-cell>
          <table:table-cell office:value-type="string" calcext:value-type="string">
            <text:p>2 red, 3 green</text:p>
          </table:table-cell>
          <table:table-cell office:value-type="string" calcext:value-type="string">
            <text:p>3 red, 6 green, 5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30</text:p>
          </table:table-cell>
          <table:table-cell office:value-type="string" calcext:value-type="string">
            <text:p>11 blue, 17 green, 10 red</text:p>
          </table:table-cell>
          <table:table-cell office:value-type="string" calcext:value-type="string">
            <text:p>9 blue, 12 green, 14 red</text:p>
          </table:table-cell>
          <table:table-cell office:value-type="string" calcext:value-type="string">
            <text:p>16 green, 2 red, 8 blue</text:p>
          </table:table-cell>
          <table:table-cell office:value-type="string" calcext:value-type="string">
            <text:p>18 green, 1 red, 1 blue</text:p>
          </table:table-cell>
          <table:table-cell office:value-type="string" calcext:value-type="string">
            <text:p>5 blue, 7 red, 18 green</text:p>
          </table:table-cell>
          <table:table-cell office:value-type="string" calcext:value-type="string">
            <text:p>9 green, 3 blue, 11 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31</text:p>
          </table:table-cell>
          <table:table-cell office:value-type="string" calcext:value-type="string">
            <text:p>5 blue, 13 green</text:p>
          </table:table-cell>
          <table:table-cell office:value-type="string" calcext:value-type="string">
            <text:p>2 green, 3 red, 4 blue</text:p>
          </table:table-cell>
          <table:table-cell office:value-type="string" calcext:value-type="string">
            <text:p>3 red, 15 green, 2 blue</text:p>
          </table:table-cell>
          <table:table-cell office:value-type="string" calcext:value-type="string">
            <text:p>5 blue, 19 green</text:p>
          </table:table-cell>
          <table:table-cell office:value-type="string" calcext:value-type="string">
            <text:p>5 blue, 18 green</text:p>
          </table:table-cell>
          <table:table-cell office:value-type="string" calcext:value-type="string">
            <text:p>3 green, 7 blue, 3 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32</text:p>
          </table:table-cell>
          <table:table-cell office:value-type="string" calcext:value-type="string">
            <text:p>12 red, 2 green, 3 blue</text:p>
          </table:table-cell>
          <table:table-cell office:value-type="string" calcext:value-type="string">
            <text:p>2 green, 16 red, 1 blue</text:p>
          </table:table-cell>
          <table:table-cell office:value-type="string" calcext:value-type="string">
            <text:p>13 red, 4 green, 6 b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33</text:p>
          </table:table-cell>
          <table:table-cell office:value-type="string" calcext:value-type="string">
            <text:p>18 green, 8 blue, 3 red</text:p>
          </table:table-cell>
          <table:table-cell office:value-type="string" calcext:value-type="string">
            <text:p>15 green, 2 blue, 4 red</text:p>
          </table:table-cell>
          <table:table-cell office:value-type="string" calcext:value-type="string">
            <text:p>14 blue, 3 red, 6 green</text:p>
          </table:table-cell>
          <table:table-cell office:value-type="string" calcext:value-type="string">
            <text:p>20 green, 13 blue</text:p>
          </table:table-cell>
          <table:table-cell office:value-type="string" calcext:value-type="string">
            <text:p>1 red, 19 g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34</text:p>
          </table:table-cell>
          <table:table-cell office:value-type="string" calcext:value-type="string">
            <text:p>1 green, 7 blue, 2 red</text:p>
          </table:table-cell>
          <table:table-cell office:value-type="string" calcext:value-type="string">
            <text:p>8 green, 10 blue, 2 red</text:p>
          </table:table-cell>
          <table:table-cell office:value-type="string" calcext:value-type="string">
            <text:p>3 blue, 1 green, 1 red</text:p>
          </table:table-cell>
          <table:table-cell office:value-type="string" calcext:value-type="string">
            <text:p>6 green, 13 blue, 1 red</text:p>
          </table:table-cell>
          <table:table-cell office:value-type="string" calcext:value-type="string">
            <text:p>1 green, 4 blue, 2 red</text:p>
          </table:table-cell>
          <table:table-cell office:value-type="string" calcext:value-type="string">
            <text:p>1 red, 5 green, 7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35</text:p>
          </table:table-cell>
          <table:table-cell office:value-type="string" calcext:value-type="string">
            <text:p>7 blue, 8 red</text:p>
          </table:table-cell>
          <table:table-cell office:value-type="string" calcext:value-type="string">
            <text:p>2 blue, 3 red</text:p>
          </table:table-cell>
          <table:table-cell office:value-type="string" calcext:value-type="string">
            <text:p>4 blue, 3 red</text:p>
          </table:table-cell>
          <table:table-cell office:value-type="string" calcext:value-type="string">
            <text:p>7 red, 4 blue</text:p>
          </table:table-cell>
          <table:table-cell office:value-type="string" calcext:value-type="string">
            <text:p>1 blue, 1 green, 3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36</text:p>
          </table:table-cell>
          <table:table-cell office:value-type="string" calcext:value-type="string">
            <text:p>1 red, 8 green</text:p>
          </table:table-cell>
          <table:table-cell office:value-type="string" calcext:value-type="string">
            <text:p>1 red, 6 green</text:p>
          </table:table-cell>
          <table:table-cell office:value-type="string" calcext:value-type="string">
            <text:p>3 green, 8 red</text:p>
          </table:table-cell>
          <table:table-cell office:value-type="string" calcext:value-type="string">
            <text:p>1 blue, 2 red, 1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37</text:p>
          </table:table-cell>
          <table:table-cell office:value-type="string" calcext:value-type="string">
            <text:p>3 blue, 13 red</text:p>
          </table:table-cell>
          <table:table-cell office:value-type="string" calcext:value-type="string">
            <text:p>2 blue, 7 red</text:p>
          </table:table-cell>
          <table:table-cell office:value-type="string" calcext:value-type="string">
            <text:p>5 red, 1 green</text:p>
          </table:table-cell>
          <table:table-cell office:value-type="string" calcext:value-type="string">
            <text:p>3 red, 3 blue</text:p>
          </table:table-cell>
          <table:table-cell office:value-type="string" calcext:value-type="string">
            <text:p>1 blue, 12 red, 1 green</text:p>
          </table:table-cell>
          <table:table-cell office:value-type="string" calcext:value-type="string">
            <text:p>14 red, 3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38</text:p>
          </table:table-cell>
          <table:table-cell office:value-type="string" calcext:value-type="string">
            <text:p>7 blue, 18 red, 12 green</text:p>
          </table:table-cell>
          <table:table-cell office:value-type="string" calcext:value-type="string">
            <text:p>11 red, 6 green, 1 blue</text:p>
          </table:table-cell>
          <table:table-cell office:value-type="string" calcext:value-type="string">
            <text:p>9 green, 1 red</text:p>
          </table:table-cell>
          <table:table-cell office:value-type="string" calcext:value-type="string">
            <text:p>9 green, 13 blue, 16 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39</text:p>
          </table:table-cell>
          <table:table-cell office:value-type="string" calcext:value-type="string">
            <text:p>12 red, 3 green, 2 blue</text:p>
          </table:table-cell>
          <table:table-cell office:value-type="string" calcext:value-type="string">
            <text:p>3 blue, 3 green, 10 red</text:p>
          </table:table-cell>
          <table:table-cell office:value-type="string" calcext:value-type="string">
            <text:p>2 blue, 5 red</text:p>
          </table:table-cell>
          <table:table-cell office:value-type="string" calcext:value-type="string">
            <text:p>2 blue, 1 green</text:p>
          </table:table-cell>
          <table:table-cell office:value-type="string" calcext:value-type="string">
            <text:p>5 blue, 4 green, 7 red</text:p>
          </table:table-cell>
          <table:table-cell office:value-type="string" calcext:value-type="string">
            <text:p>2 green, 1 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40</text:p>
          </table:table-cell>
          <table:table-cell office:value-type="string" calcext:value-type="string">
            <text:p>1 red, 7 blue, 5 green</text:p>
          </table:table-cell>
          <table:table-cell office:value-type="string" calcext:value-type="string">
            <text:p>1 red, 4 blue, 8 green</text:p>
          </table:table-cell>
          <table:table-cell office:value-type="string" calcext:value-type="string">
            <text:p>3 red, 5 blue, 14 green</text:p>
          </table:table-cell>
          <table:table-cell office:value-type="string" calcext:value-type="string">
            <text:p>10 green, 2 blue, 1 red</text:p>
          </table:table-cell>
          <table:table-cell office:value-type="string" calcext:value-type="string">
            <text:p>11 blue, 7 green, 1 red</text:p>
          </table:table-cell>
          <table:table-cell office:value-type="string" calcext:value-type="string">
            <text:p>14 green, 2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41</text:p>
          </table:table-cell>
          <table:table-cell office:value-type="string" calcext:value-type="string">
            <text:p>8 green, 5 red, 3 blue</text:p>
          </table:table-cell>
          <table:table-cell office:value-type="string" calcext:value-type="string">
            <text:p>5 red, 4 blue, 12 green</text:p>
          </table:table-cell>
          <table:table-cell office:value-type="string" calcext:value-type="string">
            <text:p>10 green, 6 blue</text:p>
          </table:table-cell>
          <table:table-cell office:value-type="string" calcext:value-type="string">
            <text:p>13 green, 7 blue</text:p>
          </table:table-cell>
          <table:table-cell office:value-type="string" calcext:value-type="string">
            <text:p>1 red, 2 green, 15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42</text:p>
          </table:table-cell>
          <table:table-cell office:value-type="string" calcext:value-type="string">
            <text:p>17 red, 1 blue, 5 green</text:p>
          </table:table-cell>
          <table:table-cell office:value-type="string" calcext:value-type="string">
            <text:p>9 green, 16 red</text:p>
          </table:table-cell>
          <table:table-cell office:value-type="string" calcext:value-type="string">
            <text:p>1 blue, 15 green, 2 red</text:p>
          </table:table-cell>
          <table:table-cell office:value-type="string" calcext:value-type="string">
            <text:p>1 blue, 12 red, 12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43</text:p>
          </table:table-cell>
          <table:table-cell office:value-type="string" calcext:value-type="string">
            <text:p>12 green, 5 blue</text:p>
          </table:table-cell>
          <table:table-cell office:value-type="string" calcext:value-type="string">
            <text:p>3 red, 8 blue, 10 green</text:p>
          </table:table-cell>
          <table:table-cell office:value-type="string" calcext:value-type="string">
            <text:p>8 blue, 2 green, 1 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44</text:p>
          </table:table-cell>
          <table:table-cell office:value-type="string" calcext:value-type="string">
            <text:p>1 green, 7 red, 2 blue</text:p>
          </table:table-cell>
          <table:table-cell office:value-type="string" calcext:value-type="string">
            <text:p>1 blue, 10 red</text:p>
          </table:table-cell>
          <table:table-cell office:value-type="string" calcext:value-type="string">
            <text:p>4 green, 3 blue, 19 red</text:p>
          </table:table-cell>
          <table:table-cell office:value-type="string" calcext:value-type="string">
            <text:p>1 blue, 3 green, 1 red</text:p>
          </table:table-cell>
          <table:table-cell office:value-type="string" calcext:value-type="string">
            <text:p>1 blue</text:p>
          </table:table-cell>
          <table:table-cell office:value-type="string" calcext:value-type="string">
            <text:p>4 red, 2 green, 3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45</text:p>
          </table:table-cell>
          <table:table-cell office:value-type="string" calcext:value-type="string">
            <text:p>16 red, 12 blue, 1 green</text:p>
          </table:table-cell>
          <table:table-cell office:value-type="string" calcext:value-type="string">
            <text:p>13 blue, 16 red, 9 green</text:p>
          </table:table-cell>
          <table:table-cell office:value-type="string" calcext:value-type="string">
            <text:p>7 green, 3 red, 8 b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46</text:p>
          </table:table-cell>
          <table:table-cell office:value-type="string" calcext:value-type="string">
            <text:p>1 red, 17 green, 6 blue</text:p>
          </table:table-cell>
          <table:table-cell office:value-type="string" calcext:value-type="string">
            <text:p>6 blue, 1 red, 3 green</text:p>
          </table:table-cell>
          <table:table-cell office:value-type="string" calcext:value-type="string">
            <text:p>12 green, 1 blue</text:p>
          </table:table-cell>
          <table:table-cell office:value-type="string" calcext:value-type="string">
            <text:p>4 blue, 2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47</text:p>
          </table:table-cell>
          <table:table-cell office:value-type="string" calcext:value-type="string">
            <text:p>2 green, 12 red, 15 blue</text:p>
          </table:table-cell>
          <table:table-cell office:value-type="string" calcext:value-type="string">
            <text:p>9 blue, 2 green, 2 red</text:p>
          </table:table-cell>
          <table:table-cell office:value-type="string" calcext:value-type="string">
            <text:p>3 green, 6 blue, 2 red</text:p>
          </table:table-cell>
          <table:table-cell office:value-type="string" calcext:value-type="string">
            <text:p>11 blue, 3 green, 5 red</text:p>
          </table:table-cell>
          <table:table-cell office:value-type="string" calcext:value-type="string">
            <text:p>6 green, 9 red, 17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48</text:p>
          </table:table-cell>
          <table:table-cell office:value-type="string" calcext:value-type="string">
            <text:p>5 blue, 6 red</text:p>
          </table:table-cell>
          <table:table-cell office:value-type="string" calcext:value-type="string">
            <text:p>7 green, 14 red, 4 blue</text:p>
          </table:table-cell>
          <table:table-cell office:value-type="string" calcext:value-type="string">
            <text:p>2 green, 5 blue, 2 red</text:p>
          </table:table-cell>
          <table:table-cell office:value-type="string" calcext:value-type="string">
            <text:p>11 blue, 5 red, 5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49</text:p>
          </table:table-cell>
          <table:table-cell office:value-type="string" calcext:value-type="string">
            <text:p>7 green, 7 blue, 4 red</text:p>
          </table:table-cell>
          <table:table-cell office:value-type="string" calcext:value-type="string">
            <text:p>11 green, 12 blue, 2 red</text:p>
          </table:table-cell>
          <table:table-cell office:value-type="string" calcext:value-type="string">
            <text:p>12 blue, 4 red, 9 green</text:p>
          </table:table-cell>
          <table:table-cell office:value-type="string" calcext:value-type="string">
            <text:p>3 red, 8 blue, 17 green</text:p>
          </table:table-cell>
          <table:table-cell office:value-type="string" calcext:value-type="string">
            <text:p>16 green, 3 red, 14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50</text:p>
          </table:table-cell>
          <table:table-cell office:value-type="string" calcext:value-type="string">
            <text:p>5 green, 4 red, 10 blue</text:p>
          </table:table-cell>
          <table:table-cell office:value-type="string" calcext:value-type="string">
            <text:p>7 green, 14 red, 5 blue</text:p>
          </table:table-cell>
          <table:table-cell office:value-type="string" calcext:value-type="string">
            <text:p>12 red, 18 blue, 14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51</text:p>
          </table:table-cell>
          <table:table-cell office:value-type="string" calcext:value-type="string">
            <text:p>12 green, 3 blue</text:p>
          </table:table-cell>
          <table:table-cell office:value-type="string" calcext:value-type="string">
            <text:p>10 green, 4 blue, 2 red</text:p>
          </table:table-cell>
          <table:table-cell office:value-type="string" calcext:value-type="string">
            <text:p>3 green, 5 b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52</text:p>
          </table:table-cell>
          <table:table-cell office:value-type="string" calcext:value-type="string">
            <text:p>12 green, 6 red, 7 blue</text:p>
          </table:table-cell>
          <table:table-cell office:value-type="string" calcext:value-type="string">
            <text:p>20 green, 6 red, 18 blue</text:p>
          </table:table-cell>
          <table:table-cell office:value-type="string" calcext:value-type="string">
            <text:p>1 green, 5 blue, 11 red</text:p>
          </table:table-cell>
          <table:table-cell office:value-type="string" calcext:value-type="string">
            <text:p>2 green, 15 blue, 6 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53</text:p>
          </table:table-cell>
          <table:table-cell office:value-type="string" calcext:value-type="string">
            <text:p>6 red, 2 green, 5 blue</text:p>
          </table:table-cell>
          <table:table-cell office:value-type="string" calcext:value-type="string">
            <text:p>13 green, 1 blue, 14 red</text:p>
          </table:table-cell>
          <table:table-cell office:value-type="string" calcext:value-type="string">
            <text:p>7 green, 1 blue</text:p>
          </table:table-cell>
          <table:table-cell office:value-type="string" calcext:value-type="string">
            <text:p>3 green, 4 blue, 6 red</text:p>
          </table:table-cell>
          <table:table-cell office:value-type="string" calcext:value-type="string">
            <text:p>10 red, 6 green, 4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54</text:p>
          </table:table-cell>
          <table:table-cell office:value-type="string" calcext:value-type="string">
            <text:p>4 blue, 1 red</text:p>
          </table:table-cell>
          <table:table-cell office:value-type="string" calcext:value-type="string">
            <text:p>1 red, 1 blue, 9 green</text:p>
          </table:table-cell>
          <table:table-cell office:value-type="string" calcext:value-type="string">
            <text:p>3 red, 2 blue, 4 green</text:p>
          </table:table-cell>
          <table:table-cell office:value-type="string" calcext:value-type="string">
            <text:p>3 green, 2 red, 5 blue</text:p>
          </table:table-cell>
          <table:table-cell office:value-type="string" calcext:value-type="string">
            <text:p>9 blue, 2 red, 7 g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55</text:p>
          </table:table-cell>
          <table:table-cell office:value-type="string" calcext:value-type="string">
            <text:p>7 blue</text:p>
          </table:table-cell>
          <table:table-cell office:value-type="string" calcext:value-type="string">
            <text:p>6 blue, 1 red</text:p>
          </table:table-cell>
          <table:table-cell office:value-type="string" calcext:value-type="string">
            <text:p>4 red, 7 blue</text:p>
          </table:table-cell>
          <table:table-cell office:value-type="string" calcext:value-type="string">
            <text:p>3 red, 3 blue, 1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56</text:p>
          </table:table-cell>
          <table:table-cell office:value-type="string" calcext:value-type="string">
            <text:p>2 green, 7 blue</text:p>
          </table:table-cell>
          <table:table-cell office:value-type="string" calcext:value-type="string">
            <text:p>3 red, 10 blue</text:p>
          </table:table-cell>
          <table:table-cell office:value-type="string" calcext:value-type="string">
            <text:p>1 green, 2 red</text:p>
          </table:table-cell>
          <table:table-cell office:value-type="string" calcext:value-type="string">
            <text:p>3 red, 8 blue, 4 green</text:p>
          </table:table-cell>
          <table:table-cell office:value-type="string" calcext:value-type="string">
            <text:p>1 green, 11 blue, 3 red</text:p>
          </table:table-cell>
          <table:table-cell office:value-type="string" calcext:value-type="string">
            <text:p>2 green, 8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57</text:p>
          </table:table-cell>
          <table:table-cell office:value-type="string" calcext:value-type="string">
            <text:p>3 red, 1 green</text:p>
          </table:table-cell>
          <table:table-cell office:value-type="string" calcext:value-type="string">
            <text:p>1 green, 1 red, 1 blue</text:p>
          </table:table-cell>
          <table:table-cell office:value-type="string" calcext:value-type="string">
            <text:p>1 red, 4 green, 15 blue</text:p>
          </table:table-cell>
          <table:table-cell office:value-type="string" calcext:value-type="string">
            <text:p>9 blue, 2 red, 1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58</text:p>
          </table:table-cell>
          <table:table-cell office:value-type="string" calcext:value-type="string">
            <text:p>12 blue, 13 red, 5 green</text:p>
          </table:table-cell>
          <table:table-cell office:value-type="string" calcext:value-type="string">
            <text:p>2 blue, 6 green</text:p>
          </table:table-cell>
          <table:table-cell office:value-type="string" calcext:value-type="string">
            <text:p>12 red, 15 green, 7 blue</text:p>
          </table:table-cell>
          <table:table-cell office:value-type="string" calcext:value-type="string">
            <text:p>5 red, 4 green, 14 blue</text:p>
          </table:table-cell>
          <table:table-cell office:value-type="string" calcext:value-type="string">
            <text:p>15 red, 2 green, 9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59</text:p>
          </table:table-cell>
          <table:table-cell office:value-type="string" calcext:value-type="string">
            <text:p>5 green, 5 blue</text:p>
          </table:table-cell>
          <table:table-cell office:value-type="string" calcext:value-type="string">
            <text:p>4 red, 6 blue, 2 green</text:p>
          </table:table-cell>
          <table:table-cell office:value-type="string" calcext:value-type="string">
            <text:p>5 blue, 3 green, 6 red</text:p>
          </table:table-cell>
          <table:table-cell office:value-type="string" calcext:value-type="string">
            <text:p>3 red, 6 green, 4 blue</text:p>
          </table:table-cell>
          <table:table-cell office:value-type="string" calcext:value-type="string">
            <text:p>3 blue, 7 green, 10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60</text:p>
          </table:table-cell>
          <table:table-cell office:value-type="string" calcext:value-type="string">
            <text:p>1 red, 1 blue, 3 green</text:p>
          </table:table-cell>
          <table:table-cell office:value-type="string" calcext:value-type="string">
            <text:p>1 red</text:p>
          </table:table-cell>
          <table:table-cell office:value-type="string" calcext:value-type="string">
            <text:p>3 green, 6 blue</text:p>
          </table:table-cell>
          <table:table-cell office:value-type="string" calcext:value-type="string">
            <text:p>6 b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61</text:p>
          </table:table-cell>
          <table:table-cell office:value-type="string" calcext:value-type="string">
            <text:p>7 green, 1 red, 1 blue</text:p>
          </table:table-cell>
          <table:table-cell office:value-type="string" calcext:value-type="string">
            <text:p>4 red, 3 green, 1 blue</text:p>
          </table:table-cell>
          <table:table-cell office:value-type="string" calcext:value-type="string">
            <text:p>7 blue, 7 green</text:p>
          </table:table-cell>
          <table:table-cell office:value-type="string" calcext:value-type="string">
            <text:p>11 blue, 2 green, 5 red</text:p>
          </table:table-cell>
          <table:table-cell office:value-type="string" calcext:value-type="string">
            <text:p>5 red, 4 green, 5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62</text:p>
          </table:table-cell>
          <table:table-cell office:value-type="string" calcext:value-type="string">
            <text:p>17 green, 2 red, 3 blue</text:p>
          </table:table-cell>
          <table:table-cell office:value-type="string" calcext:value-type="string">
            <text:p>1 red, 3 blue, 2 green</text:p>
          </table:table-cell>
          <table:table-cell office:value-type="string" calcext:value-type="string">
            <text:p>1 green, 3 blue, 2 red</text:p>
          </table:table-cell>
          <table:table-cell office:value-type="string" calcext:value-type="string">
            <text:p>1 red, 17 green</text:p>
          </table:table-cell>
          <table:table-cell office:value-type="string" calcext:value-type="string">
            <text:p>2 red, 15 green, 4 blue</text:p>
          </table:table-cell>
          <table:table-cell office:value-type="string" calcext:value-type="string">
            <text:p>5 g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63</text:p>
          </table:table-cell>
          <table:table-cell office:value-type="string" calcext:value-type="string">
            <text:p>2 green, 4 red, 3 blue</text:p>
          </table:table-cell>
          <table:table-cell office:value-type="string" calcext:value-type="string">
            <text:p>9 blue, 10 red</text:p>
          </table:table-cell>
          <table:table-cell office:value-type="string" calcext:value-type="string">
            <text:p>1 green, 13 blue, 2 red</text:p>
          </table:table-cell>
          <table:table-cell office:value-type="string" calcext:value-type="string">
            <text:p>2 green, 1 blue, 5 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64</text:p>
          </table:table-cell>
          <table:table-cell office:value-type="string" calcext:value-type="string">
            <text:p>6 red, 8 blue</text:p>
          </table:table-cell>
          <table:table-cell office:value-type="string" calcext:value-type="string">
            <text:p>3 red, 6 blue, 5 green</text:p>
          </table:table-cell>
          <table:table-cell office:value-type="string" calcext:value-type="string">
            <text:p>13 red, 11 blue, 8 green</text:p>
          </table:table-cell>
          <table:table-cell office:value-type="string" calcext:value-type="string">
            <text:p>11 red, 3 blue, 1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65</text:p>
          </table:table-cell>
          <table:table-cell office:value-type="string" calcext:value-type="string">
            <text:p>4 green, 1 blue, 2 red</text:p>
          </table:table-cell>
          <table:table-cell office:value-type="string" calcext:value-type="string">
            <text:p>3 blue, 3 green, 11 red</text:p>
          </table:table-cell>
          <table:table-cell office:value-type="string" calcext:value-type="string">
            <text:p>6 green, 3 blue, 3 red</text:p>
          </table:table-cell>
          <table:table-cell office:value-type="string" calcext:value-type="string">
            <text:p>5 red, 4 blue</text:p>
          </table:table-cell>
          <table:table-cell office:value-type="string" calcext:value-type="string">
            <text:p>8 red, 5 blue, 2 g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66</text:p>
          </table:table-cell>
          <table:table-cell office:value-type="string" calcext:value-type="string">
            <text:p>10 green, 13 red</text:p>
          </table:table-cell>
          <table:table-cell office:value-type="string" calcext:value-type="string">
            <text:p>1 blue, 2 red, 4 green</text:p>
          </table:table-cell>
          <table:table-cell office:value-type="string" calcext:value-type="string">
            <text:p>7 red, 7 green</text:p>
          </table:table-cell>
          <table:table-cell office:value-type="string" calcext:value-type="string">
            <text:p>19 green, 9 red, 1 blue</text:p>
          </table:table-cell>
          <table:table-cell office:value-type="string" calcext:value-type="string">
            <text:p>16 green, 16 red, 2 blue</text:p>
          </table:table-cell>
          <table:table-cell office:value-type="string" calcext:value-type="string">
            <text:p>10 red, 11 g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67</text:p>
          </table:table-cell>
          <table:table-cell office:value-type="string" calcext:value-type="string">
            <text:p>3 blue, 4 green, 2 red</text:p>
          </table:table-cell>
          <table:table-cell office:value-type="string" calcext:value-type="string">
            <text:p>6 blue, 19 red</text:p>
          </table:table-cell>
          <table:table-cell office:value-type="string" calcext:value-type="string">
            <text:p>4 blue, 2 red, 5 green</text:p>
          </table:table-cell>
          <table:table-cell office:value-type="string" calcext:value-type="string">
            <text:p>4 green, 5 blue, 1 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68</text:p>
          </table:table-cell>
          <table:table-cell office:value-type="string" calcext:value-type="string">
            <text:p>13 blue, 15 red, 7 green</text:p>
          </table:table-cell>
          <table:table-cell office:value-type="string" calcext:value-type="string">
            <text:p>5 blue, 20 red</text:p>
          </table:table-cell>
          <table:table-cell office:value-type="string" calcext:value-type="string">
            <text:p>6 green, 12 blue, 8 red</text:p>
          </table:table-cell>
          <table:table-cell office:value-type="string" calcext:value-type="string">
            <text:p>5 blue, 8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69</text:p>
          </table:table-cell>
          <table:table-cell office:value-type="string" calcext:value-type="string">
            <text:p>13 red, 13 green</text:p>
          </table:table-cell>
          <table:table-cell office:value-type="string" calcext:value-type="string">
            <text:p>13 green, 3 red, 1 blue</text:p>
          </table:table-cell>
          <table:table-cell office:value-type="string" calcext:value-type="string">
            <text:p>8 green</text:p>
          </table:table-cell>
          <table:table-cell office:value-type="string" calcext:value-type="string">
            <text:p>9 green, 9 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70</text:p>
          </table:table-cell>
          <table:table-cell office:value-type="string" calcext:value-type="string">
            <text:p>8 blue, 11 red, 2 green</text:p>
          </table:table-cell>
          <table:table-cell office:value-type="string" calcext:value-type="string">
            <text:p>12 red, 2 blue</text:p>
          </table:table-cell>
          <table:table-cell office:value-type="string" calcext:value-type="string">
            <text:p>13 red, 6 blue, 3 green</text:p>
          </table:table-cell>
          <table:table-cell office:value-type="string" calcext:value-type="string">
            <text:p>7 blue, 3 green, 5 red</text:p>
          </table:table-cell>
          <table:table-cell office:value-type="string" calcext:value-type="string">
            <text:p>15 red, 1 blue, 3 g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71</text:p>
          </table:table-cell>
          <table:table-cell office:value-type="string" calcext:value-type="string">
            <text:p>7 red, 9 green</text:p>
          </table:table-cell>
          <table:table-cell office:value-type="string" calcext:value-type="string">
            <text:p>4 blue, 9 green, 7 red</text:p>
          </table:table-cell>
          <table:table-cell office:value-type="string" calcext:value-type="string">
            <text:p>4 blue, 2 green</text:p>
          </table:table-cell>
          <table:table-cell office:value-type="string" calcext:value-type="string">
            <text:p>6 blue, 2 red, 9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72</text:p>
          </table:table-cell>
          <table:table-cell office:value-type="string" calcext:value-type="string">
            <text:p>14 blue, 1 green</text:p>
          </table:table-cell>
          <table:table-cell office:value-type="string" calcext:value-type="string">
            <text:p>4 red, 1 green, 9 blue</text:p>
          </table:table-cell>
          <table:table-cell office:value-type="string" calcext:value-type="string">
            <text:p>6 blue, 8 red, 2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73</text:p>
          </table:table-cell>
          <table:table-cell office:value-type="string" calcext:value-type="string">
            <text:p>17 green</text:p>
          </table:table-cell>
          <table:table-cell office:value-type="string" calcext:value-type="string">
            <text:p>10 blue, 2 red, 9 green</text:p>
          </table:table-cell>
          <table:table-cell office:value-type="string" calcext:value-type="string">
            <text:p>1 green, 10 blue, 2 red</text:p>
          </table:table-cell>
          <table:table-cell office:value-type="string" calcext:value-type="string">
            <text:p>8 blue, 1 red</text:p>
          </table:table-cell>
          <table:table-cell office:value-type="string" calcext:value-type="string">
            <text:p>5 blue, 16 g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74</text:p>
          </table:table-cell>
          <table:table-cell office:value-type="string" calcext:value-type="string">
            <text:p>12 green, 6 red, 5 blue</text:p>
          </table:table-cell>
          <table:table-cell office:value-type="string" calcext:value-type="string">
            <text:p>2 red, 4 blue, 10 green</text:p>
          </table:table-cell>
          <table:table-cell office:value-type="string" calcext:value-type="string">
            <text:p>3 green, 4 blue, 2 red</text:p>
          </table:table-cell>
          <table:table-cell office:value-type="string" calcext:value-type="string">
            <text:p>8 green, 2 red, 5 blue</text:p>
          </table:table-cell>
          <table:table-cell office:value-type="string" calcext:value-type="string">
            <text:p>5 red, 2 blue, 2 green</text:p>
          </table:table-cell>
          <table:table-cell office:value-type="string" calcext:value-type="string">
            <text:p>6 green, 1 red, 1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75</text:p>
          </table:table-cell>
          <table:table-cell office:value-type="string" calcext:value-type="string">
            <text:p>4 blue, 19 green</text:p>
          </table:table-cell>
          <table:table-cell office:value-type="string" calcext:value-type="string">
            <text:p>15 blue, 7 green</text:p>
          </table:table-cell>
          <table:table-cell office:value-type="string" calcext:value-type="string">
            <text:p>18 blue, 5 green, 7 red</text:p>
          </table:table-cell>
          <table:table-cell office:value-type="string" calcext:value-type="string">
            <text:p>16 green, 15 blue</text:p>
          </table:table-cell>
          <table:table-cell office:value-type="string" calcext:value-type="string">
            <text:p>7 red, 4 green, 13 blue</text:p>
          </table:table-cell>
          <table:table-cell office:value-type="string" calcext:value-type="string">
            <text:p>9 green, 13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76</text:p>
          </table:table-cell>
          <table:table-cell office:value-type="string" calcext:value-type="string">
            <text:p>1 red, 2 green, 7 blue</text:p>
          </table:table-cell>
          <table:table-cell office:value-type="string" calcext:value-type="string">
            <text:p>13 blue, 7 green, 1 red</text:p>
          </table:table-cell>
          <table:table-cell office:value-type="string" calcext:value-type="string">
            <text:p>13 blue, 5 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77</text:p>
          </table:table-cell>
          <table:table-cell office:value-type="string" calcext:value-type="string">
            <text:p>3 red, 10 blue, 6 green</text:p>
          </table:table-cell>
          <table:table-cell office:value-type="string" calcext:value-type="string">
            <text:p>1 green, 2 red, 10 blue</text:p>
          </table:table-cell>
          <table:table-cell office:value-type="string" calcext:value-type="string">
            <text:p>7 green, 1 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78</text:p>
          </table:table-cell>
          <table:table-cell office:value-type="string" calcext:value-type="string">
            <text:p>11 green, 2 blue</text:p>
          </table:table-cell>
          <table:table-cell office:value-type="string" calcext:value-type="string">
            <text:p>6 blue, 8 red, 5 green</text:p>
          </table:table-cell>
          <table:table-cell office:value-type="string" calcext:value-type="string">
            <text:p>10 red, 6 green, 4 blue</text:p>
          </table:table-cell>
          <table:table-cell office:value-type="string" calcext:value-type="string">
            <text:p>6 blue, 3 green, 10 red</text:p>
          </table:table-cell>
          <table:table-cell office:value-type="string" calcext:value-type="string">
            <text:p>5 green, 6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79</text:p>
          </table:table-cell>
          <table:table-cell office:value-type="string" calcext:value-type="string">
            <text:p>4 red, 6 blue, 1 green</text:p>
          </table:table-cell>
          <table:table-cell office:value-type="string" calcext:value-type="string">
            <text:p>1 red</text:p>
          </table:table-cell>
          <table:table-cell office:value-type="string" calcext:value-type="string">
            <text:p>2 green, 3 blue, 4 red</text:p>
          </table:table-cell>
          <table:table-cell office:value-type="string" calcext:value-type="string">
            <text:p>4 red, 1 green, 2 blue</text:p>
          </table:table-cell>
          <table:table-cell office:value-type="string" calcext:value-type="string">
            <text:p>2 green, 1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80</text:p>
          </table:table-cell>
          <table:table-cell office:value-type="string" calcext:value-type="string">
            <text:p>2 red, 1 green</text:p>
          </table:table-cell>
          <table:table-cell office:value-type="string" calcext:value-type="string">
            <text:p>1 red, 1 green</text:p>
          </table:table-cell>
          <table:table-cell office:value-type="string" calcext:value-type="string">
            <text:p>7 red, 1 green</text:p>
          </table:table-cell>
          <table:table-cell office:value-type="string" calcext:value-type="string">
            <text:p>1 blue, 7 red, 3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81</text:p>
          </table:table-cell>
          <table:table-cell office:value-type="string" calcext:value-type="string">
            <text:p>1 blue, 15 red, 4 green</text:p>
          </table:table-cell>
          <table:table-cell office:value-type="string" calcext:value-type="string">
            <text:p>2 green, 12 red</text:p>
          </table:table-cell>
          <table:table-cell office:value-type="string" calcext:value-type="string">
            <text:p>4 green, 13 red</text:p>
          </table:table-cell>
          <table:table-cell office:value-type="string" calcext:value-type="string">
            <text:p>1 blue, 3 green, 13 red</text:p>
          </table:table-cell>
          <table:table-cell office:value-type="string" calcext:value-type="string">
            <text:p>12 red, 2 green, 1 blue</text:p>
          </table:table-cell>
          <table:table-cell office:value-type="string" calcext:value-type="string">
            <text:p>3 green, 8 red, 1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82</text:p>
          </table:table-cell>
          <table:table-cell office:value-type="string" calcext:value-type="string">
            <text:p>18 red, 4 green, 1 blue</text:p>
          </table:table-cell>
          <table:table-cell office:value-type="string" calcext:value-type="string">
            <text:p>14 red, 1 green, 2 blue</text:p>
          </table:table-cell>
          <table:table-cell office:value-type="string" calcext:value-type="string">
            <text:p>10 red, 2 blue, 7 green</text:p>
          </table:table-cell>
          <table:table-cell office:value-type="string" calcext:value-type="string">
            <text:p>13 red</text:p>
          </table:table-cell>
          <table:table-cell office:value-type="string" calcext:value-type="string">
            <text:p>3 red, 7 green, 1 blue</text:p>
          </table:table-cell>
          <table:table-cell office:value-type="string" calcext:value-type="string">
            <text:p>5 red, 4 g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83</text:p>
          </table:table-cell>
          <table:table-cell office:value-type="string" calcext:value-type="string">
            <text:p>4 red, 10 green, 5 blue</text:p>
          </table:table-cell>
          <table:table-cell office:value-type="string" calcext:value-type="string">
            <text:p>2 red, 12 blue, 13 green</text:p>
          </table:table-cell>
          <table:table-cell office:value-type="string" calcext:value-type="string">
            <text:p>19 blue, 9 green, 1 red</text:p>
          </table:table-cell>
          <table:table-cell office:value-type="string" calcext:value-type="string">
            <text:p>2 red, 14 blue, 3 green</text:p>
          </table:table-cell>
          <table:table-cell office:value-type="string" calcext:value-type="string">
            <text:p>13 green, 8 blue, 5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84</text:p>
          </table:table-cell>
          <table:table-cell office:value-type="string" calcext:value-type="string">
            <text:p>12 blue, 7 red, 9 green</text:p>
          </table:table-cell>
          <table:table-cell office:value-type="string" calcext:value-type="string">
            <text:p>1 blue, 1 green, 14 red</text:p>
          </table:table-cell>
          <table:table-cell office:value-type="string" calcext:value-type="string">
            <text:p>1 green, 8 red, 11 blue</text:p>
          </table:table-cell>
          <table:table-cell office:value-type="string" calcext:value-type="string">
            <text:p>11 blue, 12 red, 3 green</text:p>
          </table:table-cell>
          <table:table-cell office:value-type="string" calcext:value-type="string">
            <text:p>11 blue, 8 green, 13 red</text:p>
          </table:table-cell>
          <table:table-cell office:value-type="string" calcext:value-type="string">
            <text:p>7 green, 7 red, 10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85</text:p>
          </table:table-cell>
          <table:table-cell office:value-type="string" calcext:value-type="string">
            <text:p>10 red, 2 blue</text:p>
          </table:table-cell>
          <table:table-cell office:value-type="string" calcext:value-type="string">
            <text:p>11 green, 9 red, 4 blue</text:p>
          </table:table-cell>
          <table:table-cell office:value-type="string" calcext:value-type="string">
            <text:p>3 red, 5 blue, 13 green</text:p>
          </table:table-cell>
          <table:table-cell office:value-type="string" calcext:value-type="string">
            <text:p>5 red, 5 green</text:p>
          </table:table-cell>
          <table:table-cell office:value-type="string" calcext:value-type="string">
            <text:p>5 red, 2 blue, 4 green</text:p>
          </table:table-cell>
          <table:table-cell office:value-type="string" calcext:value-type="string">
            <text:p>11 green, 4 blue, 19 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86</text:p>
          </table:table-cell>
          <table:table-cell office:value-type="string" calcext:value-type="string">
            <text:p>1 blue, 6 green, 2 red</text:p>
          </table:table-cell>
          <table:table-cell office:value-type="string" calcext:value-type="string">
            <text:p>1 red, 1 blue, 8 green</text:p>
          </table:table-cell>
          <table:table-cell office:value-type="string" calcext:value-type="string">
            <text:p>3 red, 1 blue, 4 green</text:p>
          </table:table-cell>
          <table:table-cell office:value-type="string" calcext:value-type="string">
            <text:p>1 green, 4 red</text:p>
          </table:table-cell>
          <table:table-cell office:value-type="string" calcext:value-type="string">
            <text:p>9 green, 2 red</text:p>
          </table:table-cell>
          <table:table-cell office:value-type="string" calcext:value-type="string">
            <text:p>6 green, 7 red, 1 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87</text:p>
          </table:table-cell>
          <table:table-cell office:value-type="string" calcext:value-type="string">
            <text:p>8 green, 8 blue, 4 red</text:p>
          </table:table-cell>
          <table:table-cell office:value-type="string" calcext:value-type="string">
            <text:p>5 red, 2 blue, 10 green</text:p>
          </table:table-cell>
          <table:table-cell office:value-type="string" calcext:value-type="string">
            <text:p>3 red, 13 green</text:p>
          </table:table-cell>
          <table:table-cell office:value-type="string" calcext:value-type="string">
            <text:p>1 red, 3 blue, 4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88</text:p>
          </table:table-cell>
          <table:table-cell office:value-type="string" calcext:value-type="string">
            <text:p>3 blue, 9 green, 3 red</text:p>
          </table:table-cell>
          <table:table-cell office:value-type="string" calcext:value-type="string">
            <text:p>2 blue, 15 green</text:p>
          </table:table-cell>
          <table:table-cell office:value-type="string" calcext:value-type="string">
            <text:p>2 red, 9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89</text:p>
          </table:table-cell>
          <table:table-cell office:value-type="string" calcext:value-type="string">
            <text:p>9 red, 6 green, 15 blue</text:p>
          </table:table-cell>
          <table:table-cell office:value-type="string" calcext:value-type="string">
            <text:p>10 blue, 7 red, 2 green</text:p>
          </table:table-cell>
          <table:table-cell office:value-type="string" calcext:value-type="string">
            <text:p>7 green, 16 blue, 4 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90</text:p>
          </table:table-cell>
          <table:table-cell office:value-type="string" calcext:value-type="string">
            <text:p>1 red, 1 blue, 7 green</text:p>
          </table:table-cell>
          <table:table-cell office:value-type="string" calcext:value-type="string">
            <text:p>7 green, 1 blue, 8 red</text:p>
          </table:table-cell>
          <table:table-cell office:value-type="string" calcext:value-type="string">
            <text:p>3 red, 1 blue, 1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91</text:p>
          </table:table-cell>
          <table:table-cell office:value-type="string" calcext:value-type="string">
            <text:p>1 green, 2 red, 6 blue</text:p>
          </table:table-cell>
          <table:table-cell office:value-type="string" calcext:value-type="string">
            <text:p>4 green, 4 red, 3 blue</text:p>
          </table:table-cell>
          <table:table-cell office:value-type="string" calcext:value-type="string">
            <text:p>4 red, 11 green, 4 blue</text:p>
          </table:table-cell>
          <table:table-cell office:value-type="string" calcext:value-type="string">
            <text:p>3 blue, 5 red</text:p>
          </table:table-cell>
          <table:table-cell office:value-type="string" calcext:value-type="string">
            <text:p>8 green, 2 red, 8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92</text:p>
          </table:table-cell>
          <table:table-cell office:value-type="string" calcext:value-type="string">
            <text:p>2 red, 3 blue</text:p>
          </table:table-cell>
          <table:table-cell office:value-type="string" calcext:value-type="string">
            <text:p>3 blue, 2 green, 2 red</text:p>
          </table:table-cell>
          <table:table-cell office:value-type="string" calcext:value-type="string">
            <text:p>9 red, 3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93</text:p>
          </table:table-cell>
          <table:table-cell office:value-type="string" calcext:value-type="string">
            <text:p>2 blue, 5 green</text:p>
          </table:table-cell>
          <table:table-cell office:value-type="string" calcext:value-type="string">
            <text:p>2 green, 5 blue, 3 red</text:p>
          </table:table-cell>
          <table:table-cell office:value-type="string" calcext:value-type="string">
            <text:p>2 green, 5 blue, 1 red</text:p>
          </table:table-cell>
          <table:table-cell office:value-type="string" calcext:value-type="string">
            <text:p>7 blue, 4 red, 9 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94</text:p>
          </table:table-cell>
          <table:table-cell office:value-type="string" calcext:value-type="string">
            <text:p>1 red, 9 blue, 14 green</text:p>
          </table:table-cell>
          <table:table-cell office:value-type="string" calcext:value-type="string">
            <text:p>6 green</text:p>
          </table:table-cell>
          <table:table-cell office:value-type="string" calcext:value-type="string">
            <text:p>2 blue, 11 green</text:p>
          </table:table-cell>
          <table:table-cell office:value-type="string" calcext:value-type="string">
            <text:p>4 blue, 16 green, 1 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 95</text:p>
          </table:table-cell>
          <table:table-cell office:value-type="string" calcext:value-type="string">
            <text:p>10 green, 2 blue, 7 red</text:p>
          </table:table-cell>
          <table:table-cell office:value-type="string" calcext:value-type="string">
            <text:p>4 blue, 4 red, 6 green</text:p>
          </table:table-cell>
          <table:table-cell office:value-type="string" calcext:value-type="string">
            <text:p>3 red, 2 blue, 3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96</text:p>
          </table:table-cell>
          <table:table-cell office:value-type="string" calcext:value-type="string">
            <text:p>12 red</text:p>
          </table:table-cell>
          <table:table-cell office:value-type="string" calcext:value-type="string">
            <text:p>3 green, 10 red</text:p>
          </table:table-cell>
          <table:table-cell office:value-type="string" calcext:value-type="string">
            <text:p>6 blue, 14 red, 2 green</text:p>
          </table:table-cell>
          <table:table-cell office:value-type="string" calcext:value-type="string">
            <text:p>7 green, 15 red</text:p>
          </table:table-cell>
          <table:table-cell office:value-type="string" calcext:value-type="string">
            <text:p>3 green, 3 red, 1 blue</text:p>
          </table:table-cell>
          <table:table-cell office:value-type="string" calcext:value-type="string">
            <text:p>5 blue, 1 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97</text:p>
          </table:table-cell>
          <table:table-cell office:value-type="string" calcext:value-type="string">
            <text:p>3 red, 1 green, 1 blue</text:p>
          </table:table-cell>
          <table:table-cell office:value-type="string" calcext:value-type="string">
            <text:p>1 green, 3 red</text:p>
          </table:table-cell>
          <table:table-cell office:value-type="string" calcext:value-type="string">
            <text:p>4 red, 1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98</text:p>
          </table:table-cell>
          <table:table-cell office:value-type="string" calcext:value-type="string">
            <text:p>4 red, 5 green, 6 blue</text:p>
          </table:table-cell>
          <table:table-cell office:value-type="string" calcext:value-type="string">
            <text:p>2 red, 9 green, 6 blue</text:p>
          </table:table-cell>
          <table:table-cell office:value-type="string" calcext:value-type="string">
            <text:p>2 blue, 11 red, 14 green</text:p>
          </table:table-cell>
          <table:table-cell office:value-type="string" calcext:value-type="string">
            <text:p>6 green, 4 blue</text:p>
          </table:table-cell>
          <table:table-cell office:value-type="string" calcext:value-type="string">
            <text:p>11 blue, 11 red, 8 g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99</text:p>
          </table:table-cell>
          <table:table-cell office:value-type="string" calcext:value-type="string">
            <text:p>2 green, 20 blue</text:p>
          </table:table-cell>
          <table:table-cell office:value-type="string" calcext:value-type="string">
            <text:p>12 blue</text:p>
          </table:table-cell>
          <table:table-cell office:value-type="string" calcext:value-type="string">
            <text:p>3 red, 12 blue</text:p>
          </table:table-cell>
          <table:table-cell office:value-type="string" calcext:value-type="string">
            <text:p>7 blue</text:p>
          </table:table-cell>
          <table:table-cell office:value-type="string" calcext:value-type="string">
            <text:p>3 green, 10 blue, 2 red</text:p>
          </table:table-cell>
          <table:table-cell office:value-type="string" calcext:value-type="string">
            <text:p>3 red, 2 gr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 100</text:p>
          </table:table-cell>
          <table:table-cell office:value-type="string" calcext:value-type="string">
            <text:p>2 blue, 8 green, 12 red</text:p>
          </table:table-cell>
          <table:table-cell office:value-type="string" calcext:value-type="string">
            <text:p>2 green, 13 red</text:p>
          </table:table-cell>
          <table:table-cell office:value-type="string" calcext:value-type="string">
            <text:p>2 red, 4 green</text:p>
          </table:table-cell>
          <table:table-cell office:value-type="string" calcext:value-type="string">
            <text:p>2 green, 7 red</text:p>
          </table:table-cell>
          <table:table-cell office:value-type="string" calcext:value-type="string">
            <text:p>10 green, 5 red, 1 blue</text:p>
          </table:table-cell>
          <table:table-cell table:number-columns-repeated="4"/>
        </table:table-row>
      </table:table>
      <table:table table:name="Part1" table:style-name="ta1">
        <table:table-column table:style-name="co1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default-cell-style-name="ce2"/>
        <table:table-column table:style-name="co1" table:default-cell-style-name="ce2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mount of Grabs</text:p>
          </table:table-cell>
          <table:table-cell table:style-name="ce2" office:value-type="string" calcext:value-type="string" table:number-columns-spanned="3" table:number-rows-spanned="1">
            <text:p>Grab 1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Grab 2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Grab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Grab 4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Grab 5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Grab 6</text:p>
          </table:table-cell>
          <table:covered-table-cell table:number-columns-repeated="2" table:style-name="ce2"/>
          <table:table-cell/>
          <table:table-cell table:style-name="ce4" office:value-type="string" calcext:value-type="string" table:number-columns-spanned="3" table:number-rows-spanned="1">
            <text:p>Check1</text:p>
          </table:table-cell>
          <table:covered-table-cell table:style-name="ce8"/>
          <table:covered-table-cell table:style-name="ce10"/>
          <table:table-cell table:style-name="ce4" office:value-type="string" calcext:value-type="string" table:number-columns-spanned="3" table:number-rows-spanned="1">
            <text:p>Check2</text:p>
          </table:table-cell>
          <table:covered-table-cell table:style-name="ce8"/>
          <table:covered-table-cell table:style-name="ce10"/>
          <table:table-cell table:style-name="ce4" office:value-type="string" calcext:value-type="string" table:number-columns-spanned="3" table:number-rows-spanned="1">
            <text:p>Check3</text:p>
          </table:table-cell>
          <table:covered-table-cell table:style-name="ce8"/>
          <table:covered-table-cell table:style-name="ce10"/>
          <table:table-cell table:style-name="ce4" office:value-type="string" calcext:value-type="string" table:number-columns-spanned="3" table:number-rows-spanned="1">
            <text:p>Check4</text:p>
          </table:table-cell>
          <table:covered-table-cell table:style-name="ce8"/>
          <table:covered-table-cell table:style-name="ce10"/>
          <table:table-cell table:style-name="ce4" office:value-type="string" calcext:value-type="string" table:number-columns-spanned="3" table:number-rows-spanned="1">
            <text:p>Check5</text:p>
          </table:table-cell>
          <table:covered-table-cell table:style-name="ce8"/>
          <table:covered-table-cell table:style-name="ce10"/>
          <table:table-cell table:style-name="ce4" office:value-type="string" calcext:value-type="string" table:number-columns-spanned="3" table:number-rows-spanned="1">
            <text:p>Check6</text:p>
          </table:table-cell>
          <table:covered-table-cell table:style-name="ce8"/>
          <table:covered-table-cell table:style-name="ce10"/>
          <table:table-cell office:value-type="string" calcext:value-type="string">
            <text:p>Compare</text:p>
          </table:table-cell>
          <table:table-cell office:value-type="string" calcext:value-type="string">
            <text:p>Game Number which is possible</text:p>
          </table:table-cell>
          <table:table-cell office:value-type="string" calcext:value-type="string">
            <text:p>Solution Part 1</text:p>
          </table:table-cell>
        </table:table-row>
        <table:table-row table:style-name="ro1">
          <table:table-cell table:number-columns-repeated="2"/>
          <table:table-cell table:style-name="ce2" table:number-columns-repeated="18"/>
          <table:table-cell/>
          <table:table-cell table:style-name="ce5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Possible?</text:p>
          </table:table-cell>
          <table:table-cell/>
          <table:table-cell table:style-name="ce14" table:formula="of:=SUM([.AO2:.AO102])" office:value-type="float" office:value="2331" calcext:value-type="float">
            <text:p>2331</text:p>
          </table:table-cell>
        </table:table-row>
        <table:table-row table:style-name="ro1">
          <table:table-cell table:formula="of:=[$Input.A1]" office:value-type="string" office:string-value="Game 1" calcext:value-type="string">
            <text:p>Game 1</text:p>
          </table:table-cell>
          <table:table-cell table:style-name="ce3" table:formula="of:=COUNTIF([$Input.B1:.G1];&quot;&lt;&gt;&quot;)" office:value-type="float" office:value="6" calcext:value-type="float">
            <text:p>6</text:p>
          </table:table-cell>
          <table:table-cell table:style-name="ce2" table:formula="of:=IF(ISBLANK([$Input.B1]);&quot;&quot;;IF(ISNA(ORG.LIBREOFFICE.REGEX([$Input.B1];&quot;\d+.red&quot;;;1));&quot;&quot;;ORG.LIBREOFFICE.REGEX([$Input.B1];&quot;\d+.red&quot;;;1)))" office:value-type="string" office:string-value="18 red" calcext:value-type="string">
            <text:p>18 red</text:p>
          </table:table-cell>
          <table:table-cell table:style-name="ce2" table:formula="of:=IF(ISBLANK([$Input.B1]);&quot;&quot;;IF(ISNA(ORG.LIBREOFFICE.REGEX([$Input.B1];&quot;\d+.blue&quot;;;1));&quot;&quot;;ORG.LIBREOFFICE.REGEX([$Input.B1];&quot;\d+.blue&quot;;;1)))" office:value-type="string" office:string-value="7 blue" calcext:value-type="string">
            <text:p>7 blue</text:p>
          </table:table-cell>
          <table:table-cell table:style-name="ce2" table:formula="of:=IF(ISBLANK([$Input.B1]);&quot;&quot;;IF(ISNA(ORG.LIBREOFFICE.REGEX([$Input.B1];&quot;\d+.green&quot;;;1));&quot;&quot;;ORG.LIBREOFFICE.REGEX([$Input.B1];&quot;\d+.green&quot;;;1)))" office:value-type="string" office:string-value="8 green" calcext:value-type="string">
            <text:p>8 green</text:p>
          </table:table-cell>
          <table:table-cell table:style-name="ce2" table:formula="of:=IF(ISBLANK([$Input.C1]);&quot;&quot;;IF(ISNA(ORG.LIBREOFFICE.REGEX([$Input.C1];&quot;\d+.red&quot;;;1));&quot;&quot;;ORG.LIBREOFFICE.REGEX([$Input.C1];&quot;\d+.red&quot;;;1)))" office:value-type="string" office:string-value="15 red" calcext:value-type="string">
            <text:p>15 red</text:p>
          </table:table-cell>
          <table:table-cell table:style-name="ce2" table:formula="of:=IF(ISBLANK([$Input.C1]);&quot;&quot;;IF(ISNA(ORG.LIBREOFFICE.REGEX([$Input.C1];&quot;\d+.blue&quot;;;1));&quot;&quot;;ORG.LIBREOFFICE.REGEX([$Input.C1];&quot;\d+.blue&quot;;;1)))" office:value-type="string" office:string-value="4 blue" calcext:value-type="string">
            <text:p>4 blue</text:p>
          </table:table-cell>
          <table:table-cell table:style-name="ce2" table:formula="of:=IF(ISBLANK([$Input.C1]);&quot;&quot;;IF(ISNA(ORG.LIBREOFFICE.REGEX([$Input.C1];&quot;\d+.green&quot;;;1));&quot;&quot;;ORG.LIBREOFFICE.REGEX([$Input.C1];&quot;\d+.green&quot;;;1)))" office:value-type="string" office:string-value="1 green" calcext:value-type="string">
            <text:p>1 green</text:p>
          </table:table-cell>
          <table:table-cell table:style-name="ce2" table:formula="of:=IF(ISBLANK([$Input.D1]);&quot;&quot;;IF(ISNA(ORG.LIBREOFFICE.REGEX([$Input.D1];&quot;\d+.red&quot;;;1));&quot;&quot;;ORG.LIBREOFFICE.REGEX([$Input.D1];&quot;\d+.red&quot;;;1)))" office:value-type="string" office:string-value="17 red" calcext:value-type="string">
            <text:p>17 red</text:p>
          </table:table-cell>
          <table:table-cell table:style-name="ce2" table:formula="of:=IF(ISBLANK([$Input.D1]);&quot;&quot;;IF(ISNA(ORG.LIBREOFFICE.REGEX([$Input.D1];&quot;\d+.blue&quot;;;1));&quot;&quot;;ORG.LIBREOFFICE.REGEX([$Input.D1];&quot;\d+.blue&quot;;;1)))" office:value-type="string" office:string-value="6 blue" calcext:value-type="string">
            <text:p>6 blue</text:p>
          </table:table-cell>
          <table:table-cell table:style-name="ce2" table:formula="of:=IF(ISBLANK([$Input.D1]);&quot;&quot;;IF(ISNA(ORG.LIBREOFFICE.REGEX([$Input.D1];&quot;\d+.green&quot;;;1));&quot;&quot;;ORG.LIBREOFFICE.REGEX([$Input.D1];&quot;\d+.green&quot;;;1)))" office:value-type="string" office:string-value="2 green" calcext:value-type="string">
            <text:p>2 green</text:p>
          </table:table-cell>
          <table:table-cell table:style-name="ce2" table:formula="of:=IF(ISBLANK([$Input.E1]);&quot;&quot;;IF(ISNA(ORG.LIBREOFFICE.REGEX([$Input.E1];&quot;\d+.red&quot;;;1));&quot;&quot;;ORG.LIBREOFFICE.REGEX([$Input.E1];&quot;\d+.red&quot;;;1)))" office:value-type="string" office:string-value="11 red" calcext:value-type="string">
            <text:p>11 red</text:p>
          </table:table-cell>
          <table:table-cell table:style-name="ce2" table:formula="of:=IF(ISBLANK([$Input.E1]);&quot;&quot;;IF(ISNA(ORG.LIBREOFFICE.REGEX([$Input.E1];&quot;\d+.blue&quot;;;1));&quot;&quot;;ORG.LIBREOFFICE.REGEX([$Input.E1];&quot;\d+.blue&quot;;;1)))" office:value-type="string" office:string-value="1 blue" calcext:value-type="string">
            <text:p>1 blue</text:p>
          </table:table-cell>
          <table:table-cell table:style-name="ce2" table:formula="of:=IF(ISBLANK([$Input.E1]);&quot;&quot;;IF(ISNA(ORG.LIBREOFFICE.REGEX([$Input.E1];&quot;\d+.green&quot;;;1));&quot;&quot;;ORG.LIBREOFFICE.REGEX([$Input.E1];&quot;\d+.green&quot;;;1)))" office:value-type="string" office:string-value="5 green" calcext:value-type="string">
            <text:p>5 green</text:p>
          </table:table-cell>
          <table:table-cell table:style-name="ce2" table:formula="of:=IF(ISBLANK([$Input.F1]);&quot;&quot;;IF(ISNA(ORG.LIBREOFFICE.REGEX([$Input.F1];&quot;\d+.red&quot;;;1));&quot;&quot;;ORG.LIBREOFFICE.REGEX([$Input.F1];&quot;\d+.red&quot;;;1)))" office:value-type="string" office:string-value="18 red" calcext:value-type="string">
            <text:p>18 red</text:p>
          </table:table-cell>
          <table:table-cell table:style-name="ce2" table:formula="of:=IF(ISBLANK([$Input.F1]);&quot;&quot;;IF(ISNA(ORG.LIBREOFFICE.REGEX([$Input.F1];&quot;\d+.blue&quot;;;1));&quot;&quot;;ORG.LIBREOFFICE.REGEX([$Input.F1];&quot;\d+.blue&quot;;;1)))" office:value-type="string" office:string-value="14 blue" calcext:value-type="string">
            <text:p>14 blue</text:p>
          </table:table-cell>
          <table:table-cell table:style-name="ce2" table:formula="of:=IF(ISBLANK([$Input.F1]);&quot;&quot;;IF(ISNA(ORG.LIBREOFFICE.REGEX([$Input.F1];&quot;\d+.green&quot;;;1));&quot;&quot;;ORG.LIBREOFFICE.REGEX([$Input.F1];&quot;\d+.green&quot;;;1)))" office:value-type="string" office:string-value="1 green" calcext:value-type="string">
            <text:p>1 green</text:p>
          </table:table-cell>
          <table:table-cell table:style-name="ce2" table:formula="of:=IF(ISBLANK([$Input.G1]);&quot;&quot;;IF(ISNA(ORG.LIBREOFFICE.REGEX([$Input.G1];&quot;\d+.red&quot;;;1));&quot;&quot;;ORG.LIBREOFFICE.REGEX([$Input.G1];&quot;\d+.red&quot;;;1)))">
            <text:p/>
          </table:table-cell>
          <table:table-cell table:style-name="ce2" table:formula="of:=IF(ISBLANK([$Input.G1]);&quot;&quot;;IF(ISNA(ORG.LIBREOFFICE.REGEX([$Input.G1];&quot;\d+.blue&quot;;;1));&quot;&quot;;ORG.LIBREOFFICE.REGEX([$Input.G1];&quot;\d+.blue&quot;;;1)))" office:value-type="string" office:string-value="8 blue" calcext:value-type="string">
            <text:p>8 blue</text:p>
          </table:table-cell>
          <table:table-cell table:style-name="ce2" table:formula="of:=IF(ISBLANK([$Input.G1]);&quot;&quot;;IF(ISNA(ORG.LIBREOFFICE.REGEX([$Input.G1];&quot;\d+.green&quot;;;1));&quot;&quot;;ORG.LIBREOFFICE.REGEX([$Input.G1];&quot;\d+.green&quot;;;1)))">
            <text:p/>
          </table:table-cell>
          <table:table-cell/>
          <table:table-cell table:style-name="ce6" table:formula="of:=IF([.C3]=&quot;&quot;;1;IF(ISNA([.C3]);1;IF(NUMBERVALUE(ORG.LIBREOFFICE.REGEX([.C3];&quot;\d+&quot;;))&gt;12;0;1)))" office:value-type="float" office:value="0" calcext:value-type="float">
            <text:p>0</text:p>
          </table:table-cell>
          <table:table-cell table:style-name="ce3" table:formula="of:=IF([.E3]=&quot;&quot;;1;IF(ISNA([.E3]);1;IF(NUMBERVALUE(ORG.LIBREOFFICE.REGEX([.E3];&quot;\d+&quot;;))&gt;13;0;1)))" office:value-type="float" office:value="1" calcext:value-type="float">
            <text:p>1</text:p>
          </table:table-cell>
          <table:table-cell table:style-name="ce12" table:formula="of:=IF([.D3]=&quot;&quot;;1;IF(ISNA([.D3]);1;IF(NUMBERVALUE(ORG.LIBREOFFICE.REGEX([.D3];&quot;\d+&quot;;))&gt;14;0;1)))" office:value-type="float" office:value="1" calcext:value-type="float">
            <text:p>1</text:p>
          </table:table-cell>
          <table:table-cell table:style-name="ce6" table:formula="of:=IF([.F3]=&quot;&quot;;1;IF(ISNA([.F3]);1;IF(NUMBERVALUE(ORG.LIBREOFFICE.REGEX([.F3];&quot;\d+&quot;;))&gt;12;0;1)))" office:value-type="float" office:value="0" calcext:value-type="float">
            <text:p>0</text:p>
          </table:table-cell>
          <table:table-cell table:style-name="ce3" table:formula="of:=IF([.H3]=&quot;&quot;;1;IF(ISNA([.H3]);1;IF(NUMBERVALUE(ORG.LIBREOFFICE.REGEX([.H3];&quot;\d+&quot;;))&gt;13;0;1)))" office:value-type="float" office:value="1" calcext:value-type="float">
            <text:p>1</text:p>
          </table:table-cell>
          <table:table-cell table:style-name="ce12" table:formula="of:=IF([.G3]=&quot;&quot;;1;IF(ISNA([.G3]);1;IF(NUMBERVALUE(ORG.LIBREOFFICE.REGEX([.G3];&quot;\d+&quot;;))&gt;14;0;1)))" office:value-type="float" office:value="1" calcext:value-type="float">
            <text:p>1</text:p>
          </table:table-cell>
          <table:table-cell table:style-name="ce6" table:formula="of:=IF([.I3]=&quot;&quot;;1;IF(ISNA([.I3]);1;IF(NUMBERVALUE(ORG.LIBREOFFICE.REGEX([.I3];&quot;\d+&quot;;))&gt;12;0;1)))" office:value-type="float" office:value="0" calcext:value-type="float">
            <text:p>0</text:p>
          </table:table-cell>
          <table:table-cell table:style-name="ce3" table:formula="of:=IF([.K3]=&quot;&quot;;1;IF(ISNA([.K3]);1;IF(NUMBERVALUE(ORG.LIBREOFFICE.REGEX([.K3];&quot;\d+&quot;;))&gt;13;0;1)))" office:value-type="float" office:value="1" calcext:value-type="float">
            <text:p>1</text:p>
          </table:table-cell>
          <table:table-cell table:style-name="ce12" table:formula="of:=IF([.J3]=&quot;&quot;;1;IF(ISNA([.J3]);1;IF(NUMBERVALUE(ORG.LIBREOFFICE.REGEX([.J3];&quot;\d+&quot;;))&gt;14;0;1)))" office:value-type="float" office:value="1" calcext:value-type="float">
            <text:p>1</text:p>
          </table:table-cell>
          <table:table-cell table:style-name="ce6" table:formula="of:=IF([.L3]=&quot;&quot;;1;IF(ISNA([.L3]);1;IF(NUMBERVALUE(ORG.LIBREOFFICE.REGEX([.L3];&quot;\d+&quot;;))&gt;12;0;1)))" office:value-type="float" office:value="1" calcext:value-type="float">
            <text:p>1</text:p>
          </table:table-cell>
          <table:table-cell table:style-name="ce3" table:formula="of:=IF([.N3]=&quot;&quot;;1;IF(ISNA([.N3]);1;IF(NUMBERVALUE(ORG.LIBREOFFICE.REGEX([.N3];&quot;\d+&quot;;))&gt;13;0;1)))" office:value-type="float" office:value="1" calcext:value-type="float">
            <text:p>1</text:p>
          </table:table-cell>
          <table:table-cell table:style-name="ce12" table:formula="of:=IF([.M3]=&quot;&quot;;1;IF(ISNA([.M3]);1;IF(NUMBERVALUE(ORG.LIBREOFFICE.REGEX([.M3];&quot;\d+&quot;;))&gt;14;0;1)))" office:value-type="float" office:value="1" calcext:value-type="float">
            <text:p>1</text:p>
          </table:table-cell>
          <table:table-cell table:style-name="ce6" table:formula="of:=IF([.O3]=&quot;&quot;;1;IF(ISNA([.O3]);1;IF(NUMBERVALUE(ORG.LIBREOFFICE.REGEX([.O3];&quot;\d+&quot;;))&gt;12;0;1)))" office:value-type="float" office:value="0" calcext:value-type="float">
            <text:p>0</text:p>
          </table:table-cell>
          <table:table-cell table:style-name="ce3" table:formula="of:=IF([.Q3]=&quot;&quot;;1;IF(ISNA([.Q3]);1;IF(NUMBERVALUE(ORG.LIBREOFFICE.REGEX([.Q3];&quot;\d+&quot;;))&gt;13;0;1)))" office:value-type="float" office:value="1" calcext:value-type="float">
            <text:p>1</text:p>
          </table:table-cell>
          <table:table-cell table:style-name="ce12" table:formula="of:=IF([.P3]=&quot;&quot;;1;IF(ISNA([.P3]);1;IF(NUMBERVALUE(ORG.LIBREOFFICE.REGEX([.P3];&quot;\d+&quot;;))&gt;14;0;1)))" office:value-type="float" office:value="1" calcext:value-type="float">
            <text:p>1</text:p>
          </table:table-cell>
          <table:table-cell table:style-name="ce6" table:formula="of:=IF([.R3]=&quot;&quot;;1;IF(ISNA([.R3]);1;IF(NUMBERVALUE(ORG.LIBREOFFICE.REGEX([.R3];&quot;\d+&quot;;))&gt;12;0;1)))" office:value-type="float" office:value="1" calcext:value-type="float">
            <text:p>1</text:p>
          </table:table-cell>
          <table:table-cell table:style-name="ce3" table:formula="of:=IF([.T3]=&quot;&quot;;1;IF(ISNA([.T3]);1;IF(NUMBERVALUE(ORG.LIBREOFFICE.REGEX([.T3];&quot;\d+&quot;;))&gt;13;0;1)))" office:value-type="float" office:value="1" calcext:value-type="float">
            <text:p>1</text:p>
          </table:table-cell>
          <table:table-cell table:style-name="ce12" table:formula="of:=IF([.S3]=&quot;&quot;;1;IF(ISNA([.S3]);1;IF(NUMBERVALUE(ORG.LIBREOFFICE.REGEX([.S3];&quot;\d+&quot;;))&gt;14;0;1)))" office:value-type="float" office:value="1" calcext:value-type="float">
            <text:p>1</text:p>
          </table:table-cell>
          <table:table-cell table:style-name="ce3" table:formula="of:=IF([.V3]=0;0;IF([.W3]=0;0;IF([.X3]=0;0;IF([.Y3]=0;0;IF([.Z3]=0;0;IF([.AA3]=0;0;IF([.AB3]=0;0;IF([.AC3]=0;0;IF([.AD3]=0;0;IF([.AE3]=0;0;IF([.AF3]=0;0;IF([.AG3]=0;0;IF([.AH3]=0;0;IF([.AI3]=0;0;IF([.AJ3]=0;0;IF([.AK3]=0;0;IF([.AL3]=0;0;IF([.AM3]=0;0;1))))))))))))))))))" office:value-type="float" office:value="0" calcext:value-type="float">
            <text:p>0</text:p>
          </table:table-cell>
          <table:table-cell table:style-name="ce3" table:formula="of:=IF([.AN3]=1;NUMBERVALUE(ORG.LIBREOFFICE.REGEX([.A3];&quot;\d+&quot;));&quot;&quot;)">
            <text:p/>
          </table:table-cell>
          <table:table-cell/>
        </table:table-row>
        <table:table-row table:style-name="ro1">
          <table:table-cell table:formula="of:=[$Input.A2]" office:value-type="string" office:string-value="Game 2" calcext:value-type="string">
            <text:p>Game 2</text:p>
          </table:table-cell>
          <table:table-cell table:style-name="ce3" table:formula="of:=COUNTIF([$Input.B2:.G2];&quot;&lt;&gt;&quot;)" office:value-type="float" office:value="3" calcext:value-type="float">
            <text:p>3</text:p>
          </table:table-cell>
          <table:table-cell table:style-name="ce2" table:formula="of:=IF(ISBLANK([$Input.B2]);&quot;&quot;;IF(ISNA(ORG.LIBREOFFICE.REGEX([$Input.B2];&quot;\d+.red&quot;;;1));&quot;&quot;;ORG.LIBREOFFICE.REGEX([$Input.B2];&quot;\d+.red&quot;;;1)))" office:value-type="string" office:string-value="3 red" calcext:value-type="string">
            <text:p>3 red</text:p>
          </table:table-cell>
          <table:table-cell table:style-name="ce2" table:formula="of:=IF(ISBLANK([$Input.B2]);&quot;&quot;;IF(ISNA(ORG.LIBREOFFICE.REGEX([$Input.B2];&quot;\d+.blue&quot;;;1));&quot;&quot;;ORG.LIBREOFFICE.REGEX([$Input.B2];&quot;\d+.blue&quot;;;1)))" office:value-type="string" office:string-value="16 blue" calcext:value-type="string">
            <text:p>16 blue</text:p>
          </table:table-cell>
          <table:table-cell table:style-name="ce2" table:formula="of:=IF(ISBLANK([$Input.B2]);&quot;&quot;;IF(ISNA(ORG.LIBREOFFICE.REGEX([$Input.B2];&quot;\d+.green&quot;;;1));&quot;&quot;;ORG.LIBREOFFICE.REGEX([$Input.B2];&quot;\d+.green&quot;;;1)))" office:value-type="string" office:string-value="12 green" calcext:value-type="string">
            <text:p>12 green</text:p>
          </table:table-cell>
          <table:table-cell table:style-name="ce2" table:formula="of:=IF(ISBLANK([$Input.C2]);&quot;&quot;;IF(ISNA(ORG.LIBREOFFICE.REGEX([$Input.C2];&quot;\d+.red&quot;;;1));&quot;&quot;;ORG.LIBREOFFICE.REGEX([$Input.C2];&quot;\d+.red&quot;;;1)))" office:value-type="string" office:string-value="2 red" calcext:value-type="string">
            <text:p>2 red</text:p>
          </table:table-cell>
          <table:table-cell table:style-name="ce2" table:formula="of:=IF(ISBLANK([$Input.C2]);&quot;&quot;;IF(ISNA(ORG.LIBREOFFICE.REGEX([$Input.C2];&quot;\d+.blue&quot;;;1));&quot;&quot;;ORG.LIBREOFFICE.REGEX([$Input.C2];&quot;\d+.blue&quot;;;1)))" office:value-type="string" office:string-value="13 blue" calcext:value-type="string">
            <text:p>13 blue</text:p>
          </table:table-cell>
          <table:table-cell table:style-name="ce2" table:formula="of:=IF(ISBLANK([$Input.C2]);&quot;&quot;;IF(ISNA(ORG.LIBREOFFICE.REGEX([$Input.C2];&quot;\d+.green&quot;;;1));&quot;&quot;;ORG.LIBREOFFICE.REGEX([$Input.C2];&quot;\d+.green&quot;;;1)))" office:value-type="string" office:string-value="8 green" calcext:value-type="string">
            <text:p>8 green</text:p>
          </table:table-cell>
          <table:table-cell table:style-name="ce2" table:formula="of:=IF(ISBLANK([$Input.D2]);&quot;&quot;;IF(ISNA(ORG.LIBREOFFICE.REGEX([$Input.D2];&quot;\d+.red&quot;;;1));&quot;&quot;;ORG.LIBREOFFICE.REGEX([$Input.D2];&quot;\d+.red&quot;;;1)))" office:value-type="string" office:string-value="3 red" calcext:value-type="string">
            <text:p>3 red</text:p>
          </table:table-cell>
          <table:table-cell table:style-name="ce2" table:formula="of:=IF(ISBLANK([$Input.D2]);&quot;&quot;;IF(ISNA(ORG.LIBREOFFICE.REGEX([$Input.D2];&quot;\d+.blue&quot;;;1));&quot;&quot;;ORG.LIBREOFFICE.REGEX([$Input.D2];&quot;\d+.blue&quot;;;1)))" office:value-type="string" office:string-value="16 blue" calcext:value-type="string">
            <text:p>16 blue</text:p>
          </table:table-cell>
          <table:table-cell table:style-name="ce2" table:formula="of:=IF(ISBLANK([$Input.D2]);&quot;&quot;;IF(ISNA(ORG.LIBREOFFICE.REGEX([$Input.D2];&quot;\d+.green&quot;;;1));&quot;&quot;;ORG.LIBREOFFICE.REGEX([$Input.D2];&quot;\d+.green&quot;;;1)))" office:value-type="string" office:string-value="15 green" calcext:value-type="string">
            <text:p>15 green</text:p>
          </table:table-cell>
          <table:table-cell table:style-name="ce2" table:formula="of:=IF(ISBLANK([$Input.E2]);&quot;&quot;;IF(ISNA(ORG.LIBREOFFICE.REGEX([$Input.E2];&quot;\d+.red&quot;;;1));&quot;&quot;;ORG.LIBREOFFICE.REGEX([$Input.E2];&quot;\d+.red&quot;;;1)))">
            <text:p/>
          </table:table-cell>
          <table:table-cell table:style-name="ce2" table:formula="of:=IF(ISBLANK([$Input.E2]);&quot;&quot;;IF(ISNA(ORG.LIBREOFFICE.REGEX([$Input.E2];&quot;\d+.blue&quot;;;1));&quot;&quot;;ORG.LIBREOFFICE.REGEX([$Input.E2];&quot;\d+.blue&quot;;;1)))">
            <text:p/>
          </table:table-cell>
          <table:table-cell table:style-name="ce2" table:formula="of:=IF(ISBLANK([$Input.E2]);&quot;&quot;;IF(ISNA(ORG.LIBREOFFICE.REGEX([$Input.E2];&quot;\d+.green&quot;;;1));&quot;&quot;;ORG.LIBREOFFICE.REGEX([$Input.E2];&quot;\d+.green&quot;;;1)))">
            <text:p/>
          </table:table-cell>
          <table:table-cell table:style-name="ce2" table:formula="of:=IF(ISBLANK([$Input.F2]);&quot;&quot;;IF(ISNA(ORG.LIBREOFFICE.REGEX([$Input.F2];&quot;\d+.red&quot;;;1));&quot;&quot;;ORG.LIBREOFFICE.REGEX([$Input.F2];&quot;\d+.red&quot;;;1)))">
            <text:p/>
          </table:table-cell>
          <table:table-cell table:style-name="ce2" table:formula="of:=IF(ISBLANK([$Input.F2]);&quot;&quot;;IF(ISNA(ORG.LIBREOFFICE.REGEX([$Input.F2];&quot;\d+.blue&quot;;;1));&quot;&quot;;ORG.LIBREOFFICE.REGEX([$Input.F2];&quot;\d+.blue&quot;;;1)))">
            <text:p/>
          </table:table-cell>
          <table:table-cell table:style-name="ce2" table:formula="of:=IF(ISBLANK([$Input.F2]);&quot;&quot;;IF(ISNA(ORG.LIBREOFFICE.REGEX([$Input.F2];&quot;\d+.green&quot;;;1));&quot;&quot;;ORG.LIBREOFFICE.REGEX([$Input.F2];&quot;\d+.green&quot;;;1)))">
            <text:p/>
          </table:table-cell>
          <table:table-cell table:style-name="ce2" table:formula="of:=IF(ISBLANK([$Input.G2]);&quot;&quot;;IF(ISNA(ORG.LIBREOFFICE.REGEX([$Input.G2];&quot;\d+.red&quot;;;1));&quot;&quot;;ORG.LIBREOFFICE.REGEX([$Input.G2];&quot;\d+.red&quot;;;1)))">
            <text:p/>
          </table:table-cell>
          <table:table-cell table:style-name="ce2" table:formula="of:=IF(ISBLANK([$Input.G2]);&quot;&quot;;IF(ISNA(ORG.LIBREOFFICE.REGEX([$Input.G2];&quot;\d+.blue&quot;;;1));&quot;&quot;;ORG.LIBREOFFICE.REGEX([$Input.G2];&quot;\d+.blue&quot;;;1)))">
            <text:p/>
          </table:table-cell>
          <table:table-cell table:style-name="ce2" table:formula="of:=IF(ISBLANK([$Input.G2]);&quot;&quot;;IF(ISNA(ORG.LIBREOFFICE.REGEX([$Input.G2];&quot;\d+.green&quot;;;1));&quot;&quot;;ORG.LIBREOFFICE.REGEX([$Input.G2];&quot;\d+.green&quot;;;1)))">
            <text:p/>
          </table:table-cell>
          <table:table-cell/>
          <table:table-cell table:style-name="ce6" table:formula="of:=IF([.C4]=&quot;&quot;;1;IF(ISNA([.C4]);1;IF(NUMBERVALUE(ORG.LIBREOFFICE.REGEX([.C4];&quot;\d+&quot;;))&gt;12;0;1)))" office:value-type="float" office:value="1" calcext:value-type="float">
            <text:p>1</text:p>
          </table:table-cell>
          <table:table-cell table:style-name="ce3" table:formula="of:=IF([.E4]=&quot;&quot;;1;IF(ISNA([.E4]);1;IF(NUMBERVALUE(ORG.LIBREOFFICE.REGEX([.E4];&quot;\d+&quot;;))&gt;13;0;1)))" office:value-type="float" office:value="1" calcext:value-type="float">
            <text:p>1</text:p>
          </table:table-cell>
          <table:table-cell table:style-name="ce12" table:formula="of:=IF([.D4]=&quot;&quot;;1;IF(ISNA([.D4]);1;IF(NUMBERVALUE(ORG.LIBREOFFICE.REGEX([.D4];&quot;\d+&quot;;))&gt;14;0;1)))" office:value-type="float" office:value="0" calcext:value-type="float">
            <text:p>0</text:p>
          </table:table-cell>
          <table:table-cell table:style-name="ce6" table:formula="of:=IF([.F4]=&quot;&quot;;1;IF(ISNA([.F4]);1;IF(NUMBERVALUE(ORG.LIBREOFFICE.REGEX([.F4];&quot;\d+&quot;;))&gt;12;0;1)))" office:value-type="float" office:value="1" calcext:value-type="float">
            <text:p>1</text:p>
          </table:table-cell>
          <table:table-cell table:style-name="ce3" table:formula="of:=IF([.H4]=&quot;&quot;;1;IF(ISNA([.H4]);1;IF(NUMBERVALUE(ORG.LIBREOFFICE.REGEX([.H4];&quot;\d+&quot;;))&gt;13;0;1)))" office:value-type="float" office:value="1" calcext:value-type="float">
            <text:p>1</text:p>
          </table:table-cell>
          <table:table-cell table:style-name="ce12" table:formula="of:=IF([.G4]=&quot;&quot;;1;IF(ISNA([.G4]);1;IF(NUMBERVALUE(ORG.LIBREOFFICE.REGEX([.G4];&quot;\d+&quot;;))&gt;14;0;1)))" office:value-type="float" office:value="1" calcext:value-type="float">
            <text:p>1</text:p>
          </table:table-cell>
          <table:table-cell table:style-name="ce6" table:formula="of:=IF([.I4]=&quot;&quot;;1;IF(ISNA([.I4]);1;IF(NUMBERVALUE(ORG.LIBREOFFICE.REGEX([.I4];&quot;\d+&quot;;))&gt;12;0;1)))" office:value-type="float" office:value="1" calcext:value-type="float">
            <text:p>1</text:p>
          </table:table-cell>
          <table:table-cell table:style-name="ce3" table:formula="of:=IF([.K4]=&quot;&quot;;1;IF(ISNA([.K4]);1;IF(NUMBERVALUE(ORG.LIBREOFFICE.REGEX([.K4];&quot;\d+&quot;;))&gt;13;0;1)))" office:value-type="float" office:value="0" calcext:value-type="float">
            <text:p>0</text:p>
          </table:table-cell>
          <table:table-cell table:style-name="ce12" table:formula="of:=IF([.J4]=&quot;&quot;;1;IF(ISNA([.J4]);1;IF(NUMBERVALUE(ORG.LIBREOFFICE.REGEX([.J4];&quot;\d+&quot;;))&gt;14;0;1)))" office:value-type="float" office:value="0" calcext:value-type="float">
            <text:p>0</text:p>
          </table:table-cell>
          <table:table-cell table:style-name="ce6" table:formula="of:=IF([.L4]=&quot;&quot;;1;IF(ISNA([.L4]);1;IF(NUMBERVALUE(ORG.LIBREOFFICE.REGEX([.L4];&quot;\d+&quot;;))&gt;12;0;1)))" office:value-type="float" office:value="1" calcext:value-type="float">
            <text:p>1</text:p>
          </table:table-cell>
          <table:table-cell table:style-name="ce3" table:formula="of:=IF([.N4]=&quot;&quot;;1;IF(ISNA([.N4]);1;IF(NUMBERVALUE(ORG.LIBREOFFICE.REGEX([.N4];&quot;\d+&quot;;))&gt;13;0;1)))" office:value-type="float" office:value="1" calcext:value-type="float">
            <text:p>1</text:p>
          </table:table-cell>
          <table:table-cell table:style-name="ce12" table:formula="of:=IF([.M4]=&quot;&quot;;1;IF(ISNA([.M4]);1;IF(NUMBERVALUE(ORG.LIBREOFFICE.REGEX([.M4];&quot;\d+&quot;;))&gt;14;0;1)))" office:value-type="float" office:value="1" calcext:value-type="float">
            <text:p>1</text:p>
          </table:table-cell>
          <table:table-cell table:style-name="ce6" table:formula="of:=IF([.O4]=&quot;&quot;;1;IF(ISNA([.O4]);1;IF(NUMBERVALUE(ORG.LIBREOFFICE.REGEX([.O4];&quot;\d+&quot;;))&gt;12;0;1)))" office:value-type="float" office:value="1" calcext:value-type="float">
            <text:p>1</text:p>
          </table:table-cell>
          <table:table-cell table:style-name="ce3" table:formula="of:=IF([.Q4]=&quot;&quot;;1;IF(ISNA([.Q4]);1;IF(NUMBERVALUE(ORG.LIBREOFFICE.REGEX([.Q4];&quot;\d+&quot;;))&gt;13;0;1)))" office:value-type="float" office:value="1" calcext:value-type="float">
            <text:p>1</text:p>
          </table:table-cell>
          <table:table-cell table:style-name="ce12" table:formula="of:=IF([.P4]=&quot;&quot;;1;IF(ISNA([.P4]);1;IF(NUMBERVALUE(ORG.LIBREOFFICE.REGEX([.P4];&quot;\d+&quot;;))&gt;14;0;1)))" office:value-type="float" office:value="1" calcext:value-type="float">
            <text:p>1</text:p>
          </table:table-cell>
          <table:table-cell table:style-name="ce6" table:formula="of:=IF([.R4]=&quot;&quot;;1;IF(ISNA([.R4]);1;IF(NUMBERVALUE(ORG.LIBREOFFICE.REGEX([.R4];&quot;\d+&quot;;))&gt;12;0;1)))" office:value-type="float" office:value="1" calcext:value-type="float">
            <text:p>1</text:p>
          </table:table-cell>
          <table:table-cell table:style-name="ce3" table:formula="of:=IF([.T4]=&quot;&quot;;1;IF(ISNA([.T4]);1;IF(NUMBERVALUE(ORG.LIBREOFFICE.REGEX([.T4];&quot;\d+&quot;;))&gt;13;0;1)))" office:value-type="float" office:value="1" calcext:value-type="float">
            <text:p>1</text:p>
          </table:table-cell>
          <table:table-cell table:style-name="ce12" table:formula="of:=IF([.S4]=&quot;&quot;;1;IF(ISNA([.S4]);1;IF(NUMBERVALUE(ORG.LIBREOFFICE.REGEX([.S4];&quot;\d+&quot;;))&gt;14;0;1)))" office:value-type="float" office:value="1" calcext:value-type="float">
            <text:p>1</text:p>
          </table:table-cell>
          <table:table-cell table:style-name="ce3" table:formula="of:=IF([.V4]=0;0;IF([.W4]=0;0;IF([.X4]=0;0;IF([.Y4]=0;0;IF([.Z4]=0;0;IF([.AA4]=0;0;IF([.AB4]=0;0;IF([.AC4]=0;0;IF([.AD4]=0;0;IF([.AE4]=0;0;IF([.AF4]=0;0;IF([.AG4]=0;0;IF([.AH4]=0;0;IF([.AI4]=0;0;IF([.AJ4]=0;0;IF([.AK4]=0;0;IF([.AL4]=0;0;IF([.AM4]=0;0;1))))))))))))))))))" office:value-type="float" office:value="0" calcext:value-type="float">
            <text:p>0</text:p>
          </table:table-cell>
          <table:table-cell table:style-name="ce3" table:formula="of:=IF([.AN4]=1;NUMBERVALUE(ORG.LIBREOFFICE.REGEX([.A4];&quot;\d+&quot;));&quot;&quot;)">
            <text:p/>
          </table:table-cell>
          <table:table-cell/>
        </table:table-row>
        <table:table-row table:style-name="ro1">
          <table:table-cell table:formula="of:=[$Input.A3]" office:value-type="string" office:string-value="Game 3" calcext:value-type="string">
            <text:p>Game 3</text:p>
          </table:table-cell>
          <table:table-cell table:style-name="ce3" table:formula="of:=COUNTIF([$Input.B3:.G3];&quot;&lt;&gt;&quot;)" office:value-type="float" office:value="3" calcext:value-type="float">
            <text:p>3</text:p>
          </table:table-cell>
          <table:table-cell table:style-name="ce2" table:formula="of:=IF(ISBLANK([$Input.B3]);&quot;&quot;;IF(ISNA(ORG.LIBREOFFICE.REGEX([$Input.B3];&quot;\d+.red&quot;;;1));&quot;&quot;;ORG.LIBREOFFICE.REGEX([$Input.B3];&quot;\d+.red&quot;;;1)))" office:value-type="string" office:string-value="15 red" calcext:value-type="string">
            <text:p>15 red</text:p>
          </table:table-cell>
          <table:table-cell table:style-name="ce2" table:formula="of:=IF(ISBLANK([$Input.B3]);&quot;&quot;;IF(ISNA(ORG.LIBREOFFICE.REGEX([$Input.B3];&quot;\d+.blue&quot;;;1));&quot;&quot;;ORG.LIBREOFFICE.REGEX([$Input.B3];&quot;\d+.blue&quot;;;1)))">
            <text:p/>
          </table:table-cell>
          <table:table-cell table:style-name="ce2" table:formula="of:=IF(ISBLANK([$Input.B3]);&quot;&quot;;IF(ISNA(ORG.LIBREOFFICE.REGEX([$Input.B3];&quot;\d+.green&quot;;;1));&quot;&quot;;ORG.LIBREOFFICE.REGEX([$Input.B3];&quot;\d+.green&quot;;;1)))" office:value-type="string" office:string-value="6 green" calcext:value-type="string">
            <text:p>6 green</text:p>
          </table:table-cell>
          <table:table-cell table:style-name="ce2" table:formula="of:=IF(ISBLANK([$Input.C3]);&quot;&quot;;IF(ISNA(ORG.LIBREOFFICE.REGEX([$Input.C3];&quot;\d+.red&quot;;;1));&quot;&quot;;ORG.LIBREOFFICE.REGEX([$Input.C3];&quot;\d+.red&quot;;;1)))" office:value-type="string" office:string-value="4 red" calcext:value-type="string">
            <text:p>4 red</text:p>
          </table:table-cell>
          <table:table-cell table:style-name="ce2" table:formula="of:=IF(ISBLANK([$Input.C3]);&quot;&quot;;IF(ISNA(ORG.LIBREOFFICE.REGEX([$Input.C3];&quot;\d+.blue&quot;;;1));&quot;&quot;;ORG.LIBREOFFICE.REGEX([$Input.C3];&quot;\d+.blue&quot;;;1)))" office:value-type="string" office:string-value="7 blue" calcext:value-type="string">
            <text:p>7 blue</text:p>
          </table:table-cell>
          <table:table-cell table:style-name="ce2" table:formula="of:=IF(ISBLANK([$Input.C3]);&quot;&quot;;IF(ISNA(ORG.LIBREOFFICE.REGEX([$Input.C3];&quot;\d+.green&quot;;;1));&quot;&quot;;ORG.LIBREOFFICE.REGEX([$Input.C3];&quot;\d+.green&quot;;;1)))" office:value-type="string" office:string-value="1 green" calcext:value-type="string">
            <text:p>1 green</text:p>
          </table:table-cell>
          <table:table-cell table:style-name="ce2" table:formula="of:=IF(ISBLANK([$Input.D3]);&quot;&quot;;IF(ISNA(ORG.LIBREOFFICE.REGEX([$Input.D3];&quot;\d+.red&quot;;;1));&quot;&quot;;ORG.LIBREOFFICE.REGEX([$Input.D3];&quot;\d+.red&quot;;;1)))" office:value-type="string" office:string-value="7 red" calcext:value-type="string">
            <text:p>7 red</text:p>
          </table:table-cell>
          <table:table-cell table:style-name="ce2" table:formula="of:=IF(ISBLANK([$Input.D3]);&quot;&quot;;IF(ISNA(ORG.LIBREOFFICE.REGEX([$Input.D3];&quot;\d+.blue&quot;;;1));&quot;&quot;;ORG.LIBREOFFICE.REGEX([$Input.D3];&quot;\d+.blue&quot;;;1)))" office:value-type="string" office:string-value="9 blue" calcext:value-type="string">
            <text:p>9 blue</text:p>
          </table:table-cell>
          <table:table-cell table:style-name="ce2" table:formula="of:=IF(ISBLANK([$Input.D3]);&quot;&quot;;IF(ISNA(ORG.LIBREOFFICE.REGEX([$Input.D3];&quot;\d+.green&quot;;;1));&quot;&quot;;ORG.LIBREOFFICE.REGEX([$Input.D3];&quot;\d+.green&quot;;;1)))" office:value-type="string" office:string-value="8 green" calcext:value-type="string">
            <text:p>8 green</text:p>
          </table:table-cell>
          <table:table-cell table:style-name="ce2" table:formula="of:=IF(ISBLANK([$Input.E3]);&quot;&quot;;IF(ISNA(ORG.LIBREOFFICE.REGEX([$Input.E3];&quot;\d+.red&quot;;;1));&quot;&quot;;ORG.LIBREOFFICE.REGEX([$Input.E3];&quot;\d+.red&quot;;;1)))">
            <text:p/>
          </table:table-cell>
          <table:table-cell table:style-name="ce2" table:formula="of:=IF(ISBLANK([$Input.E3]);&quot;&quot;;IF(ISNA(ORG.LIBREOFFICE.REGEX([$Input.E3];&quot;\d+.blue&quot;;;1));&quot;&quot;;ORG.LIBREOFFICE.REGEX([$Input.E3];&quot;\d+.blue&quot;;;1)))">
            <text:p/>
          </table:table-cell>
          <table:table-cell table:style-name="ce2" table:formula="of:=IF(ISBLANK([$Input.E3]);&quot;&quot;;IF(ISNA(ORG.LIBREOFFICE.REGEX([$Input.E3];&quot;\d+.green&quot;;;1));&quot;&quot;;ORG.LIBREOFFICE.REGEX([$Input.E3];&quot;\d+.green&quot;;;1)))">
            <text:p/>
          </table:table-cell>
          <table:table-cell table:style-name="ce2" table:formula="of:=IF(ISBLANK([$Input.F3]);&quot;&quot;;IF(ISNA(ORG.LIBREOFFICE.REGEX([$Input.F3];&quot;\d+.red&quot;;;1));&quot;&quot;;ORG.LIBREOFFICE.REGEX([$Input.F3];&quot;\d+.red&quot;;;1)))">
            <text:p/>
          </table:table-cell>
          <table:table-cell table:style-name="ce2" table:formula="of:=IF(ISBLANK([$Input.F3]);&quot;&quot;;IF(ISNA(ORG.LIBREOFFICE.REGEX([$Input.F3];&quot;\d+.blue&quot;;;1));&quot;&quot;;ORG.LIBREOFFICE.REGEX([$Input.F3];&quot;\d+.blue&quot;;;1)))">
            <text:p/>
          </table:table-cell>
          <table:table-cell table:style-name="ce2" table:formula="of:=IF(ISBLANK([$Input.F3]);&quot;&quot;;IF(ISNA(ORG.LIBREOFFICE.REGEX([$Input.F3];&quot;\d+.green&quot;;;1));&quot;&quot;;ORG.LIBREOFFICE.REGEX([$Input.F3];&quot;\d+.green&quot;;;1)))">
            <text:p/>
          </table:table-cell>
          <table:table-cell table:style-name="ce2" table:formula="of:=IF(ISBLANK([$Input.G3]);&quot;&quot;;IF(ISNA(ORG.LIBREOFFICE.REGEX([$Input.G3];&quot;\d+.red&quot;;;1));&quot;&quot;;ORG.LIBREOFFICE.REGEX([$Input.G3];&quot;\d+.red&quot;;;1)))">
            <text:p/>
          </table:table-cell>
          <table:table-cell table:style-name="ce2" table:formula="of:=IF(ISBLANK([$Input.G3]);&quot;&quot;;IF(ISNA(ORG.LIBREOFFICE.REGEX([$Input.G3];&quot;\d+.blue&quot;;;1));&quot;&quot;;ORG.LIBREOFFICE.REGEX([$Input.G3];&quot;\d+.blue&quot;;;1)))">
            <text:p/>
          </table:table-cell>
          <table:table-cell table:style-name="ce2" table:formula="of:=IF(ISBLANK([$Input.G3]);&quot;&quot;;IF(ISNA(ORG.LIBREOFFICE.REGEX([$Input.G3];&quot;\d+.green&quot;;;1));&quot;&quot;;ORG.LIBREOFFICE.REGEX([$Input.G3];&quot;\d+.green&quot;;;1)))">
            <text:p/>
          </table:table-cell>
          <table:table-cell/>
          <table:table-cell table:style-name="ce6" table:formula="of:=IF([.C5]=&quot;&quot;;1;IF(ISNA([.C5]);1;IF(NUMBERVALUE(ORG.LIBREOFFICE.REGEX([.C5];&quot;\d+&quot;;))&gt;12;0;1)))" office:value-type="float" office:value="0" calcext:value-type="float">
            <text:p>0</text:p>
          </table:table-cell>
          <table:table-cell table:style-name="ce3" table:formula="of:=IF([.E5]=&quot;&quot;;1;IF(ISNA([.E5]);1;IF(NUMBERVALUE(ORG.LIBREOFFICE.REGEX([.E5];&quot;\d+&quot;;))&gt;13;0;1)))" office:value-type="float" office:value="1" calcext:value-type="float">
            <text:p>1</text:p>
          </table:table-cell>
          <table:table-cell table:style-name="ce12" table:formula="of:=IF([.D5]=&quot;&quot;;1;IF(ISNA([.D5]);1;IF(NUMBERVALUE(ORG.LIBREOFFICE.REGEX([.D5];&quot;\d+&quot;;))&gt;14;0;1)))" office:value-type="float" office:value="1" calcext:value-type="float">
            <text:p>1</text:p>
          </table:table-cell>
          <table:table-cell table:style-name="ce6" table:formula="of:=IF([.F5]=&quot;&quot;;1;IF(ISNA([.F5]);1;IF(NUMBERVALUE(ORG.LIBREOFFICE.REGEX([.F5];&quot;\d+&quot;;))&gt;12;0;1)))" office:value-type="float" office:value="1" calcext:value-type="float">
            <text:p>1</text:p>
          </table:table-cell>
          <table:table-cell table:style-name="ce3" table:formula="of:=IF([.H5]=&quot;&quot;;1;IF(ISNA([.H5]);1;IF(NUMBERVALUE(ORG.LIBREOFFICE.REGEX([.H5];&quot;\d+&quot;;))&gt;13;0;1)))" office:value-type="float" office:value="1" calcext:value-type="float">
            <text:p>1</text:p>
          </table:table-cell>
          <table:table-cell table:style-name="ce12" table:formula="of:=IF([.G5]=&quot;&quot;;1;IF(ISNA([.G5]);1;IF(NUMBERVALUE(ORG.LIBREOFFICE.REGEX([.G5];&quot;\d+&quot;;))&gt;14;0;1)))" office:value-type="float" office:value="1" calcext:value-type="float">
            <text:p>1</text:p>
          </table:table-cell>
          <table:table-cell table:style-name="ce6" table:formula="of:=IF([.I5]=&quot;&quot;;1;IF(ISNA([.I5]);1;IF(NUMBERVALUE(ORG.LIBREOFFICE.REGEX([.I5];&quot;\d+&quot;;))&gt;12;0;1)))" office:value-type="float" office:value="1" calcext:value-type="float">
            <text:p>1</text:p>
          </table:table-cell>
          <table:table-cell table:style-name="ce3" table:formula="of:=IF([.K5]=&quot;&quot;;1;IF(ISNA([.K5]);1;IF(NUMBERVALUE(ORG.LIBREOFFICE.REGEX([.K5];&quot;\d+&quot;;))&gt;13;0;1)))" office:value-type="float" office:value="1" calcext:value-type="float">
            <text:p>1</text:p>
          </table:table-cell>
          <table:table-cell table:style-name="ce12" table:formula="of:=IF([.J5]=&quot;&quot;;1;IF(ISNA([.J5]);1;IF(NUMBERVALUE(ORG.LIBREOFFICE.REGEX([.J5];&quot;\d+&quot;;))&gt;14;0;1)))" office:value-type="float" office:value="1" calcext:value-type="float">
            <text:p>1</text:p>
          </table:table-cell>
          <table:table-cell table:style-name="ce6" table:formula="of:=IF([.L5]=&quot;&quot;;1;IF(ISNA([.L5]);1;IF(NUMBERVALUE(ORG.LIBREOFFICE.REGEX([.L5];&quot;\d+&quot;;))&gt;12;0;1)))" office:value-type="float" office:value="1" calcext:value-type="float">
            <text:p>1</text:p>
          </table:table-cell>
          <table:table-cell table:style-name="ce3" table:formula="of:=IF([.N5]=&quot;&quot;;1;IF(ISNA([.N5]);1;IF(NUMBERVALUE(ORG.LIBREOFFICE.REGEX([.N5];&quot;\d+&quot;;))&gt;13;0;1)))" office:value-type="float" office:value="1" calcext:value-type="float">
            <text:p>1</text:p>
          </table:table-cell>
          <table:table-cell table:style-name="ce12" table:formula="of:=IF([.M5]=&quot;&quot;;1;IF(ISNA([.M5]);1;IF(NUMBERVALUE(ORG.LIBREOFFICE.REGEX([.M5];&quot;\d+&quot;;))&gt;14;0;1)))" office:value-type="float" office:value="1" calcext:value-type="float">
            <text:p>1</text:p>
          </table:table-cell>
          <table:table-cell table:style-name="ce6" table:formula="of:=IF([.O5]=&quot;&quot;;1;IF(ISNA([.O5]);1;IF(NUMBERVALUE(ORG.LIBREOFFICE.REGEX([.O5];&quot;\d+&quot;;))&gt;12;0;1)))" office:value-type="float" office:value="1" calcext:value-type="float">
            <text:p>1</text:p>
          </table:table-cell>
          <table:table-cell table:style-name="ce3" table:formula="of:=IF([.Q5]=&quot;&quot;;1;IF(ISNA([.Q5]);1;IF(NUMBERVALUE(ORG.LIBREOFFICE.REGEX([.Q5];&quot;\d+&quot;;))&gt;13;0;1)))" office:value-type="float" office:value="1" calcext:value-type="float">
            <text:p>1</text:p>
          </table:table-cell>
          <table:table-cell table:style-name="ce12" table:formula="of:=IF([.P5]=&quot;&quot;;1;IF(ISNA([.P5]);1;IF(NUMBERVALUE(ORG.LIBREOFFICE.REGEX([.P5];&quot;\d+&quot;;))&gt;14;0;1)))" office:value-type="float" office:value="1" calcext:value-type="float">
            <text:p>1</text:p>
          </table:table-cell>
          <table:table-cell table:style-name="ce6" table:formula="of:=IF([.R5]=&quot;&quot;;1;IF(ISNA([.R5]);1;IF(NUMBERVALUE(ORG.LIBREOFFICE.REGEX([.R5];&quot;\d+&quot;;))&gt;12;0;1)))" office:value-type="float" office:value="1" calcext:value-type="float">
            <text:p>1</text:p>
          </table:table-cell>
          <table:table-cell table:style-name="ce3" table:formula="of:=IF([.T5]=&quot;&quot;;1;IF(ISNA([.T5]);1;IF(NUMBERVALUE(ORG.LIBREOFFICE.REGEX([.T5];&quot;\d+&quot;;))&gt;13;0;1)))" office:value-type="float" office:value="1" calcext:value-type="float">
            <text:p>1</text:p>
          </table:table-cell>
          <table:table-cell table:style-name="ce12" table:formula="of:=IF([.S5]=&quot;&quot;;1;IF(ISNA([.S5]);1;IF(NUMBERVALUE(ORG.LIBREOFFICE.REGEX([.S5];&quot;\d+&quot;;))&gt;14;0;1)))" office:value-type="float" office:value="1" calcext:value-type="float">
            <text:p>1</text:p>
          </table:table-cell>
          <table:table-cell table:style-name="ce3" table:formula="of:=IF([.V5]=0;0;IF([.W5]=0;0;IF([.X5]=0;0;IF([.Y5]=0;0;IF([.Z5]=0;0;IF([.AA5]=0;0;IF([.AB5]=0;0;IF([.AC5]=0;0;IF([.AD5]=0;0;IF([.AE5]=0;0;IF([.AF5]=0;0;IF([.AG5]=0;0;IF([.AH5]=0;0;IF([.AI5]=0;0;IF([.AJ5]=0;0;IF([.AK5]=0;0;IF([.AL5]=0;0;IF([.AM5]=0;0;1))))))))))))))))))" office:value-type="float" office:value="0" calcext:value-type="float">
            <text:p>0</text:p>
          </table:table-cell>
          <table:table-cell table:style-name="ce3" table:formula="of:=IF([.AN5]=1;NUMBERVALUE(ORG.LIBREOFFICE.REGEX([.A5];&quot;\d+&quot;));&quot;&quot;)">
            <text:p/>
          </table:table-cell>
          <table:table-cell/>
        </table:table-row>
        <table:table-row table:style-name="ro1">
          <table:table-cell table:formula="of:=[$Input.A4]" office:value-type="string" office:string-value="Game 4" calcext:value-type="string">
            <text:p>Game 4</text:p>
          </table:table-cell>
          <table:table-cell table:style-name="ce3" table:formula="of:=COUNTIF([$Input.B4:.G4];&quot;&lt;&gt;&quot;)" office:value-type="float" office:value="5" calcext:value-type="float">
            <text:p>5</text:p>
          </table:table-cell>
          <table:table-cell table:style-name="ce2" table:formula="of:=IF(ISBLANK([$Input.B4]);&quot;&quot;;IF(ISNA(ORG.LIBREOFFICE.REGEX([$Input.B4];&quot;\d+.red&quot;;;1));&quot;&quot;;ORG.LIBREOFFICE.REGEX([$Input.B4];&quot;\d+.red&quot;;;1)))" office:value-type="string" office:string-value="8 red" calcext:value-type="string">
            <text:p>8 red</text:p>
          </table:table-cell>
          <table:table-cell table:style-name="ce2" table:formula="of:=IF(ISBLANK([$Input.B4]);&quot;&quot;;IF(ISNA(ORG.LIBREOFFICE.REGEX([$Input.B4];&quot;\d+.blue&quot;;;1));&quot;&quot;;ORG.LIBREOFFICE.REGEX([$Input.B4];&quot;\d+.blue&quot;;;1)))" office:value-type="string" office:string-value="2 blue" calcext:value-type="string">
            <text:p>2 blue</text:p>
          </table:table-cell>
          <table:table-cell table:style-name="ce2" table:formula="of:=IF(ISBLANK([$Input.B4]);&quot;&quot;;IF(ISNA(ORG.LIBREOFFICE.REGEX([$Input.B4];&quot;\d+.green&quot;;;1));&quot;&quot;;ORG.LIBREOFFICE.REGEX([$Input.B4];&quot;\d+.green&quot;;;1)))">
            <text:p/>
          </table:table-cell>
          <table:table-cell table:style-name="ce2" table:formula="of:=IF(ISBLANK([$Input.C4]);&quot;&quot;;IF(ISNA(ORG.LIBREOFFICE.REGEX([$Input.C4];&quot;\d+.red&quot;;;1));&quot;&quot;;ORG.LIBREOFFICE.REGEX([$Input.C4];&quot;\d+.red&quot;;;1)))" office:value-type="string" office:string-value="11 red" calcext:value-type="string">
            <text:p>11 red</text:p>
          </table:table-cell>
          <table:table-cell table:style-name="ce2" table:formula="of:=IF(ISBLANK([$Input.C4]);&quot;&quot;;IF(ISNA(ORG.LIBREOFFICE.REGEX([$Input.C4];&quot;\d+.blue&quot;;;1));&quot;&quot;;ORG.LIBREOFFICE.REGEX([$Input.C4];&quot;\d+.blue&quot;;;1)))" office:value-type="string" office:string-value="5 blue" calcext:value-type="string">
            <text:p>5 blue</text:p>
          </table:table-cell>
          <table:table-cell table:style-name="ce2" table:formula="of:=IF(ISBLANK([$Input.C4]);&quot;&quot;;IF(ISNA(ORG.LIBREOFFICE.REGEX([$Input.C4];&quot;\d+.green&quot;;;1));&quot;&quot;;ORG.LIBREOFFICE.REGEX([$Input.C4];&quot;\d+.green&quot;;;1)))" office:value-type="string" office:string-value="1 green" calcext:value-type="string">
            <text:p>1 green</text:p>
          </table:table-cell>
          <table:table-cell table:style-name="ce2" table:formula="of:=IF(ISBLANK([$Input.D4]);&quot;&quot;;IF(ISNA(ORG.LIBREOFFICE.REGEX([$Input.D4];&quot;\d+.red&quot;;;1));&quot;&quot;;ORG.LIBREOFFICE.REGEX([$Input.D4];&quot;\d+.red&quot;;;1)))" office:value-type="string" office:string-value="12 red" calcext:value-type="string">
            <text:p>12 red</text:p>
          </table:table-cell>
          <table:table-cell table:style-name="ce2" table:formula="of:=IF(ISBLANK([$Input.D4]);&quot;&quot;;IF(ISNA(ORG.LIBREOFFICE.REGEX([$Input.D4];&quot;\d+.blue&quot;;;1));&quot;&quot;;ORG.LIBREOFFICE.REGEX([$Input.D4];&quot;\d+.blue&quot;;;1)))" office:value-type="string" office:string-value="5 blue" calcext:value-type="string">
            <text:p>5 blue</text:p>
          </table:table-cell>
          <table:table-cell table:style-name="ce2" table:formula="of:=IF(ISBLANK([$Input.D4]);&quot;&quot;;IF(ISNA(ORG.LIBREOFFICE.REGEX([$Input.D4];&quot;\d+.green&quot;;;1));&quot;&quot;;ORG.LIBREOFFICE.REGEX([$Input.D4];&quot;\d+.green&quot;;;1)))" office:value-type="string" office:string-value="1 green" calcext:value-type="string">
            <text:p>1 green</text:p>
          </table:table-cell>
          <table:table-cell table:style-name="ce2" table:formula="of:=IF(ISBLANK([$Input.E4]);&quot;&quot;;IF(ISNA(ORG.LIBREOFFICE.REGEX([$Input.E4];&quot;\d+.red&quot;;;1));&quot;&quot;;ORG.LIBREOFFICE.REGEX([$Input.E4];&quot;\d+.red&quot;;;1)))">
            <text:p/>
          </table:table-cell>
          <table:table-cell table:style-name="ce2" table:formula="of:=IF(ISBLANK([$Input.E4]);&quot;&quot;;IF(ISNA(ORG.LIBREOFFICE.REGEX([$Input.E4];&quot;\d+.blue&quot;;;1));&quot;&quot;;ORG.LIBREOFFICE.REGEX([$Input.E4];&quot;\d+.blue&quot;;;1)))" office:value-type="string" office:string-value="1 blue" calcext:value-type="string">
            <text:p>1 blue</text:p>
          </table:table-cell>
          <table:table-cell table:style-name="ce2" table:formula="of:=IF(ISBLANK([$Input.E4]);&quot;&quot;;IF(ISNA(ORG.LIBREOFFICE.REGEX([$Input.E4];&quot;\d+.green&quot;;;1));&quot;&quot;;ORG.LIBREOFFICE.REGEX([$Input.E4];&quot;\d+.green&quot;;;1)))">
            <text:p/>
          </table:table-cell>
          <table:table-cell table:style-name="ce2" table:formula="of:=IF(ISBLANK([$Input.F4]);&quot;&quot;;IF(ISNA(ORG.LIBREOFFICE.REGEX([$Input.F4];&quot;\d+.red&quot;;;1));&quot;&quot;;ORG.LIBREOFFICE.REGEX([$Input.F4];&quot;\d+.red&quot;;;1)))" office:value-type="string" office:string-value="9 red" calcext:value-type="string">
            <text:p>9 red</text:p>
          </table:table-cell>
          <table:table-cell table:style-name="ce2" table:formula="of:=IF(ISBLANK([$Input.F4]);&quot;&quot;;IF(ISNA(ORG.LIBREOFFICE.REGEX([$Input.F4];&quot;\d+.blue&quot;;;1));&quot;&quot;;ORG.LIBREOFFICE.REGEX([$Input.F4];&quot;\d+.blue&quot;;;1)))" office:value-type="string" office:string-value="2 blue" calcext:value-type="string">
            <text:p>2 blue</text:p>
          </table:table-cell>
          <table:table-cell table:style-name="ce2" table:formula="of:=IF(ISBLANK([$Input.F4]);&quot;&quot;;IF(ISNA(ORG.LIBREOFFICE.REGEX([$Input.F4];&quot;\d+.green&quot;;;1));&quot;&quot;;ORG.LIBREOFFICE.REGEX([$Input.F4];&quot;\d+.green&quot;;;1)))">
            <text:p/>
          </table:table-cell>
          <table:table-cell table:style-name="ce2" table:formula="of:=IF(ISBLANK([$Input.G4]);&quot;&quot;;IF(ISNA(ORG.LIBREOFFICE.REGEX([$Input.G4];&quot;\d+.red&quot;;;1));&quot;&quot;;ORG.LIBREOFFICE.REGEX([$Input.G4];&quot;\d+.red&quot;;;1)))">
            <text:p/>
          </table:table-cell>
          <table:table-cell table:style-name="ce2" table:formula="of:=IF(ISBLANK([$Input.G4]);&quot;&quot;;IF(ISNA(ORG.LIBREOFFICE.REGEX([$Input.G4];&quot;\d+.blue&quot;;;1));&quot;&quot;;ORG.LIBREOFFICE.REGEX([$Input.G4];&quot;\d+.blue&quot;;;1)))">
            <text:p/>
          </table:table-cell>
          <table:table-cell table:style-name="ce2" table:formula="of:=IF(ISBLANK([$Input.G4]);&quot;&quot;;IF(ISNA(ORG.LIBREOFFICE.REGEX([$Input.G4];&quot;\d+.green&quot;;;1));&quot;&quot;;ORG.LIBREOFFICE.REGEX([$Input.G4];&quot;\d+.green&quot;;;1)))">
            <text:p/>
          </table:table-cell>
          <table:table-cell/>
          <table:table-cell table:style-name="ce6" table:formula="of:=IF([.C6]=&quot;&quot;;1;IF(ISNA([.C6]);1;IF(NUMBERVALUE(ORG.LIBREOFFICE.REGEX([.C6];&quot;\d+&quot;;))&gt;12;0;1)))" office:value-type="float" office:value="1" calcext:value-type="float">
            <text:p>1</text:p>
          </table:table-cell>
          <table:table-cell table:style-name="ce3" table:formula="of:=IF([.E6]=&quot;&quot;;1;IF(ISNA([.E6]);1;IF(NUMBERVALUE(ORG.LIBREOFFICE.REGEX([.E6];&quot;\d+&quot;;))&gt;13;0;1)))" office:value-type="float" office:value="1" calcext:value-type="float">
            <text:p>1</text:p>
          </table:table-cell>
          <table:table-cell table:style-name="ce12" table:formula="of:=IF([.D6]=&quot;&quot;;1;IF(ISNA([.D6]);1;IF(NUMBERVALUE(ORG.LIBREOFFICE.REGEX([.D6];&quot;\d+&quot;;))&gt;14;0;1)))" office:value-type="float" office:value="1" calcext:value-type="float">
            <text:p>1</text:p>
          </table:table-cell>
          <table:table-cell table:style-name="ce6" table:formula="of:=IF([.F6]=&quot;&quot;;1;IF(ISNA([.F6]);1;IF(NUMBERVALUE(ORG.LIBREOFFICE.REGEX([.F6];&quot;\d+&quot;;))&gt;12;0;1)))" office:value-type="float" office:value="1" calcext:value-type="float">
            <text:p>1</text:p>
          </table:table-cell>
          <table:table-cell table:style-name="ce3" table:formula="of:=IF([.H6]=&quot;&quot;;1;IF(ISNA([.H6]);1;IF(NUMBERVALUE(ORG.LIBREOFFICE.REGEX([.H6];&quot;\d+&quot;;))&gt;13;0;1)))" office:value-type="float" office:value="1" calcext:value-type="float">
            <text:p>1</text:p>
          </table:table-cell>
          <table:table-cell table:style-name="ce12" table:formula="of:=IF([.G6]=&quot;&quot;;1;IF(ISNA([.G6]);1;IF(NUMBERVALUE(ORG.LIBREOFFICE.REGEX([.G6];&quot;\d+&quot;;))&gt;14;0;1)))" office:value-type="float" office:value="1" calcext:value-type="float">
            <text:p>1</text:p>
          </table:table-cell>
          <table:table-cell table:style-name="ce6" table:formula="of:=IF([.I6]=&quot;&quot;;1;IF(ISNA([.I6]);1;IF(NUMBERVALUE(ORG.LIBREOFFICE.REGEX([.I6];&quot;\d+&quot;;))&gt;12;0;1)))" office:value-type="float" office:value="1" calcext:value-type="float">
            <text:p>1</text:p>
          </table:table-cell>
          <table:table-cell table:style-name="ce3" table:formula="of:=IF([.K6]=&quot;&quot;;1;IF(ISNA([.K6]);1;IF(NUMBERVALUE(ORG.LIBREOFFICE.REGEX([.K6];&quot;\d+&quot;;))&gt;13;0;1)))" office:value-type="float" office:value="1" calcext:value-type="float">
            <text:p>1</text:p>
          </table:table-cell>
          <table:table-cell table:style-name="ce12" table:formula="of:=IF([.J6]=&quot;&quot;;1;IF(ISNA([.J6]);1;IF(NUMBERVALUE(ORG.LIBREOFFICE.REGEX([.J6];&quot;\d+&quot;;))&gt;14;0;1)))" office:value-type="float" office:value="1" calcext:value-type="float">
            <text:p>1</text:p>
          </table:table-cell>
          <table:table-cell table:style-name="ce6" table:formula="of:=IF([.L6]=&quot;&quot;;1;IF(ISNA([.L6]);1;IF(NUMBERVALUE(ORG.LIBREOFFICE.REGEX([.L6];&quot;\d+&quot;;))&gt;12;0;1)))" office:value-type="float" office:value="1" calcext:value-type="float">
            <text:p>1</text:p>
          </table:table-cell>
          <table:table-cell table:style-name="ce3" table:formula="of:=IF([.N6]=&quot;&quot;;1;IF(ISNA([.N6]);1;IF(NUMBERVALUE(ORG.LIBREOFFICE.REGEX([.N6];&quot;\d+&quot;;))&gt;13;0;1)))" office:value-type="float" office:value="1" calcext:value-type="float">
            <text:p>1</text:p>
          </table:table-cell>
          <table:table-cell table:style-name="ce12" table:formula="of:=IF([.M6]=&quot;&quot;;1;IF(ISNA([.M6]);1;IF(NUMBERVALUE(ORG.LIBREOFFICE.REGEX([.M6];&quot;\d+&quot;;))&gt;14;0;1)))" office:value-type="float" office:value="1" calcext:value-type="float">
            <text:p>1</text:p>
          </table:table-cell>
          <table:table-cell table:style-name="ce6" table:formula="of:=IF([.O6]=&quot;&quot;;1;IF(ISNA([.O6]);1;IF(NUMBERVALUE(ORG.LIBREOFFICE.REGEX([.O6];&quot;\d+&quot;;))&gt;12;0;1)))" office:value-type="float" office:value="1" calcext:value-type="float">
            <text:p>1</text:p>
          </table:table-cell>
          <table:table-cell table:style-name="ce3" table:formula="of:=IF([.Q6]=&quot;&quot;;1;IF(ISNA([.Q6]);1;IF(NUMBERVALUE(ORG.LIBREOFFICE.REGEX([.Q6];&quot;\d+&quot;;))&gt;13;0;1)))" office:value-type="float" office:value="1" calcext:value-type="float">
            <text:p>1</text:p>
          </table:table-cell>
          <table:table-cell table:style-name="ce12" table:formula="of:=IF([.P6]=&quot;&quot;;1;IF(ISNA([.P6]);1;IF(NUMBERVALUE(ORG.LIBREOFFICE.REGEX([.P6];&quot;\d+&quot;;))&gt;14;0;1)))" office:value-type="float" office:value="1" calcext:value-type="float">
            <text:p>1</text:p>
          </table:table-cell>
          <table:table-cell table:style-name="ce6" table:formula="of:=IF([.R6]=&quot;&quot;;1;IF(ISNA([.R6]);1;IF(NUMBERVALUE(ORG.LIBREOFFICE.REGEX([.R6];&quot;\d+&quot;;))&gt;12;0;1)))" office:value-type="float" office:value="1" calcext:value-type="float">
            <text:p>1</text:p>
          </table:table-cell>
          <table:table-cell table:style-name="ce3" table:formula="of:=IF([.T6]=&quot;&quot;;1;IF(ISNA([.T6]);1;IF(NUMBERVALUE(ORG.LIBREOFFICE.REGEX([.T6];&quot;\d+&quot;;))&gt;13;0;1)))" office:value-type="float" office:value="1" calcext:value-type="float">
            <text:p>1</text:p>
          </table:table-cell>
          <table:table-cell table:style-name="ce12" table:formula="of:=IF([.S6]=&quot;&quot;;1;IF(ISNA([.S6]);1;IF(NUMBERVALUE(ORG.LIBREOFFICE.REGEX([.S6];&quot;\d+&quot;;))&gt;14;0;1)))" office:value-type="float" office:value="1" calcext:value-type="float">
            <text:p>1</text:p>
          </table:table-cell>
          <table:table-cell table:style-name="ce3" table:formula="of:=IF([.V6]=0;0;IF([.W6]=0;0;IF([.X6]=0;0;IF([.Y6]=0;0;IF([.Z6]=0;0;IF([.AA6]=0;0;IF([.AB6]=0;0;IF([.AC6]=0;0;IF([.AD6]=0;0;IF([.AE6]=0;0;IF([.AF6]=0;0;IF([.AG6]=0;0;IF([.AH6]=0;0;IF([.AI6]=0;0;IF([.AJ6]=0;0;IF([.AK6]=0;0;IF([.AL6]=0;0;IF([.AM6]=0;0;1))))))))))))))))))" office:value-type="float" office:value="1" calcext:value-type="float">
            <text:p>1</text:p>
          </table:table-cell>
          <table:table-cell table:style-name="ce3" table:formula="of:=IF([.AN6]=1;NUMBERVALUE(ORG.LIBREOFFICE.REGEX([.A6];&quot;\d+&quot;));&quot;&quot;)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$Input.A5]" office:value-type="string" office:string-value="Game 5" calcext:value-type="string">
            <text:p>Game 5</text:p>
          </table:table-cell>
          <table:table-cell table:style-name="ce3" table:formula="of:=COUNTIF([$Input.B5:.G5];&quot;&lt;&gt;&quot;)" office:value-type="float" office:value="6" calcext:value-type="float">
            <text:p>6</text:p>
          </table:table-cell>
          <table:table-cell table:style-name="ce2" table:formula="of:=IF(ISBLANK([$Input.B5]);&quot;&quot;;IF(ISNA(ORG.LIBREOFFICE.REGEX([$Input.B5];&quot;\d+.red&quot;;;1));&quot;&quot;;ORG.LIBREOFFICE.REGEX([$Input.B5];&quot;\d+.red&quot;;;1)))" office:value-type="string" office:string-value="3 red" calcext:value-type="string">
            <text:p>3 red</text:p>
          </table:table-cell>
          <table:table-cell table:style-name="ce2" table:formula="of:=IF(ISBLANK([$Input.B5]);&quot;&quot;;IF(ISNA(ORG.LIBREOFFICE.REGEX([$Input.B5];&quot;\d+.blue&quot;;;1));&quot;&quot;;ORG.LIBREOFFICE.REGEX([$Input.B5];&quot;\d+.blue&quot;;;1)))" office:value-type="string" office:string-value="9 blue" calcext:value-type="string">
            <text:p>9 blue</text:p>
          </table:table-cell>
          <table:table-cell table:style-name="ce2" table:formula="of:=IF(ISBLANK([$Input.B5]);&quot;&quot;;IF(ISNA(ORG.LIBREOFFICE.REGEX([$Input.B5];&quot;\d+.green&quot;;;1));&quot;&quot;;ORG.LIBREOFFICE.REGEX([$Input.B5];&quot;\d+.green&quot;;;1)))" office:value-type="string" office:string-value="12 green" calcext:value-type="string">
            <text:p>12 green</text:p>
          </table:table-cell>
          <table:table-cell table:style-name="ce2" table:formula="of:=IF(ISBLANK([$Input.C5]);&quot;&quot;;IF(ISNA(ORG.LIBREOFFICE.REGEX([$Input.C5];&quot;\d+.red&quot;;;1));&quot;&quot;;ORG.LIBREOFFICE.REGEX([$Input.C5];&quot;\d+.red&quot;;;1)))" office:value-type="string" office:string-value="4 red" calcext:value-type="string">
            <text:p>4 red</text:p>
          </table:table-cell>
          <table:table-cell table:style-name="ce2" table:formula="of:=IF(ISBLANK([$Input.C5]);&quot;&quot;;IF(ISNA(ORG.LIBREOFFICE.REGEX([$Input.C5];&quot;\d+.blue&quot;;;1));&quot;&quot;;ORG.LIBREOFFICE.REGEX([$Input.C5];&quot;\d+.blue&quot;;;1)))" office:value-type="string" office:string-value="17 blue" calcext:value-type="string">
            <text:p>17 blue</text:p>
          </table:table-cell>
          <table:table-cell table:style-name="ce2" table:formula="of:=IF(ISBLANK([$Input.C5]);&quot;&quot;;IF(ISNA(ORG.LIBREOFFICE.REGEX([$Input.C5];&quot;\d+.green&quot;;;1));&quot;&quot;;ORG.LIBREOFFICE.REGEX([$Input.C5];&quot;\d+.green&quot;;;1)))" office:value-type="string" office:string-value="3 green" calcext:value-type="string">
            <text:p>3 green</text:p>
          </table:table-cell>
          <table:table-cell table:style-name="ce2" table:formula="of:=IF(ISBLANK([$Input.D5]);&quot;&quot;;IF(ISNA(ORG.LIBREOFFICE.REGEX([$Input.D5];&quot;\d+.red&quot;;;1));&quot;&quot;;ORG.LIBREOFFICE.REGEX([$Input.D5];&quot;\d+.red&quot;;;1)))" office:value-type="string" office:string-value="5 red" calcext:value-type="string">
            <text:p>5 red</text:p>
          </table:table-cell>
          <table:table-cell table:style-name="ce2" table:formula="of:=IF(ISBLANK([$Input.D5]);&quot;&quot;;IF(ISNA(ORG.LIBREOFFICE.REGEX([$Input.D5];&quot;\d+.blue&quot;;;1));&quot;&quot;;ORG.LIBREOFFICE.REGEX([$Input.D5];&quot;\d+.blue&quot;;;1)))" office:value-type="string" office:string-value="15 blue" calcext:value-type="string">
            <text:p>15 blue</text:p>
          </table:table-cell>
          <table:table-cell table:style-name="ce2" table:formula="of:=IF(ISBLANK([$Input.D5]);&quot;&quot;;IF(ISNA(ORG.LIBREOFFICE.REGEX([$Input.D5];&quot;\d+.green&quot;;;1));&quot;&quot;;ORG.LIBREOFFICE.REGEX([$Input.D5];&quot;\d+.green&quot;;;1)))" office:value-type="string" office:string-value="2 green" calcext:value-type="string">
            <text:p>2 green</text:p>
          </table:table-cell>
          <table:table-cell table:style-name="ce2" table:formula="of:=IF(ISBLANK([$Input.E5]);&quot;&quot;;IF(ISNA(ORG.LIBREOFFICE.REGEX([$Input.E5];&quot;\d+.red&quot;;;1));&quot;&quot;;ORG.LIBREOFFICE.REGEX([$Input.E5];&quot;\d+.red&quot;;;1)))" office:value-type="string" office:string-value="6 red" calcext:value-type="string">
            <text:p>6 red</text:p>
          </table:table-cell>
          <table:table-cell table:style-name="ce2" table:formula="of:=IF(ISBLANK([$Input.E5]);&quot;&quot;;IF(ISNA(ORG.LIBREOFFICE.REGEX([$Input.E5];&quot;\d+.blue&quot;;;1));&quot;&quot;;ORG.LIBREOFFICE.REGEX([$Input.E5];&quot;\d+.blue&quot;;;1)))" office:value-type="string" office:string-value="3 blue" calcext:value-type="string">
            <text:p>3 blue</text:p>
          </table:table-cell>
          <table:table-cell table:style-name="ce2" table:formula="of:=IF(ISBLANK([$Input.E5]);&quot;&quot;;IF(ISNA(ORG.LIBREOFFICE.REGEX([$Input.E5];&quot;\d+.green&quot;;;1));&quot;&quot;;ORG.LIBREOFFICE.REGEX([$Input.E5];&quot;\d+.green&quot;;;1)))" office:value-type="string" office:string-value="5 green" calcext:value-type="string">
            <text:p>5 green</text:p>
          </table:table-cell>
          <table:table-cell table:style-name="ce2" table:formula="of:=IF(ISBLANK([$Input.F5]);&quot;&quot;;IF(ISNA(ORG.LIBREOFFICE.REGEX([$Input.F5];&quot;\d+.red&quot;;;1));&quot;&quot;;ORG.LIBREOFFICE.REGEX([$Input.F5];&quot;\d+.red&quot;;;1)))" office:value-type="string" office:string-value="6 red" calcext:value-type="string">
            <text:p>6 red</text:p>
          </table:table-cell>
          <table:table-cell table:style-name="ce2" table:formula="of:=IF(ISBLANK([$Input.F5]);&quot;&quot;;IF(ISNA(ORG.LIBREOFFICE.REGEX([$Input.F5];&quot;\d+.blue&quot;;;1));&quot;&quot;;ORG.LIBREOFFICE.REGEX([$Input.F5];&quot;\d+.blue&quot;;;1)))" office:value-type="string" office:string-value="4 blue" calcext:value-type="string">
            <text:p>4 blue</text:p>
          </table:table-cell>
          <table:table-cell table:style-name="ce2" table:formula="of:=IF(ISBLANK([$Input.F5]);&quot;&quot;;IF(ISNA(ORG.LIBREOFFICE.REGEX([$Input.F5];&quot;\d+.green&quot;;;1));&quot;&quot;;ORG.LIBREOFFICE.REGEX([$Input.F5];&quot;\d+.green&quot;;;1)))" office:value-type="string" office:string-value="7 green" calcext:value-type="string">
            <text:p>7 green</text:p>
          </table:table-cell>
          <table:table-cell table:style-name="ce2" table:formula="of:=IF(ISBLANK([$Input.G5]);&quot;&quot;;IF(ISNA(ORG.LIBREOFFICE.REGEX([$Input.G5];&quot;\d+.red&quot;;;1));&quot;&quot;;ORG.LIBREOFFICE.REGEX([$Input.G5];&quot;\d+.red&quot;;;1)))">
            <text:p/>
          </table:table-cell>
          <table:table-cell table:style-name="ce2" table:formula="of:=IF(ISBLANK([$Input.G5]);&quot;&quot;;IF(ISNA(ORG.LIBREOFFICE.REGEX([$Input.G5];&quot;\d+.blue&quot;;;1));&quot;&quot;;ORG.LIBREOFFICE.REGEX([$Input.G5];&quot;\d+.blue&quot;;;1)))" office:value-type="string" office:string-value="10 blue" calcext:value-type="string">
            <text:p>10 blue</text:p>
          </table:table-cell>
          <table:table-cell table:style-name="ce2" table:formula="of:=IF(ISBLANK([$Input.G5]);&quot;&quot;;IF(ISNA(ORG.LIBREOFFICE.REGEX([$Input.G5];&quot;\d+.green&quot;;;1));&quot;&quot;;ORG.LIBREOFFICE.REGEX([$Input.G5];&quot;\d+.green&quot;;;1)))" office:value-type="string" office:string-value="3 green" calcext:value-type="string">
            <text:p>3 green</text:p>
          </table:table-cell>
          <table:table-cell/>
          <table:table-cell table:style-name="ce6" table:formula="of:=IF([.C7]=&quot;&quot;;1;IF(ISNA([.C7]);1;IF(NUMBERVALUE(ORG.LIBREOFFICE.REGEX([.C7];&quot;\d+&quot;;))&gt;12;0;1)))" office:value-type="float" office:value="1" calcext:value-type="float">
            <text:p>1</text:p>
          </table:table-cell>
          <table:table-cell table:style-name="ce3" table:formula="of:=IF([.E7]=&quot;&quot;;1;IF(ISNA([.E7]);1;IF(NUMBERVALUE(ORG.LIBREOFFICE.REGEX([.E7];&quot;\d+&quot;;))&gt;13;0;1)))" office:value-type="float" office:value="1" calcext:value-type="float">
            <text:p>1</text:p>
          </table:table-cell>
          <table:table-cell table:style-name="ce12" table:formula="of:=IF([.D7]=&quot;&quot;;1;IF(ISNA([.D7]);1;IF(NUMBERVALUE(ORG.LIBREOFFICE.REGEX([.D7];&quot;\d+&quot;;))&gt;14;0;1)))" office:value-type="float" office:value="1" calcext:value-type="float">
            <text:p>1</text:p>
          </table:table-cell>
          <table:table-cell table:style-name="ce6" table:formula="of:=IF([.F7]=&quot;&quot;;1;IF(ISNA([.F7]);1;IF(NUMBERVALUE(ORG.LIBREOFFICE.REGEX([.F7];&quot;\d+&quot;;))&gt;12;0;1)))" office:value-type="float" office:value="1" calcext:value-type="float">
            <text:p>1</text:p>
          </table:table-cell>
          <table:table-cell table:style-name="ce3" table:formula="of:=IF([.H7]=&quot;&quot;;1;IF(ISNA([.H7]);1;IF(NUMBERVALUE(ORG.LIBREOFFICE.REGEX([.H7];&quot;\d+&quot;;))&gt;13;0;1)))" office:value-type="float" office:value="1" calcext:value-type="float">
            <text:p>1</text:p>
          </table:table-cell>
          <table:table-cell table:style-name="ce12" table:formula="of:=IF([.G7]=&quot;&quot;;1;IF(ISNA([.G7]);1;IF(NUMBERVALUE(ORG.LIBREOFFICE.REGEX([.G7];&quot;\d+&quot;;))&gt;14;0;1)))" office:value-type="float" office:value="0" calcext:value-type="float">
            <text:p>0</text:p>
          </table:table-cell>
          <table:table-cell table:style-name="ce6" table:formula="of:=IF([.I7]=&quot;&quot;;1;IF(ISNA([.I7]);1;IF(NUMBERVALUE(ORG.LIBREOFFICE.REGEX([.I7];&quot;\d+&quot;;))&gt;12;0;1)))" office:value-type="float" office:value="1" calcext:value-type="float">
            <text:p>1</text:p>
          </table:table-cell>
          <table:table-cell table:style-name="ce3" table:formula="of:=IF([.K7]=&quot;&quot;;1;IF(ISNA([.K7]);1;IF(NUMBERVALUE(ORG.LIBREOFFICE.REGEX([.K7];&quot;\d+&quot;;))&gt;13;0;1)))" office:value-type="float" office:value="1" calcext:value-type="float">
            <text:p>1</text:p>
          </table:table-cell>
          <table:table-cell table:style-name="ce12" table:formula="of:=IF([.J7]=&quot;&quot;;1;IF(ISNA([.J7]);1;IF(NUMBERVALUE(ORG.LIBREOFFICE.REGEX([.J7];&quot;\d+&quot;;))&gt;14;0;1)))" office:value-type="float" office:value="0" calcext:value-type="float">
            <text:p>0</text:p>
          </table:table-cell>
          <table:table-cell table:style-name="ce6" table:formula="of:=IF([.L7]=&quot;&quot;;1;IF(ISNA([.L7]);1;IF(NUMBERVALUE(ORG.LIBREOFFICE.REGEX([.L7];&quot;\d+&quot;;))&gt;12;0;1)))" office:value-type="float" office:value="1" calcext:value-type="float">
            <text:p>1</text:p>
          </table:table-cell>
          <table:table-cell table:style-name="ce3" table:formula="of:=IF([.N7]=&quot;&quot;;1;IF(ISNA([.N7]);1;IF(NUMBERVALUE(ORG.LIBREOFFICE.REGEX([.N7];&quot;\d+&quot;;))&gt;13;0;1)))" office:value-type="float" office:value="1" calcext:value-type="float">
            <text:p>1</text:p>
          </table:table-cell>
          <table:table-cell table:style-name="ce12" table:formula="of:=IF([.M7]=&quot;&quot;;1;IF(ISNA([.M7]);1;IF(NUMBERVALUE(ORG.LIBREOFFICE.REGEX([.M7];&quot;\d+&quot;;))&gt;14;0;1)))" office:value-type="float" office:value="1" calcext:value-type="float">
            <text:p>1</text:p>
          </table:table-cell>
          <table:table-cell table:style-name="ce6" table:formula="of:=IF([.O7]=&quot;&quot;;1;IF(ISNA([.O7]);1;IF(NUMBERVALUE(ORG.LIBREOFFICE.REGEX([.O7];&quot;\d+&quot;;))&gt;12;0;1)))" office:value-type="float" office:value="1" calcext:value-type="float">
            <text:p>1</text:p>
          </table:table-cell>
          <table:table-cell table:style-name="ce3" table:formula="of:=IF([.Q7]=&quot;&quot;;1;IF(ISNA([.Q7]);1;IF(NUMBERVALUE(ORG.LIBREOFFICE.REGEX([.Q7];&quot;\d+&quot;;))&gt;13;0;1)))" office:value-type="float" office:value="1" calcext:value-type="float">
            <text:p>1</text:p>
          </table:table-cell>
          <table:table-cell table:style-name="ce12" table:formula="of:=IF([.P7]=&quot;&quot;;1;IF(ISNA([.P7]);1;IF(NUMBERVALUE(ORG.LIBREOFFICE.REGEX([.P7];&quot;\d+&quot;;))&gt;14;0;1)))" office:value-type="float" office:value="1" calcext:value-type="float">
            <text:p>1</text:p>
          </table:table-cell>
          <table:table-cell table:style-name="ce6" table:formula="of:=IF([.R7]=&quot;&quot;;1;IF(ISNA([.R7]);1;IF(NUMBERVALUE(ORG.LIBREOFFICE.REGEX([.R7];&quot;\d+&quot;;))&gt;12;0;1)))" office:value-type="float" office:value="1" calcext:value-type="float">
            <text:p>1</text:p>
          </table:table-cell>
          <table:table-cell table:style-name="ce3" table:formula="of:=IF([.T7]=&quot;&quot;;1;IF(ISNA([.T7]);1;IF(NUMBERVALUE(ORG.LIBREOFFICE.REGEX([.T7];&quot;\d+&quot;;))&gt;13;0;1)))" office:value-type="float" office:value="1" calcext:value-type="float">
            <text:p>1</text:p>
          </table:table-cell>
          <table:table-cell table:style-name="ce12" table:formula="of:=IF([.S7]=&quot;&quot;;1;IF(ISNA([.S7]);1;IF(NUMBERVALUE(ORG.LIBREOFFICE.REGEX([.S7];&quot;\d+&quot;;))&gt;14;0;1)))" office:value-type="float" office:value="1" calcext:value-type="float">
            <text:p>1</text:p>
          </table:table-cell>
          <table:table-cell table:style-name="ce3" table:formula="of:=IF([.V7]=0;0;IF([.W7]=0;0;IF([.X7]=0;0;IF([.Y7]=0;0;IF([.Z7]=0;0;IF([.AA7]=0;0;IF([.AB7]=0;0;IF([.AC7]=0;0;IF([.AD7]=0;0;IF([.AE7]=0;0;IF([.AF7]=0;0;IF([.AG7]=0;0;IF([.AH7]=0;0;IF([.AI7]=0;0;IF([.AJ7]=0;0;IF([.AK7]=0;0;IF([.AL7]=0;0;IF([.AM7]=0;0;1))))))))))))))))))" office:value-type="float" office:value="0" calcext:value-type="float">
            <text:p>0</text:p>
          </table:table-cell>
          <table:table-cell table:style-name="ce3" table:formula="of:=IF([.AN7]=1;NUMBERVALUE(ORG.LIBREOFFICE.REGEX([.A7];&quot;\d+&quot;));&quot;&quot;)">
            <text:p/>
          </table:table-cell>
          <table:table-cell/>
        </table:table-row>
        <table:table-row table:style-name="ro1">
          <table:table-cell table:formula="of:=[$Input.A6]" office:value-type="string" office:string-value="Game 6" calcext:value-type="string">
            <text:p>Game 6</text:p>
          </table:table-cell>
          <table:table-cell table:style-name="ce3" table:formula="of:=COUNTIF([$Input.B6:.G6];&quot;&lt;&gt;&quot;)" office:value-type="float" office:value="6" calcext:value-type="float">
            <text:p>6</text:p>
          </table:table-cell>
          <table:table-cell table:style-name="ce2" table:formula="of:=IF(ISBLANK([$Input.B6]);&quot;&quot;;IF(ISNA(ORG.LIBREOFFICE.REGEX([$Input.B6];&quot;\d+.red&quot;;;1));&quot;&quot;;ORG.LIBREOFFICE.REGEX([$Input.B6];&quot;\d+.red&quot;;;1)))" office:value-type="string" office:string-value="11 red" calcext:value-type="string">
            <text:p>11 red</text:p>
          </table:table-cell>
          <table:table-cell table:style-name="ce2" table:formula="of:=IF(ISBLANK([$Input.B6]);&quot;&quot;;IF(ISNA(ORG.LIBREOFFICE.REGEX([$Input.B6];&quot;\d+.blue&quot;;;1));&quot;&quot;;ORG.LIBREOFFICE.REGEX([$Input.B6];&quot;\d+.blue&quot;;;1)))" office:value-type="string" office:string-value="2 blue" calcext:value-type="string">
            <text:p>2 blue</text:p>
          </table:table-cell>
          <table:table-cell table:style-name="ce2" table:formula="of:=IF(ISBLANK([$Input.B6]);&quot;&quot;;IF(ISNA(ORG.LIBREOFFICE.REGEX([$Input.B6];&quot;\d+.green&quot;;;1));&quot;&quot;;ORG.LIBREOFFICE.REGEX([$Input.B6];&quot;\d+.green&quot;;;1)))" office:value-type="string" office:string-value="6 green" calcext:value-type="string">
            <text:p>6 green</text:p>
          </table:table-cell>
          <table:table-cell table:style-name="ce2" table:formula="of:=IF(ISBLANK([$Input.C6]);&quot;&quot;;IF(ISNA(ORG.LIBREOFFICE.REGEX([$Input.C6];&quot;\d+.red&quot;;;1));&quot;&quot;;ORG.LIBREOFFICE.REGEX([$Input.C6];&quot;\d+.red&quot;;;1)))" office:value-type="string" office:string-value="9 red" calcext:value-type="string">
            <text:p>9 red</text:p>
          </table:table-cell>
          <table:table-cell table:style-name="ce2" table:formula="of:=IF(ISBLANK([$Input.C6]);&quot;&quot;;IF(ISNA(ORG.LIBREOFFICE.REGEX([$Input.C6];&quot;\d+.blue&quot;;;1));&quot;&quot;;ORG.LIBREOFFICE.REGEX([$Input.C6];&quot;\d+.blue&quot;;;1)))" office:value-type="string" office:string-value="2 blue" calcext:value-type="string">
            <text:p>2 blue</text:p>
          </table:table-cell>
          <table:table-cell table:style-name="ce2" table:formula="of:=IF(ISBLANK([$Input.C6]);&quot;&quot;;IF(ISNA(ORG.LIBREOFFICE.REGEX([$Input.C6];&quot;\d+.green&quot;;;1));&quot;&quot;;ORG.LIBREOFFICE.REGEX([$Input.C6];&quot;\d+.green&quot;;;1)))" office:value-type="string" office:string-value="4 green" calcext:value-type="string">
            <text:p>4 green</text:p>
          </table:table-cell>
          <table:table-cell table:style-name="ce2" table:formula="of:=IF(ISBLANK([$Input.D6]);&quot;&quot;;IF(ISNA(ORG.LIBREOFFICE.REGEX([$Input.D6];&quot;\d+.red&quot;;;1));&quot;&quot;;ORG.LIBREOFFICE.REGEX([$Input.D6];&quot;\d+.red&quot;;;1)))" office:value-type="string" office:string-value="12 red" calcext:value-type="string">
            <text:p>12 red</text:p>
          </table:table-cell>
          <table:table-cell table:style-name="ce2" table:formula="of:=IF(ISBLANK([$Input.D6]);&quot;&quot;;IF(ISNA(ORG.LIBREOFFICE.REGEX([$Input.D6];&quot;\d+.blue&quot;;;1));&quot;&quot;;ORG.LIBREOFFICE.REGEX([$Input.D6];&quot;\d+.blue&quot;;;1)))" office:value-type="string" office:string-value="3 blue" calcext:value-type="string">
            <text:p>3 blue</text:p>
          </table:table-cell>
          <table:table-cell table:style-name="ce2" table:formula="of:=IF(ISBLANK([$Input.D6]);&quot;&quot;;IF(ISNA(ORG.LIBREOFFICE.REGEX([$Input.D6];&quot;\d+.green&quot;;;1));&quot;&quot;;ORG.LIBREOFFICE.REGEX([$Input.D6];&quot;\d+.green&quot;;;1)))" office:value-type="string" office:string-value="8 green" calcext:value-type="string">
            <text:p>8 green</text:p>
          </table:table-cell>
          <table:table-cell table:style-name="ce2" table:formula="of:=IF(ISBLANK([$Input.E6]);&quot;&quot;;IF(ISNA(ORG.LIBREOFFICE.REGEX([$Input.E6];&quot;\d+.red&quot;;;1));&quot;&quot;;ORG.LIBREOFFICE.REGEX([$Input.E6];&quot;\d+.red&quot;;;1)))" office:value-type="string" office:string-value="5 red" calcext:value-type="string">
            <text:p>5 red</text:p>
          </table:table-cell>
          <table:table-cell table:style-name="ce2" table:formula="of:=IF(ISBLANK([$Input.E6]);&quot;&quot;;IF(ISNA(ORG.LIBREOFFICE.REGEX([$Input.E6];&quot;\d+.blue&quot;;;1));&quot;&quot;;ORG.LIBREOFFICE.REGEX([$Input.E6];&quot;\d+.blue&quot;;;1)))" office:value-type="string" office:string-value="4 blue" calcext:value-type="string">
            <text:p>4 blue</text:p>
          </table:table-cell>
          <table:table-cell table:style-name="ce2" table:formula="of:=IF(ISBLANK([$Input.E6]);&quot;&quot;;IF(ISNA(ORG.LIBREOFFICE.REGEX([$Input.E6];&quot;\d+.green&quot;;;1));&quot;&quot;;ORG.LIBREOFFICE.REGEX([$Input.E6];&quot;\d+.green&quot;;;1)))" office:value-type="string" office:string-value="11 green" calcext:value-type="string">
            <text:p>11 green</text:p>
          </table:table-cell>
          <table:table-cell table:style-name="ce2" table:formula="of:=IF(ISBLANK([$Input.F6]);&quot;&quot;;IF(ISNA(ORG.LIBREOFFICE.REGEX([$Input.F6];&quot;\d+.red&quot;;;1));&quot;&quot;;ORG.LIBREOFFICE.REGEX([$Input.F6];&quot;\d+.red&quot;;;1)))" office:value-type="string" office:string-value="9 red" calcext:value-type="string">
            <text:p>9 red</text:p>
          </table:table-cell>
          <table:table-cell table:style-name="ce2" table:formula="of:=IF(ISBLANK([$Input.F6]);&quot;&quot;;IF(ISNA(ORG.LIBREOFFICE.REGEX([$Input.F6];&quot;\d+.blue&quot;;;1));&quot;&quot;;ORG.LIBREOFFICE.REGEX([$Input.F6];&quot;\d+.blue&quot;;;1)))" office:value-type="string" office:string-value="2 blue" calcext:value-type="string">
            <text:p>2 blue</text:p>
          </table:table-cell>
          <table:table-cell table:style-name="ce2" table:formula="of:=IF(ISBLANK([$Input.F6]);&quot;&quot;;IF(ISNA(ORG.LIBREOFFICE.REGEX([$Input.F6];&quot;\d+.green&quot;;;1));&quot;&quot;;ORG.LIBREOFFICE.REGEX([$Input.F6];&quot;\d+.green&quot;;;1)))" office:value-type="string" office:string-value="13 green" calcext:value-type="string">
            <text:p>13 green</text:p>
          </table:table-cell>
          <table:table-cell table:style-name="ce2" table:formula="of:=IF(ISBLANK([$Input.G6]);&quot;&quot;;IF(ISNA(ORG.LIBREOFFICE.REGEX([$Input.G6];&quot;\d+.red&quot;;;1));&quot;&quot;;ORG.LIBREOFFICE.REGEX([$Input.G6];&quot;\d+.red&quot;;;1)))" office:value-type="string" office:string-value="15 red" calcext:value-type="string">
            <text:p>15 red</text:p>
          </table:table-cell>
          <table:table-cell table:style-name="ce2" table:formula="of:=IF(ISBLANK([$Input.G6]);&quot;&quot;;IF(ISNA(ORG.LIBREOFFICE.REGEX([$Input.G6];&quot;\d+.blue&quot;;;1));&quot;&quot;;ORG.LIBREOFFICE.REGEX([$Input.G6];&quot;\d+.blue&quot;;;1)))" office:value-type="string" office:string-value="3 blue" calcext:value-type="string">
            <text:p>3 blue</text:p>
          </table:table-cell>
          <table:table-cell table:style-name="ce2" table:formula="of:=IF(ISBLANK([$Input.G6]);&quot;&quot;;IF(ISNA(ORG.LIBREOFFICE.REGEX([$Input.G6];&quot;\d+.green&quot;;;1));&quot;&quot;;ORG.LIBREOFFICE.REGEX([$Input.G6];&quot;\d+.green&quot;;;1)))" office:value-type="string" office:string-value="7 green" calcext:value-type="string">
            <text:p>7 green</text:p>
          </table:table-cell>
          <table:table-cell/>
          <table:table-cell table:style-name="ce6" table:formula="of:=IF([.C8]=&quot;&quot;;1;IF(ISNA([.C8]);1;IF(NUMBERVALUE(ORG.LIBREOFFICE.REGEX([.C8];&quot;\d+&quot;;))&gt;12;0;1)))" office:value-type="float" office:value="1" calcext:value-type="float">
            <text:p>1</text:p>
          </table:table-cell>
          <table:table-cell table:style-name="ce3" table:formula="of:=IF([.E8]=&quot;&quot;;1;IF(ISNA([.E8]);1;IF(NUMBERVALUE(ORG.LIBREOFFICE.REGEX([.E8];&quot;\d+&quot;;))&gt;13;0;1)))" office:value-type="float" office:value="1" calcext:value-type="float">
            <text:p>1</text:p>
          </table:table-cell>
          <table:table-cell table:style-name="ce12" table:formula="of:=IF([.D8]=&quot;&quot;;1;IF(ISNA([.D8]);1;IF(NUMBERVALUE(ORG.LIBREOFFICE.REGEX([.D8];&quot;\d+&quot;;))&gt;14;0;1)))" office:value-type="float" office:value="1" calcext:value-type="float">
            <text:p>1</text:p>
          </table:table-cell>
          <table:table-cell table:style-name="ce6" table:formula="of:=IF([.F8]=&quot;&quot;;1;IF(ISNA([.F8]);1;IF(NUMBERVALUE(ORG.LIBREOFFICE.REGEX([.F8];&quot;\d+&quot;;))&gt;12;0;1)))" office:value-type="float" office:value="1" calcext:value-type="float">
            <text:p>1</text:p>
          </table:table-cell>
          <table:table-cell table:style-name="ce3" table:formula="of:=IF([.H8]=&quot;&quot;;1;IF(ISNA([.H8]);1;IF(NUMBERVALUE(ORG.LIBREOFFICE.REGEX([.H8];&quot;\d+&quot;;))&gt;13;0;1)))" office:value-type="float" office:value="1" calcext:value-type="float">
            <text:p>1</text:p>
          </table:table-cell>
          <table:table-cell table:style-name="ce12" table:formula="of:=IF([.G8]=&quot;&quot;;1;IF(ISNA([.G8]);1;IF(NUMBERVALUE(ORG.LIBREOFFICE.REGEX([.G8];&quot;\d+&quot;;))&gt;14;0;1)))" office:value-type="float" office:value="1" calcext:value-type="float">
            <text:p>1</text:p>
          </table:table-cell>
          <table:table-cell table:style-name="ce6" table:formula="of:=IF([.I8]=&quot;&quot;;1;IF(ISNA([.I8]);1;IF(NUMBERVALUE(ORG.LIBREOFFICE.REGEX([.I8];&quot;\d+&quot;;))&gt;12;0;1)))" office:value-type="float" office:value="1" calcext:value-type="float">
            <text:p>1</text:p>
          </table:table-cell>
          <table:table-cell table:style-name="ce3" table:formula="of:=IF([.K8]=&quot;&quot;;1;IF(ISNA([.K8]);1;IF(NUMBERVALUE(ORG.LIBREOFFICE.REGEX([.K8];&quot;\d+&quot;;))&gt;13;0;1)))" office:value-type="float" office:value="1" calcext:value-type="float">
            <text:p>1</text:p>
          </table:table-cell>
          <table:table-cell table:style-name="ce12" table:formula="of:=IF([.J8]=&quot;&quot;;1;IF(ISNA([.J8]);1;IF(NUMBERVALUE(ORG.LIBREOFFICE.REGEX([.J8];&quot;\d+&quot;;))&gt;14;0;1)))" office:value-type="float" office:value="1" calcext:value-type="float">
            <text:p>1</text:p>
          </table:table-cell>
          <table:table-cell table:style-name="ce6" table:formula="of:=IF([.L8]=&quot;&quot;;1;IF(ISNA([.L8]);1;IF(NUMBERVALUE(ORG.LIBREOFFICE.REGEX([.L8];&quot;\d+&quot;;))&gt;12;0;1)))" office:value-type="float" office:value="1" calcext:value-type="float">
            <text:p>1</text:p>
          </table:table-cell>
          <table:table-cell table:style-name="ce3" table:formula="of:=IF([.N8]=&quot;&quot;;1;IF(ISNA([.N8]);1;IF(NUMBERVALUE(ORG.LIBREOFFICE.REGEX([.N8];&quot;\d+&quot;;))&gt;13;0;1)))" office:value-type="float" office:value="1" calcext:value-type="float">
            <text:p>1</text:p>
          </table:table-cell>
          <table:table-cell table:style-name="ce12" table:formula="of:=IF([.M8]=&quot;&quot;;1;IF(ISNA([.M8]);1;IF(NUMBERVALUE(ORG.LIBREOFFICE.REGEX([.M8];&quot;\d+&quot;;))&gt;14;0;1)))" office:value-type="float" office:value="1" calcext:value-type="float">
            <text:p>1</text:p>
          </table:table-cell>
          <table:table-cell table:style-name="ce6" table:formula="of:=IF([.O8]=&quot;&quot;;1;IF(ISNA([.O8]);1;IF(NUMBERVALUE(ORG.LIBREOFFICE.REGEX([.O8];&quot;\d+&quot;;))&gt;12;0;1)))" office:value-type="float" office:value="1" calcext:value-type="float">
            <text:p>1</text:p>
          </table:table-cell>
          <table:table-cell table:style-name="ce3" table:formula="of:=IF([.Q8]=&quot;&quot;;1;IF(ISNA([.Q8]);1;IF(NUMBERVALUE(ORG.LIBREOFFICE.REGEX([.Q8];&quot;\d+&quot;;))&gt;13;0;1)))" office:value-type="float" office:value="1" calcext:value-type="float">
            <text:p>1</text:p>
          </table:table-cell>
          <table:table-cell table:style-name="ce12" table:formula="of:=IF([.P8]=&quot;&quot;;1;IF(ISNA([.P8]);1;IF(NUMBERVALUE(ORG.LIBREOFFICE.REGEX([.P8];&quot;\d+&quot;;))&gt;14;0;1)))" office:value-type="float" office:value="1" calcext:value-type="float">
            <text:p>1</text:p>
          </table:table-cell>
          <table:table-cell table:style-name="ce6" table:formula="of:=IF([.R8]=&quot;&quot;;1;IF(ISNA([.R8]);1;IF(NUMBERVALUE(ORG.LIBREOFFICE.REGEX([.R8];&quot;\d+&quot;;))&gt;12;0;1)))" office:value-type="float" office:value="0" calcext:value-type="float">
            <text:p>0</text:p>
          </table:table-cell>
          <table:table-cell table:style-name="ce3" table:formula="of:=IF([.T8]=&quot;&quot;;1;IF(ISNA([.T8]);1;IF(NUMBERVALUE(ORG.LIBREOFFICE.REGEX([.T8];&quot;\d+&quot;;))&gt;13;0;1)))" office:value-type="float" office:value="1" calcext:value-type="float">
            <text:p>1</text:p>
          </table:table-cell>
          <table:table-cell table:style-name="ce12" table:formula="of:=IF([.S8]=&quot;&quot;;1;IF(ISNA([.S8]);1;IF(NUMBERVALUE(ORG.LIBREOFFICE.REGEX([.S8];&quot;\d+&quot;;))&gt;14;0;1)))" office:value-type="float" office:value="1" calcext:value-type="float">
            <text:p>1</text:p>
          </table:table-cell>
          <table:table-cell table:style-name="ce3" table:formula="of:=IF([.V8]=0;0;IF([.W8]=0;0;IF([.X8]=0;0;IF([.Y8]=0;0;IF([.Z8]=0;0;IF([.AA8]=0;0;IF([.AB8]=0;0;IF([.AC8]=0;0;IF([.AD8]=0;0;IF([.AE8]=0;0;IF([.AF8]=0;0;IF([.AG8]=0;0;IF([.AH8]=0;0;IF([.AI8]=0;0;IF([.AJ8]=0;0;IF([.AK8]=0;0;IF([.AL8]=0;0;IF([.AM8]=0;0;1))))))))))))))))))" office:value-type="float" office:value="0" calcext:value-type="float">
            <text:p>0</text:p>
          </table:table-cell>
          <table:table-cell table:style-name="ce3" table:formula="of:=IF([.AN8]=1;NUMBERVALUE(ORG.LIBREOFFICE.REGEX([.A8];&quot;\d+&quot;));&quot;&quot;)">
            <text:p/>
          </table:table-cell>
          <table:table-cell/>
        </table:table-row>
        <table:table-row table:style-name="ro1">
          <table:table-cell table:formula="of:=[$Input.A7]" office:value-type="string" office:string-value="Game 7" calcext:value-type="string">
            <text:p>Game 7</text:p>
          </table:table-cell>
          <table:table-cell table:style-name="ce3" table:formula="of:=COUNTIF([$Input.B7:.G7];&quot;&lt;&gt;&quot;)" office:value-type="float" office:value="6" calcext:value-type="float">
            <text:p>6</text:p>
          </table:table-cell>
          <table:table-cell table:style-name="ce2" table:formula="of:=IF(ISBLANK([$Input.B7]);&quot;&quot;;IF(ISNA(ORG.LIBREOFFICE.REGEX([$Input.B7];&quot;\d+.red&quot;;;1));&quot;&quot;;ORG.LIBREOFFICE.REGEX([$Input.B7];&quot;\d+.red&quot;;;1)))" office:value-type="string" office:string-value="2 red" calcext:value-type="string">
            <text:p>2 red</text:p>
          </table:table-cell>
          <table:table-cell table:style-name="ce2" table:formula="of:=IF(ISBLANK([$Input.B7]);&quot;&quot;;IF(ISNA(ORG.LIBREOFFICE.REGEX([$Input.B7];&quot;\d+.blue&quot;;;1));&quot;&quot;;ORG.LIBREOFFICE.REGEX([$Input.B7];&quot;\d+.blue&quot;;;1)))" office:value-type="string" office:string-value="12 blue" calcext:value-type="string">
            <text:p>12 blue</text:p>
          </table:table-cell>
          <table:table-cell table:style-name="ce2" table:formula="of:=IF(ISBLANK([$Input.B7]);&quot;&quot;;IF(ISNA(ORG.LIBREOFFICE.REGEX([$Input.B7];&quot;\d+.green&quot;;;1));&quot;&quot;;ORG.LIBREOFFICE.REGEX([$Input.B7];&quot;\d+.green&quot;;;1)))" office:value-type="string" office:string-value="9 green" calcext:value-type="string">
            <text:p>9 green</text:p>
          </table:table-cell>
          <table:table-cell table:style-name="ce2" table:formula="of:=IF(ISBLANK([$Input.C7]);&quot;&quot;;IF(ISNA(ORG.LIBREOFFICE.REGEX([$Input.C7];&quot;\d+.red&quot;;;1));&quot;&quot;;ORG.LIBREOFFICE.REGEX([$Input.C7];&quot;\d+.red&quot;;;1)))" office:value-type="string" office:string-value="6 red" calcext:value-type="string">
            <text:p>6 red</text:p>
          </table:table-cell>
          <table:table-cell table:style-name="ce2" table:formula="of:=IF(ISBLANK([$Input.C7]);&quot;&quot;;IF(ISNA(ORG.LIBREOFFICE.REGEX([$Input.C7];&quot;\d+.blue&quot;;;1));&quot;&quot;;ORG.LIBREOFFICE.REGEX([$Input.C7];&quot;\d+.blue&quot;;;1)))" office:value-type="string" office:string-value="14 blue" calcext:value-type="string">
            <text:p>14 blue</text:p>
          </table:table-cell>
          <table:table-cell table:style-name="ce2" table:formula="of:=IF(ISBLANK([$Input.C7]);&quot;&quot;;IF(ISNA(ORG.LIBREOFFICE.REGEX([$Input.C7];&quot;\d+.green&quot;;;1));&quot;&quot;;ORG.LIBREOFFICE.REGEX([$Input.C7];&quot;\d+.green&quot;;;1)))" office:value-type="string" office:string-value="1 green" calcext:value-type="string">
            <text:p>1 green</text:p>
          </table:table-cell>
          <table:table-cell table:style-name="ce2" table:formula="of:=IF(ISBLANK([$Input.D7]);&quot;&quot;;IF(ISNA(ORG.LIBREOFFICE.REGEX([$Input.D7];&quot;\d+.red&quot;;;1));&quot;&quot;;ORG.LIBREOFFICE.REGEX([$Input.D7];&quot;\d+.red&quot;;;1)))">
            <text:p/>
          </table:table-cell>
          <table:table-cell table:style-name="ce2" table:formula="of:=IF(ISBLANK([$Input.D7]);&quot;&quot;;IF(ISNA(ORG.LIBREOFFICE.REGEX([$Input.D7];&quot;\d+.blue&quot;;;1));&quot;&quot;;ORG.LIBREOFFICE.REGEX([$Input.D7];&quot;\d+.blue&quot;;;1)))" office:value-type="string" office:string-value="7 blue" calcext:value-type="string">
            <text:p>7 blue</text:p>
          </table:table-cell>
          <table:table-cell table:style-name="ce2" table:formula="of:=IF(ISBLANK([$Input.D7]);&quot;&quot;;IF(ISNA(ORG.LIBREOFFICE.REGEX([$Input.D7];&quot;\d+.green&quot;;;1));&quot;&quot;;ORG.LIBREOFFICE.REGEX([$Input.D7];&quot;\d+.green&quot;;;1)))" office:value-type="string" office:string-value="9 green" calcext:value-type="string">
            <text:p>9 green</text:p>
          </table:table-cell>
          <table:table-cell table:style-name="ce2" table:formula="of:=IF(ISBLANK([$Input.E7]);&quot;&quot;;IF(ISNA(ORG.LIBREOFFICE.REGEX([$Input.E7];&quot;\d+.red&quot;;;1));&quot;&quot;;ORG.LIBREOFFICE.REGEX([$Input.E7];&quot;\d+.red&quot;;;1)))" office:value-type="string" office:string-value="8 red" calcext:value-type="string">
            <text:p>8 red</text:p>
          </table:table-cell>
          <table:table-cell table:style-name="ce2" table:formula="of:=IF(ISBLANK([$Input.E7]);&quot;&quot;;IF(ISNA(ORG.LIBREOFFICE.REGEX([$Input.E7];&quot;\d+.blue&quot;;;1));&quot;&quot;;ORG.LIBREOFFICE.REGEX([$Input.E7];&quot;\d+.blue&quot;;;1)))" office:value-type="string" office:string-value="4 blue" calcext:value-type="string">
            <text:p>4 blue</text:p>
          </table:table-cell>
          <table:table-cell table:style-name="ce2" table:formula="of:=IF(ISBLANK([$Input.E7]);&quot;&quot;;IF(ISNA(ORG.LIBREOFFICE.REGEX([$Input.E7];&quot;\d+.green&quot;;;1));&quot;&quot;;ORG.LIBREOFFICE.REGEX([$Input.E7];&quot;\d+.green&quot;;;1)))" office:value-type="string" office:string-value="9 green" calcext:value-type="string">
            <text:p>9 green</text:p>
          </table:table-cell>
          <table:table-cell table:style-name="ce2" table:formula="of:=IF(ISBLANK([$Input.F7]);&quot;&quot;;IF(ISNA(ORG.LIBREOFFICE.REGEX([$Input.F7];&quot;\d+.red&quot;;;1));&quot;&quot;;ORG.LIBREOFFICE.REGEX([$Input.F7];&quot;\d+.red&quot;;;1)))" office:value-type="string" office:string-value="5 red" calcext:value-type="string">
            <text:p>5 red</text:p>
          </table:table-cell>
          <table:table-cell table:style-name="ce2" table:formula="of:=IF(ISBLANK([$Input.F7]);&quot;&quot;;IF(ISNA(ORG.LIBREOFFICE.REGEX([$Input.F7];&quot;\d+.blue&quot;;;1));&quot;&quot;;ORG.LIBREOFFICE.REGEX([$Input.F7];&quot;\d+.blue&quot;;;1)))" office:value-type="string" office:string-value="16 blue" calcext:value-type="string">
            <text:p>16 blue</text:p>
          </table:table-cell>
          <table:table-cell table:style-name="ce2" table:formula="of:=IF(ISBLANK([$Input.F7]);&quot;&quot;;IF(ISNA(ORG.LIBREOFFICE.REGEX([$Input.F7];&quot;\d+.green&quot;;;1));&quot;&quot;;ORG.LIBREOFFICE.REGEX([$Input.F7];&quot;\d+.green&quot;;;1)))" office:value-type="string" office:string-value="3 green" calcext:value-type="string">
            <text:p>3 green</text:p>
          </table:table-cell>
          <table:table-cell table:style-name="ce2" table:formula="of:=IF(ISBLANK([$Input.G7]);&quot;&quot;;IF(ISNA(ORG.LIBREOFFICE.REGEX([$Input.G7];&quot;\d+.red&quot;;;1));&quot;&quot;;ORG.LIBREOFFICE.REGEX([$Input.G7];&quot;\d+.red&quot;;;1)))" office:value-type="string" office:string-value="4 red" calcext:value-type="string">
            <text:p>4 red</text:p>
          </table:table-cell>
          <table:table-cell table:style-name="ce2" table:formula="of:=IF(ISBLANK([$Input.G7]);&quot;&quot;;IF(ISNA(ORG.LIBREOFFICE.REGEX([$Input.G7];&quot;\d+.blue&quot;;;1));&quot;&quot;;ORG.LIBREOFFICE.REGEX([$Input.G7];&quot;\d+.blue&quot;;;1)))">
            <text:p/>
          </table:table-cell>
          <table:table-cell table:style-name="ce2" table:formula="of:=IF(ISBLANK([$Input.G7]);&quot;&quot;;IF(ISNA(ORG.LIBREOFFICE.REGEX([$Input.G7];&quot;\d+.green&quot;;;1));&quot;&quot;;ORG.LIBREOFFICE.REGEX([$Input.G7];&quot;\d+.green&quot;;;1)))" office:value-type="string" office:string-value="8 green" calcext:value-type="string">
            <text:p>8 green</text:p>
          </table:table-cell>
          <table:table-cell/>
          <table:table-cell table:style-name="ce6" table:formula="of:=IF([.C9]=&quot;&quot;;1;IF(ISNA([.C9]);1;IF(NUMBERVALUE(ORG.LIBREOFFICE.REGEX([.C9];&quot;\d+&quot;;))&gt;12;0;1)))" office:value-type="float" office:value="1" calcext:value-type="float">
            <text:p>1</text:p>
          </table:table-cell>
          <table:table-cell table:style-name="ce3" table:formula="of:=IF([.E9]=&quot;&quot;;1;IF(ISNA([.E9]);1;IF(NUMBERVALUE(ORG.LIBREOFFICE.REGEX([.E9];&quot;\d+&quot;;))&gt;13;0;1)))" office:value-type="float" office:value="1" calcext:value-type="float">
            <text:p>1</text:p>
          </table:table-cell>
          <table:table-cell table:style-name="ce12" table:formula="of:=IF([.D9]=&quot;&quot;;1;IF(ISNA([.D9]);1;IF(NUMBERVALUE(ORG.LIBREOFFICE.REGEX([.D9];&quot;\d+&quot;;))&gt;14;0;1)))" office:value-type="float" office:value="1" calcext:value-type="float">
            <text:p>1</text:p>
          </table:table-cell>
          <table:table-cell table:style-name="ce6" table:formula="of:=IF([.F9]=&quot;&quot;;1;IF(ISNA([.F9]);1;IF(NUMBERVALUE(ORG.LIBREOFFICE.REGEX([.F9];&quot;\d+&quot;;))&gt;12;0;1)))" office:value-type="float" office:value="1" calcext:value-type="float">
            <text:p>1</text:p>
          </table:table-cell>
          <table:table-cell table:style-name="ce3" table:formula="of:=IF([.H9]=&quot;&quot;;1;IF(ISNA([.H9]);1;IF(NUMBERVALUE(ORG.LIBREOFFICE.REGEX([.H9];&quot;\d+&quot;;))&gt;13;0;1)))" office:value-type="float" office:value="1" calcext:value-type="float">
            <text:p>1</text:p>
          </table:table-cell>
          <table:table-cell table:style-name="ce12" table:formula="of:=IF([.G9]=&quot;&quot;;1;IF(ISNA([.G9]);1;IF(NUMBERVALUE(ORG.LIBREOFFICE.REGEX([.G9];&quot;\d+&quot;;))&gt;14;0;1)))" office:value-type="float" office:value="1" calcext:value-type="float">
            <text:p>1</text:p>
          </table:table-cell>
          <table:table-cell table:style-name="ce6" table:formula="of:=IF([.I9]=&quot;&quot;;1;IF(ISNA([.I9]);1;IF(NUMBERVALUE(ORG.LIBREOFFICE.REGEX([.I9];&quot;\d+&quot;;))&gt;12;0;1)))" office:value-type="float" office:value="1" calcext:value-type="float">
            <text:p>1</text:p>
          </table:table-cell>
          <table:table-cell table:style-name="ce3" table:formula="of:=IF([.K9]=&quot;&quot;;1;IF(ISNA([.K9]);1;IF(NUMBERVALUE(ORG.LIBREOFFICE.REGEX([.K9];&quot;\d+&quot;;))&gt;13;0;1)))" office:value-type="float" office:value="1" calcext:value-type="float">
            <text:p>1</text:p>
          </table:table-cell>
          <table:table-cell table:style-name="ce12" table:formula="of:=IF([.J9]=&quot;&quot;;1;IF(ISNA([.J9]);1;IF(NUMBERVALUE(ORG.LIBREOFFICE.REGEX([.J9];&quot;\d+&quot;;))&gt;14;0;1)))" office:value-type="float" office:value="1" calcext:value-type="float">
            <text:p>1</text:p>
          </table:table-cell>
          <table:table-cell table:style-name="ce6" table:formula="of:=IF([.L9]=&quot;&quot;;1;IF(ISNA([.L9]);1;IF(NUMBERVALUE(ORG.LIBREOFFICE.REGEX([.L9];&quot;\d+&quot;;))&gt;12;0;1)))" office:value-type="float" office:value="1" calcext:value-type="float">
            <text:p>1</text:p>
          </table:table-cell>
          <table:table-cell table:style-name="ce3" table:formula="of:=IF([.N9]=&quot;&quot;;1;IF(ISNA([.N9]);1;IF(NUMBERVALUE(ORG.LIBREOFFICE.REGEX([.N9];&quot;\d+&quot;;))&gt;13;0;1)))" office:value-type="float" office:value="1" calcext:value-type="float">
            <text:p>1</text:p>
          </table:table-cell>
          <table:table-cell table:style-name="ce12" table:formula="of:=IF([.M9]=&quot;&quot;;1;IF(ISNA([.M9]);1;IF(NUMBERVALUE(ORG.LIBREOFFICE.REGEX([.M9];&quot;\d+&quot;;))&gt;14;0;1)))" office:value-type="float" office:value="1" calcext:value-type="float">
            <text:p>1</text:p>
          </table:table-cell>
          <table:table-cell table:style-name="ce6" table:formula="of:=IF([.O9]=&quot;&quot;;1;IF(ISNA([.O9]);1;IF(NUMBERVALUE(ORG.LIBREOFFICE.REGEX([.O9];&quot;\d+&quot;;))&gt;12;0;1)))" office:value-type="float" office:value="1" calcext:value-type="float">
            <text:p>1</text:p>
          </table:table-cell>
          <table:table-cell table:style-name="ce3" table:formula="of:=IF([.Q9]=&quot;&quot;;1;IF(ISNA([.Q9]);1;IF(NUMBERVALUE(ORG.LIBREOFFICE.REGEX([.Q9];&quot;\d+&quot;;))&gt;13;0;1)))" office:value-type="float" office:value="1" calcext:value-type="float">
            <text:p>1</text:p>
          </table:table-cell>
          <table:table-cell table:style-name="ce12" table:formula="of:=IF([.P9]=&quot;&quot;;1;IF(ISNA([.P9]);1;IF(NUMBERVALUE(ORG.LIBREOFFICE.REGEX([.P9];&quot;\d+&quot;;))&gt;14;0;1)))" office:value-type="float" office:value="0" calcext:value-type="float">
            <text:p>0</text:p>
          </table:table-cell>
          <table:table-cell table:style-name="ce6" table:formula="of:=IF([.R9]=&quot;&quot;;1;IF(ISNA([.R9]);1;IF(NUMBERVALUE(ORG.LIBREOFFICE.REGEX([.R9];&quot;\d+&quot;;))&gt;12;0;1)))" office:value-type="float" office:value="1" calcext:value-type="float">
            <text:p>1</text:p>
          </table:table-cell>
          <table:table-cell table:style-name="ce3" table:formula="of:=IF([.T9]=&quot;&quot;;1;IF(ISNA([.T9]);1;IF(NUMBERVALUE(ORG.LIBREOFFICE.REGEX([.T9];&quot;\d+&quot;;))&gt;13;0;1)))" office:value-type="float" office:value="1" calcext:value-type="float">
            <text:p>1</text:p>
          </table:table-cell>
          <table:table-cell table:style-name="ce12" table:formula="of:=IF([.S9]=&quot;&quot;;1;IF(ISNA([.S9]);1;IF(NUMBERVALUE(ORG.LIBREOFFICE.REGEX([.S9];&quot;\d+&quot;;))&gt;14;0;1)))" office:value-type="float" office:value="1" calcext:value-type="float">
            <text:p>1</text:p>
          </table:table-cell>
          <table:table-cell table:style-name="ce3" table:formula="of:=IF([.V9]=0;0;IF([.W9]=0;0;IF([.X9]=0;0;IF([.Y9]=0;0;IF([.Z9]=0;0;IF([.AA9]=0;0;IF([.AB9]=0;0;IF([.AC9]=0;0;IF([.AD9]=0;0;IF([.AE9]=0;0;IF([.AF9]=0;0;IF([.AG9]=0;0;IF([.AH9]=0;0;IF([.AI9]=0;0;IF([.AJ9]=0;0;IF([.AK9]=0;0;IF([.AL9]=0;0;IF([.AM9]=0;0;1))))))))))))))))))" office:value-type="float" office:value="0" calcext:value-type="float">
            <text:p>0</text:p>
          </table:table-cell>
          <table:table-cell table:style-name="ce3" table:formula="of:=IF([.AN9]=1;NUMBERVALUE(ORG.LIBREOFFICE.REGEX([.A9];&quot;\d+&quot;));&quot;&quot;)">
            <text:p/>
          </table:table-cell>
          <table:table-cell/>
        </table:table-row>
        <table:table-row table:style-name="ro1">
          <table:table-cell table:formula="of:=[$Input.A8]" office:value-type="string" office:string-value="Game 8" calcext:value-type="string">
            <text:p>Game 8</text:p>
          </table:table-cell>
          <table:table-cell table:style-name="ce3" table:formula="of:=COUNTIF([$Input.B8:.G8];&quot;&lt;&gt;&quot;)" office:value-type="float" office:value="5" calcext:value-type="float">
            <text:p>5</text:p>
          </table:table-cell>
          <table:table-cell table:style-name="ce2" table:formula="of:=IF(ISBLANK([$Input.B8]);&quot;&quot;;IF(ISNA(ORG.LIBREOFFICE.REGEX([$Input.B8];&quot;\d+.red&quot;;;1));&quot;&quot;;ORG.LIBREOFFICE.REGEX([$Input.B8];&quot;\d+.red&quot;;;1)))" office:value-type="string" office:string-value="11 red" calcext:value-type="string">
            <text:p>11 red</text:p>
          </table:table-cell>
          <table:table-cell table:style-name="ce2" table:formula="of:=IF(ISBLANK([$Input.B8]);&quot;&quot;;IF(ISNA(ORG.LIBREOFFICE.REGEX([$Input.B8];&quot;\d+.blue&quot;;;1));&quot;&quot;;ORG.LIBREOFFICE.REGEX([$Input.B8];&quot;\d+.blue&quot;;;1)))" office:value-type="string" office:string-value="1 blue" calcext:value-type="string">
            <text:p>1 blue</text:p>
          </table:table-cell>
          <table:table-cell table:style-name="ce2" table:formula="of:=IF(ISBLANK([$Input.B8]);&quot;&quot;;IF(ISNA(ORG.LIBREOFFICE.REGEX([$Input.B8];&quot;\d+.green&quot;;;1));&quot;&quot;;ORG.LIBREOFFICE.REGEX([$Input.B8];&quot;\d+.green&quot;;;1)))" office:value-type="string" office:string-value="12 green" calcext:value-type="string">
            <text:p>12 green</text:p>
          </table:table-cell>
          <table:table-cell table:style-name="ce2" table:formula="of:=IF(ISBLANK([$Input.C8]);&quot;&quot;;IF(ISNA(ORG.LIBREOFFICE.REGEX([$Input.C8];&quot;\d+.red&quot;;;1));&quot;&quot;;ORG.LIBREOFFICE.REGEX([$Input.C8];&quot;\d+.red&quot;;;1)))" office:value-type="string" office:string-value="4 red" calcext:value-type="string">
            <text:p>4 red</text:p>
          </table:table-cell>
          <table:table-cell table:style-name="ce2" table:formula="of:=IF(ISBLANK([$Input.C8]);&quot;&quot;;IF(ISNA(ORG.LIBREOFFICE.REGEX([$Input.C8];&quot;\d+.blue&quot;;;1));&quot;&quot;;ORG.LIBREOFFICE.REGEX([$Input.C8];&quot;\d+.blue&quot;;;1)))">
            <text:p/>
          </table:table-cell>
          <table:table-cell table:style-name="ce2" table:formula="of:=IF(ISBLANK([$Input.C8]);&quot;&quot;;IF(ISNA(ORG.LIBREOFFICE.REGEX([$Input.C8];&quot;\d+.green&quot;;;1));&quot;&quot;;ORG.LIBREOFFICE.REGEX([$Input.C8];&quot;\d+.green&quot;;;1)))" office:value-type="string" office:string-value="7 green" calcext:value-type="string">
            <text:p>7 green</text:p>
          </table:table-cell>
          <table:table-cell table:style-name="ce2" table:formula="of:=IF(ISBLANK([$Input.D8]);&quot;&quot;;IF(ISNA(ORG.LIBREOFFICE.REGEX([$Input.D8];&quot;\d+.red&quot;;;1));&quot;&quot;;ORG.LIBREOFFICE.REGEX([$Input.D8];&quot;\d+.red&quot;;;1)))" office:value-type="string" office:string-value="11 red" calcext:value-type="string">
            <text:p>11 red</text:p>
          </table:table-cell>
          <table:table-cell table:style-name="ce2" table:formula="of:=IF(ISBLANK([$Input.D8]);&quot;&quot;;IF(ISNA(ORG.LIBREOFFICE.REGEX([$Input.D8];&quot;\d+.blue&quot;;;1));&quot;&quot;;ORG.LIBREOFFICE.REGEX([$Input.D8];&quot;\d+.blue&quot;;;1)))">
            <text:p/>
          </table:table-cell>
          <table:table-cell table:style-name="ce2" table:formula="of:=IF(ISBLANK([$Input.D8]);&quot;&quot;;IF(ISNA(ORG.LIBREOFFICE.REGEX([$Input.D8];&quot;\d+.green&quot;;;1));&quot;&quot;;ORG.LIBREOFFICE.REGEX([$Input.D8];&quot;\d+.green&quot;;;1)))" office:value-type="string" office:string-value="6 green" calcext:value-type="string">
            <text:p>6 green</text:p>
          </table:table-cell>
          <table:table-cell table:style-name="ce2" table:formula="of:=IF(ISBLANK([$Input.E8]);&quot;&quot;;IF(ISNA(ORG.LIBREOFFICE.REGEX([$Input.E8];&quot;\d+.red&quot;;;1));&quot;&quot;;ORG.LIBREOFFICE.REGEX([$Input.E8];&quot;\d+.red&quot;;;1)))">
            <text:p/>
          </table:table-cell>
          <table:table-cell table:style-name="ce2" table:formula="of:=IF(ISBLANK([$Input.E8]);&quot;&quot;;IF(ISNA(ORG.LIBREOFFICE.REGEX([$Input.E8];&quot;\d+.blue&quot;;;1));&quot;&quot;;ORG.LIBREOFFICE.REGEX([$Input.E8];&quot;\d+.blue&quot;;;1)))">
            <text:p/>
          </table:table-cell>
          <table:table-cell table:style-name="ce2" table:formula="of:=IF(ISBLANK([$Input.E8]);&quot;&quot;;IF(ISNA(ORG.LIBREOFFICE.REGEX([$Input.E8];&quot;\d+.green&quot;;;1));&quot;&quot;;ORG.LIBREOFFICE.REGEX([$Input.E8];&quot;\d+.green&quot;;;1)))" office:value-type="string" office:string-value="17 green" calcext:value-type="string">
            <text:p>17 green</text:p>
          </table:table-cell>
          <table:table-cell table:style-name="ce2" table:formula="of:=IF(ISBLANK([$Input.F8]);&quot;&quot;;IF(ISNA(ORG.LIBREOFFICE.REGEX([$Input.F8];&quot;\d+.red&quot;;;1));&quot;&quot;;ORG.LIBREOFFICE.REGEX([$Input.F8];&quot;\d+.red&quot;;;1)))" office:value-type="string" office:string-value="1 red" calcext:value-type="string">
            <text:p>1 red</text:p>
          </table:table-cell>
          <table:table-cell table:style-name="ce2" table:formula="of:=IF(ISBLANK([$Input.F8]);&quot;&quot;;IF(ISNA(ORG.LIBREOFFICE.REGEX([$Input.F8];&quot;\d+.blue&quot;;;1));&quot;&quot;;ORG.LIBREOFFICE.REGEX([$Input.F8];&quot;\d+.blue&quot;;;1)))">
            <text:p/>
          </table:table-cell>
          <table:table-cell table:style-name="ce2" table:formula="of:=IF(ISBLANK([$Input.F8]);&quot;&quot;;IF(ISNA(ORG.LIBREOFFICE.REGEX([$Input.F8];&quot;\d+.green&quot;;;1));&quot;&quot;;ORG.LIBREOFFICE.REGEX([$Input.F8];&quot;\d+.green&quot;;;1)))" office:value-type="string" office:string-value="15 green" calcext:value-type="string">
            <text:p>15 green</text:p>
          </table:table-cell>
          <table:table-cell table:style-name="ce2" table:formula="of:=IF(ISBLANK([$Input.G8]);&quot;&quot;;IF(ISNA(ORG.LIBREOFFICE.REGEX([$Input.G8];&quot;\d+.red&quot;;;1));&quot;&quot;;ORG.LIBREOFFICE.REGEX([$Input.G8];&quot;\d+.red&quot;;;1)))">
            <text:p/>
          </table:table-cell>
          <table:table-cell table:style-name="ce2" table:formula="of:=IF(ISBLANK([$Input.G8]);&quot;&quot;;IF(ISNA(ORG.LIBREOFFICE.REGEX([$Input.G8];&quot;\d+.blue&quot;;;1));&quot;&quot;;ORG.LIBREOFFICE.REGEX([$Input.G8];&quot;\d+.blue&quot;;;1)))">
            <text:p/>
          </table:table-cell>
          <table:table-cell table:style-name="ce2" table:formula="of:=IF(ISBLANK([$Input.G8]);&quot;&quot;;IF(ISNA(ORG.LIBREOFFICE.REGEX([$Input.G8];&quot;\d+.green&quot;;;1));&quot;&quot;;ORG.LIBREOFFICE.REGEX([$Input.G8];&quot;\d+.green&quot;;;1)))">
            <text:p/>
          </table:table-cell>
          <table:table-cell/>
          <table:table-cell table:style-name="ce6" table:formula="of:=IF([.C10]=&quot;&quot;;1;IF(ISNA([.C10]);1;IF(NUMBERVALUE(ORG.LIBREOFFICE.REGEX([.C10];&quot;\d+&quot;;))&gt;12;0;1)))" office:value-type="float" office:value="1" calcext:value-type="float">
            <text:p>1</text:p>
          </table:table-cell>
          <table:table-cell table:style-name="ce3" table:formula="of:=IF([.E10]=&quot;&quot;;1;IF(ISNA([.E10]);1;IF(NUMBERVALUE(ORG.LIBREOFFICE.REGEX([.E10];&quot;\d+&quot;;))&gt;13;0;1)))" office:value-type="float" office:value="1" calcext:value-type="float">
            <text:p>1</text:p>
          </table:table-cell>
          <table:table-cell table:style-name="ce12" table:formula="of:=IF([.D10]=&quot;&quot;;1;IF(ISNA([.D10]);1;IF(NUMBERVALUE(ORG.LIBREOFFICE.REGEX([.D10];&quot;\d+&quot;;))&gt;14;0;1)))" office:value-type="float" office:value="1" calcext:value-type="float">
            <text:p>1</text:p>
          </table:table-cell>
          <table:table-cell table:style-name="ce6" table:formula="of:=IF([.F10]=&quot;&quot;;1;IF(ISNA([.F10]);1;IF(NUMBERVALUE(ORG.LIBREOFFICE.REGEX([.F10];&quot;\d+&quot;;))&gt;12;0;1)))" office:value-type="float" office:value="1" calcext:value-type="float">
            <text:p>1</text:p>
          </table:table-cell>
          <table:table-cell table:style-name="ce3" table:formula="of:=IF([.H10]=&quot;&quot;;1;IF(ISNA([.H10]);1;IF(NUMBERVALUE(ORG.LIBREOFFICE.REGEX([.H10];&quot;\d+&quot;;))&gt;13;0;1)))" office:value-type="float" office:value="1" calcext:value-type="float">
            <text:p>1</text:p>
          </table:table-cell>
          <table:table-cell table:style-name="ce12" table:formula="of:=IF([.G10]=&quot;&quot;;1;IF(ISNA([.G10]);1;IF(NUMBERVALUE(ORG.LIBREOFFICE.REGEX([.G10];&quot;\d+&quot;;))&gt;14;0;1)))" office:value-type="float" office:value="1" calcext:value-type="float">
            <text:p>1</text:p>
          </table:table-cell>
          <table:table-cell table:style-name="ce6" table:formula="of:=IF([.I10]=&quot;&quot;;1;IF(ISNA([.I10]);1;IF(NUMBERVALUE(ORG.LIBREOFFICE.REGEX([.I10];&quot;\d+&quot;;))&gt;12;0;1)))" office:value-type="float" office:value="1" calcext:value-type="float">
            <text:p>1</text:p>
          </table:table-cell>
          <table:table-cell table:style-name="ce3" table:formula="of:=IF([.K10]=&quot;&quot;;1;IF(ISNA([.K10]);1;IF(NUMBERVALUE(ORG.LIBREOFFICE.REGEX([.K10];&quot;\d+&quot;;))&gt;13;0;1)))" office:value-type="float" office:value="1" calcext:value-type="float">
            <text:p>1</text:p>
          </table:table-cell>
          <table:table-cell table:style-name="ce12" table:formula="of:=IF([.J10]=&quot;&quot;;1;IF(ISNA([.J10]);1;IF(NUMBERVALUE(ORG.LIBREOFFICE.REGEX([.J10];&quot;\d+&quot;;))&gt;14;0;1)))" office:value-type="float" office:value="1" calcext:value-type="float">
            <text:p>1</text:p>
          </table:table-cell>
          <table:table-cell table:style-name="ce6" table:formula="of:=IF([.L10]=&quot;&quot;;1;IF(ISNA([.L10]);1;IF(NUMBERVALUE(ORG.LIBREOFFICE.REGEX([.L10];&quot;\d+&quot;;))&gt;12;0;1)))" office:value-type="float" office:value="1" calcext:value-type="float">
            <text:p>1</text:p>
          </table:table-cell>
          <table:table-cell table:style-name="ce3" table:formula="of:=IF([.N10]=&quot;&quot;;1;IF(ISNA([.N10]);1;IF(NUMBERVALUE(ORG.LIBREOFFICE.REGEX([.N10];&quot;\d+&quot;;))&gt;13;0;1)))" office:value-type="float" office:value="0" calcext:value-type="float">
            <text:p>0</text:p>
          </table:table-cell>
          <table:table-cell table:style-name="ce12" table:formula="of:=IF([.M10]=&quot;&quot;;1;IF(ISNA([.M10]);1;IF(NUMBERVALUE(ORG.LIBREOFFICE.REGEX([.M10];&quot;\d+&quot;;))&gt;14;0;1)))" office:value-type="float" office:value="1" calcext:value-type="float">
            <text:p>1</text:p>
          </table:table-cell>
          <table:table-cell table:style-name="ce6" table:formula="of:=IF([.O10]=&quot;&quot;;1;IF(ISNA([.O10]);1;IF(NUMBERVALUE(ORG.LIBREOFFICE.REGEX([.O10];&quot;\d+&quot;;))&gt;12;0;1)))" office:value-type="float" office:value="1" calcext:value-type="float">
            <text:p>1</text:p>
          </table:table-cell>
          <table:table-cell table:style-name="ce3" table:formula="of:=IF([.Q10]=&quot;&quot;;1;IF(ISNA([.Q10]);1;IF(NUMBERVALUE(ORG.LIBREOFFICE.REGEX([.Q10];&quot;\d+&quot;;))&gt;13;0;1)))" office:value-type="float" office:value="0" calcext:value-type="float">
            <text:p>0</text:p>
          </table:table-cell>
          <table:table-cell table:style-name="ce12" table:formula="of:=IF([.P10]=&quot;&quot;;1;IF(ISNA([.P10]);1;IF(NUMBERVALUE(ORG.LIBREOFFICE.REGEX([.P10];&quot;\d+&quot;;))&gt;14;0;1)))" office:value-type="float" office:value="1" calcext:value-type="float">
            <text:p>1</text:p>
          </table:table-cell>
          <table:table-cell table:style-name="ce6" table:formula="of:=IF([.R10]=&quot;&quot;;1;IF(ISNA([.R10]);1;IF(NUMBERVALUE(ORG.LIBREOFFICE.REGEX([.R10];&quot;\d+&quot;;))&gt;12;0;1)))" office:value-type="float" office:value="1" calcext:value-type="float">
            <text:p>1</text:p>
          </table:table-cell>
          <table:table-cell table:style-name="ce3" table:formula="of:=IF([.T10]=&quot;&quot;;1;IF(ISNA([.T10]);1;IF(NUMBERVALUE(ORG.LIBREOFFICE.REGEX([.T10];&quot;\d+&quot;;))&gt;13;0;1)))" office:value-type="float" office:value="1" calcext:value-type="float">
            <text:p>1</text:p>
          </table:table-cell>
          <table:table-cell table:style-name="ce12" table:formula="of:=IF([.S10]=&quot;&quot;;1;IF(ISNA([.S10]);1;IF(NUMBERVALUE(ORG.LIBREOFFICE.REGEX([.S10];&quot;\d+&quot;;))&gt;14;0;1)))" office:value-type="float" office:value="1" calcext:value-type="float">
            <text:p>1</text:p>
          </table:table-cell>
          <table:table-cell table:style-name="ce3" table:formula="of:=IF([.V10]=0;0;IF([.W10]=0;0;IF([.X10]=0;0;IF([.Y10]=0;0;IF([.Z10]=0;0;IF([.AA10]=0;0;IF([.AB10]=0;0;IF([.AC10]=0;0;IF([.AD10]=0;0;IF([.AE10]=0;0;IF([.AF10]=0;0;IF([.AG10]=0;0;IF([.AH10]=0;0;IF([.AI10]=0;0;IF([.AJ10]=0;0;IF([.AK10]=0;0;IF([.AL10]=0;0;IF([.AM10]=0;0;1))))))))))))))))))" office:value-type="float" office:value="0" calcext:value-type="float">
            <text:p>0</text:p>
          </table:table-cell>
          <table:table-cell table:style-name="ce3" table:formula="of:=IF([.AN10]=1;NUMBERVALUE(ORG.LIBREOFFICE.REGEX([.A10];&quot;\d+&quot;));&quot;&quot;)">
            <text:p/>
          </table:table-cell>
          <table:table-cell/>
        </table:table-row>
        <table:table-row table:style-name="ro1">
          <table:table-cell table:formula="of:=[$Input.A9]" office:value-type="string" office:string-value="Game 9" calcext:value-type="string">
            <text:p>Game 9</text:p>
          </table:table-cell>
          <table:table-cell table:style-name="ce3" table:formula="of:=COUNTIF([$Input.B9:.G9];&quot;&lt;&gt;&quot;)" office:value-type="float" office:value="4" calcext:value-type="float">
            <text:p>4</text:p>
          </table:table-cell>
          <table:table-cell table:style-name="ce2" table:formula="of:=IF(ISBLANK([$Input.B9]);&quot;&quot;;IF(ISNA(ORG.LIBREOFFICE.REGEX([$Input.B9];&quot;\d+.red&quot;;;1));&quot;&quot;;ORG.LIBREOFFICE.REGEX([$Input.B9];&quot;\d+.red&quot;;;1)))" office:value-type="string" office:string-value="1 red" calcext:value-type="string">
            <text:p>1 red</text:p>
          </table:table-cell>
          <table:table-cell table:style-name="ce2" table:formula="of:=IF(ISBLANK([$Input.B9]);&quot;&quot;;IF(ISNA(ORG.LIBREOFFICE.REGEX([$Input.B9];&quot;\d+.blue&quot;;;1));&quot;&quot;;ORG.LIBREOFFICE.REGEX([$Input.B9];&quot;\d+.blue&quot;;;1)))" office:value-type="string" office:string-value="12 blue" calcext:value-type="string">
            <text:p>12 blue</text:p>
          </table:table-cell>
          <table:table-cell table:style-name="ce2" table:formula="of:=IF(ISBLANK([$Input.B9]);&quot;&quot;;IF(ISNA(ORG.LIBREOFFICE.REGEX([$Input.B9];&quot;\d+.green&quot;;;1));&quot;&quot;;ORG.LIBREOFFICE.REGEX([$Input.B9];&quot;\d+.green&quot;;;1)))" office:value-type="string" office:string-value="1 green" calcext:value-type="string">
            <text:p>1 green</text:p>
          </table:table-cell>
          <table:table-cell table:style-name="ce2" table:formula="of:=IF(ISBLANK([$Input.C9]);&quot;&quot;;IF(ISNA(ORG.LIBREOFFICE.REGEX([$Input.C9];&quot;\d+.red&quot;;;1));&quot;&quot;;ORG.LIBREOFFICE.REGEX([$Input.C9];&quot;\d+.red&quot;;;1)))" office:value-type="string" office:string-value="12 red" calcext:value-type="string">
            <text:p>12 red</text:p>
          </table:table-cell>
          <table:table-cell table:style-name="ce2" table:formula="of:=IF(ISBLANK([$Input.C9]);&quot;&quot;;IF(ISNA(ORG.LIBREOFFICE.REGEX([$Input.C9];&quot;\d+.blue&quot;;;1));&quot;&quot;;ORG.LIBREOFFICE.REGEX([$Input.C9];&quot;\d+.blue&quot;;;1)))" office:value-type="string" office:string-value="6 blue" calcext:value-type="string">
            <text:p>6 blue</text:p>
          </table:table-cell>
          <table:table-cell table:style-name="ce2" table:formula="of:=IF(ISBLANK([$Input.C9]);&quot;&quot;;IF(ISNA(ORG.LIBREOFFICE.REGEX([$Input.C9];&quot;\d+.green&quot;;;1));&quot;&quot;;ORG.LIBREOFFICE.REGEX([$Input.C9];&quot;\d+.green&quot;;;1)))" office:value-type="string" office:string-value="3 green" calcext:value-type="string">
            <text:p>3 green</text:p>
          </table:table-cell>
          <table:table-cell table:style-name="ce2" table:formula="of:=IF(ISBLANK([$Input.D9]);&quot;&quot;;IF(ISNA(ORG.LIBREOFFICE.REGEX([$Input.D9];&quot;\d+.red&quot;;;1));&quot;&quot;;ORG.LIBREOFFICE.REGEX([$Input.D9];&quot;\d+.red&quot;;;1)))" office:value-type="string" office:string-value="14 red" calcext:value-type="string">
            <text:p>14 red</text:p>
          </table:table-cell>
          <table:table-cell table:style-name="ce2" table:formula="of:=IF(ISBLANK([$Input.D9]);&quot;&quot;;IF(ISNA(ORG.LIBREOFFICE.REGEX([$Input.D9];&quot;\d+.blue&quot;;;1));&quot;&quot;;ORG.LIBREOFFICE.REGEX([$Input.D9];&quot;\d+.blue&quot;;;1)))" office:value-type="string" office:string-value="1 blue" calcext:value-type="string">
            <text:p>1 blue</text:p>
          </table:table-cell>
          <table:table-cell table:style-name="ce2" table:formula="of:=IF(ISBLANK([$Input.D9]);&quot;&quot;;IF(ISNA(ORG.LIBREOFFICE.REGEX([$Input.D9];&quot;\d+.green&quot;;;1));&quot;&quot;;ORG.LIBREOFFICE.REGEX([$Input.D9];&quot;\d+.green&quot;;;1)))">
            <text:p/>
          </table:table-cell>
          <table:table-cell table:style-name="ce2" table:formula="of:=IF(ISBLANK([$Input.E9]);&quot;&quot;;IF(ISNA(ORG.LIBREOFFICE.REGEX([$Input.E9];&quot;\d+.red&quot;;;1));&quot;&quot;;ORG.LIBREOFFICE.REGEX([$Input.E9];&quot;\d+.red&quot;;;1)))" office:value-type="string" office:string-value="1 red" calcext:value-type="string">
            <text:p>1 red</text:p>
          </table:table-cell>
          <table:table-cell table:style-name="ce2" table:formula="of:=IF(ISBLANK([$Input.E9]);&quot;&quot;;IF(ISNA(ORG.LIBREOFFICE.REGEX([$Input.E9];&quot;\d+.blue&quot;;;1));&quot;&quot;;ORG.LIBREOFFICE.REGEX([$Input.E9];&quot;\d+.blue&quot;;;1)))" office:value-type="string" office:string-value="9 blue" calcext:value-type="string">
            <text:p>9 blue</text:p>
          </table:table-cell>
          <table:table-cell table:style-name="ce2" table:formula="of:=IF(ISBLANK([$Input.E9]);&quot;&quot;;IF(ISNA(ORG.LIBREOFFICE.REGEX([$Input.E9];&quot;\d+.green&quot;;;1));&quot;&quot;;ORG.LIBREOFFICE.REGEX([$Input.E9];&quot;\d+.green&quot;;;1)))" office:value-type="string" office:string-value="3 green" calcext:value-type="string">
            <text:p>3 green</text:p>
          </table:table-cell>
          <table:table-cell table:style-name="ce2" table:formula="of:=IF(ISBLANK([$Input.F9]);&quot;&quot;;IF(ISNA(ORG.LIBREOFFICE.REGEX([$Input.F9];&quot;\d+.red&quot;;;1));&quot;&quot;;ORG.LIBREOFFICE.REGEX([$Input.F9];&quot;\d+.red&quot;;;1)))">
            <text:p/>
          </table:table-cell>
          <table:table-cell table:style-name="ce2" table:formula="of:=IF(ISBLANK([$Input.F9]);&quot;&quot;;IF(ISNA(ORG.LIBREOFFICE.REGEX([$Input.F9];&quot;\d+.blue&quot;;;1));&quot;&quot;;ORG.LIBREOFFICE.REGEX([$Input.F9];&quot;\d+.blue&quot;;;1)))">
            <text:p/>
          </table:table-cell>
          <table:table-cell table:style-name="ce2" table:formula="of:=IF(ISBLANK([$Input.F9]);&quot;&quot;;IF(ISNA(ORG.LIBREOFFICE.REGEX([$Input.F9];&quot;\d+.green&quot;;;1));&quot;&quot;;ORG.LIBREOFFICE.REGEX([$Input.F9];&quot;\d+.green&quot;;;1)))">
            <text:p/>
          </table:table-cell>
          <table:table-cell table:style-name="ce2" table:formula="of:=IF(ISBLANK([$Input.G9]);&quot;&quot;;IF(ISNA(ORG.LIBREOFFICE.REGEX([$Input.G9];&quot;\d+.red&quot;;;1));&quot;&quot;;ORG.LIBREOFFICE.REGEX([$Input.G9];&quot;\d+.red&quot;;;1)))">
            <text:p/>
          </table:table-cell>
          <table:table-cell table:style-name="ce2" table:formula="of:=IF(ISBLANK([$Input.G9]);&quot;&quot;;IF(ISNA(ORG.LIBREOFFICE.REGEX([$Input.G9];&quot;\d+.blue&quot;;;1));&quot;&quot;;ORG.LIBREOFFICE.REGEX([$Input.G9];&quot;\d+.blue&quot;;;1)))">
            <text:p/>
          </table:table-cell>
          <table:table-cell table:style-name="ce2" table:formula="of:=IF(ISBLANK([$Input.G9]);&quot;&quot;;IF(ISNA(ORG.LIBREOFFICE.REGEX([$Input.G9];&quot;\d+.green&quot;;;1));&quot;&quot;;ORG.LIBREOFFICE.REGEX([$Input.G9];&quot;\d+.green&quot;;;1)))">
            <text:p/>
          </table:table-cell>
          <table:table-cell/>
          <table:table-cell table:style-name="ce6" table:formula="of:=IF([.C11]=&quot;&quot;;1;IF(ISNA([.C11]);1;IF(NUMBERVALUE(ORG.LIBREOFFICE.REGEX([.C11];&quot;\d+&quot;;))&gt;12;0;1)))" office:value-type="float" office:value="1" calcext:value-type="float">
            <text:p>1</text:p>
          </table:table-cell>
          <table:table-cell table:style-name="ce3" table:formula="of:=IF([.E11]=&quot;&quot;;1;IF(ISNA([.E11]);1;IF(NUMBERVALUE(ORG.LIBREOFFICE.REGEX([.E11];&quot;\d+&quot;;))&gt;13;0;1)))" office:value-type="float" office:value="1" calcext:value-type="float">
            <text:p>1</text:p>
          </table:table-cell>
          <table:table-cell table:style-name="ce12" table:formula="of:=IF([.D11]=&quot;&quot;;1;IF(ISNA([.D11]);1;IF(NUMBERVALUE(ORG.LIBREOFFICE.REGEX([.D11];&quot;\d+&quot;;))&gt;14;0;1)))" office:value-type="float" office:value="1" calcext:value-type="float">
            <text:p>1</text:p>
          </table:table-cell>
          <table:table-cell table:style-name="ce6" table:formula="of:=IF([.F11]=&quot;&quot;;1;IF(ISNA([.F11]);1;IF(NUMBERVALUE(ORG.LIBREOFFICE.REGEX([.F11];&quot;\d+&quot;;))&gt;12;0;1)))" office:value-type="float" office:value="1" calcext:value-type="float">
            <text:p>1</text:p>
          </table:table-cell>
          <table:table-cell table:style-name="ce3" table:formula="of:=IF([.H11]=&quot;&quot;;1;IF(ISNA([.H11]);1;IF(NUMBERVALUE(ORG.LIBREOFFICE.REGEX([.H11];&quot;\d+&quot;;))&gt;13;0;1)))" office:value-type="float" office:value="1" calcext:value-type="float">
            <text:p>1</text:p>
          </table:table-cell>
          <table:table-cell table:style-name="ce12" table:formula="of:=IF([.G11]=&quot;&quot;;1;IF(ISNA([.G11]);1;IF(NUMBERVALUE(ORG.LIBREOFFICE.REGEX([.G11];&quot;\d+&quot;;))&gt;14;0;1)))" office:value-type="float" office:value="1" calcext:value-type="float">
            <text:p>1</text:p>
          </table:table-cell>
          <table:table-cell table:style-name="ce6" table:formula="of:=IF([.I11]=&quot;&quot;;1;IF(ISNA([.I11]);1;IF(NUMBERVALUE(ORG.LIBREOFFICE.REGEX([.I11];&quot;\d+&quot;;))&gt;12;0;1)))" office:value-type="float" office:value="0" calcext:value-type="float">
            <text:p>0</text:p>
          </table:table-cell>
          <table:table-cell table:style-name="ce3" table:formula="of:=IF([.K11]=&quot;&quot;;1;IF(ISNA([.K11]);1;IF(NUMBERVALUE(ORG.LIBREOFFICE.REGEX([.K11];&quot;\d+&quot;;))&gt;13;0;1)))" office:value-type="float" office:value="1" calcext:value-type="float">
            <text:p>1</text:p>
          </table:table-cell>
          <table:table-cell table:style-name="ce12" table:formula="of:=IF([.J11]=&quot;&quot;;1;IF(ISNA([.J11]);1;IF(NUMBERVALUE(ORG.LIBREOFFICE.REGEX([.J11];&quot;\d+&quot;;))&gt;14;0;1)))" office:value-type="float" office:value="1" calcext:value-type="float">
            <text:p>1</text:p>
          </table:table-cell>
          <table:table-cell table:style-name="ce6" table:formula="of:=IF([.L11]=&quot;&quot;;1;IF(ISNA([.L11]);1;IF(NUMBERVALUE(ORG.LIBREOFFICE.REGEX([.L11];&quot;\d+&quot;;))&gt;12;0;1)))" office:value-type="float" office:value="1" calcext:value-type="float">
            <text:p>1</text:p>
          </table:table-cell>
          <table:table-cell table:style-name="ce3" table:formula="of:=IF([.N11]=&quot;&quot;;1;IF(ISNA([.N11]);1;IF(NUMBERVALUE(ORG.LIBREOFFICE.REGEX([.N11];&quot;\d+&quot;;))&gt;13;0;1)))" office:value-type="float" office:value="1" calcext:value-type="float">
            <text:p>1</text:p>
          </table:table-cell>
          <table:table-cell table:style-name="ce12" table:formula="of:=IF([.M11]=&quot;&quot;;1;IF(ISNA([.M11]);1;IF(NUMBERVALUE(ORG.LIBREOFFICE.REGEX([.M11];&quot;\d+&quot;;))&gt;14;0;1)))" office:value-type="float" office:value="1" calcext:value-type="float">
            <text:p>1</text:p>
          </table:table-cell>
          <table:table-cell table:style-name="ce6" table:formula="of:=IF([.O11]=&quot;&quot;;1;IF(ISNA([.O11]);1;IF(NUMBERVALUE(ORG.LIBREOFFICE.REGEX([.O11];&quot;\d+&quot;;))&gt;12;0;1)))" office:value-type="float" office:value="1" calcext:value-type="float">
            <text:p>1</text:p>
          </table:table-cell>
          <table:table-cell table:style-name="ce3" table:formula="of:=IF([.Q11]=&quot;&quot;;1;IF(ISNA([.Q11]);1;IF(NUMBERVALUE(ORG.LIBREOFFICE.REGEX([.Q11];&quot;\d+&quot;;))&gt;13;0;1)))" office:value-type="float" office:value="1" calcext:value-type="float">
            <text:p>1</text:p>
          </table:table-cell>
          <table:table-cell table:style-name="ce12" table:formula="of:=IF([.P11]=&quot;&quot;;1;IF(ISNA([.P11]);1;IF(NUMBERVALUE(ORG.LIBREOFFICE.REGEX([.P11];&quot;\d+&quot;;))&gt;14;0;1)))" office:value-type="float" office:value="1" calcext:value-type="float">
            <text:p>1</text:p>
          </table:table-cell>
          <table:table-cell table:style-name="ce6" table:formula="of:=IF([.R11]=&quot;&quot;;1;IF(ISNA([.R11]);1;IF(NUMBERVALUE(ORG.LIBREOFFICE.REGEX([.R11];&quot;\d+&quot;;))&gt;12;0;1)))" office:value-type="float" office:value="1" calcext:value-type="float">
            <text:p>1</text:p>
          </table:table-cell>
          <table:table-cell table:style-name="ce3" table:formula="of:=IF([.T11]=&quot;&quot;;1;IF(ISNA([.T11]);1;IF(NUMBERVALUE(ORG.LIBREOFFICE.REGEX([.T11];&quot;\d+&quot;;))&gt;13;0;1)))" office:value-type="float" office:value="1" calcext:value-type="float">
            <text:p>1</text:p>
          </table:table-cell>
          <table:table-cell table:style-name="ce12" table:formula="of:=IF([.S11]=&quot;&quot;;1;IF(ISNA([.S11]);1;IF(NUMBERVALUE(ORG.LIBREOFFICE.REGEX([.S11];&quot;\d+&quot;;))&gt;14;0;1)))" office:value-type="float" office:value="1" calcext:value-type="float">
            <text:p>1</text:p>
          </table:table-cell>
          <table:table-cell table:style-name="ce3" table:formula="of:=IF([.V11]=0;0;IF([.W11]=0;0;IF([.X11]=0;0;IF([.Y11]=0;0;IF([.Z11]=0;0;IF([.AA11]=0;0;IF([.AB11]=0;0;IF([.AC11]=0;0;IF([.AD11]=0;0;IF([.AE11]=0;0;IF([.AF11]=0;0;IF([.AG11]=0;0;IF([.AH11]=0;0;IF([.AI11]=0;0;IF([.AJ11]=0;0;IF([.AK11]=0;0;IF([.AL11]=0;0;IF([.AM11]=0;0;1))))))))))))))))))" office:value-type="float" office:value="0" calcext:value-type="float">
            <text:p>0</text:p>
          </table:table-cell>
          <table:table-cell table:style-name="ce3" table:formula="of:=IF([.AN11]=1;NUMBERVALUE(ORG.LIBREOFFICE.REGEX([.A11];&quot;\d+&quot;));&quot;&quot;)">
            <text:p/>
          </table:table-cell>
          <table:table-cell/>
        </table:table-row>
        <table:table-row table:style-name="ro1">
          <table:table-cell table:formula="of:=[$Input.A10]" office:value-type="string" office:string-value="Game 10" calcext:value-type="string">
            <text:p>Game 10</text:p>
          </table:table-cell>
          <table:table-cell table:style-name="ce3" table:formula="of:=COUNTIF([$Input.B10:.G10];&quot;&lt;&gt;&quot;)" office:value-type="float" office:value="5" calcext:value-type="float">
            <text:p>5</text:p>
          </table:table-cell>
          <table:table-cell table:style-name="ce2" table:formula="of:=IF(ISBLANK([$Input.B10]);&quot;&quot;;IF(ISNA(ORG.LIBREOFFICE.REGEX([$Input.B10];&quot;\d+.red&quot;;;1));&quot;&quot;;ORG.LIBREOFFICE.REGEX([$Input.B10];&quot;\d+.red&quot;;;1)))" office:value-type="string" office:string-value="1 red" calcext:value-type="string">
            <text:p>1 red</text:p>
          </table:table-cell>
          <table:table-cell table:style-name="ce2" table:formula="of:=IF(ISBLANK([$Input.B10]);&quot;&quot;;IF(ISNA(ORG.LIBREOFFICE.REGEX([$Input.B10];&quot;\d+.blue&quot;;;1));&quot;&quot;;ORG.LIBREOFFICE.REGEX([$Input.B10];&quot;\d+.blue&quot;;;1)))" office:value-type="string" office:string-value="4 blue" calcext:value-type="string">
            <text:p>4 blue</text:p>
          </table:table-cell>
          <table:table-cell table:style-name="ce2" table:formula="of:=IF(ISBLANK([$Input.B10]);&quot;&quot;;IF(ISNA(ORG.LIBREOFFICE.REGEX([$Input.B10];&quot;\d+.green&quot;;;1));&quot;&quot;;ORG.LIBREOFFICE.REGEX([$Input.B10];&quot;\d+.green&quot;;;1)))">
            <text:p/>
          </table:table-cell>
          <table:table-cell table:style-name="ce2" table:formula="of:=IF(ISBLANK([$Input.C10]);&quot;&quot;;IF(ISNA(ORG.LIBREOFFICE.REGEX([$Input.C10];&quot;\d+.red&quot;;;1));&quot;&quot;;ORG.LIBREOFFICE.REGEX([$Input.C10];&quot;\d+.red&quot;;;1)))">
            <text:p/>
          </table:table-cell>
          <table:table-cell table:style-name="ce2" table:formula="of:=IF(ISBLANK([$Input.C10]);&quot;&quot;;IF(ISNA(ORG.LIBREOFFICE.REGEX([$Input.C10];&quot;\d+.blue&quot;;;1));&quot;&quot;;ORG.LIBREOFFICE.REGEX([$Input.C10];&quot;\d+.blue&quot;;;1)))" office:value-type="string" office:string-value="3 blue" calcext:value-type="string">
            <text:p>3 blue</text:p>
          </table:table-cell>
          <table:table-cell table:style-name="ce2" table:formula="of:=IF(ISBLANK([$Input.C10]);&quot;&quot;;IF(ISNA(ORG.LIBREOFFICE.REGEX([$Input.C10];&quot;\d+.green&quot;;;1));&quot;&quot;;ORG.LIBREOFFICE.REGEX([$Input.C10];&quot;\d+.green&quot;;;1)))" office:value-type="string" office:string-value="4 green" calcext:value-type="string">
            <text:p>4 green</text:p>
          </table:table-cell>
          <table:table-cell table:style-name="ce2" table:formula="of:=IF(ISBLANK([$Input.D10]);&quot;&quot;;IF(ISNA(ORG.LIBREOFFICE.REGEX([$Input.D10];&quot;\d+.red&quot;;;1));&quot;&quot;;ORG.LIBREOFFICE.REGEX([$Input.D10];&quot;\d+.red&quot;;;1)))" office:value-type="string" office:string-value="3 red" calcext:value-type="string">
            <text:p>3 red</text:p>
          </table:table-cell>
          <table:table-cell table:style-name="ce2" table:formula="of:=IF(ISBLANK([$Input.D10]);&quot;&quot;;IF(ISNA(ORG.LIBREOFFICE.REGEX([$Input.D10];&quot;\d+.blue&quot;;;1));&quot;&quot;;ORG.LIBREOFFICE.REGEX([$Input.D10];&quot;\d+.blue&quot;;;1)))" office:value-type="string" office:string-value="8 blue" calcext:value-type="string">
            <text:p>8 blue</text:p>
          </table:table-cell>
          <table:table-cell table:style-name="ce2" table:formula="of:=IF(ISBLANK([$Input.D10]);&quot;&quot;;IF(ISNA(ORG.LIBREOFFICE.REGEX([$Input.D10];&quot;\d+.green&quot;;;1));&quot;&quot;;ORG.LIBREOFFICE.REGEX([$Input.D10];&quot;\d+.green&quot;;;1)))" office:value-type="string" office:string-value="3 green" calcext:value-type="string">
            <text:p>3 green</text:p>
          </table:table-cell>
          <table:table-cell table:style-name="ce2" table:formula="of:=IF(ISBLANK([$Input.E10]);&quot;&quot;;IF(ISNA(ORG.LIBREOFFICE.REGEX([$Input.E10];&quot;\d+.red&quot;;;1));&quot;&quot;;ORG.LIBREOFFICE.REGEX([$Input.E10];&quot;\d+.red&quot;;;1)))" office:value-type="string" office:string-value="3 red" calcext:value-type="string">
            <text:p>3 red</text:p>
          </table:table-cell>
          <table:table-cell table:style-name="ce2" table:formula="of:=IF(ISBLANK([$Input.E10]);&quot;&quot;;IF(ISNA(ORG.LIBREOFFICE.REGEX([$Input.E10];&quot;\d+.blue&quot;;;1));&quot;&quot;;ORG.LIBREOFFICE.REGEX([$Input.E10];&quot;\d+.blue&quot;;;1)))" office:value-type="string" office:string-value="2 blue" calcext:value-type="string">
            <text:p>2 blue</text:p>
          </table:table-cell>
          <table:table-cell table:style-name="ce2" table:formula="of:=IF(ISBLANK([$Input.E10]);&quot;&quot;;IF(ISNA(ORG.LIBREOFFICE.REGEX([$Input.E10];&quot;\d+.green&quot;;;1));&quot;&quot;;ORG.LIBREOFFICE.REGEX([$Input.E10];&quot;\d+.green&quot;;;1)))">
            <text:p/>
          </table:table-cell>
          <table:table-cell table:style-name="ce2" table:formula="of:=IF(ISBLANK([$Input.F10]);&quot;&quot;;IF(ISNA(ORG.LIBREOFFICE.REGEX([$Input.F10];&quot;\d+.red&quot;;;1));&quot;&quot;;ORG.LIBREOFFICE.REGEX([$Input.F10];&quot;\d+.red&quot;;;1)))" office:value-type="string" office:string-value="4 red" calcext:value-type="string">
            <text:p>4 red</text:p>
          </table:table-cell>
          <table:table-cell table:style-name="ce2" table:formula="of:=IF(ISBLANK([$Input.F10]);&quot;&quot;;IF(ISNA(ORG.LIBREOFFICE.REGEX([$Input.F10];&quot;\d+.blue&quot;;;1));&quot;&quot;;ORG.LIBREOFFICE.REGEX([$Input.F10];&quot;\d+.blue&quot;;;1)))" office:value-type="string" office:string-value="3 blue" calcext:value-type="string">
            <text:p>3 blue</text:p>
          </table:table-cell>
          <table:table-cell table:style-name="ce2" table:formula="of:=IF(ISBLANK([$Input.F10]);&quot;&quot;;IF(ISNA(ORG.LIBREOFFICE.REGEX([$Input.F10];&quot;\d+.green&quot;;;1));&quot;&quot;;ORG.LIBREOFFICE.REGEX([$Input.F10];&quot;\d+.green&quot;;;1)))" office:value-type="string" office:string-value="3 green" calcext:value-type="string">
            <text:p>3 green</text:p>
          </table:table-cell>
          <table:table-cell table:style-name="ce2" table:formula="of:=IF(ISBLANK([$Input.G10]);&quot;&quot;;IF(ISNA(ORG.LIBREOFFICE.REGEX([$Input.G10];&quot;\d+.red&quot;;;1));&quot;&quot;;ORG.LIBREOFFICE.REGEX([$Input.G10];&quot;\d+.red&quot;;;1)))">
            <text:p/>
          </table:table-cell>
          <table:table-cell table:style-name="ce2" table:formula="of:=IF(ISBLANK([$Input.G10]);&quot;&quot;;IF(ISNA(ORG.LIBREOFFICE.REGEX([$Input.G10];&quot;\d+.blue&quot;;;1));&quot;&quot;;ORG.LIBREOFFICE.REGEX([$Input.G10];&quot;\d+.blue&quot;;;1)))">
            <text:p/>
          </table:table-cell>
          <table:table-cell table:style-name="ce2" table:formula="of:=IF(ISBLANK([$Input.G10]);&quot;&quot;;IF(ISNA(ORG.LIBREOFFICE.REGEX([$Input.G10];&quot;\d+.green&quot;;;1));&quot;&quot;;ORG.LIBREOFFICE.REGEX([$Input.G10];&quot;\d+.green&quot;;;1)))">
            <text:p/>
          </table:table-cell>
          <table:table-cell/>
          <table:table-cell table:style-name="ce6" table:formula="of:=IF([.C12]=&quot;&quot;;1;IF(ISNA([.C12]);1;IF(NUMBERVALUE(ORG.LIBREOFFICE.REGEX([.C12];&quot;\d+&quot;;))&gt;12;0;1)))" office:value-type="float" office:value="1" calcext:value-type="float">
            <text:p>1</text:p>
          </table:table-cell>
          <table:table-cell table:style-name="ce3" table:formula="of:=IF([.E12]=&quot;&quot;;1;IF(ISNA([.E12]);1;IF(NUMBERVALUE(ORG.LIBREOFFICE.REGEX([.E12];&quot;\d+&quot;;))&gt;13;0;1)))" office:value-type="float" office:value="1" calcext:value-type="float">
            <text:p>1</text:p>
          </table:table-cell>
          <table:table-cell table:style-name="ce12" table:formula="of:=IF([.D12]=&quot;&quot;;1;IF(ISNA([.D12]);1;IF(NUMBERVALUE(ORG.LIBREOFFICE.REGEX([.D12];&quot;\d+&quot;;))&gt;14;0;1)))" office:value-type="float" office:value="1" calcext:value-type="float">
            <text:p>1</text:p>
          </table:table-cell>
          <table:table-cell table:style-name="ce6" table:formula="of:=IF([.F12]=&quot;&quot;;1;IF(ISNA([.F12]);1;IF(NUMBERVALUE(ORG.LIBREOFFICE.REGEX([.F12];&quot;\d+&quot;;))&gt;12;0;1)))" office:value-type="float" office:value="1" calcext:value-type="float">
            <text:p>1</text:p>
          </table:table-cell>
          <table:table-cell table:style-name="ce3" table:formula="of:=IF([.H12]=&quot;&quot;;1;IF(ISNA([.H12]);1;IF(NUMBERVALUE(ORG.LIBREOFFICE.REGEX([.H12];&quot;\d+&quot;;))&gt;13;0;1)))" office:value-type="float" office:value="1" calcext:value-type="float">
            <text:p>1</text:p>
          </table:table-cell>
          <table:table-cell table:style-name="ce12" table:formula="of:=IF([.G12]=&quot;&quot;;1;IF(ISNA([.G12]);1;IF(NUMBERVALUE(ORG.LIBREOFFICE.REGEX([.G12];&quot;\d+&quot;;))&gt;14;0;1)))" office:value-type="float" office:value="1" calcext:value-type="float">
            <text:p>1</text:p>
          </table:table-cell>
          <table:table-cell table:style-name="ce6" table:formula="of:=IF([.I12]=&quot;&quot;;1;IF(ISNA([.I12]);1;IF(NUMBERVALUE(ORG.LIBREOFFICE.REGEX([.I12];&quot;\d+&quot;;))&gt;12;0;1)))" office:value-type="float" office:value="1" calcext:value-type="float">
            <text:p>1</text:p>
          </table:table-cell>
          <table:table-cell table:style-name="ce3" table:formula="of:=IF([.K12]=&quot;&quot;;1;IF(ISNA([.K12]);1;IF(NUMBERVALUE(ORG.LIBREOFFICE.REGEX([.K12];&quot;\d+&quot;;))&gt;13;0;1)))" office:value-type="float" office:value="1" calcext:value-type="float">
            <text:p>1</text:p>
          </table:table-cell>
          <table:table-cell table:style-name="ce12" table:formula="of:=IF([.J12]=&quot;&quot;;1;IF(ISNA([.J12]);1;IF(NUMBERVALUE(ORG.LIBREOFFICE.REGEX([.J12];&quot;\d+&quot;;))&gt;14;0;1)))" office:value-type="float" office:value="1" calcext:value-type="float">
            <text:p>1</text:p>
          </table:table-cell>
          <table:table-cell table:style-name="ce6" table:formula="of:=IF([.L12]=&quot;&quot;;1;IF(ISNA([.L12]);1;IF(NUMBERVALUE(ORG.LIBREOFFICE.REGEX([.L12];&quot;\d+&quot;;))&gt;12;0;1)))" office:value-type="float" office:value="1" calcext:value-type="float">
            <text:p>1</text:p>
          </table:table-cell>
          <table:table-cell table:style-name="ce3" table:formula="of:=IF([.N12]=&quot;&quot;;1;IF(ISNA([.N12]);1;IF(NUMBERVALUE(ORG.LIBREOFFICE.REGEX([.N12];&quot;\d+&quot;;))&gt;13;0;1)))" office:value-type="float" office:value="1" calcext:value-type="float">
            <text:p>1</text:p>
          </table:table-cell>
          <table:table-cell table:style-name="ce12" table:formula="of:=IF([.M12]=&quot;&quot;;1;IF(ISNA([.M12]);1;IF(NUMBERVALUE(ORG.LIBREOFFICE.REGEX([.M12];&quot;\d+&quot;;))&gt;14;0;1)))" office:value-type="float" office:value="1" calcext:value-type="float">
            <text:p>1</text:p>
          </table:table-cell>
          <table:table-cell table:style-name="ce6" table:formula="of:=IF([.O12]=&quot;&quot;;1;IF(ISNA([.O12]);1;IF(NUMBERVALUE(ORG.LIBREOFFICE.REGEX([.O12];&quot;\d+&quot;;))&gt;12;0;1)))" office:value-type="float" office:value="1" calcext:value-type="float">
            <text:p>1</text:p>
          </table:table-cell>
          <table:table-cell table:style-name="ce3" table:formula="of:=IF([.Q12]=&quot;&quot;;1;IF(ISNA([.Q12]);1;IF(NUMBERVALUE(ORG.LIBREOFFICE.REGEX([.Q12];&quot;\d+&quot;;))&gt;13;0;1)))" office:value-type="float" office:value="1" calcext:value-type="float">
            <text:p>1</text:p>
          </table:table-cell>
          <table:table-cell table:style-name="ce12" table:formula="of:=IF([.P12]=&quot;&quot;;1;IF(ISNA([.P12]);1;IF(NUMBERVALUE(ORG.LIBREOFFICE.REGEX([.P12];&quot;\d+&quot;;))&gt;14;0;1)))" office:value-type="float" office:value="1" calcext:value-type="float">
            <text:p>1</text:p>
          </table:table-cell>
          <table:table-cell table:style-name="ce6" table:formula="of:=IF([.R12]=&quot;&quot;;1;IF(ISNA([.R12]);1;IF(NUMBERVALUE(ORG.LIBREOFFICE.REGEX([.R12];&quot;\d+&quot;;))&gt;12;0;1)))" office:value-type="float" office:value="1" calcext:value-type="float">
            <text:p>1</text:p>
          </table:table-cell>
          <table:table-cell table:style-name="ce3" table:formula="of:=IF([.T12]=&quot;&quot;;1;IF(ISNA([.T12]);1;IF(NUMBERVALUE(ORG.LIBREOFFICE.REGEX([.T12];&quot;\d+&quot;;))&gt;13;0;1)))" office:value-type="float" office:value="1" calcext:value-type="float">
            <text:p>1</text:p>
          </table:table-cell>
          <table:table-cell table:style-name="ce12" table:formula="of:=IF([.S12]=&quot;&quot;;1;IF(ISNA([.S12]);1;IF(NUMBERVALUE(ORG.LIBREOFFICE.REGEX([.S12];&quot;\d+&quot;;))&gt;14;0;1)))" office:value-type="float" office:value="1" calcext:value-type="float">
            <text:p>1</text:p>
          </table:table-cell>
          <table:table-cell table:style-name="ce3" table:formula="of:=IF([.V12]=0;0;IF([.W12]=0;0;IF([.X12]=0;0;IF([.Y12]=0;0;IF([.Z12]=0;0;IF([.AA12]=0;0;IF([.AB12]=0;0;IF([.AC12]=0;0;IF([.AD12]=0;0;IF([.AE12]=0;0;IF([.AF12]=0;0;IF([.AG12]=0;0;IF([.AH12]=0;0;IF([.AI12]=0;0;IF([.AJ12]=0;0;IF([.AK12]=0;0;IF([.AL12]=0;0;IF([.AM12]=0;0;1))))))))))))))))))" office:value-type="float" office:value="1" calcext:value-type="float">
            <text:p>1</text:p>
          </table:table-cell>
          <table:table-cell table:style-name="ce3" table:formula="of:=IF([.AN12]=1;NUMBERVALUE(ORG.LIBREOFFICE.REGEX([.A12];&quot;\d+&quot;));&quot;&quot;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$Input.A11]" office:value-type="string" office:string-value="Game 11" calcext:value-type="string">
            <text:p>Game 11</text:p>
          </table:table-cell>
          <table:table-cell table:style-name="ce3" table:formula="of:=COUNTIF([$Input.B11:.G11];&quot;&lt;&gt;&quot;)" office:value-type="float" office:value="3" calcext:value-type="float">
            <text:p>3</text:p>
          </table:table-cell>
          <table:table-cell table:style-name="ce2" table:formula="of:=IF(ISBLANK([$Input.B11]);&quot;&quot;;IF(ISNA(ORG.LIBREOFFICE.REGEX([$Input.B11];&quot;\d+.red&quot;;;1));&quot;&quot;;ORG.LIBREOFFICE.REGEX([$Input.B11];&quot;\d+.red&quot;;;1)))" office:value-type="string" office:string-value="1 red" calcext:value-type="string">
            <text:p>1 red</text:p>
          </table:table-cell>
          <table:table-cell table:style-name="ce2" table:formula="of:=IF(ISBLANK([$Input.B11]);&quot;&quot;;IF(ISNA(ORG.LIBREOFFICE.REGEX([$Input.B11];&quot;\d+.blue&quot;;;1));&quot;&quot;;ORG.LIBREOFFICE.REGEX([$Input.B11];&quot;\d+.blue&quot;;;1)))" office:value-type="string" office:string-value="8 blue" calcext:value-type="string">
            <text:p>8 blue</text:p>
          </table:table-cell>
          <table:table-cell table:style-name="ce2" table:formula="of:=IF(ISBLANK([$Input.B11]);&quot;&quot;;IF(ISNA(ORG.LIBREOFFICE.REGEX([$Input.B11];&quot;\d+.green&quot;;;1));&quot;&quot;;ORG.LIBREOFFICE.REGEX([$Input.B11];&quot;\d+.green&quot;;;1)))">
            <text:p/>
          </table:table-cell>
          <table:table-cell table:style-name="ce2" table:formula="of:=IF(ISBLANK([$Input.C11]);&quot;&quot;;IF(ISNA(ORG.LIBREOFFICE.REGEX([$Input.C11];&quot;\d+.red&quot;;;1));&quot;&quot;;ORG.LIBREOFFICE.REGEX([$Input.C11];&quot;\d+.red&quot;;;1)))" office:value-type="string" office:string-value="1 red" calcext:value-type="string">
            <text:p>1 red</text:p>
          </table:table-cell>
          <table:table-cell table:style-name="ce2" table:formula="of:=IF(ISBLANK([$Input.C11]);&quot;&quot;;IF(ISNA(ORG.LIBREOFFICE.REGEX([$Input.C11];&quot;\d+.blue&quot;;;1));&quot;&quot;;ORG.LIBREOFFICE.REGEX([$Input.C11];&quot;\d+.blue&quot;;;1)))" office:value-type="string" office:string-value="1 blue" calcext:value-type="string">
            <text:p>1 blue</text:p>
          </table:table-cell>
          <table:table-cell table:style-name="ce2" table:formula="of:=IF(ISBLANK([$Input.C11]);&quot;&quot;;IF(ISNA(ORG.LIBREOFFICE.REGEX([$Input.C11];&quot;\d+.green&quot;;;1));&quot;&quot;;ORG.LIBREOFFICE.REGEX([$Input.C11];&quot;\d+.green&quot;;;1)))" office:value-type="string" office:string-value="8 green" calcext:value-type="string">
            <text:p>8 green</text:p>
          </table:table-cell>
          <table:table-cell table:style-name="ce2" table:formula="of:=IF(ISBLANK([$Input.D11]);&quot;&quot;;IF(ISNA(ORG.LIBREOFFICE.REGEX([$Input.D11];&quot;\d+.red&quot;;;1));&quot;&quot;;ORG.LIBREOFFICE.REGEX([$Input.D11];&quot;\d+.red&quot;;;1)))" office:value-type="string" office:string-value="9 red" calcext:value-type="string">
            <text:p>9 red</text:p>
          </table:table-cell>
          <table:table-cell table:style-name="ce2" table:formula="of:=IF(ISBLANK([$Input.D11]);&quot;&quot;;IF(ISNA(ORG.LIBREOFFICE.REGEX([$Input.D11];&quot;\d+.blue&quot;;;1));&quot;&quot;;ORG.LIBREOFFICE.REGEX([$Input.D11];&quot;\d+.blue&quot;;;1)))" office:value-type="string" office:string-value="6 blue" calcext:value-type="string">
            <text:p>6 blue</text:p>
          </table:table-cell>
          <table:table-cell table:style-name="ce2" table:formula="of:=IF(ISBLANK([$Input.D11]);&quot;&quot;;IF(ISNA(ORG.LIBREOFFICE.REGEX([$Input.D11];&quot;\d+.green&quot;;;1));&quot;&quot;;ORG.LIBREOFFICE.REGEX([$Input.D11];&quot;\d+.green&quot;;;1)))" office:value-type="string" office:string-value="13 green" calcext:value-type="string">
            <text:p>13 green</text:p>
          </table:table-cell>
          <table:table-cell table:style-name="ce2" table:formula="of:=IF(ISBLANK([$Input.E11]);&quot;&quot;;IF(ISNA(ORG.LIBREOFFICE.REGEX([$Input.E11];&quot;\d+.red&quot;;;1));&quot;&quot;;ORG.LIBREOFFICE.REGEX([$Input.E11];&quot;\d+.red&quot;;;1)))">
            <text:p/>
          </table:table-cell>
          <table:table-cell table:style-name="ce2" table:formula="of:=IF(ISBLANK([$Input.E11]);&quot;&quot;;IF(ISNA(ORG.LIBREOFFICE.REGEX([$Input.E11];&quot;\d+.blue&quot;;;1));&quot;&quot;;ORG.LIBREOFFICE.REGEX([$Input.E11];&quot;\d+.blue&quot;;;1)))">
            <text:p/>
          </table:table-cell>
          <table:table-cell table:style-name="ce2" table:formula="of:=IF(ISBLANK([$Input.E11]);&quot;&quot;;IF(ISNA(ORG.LIBREOFFICE.REGEX([$Input.E11];&quot;\d+.green&quot;;;1));&quot;&quot;;ORG.LIBREOFFICE.REGEX([$Input.E11];&quot;\d+.green&quot;;;1)))">
            <text:p/>
          </table:table-cell>
          <table:table-cell table:style-name="ce2" table:formula="of:=IF(ISBLANK([$Input.F11]);&quot;&quot;;IF(ISNA(ORG.LIBREOFFICE.REGEX([$Input.F11];&quot;\d+.red&quot;;;1));&quot;&quot;;ORG.LIBREOFFICE.REGEX([$Input.F11];&quot;\d+.red&quot;;;1)))">
            <text:p/>
          </table:table-cell>
          <table:table-cell table:style-name="ce2" table:formula="of:=IF(ISBLANK([$Input.F11]);&quot;&quot;;IF(ISNA(ORG.LIBREOFFICE.REGEX([$Input.F11];&quot;\d+.blue&quot;;;1));&quot;&quot;;ORG.LIBREOFFICE.REGEX([$Input.F11];&quot;\d+.blue&quot;;;1)))">
            <text:p/>
          </table:table-cell>
          <table:table-cell table:style-name="ce2" table:formula="of:=IF(ISBLANK([$Input.F11]);&quot;&quot;;IF(ISNA(ORG.LIBREOFFICE.REGEX([$Input.F11];&quot;\d+.green&quot;;;1));&quot;&quot;;ORG.LIBREOFFICE.REGEX([$Input.F11];&quot;\d+.green&quot;;;1)))">
            <text:p/>
          </table:table-cell>
          <table:table-cell table:style-name="ce2" table:formula="of:=IF(ISBLANK([$Input.G11]);&quot;&quot;;IF(ISNA(ORG.LIBREOFFICE.REGEX([$Input.G11];&quot;\d+.red&quot;;;1));&quot;&quot;;ORG.LIBREOFFICE.REGEX([$Input.G11];&quot;\d+.red&quot;;;1)))">
            <text:p/>
          </table:table-cell>
          <table:table-cell table:style-name="ce2" table:formula="of:=IF(ISBLANK([$Input.G11]);&quot;&quot;;IF(ISNA(ORG.LIBREOFFICE.REGEX([$Input.G11];&quot;\d+.blue&quot;;;1));&quot;&quot;;ORG.LIBREOFFICE.REGEX([$Input.G11];&quot;\d+.blue&quot;;;1)))">
            <text:p/>
          </table:table-cell>
          <table:table-cell table:style-name="ce2" table:formula="of:=IF(ISBLANK([$Input.G11]);&quot;&quot;;IF(ISNA(ORG.LIBREOFFICE.REGEX([$Input.G11];&quot;\d+.green&quot;;;1));&quot;&quot;;ORG.LIBREOFFICE.REGEX([$Input.G11];&quot;\d+.green&quot;;;1)))">
            <text:p/>
          </table:table-cell>
          <table:table-cell/>
          <table:table-cell table:style-name="ce6" table:formula="of:=IF([.C13]=&quot;&quot;;1;IF(ISNA([.C13]);1;IF(NUMBERVALUE(ORG.LIBREOFFICE.REGEX([.C13];&quot;\d+&quot;;))&gt;12;0;1)))" office:value-type="float" office:value="1" calcext:value-type="float">
            <text:p>1</text:p>
          </table:table-cell>
          <table:table-cell table:style-name="ce3" table:formula="of:=IF([.E13]=&quot;&quot;;1;IF(ISNA([.E13]);1;IF(NUMBERVALUE(ORG.LIBREOFFICE.REGEX([.E13];&quot;\d+&quot;;))&gt;13;0;1)))" office:value-type="float" office:value="1" calcext:value-type="float">
            <text:p>1</text:p>
          </table:table-cell>
          <table:table-cell table:style-name="ce12" table:formula="of:=IF([.D13]=&quot;&quot;;1;IF(ISNA([.D13]);1;IF(NUMBERVALUE(ORG.LIBREOFFICE.REGEX([.D13];&quot;\d+&quot;;))&gt;14;0;1)))" office:value-type="float" office:value="1" calcext:value-type="float">
            <text:p>1</text:p>
          </table:table-cell>
          <table:table-cell table:style-name="ce6" table:formula="of:=IF([.F13]=&quot;&quot;;1;IF(ISNA([.F13]);1;IF(NUMBERVALUE(ORG.LIBREOFFICE.REGEX([.F13];&quot;\d+&quot;;))&gt;12;0;1)))" office:value-type="float" office:value="1" calcext:value-type="float">
            <text:p>1</text:p>
          </table:table-cell>
          <table:table-cell table:style-name="ce3" table:formula="of:=IF([.H13]=&quot;&quot;;1;IF(ISNA([.H13]);1;IF(NUMBERVALUE(ORG.LIBREOFFICE.REGEX([.H13];&quot;\d+&quot;;))&gt;13;0;1)))" office:value-type="float" office:value="1" calcext:value-type="float">
            <text:p>1</text:p>
          </table:table-cell>
          <table:table-cell table:style-name="ce12" table:formula="of:=IF([.G13]=&quot;&quot;;1;IF(ISNA([.G13]);1;IF(NUMBERVALUE(ORG.LIBREOFFICE.REGEX([.G13];&quot;\d+&quot;;))&gt;14;0;1)))" office:value-type="float" office:value="1" calcext:value-type="float">
            <text:p>1</text:p>
          </table:table-cell>
          <table:table-cell table:style-name="ce6" table:formula="of:=IF([.I13]=&quot;&quot;;1;IF(ISNA([.I13]);1;IF(NUMBERVALUE(ORG.LIBREOFFICE.REGEX([.I13];&quot;\d+&quot;;))&gt;12;0;1)))" office:value-type="float" office:value="1" calcext:value-type="float">
            <text:p>1</text:p>
          </table:table-cell>
          <table:table-cell table:style-name="ce3" table:formula="of:=IF([.K13]=&quot;&quot;;1;IF(ISNA([.K13]);1;IF(NUMBERVALUE(ORG.LIBREOFFICE.REGEX([.K13];&quot;\d+&quot;;))&gt;13;0;1)))" office:value-type="float" office:value="1" calcext:value-type="float">
            <text:p>1</text:p>
          </table:table-cell>
          <table:table-cell table:style-name="ce12" table:formula="of:=IF([.J13]=&quot;&quot;;1;IF(ISNA([.J13]);1;IF(NUMBERVALUE(ORG.LIBREOFFICE.REGEX([.J13];&quot;\d+&quot;;))&gt;14;0;1)))" office:value-type="float" office:value="1" calcext:value-type="float">
            <text:p>1</text:p>
          </table:table-cell>
          <table:table-cell table:style-name="ce6" table:formula="of:=IF([.L13]=&quot;&quot;;1;IF(ISNA([.L13]);1;IF(NUMBERVALUE(ORG.LIBREOFFICE.REGEX([.L13];&quot;\d+&quot;;))&gt;12;0;1)))" office:value-type="float" office:value="1" calcext:value-type="float">
            <text:p>1</text:p>
          </table:table-cell>
          <table:table-cell table:style-name="ce3" table:formula="of:=IF([.N13]=&quot;&quot;;1;IF(ISNA([.N13]);1;IF(NUMBERVALUE(ORG.LIBREOFFICE.REGEX([.N13];&quot;\d+&quot;;))&gt;13;0;1)))" office:value-type="float" office:value="1" calcext:value-type="float">
            <text:p>1</text:p>
          </table:table-cell>
          <table:table-cell table:style-name="ce12" table:formula="of:=IF([.M13]=&quot;&quot;;1;IF(ISNA([.M13]);1;IF(NUMBERVALUE(ORG.LIBREOFFICE.REGEX([.M13];&quot;\d+&quot;;))&gt;14;0;1)))" office:value-type="float" office:value="1" calcext:value-type="float">
            <text:p>1</text:p>
          </table:table-cell>
          <table:table-cell table:style-name="ce6" table:formula="of:=IF([.O13]=&quot;&quot;;1;IF(ISNA([.O13]);1;IF(NUMBERVALUE(ORG.LIBREOFFICE.REGEX([.O13];&quot;\d+&quot;;))&gt;12;0;1)))" office:value-type="float" office:value="1" calcext:value-type="float">
            <text:p>1</text:p>
          </table:table-cell>
          <table:table-cell table:style-name="ce3" table:formula="of:=IF([.Q13]=&quot;&quot;;1;IF(ISNA([.Q13]);1;IF(NUMBERVALUE(ORG.LIBREOFFICE.REGEX([.Q13];&quot;\d+&quot;;))&gt;13;0;1)))" office:value-type="float" office:value="1" calcext:value-type="float">
            <text:p>1</text:p>
          </table:table-cell>
          <table:table-cell table:style-name="ce12" table:formula="of:=IF([.P13]=&quot;&quot;;1;IF(ISNA([.P13]);1;IF(NUMBERVALUE(ORG.LIBREOFFICE.REGEX([.P13];&quot;\d+&quot;;))&gt;14;0;1)))" office:value-type="float" office:value="1" calcext:value-type="float">
            <text:p>1</text:p>
          </table:table-cell>
          <table:table-cell table:style-name="ce6" table:formula="of:=IF([.R13]=&quot;&quot;;1;IF(ISNA([.R13]);1;IF(NUMBERVALUE(ORG.LIBREOFFICE.REGEX([.R13];&quot;\d+&quot;;))&gt;12;0;1)))" office:value-type="float" office:value="1" calcext:value-type="float">
            <text:p>1</text:p>
          </table:table-cell>
          <table:table-cell table:style-name="ce3" table:formula="of:=IF([.T13]=&quot;&quot;;1;IF(ISNA([.T13]);1;IF(NUMBERVALUE(ORG.LIBREOFFICE.REGEX([.T13];&quot;\d+&quot;;))&gt;13;0;1)))" office:value-type="float" office:value="1" calcext:value-type="float">
            <text:p>1</text:p>
          </table:table-cell>
          <table:table-cell table:style-name="ce12" table:formula="of:=IF([.S13]=&quot;&quot;;1;IF(ISNA([.S13]);1;IF(NUMBERVALUE(ORG.LIBREOFFICE.REGEX([.S13];&quot;\d+&quot;;))&gt;14;0;1)))" office:value-type="float" office:value="1" calcext:value-type="float">
            <text:p>1</text:p>
          </table:table-cell>
          <table:table-cell table:style-name="ce3" table:formula="of:=IF([.V13]=0;0;IF([.W13]=0;0;IF([.X13]=0;0;IF([.Y13]=0;0;IF([.Z13]=0;0;IF([.AA13]=0;0;IF([.AB13]=0;0;IF([.AC13]=0;0;IF([.AD13]=0;0;IF([.AE13]=0;0;IF([.AF13]=0;0;IF([.AG13]=0;0;IF([.AH13]=0;0;IF([.AI13]=0;0;IF([.AJ13]=0;0;IF([.AK13]=0;0;IF([.AL13]=0;0;IF([.AM13]=0;0;1))))))))))))))))))" office:value-type="float" office:value="1" calcext:value-type="float">
            <text:p>1</text:p>
          </table:table-cell>
          <table:table-cell table:style-name="ce3" table:formula="of:=IF([.AN13]=1;NUMBERVALUE(ORG.LIBREOFFICE.REGEX([.A13];&quot;\d+&quot;));&quot;&quot;)"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$Input.A12]" office:value-type="string" office:string-value="Game 12" calcext:value-type="string">
            <text:p>Game 12</text:p>
          </table:table-cell>
          <table:table-cell table:style-name="ce3" table:formula="of:=COUNTIF([$Input.B12:.G12];&quot;&lt;&gt;&quot;)" office:value-type="float" office:value="3" calcext:value-type="float">
            <text:p>3</text:p>
          </table:table-cell>
          <table:table-cell table:style-name="ce2" table:formula="of:=IF(ISBLANK([$Input.B12]);&quot;&quot;;IF(ISNA(ORG.LIBREOFFICE.REGEX([$Input.B12];&quot;\d+.red&quot;;;1));&quot;&quot;;ORG.LIBREOFFICE.REGEX([$Input.B12];&quot;\d+.red&quot;;;1)))" office:value-type="string" office:string-value="2 red" calcext:value-type="string">
            <text:p>2 red</text:p>
          </table:table-cell>
          <table:table-cell table:style-name="ce2" table:formula="of:=IF(ISBLANK([$Input.B12]);&quot;&quot;;IF(ISNA(ORG.LIBREOFFICE.REGEX([$Input.B12];&quot;\d+.blue&quot;;;1));&quot;&quot;;ORG.LIBREOFFICE.REGEX([$Input.B12];&quot;\d+.blue&quot;;;1)))" office:value-type="string" office:string-value="2 blue" calcext:value-type="string">
            <text:p>2 blue</text:p>
          </table:table-cell>
          <table:table-cell table:style-name="ce2" table:formula="of:=IF(ISBLANK([$Input.B12]);&quot;&quot;;IF(ISNA(ORG.LIBREOFFICE.REGEX([$Input.B12];&quot;\d+.green&quot;;;1));&quot;&quot;;ORG.LIBREOFFICE.REGEX([$Input.B12];&quot;\d+.green&quot;;;1)))" office:value-type="string" office:string-value="1 green" calcext:value-type="string">
            <text:p>1 green</text:p>
          </table:table-cell>
          <table:table-cell table:style-name="ce2" table:formula="of:=IF(ISBLANK([$Input.C12]);&quot;&quot;;IF(ISNA(ORG.LIBREOFFICE.REGEX([$Input.C12];&quot;\d+.red&quot;;;1));&quot;&quot;;ORG.LIBREOFFICE.REGEX([$Input.C12];&quot;\d+.red&quot;;;1)))" office:value-type="string" office:string-value="3 red" calcext:value-type="string">
            <text:p>3 red</text:p>
          </table:table-cell>
          <table:table-cell table:style-name="ce2" table:formula="of:=IF(ISBLANK([$Input.C12]);&quot;&quot;;IF(ISNA(ORG.LIBREOFFICE.REGEX([$Input.C12];&quot;\d+.blue&quot;;;1));&quot;&quot;;ORG.LIBREOFFICE.REGEX([$Input.C12];&quot;\d+.blue&quot;;;1)))">
            <text:p/>
          </table:table-cell>
          <table:table-cell table:style-name="ce2" table:formula="of:=IF(ISBLANK([$Input.C12]);&quot;&quot;;IF(ISNA(ORG.LIBREOFFICE.REGEX([$Input.C12];&quot;\d+.green&quot;;;1));&quot;&quot;;ORG.LIBREOFFICE.REGEX([$Input.C12];&quot;\d+.green&quot;;;1)))" office:value-type="string" office:string-value="1 green" calcext:value-type="string">
            <text:p>1 green</text:p>
          </table:table-cell>
          <table:table-cell table:style-name="ce2" table:formula="of:=IF(ISBLANK([$Input.D12]);&quot;&quot;;IF(ISNA(ORG.LIBREOFFICE.REGEX([$Input.D12];&quot;\d+.red&quot;;;1));&quot;&quot;;ORG.LIBREOFFICE.REGEX([$Input.D12];&quot;\d+.red&quot;;;1)))">
            <text:p/>
          </table:table-cell>
          <table:table-cell table:style-name="ce2" table:formula="of:=IF(ISBLANK([$Input.D12]);&quot;&quot;;IF(ISNA(ORG.LIBREOFFICE.REGEX([$Input.D12];&quot;\d+.blue&quot;;;1));&quot;&quot;;ORG.LIBREOFFICE.REGEX([$Input.D12];&quot;\d+.blue&quot;;;1)))" office:value-type="string" office:string-value="1 blue" calcext:value-type="string">
            <text:p>1 blue</text:p>
          </table:table-cell>
          <table:table-cell table:style-name="ce2" table:formula="of:=IF(ISBLANK([$Input.D12]);&quot;&quot;;IF(ISNA(ORG.LIBREOFFICE.REGEX([$Input.D12];&quot;\d+.green&quot;;;1));&quot;&quot;;ORG.LIBREOFFICE.REGEX([$Input.D12];&quot;\d+.green&quot;;;1)))" office:value-type="string" office:string-value="3 green" calcext:value-type="string">
            <text:p>3 green</text:p>
          </table:table-cell>
          <table:table-cell table:style-name="ce2" table:formula="of:=IF(ISBLANK([$Input.E12]);&quot;&quot;;IF(ISNA(ORG.LIBREOFFICE.REGEX([$Input.E12];&quot;\d+.red&quot;;;1));&quot;&quot;;ORG.LIBREOFFICE.REGEX([$Input.E12];&quot;\d+.red&quot;;;1)))">
            <text:p/>
          </table:table-cell>
          <table:table-cell table:style-name="ce2" table:formula="of:=IF(ISBLANK([$Input.E12]);&quot;&quot;;IF(ISNA(ORG.LIBREOFFICE.REGEX([$Input.E12];&quot;\d+.blue&quot;;;1));&quot;&quot;;ORG.LIBREOFFICE.REGEX([$Input.E12];&quot;\d+.blue&quot;;;1)))">
            <text:p/>
          </table:table-cell>
          <table:table-cell table:style-name="ce2" table:formula="of:=IF(ISBLANK([$Input.E12]);&quot;&quot;;IF(ISNA(ORG.LIBREOFFICE.REGEX([$Input.E12];&quot;\d+.green&quot;;;1));&quot;&quot;;ORG.LIBREOFFICE.REGEX([$Input.E12];&quot;\d+.green&quot;;;1)))">
            <text:p/>
          </table:table-cell>
          <table:table-cell table:style-name="ce2" table:formula="of:=IF(ISBLANK([$Input.F12]);&quot;&quot;;IF(ISNA(ORG.LIBREOFFICE.REGEX([$Input.F12];&quot;\d+.red&quot;;;1));&quot;&quot;;ORG.LIBREOFFICE.REGEX([$Input.F12];&quot;\d+.red&quot;;;1)))">
            <text:p/>
          </table:table-cell>
          <table:table-cell table:style-name="ce2" table:formula="of:=IF(ISBLANK([$Input.F12]);&quot;&quot;;IF(ISNA(ORG.LIBREOFFICE.REGEX([$Input.F12];&quot;\d+.blue&quot;;;1));&quot;&quot;;ORG.LIBREOFFICE.REGEX([$Input.F12];&quot;\d+.blue&quot;;;1)))">
            <text:p/>
          </table:table-cell>
          <table:table-cell table:style-name="ce2" table:formula="of:=IF(ISBLANK([$Input.F12]);&quot;&quot;;IF(ISNA(ORG.LIBREOFFICE.REGEX([$Input.F12];&quot;\d+.green&quot;;;1));&quot;&quot;;ORG.LIBREOFFICE.REGEX([$Input.F12];&quot;\d+.green&quot;;;1)))">
            <text:p/>
          </table:table-cell>
          <table:table-cell table:style-name="ce2" table:formula="of:=IF(ISBLANK([$Input.G12]);&quot;&quot;;IF(ISNA(ORG.LIBREOFFICE.REGEX([$Input.G12];&quot;\d+.red&quot;;;1));&quot;&quot;;ORG.LIBREOFFICE.REGEX([$Input.G12];&quot;\d+.red&quot;;;1)))">
            <text:p/>
          </table:table-cell>
          <table:table-cell table:style-name="ce2" table:formula="of:=IF(ISBLANK([$Input.G12]);&quot;&quot;;IF(ISNA(ORG.LIBREOFFICE.REGEX([$Input.G12];&quot;\d+.blue&quot;;;1));&quot;&quot;;ORG.LIBREOFFICE.REGEX([$Input.G12];&quot;\d+.blue&quot;;;1)))">
            <text:p/>
          </table:table-cell>
          <table:table-cell table:style-name="ce2" table:formula="of:=IF(ISBLANK([$Input.G12]);&quot;&quot;;IF(ISNA(ORG.LIBREOFFICE.REGEX([$Input.G12];&quot;\d+.green&quot;;;1));&quot;&quot;;ORG.LIBREOFFICE.REGEX([$Input.G12];&quot;\d+.green&quot;;;1)))">
            <text:p/>
          </table:table-cell>
          <table:table-cell/>
          <table:table-cell table:style-name="ce6" table:formula="of:=IF([.C14]=&quot;&quot;;1;IF(ISNA([.C14]);1;IF(NUMBERVALUE(ORG.LIBREOFFICE.REGEX([.C14];&quot;\d+&quot;;))&gt;12;0;1)))" office:value-type="float" office:value="1" calcext:value-type="float">
            <text:p>1</text:p>
          </table:table-cell>
          <table:table-cell table:style-name="ce3" table:formula="of:=IF([.E14]=&quot;&quot;;1;IF(ISNA([.E14]);1;IF(NUMBERVALUE(ORG.LIBREOFFICE.REGEX([.E14];&quot;\d+&quot;;))&gt;13;0;1)))" office:value-type="float" office:value="1" calcext:value-type="float">
            <text:p>1</text:p>
          </table:table-cell>
          <table:table-cell table:style-name="ce12" table:formula="of:=IF([.D14]=&quot;&quot;;1;IF(ISNA([.D14]);1;IF(NUMBERVALUE(ORG.LIBREOFFICE.REGEX([.D14];&quot;\d+&quot;;))&gt;14;0;1)))" office:value-type="float" office:value="1" calcext:value-type="float">
            <text:p>1</text:p>
          </table:table-cell>
          <table:table-cell table:style-name="ce6" table:formula="of:=IF([.F14]=&quot;&quot;;1;IF(ISNA([.F14]);1;IF(NUMBERVALUE(ORG.LIBREOFFICE.REGEX([.F14];&quot;\d+&quot;;))&gt;12;0;1)))" office:value-type="float" office:value="1" calcext:value-type="float">
            <text:p>1</text:p>
          </table:table-cell>
          <table:table-cell table:style-name="ce3" table:formula="of:=IF([.H14]=&quot;&quot;;1;IF(ISNA([.H14]);1;IF(NUMBERVALUE(ORG.LIBREOFFICE.REGEX([.H14];&quot;\d+&quot;;))&gt;13;0;1)))" office:value-type="float" office:value="1" calcext:value-type="float">
            <text:p>1</text:p>
          </table:table-cell>
          <table:table-cell table:style-name="ce12" table:formula="of:=IF([.G14]=&quot;&quot;;1;IF(ISNA([.G14]);1;IF(NUMBERVALUE(ORG.LIBREOFFICE.REGEX([.G14];&quot;\d+&quot;;))&gt;14;0;1)))" office:value-type="float" office:value="1" calcext:value-type="float">
            <text:p>1</text:p>
          </table:table-cell>
          <table:table-cell table:style-name="ce6" table:formula="of:=IF([.I14]=&quot;&quot;;1;IF(ISNA([.I14]);1;IF(NUMBERVALUE(ORG.LIBREOFFICE.REGEX([.I14];&quot;\d+&quot;;))&gt;12;0;1)))" office:value-type="float" office:value="1" calcext:value-type="float">
            <text:p>1</text:p>
          </table:table-cell>
          <table:table-cell table:style-name="ce3" table:formula="of:=IF([.K14]=&quot;&quot;;1;IF(ISNA([.K14]);1;IF(NUMBERVALUE(ORG.LIBREOFFICE.REGEX([.K14];&quot;\d+&quot;;))&gt;13;0;1)))" office:value-type="float" office:value="1" calcext:value-type="float">
            <text:p>1</text:p>
          </table:table-cell>
          <table:table-cell table:style-name="ce12" table:formula="of:=IF([.J14]=&quot;&quot;;1;IF(ISNA([.J14]);1;IF(NUMBERVALUE(ORG.LIBREOFFICE.REGEX([.J14];&quot;\d+&quot;;))&gt;14;0;1)))" office:value-type="float" office:value="1" calcext:value-type="float">
            <text:p>1</text:p>
          </table:table-cell>
          <table:table-cell table:style-name="ce6" table:formula="of:=IF([.L14]=&quot;&quot;;1;IF(ISNA([.L14]);1;IF(NUMBERVALUE(ORG.LIBREOFFICE.REGEX([.L14];&quot;\d+&quot;;))&gt;12;0;1)))" office:value-type="float" office:value="1" calcext:value-type="float">
            <text:p>1</text:p>
          </table:table-cell>
          <table:table-cell table:style-name="ce3" table:formula="of:=IF([.N14]=&quot;&quot;;1;IF(ISNA([.N14]);1;IF(NUMBERVALUE(ORG.LIBREOFFICE.REGEX([.N14];&quot;\d+&quot;;))&gt;13;0;1)))" office:value-type="float" office:value="1" calcext:value-type="float">
            <text:p>1</text:p>
          </table:table-cell>
          <table:table-cell table:style-name="ce12" table:formula="of:=IF([.M14]=&quot;&quot;;1;IF(ISNA([.M14]);1;IF(NUMBERVALUE(ORG.LIBREOFFICE.REGEX([.M14];&quot;\d+&quot;;))&gt;14;0;1)))" office:value-type="float" office:value="1" calcext:value-type="float">
            <text:p>1</text:p>
          </table:table-cell>
          <table:table-cell table:style-name="ce6" table:formula="of:=IF([.O14]=&quot;&quot;;1;IF(ISNA([.O14]);1;IF(NUMBERVALUE(ORG.LIBREOFFICE.REGEX([.O14];&quot;\d+&quot;;))&gt;12;0;1)))" office:value-type="float" office:value="1" calcext:value-type="float">
            <text:p>1</text:p>
          </table:table-cell>
          <table:table-cell table:style-name="ce3" table:formula="of:=IF([.Q14]=&quot;&quot;;1;IF(ISNA([.Q14]);1;IF(NUMBERVALUE(ORG.LIBREOFFICE.REGEX([.Q14];&quot;\d+&quot;;))&gt;13;0;1)))" office:value-type="float" office:value="1" calcext:value-type="float">
            <text:p>1</text:p>
          </table:table-cell>
          <table:table-cell table:style-name="ce12" table:formula="of:=IF([.P14]=&quot;&quot;;1;IF(ISNA([.P14]);1;IF(NUMBERVALUE(ORG.LIBREOFFICE.REGEX([.P14];&quot;\d+&quot;;))&gt;14;0;1)))" office:value-type="float" office:value="1" calcext:value-type="float">
            <text:p>1</text:p>
          </table:table-cell>
          <table:table-cell table:style-name="ce6" table:formula="of:=IF([.R14]=&quot;&quot;;1;IF(ISNA([.R14]);1;IF(NUMBERVALUE(ORG.LIBREOFFICE.REGEX([.R14];&quot;\d+&quot;;))&gt;12;0;1)))" office:value-type="float" office:value="1" calcext:value-type="float">
            <text:p>1</text:p>
          </table:table-cell>
          <table:table-cell table:style-name="ce3" table:formula="of:=IF([.T14]=&quot;&quot;;1;IF(ISNA([.T14]);1;IF(NUMBERVALUE(ORG.LIBREOFFICE.REGEX([.T14];&quot;\d+&quot;;))&gt;13;0;1)))" office:value-type="float" office:value="1" calcext:value-type="float">
            <text:p>1</text:p>
          </table:table-cell>
          <table:table-cell table:style-name="ce12" table:formula="of:=IF([.S14]=&quot;&quot;;1;IF(ISNA([.S14]);1;IF(NUMBERVALUE(ORG.LIBREOFFICE.REGEX([.S14];&quot;\d+&quot;;))&gt;14;0;1)))" office:value-type="float" office:value="1" calcext:value-type="float">
            <text:p>1</text:p>
          </table:table-cell>
          <table:table-cell table:style-name="ce3" table:formula="of:=IF([.V14]=0;0;IF([.W14]=0;0;IF([.X14]=0;0;IF([.Y14]=0;0;IF([.Z14]=0;0;IF([.AA14]=0;0;IF([.AB14]=0;0;IF([.AC14]=0;0;IF([.AD14]=0;0;IF([.AE14]=0;0;IF([.AF14]=0;0;IF([.AG14]=0;0;IF([.AH14]=0;0;IF([.AI14]=0;0;IF([.AJ14]=0;0;IF([.AK14]=0;0;IF([.AL14]=0;0;IF([.AM14]=0;0;1))))))))))))))))))" office:value-type="float" office:value="1" calcext:value-type="float">
            <text:p>1</text:p>
          </table:table-cell>
          <table:table-cell table:style-name="ce3" table:formula="of:=IF([.AN14]=1;NUMBERVALUE(ORG.LIBREOFFICE.REGEX([.A14];&quot;\d+&quot;));&quot;&quot;)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$Input.A13]" office:value-type="string" office:string-value="Game 13" calcext:value-type="string">
            <text:p>Game 13</text:p>
          </table:table-cell>
          <table:table-cell table:style-name="ce3" table:formula="of:=COUNTIF([$Input.B13:.G13];&quot;&lt;&gt;&quot;)" office:value-type="float" office:value="5" calcext:value-type="float">
            <text:p>5</text:p>
          </table:table-cell>
          <table:table-cell table:style-name="ce2" table:formula="of:=IF(ISBLANK([$Input.B13]);&quot;&quot;;IF(ISNA(ORG.LIBREOFFICE.REGEX([$Input.B13];&quot;\d+.red&quot;;;1));&quot;&quot;;ORG.LIBREOFFICE.REGEX([$Input.B13];&quot;\d+.red&quot;;;1)))">
            <text:p/>
          </table:table-cell>
          <table:table-cell table:style-name="ce2" table:formula="of:=IF(ISBLANK([$Input.B13]);&quot;&quot;;IF(ISNA(ORG.LIBREOFFICE.REGEX([$Input.B13];&quot;\d+.blue&quot;;;1));&quot;&quot;;ORG.LIBREOFFICE.REGEX([$Input.B13];&quot;\d+.blue&quot;;;1)))" office:value-type="string" office:string-value="4 blue" calcext:value-type="string">
            <text:p>4 blue</text:p>
          </table:table-cell>
          <table:table-cell table:style-name="ce2" table:formula="of:=IF(ISBLANK([$Input.B13]);&quot;&quot;;IF(ISNA(ORG.LIBREOFFICE.REGEX([$Input.B13];&quot;\d+.green&quot;;;1));&quot;&quot;;ORG.LIBREOFFICE.REGEX([$Input.B13];&quot;\d+.green&quot;;;1)))" office:value-type="string" office:string-value="12 green" calcext:value-type="string">
            <text:p>12 green</text:p>
          </table:table-cell>
          <table:table-cell table:style-name="ce2" table:formula="of:=IF(ISBLANK([$Input.C13]);&quot;&quot;;IF(ISNA(ORG.LIBREOFFICE.REGEX([$Input.C13];&quot;\d+.red&quot;;;1));&quot;&quot;;ORG.LIBREOFFICE.REGEX([$Input.C13];&quot;\d+.red&quot;;;1)))" office:value-type="string" office:string-value="2 red" calcext:value-type="string">
            <text:p>2 red</text:p>
          </table:table-cell>
          <table:table-cell table:style-name="ce2" table:formula="of:=IF(ISBLANK([$Input.C13]);&quot;&quot;;IF(ISNA(ORG.LIBREOFFICE.REGEX([$Input.C13];&quot;\d+.blue&quot;;;1));&quot;&quot;;ORG.LIBREOFFICE.REGEX([$Input.C13];&quot;\d+.blue&quot;;;1)))" office:value-type="string" office:string-value="2 blue" calcext:value-type="string">
            <text:p>2 blue</text:p>
          </table:table-cell>
          <table:table-cell table:style-name="ce2" table:formula="of:=IF(ISBLANK([$Input.C13]);&quot;&quot;;IF(ISNA(ORG.LIBREOFFICE.REGEX([$Input.C13];&quot;\d+.green&quot;;;1));&quot;&quot;;ORG.LIBREOFFICE.REGEX([$Input.C13];&quot;\d+.green&quot;;;1)))" office:value-type="string" office:string-value="8 green" calcext:value-type="string">
            <text:p>8 green</text:p>
          </table:table-cell>
          <table:table-cell table:style-name="ce2" table:formula="of:=IF(ISBLANK([$Input.D13]);&quot;&quot;;IF(ISNA(ORG.LIBREOFFICE.REGEX([$Input.D13];&quot;\d+.red&quot;;;1));&quot;&quot;;ORG.LIBREOFFICE.REGEX([$Input.D13];&quot;\d+.red&quot;;;1)))" office:value-type="string" office:string-value="3 red" calcext:value-type="string">
            <text:p>3 red</text:p>
          </table:table-cell>
          <table:table-cell table:style-name="ce2" table:formula="of:=IF(ISBLANK([$Input.D13]);&quot;&quot;;IF(ISNA(ORG.LIBREOFFICE.REGEX([$Input.D13];&quot;\d+.blue&quot;;;1));&quot;&quot;;ORG.LIBREOFFICE.REGEX([$Input.D13];&quot;\d+.blue&quot;;;1)))">
            <text:p/>
          </table:table-cell>
          <table:table-cell table:style-name="ce2" table:formula="of:=IF(ISBLANK([$Input.D13]);&quot;&quot;;IF(ISNA(ORG.LIBREOFFICE.REGEX([$Input.D13];&quot;\d+.green&quot;;;1));&quot;&quot;;ORG.LIBREOFFICE.REGEX([$Input.D13];&quot;\d+.green&quot;;;1)))" office:value-type="string" office:string-value="6 green" calcext:value-type="string">
            <text:p>6 green</text:p>
          </table:table-cell>
          <table:table-cell table:style-name="ce2" table:formula="of:=IF(ISBLANK([$Input.E13]);&quot;&quot;;IF(ISNA(ORG.LIBREOFFICE.REGEX([$Input.E13];&quot;\d+.red&quot;;;1));&quot;&quot;;ORG.LIBREOFFICE.REGEX([$Input.E13];&quot;\d+.red&quot;;;1)))" office:value-type="string" office:string-value="3 red" calcext:value-type="string">
            <text:p>3 red</text:p>
          </table:table-cell>
          <table:table-cell table:style-name="ce2" table:formula="of:=IF(ISBLANK([$Input.E13]);&quot;&quot;;IF(ISNA(ORG.LIBREOFFICE.REGEX([$Input.E13];&quot;\d+.blue&quot;;;1));&quot;&quot;;ORG.LIBREOFFICE.REGEX([$Input.E13];&quot;\d+.blue&quot;;;1)))">
            <text:p/>
          </table:table-cell>
          <table:table-cell table:style-name="ce2" table:formula="of:=IF(ISBLANK([$Input.E13]);&quot;&quot;;IF(ISNA(ORG.LIBREOFFICE.REGEX([$Input.E13];&quot;\d+.green&quot;;;1));&quot;&quot;;ORG.LIBREOFFICE.REGEX([$Input.E13];&quot;\d+.green&quot;;;1)))" office:value-type="string" office:string-value="5 green" calcext:value-type="string">
            <text:p>5 green</text:p>
          </table:table-cell>
          <table:table-cell table:style-name="ce2" table:formula="of:=IF(ISBLANK([$Input.F13]);&quot;&quot;;IF(ISNA(ORG.LIBREOFFICE.REGEX([$Input.F13];&quot;\d+.red&quot;;;1));&quot;&quot;;ORG.LIBREOFFICE.REGEX([$Input.F13];&quot;\d+.red&quot;;;1)))" office:value-type="string" office:string-value="1 red" calcext:value-type="string">
            <text:p>1 red</text:p>
          </table:table-cell>
          <table:table-cell table:style-name="ce2" table:formula="of:=IF(ISBLANK([$Input.F13]);&quot;&quot;;IF(ISNA(ORG.LIBREOFFICE.REGEX([$Input.F13];&quot;\d+.blue&quot;;;1));&quot;&quot;;ORG.LIBREOFFICE.REGEX([$Input.F13];&quot;\d+.blue&quot;;;1)))" office:value-type="string" office:string-value="7 blue" calcext:value-type="string">
            <text:p>7 blue</text:p>
          </table:table-cell>
          <table:table-cell table:style-name="ce2" table:formula="of:=IF(ISBLANK([$Input.F13]);&quot;&quot;;IF(ISNA(ORG.LIBREOFFICE.REGEX([$Input.F13];&quot;\d+.green&quot;;;1));&quot;&quot;;ORG.LIBREOFFICE.REGEX([$Input.F13];&quot;\d+.green&quot;;;1)))" office:value-type="string" office:string-value="9 green" calcext:value-type="string">
            <text:p>9 green</text:p>
          </table:table-cell>
          <table:table-cell table:style-name="ce2" table:formula="of:=IF(ISBLANK([$Input.G13]);&quot;&quot;;IF(ISNA(ORG.LIBREOFFICE.REGEX([$Input.G13];&quot;\d+.red&quot;;;1));&quot;&quot;;ORG.LIBREOFFICE.REGEX([$Input.G13];&quot;\d+.red&quot;;;1)))">
            <text:p/>
          </table:table-cell>
          <table:table-cell table:style-name="ce2" table:formula="of:=IF(ISBLANK([$Input.G13]);&quot;&quot;;IF(ISNA(ORG.LIBREOFFICE.REGEX([$Input.G13];&quot;\d+.blue&quot;;;1));&quot;&quot;;ORG.LIBREOFFICE.REGEX([$Input.G13];&quot;\d+.blue&quot;;;1)))">
            <text:p/>
          </table:table-cell>
          <table:table-cell table:style-name="ce2" table:formula="of:=IF(ISBLANK([$Input.G13]);&quot;&quot;;IF(ISNA(ORG.LIBREOFFICE.REGEX([$Input.G13];&quot;\d+.green&quot;;;1));&quot;&quot;;ORG.LIBREOFFICE.REGEX([$Input.G13];&quot;\d+.green&quot;;;1)))">
            <text:p/>
          </table:table-cell>
          <table:table-cell/>
          <table:table-cell table:style-name="ce6" table:formula="of:=IF([.C15]=&quot;&quot;;1;IF(ISNA([.C15]);1;IF(NUMBERVALUE(ORG.LIBREOFFICE.REGEX([.C15];&quot;\d+&quot;;))&gt;12;0;1)))" office:value-type="float" office:value="1" calcext:value-type="float">
            <text:p>1</text:p>
          </table:table-cell>
          <table:table-cell table:style-name="ce3" table:formula="of:=IF([.E15]=&quot;&quot;;1;IF(ISNA([.E15]);1;IF(NUMBERVALUE(ORG.LIBREOFFICE.REGEX([.E15];&quot;\d+&quot;;))&gt;13;0;1)))" office:value-type="float" office:value="1" calcext:value-type="float">
            <text:p>1</text:p>
          </table:table-cell>
          <table:table-cell table:style-name="ce12" table:formula="of:=IF([.D15]=&quot;&quot;;1;IF(ISNA([.D15]);1;IF(NUMBERVALUE(ORG.LIBREOFFICE.REGEX([.D15];&quot;\d+&quot;;))&gt;14;0;1)))" office:value-type="float" office:value="1" calcext:value-type="float">
            <text:p>1</text:p>
          </table:table-cell>
          <table:table-cell table:style-name="ce6" table:formula="of:=IF([.F15]=&quot;&quot;;1;IF(ISNA([.F15]);1;IF(NUMBERVALUE(ORG.LIBREOFFICE.REGEX([.F15];&quot;\d+&quot;;))&gt;12;0;1)))" office:value-type="float" office:value="1" calcext:value-type="float">
            <text:p>1</text:p>
          </table:table-cell>
          <table:table-cell table:style-name="ce3" table:formula="of:=IF([.H15]=&quot;&quot;;1;IF(ISNA([.H15]);1;IF(NUMBERVALUE(ORG.LIBREOFFICE.REGEX([.H15];&quot;\d+&quot;;))&gt;13;0;1)))" office:value-type="float" office:value="1" calcext:value-type="float">
            <text:p>1</text:p>
          </table:table-cell>
          <table:table-cell table:style-name="ce12" table:formula="of:=IF([.G15]=&quot;&quot;;1;IF(ISNA([.G15]);1;IF(NUMBERVALUE(ORG.LIBREOFFICE.REGEX([.G15];&quot;\d+&quot;;))&gt;14;0;1)))" office:value-type="float" office:value="1" calcext:value-type="float">
            <text:p>1</text:p>
          </table:table-cell>
          <table:table-cell table:style-name="ce6" table:formula="of:=IF([.I15]=&quot;&quot;;1;IF(ISNA([.I15]);1;IF(NUMBERVALUE(ORG.LIBREOFFICE.REGEX([.I15];&quot;\d+&quot;;))&gt;12;0;1)))" office:value-type="float" office:value="1" calcext:value-type="float">
            <text:p>1</text:p>
          </table:table-cell>
          <table:table-cell table:style-name="ce3" table:formula="of:=IF([.K15]=&quot;&quot;;1;IF(ISNA([.K15]);1;IF(NUMBERVALUE(ORG.LIBREOFFICE.REGEX([.K15];&quot;\d+&quot;;))&gt;13;0;1)))" office:value-type="float" office:value="1" calcext:value-type="float">
            <text:p>1</text:p>
          </table:table-cell>
          <table:table-cell table:style-name="ce12" table:formula="of:=IF([.J15]=&quot;&quot;;1;IF(ISNA([.J15]);1;IF(NUMBERVALUE(ORG.LIBREOFFICE.REGEX([.J15];&quot;\d+&quot;;))&gt;14;0;1)))" office:value-type="float" office:value="1" calcext:value-type="float">
            <text:p>1</text:p>
          </table:table-cell>
          <table:table-cell table:style-name="ce6" table:formula="of:=IF([.L15]=&quot;&quot;;1;IF(ISNA([.L15]);1;IF(NUMBERVALUE(ORG.LIBREOFFICE.REGEX([.L15];&quot;\d+&quot;;))&gt;12;0;1)))" office:value-type="float" office:value="1" calcext:value-type="float">
            <text:p>1</text:p>
          </table:table-cell>
          <table:table-cell table:style-name="ce3" table:formula="of:=IF([.N15]=&quot;&quot;;1;IF(ISNA([.N15]);1;IF(NUMBERVALUE(ORG.LIBREOFFICE.REGEX([.N15];&quot;\d+&quot;;))&gt;13;0;1)))" office:value-type="float" office:value="1" calcext:value-type="float">
            <text:p>1</text:p>
          </table:table-cell>
          <table:table-cell table:style-name="ce12" table:formula="of:=IF([.M15]=&quot;&quot;;1;IF(ISNA([.M15]);1;IF(NUMBERVALUE(ORG.LIBREOFFICE.REGEX([.M15];&quot;\d+&quot;;))&gt;14;0;1)))" office:value-type="float" office:value="1" calcext:value-type="float">
            <text:p>1</text:p>
          </table:table-cell>
          <table:table-cell table:style-name="ce6" table:formula="of:=IF([.O15]=&quot;&quot;;1;IF(ISNA([.O15]);1;IF(NUMBERVALUE(ORG.LIBREOFFICE.REGEX([.O15];&quot;\d+&quot;;))&gt;12;0;1)))" office:value-type="float" office:value="1" calcext:value-type="float">
            <text:p>1</text:p>
          </table:table-cell>
          <table:table-cell table:style-name="ce3" table:formula="of:=IF([.Q15]=&quot;&quot;;1;IF(ISNA([.Q15]);1;IF(NUMBERVALUE(ORG.LIBREOFFICE.REGEX([.Q15];&quot;\d+&quot;;))&gt;13;0;1)))" office:value-type="float" office:value="1" calcext:value-type="float">
            <text:p>1</text:p>
          </table:table-cell>
          <table:table-cell table:style-name="ce12" table:formula="of:=IF([.P15]=&quot;&quot;;1;IF(ISNA([.P15]);1;IF(NUMBERVALUE(ORG.LIBREOFFICE.REGEX([.P15];&quot;\d+&quot;;))&gt;14;0;1)))" office:value-type="float" office:value="1" calcext:value-type="float">
            <text:p>1</text:p>
          </table:table-cell>
          <table:table-cell table:style-name="ce6" table:formula="of:=IF([.R15]=&quot;&quot;;1;IF(ISNA([.R15]);1;IF(NUMBERVALUE(ORG.LIBREOFFICE.REGEX([.R15];&quot;\d+&quot;;))&gt;12;0;1)))" office:value-type="float" office:value="1" calcext:value-type="float">
            <text:p>1</text:p>
          </table:table-cell>
          <table:table-cell table:style-name="ce3" table:formula="of:=IF([.T15]=&quot;&quot;;1;IF(ISNA([.T15]);1;IF(NUMBERVALUE(ORG.LIBREOFFICE.REGEX([.T15];&quot;\d+&quot;;))&gt;13;0;1)))" office:value-type="float" office:value="1" calcext:value-type="float">
            <text:p>1</text:p>
          </table:table-cell>
          <table:table-cell table:style-name="ce12" table:formula="of:=IF([.S15]=&quot;&quot;;1;IF(ISNA([.S15]);1;IF(NUMBERVALUE(ORG.LIBREOFFICE.REGEX([.S15];&quot;\d+&quot;;))&gt;14;0;1)))" office:value-type="float" office:value="1" calcext:value-type="float">
            <text:p>1</text:p>
          </table:table-cell>
          <table:table-cell table:style-name="ce3" table:formula="of:=IF([.V15]=0;0;IF([.W15]=0;0;IF([.X15]=0;0;IF([.Y15]=0;0;IF([.Z15]=0;0;IF([.AA15]=0;0;IF([.AB15]=0;0;IF([.AC15]=0;0;IF([.AD15]=0;0;IF([.AE15]=0;0;IF([.AF15]=0;0;IF([.AG15]=0;0;IF([.AH15]=0;0;IF([.AI15]=0;0;IF([.AJ15]=0;0;IF([.AK15]=0;0;IF([.AL15]=0;0;IF([.AM15]=0;0;1))))))))))))))))))" office:value-type="float" office:value="1" calcext:value-type="float">
            <text:p>1</text:p>
          </table:table-cell>
          <table:table-cell table:style-name="ce3" table:formula="of:=IF([.AN15]=1;NUMBERVALUE(ORG.LIBREOFFICE.REGEX([.A15];&quot;\d+&quot;));&quot;&quot;)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$Input.A14]" office:value-type="string" office:string-value="Game 14" calcext:value-type="string">
            <text:p>Game 14</text:p>
          </table:table-cell>
          <table:table-cell table:style-name="ce3" table:formula="of:=COUNTIF([$Input.B14:.G14];&quot;&lt;&gt;&quot;)" office:value-type="float" office:value="4" calcext:value-type="float">
            <text:p>4</text:p>
          </table:table-cell>
          <table:table-cell table:style-name="ce2" table:formula="of:=IF(ISBLANK([$Input.B14]);&quot;&quot;;IF(ISNA(ORG.LIBREOFFICE.REGEX([$Input.B14];&quot;\d+.red&quot;;;1));&quot;&quot;;ORG.LIBREOFFICE.REGEX([$Input.B14];&quot;\d+.red&quot;;;1)))" office:value-type="string" office:string-value="1 red" calcext:value-type="string">
            <text:p>1 red</text:p>
          </table:table-cell>
          <table:table-cell table:style-name="ce2" table:formula="of:=IF(ISBLANK([$Input.B14]);&quot;&quot;;IF(ISNA(ORG.LIBREOFFICE.REGEX([$Input.B14];&quot;\d+.blue&quot;;;1));&quot;&quot;;ORG.LIBREOFFICE.REGEX([$Input.B14];&quot;\d+.blue&quot;;;1)))">
            <text:p/>
          </table:table-cell>
          <table:table-cell table:style-name="ce2" table:formula="of:=IF(ISBLANK([$Input.B14]);&quot;&quot;;IF(ISNA(ORG.LIBREOFFICE.REGEX([$Input.B14];&quot;\d+.green&quot;;;1));&quot;&quot;;ORG.LIBREOFFICE.REGEX([$Input.B14];&quot;\d+.green&quot;;;1)))" office:value-type="string" office:string-value="7 green" calcext:value-type="string">
            <text:p>7 green</text:p>
          </table:table-cell>
          <table:table-cell table:style-name="ce2" table:formula="of:=IF(ISBLANK([$Input.C14]);&quot;&quot;;IF(ISNA(ORG.LIBREOFFICE.REGEX([$Input.C14];&quot;\d+.red&quot;;;1));&quot;&quot;;ORG.LIBREOFFICE.REGEX([$Input.C14];&quot;\d+.red&quot;;;1)))" office:value-type="string" office:string-value="12 red" calcext:value-type="string">
            <text:p>12 red</text:p>
          </table:table-cell>
          <table:table-cell table:style-name="ce2" table:formula="of:=IF(ISBLANK([$Input.C14]);&quot;&quot;;IF(ISNA(ORG.LIBREOFFICE.REGEX([$Input.C14];&quot;\d+.blue&quot;;;1));&quot;&quot;;ORG.LIBREOFFICE.REGEX([$Input.C14];&quot;\d+.blue&quot;;;1)))" office:value-type="string" office:string-value="10 blue" calcext:value-type="string">
            <text:p>10 blue</text:p>
          </table:table-cell>
          <table:table-cell table:style-name="ce2" table:formula="of:=IF(ISBLANK([$Input.C14]);&quot;&quot;;IF(ISNA(ORG.LIBREOFFICE.REGEX([$Input.C14];&quot;\d+.green&quot;;;1));&quot;&quot;;ORG.LIBREOFFICE.REGEX([$Input.C14];&quot;\d+.green&quot;;;1)))" office:value-type="string" office:string-value="5 green" calcext:value-type="string">
            <text:p>5 green</text:p>
          </table:table-cell>
          <table:table-cell table:style-name="ce2" table:formula="of:=IF(ISBLANK([$Input.D14]);&quot;&quot;;IF(ISNA(ORG.LIBREOFFICE.REGEX([$Input.D14];&quot;\d+.red&quot;;;1));&quot;&quot;;ORG.LIBREOFFICE.REGEX([$Input.D14];&quot;\d+.red&quot;;;1)))" office:value-type="string" office:string-value="9 red" calcext:value-type="string">
            <text:p>9 red</text:p>
          </table:table-cell>
          <table:table-cell table:style-name="ce2" table:formula="of:=IF(ISBLANK([$Input.D14]);&quot;&quot;;IF(ISNA(ORG.LIBREOFFICE.REGEX([$Input.D14];&quot;\d+.blue&quot;;;1));&quot;&quot;;ORG.LIBREOFFICE.REGEX([$Input.D14];&quot;\d+.blue&quot;;;1)))" office:value-type="string" office:string-value="11 blue" calcext:value-type="string">
            <text:p>11 blue</text:p>
          </table:table-cell>
          <table:table-cell table:style-name="ce2" table:formula="of:=IF(ISBLANK([$Input.D14]);&quot;&quot;;IF(ISNA(ORG.LIBREOFFICE.REGEX([$Input.D14];&quot;\d+.green&quot;;;1));&quot;&quot;;ORG.LIBREOFFICE.REGEX([$Input.D14];&quot;\d+.green&quot;;;1)))" office:value-type="string" office:string-value="7 green" calcext:value-type="string">
            <text:p>7 green</text:p>
          </table:table-cell>
          <table:table-cell table:style-name="ce2" table:formula="of:=IF(ISBLANK([$Input.E14]);&quot;&quot;;IF(ISNA(ORG.LIBREOFFICE.REGEX([$Input.E14];&quot;\d+.red&quot;;;1));&quot;&quot;;ORG.LIBREOFFICE.REGEX([$Input.E14];&quot;\d+.red&quot;;;1)))" office:value-type="string" office:string-value="3 red" calcext:value-type="string">
            <text:p>3 red</text:p>
          </table:table-cell>
          <table:table-cell table:style-name="ce2" table:formula="of:=IF(ISBLANK([$Input.E14]);&quot;&quot;;IF(ISNA(ORG.LIBREOFFICE.REGEX([$Input.E14];&quot;\d+.blue&quot;;;1));&quot;&quot;;ORG.LIBREOFFICE.REGEX([$Input.E14];&quot;\d+.blue&quot;;;1)))" office:value-type="string" office:string-value="7 blue" calcext:value-type="string">
            <text:p>7 blue</text:p>
          </table:table-cell>
          <table:table-cell table:style-name="ce2" table:formula="of:=IF(ISBLANK([$Input.E14]);&quot;&quot;;IF(ISNA(ORG.LIBREOFFICE.REGEX([$Input.E14];&quot;\d+.green&quot;;;1));&quot;&quot;;ORG.LIBREOFFICE.REGEX([$Input.E14];&quot;\d+.green&quot;;;1)))" office:value-type="string" office:string-value="9 green" calcext:value-type="string">
            <text:p>9 green</text:p>
          </table:table-cell>
          <table:table-cell table:style-name="ce2" table:formula="of:=IF(ISBLANK([$Input.F14]);&quot;&quot;;IF(ISNA(ORG.LIBREOFFICE.REGEX([$Input.F14];&quot;\d+.red&quot;;;1));&quot;&quot;;ORG.LIBREOFFICE.REGEX([$Input.F14];&quot;\d+.red&quot;;;1)))">
            <text:p/>
          </table:table-cell>
          <table:table-cell table:style-name="ce2" table:formula="of:=IF(ISBLANK([$Input.F14]);&quot;&quot;;IF(ISNA(ORG.LIBREOFFICE.REGEX([$Input.F14];&quot;\d+.blue&quot;;;1));&quot;&quot;;ORG.LIBREOFFICE.REGEX([$Input.F14];&quot;\d+.blue&quot;;;1)))">
            <text:p/>
          </table:table-cell>
          <table:table-cell table:style-name="ce2" table:formula="of:=IF(ISBLANK([$Input.F14]);&quot;&quot;;IF(ISNA(ORG.LIBREOFFICE.REGEX([$Input.F14];&quot;\d+.green&quot;;;1));&quot;&quot;;ORG.LIBREOFFICE.REGEX([$Input.F14];&quot;\d+.green&quot;;;1)))">
            <text:p/>
          </table:table-cell>
          <table:table-cell table:style-name="ce2" table:formula="of:=IF(ISBLANK([$Input.G14]);&quot;&quot;;IF(ISNA(ORG.LIBREOFFICE.REGEX([$Input.G14];&quot;\d+.red&quot;;;1));&quot;&quot;;ORG.LIBREOFFICE.REGEX([$Input.G14];&quot;\d+.red&quot;;;1)))">
            <text:p/>
          </table:table-cell>
          <table:table-cell table:style-name="ce2" table:formula="of:=IF(ISBLANK([$Input.G14]);&quot;&quot;;IF(ISNA(ORG.LIBREOFFICE.REGEX([$Input.G14];&quot;\d+.blue&quot;;;1));&quot;&quot;;ORG.LIBREOFFICE.REGEX([$Input.G14];&quot;\d+.blue&quot;;;1)))">
            <text:p/>
          </table:table-cell>
          <table:table-cell table:style-name="ce2" table:formula="of:=IF(ISBLANK([$Input.G14]);&quot;&quot;;IF(ISNA(ORG.LIBREOFFICE.REGEX([$Input.G14];&quot;\d+.green&quot;;;1));&quot;&quot;;ORG.LIBREOFFICE.REGEX([$Input.G14];&quot;\d+.green&quot;;;1)))">
            <text:p/>
          </table:table-cell>
          <table:table-cell/>
          <table:table-cell table:style-name="ce6" table:formula="of:=IF([.C16]=&quot;&quot;;1;IF(ISNA([.C16]);1;IF(NUMBERVALUE(ORG.LIBREOFFICE.REGEX([.C16];&quot;\d+&quot;;))&gt;12;0;1)))" office:value-type="float" office:value="1" calcext:value-type="float">
            <text:p>1</text:p>
          </table:table-cell>
          <table:table-cell table:style-name="ce3" table:formula="of:=IF([.E16]=&quot;&quot;;1;IF(ISNA([.E16]);1;IF(NUMBERVALUE(ORG.LIBREOFFICE.REGEX([.E16];&quot;\d+&quot;;))&gt;13;0;1)))" office:value-type="float" office:value="1" calcext:value-type="float">
            <text:p>1</text:p>
          </table:table-cell>
          <table:table-cell table:style-name="ce12" table:formula="of:=IF([.D16]=&quot;&quot;;1;IF(ISNA([.D16]);1;IF(NUMBERVALUE(ORG.LIBREOFFICE.REGEX([.D16];&quot;\d+&quot;;))&gt;14;0;1)))" office:value-type="float" office:value="1" calcext:value-type="float">
            <text:p>1</text:p>
          </table:table-cell>
          <table:table-cell table:style-name="ce6" table:formula="of:=IF([.F16]=&quot;&quot;;1;IF(ISNA([.F16]);1;IF(NUMBERVALUE(ORG.LIBREOFFICE.REGEX([.F16];&quot;\d+&quot;;))&gt;12;0;1)))" office:value-type="float" office:value="1" calcext:value-type="float">
            <text:p>1</text:p>
          </table:table-cell>
          <table:table-cell table:style-name="ce3" table:formula="of:=IF([.H16]=&quot;&quot;;1;IF(ISNA([.H16]);1;IF(NUMBERVALUE(ORG.LIBREOFFICE.REGEX([.H16];&quot;\d+&quot;;))&gt;13;0;1)))" office:value-type="float" office:value="1" calcext:value-type="float">
            <text:p>1</text:p>
          </table:table-cell>
          <table:table-cell table:style-name="ce12" table:formula="of:=IF([.G16]=&quot;&quot;;1;IF(ISNA([.G16]);1;IF(NUMBERVALUE(ORG.LIBREOFFICE.REGEX([.G16];&quot;\d+&quot;;))&gt;14;0;1)))" office:value-type="float" office:value="1" calcext:value-type="float">
            <text:p>1</text:p>
          </table:table-cell>
          <table:table-cell table:style-name="ce6" table:formula="of:=IF([.I16]=&quot;&quot;;1;IF(ISNA([.I16]);1;IF(NUMBERVALUE(ORG.LIBREOFFICE.REGEX([.I16];&quot;\d+&quot;;))&gt;12;0;1)))" office:value-type="float" office:value="1" calcext:value-type="float">
            <text:p>1</text:p>
          </table:table-cell>
          <table:table-cell table:style-name="ce3" table:formula="of:=IF([.K16]=&quot;&quot;;1;IF(ISNA([.K16]);1;IF(NUMBERVALUE(ORG.LIBREOFFICE.REGEX([.K16];&quot;\d+&quot;;))&gt;13;0;1)))" office:value-type="float" office:value="1" calcext:value-type="float">
            <text:p>1</text:p>
          </table:table-cell>
          <table:table-cell table:style-name="ce12" table:formula="of:=IF([.J16]=&quot;&quot;;1;IF(ISNA([.J16]);1;IF(NUMBERVALUE(ORG.LIBREOFFICE.REGEX([.J16];&quot;\d+&quot;;))&gt;14;0;1)))" office:value-type="float" office:value="1" calcext:value-type="float">
            <text:p>1</text:p>
          </table:table-cell>
          <table:table-cell table:style-name="ce6" table:formula="of:=IF([.L16]=&quot;&quot;;1;IF(ISNA([.L16]);1;IF(NUMBERVALUE(ORG.LIBREOFFICE.REGEX([.L16];&quot;\d+&quot;;))&gt;12;0;1)))" office:value-type="float" office:value="1" calcext:value-type="float">
            <text:p>1</text:p>
          </table:table-cell>
          <table:table-cell table:style-name="ce3" table:formula="of:=IF([.N16]=&quot;&quot;;1;IF(ISNA([.N16]);1;IF(NUMBERVALUE(ORG.LIBREOFFICE.REGEX([.N16];&quot;\d+&quot;;))&gt;13;0;1)))" office:value-type="float" office:value="1" calcext:value-type="float">
            <text:p>1</text:p>
          </table:table-cell>
          <table:table-cell table:style-name="ce12" table:formula="of:=IF([.M16]=&quot;&quot;;1;IF(ISNA([.M16]);1;IF(NUMBERVALUE(ORG.LIBREOFFICE.REGEX([.M16];&quot;\d+&quot;;))&gt;14;0;1)))" office:value-type="float" office:value="1" calcext:value-type="float">
            <text:p>1</text:p>
          </table:table-cell>
          <table:table-cell table:style-name="ce6" table:formula="of:=IF([.O16]=&quot;&quot;;1;IF(ISNA([.O16]);1;IF(NUMBERVALUE(ORG.LIBREOFFICE.REGEX([.O16];&quot;\d+&quot;;))&gt;12;0;1)))" office:value-type="float" office:value="1" calcext:value-type="float">
            <text:p>1</text:p>
          </table:table-cell>
          <table:table-cell table:style-name="ce3" table:formula="of:=IF([.Q16]=&quot;&quot;;1;IF(ISNA([.Q16]);1;IF(NUMBERVALUE(ORG.LIBREOFFICE.REGEX([.Q16];&quot;\d+&quot;;))&gt;13;0;1)))" office:value-type="float" office:value="1" calcext:value-type="float">
            <text:p>1</text:p>
          </table:table-cell>
          <table:table-cell table:style-name="ce12" table:formula="of:=IF([.P16]=&quot;&quot;;1;IF(ISNA([.P16]);1;IF(NUMBERVALUE(ORG.LIBREOFFICE.REGEX([.P16];&quot;\d+&quot;;))&gt;14;0;1)))" office:value-type="float" office:value="1" calcext:value-type="float">
            <text:p>1</text:p>
          </table:table-cell>
          <table:table-cell table:style-name="ce6" table:formula="of:=IF([.R16]=&quot;&quot;;1;IF(ISNA([.R16]);1;IF(NUMBERVALUE(ORG.LIBREOFFICE.REGEX([.R16];&quot;\d+&quot;;))&gt;12;0;1)))" office:value-type="float" office:value="1" calcext:value-type="float">
            <text:p>1</text:p>
          </table:table-cell>
          <table:table-cell table:style-name="ce3" table:formula="of:=IF([.T16]=&quot;&quot;;1;IF(ISNA([.T16]);1;IF(NUMBERVALUE(ORG.LIBREOFFICE.REGEX([.T16];&quot;\d+&quot;;))&gt;13;0;1)))" office:value-type="float" office:value="1" calcext:value-type="float">
            <text:p>1</text:p>
          </table:table-cell>
          <table:table-cell table:style-name="ce12" table:formula="of:=IF([.S16]=&quot;&quot;;1;IF(ISNA([.S16]);1;IF(NUMBERVALUE(ORG.LIBREOFFICE.REGEX([.S16];&quot;\d+&quot;;))&gt;14;0;1)))" office:value-type="float" office:value="1" calcext:value-type="float">
            <text:p>1</text:p>
          </table:table-cell>
          <table:table-cell table:style-name="ce3" table:formula="of:=IF([.V16]=0;0;IF([.W16]=0;0;IF([.X16]=0;0;IF([.Y16]=0;0;IF([.Z16]=0;0;IF([.AA16]=0;0;IF([.AB16]=0;0;IF([.AC16]=0;0;IF([.AD16]=0;0;IF([.AE16]=0;0;IF([.AF16]=0;0;IF([.AG16]=0;0;IF([.AH16]=0;0;IF([.AI16]=0;0;IF([.AJ16]=0;0;IF([.AK16]=0;0;IF([.AL16]=0;0;IF([.AM16]=0;0;1))))))))))))))))))" office:value-type="float" office:value="1" calcext:value-type="float">
            <text:p>1</text:p>
          </table:table-cell>
          <table:table-cell table:style-name="ce3" table:formula="of:=IF([.AN16]=1;NUMBERVALUE(ORG.LIBREOFFICE.REGEX([.A16];&quot;\d+&quot;));&quot;&quot;)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$Input.A15]" office:value-type="string" office:string-value="Game 15" calcext:value-type="string">
            <text:p>Game 15</text:p>
          </table:table-cell>
          <table:table-cell table:style-name="ce3" table:formula="of:=COUNTIF([$Input.B15:.G15];&quot;&lt;&gt;&quot;)" office:value-type="float" office:value="3" calcext:value-type="float">
            <text:p>3</text:p>
          </table:table-cell>
          <table:table-cell table:style-name="ce2" table:formula="of:=IF(ISBLANK([$Input.B15]);&quot;&quot;;IF(ISNA(ORG.LIBREOFFICE.REGEX([$Input.B15];&quot;\d+.red&quot;;;1));&quot;&quot;;ORG.LIBREOFFICE.REGEX([$Input.B15];&quot;\d+.red&quot;;;1)))">
            <text:p/>
          </table:table-cell>
          <table:table-cell table:style-name="ce2" table:formula="of:=IF(ISBLANK([$Input.B15]);&quot;&quot;;IF(ISNA(ORG.LIBREOFFICE.REGEX([$Input.B15];&quot;\d+.blue&quot;;;1));&quot;&quot;;ORG.LIBREOFFICE.REGEX([$Input.B15];&quot;\d+.blue&quot;;;1)))" office:value-type="string" office:string-value="1 blue" calcext:value-type="string">
            <text:p>1 blue</text:p>
          </table:table-cell>
          <table:table-cell table:style-name="ce2" table:formula="of:=IF(ISBLANK([$Input.B15]);&quot;&quot;;IF(ISNA(ORG.LIBREOFFICE.REGEX([$Input.B15];&quot;\d+.green&quot;;;1));&quot;&quot;;ORG.LIBREOFFICE.REGEX([$Input.B15];&quot;\d+.green&quot;;;1)))" office:value-type="string" office:string-value="7 green" calcext:value-type="string">
            <text:p>7 green</text:p>
          </table:table-cell>
          <table:table-cell table:style-name="ce2" table:formula="of:=IF(ISBLANK([$Input.C15]);&quot;&quot;;IF(ISNA(ORG.LIBREOFFICE.REGEX([$Input.C15];&quot;\d+.red&quot;;;1));&quot;&quot;;ORG.LIBREOFFICE.REGEX([$Input.C15];&quot;\d+.red&quot;;;1)))" office:value-type="string" office:string-value="1 red" calcext:value-type="string">
            <text:p>1 red</text:p>
          </table:table-cell>
          <table:table-cell table:style-name="ce2" table:formula="of:=IF(ISBLANK([$Input.C15]);&quot;&quot;;IF(ISNA(ORG.LIBREOFFICE.REGEX([$Input.C15];&quot;\d+.blue&quot;;;1));&quot;&quot;;ORG.LIBREOFFICE.REGEX([$Input.C15];&quot;\d+.blue&quot;;;1)))" office:value-type="string" office:string-value="1 blue" calcext:value-type="string">
            <text:p>1 blue</text:p>
          </table:table-cell>
          <table:table-cell table:style-name="ce2" table:formula="of:=IF(ISBLANK([$Input.C15]);&quot;&quot;;IF(ISNA(ORG.LIBREOFFICE.REGEX([$Input.C15];&quot;\d+.green&quot;;;1));&quot;&quot;;ORG.LIBREOFFICE.REGEX([$Input.C15];&quot;\d+.green&quot;;;1)))" office:value-type="string" office:string-value="2 green" calcext:value-type="string">
            <text:p>2 green</text:p>
          </table:table-cell>
          <table:table-cell table:style-name="ce2" table:formula="of:=IF(ISBLANK([$Input.D15]);&quot;&quot;;IF(ISNA(ORG.LIBREOFFICE.REGEX([$Input.D15];&quot;\d+.red&quot;;;1));&quot;&quot;;ORG.LIBREOFFICE.REGEX([$Input.D15];&quot;\d+.red&quot;;;1)))">
            <text:p/>
          </table:table-cell>
          <table:table-cell table:style-name="ce2" table:formula="of:=IF(ISBLANK([$Input.D15]);&quot;&quot;;IF(ISNA(ORG.LIBREOFFICE.REGEX([$Input.D15];&quot;\d+.blue&quot;;;1));&quot;&quot;;ORG.LIBREOFFICE.REGEX([$Input.D15];&quot;\d+.blue&quot;;;1)))">
            <text:p/>
          </table:table-cell>
          <table:table-cell table:style-name="ce2" table:formula="of:=IF(ISBLANK([$Input.D15]);&quot;&quot;;IF(ISNA(ORG.LIBREOFFICE.REGEX([$Input.D15];&quot;\d+.green&quot;;;1));&quot;&quot;;ORG.LIBREOFFICE.REGEX([$Input.D15];&quot;\d+.green&quot;;;1)))" office:value-type="string" office:string-value="7 green" calcext:value-type="string">
            <text:p>7 green</text:p>
          </table:table-cell>
          <table:table-cell table:style-name="ce2" table:formula="of:=IF(ISBLANK([$Input.E15]);&quot;&quot;;IF(ISNA(ORG.LIBREOFFICE.REGEX([$Input.E15];&quot;\d+.red&quot;;;1));&quot;&quot;;ORG.LIBREOFFICE.REGEX([$Input.E15];&quot;\d+.red&quot;;;1)))">
            <text:p/>
          </table:table-cell>
          <table:table-cell table:style-name="ce2" table:formula="of:=IF(ISBLANK([$Input.E15]);&quot;&quot;;IF(ISNA(ORG.LIBREOFFICE.REGEX([$Input.E15];&quot;\d+.blue&quot;;;1));&quot;&quot;;ORG.LIBREOFFICE.REGEX([$Input.E15];&quot;\d+.blue&quot;;;1)))">
            <text:p/>
          </table:table-cell>
          <table:table-cell table:style-name="ce2" table:formula="of:=IF(ISBLANK([$Input.E15]);&quot;&quot;;IF(ISNA(ORG.LIBREOFFICE.REGEX([$Input.E15];&quot;\d+.green&quot;;;1));&quot;&quot;;ORG.LIBREOFFICE.REGEX([$Input.E15];&quot;\d+.green&quot;;;1)))">
            <text:p/>
          </table:table-cell>
          <table:table-cell table:style-name="ce2" table:formula="of:=IF(ISBLANK([$Input.F15]);&quot;&quot;;IF(ISNA(ORG.LIBREOFFICE.REGEX([$Input.F15];&quot;\d+.red&quot;;;1));&quot;&quot;;ORG.LIBREOFFICE.REGEX([$Input.F15];&quot;\d+.red&quot;;;1)))">
            <text:p/>
          </table:table-cell>
          <table:table-cell table:style-name="ce2" table:formula="of:=IF(ISBLANK([$Input.F15]);&quot;&quot;;IF(ISNA(ORG.LIBREOFFICE.REGEX([$Input.F15];&quot;\d+.blue&quot;;;1));&quot;&quot;;ORG.LIBREOFFICE.REGEX([$Input.F15];&quot;\d+.blue&quot;;;1)))">
            <text:p/>
          </table:table-cell>
          <table:table-cell table:style-name="ce2" table:formula="of:=IF(ISBLANK([$Input.F15]);&quot;&quot;;IF(ISNA(ORG.LIBREOFFICE.REGEX([$Input.F15];&quot;\d+.green&quot;;;1));&quot;&quot;;ORG.LIBREOFFICE.REGEX([$Input.F15];&quot;\d+.green&quot;;;1)))">
            <text:p/>
          </table:table-cell>
          <table:table-cell table:style-name="ce2" table:formula="of:=IF(ISBLANK([$Input.G15]);&quot;&quot;;IF(ISNA(ORG.LIBREOFFICE.REGEX([$Input.G15];&quot;\d+.red&quot;;;1));&quot;&quot;;ORG.LIBREOFFICE.REGEX([$Input.G15];&quot;\d+.red&quot;;;1)))">
            <text:p/>
          </table:table-cell>
          <table:table-cell table:style-name="ce2" table:formula="of:=IF(ISBLANK([$Input.G15]);&quot;&quot;;IF(ISNA(ORG.LIBREOFFICE.REGEX([$Input.G15];&quot;\d+.blue&quot;;;1));&quot;&quot;;ORG.LIBREOFFICE.REGEX([$Input.G15];&quot;\d+.blue&quot;;;1)))">
            <text:p/>
          </table:table-cell>
          <table:table-cell table:style-name="ce2" table:formula="of:=IF(ISBLANK([$Input.G15]);&quot;&quot;;IF(ISNA(ORG.LIBREOFFICE.REGEX([$Input.G15];&quot;\d+.green&quot;;;1));&quot;&quot;;ORG.LIBREOFFICE.REGEX([$Input.G15];&quot;\d+.green&quot;;;1)))">
            <text:p/>
          </table:table-cell>
          <table:table-cell/>
          <table:table-cell table:style-name="ce6" table:formula="of:=IF([.C17]=&quot;&quot;;1;IF(ISNA([.C17]);1;IF(NUMBERVALUE(ORG.LIBREOFFICE.REGEX([.C17];&quot;\d+&quot;;))&gt;12;0;1)))" office:value-type="float" office:value="1" calcext:value-type="float">
            <text:p>1</text:p>
          </table:table-cell>
          <table:table-cell table:style-name="ce3" table:formula="of:=IF([.E17]=&quot;&quot;;1;IF(ISNA([.E17]);1;IF(NUMBERVALUE(ORG.LIBREOFFICE.REGEX([.E17];&quot;\d+&quot;;))&gt;13;0;1)))" office:value-type="float" office:value="1" calcext:value-type="float">
            <text:p>1</text:p>
          </table:table-cell>
          <table:table-cell table:style-name="ce12" table:formula="of:=IF([.D17]=&quot;&quot;;1;IF(ISNA([.D17]);1;IF(NUMBERVALUE(ORG.LIBREOFFICE.REGEX([.D17];&quot;\d+&quot;;))&gt;14;0;1)))" office:value-type="float" office:value="1" calcext:value-type="float">
            <text:p>1</text:p>
          </table:table-cell>
          <table:table-cell table:style-name="ce6" table:formula="of:=IF([.F17]=&quot;&quot;;1;IF(ISNA([.F17]);1;IF(NUMBERVALUE(ORG.LIBREOFFICE.REGEX([.F17];&quot;\d+&quot;;))&gt;12;0;1)))" office:value-type="float" office:value="1" calcext:value-type="float">
            <text:p>1</text:p>
          </table:table-cell>
          <table:table-cell table:style-name="ce3" table:formula="of:=IF([.H17]=&quot;&quot;;1;IF(ISNA([.H17]);1;IF(NUMBERVALUE(ORG.LIBREOFFICE.REGEX([.H17];&quot;\d+&quot;;))&gt;13;0;1)))" office:value-type="float" office:value="1" calcext:value-type="float">
            <text:p>1</text:p>
          </table:table-cell>
          <table:table-cell table:style-name="ce12" table:formula="of:=IF([.G17]=&quot;&quot;;1;IF(ISNA([.G17]);1;IF(NUMBERVALUE(ORG.LIBREOFFICE.REGEX([.G17];&quot;\d+&quot;;))&gt;14;0;1)))" office:value-type="float" office:value="1" calcext:value-type="float">
            <text:p>1</text:p>
          </table:table-cell>
          <table:table-cell table:style-name="ce6" table:formula="of:=IF([.I17]=&quot;&quot;;1;IF(ISNA([.I17]);1;IF(NUMBERVALUE(ORG.LIBREOFFICE.REGEX([.I17];&quot;\d+&quot;;))&gt;12;0;1)))" office:value-type="float" office:value="1" calcext:value-type="float">
            <text:p>1</text:p>
          </table:table-cell>
          <table:table-cell table:style-name="ce3" table:formula="of:=IF([.K17]=&quot;&quot;;1;IF(ISNA([.K17]);1;IF(NUMBERVALUE(ORG.LIBREOFFICE.REGEX([.K17];&quot;\d+&quot;;))&gt;13;0;1)))" office:value-type="float" office:value="1" calcext:value-type="float">
            <text:p>1</text:p>
          </table:table-cell>
          <table:table-cell table:style-name="ce12" table:formula="of:=IF([.J17]=&quot;&quot;;1;IF(ISNA([.J17]);1;IF(NUMBERVALUE(ORG.LIBREOFFICE.REGEX([.J17];&quot;\d+&quot;;))&gt;14;0;1)))" office:value-type="float" office:value="1" calcext:value-type="float">
            <text:p>1</text:p>
          </table:table-cell>
          <table:table-cell table:style-name="ce6" table:formula="of:=IF([.L17]=&quot;&quot;;1;IF(ISNA([.L17]);1;IF(NUMBERVALUE(ORG.LIBREOFFICE.REGEX([.L17];&quot;\d+&quot;;))&gt;12;0;1)))" office:value-type="float" office:value="1" calcext:value-type="float">
            <text:p>1</text:p>
          </table:table-cell>
          <table:table-cell table:style-name="ce3" table:formula="of:=IF([.N17]=&quot;&quot;;1;IF(ISNA([.N17]);1;IF(NUMBERVALUE(ORG.LIBREOFFICE.REGEX([.N17];&quot;\d+&quot;;))&gt;13;0;1)))" office:value-type="float" office:value="1" calcext:value-type="float">
            <text:p>1</text:p>
          </table:table-cell>
          <table:table-cell table:style-name="ce12" table:formula="of:=IF([.M17]=&quot;&quot;;1;IF(ISNA([.M17]);1;IF(NUMBERVALUE(ORG.LIBREOFFICE.REGEX([.M17];&quot;\d+&quot;;))&gt;14;0;1)))" office:value-type="float" office:value="1" calcext:value-type="float">
            <text:p>1</text:p>
          </table:table-cell>
          <table:table-cell table:style-name="ce6" table:formula="of:=IF([.O17]=&quot;&quot;;1;IF(ISNA([.O17]);1;IF(NUMBERVALUE(ORG.LIBREOFFICE.REGEX([.O17];&quot;\d+&quot;;))&gt;12;0;1)))" office:value-type="float" office:value="1" calcext:value-type="float">
            <text:p>1</text:p>
          </table:table-cell>
          <table:table-cell table:style-name="ce3" table:formula="of:=IF([.Q17]=&quot;&quot;;1;IF(ISNA([.Q17]);1;IF(NUMBERVALUE(ORG.LIBREOFFICE.REGEX([.Q17];&quot;\d+&quot;;))&gt;13;0;1)))" office:value-type="float" office:value="1" calcext:value-type="float">
            <text:p>1</text:p>
          </table:table-cell>
          <table:table-cell table:style-name="ce12" table:formula="of:=IF([.P17]=&quot;&quot;;1;IF(ISNA([.P17]);1;IF(NUMBERVALUE(ORG.LIBREOFFICE.REGEX([.P17];&quot;\d+&quot;;))&gt;14;0;1)))" office:value-type="float" office:value="1" calcext:value-type="float">
            <text:p>1</text:p>
          </table:table-cell>
          <table:table-cell table:style-name="ce6" table:formula="of:=IF([.R17]=&quot;&quot;;1;IF(ISNA([.R17]);1;IF(NUMBERVALUE(ORG.LIBREOFFICE.REGEX([.R17];&quot;\d+&quot;;))&gt;12;0;1)))" office:value-type="float" office:value="1" calcext:value-type="float">
            <text:p>1</text:p>
          </table:table-cell>
          <table:table-cell table:style-name="ce3" table:formula="of:=IF([.T17]=&quot;&quot;;1;IF(ISNA([.T17]);1;IF(NUMBERVALUE(ORG.LIBREOFFICE.REGEX([.T17];&quot;\d+&quot;;))&gt;13;0;1)))" office:value-type="float" office:value="1" calcext:value-type="float">
            <text:p>1</text:p>
          </table:table-cell>
          <table:table-cell table:style-name="ce12" table:formula="of:=IF([.S17]=&quot;&quot;;1;IF(ISNA([.S17]);1;IF(NUMBERVALUE(ORG.LIBREOFFICE.REGEX([.S17];&quot;\d+&quot;;))&gt;14;0;1)))" office:value-type="float" office:value="1" calcext:value-type="float">
            <text:p>1</text:p>
          </table:table-cell>
          <table:table-cell table:style-name="ce3" table:formula="of:=IF([.V17]=0;0;IF([.W17]=0;0;IF([.X17]=0;0;IF([.Y17]=0;0;IF([.Z17]=0;0;IF([.AA17]=0;0;IF([.AB17]=0;0;IF([.AC17]=0;0;IF([.AD17]=0;0;IF([.AE17]=0;0;IF([.AF17]=0;0;IF([.AG17]=0;0;IF([.AH17]=0;0;IF([.AI17]=0;0;IF([.AJ17]=0;0;IF([.AK17]=0;0;IF([.AL17]=0;0;IF([.AM17]=0;0;1))))))))))))))))))" office:value-type="float" office:value="1" calcext:value-type="float">
            <text:p>1</text:p>
          </table:table-cell>
          <table:table-cell table:style-name="ce3" table:formula="of:=IF([.AN17]=1;NUMBERVALUE(ORG.LIBREOFFICE.REGEX([.A17];&quot;\d+&quot;));&quot;&quot;)"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$Input.A16]" office:value-type="string" office:string-value="Game 16" calcext:value-type="string">
            <text:p>Game 16</text:p>
          </table:table-cell>
          <table:table-cell table:style-name="ce3" table:formula="of:=COUNTIF([$Input.B16:.G16];&quot;&lt;&gt;&quot;)" office:value-type="float" office:value="3" calcext:value-type="float">
            <text:p>3</text:p>
          </table:table-cell>
          <table:table-cell table:style-name="ce2" table:formula="of:=IF(ISBLANK([$Input.B16]);&quot;&quot;;IF(ISNA(ORG.LIBREOFFICE.REGEX([$Input.B16];&quot;\d+.red&quot;;;1));&quot;&quot;;ORG.LIBREOFFICE.REGEX([$Input.B16];&quot;\d+.red&quot;;;1)))">
            <text:p/>
          </table:table-cell>
          <table:table-cell table:style-name="ce2" table:formula="of:=IF(ISBLANK([$Input.B16]);&quot;&quot;;IF(ISNA(ORG.LIBREOFFICE.REGEX([$Input.B16];&quot;\d+.blue&quot;;;1));&quot;&quot;;ORG.LIBREOFFICE.REGEX([$Input.B16];&quot;\d+.blue&quot;;;1)))" office:value-type="string" office:string-value="1 blue" calcext:value-type="string">
            <text:p>1 blue</text:p>
          </table:table-cell>
          <table:table-cell table:style-name="ce2" table:formula="of:=IF(ISBLANK([$Input.B16]);&quot;&quot;;IF(ISNA(ORG.LIBREOFFICE.REGEX([$Input.B16];&quot;\d+.green&quot;;;1));&quot;&quot;;ORG.LIBREOFFICE.REGEX([$Input.B16];&quot;\d+.green&quot;;;1)))" office:value-type="string" office:string-value="1 green" calcext:value-type="string">
            <text:p>1 green</text:p>
          </table:table-cell>
          <table:table-cell table:style-name="ce2" table:formula="of:=IF(ISBLANK([$Input.C16]);&quot;&quot;;IF(ISNA(ORG.LIBREOFFICE.REGEX([$Input.C16];&quot;\d+.red&quot;;;1));&quot;&quot;;ORG.LIBREOFFICE.REGEX([$Input.C16];&quot;\d+.red&quot;;;1)))" office:value-type="string" office:string-value="2 red" calcext:value-type="string">
            <text:p>2 red</text:p>
          </table:table-cell>
          <table:table-cell table:style-name="ce2" table:formula="of:=IF(ISBLANK([$Input.C16]);&quot;&quot;;IF(ISNA(ORG.LIBREOFFICE.REGEX([$Input.C16];&quot;\d+.blue&quot;;;1));&quot;&quot;;ORG.LIBREOFFICE.REGEX([$Input.C16];&quot;\d+.blue&quot;;;1)))" office:value-type="string" office:string-value="2 blue" calcext:value-type="string">
            <text:p>2 blue</text:p>
          </table:table-cell>
          <table:table-cell table:style-name="ce2" table:formula="of:=IF(ISBLANK([$Input.C16]);&quot;&quot;;IF(ISNA(ORG.LIBREOFFICE.REGEX([$Input.C16];&quot;\d+.green&quot;;;1));&quot;&quot;;ORG.LIBREOFFICE.REGEX([$Input.C16];&quot;\d+.green&quot;;;1)))" office:value-type="string" office:string-value="4 green" calcext:value-type="string">
            <text:p>4 green</text:p>
          </table:table-cell>
          <table:table-cell table:style-name="ce2" table:formula="of:=IF(ISBLANK([$Input.D16]);&quot;&quot;;IF(ISNA(ORG.LIBREOFFICE.REGEX([$Input.D16];&quot;\d+.red&quot;;;1));&quot;&quot;;ORG.LIBREOFFICE.REGEX([$Input.D16];&quot;\d+.red&quot;;;1)))">
            <text:p/>
          </table:table-cell>
          <table:table-cell table:style-name="ce2" table:formula="of:=IF(ISBLANK([$Input.D16]);&quot;&quot;;IF(ISNA(ORG.LIBREOFFICE.REGEX([$Input.D16];&quot;\d+.blue&quot;;;1));&quot;&quot;;ORG.LIBREOFFICE.REGEX([$Input.D16];&quot;\d+.blue&quot;;;1)))" office:value-type="string" office:string-value="2 blue" calcext:value-type="string">
            <text:p>2 blue</text:p>
          </table:table-cell>
          <table:table-cell table:style-name="ce2" table:formula="of:=IF(ISBLANK([$Input.D16]);&quot;&quot;;IF(ISNA(ORG.LIBREOFFICE.REGEX([$Input.D16];&quot;\d+.green&quot;;;1));&quot;&quot;;ORG.LIBREOFFICE.REGEX([$Input.D16];&quot;\d+.green&quot;;;1)))" office:value-type="string" office:string-value="2 green" calcext:value-type="string">
            <text:p>2 green</text:p>
          </table:table-cell>
          <table:table-cell table:style-name="ce2" table:formula="of:=IF(ISBLANK([$Input.E16]);&quot;&quot;;IF(ISNA(ORG.LIBREOFFICE.REGEX([$Input.E16];&quot;\d+.red&quot;;;1));&quot;&quot;;ORG.LIBREOFFICE.REGEX([$Input.E16];&quot;\d+.red&quot;;;1)))">
            <text:p/>
          </table:table-cell>
          <table:table-cell table:style-name="ce2" table:formula="of:=IF(ISBLANK([$Input.E16]);&quot;&quot;;IF(ISNA(ORG.LIBREOFFICE.REGEX([$Input.E16];&quot;\d+.blue&quot;;;1));&quot;&quot;;ORG.LIBREOFFICE.REGEX([$Input.E16];&quot;\d+.blue&quot;;;1)))">
            <text:p/>
          </table:table-cell>
          <table:table-cell table:style-name="ce2" table:formula="of:=IF(ISBLANK([$Input.E16]);&quot;&quot;;IF(ISNA(ORG.LIBREOFFICE.REGEX([$Input.E16];&quot;\d+.green&quot;;;1));&quot;&quot;;ORG.LIBREOFFICE.REGEX([$Input.E16];&quot;\d+.green&quot;;;1)))">
            <text:p/>
          </table:table-cell>
          <table:table-cell table:style-name="ce2" table:formula="of:=IF(ISBLANK([$Input.F16]);&quot;&quot;;IF(ISNA(ORG.LIBREOFFICE.REGEX([$Input.F16];&quot;\d+.red&quot;;;1));&quot;&quot;;ORG.LIBREOFFICE.REGEX([$Input.F16];&quot;\d+.red&quot;;;1)))">
            <text:p/>
          </table:table-cell>
          <table:table-cell table:style-name="ce2" table:formula="of:=IF(ISBLANK([$Input.F16]);&quot;&quot;;IF(ISNA(ORG.LIBREOFFICE.REGEX([$Input.F16];&quot;\d+.blue&quot;;;1));&quot;&quot;;ORG.LIBREOFFICE.REGEX([$Input.F16];&quot;\d+.blue&quot;;;1)))">
            <text:p/>
          </table:table-cell>
          <table:table-cell table:style-name="ce2" table:formula="of:=IF(ISBLANK([$Input.F16]);&quot;&quot;;IF(ISNA(ORG.LIBREOFFICE.REGEX([$Input.F16];&quot;\d+.green&quot;;;1));&quot;&quot;;ORG.LIBREOFFICE.REGEX([$Input.F16];&quot;\d+.green&quot;;;1)))">
            <text:p/>
          </table:table-cell>
          <table:table-cell table:style-name="ce2" table:formula="of:=IF(ISBLANK([$Input.G16]);&quot;&quot;;IF(ISNA(ORG.LIBREOFFICE.REGEX([$Input.G16];&quot;\d+.red&quot;;;1));&quot;&quot;;ORG.LIBREOFFICE.REGEX([$Input.G16];&quot;\d+.red&quot;;;1)))">
            <text:p/>
          </table:table-cell>
          <table:table-cell table:style-name="ce2" table:formula="of:=IF(ISBLANK([$Input.G16]);&quot;&quot;;IF(ISNA(ORG.LIBREOFFICE.REGEX([$Input.G16];&quot;\d+.blue&quot;;;1));&quot;&quot;;ORG.LIBREOFFICE.REGEX([$Input.G16];&quot;\d+.blue&quot;;;1)))">
            <text:p/>
          </table:table-cell>
          <table:table-cell table:style-name="ce2" table:formula="of:=IF(ISBLANK([$Input.G16]);&quot;&quot;;IF(ISNA(ORG.LIBREOFFICE.REGEX([$Input.G16];&quot;\d+.green&quot;;;1));&quot;&quot;;ORG.LIBREOFFICE.REGEX([$Input.G16];&quot;\d+.green&quot;;;1)))">
            <text:p/>
          </table:table-cell>
          <table:table-cell/>
          <table:table-cell table:style-name="ce6" table:formula="of:=IF([.C18]=&quot;&quot;;1;IF(ISNA([.C18]);1;IF(NUMBERVALUE(ORG.LIBREOFFICE.REGEX([.C18];&quot;\d+&quot;;))&gt;12;0;1)))" office:value-type="float" office:value="1" calcext:value-type="float">
            <text:p>1</text:p>
          </table:table-cell>
          <table:table-cell table:style-name="ce3" table:formula="of:=IF([.E18]=&quot;&quot;;1;IF(ISNA([.E18]);1;IF(NUMBERVALUE(ORG.LIBREOFFICE.REGEX([.E18];&quot;\d+&quot;;))&gt;13;0;1)))" office:value-type="float" office:value="1" calcext:value-type="float">
            <text:p>1</text:p>
          </table:table-cell>
          <table:table-cell table:style-name="ce12" table:formula="of:=IF([.D18]=&quot;&quot;;1;IF(ISNA([.D18]);1;IF(NUMBERVALUE(ORG.LIBREOFFICE.REGEX([.D18];&quot;\d+&quot;;))&gt;14;0;1)))" office:value-type="float" office:value="1" calcext:value-type="float">
            <text:p>1</text:p>
          </table:table-cell>
          <table:table-cell table:style-name="ce6" table:formula="of:=IF([.F18]=&quot;&quot;;1;IF(ISNA([.F18]);1;IF(NUMBERVALUE(ORG.LIBREOFFICE.REGEX([.F18];&quot;\d+&quot;;))&gt;12;0;1)))" office:value-type="float" office:value="1" calcext:value-type="float">
            <text:p>1</text:p>
          </table:table-cell>
          <table:table-cell table:style-name="ce3" table:formula="of:=IF([.H18]=&quot;&quot;;1;IF(ISNA([.H18]);1;IF(NUMBERVALUE(ORG.LIBREOFFICE.REGEX([.H18];&quot;\d+&quot;;))&gt;13;0;1)))" office:value-type="float" office:value="1" calcext:value-type="float">
            <text:p>1</text:p>
          </table:table-cell>
          <table:table-cell table:style-name="ce12" table:formula="of:=IF([.G18]=&quot;&quot;;1;IF(ISNA([.G18]);1;IF(NUMBERVALUE(ORG.LIBREOFFICE.REGEX([.G18];&quot;\d+&quot;;))&gt;14;0;1)))" office:value-type="float" office:value="1" calcext:value-type="float">
            <text:p>1</text:p>
          </table:table-cell>
          <table:table-cell table:style-name="ce6" table:formula="of:=IF([.I18]=&quot;&quot;;1;IF(ISNA([.I18]);1;IF(NUMBERVALUE(ORG.LIBREOFFICE.REGEX([.I18];&quot;\d+&quot;;))&gt;12;0;1)))" office:value-type="float" office:value="1" calcext:value-type="float">
            <text:p>1</text:p>
          </table:table-cell>
          <table:table-cell table:style-name="ce3" table:formula="of:=IF([.K18]=&quot;&quot;;1;IF(ISNA([.K18]);1;IF(NUMBERVALUE(ORG.LIBREOFFICE.REGEX([.K18];&quot;\d+&quot;;))&gt;13;0;1)))" office:value-type="float" office:value="1" calcext:value-type="float">
            <text:p>1</text:p>
          </table:table-cell>
          <table:table-cell table:style-name="ce12" table:formula="of:=IF([.J18]=&quot;&quot;;1;IF(ISNA([.J18]);1;IF(NUMBERVALUE(ORG.LIBREOFFICE.REGEX([.J18];&quot;\d+&quot;;))&gt;14;0;1)))" office:value-type="float" office:value="1" calcext:value-type="float">
            <text:p>1</text:p>
          </table:table-cell>
          <table:table-cell table:style-name="ce6" table:formula="of:=IF([.L18]=&quot;&quot;;1;IF(ISNA([.L18]);1;IF(NUMBERVALUE(ORG.LIBREOFFICE.REGEX([.L18];&quot;\d+&quot;;))&gt;12;0;1)))" office:value-type="float" office:value="1" calcext:value-type="float">
            <text:p>1</text:p>
          </table:table-cell>
          <table:table-cell table:style-name="ce3" table:formula="of:=IF([.N18]=&quot;&quot;;1;IF(ISNA([.N18]);1;IF(NUMBERVALUE(ORG.LIBREOFFICE.REGEX([.N18];&quot;\d+&quot;;))&gt;13;0;1)))" office:value-type="float" office:value="1" calcext:value-type="float">
            <text:p>1</text:p>
          </table:table-cell>
          <table:table-cell table:style-name="ce12" table:formula="of:=IF([.M18]=&quot;&quot;;1;IF(ISNA([.M18]);1;IF(NUMBERVALUE(ORG.LIBREOFFICE.REGEX([.M18];&quot;\d+&quot;;))&gt;14;0;1)))" office:value-type="float" office:value="1" calcext:value-type="float">
            <text:p>1</text:p>
          </table:table-cell>
          <table:table-cell table:style-name="ce6" table:formula="of:=IF([.O18]=&quot;&quot;;1;IF(ISNA([.O18]);1;IF(NUMBERVALUE(ORG.LIBREOFFICE.REGEX([.O18];&quot;\d+&quot;;))&gt;12;0;1)))" office:value-type="float" office:value="1" calcext:value-type="float">
            <text:p>1</text:p>
          </table:table-cell>
          <table:table-cell table:style-name="ce3" table:formula="of:=IF([.Q18]=&quot;&quot;;1;IF(ISNA([.Q18]);1;IF(NUMBERVALUE(ORG.LIBREOFFICE.REGEX([.Q18];&quot;\d+&quot;;))&gt;13;0;1)))" office:value-type="float" office:value="1" calcext:value-type="float">
            <text:p>1</text:p>
          </table:table-cell>
          <table:table-cell table:style-name="ce12" table:formula="of:=IF([.P18]=&quot;&quot;;1;IF(ISNA([.P18]);1;IF(NUMBERVALUE(ORG.LIBREOFFICE.REGEX([.P18];&quot;\d+&quot;;))&gt;14;0;1)))" office:value-type="float" office:value="1" calcext:value-type="float">
            <text:p>1</text:p>
          </table:table-cell>
          <table:table-cell table:style-name="ce6" table:formula="of:=IF([.R18]=&quot;&quot;;1;IF(ISNA([.R18]);1;IF(NUMBERVALUE(ORG.LIBREOFFICE.REGEX([.R18];&quot;\d+&quot;;))&gt;12;0;1)))" office:value-type="float" office:value="1" calcext:value-type="float">
            <text:p>1</text:p>
          </table:table-cell>
          <table:table-cell table:style-name="ce3" table:formula="of:=IF([.T18]=&quot;&quot;;1;IF(ISNA([.T18]);1;IF(NUMBERVALUE(ORG.LIBREOFFICE.REGEX([.T18];&quot;\d+&quot;;))&gt;13;0;1)))" office:value-type="float" office:value="1" calcext:value-type="float">
            <text:p>1</text:p>
          </table:table-cell>
          <table:table-cell table:style-name="ce12" table:formula="of:=IF([.S18]=&quot;&quot;;1;IF(ISNA([.S18]);1;IF(NUMBERVALUE(ORG.LIBREOFFICE.REGEX([.S18];&quot;\d+&quot;;))&gt;14;0;1)))" office:value-type="float" office:value="1" calcext:value-type="float">
            <text:p>1</text:p>
          </table:table-cell>
          <table:table-cell table:style-name="ce3" table:formula="of:=IF([.V18]=0;0;IF([.W18]=0;0;IF([.X18]=0;0;IF([.Y18]=0;0;IF([.Z18]=0;0;IF([.AA18]=0;0;IF([.AB18]=0;0;IF([.AC18]=0;0;IF([.AD18]=0;0;IF([.AE18]=0;0;IF([.AF18]=0;0;IF([.AG18]=0;0;IF([.AH18]=0;0;IF([.AI18]=0;0;IF([.AJ18]=0;0;IF([.AK18]=0;0;IF([.AL18]=0;0;IF([.AM18]=0;0;1))))))))))))))))))" office:value-type="float" office:value="1" calcext:value-type="float">
            <text:p>1</text:p>
          </table:table-cell>
          <table:table-cell table:style-name="ce3" table:formula="of:=IF([.AN18]=1;NUMBERVALUE(ORG.LIBREOFFICE.REGEX([.A18];&quot;\d+&quot;));&quot;&quot;)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$Input.A17]" office:value-type="string" office:string-value="Game 17" calcext:value-type="string">
            <text:p>Game 17</text:p>
          </table:table-cell>
          <table:table-cell table:style-name="ce3" table:formula="of:=COUNTIF([$Input.B17:.G17];&quot;&lt;&gt;&quot;)" office:value-type="float" office:value="3" calcext:value-type="float">
            <text:p>3</text:p>
          </table:table-cell>
          <table:table-cell table:style-name="ce2" table:formula="of:=IF(ISBLANK([$Input.B17]);&quot;&quot;;IF(ISNA(ORG.LIBREOFFICE.REGEX([$Input.B17];&quot;\d+.red&quot;;;1));&quot;&quot;;ORG.LIBREOFFICE.REGEX([$Input.B17];&quot;\d+.red&quot;;;1)))" office:value-type="string" office:string-value="6 red" calcext:value-type="string">
            <text:p>6 red</text:p>
          </table:table-cell>
          <table:table-cell table:style-name="ce2" table:formula="of:=IF(ISBLANK([$Input.B17]);&quot;&quot;;IF(ISNA(ORG.LIBREOFFICE.REGEX([$Input.B17];&quot;\d+.blue&quot;;;1));&quot;&quot;;ORG.LIBREOFFICE.REGEX([$Input.B17];&quot;\d+.blue&quot;;;1)))" office:value-type="string" office:string-value="7 blue" calcext:value-type="string">
            <text:p>7 blue</text:p>
          </table:table-cell>
          <table:table-cell table:style-name="ce2" table:formula="of:=IF(ISBLANK([$Input.B17]);&quot;&quot;;IF(ISNA(ORG.LIBREOFFICE.REGEX([$Input.B17];&quot;\d+.green&quot;;;1));&quot;&quot;;ORG.LIBREOFFICE.REGEX([$Input.B17];&quot;\d+.green&quot;;;1)))" office:value-type="string" office:string-value="11 green" calcext:value-type="string">
            <text:p>11 green</text:p>
          </table:table-cell>
          <table:table-cell table:style-name="ce2" table:formula="of:=IF(ISBLANK([$Input.C17]);&quot;&quot;;IF(ISNA(ORG.LIBREOFFICE.REGEX([$Input.C17];&quot;\d+.red&quot;;;1));&quot;&quot;;ORG.LIBREOFFICE.REGEX([$Input.C17];&quot;\d+.red&quot;;;1)))" office:value-type="string" office:string-value="4 red" calcext:value-type="string">
            <text:p>4 red</text:p>
          </table:table-cell>
          <table:table-cell table:style-name="ce2" table:formula="of:=IF(ISBLANK([$Input.C17]);&quot;&quot;;IF(ISNA(ORG.LIBREOFFICE.REGEX([$Input.C17];&quot;\d+.blue&quot;;;1));&quot;&quot;;ORG.LIBREOFFICE.REGEX([$Input.C17];&quot;\d+.blue&quot;;;1)))" office:value-type="string" office:string-value="1 blue" calcext:value-type="string">
            <text:p>1 blue</text:p>
          </table:table-cell>
          <table:table-cell table:style-name="ce2" table:formula="of:=IF(ISBLANK([$Input.C17]);&quot;&quot;;IF(ISNA(ORG.LIBREOFFICE.REGEX([$Input.C17];&quot;\d+.green&quot;;;1));&quot;&quot;;ORG.LIBREOFFICE.REGEX([$Input.C17];&quot;\d+.green&quot;;;1)))" office:value-type="string" office:string-value="13 green" calcext:value-type="string">
            <text:p>13 green</text:p>
          </table:table-cell>
          <table:table-cell table:style-name="ce2" table:formula="of:=IF(ISBLANK([$Input.D17]);&quot;&quot;;IF(ISNA(ORG.LIBREOFFICE.REGEX([$Input.D17];&quot;\d+.red&quot;;;1));&quot;&quot;;ORG.LIBREOFFICE.REGEX([$Input.D17];&quot;\d+.red&quot;;;1)))" office:value-type="string" office:string-value="7 red" calcext:value-type="string">
            <text:p>7 red</text:p>
          </table:table-cell>
          <table:table-cell table:style-name="ce2" table:formula="of:=IF(ISBLANK([$Input.D17]);&quot;&quot;;IF(ISNA(ORG.LIBREOFFICE.REGEX([$Input.D17];&quot;\d+.blue&quot;;;1));&quot;&quot;;ORG.LIBREOFFICE.REGEX([$Input.D17];&quot;\d+.blue&quot;;;1)))" office:value-type="string" office:string-value="6 blue" calcext:value-type="string">
            <text:p>6 blue</text:p>
          </table:table-cell>
          <table:table-cell table:style-name="ce2" table:formula="of:=IF(ISBLANK([$Input.D17]);&quot;&quot;;IF(ISNA(ORG.LIBREOFFICE.REGEX([$Input.D17];&quot;\d+.green&quot;;;1));&quot;&quot;;ORG.LIBREOFFICE.REGEX([$Input.D17];&quot;\d+.green&quot;;;1)))" office:value-type="string" office:string-value="4 green" calcext:value-type="string">
            <text:p>4 green</text:p>
          </table:table-cell>
          <table:table-cell table:style-name="ce2" table:formula="of:=IF(ISBLANK([$Input.E17]);&quot;&quot;;IF(ISNA(ORG.LIBREOFFICE.REGEX([$Input.E17];&quot;\d+.red&quot;;;1));&quot;&quot;;ORG.LIBREOFFICE.REGEX([$Input.E17];&quot;\d+.red&quot;;;1)))">
            <text:p/>
          </table:table-cell>
          <table:table-cell table:style-name="ce2" table:formula="of:=IF(ISBLANK([$Input.E17]);&quot;&quot;;IF(ISNA(ORG.LIBREOFFICE.REGEX([$Input.E17];&quot;\d+.blue&quot;;;1));&quot;&quot;;ORG.LIBREOFFICE.REGEX([$Input.E17];&quot;\d+.blue&quot;;;1)))">
            <text:p/>
          </table:table-cell>
          <table:table-cell table:style-name="ce2" table:formula="of:=IF(ISBLANK([$Input.E17]);&quot;&quot;;IF(ISNA(ORG.LIBREOFFICE.REGEX([$Input.E17];&quot;\d+.green&quot;;;1));&quot;&quot;;ORG.LIBREOFFICE.REGEX([$Input.E17];&quot;\d+.green&quot;;;1)))">
            <text:p/>
          </table:table-cell>
          <table:table-cell table:style-name="ce2" table:formula="of:=IF(ISBLANK([$Input.F17]);&quot;&quot;;IF(ISNA(ORG.LIBREOFFICE.REGEX([$Input.F17];&quot;\d+.red&quot;;;1));&quot;&quot;;ORG.LIBREOFFICE.REGEX([$Input.F17];&quot;\d+.red&quot;;;1)))">
            <text:p/>
          </table:table-cell>
          <table:table-cell table:style-name="ce2" table:formula="of:=IF(ISBLANK([$Input.F17]);&quot;&quot;;IF(ISNA(ORG.LIBREOFFICE.REGEX([$Input.F17];&quot;\d+.blue&quot;;;1));&quot;&quot;;ORG.LIBREOFFICE.REGEX([$Input.F17];&quot;\d+.blue&quot;;;1)))">
            <text:p/>
          </table:table-cell>
          <table:table-cell table:style-name="ce2" table:formula="of:=IF(ISBLANK([$Input.F17]);&quot;&quot;;IF(ISNA(ORG.LIBREOFFICE.REGEX([$Input.F17];&quot;\d+.green&quot;;;1));&quot;&quot;;ORG.LIBREOFFICE.REGEX([$Input.F17];&quot;\d+.green&quot;;;1)))">
            <text:p/>
          </table:table-cell>
          <table:table-cell table:style-name="ce2" table:formula="of:=IF(ISBLANK([$Input.G17]);&quot;&quot;;IF(ISNA(ORG.LIBREOFFICE.REGEX([$Input.G17];&quot;\d+.red&quot;;;1));&quot;&quot;;ORG.LIBREOFFICE.REGEX([$Input.G17];&quot;\d+.red&quot;;;1)))">
            <text:p/>
          </table:table-cell>
          <table:table-cell table:style-name="ce2" table:formula="of:=IF(ISBLANK([$Input.G17]);&quot;&quot;;IF(ISNA(ORG.LIBREOFFICE.REGEX([$Input.G17];&quot;\d+.blue&quot;;;1));&quot;&quot;;ORG.LIBREOFFICE.REGEX([$Input.G17];&quot;\d+.blue&quot;;;1)))">
            <text:p/>
          </table:table-cell>
          <table:table-cell table:style-name="ce2" table:formula="of:=IF(ISBLANK([$Input.G17]);&quot;&quot;;IF(ISNA(ORG.LIBREOFFICE.REGEX([$Input.G17];&quot;\d+.green&quot;;;1));&quot;&quot;;ORG.LIBREOFFICE.REGEX([$Input.G17];&quot;\d+.green&quot;;;1)))">
            <text:p/>
          </table:table-cell>
          <table:table-cell/>
          <table:table-cell table:style-name="ce6" table:formula="of:=IF([.C19]=&quot;&quot;;1;IF(ISNA([.C19]);1;IF(NUMBERVALUE(ORG.LIBREOFFICE.REGEX([.C19];&quot;\d+&quot;;))&gt;12;0;1)))" office:value-type="float" office:value="1" calcext:value-type="float">
            <text:p>1</text:p>
          </table:table-cell>
          <table:table-cell table:style-name="ce3" table:formula="of:=IF([.E19]=&quot;&quot;;1;IF(ISNA([.E19]);1;IF(NUMBERVALUE(ORG.LIBREOFFICE.REGEX([.E19];&quot;\d+&quot;;))&gt;13;0;1)))" office:value-type="float" office:value="1" calcext:value-type="float">
            <text:p>1</text:p>
          </table:table-cell>
          <table:table-cell table:style-name="ce12" table:formula="of:=IF([.D19]=&quot;&quot;;1;IF(ISNA([.D19]);1;IF(NUMBERVALUE(ORG.LIBREOFFICE.REGEX([.D19];&quot;\d+&quot;;))&gt;14;0;1)))" office:value-type="float" office:value="1" calcext:value-type="float">
            <text:p>1</text:p>
          </table:table-cell>
          <table:table-cell table:style-name="ce6" table:formula="of:=IF([.F19]=&quot;&quot;;1;IF(ISNA([.F19]);1;IF(NUMBERVALUE(ORG.LIBREOFFICE.REGEX([.F19];&quot;\d+&quot;;))&gt;12;0;1)))" office:value-type="float" office:value="1" calcext:value-type="float">
            <text:p>1</text:p>
          </table:table-cell>
          <table:table-cell table:style-name="ce3" table:formula="of:=IF([.H19]=&quot;&quot;;1;IF(ISNA([.H19]);1;IF(NUMBERVALUE(ORG.LIBREOFFICE.REGEX([.H19];&quot;\d+&quot;;))&gt;13;0;1)))" office:value-type="float" office:value="1" calcext:value-type="float">
            <text:p>1</text:p>
          </table:table-cell>
          <table:table-cell table:style-name="ce12" table:formula="of:=IF([.G19]=&quot;&quot;;1;IF(ISNA([.G19]);1;IF(NUMBERVALUE(ORG.LIBREOFFICE.REGEX([.G19];&quot;\d+&quot;;))&gt;14;0;1)))" office:value-type="float" office:value="1" calcext:value-type="float">
            <text:p>1</text:p>
          </table:table-cell>
          <table:table-cell table:style-name="ce6" table:formula="of:=IF([.I19]=&quot;&quot;;1;IF(ISNA([.I19]);1;IF(NUMBERVALUE(ORG.LIBREOFFICE.REGEX([.I19];&quot;\d+&quot;;))&gt;12;0;1)))" office:value-type="float" office:value="1" calcext:value-type="float">
            <text:p>1</text:p>
          </table:table-cell>
          <table:table-cell table:style-name="ce3" table:formula="of:=IF([.K19]=&quot;&quot;;1;IF(ISNA([.K19]);1;IF(NUMBERVALUE(ORG.LIBREOFFICE.REGEX([.K19];&quot;\d+&quot;;))&gt;13;0;1)))" office:value-type="float" office:value="1" calcext:value-type="float">
            <text:p>1</text:p>
          </table:table-cell>
          <table:table-cell table:style-name="ce12" table:formula="of:=IF([.J19]=&quot;&quot;;1;IF(ISNA([.J19]);1;IF(NUMBERVALUE(ORG.LIBREOFFICE.REGEX([.J19];&quot;\d+&quot;;))&gt;14;0;1)))" office:value-type="float" office:value="1" calcext:value-type="float">
            <text:p>1</text:p>
          </table:table-cell>
          <table:table-cell table:style-name="ce6" table:formula="of:=IF([.L19]=&quot;&quot;;1;IF(ISNA([.L19]);1;IF(NUMBERVALUE(ORG.LIBREOFFICE.REGEX([.L19];&quot;\d+&quot;;))&gt;12;0;1)))" office:value-type="float" office:value="1" calcext:value-type="float">
            <text:p>1</text:p>
          </table:table-cell>
          <table:table-cell table:style-name="ce3" table:formula="of:=IF([.N19]=&quot;&quot;;1;IF(ISNA([.N19]);1;IF(NUMBERVALUE(ORG.LIBREOFFICE.REGEX([.N19];&quot;\d+&quot;;))&gt;13;0;1)))" office:value-type="float" office:value="1" calcext:value-type="float">
            <text:p>1</text:p>
          </table:table-cell>
          <table:table-cell table:style-name="ce12" table:formula="of:=IF([.M19]=&quot;&quot;;1;IF(ISNA([.M19]);1;IF(NUMBERVALUE(ORG.LIBREOFFICE.REGEX([.M19];&quot;\d+&quot;;))&gt;14;0;1)))" office:value-type="float" office:value="1" calcext:value-type="float">
            <text:p>1</text:p>
          </table:table-cell>
          <table:table-cell table:style-name="ce6" table:formula="of:=IF([.O19]=&quot;&quot;;1;IF(ISNA([.O19]);1;IF(NUMBERVALUE(ORG.LIBREOFFICE.REGEX([.O19];&quot;\d+&quot;;))&gt;12;0;1)))" office:value-type="float" office:value="1" calcext:value-type="float">
            <text:p>1</text:p>
          </table:table-cell>
          <table:table-cell table:style-name="ce3" table:formula="of:=IF([.Q19]=&quot;&quot;;1;IF(ISNA([.Q19]);1;IF(NUMBERVALUE(ORG.LIBREOFFICE.REGEX([.Q19];&quot;\d+&quot;;))&gt;13;0;1)))" office:value-type="float" office:value="1" calcext:value-type="float">
            <text:p>1</text:p>
          </table:table-cell>
          <table:table-cell table:style-name="ce12" table:formula="of:=IF([.P19]=&quot;&quot;;1;IF(ISNA([.P19]);1;IF(NUMBERVALUE(ORG.LIBREOFFICE.REGEX([.P19];&quot;\d+&quot;;))&gt;14;0;1)))" office:value-type="float" office:value="1" calcext:value-type="float">
            <text:p>1</text:p>
          </table:table-cell>
          <table:table-cell table:style-name="ce6" table:formula="of:=IF([.R19]=&quot;&quot;;1;IF(ISNA([.R19]);1;IF(NUMBERVALUE(ORG.LIBREOFFICE.REGEX([.R19];&quot;\d+&quot;;))&gt;12;0;1)))" office:value-type="float" office:value="1" calcext:value-type="float">
            <text:p>1</text:p>
          </table:table-cell>
          <table:table-cell table:style-name="ce3" table:formula="of:=IF([.T19]=&quot;&quot;;1;IF(ISNA([.T19]);1;IF(NUMBERVALUE(ORG.LIBREOFFICE.REGEX([.T19];&quot;\d+&quot;;))&gt;13;0;1)))" office:value-type="float" office:value="1" calcext:value-type="float">
            <text:p>1</text:p>
          </table:table-cell>
          <table:table-cell table:style-name="ce12" table:formula="of:=IF([.S19]=&quot;&quot;;1;IF(ISNA([.S19]);1;IF(NUMBERVALUE(ORG.LIBREOFFICE.REGEX([.S19];&quot;\d+&quot;;))&gt;14;0;1)))" office:value-type="float" office:value="1" calcext:value-type="float">
            <text:p>1</text:p>
          </table:table-cell>
          <table:table-cell table:style-name="ce3" table:formula="of:=IF([.V19]=0;0;IF([.W19]=0;0;IF([.X19]=0;0;IF([.Y19]=0;0;IF([.Z19]=0;0;IF([.AA19]=0;0;IF([.AB19]=0;0;IF([.AC19]=0;0;IF([.AD19]=0;0;IF([.AE19]=0;0;IF([.AF19]=0;0;IF([.AG19]=0;0;IF([.AH19]=0;0;IF([.AI19]=0;0;IF([.AJ19]=0;0;IF([.AK19]=0;0;IF([.AL19]=0;0;IF([.AM19]=0;0;1))))))))))))))))))" office:value-type="float" office:value="1" calcext:value-type="float">
            <text:p>1</text:p>
          </table:table-cell>
          <table:table-cell table:style-name="ce3" table:formula="of:=IF([.AN19]=1;NUMBERVALUE(ORG.LIBREOFFICE.REGEX([.A19];&quot;\d+&quot;));&quot;&quot;)"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$Input.A18]" office:value-type="string" office:string-value="Game 18" calcext:value-type="string">
            <text:p>Game 18</text:p>
          </table:table-cell>
          <table:table-cell table:style-name="ce3" table:formula="of:=COUNTIF([$Input.B18:.G18];&quot;&lt;&gt;&quot;)" office:value-type="float" office:value="4" calcext:value-type="float">
            <text:p>4</text:p>
          </table:table-cell>
          <table:table-cell table:style-name="ce2" table:formula="of:=IF(ISBLANK([$Input.B18]);&quot;&quot;;IF(ISNA(ORG.LIBREOFFICE.REGEX([$Input.B18];&quot;\d+.red&quot;;;1));&quot;&quot;;ORG.LIBREOFFICE.REGEX([$Input.B18];&quot;\d+.red&quot;;;1)))" office:value-type="string" office:string-value="2 red" calcext:value-type="string">
            <text:p>2 red</text:p>
          </table:table-cell>
          <table:table-cell table:style-name="ce2" table:formula="of:=IF(ISBLANK([$Input.B18]);&quot;&quot;;IF(ISNA(ORG.LIBREOFFICE.REGEX([$Input.B18];&quot;\d+.blue&quot;;;1));&quot;&quot;;ORG.LIBREOFFICE.REGEX([$Input.B18];&quot;\d+.blue&quot;;;1)))" office:value-type="string" office:string-value="8 blue" calcext:value-type="string">
            <text:p>8 blue</text:p>
          </table:table-cell>
          <table:table-cell table:style-name="ce2" table:formula="of:=IF(ISBLANK([$Input.B18]);&quot;&quot;;IF(ISNA(ORG.LIBREOFFICE.REGEX([$Input.B18];&quot;\d+.green&quot;;;1));&quot;&quot;;ORG.LIBREOFFICE.REGEX([$Input.B18];&quot;\d+.green&quot;;;1)))">
            <text:p/>
          </table:table-cell>
          <table:table-cell table:style-name="ce2" table:formula="of:=IF(ISBLANK([$Input.C18]);&quot;&quot;;IF(ISNA(ORG.LIBREOFFICE.REGEX([$Input.C18];&quot;\d+.red&quot;;;1));&quot;&quot;;ORG.LIBREOFFICE.REGEX([$Input.C18];&quot;\d+.red&quot;;;1)))" office:value-type="string" office:string-value="7 red" calcext:value-type="string">
            <text:p>7 red</text:p>
          </table:table-cell>
          <table:table-cell table:style-name="ce2" table:formula="of:=IF(ISBLANK([$Input.C18]);&quot;&quot;;IF(ISNA(ORG.LIBREOFFICE.REGEX([$Input.C18];&quot;\d+.blue&quot;;;1));&quot;&quot;;ORG.LIBREOFFICE.REGEX([$Input.C18];&quot;\d+.blue&quot;;;1)))" office:value-type="string" office:string-value="11 blue" calcext:value-type="string">
            <text:p>11 blue</text:p>
          </table:table-cell>
          <table:table-cell table:style-name="ce2" table:formula="of:=IF(ISBLANK([$Input.C18]);&quot;&quot;;IF(ISNA(ORG.LIBREOFFICE.REGEX([$Input.C18];&quot;\d+.green&quot;;;1));&quot;&quot;;ORG.LIBREOFFICE.REGEX([$Input.C18];&quot;\d+.green&quot;;;1)))">
            <text:p/>
          </table:table-cell>
          <table:table-cell table:style-name="ce2" table:formula="of:=IF(ISBLANK([$Input.D18]);&quot;&quot;;IF(ISNA(ORG.LIBREOFFICE.REGEX([$Input.D18];&quot;\d+.red&quot;;;1));&quot;&quot;;ORG.LIBREOFFICE.REGEX([$Input.D18];&quot;\d+.red&quot;;;1)))" office:value-type="string" office:string-value="7 red" calcext:value-type="string">
            <text:p>7 red</text:p>
          </table:table-cell>
          <table:table-cell table:style-name="ce2" table:formula="of:=IF(ISBLANK([$Input.D18]);&quot;&quot;;IF(ISNA(ORG.LIBREOFFICE.REGEX([$Input.D18];&quot;\d+.blue&quot;;;1));&quot;&quot;;ORG.LIBREOFFICE.REGEX([$Input.D18];&quot;\d+.blue&quot;;;1)))" office:value-type="string" office:string-value="16 blue" calcext:value-type="string">
            <text:p>16 blue</text:p>
          </table:table-cell>
          <table:table-cell table:style-name="ce2" table:formula="of:=IF(ISBLANK([$Input.D18]);&quot;&quot;;IF(ISNA(ORG.LIBREOFFICE.REGEX([$Input.D18];&quot;\d+.green&quot;;;1));&quot;&quot;;ORG.LIBREOFFICE.REGEX([$Input.D18];&quot;\d+.green&quot;;;1)))" office:value-type="string" office:string-value="1 green" calcext:value-type="string">
            <text:p>1 green</text:p>
          </table:table-cell>
          <table:table-cell table:style-name="ce2" table:formula="of:=IF(ISBLANK([$Input.E18]);&quot;&quot;;IF(ISNA(ORG.LIBREOFFICE.REGEX([$Input.E18];&quot;\d+.red&quot;;;1));&quot;&quot;;ORG.LIBREOFFICE.REGEX([$Input.E18];&quot;\d+.red&quot;;;1)))" office:value-type="string" office:string-value="14 red" calcext:value-type="string">
            <text:p>14 red</text:p>
          </table:table-cell>
          <table:table-cell table:style-name="ce2" table:formula="of:=IF(ISBLANK([$Input.E18]);&quot;&quot;;IF(ISNA(ORG.LIBREOFFICE.REGEX([$Input.E18];&quot;\d+.blue&quot;;;1));&quot;&quot;;ORG.LIBREOFFICE.REGEX([$Input.E18];&quot;\d+.blue&quot;;;1)))" office:value-type="string" office:string-value="18 blue" calcext:value-type="string">
            <text:p>18 blue</text:p>
          </table:table-cell>
          <table:table-cell table:style-name="ce2" table:formula="of:=IF(ISBLANK([$Input.E18]);&quot;&quot;;IF(ISNA(ORG.LIBREOFFICE.REGEX([$Input.E18];&quot;\d+.green&quot;;;1));&quot;&quot;;ORG.LIBREOFFICE.REGEX([$Input.E18];&quot;\d+.green&quot;;;1)))" office:value-type="string" office:string-value="1 green" calcext:value-type="string">
            <text:p>1 green</text:p>
          </table:table-cell>
          <table:table-cell table:style-name="ce2" table:formula="of:=IF(ISBLANK([$Input.F18]);&quot;&quot;;IF(ISNA(ORG.LIBREOFFICE.REGEX([$Input.F18];&quot;\d+.red&quot;;;1));&quot;&quot;;ORG.LIBREOFFICE.REGEX([$Input.F18];&quot;\d+.red&quot;;;1)))">
            <text:p/>
          </table:table-cell>
          <table:table-cell table:style-name="ce2" table:formula="of:=IF(ISBLANK([$Input.F18]);&quot;&quot;;IF(ISNA(ORG.LIBREOFFICE.REGEX([$Input.F18];&quot;\d+.blue&quot;;;1));&quot;&quot;;ORG.LIBREOFFICE.REGEX([$Input.F18];&quot;\d+.blue&quot;;;1)))">
            <text:p/>
          </table:table-cell>
          <table:table-cell table:style-name="ce2" table:formula="of:=IF(ISBLANK([$Input.F18]);&quot;&quot;;IF(ISNA(ORG.LIBREOFFICE.REGEX([$Input.F18];&quot;\d+.green&quot;;;1));&quot;&quot;;ORG.LIBREOFFICE.REGEX([$Input.F18];&quot;\d+.green&quot;;;1)))">
            <text:p/>
          </table:table-cell>
          <table:table-cell table:style-name="ce2" table:formula="of:=IF(ISBLANK([$Input.G18]);&quot;&quot;;IF(ISNA(ORG.LIBREOFFICE.REGEX([$Input.G18];&quot;\d+.red&quot;;;1));&quot;&quot;;ORG.LIBREOFFICE.REGEX([$Input.G18];&quot;\d+.red&quot;;;1)))">
            <text:p/>
          </table:table-cell>
          <table:table-cell table:style-name="ce2" table:formula="of:=IF(ISBLANK([$Input.G18]);&quot;&quot;;IF(ISNA(ORG.LIBREOFFICE.REGEX([$Input.G18];&quot;\d+.blue&quot;;;1));&quot;&quot;;ORG.LIBREOFFICE.REGEX([$Input.G18];&quot;\d+.blue&quot;;;1)))">
            <text:p/>
          </table:table-cell>
          <table:table-cell table:style-name="ce2" table:formula="of:=IF(ISBLANK([$Input.G18]);&quot;&quot;;IF(ISNA(ORG.LIBREOFFICE.REGEX([$Input.G18];&quot;\d+.green&quot;;;1));&quot;&quot;;ORG.LIBREOFFICE.REGEX([$Input.G18];&quot;\d+.green&quot;;;1)))">
            <text:p/>
          </table:table-cell>
          <table:table-cell/>
          <table:table-cell table:style-name="ce6" table:formula="of:=IF([.C20]=&quot;&quot;;1;IF(ISNA([.C20]);1;IF(NUMBERVALUE(ORG.LIBREOFFICE.REGEX([.C20];&quot;\d+&quot;;))&gt;12;0;1)))" office:value-type="float" office:value="1" calcext:value-type="float">
            <text:p>1</text:p>
          </table:table-cell>
          <table:table-cell table:style-name="ce3" table:formula="of:=IF([.E20]=&quot;&quot;;1;IF(ISNA([.E20]);1;IF(NUMBERVALUE(ORG.LIBREOFFICE.REGEX([.E20];&quot;\d+&quot;;))&gt;13;0;1)))" office:value-type="float" office:value="1" calcext:value-type="float">
            <text:p>1</text:p>
          </table:table-cell>
          <table:table-cell table:style-name="ce12" table:formula="of:=IF([.D20]=&quot;&quot;;1;IF(ISNA([.D20]);1;IF(NUMBERVALUE(ORG.LIBREOFFICE.REGEX([.D20];&quot;\d+&quot;;))&gt;14;0;1)))" office:value-type="float" office:value="1" calcext:value-type="float">
            <text:p>1</text:p>
          </table:table-cell>
          <table:table-cell table:style-name="ce6" table:formula="of:=IF([.F20]=&quot;&quot;;1;IF(ISNA([.F20]);1;IF(NUMBERVALUE(ORG.LIBREOFFICE.REGEX([.F20];&quot;\d+&quot;;))&gt;12;0;1)))" office:value-type="float" office:value="1" calcext:value-type="float">
            <text:p>1</text:p>
          </table:table-cell>
          <table:table-cell table:style-name="ce3" table:formula="of:=IF([.H20]=&quot;&quot;;1;IF(ISNA([.H20]);1;IF(NUMBERVALUE(ORG.LIBREOFFICE.REGEX([.H20];&quot;\d+&quot;;))&gt;13;0;1)))" office:value-type="float" office:value="1" calcext:value-type="float">
            <text:p>1</text:p>
          </table:table-cell>
          <table:table-cell table:style-name="ce12" table:formula="of:=IF([.G20]=&quot;&quot;;1;IF(ISNA([.G20]);1;IF(NUMBERVALUE(ORG.LIBREOFFICE.REGEX([.G20];&quot;\d+&quot;;))&gt;14;0;1)))" office:value-type="float" office:value="1" calcext:value-type="float">
            <text:p>1</text:p>
          </table:table-cell>
          <table:table-cell table:style-name="ce6" table:formula="of:=IF([.I20]=&quot;&quot;;1;IF(ISNA([.I20]);1;IF(NUMBERVALUE(ORG.LIBREOFFICE.REGEX([.I20];&quot;\d+&quot;;))&gt;12;0;1)))" office:value-type="float" office:value="1" calcext:value-type="float">
            <text:p>1</text:p>
          </table:table-cell>
          <table:table-cell table:style-name="ce3" table:formula="of:=IF([.K20]=&quot;&quot;;1;IF(ISNA([.K20]);1;IF(NUMBERVALUE(ORG.LIBREOFFICE.REGEX([.K20];&quot;\d+&quot;;))&gt;13;0;1)))" office:value-type="float" office:value="1" calcext:value-type="float">
            <text:p>1</text:p>
          </table:table-cell>
          <table:table-cell table:style-name="ce12" table:formula="of:=IF([.J20]=&quot;&quot;;1;IF(ISNA([.J20]);1;IF(NUMBERVALUE(ORG.LIBREOFFICE.REGEX([.J20];&quot;\d+&quot;;))&gt;14;0;1)))" office:value-type="float" office:value="0" calcext:value-type="float">
            <text:p>0</text:p>
          </table:table-cell>
          <table:table-cell table:style-name="ce6" table:formula="of:=IF([.L20]=&quot;&quot;;1;IF(ISNA([.L20]);1;IF(NUMBERVALUE(ORG.LIBREOFFICE.REGEX([.L20];&quot;\d+&quot;;))&gt;12;0;1)))" office:value-type="float" office:value="0" calcext:value-type="float">
            <text:p>0</text:p>
          </table:table-cell>
          <table:table-cell table:style-name="ce3" table:formula="of:=IF([.N20]=&quot;&quot;;1;IF(ISNA([.N20]);1;IF(NUMBERVALUE(ORG.LIBREOFFICE.REGEX([.N20];&quot;\d+&quot;;))&gt;13;0;1)))" office:value-type="float" office:value="1" calcext:value-type="float">
            <text:p>1</text:p>
          </table:table-cell>
          <table:table-cell table:style-name="ce12" table:formula="of:=IF([.M20]=&quot;&quot;;1;IF(ISNA([.M20]);1;IF(NUMBERVALUE(ORG.LIBREOFFICE.REGEX([.M20];&quot;\d+&quot;;))&gt;14;0;1)))" office:value-type="float" office:value="0" calcext:value-type="float">
            <text:p>0</text:p>
          </table:table-cell>
          <table:table-cell table:style-name="ce6" table:formula="of:=IF([.O20]=&quot;&quot;;1;IF(ISNA([.O20]);1;IF(NUMBERVALUE(ORG.LIBREOFFICE.REGEX([.O20];&quot;\d+&quot;;))&gt;12;0;1)))" office:value-type="float" office:value="1" calcext:value-type="float">
            <text:p>1</text:p>
          </table:table-cell>
          <table:table-cell table:style-name="ce3" table:formula="of:=IF([.Q20]=&quot;&quot;;1;IF(ISNA([.Q20]);1;IF(NUMBERVALUE(ORG.LIBREOFFICE.REGEX([.Q20];&quot;\d+&quot;;))&gt;13;0;1)))" office:value-type="float" office:value="1" calcext:value-type="float">
            <text:p>1</text:p>
          </table:table-cell>
          <table:table-cell table:style-name="ce12" table:formula="of:=IF([.P20]=&quot;&quot;;1;IF(ISNA([.P20]);1;IF(NUMBERVALUE(ORG.LIBREOFFICE.REGEX([.P20];&quot;\d+&quot;;))&gt;14;0;1)))" office:value-type="float" office:value="1" calcext:value-type="float">
            <text:p>1</text:p>
          </table:table-cell>
          <table:table-cell table:style-name="ce6" table:formula="of:=IF([.R20]=&quot;&quot;;1;IF(ISNA([.R20]);1;IF(NUMBERVALUE(ORG.LIBREOFFICE.REGEX([.R20];&quot;\d+&quot;;))&gt;12;0;1)))" office:value-type="float" office:value="1" calcext:value-type="float">
            <text:p>1</text:p>
          </table:table-cell>
          <table:table-cell table:style-name="ce3" table:formula="of:=IF([.T20]=&quot;&quot;;1;IF(ISNA([.T20]);1;IF(NUMBERVALUE(ORG.LIBREOFFICE.REGEX([.T20];&quot;\d+&quot;;))&gt;13;0;1)))" office:value-type="float" office:value="1" calcext:value-type="float">
            <text:p>1</text:p>
          </table:table-cell>
          <table:table-cell table:style-name="ce12" table:formula="of:=IF([.S20]=&quot;&quot;;1;IF(ISNA([.S20]);1;IF(NUMBERVALUE(ORG.LIBREOFFICE.REGEX([.S20];&quot;\d+&quot;;))&gt;14;0;1)))" office:value-type="float" office:value="1" calcext:value-type="float">
            <text:p>1</text:p>
          </table:table-cell>
          <table:table-cell table:style-name="ce3" table:formula="of:=IF([.V20]=0;0;IF([.W20]=0;0;IF([.X20]=0;0;IF([.Y20]=0;0;IF([.Z20]=0;0;IF([.AA20]=0;0;IF([.AB20]=0;0;IF([.AC20]=0;0;IF([.AD20]=0;0;IF([.AE20]=0;0;IF([.AF20]=0;0;IF([.AG20]=0;0;IF([.AH20]=0;0;IF([.AI20]=0;0;IF([.AJ20]=0;0;IF([.AK20]=0;0;IF([.AL20]=0;0;IF([.AM20]=0;0;1))))))))))))))))))" office:value-type="float" office:value="0" calcext:value-type="float">
            <text:p>0</text:p>
          </table:table-cell>
          <table:table-cell table:style-name="ce3" table:formula="of:=IF([.AN20]=1;NUMBERVALUE(ORG.LIBREOFFICE.REGEX([.A20];&quot;\d+&quot;));&quot;&quot;)">
            <text:p/>
          </table:table-cell>
          <table:table-cell/>
        </table:table-row>
        <table:table-row table:style-name="ro1">
          <table:table-cell table:formula="of:=[$Input.A19]" office:value-type="string" office:string-value="Game 19" calcext:value-type="string">
            <text:p>Game 19</text:p>
          </table:table-cell>
          <table:table-cell table:style-name="ce3" table:formula="of:=COUNTIF([$Input.B19:.G19];&quot;&lt;&gt;&quot;)" office:value-type="float" office:value="3" calcext:value-type="float">
            <text:p>3</text:p>
          </table:table-cell>
          <table:table-cell table:style-name="ce2" table:formula="of:=IF(ISBLANK([$Input.B19]);&quot;&quot;;IF(ISNA(ORG.LIBREOFFICE.REGEX([$Input.B19];&quot;\d+.red&quot;;;1));&quot;&quot;;ORG.LIBREOFFICE.REGEX([$Input.B19];&quot;\d+.red&quot;;;1)))" office:value-type="string" office:string-value="2 red" calcext:value-type="string">
            <text:p>2 red</text:p>
          </table:table-cell>
          <table:table-cell table:style-name="ce2" table:formula="of:=IF(ISBLANK([$Input.B19]);&quot;&quot;;IF(ISNA(ORG.LIBREOFFICE.REGEX([$Input.B19];&quot;\d+.blue&quot;;;1));&quot;&quot;;ORG.LIBREOFFICE.REGEX([$Input.B19];&quot;\d+.blue&quot;;;1)))" office:value-type="string" office:string-value="2 blue" calcext:value-type="string">
            <text:p>2 blue</text:p>
          </table:table-cell>
          <table:table-cell table:style-name="ce2" table:formula="of:=IF(ISBLANK([$Input.B19]);&quot;&quot;;IF(ISNA(ORG.LIBREOFFICE.REGEX([$Input.B19];&quot;\d+.green&quot;;;1));&quot;&quot;;ORG.LIBREOFFICE.REGEX([$Input.B19];&quot;\d+.green&quot;;;1)))">
            <text:p/>
          </table:table-cell>
          <table:table-cell table:style-name="ce2" table:formula="of:=IF(ISBLANK([$Input.C19]);&quot;&quot;;IF(ISNA(ORG.LIBREOFFICE.REGEX([$Input.C19];&quot;\d+.red&quot;;;1));&quot;&quot;;ORG.LIBREOFFICE.REGEX([$Input.C19];&quot;\d+.red&quot;;;1)))" office:value-type="string" office:string-value="6 red" calcext:value-type="string">
            <text:p>6 red</text:p>
          </table:table-cell>
          <table:table-cell table:style-name="ce2" table:formula="of:=IF(ISBLANK([$Input.C19]);&quot;&quot;;IF(ISNA(ORG.LIBREOFFICE.REGEX([$Input.C19];&quot;\d+.blue&quot;;;1));&quot;&quot;;ORG.LIBREOFFICE.REGEX([$Input.C19];&quot;\d+.blue&quot;;;1)))">
            <text:p/>
          </table:table-cell>
          <table:table-cell table:style-name="ce2" table:formula="of:=IF(ISBLANK([$Input.C19]);&quot;&quot;;IF(ISNA(ORG.LIBREOFFICE.REGEX([$Input.C19];&quot;\d+.green&quot;;;1));&quot;&quot;;ORG.LIBREOFFICE.REGEX([$Input.C19];&quot;\d+.green&quot;;;1)))" office:value-type="string" office:string-value="1 green" calcext:value-type="string">
            <text:p>1 green</text:p>
          </table:table-cell>
          <table:table-cell table:style-name="ce2" table:formula="of:=IF(ISBLANK([$Input.D19]);&quot;&quot;;IF(ISNA(ORG.LIBREOFFICE.REGEX([$Input.D19];&quot;\d+.red&quot;;;1));&quot;&quot;;ORG.LIBREOFFICE.REGEX([$Input.D19];&quot;\d+.red&quot;;;1)))" office:value-type="string" office:string-value="3 red" calcext:value-type="string">
            <text:p>3 red</text:p>
          </table:table-cell>
          <table:table-cell table:style-name="ce2" table:formula="of:=IF(ISBLANK([$Input.D19]);&quot;&quot;;IF(ISNA(ORG.LIBREOFFICE.REGEX([$Input.D19];&quot;\d+.blue&quot;;;1));&quot;&quot;;ORG.LIBREOFFICE.REGEX([$Input.D19];&quot;\d+.blue&quot;;;1)))" office:value-type="string" office:string-value="2 blue" calcext:value-type="string">
            <text:p>2 blue</text:p>
          </table:table-cell>
          <table:table-cell table:style-name="ce2" table:formula="of:=IF(ISBLANK([$Input.D19]);&quot;&quot;;IF(ISNA(ORG.LIBREOFFICE.REGEX([$Input.D19];&quot;\d+.green&quot;;;1));&quot;&quot;;ORG.LIBREOFFICE.REGEX([$Input.D19];&quot;\d+.green&quot;;;1)))" office:value-type="string" office:string-value="1 green" calcext:value-type="string">
            <text:p>1 green</text:p>
          </table:table-cell>
          <table:table-cell table:style-name="ce2" table:formula="of:=IF(ISBLANK([$Input.E19]);&quot;&quot;;IF(ISNA(ORG.LIBREOFFICE.REGEX([$Input.E19];&quot;\d+.red&quot;;;1));&quot;&quot;;ORG.LIBREOFFICE.REGEX([$Input.E19];&quot;\d+.red&quot;;;1)))">
            <text:p/>
          </table:table-cell>
          <table:table-cell table:style-name="ce2" table:formula="of:=IF(ISBLANK([$Input.E19]);&quot;&quot;;IF(ISNA(ORG.LIBREOFFICE.REGEX([$Input.E19];&quot;\d+.blue&quot;;;1));&quot;&quot;;ORG.LIBREOFFICE.REGEX([$Input.E19];&quot;\d+.blue&quot;;;1)))">
            <text:p/>
          </table:table-cell>
          <table:table-cell table:style-name="ce2" table:formula="of:=IF(ISBLANK([$Input.E19]);&quot;&quot;;IF(ISNA(ORG.LIBREOFFICE.REGEX([$Input.E19];&quot;\d+.green&quot;;;1));&quot;&quot;;ORG.LIBREOFFICE.REGEX([$Input.E19];&quot;\d+.green&quot;;;1)))">
            <text:p/>
          </table:table-cell>
          <table:table-cell table:style-name="ce2" table:formula="of:=IF(ISBLANK([$Input.F19]);&quot;&quot;;IF(ISNA(ORG.LIBREOFFICE.REGEX([$Input.F19];&quot;\d+.red&quot;;;1));&quot;&quot;;ORG.LIBREOFFICE.REGEX([$Input.F19];&quot;\d+.red&quot;;;1)))">
            <text:p/>
          </table:table-cell>
          <table:table-cell table:style-name="ce2" table:formula="of:=IF(ISBLANK([$Input.F19]);&quot;&quot;;IF(ISNA(ORG.LIBREOFFICE.REGEX([$Input.F19];&quot;\d+.blue&quot;;;1));&quot;&quot;;ORG.LIBREOFFICE.REGEX([$Input.F19];&quot;\d+.blue&quot;;;1)))">
            <text:p/>
          </table:table-cell>
          <table:table-cell table:style-name="ce2" table:formula="of:=IF(ISBLANK([$Input.F19]);&quot;&quot;;IF(ISNA(ORG.LIBREOFFICE.REGEX([$Input.F19];&quot;\d+.green&quot;;;1));&quot;&quot;;ORG.LIBREOFFICE.REGEX([$Input.F19];&quot;\d+.green&quot;;;1)))">
            <text:p/>
          </table:table-cell>
          <table:table-cell table:style-name="ce2" table:formula="of:=IF(ISBLANK([$Input.G19]);&quot;&quot;;IF(ISNA(ORG.LIBREOFFICE.REGEX([$Input.G19];&quot;\d+.red&quot;;;1));&quot;&quot;;ORG.LIBREOFFICE.REGEX([$Input.G19];&quot;\d+.red&quot;;;1)))">
            <text:p/>
          </table:table-cell>
          <table:table-cell table:style-name="ce2" table:formula="of:=IF(ISBLANK([$Input.G19]);&quot;&quot;;IF(ISNA(ORG.LIBREOFFICE.REGEX([$Input.G19];&quot;\d+.blue&quot;;;1));&quot;&quot;;ORG.LIBREOFFICE.REGEX([$Input.G19];&quot;\d+.blue&quot;;;1)))">
            <text:p/>
          </table:table-cell>
          <table:table-cell table:style-name="ce2" table:formula="of:=IF(ISBLANK([$Input.G19]);&quot;&quot;;IF(ISNA(ORG.LIBREOFFICE.REGEX([$Input.G19];&quot;\d+.green&quot;;;1));&quot;&quot;;ORG.LIBREOFFICE.REGEX([$Input.G19];&quot;\d+.green&quot;;;1)))">
            <text:p/>
          </table:table-cell>
          <table:table-cell/>
          <table:table-cell table:style-name="ce6" table:formula="of:=IF([.C21]=&quot;&quot;;1;IF(ISNA([.C21]);1;IF(NUMBERVALUE(ORG.LIBREOFFICE.REGEX([.C21];&quot;\d+&quot;;))&gt;12;0;1)))" office:value-type="float" office:value="1" calcext:value-type="float">
            <text:p>1</text:p>
          </table:table-cell>
          <table:table-cell table:style-name="ce3" table:formula="of:=IF([.E21]=&quot;&quot;;1;IF(ISNA([.E21]);1;IF(NUMBERVALUE(ORG.LIBREOFFICE.REGEX([.E21];&quot;\d+&quot;;))&gt;13;0;1)))" office:value-type="float" office:value="1" calcext:value-type="float">
            <text:p>1</text:p>
          </table:table-cell>
          <table:table-cell table:style-name="ce12" table:formula="of:=IF([.D21]=&quot;&quot;;1;IF(ISNA([.D21]);1;IF(NUMBERVALUE(ORG.LIBREOFFICE.REGEX([.D21];&quot;\d+&quot;;))&gt;14;0;1)))" office:value-type="float" office:value="1" calcext:value-type="float">
            <text:p>1</text:p>
          </table:table-cell>
          <table:table-cell table:style-name="ce6" table:formula="of:=IF([.F21]=&quot;&quot;;1;IF(ISNA([.F21]);1;IF(NUMBERVALUE(ORG.LIBREOFFICE.REGEX([.F21];&quot;\d+&quot;;))&gt;12;0;1)))" office:value-type="float" office:value="1" calcext:value-type="float">
            <text:p>1</text:p>
          </table:table-cell>
          <table:table-cell table:style-name="ce3" table:formula="of:=IF([.H21]=&quot;&quot;;1;IF(ISNA([.H21]);1;IF(NUMBERVALUE(ORG.LIBREOFFICE.REGEX([.H21];&quot;\d+&quot;;))&gt;13;0;1)))" office:value-type="float" office:value="1" calcext:value-type="float">
            <text:p>1</text:p>
          </table:table-cell>
          <table:table-cell table:style-name="ce12" table:formula="of:=IF([.G21]=&quot;&quot;;1;IF(ISNA([.G21]);1;IF(NUMBERVALUE(ORG.LIBREOFFICE.REGEX([.G21];&quot;\d+&quot;;))&gt;14;0;1)))" office:value-type="float" office:value="1" calcext:value-type="float">
            <text:p>1</text:p>
          </table:table-cell>
          <table:table-cell table:style-name="ce6" table:formula="of:=IF([.I21]=&quot;&quot;;1;IF(ISNA([.I21]);1;IF(NUMBERVALUE(ORG.LIBREOFFICE.REGEX([.I21];&quot;\d+&quot;;))&gt;12;0;1)))" office:value-type="float" office:value="1" calcext:value-type="float">
            <text:p>1</text:p>
          </table:table-cell>
          <table:table-cell table:style-name="ce3" table:formula="of:=IF([.K21]=&quot;&quot;;1;IF(ISNA([.K21]);1;IF(NUMBERVALUE(ORG.LIBREOFFICE.REGEX([.K21];&quot;\d+&quot;;))&gt;13;0;1)))" office:value-type="float" office:value="1" calcext:value-type="float">
            <text:p>1</text:p>
          </table:table-cell>
          <table:table-cell table:style-name="ce12" table:formula="of:=IF([.J21]=&quot;&quot;;1;IF(ISNA([.J21]);1;IF(NUMBERVALUE(ORG.LIBREOFFICE.REGEX([.J21];&quot;\d+&quot;;))&gt;14;0;1)))" office:value-type="float" office:value="1" calcext:value-type="float">
            <text:p>1</text:p>
          </table:table-cell>
          <table:table-cell table:style-name="ce6" table:formula="of:=IF([.L21]=&quot;&quot;;1;IF(ISNA([.L21]);1;IF(NUMBERVALUE(ORG.LIBREOFFICE.REGEX([.L21];&quot;\d+&quot;;))&gt;12;0;1)))" office:value-type="float" office:value="1" calcext:value-type="float">
            <text:p>1</text:p>
          </table:table-cell>
          <table:table-cell table:style-name="ce3" table:formula="of:=IF([.N21]=&quot;&quot;;1;IF(ISNA([.N21]);1;IF(NUMBERVALUE(ORG.LIBREOFFICE.REGEX([.N21];&quot;\d+&quot;;))&gt;13;0;1)))" office:value-type="float" office:value="1" calcext:value-type="float">
            <text:p>1</text:p>
          </table:table-cell>
          <table:table-cell table:style-name="ce12" table:formula="of:=IF([.M21]=&quot;&quot;;1;IF(ISNA([.M21]);1;IF(NUMBERVALUE(ORG.LIBREOFFICE.REGEX([.M21];&quot;\d+&quot;;))&gt;14;0;1)))" office:value-type="float" office:value="1" calcext:value-type="float">
            <text:p>1</text:p>
          </table:table-cell>
          <table:table-cell table:style-name="ce6" table:formula="of:=IF([.O21]=&quot;&quot;;1;IF(ISNA([.O21]);1;IF(NUMBERVALUE(ORG.LIBREOFFICE.REGEX([.O21];&quot;\d+&quot;;))&gt;12;0;1)))" office:value-type="float" office:value="1" calcext:value-type="float">
            <text:p>1</text:p>
          </table:table-cell>
          <table:table-cell table:style-name="ce3" table:formula="of:=IF([.Q21]=&quot;&quot;;1;IF(ISNA([.Q21]);1;IF(NUMBERVALUE(ORG.LIBREOFFICE.REGEX([.Q21];&quot;\d+&quot;;))&gt;13;0;1)))" office:value-type="float" office:value="1" calcext:value-type="float">
            <text:p>1</text:p>
          </table:table-cell>
          <table:table-cell table:style-name="ce12" table:formula="of:=IF([.P21]=&quot;&quot;;1;IF(ISNA([.P21]);1;IF(NUMBERVALUE(ORG.LIBREOFFICE.REGEX([.P21];&quot;\d+&quot;;))&gt;14;0;1)))" office:value-type="float" office:value="1" calcext:value-type="float">
            <text:p>1</text:p>
          </table:table-cell>
          <table:table-cell table:style-name="ce6" table:formula="of:=IF([.R21]=&quot;&quot;;1;IF(ISNA([.R21]);1;IF(NUMBERVALUE(ORG.LIBREOFFICE.REGEX([.R21];&quot;\d+&quot;;))&gt;12;0;1)))" office:value-type="float" office:value="1" calcext:value-type="float">
            <text:p>1</text:p>
          </table:table-cell>
          <table:table-cell table:style-name="ce3" table:formula="of:=IF([.T21]=&quot;&quot;;1;IF(ISNA([.T21]);1;IF(NUMBERVALUE(ORG.LIBREOFFICE.REGEX([.T21];&quot;\d+&quot;;))&gt;13;0;1)))" office:value-type="float" office:value="1" calcext:value-type="float">
            <text:p>1</text:p>
          </table:table-cell>
          <table:table-cell table:style-name="ce12" table:formula="of:=IF([.S21]=&quot;&quot;;1;IF(ISNA([.S21]);1;IF(NUMBERVALUE(ORG.LIBREOFFICE.REGEX([.S21];&quot;\d+&quot;;))&gt;14;0;1)))" office:value-type="float" office:value="1" calcext:value-type="float">
            <text:p>1</text:p>
          </table:table-cell>
          <table:table-cell table:style-name="ce3" table:formula="of:=IF([.V21]=0;0;IF([.W21]=0;0;IF([.X21]=0;0;IF([.Y21]=0;0;IF([.Z21]=0;0;IF([.AA21]=0;0;IF([.AB21]=0;0;IF([.AC21]=0;0;IF([.AD21]=0;0;IF([.AE21]=0;0;IF([.AF21]=0;0;IF([.AG21]=0;0;IF([.AH21]=0;0;IF([.AI21]=0;0;IF([.AJ21]=0;0;IF([.AK21]=0;0;IF([.AL21]=0;0;IF([.AM21]=0;0;1))))))))))))))))))" office:value-type="float" office:value="1" calcext:value-type="float">
            <text:p>1</text:p>
          </table:table-cell>
          <table:table-cell table:style-name="ce3" table:formula="of:=IF([.AN21]=1;NUMBERVALUE(ORG.LIBREOFFICE.REGEX([.A21];&quot;\d+&quot;));&quot;&quot;)"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[$Input.A20]" office:value-type="string" office:string-value="Game 20" calcext:value-type="string">
            <text:p>Game 20</text:p>
          </table:table-cell>
          <table:table-cell table:style-name="ce3" table:formula="of:=COUNTIF([$Input.B20:.G20];&quot;&lt;&gt;&quot;)" office:value-type="float" office:value="4" calcext:value-type="float">
            <text:p>4</text:p>
          </table:table-cell>
          <table:table-cell table:style-name="ce2" table:formula="of:=IF(ISBLANK([$Input.B20]);&quot;&quot;;IF(ISNA(ORG.LIBREOFFICE.REGEX([$Input.B20];&quot;\d+.red&quot;;;1));&quot;&quot;;ORG.LIBREOFFICE.REGEX([$Input.B20];&quot;\d+.red&quot;;;1)))" office:value-type="string" office:string-value="6 red" calcext:value-type="string">
            <text:p>6 red</text:p>
          </table:table-cell>
          <table:table-cell table:style-name="ce2" table:formula="of:=IF(ISBLANK([$Input.B20]);&quot;&quot;;IF(ISNA(ORG.LIBREOFFICE.REGEX([$Input.B20];&quot;\d+.blue&quot;;;1));&quot;&quot;;ORG.LIBREOFFICE.REGEX([$Input.B20];&quot;\d+.blue&quot;;;1)))" office:value-type="string" office:string-value="2 blue" calcext:value-type="string">
            <text:p>2 blue</text:p>
          </table:table-cell>
          <table:table-cell table:style-name="ce2" table:formula="of:=IF(ISBLANK([$Input.B20]);&quot;&quot;;IF(ISNA(ORG.LIBREOFFICE.REGEX([$Input.B20];&quot;\d+.green&quot;;;1));&quot;&quot;;ORG.LIBREOFFICE.REGEX([$Input.B20];&quot;\d+.green&quot;;;1)))" office:value-type="string" office:string-value="5 green" calcext:value-type="string">
            <text:p>5 green</text:p>
          </table:table-cell>
          <table:table-cell table:style-name="ce2" table:formula="of:=IF(ISBLANK([$Input.C20]);&quot;&quot;;IF(ISNA(ORG.LIBREOFFICE.REGEX([$Input.C20];&quot;\d+.red&quot;;;1));&quot;&quot;;ORG.LIBREOFFICE.REGEX([$Input.C20];&quot;\d+.red&quot;;;1)))" office:value-type="string" office:string-value="4 red" calcext:value-type="string">
            <text:p>4 red</text:p>
          </table:table-cell>
          <table:table-cell table:style-name="ce2" table:formula="of:=IF(ISBLANK([$Input.C20]);&quot;&quot;;IF(ISNA(ORG.LIBREOFFICE.REGEX([$Input.C20];&quot;\d+.blue&quot;;;1));&quot;&quot;;ORG.LIBREOFFICE.REGEX([$Input.C20];&quot;\d+.blue&quot;;;1)))" office:value-type="string" office:string-value="1 blue" calcext:value-type="string">
            <text:p>1 blue</text:p>
          </table:table-cell>
          <table:table-cell table:style-name="ce2" table:formula="of:=IF(ISBLANK([$Input.C20]);&quot;&quot;;IF(ISNA(ORG.LIBREOFFICE.REGEX([$Input.C20];&quot;\d+.green&quot;;;1));&quot;&quot;;ORG.LIBREOFFICE.REGEX([$Input.C20];&quot;\d+.green&quot;;;1)))" office:value-type="string" office:string-value="9 green" calcext:value-type="string">
            <text:p>9 green</text:p>
          </table:table-cell>
          <table:table-cell table:style-name="ce2" table:formula="of:=IF(ISBLANK([$Input.D20]);&quot;&quot;;IF(ISNA(ORG.LIBREOFFICE.REGEX([$Input.D20];&quot;\d+.red&quot;;;1));&quot;&quot;;ORG.LIBREOFFICE.REGEX([$Input.D20];&quot;\d+.red&quot;;;1)))" office:value-type="string" office:string-value="2 red" calcext:value-type="string">
            <text:p>2 red</text:p>
          </table:table-cell>
          <table:table-cell table:style-name="ce2" table:formula="of:=IF(ISBLANK([$Input.D20]);&quot;&quot;;IF(ISNA(ORG.LIBREOFFICE.REGEX([$Input.D20];&quot;\d+.blue&quot;;;1));&quot;&quot;;ORG.LIBREOFFICE.REGEX([$Input.D20];&quot;\d+.blue&quot;;;1)))" office:value-type="string" office:string-value="3 blue" calcext:value-type="string">
            <text:p>3 blue</text:p>
          </table:table-cell>
          <table:table-cell table:style-name="ce2" table:formula="of:=IF(ISBLANK([$Input.D20]);&quot;&quot;;IF(ISNA(ORG.LIBREOFFICE.REGEX([$Input.D20];&quot;\d+.green&quot;;;1));&quot;&quot;;ORG.LIBREOFFICE.REGEX([$Input.D20];&quot;\d+.green&quot;;;1)))" office:value-type="string" office:string-value="9 green" calcext:value-type="string">
            <text:p>9 green</text:p>
          </table:table-cell>
          <table:table-cell table:style-name="ce2" table:formula="of:=IF(ISBLANK([$Input.E20]);&quot;&quot;;IF(ISNA(ORG.LIBREOFFICE.REGEX([$Input.E20];&quot;\d+.red&quot;;;1));&quot;&quot;;ORG.LIBREOFFICE.REGEX([$Input.E20];&quot;\d+.red&quot;;;1)))" office:value-type="string" office:string-value="8 red" calcext:value-type="string">
            <text:p>8 red</text:p>
          </table:table-cell>
          <table:table-cell table:style-name="ce2" table:formula="of:=IF(ISBLANK([$Input.E20]);&quot;&quot;;IF(ISNA(ORG.LIBREOFFICE.REGEX([$Input.E20];&quot;\d+.blue&quot;;;1));&quot;&quot;;ORG.LIBREOFFICE.REGEX([$Input.E20];&quot;\d+.blue&quot;;;1)))" office:value-type="string" office:string-value="5 blue" calcext:value-type="string">
            <text:p>5 blue</text:p>
          </table:table-cell>
          <table:table-cell table:style-name="ce2" table:formula="of:=IF(ISBLANK([$Input.E20]);&quot;&quot;;IF(ISNA(ORG.LIBREOFFICE.REGEX([$Input.E20];&quot;\d+.green&quot;;;1));&quot;&quot;;ORG.LIBREOFFICE.REGEX([$Input.E20];&quot;\d+.green&quot;;;1)))" office:value-type="string" office:string-value="12 green" calcext:value-type="string">
            <text:p>12 green</text:p>
          </table:table-cell>
          <table:table-cell table:style-name="ce2" table:formula="of:=IF(ISBLANK([$Input.F20]);&quot;&quot;;IF(ISNA(ORG.LIBREOFFICE.REGEX([$Input.F20];&quot;\d+.red&quot;;;1));&quot;&quot;;ORG.LIBREOFFICE.REGEX([$Input.F20];&quot;\d+.red&quot;;;1)))">
            <text:p/>
          </table:table-cell>
          <table:table-cell table:style-name="ce2" table:formula="of:=IF(ISBLANK([$Input.F20]);&quot;&quot;;IF(ISNA(ORG.LIBREOFFICE.REGEX([$Input.F20];&quot;\d+.blue&quot;;;1));&quot;&quot;;ORG.LIBREOFFICE.REGEX([$Input.F20];&quot;\d+.blue&quot;;;1)))">
            <text:p/>
          </table:table-cell>
          <table:table-cell table:style-name="ce2" table:formula="of:=IF(ISBLANK([$Input.F20]);&quot;&quot;;IF(ISNA(ORG.LIBREOFFICE.REGEX([$Input.F20];&quot;\d+.green&quot;;;1));&quot;&quot;;ORG.LIBREOFFICE.REGEX([$Input.F20];&quot;\d+.green&quot;;;1)))">
            <text:p/>
          </table:table-cell>
          <table:table-cell table:style-name="ce2" table:formula="of:=IF(ISBLANK([$Input.G20]);&quot;&quot;;IF(ISNA(ORG.LIBREOFFICE.REGEX([$Input.G20];&quot;\d+.red&quot;;;1));&quot;&quot;;ORG.LIBREOFFICE.REGEX([$Input.G20];&quot;\d+.red&quot;;;1)))">
            <text:p/>
          </table:table-cell>
          <table:table-cell table:style-name="ce2" table:formula="of:=IF(ISBLANK([$Input.G20]);&quot;&quot;;IF(ISNA(ORG.LIBREOFFICE.REGEX([$Input.G20];&quot;\d+.blue&quot;;;1));&quot;&quot;;ORG.LIBREOFFICE.REGEX([$Input.G20];&quot;\d+.blue&quot;;;1)))">
            <text:p/>
          </table:table-cell>
          <table:table-cell table:style-name="ce2" table:formula="of:=IF(ISBLANK([$Input.G20]);&quot;&quot;;IF(ISNA(ORG.LIBREOFFICE.REGEX([$Input.G20];&quot;\d+.green&quot;;;1));&quot;&quot;;ORG.LIBREOFFICE.REGEX([$Input.G20];&quot;\d+.green&quot;;;1)))">
            <text:p/>
          </table:table-cell>
          <table:table-cell/>
          <table:table-cell table:style-name="ce6" table:formula="of:=IF([.C22]=&quot;&quot;;1;IF(ISNA([.C22]);1;IF(NUMBERVALUE(ORG.LIBREOFFICE.REGEX([.C22];&quot;\d+&quot;;))&gt;12;0;1)))" office:value-type="float" office:value="1" calcext:value-type="float">
            <text:p>1</text:p>
          </table:table-cell>
          <table:table-cell table:style-name="ce3" table:formula="of:=IF([.E22]=&quot;&quot;;1;IF(ISNA([.E22]);1;IF(NUMBERVALUE(ORG.LIBREOFFICE.REGEX([.E22];&quot;\d+&quot;;))&gt;13;0;1)))" office:value-type="float" office:value="1" calcext:value-type="float">
            <text:p>1</text:p>
          </table:table-cell>
          <table:table-cell table:style-name="ce12" table:formula="of:=IF([.D22]=&quot;&quot;;1;IF(ISNA([.D22]);1;IF(NUMBERVALUE(ORG.LIBREOFFICE.REGEX([.D22];&quot;\d+&quot;;))&gt;14;0;1)))" office:value-type="float" office:value="1" calcext:value-type="float">
            <text:p>1</text:p>
          </table:table-cell>
          <table:table-cell table:style-name="ce6" table:formula="of:=IF([.F22]=&quot;&quot;;1;IF(ISNA([.F22]);1;IF(NUMBERVALUE(ORG.LIBREOFFICE.REGEX([.F22];&quot;\d+&quot;;))&gt;12;0;1)))" office:value-type="float" office:value="1" calcext:value-type="float">
            <text:p>1</text:p>
          </table:table-cell>
          <table:table-cell table:style-name="ce3" table:formula="of:=IF([.H22]=&quot;&quot;;1;IF(ISNA([.H22]);1;IF(NUMBERVALUE(ORG.LIBREOFFICE.REGEX([.H22];&quot;\d+&quot;;))&gt;13;0;1)))" office:value-type="float" office:value="1" calcext:value-type="float">
            <text:p>1</text:p>
          </table:table-cell>
          <table:table-cell table:style-name="ce12" table:formula="of:=IF([.G22]=&quot;&quot;;1;IF(ISNA([.G22]);1;IF(NUMBERVALUE(ORG.LIBREOFFICE.REGEX([.G22];&quot;\d+&quot;;))&gt;14;0;1)))" office:value-type="float" office:value="1" calcext:value-type="float">
            <text:p>1</text:p>
          </table:table-cell>
          <table:table-cell table:style-name="ce6" table:formula="of:=IF([.I22]=&quot;&quot;;1;IF(ISNA([.I22]);1;IF(NUMBERVALUE(ORG.LIBREOFFICE.REGEX([.I22];&quot;\d+&quot;;))&gt;12;0;1)))" office:value-type="float" office:value="1" calcext:value-type="float">
            <text:p>1</text:p>
          </table:table-cell>
          <table:table-cell table:style-name="ce3" table:formula="of:=IF([.K22]=&quot;&quot;;1;IF(ISNA([.K22]);1;IF(NUMBERVALUE(ORG.LIBREOFFICE.REGEX([.K22];&quot;\d+&quot;;))&gt;13;0;1)))" office:value-type="float" office:value="1" calcext:value-type="float">
            <text:p>1</text:p>
          </table:table-cell>
          <table:table-cell table:style-name="ce12" table:formula="of:=IF([.J22]=&quot;&quot;;1;IF(ISNA([.J22]);1;IF(NUMBERVALUE(ORG.LIBREOFFICE.REGEX([.J22];&quot;\d+&quot;;))&gt;14;0;1)))" office:value-type="float" office:value="1" calcext:value-type="float">
            <text:p>1</text:p>
          </table:table-cell>
          <table:table-cell table:style-name="ce6" table:formula="of:=IF([.L22]=&quot;&quot;;1;IF(ISNA([.L22]);1;IF(NUMBERVALUE(ORG.LIBREOFFICE.REGEX([.L22];&quot;\d+&quot;;))&gt;12;0;1)))" office:value-type="float" office:value="1" calcext:value-type="float">
            <text:p>1</text:p>
          </table:table-cell>
          <table:table-cell table:style-name="ce3" table:formula="of:=IF([.N22]=&quot;&quot;;1;IF(ISNA([.N22]);1;IF(NUMBERVALUE(ORG.LIBREOFFICE.REGEX([.N22];&quot;\d+&quot;;))&gt;13;0;1)))" office:value-type="float" office:value="1" calcext:value-type="float">
            <text:p>1</text:p>
          </table:table-cell>
          <table:table-cell table:style-name="ce12" table:formula="of:=IF([.M22]=&quot;&quot;;1;IF(ISNA([.M22]);1;IF(NUMBERVALUE(ORG.LIBREOFFICE.REGEX([.M22];&quot;\d+&quot;;))&gt;14;0;1)))" office:value-type="float" office:value="1" calcext:value-type="float">
            <text:p>1</text:p>
          </table:table-cell>
          <table:table-cell table:style-name="ce6" table:formula="of:=IF([.O22]=&quot;&quot;;1;IF(ISNA([.O22]);1;IF(NUMBERVALUE(ORG.LIBREOFFICE.REGEX([.O22];&quot;\d+&quot;;))&gt;12;0;1)))" office:value-type="float" office:value="1" calcext:value-type="float">
            <text:p>1</text:p>
          </table:table-cell>
          <table:table-cell table:style-name="ce3" table:formula="of:=IF([.Q22]=&quot;&quot;;1;IF(ISNA([.Q22]);1;IF(NUMBERVALUE(ORG.LIBREOFFICE.REGEX([.Q22];&quot;\d+&quot;;))&gt;13;0;1)))" office:value-type="float" office:value="1" calcext:value-type="float">
            <text:p>1</text:p>
          </table:table-cell>
          <table:table-cell table:style-name="ce12" table:formula="of:=IF([.P22]=&quot;&quot;;1;IF(ISNA([.P22]);1;IF(NUMBERVALUE(ORG.LIBREOFFICE.REGEX([.P22];&quot;\d+&quot;;))&gt;14;0;1)))" office:value-type="float" office:value="1" calcext:value-type="float">
            <text:p>1</text:p>
          </table:table-cell>
          <table:table-cell table:style-name="ce6" table:formula="of:=IF([.R22]=&quot;&quot;;1;IF(ISNA([.R22]);1;IF(NUMBERVALUE(ORG.LIBREOFFICE.REGEX([.R22];&quot;\d+&quot;;))&gt;12;0;1)))" office:value-type="float" office:value="1" calcext:value-type="float">
            <text:p>1</text:p>
          </table:table-cell>
          <table:table-cell table:style-name="ce3" table:formula="of:=IF([.T22]=&quot;&quot;;1;IF(ISNA([.T22]);1;IF(NUMBERVALUE(ORG.LIBREOFFICE.REGEX([.T22];&quot;\d+&quot;;))&gt;13;0;1)))" office:value-type="float" office:value="1" calcext:value-type="float">
            <text:p>1</text:p>
          </table:table-cell>
          <table:table-cell table:style-name="ce12" table:formula="of:=IF([.S22]=&quot;&quot;;1;IF(ISNA([.S22]);1;IF(NUMBERVALUE(ORG.LIBREOFFICE.REGEX([.S22];&quot;\d+&quot;;))&gt;14;0;1)))" office:value-type="float" office:value="1" calcext:value-type="float">
            <text:p>1</text:p>
          </table:table-cell>
          <table:table-cell table:style-name="ce3" table:formula="of:=IF([.V22]=0;0;IF([.W22]=0;0;IF([.X22]=0;0;IF([.Y22]=0;0;IF([.Z22]=0;0;IF([.AA22]=0;0;IF([.AB22]=0;0;IF([.AC22]=0;0;IF([.AD22]=0;0;IF([.AE22]=0;0;IF([.AF22]=0;0;IF([.AG22]=0;0;IF([.AH22]=0;0;IF([.AI22]=0;0;IF([.AJ22]=0;0;IF([.AK22]=0;0;IF([.AL22]=0;0;IF([.AM22]=0;0;1))))))))))))))))))" office:value-type="float" office:value="1" calcext:value-type="float">
            <text:p>1</text:p>
          </table:table-cell>
          <table:table-cell table:style-name="ce3" table:formula="of:=IF([.AN22]=1;NUMBERVALUE(ORG.LIBREOFFICE.REGEX([.A22];&quot;\d+&quot;));&quot;&quot;)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$Input.A21]" office:value-type="string" office:string-value="Game 21" calcext:value-type="string">
            <text:p>Game 21</text:p>
          </table:table-cell>
          <table:table-cell table:style-name="ce3" table:formula="of:=COUNTIF([$Input.B21:.G21];&quot;&lt;&gt;&quot;)" office:value-type="float" office:value="6" calcext:value-type="float">
            <text:p>6</text:p>
          </table:table-cell>
          <table:table-cell table:style-name="ce2" table:formula="of:=IF(ISBLANK([$Input.B21]);&quot;&quot;;IF(ISNA(ORG.LIBREOFFICE.REGEX([$Input.B21];&quot;\d+.red&quot;;;1));&quot;&quot;;ORG.LIBREOFFICE.REGEX([$Input.B21];&quot;\d+.red&quot;;;1)))" office:value-type="string" office:string-value="6 red" calcext:value-type="string">
            <text:p>6 red</text:p>
          </table:table-cell>
          <table:table-cell table:style-name="ce2" table:formula="of:=IF(ISBLANK([$Input.B21]);&quot;&quot;;IF(ISNA(ORG.LIBREOFFICE.REGEX([$Input.B21];&quot;\d+.blue&quot;;;1));&quot;&quot;;ORG.LIBREOFFICE.REGEX([$Input.B21];&quot;\d+.blue&quot;;;1)))" office:value-type="string" office:string-value="7 blue" calcext:value-type="string">
            <text:p>7 blue</text:p>
          </table:table-cell>
          <table:table-cell table:style-name="ce2" table:formula="of:=IF(ISBLANK([$Input.B21]);&quot;&quot;;IF(ISNA(ORG.LIBREOFFICE.REGEX([$Input.B21];&quot;\d+.green&quot;;;1));&quot;&quot;;ORG.LIBREOFFICE.REGEX([$Input.B21];&quot;\d+.green&quot;;;1)))">
            <text:p/>
          </table:table-cell>
          <table:table-cell table:style-name="ce2" table:formula="of:=IF(ISBLANK([$Input.C21]);&quot;&quot;;IF(ISNA(ORG.LIBREOFFICE.REGEX([$Input.C21];&quot;\d+.red&quot;;;1));&quot;&quot;;ORG.LIBREOFFICE.REGEX([$Input.C21];&quot;\d+.red&quot;;;1)))" office:value-type="string" office:string-value="16 red" calcext:value-type="string">
            <text:p>16 red</text:p>
          </table:table-cell>
          <table:table-cell table:style-name="ce2" table:formula="of:=IF(ISBLANK([$Input.C21]);&quot;&quot;;IF(ISNA(ORG.LIBREOFFICE.REGEX([$Input.C21];&quot;\d+.blue&quot;;;1));&quot;&quot;;ORG.LIBREOFFICE.REGEX([$Input.C21];&quot;\d+.blue&quot;;;1)))" office:value-type="string" office:string-value="3 blue" calcext:value-type="string">
            <text:p>3 blue</text:p>
          </table:table-cell>
          <table:table-cell table:style-name="ce2" table:formula="of:=IF(ISBLANK([$Input.C21]);&quot;&quot;;IF(ISNA(ORG.LIBREOFFICE.REGEX([$Input.C21];&quot;\d+.green&quot;;;1));&quot;&quot;;ORG.LIBREOFFICE.REGEX([$Input.C21];&quot;\d+.green&quot;;;1)))" office:value-type="string" office:string-value="2 green" calcext:value-type="string">
            <text:p>2 green</text:p>
          </table:table-cell>
          <table:table-cell table:style-name="ce2" table:formula="of:=IF(ISBLANK([$Input.D21]);&quot;&quot;;IF(ISNA(ORG.LIBREOFFICE.REGEX([$Input.D21];&quot;\d+.red&quot;;;1));&quot;&quot;;ORG.LIBREOFFICE.REGEX([$Input.D21];&quot;\d+.red&quot;;;1)))" office:value-type="string" office:string-value="13 red" calcext:value-type="string">
            <text:p>13 red</text:p>
          </table:table-cell>
          <table:table-cell table:style-name="ce2" table:formula="of:=IF(ISBLANK([$Input.D21]);&quot;&quot;;IF(ISNA(ORG.LIBREOFFICE.REGEX([$Input.D21];&quot;\d+.blue&quot;;;1));&quot;&quot;;ORG.LIBREOFFICE.REGEX([$Input.D21];&quot;\d+.blue&quot;;;1)))" office:value-type="string" office:string-value="2 blue" calcext:value-type="string">
            <text:p>2 blue</text:p>
          </table:table-cell>
          <table:table-cell table:style-name="ce2" table:formula="of:=IF(ISBLANK([$Input.D21]);&quot;&quot;;IF(ISNA(ORG.LIBREOFFICE.REGEX([$Input.D21];&quot;\d+.green&quot;;;1));&quot;&quot;;ORG.LIBREOFFICE.REGEX([$Input.D21];&quot;\d+.green&quot;;;1)))">
            <text:p/>
          </table:table-cell>
          <table:table-cell table:style-name="ce2" table:formula="of:=IF(ISBLANK([$Input.E21]);&quot;&quot;;IF(ISNA(ORG.LIBREOFFICE.REGEX([$Input.E21];&quot;\d+.red&quot;;;1));&quot;&quot;;ORG.LIBREOFFICE.REGEX([$Input.E21];&quot;\d+.red&quot;;;1)))" office:value-type="string" office:string-value="11 red" calcext:value-type="string">
            <text:p>11 red</text:p>
          </table:table-cell>
          <table:table-cell table:style-name="ce2" table:formula="of:=IF(ISBLANK([$Input.E21]);&quot;&quot;;IF(ISNA(ORG.LIBREOFFICE.REGEX([$Input.E21];&quot;\d+.blue&quot;;;1));&quot;&quot;;ORG.LIBREOFFICE.REGEX([$Input.E21];&quot;\d+.blue&quot;;;1)))" office:value-type="string" office:string-value="3 blue" calcext:value-type="string">
            <text:p>3 blue</text:p>
          </table:table-cell>
          <table:table-cell table:style-name="ce2" table:formula="of:=IF(ISBLANK([$Input.E21]);&quot;&quot;;IF(ISNA(ORG.LIBREOFFICE.REGEX([$Input.E21];&quot;\d+.green&quot;;;1));&quot;&quot;;ORG.LIBREOFFICE.REGEX([$Input.E21];&quot;\d+.green&quot;;;1)))" office:value-type="string" office:string-value="3 green" calcext:value-type="string">
            <text:p>3 green</text:p>
          </table:table-cell>
          <table:table-cell table:style-name="ce2" table:formula="of:=IF(ISBLANK([$Input.F21]);&quot;&quot;;IF(ISNA(ORG.LIBREOFFICE.REGEX([$Input.F21];&quot;\d+.red&quot;;;1));&quot;&quot;;ORG.LIBREOFFICE.REGEX([$Input.F21];&quot;\d+.red&quot;;;1)))" office:value-type="string" office:string-value="18 red" calcext:value-type="string">
            <text:p>18 red</text:p>
          </table:table-cell>
          <table:table-cell table:style-name="ce2" table:formula="of:=IF(ISBLANK([$Input.F21]);&quot;&quot;;IF(ISNA(ORG.LIBREOFFICE.REGEX([$Input.F21];&quot;\d+.blue&quot;;;1));&quot;&quot;;ORG.LIBREOFFICE.REGEX([$Input.F21];&quot;\d+.blue&quot;;;1)))" office:value-type="string" office:string-value="6 blue" calcext:value-type="string">
            <text:p>6 blue</text:p>
          </table:table-cell>
          <table:table-cell table:style-name="ce2" table:formula="of:=IF(ISBLANK([$Input.F21]);&quot;&quot;;IF(ISNA(ORG.LIBREOFFICE.REGEX([$Input.F21];&quot;\d+.green&quot;;;1));&quot;&quot;;ORG.LIBREOFFICE.REGEX([$Input.F21];&quot;\d+.green&quot;;;1)))" office:value-type="string" office:string-value="1 green" calcext:value-type="string">
            <text:p>1 green</text:p>
          </table:table-cell>
          <table:table-cell table:style-name="ce2" table:formula="of:=IF(ISBLANK([$Input.G21]);&quot;&quot;;IF(ISNA(ORG.LIBREOFFICE.REGEX([$Input.G21];&quot;\d+.red&quot;;;1));&quot;&quot;;ORG.LIBREOFFICE.REGEX([$Input.G21];&quot;\d+.red&quot;;;1)))" office:value-type="string" office:string-value="12 red" calcext:value-type="string">
            <text:p>12 red</text:p>
          </table:table-cell>
          <table:table-cell table:style-name="ce2" table:formula="of:=IF(ISBLANK([$Input.G21]);&quot;&quot;;IF(ISNA(ORG.LIBREOFFICE.REGEX([$Input.G21];&quot;\d+.blue&quot;;;1));&quot;&quot;;ORG.LIBREOFFICE.REGEX([$Input.G21];&quot;\d+.blue&quot;;;1)))" office:value-type="string" office:string-value="5 blue" calcext:value-type="string">
            <text:p>5 blue</text:p>
          </table:table-cell>
          <table:table-cell table:style-name="ce2" table:formula="of:=IF(ISBLANK([$Input.G21]);&quot;&quot;;IF(ISNA(ORG.LIBREOFFICE.REGEX([$Input.G21];&quot;\d+.green&quot;;;1));&quot;&quot;;ORG.LIBREOFFICE.REGEX([$Input.G21];&quot;\d+.green&quot;;;1)))" office:value-type="string" office:string-value="2 green" calcext:value-type="string">
            <text:p>2 green</text:p>
          </table:table-cell>
          <table:table-cell/>
          <table:table-cell table:style-name="ce6" table:formula="of:=IF([.C23]=&quot;&quot;;1;IF(ISNA([.C23]);1;IF(NUMBERVALUE(ORG.LIBREOFFICE.REGEX([.C23];&quot;\d+&quot;;))&gt;12;0;1)))" office:value-type="float" office:value="1" calcext:value-type="float">
            <text:p>1</text:p>
          </table:table-cell>
          <table:table-cell table:style-name="ce3" table:formula="of:=IF([.E23]=&quot;&quot;;1;IF(ISNA([.E23]);1;IF(NUMBERVALUE(ORG.LIBREOFFICE.REGEX([.E23];&quot;\d+&quot;;))&gt;13;0;1)))" office:value-type="float" office:value="1" calcext:value-type="float">
            <text:p>1</text:p>
          </table:table-cell>
          <table:table-cell table:style-name="ce12" table:formula="of:=IF([.D23]=&quot;&quot;;1;IF(ISNA([.D23]);1;IF(NUMBERVALUE(ORG.LIBREOFFICE.REGEX([.D23];&quot;\d+&quot;;))&gt;14;0;1)))" office:value-type="float" office:value="1" calcext:value-type="float">
            <text:p>1</text:p>
          </table:table-cell>
          <table:table-cell table:style-name="ce6" table:formula="of:=IF([.F23]=&quot;&quot;;1;IF(ISNA([.F23]);1;IF(NUMBERVALUE(ORG.LIBREOFFICE.REGEX([.F23];&quot;\d+&quot;;))&gt;12;0;1)))" office:value-type="float" office:value="0" calcext:value-type="float">
            <text:p>0</text:p>
          </table:table-cell>
          <table:table-cell table:style-name="ce3" table:formula="of:=IF([.H23]=&quot;&quot;;1;IF(ISNA([.H23]);1;IF(NUMBERVALUE(ORG.LIBREOFFICE.REGEX([.H23];&quot;\d+&quot;;))&gt;13;0;1)))" office:value-type="float" office:value="1" calcext:value-type="float">
            <text:p>1</text:p>
          </table:table-cell>
          <table:table-cell table:style-name="ce12" table:formula="of:=IF([.G23]=&quot;&quot;;1;IF(ISNA([.G23]);1;IF(NUMBERVALUE(ORG.LIBREOFFICE.REGEX([.G23];&quot;\d+&quot;;))&gt;14;0;1)))" office:value-type="float" office:value="1" calcext:value-type="float">
            <text:p>1</text:p>
          </table:table-cell>
          <table:table-cell table:style-name="ce6" table:formula="of:=IF([.I23]=&quot;&quot;;1;IF(ISNA([.I23]);1;IF(NUMBERVALUE(ORG.LIBREOFFICE.REGEX([.I23];&quot;\d+&quot;;))&gt;12;0;1)))" office:value-type="float" office:value="0" calcext:value-type="float">
            <text:p>0</text:p>
          </table:table-cell>
          <table:table-cell table:style-name="ce3" table:formula="of:=IF([.K23]=&quot;&quot;;1;IF(ISNA([.K23]);1;IF(NUMBERVALUE(ORG.LIBREOFFICE.REGEX([.K23];&quot;\d+&quot;;))&gt;13;0;1)))" office:value-type="float" office:value="1" calcext:value-type="float">
            <text:p>1</text:p>
          </table:table-cell>
          <table:table-cell table:style-name="ce12" table:formula="of:=IF([.J23]=&quot;&quot;;1;IF(ISNA([.J23]);1;IF(NUMBERVALUE(ORG.LIBREOFFICE.REGEX([.J23];&quot;\d+&quot;;))&gt;14;0;1)))" office:value-type="float" office:value="1" calcext:value-type="float">
            <text:p>1</text:p>
          </table:table-cell>
          <table:table-cell table:style-name="ce6" table:formula="of:=IF([.L23]=&quot;&quot;;1;IF(ISNA([.L23]);1;IF(NUMBERVALUE(ORG.LIBREOFFICE.REGEX([.L23];&quot;\d+&quot;;))&gt;12;0;1)))" office:value-type="float" office:value="1" calcext:value-type="float">
            <text:p>1</text:p>
          </table:table-cell>
          <table:table-cell table:style-name="ce3" table:formula="of:=IF([.N23]=&quot;&quot;;1;IF(ISNA([.N23]);1;IF(NUMBERVALUE(ORG.LIBREOFFICE.REGEX([.N23];&quot;\d+&quot;;))&gt;13;0;1)))" office:value-type="float" office:value="1" calcext:value-type="float">
            <text:p>1</text:p>
          </table:table-cell>
          <table:table-cell table:style-name="ce12" table:formula="of:=IF([.M23]=&quot;&quot;;1;IF(ISNA([.M23]);1;IF(NUMBERVALUE(ORG.LIBREOFFICE.REGEX([.M23];&quot;\d+&quot;;))&gt;14;0;1)))" office:value-type="float" office:value="1" calcext:value-type="float">
            <text:p>1</text:p>
          </table:table-cell>
          <table:table-cell table:style-name="ce6" table:formula="of:=IF([.O23]=&quot;&quot;;1;IF(ISNA([.O23]);1;IF(NUMBERVALUE(ORG.LIBREOFFICE.REGEX([.O23];&quot;\d+&quot;;))&gt;12;0;1)))" office:value-type="float" office:value="0" calcext:value-type="float">
            <text:p>0</text:p>
          </table:table-cell>
          <table:table-cell table:style-name="ce3" table:formula="of:=IF([.Q23]=&quot;&quot;;1;IF(ISNA([.Q23]);1;IF(NUMBERVALUE(ORG.LIBREOFFICE.REGEX([.Q23];&quot;\d+&quot;;))&gt;13;0;1)))" office:value-type="float" office:value="1" calcext:value-type="float">
            <text:p>1</text:p>
          </table:table-cell>
          <table:table-cell table:style-name="ce12" table:formula="of:=IF([.P23]=&quot;&quot;;1;IF(ISNA([.P23]);1;IF(NUMBERVALUE(ORG.LIBREOFFICE.REGEX([.P23];&quot;\d+&quot;;))&gt;14;0;1)))" office:value-type="float" office:value="1" calcext:value-type="float">
            <text:p>1</text:p>
          </table:table-cell>
          <table:table-cell table:style-name="ce6" table:formula="of:=IF([.R23]=&quot;&quot;;1;IF(ISNA([.R23]);1;IF(NUMBERVALUE(ORG.LIBREOFFICE.REGEX([.R23];&quot;\d+&quot;;))&gt;12;0;1)))" office:value-type="float" office:value="1" calcext:value-type="float">
            <text:p>1</text:p>
          </table:table-cell>
          <table:table-cell table:style-name="ce3" table:formula="of:=IF([.T23]=&quot;&quot;;1;IF(ISNA([.T23]);1;IF(NUMBERVALUE(ORG.LIBREOFFICE.REGEX([.T23];&quot;\d+&quot;;))&gt;13;0;1)))" office:value-type="float" office:value="1" calcext:value-type="float">
            <text:p>1</text:p>
          </table:table-cell>
          <table:table-cell table:style-name="ce12" table:formula="of:=IF([.S23]=&quot;&quot;;1;IF(ISNA([.S23]);1;IF(NUMBERVALUE(ORG.LIBREOFFICE.REGEX([.S23];&quot;\d+&quot;;))&gt;14;0;1)))" office:value-type="float" office:value="1" calcext:value-type="float">
            <text:p>1</text:p>
          </table:table-cell>
          <table:table-cell table:style-name="ce3" table:formula="of:=IF([.V23]=0;0;IF([.W23]=0;0;IF([.X23]=0;0;IF([.Y23]=0;0;IF([.Z23]=0;0;IF([.AA23]=0;0;IF([.AB23]=0;0;IF([.AC23]=0;0;IF([.AD23]=0;0;IF([.AE23]=0;0;IF([.AF23]=0;0;IF([.AG23]=0;0;IF([.AH23]=0;0;IF([.AI23]=0;0;IF([.AJ23]=0;0;IF([.AK23]=0;0;IF([.AL23]=0;0;IF([.AM23]=0;0;1))))))))))))))))))" office:value-type="float" office:value="0" calcext:value-type="float">
            <text:p>0</text:p>
          </table:table-cell>
          <table:table-cell table:style-name="ce3" table:formula="of:=IF([.AN23]=1;NUMBERVALUE(ORG.LIBREOFFICE.REGEX([.A23];&quot;\d+&quot;));&quot;&quot;)">
            <text:p/>
          </table:table-cell>
          <table:table-cell/>
        </table:table-row>
        <table:table-row table:style-name="ro1">
          <table:table-cell table:formula="of:=[$Input.A22]" office:value-type="string" office:string-value="Game 22" calcext:value-type="string">
            <text:p>Game 22</text:p>
          </table:table-cell>
          <table:table-cell table:style-name="ce3" table:formula="of:=COUNTIF([$Input.B22:.G22];&quot;&lt;&gt;&quot;)" office:value-type="float" office:value="6" calcext:value-type="float">
            <text:p>6</text:p>
          </table:table-cell>
          <table:table-cell table:style-name="ce2" table:formula="of:=IF(ISBLANK([$Input.B22]);&quot;&quot;;IF(ISNA(ORG.LIBREOFFICE.REGEX([$Input.B22];&quot;\d+.red&quot;;;1));&quot;&quot;;ORG.LIBREOFFICE.REGEX([$Input.B22];&quot;\d+.red&quot;;;1)))" office:value-type="string" office:string-value="9 red" calcext:value-type="string">
            <text:p>9 red</text:p>
          </table:table-cell>
          <table:table-cell table:style-name="ce2" table:formula="of:=IF(ISBLANK([$Input.B22]);&quot;&quot;;IF(ISNA(ORG.LIBREOFFICE.REGEX([$Input.B22];&quot;\d+.blue&quot;;;1));&quot;&quot;;ORG.LIBREOFFICE.REGEX([$Input.B22];&quot;\d+.blue&quot;;;1)))" office:value-type="string" office:string-value="6 blue" calcext:value-type="string">
            <text:p>6 blue</text:p>
          </table:table-cell>
          <table:table-cell table:style-name="ce2" table:formula="of:=IF(ISBLANK([$Input.B22]);&quot;&quot;;IF(ISNA(ORG.LIBREOFFICE.REGEX([$Input.B22];&quot;\d+.green&quot;;;1));&quot;&quot;;ORG.LIBREOFFICE.REGEX([$Input.B22];&quot;\d+.green&quot;;;1)))" office:value-type="string" office:string-value="14 green" calcext:value-type="string">
            <text:p>14 green</text:p>
          </table:table-cell>
          <table:table-cell table:style-name="ce2" table:formula="of:=IF(ISBLANK([$Input.C22]);&quot;&quot;;IF(ISNA(ORG.LIBREOFFICE.REGEX([$Input.C22];&quot;\d+.red&quot;;;1));&quot;&quot;;ORG.LIBREOFFICE.REGEX([$Input.C22];&quot;\d+.red&quot;;;1)))" office:value-type="string" office:string-value="13 red" calcext:value-type="string">
            <text:p>13 red</text:p>
          </table:table-cell>
          <table:table-cell table:style-name="ce2" table:formula="of:=IF(ISBLANK([$Input.C22]);&quot;&quot;;IF(ISNA(ORG.LIBREOFFICE.REGEX([$Input.C22];&quot;\d+.blue&quot;;;1));&quot;&quot;;ORG.LIBREOFFICE.REGEX([$Input.C22];&quot;\d+.blue&quot;;;1)))" office:value-type="string" office:string-value="1 blue" calcext:value-type="string">
            <text:p>1 blue</text:p>
          </table:table-cell>
          <table:table-cell table:style-name="ce2" table:formula="of:=IF(ISBLANK([$Input.C22]);&quot;&quot;;IF(ISNA(ORG.LIBREOFFICE.REGEX([$Input.C22];&quot;\d+.green&quot;;;1));&quot;&quot;;ORG.LIBREOFFICE.REGEX([$Input.C22];&quot;\d+.green&quot;;;1)))" office:value-type="string" office:string-value="5 green" calcext:value-type="string">
            <text:p>5 green</text:p>
          </table:table-cell>
          <table:table-cell table:style-name="ce2" table:formula="of:=IF(ISBLANK([$Input.D22]);&quot;&quot;;IF(ISNA(ORG.LIBREOFFICE.REGEX([$Input.D22];&quot;\d+.red&quot;;;1));&quot;&quot;;ORG.LIBREOFFICE.REGEX([$Input.D22];&quot;\d+.red&quot;;;1)))" office:value-type="string" office:string-value="6 red" calcext:value-type="string">
            <text:p>6 red</text:p>
          </table:table-cell>
          <table:table-cell table:style-name="ce2" table:formula="of:=IF(ISBLANK([$Input.D22]);&quot;&quot;;IF(ISNA(ORG.LIBREOFFICE.REGEX([$Input.D22];&quot;\d+.blue&quot;;;1));&quot;&quot;;ORG.LIBREOFFICE.REGEX([$Input.D22];&quot;\d+.blue&quot;;;1)))">
            <text:p/>
          </table:table-cell>
          <table:table-cell table:style-name="ce2" table:formula="of:=IF(ISBLANK([$Input.D22]);&quot;&quot;;IF(ISNA(ORG.LIBREOFFICE.REGEX([$Input.D22];&quot;\d+.green&quot;;;1));&quot;&quot;;ORG.LIBREOFFICE.REGEX([$Input.D22];&quot;\d+.green&quot;;;1)))">
            <text:p/>
          </table:table-cell>
          <table:table-cell table:style-name="ce2" table:formula="of:=IF(ISBLANK([$Input.E22]);&quot;&quot;;IF(ISNA(ORG.LIBREOFFICE.REGEX([$Input.E22];&quot;\d+.red&quot;;;1));&quot;&quot;;ORG.LIBREOFFICE.REGEX([$Input.E22];&quot;\d+.red&quot;;;1)))" office:value-type="string" office:string-value="18 red" calcext:value-type="string">
            <text:p>18 red</text:p>
          </table:table-cell>
          <table:table-cell table:style-name="ce2" table:formula="of:=IF(ISBLANK([$Input.E22]);&quot;&quot;;IF(ISNA(ORG.LIBREOFFICE.REGEX([$Input.E22];&quot;\d+.blue&quot;;;1));&quot;&quot;;ORG.LIBREOFFICE.REGEX([$Input.E22];&quot;\d+.blue&quot;;;1)))">
            <text:p/>
          </table:table-cell>
          <table:table-cell table:style-name="ce2" table:formula="of:=IF(ISBLANK([$Input.E22]);&quot;&quot;;IF(ISNA(ORG.LIBREOFFICE.REGEX([$Input.E22];&quot;\d+.green&quot;;;1));&quot;&quot;;ORG.LIBREOFFICE.REGEX([$Input.E22];&quot;\d+.green&quot;;;1)))" office:value-type="string" office:string-value="4 green" calcext:value-type="string">
            <text:p>4 green</text:p>
          </table:table-cell>
          <table:table-cell table:style-name="ce2" table:formula="of:=IF(ISBLANK([$Input.F22]);&quot;&quot;;IF(ISNA(ORG.LIBREOFFICE.REGEX([$Input.F22];&quot;\d+.red&quot;;;1));&quot;&quot;;ORG.LIBREOFFICE.REGEX([$Input.F22];&quot;\d+.red&quot;;;1)))" office:value-type="string" office:string-value="16 red" calcext:value-type="string">
            <text:p>16 red</text:p>
          </table:table-cell>
          <table:table-cell table:style-name="ce2" table:formula="of:=IF(ISBLANK([$Input.F22]);&quot;&quot;;IF(ISNA(ORG.LIBREOFFICE.REGEX([$Input.F22];&quot;\d+.blue&quot;;;1));&quot;&quot;;ORG.LIBREOFFICE.REGEX([$Input.F22];&quot;\d+.blue&quot;;;1)))" office:value-type="string" office:string-value="2 blue" calcext:value-type="string">
            <text:p>2 blue</text:p>
          </table:table-cell>
          <table:table-cell table:style-name="ce2" table:formula="of:=IF(ISBLANK([$Input.F22]);&quot;&quot;;IF(ISNA(ORG.LIBREOFFICE.REGEX([$Input.F22];&quot;\d+.green&quot;;;1));&quot;&quot;;ORG.LIBREOFFICE.REGEX([$Input.F22];&quot;\d+.green&quot;;;1)))" office:value-type="string" office:string-value="10 green" calcext:value-type="string">
            <text:p>10 green</text:p>
          </table:table-cell>
          <table:table-cell table:style-name="ce2" table:formula="of:=IF(ISBLANK([$Input.G22]);&quot;&quot;;IF(ISNA(ORG.LIBREOFFICE.REGEX([$Input.G22];&quot;\d+.red&quot;;;1));&quot;&quot;;ORG.LIBREOFFICE.REGEX([$Input.G22];&quot;\d+.red&quot;;;1)))" office:value-type="string" office:string-value="1 red" calcext:value-type="string">
            <text:p>1 red</text:p>
          </table:table-cell>
          <table:table-cell table:style-name="ce2" table:formula="of:=IF(ISBLANK([$Input.G22]);&quot;&quot;;IF(ISNA(ORG.LIBREOFFICE.REGEX([$Input.G22];&quot;\d+.blue&quot;;;1));&quot;&quot;;ORG.LIBREOFFICE.REGEX([$Input.G22];&quot;\d+.blue&quot;;;1)))" office:value-type="string" office:string-value="1 blue" calcext:value-type="string">
            <text:p>1 blue</text:p>
          </table:table-cell>
          <table:table-cell table:style-name="ce2" table:formula="of:=IF(ISBLANK([$Input.G22]);&quot;&quot;;IF(ISNA(ORG.LIBREOFFICE.REGEX([$Input.G22];&quot;\d+.green&quot;;;1));&quot;&quot;;ORG.LIBREOFFICE.REGEX([$Input.G22];&quot;\d+.green&quot;;;1)))" office:value-type="string" office:string-value="18 green" calcext:value-type="string">
            <text:p>18 green</text:p>
          </table:table-cell>
          <table:table-cell/>
          <table:table-cell table:style-name="ce6" table:formula="of:=IF([.C24]=&quot;&quot;;1;IF(ISNA([.C24]);1;IF(NUMBERVALUE(ORG.LIBREOFFICE.REGEX([.C24];&quot;\d+&quot;;))&gt;12;0;1)))" office:value-type="float" office:value="1" calcext:value-type="float">
            <text:p>1</text:p>
          </table:table-cell>
          <table:table-cell table:style-name="ce3" table:formula="of:=IF([.E24]=&quot;&quot;;1;IF(ISNA([.E24]);1;IF(NUMBERVALUE(ORG.LIBREOFFICE.REGEX([.E24];&quot;\d+&quot;;))&gt;13;0;1)))" office:value-type="float" office:value="0" calcext:value-type="float">
            <text:p>0</text:p>
          </table:table-cell>
          <table:table-cell table:style-name="ce12" table:formula="of:=IF([.D24]=&quot;&quot;;1;IF(ISNA([.D24]);1;IF(NUMBERVALUE(ORG.LIBREOFFICE.REGEX([.D24];&quot;\d+&quot;;))&gt;14;0;1)))" office:value-type="float" office:value="1" calcext:value-type="float">
            <text:p>1</text:p>
          </table:table-cell>
          <table:table-cell table:style-name="ce6" table:formula="of:=IF([.F24]=&quot;&quot;;1;IF(ISNA([.F24]);1;IF(NUMBERVALUE(ORG.LIBREOFFICE.REGEX([.F24];&quot;\d+&quot;;))&gt;12;0;1)))" office:value-type="float" office:value="0" calcext:value-type="float">
            <text:p>0</text:p>
          </table:table-cell>
          <table:table-cell table:style-name="ce3" table:formula="of:=IF([.H24]=&quot;&quot;;1;IF(ISNA([.H24]);1;IF(NUMBERVALUE(ORG.LIBREOFFICE.REGEX([.H24];&quot;\d+&quot;;))&gt;13;0;1)))" office:value-type="float" office:value="1" calcext:value-type="float">
            <text:p>1</text:p>
          </table:table-cell>
          <table:table-cell table:style-name="ce12" table:formula="of:=IF([.G24]=&quot;&quot;;1;IF(ISNA([.G24]);1;IF(NUMBERVALUE(ORG.LIBREOFFICE.REGEX([.G24];&quot;\d+&quot;;))&gt;14;0;1)))" office:value-type="float" office:value="1" calcext:value-type="float">
            <text:p>1</text:p>
          </table:table-cell>
          <table:table-cell table:style-name="ce6" table:formula="of:=IF([.I24]=&quot;&quot;;1;IF(ISNA([.I24]);1;IF(NUMBERVALUE(ORG.LIBREOFFICE.REGEX([.I24];&quot;\d+&quot;;))&gt;12;0;1)))" office:value-type="float" office:value="1" calcext:value-type="float">
            <text:p>1</text:p>
          </table:table-cell>
          <table:table-cell table:style-name="ce3" table:formula="of:=IF([.K24]=&quot;&quot;;1;IF(ISNA([.K24]);1;IF(NUMBERVALUE(ORG.LIBREOFFICE.REGEX([.K24];&quot;\d+&quot;;))&gt;13;0;1)))" office:value-type="float" office:value="1" calcext:value-type="float">
            <text:p>1</text:p>
          </table:table-cell>
          <table:table-cell table:style-name="ce12" table:formula="of:=IF([.J24]=&quot;&quot;;1;IF(ISNA([.J24]);1;IF(NUMBERVALUE(ORG.LIBREOFFICE.REGEX([.J24];&quot;\d+&quot;;))&gt;14;0;1)))" office:value-type="float" office:value="1" calcext:value-type="float">
            <text:p>1</text:p>
          </table:table-cell>
          <table:table-cell table:style-name="ce6" table:formula="of:=IF([.L24]=&quot;&quot;;1;IF(ISNA([.L24]);1;IF(NUMBERVALUE(ORG.LIBREOFFICE.REGEX([.L24];&quot;\d+&quot;;))&gt;12;0;1)))" office:value-type="float" office:value="0" calcext:value-type="float">
            <text:p>0</text:p>
          </table:table-cell>
          <table:table-cell table:style-name="ce3" table:formula="of:=IF([.N24]=&quot;&quot;;1;IF(ISNA([.N24]);1;IF(NUMBERVALUE(ORG.LIBREOFFICE.REGEX([.N24];&quot;\d+&quot;;))&gt;13;0;1)))" office:value-type="float" office:value="1" calcext:value-type="float">
            <text:p>1</text:p>
          </table:table-cell>
          <table:table-cell table:style-name="ce12" table:formula="of:=IF([.M24]=&quot;&quot;;1;IF(ISNA([.M24]);1;IF(NUMBERVALUE(ORG.LIBREOFFICE.REGEX([.M24];&quot;\d+&quot;;))&gt;14;0;1)))" office:value-type="float" office:value="1" calcext:value-type="float">
            <text:p>1</text:p>
          </table:table-cell>
          <table:table-cell table:style-name="ce6" table:formula="of:=IF([.O24]=&quot;&quot;;1;IF(ISNA([.O24]);1;IF(NUMBERVALUE(ORG.LIBREOFFICE.REGEX([.O24];&quot;\d+&quot;;))&gt;12;0;1)))" office:value-type="float" office:value="0" calcext:value-type="float">
            <text:p>0</text:p>
          </table:table-cell>
          <table:table-cell table:style-name="ce3" table:formula="of:=IF([.Q24]=&quot;&quot;;1;IF(ISNA([.Q24]);1;IF(NUMBERVALUE(ORG.LIBREOFFICE.REGEX([.Q24];&quot;\d+&quot;;))&gt;13;0;1)))" office:value-type="float" office:value="1" calcext:value-type="float">
            <text:p>1</text:p>
          </table:table-cell>
          <table:table-cell table:style-name="ce12" table:formula="of:=IF([.P24]=&quot;&quot;;1;IF(ISNA([.P24]);1;IF(NUMBERVALUE(ORG.LIBREOFFICE.REGEX([.P24];&quot;\d+&quot;;))&gt;14;0;1)))" office:value-type="float" office:value="1" calcext:value-type="float">
            <text:p>1</text:p>
          </table:table-cell>
          <table:table-cell table:style-name="ce6" table:formula="of:=IF([.R24]=&quot;&quot;;1;IF(ISNA([.R24]);1;IF(NUMBERVALUE(ORG.LIBREOFFICE.REGEX([.R24];&quot;\d+&quot;;))&gt;12;0;1)))" office:value-type="float" office:value="1" calcext:value-type="float">
            <text:p>1</text:p>
          </table:table-cell>
          <table:table-cell table:style-name="ce3" table:formula="of:=IF([.T24]=&quot;&quot;;1;IF(ISNA([.T24]);1;IF(NUMBERVALUE(ORG.LIBREOFFICE.REGEX([.T24];&quot;\d+&quot;;))&gt;13;0;1)))" office:value-type="float" office:value="0" calcext:value-type="float">
            <text:p>0</text:p>
          </table:table-cell>
          <table:table-cell table:style-name="ce12" table:formula="of:=IF([.S24]=&quot;&quot;;1;IF(ISNA([.S24]);1;IF(NUMBERVALUE(ORG.LIBREOFFICE.REGEX([.S24];&quot;\d+&quot;;))&gt;14;0;1)))" office:value-type="float" office:value="1" calcext:value-type="float">
            <text:p>1</text:p>
          </table:table-cell>
          <table:table-cell table:style-name="ce3" table:formula="of:=IF([.V24]=0;0;IF([.W24]=0;0;IF([.X24]=0;0;IF([.Y24]=0;0;IF([.Z24]=0;0;IF([.AA24]=0;0;IF([.AB24]=0;0;IF([.AC24]=0;0;IF([.AD24]=0;0;IF([.AE24]=0;0;IF([.AF24]=0;0;IF([.AG24]=0;0;IF([.AH24]=0;0;IF([.AI24]=0;0;IF([.AJ24]=0;0;IF([.AK24]=0;0;IF([.AL24]=0;0;IF([.AM24]=0;0;1))))))))))))))))))" office:value-type="float" office:value="0" calcext:value-type="float">
            <text:p>0</text:p>
          </table:table-cell>
          <table:table-cell table:style-name="ce3" table:formula="of:=IF([.AN24]=1;NUMBERVALUE(ORG.LIBREOFFICE.REGEX([.A24];&quot;\d+&quot;));&quot;&quot;)">
            <text:p/>
          </table:table-cell>
          <table:table-cell/>
        </table:table-row>
        <table:table-row table:style-name="ro1">
          <table:table-cell table:formula="of:=[$Input.A23]" office:value-type="string" office:string-value="Game 23" calcext:value-type="string">
            <text:p>Game 23</text:p>
          </table:table-cell>
          <table:table-cell table:style-name="ce3" table:formula="of:=COUNTIF([$Input.B23:.G23];&quot;&lt;&gt;&quot;)" office:value-type="float" office:value="4" calcext:value-type="float">
            <text:p>4</text:p>
          </table:table-cell>
          <table:table-cell table:style-name="ce2" table:formula="of:=IF(ISBLANK([$Input.B23]);&quot;&quot;;IF(ISNA(ORG.LIBREOFFICE.REGEX([$Input.B23];&quot;\d+.red&quot;;;1));&quot;&quot;;ORG.LIBREOFFICE.REGEX([$Input.B23];&quot;\d+.red&quot;;;1)))" office:value-type="string" office:string-value="4 red" calcext:value-type="string">
            <text:p>4 red</text:p>
          </table:table-cell>
          <table:table-cell table:style-name="ce2" table:formula="of:=IF(ISBLANK([$Input.B23]);&quot;&quot;;IF(ISNA(ORG.LIBREOFFICE.REGEX([$Input.B23];&quot;\d+.blue&quot;;;1));&quot;&quot;;ORG.LIBREOFFICE.REGEX([$Input.B23];&quot;\d+.blue&quot;;;1)))" office:value-type="string" office:string-value="3 blue" calcext:value-type="string">
            <text:p>3 blue</text:p>
          </table:table-cell>
          <table:table-cell table:style-name="ce2" table:formula="of:=IF(ISBLANK([$Input.B23]);&quot;&quot;;IF(ISNA(ORG.LIBREOFFICE.REGEX([$Input.B23];&quot;\d+.green&quot;;;1));&quot;&quot;;ORG.LIBREOFFICE.REGEX([$Input.B23];&quot;\d+.green&quot;;;1)))" office:value-type="string" office:string-value="6 green" calcext:value-type="string">
            <text:p>6 green</text:p>
          </table:table-cell>
          <table:table-cell table:style-name="ce2" table:formula="of:=IF(ISBLANK([$Input.C23]);&quot;&quot;;IF(ISNA(ORG.LIBREOFFICE.REGEX([$Input.C23];&quot;\d+.red&quot;;;1));&quot;&quot;;ORG.LIBREOFFICE.REGEX([$Input.C23];&quot;\d+.red&quot;;;1)))" office:value-type="string" office:string-value="2 red" calcext:value-type="string">
            <text:p>2 red</text:p>
          </table:table-cell>
          <table:table-cell table:style-name="ce2" table:formula="of:=IF(ISBLANK([$Input.C23]);&quot;&quot;;IF(ISNA(ORG.LIBREOFFICE.REGEX([$Input.C23];&quot;\d+.blue&quot;;;1));&quot;&quot;;ORG.LIBREOFFICE.REGEX([$Input.C23];&quot;\d+.blue&quot;;;1)))" office:value-type="string" office:string-value="1 blue" calcext:value-type="string">
            <text:p>1 blue</text:p>
          </table:table-cell>
          <table:table-cell table:style-name="ce2" table:formula="of:=IF(ISBLANK([$Input.C23]);&quot;&quot;;IF(ISNA(ORG.LIBREOFFICE.REGEX([$Input.C23];&quot;\d+.green&quot;;;1));&quot;&quot;;ORG.LIBREOFFICE.REGEX([$Input.C23];&quot;\d+.green&quot;;;1)))" office:value-type="string" office:string-value="9 green" calcext:value-type="string">
            <text:p>9 green</text:p>
          </table:table-cell>
          <table:table-cell table:style-name="ce2" table:formula="of:=IF(ISBLANK([$Input.D23]);&quot;&quot;;IF(ISNA(ORG.LIBREOFFICE.REGEX([$Input.D23];&quot;\d+.red&quot;;;1));&quot;&quot;;ORG.LIBREOFFICE.REGEX([$Input.D23];&quot;\d+.red&quot;;;1)))" office:value-type="string" office:string-value="1 red" calcext:value-type="string">
            <text:p>1 red</text:p>
          </table:table-cell>
          <table:table-cell table:style-name="ce2" table:formula="of:=IF(ISBLANK([$Input.D23]);&quot;&quot;;IF(ISNA(ORG.LIBREOFFICE.REGEX([$Input.D23];&quot;\d+.blue&quot;;;1));&quot;&quot;;ORG.LIBREOFFICE.REGEX([$Input.D23];&quot;\d+.blue&quot;;;1)))" office:value-type="string" office:string-value="3 blue" calcext:value-type="string">
            <text:p>3 blue</text:p>
          </table:table-cell>
          <table:table-cell table:style-name="ce2" table:formula="of:=IF(ISBLANK([$Input.D23]);&quot;&quot;;IF(ISNA(ORG.LIBREOFFICE.REGEX([$Input.D23];&quot;\d+.green&quot;;;1));&quot;&quot;;ORG.LIBREOFFICE.REGEX([$Input.D23];&quot;\d+.green&quot;;;1)))" office:value-type="string" office:string-value="5 green" calcext:value-type="string">
            <text:p>5 green</text:p>
          </table:table-cell>
          <table:table-cell table:style-name="ce2" table:formula="of:=IF(ISBLANK([$Input.E23]);&quot;&quot;;IF(ISNA(ORG.LIBREOFFICE.REGEX([$Input.E23];&quot;\d+.red&quot;;;1));&quot;&quot;;ORG.LIBREOFFICE.REGEX([$Input.E23];&quot;\d+.red&quot;;;1)))" office:value-type="string" office:string-value="4 red" calcext:value-type="string">
            <text:p>4 red</text:p>
          </table:table-cell>
          <table:table-cell table:style-name="ce2" table:formula="of:=IF(ISBLANK([$Input.E23]);&quot;&quot;;IF(ISNA(ORG.LIBREOFFICE.REGEX([$Input.E23];&quot;\d+.blue&quot;;;1));&quot;&quot;;ORG.LIBREOFFICE.REGEX([$Input.E23];&quot;\d+.blue&quot;;;1)))" office:value-type="string" office:string-value="5 blue" calcext:value-type="string">
            <text:p>5 blue</text:p>
          </table:table-cell>
          <table:table-cell table:style-name="ce2" table:formula="of:=IF(ISBLANK([$Input.E23]);&quot;&quot;;IF(ISNA(ORG.LIBREOFFICE.REGEX([$Input.E23];&quot;\d+.green&quot;;;1));&quot;&quot;;ORG.LIBREOFFICE.REGEX([$Input.E23];&quot;\d+.green&quot;;;1)))" office:value-type="string" office:string-value="4 green" calcext:value-type="string">
            <text:p>4 green</text:p>
          </table:table-cell>
          <table:table-cell table:style-name="ce2" table:formula="of:=IF(ISBLANK([$Input.F23]);&quot;&quot;;IF(ISNA(ORG.LIBREOFFICE.REGEX([$Input.F23];&quot;\d+.red&quot;;;1));&quot;&quot;;ORG.LIBREOFFICE.REGEX([$Input.F23];&quot;\d+.red&quot;;;1)))">
            <text:p/>
          </table:table-cell>
          <table:table-cell table:style-name="ce2" table:formula="of:=IF(ISBLANK([$Input.F23]);&quot;&quot;;IF(ISNA(ORG.LIBREOFFICE.REGEX([$Input.F23];&quot;\d+.blue&quot;;;1));&quot;&quot;;ORG.LIBREOFFICE.REGEX([$Input.F23];&quot;\d+.blue&quot;;;1)))">
            <text:p/>
          </table:table-cell>
          <table:table-cell table:style-name="ce2" table:formula="of:=IF(ISBLANK([$Input.F23]);&quot;&quot;;IF(ISNA(ORG.LIBREOFFICE.REGEX([$Input.F23];&quot;\d+.green&quot;;;1));&quot;&quot;;ORG.LIBREOFFICE.REGEX([$Input.F23];&quot;\d+.green&quot;;;1)))">
            <text:p/>
          </table:table-cell>
          <table:table-cell table:style-name="ce2" table:formula="of:=IF(ISBLANK([$Input.G23]);&quot;&quot;;IF(ISNA(ORG.LIBREOFFICE.REGEX([$Input.G23];&quot;\d+.red&quot;;;1));&quot;&quot;;ORG.LIBREOFFICE.REGEX([$Input.G23];&quot;\d+.red&quot;;;1)))">
            <text:p/>
          </table:table-cell>
          <table:table-cell table:style-name="ce2" table:formula="of:=IF(ISBLANK([$Input.G23]);&quot;&quot;;IF(ISNA(ORG.LIBREOFFICE.REGEX([$Input.G23];&quot;\d+.blue&quot;;;1));&quot;&quot;;ORG.LIBREOFFICE.REGEX([$Input.G23];&quot;\d+.blue&quot;;;1)))">
            <text:p/>
          </table:table-cell>
          <table:table-cell table:style-name="ce2" table:formula="of:=IF(ISBLANK([$Input.G23]);&quot;&quot;;IF(ISNA(ORG.LIBREOFFICE.REGEX([$Input.G23];&quot;\d+.green&quot;;;1));&quot;&quot;;ORG.LIBREOFFICE.REGEX([$Input.G23];&quot;\d+.green&quot;;;1)))">
            <text:p/>
          </table:table-cell>
          <table:table-cell/>
          <table:table-cell table:style-name="ce6" table:formula="of:=IF([.C25]=&quot;&quot;;1;IF(ISNA([.C25]);1;IF(NUMBERVALUE(ORG.LIBREOFFICE.REGEX([.C25];&quot;\d+&quot;;))&gt;12;0;1)))" office:value-type="float" office:value="1" calcext:value-type="float">
            <text:p>1</text:p>
          </table:table-cell>
          <table:table-cell table:style-name="ce3" table:formula="of:=IF([.E25]=&quot;&quot;;1;IF(ISNA([.E25]);1;IF(NUMBERVALUE(ORG.LIBREOFFICE.REGEX([.E25];&quot;\d+&quot;;))&gt;13;0;1)))" office:value-type="float" office:value="1" calcext:value-type="float">
            <text:p>1</text:p>
          </table:table-cell>
          <table:table-cell table:style-name="ce12" table:formula="of:=IF([.D25]=&quot;&quot;;1;IF(ISNA([.D25]);1;IF(NUMBERVALUE(ORG.LIBREOFFICE.REGEX([.D25];&quot;\d+&quot;;))&gt;14;0;1)))" office:value-type="float" office:value="1" calcext:value-type="float">
            <text:p>1</text:p>
          </table:table-cell>
          <table:table-cell table:style-name="ce6" table:formula="of:=IF([.F25]=&quot;&quot;;1;IF(ISNA([.F25]);1;IF(NUMBERVALUE(ORG.LIBREOFFICE.REGEX([.F25];&quot;\d+&quot;;))&gt;12;0;1)))" office:value-type="float" office:value="1" calcext:value-type="float">
            <text:p>1</text:p>
          </table:table-cell>
          <table:table-cell table:style-name="ce3" table:formula="of:=IF([.H25]=&quot;&quot;;1;IF(ISNA([.H25]);1;IF(NUMBERVALUE(ORG.LIBREOFFICE.REGEX([.H25];&quot;\d+&quot;;))&gt;13;0;1)))" office:value-type="float" office:value="1" calcext:value-type="float">
            <text:p>1</text:p>
          </table:table-cell>
          <table:table-cell table:style-name="ce12" table:formula="of:=IF([.G25]=&quot;&quot;;1;IF(ISNA([.G25]);1;IF(NUMBERVALUE(ORG.LIBREOFFICE.REGEX([.G25];&quot;\d+&quot;;))&gt;14;0;1)))" office:value-type="float" office:value="1" calcext:value-type="float">
            <text:p>1</text:p>
          </table:table-cell>
          <table:table-cell table:style-name="ce6" table:formula="of:=IF([.I25]=&quot;&quot;;1;IF(ISNA([.I25]);1;IF(NUMBERVALUE(ORG.LIBREOFFICE.REGEX([.I25];&quot;\d+&quot;;))&gt;12;0;1)))" office:value-type="float" office:value="1" calcext:value-type="float">
            <text:p>1</text:p>
          </table:table-cell>
          <table:table-cell table:style-name="ce3" table:formula="of:=IF([.K25]=&quot;&quot;;1;IF(ISNA([.K25]);1;IF(NUMBERVALUE(ORG.LIBREOFFICE.REGEX([.K25];&quot;\d+&quot;;))&gt;13;0;1)))" office:value-type="float" office:value="1" calcext:value-type="float">
            <text:p>1</text:p>
          </table:table-cell>
          <table:table-cell table:style-name="ce12" table:formula="of:=IF([.J25]=&quot;&quot;;1;IF(ISNA([.J25]);1;IF(NUMBERVALUE(ORG.LIBREOFFICE.REGEX([.J25];&quot;\d+&quot;;))&gt;14;0;1)))" office:value-type="float" office:value="1" calcext:value-type="float">
            <text:p>1</text:p>
          </table:table-cell>
          <table:table-cell table:style-name="ce6" table:formula="of:=IF([.L25]=&quot;&quot;;1;IF(ISNA([.L25]);1;IF(NUMBERVALUE(ORG.LIBREOFFICE.REGEX([.L25];&quot;\d+&quot;;))&gt;12;0;1)))" office:value-type="float" office:value="1" calcext:value-type="float">
            <text:p>1</text:p>
          </table:table-cell>
          <table:table-cell table:style-name="ce3" table:formula="of:=IF([.N25]=&quot;&quot;;1;IF(ISNA([.N25]);1;IF(NUMBERVALUE(ORG.LIBREOFFICE.REGEX([.N25];&quot;\d+&quot;;))&gt;13;0;1)))" office:value-type="float" office:value="1" calcext:value-type="float">
            <text:p>1</text:p>
          </table:table-cell>
          <table:table-cell table:style-name="ce12" table:formula="of:=IF([.M25]=&quot;&quot;;1;IF(ISNA([.M25]);1;IF(NUMBERVALUE(ORG.LIBREOFFICE.REGEX([.M25];&quot;\d+&quot;;))&gt;14;0;1)))" office:value-type="float" office:value="1" calcext:value-type="float">
            <text:p>1</text:p>
          </table:table-cell>
          <table:table-cell table:style-name="ce6" table:formula="of:=IF([.O25]=&quot;&quot;;1;IF(ISNA([.O25]);1;IF(NUMBERVALUE(ORG.LIBREOFFICE.REGEX([.O25];&quot;\d+&quot;;))&gt;12;0;1)))" office:value-type="float" office:value="1" calcext:value-type="float">
            <text:p>1</text:p>
          </table:table-cell>
          <table:table-cell table:style-name="ce3" table:formula="of:=IF([.Q25]=&quot;&quot;;1;IF(ISNA([.Q25]);1;IF(NUMBERVALUE(ORG.LIBREOFFICE.REGEX([.Q25];&quot;\d+&quot;;))&gt;13;0;1)))" office:value-type="float" office:value="1" calcext:value-type="float">
            <text:p>1</text:p>
          </table:table-cell>
          <table:table-cell table:style-name="ce12" table:formula="of:=IF([.P25]=&quot;&quot;;1;IF(ISNA([.P25]);1;IF(NUMBERVALUE(ORG.LIBREOFFICE.REGEX([.P25];&quot;\d+&quot;;))&gt;14;0;1)))" office:value-type="float" office:value="1" calcext:value-type="float">
            <text:p>1</text:p>
          </table:table-cell>
          <table:table-cell table:style-name="ce6" table:formula="of:=IF([.R25]=&quot;&quot;;1;IF(ISNA([.R25]);1;IF(NUMBERVALUE(ORG.LIBREOFFICE.REGEX([.R25];&quot;\d+&quot;;))&gt;12;0;1)))" office:value-type="float" office:value="1" calcext:value-type="float">
            <text:p>1</text:p>
          </table:table-cell>
          <table:table-cell table:style-name="ce3" table:formula="of:=IF([.T25]=&quot;&quot;;1;IF(ISNA([.T25]);1;IF(NUMBERVALUE(ORG.LIBREOFFICE.REGEX([.T25];&quot;\d+&quot;;))&gt;13;0;1)))" office:value-type="float" office:value="1" calcext:value-type="float">
            <text:p>1</text:p>
          </table:table-cell>
          <table:table-cell table:style-name="ce12" table:formula="of:=IF([.S25]=&quot;&quot;;1;IF(ISNA([.S25]);1;IF(NUMBERVALUE(ORG.LIBREOFFICE.REGEX([.S25];&quot;\d+&quot;;))&gt;14;0;1)))" office:value-type="float" office:value="1" calcext:value-type="float">
            <text:p>1</text:p>
          </table:table-cell>
          <table:table-cell table:style-name="ce3" table:formula="of:=IF([.V25]=0;0;IF([.W25]=0;0;IF([.X25]=0;0;IF([.Y25]=0;0;IF([.Z25]=0;0;IF([.AA25]=0;0;IF([.AB25]=0;0;IF([.AC25]=0;0;IF([.AD25]=0;0;IF([.AE25]=0;0;IF([.AF25]=0;0;IF([.AG25]=0;0;IF([.AH25]=0;0;IF([.AI25]=0;0;IF([.AJ25]=0;0;IF([.AK25]=0;0;IF([.AL25]=0;0;IF([.AM25]=0;0;1))))))))))))))))))" office:value-type="float" office:value="1" calcext:value-type="float">
            <text:p>1</text:p>
          </table:table-cell>
          <table:table-cell table:style-name="ce3" table:formula="of:=IF([.AN25]=1;NUMBERVALUE(ORG.LIBREOFFICE.REGEX([.A25];&quot;\d+&quot;));&quot;&quot;)"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$Input.A24]" office:value-type="string" office:string-value="Game 24" calcext:value-type="string">
            <text:p>Game 24</text:p>
          </table:table-cell>
          <table:table-cell table:style-name="ce3" table:formula="of:=COUNTIF([$Input.B24:.G24];&quot;&lt;&gt;&quot;)" office:value-type="float" office:value="5" calcext:value-type="float">
            <text:p>5</text:p>
          </table:table-cell>
          <table:table-cell table:style-name="ce2" table:formula="of:=IF(ISBLANK([$Input.B24]);&quot;&quot;;IF(ISNA(ORG.LIBREOFFICE.REGEX([$Input.B24];&quot;\d+.red&quot;;;1));&quot;&quot;;ORG.LIBREOFFICE.REGEX([$Input.B24];&quot;\d+.red&quot;;;1)))" office:value-type="string" office:string-value="1 red" calcext:value-type="string">
            <text:p>1 red</text:p>
          </table:table-cell>
          <table:table-cell table:style-name="ce2" table:formula="of:=IF(ISBLANK([$Input.B24]);&quot;&quot;;IF(ISNA(ORG.LIBREOFFICE.REGEX([$Input.B24];&quot;\d+.blue&quot;;;1));&quot;&quot;;ORG.LIBREOFFICE.REGEX([$Input.B24];&quot;\d+.blue&quot;;;1)))" office:value-type="string" office:string-value="2 blue" calcext:value-type="string">
            <text:p>2 blue</text:p>
          </table:table-cell>
          <table:table-cell table:style-name="ce2" table:formula="of:=IF(ISBLANK([$Input.B24]);&quot;&quot;;IF(ISNA(ORG.LIBREOFFICE.REGEX([$Input.B24];&quot;\d+.green&quot;;;1));&quot;&quot;;ORG.LIBREOFFICE.REGEX([$Input.B24];&quot;\d+.green&quot;;;1)))" office:value-type="string" office:string-value="5 green" calcext:value-type="string">
            <text:p>5 green</text:p>
          </table:table-cell>
          <table:table-cell table:style-name="ce2" table:formula="of:=IF(ISBLANK([$Input.C24]);&quot;&quot;;IF(ISNA(ORG.LIBREOFFICE.REGEX([$Input.C24];&quot;\d+.red&quot;;;1));&quot;&quot;;ORG.LIBREOFFICE.REGEX([$Input.C24];&quot;\d+.red&quot;;;1)))" office:value-type="string" office:string-value="4 red" calcext:value-type="string">
            <text:p>4 red</text:p>
          </table:table-cell>
          <table:table-cell table:style-name="ce2" table:formula="of:=IF(ISBLANK([$Input.C24]);&quot;&quot;;IF(ISNA(ORG.LIBREOFFICE.REGEX([$Input.C24];&quot;\d+.blue&quot;;;1));&quot;&quot;;ORG.LIBREOFFICE.REGEX([$Input.C24];&quot;\d+.blue&quot;;;1)))" office:value-type="string" office:string-value="9 blue" calcext:value-type="string">
            <text:p>9 blue</text:p>
          </table:table-cell>
          <table:table-cell table:style-name="ce2" table:formula="of:=IF(ISBLANK([$Input.C24]);&quot;&quot;;IF(ISNA(ORG.LIBREOFFICE.REGEX([$Input.C24];&quot;\d+.green&quot;;;1));&quot;&quot;;ORG.LIBREOFFICE.REGEX([$Input.C24];&quot;\d+.green&quot;;;1)))" office:value-type="string" office:string-value="7 green" calcext:value-type="string">
            <text:p>7 green</text:p>
          </table:table-cell>
          <table:table-cell table:style-name="ce2" table:formula="of:=IF(ISBLANK([$Input.D24]);&quot;&quot;;IF(ISNA(ORG.LIBREOFFICE.REGEX([$Input.D24];&quot;\d+.red&quot;;;1));&quot;&quot;;ORG.LIBREOFFICE.REGEX([$Input.D24];&quot;\d+.red&quot;;;1)))">
            <text:p/>
          </table:table-cell>
          <table:table-cell table:style-name="ce2" table:formula="of:=IF(ISBLANK([$Input.D24]);&quot;&quot;;IF(ISNA(ORG.LIBREOFFICE.REGEX([$Input.D24];&quot;\d+.blue&quot;;;1));&quot;&quot;;ORG.LIBREOFFICE.REGEX([$Input.D24];&quot;\d+.blue&quot;;;1)))" office:value-type="string" office:string-value="9 blue" calcext:value-type="string">
            <text:p>9 blue</text:p>
          </table:table-cell>
          <table:table-cell table:style-name="ce2" table:formula="of:=IF(ISBLANK([$Input.D24]);&quot;&quot;;IF(ISNA(ORG.LIBREOFFICE.REGEX([$Input.D24];&quot;\d+.green&quot;;;1));&quot;&quot;;ORG.LIBREOFFICE.REGEX([$Input.D24];&quot;\d+.green&quot;;;1)))" office:value-type="string" office:string-value="7 green" calcext:value-type="string">
            <text:p>7 green</text:p>
          </table:table-cell>
          <table:table-cell table:style-name="ce2" table:formula="of:=IF(ISBLANK([$Input.E24]);&quot;&quot;;IF(ISNA(ORG.LIBREOFFICE.REGEX([$Input.E24];&quot;\d+.red&quot;;;1));&quot;&quot;;ORG.LIBREOFFICE.REGEX([$Input.E24];&quot;\d+.red&quot;;;1)))">
            <text:p/>
          </table:table-cell>
          <table:table-cell table:style-name="ce2" table:formula="of:=IF(ISBLANK([$Input.E24]);&quot;&quot;;IF(ISNA(ORG.LIBREOFFICE.REGEX([$Input.E24];&quot;\d+.blue&quot;;;1));&quot;&quot;;ORG.LIBREOFFICE.REGEX([$Input.E24];&quot;\d+.blue&quot;;;1)))" office:value-type="string" office:string-value="13 blue" calcext:value-type="string">
            <text:p>13 blue</text:p>
          </table:table-cell>
          <table:table-cell table:style-name="ce2" table:formula="of:=IF(ISBLANK([$Input.E24]);&quot;&quot;;IF(ISNA(ORG.LIBREOFFICE.REGEX([$Input.E24];&quot;\d+.green&quot;;;1));&quot;&quot;;ORG.LIBREOFFICE.REGEX([$Input.E24];&quot;\d+.green&quot;;;1)))" office:value-type="string" office:string-value="7 green" calcext:value-type="string">
            <text:p>7 green</text:p>
          </table:table-cell>
          <table:table-cell table:style-name="ce2" table:formula="of:=IF(ISBLANK([$Input.F24]);&quot;&quot;;IF(ISNA(ORG.LIBREOFFICE.REGEX([$Input.F24];&quot;\d+.red&quot;;;1));&quot;&quot;;ORG.LIBREOFFICE.REGEX([$Input.F24];&quot;\d+.red&quot;;;1)))" office:value-type="string" office:string-value="4 red" calcext:value-type="string">
            <text:p>4 red</text:p>
          </table:table-cell>
          <table:table-cell table:style-name="ce2" table:formula="of:=IF(ISBLANK([$Input.F24]);&quot;&quot;;IF(ISNA(ORG.LIBREOFFICE.REGEX([$Input.F24];&quot;\d+.blue&quot;;;1));&quot;&quot;;ORG.LIBREOFFICE.REGEX([$Input.F24];&quot;\d+.blue&quot;;;1)))" office:value-type="string" office:string-value="4 blue" calcext:value-type="string">
            <text:p>4 blue</text:p>
          </table:table-cell>
          <table:table-cell table:style-name="ce2" table:formula="of:=IF(ISBLANK([$Input.F24]);&quot;&quot;;IF(ISNA(ORG.LIBREOFFICE.REGEX([$Input.F24];&quot;\d+.green&quot;;;1));&quot;&quot;;ORG.LIBREOFFICE.REGEX([$Input.F24];&quot;\d+.green&quot;;;1)))" office:value-type="string" office:string-value="1 green" calcext:value-type="string">
            <text:p>1 green</text:p>
          </table:table-cell>
          <table:table-cell table:style-name="ce2" table:formula="of:=IF(ISBLANK([$Input.G24]);&quot;&quot;;IF(ISNA(ORG.LIBREOFFICE.REGEX([$Input.G24];&quot;\d+.red&quot;;;1));&quot;&quot;;ORG.LIBREOFFICE.REGEX([$Input.G24];&quot;\d+.red&quot;;;1)))">
            <text:p/>
          </table:table-cell>
          <table:table-cell table:style-name="ce2" table:formula="of:=IF(ISBLANK([$Input.G24]);&quot;&quot;;IF(ISNA(ORG.LIBREOFFICE.REGEX([$Input.G24];&quot;\d+.blue&quot;;;1));&quot;&quot;;ORG.LIBREOFFICE.REGEX([$Input.G24];&quot;\d+.blue&quot;;;1)))">
            <text:p/>
          </table:table-cell>
          <table:table-cell table:style-name="ce2" table:formula="of:=IF(ISBLANK([$Input.G24]);&quot;&quot;;IF(ISNA(ORG.LIBREOFFICE.REGEX([$Input.G24];&quot;\d+.green&quot;;;1));&quot;&quot;;ORG.LIBREOFFICE.REGEX([$Input.G24];&quot;\d+.green&quot;;;1)))">
            <text:p/>
          </table:table-cell>
          <table:table-cell/>
          <table:table-cell table:style-name="ce6" table:formula="of:=IF([.C26]=&quot;&quot;;1;IF(ISNA([.C26]);1;IF(NUMBERVALUE(ORG.LIBREOFFICE.REGEX([.C26];&quot;\d+&quot;;))&gt;12;0;1)))" office:value-type="float" office:value="1" calcext:value-type="float">
            <text:p>1</text:p>
          </table:table-cell>
          <table:table-cell table:style-name="ce3" table:formula="of:=IF([.E26]=&quot;&quot;;1;IF(ISNA([.E26]);1;IF(NUMBERVALUE(ORG.LIBREOFFICE.REGEX([.E26];&quot;\d+&quot;;))&gt;13;0;1)))" office:value-type="float" office:value="1" calcext:value-type="float">
            <text:p>1</text:p>
          </table:table-cell>
          <table:table-cell table:style-name="ce12" table:formula="of:=IF([.D26]=&quot;&quot;;1;IF(ISNA([.D26]);1;IF(NUMBERVALUE(ORG.LIBREOFFICE.REGEX([.D26];&quot;\d+&quot;;))&gt;14;0;1)))" office:value-type="float" office:value="1" calcext:value-type="float">
            <text:p>1</text:p>
          </table:table-cell>
          <table:table-cell table:style-name="ce6" table:formula="of:=IF([.F26]=&quot;&quot;;1;IF(ISNA([.F26]);1;IF(NUMBERVALUE(ORG.LIBREOFFICE.REGEX([.F26];&quot;\d+&quot;;))&gt;12;0;1)))" office:value-type="float" office:value="1" calcext:value-type="float">
            <text:p>1</text:p>
          </table:table-cell>
          <table:table-cell table:style-name="ce3" table:formula="of:=IF([.H26]=&quot;&quot;;1;IF(ISNA([.H26]);1;IF(NUMBERVALUE(ORG.LIBREOFFICE.REGEX([.H26];&quot;\d+&quot;;))&gt;13;0;1)))" office:value-type="float" office:value="1" calcext:value-type="float">
            <text:p>1</text:p>
          </table:table-cell>
          <table:table-cell table:style-name="ce12" table:formula="of:=IF([.G26]=&quot;&quot;;1;IF(ISNA([.G26]);1;IF(NUMBERVALUE(ORG.LIBREOFFICE.REGEX([.G26];&quot;\d+&quot;;))&gt;14;0;1)))" office:value-type="float" office:value="1" calcext:value-type="float">
            <text:p>1</text:p>
          </table:table-cell>
          <table:table-cell table:style-name="ce6" table:formula="of:=IF([.I26]=&quot;&quot;;1;IF(ISNA([.I26]);1;IF(NUMBERVALUE(ORG.LIBREOFFICE.REGEX([.I26];&quot;\d+&quot;;))&gt;12;0;1)))" office:value-type="float" office:value="1" calcext:value-type="float">
            <text:p>1</text:p>
          </table:table-cell>
          <table:table-cell table:style-name="ce3" table:formula="of:=IF([.K26]=&quot;&quot;;1;IF(ISNA([.K26]);1;IF(NUMBERVALUE(ORG.LIBREOFFICE.REGEX([.K26];&quot;\d+&quot;;))&gt;13;0;1)))" office:value-type="float" office:value="1" calcext:value-type="float">
            <text:p>1</text:p>
          </table:table-cell>
          <table:table-cell table:style-name="ce12" table:formula="of:=IF([.J26]=&quot;&quot;;1;IF(ISNA([.J26]);1;IF(NUMBERVALUE(ORG.LIBREOFFICE.REGEX([.J26];&quot;\d+&quot;;))&gt;14;0;1)))" office:value-type="float" office:value="1" calcext:value-type="float">
            <text:p>1</text:p>
          </table:table-cell>
          <table:table-cell table:style-name="ce6" table:formula="of:=IF([.L26]=&quot;&quot;;1;IF(ISNA([.L26]);1;IF(NUMBERVALUE(ORG.LIBREOFFICE.REGEX([.L26];&quot;\d+&quot;;))&gt;12;0;1)))" office:value-type="float" office:value="1" calcext:value-type="float">
            <text:p>1</text:p>
          </table:table-cell>
          <table:table-cell table:style-name="ce3" table:formula="of:=IF([.N26]=&quot;&quot;;1;IF(ISNA([.N26]);1;IF(NUMBERVALUE(ORG.LIBREOFFICE.REGEX([.N26];&quot;\d+&quot;;))&gt;13;0;1)))" office:value-type="float" office:value="1" calcext:value-type="float">
            <text:p>1</text:p>
          </table:table-cell>
          <table:table-cell table:style-name="ce12" table:formula="of:=IF([.M26]=&quot;&quot;;1;IF(ISNA([.M26]);1;IF(NUMBERVALUE(ORG.LIBREOFFICE.REGEX([.M26];&quot;\d+&quot;;))&gt;14;0;1)))" office:value-type="float" office:value="1" calcext:value-type="float">
            <text:p>1</text:p>
          </table:table-cell>
          <table:table-cell table:style-name="ce6" table:formula="of:=IF([.O26]=&quot;&quot;;1;IF(ISNA([.O26]);1;IF(NUMBERVALUE(ORG.LIBREOFFICE.REGEX([.O26];&quot;\d+&quot;;))&gt;12;0;1)))" office:value-type="float" office:value="1" calcext:value-type="float">
            <text:p>1</text:p>
          </table:table-cell>
          <table:table-cell table:style-name="ce3" table:formula="of:=IF([.Q26]=&quot;&quot;;1;IF(ISNA([.Q26]);1;IF(NUMBERVALUE(ORG.LIBREOFFICE.REGEX([.Q26];&quot;\d+&quot;;))&gt;13;0;1)))" office:value-type="float" office:value="1" calcext:value-type="float">
            <text:p>1</text:p>
          </table:table-cell>
          <table:table-cell table:style-name="ce12" table:formula="of:=IF([.P26]=&quot;&quot;;1;IF(ISNA([.P26]);1;IF(NUMBERVALUE(ORG.LIBREOFFICE.REGEX([.P26];&quot;\d+&quot;;))&gt;14;0;1)))" office:value-type="float" office:value="1" calcext:value-type="float">
            <text:p>1</text:p>
          </table:table-cell>
          <table:table-cell table:style-name="ce6" table:formula="of:=IF([.R26]=&quot;&quot;;1;IF(ISNA([.R26]);1;IF(NUMBERVALUE(ORG.LIBREOFFICE.REGEX([.R26];&quot;\d+&quot;;))&gt;12;0;1)))" office:value-type="float" office:value="1" calcext:value-type="float">
            <text:p>1</text:p>
          </table:table-cell>
          <table:table-cell table:style-name="ce3" table:formula="of:=IF([.T26]=&quot;&quot;;1;IF(ISNA([.T26]);1;IF(NUMBERVALUE(ORG.LIBREOFFICE.REGEX([.T26];&quot;\d+&quot;;))&gt;13;0;1)))" office:value-type="float" office:value="1" calcext:value-type="float">
            <text:p>1</text:p>
          </table:table-cell>
          <table:table-cell table:style-name="ce12" table:formula="of:=IF([.S26]=&quot;&quot;;1;IF(ISNA([.S26]);1;IF(NUMBERVALUE(ORG.LIBREOFFICE.REGEX([.S26];&quot;\d+&quot;;))&gt;14;0;1)))" office:value-type="float" office:value="1" calcext:value-type="float">
            <text:p>1</text:p>
          </table:table-cell>
          <table:table-cell table:style-name="ce3" table:formula="of:=IF([.V26]=0;0;IF([.W26]=0;0;IF([.X26]=0;0;IF([.Y26]=0;0;IF([.Z26]=0;0;IF([.AA26]=0;0;IF([.AB26]=0;0;IF([.AC26]=0;0;IF([.AD26]=0;0;IF([.AE26]=0;0;IF([.AF26]=0;0;IF([.AG26]=0;0;IF([.AH26]=0;0;IF([.AI26]=0;0;IF([.AJ26]=0;0;IF([.AK26]=0;0;IF([.AL26]=0;0;IF([.AM26]=0;0;1))))))))))))))))))" office:value-type="float" office:value="1" calcext:value-type="float">
            <text:p>1</text:p>
          </table:table-cell>
          <table:table-cell table:style-name="ce3" table:formula="of:=IF([.AN26]=1;NUMBERVALUE(ORG.LIBREOFFICE.REGEX([.A26];&quot;\d+&quot;));&quot;&quot;)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$Input.A25]" office:value-type="string" office:string-value="Game 25" calcext:value-type="string">
            <text:p>Game 25</text:p>
          </table:table-cell>
          <table:table-cell table:style-name="ce3" table:formula="of:=COUNTIF([$Input.B25:.G25];&quot;&lt;&gt;&quot;)" office:value-type="float" office:value="6" calcext:value-type="float">
            <text:p>6</text:p>
          </table:table-cell>
          <table:table-cell table:style-name="ce2" table:formula="of:=IF(ISBLANK([$Input.B25]);&quot;&quot;;IF(ISNA(ORG.LIBREOFFICE.REGEX([$Input.B25];&quot;\d+.red&quot;;;1));&quot;&quot;;ORG.LIBREOFFICE.REGEX([$Input.B25];&quot;\d+.red&quot;;;1)))" office:value-type="string" office:string-value="10 red" calcext:value-type="string">
            <text:p>10 red</text:p>
          </table:table-cell>
          <table:table-cell table:style-name="ce2" table:formula="of:=IF(ISBLANK([$Input.B25]);&quot;&quot;;IF(ISNA(ORG.LIBREOFFICE.REGEX([$Input.B25];&quot;\d+.blue&quot;;;1));&quot;&quot;;ORG.LIBREOFFICE.REGEX([$Input.B25];&quot;\d+.blue&quot;;;1)))" office:value-type="string" office:string-value="13 blue" calcext:value-type="string">
            <text:p>13 blue</text:p>
          </table:table-cell>
          <table:table-cell table:style-name="ce2" table:formula="of:=IF(ISBLANK([$Input.B25]);&quot;&quot;;IF(ISNA(ORG.LIBREOFFICE.REGEX([$Input.B25];&quot;\d+.green&quot;;;1));&quot;&quot;;ORG.LIBREOFFICE.REGEX([$Input.B25];&quot;\d+.green&quot;;;1)))" office:value-type="string" office:string-value="11 green" calcext:value-type="string">
            <text:p>11 green</text:p>
          </table:table-cell>
          <table:table-cell table:style-name="ce2" table:formula="of:=IF(ISBLANK([$Input.C25]);&quot;&quot;;IF(ISNA(ORG.LIBREOFFICE.REGEX([$Input.C25];&quot;\d+.red&quot;;;1));&quot;&quot;;ORG.LIBREOFFICE.REGEX([$Input.C25];&quot;\d+.red&quot;;;1)))" office:value-type="string" office:string-value="3 red" calcext:value-type="string">
            <text:p>3 red</text:p>
          </table:table-cell>
          <table:table-cell table:style-name="ce2" table:formula="of:=IF(ISBLANK([$Input.C25]);&quot;&quot;;IF(ISNA(ORG.LIBREOFFICE.REGEX([$Input.C25];&quot;\d+.blue&quot;;;1));&quot;&quot;;ORG.LIBREOFFICE.REGEX([$Input.C25];&quot;\d+.blue&quot;;;1)))" office:value-type="string" office:string-value="1 blue" calcext:value-type="string">
            <text:p>1 blue</text:p>
          </table:table-cell>
          <table:table-cell table:style-name="ce2" table:formula="of:=IF(ISBLANK([$Input.C25]);&quot;&quot;;IF(ISNA(ORG.LIBREOFFICE.REGEX([$Input.C25];&quot;\d+.green&quot;;;1));&quot;&quot;;ORG.LIBREOFFICE.REGEX([$Input.C25];&quot;\d+.green&quot;;;1)))" office:value-type="string" office:string-value="10 green" calcext:value-type="string">
            <text:p>10 green</text:p>
          </table:table-cell>
          <table:table-cell table:style-name="ce2" table:formula="of:=IF(ISBLANK([$Input.D25]);&quot;&quot;;IF(ISNA(ORG.LIBREOFFICE.REGEX([$Input.D25];&quot;\d+.red&quot;;;1));&quot;&quot;;ORG.LIBREOFFICE.REGEX([$Input.D25];&quot;\d+.red&quot;;;1)))" office:value-type="string" office:string-value="15 red" calcext:value-type="string">
            <text:p>15 red</text:p>
          </table:table-cell>
          <table:table-cell table:style-name="ce2" table:formula="of:=IF(ISBLANK([$Input.D25]);&quot;&quot;;IF(ISNA(ORG.LIBREOFFICE.REGEX([$Input.D25];&quot;\d+.blue&quot;;;1));&quot;&quot;;ORG.LIBREOFFICE.REGEX([$Input.D25];&quot;\d+.blue&quot;;;1)))" office:value-type="string" office:string-value="8 blue" calcext:value-type="string">
            <text:p>8 blue</text:p>
          </table:table-cell>
          <table:table-cell table:style-name="ce2" table:formula="of:=IF(ISBLANK([$Input.D25]);&quot;&quot;;IF(ISNA(ORG.LIBREOFFICE.REGEX([$Input.D25];&quot;\d+.green&quot;;;1));&quot;&quot;;ORG.LIBREOFFICE.REGEX([$Input.D25];&quot;\d+.green&quot;;;1)))" office:value-type="string" office:string-value="5 green" calcext:value-type="string">
            <text:p>5 green</text:p>
          </table:table-cell>
          <table:table-cell table:style-name="ce2" table:formula="of:=IF(ISBLANK([$Input.E25]);&quot;&quot;;IF(ISNA(ORG.LIBREOFFICE.REGEX([$Input.E25];&quot;\d+.red&quot;;;1));&quot;&quot;;ORG.LIBREOFFICE.REGEX([$Input.E25];&quot;\d+.red&quot;;;1)))" office:value-type="string" office:string-value="19 red" calcext:value-type="string">
            <text:p>19 red</text:p>
          </table:table-cell>
          <table:table-cell table:style-name="ce2" table:formula="of:=IF(ISBLANK([$Input.E25]);&quot;&quot;;IF(ISNA(ORG.LIBREOFFICE.REGEX([$Input.E25];&quot;\d+.blue&quot;;;1));&quot;&quot;;ORG.LIBREOFFICE.REGEX([$Input.E25];&quot;\d+.blue&quot;;;1)))" office:value-type="string" office:string-value="13 blue" calcext:value-type="string">
            <text:p>13 blue</text:p>
          </table:table-cell>
          <table:table-cell table:style-name="ce2" table:formula="of:=IF(ISBLANK([$Input.E25]);&quot;&quot;;IF(ISNA(ORG.LIBREOFFICE.REGEX([$Input.E25];&quot;\d+.green&quot;;;1));&quot;&quot;;ORG.LIBREOFFICE.REGEX([$Input.E25];&quot;\d+.green&quot;;;1)))" office:value-type="string" office:string-value="10 green" calcext:value-type="string">
            <text:p>10 green</text:p>
          </table:table-cell>
          <table:table-cell table:style-name="ce2" table:formula="of:=IF(ISBLANK([$Input.F25]);&quot;&quot;;IF(ISNA(ORG.LIBREOFFICE.REGEX([$Input.F25];&quot;\d+.red&quot;;;1));&quot;&quot;;ORG.LIBREOFFICE.REGEX([$Input.F25];&quot;\d+.red&quot;;;1)))" office:value-type="string" office:string-value="16 red" calcext:value-type="string">
            <text:p>16 red</text:p>
          </table:table-cell>
          <table:table-cell table:style-name="ce2" table:formula="of:=IF(ISBLANK([$Input.F25]);&quot;&quot;;IF(ISNA(ORG.LIBREOFFICE.REGEX([$Input.F25];&quot;\d+.blue&quot;;;1));&quot;&quot;;ORG.LIBREOFFICE.REGEX([$Input.F25];&quot;\d+.blue&quot;;;1)))" office:value-type="string" office:string-value="12 blue" calcext:value-type="string">
            <text:p>12 blue</text:p>
          </table:table-cell>
          <table:table-cell table:style-name="ce2" table:formula="of:=IF(ISBLANK([$Input.F25]);&quot;&quot;;IF(ISNA(ORG.LIBREOFFICE.REGEX([$Input.F25];&quot;\d+.green&quot;;;1));&quot;&quot;;ORG.LIBREOFFICE.REGEX([$Input.F25];&quot;\d+.green&quot;;;1)))" office:value-type="string" office:string-value="4 green" calcext:value-type="string">
            <text:p>4 green</text:p>
          </table:table-cell>
          <table:table-cell table:style-name="ce2" table:formula="of:=IF(ISBLANK([$Input.G25]);&quot;&quot;;IF(ISNA(ORG.LIBREOFFICE.REGEX([$Input.G25];&quot;\d+.red&quot;;;1));&quot;&quot;;ORG.LIBREOFFICE.REGEX([$Input.G25];&quot;\d+.red&quot;;;1)))" office:value-type="string" office:string-value="7 red" calcext:value-type="string">
            <text:p>7 red</text:p>
          </table:table-cell>
          <table:table-cell table:style-name="ce2" table:formula="of:=IF(ISBLANK([$Input.G25]);&quot;&quot;;IF(ISNA(ORG.LIBREOFFICE.REGEX([$Input.G25];&quot;\d+.blue&quot;;;1));&quot;&quot;;ORG.LIBREOFFICE.REGEX([$Input.G25];&quot;\d+.blue&quot;;;1)))" office:value-type="string" office:string-value="9 blue" calcext:value-type="string">
            <text:p>9 blue</text:p>
          </table:table-cell>
          <table:table-cell table:style-name="ce2" table:formula="of:=IF(ISBLANK([$Input.G25]);&quot;&quot;;IF(ISNA(ORG.LIBREOFFICE.REGEX([$Input.G25];&quot;\d+.green&quot;;;1));&quot;&quot;;ORG.LIBREOFFICE.REGEX([$Input.G25];&quot;\d+.green&quot;;;1)))" office:value-type="string" office:string-value="5 green" calcext:value-type="string">
            <text:p>5 green</text:p>
          </table:table-cell>
          <table:table-cell/>
          <table:table-cell table:style-name="ce6" table:formula="of:=IF([.C27]=&quot;&quot;;1;IF(ISNA([.C27]);1;IF(NUMBERVALUE(ORG.LIBREOFFICE.REGEX([.C27];&quot;\d+&quot;;))&gt;12;0;1)))" office:value-type="float" office:value="1" calcext:value-type="float">
            <text:p>1</text:p>
          </table:table-cell>
          <table:table-cell table:style-name="ce3" table:formula="of:=IF([.E27]=&quot;&quot;;1;IF(ISNA([.E27]);1;IF(NUMBERVALUE(ORG.LIBREOFFICE.REGEX([.E27];&quot;\d+&quot;;))&gt;13;0;1)))" office:value-type="float" office:value="1" calcext:value-type="float">
            <text:p>1</text:p>
          </table:table-cell>
          <table:table-cell table:style-name="ce12" table:formula="of:=IF([.D27]=&quot;&quot;;1;IF(ISNA([.D27]);1;IF(NUMBERVALUE(ORG.LIBREOFFICE.REGEX([.D27];&quot;\d+&quot;;))&gt;14;0;1)))" office:value-type="float" office:value="1" calcext:value-type="float">
            <text:p>1</text:p>
          </table:table-cell>
          <table:table-cell table:style-name="ce6" table:formula="of:=IF([.F27]=&quot;&quot;;1;IF(ISNA([.F27]);1;IF(NUMBERVALUE(ORG.LIBREOFFICE.REGEX([.F27];&quot;\d+&quot;;))&gt;12;0;1)))" office:value-type="float" office:value="1" calcext:value-type="float">
            <text:p>1</text:p>
          </table:table-cell>
          <table:table-cell table:style-name="ce3" table:formula="of:=IF([.H27]=&quot;&quot;;1;IF(ISNA([.H27]);1;IF(NUMBERVALUE(ORG.LIBREOFFICE.REGEX([.H27];&quot;\d+&quot;;))&gt;13;0;1)))" office:value-type="float" office:value="1" calcext:value-type="float">
            <text:p>1</text:p>
          </table:table-cell>
          <table:table-cell table:style-name="ce12" table:formula="of:=IF([.G27]=&quot;&quot;;1;IF(ISNA([.G27]);1;IF(NUMBERVALUE(ORG.LIBREOFFICE.REGEX([.G27];&quot;\d+&quot;;))&gt;14;0;1)))" office:value-type="float" office:value="1" calcext:value-type="float">
            <text:p>1</text:p>
          </table:table-cell>
          <table:table-cell table:style-name="ce6" table:formula="of:=IF([.I27]=&quot;&quot;;1;IF(ISNA([.I27]);1;IF(NUMBERVALUE(ORG.LIBREOFFICE.REGEX([.I27];&quot;\d+&quot;;))&gt;12;0;1)))" office:value-type="float" office:value="0" calcext:value-type="float">
            <text:p>0</text:p>
          </table:table-cell>
          <table:table-cell table:style-name="ce3" table:formula="of:=IF([.K27]=&quot;&quot;;1;IF(ISNA([.K27]);1;IF(NUMBERVALUE(ORG.LIBREOFFICE.REGEX([.K27];&quot;\d+&quot;;))&gt;13;0;1)))" office:value-type="float" office:value="1" calcext:value-type="float">
            <text:p>1</text:p>
          </table:table-cell>
          <table:table-cell table:style-name="ce12" table:formula="of:=IF([.J27]=&quot;&quot;;1;IF(ISNA([.J27]);1;IF(NUMBERVALUE(ORG.LIBREOFFICE.REGEX([.J27];&quot;\d+&quot;;))&gt;14;0;1)))" office:value-type="float" office:value="1" calcext:value-type="float">
            <text:p>1</text:p>
          </table:table-cell>
          <table:table-cell table:style-name="ce6" table:formula="of:=IF([.L27]=&quot;&quot;;1;IF(ISNA([.L27]);1;IF(NUMBERVALUE(ORG.LIBREOFFICE.REGEX([.L27];&quot;\d+&quot;;))&gt;12;0;1)))" office:value-type="float" office:value="0" calcext:value-type="float">
            <text:p>0</text:p>
          </table:table-cell>
          <table:table-cell table:style-name="ce3" table:formula="of:=IF([.N27]=&quot;&quot;;1;IF(ISNA([.N27]);1;IF(NUMBERVALUE(ORG.LIBREOFFICE.REGEX([.N27];&quot;\d+&quot;;))&gt;13;0;1)))" office:value-type="float" office:value="1" calcext:value-type="float">
            <text:p>1</text:p>
          </table:table-cell>
          <table:table-cell table:style-name="ce12" table:formula="of:=IF([.M27]=&quot;&quot;;1;IF(ISNA([.M27]);1;IF(NUMBERVALUE(ORG.LIBREOFFICE.REGEX([.M27];&quot;\d+&quot;;))&gt;14;0;1)))" office:value-type="float" office:value="1" calcext:value-type="float">
            <text:p>1</text:p>
          </table:table-cell>
          <table:table-cell table:style-name="ce6" table:formula="of:=IF([.O27]=&quot;&quot;;1;IF(ISNA([.O27]);1;IF(NUMBERVALUE(ORG.LIBREOFFICE.REGEX([.O27];&quot;\d+&quot;;))&gt;12;0;1)))" office:value-type="float" office:value="0" calcext:value-type="float">
            <text:p>0</text:p>
          </table:table-cell>
          <table:table-cell table:style-name="ce3" table:formula="of:=IF([.Q27]=&quot;&quot;;1;IF(ISNA([.Q27]);1;IF(NUMBERVALUE(ORG.LIBREOFFICE.REGEX([.Q27];&quot;\d+&quot;;))&gt;13;0;1)))" office:value-type="float" office:value="1" calcext:value-type="float">
            <text:p>1</text:p>
          </table:table-cell>
          <table:table-cell table:style-name="ce12" table:formula="of:=IF([.P27]=&quot;&quot;;1;IF(ISNA([.P27]);1;IF(NUMBERVALUE(ORG.LIBREOFFICE.REGEX([.P27];&quot;\d+&quot;;))&gt;14;0;1)))" office:value-type="float" office:value="1" calcext:value-type="float">
            <text:p>1</text:p>
          </table:table-cell>
          <table:table-cell table:style-name="ce6" table:formula="of:=IF([.R27]=&quot;&quot;;1;IF(ISNA([.R27]);1;IF(NUMBERVALUE(ORG.LIBREOFFICE.REGEX([.R27];&quot;\d+&quot;;))&gt;12;0;1)))" office:value-type="float" office:value="1" calcext:value-type="float">
            <text:p>1</text:p>
          </table:table-cell>
          <table:table-cell table:style-name="ce3" table:formula="of:=IF([.T27]=&quot;&quot;;1;IF(ISNA([.T27]);1;IF(NUMBERVALUE(ORG.LIBREOFFICE.REGEX([.T27];&quot;\d+&quot;;))&gt;13;0;1)))" office:value-type="float" office:value="1" calcext:value-type="float">
            <text:p>1</text:p>
          </table:table-cell>
          <table:table-cell table:style-name="ce12" table:formula="of:=IF([.S27]=&quot;&quot;;1;IF(ISNA([.S27]);1;IF(NUMBERVALUE(ORG.LIBREOFFICE.REGEX([.S27];&quot;\d+&quot;;))&gt;14;0;1)))" office:value-type="float" office:value="1" calcext:value-type="float">
            <text:p>1</text:p>
          </table:table-cell>
          <table:table-cell table:style-name="ce3" table:formula="of:=IF([.V27]=0;0;IF([.W27]=0;0;IF([.X27]=0;0;IF([.Y27]=0;0;IF([.Z27]=0;0;IF([.AA27]=0;0;IF([.AB27]=0;0;IF([.AC27]=0;0;IF([.AD27]=0;0;IF([.AE27]=0;0;IF([.AF27]=0;0;IF([.AG27]=0;0;IF([.AH27]=0;0;IF([.AI27]=0;0;IF([.AJ27]=0;0;IF([.AK27]=0;0;IF([.AL27]=0;0;IF([.AM27]=0;0;1))))))))))))))))))" office:value-type="float" office:value="0" calcext:value-type="float">
            <text:p>0</text:p>
          </table:table-cell>
          <table:table-cell table:style-name="ce3" table:formula="of:=IF([.AN27]=1;NUMBERVALUE(ORG.LIBREOFFICE.REGEX([.A27];&quot;\d+&quot;));&quot;&quot;)">
            <text:p/>
          </table:table-cell>
          <table:table-cell/>
        </table:table-row>
        <table:table-row table:style-name="ro1">
          <table:table-cell table:formula="of:=[$Input.A26]" office:value-type="string" office:string-value="Game 26" calcext:value-type="string">
            <text:p>Game 26</text:p>
          </table:table-cell>
          <table:table-cell table:style-name="ce3" table:formula="of:=COUNTIF([$Input.B26:.G26];&quot;&lt;&gt;&quot;)" office:value-type="float" office:value="6" calcext:value-type="float">
            <text:p>6</text:p>
          </table:table-cell>
          <table:table-cell table:style-name="ce2" table:formula="of:=IF(ISBLANK([$Input.B26]);&quot;&quot;;IF(ISNA(ORG.LIBREOFFICE.REGEX([$Input.B26];&quot;\d+.red&quot;;;1));&quot;&quot;;ORG.LIBREOFFICE.REGEX([$Input.B26];&quot;\d+.red&quot;;;1)))" office:value-type="string" office:string-value="20 red" calcext:value-type="string">
            <text:p>20 red</text:p>
          </table:table-cell>
          <table:table-cell table:style-name="ce2" table:formula="of:=IF(ISBLANK([$Input.B26]);&quot;&quot;;IF(ISNA(ORG.LIBREOFFICE.REGEX([$Input.B26];&quot;\d+.blue&quot;;;1));&quot;&quot;;ORG.LIBREOFFICE.REGEX([$Input.B26];&quot;\d+.blue&quot;;;1)))" office:value-type="string" office:string-value="6 blue" calcext:value-type="string">
            <text:p>6 blue</text:p>
          </table:table-cell>
          <table:table-cell table:style-name="ce2" table:formula="of:=IF(ISBLANK([$Input.B26]);&quot;&quot;;IF(ISNA(ORG.LIBREOFFICE.REGEX([$Input.B26];&quot;\d+.green&quot;;;1));&quot;&quot;;ORG.LIBREOFFICE.REGEX([$Input.B26];&quot;\d+.green&quot;;;1)))" office:value-type="string" office:string-value="12 green" calcext:value-type="string">
            <text:p>12 green</text:p>
          </table:table-cell>
          <table:table-cell table:style-name="ce2" table:formula="of:=IF(ISBLANK([$Input.C26]);&quot;&quot;;IF(ISNA(ORG.LIBREOFFICE.REGEX([$Input.C26];&quot;\d+.red&quot;;;1));&quot;&quot;;ORG.LIBREOFFICE.REGEX([$Input.C26];&quot;\d+.red&quot;;;1)))" office:value-type="string" office:string-value="17 red" calcext:value-type="string">
            <text:p>17 red</text:p>
          </table:table-cell>
          <table:table-cell table:style-name="ce2" table:formula="of:=IF(ISBLANK([$Input.C26]);&quot;&quot;;IF(ISNA(ORG.LIBREOFFICE.REGEX([$Input.C26];&quot;\d+.blue&quot;;;1));&quot;&quot;;ORG.LIBREOFFICE.REGEX([$Input.C26];&quot;\d+.blue&quot;;;1)))" office:value-type="string" office:string-value="15 blue" calcext:value-type="string">
            <text:p>15 blue</text:p>
          </table:table-cell>
          <table:table-cell table:style-name="ce2" table:formula="of:=IF(ISBLANK([$Input.C26]);&quot;&quot;;IF(ISNA(ORG.LIBREOFFICE.REGEX([$Input.C26];&quot;\d+.green&quot;;;1));&quot;&quot;;ORG.LIBREOFFICE.REGEX([$Input.C26];&quot;\d+.green&quot;;;1)))" office:value-type="string" office:string-value="9 green" calcext:value-type="string">
            <text:p>9 green</text:p>
          </table:table-cell>
          <table:table-cell table:style-name="ce2" table:formula="of:=IF(ISBLANK([$Input.D26]);&quot;&quot;;IF(ISNA(ORG.LIBREOFFICE.REGEX([$Input.D26];&quot;\d+.red&quot;;;1));&quot;&quot;;ORG.LIBREOFFICE.REGEX([$Input.D26];&quot;\d+.red&quot;;;1)))" office:value-type="string" office:string-value="19 red" calcext:value-type="string">
            <text:p>19 red</text:p>
          </table:table-cell>
          <table:table-cell table:style-name="ce2" table:formula="of:=IF(ISBLANK([$Input.D26]);&quot;&quot;;IF(ISNA(ORG.LIBREOFFICE.REGEX([$Input.D26];&quot;\d+.blue&quot;;;1));&quot;&quot;;ORG.LIBREOFFICE.REGEX([$Input.D26];&quot;\d+.blue&quot;;;1)))" office:value-type="string" office:string-value="3 blue" calcext:value-type="string">
            <text:p>3 blue</text:p>
          </table:table-cell>
          <table:table-cell table:style-name="ce2" table:formula="of:=IF(ISBLANK([$Input.D26]);&quot;&quot;;IF(ISNA(ORG.LIBREOFFICE.REGEX([$Input.D26];&quot;\d+.green&quot;;;1));&quot;&quot;;ORG.LIBREOFFICE.REGEX([$Input.D26];&quot;\d+.green&quot;;;1)))" office:value-type="string" office:string-value="6 green" calcext:value-type="string">
            <text:p>6 green</text:p>
          </table:table-cell>
          <table:table-cell table:style-name="ce2" table:formula="of:=IF(ISBLANK([$Input.E26]);&quot;&quot;;IF(ISNA(ORG.LIBREOFFICE.REGEX([$Input.E26];&quot;\d+.red&quot;;;1));&quot;&quot;;ORG.LIBREOFFICE.REGEX([$Input.E26];&quot;\d+.red&quot;;;1)))" office:value-type="string" office:string-value="1 red" calcext:value-type="string">
            <text:p>1 red</text:p>
          </table:table-cell>
          <table:table-cell table:style-name="ce2" table:formula="of:=IF(ISBLANK([$Input.E26]);&quot;&quot;;IF(ISNA(ORG.LIBREOFFICE.REGEX([$Input.E26];&quot;\d+.blue&quot;;;1));&quot;&quot;;ORG.LIBREOFFICE.REGEX([$Input.E26];&quot;\d+.blue&quot;;;1)))" office:value-type="string" office:string-value="15 blue" calcext:value-type="string">
            <text:p>15 blue</text:p>
          </table:table-cell>
          <table:table-cell table:style-name="ce2" table:formula="of:=IF(ISBLANK([$Input.E26]);&quot;&quot;;IF(ISNA(ORG.LIBREOFFICE.REGEX([$Input.E26];&quot;\d+.green&quot;;;1));&quot;&quot;;ORG.LIBREOFFICE.REGEX([$Input.E26];&quot;\d+.green&quot;;;1)))" office:value-type="string" office:string-value="8 green" calcext:value-type="string">
            <text:p>8 green</text:p>
          </table:table-cell>
          <table:table-cell table:style-name="ce2" table:formula="of:=IF(ISBLANK([$Input.F26]);&quot;&quot;;IF(ISNA(ORG.LIBREOFFICE.REGEX([$Input.F26];&quot;\d+.red&quot;;;1));&quot;&quot;;ORG.LIBREOFFICE.REGEX([$Input.F26];&quot;\d+.red&quot;;;1)))" office:value-type="string" office:string-value="8 red" calcext:value-type="string">
            <text:p>8 red</text:p>
          </table:table-cell>
          <table:table-cell table:style-name="ce2" table:formula="of:=IF(ISBLANK([$Input.F26]);&quot;&quot;;IF(ISNA(ORG.LIBREOFFICE.REGEX([$Input.F26];&quot;\d+.blue&quot;;;1));&quot;&quot;;ORG.LIBREOFFICE.REGEX([$Input.F26];&quot;\d+.blue&quot;;;1)))" office:value-type="string" office:string-value="5 blue" calcext:value-type="string">
            <text:p>5 blue</text:p>
          </table:table-cell>
          <table:table-cell table:style-name="ce2" table:formula="of:=IF(ISBLANK([$Input.F26]);&quot;&quot;;IF(ISNA(ORG.LIBREOFFICE.REGEX([$Input.F26];&quot;\d+.green&quot;;;1));&quot;&quot;;ORG.LIBREOFFICE.REGEX([$Input.F26];&quot;\d+.green&quot;;;1)))" office:value-type="string" office:string-value="10 green" calcext:value-type="string">
            <text:p>10 green</text:p>
          </table:table-cell>
          <table:table-cell table:style-name="ce2" table:formula="of:=IF(ISBLANK([$Input.G26]);&quot;&quot;;IF(ISNA(ORG.LIBREOFFICE.REGEX([$Input.G26];&quot;\d+.red&quot;;;1));&quot;&quot;;ORG.LIBREOFFICE.REGEX([$Input.G26];&quot;\d+.red&quot;;;1)))" office:value-type="string" office:string-value="20 red" calcext:value-type="string">
            <text:p>20 red</text:p>
          </table:table-cell>
          <table:table-cell table:style-name="ce2" table:formula="of:=IF(ISBLANK([$Input.G26]);&quot;&quot;;IF(ISNA(ORG.LIBREOFFICE.REGEX([$Input.G26];&quot;\d+.blue&quot;;;1));&quot;&quot;;ORG.LIBREOFFICE.REGEX([$Input.G26];&quot;\d+.blue&quot;;;1)))" office:value-type="string" office:string-value="18 blue" calcext:value-type="string">
            <text:p>18 blue</text:p>
          </table:table-cell>
          <table:table-cell table:style-name="ce2" table:formula="of:=IF(ISBLANK([$Input.G26]);&quot;&quot;;IF(ISNA(ORG.LIBREOFFICE.REGEX([$Input.G26];&quot;\d+.green&quot;;;1));&quot;&quot;;ORG.LIBREOFFICE.REGEX([$Input.G26];&quot;\d+.green&quot;;;1)))" office:value-type="string" office:string-value="4 green" calcext:value-type="string">
            <text:p>4 green</text:p>
          </table:table-cell>
          <table:table-cell/>
          <table:table-cell table:style-name="ce6" table:formula="of:=IF([.C28]=&quot;&quot;;1;IF(ISNA([.C28]);1;IF(NUMBERVALUE(ORG.LIBREOFFICE.REGEX([.C28];&quot;\d+&quot;;))&gt;12;0;1)))" office:value-type="float" office:value="0" calcext:value-type="float">
            <text:p>0</text:p>
          </table:table-cell>
          <table:table-cell table:style-name="ce3" table:formula="of:=IF([.E28]=&quot;&quot;;1;IF(ISNA([.E28]);1;IF(NUMBERVALUE(ORG.LIBREOFFICE.REGEX([.E28];&quot;\d+&quot;;))&gt;13;0;1)))" office:value-type="float" office:value="1" calcext:value-type="float">
            <text:p>1</text:p>
          </table:table-cell>
          <table:table-cell table:style-name="ce12" table:formula="of:=IF([.D28]=&quot;&quot;;1;IF(ISNA([.D28]);1;IF(NUMBERVALUE(ORG.LIBREOFFICE.REGEX([.D28];&quot;\d+&quot;;))&gt;14;0;1)))" office:value-type="float" office:value="1" calcext:value-type="float">
            <text:p>1</text:p>
          </table:table-cell>
          <table:table-cell table:style-name="ce6" table:formula="of:=IF([.F28]=&quot;&quot;;1;IF(ISNA([.F28]);1;IF(NUMBERVALUE(ORG.LIBREOFFICE.REGEX([.F28];&quot;\d+&quot;;))&gt;12;0;1)))" office:value-type="float" office:value="0" calcext:value-type="float">
            <text:p>0</text:p>
          </table:table-cell>
          <table:table-cell table:style-name="ce3" table:formula="of:=IF([.H28]=&quot;&quot;;1;IF(ISNA([.H28]);1;IF(NUMBERVALUE(ORG.LIBREOFFICE.REGEX([.H28];&quot;\d+&quot;;))&gt;13;0;1)))" office:value-type="float" office:value="1" calcext:value-type="float">
            <text:p>1</text:p>
          </table:table-cell>
          <table:table-cell table:style-name="ce12" table:formula="of:=IF([.G28]=&quot;&quot;;1;IF(ISNA([.G28]);1;IF(NUMBERVALUE(ORG.LIBREOFFICE.REGEX([.G28];&quot;\d+&quot;;))&gt;14;0;1)))" office:value-type="float" office:value="0" calcext:value-type="float">
            <text:p>0</text:p>
          </table:table-cell>
          <table:table-cell table:style-name="ce6" table:formula="of:=IF([.I28]=&quot;&quot;;1;IF(ISNA([.I28]);1;IF(NUMBERVALUE(ORG.LIBREOFFICE.REGEX([.I28];&quot;\d+&quot;;))&gt;12;0;1)))" office:value-type="float" office:value="0" calcext:value-type="float">
            <text:p>0</text:p>
          </table:table-cell>
          <table:table-cell table:style-name="ce3" table:formula="of:=IF([.K28]=&quot;&quot;;1;IF(ISNA([.K28]);1;IF(NUMBERVALUE(ORG.LIBREOFFICE.REGEX([.K28];&quot;\d+&quot;;))&gt;13;0;1)))" office:value-type="float" office:value="1" calcext:value-type="float">
            <text:p>1</text:p>
          </table:table-cell>
          <table:table-cell table:style-name="ce12" table:formula="of:=IF([.J28]=&quot;&quot;;1;IF(ISNA([.J28]);1;IF(NUMBERVALUE(ORG.LIBREOFFICE.REGEX([.J28];&quot;\d+&quot;;))&gt;14;0;1)))" office:value-type="float" office:value="1" calcext:value-type="float">
            <text:p>1</text:p>
          </table:table-cell>
          <table:table-cell table:style-name="ce6" table:formula="of:=IF([.L28]=&quot;&quot;;1;IF(ISNA([.L28]);1;IF(NUMBERVALUE(ORG.LIBREOFFICE.REGEX([.L28];&quot;\d+&quot;;))&gt;12;0;1)))" office:value-type="float" office:value="1" calcext:value-type="float">
            <text:p>1</text:p>
          </table:table-cell>
          <table:table-cell table:style-name="ce3" table:formula="of:=IF([.N28]=&quot;&quot;;1;IF(ISNA([.N28]);1;IF(NUMBERVALUE(ORG.LIBREOFFICE.REGEX([.N28];&quot;\d+&quot;;))&gt;13;0;1)))" office:value-type="float" office:value="1" calcext:value-type="float">
            <text:p>1</text:p>
          </table:table-cell>
          <table:table-cell table:style-name="ce12" table:formula="of:=IF([.M28]=&quot;&quot;;1;IF(ISNA([.M28]);1;IF(NUMBERVALUE(ORG.LIBREOFFICE.REGEX([.M28];&quot;\d+&quot;;))&gt;14;0;1)))" office:value-type="float" office:value="0" calcext:value-type="float">
            <text:p>0</text:p>
          </table:table-cell>
          <table:table-cell table:style-name="ce6" table:formula="of:=IF([.O28]=&quot;&quot;;1;IF(ISNA([.O28]);1;IF(NUMBERVALUE(ORG.LIBREOFFICE.REGEX([.O28];&quot;\d+&quot;;))&gt;12;0;1)))" office:value-type="float" office:value="1" calcext:value-type="float">
            <text:p>1</text:p>
          </table:table-cell>
          <table:table-cell table:style-name="ce3" table:formula="of:=IF([.Q28]=&quot;&quot;;1;IF(ISNA([.Q28]);1;IF(NUMBERVALUE(ORG.LIBREOFFICE.REGEX([.Q28];&quot;\d+&quot;;))&gt;13;0;1)))" office:value-type="float" office:value="1" calcext:value-type="float">
            <text:p>1</text:p>
          </table:table-cell>
          <table:table-cell table:style-name="ce12" table:formula="of:=IF([.P28]=&quot;&quot;;1;IF(ISNA([.P28]);1;IF(NUMBERVALUE(ORG.LIBREOFFICE.REGEX([.P28];&quot;\d+&quot;;))&gt;14;0;1)))" office:value-type="float" office:value="1" calcext:value-type="float">
            <text:p>1</text:p>
          </table:table-cell>
          <table:table-cell table:style-name="ce6" table:formula="of:=IF([.R28]=&quot;&quot;;1;IF(ISNA([.R28]);1;IF(NUMBERVALUE(ORG.LIBREOFFICE.REGEX([.R28];&quot;\d+&quot;;))&gt;12;0;1)))" office:value-type="float" office:value="0" calcext:value-type="float">
            <text:p>0</text:p>
          </table:table-cell>
          <table:table-cell table:style-name="ce3" table:formula="of:=IF([.T28]=&quot;&quot;;1;IF(ISNA([.T28]);1;IF(NUMBERVALUE(ORG.LIBREOFFICE.REGEX([.T28];&quot;\d+&quot;;))&gt;13;0;1)))" office:value-type="float" office:value="1" calcext:value-type="float">
            <text:p>1</text:p>
          </table:table-cell>
          <table:table-cell table:style-name="ce12" table:formula="of:=IF([.S28]=&quot;&quot;;1;IF(ISNA([.S28]);1;IF(NUMBERVALUE(ORG.LIBREOFFICE.REGEX([.S28];&quot;\d+&quot;;))&gt;14;0;1)))" office:value-type="float" office:value="0" calcext:value-type="float">
            <text:p>0</text:p>
          </table:table-cell>
          <table:table-cell table:style-name="ce3" table:formula="of:=IF([.V28]=0;0;IF([.W28]=0;0;IF([.X28]=0;0;IF([.Y28]=0;0;IF([.Z28]=0;0;IF([.AA28]=0;0;IF([.AB28]=0;0;IF([.AC28]=0;0;IF([.AD28]=0;0;IF([.AE28]=0;0;IF([.AF28]=0;0;IF([.AG28]=0;0;IF([.AH28]=0;0;IF([.AI28]=0;0;IF([.AJ28]=0;0;IF([.AK28]=0;0;IF([.AL28]=0;0;IF([.AM28]=0;0;1))))))))))))))))))" office:value-type="float" office:value="0" calcext:value-type="float">
            <text:p>0</text:p>
          </table:table-cell>
          <table:table-cell table:style-name="ce3" table:formula="of:=IF([.AN28]=1;NUMBERVALUE(ORG.LIBREOFFICE.REGEX([.A28];&quot;\d+&quot;));&quot;&quot;)">
            <text:p/>
          </table:table-cell>
          <table:table-cell/>
        </table:table-row>
        <table:table-row table:style-name="ro1">
          <table:table-cell table:formula="of:=[$Input.A27]" office:value-type="string" office:string-value="Game 27" calcext:value-type="string">
            <text:p>Game 27</text:p>
          </table:table-cell>
          <table:table-cell table:style-name="ce3" table:formula="of:=COUNTIF([$Input.B27:.G27];&quot;&lt;&gt;&quot;)" office:value-type="float" office:value="4" calcext:value-type="float">
            <text:p>4</text:p>
          </table:table-cell>
          <table:table-cell table:style-name="ce2" table:formula="of:=IF(ISBLANK([$Input.B27]);&quot;&quot;;IF(ISNA(ORG.LIBREOFFICE.REGEX([$Input.B27];&quot;\d+.red&quot;;;1));&quot;&quot;;ORG.LIBREOFFICE.REGEX([$Input.B27];&quot;\d+.red&quot;;;1)))" office:value-type="string" office:string-value="7 red" calcext:value-type="string">
            <text:p>7 red</text:p>
          </table:table-cell>
          <table:table-cell table:style-name="ce2" table:formula="of:=IF(ISBLANK([$Input.B27]);&quot;&quot;;IF(ISNA(ORG.LIBREOFFICE.REGEX([$Input.B27];&quot;\d+.blue&quot;;;1));&quot;&quot;;ORG.LIBREOFFICE.REGEX([$Input.B27];&quot;\d+.blue&quot;;;1)))" office:value-type="string" office:string-value="2 blue" calcext:value-type="string">
            <text:p>2 blue</text:p>
          </table:table-cell>
          <table:table-cell table:style-name="ce2" table:formula="of:=IF(ISBLANK([$Input.B27]);&quot;&quot;;IF(ISNA(ORG.LIBREOFFICE.REGEX([$Input.B27];&quot;\d+.green&quot;;;1));&quot;&quot;;ORG.LIBREOFFICE.REGEX([$Input.B27];&quot;\d+.green&quot;;;1)))" office:value-type="string" office:string-value="3 green" calcext:value-type="string">
            <text:p>3 green</text:p>
          </table:table-cell>
          <table:table-cell table:style-name="ce2" table:formula="of:=IF(ISBLANK([$Input.C27]);&quot;&quot;;IF(ISNA(ORG.LIBREOFFICE.REGEX([$Input.C27];&quot;\d+.red&quot;;;1));&quot;&quot;;ORG.LIBREOFFICE.REGEX([$Input.C27];&quot;\d+.red&quot;;;1)))" office:value-type="string" office:string-value="4 red" calcext:value-type="string">
            <text:p>4 red</text:p>
          </table:table-cell>
          <table:table-cell table:style-name="ce2" table:formula="of:=IF(ISBLANK([$Input.C27]);&quot;&quot;;IF(ISNA(ORG.LIBREOFFICE.REGEX([$Input.C27];&quot;\d+.blue&quot;;;1));&quot;&quot;;ORG.LIBREOFFICE.REGEX([$Input.C27];&quot;\d+.blue&quot;;;1)))" office:value-type="string" office:string-value="2 blue" calcext:value-type="string">
            <text:p>2 blue</text:p>
          </table:table-cell>
          <table:table-cell table:style-name="ce2" table:formula="of:=IF(ISBLANK([$Input.C27]);&quot;&quot;;IF(ISNA(ORG.LIBREOFFICE.REGEX([$Input.C27];&quot;\d+.green&quot;;;1));&quot;&quot;;ORG.LIBREOFFICE.REGEX([$Input.C27];&quot;\d+.green&quot;;;1)))">
            <text:p/>
          </table:table-cell>
          <table:table-cell table:style-name="ce2" table:formula="of:=IF(ISBLANK([$Input.D27]);&quot;&quot;;IF(ISNA(ORG.LIBREOFFICE.REGEX([$Input.D27];&quot;\d+.red&quot;;;1));&quot;&quot;;ORG.LIBREOFFICE.REGEX([$Input.D27];&quot;\d+.red&quot;;;1)))">
            <text:p/>
          </table:table-cell>
          <table:table-cell table:style-name="ce2" table:formula="of:=IF(ISBLANK([$Input.D27]);&quot;&quot;;IF(ISNA(ORG.LIBREOFFICE.REGEX([$Input.D27];&quot;\d+.blue&quot;;;1));&quot;&quot;;ORG.LIBREOFFICE.REGEX([$Input.D27];&quot;\d+.blue&quot;;;1)))" office:value-type="string" office:string-value="5 blue" calcext:value-type="string">
            <text:p>5 blue</text:p>
          </table:table-cell>
          <table:table-cell table:style-name="ce2" table:formula="of:=IF(ISBLANK([$Input.D27]);&quot;&quot;;IF(ISNA(ORG.LIBREOFFICE.REGEX([$Input.D27];&quot;\d+.green&quot;;;1));&quot;&quot;;ORG.LIBREOFFICE.REGEX([$Input.D27];&quot;\d+.green&quot;;;1)))" office:value-type="string" office:string-value="5 green" calcext:value-type="string">
            <text:p>5 green</text:p>
          </table:table-cell>
          <table:table-cell table:style-name="ce2" table:formula="of:=IF(ISBLANK([$Input.E27]);&quot;&quot;;IF(ISNA(ORG.LIBREOFFICE.REGEX([$Input.E27];&quot;\d+.red&quot;;;1));&quot;&quot;;ORG.LIBREOFFICE.REGEX([$Input.E27];&quot;\d+.red&quot;;;1)))" office:value-type="string" office:string-value="2 red" calcext:value-type="string">
            <text:p>2 red</text:p>
          </table:table-cell>
          <table:table-cell table:style-name="ce2" table:formula="of:=IF(ISBLANK([$Input.E27]);&quot;&quot;;IF(ISNA(ORG.LIBREOFFICE.REGEX([$Input.E27];&quot;\d+.blue&quot;;;1));&quot;&quot;;ORG.LIBREOFFICE.REGEX([$Input.E27];&quot;\d+.blue&quot;;;1)))" office:value-type="string" office:string-value="8 blue" calcext:value-type="string">
            <text:p>8 blue</text:p>
          </table:table-cell>
          <table:table-cell table:style-name="ce2" table:formula="of:=IF(ISBLANK([$Input.E27]);&quot;&quot;;IF(ISNA(ORG.LIBREOFFICE.REGEX([$Input.E27];&quot;\d+.green&quot;;;1));&quot;&quot;;ORG.LIBREOFFICE.REGEX([$Input.E27];&quot;\d+.green&quot;;;1)))" office:value-type="string" office:string-value="6 green" calcext:value-type="string">
            <text:p>6 green</text:p>
          </table:table-cell>
          <table:table-cell table:style-name="ce2" table:formula="of:=IF(ISBLANK([$Input.F27]);&quot;&quot;;IF(ISNA(ORG.LIBREOFFICE.REGEX([$Input.F27];&quot;\d+.red&quot;;;1));&quot;&quot;;ORG.LIBREOFFICE.REGEX([$Input.F27];&quot;\d+.red&quot;;;1)))">
            <text:p/>
          </table:table-cell>
          <table:table-cell table:style-name="ce2" table:formula="of:=IF(ISBLANK([$Input.F27]);&quot;&quot;;IF(ISNA(ORG.LIBREOFFICE.REGEX([$Input.F27];&quot;\d+.blue&quot;;;1));&quot;&quot;;ORG.LIBREOFFICE.REGEX([$Input.F27];&quot;\d+.blue&quot;;;1)))">
            <text:p/>
          </table:table-cell>
          <table:table-cell table:style-name="ce2" table:formula="of:=IF(ISBLANK([$Input.F27]);&quot;&quot;;IF(ISNA(ORG.LIBREOFFICE.REGEX([$Input.F27];&quot;\d+.green&quot;;;1));&quot;&quot;;ORG.LIBREOFFICE.REGEX([$Input.F27];&quot;\d+.green&quot;;;1)))">
            <text:p/>
          </table:table-cell>
          <table:table-cell table:style-name="ce2" table:formula="of:=IF(ISBLANK([$Input.G27]);&quot;&quot;;IF(ISNA(ORG.LIBREOFFICE.REGEX([$Input.G27];&quot;\d+.red&quot;;;1));&quot;&quot;;ORG.LIBREOFFICE.REGEX([$Input.G27];&quot;\d+.red&quot;;;1)))">
            <text:p/>
          </table:table-cell>
          <table:table-cell table:style-name="ce2" table:formula="of:=IF(ISBLANK([$Input.G27]);&quot;&quot;;IF(ISNA(ORG.LIBREOFFICE.REGEX([$Input.G27];&quot;\d+.blue&quot;;;1));&quot;&quot;;ORG.LIBREOFFICE.REGEX([$Input.G27];&quot;\d+.blue&quot;;;1)))">
            <text:p/>
          </table:table-cell>
          <table:table-cell table:style-name="ce2" table:formula="of:=IF(ISBLANK([$Input.G27]);&quot;&quot;;IF(ISNA(ORG.LIBREOFFICE.REGEX([$Input.G27];&quot;\d+.green&quot;;;1));&quot;&quot;;ORG.LIBREOFFICE.REGEX([$Input.G27];&quot;\d+.green&quot;;;1)))">
            <text:p/>
          </table:table-cell>
          <table:table-cell/>
          <table:table-cell table:style-name="ce6" table:formula="of:=IF([.C29]=&quot;&quot;;1;IF(ISNA([.C29]);1;IF(NUMBERVALUE(ORG.LIBREOFFICE.REGEX([.C29];&quot;\d+&quot;;))&gt;12;0;1)))" office:value-type="float" office:value="1" calcext:value-type="float">
            <text:p>1</text:p>
          </table:table-cell>
          <table:table-cell table:style-name="ce3" table:formula="of:=IF([.E29]=&quot;&quot;;1;IF(ISNA([.E29]);1;IF(NUMBERVALUE(ORG.LIBREOFFICE.REGEX([.E29];&quot;\d+&quot;;))&gt;13;0;1)))" office:value-type="float" office:value="1" calcext:value-type="float">
            <text:p>1</text:p>
          </table:table-cell>
          <table:table-cell table:style-name="ce12" table:formula="of:=IF([.D29]=&quot;&quot;;1;IF(ISNA([.D29]);1;IF(NUMBERVALUE(ORG.LIBREOFFICE.REGEX([.D29];&quot;\d+&quot;;))&gt;14;0;1)))" office:value-type="float" office:value="1" calcext:value-type="float">
            <text:p>1</text:p>
          </table:table-cell>
          <table:table-cell table:style-name="ce6" table:formula="of:=IF([.F29]=&quot;&quot;;1;IF(ISNA([.F29]);1;IF(NUMBERVALUE(ORG.LIBREOFFICE.REGEX([.F29];&quot;\d+&quot;;))&gt;12;0;1)))" office:value-type="float" office:value="1" calcext:value-type="float">
            <text:p>1</text:p>
          </table:table-cell>
          <table:table-cell table:style-name="ce3" table:formula="of:=IF([.H29]=&quot;&quot;;1;IF(ISNA([.H29]);1;IF(NUMBERVALUE(ORG.LIBREOFFICE.REGEX([.H29];&quot;\d+&quot;;))&gt;13;0;1)))" office:value-type="float" office:value="1" calcext:value-type="float">
            <text:p>1</text:p>
          </table:table-cell>
          <table:table-cell table:style-name="ce12" table:formula="of:=IF([.G29]=&quot;&quot;;1;IF(ISNA([.G29]);1;IF(NUMBERVALUE(ORG.LIBREOFFICE.REGEX([.G29];&quot;\d+&quot;;))&gt;14;0;1)))" office:value-type="float" office:value="1" calcext:value-type="float">
            <text:p>1</text:p>
          </table:table-cell>
          <table:table-cell table:style-name="ce6" table:formula="of:=IF([.I29]=&quot;&quot;;1;IF(ISNA([.I29]);1;IF(NUMBERVALUE(ORG.LIBREOFFICE.REGEX([.I29];&quot;\d+&quot;;))&gt;12;0;1)))" office:value-type="float" office:value="1" calcext:value-type="float">
            <text:p>1</text:p>
          </table:table-cell>
          <table:table-cell table:style-name="ce3" table:formula="of:=IF([.K29]=&quot;&quot;;1;IF(ISNA([.K29]);1;IF(NUMBERVALUE(ORG.LIBREOFFICE.REGEX([.K29];&quot;\d+&quot;;))&gt;13;0;1)))" office:value-type="float" office:value="1" calcext:value-type="float">
            <text:p>1</text:p>
          </table:table-cell>
          <table:table-cell table:style-name="ce12" table:formula="of:=IF([.J29]=&quot;&quot;;1;IF(ISNA([.J29]);1;IF(NUMBERVALUE(ORG.LIBREOFFICE.REGEX([.J29];&quot;\d+&quot;;))&gt;14;0;1)))" office:value-type="float" office:value="1" calcext:value-type="float">
            <text:p>1</text:p>
          </table:table-cell>
          <table:table-cell table:style-name="ce6" table:formula="of:=IF([.L29]=&quot;&quot;;1;IF(ISNA([.L29]);1;IF(NUMBERVALUE(ORG.LIBREOFFICE.REGEX([.L29];&quot;\d+&quot;;))&gt;12;0;1)))" office:value-type="float" office:value="1" calcext:value-type="float">
            <text:p>1</text:p>
          </table:table-cell>
          <table:table-cell table:style-name="ce3" table:formula="of:=IF([.N29]=&quot;&quot;;1;IF(ISNA([.N29]);1;IF(NUMBERVALUE(ORG.LIBREOFFICE.REGEX([.N29];&quot;\d+&quot;;))&gt;13;0;1)))" office:value-type="float" office:value="1" calcext:value-type="float">
            <text:p>1</text:p>
          </table:table-cell>
          <table:table-cell table:style-name="ce12" table:formula="of:=IF([.M29]=&quot;&quot;;1;IF(ISNA([.M29]);1;IF(NUMBERVALUE(ORG.LIBREOFFICE.REGEX([.M29];&quot;\d+&quot;;))&gt;14;0;1)))" office:value-type="float" office:value="1" calcext:value-type="float">
            <text:p>1</text:p>
          </table:table-cell>
          <table:table-cell table:style-name="ce6" table:formula="of:=IF([.O29]=&quot;&quot;;1;IF(ISNA([.O29]);1;IF(NUMBERVALUE(ORG.LIBREOFFICE.REGEX([.O29];&quot;\d+&quot;;))&gt;12;0;1)))" office:value-type="float" office:value="1" calcext:value-type="float">
            <text:p>1</text:p>
          </table:table-cell>
          <table:table-cell table:style-name="ce3" table:formula="of:=IF([.Q29]=&quot;&quot;;1;IF(ISNA([.Q29]);1;IF(NUMBERVALUE(ORG.LIBREOFFICE.REGEX([.Q29];&quot;\d+&quot;;))&gt;13;0;1)))" office:value-type="float" office:value="1" calcext:value-type="float">
            <text:p>1</text:p>
          </table:table-cell>
          <table:table-cell table:style-name="ce12" table:formula="of:=IF([.P29]=&quot;&quot;;1;IF(ISNA([.P29]);1;IF(NUMBERVALUE(ORG.LIBREOFFICE.REGEX([.P29];&quot;\d+&quot;;))&gt;14;0;1)))" office:value-type="float" office:value="1" calcext:value-type="float">
            <text:p>1</text:p>
          </table:table-cell>
          <table:table-cell table:style-name="ce6" table:formula="of:=IF([.R29]=&quot;&quot;;1;IF(ISNA([.R29]);1;IF(NUMBERVALUE(ORG.LIBREOFFICE.REGEX([.R29];&quot;\d+&quot;;))&gt;12;0;1)))" office:value-type="float" office:value="1" calcext:value-type="float">
            <text:p>1</text:p>
          </table:table-cell>
          <table:table-cell table:style-name="ce3" table:formula="of:=IF([.T29]=&quot;&quot;;1;IF(ISNA([.T29]);1;IF(NUMBERVALUE(ORG.LIBREOFFICE.REGEX([.T29];&quot;\d+&quot;;))&gt;13;0;1)))" office:value-type="float" office:value="1" calcext:value-type="float">
            <text:p>1</text:p>
          </table:table-cell>
          <table:table-cell table:style-name="ce12" table:formula="of:=IF([.S29]=&quot;&quot;;1;IF(ISNA([.S29]);1;IF(NUMBERVALUE(ORG.LIBREOFFICE.REGEX([.S29];&quot;\d+&quot;;))&gt;14;0;1)))" office:value-type="float" office:value="1" calcext:value-type="float">
            <text:p>1</text:p>
          </table:table-cell>
          <table:table-cell table:style-name="ce3" table:formula="of:=IF([.V29]=0;0;IF([.W29]=0;0;IF([.X29]=0;0;IF([.Y29]=0;0;IF([.Z29]=0;0;IF([.AA29]=0;0;IF([.AB29]=0;0;IF([.AC29]=0;0;IF([.AD29]=0;0;IF([.AE29]=0;0;IF([.AF29]=0;0;IF([.AG29]=0;0;IF([.AH29]=0;0;IF([.AI29]=0;0;IF([.AJ29]=0;0;IF([.AK29]=0;0;IF([.AL29]=0;0;IF([.AM29]=0;0;1))))))))))))))))))" office:value-type="float" office:value="1" calcext:value-type="float">
            <text:p>1</text:p>
          </table:table-cell>
          <table:table-cell table:style-name="ce3" table:formula="of:=IF([.AN29]=1;NUMBERVALUE(ORG.LIBREOFFICE.REGEX([.A29];&quot;\d+&quot;));&quot;&quot;)"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$Input.A28]" office:value-type="string" office:string-value="Game 28" calcext:value-type="string">
            <text:p>Game 28</text:p>
          </table:table-cell>
          <table:table-cell table:style-name="ce3" table:formula="of:=COUNTIF([$Input.B28:.G28];&quot;&lt;&gt;&quot;)" office:value-type="float" office:value="5" calcext:value-type="float">
            <text:p>5</text:p>
          </table:table-cell>
          <table:table-cell table:style-name="ce2" table:formula="of:=IF(ISBLANK([$Input.B28]);&quot;&quot;;IF(ISNA(ORG.LIBREOFFICE.REGEX([$Input.B28];&quot;\d+.red&quot;;;1));&quot;&quot;;ORG.LIBREOFFICE.REGEX([$Input.B28];&quot;\d+.red&quot;;;1)))" office:value-type="string" office:string-value="6 red" calcext:value-type="string">
            <text:p>6 red</text:p>
          </table:table-cell>
          <table:table-cell table:style-name="ce2" table:formula="of:=IF(ISBLANK([$Input.B28]);&quot;&quot;;IF(ISNA(ORG.LIBREOFFICE.REGEX([$Input.B28];&quot;\d+.blue&quot;;;1));&quot;&quot;;ORG.LIBREOFFICE.REGEX([$Input.B28];&quot;\d+.blue&quot;;;1)))">
            <text:p/>
          </table:table-cell>
          <table:table-cell table:style-name="ce2" table:formula="of:=IF(ISBLANK([$Input.B28]);&quot;&quot;;IF(ISNA(ORG.LIBREOFFICE.REGEX([$Input.B28];&quot;\d+.green&quot;;;1));&quot;&quot;;ORG.LIBREOFFICE.REGEX([$Input.B28];&quot;\d+.green&quot;;;1)))" office:value-type="string" office:string-value="1 green" calcext:value-type="string">
            <text:p>1 green</text:p>
          </table:table-cell>
          <table:table-cell table:style-name="ce2" table:formula="of:=IF(ISBLANK([$Input.C28]);&quot;&quot;;IF(ISNA(ORG.LIBREOFFICE.REGEX([$Input.C28];&quot;\d+.red&quot;;;1));&quot;&quot;;ORG.LIBREOFFICE.REGEX([$Input.C28];&quot;\d+.red&quot;;;1)))" office:value-type="string" office:string-value="3 red" calcext:value-type="string">
            <text:p>3 red</text:p>
          </table:table-cell>
          <table:table-cell table:style-name="ce2" table:formula="of:=IF(ISBLANK([$Input.C28]);&quot;&quot;;IF(ISNA(ORG.LIBREOFFICE.REGEX([$Input.C28];&quot;\d+.blue&quot;;;1));&quot;&quot;;ORG.LIBREOFFICE.REGEX([$Input.C28];&quot;\d+.blue&quot;;;1)))" office:value-type="string" office:string-value="3 blue" calcext:value-type="string">
            <text:p>3 blue</text:p>
          </table:table-cell>
          <table:table-cell table:style-name="ce2" table:formula="of:=IF(ISBLANK([$Input.C28]);&quot;&quot;;IF(ISNA(ORG.LIBREOFFICE.REGEX([$Input.C28];&quot;\d+.green&quot;;;1));&quot;&quot;;ORG.LIBREOFFICE.REGEX([$Input.C28];&quot;\d+.green&quot;;;1)))">
            <text:p/>
          </table:table-cell>
          <table:table-cell table:style-name="ce2" table:formula="of:=IF(ISBLANK([$Input.D28]);&quot;&quot;;IF(ISNA(ORG.LIBREOFFICE.REGEX([$Input.D28];&quot;\d+.red&quot;;;1));&quot;&quot;;ORG.LIBREOFFICE.REGEX([$Input.D28];&quot;\d+.red&quot;;;1)))" office:value-type="string" office:string-value="4 red" calcext:value-type="string">
            <text:p>4 red</text:p>
          </table:table-cell>
          <table:table-cell table:style-name="ce2" table:formula="of:=IF(ISBLANK([$Input.D28]);&quot;&quot;;IF(ISNA(ORG.LIBREOFFICE.REGEX([$Input.D28];&quot;\d+.blue&quot;;;1));&quot;&quot;;ORG.LIBREOFFICE.REGEX([$Input.D28];&quot;\d+.blue&quot;;;1)))">
            <text:p/>
          </table:table-cell>
          <table:table-cell table:style-name="ce2" table:formula="of:=IF(ISBLANK([$Input.D28]);&quot;&quot;;IF(ISNA(ORG.LIBREOFFICE.REGEX([$Input.D28];&quot;\d+.green&quot;;;1));&quot;&quot;;ORG.LIBREOFFICE.REGEX([$Input.D28];&quot;\d+.green&quot;;;1)))" office:value-type="string" office:string-value="1 green" calcext:value-type="string">
            <text:p>1 green</text:p>
          </table:table-cell>
          <table:table-cell table:style-name="ce2" table:formula="of:=IF(ISBLANK([$Input.E28]);&quot;&quot;;IF(ISNA(ORG.LIBREOFFICE.REGEX([$Input.E28];&quot;\d+.red&quot;;;1));&quot;&quot;;ORG.LIBREOFFICE.REGEX([$Input.E28];&quot;\d+.red&quot;;;1)))" office:value-type="string" office:string-value="1 red" calcext:value-type="string">
            <text:p>1 red</text:p>
          </table:table-cell>
          <table:table-cell table:style-name="ce2" table:formula="of:=IF(ISBLANK([$Input.E28]);&quot;&quot;;IF(ISNA(ORG.LIBREOFFICE.REGEX([$Input.E28];&quot;\d+.blue&quot;;;1));&quot;&quot;;ORG.LIBREOFFICE.REGEX([$Input.E28];&quot;\d+.blue&quot;;;1)))" office:value-type="string" office:string-value="2 blue" calcext:value-type="string">
            <text:p>2 blue</text:p>
          </table:table-cell>
          <table:table-cell table:style-name="ce2" table:formula="of:=IF(ISBLANK([$Input.E28]);&quot;&quot;;IF(ISNA(ORG.LIBREOFFICE.REGEX([$Input.E28];&quot;\d+.green&quot;;;1));&quot;&quot;;ORG.LIBREOFFICE.REGEX([$Input.E28];&quot;\d+.green&quot;;;1)))">
            <text:p/>
          </table:table-cell>
          <table:table-cell table:style-name="ce2" table:formula="of:=IF(ISBLANK([$Input.F28]);&quot;&quot;;IF(ISNA(ORG.LIBREOFFICE.REGEX([$Input.F28];&quot;\d+.red&quot;;;1));&quot;&quot;;ORG.LIBREOFFICE.REGEX([$Input.F28];&quot;\d+.red&quot;;;1)))" office:value-type="string" office:string-value="2 red" calcext:value-type="string">
            <text:p>2 red</text:p>
          </table:table-cell>
          <table:table-cell table:style-name="ce2" table:formula="of:=IF(ISBLANK([$Input.F28]);&quot;&quot;;IF(ISNA(ORG.LIBREOFFICE.REGEX([$Input.F28];&quot;\d+.blue&quot;;;1));&quot;&quot;;ORG.LIBREOFFICE.REGEX([$Input.F28];&quot;\d+.blue&quot;;;1)))">
            <text:p/>
          </table:table-cell>
          <table:table-cell table:style-name="ce2" table:formula="of:=IF(ISBLANK([$Input.F28]);&quot;&quot;;IF(ISNA(ORG.LIBREOFFICE.REGEX([$Input.F28];&quot;\d+.green&quot;;;1));&quot;&quot;;ORG.LIBREOFFICE.REGEX([$Input.F28];&quot;\d+.green&quot;;;1)))">
            <text:p/>
          </table:table-cell>
          <table:table-cell table:style-name="ce2" table:formula="of:=IF(ISBLANK([$Input.G28]);&quot;&quot;;IF(ISNA(ORG.LIBREOFFICE.REGEX([$Input.G28];&quot;\d+.red&quot;;;1));&quot;&quot;;ORG.LIBREOFFICE.REGEX([$Input.G28];&quot;\d+.red&quot;;;1)))">
            <text:p/>
          </table:table-cell>
          <table:table-cell table:style-name="ce2" table:formula="of:=IF(ISBLANK([$Input.G28]);&quot;&quot;;IF(ISNA(ORG.LIBREOFFICE.REGEX([$Input.G28];&quot;\d+.blue&quot;;;1));&quot;&quot;;ORG.LIBREOFFICE.REGEX([$Input.G28];&quot;\d+.blue&quot;;;1)))">
            <text:p/>
          </table:table-cell>
          <table:table-cell table:style-name="ce2" table:formula="of:=IF(ISBLANK([$Input.G28]);&quot;&quot;;IF(ISNA(ORG.LIBREOFFICE.REGEX([$Input.G28];&quot;\d+.green&quot;;;1));&quot;&quot;;ORG.LIBREOFFICE.REGEX([$Input.G28];&quot;\d+.green&quot;;;1)))">
            <text:p/>
          </table:table-cell>
          <table:table-cell/>
          <table:table-cell table:style-name="ce6" table:formula="of:=IF([.C30]=&quot;&quot;;1;IF(ISNA([.C30]);1;IF(NUMBERVALUE(ORG.LIBREOFFICE.REGEX([.C30];&quot;\d+&quot;;))&gt;12;0;1)))" office:value-type="float" office:value="1" calcext:value-type="float">
            <text:p>1</text:p>
          </table:table-cell>
          <table:table-cell table:style-name="ce3" table:formula="of:=IF([.E30]=&quot;&quot;;1;IF(ISNA([.E30]);1;IF(NUMBERVALUE(ORG.LIBREOFFICE.REGEX([.E30];&quot;\d+&quot;;))&gt;13;0;1)))" office:value-type="float" office:value="1" calcext:value-type="float">
            <text:p>1</text:p>
          </table:table-cell>
          <table:table-cell table:style-name="ce12" table:formula="of:=IF([.D30]=&quot;&quot;;1;IF(ISNA([.D30]);1;IF(NUMBERVALUE(ORG.LIBREOFFICE.REGEX([.D30];&quot;\d+&quot;;))&gt;14;0;1)))" office:value-type="float" office:value="1" calcext:value-type="float">
            <text:p>1</text:p>
          </table:table-cell>
          <table:table-cell table:style-name="ce6" table:formula="of:=IF([.F30]=&quot;&quot;;1;IF(ISNA([.F30]);1;IF(NUMBERVALUE(ORG.LIBREOFFICE.REGEX([.F30];&quot;\d+&quot;;))&gt;12;0;1)))" office:value-type="float" office:value="1" calcext:value-type="float">
            <text:p>1</text:p>
          </table:table-cell>
          <table:table-cell table:style-name="ce3" table:formula="of:=IF([.H30]=&quot;&quot;;1;IF(ISNA([.H30]);1;IF(NUMBERVALUE(ORG.LIBREOFFICE.REGEX([.H30];&quot;\d+&quot;;))&gt;13;0;1)))" office:value-type="float" office:value="1" calcext:value-type="float">
            <text:p>1</text:p>
          </table:table-cell>
          <table:table-cell table:style-name="ce12" table:formula="of:=IF([.G30]=&quot;&quot;;1;IF(ISNA([.G30]);1;IF(NUMBERVALUE(ORG.LIBREOFFICE.REGEX([.G30];&quot;\d+&quot;;))&gt;14;0;1)))" office:value-type="float" office:value="1" calcext:value-type="float">
            <text:p>1</text:p>
          </table:table-cell>
          <table:table-cell table:style-name="ce6" table:formula="of:=IF([.I30]=&quot;&quot;;1;IF(ISNA([.I30]);1;IF(NUMBERVALUE(ORG.LIBREOFFICE.REGEX([.I30];&quot;\d+&quot;;))&gt;12;0;1)))" office:value-type="float" office:value="1" calcext:value-type="float">
            <text:p>1</text:p>
          </table:table-cell>
          <table:table-cell table:style-name="ce3" table:formula="of:=IF([.K30]=&quot;&quot;;1;IF(ISNA([.K30]);1;IF(NUMBERVALUE(ORG.LIBREOFFICE.REGEX([.K30];&quot;\d+&quot;;))&gt;13;0;1)))" office:value-type="float" office:value="1" calcext:value-type="float">
            <text:p>1</text:p>
          </table:table-cell>
          <table:table-cell table:style-name="ce12" table:formula="of:=IF([.J30]=&quot;&quot;;1;IF(ISNA([.J30]);1;IF(NUMBERVALUE(ORG.LIBREOFFICE.REGEX([.J30];&quot;\d+&quot;;))&gt;14;0;1)))" office:value-type="float" office:value="1" calcext:value-type="float">
            <text:p>1</text:p>
          </table:table-cell>
          <table:table-cell table:style-name="ce6" table:formula="of:=IF([.L30]=&quot;&quot;;1;IF(ISNA([.L30]);1;IF(NUMBERVALUE(ORG.LIBREOFFICE.REGEX([.L30];&quot;\d+&quot;;))&gt;12;0;1)))" office:value-type="float" office:value="1" calcext:value-type="float">
            <text:p>1</text:p>
          </table:table-cell>
          <table:table-cell table:style-name="ce3" table:formula="of:=IF([.N30]=&quot;&quot;;1;IF(ISNA([.N30]);1;IF(NUMBERVALUE(ORG.LIBREOFFICE.REGEX([.N30];&quot;\d+&quot;;))&gt;13;0;1)))" office:value-type="float" office:value="1" calcext:value-type="float">
            <text:p>1</text:p>
          </table:table-cell>
          <table:table-cell table:style-name="ce12" table:formula="of:=IF([.M30]=&quot;&quot;;1;IF(ISNA([.M30]);1;IF(NUMBERVALUE(ORG.LIBREOFFICE.REGEX([.M30];&quot;\d+&quot;;))&gt;14;0;1)))" office:value-type="float" office:value="1" calcext:value-type="float">
            <text:p>1</text:p>
          </table:table-cell>
          <table:table-cell table:style-name="ce6" table:formula="of:=IF([.O30]=&quot;&quot;;1;IF(ISNA([.O30]);1;IF(NUMBERVALUE(ORG.LIBREOFFICE.REGEX([.O30];&quot;\d+&quot;;))&gt;12;0;1)))" office:value-type="float" office:value="1" calcext:value-type="float">
            <text:p>1</text:p>
          </table:table-cell>
          <table:table-cell table:style-name="ce3" table:formula="of:=IF([.Q30]=&quot;&quot;;1;IF(ISNA([.Q30]);1;IF(NUMBERVALUE(ORG.LIBREOFFICE.REGEX([.Q30];&quot;\d+&quot;;))&gt;13;0;1)))" office:value-type="float" office:value="1" calcext:value-type="float">
            <text:p>1</text:p>
          </table:table-cell>
          <table:table-cell table:style-name="ce12" table:formula="of:=IF([.P30]=&quot;&quot;;1;IF(ISNA([.P30]);1;IF(NUMBERVALUE(ORG.LIBREOFFICE.REGEX([.P30];&quot;\d+&quot;;))&gt;14;0;1)))" office:value-type="float" office:value="1" calcext:value-type="float">
            <text:p>1</text:p>
          </table:table-cell>
          <table:table-cell table:style-name="ce6" table:formula="of:=IF([.R30]=&quot;&quot;;1;IF(ISNA([.R30]);1;IF(NUMBERVALUE(ORG.LIBREOFFICE.REGEX([.R30];&quot;\d+&quot;;))&gt;12;0;1)))" office:value-type="float" office:value="1" calcext:value-type="float">
            <text:p>1</text:p>
          </table:table-cell>
          <table:table-cell table:style-name="ce3" table:formula="of:=IF([.T30]=&quot;&quot;;1;IF(ISNA([.T30]);1;IF(NUMBERVALUE(ORG.LIBREOFFICE.REGEX([.T30];&quot;\d+&quot;;))&gt;13;0;1)))" office:value-type="float" office:value="1" calcext:value-type="float">
            <text:p>1</text:p>
          </table:table-cell>
          <table:table-cell table:style-name="ce12" table:formula="of:=IF([.S30]=&quot;&quot;;1;IF(ISNA([.S30]);1;IF(NUMBERVALUE(ORG.LIBREOFFICE.REGEX([.S30];&quot;\d+&quot;;))&gt;14;0;1)))" office:value-type="float" office:value="1" calcext:value-type="float">
            <text:p>1</text:p>
          </table:table-cell>
          <table:table-cell table:style-name="ce3" table:formula="of:=IF([.V30]=0;0;IF([.W30]=0;0;IF([.X30]=0;0;IF([.Y30]=0;0;IF([.Z30]=0;0;IF([.AA30]=0;0;IF([.AB30]=0;0;IF([.AC30]=0;0;IF([.AD30]=0;0;IF([.AE30]=0;0;IF([.AF30]=0;0;IF([.AG30]=0;0;IF([.AH30]=0;0;IF([.AI30]=0;0;IF([.AJ30]=0;0;IF([.AK30]=0;0;IF([.AL30]=0;0;IF([.AM30]=0;0;1))))))))))))))))))" office:value-type="float" office:value="1" calcext:value-type="float">
            <text:p>1</text:p>
          </table:table-cell>
          <table:table-cell table:style-name="ce3" table:formula="of:=IF([.AN30]=1;NUMBERVALUE(ORG.LIBREOFFICE.REGEX([.A30];&quot;\d+&quot;));&quot;&quot;)"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$Input.A29]" office:value-type="string" office:string-value="Game 29" calcext:value-type="string">
            <text:p>Game 29</text:p>
          </table:table-cell>
          <table:table-cell table:style-name="ce3" table:formula="of:=COUNTIF([$Input.B29:.G29];&quot;&lt;&gt;&quot;)" office:value-type="float" office:value="5" calcext:value-type="float">
            <text:p>5</text:p>
          </table:table-cell>
          <table:table-cell table:style-name="ce2" table:formula="of:=IF(ISBLANK([$Input.B29]);&quot;&quot;;IF(ISNA(ORG.LIBREOFFICE.REGEX([$Input.B29];&quot;\d+.red&quot;;;1));&quot;&quot;;ORG.LIBREOFFICE.REGEX([$Input.B29];&quot;\d+.red&quot;;;1)))">
            <text:p/>
          </table:table-cell>
          <table:table-cell table:style-name="ce2" table:formula="of:=IF(ISBLANK([$Input.B29]);&quot;&quot;;IF(ISNA(ORG.LIBREOFFICE.REGEX([$Input.B29];&quot;\d+.blue&quot;;;1));&quot;&quot;;ORG.LIBREOFFICE.REGEX([$Input.B29];&quot;\d+.blue&quot;;;1)))" office:value-type="string" office:string-value="8 blue" calcext:value-type="string">
            <text:p>8 blue</text:p>
          </table:table-cell>
          <table:table-cell table:style-name="ce2" table:formula="of:=IF(ISBLANK([$Input.B29]);&quot;&quot;;IF(ISNA(ORG.LIBREOFFICE.REGEX([$Input.B29];&quot;\d+.green&quot;;;1));&quot;&quot;;ORG.LIBREOFFICE.REGEX([$Input.B29];&quot;\d+.green&quot;;;1)))" office:value-type="string" office:string-value="1 green" calcext:value-type="string">
            <text:p>1 green</text:p>
          </table:table-cell>
          <table:table-cell table:style-name="ce2" table:formula="of:=IF(ISBLANK([$Input.C29]);&quot;&quot;;IF(ISNA(ORG.LIBREOFFICE.REGEX([$Input.C29];&quot;\d+.red&quot;;;1));&quot;&quot;;ORG.LIBREOFFICE.REGEX([$Input.C29];&quot;\d+.red&quot;;;1)))" office:value-type="string" office:string-value="1 red" calcext:value-type="string">
            <text:p>1 red</text:p>
          </table:table-cell>
          <table:table-cell table:style-name="ce2" table:formula="of:=IF(ISBLANK([$Input.C29]);&quot;&quot;;IF(ISNA(ORG.LIBREOFFICE.REGEX([$Input.C29];&quot;\d+.blue&quot;;;1));&quot;&quot;;ORG.LIBREOFFICE.REGEX([$Input.C29];&quot;\d+.blue&quot;;;1)))" office:value-type="string" office:string-value="7 blue" calcext:value-type="string">
            <text:p>7 blue</text:p>
          </table:table-cell>
          <table:table-cell table:style-name="ce2" table:formula="of:=IF(ISBLANK([$Input.C29]);&quot;&quot;;IF(ISNA(ORG.LIBREOFFICE.REGEX([$Input.C29];&quot;\d+.green&quot;;;1));&quot;&quot;;ORG.LIBREOFFICE.REGEX([$Input.C29];&quot;\d+.green&quot;;;1)))">
            <text:p/>
          </table:table-cell>
          <table:table-cell table:style-name="ce2" table:formula="of:=IF(ISBLANK([$Input.D29]);&quot;&quot;;IF(ISNA(ORG.LIBREOFFICE.REGEX([$Input.D29];&quot;\d+.red&quot;;;1));&quot;&quot;;ORG.LIBREOFFICE.REGEX([$Input.D29];&quot;\d+.red&quot;;;1)))" office:value-type="string" office:string-value="6 red" calcext:value-type="string">
            <text:p>6 red</text:p>
          </table:table-cell>
          <table:table-cell table:style-name="ce2" table:formula="of:=IF(ISBLANK([$Input.D29]);&quot;&quot;;IF(ISNA(ORG.LIBREOFFICE.REGEX([$Input.D29];&quot;\d+.blue&quot;;;1));&quot;&quot;;ORG.LIBREOFFICE.REGEX([$Input.D29];&quot;\d+.blue&quot;;;1)))" office:value-type="string" office:string-value="2 blue" calcext:value-type="string">
            <text:p>2 blue</text:p>
          </table:table-cell>
          <table:table-cell table:style-name="ce2" table:formula="of:=IF(ISBLANK([$Input.D29]);&quot;&quot;;IF(ISNA(ORG.LIBREOFFICE.REGEX([$Input.D29];&quot;\d+.green&quot;;;1));&quot;&quot;;ORG.LIBREOFFICE.REGEX([$Input.D29];&quot;\d+.green&quot;;;1)))">
            <text:p/>
          </table:table-cell>
          <table:table-cell table:style-name="ce2" table:formula="of:=IF(ISBLANK([$Input.E29]);&quot;&quot;;IF(ISNA(ORG.LIBREOFFICE.REGEX([$Input.E29];&quot;\d+.red&quot;;;1));&quot;&quot;;ORG.LIBREOFFICE.REGEX([$Input.E29];&quot;\d+.red&quot;;;1)))" office:value-type="string" office:string-value="2 red" calcext:value-type="string">
            <text:p>2 red</text:p>
          </table:table-cell>
          <table:table-cell table:style-name="ce2" table:formula="of:=IF(ISBLANK([$Input.E29]);&quot;&quot;;IF(ISNA(ORG.LIBREOFFICE.REGEX([$Input.E29];&quot;\d+.blue&quot;;;1));&quot;&quot;;ORG.LIBREOFFICE.REGEX([$Input.E29];&quot;\d+.blue&quot;;;1)))">
            <text:p/>
          </table:table-cell>
          <table:table-cell table:style-name="ce2" table:formula="of:=IF(ISBLANK([$Input.E29]);&quot;&quot;;IF(ISNA(ORG.LIBREOFFICE.REGEX([$Input.E29];&quot;\d+.green&quot;;;1));&quot;&quot;;ORG.LIBREOFFICE.REGEX([$Input.E29];&quot;\d+.green&quot;;;1)))" office:value-type="string" office:string-value="3 green" calcext:value-type="string">
            <text:p>3 green</text:p>
          </table:table-cell>
          <table:table-cell table:style-name="ce2" table:formula="of:=IF(ISBLANK([$Input.F29]);&quot;&quot;;IF(ISNA(ORG.LIBREOFFICE.REGEX([$Input.F29];&quot;\d+.red&quot;;;1));&quot;&quot;;ORG.LIBREOFFICE.REGEX([$Input.F29];&quot;\d+.red&quot;;;1)))" office:value-type="string" office:string-value="3 red" calcext:value-type="string">
            <text:p>3 red</text:p>
          </table:table-cell>
          <table:table-cell table:style-name="ce2" table:formula="of:=IF(ISBLANK([$Input.F29]);&quot;&quot;;IF(ISNA(ORG.LIBREOFFICE.REGEX([$Input.F29];&quot;\d+.blue&quot;;;1));&quot;&quot;;ORG.LIBREOFFICE.REGEX([$Input.F29];&quot;\d+.blue&quot;;;1)))" office:value-type="string" office:string-value="5 blue" calcext:value-type="string">
            <text:p>5 blue</text:p>
          </table:table-cell>
          <table:table-cell table:style-name="ce2" table:formula="of:=IF(ISBLANK([$Input.F29]);&quot;&quot;;IF(ISNA(ORG.LIBREOFFICE.REGEX([$Input.F29];&quot;\d+.green&quot;;;1));&quot;&quot;;ORG.LIBREOFFICE.REGEX([$Input.F29];&quot;\d+.green&quot;;;1)))" office:value-type="string" office:string-value="6 green" calcext:value-type="string">
            <text:p>6 green</text:p>
          </table:table-cell>
          <table:table-cell table:style-name="ce2" table:formula="of:=IF(ISBLANK([$Input.G29]);&quot;&quot;;IF(ISNA(ORG.LIBREOFFICE.REGEX([$Input.G29];&quot;\d+.red&quot;;;1));&quot;&quot;;ORG.LIBREOFFICE.REGEX([$Input.G29];&quot;\d+.red&quot;;;1)))">
            <text:p/>
          </table:table-cell>
          <table:table-cell table:style-name="ce2" table:formula="of:=IF(ISBLANK([$Input.G29]);&quot;&quot;;IF(ISNA(ORG.LIBREOFFICE.REGEX([$Input.G29];&quot;\d+.blue&quot;;;1));&quot;&quot;;ORG.LIBREOFFICE.REGEX([$Input.G29];&quot;\d+.blue&quot;;;1)))">
            <text:p/>
          </table:table-cell>
          <table:table-cell table:style-name="ce2" table:formula="of:=IF(ISBLANK([$Input.G29]);&quot;&quot;;IF(ISNA(ORG.LIBREOFFICE.REGEX([$Input.G29];&quot;\d+.green&quot;;;1));&quot;&quot;;ORG.LIBREOFFICE.REGEX([$Input.G29];&quot;\d+.green&quot;;;1)))">
            <text:p/>
          </table:table-cell>
          <table:table-cell/>
          <table:table-cell table:style-name="ce6" table:formula="of:=IF([.C31]=&quot;&quot;;1;IF(ISNA([.C31]);1;IF(NUMBERVALUE(ORG.LIBREOFFICE.REGEX([.C31];&quot;\d+&quot;;))&gt;12;0;1)))" office:value-type="float" office:value="1" calcext:value-type="float">
            <text:p>1</text:p>
          </table:table-cell>
          <table:table-cell table:style-name="ce3" table:formula="of:=IF([.E31]=&quot;&quot;;1;IF(ISNA([.E31]);1;IF(NUMBERVALUE(ORG.LIBREOFFICE.REGEX([.E31];&quot;\d+&quot;;))&gt;13;0;1)))" office:value-type="float" office:value="1" calcext:value-type="float">
            <text:p>1</text:p>
          </table:table-cell>
          <table:table-cell table:style-name="ce12" table:formula="of:=IF([.D31]=&quot;&quot;;1;IF(ISNA([.D31]);1;IF(NUMBERVALUE(ORG.LIBREOFFICE.REGEX([.D31];&quot;\d+&quot;;))&gt;14;0;1)))" office:value-type="float" office:value="1" calcext:value-type="float">
            <text:p>1</text:p>
          </table:table-cell>
          <table:table-cell table:style-name="ce6" table:formula="of:=IF([.F31]=&quot;&quot;;1;IF(ISNA([.F31]);1;IF(NUMBERVALUE(ORG.LIBREOFFICE.REGEX([.F31];&quot;\d+&quot;;))&gt;12;0;1)))" office:value-type="float" office:value="1" calcext:value-type="float">
            <text:p>1</text:p>
          </table:table-cell>
          <table:table-cell table:style-name="ce3" table:formula="of:=IF([.H31]=&quot;&quot;;1;IF(ISNA([.H31]);1;IF(NUMBERVALUE(ORG.LIBREOFFICE.REGEX([.H31];&quot;\d+&quot;;))&gt;13;0;1)))" office:value-type="float" office:value="1" calcext:value-type="float">
            <text:p>1</text:p>
          </table:table-cell>
          <table:table-cell table:style-name="ce12" table:formula="of:=IF([.G31]=&quot;&quot;;1;IF(ISNA([.G31]);1;IF(NUMBERVALUE(ORG.LIBREOFFICE.REGEX([.G31];&quot;\d+&quot;;))&gt;14;0;1)))" office:value-type="float" office:value="1" calcext:value-type="float">
            <text:p>1</text:p>
          </table:table-cell>
          <table:table-cell table:style-name="ce6" table:formula="of:=IF([.I31]=&quot;&quot;;1;IF(ISNA([.I31]);1;IF(NUMBERVALUE(ORG.LIBREOFFICE.REGEX([.I31];&quot;\d+&quot;;))&gt;12;0;1)))" office:value-type="float" office:value="1" calcext:value-type="float">
            <text:p>1</text:p>
          </table:table-cell>
          <table:table-cell table:style-name="ce3" table:formula="of:=IF([.K31]=&quot;&quot;;1;IF(ISNA([.K31]);1;IF(NUMBERVALUE(ORG.LIBREOFFICE.REGEX([.K31];&quot;\d+&quot;;))&gt;13;0;1)))" office:value-type="float" office:value="1" calcext:value-type="float">
            <text:p>1</text:p>
          </table:table-cell>
          <table:table-cell table:style-name="ce12" table:formula="of:=IF([.J31]=&quot;&quot;;1;IF(ISNA([.J31]);1;IF(NUMBERVALUE(ORG.LIBREOFFICE.REGEX([.J31];&quot;\d+&quot;;))&gt;14;0;1)))" office:value-type="float" office:value="1" calcext:value-type="float">
            <text:p>1</text:p>
          </table:table-cell>
          <table:table-cell table:style-name="ce6" table:formula="of:=IF([.L31]=&quot;&quot;;1;IF(ISNA([.L31]);1;IF(NUMBERVALUE(ORG.LIBREOFFICE.REGEX([.L31];&quot;\d+&quot;;))&gt;12;0;1)))" office:value-type="float" office:value="1" calcext:value-type="float">
            <text:p>1</text:p>
          </table:table-cell>
          <table:table-cell table:style-name="ce3" table:formula="of:=IF([.N31]=&quot;&quot;;1;IF(ISNA([.N31]);1;IF(NUMBERVALUE(ORG.LIBREOFFICE.REGEX([.N31];&quot;\d+&quot;;))&gt;13;0;1)))" office:value-type="float" office:value="1" calcext:value-type="float">
            <text:p>1</text:p>
          </table:table-cell>
          <table:table-cell table:style-name="ce12" table:formula="of:=IF([.M31]=&quot;&quot;;1;IF(ISNA([.M31]);1;IF(NUMBERVALUE(ORG.LIBREOFFICE.REGEX([.M31];&quot;\d+&quot;;))&gt;14;0;1)))" office:value-type="float" office:value="1" calcext:value-type="float">
            <text:p>1</text:p>
          </table:table-cell>
          <table:table-cell table:style-name="ce6" table:formula="of:=IF([.O31]=&quot;&quot;;1;IF(ISNA([.O31]);1;IF(NUMBERVALUE(ORG.LIBREOFFICE.REGEX([.O31];&quot;\d+&quot;;))&gt;12;0;1)))" office:value-type="float" office:value="1" calcext:value-type="float">
            <text:p>1</text:p>
          </table:table-cell>
          <table:table-cell table:style-name="ce3" table:formula="of:=IF([.Q31]=&quot;&quot;;1;IF(ISNA([.Q31]);1;IF(NUMBERVALUE(ORG.LIBREOFFICE.REGEX([.Q31];&quot;\d+&quot;;))&gt;13;0;1)))" office:value-type="float" office:value="1" calcext:value-type="float">
            <text:p>1</text:p>
          </table:table-cell>
          <table:table-cell table:style-name="ce12" table:formula="of:=IF([.P31]=&quot;&quot;;1;IF(ISNA([.P31]);1;IF(NUMBERVALUE(ORG.LIBREOFFICE.REGEX([.P31];&quot;\d+&quot;;))&gt;14;0;1)))" office:value-type="float" office:value="1" calcext:value-type="float">
            <text:p>1</text:p>
          </table:table-cell>
          <table:table-cell table:style-name="ce6" table:formula="of:=IF([.R31]=&quot;&quot;;1;IF(ISNA([.R31]);1;IF(NUMBERVALUE(ORG.LIBREOFFICE.REGEX([.R31];&quot;\d+&quot;;))&gt;12;0;1)))" office:value-type="float" office:value="1" calcext:value-type="float">
            <text:p>1</text:p>
          </table:table-cell>
          <table:table-cell table:style-name="ce3" table:formula="of:=IF([.T31]=&quot;&quot;;1;IF(ISNA([.T31]);1;IF(NUMBERVALUE(ORG.LIBREOFFICE.REGEX([.T31];&quot;\d+&quot;;))&gt;13;0;1)))" office:value-type="float" office:value="1" calcext:value-type="float">
            <text:p>1</text:p>
          </table:table-cell>
          <table:table-cell table:style-name="ce12" table:formula="of:=IF([.S31]=&quot;&quot;;1;IF(ISNA([.S31]);1;IF(NUMBERVALUE(ORG.LIBREOFFICE.REGEX([.S31];&quot;\d+&quot;;))&gt;14;0;1)))" office:value-type="float" office:value="1" calcext:value-type="float">
            <text:p>1</text:p>
          </table:table-cell>
          <table:table-cell table:style-name="ce3" table:formula="of:=IF([.V31]=0;0;IF([.W31]=0;0;IF([.X31]=0;0;IF([.Y31]=0;0;IF([.Z31]=0;0;IF([.AA31]=0;0;IF([.AB31]=0;0;IF([.AC31]=0;0;IF([.AD31]=0;0;IF([.AE31]=0;0;IF([.AF31]=0;0;IF([.AG31]=0;0;IF([.AH31]=0;0;IF([.AI31]=0;0;IF([.AJ31]=0;0;IF([.AK31]=0;0;IF([.AL31]=0;0;IF([.AM31]=0;0;1))))))))))))))))))" office:value-type="float" office:value="1" calcext:value-type="float">
            <text:p>1</text:p>
          </table:table-cell>
          <table:table-cell table:style-name="ce3" table:formula="of:=IF([.AN31]=1;NUMBERVALUE(ORG.LIBREOFFICE.REGEX([.A31];&quot;\d+&quot;));&quot;&quot;)"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$Input.A30]" office:value-type="string" office:string-value="Game 30" calcext:value-type="string">
            <text:p>Game 30</text:p>
          </table:table-cell>
          <table:table-cell table:style-name="ce3" table:formula="of:=COUNTIF([$Input.B30:.G30];&quot;&lt;&gt;&quot;)" office:value-type="float" office:value="6" calcext:value-type="float">
            <text:p>6</text:p>
          </table:table-cell>
          <table:table-cell table:style-name="ce2" table:formula="of:=IF(ISBLANK([$Input.B30]);&quot;&quot;;IF(ISNA(ORG.LIBREOFFICE.REGEX([$Input.B30];&quot;\d+.red&quot;;;1));&quot;&quot;;ORG.LIBREOFFICE.REGEX([$Input.B30];&quot;\d+.red&quot;;;1)))" office:value-type="string" office:string-value="10 red" calcext:value-type="string">
            <text:p>10 red</text:p>
          </table:table-cell>
          <table:table-cell table:style-name="ce2" table:formula="of:=IF(ISBLANK([$Input.B30]);&quot;&quot;;IF(ISNA(ORG.LIBREOFFICE.REGEX([$Input.B30];&quot;\d+.blue&quot;;;1));&quot;&quot;;ORG.LIBREOFFICE.REGEX([$Input.B30];&quot;\d+.blue&quot;;;1)))" office:value-type="string" office:string-value="11 blue" calcext:value-type="string">
            <text:p>11 blue</text:p>
          </table:table-cell>
          <table:table-cell table:style-name="ce2" table:formula="of:=IF(ISBLANK([$Input.B30]);&quot;&quot;;IF(ISNA(ORG.LIBREOFFICE.REGEX([$Input.B30];&quot;\d+.green&quot;;;1));&quot;&quot;;ORG.LIBREOFFICE.REGEX([$Input.B30];&quot;\d+.green&quot;;;1)))" office:value-type="string" office:string-value="17 green" calcext:value-type="string">
            <text:p>17 green</text:p>
          </table:table-cell>
          <table:table-cell table:style-name="ce2" table:formula="of:=IF(ISBLANK([$Input.C30]);&quot;&quot;;IF(ISNA(ORG.LIBREOFFICE.REGEX([$Input.C30];&quot;\d+.red&quot;;;1));&quot;&quot;;ORG.LIBREOFFICE.REGEX([$Input.C30];&quot;\d+.red&quot;;;1)))" office:value-type="string" office:string-value="14 red" calcext:value-type="string">
            <text:p>14 red</text:p>
          </table:table-cell>
          <table:table-cell table:style-name="ce2" table:formula="of:=IF(ISBLANK([$Input.C30]);&quot;&quot;;IF(ISNA(ORG.LIBREOFFICE.REGEX([$Input.C30];&quot;\d+.blue&quot;;;1));&quot;&quot;;ORG.LIBREOFFICE.REGEX([$Input.C30];&quot;\d+.blue&quot;;;1)))" office:value-type="string" office:string-value="9 blue" calcext:value-type="string">
            <text:p>9 blue</text:p>
          </table:table-cell>
          <table:table-cell table:style-name="ce2" table:formula="of:=IF(ISBLANK([$Input.C30]);&quot;&quot;;IF(ISNA(ORG.LIBREOFFICE.REGEX([$Input.C30];&quot;\d+.green&quot;;;1));&quot;&quot;;ORG.LIBREOFFICE.REGEX([$Input.C30];&quot;\d+.green&quot;;;1)))" office:value-type="string" office:string-value="12 green" calcext:value-type="string">
            <text:p>12 green</text:p>
          </table:table-cell>
          <table:table-cell table:style-name="ce2" table:formula="of:=IF(ISBLANK([$Input.D30]);&quot;&quot;;IF(ISNA(ORG.LIBREOFFICE.REGEX([$Input.D30];&quot;\d+.red&quot;;;1));&quot;&quot;;ORG.LIBREOFFICE.REGEX([$Input.D30];&quot;\d+.red&quot;;;1)))" office:value-type="string" office:string-value="2 red" calcext:value-type="string">
            <text:p>2 red</text:p>
          </table:table-cell>
          <table:table-cell table:style-name="ce2" table:formula="of:=IF(ISBLANK([$Input.D30]);&quot;&quot;;IF(ISNA(ORG.LIBREOFFICE.REGEX([$Input.D30];&quot;\d+.blue&quot;;;1));&quot;&quot;;ORG.LIBREOFFICE.REGEX([$Input.D30];&quot;\d+.blue&quot;;;1)))" office:value-type="string" office:string-value="8 blue" calcext:value-type="string">
            <text:p>8 blue</text:p>
          </table:table-cell>
          <table:table-cell table:style-name="ce2" table:formula="of:=IF(ISBLANK([$Input.D30]);&quot;&quot;;IF(ISNA(ORG.LIBREOFFICE.REGEX([$Input.D30];&quot;\d+.green&quot;;;1));&quot;&quot;;ORG.LIBREOFFICE.REGEX([$Input.D30];&quot;\d+.green&quot;;;1)))" office:value-type="string" office:string-value="16 green" calcext:value-type="string">
            <text:p>16 green</text:p>
          </table:table-cell>
          <table:table-cell table:style-name="ce2" table:formula="of:=IF(ISBLANK([$Input.E30]);&quot;&quot;;IF(ISNA(ORG.LIBREOFFICE.REGEX([$Input.E30];&quot;\d+.red&quot;;;1));&quot;&quot;;ORG.LIBREOFFICE.REGEX([$Input.E30];&quot;\d+.red&quot;;;1)))" office:value-type="string" office:string-value="1 red" calcext:value-type="string">
            <text:p>1 red</text:p>
          </table:table-cell>
          <table:table-cell table:style-name="ce2" table:formula="of:=IF(ISBLANK([$Input.E30]);&quot;&quot;;IF(ISNA(ORG.LIBREOFFICE.REGEX([$Input.E30];&quot;\d+.blue&quot;;;1));&quot;&quot;;ORG.LIBREOFFICE.REGEX([$Input.E30];&quot;\d+.blue&quot;;;1)))" office:value-type="string" office:string-value="1 blue" calcext:value-type="string">
            <text:p>1 blue</text:p>
          </table:table-cell>
          <table:table-cell table:style-name="ce2" table:formula="of:=IF(ISBLANK([$Input.E30]);&quot;&quot;;IF(ISNA(ORG.LIBREOFFICE.REGEX([$Input.E30];&quot;\d+.green&quot;;;1));&quot;&quot;;ORG.LIBREOFFICE.REGEX([$Input.E30];&quot;\d+.green&quot;;;1)))" office:value-type="string" office:string-value="18 green" calcext:value-type="string">
            <text:p>18 green</text:p>
          </table:table-cell>
          <table:table-cell table:style-name="ce2" table:formula="of:=IF(ISBLANK([$Input.F30]);&quot;&quot;;IF(ISNA(ORG.LIBREOFFICE.REGEX([$Input.F30];&quot;\d+.red&quot;;;1));&quot;&quot;;ORG.LIBREOFFICE.REGEX([$Input.F30];&quot;\d+.red&quot;;;1)))" office:value-type="string" office:string-value="7 red" calcext:value-type="string">
            <text:p>7 red</text:p>
          </table:table-cell>
          <table:table-cell table:style-name="ce2" table:formula="of:=IF(ISBLANK([$Input.F30]);&quot;&quot;;IF(ISNA(ORG.LIBREOFFICE.REGEX([$Input.F30];&quot;\d+.blue&quot;;;1));&quot;&quot;;ORG.LIBREOFFICE.REGEX([$Input.F30];&quot;\d+.blue&quot;;;1)))" office:value-type="string" office:string-value="5 blue" calcext:value-type="string">
            <text:p>5 blue</text:p>
          </table:table-cell>
          <table:table-cell table:style-name="ce2" table:formula="of:=IF(ISBLANK([$Input.F30]);&quot;&quot;;IF(ISNA(ORG.LIBREOFFICE.REGEX([$Input.F30];&quot;\d+.green&quot;;;1));&quot;&quot;;ORG.LIBREOFFICE.REGEX([$Input.F30];&quot;\d+.green&quot;;;1)))" office:value-type="string" office:string-value="18 green" calcext:value-type="string">
            <text:p>18 green</text:p>
          </table:table-cell>
          <table:table-cell table:style-name="ce2" table:formula="of:=IF(ISBLANK([$Input.G30]);&quot;&quot;;IF(ISNA(ORG.LIBREOFFICE.REGEX([$Input.G30];&quot;\d+.red&quot;;;1));&quot;&quot;;ORG.LIBREOFFICE.REGEX([$Input.G30];&quot;\d+.red&quot;;;1)))" office:value-type="string" office:string-value="11 red" calcext:value-type="string">
            <text:p>11 red</text:p>
          </table:table-cell>
          <table:table-cell table:style-name="ce2" table:formula="of:=IF(ISBLANK([$Input.G30]);&quot;&quot;;IF(ISNA(ORG.LIBREOFFICE.REGEX([$Input.G30];&quot;\d+.blue&quot;;;1));&quot;&quot;;ORG.LIBREOFFICE.REGEX([$Input.G30];&quot;\d+.blue&quot;;;1)))" office:value-type="string" office:string-value="3 blue" calcext:value-type="string">
            <text:p>3 blue</text:p>
          </table:table-cell>
          <table:table-cell table:style-name="ce2" table:formula="of:=IF(ISBLANK([$Input.G30]);&quot;&quot;;IF(ISNA(ORG.LIBREOFFICE.REGEX([$Input.G30];&quot;\d+.green&quot;;;1));&quot;&quot;;ORG.LIBREOFFICE.REGEX([$Input.G30];&quot;\d+.green&quot;;;1)))" office:value-type="string" office:string-value="9 green" calcext:value-type="string">
            <text:p>9 green</text:p>
          </table:table-cell>
          <table:table-cell/>
          <table:table-cell table:style-name="ce6" table:formula="of:=IF([.C32]=&quot;&quot;;1;IF(ISNA([.C32]);1;IF(NUMBERVALUE(ORG.LIBREOFFICE.REGEX([.C32];&quot;\d+&quot;;))&gt;12;0;1)))" office:value-type="float" office:value="1" calcext:value-type="float">
            <text:p>1</text:p>
          </table:table-cell>
          <table:table-cell table:style-name="ce3" table:formula="of:=IF([.E32]=&quot;&quot;;1;IF(ISNA([.E32]);1;IF(NUMBERVALUE(ORG.LIBREOFFICE.REGEX([.E32];&quot;\d+&quot;;))&gt;13;0;1)))" office:value-type="float" office:value="0" calcext:value-type="float">
            <text:p>0</text:p>
          </table:table-cell>
          <table:table-cell table:style-name="ce12" table:formula="of:=IF([.D32]=&quot;&quot;;1;IF(ISNA([.D32]);1;IF(NUMBERVALUE(ORG.LIBREOFFICE.REGEX([.D32];&quot;\d+&quot;;))&gt;14;0;1)))" office:value-type="float" office:value="1" calcext:value-type="float">
            <text:p>1</text:p>
          </table:table-cell>
          <table:table-cell table:style-name="ce6" table:formula="of:=IF([.F32]=&quot;&quot;;1;IF(ISNA([.F32]);1;IF(NUMBERVALUE(ORG.LIBREOFFICE.REGEX([.F32];&quot;\d+&quot;;))&gt;12;0;1)))" office:value-type="float" office:value="0" calcext:value-type="float">
            <text:p>0</text:p>
          </table:table-cell>
          <table:table-cell table:style-name="ce3" table:formula="of:=IF([.H32]=&quot;&quot;;1;IF(ISNA([.H32]);1;IF(NUMBERVALUE(ORG.LIBREOFFICE.REGEX([.H32];&quot;\d+&quot;;))&gt;13;0;1)))" office:value-type="float" office:value="1" calcext:value-type="float">
            <text:p>1</text:p>
          </table:table-cell>
          <table:table-cell table:style-name="ce12" table:formula="of:=IF([.G32]=&quot;&quot;;1;IF(ISNA([.G32]);1;IF(NUMBERVALUE(ORG.LIBREOFFICE.REGEX([.G32];&quot;\d+&quot;;))&gt;14;0;1)))" office:value-type="float" office:value="1" calcext:value-type="float">
            <text:p>1</text:p>
          </table:table-cell>
          <table:table-cell table:style-name="ce6" table:formula="of:=IF([.I32]=&quot;&quot;;1;IF(ISNA([.I32]);1;IF(NUMBERVALUE(ORG.LIBREOFFICE.REGEX([.I32];&quot;\d+&quot;;))&gt;12;0;1)))" office:value-type="float" office:value="1" calcext:value-type="float">
            <text:p>1</text:p>
          </table:table-cell>
          <table:table-cell table:style-name="ce3" table:formula="of:=IF([.K32]=&quot;&quot;;1;IF(ISNA([.K32]);1;IF(NUMBERVALUE(ORG.LIBREOFFICE.REGEX([.K32];&quot;\d+&quot;;))&gt;13;0;1)))" office:value-type="float" office:value="0" calcext:value-type="float">
            <text:p>0</text:p>
          </table:table-cell>
          <table:table-cell table:style-name="ce12" table:formula="of:=IF([.J32]=&quot;&quot;;1;IF(ISNA([.J32]);1;IF(NUMBERVALUE(ORG.LIBREOFFICE.REGEX([.J32];&quot;\d+&quot;;))&gt;14;0;1)))" office:value-type="float" office:value="1" calcext:value-type="float">
            <text:p>1</text:p>
          </table:table-cell>
          <table:table-cell table:style-name="ce6" table:formula="of:=IF([.L32]=&quot;&quot;;1;IF(ISNA([.L32]);1;IF(NUMBERVALUE(ORG.LIBREOFFICE.REGEX([.L32];&quot;\d+&quot;;))&gt;12;0;1)))" office:value-type="float" office:value="1" calcext:value-type="float">
            <text:p>1</text:p>
          </table:table-cell>
          <table:table-cell table:style-name="ce3" table:formula="of:=IF([.N32]=&quot;&quot;;1;IF(ISNA([.N32]);1;IF(NUMBERVALUE(ORG.LIBREOFFICE.REGEX([.N32];&quot;\d+&quot;;))&gt;13;0;1)))" office:value-type="float" office:value="0" calcext:value-type="float">
            <text:p>0</text:p>
          </table:table-cell>
          <table:table-cell table:style-name="ce12" table:formula="of:=IF([.M32]=&quot;&quot;;1;IF(ISNA([.M32]);1;IF(NUMBERVALUE(ORG.LIBREOFFICE.REGEX([.M32];&quot;\d+&quot;;))&gt;14;0;1)))" office:value-type="float" office:value="1" calcext:value-type="float">
            <text:p>1</text:p>
          </table:table-cell>
          <table:table-cell table:style-name="ce6" table:formula="of:=IF([.O32]=&quot;&quot;;1;IF(ISNA([.O32]);1;IF(NUMBERVALUE(ORG.LIBREOFFICE.REGEX([.O32];&quot;\d+&quot;;))&gt;12;0;1)))" office:value-type="float" office:value="1" calcext:value-type="float">
            <text:p>1</text:p>
          </table:table-cell>
          <table:table-cell table:style-name="ce3" table:formula="of:=IF([.Q32]=&quot;&quot;;1;IF(ISNA([.Q32]);1;IF(NUMBERVALUE(ORG.LIBREOFFICE.REGEX([.Q32];&quot;\d+&quot;;))&gt;13;0;1)))" office:value-type="float" office:value="0" calcext:value-type="float">
            <text:p>0</text:p>
          </table:table-cell>
          <table:table-cell table:style-name="ce12" table:formula="of:=IF([.P32]=&quot;&quot;;1;IF(ISNA([.P32]);1;IF(NUMBERVALUE(ORG.LIBREOFFICE.REGEX([.P32];&quot;\d+&quot;;))&gt;14;0;1)))" office:value-type="float" office:value="1" calcext:value-type="float">
            <text:p>1</text:p>
          </table:table-cell>
          <table:table-cell table:style-name="ce6" table:formula="of:=IF([.R32]=&quot;&quot;;1;IF(ISNA([.R32]);1;IF(NUMBERVALUE(ORG.LIBREOFFICE.REGEX([.R32];&quot;\d+&quot;;))&gt;12;0;1)))" office:value-type="float" office:value="1" calcext:value-type="float">
            <text:p>1</text:p>
          </table:table-cell>
          <table:table-cell table:style-name="ce3" table:formula="of:=IF([.T32]=&quot;&quot;;1;IF(ISNA([.T32]);1;IF(NUMBERVALUE(ORG.LIBREOFFICE.REGEX([.T32];&quot;\d+&quot;;))&gt;13;0;1)))" office:value-type="float" office:value="1" calcext:value-type="float">
            <text:p>1</text:p>
          </table:table-cell>
          <table:table-cell table:style-name="ce12" table:formula="of:=IF([.S32]=&quot;&quot;;1;IF(ISNA([.S32]);1;IF(NUMBERVALUE(ORG.LIBREOFFICE.REGEX([.S32];&quot;\d+&quot;;))&gt;14;0;1)))" office:value-type="float" office:value="1" calcext:value-type="float">
            <text:p>1</text:p>
          </table:table-cell>
          <table:table-cell table:style-name="ce3" table:formula="of:=IF([.V32]=0;0;IF([.W32]=0;0;IF([.X32]=0;0;IF([.Y32]=0;0;IF([.Z32]=0;0;IF([.AA32]=0;0;IF([.AB32]=0;0;IF([.AC32]=0;0;IF([.AD32]=0;0;IF([.AE32]=0;0;IF([.AF32]=0;0;IF([.AG32]=0;0;IF([.AH32]=0;0;IF([.AI32]=0;0;IF([.AJ32]=0;0;IF([.AK32]=0;0;IF([.AL32]=0;0;IF([.AM32]=0;0;1))))))))))))))))))" office:value-type="float" office:value="0" calcext:value-type="float">
            <text:p>0</text:p>
          </table:table-cell>
          <table:table-cell table:style-name="ce3" table:formula="of:=IF([.AN32]=1;NUMBERVALUE(ORG.LIBREOFFICE.REGEX([.A32];&quot;\d+&quot;));&quot;&quot;)">
            <text:p/>
          </table:table-cell>
          <table:table-cell/>
        </table:table-row>
        <table:table-row table:style-name="ro1">
          <table:table-cell table:formula="of:=[$Input.A31]" office:value-type="string" office:string-value="Game 31" calcext:value-type="string">
            <text:p>Game 31</text:p>
          </table:table-cell>
          <table:table-cell table:style-name="ce3" table:formula="of:=COUNTIF([$Input.B31:.G31];&quot;&lt;&gt;&quot;)" office:value-type="float" office:value="6" calcext:value-type="float">
            <text:p>6</text:p>
          </table:table-cell>
          <table:table-cell table:style-name="ce2" table:formula="of:=IF(ISBLANK([$Input.B31]);&quot;&quot;;IF(ISNA(ORG.LIBREOFFICE.REGEX([$Input.B31];&quot;\d+.red&quot;;;1));&quot;&quot;;ORG.LIBREOFFICE.REGEX([$Input.B31];&quot;\d+.red&quot;;;1)))">
            <text:p/>
          </table:table-cell>
          <table:table-cell table:style-name="ce2" table:formula="of:=IF(ISBLANK([$Input.B31]);&quot;&quot;;IF(ISNA(ORG.LIBREOFFICE.REGEX([$Input.B31];&quot;\d+.blue&quot;;;1));&quot;&quot;;ORG.LIBREOFFICE.REGEX([$Input.B31];&quot;\d+.blue&quot;;;1)))" office:value-type="string" office:string-value="5 blue" calcext:value-type="string">
            <text:p>5 blue</text:p>
          </table:table-cell>
          <table:table-cell table:style-name="ce2" table:formula="of:=IF(ISBLANK([$Input.B31]);&quot;&quot;;IF(ISNA(ORG.LIBREOFFICE.REGEX([$Input.B31];&quot;\d+.green&quot;;;1));&quot;&quot;;ORG.LIBREOFFICE.REGEX([$Input.B31];&quot;\d+.green&quot;;;1)))" office:value-type="string" office:string-value="13 green" calcext:value-type="string">
            <text:p>13 green</text:p>
          </table:table-cell>
          <table:table-cell table:style-name="ce2" table:formula="of:=IF(ISBLANK([$Input.C31]);&quot;&quot;;IF(ISNA(ORG.LIBREOFFICE.REGEX([$Input.C31];&quot;\d+.red&quot;;;1));&quot;&quot;;ORG.LIBREOFFICE.REGEX([$Input.C31];&quot;\d+.red&quot;;;1)))" office:value-type="string" office:string-value="3 red" calcext:value-type="string">
            <text:p>3 red</text:p>
          </table:table-cell>
          <table:table-cell table:style-name="ce2" table:formula="of:=IF(ISBLANK([$Input.C31]);&quot;&quot;;IF(ISNA(ORG.LIBREOFFICE.REGEX([$Input.C31];&quot;\d+.blue&quot;;;1));&quot;&quot;;ORG.LIBREOFFICE.REGEX([$Input.C31];&quot;\d+.blue&quot;;;1)))" office:value-type="string" office:string-value="4 blue" calcext:value-type="string">
            <text:p>4 blue</text:p>
          </table:table-cell>
          <table:table-cell table:style-name="ce2" table:formula="of:=IF(ISBLANK([$Input.C31]);&quot;&quot;;IF(ISNA(ORG.LIBREOFFICE.REGEX([$Input.C31];&quot;\d+.green&quot;;;1));&quot;&quot;;ORG.LIBREOFFICE.REGEX([$Input.C31];&quot;\d+.green&quot;;;1)))" office:value-type="string" office:string-value="2 green" calcext:value-type="string">
            <text:p>2 green</text:p>
          </table:table-cell>
          <table:table-cell table:style-name="ce2" table:formula="of:=IF(ISBLANK([$Input.D31]);&quot;&quot;;IF(ISNA(ORG.LIBREOFFICE.REGEX([$Input.D31];&quot;\d+.red&quot;;;1));&quot;&quot;;ORG.LIBREOFFICE.REGEX([$Input.D31];&quot;\d+.red&quot;;;1)))" office:value-type="string" office:string-value="3 red" calcext:value-type="string">
            <text:p>3 red</text:p>
          </table:table-cell>
          <table:table-cell table:style-name="ce2" table:formula="of:=IF(ISBLANK([$Input.D31]);&quot;&quot;;IF(ISNA(ORG.LIBREOFFICE.REGEX([$Input.D31];&quot;\d+.blue&quot;;;1));&quot;&quot;;ORG.LIBREOFFICE.REGEX([$Input.D31];&quot;\d+.blue&quot;;;1)))" office:value-type="string" office:string-value="2 blue" calcext:value-type="string">
            <text:p>2 blue</text:p>
          </table:table-cell>
          <table:table-cell table:style-name="ce2" table:formula="of:=IF(ISBLANK([$Input.D31]);&quot;&quot;;IF(ISNA(ORG.LIBREOFFICE.REGEX([$Input.D31];&quot;\d+.green&quot;;;1));&quot;&quot;;ORG.LIBREOFFICE.REGEX([$Input.D31];&quot;\d+.green&quot;;;1)))" office:value-type="string" office:string-value="15 green" calcext:value-type="string">
            <text:p>15 green</text:p>
          </table:table-cell>
          <table:table-cell table:style-name="ce2" table:formula="of:=IF(ISBLANK([$Input.E31]);&quot;&quot;;IF(ISNA(ORG.LIBREOFFICE.REGEX([$Input.E31];&quot;\d+.red&quot;;;1));&quot;&quot;;ORG.LIBREOFFICE.REGEX([$Input.E31];&quot;\d+.red&quot;;;1)))">
            <text:p/>
          </table:table-cell>
          <table:table-cell table:style-name="ce2" table:formula="of:=IF(ISBLANK([$Input.E31]);&quot;&quot;;IF(ISNA(ORG.LIBREOFFICE.REGEX([$Input.E31];&quot;\d+.blue&quot;;;1));&quot;&quot;;ORG.LIBREOFFICE.REGEX([$Input.E31];&quot;\d+.blue&quot;;;1)))" office:value-type="string" office:string-value="5 blue" calcext:value-type="string">
            <text:p>5 blue</text:p>
          </table:table-cell>
          <table:table-cell table:style-name="ce2" table:formula="of:=IF(ISBLANK([$Input.E31]);&quot;&quot;;IF(ISNA(ORG.LIBREOFFICE.REGEX([$Input.E31];&quot;\d+.green&quot;;;1));&quot;&quot;;ORG.LIBREOFFICE.REGEX([$Input.E31];&quot;\d+.green&quot;;;1)))" office:value-type="string" office:string-value="19 green" calcext:value-type="string">
            <text:p>19 green</text:p>
          </table:table-cell>
          <table:table-cell table:style-name="ce2" table:formula="of:=IF(ISBLANK([$Input.F31]);&quot;&quot;;IF(ISNA(ORG.LIBREOFFICE.REGEX([$Input.F31];&quot;\d+.red&quot;;;1));&quot;&quot;;ORG.LIBREOFFICE.REGEX([$Input.F31];&quot;\d+.red&quot;;;1)))">
            <text:p/>
          </table:table-cell>
          <table:table-cell table:style-name="ce2" table:formula="of:=IF(ISBLANK([$Input.F31]);&quot;&quot;;IF(ISNA(ORG.LIBREOFFICE.REGEX([$Input.F31];&quot;\d+.blue&quot;;;1));&quot;&quot;;ORG.LIBREOFFICE.REGEX([$Input.F31];&quot;\d+.blue&quot;;;1)))" office:value-type="string" office:string-value="5 blue" calcext:value-type="string">
            <text:p>5 blue</text:p>
          </table:table-cell>
          <table:table-cell table:style-name="ce2" table:formula="of:=IF(ISBLANK([$Input.F31]);&quot;&quot;;IF(ISNA(ORG.LIBREOFFICE.REGEX([$Input.F31];&quot;\d+.green&quot;;;1));&quot;&quot;;ORG.LIBREOFFICE.REGEX([$Input.F31];&quot;\d+.green&quot;;;1)))" office:value-type="string" office:string-value="18 green" calcext:value-type="string">
            <text:p>18 green</text:p>
          </table:table-cell>
          <table:table-cell table:style-name="ce2" table:formula="of:=IF(ISBLANK([$Input.G31]);&quot;&quot;;IF(ISNA(ORG.LIBREOFFICE.REGEX([$Input.G31];&quot;\d+.red&quot;;;1));&quot;&quot;;ORG.LIBREOFFICE.REGEX([$Input.G31];&quot;\d+.red&quot;;;1)))" office:value-type="string" office:string-value="3 red" calcext:value-type="string">
            <text:p>3 red</text:p>
          </table:table-cell>
          <table:table-cell table:style-name="ce2" table:formula="of:=IF(ISBLANK([$Input.G31]);&quot;&quot;;IF(ISNA(ORG.LIBREOFFICE.REGEX([$Input.G31];&quot;\d+.blue&quot;;;1));&quot;&quot;;ORG.LIBREOFFICE.REGEX([$Input.G31];&quot;\d+.blue&quot;;;1)))" office:value-type="string" office:string-value="7 blue" calcext:value-type="string">
            <text:p>7 blue</text:p>
          </table:table-cell>
          <table:table-cell table:style-name="ce2" table:formula="of:=IF(ISBLANK([$Input.G31]);&quot;&quot;;IF(ISNA(ORG.LIBREOFFICE.REGEX([$Input.G31];&quot;\d+.green&quot;;;1));&quot;&quot;;ORG.LIBREOFFICE.REGEX([$Input.G31];&quot;\d+.green&quot;;;1)))" office:value-type="string" office:string-value="3 green" calcext:value-type="string">
            <text:p>3 green</text:p>
          </table:table-cell>
          <table:table-cell/>
          <table:table-cell table:style-name="ce6" table:formula="of:=IF([.C33]=&quot;&quot;;1;IF(ISNA([.C33]);1;IF(NUMBERVALUE(ORG.LIBREOFFICE.REGEX([.C33];&quot;\d+&quot;;))&gt;12;0;1)))" office:value-type="float" office:value="1" calcext:value-type="float">
            <text:p>1</text:p>
          </table:table-cell>
          <table:table-cell table:style-name="ce3" table:formula="of:=IF([.E33]=&quot;&quot;;1;IF(ISNA([.E33]);1;IF(NUMBERVALUE(ORG.LIBREOFFICE.REGEX([.E33];&quot;\d+&quot;;))&gt;13;0;1)))" office:value-type="float" office:value="1" calcext:value-type="float">
            <text:p>1</text:p>
          </table:table-cell>
          <table:table-cell table:style-name="ce12" table:formula="of:=IF([.D33]=&quot;&quot;;1;IF(ISNA([.D33]);1;IF(NUMBERVALUE(ORG.LIBREOFFICE.REGEX([.D33];&quot;\d+&quot;;))&gt;14;0;1)))" office:value-type="float" office:value="1" calcext:value-type="float">
            <text:p>1</text:p>
          </table:table-cell>
          <table:table-cell table:style-name="ce6" table:formula="of:=IF([.F33]=&quot;&quot;;1;IF(ISNA([.F33]);1;IF(NUMBERVALUE(ORG.LIBREOFFICE.REGEX([.F33];&quot;\d+&quot;;))&gt;12;0;1)))" office:value-type="float" office:value="1" calcext:value-type="float">
            <text:p>1</text:p>
          </table:table-cell>
          <table:table-cell table:style-name="ce3" table:formula="of:=IF([.H33]=&quot;&quot;;1;IF(ISNA([.H33]);1;IF(NUMBERVALUE(ORG.LIBREOFFICE.REGEX([.H33];&quot;\d+&quot;;))&gt;13;0;1)))" office:value-type="float" office:value="1" calcext:value-type="float">
            <text:p>1</text:p>
          </table:table-cell>
          <table:table-cell table:style-name="ce12" table:formula="of:=IF([.G33]=&quot;&quot;;1;IF(ISNA([.G33]);1;IF(NUMBERVALUE(ORG.LIBREOFFICE.REGEX([.G33];&quot;\d+&quot;;))&gt;14;0;1)))" office:value-type="float" office:value="1" calcext:value-type="float">
            <text:p>1</text:p>
          </table:table-cell>
          <table:table-cell table:style-name="ce6" table:formula="of:=IF([.I33]=&quot;&quot;;1;IF(ISNA([.I33]);1;IF(NUMBERVALUE(ORG.LIBREOFFICE.REGEX([.I33];&quot;\d+&quot;;))&gt;12;0;1)))" office:value-type="float" office:value="1" calcext:value-type="float">
            <text:p>1</text:p>
          </table:table-cell>
          <table:table-cell table:style-name="ce3" table:formula="of:=IF([.K33]=&quot;&quot;;1;IF(ISNA([.K33]);1;IF(NUMBERVALUE(ORG.LIBREOFFICE.REGEX([.K33];&quot;\d+&quot;;))&gt;13;0;1)))" office:value-type="float" office:value="0" calcext:value-type="float">
            <text:p>0</text:p>
          </table:table-cell>
          <table:table-cell table:style-name="ce12" table:formula="of:=IF([.J33]=&quot;&quot;;1;IF(ISNA([.J33]);1;IF(NUMBERVALUE(ORG.LIBREOFFICE.REGEX([.J33];&quot;\d+&quot;;))&gt;14;0;1)))" office:value-type="float" office:value="1" calcext:value-type="float">
            <text:p>1</text:p>
          </table:table-cell>
          <table:table-cell table:style-name="ce6" table:formula="of:=IF([.L33]=&quot;&quot;;1;IF(ISNA([.L33]);1;IF(NUMBERVALUE(ORG.LIBREOFFICE.REGEX([.L33];&quot;\d+&quot;;))&gt;12;0;1)))" office:value-type="float" office:value="1" calcext:value-type="float">
            <text:p>1</text:p>
          </table:table-cell>
          <table:table-cell table:style-name="ce3" table:formula="of:=IF([.N33]=&quot;&quot;;1;IF(ISNA([.N33]);1;IF(NUMBERVALUE(ORG.LIBREOFFICE.REGEX([.N33];&quot;\d+&quot;;))&gt;13;0;1)))" office:value-type="float" office:value="0" calcext:value-type="float">
            <text:p>0</text:p>
          </table:table-cell>
          <table:table-cell table:style-name="ce12" table:formula="of:=IF([.M33]=&quot;&quot;;1;IF(ISNA([.M33]);1;IF(NUMBERVALUE(ORG.LIBREOFFICE.REGEX([.M33];&quot;\d+&quot;;))&gt;14;0;1)))" office:value-type="float" office:value="1" calcext:value-type="float">
            <text:p>1</text:p>
          </table:table-cell>
          <table:table-cell table:style-name="ce6" table:formula="of:=IF([.O33]=&quot;&quot;;1;IF(ISNA([.O33]);1;IF(NUMBERVALUE(ORG.LIBREOFFICE.REGEX([.O33];&quot;\d+&quot;;))&gt;12;0;1)))" office:value-type="float" office:value="1" calcext:value-type="float">
            <text:p>1</text:p>
          </table:table-cell>
          <table:table-cell table:style-name="ce3" table:formula="of:=IF([.Q33]=&quot;&quot;;1;IF(ISNA([.Q33]);1;IF(NUMBERVALUE(ORG.LIBREOFFICE.REGEX([.Q33];&quot;\d+&quot;;))&gt;13;0;1)))" office:value-type="float" office:value="0" calcext:value-type="float">
            <text:p>0</text:p>
          </table:table-cell>
          <table:table-cell table:style-name="ce12" table:formula="of:=IF([.P33]=&quot;&quot;;1;IF(ISNA([.P33]);1;IF(NUMBERVALUE(ORG.LIBREOFFICE.REGEX([.P33];&quot;\d+&quot;;))&gt;14;0;1)))" office:value-type="float" office:value="1" calcext:value-type="float">
            <text:p>1</text:p>
          </table:table-cell>
          <table:table-cell table:style-name="ce6" table:formula="of:=IF([.R33]=&quot;&quot;;1;IF(ISNA([.R33]);1;IF(NUMBERVALUE(ORG.LIBREOFFICE.REGEX([.R33];&quot;\d+&quot;;))&gt;12;0;1)))" office:value-type="float" office:value="1" calcext:value-type="float">
            <text:p>1</text:p>
          </table:table-cell>
          <table:table-cell table:style-name="ce3" table:formula="of:=IF([.T33]=&quot;&quot;;1;IF(ISNA([.T33]);1;IF(NUMBERVALUE(ORG.LIBREOFFICE.REGEX([.T33];&quot;\d+&quot;;))&gt;13;0;1)))" office:value-type="float" office:value="1" calcext:value-type="float">
            <text:p>1</text:p>
          </table:table-cell>
          <table:table-cell table:style-name="ce12" table:formula="of:=IF([.S33]=&quot;&quot;;1;IF(ISNA([.S33]);1;IF(NUMBERVALUE(ORG.LIBREOFFICE.REGEX([.S33];&quot;\d+&quot;;))&gt;14;0;1)))" office:value-type="float" office:value="1" calcext:value-type="float">
            <text:p>1</text:p>
          </table:table-cell>
          <table:table-cell table:style-name="ce3" table:formula="of:=IF([.V33]=0;0;IF([.W33]=0;0;IF([.X33]=0;0;IF([.Y33]=0;0;IF([.Z33]=0;0;IF([.AA33]=0;0;IF([.AB33]=0;0;IF([.AC33]=0;0;IF([.AD33]=0;0;IF([.AE33]=0;0;IF([.AF33]=0;0;IF([.AG33]=0;0;IF([.AH33]=0;0;IF([.AI33]=0;0;IF([.AJ33]=0;0;IF([.AK33]=0;0;IF([.AL33]=0;0;IF([.AM33]=0;0;1))))))))))))))))))" office:value-type="float" office:value="0" calcext:value-type="float">
            <text:p>0</text:p>
          </table:table-cell>
          <table:table-cell table:style-name="ce3" table:formula="of:=IF([.AN33]=1;NUMBERVALUE(ORG.LIBREOFFICE.REGEX([.A33];&quot;\d+&quot;));&quot;&quot;)">
            <text:p/>
          </table:table-cell>
          <table:table-cell/>
        </table:table-row>
        <table:table-row table:style-name="ro1">
          <table:table-cell table:formula="of:=[$Input.A32]" office:value-type="string" office:string-value="Game 32" calcext:value-type="string">
            <text:p>Game 32</text:p>
          </table:table-cell>
          <table:table-cell table:style-name="ce3" table:formula="of:=COUNTIF([$Input.B32:.G32];&quot;&lt;&gt;&quot;)" office:value-type="float" office:value="3" calcext:value-type="float">
            <text:p>3</text:p>
          </table:table-cell>
          <table:table-cell table:style-name="ce2" table:formula="of:=IF(ISBLANK([$Input.B32]);&quot;&quot;;IF(ISNA(ORG.LIBREOFFICE.REGEX([$Input.B32];&quot;\d+.red&quot;;;1));&quot;&quot;;ORG.LIBREOFFICE.REGEX([$Input.B32];&quot;\d+.red&quot;;;1)))" office:value-type="string" office:string-value="12 red" calcext:value-type="string">
            <text:p>12 red</text:p>
          </table:table-cell>
          <table:table-cell table:style-name="ce2" table:formula="of:=IF(ISBLANK([$Input.B32]);&quot;&quot;;IF(ISNA(ORG.LIBREOFFICE.REGEX([$Input.B32];&quot;\d+.blue&quot;;;1));&quot;&quot;;ORG.LIBREOFFICE.REGEX([$Input.B32];&quot;\d+.blue&quot;;;1)))" office:value-type="string" office:string-value="3 blue" calcext:value-type="string">
            <text:p>3 blue</text:p>
          </table:table-cell>
          <table:table-cell table:style-name="ce2" table:formula="of:=IF(ISBLANK([$Input.B32]);&quot;&quot;;IF(ISNA(ORG.LIBREOFFICE.REGEX([$Input.B32];&quot;\d+.green&quot;;;1));&quot;&quot;;ORG.LIBREOFFICE.REGEX([$Input.B32];&quot;\d+.green&quot;;;1)))" office:value-type="string" office:string-value="2 green" calcext:value-type="string">
            <text:p>2 green</text:p>
          </table:table-cell>
          <table:table-cell table:style-name="ce2" table:formula="of:=IF(ISBLANK([$Input.C32]);&quot;&quot;;IF(ISNA(ORG.LIBREOFFICE.REGEX([$Input.C32];&quot;\d+.red&quot;;;1));&quot;&quot;;ORG.LIBREOFFICE.REGEX([$Input.C32];&quot;\d+.red&quot;;;1)))" office:value-type="string" office:string-value="16 red" calcext:value-type="string">
            <text:p>16 red</text:p>
          </table:table-cell>
          <table:table-cell table:style-name="ce2" table:formula="of:=IF(ISBLANK([$Input.C32]);&quot;&quot;;IF(ISNA(ORG.LIBREOFFICE.REGEX([$Input.C32];&quot;\d+.blue&quot;;;1));&quot;&quot;;ORG.LIBREOFFICE.REGEX([$Input.C32];&quot;\d+.blue&quot;;;1)))" office:value-type="string" office:string-value="1 blue" calcext:value-type="string">
            <text:p>1 blue</text:p>
          </table:table-cell>
          <table:table-cell table:style-name="ce2" table:formula="of:=IF(ISBLANK([$Input.C32]);&quot;&quot;;IF(ISNA(ORG.LIBREOFFICE.REGEX([$Input.C32];&quot;\d+.green&quot;;;1));&quot;&quot;;ORG.LIBREOFFICE.REGEX([$Input.C32];&quot;\d+.green&quot;;;1)))" office:value-type="string" office:string-value="2 green" calcext:value-type="string">
            <text:p>2 green</text:p>
          </table:table-cell>
          <table:table-cell table:style-name="ce2" table:formula="of:=IF(ISBLANK([$Input.D32]);&quot;&quot;;IF(ISNA(ORG.LIBREOFFICE.REGEX([$Input.D32];&quot;\d+.red&quot;;;1));&quot;&quot;;ORG.LIBREOFFICE.REGEX([$Input.D32];&quot;\d+.red&quot;;;1)))" office:value-type="string" office:string-value="13 red" calcext:value-type="string">
            <text:p>13 red</text:p>
          </table:table-cell>
          <table:table-cell table:style-name="ce2" table:formula="of:=IF(ISBLANK([$Input.D32]);&quot;&quot;;IF(ISNA(ORG.LIBREOFFICE.REGEX([$Input.D32];&quot;\d+.blue&quot;;;1));&quot;&quot;;ORG.LIBREOFFICE.REGEX([$Input.D32];&quot;\d+.blue&quot;;;1)))" office:value-type="string" office:string-value="6 blue" calcext:value-type="string">
            <text:p>6 blue</text:p>
          </table:table-cell>
          <table:table-cell table:style-name="ce2" table:formula="of:=IF(ISBLANK([$Input.D32]);&quot;&quot;;IF(ISNA(ORG.LIBREOFFICE.REGEX([$Input.D32];&quot;\d+.green&quot;;;1));&quot;&quot;;ORG.LIBREOFFICE.REGEX([$Input.D32];&quot;\d+.green&quot;;;1)))" office:value-type="string" office:string-value="4 green" calcext:value-type="string">
            <text:p>4 green</text:p>
          </table:table-cell>
          <table:table-cell table:style-name="ce2" table:formula="of:=IF(ISBLANK([$Input.E32]);&quot;&quot;;IF(ISNA(ORG.LIBREOFFICE.REGEX([$Input.E32];&quot;\d+.red&quot;;;1));&quot;&quot;;ORG.LIBREOFFICE.REGEX([$Input.E32];&quot;\d+.red&quot;;;1)))">
            <text:p/>
          </table:table-cell>
          <table:table-cell table:style-name="ce2" table:formula="of:=IF(ISBLANK([$Input.E32]);&quot;&quot;;IF(ISNA(ORG.LIBREOFFICE.REGEX([$Input.E32];&quot;\d+.blue&quot;;;1));&quot;&quot;;ORG.LIBREOFFICE.REGEX([$Input.E32];&quot;\d+.blue&quot;;;1)))">
            <text:p/>
          </table:table-cell>
          <table:table-cell table:style-name="ce2" table:formula="of:=IF(ISBLANK([$Input.E32]);&quot;&quot;;IF(ISNA(ORG.LIBREOFFICE.REGEX([$Input.E32];&quot;\d+.green&quot;;;1));&quot;&quot;;ORG.LIBREOFFICE.REGEX([$Input.E32];&quot;\d+.green&quot;;;1)))">
            <text:p/>
          </table:table-cell>
          <table:table-cell table:style-name="ce2" table:formula="of:=IF(ISBLANK([$Input.F32]);&quot;&quot;;IF(ISNA(ORG.LIBREOFFICE.REGEX([$Input.F32];&quot;\d+.red&quot;;;1));&quot;&quot;;ORG.LIBREOFFICE.REGEX([$Input.F32];&quot;\d+.red&quot;;;1)))">
            <text:p/>
          </table:table-cell>
          <table:table-cell table:style-name="ce2" table:formula="of:=IF(ISBLANK([$Input.F32]);&quot;&quot;;IF(ISNA(ORG.LIBREOFFICE.REGEX([$Input.F32];&quot;\d+.blue&quot;;;1));&quot;&quot;;ORG.LIBREOFFICE.REGEX([$Input.F32];&quot;\d+.blue&quot;;;1)))">
            <text:p/>
          </table:table-cell>
          <table:table-cell table:style-name="ce2" table:formula="of:=IF(ISBLANK([$Input.F32]);&quot;&quot;;IF(ISNA(ORG.LIBREOFFICE.REGEX([$Input.F32];&quot;\d+.green&quot;;;1));&quot;&quot;;ORG.LIBREOFFICE.REGEX([$Input.F32];&quot;\d+.green&quot;;;1)))">
            <text:p/>
          </table:table-cell>
          <table:table-cell table:style-name="ce2" table:formula="of:=IF(ISBLANK([$Input.G32]);&quot;&quot;;IF(ISNA(ORG.LIBREOFFICE.REGEX([$Input.G32];&quot;\d+.red&quot;;;1));&quot;&quot;;ORG.LIBREOFFICE.REGEX([$Input.G32];&quot;\d+.red&quot;;;1)))">
            <text:p/>
          </table:table-cell>
          <table:table-cell table:style-name="ce2" table:formula="of:=IF(ISBLANK([$Input.G32]);&quot;&quot;;IF(ISNA(ORG.LIBREOFFICE.REGEX([$Input.G32];&quot;\d+.blue&quot;;;1));&quot;&quot;;ORG.LIBREOFFICE.REGEX([$Input.G32];&quot;\d+.blue&quot;;;1)))">
            <text:p/>
          </table:table-cell>
          <table:table-cell table:style-name="ce2" table:formula="of:=IF(ISBLANK([$Input.G32]);&quot;&quot;;IF(ISNA(ORG.LIBREOFFICE.REGEX([$Input.G32];&quot;\d+.green&quot;;;1));&quot;&quot;;ORG.LIBREOFFICE.REGEX([$Input.G32];&quot;\d+.green&quot;;;1)))">
            <text:p/>
          </table:table-cell>
          <table:table-cell/>
          <table:table-cell table:style-name="ce6" table:formula="of:=IF([.C34]=&quot;&quot;;1;IF(ISNA([.C34]);1;IF(NUMBERVALUE(ORG.LIBREOFFICE.REGEX([.C34];&quot;\d+&quot;;))&gt;12;0;1)))" office:value-type="float" office:value="1" calcext:value-type="float">
            <text:p>1</text:p>
          </table:table-cell>
          <table:table-cell table:style-name="ce3" table:formula="of:=IF([.E34]=&quot;&quot;;1;IF(ISNA([.E34]);1;IF(NUMBERVALUE(ORG.LIBREOFFICE.REGEX([.E34];&quot;\d+&quot;;))&gt;13;0;1)))" office:value-type="float" office:value="1" calcext:value-type="float">
            <text:p>1</text:p>
          </table:table-cell>
          <table:table-cell table:style-name="ce12" table:formula="of:=IF([.D34]=&quot;&quot;;1;IF(ISNA([.D34]);1;IF(NUMBERVALUE(ORG.LIBREOFFICE.REGEX([.D34];&quot;\d+&quot;;))&gt;14;0;1)))" office:value-type="float" office:value="1" calcext:value-type="float">
            <text:p>1</text:p>
          </table:table-cell>
          <table:table-cell table:style-name="ce6" table:formula="of:=IF([.F34]=&quot;&quot;;1;IF(ISNA([.F34]);1;IF(NUMBERVALUE(ORG.LIBREOFFICE.REGEX([.F34];&quot;\d+&quot;;))&gt;12;0;1)))" office:value-type="float" office:value="0" calcext:value-type="float">
            <text:p>0</text:p>
          </table:table-cell>
          <table:table-cell table:style-name="ce3" table:formula="of:=IF([.H34]=&quot;&quot;;1;IF(ISNA([.H34]);1;IF(NUMBERVALUE(ORG.LIBREOFFICE.REGEX([.H34];&quot;\d+&quot;;))&gt;13;0;1)))" office:value-type="float" office:value="1" calcext:value-type="float">
            <text:p>1</text:p>
          </table:table-cell>
          <table:table-cell table:style-name="ce12" table:formula="of:=IF([.G34]=&quot;&quot;;1;IF(ISNA([.G34]);1;IF(NUMBERVALUE(ORG.LIBREOFFICE.REGEX([.G34];&quot;\d+&quot;;))&gt;14;0;1)))" office:value-type="float" office:value="1" calcext:value-type="float">
            <text:p>1</text:p>
          </table:table-cell>
          <table:table-cell table:style-name="ce6" table:formula="of:=IF([.I34]=&quot;&quot;;1;IF(ISNA([.I34]);1;IF(NUMBERVALUE(ORG.LIBREOFFICE.REGEX([.I34];&quot;\d+&quot;;))&gt;12;0;1)))" office:value-type="float" office:value="0" calcext:value-type="float">
            <text:p>0</text:p>
          </table:table-cell>
          <table:table-cell table:style-name="ce3" table:formula="of:=IF([.K34]=&quot;&quot;;1;IF(ISNA([.K34]);1;IF(NUMBERVALUE(ORG.LIBREOFFICE.REGEX([.K34];&quot;\d+&quot;;))&gt;13;0;1)))" office:value-type="float" office:value="1" calcext:value-type="float">
            <text:p>1</text:p>
          </table:table-cell>
          <table:table-cell table:style-name="ce12" table:formula="of:=IF([.J34]=&quot;&quot;;1;IF(ISNA([.J34]);1;IF(NUMBERVALUE(ORG.LIBREOFFICE.REGEX([.J34];&quot;\d+&quot;;))&gt;14;0;1)))" office:value-type="float" office:value="1" calcext:value-type="float">
            <text:p>1</text:p>
          </table:table-cell>
          <table:table-cell table:style-name="ce6" table:formula="of:=IF([.L34]=&quot;&quot;;1;IF(ISNA([.L34]);1;IF(NUMBERVALUE(ORG.LIBREOFFICE.REGEX([.L34];&quot;\d+&quot;;))&gt;12;0;1)))" office:value-type="float" office:value="1" calcext:value-type="float">
            <text:p>1</text:p>
          </table:table-cell>
          <table:table-cell table:style-name="ce3" table:formula="of:=IF([.N34]=&quot;&quot;;1;IF(ISNA([.N34]);1;IF(NUMBERVALUE(ORG.LIBREOFFICE.REGEX([.N34];&quot;\d+&quot;;))&gt;13;0;1)))" office:value-type="float" office:value="1" calcext:value-type="float">
            <text:p>1</text:p>
          </table:table-cell>
          <table:table-cell table:style-name="ce12" table:formula="of:=IF([.M34]=&quot;&quot;;1;IF(ISNA([.M34]);1;IF(NUMBERVALUE(ORG.LIBREOFFICE.REGEX([.M34];&quot;\d+&quot;;))&gt;14;0;1)))" office:value-type="float" office:value="1" calcext:value-type="float">
            <text:p>1</text:p>
          </table:table-cell>
          <table:table-cell table:style-name="ce6" table:formula="of:=IF([.O34]=&quot;&quot;;1;IF(ISNA([.O34]);1;IF(NUMBERVALUE(ORG.LIBREOFFICE.REGEX([.O34];&quot;\d+&quot;;))&gt;12;0;1)))" office:value-type="float" office:value="1" calcext:value-type="float">
            <text:p>1</text:p>
          </table:table-cell>
          <table:table-cell table:style-name="ce3" table:formula="of:=IF([.Q34]=&quot;&quot;;1;IF(ISNA([.Q34]);1;IF(NUMBERVALUE(ORG.LIBREOFFICE.REGEX([.Q34];&quot;\d+&quot;;))&gt;13;0;1)))" office:value-type="float" office:value="1" calcext:value-type="float">
            <text:p>1</text:p>
          </table:table-cell>
          <table:table-cell table:style-name="ce12" table:formula="of:=IF([.P34]=&quot;&quot;;1;IF(ISNA([.P34]);1;IF(NUMBERVALUE(ORG.LIBREOFFICE.REGEX([.P34];&quot;\d+&quot;;))&gt;14;0;1)))" office:value-type="float" office:value="1" calcext:value-type="float">
            <text:p>1</text:p>
          </table:table-cell>
          <table:table-cell table:style-name="ce6" table:formula="of:=IF([.R34]=&quot;&quot;;1;IF(ISNA([.R34]);1;IF(NUMBERVALUE(ORG.LIBREOFFICE.REGEX([.R34];&quot;\d+&quot;;))&gt;12;0;1)))" office:value-type="float" office:value="1" calcext:value-type="float">
            <text:p>1</text:p>
          </table:table-cell>
          <table:table-cell table:style-name="ce3" table:formula="of:=IF([.T34]=&quot;&quot;;1;IF(ISNA([.T34]);1;IF(NUMBERVALUE(ORG.LIBREOFFICE.REGEX([.T34];&quot;\d+&quot;;))&gt;13;0;1)))" office:value-type="float" office:value="1" calcext:value-type="float">
            <text:p>1</text:p>
          </table:table-cell>
          <table:table-cell table:style-name="ce12" table:formula="of:=IF([.S34]=&quot;&quot;;1;IF(ISNA([.S34]);1;IF(NUMBERVALUE(ORG.LIBREOFFICE.REGEX([.S34];&quot;\d+&quot;;))&gt;14;0;1)))" office:value-type="float" office:value="1" calcext:value-type="float">
            <text:p>1</text:p>
          </table:table-cell>
          <table:table-cell table:style-name="ce3" table:formula="of:=IF([.V34]=0;0;IF([.W34]=0;0;IF([.X34]=0;0;IF([.Y34]=0;0;IF([.Z34]=0;0;IF([.AA34]=0;0;IF([.AB34]=0;0;IF([.AC34]=0;0;IF([.AD34]=0;0;IF([.AE34]=0;0;IF([.AF34]=0;0;IF([.AG34]=0;0;IF([.AH34]=0;0;IF([.AI34]=0;0;IF([.AJ34]=0;0;IF([.AK34]=0;0;IF([.AL34]=0;0;IF([.AM34]=0;0;1))))))))))))))))))" office:value-type="float" office:value="0" calcext:value-type="float">
            <text:p>0</text:p>
          </table:table-cell>
          <table:table-cell table:style-name="ce3" table:formula="of:=IF([.AN34]=1;NUMBERVALUE(ORG.LIBREOFFICE.REGEX([.A34];&quot;\d+&quot;));&quot;&quot;)">
            <text:p/>
          </table:table-cell>
          <table:table-cell/>
        </table:table-row>
        <table:table-row table:style-name="ro1">
          <table:table-cell table:formula="of:=[$Input.A33]" office:value-type="string" office:string-value="Game 33" calcext:value-type="string">
            <text:p>Game 33</text:p>
          </table:table-cell>
          <table:table-cell table:style-name="ce3" table:formula="of:=COUNTIF([$Input.B33:.G33];&quot;&lt;&gt;&quot;)" office:value-type="float" office:value="5" calcext:value-type="float">
            <text:p>5</text:p>
          </table:table-cell>
          <table:table-cell table:style-name="ce2" table:formula="of:=IF(ISBLANK([$Input.B33]);&quot;&quot;;IF(ISNA(ORG.LIBREOFFICE.REGEX([$Input.B33];&quot;\d+.red&quot;;;1));&quot;&quot;;ORG.LIBREOFFICE.REGEX([$Input.B33];&quot;\d+.red&quot;;;1)))" office:value-type="string" office:string-value="3 red" calcext:value-type="string">
            <text:p>3 red</text:p>
          </table:table-cell>
          <table:table-cell table:style-name="ce2" table:formula="of:=IF(ISBLANK([$Input.B33]);&quot;&quot;;IF(ISNA(ORG.LIBREOFFICE.REGEX([$Input.B33];&quot;\d+.blue&quot;;;1));&quot;&quot;;ORG.LIBREOFFICE.REGEX([$Input.B33];&quot;\d+.blue&quot;;;1)))" office:value-type="string" office:string-value="8 blue" calcext:value-type="string">
            <text:p>8 blue</text:p>
          </table:table-cell>
          <table:table-cell table:style-name="ce2" table:formula="of:=IF(ISBLANK([$Input.B33]);&quot;&quot;;IF(ISNA(ORG.LIBREOFFICE.REGEX([$Input.B33];&quot;\d+.green&quot;;;1));&quot;&quot;;ORG.LIBREOFFICE.REGEX([$Input.B33];&quot;\d+.green&quot;;;1)))" office:value-type="string" office:string-value="18 green" calcext:value-type="string">
            <text:p>18 green</text:p>
          </table:table-cell>
          <table:table-cell table:style-name="ce2" table:formula="of:=IF(ISBLANK([$Input.C33]);&quot;&quot;;IF(ISNA(ORG.LIBREOFFICE.REGEX([$Input.C33];&quot;\d+.red&quot;;;1));&quot;&quot;;ORG.LIBREOFFICE.REGEX([$Input.C33];&quot;\d+.red&quot;;;1)))" office:value-type="string" office:string-value="4 red" calcext:value-type="string">
            <text:p>4 red</text:p>
          </table:table-cell>
          <table:table-cell table:style-name="ce2" table:formula="of:=IF(ISBLANK([$Input.C33]);&quot;&quot;;IF(ISNA(ORG.LIBREOFFICE.REGEX([$Input.C33];&quot;\d+.blue&quot;;;1));&quot;&quot;;ORG.LIBREOFFICE.REGEX([$Input.C33];&quot;\d+.blue&quot;;;1)))" office:value-type="string" office:string-value="2 blue" calcext:value-type="string">
            <text:p>2 blue</text:p>
          </table:table-cell>
          <table:table-cell table:style-name="ce2" table:formula="of:=IF(ISBLANK([$Input.C33]);&quot;&quot;;IF(ISNA(ORG.LIBREOFFICE.REGEX([$Input.C33];&quot;\d+.green&quot;;;1));&quot;&quot;;ORG.LIBREOFFICE.REGEX([$Input.C33];&quot;\d+.green&quot;;;1)))" office:value-type="string" office:string-value="15 green" calcext:value-type="string">
            <text:p>15 green</text:p>
          </table:table-cell>
          <table:table-cell table:style-name="ce2" table:formula="of:=IF(ISBLANK([$Input.D33]);&quot;&quot;;IF(ISNA(ORG.LIBREOFFICE.REGEX([$Input.D33];&quot;\d+.red&quot;;;1));&quot;&quot;;ORG.LIBREOFFICE.REGEX([$Input.D33];&quot;\d+.red&quot;;;1)))" office:value-type="string" office:string-value="3 red" calcext:value-type="string">
            <text:p>3 red</text:p>
          </table:table-cell>
          <table:table-cell table:style-name="ce2" table:formula="of:=IF(ISBLANK([$Input.D33]);&quot;&quot;;IF(ISNA(ORG.LIBREOFFICE.REGEX([$Input.D33];&quot;\d+.blue&quot;;;1));&quot;&quot;;ORG.LIBREOFFICE.REGEX([$Input.D33];&quot;\d+.blue&quot;;;1)))" office:value-type="string" office:string-value="14 blue" calcext:value-type="string">
            <text:p>14 blue</text:p>
          </table:table-cell>
          <table:table-cell table:style-name="ce2" table:formula="of:=IF(ISBLANK([$Input.D33]);&quot;&quot;;IF(ISNA(ORG.LIBREOFFICE.REGEX([$Input.D33];&quot;\d+.green&quot;;;1));&quot;&quot;;ORG.LIBREOFFICE.REGEX([$Input.D33];&quot;\d+.green&quot;;;1)))" office:value-type="string" office:string-value="6 green" calcext:value-type="string">
            <text:p>6 green</text:p>
          </table:table-cell>
          <table:table-cell table:style-name="ce2" table:formula="of:=IF(ISBLANK([$Input.E33]);&quot;&quot;;IF(ISNA(ORG.LIBREOFFICE.REGEX([$Input.E33];&quot;\d+.red&quot;;;1));&quot;&quot;;ORG.LIBREOFFICE.REGEX([$Input.E33];&quot;\d+.red&quot;;;1)))">
            <text:p/>
          </table:table-cell>
          <table:table-cell table:style-name="ce2" table:formula="of:=IF(ISBLANK([$Input.E33]);&quot;&quot;;IF(ISNA(ORG.LIBREOFFICE.REGEX([$Input.E33];&quot;\d+.blue&quot;;;1));&quot;&quot;;ORG.LIBREOFFICE.REGEX([$Input.E33];&quot;\d+.blue&quot;;;1)))" office:value-type="string" office:string-value="13 blue" calcext:value-type="string">
            <text:p>13 blue</text:p>
          </table:table-cell>
          <table:table-cell table:style-name="ce2" table:formula="of:=IF(ISBLANK([$Input.E33]);&quot;&quot;;IF(ISNA(ORG.LIBREOFFICE.REGEX([$Input.E33];&quot;\d+.green&quot;;;1));&quot;&quot;;ORG.LIBREOFFICE.REGEX([$Input.E33];&quot;\d+.green&quot;;;1)))" office:value-type="string" office:string-value="20 green" calcext:value-type="string">
            <text:p>20 green</text:p>
          </table:table-cell>
          <table:table-cell table:style-name="ce2" table:formula="of:=IF(ISBLANK([$Input.F33]);&quot;&quot;;IF(ISNA(ORG.LIBREOFFICE.REGEX([$Input.F33];&quot;\d+.red&quot;;;1));&quot;&quot;;ORG.LIBREOFFICE.REGEX([$Input.F33];&quot;\d+.red&quot;;;1)))" office:value-type="string" office:string-value="1 red" calcext:value-type="string">
            <text:p>1 red</text:p>
          </table:table-cell>
          <table:table-cell table:style-name="ce2" table:formula="of:=IF(ISBLANK([$Input.F33]);&quot;&quot;;IF(ISNA(ORG.LIBREOFFICE.REGEX([$Input.F33];&quot;\d+.blue&quot;;;1));&quot;&quot;;ORG.LIBREOFFICE.REGEX([$Input.F33];&quot;\d+.blue&quot;;;1)))">
            <text:p/>
          </table:table-cell>
          <table:table-cell table:style-name="ce2" table:formula="of:=IF(ISBLANK([$Input.F33]);&quot;&quot;;IF(ISNA(ORG.LIBREOFFICE.REGEX([$Input.F33];&quot;\d+.green&quot;;;1));&quot;&quot;;ORG.LIBREOFFICE.REGEX([$Input.F33];&quot;\d+.green&quot;;;1)))" office:value-type="string" office:string-value="19 green" calcext:value-type="string">
            <text:p>19 green</text:p>
          </table:table-cell>
          <table:table-cell table:style-name="ce2" table:formula="of:=IF(ISBLANK([$Input.G33]);&quot;&quot;;IF(ISNA(ORG.LIBREOFFICE.REGEX([$Input.G33];&quot;\d+.red&quot;;;1));&quot;&quot;;ORG.LIBREOFFICE.REGEX([$Input.G33];&quot;\d+.red&quot;;;1)))">
            <text:p/>
          </table:table-cell>
          <table:table-cell table:style-name="ce2" table:formula="of:=IF(ISBLANK([$Input.G33]);&quot;&quot;;IF(ISNA(ORG.LIBREOFFICE.REGEX([$Input.G33];&quot;\d+.blue&quot;;;1));&quot;&quot;;ORG.LIBREOFFICE.REGEX([$Input.G33];&quot;\d+.blue&quot;;;1)))">
            <text:p/>
          </table:table-cell>
          <table:table-cell table:style-name="ce2" table:formula="of:=IF(ISBLANK([$Input.G33]);&quot;&quot;;IF(ISNA(ORG.LIBREOFFICE.REGEX([$Input.G33];&quot;\d+.green&quot;;;1));&quot;&quot;;ORG.LIBREOFFICE.REGEX([$Input.G33];&quot;\d+.green&quot;;;1)))">
            <text:p/>
          </table:table-cell>
          <table:table-cell/>
          <table:table-cell table:style-name="ce6" table:formula="of:=IF([.C35]=&quot;&quot;;1;IF(ISNA([.C35]);1;IF(NUMBERVALUE(ORG.LIBREOFFICE.REGEX([.C35];&quot;\d+&quot;;))&gt;12;0;1)))" office:value-type="float" office:value="1" calcext:value-type="float">
            <text:p>1</text:p>
          </table:table-cell>
          <table:table-cell table:style-name="ce3" table:formula="of:=IF([.E35]=&quot;&quot;;1;IF(ISNA([.E35]);1;IF(NUMBERVALUE(ORG.LIBREOFFICE.REGEX([.E35];&quot;\d+&quot;;))&gt;13;0;1)))" office:value-type="float" office:value="0" calcext:value-type="float">
            <text:p>0</text:p>
          </table:table-cell>
          <table:table-cell table:style-name="ce12" table:formula="of:=IF([.D35]=&quot;&quot;;1;IF(ISNA([.D35]);1;IF(NUMBERVALUE(ORG.LIBREOFFICE.REGEX([.D35];&quot;\d+&quot;;))&gt;14;0;1)))" office:value-type="float" office:value="1" calcext:value-type="float">
            <text:p>1</text:p>
          </table:table-cell>
          <table:table-cell table:style-name="ce6" table:formula="of:=IF([.F35]=&quot;&quot;;1;IF(ISNA([.F35]);1;IF(NUMBERVALUE(ORG.LIBREOFFICE.REGEX([.F35];&quot;\d+&quot;;))&gt;12;0;1)))" office:value-type="float" office:value="1" calcext:value-type="float">
            <text:p>1</text:p>
          </table:table-cell>
          <table:table-cell table:style-name="ce3" table:formula="of:=IF([.H35]=&quot;&quot;;1;IF(ISNA([.H35]);1;IF(NUMBERVALUE(ORG.LIBREOFFICE.REGEX([.H35];&quot;\d+&quot;;))&gt;13;0;1)))" office:value-type="float" office:value="0" calcext:value-type="float">
            <text:p>0</text:p>
          </table:table-cell>
          <table:table-cell table:style-name="ce12" table:formula="of:=IF([.G35]=&quot;&quot;;1;IF(ISNA([.G35]);1;IF(NUMBERVALUE(ORG.LIBREOFFICE.REGEX([.G35];&quot;\d+&quot;;))&gt;14;0;1)))" office:value-type="float" office:value="1" calcext:value-type="float">
            <text:p>1</text:p>
          </table:table-cell>
          <table:table-cell table:style-name="ce6" table:formula="of:=IF([.I35]=&quot;&quot;;1;IF(ISNA([.I35]);1;IF(NUMBERVALUE(ORG.LIBREOFFICE.REGEX([.I35];&quot;\d+&quot;;))&gt;12;0;1)))" office:value-type="float" office:value="1" calcext:value-type="float">
            <text:p>1</text:p>
          </table:table-cell>
          <table:table-cell table:style-name="ce3" table:formula="of:=IF([.K35]=&quot;&quot;;1;IF(ISNA([.K35]);1;IF(NUMBERVALUE(ORG.LIBREOFFICE.REGEX([.K35];&quot;\d+&quot;;))&gt;13;0;1)))" office:value-type="float" office:value="1" calcext:value-type="float">
            <text:p>1</text:p>
          </table:table-cell>
          <table:table-cell table:style-name="ce12" table:formula="of:=IF([.J35]=&quot;&quot;;1;IF(ISNA([.J35]);1;IF(NUMBERVALUE(ORG.LIBREOFFICE.REGEX([.J35];&quot;\d+&quot;;))&gt;14;0;1)))" office:value-type="float" office:value="1" calcext:value-type="float">
            <text:p>1</text:p>
          </table:table-cell>
          <table:table-cell table:style-name="ce6" table:formula="of:=IF([.L35]=&quot;&quot;;1;IF(ISNA([.L35]);1;IF(NUMBERVALUE(ORG.LIBREOFFICE.REGEX([.L35];&quot;\d+&quot;;))&gt;12;0;1)))" office:value-type="float" office:value="1" calcext:value-type="float">
            <text:p>1</text:p>
          </table:table-cell>
          <table:table-cell table:style-name="ce3" table:formula="of:=IF([.N35]=&quot;&quot;;1;IF(ISNA([.N35]);1;IF(NUMBERVALUE(ORG.LIBREOFFICE.REGEX([.N35];&quot;\d+&quot;;))&gt;13;0;1)))" office:value-type="float" office:value="0" calcext:value-type="float">
            <text:p>0</text:p>
          </table:table-cell>
          <table:table-cell table:style-name="ce12" table:formula="of:=IF([.M35]=&quot;&quot;;1;IF(ISNA([.M35]);1;IF(NUMBERVALUE(ORG.LIBREOFFICE.REGEX([.M35];&quot;\d+&quot;;))&gt;14;0;1)))" office:value-type="float" office:value="1" calcext:value-type="float">
            <text:p>1</text:p>
          </table:table-cell>
          <table:table-cell table:style-name="ce6" table:formula="of:=IF([.O35]=&quot;&quot;;1;IF(ISNA([.O35]);1;IF(NUMBERVALUE(ORG.LIBREOFFICE.REGEX([.O35];&quot;\d+&quot;;))&gt;12;0;1)))" office:value-type="float" office:value="1" calcext:value-type="float">
            <text:p>1</text:p>
          </table:table-cell>
          <table:table-cell table:style-name="ce3" table:formula="of:=IF([.Q35]=&quot;&quot;;1;IF(ISNA([.Q35]);1;IF(NUMBERVALUE(ORG.LIBREOFFICE.REGEX([.Q35];&quot;\d+&quot;;))&gt;13;0;1)))" office:value-type="float" office:value="0" calcext:value-type="float">
            <text:p>0</text:p>
          </table:table-cell>
          <table:table-cell table:style-name="ce12" table:formula="of:=IF([.P35]=&quot;&quot;;1;IF(ISNA([.P35]);1;IF(NUMBERVALUE(ORG.LIBREOFFICE.REGEX([.P35];&quot;\d+&quot;;))&gt;14;0;1)))" office:value-type="float" office:value="1" calcext:value-type="float">
            <text:p>1</text:p>
          </table:table-cell>
          <table:table-cell table:style-name="ce6" table:formula="of:=IF([.R35]=&quot;&quot;;1;IF(ISNA([.R35]);1;IF(NUMBERVALUE(ORG.LIBREOFFICE.REGEX([.R35];&quot;\d+&quot;;))&gt;12;0;1)))" office:value-type="float" office:value="1" calcext:value-type="float">
            <text:p>1</text:p>
          </table:table-cell>
          <table:table-cell table:style-name="ce3" table:formula="of:=IF([.T35]=&quot;&quot;;1;IF(ISNA([.T35]);1;IF(NUMBERVALUE(ORG.LIBREOFFICE.REGEX([.T35];&quot;\d+&quot;;))&gt;13;0;1)))" office:value-type="float" office:value="1" calcext:value-type="float">
            <text:p>1</text:p>
          </table:table-cell>
          <table:table-cell table:style-name="ce12" table:formula="of:=IF([.S35]=&quot;&quot;;1;IF(ISNA([.S35]);1;IF(NUMBERVALUE(ORG.LIBREOFFICE.REGEX([.S35];&quot;\d+&quot;;))&gt;14;0;1)))" office:value-type="float" office:value="1" calcext:value-type="float">
            <text:p>1</text:p>
          </table:table-cell>
          <table:table-cell table:style-name="ce3" table:formula="of:=IF([.V35]=0;0;IF([.W35]=0;0;IF([.X35]=0;0;IF([.Y35]=0;0;IF([.Z35]=0;0;IF([.AA35]=0;0;IF([.AB35]=0;0;IF([.AC35]=0;0;IF([.AD35]=0;0;IF([.AE35]=0;0;IF([.AF35]=0;0;IF([.AG35]=0;0;IF([.AH35]=0;0;IF([.AI35]=0;0;IF([.AJ35]=0;0;IF([.AK35]=0;0;IF([.AL35]=0;0;IF([.AM35]=0;0;1))))))))))))))))))" office:value-type="float" office:value="0" calcext:value-type="float">
            <text:p>0</text:p>
          </table:table-cell>
          <table:table-cell table:style-name="ce3" table:formula="of:=IF([.AN35]=1;NUMBERVALUE(ORG.LIBREOFFICE.REGEX([.A35];&quot;\d+&quot;));&quot;&quot;)">
            <text:p/>
          </table:table-cell>
          <table:table-cell/>
        </table:table-row>
        <table:table-row table:style-name="ro1">
          <table:table-cell table:formula="of:=[$Input.A34]" office:value-type="string" office:string-value="Game 34" calcext:value-type="string">
            <text:p>Game 34</text:p>
          </table:table-cell>
          <table:table-cell table:style-name="ce3" table:formula="of:=COUNTIF([$Input.B34:.G34];&quot;&lt;&gt;&quot;)" office:value-type="float" office:value="6" calcext:value-type="float">
            <text:p>6</text:p>
          </table:table-cell>
          <table:table-cell table:style-name="ce2" table:formula="of:=IF(ISBLANK([$Input.B34]);&quot;&quot;;IF(ISNA(ORG.LIBREOFFICE.REGEX([$Input.B34];&quot;\d+.red&quot;;;1));&quot;&quot;;ORG.LIBREOFFICE.REGEX([$Input.B34];&quot;\d+.red&quot;;;1)))" office:value-type="string" office:string-value="2 red" calcext:value-type="string">
            <text:p>2 red</text:p>
          </table:table-cell>
          <table:table-cell table:style-name="ce2" table:formula="of:=IF(ISBLANK([$Input.B34]);&quot;&quot;;IF(ISNA(ORG.LIBREOFFICE.REGEX([$Input.B34];&quot;\d+.blue&quot;;;1));&quot;&quot;;ORG.LIBREOFFICE.REGEX([$Input.B34];&quot;\d+.blue&quot;;;1)))" office:value-type="string" office:string-value="7 blue" calcext:value-type="string">
            <text:p>7 blue</text:p>
          </table:table-cell>
          <table:table-cell table:style-name="ce2" table:formula="of:=IF(ISBLANK([$Input.B34]);&quot;&quot;;IF(ISNA(ORG.LIBREOFFICE.REGEX([$Input.B34];&quot;\d+.green&quot;;;1));&quot;&quot;;ORG.LIBREOFFICE.REGEX([$Input.B34];&quot;\d+.green&quot;;;1)))" office:value-type="string" office:string-value="1 green" calcext:value-type="string">
            <text:p>1 green</text:p>
          </table:table-cell>
          <table:table-cell table:style-name="ce2" table:formula="of:=IF(ISBLANK([$Input.C34]);&quot;&quot;;IF(ISNA(ORG.LIBREOFFICE.REGEX([$Input.C34];&quot;\d+.red&quot;;;1));&quot;&quot;;ORG.LIBREOFFICE.REGEX([$Input.C34];&quot;\d+.red&quot;;;1)))" office:value-type="string" office:string-value="2 red" calcext:value-type="string">
            <text:p>2 red</text:p>
          </table:table-cell>
          <table:table-cell table:style-name="ce2" table:formula="of:=IF(ISBLANK([$Input.C34]);&quot;&quot;;IF(ISNA(ORG.LIBREOFFICE.REGEX([$Input.C34];&quot;\d+.blue&quot;;;1));&quot;&quot;;ORG.LIBREOFFICE.REGEX([$Input.C34];&quot;\d+.blue&quot;;;1)))" office:value-type="string" office:string-value="10 blue" calcext:value-type="string">
            <text:p>10 blue</text:p>
          </table:table-cell>
          <table:table-cell table:style-name="ce2" table:formula="of:=IF(ISBLANK([$Input.C34]);&quot;&quot;;IF(ISNA(ORG.LIBREOFFICE.REGEX([$Input.C34];&quot;\d+.green&quot;;;1));&quot;&quot;;ORG.LIBREOFFICE.REGEX([$Input.C34];&quot;\d+.green&quot;;;1)))" office:value-type="string" office:string-value="8 green" calcext:value-type="string">
            <text:p>8 green</text:p>
          </table:table-cell>
          <table:table-cell table:style-name="ce2" table:formula="of:=IF(ISBLANK([$Input.D34]);&quot;&quot;;IF(ISNA(ORG.LIBREOFFICE.REGEX([$Input.D34];&quot;\d+.red&quot;;;1));&quot;&quot;;ORG.LIBREOFFICE.REGEX([$Input.D34];&quot;\d+.red&quot;;;1)))" office:value-type="string" office:string-value="1 red" calcext:value-type="string">
            <text:p>1 red</text:p>
          </table:table-cell>
          <table:table-cell table:style-name="ce2" table:formula="of:=IF(ISBLANK([$Input.D34]);&quot;&quot;;IF(ISNA(ORG.LIBREOFFICE.REGEX([$Input.D34];&quot;\d+.blue&quot;;;1));&quot;&quot;;ORG.LIBREOFFICE.REGEX([$Input.D34];&quot;\d+.blue&quot;;;1)))" office:value-type="string" office:string-value="3 blue" calcext:value-type="string">
            <text:p>3 blue</text:p>
          </table:table-cell>
          <table:table-cell table:style-name="ce2" table:formula="of:=IF(ISBLANK([$Input.D34]);&quot;&quot;;IF(ISNA(ORG.LIBREOFFICE.REGEX([$Input.D34];&quot;\d+.green&quot;;;1));&quot;&quot;;ORG.LIBREOFFICE.REGEX([$Input.D34];&quot;\d+.green&quot;;;1)))" office:value-type="string" office:string-value="1 green" calcext:value-type="string">
            <text:p>1 green</text:p>
          </table:table-cell>
          <table:table-cell table:style-name="ce2" table:formula="of:=IF(ISBLANK([$Input.E34]);&quot;&quot;;IF(ISNA(ORG.LIBREOFFICE.REGEX([$Input.E34];&quot;\d+.red&quot;;;1));&quot;&quot;;ORG.LIBREOFFICE.REGEX([$Input.E34];&quot;\d+.red&quot;;;1)))" office:value-type="string" office:string-value="1 red" calcext:value-type="string">
            <text:p>1 red</text:p>
          </table:table-cell>
          <table:table-cell table:style-name="ce2" table:formula="of:=IF(ISBLANK([$Input.E34]);&quot;&quot;;IF(ISNA(ORG.LIBREOFFICE.REGEX([$Input.E34];&quot;\d+.blue&quot;;;1));&quot;&quot;;ORG.LIBREOFFICE.REGEX([$Input.E34];&quot;\d+.blue&quot;;;1)))" office:value-type="string" office:string-value="13 blue" calcext:value-type="string">
            <text:p>13 blue</text:p>
          </table:table-cell>
          <table:table-cell table:style-name="ce2" table:formula="of:=IF(ISBLANK([$Input.E34]);&quot;&quot;;IF(ISNA(ORG.LIBREOFFICE.REGEX([$Input.E34];&quot;\d+.green&quot;;;1));&quot;&quot;;ORG.LIBREOFFICE.REGEX([$Input.E34];&quot;\d+.green&quot;;;1)))" office:value-type="string" office:string-value="6 green" calcext:value-type="string">
            <text:p>6 green</text:p>
          </table:table-cell>
          <table:table-cell table:style-name="ce2" table:formula="of:=IF(ISBLANK([$Input.F34]);&quot;&quot;;IF(ISNA(ORG.LIBREOFFICE.REGEX([$Input.F34];&quot;\d+.red&quot;;;1));&quot;&quot;;ORG.LIBREOFFICE.REGEX([$Input.F34];&quot;\d+.red&quot;;;1)))" office:value-type="string" office:string-value="2 red" calcext:value-type="string">
            <text:p>2 red</text:p>
          </table:table-cell>
          <table:table-cell table:style-name="ce2" table:formula="of:=IF(ISBLANK([$Input.F34]);&quot;&quot;;IF(ISNA(ORG.LIBREOFFICE.REGEX([$Input.F34];&quot;\d+.blue&quot;;;1));&quot;&quot;;ORG.LIBREOFFICE.REGEX([$Input.F34];&quot;\d+.blue&quot;;;1)))" office:value-type="string" office:string-value="4 blue" calcext:value-type="string">
            <text:p>4 blue</text:p>
          </table:table-cell>
          <table:table-cell table:style-name="ce2" table:formula="of:=IF(ISBLANK([$Input.F34]);&quot;&quot;;IF(ISNA(ORG.LIBREOFFICE.REGEX([$Input.F34];&quot;\d+.green&quot;;;1));&quot;&quot;;ORG.LIBREOFFICE.REGEX([$Input.F34];&quot;\d+.green&quot;;;1)))" office:value-type="string" office:string-value="1 green" calcext:value-type="string">
            <text:p>1 green</text:p>
          </table:table-cell>
          <table:table-cell table:style-name="ce2" table:formula="of:=IF(ISBLANK([$Input.G34]);&quot;&quot;;IF(ISNA(ORG.LIBREOFFICE.REGEX([$Input.G34];&quot;\d+.red&quot;;;1));&quot;&quot;;ORG.LIBREOFFICE.REGEX([$Input.G34];&quot;\d+.red&quot;;;1)))" office:value-type="string" office:string-value="1 red" calcext:value-type="string">
            <text:p>1 red</text:p>
          </table:table-cell>
          <table:table-cell table:style-name="ce2" table:formula="of:=IF(ISBLANK([$Input.G34]);&quot;&quot;;IF(ISNA(ORG.LIBREOFFICE.REGEX([$Input.G34];&quot;\d+.blue&quot;;;1));&quot;&quot;;ORG.LIBREOFFICE.REGEX([$Input.G34];&quot;\d+.blue&quot;;;1)))" office:value-type="string" office:string-value="7 blue" calcext:value-type="string">
            <text:p>7 blue</text:p>
          </table:table-cell>
          <table:table-cell table:style-name="ce2" table:formula="of:=IF(ISBLANK([$Input.G34]);&quot;&quot;;IF(ISNA(ORG.LIBREOFFICE.REGEX([$Input.G34];&quot;\d+.green&quot;;;1));&quot;&quot;;ORG.LIBREOFFICE.REGEX([$Input.G34];&quot;\d+.green&quot;;;1)))" office:value-type="string" office:string-value="5 green" calcext:value-type="string">
            <text:p>5 green</text:p>
          </table:table-cell>
          <table:table-cell/>
          <table:table-cell table:style-name="ce6" table:formula="of:=IF([.C36]=&quot;&quot;;1;IF(ISNA([.C36]);1;IF(NUMBERVALUE(ORG.LIBREOFFICE.REGEX([.C36];&quot;\d+&quot;;))&gt;12;0;1)))" office:value-type="float" office:value="1" calcext:value-type="float">
            <text:p>1</text:p>
          </table:table-cell>
          <table:table-cell table:style-name="ce3" table:formula="of:=IF([.E36]=&quot;&quot;;1;IF(ISNA([.E36]);1;IF(NUMBERVALUE(ORG.LIBREOFFICE.REGEX([.E36];&quot;\d+&quot;;))&gt;13;0;1)))" office:value-type="float" office:value="1" calcext:value-type="float">
            <text:p>1</text:p>
          </table:table-cell>
          <table:table-cell table:style-name="ce12" table:formula="of:=IF([.D36]=&quot;&quot;;1;IF(ISNA([.D36]);1;IF(NUMBERVALUE(ORG.LIBREOFFICE.REGEX([.D36];&quot;\d+&quot;;))&gt;14;0;1)))" office:value-type="float" office:value="1" calcext:value-type="float">
            <text:p>1</text:p>
          </table:table-cell>
          <table:table-cell table:style-name="ce6" table:formula="of:=IF([.F36]=&quot;&quot;;1;IF(ISNA([.F36]);1;IF(NUMBERVALUE(ORG.LIBREOFFICE.REGEX([.F36];&quot;\d+&quot;;))&gt;12;0;1)))" office:value-type="float" office:value="1" calcext:value-type="float">
            <text:p>1</text:p>
          </table:table-cell>
          <table:table-cell table:style-name="ce3" table:formula="of:=IF([.H36]=&quot;&quot;;1;IF(ISNA([.H36]);1;IF(NUMBERVALUE(ORG.LIBREOFFICE.REGEX([.H36];&quot;\d+&quot;;))&gt;13;0;1)))" office:value-type="float" office:value="1" calcext:value-type="float">
            <text:p>1</text:p>
          </table:table-cell>
          <table:table-cell table:style-name="ce12" table:formula="of:=IF([.G36]=&quot;&quot;;1;IF(ISNA([.G36]);1;IF(NUMBERVALUE(ORG.LIBREOFFICE.REGEX([.G36];&quot;\d+&quot;;))&gt;14;0;1)))" office:value-type="float" office:value="1" calcext:value-type="float">
            <text:p>1</text:p>
          </table:table-cell>
          <table:table-cell table:style-name="ce6" table:formula="of:=IF([.I36]=&quot;&quot;;1;IF(ISNA([.I36]);1;IF(NUMBERVALUE(ORG.LIBREOFFICE.REGEX([.I36];&quot;\d+&quot;;))&gt;12;0;1)))" office:value-type="float" office:value="1" calcext:value-type="float">
            <text:p>1</text:p>
          </table:table-cell>
          <table:table-cell table:style-name="ce3" table:formula="of:=IF([.K36]=&quot;&quot;;1;IF(ISNA([.K36]);1;IF(NUMBERVALUE(ORG.LIBREOFFICE.REGEX([.K36];&quot;\d+&quot;;))&gt;13;0;1)))" office:value-type="float" office:value="1" calcext:value-type="float">
            <text:p>1</text:p>
          </table:table-cell>
          <table:table-cell table:style-name="ce12" table:formula="of:=IF([.J36]=&quot;&quot;;1;IF(ISNA([.J36]);1;IF(NUMBERVALUE(ORG.LIBREOFFICE.REGEX([.J36];&quot;\d+&quot;;))&gt;14;0;1)))" office:value-type="float" office:value="1" calcext:value-type="float">
            <text:p>1</text:p>
          </table:table-cell>
          <table:table-cell table:style-name="ce6" table:formula="of:=IF([.L36]=&quot;&quot;;1;IF(ISNA([.L36]);1;IF(NUMBERVALUE(ORG.LIBREOFFICE.REGEX([.L36];&quot;\d+&quot;;))&gt;12;0;1)))" office:value-type="float" office:value="1" calcext:value-type="float">
            <text:p>1</text:p>
          </table:table-cell>
          <table:table-cell table:style-name="ce3" table:formula="of:=IF([.N36]=&quot;&quot;;1;IF(ISNA([.N36]);1;IF(NUMBERVALUE(ORG.LIBREOFFICE.REGEX([.N36];&quot;\d+&quot;;))&gt;13;0;1)))" office:value-type="float" office:value="1" calcext:value-type="float">
            <text:p>1</text:p>
          </table:table-cell>
          <table:table-cell table:style-name="ce12" table:formula="of:=IF([.M36]=&quot;&quot;;1;IF(ISNA([.M36]);1;IF(NUMBERVALUE(ORG.LIBREOFFICE.REGEX([.M36];&quot;\d+&quot;;))&gt;14;0;1)))" office:value-type="float" office:value="1" calcext:value-type="float">
            <text:p>1</text:p>
          </table:table-cell>
          <table:table-cell table:style-name="ce6" table:formula="of:=IF([.O36]=&quot;&quot;;1;IF(ISNA([.O36]);1;IF(NUMBERVALUE(ORG.LIBREOFFICE.REGEX([.O36];&quot;\d+&quot;;))&gt;12;0;1)))" office:value-type="float" office:value="1" calcext:value-type="float">
            <text:p>1</text:p>
          </table:table-cell>
          <table:table-cell table:style-name="ce3" table:formula="of:=IF([.Q36]=&quot;&quot;;1;IF(ISNA([.Q36]);1;IF(NUMBERVALUE(ORG.LIBREOFFICE.REGEX([.Q36];&quot;\d+&quot;;))&gt;13;0;1)))" office:value-type="float" office:value="1" calcext:value-type="float">
            <text:p>1</text:p>
          </table:table-cell>
          <table:table-cell table:style-name="ce12" table:formula="of:=IF([.P36]=&quot;&quot;;1;IF(ISNA([.P36]);1;IF(NUMBERVALUE(ORG.LIBREOFFICE.REGEX([.P36];&quot;\d+&quot;;))&gt;14;0;1)))" office:value-type="float" office:value="1" calcext:value-type="float">
            <text:p>1</text:p>
          </table:table-cell>
          <table:table-cell table:style-name="ce6" table:formula="of:=IF([.R36]=&quot;&quot;;1;IF(ISNA([.R36]);1;IF(NUMBERVALUE(ORG.LIBREOFFICE.REGEX([.R36];&quot;\d+&quot;;))&gt;12;0;1)))" office:value-type="float" office:value="1" calcext:value-type="float">
            <text:p>1</text:p>
          </table:table-cell>
          <table:table-cell table:style-name="ce3" table:formula="of:=IF([.T36]=&quot;&quot;;1;IF(ISNA([.T36]);1;IF(NUMBERVALUE(ORG.LIBREOFFICE.REGEX([.T36];&quot;\d+&quot;;))&gt;13;0;1)))" office:value-type="float" office:value="1" calcext:value-type="float">
            <text:p>1</text:p>
          </table:table-cell>
          <table:table-cell table:style-name="ce12" table:formula="of:=IF([.S36]=&quot;&quot;;1;IF(ISNA([.S36]);1;IF(NUMBERVALUE(ORG.LIBREOFFICE.REGEX([.S36];&quot;\d+&quot;;))&gt;14;0;1)))" office:value-type="float" office:value="1" calcext:value-type="float">
            <text:p>1</text:p>
          </table:table-cell>
          <table:table-cell table:style-name="ce3" table:formula="of:=IF([.V36]=0;0;IF([.W36]=0;0;IF([.X36]=0;0;IF([.Y36]=0;0;IF([.Z36]=0;0;IF([.AA36]=0;0;IF([.AB36]=0;0;IF([.AC36]=0;0;IF([.AD36]=0;0;IF([.AE36]=0;0;IF([.AF36]=0;0;IF([.AG36]=0;0;IF([.AH36]=0;0;IF([.AI36]=0;0;IF([.AJ36]=0;0;IF([.AK36]=0;0;IF([.AL36]=0;0;IF([.AM36]=0;0;1))))))))))))))))))" office:value-type="float" office:value="1" calcext:value-type="float">
            <text:p>1</text:p>
          </table:table-cell>
          <table:table-cell table:style-name="ce3" table:formula="of:=IF([.AN36]=1;NUMBERVALUE(ORG.LIBREOFFICE.REGEX([.A36];&quot;\d+&quot;));&quot;&quot;)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$Input.A35]" office:value-type="string" office:string-value="Game 35" calcext:value-type="string">
            <text:p>Game 35</text:p>
          </table:table-cell>
          <table:table-cell table:style-name="ce3" table:formula="of:=COUNTIF([$Input.B35:.G35];&quot;&lt;&gt;&quot;)" office:value-type="float" office:value="5" calcext:value-type="float">
            <text:p>5</text:p>
          </table:table-cell>
          <table:table-cell table:style-name="ce2" table:formula="of:=IF(ISBLANK([$Input.B35]);&quot;&quot;;IF(ISNA(ORG.LIBREOFFICE.REGEX([$Input.B35];&quot;\d+.red&quot;;;1));&quot;&quot;;ORG.LIBREOFFICE.REGEX([$Input.B35];&quot;\d+.red&quot;;;1)))" office:value-type="string" office:string-value="8 red" calcext:value-type="string">
            <text:p>8 red</text:p>
          </table:table-cell>
          <table:table-cell table:style-name="ce2" table:formula="of:=IF(ISBLANK([$Input.B35]);&quot;&quot;;IF(ISNA(ORG.LIBREOFFICE.REGEX([$Input.B35];&quot;\d+.blue&quot;;;1));&quot;&quot;;ORG.LIBREOFFICE.REGEX([$Input.B35];&quot;\d+.blue&quot;;;1)))" office:value-type="string" office:string-value="7 blue" calcext:value-type="string">
            <text:p>7 blue</text:p>
          </table:table-cell>
          <table:table-cell table:style-name="ce2" table:formula="of:=IF(ISBLANK([$Input.B35]);&quot;&quot;;IF(ISNA(ORG.LIBREOFFICE.REGEX([$Input.B35];&quot;\d+.green&quot;;;1));&quot;&quot;;ORG.LIBREOFFICE.REGEX([$Input.B35];&quot;\d+.green&quot;;;1)))">
            <text:p/>
          </table:table-cell>
          <table:table-cell table:style-name="ce2" table:formula="of:=IF(ISBLANK([$Input.C35]);&quot;&quot;;IF(ISNA(ORG.LIBREOFFICE.REGEX([$Input.C35];&quot;\d+.red&quot;;;1));&quot;&quot;;ORG.LIBREOFFICE.REGEX([$Input.C35];&quot;\d+.red&quot;;;1)))" office:value-type="string" office:string-value="3 red" calcext:value-type="string">
            <text:p>3 red</text:p>
          </table:table-cell>
          <table:table-cell table:style-name="ce2" table:formula="of:=IF(ISBLANK([$Input.C35]);&quot;&quot;;IF(ISNA(ORG.LIBREOFFICE.REGEX([$Input.C35];&quot;\d+.blue&quot;;;1));&quot;&quot;;ORG.LIBREOFFICE.REGEX([$Input.C35];&quot;\d+.blue&quot;;;1)))" office:value-type="string" office:string-value="2 blue" calcext:value-type="string">
            <text:p>2 blue</text:p>
          </table:table-cell>
          <table:table-cell table:style-name="ce2" table:formula="of:=IF(ISBLANK([$Input.C35]);&quot;&quot;;IF(ISNA(ORG.LIBREOFFICE.REGEX([$Input.C35];&quot;\d+.green&quot;;;1));&quot;&quot;;ORG.LIBREOFFICE.REGEX([$Input.C35];&quot;\d+.green&quot;;;1)))">
            <text:p/>
          </table:table-cell>
          <table:table-cell table:style-name="ce2" table:formula="of:=IF(ISBLANK([$Input.D35]);&quot;&quot;;IF(ISNA(ORG.LIBREOFFICE.REGEX([$Input.D35];&quot;\d+.red&quot;;;1));&quot;&quot;;ORG.LIBREOFFICE.REGEX([$Input.D35];&quot;\d+.red&quot;;;1)))" office:value-type="string" office:string-value="3 red" calcext:value-type="string">
            <text:p>3 red</text:p>
          </table:table-cell>
          <table:table-cell table:style-name="ce2" table:formula="of:=IF(ISBLANK([$Input.D35]);&quot;&quot;;IF(ISNA(ORG.LIBREOFFICE.REGEX([$Input.D35];&quot;\d+.blue&quot;;;1));&quot;&quot;;ORG.LIBREOFFICE.REGEX([$Input.D35];&quot;\d+.blue&quot;;;1)))" office:value-type="string" office:string-value="4 blue" calcext:value-type="string">
            <text:p>4 blue</text:p>
          </table:table-cell>
          <table:table-cell table:style-name="ce2" table:formula="of:=IF(ISBLANK([$Input.D35]);&quot;&quot;;IF(ISNA(ORG.LIBREOFFICE.REGEX([$Input.D35];&quot;\d+.green&quot;;;1));&quot;&quot;;ORG.LIBREOFFICE.REGEX([$Input.D35];&quot;\d+.green&quot;;;1)))">
            <text:p/>
          </table:table-cell>
          <table:table-cell table:style-name="ce2" table:formula="of:=IF(ISBLANK([$Input.E35]);&quot;&quot;;IF(ISNA(ORG.LIBREOFFICE.REGEX([$Input.E35];&quot;\d+.red&quot;;;1));&quot;&quot;;ORG.LIBREOFFICE.REGEX([$Input.E35];&quot;\d+.red&quot;;;1)))" office:value-type="string" office:string-value="7 red" calcext:value-type="string">
            <text:p>7 red</text:p>
          </table:table-cell>
          <table:table-cell table:style-name="ce2" table:formula="of:=IF(ISBLANK([$Input.E35]);&quot;&quot;;IF(ISNA(ORG.LIBREOFFICE.REGEX([$Input.E35];&quot;\d+.blue&quot;;;1));&quot;&quot;;ORG.LIBREOFFICE.REGEX([$Input.E35];&quot;\d+.blue&quot;;;1)))" office:value-type="string" office:string-value="4 blue" calcext:value-type="string">
            <text:p>4 blue</text:p>
          </table:table-cell>
          <table:table-cell table:style-name="ce2" table:formula="of:=IF(ISBLANK([$Input.E35]);&quot;&quot;;IF(ISNA(ORG.LIBREOFFICE.REGEX([$Input.E35];&quot;\d+.green&quot;;;1));&quot;&quot;;ORG.LIBREOFFICE.REGEX([$Input.E35];&quot;\d+.green&quot;;;1)))">
            <text:p/>
          </table:table-cell>
          <table:table-cell table:style-name="ce2" table:formula="of:=IF(ISBLANK([$Input.F35]);&quot;&quot;;IF(ISNA(ORG.LIBREOFFICE.REGEX([$Input.F35];&quot;\d+.red&quot;;;1));&quot;&quot;;ORG.LIBREOFFICE.REGEX([$Input.F35];&quot;\d+.red&quot;;;1)))" office:value-type="string" office:string-value="3 red" calcext:value-type="string">
            <text:p>3 red</text:p>
          </table:table-cell>
          <table:table-cell table:style-name="ce2" table:formula="of:=IF(ISBLANK([$Input.F35]);&quot;&quot;;IF(ISNA(ORG.LIBREOFFICE.REGEX([$Input.F35];&quot;\d+.blue&quot;;;1));&quot;&quot;;ORG.LIBREOFFICE.REGEX([$Input.F35];&quot;\d+.blue&quot;;;1)))" office:value-type="string" office:string-value="1 blue" calcext:value-type="string">
            <text:p>1 blue</text:p>
          </table:table-cell>
          <table:table-cell table:style-name="ce2" table:formula="of:=IF(ISBLANK([$Input.F35]);&quot;&quot;;IF(ISNA(ORG.LIBREOFFICE.REGEX([$Input.F35];&quot;\d+.green&quot;;;1));&quot;&quot;;ORG.LIBREOFFICE.REGEX([$Input.F35];&quot;\d+.green&quot;;;1)))" office:value-type="string" office:string-value="1 green" calcext:value-type="string">
            <text:p>1 green</text:p>
          </table:table-cell>
          <table:table-cell table:style-name="ce2" table:formula="of:=IF(ISBLANK([$Input.G35]);&quot;&quot;;IF(ISNA(ORG.LIBREOFFICE.REGEX([$Input.G35];&quot;\d+.red&quot;;;1));&quot;&quot;;ORG.LIBREOFFICE.REGEX([$Input.G35];&quot;\d+.red&quot;;;1)))">
            <text:p/>
          </table:table-cell>
          <table:table-cell table:style-name="ce2" table:formula="of:=IF(ISBLANK([$Input.G35]);&quot;&quot;;IF(ISNA(ORG.LIBREOFFICE.REGEX([$Input.G35];&quot;\d+.blue&quot;;;1));&quot;&quot;;ORG.LIBREOFFICE.REGEX([$Input.G35];&quot;\d+.blue&quot;;;1)))">
            <text:p/>
          </table:table-cell>
          <table:table-cell table:style-name="ce2" table:formula="of:=IF(ISBLANK([$Input.G35]);&quot;&quot;;IF(ISNA(ORG.LIBREOFFICE.REGEX([$Input.G35];&quot;\d+.green&quot;;;1));&quot;&quot;;ORG.LIBREOFFICE.REGEX([$Input.G35];&quot;\d+.green&quot;;;1)))">
            <text:p/>
          </table:table-cell>
          <table:table-cell/>
          <table:table-cell table:style-name="ce6" table:formula="of:=IF([.C37]=&quot;&quot;;1;IF(ISNA([.C37]);1;IF(NUMBERVALUE(ORG.LIBREOFFICE.REGEX([.C37];&quot;\d+&quot;;))&gt;12;0;1)))" office:value-type="float" office:value="1" calcext:value-type="float">
            <text:p>1</text:p>
          </table:table-cell>
          <table:table-cell table:style-name="ce3" table:formula="of:=IF([.E37]=&quot;&quot;;1;IF(ISNA([.E37]);1;IF(NUMBERVALUE(ORG.LIBREOFFICE.REGEX([.E37];&quot;\d+&quot;;))&gt;13;0;1)))" office:value-type="float" office:value="1" calcext:value-type="float">
            <text:p>1</text:p>
          </table:table-cell>
          <table:table-cell table:style-name="ce12" table:formula="of:=IF([.D37]=&quot;&quot;;1;IF(ISNA([.D37]);1;IF(NUMBERVALUE(ORG.LIBREOFFICE.REGEX([.D37];&quot;\d+&quot;;))&gt;14;0;1)))" office:value-type="float" office:value="1" calcext:value-type="float">
            <text:p>1</text:p>
          </table:table-cell>
          <table:table-cell table:style-name="ce6" table:formula="of:=IF([.F37]=&quot;&quot;;1;IF(ISNA([.F37]);1;IF(NUMBERVALUE(ORG.LIBREOFFICE.REGEX([.F37];&quot;\d+&quot;;))&gt;12;0;1)))" office:value-type="float" office:value="1" calcext:value-type="float">
            <text:p>1</text:p>
          </table:table-cell>
          <table:table-cell table:style-name="ce3" table:formula="of:=IF([.H37]=&quot;&quot;;1;IF(ISNA([.H37]);1;IF(NUMBERVALUE(ORG.LIBREOFFICE.REGEX([.H37];&quot;\d+&quot;;))&gt;13;0;1)))" office:value-type="float" office:value="1" calcext:value-type="float">
            <text:p>1</text:p>
          </table:table-cell>
          <table:table-cell table:style-name="ce12" table:formula="of:=IF([.G37]=&quot;&quot;;1;IF(ISNA([.G37]);1;IF(NUMBERVALUE(ORG.LIBREOFFICE.REGEX([.G37];&quot;\d+&quot;;))&gt;14;0;1)))" office:value-type="float" office:value="1" calcext:value-type="float">
            <text:p>1</text:p>
          </table:table-cell>
          <table:table-cell table:style-name="ce6" table:formula="of:=IF([.I37]=&quot;&quot;;1;IF(ISNA([.I37]);1;IF(NUMBERVALUE(ORG.LIBREOFFICE.REGEX([.I37];&quot;\d+&quot;;))&gt;12;0;1)))" office:value-type="float" office:value="1" calcext:value-type="float">
            <text:p>1</text:p>
          </table:table-cell>
          <table:table-cell table:style-name="ce3" table:formula="of:=IF([.K37]=&quot;&quot;;1;IF(ISNA([.K37]);1;IF(NUMBERVALUE(ORG.LIBREOFFICE.REGEX([.K37];&quot;\d+&quot;;))&gt;13;0;1)))" office:value-type="float" office:value="1" calcext:value-type="float">
            <text:p>1</text:p>
          </table:table-cell>
          <table:table-cell table:style-name="ce12" table:formula="of:=IF([.J37]=&quot;&quot;;1;IF(ISNA([.J37]);1;IF(NUMBERVALUE(ORG.LIBREOFFICE.REGEX([.J37];&quot;\d+&quot;;))&gt;14;0;1)))" office:value-type="float" office:value="1" calcext:value-type="float">
            <text:p>1</text:p>
          </table:table-cell>
          <table:table-cell table:style-name="ce6" table:formula="of:=IF([.L37]=&quot;&quot;;1;IF(ISNA([.L37]);1;IF(NUMBERVALUE(ORG.LIBREOFFICE.REGEX([.L37];&quot;\d+&quot;;))&gt;12;0;1)))" office:value-type="float" office:value="1" calcext:value-type="float">
            <text:p>1</text:p>
          </table:table-cell>
          <table:table-cell table:style-name="ce3" table:formula="of:=IF([.N37]=&quot;&quot;;1;IF(ISNA([.N37]);1;IF(NUMBERVALUE(ORG.LIBREOFFICE.REGEX([.N37];&quot;\d+&quot;;))&gt;13;0;1)))" office:value-type="float" office:value="1" calcext:value-type="float">
            <text:p>1</text:p>
          </table:table-cell>
          <table:table-cell table:style-name="ce12" table:formula="of:=IF([.M37]=&quot;&quot;;1;IF(ISNA([.M37]);1;IF(NUMBERVALUE(ORG.LIBREOFFICE.REGEX([.M37];&quot;\d+&quot;;))&gt;14;0;1)))" office:value-type="float" office:value="1" calcext:value-type="float">
            <text:p>1</text:p>
          </table:table-cell>
          <table:table-cell table:style-name="ce6" table:formula="of:=IF([.O37]=&quot;&quot;;1;IF(ISNA([.O37]);1;IF(NUMBERVALUE(ORG.LIBREOFFICE.REGEX([.O37];&quot;\d+&quot;;))&gt;12;0;1)))" office:value-type="float" office:value="1" calcext:value-type="float">
            <text:p>1</text:p>
          </table:table-cell>
          <table:table-cell table:style-name="ce3" table:formula="of:=IF([.Q37]=&quot;&quot;;1;IF(ISNA([.Q37]);1;IF(NUMBERVALUE(ORG.LIBREOFFICE.REGEX([.Q37];&quot;\d+&quot;;))&gt;13;0;1)))" office:value-type="float" office:value="1" calcext:value-type="float">
            <text:p>1</text:p>
          </table:table-cell>
          <table:table-cell table:style-name="ce12" table:formula="of:=IF([.P37]=&quot;&quot;;1;IF(ISNA([.P37]);1;IF(NUMBERVALUE(ORG.LIBREOFFICE.REGEX([.P37];&quot;\d+&quot;;))&gt;14;0;1)))" office:value-type="float" office:value="1" calcext:value-type="float">
            <text:p>1</text:p>
          </table:table-cell>
          <table:table-cell table:style-name="ce6" table:formula="of:=IF([.R37]=&quot;&quot;;1;IF(ISNA([.R37]);1;IF(NUMBERVALUE(ORG.LIBREOFFICE.REGEX([.R37];&quot;\d+&quot;;))&gt;12;0;1)))" office:value-type="float" office:value="1" calcext:value-type="float">
            <text:p>1</text:p>
          </table:table-cell>
          <table:table-cell table:style-name="ce3" table:formula="of:=IF([.T37]=&quot;&quot;;1;IF(ISNA([.T37]);1;IF(NUMBERVALUE(ORG.LIBREOFFICE.REGEX([.T37];&quot;\d+&quot;;))&gt;13;0;1)))" office:value-type="float" office:value="1" calcext:value-type="float">
            <text:p>1</text:p>
          </table:table-cell>
          <table:table-cell table:style-name="ce12" table:formula="of:=IF([.S37]=&quot;&quot;;1;IF(ISNA([.S37]);1;IF(NUMBERVALUE(ORG.LIBREOFFICE.REGEX([.S37];&quot;\d+&quot;;))&gt;14;0;1)))" office:value-type="float" office:value="1" calcext:value-type="float">
            <text:p>1</text:p>
          </table:table-cell>
          <table:table-cell table:style-name="ce3" table:formula="of:=IF([.V37]=0;0;IF([.W37]=0;0;IF([.X37]=0;0;IF([.Y37]=0;0;IF([.Z37]=0;0;IF([.AA37]=0;0;IF([.AB37]=0;0;IF([.AC37]=0;0;IF([.AD37]=0;0;IF([.AE37]=0;0;IF([.AF37]=0;0;IF([.AG37]=0;0;IF([.AH37]=0;0;IF([.AI37]=0;0;IF([.AJ37]=0;0;IF([.AK37]=0;0;IF([.AL37]=0;0;IF([.AM37]=0;0;1))))))))))))))))))" office:value-type="float" office:value="1" calcext:value-type="float">
            <text:p>1</text:p>
          </table:table-cell>
          <table:table-cell table:style-name="ce3" table:formula="of:=IF([.AN37]=1;NUMBERVALUE(ORG.LIBREOFFICE.REGEX([.A37];&quot;\d+&quot;));&quot;&quot;)"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$Input.A36]" office:value-type="string" office:string-value="Game 36" calcext:value-type="string">
            <text:p>Game 36</text:p>
          </table:table-cell>
          <table:table-cell table:style-name="ce3" table:formula="of:=COUNTIF([$Input.B36:.G36];&quot;&lt;&gt;&quot;)" office:value-type="float" office:value="4" calcext:value-type="float">
            <text:p>4</text:p>
          </table:table-cell>
          <table:table-cell table:style-name="ce2" table:formula="of:=IF(ISBLANK([$Input.B36]);&quot;&quot;;IF(ISNA(ORG.LIBREOFFICE.REGEX([$Input.B36];&quot;\d+.red&quot;;;1));&quot;&quot;;ORG.LIBREOFFICE.REGEX([$Input.B36];&quot;\d+.red&quot;;;1)))" office:value-type="string" office:string-value="1 red" calcext:value-type="string">
            <text:p>1 red</text:p>
          </table:table-cell>
          <table:table-cell table:style-name="ce2" table:formula="of:=IF(ISBLANK([$Input.B36]);&quot;&quot;;IF(ISNA(ORG.LIBREOFFICE.REGEX([$Input.B36];&quot;\d+.blue&quot;;;1));&quot;&quot;;ORG.LIBREOFFICE.REGEX([$Input.B36];&quot;\d+.blue&quot;;;1)))">
            <text:p/>
          </table:table-cell>
          <table:table-cell table:style-name="ce2" table:formula="of:=IF(ISBLANK([$Input.B36]);&quot;&quot;;IF(ISNA(ORG.LIBREOFFICE.REGEX([$Input.B36];&quot;\d+.green&quot;;;1));&quot;&quot;;ORG.LIBREOFFICE.REGEX([$Input.B36];&quot;\d+.green&quot;;;1)))" office:value-type="string" office:string-value="8 green" calcext:value-type="string">
            <text:p>8 green</text:p>
          </table:table-cell>
          <table:table-cell table:style-name="ce2" table:formula="of:=IF(ISBLANK([$Input.C36]);&quot;&quot;;IF(ISNA(ORG.LIBREOFFICE.REGEX([$Input.C36];&quot;\d+.red&quot;;;1));&quot;&quot;;ORG.LIBREOFFICE.REGEX([$Input.C36];&quot;\d+.red&quot;;;1)))" office:value-type="string" office:string-value="1 red" calcext:value-type="string">
            <text:p>1 red</text:p>
          </table:table-cell>
          <table:table-cell table:style-name="ce2" table:formula="of:=IF(ISBLANK([$Input.C36]);&quot;&quot;;IF(ISNA(ORG.LIBREOFFICE.REGEX([$Input.C36];&quot;\d+.blue&quot;;;1));&quot;&quot;;ORG.LIBREOFFICE.REGEX([$Input.C36];&quot;\d+.blue&quot;;;1)))">
            <text:p/>
          </table:table-cell>
          <table:table-cell table:style-name="ce2" table:formula="of:=IF(ISBLANK([$Input.C36]);&quot;&quot;;IF(ISNA(ORG.LIBREOFFICE.REGEX([$Input.C36];&quot;\d+.green&quot;;;1));&quot;&quot;;ORG.LIBREOFFICE.REGEX([$Input.C36];&quot;\d+.green&quot;;;1)))" office:value-type="string" office:string-value="6 green" calcext:value-type="string">
            <text:p>6 green</text:p>
          </table:table-cell>
          <table:table-cell table:style-name="ce2" table:formula="of:=IF(ISBLANK([$Input.D36]);&quot;&quot;;IF(ISNA(ORG.LIBREOFFICE.REGEX([$Input.D36];&quot;\d+.red&quot;;;1));&quot;&quot;;ORG.LIBREOFFICE.REGEX([$Input.D36];&quot;\d+.red&quot;;;1)))" office:value-type="string" office:string-value="8 red" calcext:value-type="string">
            <text:p>8 red</text:p>
          </table:table-cell>
          <table:table-cell table:style-name="ce2" table:formula="of:=IF(ISBLANK([$Input.D36]);&quot;&quot;;IF(ISNA(ORG.LIBREOFFICE.REGEX([$Input.D36];&quot;\d+.blue&quot;;;1));&quot;&quot;;ORG.LIBREOFFICE.REGEX([$Input.D36];&quot;\d+.blue&quot;;;1)))">
            <text:p/>
          </table:table-cell>
          <table:table-cell table:style-name="ce2" table:formula="of:=IF(ISBLANK([$Input.D36]);&quot;&quot;;IF(ISNA(ORG.LIBREOFFICE.REGEX([$Input.D36];&quot;\d+.green&quot;;;1));&quot;&quot;;ORG.LIBREOFFICE.REGEX([$Input.D36];&quot;\d+.green&quot;;;1)))" office:value-type="string" office:string-value="3 green" calcext:value-type="string">
            <text:p>3 green</text:p>
          </table:table-cell>
          <table:table-cell table:style-name="ce2" table:formula="of:=IF(ISBLANK([$Input.E36]);&quot;&quot;;IF(ISNA(ORG.LIBREOFFICE.REGEX([$Input.E36];&quot;\d+.red&quot;;;1));&quot;&quot;;ORG.LIBREOFFICE.REGEX([$Input.E36];&quot;\d+.red&quot;;;1)))" office:value-type="string" office:string-value="2 red" calcext:value-type="string">
            <text:p>2 red</text:p>
          </table:table-cell>
          <table:table-cell table:style-name="ce2" table:formula="of:=IF(ISBLANK([$Input.E36]);&quot;&quot;;IF(ISNA(ORG.LIBREOFFICE.REGEX([$Input.E36];&quot;\d+.blue&quot;;;1));&quot;&quot;;ORG.LIBREOFFICE.REGEX([$Input.E36];&quot;\d+.blue&quot;;;1)))" office:value-type="string" office:string-value="1 blue" calcext:value-type="string">
            <text:p>1 blue</text:p>
          </table:table-cell>
          <table:table-cell table:style-name="ce2" table:formula="of:=IF(ISBLANK([$Input.E36]);&quot;&quot;;IF(ISNA(ORG.LIBREOFFICE.REGEX([$Input.E36];&quot;\d+.green&quot;;;1));&quot;&quot;;ORG.LIBREOFFICE.REGEX([$Input.E36];&quot;\d+.green&quot;;;1)))" office:value-type="string" office:string-value="1 green" calcext:value-type="string">
            <text:p>1 green</text:p>
          </table:table-cell>
          <table:table-cell table:style-name="ce2" table:formula="of:=IF(ISBLANK([$Input.F36]);&quot;&quot;;IF(ISNA(ORG.LIBREOFFICE.REGEX([$Input.F36];&quot;\d+.red&quot;;;1));&quot;&quot;;ORG.LIBREOFFICE.REGEX([$Input.F36];&quot;\d+.red&quot;;;1)))">
            <text:p/>
          </table:table-cell>
          <table:table-cell table:style-name="ce2" table:formula="of:=IF(ISBLANK([$Input.F36]);&quot;&quot;;IF(ISNA(ORG.LIBREOFFICE.REGEX([$Input.F36];&quot;\d+.blue&quot;;;1));&quot;&quot;;ORG.LIBREOFFICE.REGEX([$Input.F36];&quot;\d+.blue&quot;;;1)))">
            <text:p/>
          </table:table-cell>
          <table:table-cell table:style-name="ce2" table:formula="of:=IF(ISBLANK([$Input.F36]);&quot;&quot;;IF(ISNA(ORG.LIBREOFFICE.REGEX([$Input.F36];&quot;\d+.green&quot;;;1));&quot;&quot;;ORG.LIBREOFFICE.REGEX([$Input.F36];&quot;\d+.green&quot;;;1)))">
            <text:p/>
          </table:table-cell>
          <table:table-cell table:style-name="ce2" table:formula="of:=IF(ISBLANK([$Input.G36]);&quot;&quot;;IF(ISNA(ORG.LIBREOFFICE.REGEX([$Input.G36];&quot;\d+.red&quot;;;1));&quot;&quot;;ORG.LIBREOFFICE.REGEX([$Input.G36];&quot;\d+.red&quot;;;1)))">
            <text:p/>
          </table:table-cell>
          <table:table-cell table:style-name="ce2" table:formula="of:=IF(ISBLANK([$Input.G36]);&quot;&quot;;IF(ISNA(ORG.LIBREOFFICE.REGEX([$Input.G36];&quot;\d+.blue&quot;;;1));&quot;&quot;;ORG.LIBREOFFICE.REGEX([$Input.G36];&quot;\d+.blue&quot;;;1)))">
            <text:p/>
          </table:table-cell>
          <table:table-cell table:style-name="ce2" table:formula="of:=IF(ISBLANK([$Input.G36]);&quot;&quot;;IF(ISNA(ORG.LIBREOFFICE.REGEX([$Input.G36];&quot;\d+.green&quot;;;1));&quot;&quot;;ORG.LIBREOFFICE.REGEX([$Input.G36];&quot;\d+.green&quot;;;1)))">
            <text:p/>
          </table:table-cell>
          <table:table-cell/>
          <table:table-cell table:style-name="ce6" table:formula="of:=IF([.C38]=&quot;&quot;;1;IF(ISNA([.C38]);1;IF(NUMBERVALUE(ORG.LIBREOFFICE.REGEX([.C38];&quot;\d+&quot;;))&gt;12;0;1)))" office:value-type="float" office:value="1" calcext:value-type="float">
            <text:p>1</text:p>
          </table:table-cell>
          <table:table-cell table:style-name="ce3" table:formula="of:=IF([.E38]=&quot;&quot;;1;IF(ISNA([.E38]);1;IF(NUMBERVALUE(ORG.LIBREOFFICE.REGEX([.E38];&quot;\d+&quot;;))&gt;13;0;1)))" office:value-type="float" office:value="1" calcext:value-type="float">
            <text:p>1</text:p>
          </table:table-cell>
          <table:table-cell table:style-name="ce12" table:formula="of:=IF([.D38]=&quot;&quot;;1;IF(ISNA([.D38]);1;IF(NUMBERVALUE(ORG.LIBREOFFICE.REGEX([.D38];&quot;\d+&quot;;))&gt;14;0;1)))" office:value-type="float" office:value="1" calcext:value-type="float">
            <text:p>1</text:p>
          </table:table-cell>
          <table:table-cell table:style-name="ce6" table:formula="of:=IF([.F38]=&quot;&quot;;1;IF(ISNA([.F38]);1;IF(NUMBERVALUE(ORG.LIBREOFFICE.REGEX([.F38];&quot;\d+&quot;;))&gt;12;0;1)))" office:value-type="float" office:value="1" calcext:value-type="float">
            <text:p>1</text:p>
          </table:table-cell>
          <table:table-cell table:style-name="ce3" table:formula="of:=IF([.H38]=&quot;&quot;;1;IF(ISNA([.H38]);1;IF(NUMBERVALUE(ORG.LIBREOFFICE.REGEX([.H38];&quot;\d+&quot;;))&gt;13;0;1)))" office:value-type="float" office:value="1" calcext:value-type="float">
            <text:p>1</text:p>
          </table:table-cell>
          <table:table-cell table:style-name="ce12" table:formula="of:=IF([.G38]=&quot;&quot;;1;IF(ISNA([.G38]);1;IF(NUMBERVALUE(ORG.LIBREOFFICE.REGEX([.G38];&quot;\d+&quot;;))&gt;14;0;1)))" office:value-type="float" office:value="1" calcext:value-type="float">
            <text:p>1</text:p>
          </table:table-cell>
          <table:table-cell table:style-name="ce6" table:formula="of:=IF([.I38]=&quot;&quot;;1;IF(ISNA([.I38]);1;IF(NUMBERVALUE(ORG.LIBREOFFICE.REGEX([.I38];&quot;\d+&quot;;))&gt;12;0;1)))" office:value-type="float" office:value="1" calcext:value-type="float">
            <text:p>1</text:p>
          </table:table-cell>
          <table:table-cell table:style-name="ce3" table:formula="of:=IF([.K38]=&quot;&quot;;1;IF(ISNA([.K38]);1;IF(NUMBERVALUE(ORG.LIBREOFFICE.REGEX([.K38];&quot;\d+&quot;;))&gt;13;0;1)))" office:value-type="float" office:value="1" calcext:value-type="float">
            <text:p>1</text:p>
          </table:table-cell>
          <table:table-cell table:style-name="ce12" table:formula="of:=IF([.J38]=&quot;&quot;;1;IF(ISNA([.J38]);1;IF(NUMBERVALUE(ORG.LIBREOFFICE.REGEX([.J38];&quot;\d+&quot;;))&gt;14;0;1)))" office:value-type="float" office:value="1" calcext:value-type="float">
            <text:p>1</text:p>
          </table:table-cell>
          <table:table-cell table:style-name="ce6" table:formula="of:=IF([.L38]=&quot;&quot;;1;IF(ISNA([.L38]);1;IF(NUMBERVALUE(ORG.LIBREOFFICE.REGEX([.L38];&quot;\d+&quot;;))&gt;12;0;1)))" office:value-type="float" office:value="1" calcext:value-type="float">
            <text:p>1</text:p>
          </table:table-cell>
          <table:table-cell table:style-name="ce3" table:formula="of:=IF([.N38]=&quot;&quot;;1;IF(ISNA([.N38]);1;IF(NUMBERVALUE(ORG.LIBREOFFICE.REGEX([.N38];&quot;\d+&quot;;))&gt;13;0;1)))" office:value-type="float" office:value="1" calcext:value-type="float">
            <text:p>1</text:p>
          </table:table-cell>
          <table:table-cell table:style-name="ce12" table:formula="of:=IF([.M38]=&quot;&quot;;1;IF(ISNA([.M38]);1;IF(NUMBERVALUE(ORG.LIBREOFFICE.REGEX([.M38];&quot;\d+&quot;;))&gt;14;0;1)))" office:value-type="float" office:value="1" calcext:value-type="float">
            <text:p>1</text:p>
          </table:table-cell>
          <table:table-cell table:style-name="ce6" table:formula="of:=IF([.O38]=&quot;&quot;;1;IF(ISNA([.O38]);1;IF(NUMBERVALUE(ORG.LIBREOFFICE.REGEX([.O38];&quot;\d+&quot;;))&gt;12;0;1)))" office:value-type="float" office:value="1" calcext:value-type="float">
            <text:p>1</text:p>
          </table:table-cell>
          <table:table-cell table:style-name="ce3" table:formula="of:=IF([.Q38]=&quot;&quot;;1;IF(ISNA([.Q38]);1;IF(NUMBERVALUE(ORG.LIBREOFFICE.REGEX([.Q38];&quot;\d+&quot;;))&gt;13;0;1)))" office:value-type="float" office:value="1" calcext:value-type="float">
            <text:p>1</text:p>
          </table:table-cell>
          <table:table-cell table:style-name="ce12" table:formula="of:=IF([.P38]=&quot;&quot;;1;IF(ISNA([.P38]);1;IF(NUMBERVALUE(ORG.LIBREOFFICE.REGEX([.P38];&quot;\d+&quot;;))&gt;14;0;1)))" office:value-type="float" office:value="1" calcext:value-type="float">
            <text:p>1</text:p>
          </table:table-cell>
          <table:table-cell table:style-name="ce6" table:formula="of:=IF([.R38]=&quot;&quot;;1;IF(ISNA([.R38]);1;IF(NUMBERVALUE(ORG.LIBREOFFICE.REGEX([.R38];&quot;\d+&quot;;))&gt;12;0;1)))" office:value-type="float" office:value="1" calcext:value-type="float">
            <text:p>1</text:p>
          </table:table-cell>
          <table:table-cell table:style-name="ce3" table:formula="of:=IF([.T38]=&quot;&quot;;1;IF(ISNA([.T38]);1;IF(NUMBERVALUE(ORG.LIBREOFFICE.REGEX([.T38];&quot;\d+&quot;;))&gt;13;0;1)))" office:value-type="float" office:value="1" calcext:value-type="float">
            <text:p>1</text:p>
          </table:table-cell>
          <table:table-cell table:style-name="ce12" table:formula="of:=IF([.S38]=&quot;&quot;;1;IF(ISNA([.S38]);1;IF(NUMBERVALUE(ORG.LIBREOFFICE.REGEX([.S38];&quot;\d+&quot;;))&gt;14;0;1)))" office:value-type="float" office:value="1" calcext:value-type="float">
            <text:p>1</text:p>
          </table:table-cell>
          <table:table-cell table:style-name="ce3" table:formula="of:=IF([.V38]=0;0;IF([.W38]=0;0;IF([.X38]=0;0;IF([.Y38]=0;0;IF([.Z38]=0;0;IF([.AA38]=0;0;IF([.AB38]=0;0;IF([.AC38]=0;0;IF([.AD38]=0;0;IF([.AE38]=0;0;IF([.AF38]=0;0;IF([.AG38]=0;0;IF([.AH38]=0;0;IF([.AI38]=0;0;IF([.AJ38]=0;0;IF([.AK38]=0;0;IF([.AL38]=0;0;IF([.AM38]=0;0;1))))))))))))))))))" office:value-type="float" office:value="1" calcext:value-type="float">
            <text:p>1</text:p>
          </table:table-cell>
          <table:table-cell table:style-name="ce3" table:formula="of:=IF([.AN38]=1;NUMBERVALUE(ORG.LIBREOFFICE.REGEX([.A38];&quot;\d+&quot;));&quot;&quot;)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$Input.A37]" office:value-type="string" office:string-value="Game 37" calcext:value-type="string">
            <text:p>Game 37</text:p>
          </table:table-cell>
          <table:table-cell table:style-name="ce3" table:formula="of:=COUNTIF([$Input.B37:.G37];&quot;&lt;&gt;&quot;)" office:value-type="float" office:value="6" calcext:value-type="float">
            <text:p>6</text:p>
          </table:table-cell>
          <table:table-cell table:style-name="ce2" table:formula="of:=IF(ISBLANK([$Input.B37]);&quot;&quot;;IF(ISNA(ORG.LIBREOFFICE.REGEX([$Input.B37];&quot;\d+.red&quot;;;1));&quot;&quot;;ORG.LIBREOFFICE.REGEX([$Input.B37];&quot;\d+.red&quot;;;1)))" office:value-type="string" office:string-value="13 red" calcext:value-type="string">
            <text:p>13 red</text:p>
          </table:table-cell>
          <table:table-cell table:style-name="ce2" table:formula="of:=IF(ISBLANK([$Input.B37]);&quot;&quot;;IF(ISNA(ORG.LIBREOFFICE.REGEX([$Input.B37];&quot;\d+.blue&quot;;;1));&quot;&quot;;ORG.LIBREOFFICE.REGEX([$Input.B37];&quot;\d+.blue&quot;;;1)))" office:value-type="string" office:string-value="3 blue" calcext:value-type="string">
            <text:p>3 blue</text:p>
          </table:table-cell>
          <table:table-cell table:style-name="ce2" table:formula="of:=IF(ISBLANK([$Input.B37]);&quot;&quot;;IF(ISNA(ORG.LIBREOFFICE.REGEX([$Input.B37];&quot;\d+.green&quot;;;1));&quot;&quot;;ORG.LIBREOFFICE.REGEX([$Input.B37];&quot;\d+.green&quot;;;1)))">
            <text:p/>
          </table:table-cell>
          <table:table-cell table:style-name="ce2" table:formula="of:=IF(ISBLANK([$Input.C37]);&quot;&quot;;IF(ISNA(ORG.LIBREOFFICE.REGEX([$Input.C37];&quot;\d+.red&quot;;;1));&quot;&quot;;ORG.LIBREOFFICE.REGEX([$Input.C37];&quot;\d+.red&quot;;;1)))" office:value-type="string" office:string-value="7 red" calcext:value-type="string">
            <text:p>7 red</text:p>
          </table:table-cell>
          <table:table-cell table:style-name="ce2" table:formula="of:=IF(ISBLANK([$Input.C37]);&quot;&quot;;IF(ISNA(ORG.LIBREOFFICE.REGEX([$Input.C37];&quot;\d+.blue&quot;;;1));&quot;&quot;;ORG.LIBREOFFICE.REGEX([$Input.C37];&quot;\d+.blue&quot;;;1)))" office:value-type="string" office:string-value="2 blue" calcext:value-type="string">
            <text:p>2 blue</text:p>
          </table:table-cell>
          <table:table-cell table:style-name="ce2" table:formula="of:=IF(ISBLANK([$Input.C37]);&quot;&quot;;IF(ISNA(ORG.LIBREOFFICE.REGEX([$Input.C37];&quot;\d+.green&quot;;;1));&quot;&quot;;ORG.LIBREOFFICE.REGEX([$Input.C37];&quot;\d+.green&quot;;;1)))">
            <text:p/>
          </table:table-cell>
          <table:table-cell table:style-name="ce2" table:formula="of:=IF(ISBLANK([$Input.D37]);&quot;&quot;;IF(ISNA(ORG.LIBREOFFICE.REGEX([$Input.D37];&quot;\d+.red&quot;;;1));&quot;&quot;;ORG.LIBREOFFICE.REGEX([$Input.D37];&quot;\d+.red&quot;;;1)))" office:value-type="string" office:string-value="5 red" calcext:value-type="string">
            <text:p>5 red</text:p>
          </table:table-cell>
          <table:table-cell table:style-name="ce2" table:formula="of:=IF(ISBLANK([$Input.D37]);&quot;&quot;;IF(ISNA(ORG.LIBREOFFICE.REGEX([$Input.D37];&quot;\d+.blue&quot;;;1));&quot;&quot;;ORG.LIBREOFFICE.REGEX([$Input.D37];&quot;\d+.blue&quot;;;1)))">
            <text:p/>
          </table:table-cell>
          <table:table-cell table:style-name="ce2" table:formula="of:=IF(ISBLANK([$Input.D37]);&quot;&quot;;IF(ISNA(ORG.LIBREOFFICE.REGEX([$Input.D37];&quot;\d+.green&quot;;;1));&quot;&quot;;ORG.LIBREOFFICE.REGEX([$Input.D37];&quot;\d+.green&quot;;;1)))" office:value-type="string" office:string-value="1 green" calcext:value-type="string">
            <text:p>1 green</text:p>
          </table:table-cell>
          <table:table-cell table:style-name="ce2" table:formula="of:=IF(ISBLANK([$Input.E37]);&quot;&quot;;IF(ISNA(ORG.LIBREOFFICE.REGEX([$Input.E37];&quot;\d+.red&quot;;;1));&quot;&quot;;ORG.LIBREOFFICE.REGEX([$Input.E37];&quot;\d+.red&quot;;;1)))" office:value-type="string" office:string-value="3 red" calcext:value-type="string">
            <text:p>3 red</text:p>
          </table:table-cell>
          <table:table-cell table:style-name="ce2" table:formula="of:=IF(ISBLANK([$Input.E37]);&quot;&quot;;IF(ISNA(ORG.LIBREOFFICE.REGEX([$Input.E37];&quot;\d+.blue&quot;;;1));&quot;&quot;;ORG.LIBREOFFICE.REGEX([$Input.E37];&quot;\d+.blue&quot;;;1)))" office:value-type="string" office:string-value="3 blue" calcext:value-type="string">
            <text:p>3 blue</text:p>
          </table:table-cell>
          <table:table-cell table:style-name="ce2" table:formula="of:=IF(ISBLANK([$Input.E37]);&quot;&quot;;IF(ISNA(ORG.LIBREOFFICE.REGEX([$Input.E37];&quot;\d+.green&quot;;;1));&quot;&quot;;ORG.LIBREOFFICE.REGEX([$Input.E37];&quot;\d+.green&quot;;;1)))">
            <text:p/>
          </table:table-cell>
          <table:table-cell table:style-name="ce2" table:formula="of:=IF(ISBLANK([$Input.F37]);&quot;&quot;;IF(ISNA(ORG.LIBREOFFICE.REGEX([$Input.F37];&quot;\d+.red&quot;;;1));&quot;&quot;;ORG.LIBREOFFICE.REGEX([$Input.F37];&quot;\d+.red&quot;;;1)))" office:value-type="string" office:string-value="12 red" calcext:value-type="string">
            <text:p>12 red</text:p>
          </table:table-cell>
          <table:table-cell table:style-name="ce2" table:formula="of:=IF(ISBLANK([$Input.F37]);&quot;&quot;;IF(ISNA(ORG.LIBREOFFICE.REGEX([$Input.F37];&quot;\d+.blue&quot;;;1));&quot;&quot;;ORG.LIBREOFFICE.REGEX([$Input.F37];&quot;\d+.blue&quot;;;1)))" office:value-type="string" office:string-value="1 blue" calcext:value-type="string">
            <text:p>1 blue</text:p>
          </table:table-cell>
          <table:table-cell table:style-name="ce2" table:formula="of:=IF(ISBLANK([$Input.F37]);&quot;&quot;;IF(ISNA(ORG.LIBREOFFICE.REGEX([$Input.F37];&quot;\d+.green&quot;;;1));&quot;&quot;;ORG.LIBREOFFICE.REGEX([$Input.F37];&quot;\d+.green&quot;;;1)))" office:value-type="string" office:string-value="1 green" calcext:value-type="string">
            <text:p>1 green</text:p>
          </table:table-cell>
          <table:table-cell table:style-name="ce2" table:formula="of:=IF(ISBLANK([$Input.G37]);&quot;&quot;;IF(ISNA(ORG.LIBREOFFICE.REGEX([$Input.G37];&quot;\d+.red&quot;;;1));&quot;&quot;;ORG.LIBREOFFICE.REGEX([$Input.G37];&quot;\d+.red&quot;;;1)))" office:value-type="string" office:string-value="14 red" calcext:value-type="string">
            <text:p>14 red</text:p>
          </table:table-cell>
          <table:table-cell table:style-name="ce2" table:formula="of:=IF(ISBLANK([$Input.G37]);&quot;&quot;;IF(ISNA(ORG.LIBREOFFICE.REGEX([$Input.G37];&quot;\d+.blue&quot;;;1));&quot;&quot;;ORG.LIBREOFFICE.REGEX([$Input.G37];&quot;\d+.blue&quot;;;1)))" office:value-type="string" office:string-value="3 blue" calcext:value-type="string">
            <text:p>3 blue</text:p>
          </table:table-cell>
          <table:table-cell table:style-name="ce2" table:formula="of:=IF(ISBLANK([$Input.G37]);&quot;&quot;;IF(ISNA(ORG.LIBREOFFICE.REGEX([$Input.G37];&quot;\d+.green&quot;;;1));&quot;&quot;;ORG.LIBREOFFICE.REGEX([$Input.G37];&quot;\d+.green&quot;;;1)))">
            <text:p/>
          </table:table-cell>
          <table:table-cell/>
          <table:table-cell table:style-name="ce6" table:formula="of:=IF([.C39]=&quot;&quot;;1;IF(ISNA([.C39]);1;IF(NUMBERVALUE(ORG.LIBREOFFICE.REGEX([.C39];&quot;\d+&quot;;))&gt;12;0;1)))" office:value-type="float" office:value="0" calcext:value-type="float">
            <text:p>0</text:p>
          </table:table-cell>
          <table:table-cell table:style-name="ce3" table:formula="of:=IF([.E39]=&quot;&quot;;1;IF(ISNA([.E39]);1;IF(NUMBERVALUE(ORG.LIBREOFFICE.REGEX([.E39];&quot;\d+&quot;;))&gt;13;0;1)))" office:value-type="float" office:value="1" calcext:value-type="float">
            <text:p>1</text:p>
          </table:table-cell>
          <table:table-cell table:style-name="ce12" table:formula="of:=IF([.D39]=&quot;&quot;;1;IF(ISNA([.D39]);1;IF(NUMBERVALUE(ORG.LIBREOFFICE.REGEX([.D39];&quot;\d+&quot;;))&gt;14;0;1)))" office:value-type="float" office:value="1" calcext:value-type="float">
            <text:p>1</text:p>
          </table:table-cell>
          <table:table-cell table:style-name="ce6" table:formula="of:=IF([.F39]=&quot;&quot;;1;IF(ISNA([.F39]);1;IF(NUMBERVALUE(ORG.LIBREOFFICE.REGEX([.F39];&quot;\d+&quot;;))&gt;12;0;1)))" office:value-type="float" office:value="1" calcext:value-type="float">
            <text:p>1</text:p>
          </table:table-cell>
          <table:table-cell table:style-name="ce3" table:formula="of:=IF([.H39]=&quot;&quot;;1;IF(ISNA([.H39]);1;IF(NUMBERVALUE(ORG.LIBREOFFICE.REGEX([.H39];&quot;\d+&quot;;))&gt;13;0;1)))" office:value-type="float" office:value="1" calcext:value-type="float">
            <text:p>1</text:p>
          </table:table-cell>
          <table:table-cell table:style-name="ce12" table:formula="of:=IF([.G39]=&quot;&quot;;1;IF(ISNA([.G39]);1;IF(NUMBERVALUE(ORG.LIBREOFFICE.REGEX([.G39];&quot;\d+&quot;;))&gt;14;0;1)))" office:value-type="float" office:value="1" calcext:value-type="float">
            <text:p>1</text:p>
          </table:table-cell>
          <table:table-cell table:style-name="ce6" table:formula="of:=IF([.I39]=&quot;&quot;;1;IF(ISNA([.I39]);1;IF(NUMBERVALUE(ORG.LIBREOFFICE.REGEX([.I39];&quot;\d+&quot;;))&gt;12;0;1)))" office:value-type="float" office:value="1" calcext:value-type="float">
            <text:p>1</text:p>
          </table:table-cell>
          <table:table-cell table:style-name="ce3" table:formula="of:=IF([.K39]=&quot;&quot;;1;IF(ISNA([.K39]);1;IF(NUMBERVALUE(ORG.LIBREOFFICE.REGEX([.K39];&quot;\d+&quot;;))&gt;13;0;1)))" office:value-type="float" office:value="1" calcext:value-type="float">
            <text:p>1</text:p>
          </table:table-cell>
          <table:table-cell table:style-name="ce12" table:formula="of:=IF([.J39]=&quot;&quot;;1;IF(ISNA([.J39]);1;IF(NUMBERVALUE(ORG.LIBREOFFICE.REGEX([.J39];&quot;\d+&quot;;))&gt;14;0;1)))" office:value-type="float" office:value="1" calcext:value-type="float">
            <text:p>1</text:p>
          </table:table-cell>
          <table:table-cell table:style-name="ce6" table:formula="of:=IF([.L39]=&quot;&quot;;1;IF(ISNA([.L39]);1;IF(NUMBERVALUE(ORG.LIBREOFFICE.REGEX([.L39];&quot;\d+&quot;;))&gt;12;0;1)))" office:value-type="float" office:value="1" calcext:value-type="float">
            <text:p>1</text:p>
          </table:table-cell>
          <table:table-cell table:style-name="ce3" table:formula="of:=IF([.N39]=&quot;&quot;;1;IF(ISNA([.N39]);1;IF(NUMBERVALUE(ORG.LIBREOFFICE.REGEX([.N39];&quot;\d+&quot;;))&gt;13;0;1)))" office:value-type="float" office:value="1" calcext:value-type="float">
            <text:p>1</text:p>
          </table:table-cell>
          <table:table-cell table:style-name="ce12" table:formula="of:=IF([.M39]=&quot;&quot;;1;IF(ISNA([.M39]);1;IF(NUMBERVALUE(ORG.LIBREOFFICE.REGEX([.M39];&quot;\d+&quot;;))&gt;14;0;1)))" office:value-type="float" office:value="1" calcext:value-type="float">
            <text:p>1</text:p>
          </table:table-cell>
          <table:table-cell table:style-name="ce6" table:formula="of:=IF([.O39]=&quot;&quot;;1;IF(ISNA([.O39]);1;IF(NUMBERVALUE(ORG.LIBREOFFICE.REGEX([.O39];&quot;\d+&quot;;))&gt;12;0;1)))" office:value-type="float" office:value="1" calcext:value-type="float">
            <text:p>1</text:p>
          </table:table-cell>
          <table:table-cell table:style-name="ce3" table:formula="of:=IF([.Q39]=&quot;&quot;;1;IF(ISNA([.Q39]);1;IF(NUMBERVALUE(ORG.LIBREOFFICE.REGEX([.Q39];&quot;\d+&quot;;))&gt;13;0;1)))" office:value-type="float" office:value="1" calcext:value-type="float">
            <text:p>1</text:p>
          </table:table-cell>
          <table:table-cell table:style-name="ce12" table:formula="of:=IF([.P39]=&quot;&quot;;1;IF(ISNA([.P39]);1;IF(NUMBERVALUE(ORG.LIBREOFFICE.REGEX([.P39];&quot;\d+&quot;;))&gt;14;0;1)))" office:value-type="float" office:value="1" calcext:value-type="float">
            <text:p>1</text:p>
          </table:table-cell>
          <table:table-cell table:style-name="ce6" table:formula="of:=IF([.R39]=&quot;&quot;;1;IF(ISNA([.R39]);1;IF(NUMBERVALUE(ORG.LIBREOFFICE.REGEX([.R39];&quot;\d+&quot;;))&gt;12;0;1)))" office:value-type="float" office:value="0" calcext:value-type="float">
            <text:p>0</text:p>
          </table:table-cell>
          <table:table-cell table:style-name="ce3" table:formula="of:=IF([.T39]=&quot;&quot;;1;IF(ISNA([.T39]);1;IF(NUMBERVALUE(ORG.LIBREOFFICE.REGEX([.T39];&quot;\d+&quot;;))&gt;13;0;1)))" office:value-type="float" office:value="1" calcext:value-type="float">
            <text:p>1</text:p>
          </table:table-cell>
          <table:table-cell table:style-name="ce12" table:formula="of:=IF([.S39]=&quot;&quot;;1;IF(ISNA([.S39]);1;IF(NUMBERVALUE(ORG.LIBREOFFICE.REGEX([.S39];&quot;\d+&quot;;))&gt;14;0;1)))" office:value-type="float" office:value="1" calcext:value-type="float">
            <text:p>1</text:p>
          </table:table-cell>
          <table:table-cell table:style-name="ce3" table:formula="of:=IF([.V39]=0;0;IF([.W39]=0;0;IF([.X39]=0;0;IF([.Y39]=0;0;IF([.Z39]=0;0;IF([.AA39]=0;0;IF([.AB39]=0;0;IF([.AC39]=0;0;IF([.AD39]=0;0;IF([.AE39]=0;0;IF([.AF39]=0;0;IF([.AG39]=0;0;IF([.AH39]=0;0;IF([.AI39]=0;0;IF([.AJ39]=0;0;IF([.AK39]=0;0;IF([.AL39]=0;0;IF([.AM39]=0;0;1))))))))))))))))))" office:value-type="float" office:value="0" calcext:value-type="float">
            <text:p>0</text:p>
          </table:table-cell>
          <table:table-cell table:style-name="ce3" table:formula="of:=IF([.AN39]=1;NUMBERVALUE(ORG.LIBREOFFICE.REGEX([.A39];&quot;\d+&quot;));&quot;&quot;)">
            <text:p/>
          </table:table-cell>
          <table:table-cell/>
        </table:table-row>
        <table:table-row table:style-name="ro1">
          <table:table-cell table:formula="of:=[$Input.A38]" office:value-type="string" office:string-value="Game 38" calcext:value-type="string">
            <text:p>Game 38</text:p>
          </table:table-cell>
          <table:table-cell table:style-name="ce3" table:formula="of:=COUNTIF([$Input.B38:.G38];&quot;&lt;&gt;&quot;)" office:value-type="float" office:value="4" calcext:value-type="float">
            <text:p>4</text:p>
          </table:table-cell>
          <table:table-cell table:style-name="ce2" table:formula="of:=IF(ISBLANK([$Input.B38]);&quot;&quot;;IF(ISNA(ORG.LIBREOFFICE.REGEX([$Input.B38];&quot;\d+.red&quot;;;1));&quot;&quot;;ORG.LIBREOFFICE.REGEX([$Input.B38];&quot;\d+.red&quot;;;1)))" office:value-type="string" office:string-value="18 red" calcext:value-type="string">
            <text:p>18 red</text:p>
          </table:table-cell>
          <table:table-cell table:style-name="ce2" table:formula="of:=IF(ISBLANK([$Input.B38]);&quot;&quot;;IF(ISNA(ORG.LIBREOFFICE.REGEX([$Input.B38];&quot;\d+.blue&quot;;;1));&quot;&quot;;ORG.LIBREOFFICE.REGEX([$Input.B38];&quot;\d+.blue&quot;;;1)))" office:value-type="string" office:string-value="7 blue" calcext:value-type="string">
            <text:p>7 blue</text:p>
          </table:table-cell>
          <table:table-cell table:style-name="ce2" table:formula="of:=IF(ISBLANK([$Input.B38]);&quot;&quot;;IF(ISNA(ORG.LIBREOFFICE.REGEX([$Input.B38];&quot;\d+.green&quot;;;1));&quot;&quot;;ORG.LIBREOFFICE.REGEX([$Input.B38];&quot;\d+.green&quot;;;1)))" office:value-type="string" office:string-value="12 green" calcext:value-type="string">
            <text:p>12 green</text:p>
          </table:table-cell>
          <table:table-cell table:style-name="ce2" table:formula="of:=IF(ISBLANK([$Input.C38]);&quot;&quot;;IF(ISNA(ORG.LIBREOFFICE.REGEX([$Input.C38];&quot;\d+.red&quot;;;1));&quot;&quot;;ORG.LIBREOFFICE.REGEX([$Input.C38];&quot;\d+.red&quot;;;1)))" office:value-type="string" office:string-value="11 red" calcext:value-type="string">
            <text:p>11 red</text:p>
          </table:table-cell>
          <table:table-cell table:style-name="ce2" table:formula="of:=IF(ISBLANK([$Input.C38]);&quot;&quot;;IF(ISNA(ORG.LIBREOFFICE.REGEX([$Input.C38];&quot;\d+.blue&quot;;;1));&quot;&quot;;ORG.LIBREOFFICE.REGEX([$Input.C38];&quot;\d+.blue&quot;;;1)))" office:value-type="string" office:string-value="1 blue" calcext:value-type="string">
            <text:p>1 blue</text:p>
          </table:table-cell>
          <table:table-cell table:style-name="ce2" table:formula="of:=IF(ISBLANK([$Input.C38]);&quot;&quot;;IF(ISNA(ORG.LIBREOFFICE.REGEX([$Input.C38];&quot;\d+.green&quot;;;1));&quot;&quot;;ORG.LIBREOFFICE.REGEX([$Input.C38];&quot;\d+.green&quot;;;1)))" office:value-type="string" office:string-value="6 green" calcext:value-type="string">
            <text:p>6 green</text:p>
          </table:table-cell>
          <table:table-cell table:style-name="ce2" table:formula="of:=IF(ISBLANK([$Input.D38]);&quot;&quot;;IF(ISNA(ORG.LIBREOFFICE.REGEX([$Input.D38];&quot;\d+.red&quot;;;1));&quot;&quot;;ORG.LIBREOFFICE.REGEX([$Input.D38];&quot;\d+.red&quot;;;1)))" office:value-type="string" office:string-value="1 red" calcext:value-type="string">
            <text:p>1 red</text:p>
          </table:table-cell>
          <table:table-cell table:style-name="ce2" table:formula="of:=IF(ISBLANK([$Input.D38]);&quot;&quot;;IF(ISNA(ORG.LIBREOFFICE.REGEX([$Input.D38];&quot;\d+.blue&quot;;;1));&quot;&quot;;ORG.LIBREOFFICE.REGEX([$Input.D38];&quot;\d+.blue&quot;;;1)))">
            <text:p/>
          </table:table-cell>
          <table:table-cell table:style-name="ce2" table:formula="of:=IF(ISBLANK([$Input.D38]);&quot;&quot;;IF(ISNA(ORG.LIBREOFFICE.REGEX([$Input.D38];&quot;\d+.green&quot;;;1));&quot;&quot;;ORG.LIBREOFFICE.REGEX([$Input.D38];&quot;\d+.green&quot;;;1)))" office:value-type="string" office:string-value="9 green" calcext:value-type="string">
            <text:p>9 green</text:p>
          </table:table-cell>
          <table:table-cell table:style-name="ce2" table:formula="of:=IF(ISBLANK([$Input.E38]);&quot;&quot;;IF(ISNA(ORG.LIBREOFFICE.REGEX([$Input.E38];&quot;\d+.red&quot;;;1));&quot;&quot;;ORG.LIBREOFFICE.REGEX([$Input.E38];&quot;\d+.red&quot;;;1)))" office:value-type="string" office:string-value="16 red" calcext:value-type="string">
            <text:p>16 red</text:p>
          </table:table-cell>
          <table:table-cell table:style-name="ce2" table:formula="of:=IF(ISBLANK([$Input.E38]);&quot;&quot;;IF(ISNA(ORG.LIBREOFFICE.REGEX([$Input.E38];&quot;\d+.blue&quot;;;1));&quot;&quot;;ORG.LIBREOFFICE.REGEX([$Input.E38];&quot;\d+.blue&quot;;;1)))" office:value-type="string" office:string-value="13 blue" calcext:value-type="string">
            <text:p>13 blue</text:p>
          </table:table-cell>
          <table:table-cell table:style-name="ce2" table:formula="of:=IF(ISBLANK([$Input.E38]);&quot;&quot;;IF(ISNA(ORG.LIBREOFFICE.REGEX([$Input.E38];&quot;\d+.green&quot;;;1));&quot;&quot;;ORG.LIBREOFFICE.REGEX([$Input.E38];&quot;\d+.green&quot;;;1)))" office:value-type="string" office:string-value="9 green" calcext:value-type="string">
            <text:p>9 green</text:p>
          </table:table-cell>
          <table:table-cell table:style-name="ce2" table:formula="of:=IF(ISBLANK([$Input.F38]);&quot;&quot;;IF(ISNA(ORG.LIBREOFFICE.REGEX([$Input.F38];&quot;\d+.red&quot;;;1));&quot;&quot;;ORG.LIBREOFFICE.REGEX([$Input.F38];&quot;\d+.red&quot;;;1)))">
            <text:p/>
          </table:table-cell>
          <table:table-cell table:style-name="ce2" table:formula="of:=IF(ISBLANK([$Input.F38]);&quot;&quot;;IF(ISNA(ORG.LIBREOFFICE.REGEX([$Input.F38];&quot;\d+.blue&quot;;;1));&quot;&quot;;ORG.LIBREOFFICE.REGEX([$Input.F38];&quot;\d+.blue&quot;;;1)))">
            <text:p/>
          </table:table-cell>
          <table:table-cell table:style-name="ce2" table:formula="of:=IF(ISBLANK([$Input.F38]);&quot;&quot;;IF(ISNA(ORG.LIBREOFFICE.REGEX([$Input.F38];&quot;\d+.green&quot;;;1));&quot;&quot;;ORG.LIBREOFFICE.REGEX([$Input.F38];&quot;\d+.green&quot;;;1)))">
            <text:p/>
          </table:table-cell>
          <table:table-cell table:style-name="ce2" table:formula="of:=IF(ISBLANK([$Input.G38]);&quot;&quot;;IF(ISNA(ORG.LIBREOFFICE.REGEX([$Input.G38];&quot;\d+.red&quot;;;1));&quot;&quot;;ORG.LIBREOFFICE.REGEX([$Input.G38];&quot;\d+.red&quot;;;1)))">
            <text:p/>
          </table:table-cell>
          <table:table-cell table:style-name="ce2" table:formula="of:=IF(ISBLANK([$Input.G38]);&quot;&quot;;IF(ISNA(ORG.LIBREOFFICE.REGEX([$Input.G38];&quot;\d+.blue&quot;;;1));&quot;&quot;;ORG.LIBREOFFICE.REGEX([$Input.G38];&quot;\d+.blue&quot;;;1)))">
            <text:p/>
          </table:table-cell>
          <table:table-cell table:style-name="ce2" table:formula="of:=IF(ISBLANK([$Input.G38]);&quot;&quot;;IF(ISNA(ORG.LIBREOFFICE.REGEX([$Input.G38];&quot;\d+.green&quot;;;1));&quot;&quot;;ORG.LIBREOFFICE.REGEX([$Input.G38];&quot;\d+.green&quot;;;1)))">
            <text:p/>
          </table:table-cell>
          <table:table-cell/>
          <table:table-cell table:style-name="ce6" table:formula="of:=IF([.C40]=&quot;&quot;;1;IF(ISNA([.C40]);1;IF(NUMBERVALUE(ORG.LIBREOFFICE.REGEX([.C40];&quot;\d+&quot;;))&gt;12;0;1)))" office:value-type="float" office:value="0" calcext:value-type="float">
            <text:p>0</text:p>
          </table:table-cell>
          <table:table-cell table:style-name="ce3" table:formula="of:=IF([.E40]=&quot;&quot;;1;IF(ISNA([.E40]);1;IF(NUMBERVALUE(ORG.LIBREOFFICE.REGEX([.E40];&quot;\d+&quot;;))&gt;13;0;1)))" office:value-type="float" office:value="1" calcext:value-type="float">
            <text:p>1</text:p>
          </table:table-cell>
          <table:table-cell table:style-name="ce12" table:formula="of:=IF([.D40]=&quot;&quot;;1;IF(ISNA([.D40]);1;IF(NUMBERVALUE(ORG.LIBREOFFICE.REGEX([.D40];&quot;\d+&quot;;))&gt;14;0;1)))" office:value-type="float" office:value="1" calcext:value-type="float">
            <text:p>1</text:p>
          </table:table-cell>
          <table:table-cell table:style-name="ce6" table:formula="of:=IF([.F40]=&quot;&quot;;1;IF(ISNA([.F40]);1;IF(NUMBERVALUE(ORG.LIBREOFFICE.REGEX([.F40];&quot;\d+&quot;;))&gt;12;0;1)))" office:value-type="float" office:value="1" calcext:value-type="float">
            <text:p>1</text:p>
          </table:table-cell>
          <table:table-cell table:style-name="ce3" table:formula="of:=IF([.H40]=&quot;&quot;;1;IF(ISNA([.H40]);1;IF(NUMBERVALUE(ORG.LIBREOFFICE.REGEX([.H40];&quot;\d+&quot;;))&gt;13;0;1)))" office:value-type="float" office:value="1" calcext:value-type="float">
            <text:p>1</text:p>
          </table:table-cell>
          <table:table-cell table:style-name="ce12" table:formula="of:=IF([.G40]=&quot;&quot;;1;IF(ISNA([.G40]);1;IF(NUMBERVALUE(ORG.LIBREOFFICE.REGEX([.G40];&quot;\d+&quot;;))&gt;14;0;1)))" office:value-type="float" office:value="1" calcext:value-type="float">
            <text:p>1</text:p>
          </table:table-cell>
          <table:table-cell table:style-name="ce6" table:formula="of:=IF([.I40]=&quot;&quot;;1;IF(ISNA([.I40]);1;IF(NUMBERVALUE(ORG.LIBREOFFICE.REGEX([.I40];&quot;\d+&quot;;))&gt;12;0;1)))" office:value-type="float" office:value="1" calcext:value-type="float">
            <text:p>1</text:p>
          </table:table-cell>
          <table:table-cell table:style-name="ce3" table:formula="of:=IF([.K40]=&quot;&quot;;1;IF(ISNA([.K40]);1;IF(NUMBERVALUE(ORG.LIBREOFFICE.REGEX([.K40];&quot;\d+&quot;;))&gt;13;0;1)))" office:value-type="float" office:value="1" calcext:value-type="float">
            <text:p>1</text:p>
          </table:table-cell>
          <table:table-cell table:style-name="ce12" table:formula="of:=IF([.J40]=&quot;&quot;;1;IF(ISNA([.J40]);1;IF(NUMBERVALUE(ORG.LIBREOFFICE.REGEX([.J40];&quot;\d+&quot;;))&gt;14;0;1)))" office:value-type="float" office:value="1" calcext:value-type="float">
            <text:p>1</text:p>
          </table:table-cell>
          <table:table-cell table:style-name="ce6" table:formula="of:=IF([.L40]=&quot;&quot;;1;IF(ISNA([.L40]);1;IF(NUMBERVALUE(ORG.LIBREOFFICE.REGEX([.L40];&quot;\d+&quot;;))&gt;12;0;1)))" office:value-type="float" office:value="0" calcext:value-type="float">
            <text:p>0</text:p>
          </table:table-cell>
          <table:table-cell table:style-name="ce3" table:formula="of:=IF([.N40]=&quot;&quot;;1;IF(ISNA([.N40]);1;IF(NUMBERVALUE(ORG.LIBREOFFICE.REGEX([.N40];&quot;\d+&quot;;))&gt;13;0;1)))" office:value-type="float" office:value="1" calcext:value-type="float">
            <text:p>1</text:p>
          </table:table-cell>
          <table:table-cell table:style-name="ce12" table:formula="of:=IF([.M40]=&quot;&quot;;1;IF(ISNA([.M40]);1;IF(NUMBERVALUE(ORG.LIBREOFFICE.REGEX([.M40];&quot;\d+&quot;;))&gt;14;0;1)))" office:value-type="float" office:value="1" calcext:value-type="float">
            <text:p>1</text:p>
          </table:table-cell>
          <table:table-cell table:style-name="ce6" table:formula="of:=IF([.O40]=&quot;&quot;;1;IF(ISNA([.O40]);1;IF(NUMBERVALUE(ORG.LIBREOFFICE.REGEX([.O40];&quot;\d+&quot;;))&gt;12;0;1)))" office:value-type="float" office:value="1" calcext:value-type="float">
            <text:p>1</text:p>
          </table:table-cell>
          <table:table-cell table:style-name="ce3" table:formula="of:=IF([.Q40]=&quot;&quot;;1;IF(ISNA([.Q40]);1;IF(NUMBERVALUE(ORG.LIBREOFFICE.REGEX([.Q40];&quot;\d+&quot;;))&gt;13;0;1)))" office:value-type="float" office:value="1" calcext:value-type="float">
            <text:p>1</text:p>
          </table:table-cell>
          <table:table-cell table:style-name="ce12" table:formula="of:=IF([.P40]=&quot;&quot;;1;IF(ISNA([.P40]);1;IF(NUMBERVALUE(ORG.LIBREOFFICE.REGEX([.P40];&quot;\d+&quot;;))&gt;14;0;1)))" office:value-type="float" office:value="1" calcext:value-type="float">
            <text:p>1</text:p>
          </table:table-cell>
          <table:table-cell table:style-name="ce6" table:formula="of:=IF([.R40]=&quot;&quot;;1;IF(ISNA([.R40]);1;IF(NUMBERVALUE(ORG.LIBREOFFICE.REGEX([.R40];&quot;\d+&quot;;))&gt;12;0;1)))" office:value-type="float" office:value="1" calcext:value-type="float">
            <text:p>1</text:p>
          </table:table-cell>
          <table:table-cell table:style-name="ce3" table:formula="of:=IF([.T40]=&quot;&quot;;1;IF(ISNA([.T40]);1;IF(NUMBERVALUE(ORG.LIBREOFFICE.REGEX([.T40];&quot;\d+&quot;;))&gt;13;0;1)))" office:value-type="float" office:value="1" calcext:value-type="float">
            <text:p>1</text:p>
          </table:table-cell>
          <table:table-cell table:style-name="ce12" table:formula="of:=IF([.S40]=&quot;&quot;;1;IF(ISNA([.S40]);1;IF(NUMBERVALUE(ORG.LIBREOFFICE.REGEX([.S40];&quot;\d+&quot;;))&gt;14;0;1)))" office:value-type="float" office:value="1" calcext:value-type="float">
            <text:p>1</text:p>
          </table:table-cell>
          <table:table-cell table:style-name="ce3" table:formula="of:=IF([.V40]=0;0;IF([.W40]=0;0;IF([.X40]=0;0;IF([.Y40]=0;0;IF([.Z40]=0;0;IF([.AA40]=0;0;IF([.AB40]=0;0;IF([.AC40]=0;0;IF([.AD40]=0;0;IF([.AE40]=0;0;IF([.AF40]=0;0;IF([.AG40]=0;0;IF([.AH40]=0;0;IF([.AI40]=0;0;IF([.AJ40]=0;0;IF([.AK40]=0;0;IF([.AL40]=0;0;IF([.AM40]=0;0;1))))))))))))))))))" office:value-type="float" office:value="0" calcext:value-type="float">
            <text:p>0</text:p>
          </table:table-cell>
          <table:table-cell table:style-name="ce3" table:formula="of:=IF([.AN40]=1;NUMBERVALUE(ORG.LIBREOFFICE.REGEX([.A40];&quot;\d+&quot;));&quot;&quot;)">
            <text:p/>
          </table:table-cell>
          <table:table-cell/>
        </table:table-row>
        <table:table-row table:style-name="ro1">
          <table:table-cell table:formula="of:=[$Input.A39]" office:value-type="string" office:string-value="Game 39" calcext:value-type="string">
            <text:p>Game 39</text:p>
          </table:table-cell>
          <table:table-cell table:style-name="ce3" table:formula="of:=COUNTIF([$Input.B39:.G39];&quot;&lt;&gt;&quot;)" office:value-type="float" office:value="6" calcext:value-type="float">
            <text:p>6</text:p>
          </table:table-cell>
          <table:table-cell table:style-name="ce2" table:formula="of:=IF(ISBLANK([$Input.B39]);&quot;&quot;;IF(ISNA(ORG.LIBREOFFICE.REGEX([$Input.B39];&quot;\d+.red&quot;;;1));&quot;&quot;;ORG.LIBREOFFICE.REGEX([$Input.B39];&quot;\d+.red&quot;;;1)))" office:value-type="string" office:string-value="12 red" calcext:value-type="string">
            <text:p>12 red</text:p>
          </table:table-cell>
          <table:table-cell table:style-name="ce2" table:formula="of:=IF(ISBLANK([$Input.B39]);&quot;&quot;;IF(ISNA(ORG.LIBREOFFICE.REGEX([$Input.B39];&quot;\d+.blue&quot;;;1));&quot;&quot;;ORG.LIBREOFFICE.REGEX([$Input.B39];&quot;\d+.blue&quot;;;1)))" office:value-type="string" office:string-value="2 blue" calcext:value-type="string">
            <text:p>2 blue</text:p>
          </table:table-cell>
          <table:table-cell table:style-name="ce2" table:formula="of:=IF(ISBLANK([$Input.B39]);&quot;&quot;;IF(ISNA(ORG.LIBREOFFICE.REGEX([$Input.B39];&quot;\d+.green&quot;;;1));&quot;&quot;;ORG.LIBREOFFICE.REGEX([$Input.B39];&quot;\d+.green&quot;;;1)))" office:value-type="string" office:string-value="3 green" calcext:value-type="string">
            <text:p>3 green</text:p>
          </table:table-cell>
          <table:table-cell table:style-name="ce2" table:formula="of:=IF(ISBLANK([$Input.C39]);&quot;&quot;;IF(ISNA(ORG.LIBREOFFICE.REGEX([$Input.C39];&quot;\d+.red&quot;;;1));&quot;&quot;;ORG.LIBREOFFICE.REGEX([$Input.C39];&quot;\d+.red&quot;;;1)))" office:value-type="string" office:string-value="10 red" calcext:value-type="string">
            <text:p>10 red</text:p>
          </table:table-cell>
          <table:table-cell table:style-name="ce2" table:formula="of:=IF(ISBLANK([$Input.C39]);&quot;&quot;;IF(ISNA(ORG.LIBREOFFICE.REGEX([$Input.C39];&quot;\d+.blue&quot;;;1));&quot;&quot;;ORG.LIBREOFFICE.REGEX([$Input.C39];&quot;\d+.blue&quot;;;1)))" office:value-type="string" office:string-value="3 blue" calcext:value-type="string">
            <text:p>3 blue</text:p>
          </table:table-cell>
          <table:table-cell table:style-name="ce2" table:formula="of:=IF(ISBLANK([$Input.C39]);&quot;&quot;;IF(ISNA(ORG.LIBREOFFICE.REGEX([$Input.C39];&quot;\d+.green&quot;;;1));&quot;&quot;;ORG.LIBREOFFICE.REGEX([$Input.C39];&quot;\d+.green&quot;;;1)))" office:value-type="string" office:string-value="3 green" calcext:value-type="string">
            <text:p>3 green</text:p>
          </table:table-cell>
          <table:table-cell table:style-name="ce2" table:formula="of:=IF(ISBLANK([$Input.D39]);&quot;&quot;;IF(ISNA(ORG.LIBREOFFICE.REGEX([$Input.D39];&quot;\d+.red&quot;;;1));&quot;&quot;;ORG.LIBREOFFICE.REGEX([$Input.D39];&quot;\d+.red&quot;;;1)))" office:value-type="string" office:string-value="5 red" calcext:value-type="string">
            <text:p>5 red</text:p>
          </table:table-cell>
          <table:table-cell table:style-name="ce2" table:formula="of:=IF(ISBLANK([$Input.D39]);&quot;&quot;;IF(ISNA(ORG.LIBREOFFICE.REGEX([$Input.D39];&quot;\d+.blue&quot;;;1));&quot;&quot;;ORG.LIBREOFFICE.REGEX([$Input.D39];&quot;\d+.blue&quot;;;1)))" office:value-type="string" office:string-value="2 blue" calcext:value-type="string">
            <text:p>2 blue</text:p>
          </table:table-cell>
          <table:table-cell table:style-name="ce2" table:formula="of:=IF(ISBLANK([$Input.D39]);&quot;&quot;;IF(ISNA(ORG.LIBREOFFICE.REGEX([$Input.D39];&quot;\d+.green&quot;;;1));&quot;&quot;;ORG.LIBREOFFICE.REGEX([$Input.D39];&quot;\d+.green&quot;;;1)))">
            <text:p/>
          </table:table-cell>
          <table:table-cell table:style-name="ce2" table:formula="of:=IF(ISBLANK([$Input.E39]);&quot;&quot;;IF(ISNA(ORG.LIBREOFFICE.REGEX([$Input.E39];&quot;\d+.red&quot;;;1));&quot;&quot;;ORG.LIBREOFFICE.REGEX([$Input.E39];&quot;\d+.red&quot;;;1)))">
            <text:p/>
          </table:table-cell>
          <table:table-cell table:style-name="ce2" table:formula="of:=IF(ISBLANK([$Input.E39]);&quot;&quot;;IF(ISNA(ORG.LIBREOFFICE.REGEX([$Input.E39];&quot;\d+.blue&quot;;;1));&quot;&quot;;ORG.LIBREOFFICE.REGEX([$Input.E39];&quot;\d+.blue&quot;;;1)))" office:value-type="string" office:string-value="2 blue" calcext:value-type="string">
            <text:p>2 blue</text:p>
          </table:table-cell>
          <table:table-cell table:style-name="ce2" table:formula="of:=IF(ISBLANK([$Input.E39]);&quot;&quot;;IF(ISNA(ORG.LIBREOFFICE.REGEX([$Input.E39];&quot;\d+.green&quot;;;1));&quot;&quot;;ORG.LIBREOFFICE.REGEX([$Input.E39];&quot;\d+.green&quot;;;1)))" office:value-type="string" office:string-value="1 green" calcext:value-type="string">
            <text:p>1 green</text:p>
          </table:table-cell>
          <table:table-cell table:style-name="ce2" table:formula="of:=IF(ISBLANK([$Input.F39]);&quot;&quot;;IF(ISNA(ORG.LIBREOFFICE.REGEX([$Input.F39];&quot;\d+.red&quot;;;1));&quot;&quot;;ORG.LIBREOFFICE.REGEX([$Input.F39];&quot;\d+.red&quot;;;1)))" office:value-type="string" office:string-value="7 red" calcext:value-type="string">
            <text:p>7 red</text:p>
          </table:table-cell>
          <table:table-cell table:style-name="ce2" table:formula="of:=IF(ISBLANK([$Input.F39]);&quot;&quot;;IF(ISNA(ORG.LIBREOFFICE.REGEX([$Input.F39];&quot;\d+.blue&quot;;;1));&quot;&quot;;ORG.LIBREOFFICE.REGEX([$Input.F39];&quot;\d+.blue&quot;;;1)))" office:value-type="string" office:string-value="5 blue" calcext:value-type="string">
            <text:p>5 blue</text:p>
          </table:table-cell>
          <table:table-cell table:style-name="ce2" table:formula="of:=IF(ISBLANK([$Input.F39]);&quot;&quot;;IF(ISNA(ORG.LIBREOFFICE.REGEX([$Input.F39];&quot;\d+.green&quot;;;1));&quot;&quot;;ORG.LIBREOFFICE.REGEX([$Input.F39];&quot;\d+.green&quot;;;1)))" office:value-type="string" office:string-value="4 green" calcext:value-type="string">
            <text:p>4 green</text:p>
          </table:table-cell>
          <table:table-cell table:style-name="ce2" table:formula="of:=IF(ISBLANK([$Input.G39]);&quot;&quot;;IF(ISNA(ORG.LIBREOFFICE.REGEX([$Input.G39];&quot;\d+.red&quot;;;1));&quot;&quot;;ORG.LIBREOFFICE.REGEX([$Input.G39];&quot;\d+.red&quot;;;1)))" office:value-type="string" office:string-value="1 red" calcext:value-type="string">
            <text:p>1 red</text:p>
          </table:table-cell>
          <table:table-cell table:style-name="ce2" table:formula="of:=IF(ISBLANK([$Input.G39]);&quot;&quot;;IF(ISNA(ORG.LIBREOFFICE.REGEX([$Input.G39];&quot;\d+.blue&quot;;;1));&quot;&quot;;ORG.LIBREOFFICE.REGEX([$Input.G39];&quot;\d+.blue&quot;;;1)))">
            <text:p/>
          </table:table-cell>
          <table:table-cell table:style-name="ce2" table:formula="of:=IF(ISBLANK([$Input.G39]);&quot;&quot;;IF(ISNA(ORG.LIBREOFFICE.REGEX([$Input.G39];&quot;\d+.green&quot;;;1));&quot;&quot;;ORG.LIBREOFFICE.REGEX([$Input.G39];&quot;\d+.green&quot;;;1)))" office:value-type="string" office:string-value="2 green" calcext:value-type="string">
            <text:p>2 green</text:p>
          </table:table-cell>
          <table:table-cell/>
          <table:table-cell table:style-name="ce6" table:formula="of:=IF([.C41]=&quot;&quot;;1;IF(ISNA([.C41]);1;IF(NUMBERVALUE(ORG.LIBREOFFICE.REGEX([.C41];&quot;\d+&quot;;))&gt;12;0;1)))" office:value-type="float" office:value="1" calcext:value-type="float">
            <text:p>1</text:p>
          </table:table-cell>
          <table:table-cell table:style-name="ce3" table:formula="of:=IF([.E41]=&quot;&quot;;1;IF(ISNA([.E41]);1;IF(NUMBERVALUE(ORG.LIBREOFFICE.REGEX([.E41];&quot;\d+&quot;;))&gt;13;0;1)))" office:value-type="float" office:value="1" calcext:value-type="float">
            <text:p>1</text:p>
          </table:table-cell>
          <table:table-cell table:style-name="ce12" table:formula="of:=IF([.D41]=&quot;&quot;;1;IF(ISNA([.D41]);1;IF(NUMBERVALUE(ORG.LIBREOFFICE.REGEX([.D41];&quot;\d+&quot;;))&gt;14;0;1)))" office:value-type="float" office:value="1" calcext:value-type="float">
            <text:p>1</text:p>
          </table:table-cell>
          <table:table-cell table:style-name="ce6" table:formula="of:=IF([.F41]=&quot;&quot;;1;IF(ISNA([.F41]);1;IF(NUMBERVALUE(ORG.LIBREOFFICE.REGEX([.F41];&quot;\d+&quot;;))&gt;12;0;1)))" office:value-type="float" office:value="1" calcext:value-type="float">
            <text:p>1</text:p>
          </table:table-cell>
          <table:table-cell table:style-name="ce3" table:formula="of:=IF([.H41]=&quot;&quot;;1;IF(ISNA([.H41]);1;IF(NUMBERVALUE(ORG.LIBREOFFICE.REGEX([.H41];&quot;\d+&quot;;))&gt;13;0;1)))" office:value-type="float" office:value="1" calcext:value-type="float">
            <text:p>1</text:p>
          </table:table-cell>
          <table:table-cell table:style-name="ce12" table:formula="of:=IF([.G41]=&quot;&quot;;1;IF(ISNA([.G41]);1;IF(NUMBERVALUE(ORG.LIBREOFFICE.REGEX([.G41];&quot;\d+&quot;;))&gt;14;0;1)))" office:value-type="float" office:value="1" calcext:value-type="float">
            <text:p>1</text:p>
          </table:table-cell>
          <table:table-cell table:style-name="ce6" table:formula="of:=IF([.I41]=&quot;&quot;;1;IF(ISNA([.I41]);1;IF(NUMBERVALUE(ORG.LIBREOFFICE.REGEX([.I41];&quot;\d+&quot;;))&gt;12;0;1)))" office:value-type="float" office:value="1" calcext:value-type="float">
            <text:p>1</text:p>
          </table:table-cell>
          <table:table-cell table:style-name="ce3" table:formula="of:=IF([.K41]=&quot;&quot;;1;IF(ISNA([.K41]);1;IF(NUMBERVALUE(ORG.LIBREOFFICE.REGEX([.K41];&quot;\d+&quot;;))&gt;13;0;1)))" office:value-type="float" office:value="1" calcext:value-type="float">
            <text:p>1</text:p>
          </table:table-cell>
          <table:table-cell table:style-name="ce12" table:formula="of:=IF([.J41]=&quot;&quot;;1;IF(ISNA([.J41]);1;IF(NUMBERVALUE(ORG.LIBREOFFICE.REGEX([.J41];&quot;\d+&quot;;))&gt;14;0;1)))" office:value-type="float" office:value="1" calcext:value-type="float">
            <text:p>1</text:p>
          </table:table-cell>
          <table:table-cell table:style-name="ce6" table:formula="of:=IF([.L41]=&quot;&quot;;1;IF(ISNA([.L41]);1;IF(NUMBERVALUE(ORG.LIBREOFFICE.REGEX([.L41];&quot;\d+&quot;;))&gt;12;0;1)))" office:value-type="float" office:value="1" calcext:value-type="float">
            <text:p>1</text:p>
          </table:table-cell>
          <table:table-cell table:style-name="ce3" table:formula="of:=IF([.N41]=&quot;&quot;;1;IF(ISNA([.N41]);1;IF(NUMBERVALUE(ORG.LIBREOFFICE.REGEX([.N41];&quot;\d+&quot;;))&gt;13;0;1)))" office:value-type="float" office:value="1" calcext:value-type="float">
            <text:p>1</text:p>
          </table:table-cell>
          <table:table-cell table:style-name="ce12" table:formula="of:=IF([.M41]=&quot;&quot;;1;IF(ISNA([.M41]);1;IF(NUMBERVALUE(ORG.LIBREOFFICE.REGEX([.M41];&quot;\d+&quot;;))&gt;14;0;1)))" office:value-type="float" office:value="1" calcext:value-type="float">
            <text:p>1</text:p>
          </table:table-cell>
          <table:table-cell table:style-name="ce6" table:formula="of:=IF([.O41]=&quot;&quot;;1;IF(ISNA([.O41]);1;IF(NUMBERVALUE(ORG.LIBREOFFICE.REGEX([.O41];&quot;\d+&quot;;))&gt;12;0;1)))" office:value-type="float" office:value="1" calcext:value-type="float">
            <text:p>1</text:p>
          </table:table-cell>
          <table:table-cell table:style-name="ce3" table:formula="of:=IF([.Q41]=&quot;&quot;;1;IF(ISNA([.Q41]);1;IF(NUMBERVALUE(ORG.LIBREOFFICE.REGEX([.Q41];&quot;\d+&quot;;))&gt;13;0;1)))" office:value-type="float" office:value="1" calcext:value-type="float">
            <text:p>1</text:p>
          </table:table-cell>
          <table:table-cell table:style-name="ce12" table:formula="of:=IF([.P41]=&quot;&quot;;1;IF(ISNA([.P41]);1;IF(NUMBERVALUE(ORG.LIBREOFFICE.REGEX([.P41];&quot;\d+&quot;;))&gt;14;0;1)))" office:value-type="float" office:value="1" calcext:value-type="float">
            <text:p>1</text:p>
          </table:table-cell>
          <table:table-cell table:style-name="ce6" table:formula="of:=IF([.R41]=&quot;&quot;;1;IF(ISNA([.R41]);1;IF(NUMBERVALUE(ORG.LIBREOFFICE.REGEX([.R41];&quot;\d+&quot;;))&gt;12;0;1)))" office:value-type="float" office:value="1" calcext:value-type="float">
            <text:p>1</text:p>
          </table:table-cell>
          <table:table-cell table:style-name="ce3" table:formula="of:=IF([.T41]=&quot;&quot;;1;IF(ISNA([.T41]);1;IF(NUMBERVALUE(ORG.LIBREOFFICE.REGEX([.T41];&quot;\d+&quot;;))&gt;13;0;1)))" office:value-type="float" office:value="1" calcext:value-type="float">
            <text:p>1</text:p>
          </table:table-cell>
          <table:table-cell table:style-name="ce12" table:formula="of:=IF([.S41]=&quot;&quot;;1;IF(ISNA([.S41]);1;IF(NUMBERVALUE(ORG.LIBREOFFICE.REGEX([.S41];&quot;\d+&quot;;))&gt;14;0;1)))" office:value-type="float" office:value="1" calcext:value-type="float">
            <text:p>1</text:p>
          </table:table-cell>
          <table:table-cell table:style-name="ce3" table:formula="of:=IF([.V41]=0;0;IF([.W41]=0;0;IF([.X41]=0;0;IF([.Y41]=0;0;IF([.Z41]=0;0;IF([.AA41]=0;0;IF([.AB41]=0;0;IF([.AC41]=0;0;IF([.AD41]=0;0;IF([.AE41]=0;0;IF([.AF41]=0;0;IF([.AG41]=0;0;IF([.AH41]=0;0;IF([.AI41]=0;0;IF([.AJ41]=0;0;IF([.AK41]=0;0;IF([.AL41]=0;0;IF([.AM41]=0;0;1))))))))))))))))))" office:value-type="float" office:value="1" calcext:value-type="float">
            <text:p>1</text:p>
          </table:table-cell>
          <table:table-cell table:style-name="ce3" table:formula="of:=IF([.AN41]=1;NUMBERVALUE(ORG.LIBREOFFICE.REGEX([.A41];&quot;\d+&quot;));&quot;&quot;)"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[$Input.A40]" office:value-type="string" office:string-value="Game 40" calcext:value-type="string">
            <text:p>Game 40</text:p>
          </table:table-cell>
          <table:table-cell table:style-name="ce3" table:formula="of:=COUNTIF([$Input.B40:.G40];&quot;&lt;&gt;&quot;)" office:value-type="float" office:value="6" calcext:value-type="float">
            <text:p>6</text:p>
          </table:table-cell>
          <table:table-cell table:style-name="ce2" table:formula="of:=IF(ISBLANK([$Input.B40]);&quot;&quot;;IF(ISNA(ORG.LIBREOFFICE.REGEX([$Input.B40];&quot;\d+.red&quot;;;1));&quot;&quot;;ORG.LIBREOFFICE.REGEX([$Input.B40];&quot;\d+.red&quot;;;1)))" office:value-type="string" office:string-value="1 red" calcext:value-type="string">
            <text:p>1 red</text:p>
          </table:table-cell>
          <table:table-cell table:style-name="ce2" table:formula="of:=IF(ISBLANK([$Input.B40]);&quot;&quot;;IF(ISNA(ORG.LIBREOFFICE.REGEX([$Input.B40];&quot;\d+.blue&quot;;;1));&quot;&quot;;ORG.LIBREOFFICE.REGEX([$Input.B40];&quot;\d+.blue&quot;;;1)))" office:value-type="string" office:string-value="7 blue" calcext:value-type="string">
            <text:p>7 blue</text:p>
          </table:table-cell>
          <table:table-cell table:style-name="ce2" table:formula="of:=IF(ISBLANK([$Input.B40]);&quot;&quot;;IF(ISNA(ORG.LIBREOFFICE.REGEX([$Input.B40];&quot;\d+.green&quot;;;1));&quot;&quot;;ORG.LIBREOFFICE.REGEX([$Input.B40];&quot;\d+.green&quot;;;1)))" office:value-type="string" office:string-value="5 green" calcext:value-type="string">
            <text:p>5 green</text:p>
          </table:table-cell>
          <table:table-cell table:style-name="ce2" table:formula="of:=IF(ISBLANK([$Input.C40]);&quot;&quot;;IF(ISNA(ORG.LIBREOFFICE.REGEX([$Input.C40];&quot;\d+.red&quot;;;1));&quot;&quot;;ORG.LIBREOFFICE.REGEX([$Input.C40];&quot;\d+.red&quot;;;1)))" office:value-type="string" office:string-value="1 red" calcext:value-type="string">
            <text:p>1 red</text:p>
          </table:table-cell>
          <table:table-cell table:style-name="ce2" table:formula="of:=IF(ISBLANK([$Input.C40]);&quot;&quot;;IF(ISNA(ORG.LIBREOFFICE.REGEX([$Input.C40];&quot;\d+.blue&quot;;;1));&quot;&quot;;ORG.LIBREOFFICE.REGEX([$Input.C40];&quot;\d+.blue&quot;;;1)))" office:value-type="string" office:string-value="4 blue" calcext:value-type="string">
            <text:p>4 blue</text:p>
          </table:table-cell>
          <table:table-cell table:style-name="ce2" table:formula="of:=IF(ISBLANK([$Input.C40]);&quot;&quot;;IF(ISNA(ORG.LIBREOFFICE.REGEX([$Input.C40];&quot;\d+.green&quot;;;1));&quot;&quot;;ORG.LIBREOFFICE.REGEX([$Input.C40];&quot;\d+.green&quot;;;1)))" office:value-type="string" office:string-value="8 green" calcext:value-type="string">
            <text:p>8 green</text:p>
          </table:table-cell>
          <table:table-cell table:style-name="ce2" table:formula="of:=IF(ISBLANK([$Input.D40]);&quot;&quot;;IF(ISNA(ORG.LIBREOFFICE.REGEX([$Input.D40];&quot;\d+.red&quot;;;1));&quot;&quot;;ORG.LIBREOFFICE.REGEX([$Input.D40];&quot;\d+.red&quot;;;1)))" office:value-type="string" office:string-value="3 red" calcext:value-type="string">
            <text:p>3 red</text:p>
          </table:table-cell>
          <table:table-cell table:style-name="ce2" table:formula="of:=IF(ISBLANK([$Input.D40]);&quot;&quot;;IF(ISNA(ORG.LIBREOFFICE.REGEX([$Input.D40];&quot;\d+.blue&quot;;;1));&quot;&quot;;ORG.LIBREOFFICE.REGEX([$Input.D40];&quot;\d+.blue&quot;;;1)))" office:value-type="string" office:string-value="5 blue" calcext:value-type="string">
            <text:p>5 blue</text:p>
          </table:table-cell>
          <table:table-cell table:style-name="ce2" table:formula="of:=IF(ISBLANK([$Input.D40]);&quot;&quot;;IF(ISNA(ORG.LIBREOFFICE.REGEX([$Input.D40];&quot;\d+.green&quot;;;1));&quot;&quot;;ORG.LIBREOFFICE.REGEX([$Input.D40];&quot;\d+.green&quot;;;1)))" office:value-type="string" office:string-value="14 green" calcext:value-type="string">
            <text:p>14 green</text:p>
          </table:table-cell>
          <table:table-cell table:style-name="ce2" table:formula="of:=IF(ISBLANK([$Input.E40]);&quot;&quot;;IF(ISNA(ORG.LIBREOFFICE.REGEX([$Input.E40];&quot;\d+.red&quot;;;1));&quot;&quot;;ORG.LIBREOFFICE.REGEX([$Input.E40];&quot;\d+.red&quot;;;1)))" office:value-type="string" office:string-value="1 red" calcext:value-type="string">
            <text:p>1 red</text:p>
          </table:table-cell>
          <table:table-cell table:style-name="ce2" table:formula="of:=IF(ISBLANK([$Input.E40]);&quot;&quot;;IF(ISNA(ORG.LIBREOFFICE.REGEX([$Input.E40];&quot;\d+.blue&quot;;;1));&quot;&quot;;ORG.LIBREOFFICE.REGEX([$Input.E40];&quot;\d+.blue&quot;;;1)))" office:value-type="string" office:string-value="2 blue" calcext:value-type="string">
            <text:p>2 blue</text:p>
          </table:table-cell>
          <table:table-cell table:style-name="ce2" table:formula="of:=IF(ISBLANK([$Input.E40]);&quot;&quot;;IF(ISNA(ORG.LIBREOFFICE.REGEX([$Input.E40];&quot;\d+.green&quot;;;1));&quot;&quot;;ORG.LIBREOFFICE.REGEX([$Input.E40];&quot;\d+.green&quot;;;1)))" office:value-type="string" office:string-value="10 green" calcext:value-type="string">
            <text:p>10 green</text:p>
          </table:table-cell>
          <table:table-cell table:style-name="ce2" table:formula="of:=IF(ISBLANK([$Input.F40]);&quot;&quot;;IF(ISNA(ORG.LIBREOFFICE.REGEX([$Input.F40];&quot;\d+.red&quot;;;1));&quot;&quot;;ORG.LIBREOFFICE.REGEX([$Input.F40];&quot;\d+.red&quot;;;1)))" office:value-type="string" office:string-value="1 red" calcext:value-type="string">
            <text:p>1 red</text:p>
          </table:table-cell>
          <table:table-cell table:style-name="ce2" table:formula="of:=IF(ISBLANK([$Input.F40]);&quot;&quot;;IF(ISNA(ORG.LIBREOFFICE.REGEX([$Input.F40];&quot;\d+.blue&quot;;;1));&quot;&quot;;ORG.LIBREOFFICE.REGEX([$Input.F40];&quot;\d+.blue&quot;;;1)))" office:value-type="string" office:string-value="11 blue" calcext:value-type="string">
            <text:p>11 blue</text:p>
          </table:table-cell>
          <table:table-cell table:style-name="ce2" table:formula="of:=IF(ISBLANK([$Input.F40]);&quot;&quot;;IF(ISNA(ORG.LIBREOFFICE.REGEX([$Input.F40];&quot;\d+.green&quot;;;1));&quot;&quot;;ORG.LIBREOFFICE.REGEX([$Input.F40];&quot;\d+.green&quot;;;1)))" office:value-type="string" office:string-value="7 green" calcext:value-type="string">
            <text:p>7 green</text:p>
          </table:table-cell>
          <table:table-cell table:style-name="ce2" table:formula="of:=IF(ISBLANK([$Input.G40]);&quot;&quot;;IF(ISNA(ORG.LIBREOFFICE.REGEX([$Input.G40];&quot;\d+.red&quot;;;1));&quot;&quot;;ORG.LIBREOFFICE.REGEX([$Input.G40];&quot;\d+.red&quot;;;1)))">
            <text:p/>
          </table:table-cell>
          <table:table-cell table:style-name="ce2" table:formula="of:=IF(ISBLANK([$Input.G40]);&quot;&quot;;IF(ISNA(ORG.LIBREOFFICE.REGEX([$Input.G40];&quot;\d+.blue&quot;;;1));&quot;&quot;;ORG.LIBREOFFICE.REGEX([$Input.G40];&quot;\d+.blue&quot;;;1)))" office:value-type="string" office:string-value="2 blue" calcext:value-type="string">
            <text:p>2 blue</text:p>
          </table:table-cell>
          <table:table-cell table:style-name="ce2" table:formula="of:=IF(ISBLANK([$Input.G40]);&quot;&quot;;IF(ISNA(ORG.LIBREOFFICE.REGEX([$Input.G40];&quot;\d+.green&quot;;;1));&quot;&quot;;ORG.LIBREOFFICE.REGEX([$Input.G40];&quot;\d+.green&quot;;;1)))" office:value-type="string" office:string-value="14 green" calcext:value-type="string">
            <text:p>14 green</text:p>
          </table:table-cell>
          <table:table-cell/>
          <table:table-cell table:style-name="ce6" table:formula="of:=IF([.C42]=&quot;&quot;;1;IF(ISNA([.C42]);1;IF(NUMBERVALUE(ORG.LIBREOFFICE.REGEX([.C42];&quot;\d+&quot;;))&gt;12;0;1)))" office:value-type="float" office:value="1" calcext:value-type="float">
            <text:p>1</text:p>
          </table:table-cell>
          <table:table-cell table:style-name="ce3" table:formula="of:=IF([.E42]=&quot;&quot;;1;IF(ISNA([.E42]);1;IF(NUMBERVALUE(ORG.LIBREOFFICE.REGEX([.E42];&quot;\d+&quot;;))&gt;13;0;1)))" office:value-type="float" office:value="1" calcext:value-type="float">
            <text:p>1</text:p>
          </table:table-cell>
          <table:table-cell table:style-name="ce12" table:formula="of:=IF([.D42]=&quot;&quot;;1;IF(ISNA([.D42]);1;IF(NUMBERVALUE(ORG.LIBREOFFICE.REGEX([.D42];&quot;\d+&quot;;))&gt;14;0;1)))" office:value-type="float" office:value="1" calcext:value-type="float">
            <text:p>1</text:p>
          </table:table-cell>
          <table:table-cell table:style-name="ce6" table:formula="of:=IF([.F42]=&quot;&quot;;1;IF(ISNA([.F42]);1;IF(NUMBERVALUE(ORG.LIBREOFFICE.REGEX([.F42];&quot;\d+&quot;;))&gt;12;0;1)))" office:value-type="float" office:value="1" calcext:value-type="float">
            <text:p>1</text:p>
          </table:table-cell>
          <table:table-cell table:style-name="ce3" table:formula="of:=IF([.H42]=&quot;&quot;;1;IF(ISNA([.H42]);1;IF(NUMBERVALUE(ORG.LIBREOFFICE.REGEX([.H42];&quot;\d+&quot;;))&gt;13;0;1)))" office:value-type="float" office:value="1" calcext:value-type="float">
            <text:p>1</text:p>
          </table:table-cell>
          <table:table-cell table:style-name="ce12" table:formula="of:=IF([.G42]=&quot;&quot;;1;IF(ISNA([.G42]);1;IF(NUMBERVALUE(ORG.LIBREOFFICE.REGEX([.G42];&quot;\d+&quot;;))&gt;14;0;1)))" office:value-type="float" office:value="1" calcext:value-type="float">
            <text:p>1</text:p>
          </table:table-cell>
          <table:table-cell table:style-name="ce6" table:formula="of:=IF([.I42]=&quot;&quot;;1;IF(ISNA([.I42]);1;IF(NUMBERVALUE(ORG.LIBREOFFICE.REGEX([.I42];&quot;\d+&quot;;))&gt;12;0;1)))" office:value-type="float" office:value="1" calcext:value-type="float">
            <text:p>1</text:p>
          </table:table-cell>
          <table:table-cell table:style-name="ce3" table:formula="of:=IF([.K42]=&quot;&quot;;1;IF(ISNA([.K42]);1;IF(NUMBERVALUE(ORG.LIBREOFFICE.REGEX([.K42];&quot;\d+&quot;;))&gt;13;0;1)))" office:value-type="float" office:value="0" calcext:value-type="float">
            <text:p>0</text:p>
          </table:table-cell>
          <table:table-cell table:style-name="ce12" table:formula="of:=IF([.J42]=&quot;&quot;;1;IF(ISNA([.J42]);1;IF(NUMBERVALUE(ORG.LIBREOFFICE.REGEX([.J42];&quot;\d+&quot;;))&gt;14;0;1)))" office:value-type="float" office:value="1" calcext:value-type="float">
            <text:p>1</text:p>
          </table:table-cell>
          <table:table-cell table:style-name="ce6" table:formula="of:=IF([.L42]=&quot;&quot;;1;IF(ISNA([.L42]);1;IF(NUMBERVALUE(ORG.LIBREOFFICE.REGEX([.L42];&quot;\d+&quot;;))&gt;12;0;1)))" office:value-type="float" office:value="1" calcext:value-type="float">
            <text:p>1</text:p>
          </table:table-cell>
          <table:table-cell table:style-name="ce3" table:formula="of:=IF([.N42]=&quot;&quot;;1;IF(ISNA([.N42]);1;IF(NUMBERVALUE(ORG.LIBREOFFICE.REGEX([.N42];&quot;\d+&quot;;))&gt;13;0;1)))" office:value-type="float" office:value="1" calcext:value-type="float">
            <text:p>1</text:p>
          </table:table-cell>
          <table:table-cell table:style-name="ce12" table:formula="of:=IF([.M42]=&quot;&quot;;1;IF(ISNA([.M42]);1;IF(NUMBERVALUE(ORG.LIBREOFFICE.REGEX([.M42];&quot;\d+&quot;;))&gt;14;0;1)))" office:value-type="float" office:value="1" calcext:value-type="float">
            <text:p>1</text:p>
          </table:table-cell>
          <table:table-cell table:style-name="ce6" table:formula="of:=IF([.O42]=&quot;&quot;;1;IF(ISNA([.O42]);1;IF(NUMBERVALUE(ORG.LIBREOFFICE.REGEX([.O42];&quot;\d+&quot;;))&gt;12;0;1)))" office:value-type="float" office:value="1" calcext:value-type="float">
            <text:p>1</text:p>
          </table:table-cell>
          <table:table-cell table:style-name="ce3" table:formula="of:=IF([.Q42]=&quot;&quot;;1;IF(ISNA([.Q42]);1;IF(NUMBERVALUE(ORG.LIBREOFFICE.REGEX([.Q42];&quot;\d+&quot;;))&gt;13;0;1)))" office:value-type="float" office:value="1" calcext:value-type="float">
            <text:p>1</text:p>
          </table:table-cell>
          <table:table-cell table:style-name="ce12" table:formula="of:=IF([.P42]=&quot;&quot;;1;IF(ISNA([.P42]);1;IF(NUMBERVALUE(ORG.LIBREOFFICE.REGEX([.P42];&quot;\d+&quot;;))&gt;14;0;1)))" office:value-type="float" office:value="1" calcext:value-type="float">
            <text:p>1</text:p>
          </table:table-cell>
          <table:table-cell table:style-name="ce6" table:formula="of:=IF([.R42]=&quot;&quot;;1;IF(ISNA([.R42]);1;IF(NUMBERVALUE(ORG.LIBREOFFICE.REGEX([.R42];&quot;\d+&quot;;))&gt;12;0;1)))" office:value-type="float" office:value="1" calcext:value-type="float">
            <text:p>1</text:p>
          </table:table-cell>
          <table:table-cell table:style-name="ce3" table:formula="of:=IF([.T42]=&quot;&quot;;1;IF(ISNA([.T42]);1;IF(NUMBERVALUE(ORG.LIBREOFFICE.REGEX([.T42];&quot;\d+&quot;;))&gt;13;0;1)))" office:value-type="float" office:value="0" calcext:value-type="float">
            <text:p>0</text:p>
          </table:table-cell>
          <table:table-cell table:style-name="ce12" table:formula="of:=IF([.S42]=&quot;&quot;;1;IF(ISNA([.S42]);1;IF(NUMBERVALUE(ORG.LIBREOFFICE.REGEX([.S42];&quot;\d+&quot;;))&gt;14;0;1)))" office:value-type="float" office:value="1" calcext:value-type="float">
            <text:p>1</text:p>
          </table:table-cell>
          <table:table-cell table:style-name="ce3" table:formula="of:=IF([.V42]=0;0;IF([.W42]=0;0;IF([.X42]=0;0;IF([.Y42]=0;0;IF([.Z42]=0;0;IF([.AA42]=0;0;IF([.AB42]=0;0;IF([.AC42]=0;0;IF([.AD42]=0;0;IF([.AE42]=0;0;IF([.AF42]=0;0;IF([.AG42]=0;0;IF([.AH42]=0;0;IF([.AI42]=0;0;IF([.AJ42]=0;0;IF([.AK42]=0;0;IF([.AL42]=0;0;IF([.AM42]=0;0;1))))))))))))))))))" office:value-type="float" office:value="0" calcext:value-type="float">
            <text:p>0</text:p>
          </table:table-cell>
          <table:table-cell table:style-name="ce3" table:formula="of:=IF([.AN42]=1;NUMBERVALUE(ORG.LIBREOFFICE.REGEX([.A42];&quot;\d+&quot;));&quot;&quot;)">
            <text:p/>
          </table:table-cell>
          <table:table-cell/>
        </table:table-row>
        <table:table-row table:style-name="ro1">
          <table:table-cell table:formula="of:=[$Input.A41]" office:value-type="string" office:string-value="Game 41" calcext:value-type="string">
            <text:p>Game 41</text:p>
          </table:table-cell>
          <table:table-cell table:style-name="ce3" table:formula="of:=COUNTIF([$Input.B41:.G41];&quot;&lt;&gt;&quot;)" office:value-type="float" office:value="5" calcext:value-type="float">
            <text:p>5</text:p>
          </table:table-cell>
          <table:table-cell table:style-name="ce2" table:formula="of:=IF(ISBLANK([$Input.B41]);&quot;&quot;;IF(ISNA(ORG.LIBREOFFICE.REGEX([$Input.B41];&quot;\d+.red&quot;;;1));&quot;&quot;;ORG.LIBREOFFICE.REGEX([$Input.B41];&quot;\d+.red&quot;;;1)))" office:value-type="string" office:string-value="5 red" calcext:value-type="string">
            <text:p>5 red</text:p>
          </table:table-cell>
          <table:table-cell table:style-name="ce2" table:formula="of:=IF(ISBLANK([$Input.B41]);&quot;&quot;;IF(ISNA(ORG.LIBREOFFICE.REGEX([$Input.B41];&quot;\d+.blue&quot;;;1));&quot;&quot;;ORG.LIBREOFFICE.REGEX([$Input.B41];&quot;\d+.blue&quot;;;1)))" office:value-type="string" office:string-value="3 blue" calcext:value-type="string">
            <text:p>3 blue</text:p>
          </table:table-cell>
          <table:table-cell table:style-name="ce2" table:formula="of:=IF(ISBLANK([$Input.B41]);&quot;&quot;;IF(ISNA(ORG.LIBREOFFICE.REGEX([$Input.B41];&quot;\d+.green&quot;;;1));&quot;&quot;;ORG.LIBREOFFICE.REGEX([$Input.B41];&quot;\d+.green&quot;;;1)))" office:value-type="string" office:string-value="8 green" calcext:value-type="string">
            <text:p>8 green</text:p>
          </table:table-cell>
          <table:table-cell table:style-name="ce2" table:formula="of:=IF(ISBLANK([$Input.C41]);&quot;&quot;;IF(ISNA(ORG.LIBREOFFICE.REGEX([$Input.C41];&quot;\d+.red&quot;;;1));&quot;&quot;;ORG.LIBREOFFICE.REGEX([$Input.C41];&quot;\d+.red&quot;;;1)))" office:value-type="string" office:string-value="5 red" calcext:value-type="string">
            <text:p>5 red</text:p>
          </table:table-cell>
          <table:table-cell table:style-name="ce2" table:formula="of:=IF(ISBLANK([$Input.C41]);&quot;&quot;;IF(ISNA(ORG.LIBREOFFICE.REGEX([$Input.C41];&quot;\d+.blue&quot;;;1));&quot;&quot;;ORG.LIBREOFFICE.REGEX([$Input.C41];&quot;\d+.blue&quot;;;1)))" office:value-type="string" office:string-value="4 blue" calcext:value-type="string">
            <text:p>4 blue</text:p>
          </table:table-cell>
          <table:table-cell table:style-name="ce2" table:formula="of:=IF(ISBLANK([$Input.C41]);&quot;&quot;;IF(ISNA(ORG.LIBREOFFICE.REGEX([$Input.C41];&quot;\d+.green&quot;;;1));&quot;&quot;;ORG.LIBREOFFICE.REGEX([$Input.C41];&quot;\d+.green&quot;;;1)))" office:value-type="string" office:string-value="12 green" calcext:value-type="string">
            <text:p>12 green</text:p>
          </table:table-cell>
          <table:table-cell table:style-name="ce2" table:formula="of:=IF(ISBLANK([$Input.D41]);&quot;&quot;;IF(ISNA(ORG.LIBREOFFICE.REGEX([$Input.D41];&quot;\d+.red&quot;;;1));&quot;&quot;;ORG.LIBREOFFICE.REGEX([$Input.D41];&quot;\d+.red&quot;;;1)))">
            <text:p/>
          </table:table-cell>
          <table:table-cell table:style-name="ce2" table:formula="of:=IF(ISBLANK([$Input.D41]);&quot;&quot;;IF(ISNA(ORG.LIBREOFFICE.REGEX([$Input.D41];&quot;\d+.blue&quot;;;1));&quot;&quot;;ORG.LIBREOFFICE.REGEX([$Input.D41];&quot;\d+.blue&quot;;;1)))" office:value-type="string" office:string-value="6 blue" calcext:value-type="string">
            <text:p>6 blue</text:p>
          </table:table-cell>
          <table:table-cell table:style-name="ce2" table:formula="of:=IF(ISBLANK([$Input.D41]);&quot;&quot;;IF(ISNA(ORG.LIBREOFFICE.REGEX([$Input.D41];&quot;\d+.green&quot;;;1));&quot;&quot;;ORG.LIBREOFFICE.REGEX([$Input.D41];&quot;\d+.green&quot;;;1)))" office:value-type="string" office:string-value="10 green" calcext:value-type="string">
            <text:p>10 green</text:p>
          </table:table-cell>
          <table:table-cell table:style-name="ce2" table:formula="of:=IF(ISBLANK([$Input.E41]);&quot;&quot;;IF(ISNA(ORG.LIBREOFFICE.REGEX([$Input.E41];&quot;\d+.red&quot;;;1));&quot;&quot;;ORG.LIBREOFFICE.REGEX([$Input.E41];&quot;\d+.red&quot;;;1)))">
            <text:p/>
          </table:table-cell>
          <table:table-cell table:style-name="ce2" table:formula="of:=IF(ISBLANK([$Input.E41]);&quot;&quot;;IF(ISNA(ORG.LIBREOFFICE.REGEX([$Input.E41];&quot;\d+.blue&quot;;;1));&quot;&quot;;ORG.LIBREOFFICE.REGEX([$Input.E41];&quot;\d+.blue&quot;;;1)))" office:value-type="string" office:string-value="7 blue" calcext:value-type="string">
            <text:p>7 blue</text:p>
          </table:table-cell>
          <table:table-cell table:style-name="ce2" table:formula="of:=IF(ISBLANK([$Input.E41]);&quot;&quot;;IF(ISNA(ORG.LIBREOFFICE.REGEX([$Input.E41];&quot;\d+.green&quot;;;1));&quot;&quot;;ORG.LIBREOFFICE.REGEX([$Input.E41];&quot;\d+.green&quot;;;1)))" office:value-type="string" office:string-value="13 green" calcext:value-type="string">
            <text:p>13 green</text:p>
          </table:table-cell>
          <table:table-cell table:style-name="ce2" table:formula="of:=IF(ISBLANK([$Input.F41]);&quot;&quot;;IF(ISNA(ORG.LIBREOFFICE.REGEX([$Input.F41];&quot;\d+.red&quot;;;1));&quot;&quot;;ORG.LIBREOFFICE.REGEX([$Input.F41];&quot;\d+.red&quot;;;1)))" office:value-type="string" office:string-value="1 red" calcext:value-type="string">
            <text:p>1 red</text:p>
          </table:table-cell>
          <table:table-cell table:style-name="ce2" table:formula="of:=IF(ISBLANK([$Input.F41]);&quot;&quot;;IF(ISNA(ORG.LIBREOFFICE.REGEX([$Input.F41];&quot;\d+.blue&quot;;;1));&quot;&quot;;ORG.LIBREOFFICE.REGEX([$Input.F41];&quot;\d+.blue&quot;;;1)))" office:value-type="string" office:string-value="15 blue" calcext:value-type="string">
            <text:p>15 blue</text:p>
          </table:table-cell>
          <table:table-cell table:style-name="ce2" table:formula="of:=IF(ISBLANK([$Input.F41]);&quot;&quot;;IF(ISNA(ORG.LIBREOFFICE.REGEX([$Input.F41];&quot;\d+.green&quot;;;1));&quot;&quot;;ORG.LIBREOFFICE.REGEX([$Input.F41];&quot;\d+.green&quot;;;1)))" office:value-type="string" office:string-value="2 green" calcext:value-type="string">
            <text:p>2 green</text:p>
          </table:table-cell>
          <table:table-cell table:style-name="ce2" table:formula="of:=IF(ISBLANK([$Input.G41]);&quot;&quot;;IF(ISNA(ORG.LIBREOFFICE.REGEX([$Input.G41];&quot;\d+.red&quot;;;1));&quot;&quot;;ORG.LIBREOFFICE.REGEX([$Input.G41];&quot;\d+.red&quot;;;1)))">
            <text:p/>
          </table:table-cell>
          <table:table-cell table:style-name="ce2" table:formula="of:=IF(ISBLANK([$Input.G41]);&quot;&quot;;IF(ISNA(ORG.LIBREOFFICE.REGEX([$Input.G41];&quot;\d+.blue&quot;;;1));&quot;&quot;;ORG.LIBREOFFICE.REGEX([$Input.G41];&quot;\d+.blue&quot;;;1)))">
            <text:p/>
          </table:table-cell>
          <table:table-cell table:style-name="ce2" table:formula="of:=IF(ISBLANK([$Input.G41]);&quot;&quot;;IF(ISNA(ORG.LIBREOFFICE.REGEX([$Input.G41];&quot;\d+.green&quot;;;1));&quot;&quot;;ORG.LIBREOFFICE.REGEX([$Input.G41];&quot;\d+.green&quot;;;1)))">
            <text:p/>
          </table:table-cell>
          <table:table-cell/>
          <table:table-cell table:style-name="ce6" table:formula="of:=IF([.C43]=&quot;&quot;;1;IF(ISNA([.C43]);1;IF(NUMBERVALUE(ORG.LIBREOFFICE.REGEX([.C43];&quot;\d+&quot;;))&gt;12;0;1)))" office:value-type="float" office:value="1" calcext:value-type="float">
            <text:p>1</text:p>
          </table:table-cell>
          <table:table-cell table:style-name="ce3" table:formula="of:=IF([.E43]=&quot;&quot;;1;IF(ISNA([.E43]);1;IF(NUMBERVALUE(ORG.LIBREOFFICE.REGEX([.E43];&quot;\d+&quot;;))&gt;13;0;1)))" office:value-type="float" office:value="1" calcext:value-type="float">
            <text:p>1</text:p>
          </table:table-cell>
          <table:table-cell table:style-name="ce12" table:formula="of:=IF([.D43]=&quot;&quot;;1;IF(ISNA([.D43]);1;IF(NUMBERVALUE(ORG.LIBREOFFICE.REGEX([.D43];&quot;\d+&quot;;))&gt;14;0;1)))" office:value-type="float" office:value="1" calcext:value-type="float">
            <text:p>1</text:p>
          </table:table-cell>
          <table:table-cell table:style-name="ce6" table:formula="of:=IF([.F43]=&quot;&quot;;1;IF(ISNA([.F43]);1;IF(NUMBERVALUE(ORG.LIBREOFFICE.REGEX([.F43];&quot;\d+&quot;;))&gt;12;0;1)))" office:value-type="float" office:value="1" calcext:value-type="float">
            <text:p>1</text:p>
          </table:table-cell>
          <table:table-cell table:style-name="ce3" table:formula="of:=IF([.H43]=&quot;&quot;;1;IF(ISNA([.H43]);1;IF(NUMBERVALUE(ORG.LIBREOFFICE.REGEX([.H43];&quot;\d+&quot;;))&gt;13;0;1)))" office:value-type="float" office:value="1" calcext:value-type="float">
            <text:p>1</text:p>
          </table:table-cell>
          <table:table-cell table:style-name="ce12" table:formula="of:=IF([.G43]=&quot;&quot;;1;IF(ISNA([.G43]);1;IF(NUMBERVALUE(ORG.LIBREOFFICE.REGEX([.G43];&quot;\d+&quot;;))&gt;14;0;1)))" office:value-type="float" office:value="1" calcext:value-type="float">
            <text:p>1</text:p>
          </table:table-cell>
          <table:table-cell table:style-name="ce6" table:formula="of:=IF([.I43]=&quot;&quot;;1;IF(ISNA([.I43]);1;IF(NUMBERVALUE(ORG.LIBREOFFICE.REGEX([.I43];&quot;\d+&quot;;))&gt;12;0;1)))" office:value-type="float" office:value="1" calcext:value-type="float">
            <text:p>1</text:p>
          </table:table-cell>
          <table:table-cell table:style-name="ce3" table:formula="of:=IF([.K43]=&quot;&quot;;1;IF(ISNA([.K43]);1;IF(NUMBERVALUE(ORG.LIBREOFFICE.REGEX([.K43];&quot;\d+&quot;;))&gt;13;0;1)))" office:value-type="float" office:value="1" calcext:value-type="float">
            <text:p>1</text:p>
          </table:table-cell>
          <table:table-cell table:style-name="ce12" table:formula="of:=IF([.J43]=&quot;&quot;;1;IF(ISNA([.J43]);1;IF(NUMBERVALUE(ORG.LIBREOFFICE.REGEX([.J43];&quot;\d+&quot;;))&gt;14;0;1)))" office:value-type="float" office:value="1" calcext:value-type="float">
            <text:p>1</text:p>
          </table:table-cell>
          <table:table-cell table:style-name="ce6" table:formula="of:=IF([.L43]=&quot;&quot;;1;IF(ISNA([.L43]);1;IF(NUMBERVALUE(ORG.LIBREOFFICE.REGEX([.L43];&quot;\d+&quot;;))&gt;12;0;1)))" office:value-type="float" office:value="1" calcext:value-type="float">
            <text:p>1</text:p>
          </table:table-cell>
          <table:table-cell table:style-name="ce3" table:formula="of:=IF([.N43]=&quot;&quot;;1;IF(ISNA([.N43]);1;IF(NUMBERVALUE(ORG.LIBREOFFICE.REGEX([.N43];&quot;\d+&quot;;))&gt;13;0;1)))" office:value-type="float" office:value="1" calcext:value-type="float">
            <text:p>1</text:p>
          </table:table-cell>
          <table:table-cell table:style-name="ce12" table:formula="of:=IF([.M43]=&quot;&quot;;1;IF(ISNA([.M43]);1;IF(NUMBERVALUE(ORG.LIBREOFFICE.REGEX([.M43];&quot;\d+&quot;;))&gt;14;0;1)))" office:value-type="float" office:value="1" calcext:value-type="float">
            <text:p>1</text:p>
          </table:table-cell>
          <table:table-cell table:style-name="ce6" table:formula="of:=IF([.O43]=&quot;&quot;;1;IF(ISNA([.O43]);1;IF(NUMBERVALUE(ORG.LIBREOFFICE.REGEX([.O43];&quot;\d+&quot;;))&gt;12;0;1)))" office:value-type="float" office:value="1" calcext:value-type="float">
            <text:p>1</text:p>
          </table:table-cell>
          <table:table-cell table:style-name="ce3" table:formula="of:=IF([.Q43]=&quot;&quot;;1;IF(ISNA([.Q43]);1;IF(NUMBERVALUE(ORG.LIBREOFFICE.REGEX([.Q43];&quot;\d+&quot;;))&gt;13;0;1)))" office:value-type="float" office:value="1" calcext:value-type="float">
            <text:p>1</text:p>
          </table:table-cell>
          <table:table-cell table:style-name="ce12" table:formula="of:=IF([.P43]=&quot;&quot;;1;IF(ISNA([.P43]);1;IF(NUMBERVALUE(ORG.LIBREOFFICE.REGEX([.P43];&quot;\d+&quot;;))&gt;14;0;1)))" office:value-type="float" office:value="0" calcext:value-type="float">
            <text:p>0</text:p>
          </table:table-cell>
          <table:table-cell table:style-name="ce6" table:formula="of:=IF([.R43]=&quot;&quot;;1;IF(ISNA([.R43]);1;IF(NUMBERVALUE(ORG.LIBREOFFICE.REGEX([.R43];&quot;\d+&quot;;))&gt;12;0;1)))" office:value-type="float" office:value="1" calcext:value-type="float">
            <text:p>1</text:p>
          </table:table-cell>
          <table:table-cell table:style-name="ce3" table:formula="of:=IF([.T43]=&quot;&quot;;1;IF(ISNA([.T43]);1;IF(NUMBERVALUE(ORG.LIBREOFFICE.REGEX([.T43];&quot;\d+&quot;;))&gt;13;0;1)))" office:value-type="float" office:value="1" calcext:value-type="float">
            <text:p>1</text:p>
          </table:table-cell>
          <table:table-cell table:style-name="ce12" table:formula="of:=IF([.S43]=&quot;&quot;;1;IF(ISNA([.S43]);1;IF(NUMBERVALUE(ORG.LIBREOFFICE.REGEX([.S43];&quot;\d+&quot;;))&gt;14;0;1)))" office:value-type="float" office:value="1" calcext:value-type="float">
            <text:p>1</text:p>
          </table:table-cell>
          <table:table-cell table:style-name="ce3" table:formula="of:=IF([.V43]=0;0;IF([.W43]=0;0;IF([.X43]=0;0;IF([.Y43]=0;0;IF([.Z43]=0;0;IF([.AA43]=0;0;IF([.AB43]=0;0;IF([.AC43]=0;0;IF([.AD43]=0;0;IF([.AE43]=0;0;IF([.AF43]=0;0;IF([.AG43]=0;0;IF([.AH43]=0;0;IF([.AI43]=0;0;IF([.AJ43]=0;0;IF([.AK43]=0;0;IF([.AL43]=0;0;IF([.AM43]=0;0;1))))))))))))))))))" office:value-type="float" office:value="0" calcext:value-type="float">
            <text:p>0</text:p>
          </table:table-cell>
          <table:table-cell table:style-name="ce3" table:formula="of:=IF([.AN43]=1;NUMBERVALUE(ORG.LIBREOFFICE.REGEX([.A43];&quot;\d+&quot;));&quot;&quot;)">
            <text:p/>
          </table:table-cell>
          <table:table-cell/>
        </table:table-row>
        <table:table-row table:style-name="ro1">
          <table:table-cell table:formula="of:=[$Input.A42]" office:value-type="string" office:string-value="Game 42" calcext:value-type="string">
            <text:p>Game 42</text:p>
          </table:table-cell>
          <table:table-cell table:style-name="ce3" table:formula="of:=COUNTIF([$Input.B42:.G42];&quot;&lt;&gt;&quot;)" office:value-type="float" office:value="4" calcext:value-type="float">
            <text:p>4</text:p>
          </table:table-cell>
          <table:table-cell table:style-name="ce2" table:formula="of:=IF(ISBLANK([$Input.B42]);&quot;&quot;;IF(ISNA(ORG.LIBREOFFICE.REGEX([$Input.B42];&quot;\d+.red&quot;;;1));&quot;&quot;;ORG.LIBREOFFICE.REGEX([$Input.B42];&quot;\d+.red&quot;;;1)))" office:value-type="string" office:string-value="17 red" calcext:value-type="string">
            <text:p>17 red</text:p>
          </table:table-cell>
          <table:table-cell table:style-name="ce2" table:formula="of:=IF(ISBLANK([$Input.B42]);&quot;&quot;;IF(ISNA(ORG.LIBREOFFICE.REGEX([$Input.B42];&quot;\d+.blue&quot;;;1));&quot;&quot;;ORG.LIBREOFFICE.REGEX([$Input.B42];&quot;\d+.blue&quot;;;1)))" office:value-type="string" office:string-value="1 blue" calcext:value-type="string">
            <text:p>1 blue</text:p>
          </table:table-cell>
          <table:table-cell table:style-name="ce2" table:formula="of:=IF(ISBLANK([$Input.B42]);&quot;&quot;;IF(ISNA(ORG.LIBREOFFICE.REGEX([$Input.B42];&quot;\d+.green&quot;;;1));&quot;&quot;;ORG.LIBREOFFICE.REGEX([$Input.B42];&quot;\d+.green&quot;;;1)))" office:value-type="string" office:string-value="5 green" calcext:value-type="string">
            <text:p>5 green</text:p>
          </table:table-cell>
          <table:table-cell table:style-name="ce2" table:formula="of:=IF(ISBLANK([$Input.C42]);&quot;&quot;;IF(ISNA(ORG.LIBREOFFICE.REGEX([$Input.C42];&quot;\d+.red&quot;;;1));&quot;&quot;;ORG.LIBREOFFICE.REGEX([$Input.C42];&quot;\d+.red&quot;;;1)))" office:value-type="string" office:string-value="16 red" calcext:value-type="string">
            <text:p>16 red</text:p>
          </table:table-cell>
          <table:table-cell table:style-name="ce2" table:formula="of:=IF(ISBLANK([$Input.C42]);&quot;&quot;;IF(ISNA(ORG.LIBREOFFICE.REGEX([$Input.C42];&quot;\d+.blue&quot;;;1));&quot;&quot;;ORG.LIBREOFFICE.REGEX([$Input.C42];&quot;\d+.blue&quot;;;1)))">
            <text:p/>
          </table:table-cell>
          <table:table-cell table:style-name="ce2" table:formula="of:=IF(ISBLANK([$Input.C42]);&quot;&quot;;IF(ISNA(ORG.LIBREOFFICE.REGEX([$Input.C42];&quot;\d+.green&quot;;;1));&quot;&quot;;ORG.LIBREOFFICE.REGEX([$Input.C42];&quot;\d+.green&quot;;;1)))" office:value-type="string" office:string-value="9 green" calcext:value-type="string">
            <text:p>9 green</text:p>
          </table:table-cell>
          <table:table-cell table:style-name="ce2" table:formula="of:=IF(ISBLANK([$Input.D42]);&quot;&quot;;IF(ISNA(ORG.LIBREOFFICE.REGEX([$Input.D42];&quot;\d+.red&quot;;;1));&quot;&quot;;ORG.LIBREOFFICE.REGEX([$Input.D42];&quot;\d+.red&quot;;;1)))" office:value-type="string" office:string-value="2 red" calcext:value-type="string">
            <text:p>2 red</text:p>
          </table:table-cell>
          <table:table-cell table:style-name="ce2" table:formula="of:=IF(ISBLANK([$Input.D42]);&quot;&quot;;IF(ISNA(ORG.LIBREOFFICE.REGEX([$Input.D42];&quot;\d+.blue&quot;;;1));&quot;&quot;;ORG.LIBREOFFICE.REGEX([$Input.D42];&quot;\d+.blue&quot;;;1)))" office:value-type="string" office:string-value="1 blue" calcext:value-type="string">
            <text:p>1 blue</text:p>
          </table:table-cell>
          <table:table-cell table:style-name="ce2" table:formula="of:=IF(ISBLANK([$Input.D42]);&quot;&quot;;IF(ISNA(ORG.LIBREOFFICE.REGEX([$Input.D42];&quot;\d+.green&quot;;;1));&quot;&quot;;ORG.LIBREOFFICE.REGEX([$Input.D42];&quot;\d+.green&quot;;;1)))" office:value-type="string" office:string-value="15 green" calcext:value-type="string">
            <text:p>15 green</text:p>
          </table:table-cell>
          <table:table-cell table:style-name="ce2" table:formula="of:=IF(ISBLANK([$Input.E42]);&quot;&quot;;IF(ISNA(ORG.LIBREOFFICE.REGEX([$Input.E42];&quot;\d+.red&quot;;;1));&quot;&quot;;ORG.LIBREOFFICE.REGEX([$Input.E42];&quot;\d+.red&quot;;;1)))" office:value-type="string" office:string-value="12 red" calcext:value-type="string">
            <text:p>12 red</text:p>
          </table:table-cell>
          <table:table-cell table:style-name="ce2" table:formula="of:=IF(ISBLANK([$Input.E42]);&quot;&quot;;IF(ISNA(ORG.LIBREOFFICE.REGEX([$Input.E42];&quot;\d+.blue&quot;;;1));&quot;&quot;;ORG.LIBREOFFICE.REGEX([$Input.E42];&quot;\d+.blue&quot;;;1)))" office:value-type="string" office:string-value="1 blue" calcext:value-type="string">
            <text:p>1 blue</text:p>
          </table:table-cell>
          <table:table-cell table:style-name="ce2" table:formula="of:=IF(ISBLANK([$Input.E42]);&quot;&quot;;IF(ISNA(ORG.LIBREOFFICE.REGEX([$Input.E42];&quot;\d+.green&quot;;;1));&quot;&quot;;ORG.LIBREOFFICE.REGEX([$Input.E42];&quot;\d+.green&quot;;;1)))" office:value-type="string" office:string-value="12 green" calcext:value-type="string">
            <text:p>12 green</text:p>
          </table:table-cell>
          <table:table-cell table:style-name="ce2" table:formula="of:=IF(ISBLANK([$Input.F42]);&quot;&quot;;IF(ISNA(ORG.LIBREOFFICE.REGEX([$Input.F42];&quot;\d+.red&quot;;;1));&quot;&quot;;ORG.LIBREOFFICE.REGEX([$Input.F42];&quot;\d+.red&quot;;;1)))">
            <text:p/>
          </table:table-cell>
          <table:table-cell table:style-name="ce2" table:formula="of:=IF(ISBLANK([$Input.F42]);&quot;&quot;;IF(ISNA(ORG.LIBREOFFICE.REGEX([$Input.F42];&quot;\d+.blue&quot;;;1));&quot;&quot;;ORG.LIBREOFFICE.REGEX([$Input.F42];&quot;\d+.blue&quot;;;1)))">
            <text:p/>
          </table:table-cell>
          <table:table-cell table:style-name="ce2" table:formula="of:=IF(ISBLANK([$Input.F42]);&quot;&quot;;IF(ISNA(ORG.LIBREOFFICE.REGEX([$Input.F42];&quot;\d+.green&quot;;;1));&quot;&quot;;ORG.LIBREOFFICE.REGEX([$Input.F42];&quot;\d+.green&quot;;;1)))">
            <text:p/>
          </table:table-cell>
          <table:table-cell table:style-name="ce2" table:formula="of:=IF(ISBLANK([$Input.G42]);&quot;&quot;;IF(ISNA(ORG.LIBREOFFICE.REGEX([$Input.G42];&quot;\d+.red&quot;;;1));&quot;&quot;;ORG.LIBREOFFICE.REGEX([$Input.G42];&quot;\d+.red&quot;;;1)))">
            <text:p/>
          </table:table-cell>
          <table:table-cell table:style-name="ce2" table:formula="of:=IF(ISBLANK([$Input.G42]);&quot;&quot;;IF(ISNA(ORG.LIBREOFFICE.REGEX([$Input.G42];&quot;\d+.blue&quot;;;1));&quot;&quot;;ORG.LIBREOFFICE.REGEX([$Input.G42];&quot;\d+.blue&quot;;;1)))">
            <text:p/>
          </table:table-cell>
          <table:table-cell table:style-name="ce2" table:formula="of:=IF(ISBLANK([$Input.G42]);&quot;&quot;;IF(ISNA(ORG.LIBREOFFICE.REGEX([$Input.G42];&quot;\d+.green&quot;;;1));&quot;&quot;;ORG.LIBREOFFICE.REGEX([$Input.G42];&quot;\d+.green&quot;;;1)))">
            <text:p/>
          </table:table-cell>
          <table:table-cell/>
          <table:table-cell table:style-name="ce6" table:formula="of:=IF([.C44]=&quot;&quot;;1;IF(ISNA([.C44]);1;IF(NUMBERVALUE(ORG.LIBREOFFICE.REGEX([.C44];&quot;\d+&quot;;))&gt;12;0;1)))" office:value-type="float" office:value="0" calcext:value-type="float">
            <text:p>0</text:p>
          </table:table-cell>
          <table:table-cell table:style-name="ce3" table:formula="of:=IF([.E44]=&quot;&quot;;1;IF(ISNA([.E44]);1;IF(NUMBERVALUE(ORG.LIBREOFFICE.REGEX([.E44];&quot;\d+&quot;;))&gt;13;0;1)))" office:value-type="float" office:value="1" calcext:value-type="float">
            <text:p>1</text:p>
          </table:table-cell>
          <table:table-cell table:style-name="ce12" table:formula="of:=IF([.D44]=&quot;&quot;;1;IF(ISNA([.D44]);1;IF(NUMBERVALUE(ORG.LIBREOFFICE.REGEX([.D44];&quot;\d+&quot;;))&gt;14;0;1)))" office:value-type="float" office:value="1" calcext:value-type="float">
            <text:p>1</text:p>
          </table:table-cell>
          <table:table-cell table:style-name="ce6" table:formula="of:=IF([.F44]=&quot;&quot;;1;IF(ISNA([.F44]);1;IF(NUMBERVALUE(ORG.LIBREOFFICE.REGEX([.F44];&quot;\d+&quot;;))&gt;12;0;1)))" office:value-type="float" office:value="0" calcext:value-type="float">
            <text:p>0</text:p>
          </table:table-cell>
          <table:table-cell table:style-name="ce3" table:formula="of:=IF([.H44]=&quot;&quot;;1;IF(ISNA([.H44]);1;IF(NUMBERVALUE(ORG.LIBREOFFICE.REGEX([.H44];&quot;\d+&quot;;))&gt;13;0;1)))" office:value-type="float" office:value="1" calcext:value-type="float">
            <text:p>1</text:p>
          </table:table-cell>
          <table:table-cell table:style-name="ce12" table:formula="of:=IF([.G44]=&quot;&quot;;1;IF(ISNA([.G44]);1;IF(NUMBERVALUE(ORG.LIBREOFFICE.REGEX([.G44];&quot;\d+&quot;;))&gt;14;0;1)))" office:value-type="float" office:value="1" calcext:value-type="float">
            <text:p>1</text:p>
          </table:table-cell>
          <table:table-cell table:style-name="ce6" table:formula="of:=IF([.I44]=&quot;&quot;;1;IF(ISNA([.I44]);1;IF(NUMBERVALUE(ORG.LIBREOFFICE.REGEX([.I44];&quot;\d+&quot;;))&gt;12;0;1)))" office:value-type="float" office:value="1" calcext:value-type="float">
            <text:p>1</text:p>
          </table:table-cell>
          <table:table-cell table:style-name="ce3" table:formula="of:=IF([.K44]=&quot;&quot;;1;IF(ISNA([.K44]);1;IF(NUMBERVALUE(ORG.LIBREOFFICE.REGEX([.K44];&quot;\d+&quot;;))&gt;13;0;1)))" office:value-type="float" office:value="0" calcext:value-type="float">
            <text:p>0</text:p>
          </table:table-cell>
          <table:table-cell table:style-name="ce12" table:formula="of:=IF([.J44]=&quot;&quot;;1;IF(ISNA([.J44]);1;IF(NUMBERVALUE(ORG.LIBREOFFICE.REGEX([.J44];&quot;\d+&quot;;))&gt;14;0;1)))" office:value-type="float" office:value="1" calcext:value-type="float">
            <text:p>1</text:p>
          </table:table-cell>
          <table:table-cell table:style-name="ce6" table:formula="of:=IF([.L44]=&quot;&quot;;1;IF(ISNA([.L44]);1;IF(NUMBERVALUE(ORG.LIBREOFFICE.REGEX([.L44];&quot;\d+&quot;;))&gt;12;0;1)))" office:value-type="float" office:value="1" calcext:value-type="float">
            <text:p>1</text:p>
          </table:table-cell>
          <table:table-cell table:style-name="ce3" table:formula="of:=IF([.N44]=&quot;&quot;;1;IF(ISNA([.N44]);1;IF(NUMBERVALUE(ORG.LIBREOFFICE.REGEX([.N44];&quot;\d+&quot;;))&gt;13;0;1)))" office:value-type="float" office:value="1" calcext:value-type="float">
            <text:p>1</text:p>
          </table:table-cell>
          <table:table-cell table:style-name="ce12" table:formula="of:=IF([.M44]=&quot;&quot;;1;IF(ISNA([.M44]);1;IF(NUMBERVALUE(ORG.LIBREOFFICE.REGEX([.M44];&quot;\d+&quot;;))&gt;14;0;1)))" office:value-type="float" office:value="1" calcext:value-type="float">
            <text:p>1</text:p>
          </table:table-cell>
          <table:table-cell table:style-name="ce6" table:formula="of:=IF([.O44]=&quot;&quot;;1;IF(ISNA([.O44]);1;IF(NUMBERVALUE(ORG.LIBREOFFICE.REGEX([.O44];&quot;\d+&quot;;))&gt;12;0;1)))" office:value-type="float" office:value="1" calcext:value-type="float">
            <text:p>1</text:p>
          </table:table-cell>
          <table:table-cell table:style-name="ce3" table:formula="of:=IF([.Q44]=&quot;&quot;;1;IF(ISNA([.Q44]);1;IF(NUMBERVALUE(ORG.LIBREOFFICE.REGEX([.Q44];&quot;\d+&quot;;))&gt;13;0;1)))" office:value-type="float" office:value="1" calcext:value-type="float">
            <text:p>1</text:p>
          </table:table-cell>
          <table:table-cell table:style-name="ce12" table:formula="of:=IF([.P44]=&quot;&quot;;1;IF(ISNA([.P44]);1;IF(NUMBERVALUE(ORG.LIBREOFFICE.REGEX([.P44];&quot;\d+&quot;;))&gt;14;0;1)))" office:value-type="float" office:value="1" calcext:value-type="float">
            <text:p>1</text:p>
          </table:table-cell>
          <table:table-cell table:style-name="ce6" table:formula="of:=IF([.R44]=&quot;&quot;;1;IF(ISNA([.R44]);1;IF(NUMBERVALUE(ORG.LIBREOFFICE.REGEX([.R44];&quot;\d+&quot;;))&gt;12;0;1)))" office:value-type="float" office:value="1" calcext:value-type="float">
            <text:p>1</text:p>
          </table:table-cell>
          <table:table-cell table:style-name="ce3" table:formula="of:=IF([.T44]=&quot;&quot;;1;IF(ISNA([.T44]);1;IF(NUMBERVALUE(ORG.LIBREOFFICE.REGEX([.T44];&quot;\d+&quot;;))&gt;13;0;1)))" office:value-type="float" office:value="1" calcext:value-type="float">
            <text:p>1</text:p>
          </table:table-cell>
          <table:table-cell table:style-name="ce12" table:formula="of:=IF([.S44]=&quot;&quot;;1;IF(ISNA([.S44]);1;IF(NUMBERVALUE(ORG.LIBREOFFICE.REGEX([.S44];&quot;\d+&quot;;))&gt;14;0;1)))" office:value-type="float" office:value="1" calcext:value-type="float">
            <text:p>1</text:p>
          </table:table-cell>
          <table:table-cell table:style-name="ce3" table:formula="of:=IF([.V44]=0;0;IF([.W44]=0;0;IF([.X44]=0;0;IF([.Y44]=0;0;IF([.Z44]=0;0;IF([.AA44]=0;0;IF([.AB44]=0;0;IF([.AC44]=0;0;IF([.AD44]=0;0;IF([.AE44]=0;0;IF([.AF44]=0;0;IF([.AG44]=0;0;IF([.AH44]=0;0;IF([.AI44]=0;0;IF([.AJ44]=0;0;IF([.AK44]=0;0;IF([.AL44]=0;0;IF([.AM44]=0;0;1))))))))))))))))))" office:value-type="float" office:value="0" calcext:value-type="float">
            <text:p>0</text:p>
          </table:table-cell>
          <table:table-cell table:style-name="ce3" table:formula="of:=IF([.AN44]=1;NUMBERVALUE(ORG.LIBREOFFICE.REGEX([.A44];&quot;\d+&quot;));&quot;&quot;)">
            <text:p/>
          </table:table-cell>
          <table:table-cell/>
        </table:table-row>
        <table:table-row table:style-name="ro1">
          <table:table-cell table:formula="of:=[$Input.A43]" office:value-type="string" office:string-value="Game 43" calcext:value-type="string">
            <text:p>Game 43</text:p>
          </table:table-cell>
          <table:table-cell table:style-name="ce3" table:formula="of:=COUNTIF([$Input.B43:.G43];&quot;&lt;&gt;&quot;)" office:value-type="float" office:value="3" calcext:value-type="float">
            <text:p>3</text:p>
          </table:table-cell>
          <table:table-cell table:style-name="ce2" table:formula="of:=IF(ISBLANK([$Input.B43]);&quot;&quot;;IF(ISNA(ORG.LIBREOFFICE.REGEX([$Input.B43];&quot;\d+.red&quot;;;1));&quot;&quot;;ORG.LIBREOFFICE.REGEX([$Input.B43];&quot;\d+.red&quot;;;1)))">
            <text:p/>
          </table:table-cell>
          <table:table-cell table:style-name="ce2" table:formula="of:=IF(ISBLANK([$Input.B43]);&quot;&quot;;IF(ISNA(ORG.LIBREOFFICE.REGEX([$Input.B43];&quot;\d+.blue&quot;;;1));&quot;&quot;;ORG.LIBREOFFICE.REGEX([$Input.B43];&quot;\d+.blue&quot;;;1)))" office:value-type="string" office:string-value="5 blue" calcext:value-type="string">
            <text:p>5 blue</text:p>
          </table:table-cell>
          <table:table-cell table:style-name="ce2" table:formula="of:=IF(ISBLANK([$Input.B43]);&quot;&quot;;IF(ISNA(ORG.LIBREOFFICE.REGEX([$Input.B43];&quot;\d+.green&quot;;;1));&quot;&quot;;ORG.LIBREOFFICE.REGEX([$Input.B43];&quot;\d+.green&quot;;;1)))" office:value-type="string" office:string-value="12 green" calcext:value-type="string">
            <text:p>12 green</text:p>
          </table:table-cell>
          <table:table-cell table:style-name="ce2" table:formula="of:=IF(ISBLANK([$Input.C43]);&quot;&quot;;IF(ISNA(ORG.LIBREOFFICE.REGEX([$Input.C43];&quot;\d+.red&quot;;;1));&quot;&quot;;ORG.LIBREOFFICE.REGEX([$Input.C43];&quot;\d+.red&quot;;;1)))" office:value-type="string" office:string-value="3 red" calcext:value-type="string">
            <text:p>3 red</text:p>
          </table:table-cell>
          <table:table-cell table:style-name="ce2" table:formula="of:=IF(ISBLANK([$Input.C43]);&quot;&quot;;IF(ISNA(ORG.LIBREOFFICE.REGEX([$Input.C43];&quot;\d+.blue&quot;;;1));&quot;&quot;;ORG.LIBREOFFICE.REGEX([$Input.C43];&quot;\d+.blue&quot;;;1)))" office:value-type="string" office:string-value="8 blue" calcext:value-type="string">
            <text:p>8 blue</text:p>
          </table:table-cell>
          <table:table-cell table:style-name="ce2" table:formula="of:=IF(ISBLANK([$Input.C43]);&quot;&quot;;IF(ISNA(ORG.LIBREOFFICE.REGEX([$Input.C43];&quot;\d+.green&quot;;;1));&quot;&quot;;ORG.LIBREOFFICE.REGEX([$Input.C43];&quot;\d+.green&quot;;;1)))" office:value-type="string" office:string-value="10 green" calcext:value-type="string">
            <text:p>10 green</text:p>
          </table:table-cell>
          <table:table-cell table:style-name="ce2" table:formula="of:=IF(ISBLANK([$Input.D43]);&quot;&quot;;IF(ISNA(ORG.LIBREOFFICE.REGEX([$Input.D43];&quot;\d+.red&quot;;;1));&quot;&quot;;ORG.LIBREOFFICE.REGEX([$Input.D43];&quot;\d+.red&quot;;;1)))" office:value-type="string" office:string-value="1 red" calcext:value-type="string">
            <text:p>1 red</text:p>
          </table:table-cell>
          <table:table-cell table:style-name="ce2" table:formula="of:=IF(ISBLANK([$Input.D43]);&quot;&quot;;IF(ISNA(ORG.LIBREOFFICE.REGEX([$Input.D43];&quot;\d+.blue&quot;;;1));&quot;&quot;;ORG.LIBREOFFICE.REGEX([$Input.D43];&quot;\d+.blue&quot;;;1)))" office:value-type="string" office:string-value="8 blue" calcext:value-type="string">
            <text:p>8 blue</text:p>
          </table:table-cell>
          <table:table-cell table:style-name="ce2" table:formula="of:=IF(ISBLANK([$Input.D43]);&quot;&quot;;IF(ISNA(ORG.LIBREOFFICE.REGEX([$Input.D43];&quot;\d+.green&quot;;;1));&quot;&quot;;ORG.LIBREOFFICE.REGEX([$Input.D43];&quot;\d+.green&quot;;;1)))" office:value-type="string" office:string-value="2 green" calcext:value-type="string">
            <text:p>2 green</text:p>
          </table:table-cell>
          <table:table-cell table:style-name="ce2" table:formula="of:=IF(ISBLANK([$Input.E43]);&quot;&quot;;IF(ISNA(ORG.LIBREOFFICE.REGEX([$Input.E43];&quot;\d+.red&quot;;;1));&quot;&quot;;ORG.LIBREOFFICE.REGEX([$Input.E43];&quot;\d+.red&quot;;;1)))">
            <text:p/>
          </table:table-cell>
          <table:table-cell table:style-name="ce2" table:formula="of:=IF(ISBLANK([$Input.E43]);&quot;&quot;;IF(ISNA(ORG.LIBREOFFICE.REGEX([$Input.E43];&quot;\d+.blue&quot;;;1));&quot;&quot;;ORG.LIBREOFFICE.REGEX([$Input.E43];&quot;\d+.blue&quot;;;1)))">
            <text:p/>
          </table:table-cell>
          <table:table-cell table:style-name="ce2" table:formula="of:=IF(ISBLANK([$Input.E43]);&quot;&quot;;IF(ISNA(ORG.LIBREOFFICE.REGEX([$Input.E43];&quot;\d+.green&quot;;;1));&quot;&quot;;ORG.LIBREOFFICE.REGEX([$Input.E43];&quot;\d+.green&quot;;;1)))">
            <text:p/>
          </table:table-cell>
          <table:table-cell table:style-name="ce2" table:formula="of:=IF(ISBLANK([$Input.F43]);&quot;&quot;;IF(ISNA(ORG.LIBREOFFICE.REGEX([$Input.F43];&quot;\d+.red&quot;;;1));&quot;&quot;;ORG.LIBREOFFICE.REGEX([$Input.F43];&quot;\d+.red&quot;;;1)))">
            <text:p/>
          </table:table-cell>
          <table:table-cell table:style-name="ce2" table:formula="of:=IF(ISBLANK([$Input.F43]);&quot;&quot;;IF(ISNA(ORG.LIBREOFFICE.REGEX([$Input.F43];&quot;\d+.blue&quot;;;1));&quot;&quot;;ORG.LIBREOFFICE.REGEX([$Input.F43];&quot;\d+.blue&quot;;;1)))">
            <text:p/>
          </table:table-cell>
          <table:table-cell table:style-name="ce2" table:formula="of:=IF(ISBLANK([$Input.F43]);&quot;&quot;;IF(ISNA(ORG.LIBREOFFICE.REGEX([$Input.F43];&quot;\d+.green&quot;;;1));&quot;&quot;;ORG.LIBREOFFICE.REGEX([$Input.F43];&quot;\d+.green&quot;;;1)))">
            <text:p/>
          </table:table-cell>
          <table:table-cell table:style-name="ce2" table:formula="of:=IF(ISBLANK([$Input.G43]);&quot;&quot;;IF(ISNA(ORG.LIBREOFFICE.REGEX([$Input.G43];&quot;\d+.red&quot;;;1));&quot;&quot;;ORG.LIBREOFFICE.REGEX([$Input.G43];&quot;\d+.red&quot;;;1)))">
            <text:p/>
          </table:table-cell>
          <table:table-cell table:style-name="ce2" table:formula="of:=IF(ISBLANK([$Input.G43]);&quot;&quot;;IF(ISNA(ORG.LIBREOFFICE.REGEX([$Input.G43];&quot;\d+.blue&quot;;;1));&quot;&quot;;ORG.LIBREOFFICE.REGEX([$Input.G43];&quot;\d+.blue&quot;;;1)))">
            <text:p/>
          </table:table-cell>
          <table:table-cell table:style-name="ce2" table:formula="of:=IF(ISBLANK([$Input.G43]);&quot;&quot;;IF(ISNA(ORG.LIBREOFFICE.REGEX([$Input.G43];&quot;\d+.green&quot;;;1));&quot;&quot;;ORG.LIBREOFFICE.REGEX([$Input.G43];&quot;\d+.green&quot;;;1)))">
            <text:p/>
          </table:table-cell>
          <table:table-cell/>
          <table:table-cell table:style-name="ce6" table:formula="of:=IF([.C45]=&quot;&quot;;1;IF(ISNA([.C45]);1;IF(NUMBERVALUE(ORG.LIBREOFFICE.REGEX([.C45];&quot;\d+&quot;;))&gt;12;0;1)))" office:value-type="float" office:value="1" calcext:value-type="float">
            <text:p>1</text:p>
          </table:table-cell>
          <table:table-cell table:style-name="ce3" table:formula="of:=IF([.E45]=&quot;&quot;;1;IF(ISNA([.E45]);1;IF(NUMBERVALUE(ORG.LIBREOFFICE.REGEX([.E45];&quot;\d+&quot;;))&gt;13;0;1)))" office:value-type="float" office:value="1" calcext:value-type="float">
            <text:p>1</text:p>
          </table:table-cell>
          <table:table-cell table:style-name="ce12" table:formula="of:=IF([.D45]=&quot;&quot;;1;IF(ISNA([.D45]);1;IF(NUMBERVALUE(ORG.LIBREOFFICE.REGEX([.D45];&quot;\d+&quot;;))&gt;14;0;1)))" office:value-type="float" office:value="1" calcext:value-type="float">
            <text:p>1</text:p>
          </table:table-cell>
          <table:table-cell table:style-name="ce6" table:formula="of:=IF([.F45]=&quot;&quot;;1;IF(ISNA([.F45]);1;IF(NUMBERVALUE(ORG.LIBREOFFICE.REGEX([.F45];&quot;\d+&quot;;))&gt;12;0;1)))" office:value-type="float" office:value="1" calcext:value-type="float">
            <text:p>1</text:p>
          </table:table-cell>
          <table:table-cell table:style-name="ce3" table:formula="of:=IF([.H45]=&quot;&quot;;1;IF(ISNA([.H45]);1;IF(NUMBERVALUE(ORG.LIBREOFFICE.REGEX([.H45];&quot;\d+&quot;;))&gt;13;0;1)))" office:value-type="float" office:value="1" calcext:value-type="float">
            <text:p>1</text:p>
          </table:table-cell>
          <table:table-cell table:style-name="ce12" table:formula="of:=IF([.G45]=&quot;&quot;;1;IF(ISNA([.G45]);1;IF(NUMBERVALUE(ORG.LIBREOFFICE.REGEX([.G45];&quot;\d+&quot;;))&gt;14;0;1)))" office:value-type="float" office:value="1" calcext:value-type="float">
            <text:p>1</text:p>
          </table:table-cell>
          <table:table-cell table:style-name="ce6" table:formula="of:=IF([.I45]=&quot;&quot;;1;IF(ISNA([.I45]);1;IF(NUMBERVALUE(ORG.LIBREOFFICE.REGEX([.I45];&quot;\d+&quot;;))&gt;12;0;1)))" office:value-type="float" office:value="1" calcext:value-type="float">
            <text:p>1</text:p>
          </table:table-cell>
          <table:table-cell table:style-name="ce3" table:formula="of:=IF([.K45]=&quot;&quot;;1;IF(ISNA([.K45]);1;IF(NUMBERVALUE(ORG.LIBREOFFICE.REGEX([.K45];&quot;\d+&quot;;))&gt;13;0;1)))" office:value-type="float" office:value="1" calcext:value-type="float">
            <text:p>1</text:p>
          </table:table-cell>
          <table:table-cell table:style-name="ce12" table:formula="of:=IF([.J45]=&quot;&quot;;1;IF(ISNA([.J45]);1;IF(NUMBERVALUE(ORG.LIBREOFFICE.REGEX([.J45];&quot;\d+&quot;;))&gt;14;0;1)))" office:value-type="float" office:value="1" calcext:value-type="float">
            <text:p>1</text:p>
          </table:table-cell>
          <table:table-cell table:style-name="ce6" table:formula="of:=IF([.L45]=&quot;&quot;;1;IF(ISNA([.L45]);1;IF(NUMBERVALUE(ORG.LIBREOFFICE.REGEX([.L45];&quot;\d+&quot;;))&gt;12;0;1)))" office:value-type="float" office:value="1" calcext:value-type="float">
            <text:p>1</text:p>
          </table:table-cell>
          <table:table-cell table:style-name="ce3" table:formula="of:=IF([.N45]=&quot;&quot;;1;IF(ISNA([.N45]);1;IF(NUMBERVALUE(ORG.LIBREOFFICE.REGEX([.N45];&quot;\d+&quot;;))&gt;13;0;1)))" office:value-type="float" office:value="1" calcext:value-type="float">
            <text:p>1</text:p>
          </table:table-cell>
          <table:table-cell table:style-name="ce12" table:formula="of:=IF([.M45]=&quot;&quot;;1;IF(ISNA([.M45]);1;IF(NUMBERVALUE(ORG.LIBREOFFICE.REGEX([.M45];&quot;\d+&quot;;))&gt;14;0;1)))" office:value-type="float" office:value="1" calcext:value-type="float">
            <text:p>1</text:p>
          </table:table-cell>
          <table:table-cell table:style-name="ce6" table:formula="of:=IF([.O45]=&quot;&quot;;1;IF(ISNA([.O45]);1;IF(NUMBERVALUE(ORG.LIBREOFFICE.REGEX([.O45];&quot;\d+&quot;;))&gt;12;0;1)))" office:value-type="float" office:value="1" calcext:value-type="float">
            <text:p>1</text:p>
          </table:table-cell>
          <table:table-cell table:style-name="ce3" table:formula="of:=IF([.Q45]=&quot;&quot;;1;IF(ISNA([.Q45]);1;IF(NUMBERVALUE(ORG.LIBREOFFICE.REGEX([.Q45];&quot;\d+&quot;;))&gt;13;0;1)))" office:value-type="float" office:value="1" calcext:value-type="float">
            <text:p>1</text:p>
          </table:table-cell>
          <table:table-cell table:style-name="ce12" table:formula="of:=IF([.P45]=&quot;&quot;;1;IF(ISNA([.P45]);1;IF(NUMBERVALUE(ORG.LIBREOFFICE.REGEX([.P45];&quot;\d+&quot;;))&gt;14;0;1)))" office:value-type="float" office:value="1" calcext:value-type="float">
            <text:p>1</text:p>
          </table:table-cell>
          <table:table-cell table:style-name="ce6" table:formula="of:=IF([.R45]=&quot;&quot;;1;IF(ISNA([.R45]);1;IF(NUMBERVALUE(ORG.LIBREOFFICE.REGEX([.R45];&quot;\d+&quot;;))&gt;12;0;1)))" office:value-type="float" office:value="1" calcext:value-type="float">
            <text:p>1</text:p>
          </table:table-cell>
          <table:table-cell table:style-name="ce3" table:formula="of:=IF([.T45]=&quot;&quot;;1;IF(ISNA([.T45]);1;IF(NUMBERVALUE(ORG.LIBREOFFICE.REGEX([.T45];&quot;\d+&quot;;))&gt;13;0;1)))" office:value-type="float" office:value="1" calcext:value-type="float">
            <text:p>1</text:p>
          </table:table-cell>
          <table:table-cell table:style-name="ce12" table:formula="of:=IF([.S45]=&quot;&quot;;1;IF(ISNA([.S45]);1;IF(NUMBERVALUE(ORG.LIBREOFFICE.REGEX([.S45];&quot;\d+&quot;;))&gt;14;0;1)))" office:value-type="float" office:value="1" calcext:value-type="float">
            <text:p>1</text:p>
          </table:table-cell>
          <table:table-cell table:style-name="ce3" table:formula="of:=IF([.V45]=0;0;IF([.W45]=0;0;IF([.X45]=0;0;IF([.Y45]=0;0;IF([.Z45]=0;0;IF([.AA45]=0;0;IF([.AB45]=0;0;IF([.AC45]=0;0;IF([.AD45]=0;0;IF([.AE45]=0;0;IF([.AF45]=0;0;IF([.AG45]=0;0;IF([.AH45]=0;0;IF([.AI45]=0;0;IF([.AJ45]=0;0;IF([.AK45]=0;0;IF([.AL45]=0;0;IF([.AM45]=0;0;1))))))))))))))))))" office:value-type="float" office:value="1" calcext:value-type="float">
            <text:p>1</text:p>
          </table:table-cell>
          <table:table-cell table:style-name="ce3" table:formula="of:=IF([.AN45]=1;NUMBERVALUE(ORG.LIBREOFFICE.REGEX([.A45];&quot;\d+&quot;));&quot;&quot;)"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[$Input.A44]" office:value-type="string" office:string-value="Game 44" calcext:value-type="string">
            <text:p>Game 44</text:p>
          </table:table-cell>
          <table:table-cell table:style-name="ce3" table:formula="of:=COUNTIF([$Input.B44:.G44];&quot;&lt;&gt;&quot;)" office:value-type="float" office:value="6" calcext:value-type="float">
            <text:p>6</text:p>
          </table:table-cell>
          <table:table-cell table:style-name="ce2" table:formula="of:=IF(ISBLANK([$Input.B44]);&quot;&quot;;IF(ISNA(ORG.LIBREOFFICE.REGEX([$Input.B44];&quot;\d+.red&quot;;;1));&quot;&quot;;ORG.LIBREOFFICE.REGEX([$Input.B44];&quot;\d+.red&quot;;;1)))" office:value-type="string" office:string-value="7 red" calcext:value-type="string">
            <text:p>7 red</text:p>
          </table:table-cell>
          <table:table-cell table:style-name="ce2" table:formula="of:=IF(ISBLANK([$Input.B44]);&quot;&quot;;IF(ISNA(ORG.LIBREOFFICE.REGEX([$Input.B44];&quot;\d+.blue&quot;;;1));&quot;&quot;;ORG.LIBREOFFICE.REGEX([$Input.B44];&quot;\d+.blue&quot;;;1)))" office:value-type="string" office:string-value="2 blue" calcext:value-type="string">
            <text:p>2 blue</text:p>
          </table:table-cell>
          <table:table-cell table:style-name="ce2" table:formula="of:=IF(ISBLANK([$Input.B44]);&quot;&quot;;IF(ISNA(ORG.LIBREOFFICE.REGEX([$Input.B44];&quot;\d+.green&quot;;;1));&quot;&quot;;ORG.LIBREOFFICE.REGEX([$Input.B44];&quot;\d+.green&quot;;;1)))" office:value-type="string" office:string-value="1 green" calcext:value-type="string">
            <text:p>1 green</text:p>
          </table:table-cell>
          <table:table-cell table:style-name="ce2" table:formula="of:=IF(ISBLANK([$Input.C44]);&quot;&quot;;IF(ISNA(ORG.LIBREOFFICE.REGEX([$Input.C44];&quot;\d+.red&quot;;;1));&quot;&quot;;ORG.LIBREOFFICE.REGEX([$Input.C44];&quot;\d+.red&quot;;;1)))" office:value-type="string" office:string-value="10 red" calcext:value-type="string">
            <text:p>10 red</text:p>
          </table:table-cell>
          <table:table-cell table:style-name="ce2" table:formula="of:=IF(ISBLANK([$Input.C44]);&quot;&quot;;IF(ISNA(ORG.LIBREOFFICE.REGEX([$Input.C44];&quot;\d+.blue&quot;;;1));&quot;&quot;;ORG.LIBREOFFICE.REGEX([$Input.C44];&quot;\d+.blue&quot;;;1)))" office:value-type="string" office:string-value="1 blue" calcext:value-type="string">
            <text:p>1 blue</text:p>
          </table:table-cell>
          <table:table-cell table:style-name="ce2" table:formula="of:=IF(ISBLANK([$Input.C44]);&quot;&quot;;IF(ISNA(ORG.LIBREOFFICE.REGEX([$Input.C44];&quot;\d+.green&quot;;;1));&quot;&quot;;ORG.LIBREOFFICE.REGEX([$Input.C44];&quot;\d+.green&quot;;;1)))">
            <text:p/>
          </table:table-cell>
          <table:table-cell table:style-name="ce2" table:formula="of:=IF(ISBLANK([$Input.D44]);&quot;&quot;;IF(ISNA(ORG.LIBREOFFICE.REGEX([$Input.D44];&quot;\d+.red&quot;;;1));&quot;&quot;;ORG.LIBREOFFICE.REGEX([$Input.D44];&quot;\d+.red&quot;;;1)))" office:value-type="string" office:string-value="19 red" calcext:value-type="string">
            <text:p>19 red</text:p>
          </table:table-cell>
          <table:table-cell table:style-name="ce2" table:formula="of:=IF(ISBLANK([$Input.D44]);&quot;&quot;;IF(ISNA(ORG.LIBREOFFICE.REGEX([$Input.D44];&quot;\d+.blue&quot;;;1));&quot;&quot;;ORG.LIBREOFFICE.REGEX([$Input.D44];&quot;\d+.blue&quot;;;1)))" office:value-type="string" office:string-value="3 blue" calcext:value-type="string">
            <text:p>3 blue</text:p>
          </table:table-cell>
          <table:table-cell table:style-name="ce2" table:formula="of:=IF(ISBLANK([$Input.D44]);&quot;&quot;;IF(ISNA(ORG.LIBREOFFICE.REGEX([$Input.D44];&quot;\d+.green&quot;;;1));&quot;&quot;;ORG.LIBREOFFICE.REGEX([$Input.D44];&quot;\d+.green&quot;;;1)))" office:value-type="string" office:string-value="4 green" calcext:value-type="string">
            <text:p>4 green</text:p>
          </table:table-cell>
          <table:table-cell table:style-name="ce2" table:formula="of:=IF(ISBLANK([$Input.E44]);&quot;&quot;;IF(ISNA(ORG.LIBREOFFICE.REGEX([$Input.E44];&quot;\d+.red&quot;;;1));&quot;&quot;;ORG.LIBREOFFICE.REGEX([$Input.E44];&quot;\d+.red&quot;;;1)))" office:value-type="string" office:string-value="1 red" calcext:value-type="string">
            <text:p>1 red</text:p>
          </table:table-cell>
          <table:table-cell table:style-name="ce2" table:formula="of:=IF(ISBLANK([$Input.E44]);&quot;&quot;;IF(ISNA(ORG.LIBREOFFICE.REGEX([$Input.E44];&quot;\d+.blue&quot;;;1));&quot;&quot;;ORG.LIBREOFFICE.REGEX([$Input.E44];&quot;\d+.blue&quot;;;1)))" office:value-type="string" office:string-value="1 blue" calcext:value-type="string">
            <text:p>1 blue</text:p>
          </table:table-cell>
          <table:table-cell table:style-name="ce2" table:formula="of:=IF(ISBLANK([$Input.E44]);&quot;&quot;;IF(ISNA(ORG.LIBREOFFICE.REGEX([$Input.E44];&quot;\d+.green&quot;;;1));&quot;&quot;;ORG.LIBREOFFICE.REGEX([$Input.E44];&quot;\d+.green&quot;;;1)))" office:value-type="string" office:string-value="3 green" calcext:value-type="string">
            <text:p>3 green</text:p>
          </table:table-cell>
          <table:table-cell table:style-name="ce2" table:formula="of:=IF(ISBLANK([$Input.F44]);&quot;&quot;;IF(ISNA(ORG.LIBREOFFICE.REGEX([$Input.F44];&quot;\d+.red&quot;;;1));&quot;&quot;;ORG.LIBREOFFICE.REGEX([$Input.F44];&quot;\d+.red&quot;;;1)))">
            <text:p/>
          </table:table-cell>
          <table:table-cell table:style-name="ce2" table:formula="of:=IF(ISBLANK([$Input.F44]);&quot;&quot;;IF(ISNA(ORG.LIBREOFFICE.REGEX([$Input.F44];&quot;\d+.blue&quot;;;1));&quot;&quot;;ORG.LIBREOFFICE.REGEX([$Input.F44];&quot;\d+.blue&quot;;;1)))" office:value-type="string" office:string-value="1 blue" calcext:value-type="string">
            <text:p>1 blue</text:p>
          </table:table-cell>
          <table:table-cell table:style-name="ce2" table:formula="of:=IF(ISBLANK([$Input.F44]);&quot;&quot;;IF(ISNA(ORG.LIBREOFFICE.REGEX([$Input.F44];&quot;\d+.green&quot;;;1));&quot;&quot;;ORG.LIBREOFFICE.REGEX([$Input.F44];&quot;\d+.green&quot;;;1)))">
            <text:p/>
          </table:table-cell>
          <table:table-cell table:style-name="ce2" table:formula="of:=IF(ISBLANK([$Input.G44]);&quot;&quot;;IF(ISNA(ORG.LIBREOFFICE.REGEX([$Input.G44];&quot;\d+.red&quot;;;1));&quot;&quot;;ORG.LIBREOFFICE.REGEX([$Input.G44];&quot;\d+.red&quot;;;1)))" office:value-type="string" office:string-value="4 red" calcext:value-type="string">
            <text:p>4 red</text:p>
          </table:table-cell>
          <table:table-cell table:style-name="ce2" table:formula="of:=IF(ISBLANK([$Input.G44]);&quot;&quot;;IF(ISNA(ORG.LIBREOFFICE.REGEX([$Input.G44];&quot;\d+.blue&quot;;;1));&quot;&quot;;ORG.LIBREOFFICE.REGEX([$Input.G44];&quot;\d+.blue&quot;;;1)))" office:value-type="string" office:string-value="3 blue" calcext:value-type="string">
            <text:p>3 blue</text:p>
          </table:table-cell>
          <table:table-cell table:style-name="ce2" table:formula="of:=IF(ISBLANK([$Input.G44]);&quot;&quot;;IF(ISNA(ORG.LIBREOFFICE.REGEX([$Input.G44];&quot;\d+.green&quot;;;1));&quot;&quot;;ORG.LIBREOFFICE.REGEX([$Input.G44];&quot;\d+.green&quot;;;1)))" office:value-type="string" office:string-value="2 green" calcext:value-type="string">
            <text:p>2 green</text:p>
          </table:table-cell>
          <table:table-cell/>
          <table:table-cell table:style-name="ce6" table:formula="of:=IF([.C46]=&quot;&quot;;1;IF(ISNA([.C46]);1;IF(NUMBERVALUE(ORG.LIBREOFFICE.REGEX([.C46];&quot;\d+&quot;;))&gt;12;0;1)))" office:value-type="float" office:value="1" calcext:value-type="float">
            <text:p>1</text:p>
          </table:table-cell>
          <table:table-cell table:style-name="ce3" table:formula="of:=IF([.E46]=&quot;&quot;;1;IF(ISNA([.E46]);1;IF(NUMBERVALUE(ORG.LIBREOFFICE.REGEX([.E46];&quot;\d+&quot;;))&gt;13;0;1)))" office:value-type="float" office:value="1" calcext:value-type="float">
            <text:p>1</text:p>
          </table:table-cell>
          <table:table-cell table:style-name="ce12" table:formula="of:=IF([.D46]=&quot;&quot;;1;IF(ISNA([.D46]);1;IF(NUMBERVALUE(ORG.LIBREOFFICE.REGEX([.D46];&quot;\d+&quot;;))&gt;14;0;1)))" office:value-type="float" office:value="1" calcext:value-type="float">
            <text:p>1</text:p>
          </table:table-cell>
          <table:table-cell table:style-name="ce6" table:formula="of:=IF([.F46]=&quot;&quot;;1;IF(ISNA([.F46]);1;IF(NUMBERVALUE(ORG.LIBREOFFICE.REGEX([.F46];&quot;\d+&quot;;))&gt;12;0;1)))" office:value-type="float" office:value="1" calcext:value-type="float">
            <text:p>1</text:p>
          </table:table-cell>
          <table:table-cell table:style-name="ce3" table:formula="of:=IF([.H46]=&quot;&quot;;1;IF(ISNA([.H46]);1;IF(NUMBERVALUE(ORG.LIBREOFFICE.REGEX([.H46];&quot;\d+&quot;;))&gt;13;0;1)))" office:value-type="float" office:value="1" calcext:value-type="float">
            <text:p>1</text:p>
          </table:table-cell>
          <table:table-cell table:style-name="ce12" table:formula="of:=IF([.G46]=&quot;&quot;;1;IF(ISNA([.G46]);1;IF(NUMBERVALUE(ORG.LIBREOFFICE.REGEX([.G46];&quot;\d+&quot;;))&gt;14;0;1)))" office:value-type="float" office:value="1" calcext:value-type="float">
            <text:p>1</text:p>
          </table:table-cell>
          <table:table-cell table:style-name="ce6" table:formula="of:=IF([.I46]=&quot;&quot;;1;IF(ISNA([.I46]);1;IF(NUMBERVALUE(ORG.LIBREOFFICE.REGEX([.I46];&quot;\d+&quot;;))&gt;12;0;1)))" office:value-type="float" office:value="0" calcext:value-type="float">
            <text:p>0</text:p>
          </table:table-cell>
          <table:table-cell table:style-name="ce3" table:formula="of:=IF([.K46]=&quot;&quot;;1;IF(ISNA([.K46]);1;IF(NUMBERVALUE(ORG.LIBREOFFICE.REGEX([.K46];&quot;\d+&quot;;))&gt;13;0;1)))" office:value-type="float" office:value="1" calcext:value-type="float">
            <text:p>1</text:p>
          </table:table-cell>
          <table:table-cell table:style-name="ce12" table:formula="of:=IF([.J46]=&quot;&quot;;1;IF(ISNA([.J46]);1;IF(NUMBERVALUE(ORG.LIBREOFFICE.REGEX([.J46];&quot;\d+&quot;;))&gt;14;0;1)))" office:value-type="float" office:value="1" calcext:value-type="float">
            <text:p>1</text:p>
          </table:table-cell>
          <table:table-cell table:style-name="ce6" table:formula="of:=IF([.L46]=&quot;&quot;;1;IF(ISNA([.L46]);1;IF(NUMBERVALUE(ORG.LIBREOFFICE.REGEX([.L46];&quot;\d+&quot;;))&gt;12;0;1)))" office:value-type="float" office:value="1" calcext:value-type="float">
            <text:p>1</text:p>
          </table:table-cell>
          <table:table-cell table:style-name="ce3" table:formula="of:=IF([.N46]=&quot;&quot;;1;IF(ISNA([.N46]);1;IF(NUMBERVALUE(ORG.LIBREOFFICE.REGEX([.N46];&quot;\d+&quot;;))&gt;13;0;1)))" office:value-type="float" office:value="1" calcext:value-type="float">
            <text:p>1</text:p>
          </table:table-cell>
          <table:table-cell table:style-name="ce12" table:formula="of:=IF([.M46]=&quot;&quot;;1;IF(ISNA([.M46]);1;IF(NUMBERVALUE(ORG.LIBREOFFICE.REGEX([.M46];&quot;\d+&quot;;))&gt;14;0;1)))" office:value-type="float" office:value="1" calcext:value-type="float">
            <text:p>1</text:p>
          </table:table-cell>
          <table:table-cell table:style-name="ce6" table:formula="of:=IF([.O46]=&quot;&quot;;1;IF(ISNA([.O46]);1;IF(NUMBERVALUE(ORG.LIBREOFFICE.REGEX([.O46];&quot;\d+&quot;;))&gt;12;0;1)))" office:value-type="float" office:value="1" calcext:value-type="float">
            <text:p>1</text:p>
          </table:table-cell>
          <table:table-cell table:style-name="ce3" table:formula="of:=IF([.Q46]=&quot;&quot;;1;IF(ISNA([.Q46]);1;IF(NUMBERVALUE(ORG.LIBREOFFICE.REGEX([.Q46];&quot;\d+&quot;;))&gt;13;0;1)))" office:value-type="float" office:value="1" calcext:value-type="float">
            <text:p>1</text:p>
          </table:table-cell>
          <table:table-cell table:style-name="ce12" table:formula="of:=IF([.P46]=&quot;&quot;;1;IF(ISNA([.P46]);1;IF(NUMBERVALUE(ORG.LIBREOFFICE.REGEX([.P46];&quot;\d+&quot;;))&gt;14;0;1)))" office:value-type="float" office:value="1" calcext:value-type="float">
            <text:p>1</text:p>
          </table:table-cell>
          <table:table-cell table:style-name="ce6" table:formula="of:=IF([.R46]=&quot;&quot;;1;IF(ISNA([.R46]);1;IF(NUMBERVALUE(ORG.LIBREOFFICE.REGEX([.R46];&quot;\d+&quot;;))&gt;12;0;1)))" office:value-type="float" office:value="1" calcext:value-type="float">
            <text:p>1</text:p>
          </table:table-cell>
          <table:table-cell table:style-name="ce3" table:formula="of:=IF([.T46]=&quot;&quot;;1;IF(ISNA([.T46]);1;IF(NUMBERVALUE(ORG.LIBREOFFICE.REGEX([.T46];&quot;\d+&quot;;))&gt;13;0;1)))" office:value-type="float" office:value="1" calcext:value-type="float">
            <text:p>1</text:p>
          </table:table-cell>
          <table:table-cell table:style-name="ce12" table:formula="of:=IF([.S46]=&quot;&quot;;1;IF(ISNA([.S46]);1;IF(NUMBERVALUE(ORG.LIBREOFFICE.REGEX([.S46];&quot;\d+&quot;;))&gt;14;0;1)))" office:value-type="float" office:value="1" calcext:value-type="float">
            <text:p>1</text:p>
          </table:table-cell>
          <table:table-cell table:style-name="ce3" table:formula="of:=IF([.V46]=0;0;IF([.W46]=0;0;IF([.X46]=0;0;IF([.Y46]=0;0;IF([.Z46]=0;0;IF([.AA46]=0;0;IF([.AB46]=0;0;IF([.AC46]=0;0;IF([.AD46]=0;0;IF([.AE46]=0;0;IF([.AF46]=0;0;IF([.AG46]=0;0;IF([.AH46]=0;0;IF([.AI46]=0;0;IF([.AJ46]=0;0;IF([.AK46]=0;0;IF([.AL46]=0;0;IF([.AM46]=0;0;1))))))))))))))))))" office:value-type="float" office:value="0" calcext:value-type="float">
            <text:p>0</text:p>
          </table:table-cell>
          <table:table-cell table:style-name="ce3" table:formula="of:=IF([.AN46]=1;NUMBERVALUE(ORG.LIBREOFFICE.REGEX([.A46];&quot;\d+&quot;));&quot;&quot;)">
            <text:p/>
          </table:table-cell>
          <table:table-cell/>
        </table:table-row>
        <table:table-row table:style-name="ro1">
          <table:table-cell table:formula="of:=[$Input.A45]" office:value-type="string" office:string-value="Game 45" calcext:value-type="string">
            <text:p>Game 45</text:p>
          </table:table-cell>
          <table:table-cell table:style-name="ce3" table:formula="of:=COUNTIF([$Input.B45:.G45];&quot;&lt;&gt;&quot;)" office:value-type="float" office:value="3" calcext:value-type="float">
            <text:p>3</text:p>
          </table:table-cell>
          <table:table-cell table:style-name="ce2" table:formula="of:=IF(ISBLANK([$Input.B45]);&quot;&quot;;IF(ISNA(ORG.LIBREOFFICE.REGEX([$Input.B45];&quot;\d+.red&quot;;;1));&quot;&quot;;ORG.LIBREOFFICE.REGEX([$Input.B45];&quot;\d+.red&quot;;;1)))" office:value-type="string" office:string-value="16 red" calcext:value-type="string">
            <text:p>16 red</text:p>
          </table:table-cell>
          <table:table-cell table:style-name="ce2" table:formula="of:=IF(ISBLANK([$Input.B45]);&quot;&quot;;IF(ISNA(ORG.LIBREOFFICE.REGEX([$Input.B45];&quot;\d+.blue&quot;;;1));&quot;&quot;;ORG.LIBREOFFICE.REGEX([$Input.B45];&quot;\d+.blue&quot;;;1)))" office:value-type="string" office:string-value="12 blue" calcext:value-type="string">
            <text:p>12 blue</text:p>
          </table:table-cell>
          <table:table-cell table:style-name="ce2" table:formula="of:=IF(ISBLANK([$Input.B45]);&quot;&quot;;IF(ISNA(ORG.LIBREOFFICE.REGEX([$Input.B45];&quot;\d+.green&quot;;;1));&quot;&quot;;ORG.LIBREOFFICE.REGEX([$Input.B45];&quot;\d+.green&quot;;;1)))" office:value-type="string" office:string-value="1 green" calcext:value-type="string">
            <text:p>1 green</text:p>
          </table:table-cell>
          <table:table-cell table:style-name="ce2" table:formula="of:=IF(ISBLANK([$Input.C45]);&quot;&quot;;IF(ISNA(ORG.LIBREOFFICE.REGEX([$Input.C45];&quot;\d+.red&quot;;;1));&quot;&quot;;ORG.LIBREOFFICE.REGEX([$Input.C45];&quot;\d+.red&quot;;;1)))" office:value-type="string" office:string-value="16 red" calcext:value-type="string">
            <text:p>16 red</text:p>
          </table:table-cell>
          <table:table-cell table:style-name="ce2" table:formula="of:=IF(ISBLANK([$Input.C45]);&quot;&quot;;IF(ISNA(ORG.LIBREOFFICE.REGEX([$Input.C45];&quot;\d+.blue&quot;;;1));&quot;&quot;;ORG.LIBREOFFICE.REGEX([$Input.C45];&quot;\d+.blue&quot;;;1)))" office:value-type="string" office:string-value="13 blue" calcext:value-type="string">
            <text:p>13 blue</text:p>
          </table:table-cell>
          <table:table-cell table:style-name="ce2" table:formula="of:=IF(ISBLANK([$Input.C45]);&quot;&quot;;IF(ISNA(ORG.LIBREOFFICE.REGEX([$Input.C45];&quot;\d+.green&quot;;;1));&quot;&quot;;ORG.LIBREOFFICE.REGEX([$Input.C45];&quot;\d+.green&quot;;;1)))" office:value-type="string" office:string-value="9 green" calcext:value-type="string">
            <text:p>9 green</text:p>
          </table:table-cell>
          <table:table-cell table:style-name="ce2" table:formula="of:=IF(ISBLANK([$Input.D45]);&quot;&quot;;IF(ISNA(ORG.LIBREOFFICE.REGEX([$Input.D45];&quot;\d+.red&quot;;;1));&quot;&quot;;ORG.LIBREOFFICE.REGEX([$Input.D45];&quot;\d+.red&quot;;;1)))" office:value-type="string" office:string-value="3 red" calcext:value-type="string">
            <text:p>3 red</text:p>
          </table:table-cell>
          <table:table-cell table:style-name="ce2" table:formula="of:=IF(ISBLANK([$Input.D45]);&quot;&quot;;IF(ISNA(ORG.LIBREOFFICE.REGEX([$Input.D45];&quot;\d+.blue&quot;;;1));&quot;&quot;;ORG.LIBREOFFICE.REGEX([$Input.D45];&quot;\d+.blue&quot;;;1)))" office:value-type="string" office:string-value="8 blue" calcext:value-type="string">
            <text:p>8 blue</text:p>
          </table:table-cell>
          <table:table-cell table:style-name="ce2" table:formula="of:=IF(ISBLANK([$Input.D45]);&quot;&quot;;IF(ISNA(ORG.LIBREOFFICE.REGEX([$Input.D45];&quot;\d+.green&quot;;;1));&quot;&quot;;ORG.LIBREOFFICE.REGEX([$Input.D45];&quot;\d+.green&quot;;;1)))" office:value-type="string" office:string-value="7 green" calcext:value-type="string">
            <text:p>7 green</text:p>
          </table:table-cell>
          <table:table-cell table:style-name="ce2" table:formula="of:=IF(ISBLANK([$Input.E45]);&quot;&quot;;IF(ISNA(ORG.LIBREOFFICE.REGEX([$Input.E45];&quot;\d+.red&quot;;;1));&quot;&quot;;ORG.LIBREOFFICE.REGEX([$Input.E45];&quot;\d+.red&quot;;;1)))">
            <text:p/>
          </table:table-cell>
          <table:table-cell table:style-name="ce2" table:formula="of:=IF(ISBLANK([$Input.E45]);&quot;&quot;;IF(ISNA(ORG.LIBREOFFICE.REGEX([$Input.E45];&quot;\d+.blue&quot;;;1));&quot;&quot;;ORG.LIBREOFFICE.REGEX([$Input.E45];&quot;\d+.blue&quot;;;1)))">
            <text:p/>
          </table:table-cell>
          <table:table-cell table:style-name="ce2" table:formula="of:=IF(ISBLANK([$Input.E45]);&quot;&quot;;IF(ISNA(ORG.LIBREOFFICE.REGEX([$Input.E45];&quot;\d+.green&quot;;;1));&quot;&quot;;ORG.LIBREOFFICE.REGEX([$Input.E45];&quot;\d+.green&quot;;;1)))">
            <text:p/>
          </table:table-cell>
          <table:table-cell table:style-name="ce2" table:formula="of:=IF(ISBLANK([$Input.F45]);&quot;&quot;;IF(ISNA(ORG.LIBREOFFICE.REGEX([$Input.F45];&quot;\d+.red&quot;;;1));&quot;&quot;;ORG.LIBREOFFICE.REGEX([$Input.F45];&quot;\d+.red&quot;;;1)))">
            <text:p/>
          </table:table-cell>
          <table:table-cell table:style-name="ce2" table:formula="of:=IF(ISBLANK([$Input.F45]);&quot;&quot;;IF(ISNA(ORG.LIBREOFFICE.REGEX([$Input.F45];&quot;\d+.blue&quot;;;1));&quot;&quot;;ORG.LIBREOFFICE.REGEX([$Input.F45];&quot;\d+.blue&quot;;;1)))">
            <text:p/>
          </table:table-cell>
          <table:table-cell table:style-name="ce2" table:formula="of:=IF(ISBLANK([$Input.F45]);&quot;&quot;;IF(ISNA(ORG.LIBREOFFICE.REGEX([$Input.F45];&quot;\d+.green&quot;;;1));&quot;&quot;;ORG.LIBREOFFICE.REGEX([$Input.F45];&quot;\d+.green&quot;;;1)))">
            <text:p/>
          </table:table-cell>
          <table:table-cell table:style-name="ce2" table:formula="of:=IF(ISBLANK([$Input.G45]);&quot;&quot;;IF(ISNA(ORG.LIBREOFFICE.REGEX([$Input.G45];&quot;\d+.red&quot;;;1));&quot;&quot;;ORG.LIBREOFFICE.REGEX([$Input.G45];&quot;\d+.red&quot;;;1)))">
            <text:p/>
          </table:table-cell>
          <table:table-cell table:style-name="ce2" table:formula="of:=IF(ISBLANK([$Input.G45]);&quot;&quot;;IF(ISNA(ORG.LIBREOFFICE.REGEX([$Input.G45];&quot;\d+.blue&quot;;;1));&quot;&quot;;ORG.LIBREOFFICE.REGEX([$Input.G45];&quot;\d+.blue&quot;;;1)))">
            <text:p/>
          </table:table-cell>
          <table:table-cell table:style-name="ce2" table:formula="of:=IF(ISBLANK([$Input.G45]);&quot;&quot;;IF(ISNA(ORG.LIBREOFFICE.REGEX([$Input.G45];&quot;\d+.green&quot;;;1));&quot;&quot;;ORG.LIBREOFFICE.REGEX([$Input.G45];&quot;\d+.green&quot;;;1)))">
            <text:p/>
          </table:table-cell>
          <table:table-cell/>
          <table:table-cell table:style-name="ce6" table:formula="of:=IF([.C47]=&quot;&quot;;1;IF(ISNA([.C47]);1;IF(NUMBERVALUE(ORG.LIBREOFFICE.REGEX([.C47];&quot;\d+&quot;;))&gt;12;0;1)))" office:value-type="float" office:value="0" calcext:value-type="float">
            <text:p>0</text:p>
          </table:table-cell>
          <table:table-cell table:style-name="ce3" table:formula="of:=IF([.E47]=&quot;&quot;;1;IF(ISNA([.E47]);1;IF(NUMBERVALUE(ORG.LIBREOFFICE.REGEX([.E47];&quot;\d+&quot;;))&gt;13;0;1)))" office:value-type="float" office:value="1" calcext:value-type="float">
            <text:p>1</text:p>
          </table:table-cell>
          <table:table-cell table:style-name="ce12" table:formula="of:=IF([.D47]=&quot;&quot;;1;IF(ISNA([.D47]);1;IF(NUMBERVALUE(ORG.LIBREOFFICE.REGEX([.D47];&quot;\d+&quot;;))&gt;14;0;1)))" office:value-type="float" office:value="1" calcext:value-type="float">
            <text:p>1</text:p>
          </table:table-cell>
          <table:table-cell table:style-name="ce6" table:formula="of:=IF([.F47]=&quot;&quot;;1;IF(ISNA([.F47]);1;IF(NUMBERVALUE(ORG.LIBREOFFICE.REGEX([.F47];&quot;\d+&quot;;))&gt;12;0;1)))" office:value-type="float" office:value="0" calcext:value-type="float">
            <text:p>0</text:p>
          </table:table-cell>
          <table:table-cell table:style-name="ce3" table:formula="of:=IF([.H47]=&quot;&quot;;1;IF(ISNA([.H47]);1;IF(NUMBERVALUE(ORG.LIBREOFFICE.REGEX([.H47];&quot;\d+&quot;;))&gt;13;0;1)))" office:value-type="float" office:value="1" calcext:value-type="float">
            <text:p>1</text:p>
          </table:table-cell>
          <table:table-cell table:style-name="ce12" table:formula="of:=IF([.G47]=&quot;&quot;;1;IF(ISNA([.G47]);1;IF(NUMBERVALUE(ORG.LIBREOFFICE.REGEX([.G47];&quot;\d+&quot;;))&gt;14;0;1)))" office:value-type="float" office:value="1" calcext:value-type="float">
            <text:p>1</text:p>
          </table:table-cell>
          <table:table-cell table:style-name="ce6" table:formula="of:=IF([.I47]=&quot;&quot;;1;IF(ISNA([.I47]);1;IF(NUMBERVALUE(ORG.LIBREOFFICE.REGEX([.I47];&quot;\d+&quot;;))&gt;12;0;1)))" office:value-type="float" office:value="1" calcext:value-type="float">
            <text:p>1</text:p>
          </table:table-cell>
          <table:table-cell table:style-name="ce3" table:formula="of:=IF([.K47]=&quot;&quot;;1;IF(ISNA([.K47]);1;IF(NUMBERVALUE(ORG.LIBREOFFICE.REGEX([.K47];&quot;\d+&quot;;))&gt;13;0;1)))" office:value-type="float" office:value="1" calcext:value-type="float">
            <text:p>1</text:p>
          </table:table-cell>
          <table:table-cell table:style-name="ce12" table:formula="of:=IF([.J47]=&quot;&quot;;1;IF(ISNA([.J47]);1;IF(NUMBERVALUE(ORG.LIBREOFFICE.REGEX([.J47];&quot;\d+&quot;;))&gt;14;0;1)))" office:value-type="float" office:value="1" calcext:value-type="float">
            <text:p>1</text:p>
          </table:table-cell>
          <table:table-cell table:style-name="ce6" table:formula="of:=IF([.L47]=&quot;&quot;;1;IF(ISNA([.L47]);1;IF(NUMBERVALUE(ORG.LIBREOFFICE.REGEX([.L47];&quot;\d+&quot;;))&gt;12;0;1)))" office:value-type="float" office:value="1" calcext:value-type="float">
            <text:p>1</text:p>
          </table:table-cell>
          <table:table-cell table:style-name="ce3" table:formula="of:=IF([.N47]=&quot;&quot;;1;IF(ISNA([.N47]);1;IF(NUMBERVALUE(ORG.LIBREOFFICE.REGEX([.N47];&quot;\d+&quot;;))&gt;13;0;1)))" office:value-type="float" office:value="1" calcext:value-type="float">
            <text:p>1</text:p>
          </table:table-cell>
          <table:table-cell table:style-name="ce12" table:formula="of:=IF([.M47]=&quot;&quot;;1;IF(ISNA([.M47]);1;IF(NUMBERVALUE(ORG.LIBREOFFICE.REGEX([.M47];&quot;\d+&quot;;))&gt;14;0;1)))" office:value-type="float" office:value="1" calcext:value-type="float">
            <text:p>1</text:p>
          </table:table-cell>
          <table:table-cell table:style-name="ce6" table:formula="of:=IF([.O47]=&quot;&quot;;1;IF(ISNA([.O47]);1;IF(NUMBERVALUE(ORG.LIBREOFFICE.REGEX([.O47];&quot;\d+&quot;;))&gt;12;0;1)))" office:value-type="float" office:value="1" calcext:value-type="float">
            <text:p>1</text:p>
          </table:table-cell>
          <table:table-cell table:style-name="ce3" table:formula="of:=IF([.Q47]=&quot;&quot;;1;IF(ISNA([.Q47]);1;IF(NUMBERVALUE(ORG.LIBREOFFICE.REGEX([.Q47];&quot;\d+&quot;;))&gt;13;0;1)))" office:value-type="float" office:value="1" calcext:value-type="float">
            <text:p>1</text:p>
          </table:table-cell>
          <table:table-cell table:style-name="ce12" table:formula="of:=IF([.P47]=&quot;&quot;;1;IF(ISNA([.P47]);1;IF(NUMBERVALUE(ORG.LIBREOFFICE.REGEX([.P47];&quot;\d+&quot;;))&gt;14;0;1)))" office:value-type="float" office:value="1" calcext:value-type="float">
            <text:p>1</text:p>
          </table:table-cell>
          <table:table-cell table:style-name="ce6" table:formula="of:=IF([.R47]=&quot;&quot;;1;IF(ISNA([.R47]);1;IF(NUMBERVALUE(ORG.LIBREOFFICE.REGEX([.R47];&quot;\d+&quot;;))&gt;12;0;1)))" office:value-type="float" office:value="1" calcext:value-type="float">
            <text:p>1</text:p>
          </table:table-cell>
          <table:table-cell table:style-name="ce3" table:formula="of:=IF([.T47]=&quot;&quot;;1;IF(ISNA([.T47]);1;IF(NUMBERVALUE(ORG.LIBREOFFICE.REGEX([.T47];&quot;\d+&quot;;))&gt;13;0;1)))" office:value-type="float" office:value="1" calcext:value-type="float">
            <text:p>1</text:p>
          </table:table-cell>
          <table:table-cell table:style-name="ce12" table:formula="of:=IF([.S47]=&quot;&quot;;1;IF(ISNA([.S47]);1;IF(NUMBERVALUE(ORG.LIBREOFFICE.REGEX([.S47];&quot;\d+&quot;;))&gt;14;0;1)))" office:value-type="float" office:value="1" calcext:value-type="float">
            <text:p>1</text:p>
          </table:table-cell>
          <table:table-cell table:style-name="ce3" table:formula="of:=IF([.V47]=0;0;IF([.W47]=0;0;IF([.X47]=0;0;IF([.Y47]=0;0;IF([.Z47]=0;0;IF([.AA47]=0;0;IF([.AB47]=0;0;IF([.AC47]=0;0;IF([.AD47]=0;0;IF([.AE47]=0;0;IF([.AF47]=0;0;IF([.AG47]=0;0;IF([.AH47]=0;0;IF([.AI47]=0;0;IF([.AJ47]=0;0;IF([.AK47]=0;0;IF([.AL47]=0;0;IF([.AM47]=0;0;1))))))))))))))))))" office:value-type="float" office:value="0" calcext:value-type="float">
            <text:p>0</text:p>
          </table:table-cell>
          <table:table-cell table:style-name="ce3" table:formula="of:=IF([.AN47]=1;NUMBERVALUE(ORG.LIBREOFFICE.REGEX([.A47];&quot;\d+&quot;));&quot;&quot;)">
            <text:p/>
          </table:table-cell>
          <table:table-cell/>
        </table:table-row>
        <table:table-row table:style-name="ro1">
          <table:table-cell table:formula="of:=[$Input.A46]" office:value-type="string" office:string-value="Game 46" calcext:value-type="string">
            <text:p>Game 46</text:p>
          </table:table-cell>
          <table:table-cell table:style-name="ce3" table:formula="of:=COUNTIF([$Input.B46:.G46];&quot;&lt;&gt;&quot;)" office:value-type="float" office:value="4" calcext:value-type="float">
            <text:p>4</text:p>
          </table:table-cell>
          <table:table-cell table:style-name="ce2" table:formula="of:=IF(ISBLANK([$Input.B46]);&quot;&quot;;IF(ISNA(ORG.LIBREOFFICE.REGEX([$Input.B46];&quot;\d+.red&quot;;;1));&quot;&quot;;ORG.LIBREOFFICE.REGEX([$Input.B46];&quot;\d+.red&quot;;;1)))" office:value-type="string" office:string-value="1 red" calcext:value-type="string">
            <text:p>1 red</text:p>
          </table:table-cell>
          <table:table-cell table:style-name="ce2" table:formula="of:=IF(ISBLANK([$Input.B46]);&quot;&quot;;IF(ISNA(ORG.LIBREOFFICE.REGEX([$Input.B46];&quot;\d+.blue&quot;;;1));&quot;&quot;;ORG.LIBREOFFICE.REGEX([$Input.B46];&quot;\d+.blue&quot;;;1)))" office:value-type="string" office:string-value="6 blue" calcext:value-type="string">
            <text:p>6 blue</text:p>
          </table:table-cell>
          <table:table-cell table:style-name="ce2" table:formula="of:=IF(ISBLANK([$Input.B46]);&quot;&quot;;IF(ISNA(ORG.LIBREOFFICE.REGEX([$Input.B46];&quot;\d+.green&quot;;;1));&quot;&quot;;ORG.LIBREOFFICE.REGEX([$Input.B46];&quot;\d+.green&quot;;;1)))" office:value-type="string" office:string-value="17 green" calcext:value-type="string">
            <text:p>17 green</text:p>
          </table:table-cell>
          <table:table-cell table:style-name="ce2" table:formula="of:=IF(ISBLANK([$Input.C46]);&quot;&quot;;IF(ISNA(ORG.LIBREOFFICE.REGEX([$Input.C46];&quot;\d+.red&quot;;;1));&quot;&quot;;ORG.LIBREOFFICE.REGEX([$Input.C46];&quot;\d+.red&quot;;;1)))" office:value-type="string" office:string-value="1 red" calcext:value-type="string">
            <text:p>1 red</text:p>
          </table:table-cell>
          <table:table-cell table:style-name="ce2" table:formula="of:=IF(ISBLANK([$Input.C46]);&quot;&quot;;IF(ISNA(ORG.LIBREOFFICE.REGEX([$Input.C46];&quot;\d+.blue&quot;;;1));&quot;&quot;;ORG.LIBREOFFICE.REGEX([$Input.C46];&quot;\d+.blue&quot;;;1)))" office:value-type="string" office:string-value="6 blue" calcext:value-type="string">
            <text:p>6 blue</text:p>
          </table:table-cell>
          <table:table-cell table:style-name="ce2" table:formula="of:=IF(ISBLANK([$Input.C46]);&quot;&quot;;IF(ISNA(ORG.LIBREOFFICE.REGEX([$Input.C46];&quot;\d+.green&quot;;;1));&quot;&quot;;ORG.LIBREOFFICE.REGEX([$Input.C46];&quot;\d+.green&quot;;;1)))" office:value-type="string" office:string-value="3 green" calcext:value-type="string">
            <text:p>3 green</text:p>
          </table:table-cell>
          <table:table-cell table:style-name="ce2" table:formula="of:=IF(ISBLANK([$Input.D46]);&quot;&quot;;IF(ISNA(ORG.LIBREOFFICE.REGEX([$Input.D46];&quot;\d+.red&quot;;;1));&quot;&quot;;ORG.LIBREOFFICE.REGEX([$Input.D46];&quot;\d+.red&quot;;;1)))">
            <text:p/>
          </table:table-cell>
          <table:table-cell table:style-name="ce2" table:formula="of:=IF(ISBLANK([$Input.D46]);&quot;&quot;;IF(ISNA(ORG.LIBREOFFICE.REGEX([$Input.D46];&quot;\d+.blue&quot;;;1));&quot;&quot;;ORG.LIBREOFFICE.REGEX([$Input.D46];&quot;\d+.blue&quot;;;1)))" office:value-type="string" office:string-value="1 blue" calcext:value-type="string">
            <text:p>1 blue</text:p>
          </table:table-cell>
          <table:table-cell table:style-name="ce2" table:formula="of:=IF(ISBLANK([$Input.D46]);&quot;&quot;;IF(ISNA(ORG.LIBREOFFICE.REGEX([$Input.D46];&quot;\d+.green&quot;;;1));&quot;&quot;;ORG.LIBREOFFICE.REGEX([$Input.D46];&quot;\d+.green&quot;;;1)))" office:value-type="string" office:string-value="12 green" calcext:value-type="string">
            <text:p>12 green</text:p>
          </table:table-cell>
          <table:table-cell table:style-name="ce2" table:formula="of:=IF(ISBLANK([$Input.E46]);&quot;&quot;;IF(ISNA(ORG.LIBREOFFICE.REGEX([$Input.E46];&quot;\d+.red&quot;;;1));&quot;&quot;;ORG.LIBREOFFICE.REGEX([$Input.E46];&quot;\d+.red&quot;;;1)))">
            <text:p/>
          </table:table-cell>
          <table:table-cell table:style-name="ce2" table:formula="of:=IF(ISBLANK([$Input.E46]);&quot;&quot;;IF(ISNA(ORG.LIBREOFFICE.REGEX([$Input.E46];&quot;\d+.blue&quot;;;1));&quot;&quot;;ORG.LIBREOFFICE.REGEX([$Input.E46];&quot;\d+.blue&quot;;;1)))" office:value-type="string" office:string-value="4 blue" calcext:value-type="string">
            <text:p>4 blue</text:p>
          </table:table-cell>
          <table:table-cell table:style-name="ce2" table:formula="of:=IF(ISBLANK([$Input.E46]);&quot;&quot;;IF(ISNA(ORG.LIBREOFFICE.REGEX([$Input.E46];&quot;\d+.green&quot;;;1));&quot;&quot;;ORG.LIBREOFFICE.REGEX([$Input.E46];&quot;\d+.green&quot;;;1)))" office:value-type="string" office:string-value="2 green" calcext:value-type="string">
            <text:p>2 green</text:p>
          </table:table-cell>
          <table:table-cell table:style-name="ce2" table:formula="of:=IF(ISBLANK([$Input.F46]);&quot;&quot;;IF(ISNA(ORG.LIBREOFFICE.REGEX([$Input.F46];&quot;\d+.red&quot;;;1));&quot;&quot;;ORG.LIBREOFFICE.REGEX([$Input.F46];&quot;\d+.red&quot;;;1)))">
            <text:p/>
          </table:table-cell>
          <table:table-cell table:style-name="ce2" table:formula="of:=IF(ISBLANK([$Input.F46]);&quot;&quot;;IF(ISNA(ORG.LIBREOFFICE.REGEX([$Input.F46];&quot;\d+.blue&quot;;;1));&quot;&quot;;ORG.LIBREOFFICE.REGEX([$Input.F46];&quot;\d+.blue&quot;;;1)))">
            <text:p/>
          </table:table-cell>
          <table:table-cell table:style-name="ce2" table:formula="of:=IF(ISBLANK([$Input.F46]);&quot;&quot;;IF(ISNA(ORG.LIBREOFFICE.REGEX([$Input.F46];&quot;\d+.green&quot;;;1));&quot;&quot;;ORG.LIBREOFFICE.REGEX([$Input.F46];&quot;\d+.green&quot;;;1)))">
            <text:p/>
          </table:table-cell>
          <table:table-cell table:style-name="ce2" table:formula="of:=IF(ISBLANK([$Input.G46]);&quot;&quot;;IF(ISNA(ORG.LIBREOFFICE.REGEX([$Input.G46];&quot;\d+.red&quot;;;1));&quot;&quot;;ORG.LIBREOFFICE.REGEX([$Input.G46];&quot;\d+.red&quot;;;1)))">
            <text:p/>
          </table:table-cell>
          <table:table-cell table:style-name="ce2" table:formula="of:=IF(ISBLANK([$Input.G46]);&quot;&quot;;IF(ISNA(ORG.LIBREOFFICE.REGEX([$Input.G46];&quot;\d+.blue&quot;;;1));&quot;&quot;;ORG.LIBREOFFICE.REGEX([$Input.G46];&quot;\d+.blue&quot;;;1)))">
            <text:p/>
          </table:table-cell>
          <table:table-cell table:style-name="ce2" table:formula="of:=IF(ISBLANK([$Input.G46]);&quot;&quot;;IF(ISNA(ORG.LIBREOFFICE.REGEX([$Input.G46];&quot;\d+.green&quot;;;1));&quot;&quot;;ORG.LIBREOFFICE.REGEX([$Input.G46];&quot;\d+.green&quot;;;1)))">
            <text:p/>
          </table:table-cell>
          <table:table-cell/>
          <table:table-cell table:style-name="ce6" table:formula="of:=IF([.C48]=&quot;&quot;;1;IF(ISNA([.C48]);1;IF(NUMBERVALUE(ORG.LIBREOFFICE.REGEX([.C48];&quot;\d+&quot;;))&gt;12;0;1)))" office:value-type="float" office:value="1" calcext:value-type="float">
            <text:p>1</text:p>
          </table:table-cell>
          <table:table-cell table:style-name="ce3" table:formula="of:=IF([.E48]=&quot;&quot;;1;IF(ISNA([.E48]);1;IF(NUMBERVALUE(ORG.LIBREOFFICE.REGEX([.E48];&quot;\d+&quot;;))&gt;13;0;1)))" office:value-type="float" office:value="0" calcext:value-type="float">
            <text:p>0</text:p>
          </table:table-cell>
          <table:table-cell table:style-name="ce12" table:formula="of:=IF([.D48]=&quot;&quot;;1;IF(ISNA([.D48]);1;IF(NUMBERVALUE(ORG.LIBREOFFICE.REGEX([.D48];&quot;\d+&quot;;))&gt;14;0;1)))" office:value-type="float" office:value="1" calcext:value-type="float">
            <text:p>1</text:p>
          </table:table-cell>
          <table:table-cell table:style-name="ce6" table:formula="of:=IF([.F48]=&quot;&quot;;1;IF(ISNA([.F48]);1;IF(NUMBERVALUE(ORG.LIBREOFFICE.REGEX([.F48];&quot;\d+&quot;;))&gt;12;0;1)))" office:value-type="float" office:value="1" calcext:value-type="float">
            <text:p>1</text:p>
          </table:table-cell>
          <table:table-cell table:style-name="ce3" table:formula="of:=IF([.H48]=&quot;&quot;;1;IF(ISNA([.H48]);1;IF(NUMBERVALUE(ORG.LIBREOFFICE.REGEX([.H48];&quot;\d+&quot;;))&gt;13;0;1)))" office:value-type="float" office:value="1" calcext:value-type="float">
            <text:p>1</text:p>
          </table:table-cell>
          <table:table-cell table:style-name="ce12" table:formula="of:=IF([.G48]=&quot;&quot;;1;IF(ISNA([.G48]);1;IF(NUMBERVALUE(ORG.LIBREOFFICE.REGEX([.G48];&quot;\d+&quot;;))&gt;14;0;1)))" office:value-type="float" office:value="1" calcext:value-type="float">
            <text:p>1</text:p>
          </table:table-cell>
          <table:table-cell table:style-name="ce6" table:formula="of:=IF([.I48]=&quot;&quot;;1;IF(ISNA([.I48]);1;IF(NUMBERVALUE(ORG.LIBREOFFICE.REGEX([.I48];&quot;\d+&quot;;))&gt;12;0;1)))" office:value-type="float" office:value="1" calcext:value-type="float">
            <text:p>1</text:p>
          </table:table-cell>
          <table:table-cell table:style-name="ce3" table:formula="of:=IF([.K48]=&quot;&quot;;1;IF(ISNA([.K48]);1;IF(NUMBERVALUE(ORG.LIBREOFFICE.REGEX([.K48];&quot;\d+&quot;;))&gt;13;0;1)))" office:value-type="float" office:value="1" calcext:value-type="float">
            <text:p>1</text:p>
          </table:table-cell>
          <table:table-cell table:style-name="ce12" table:formula="of:=IF([.J48]=&quot;&quot;;1;IF(ISNA([.J48]);1;IF(NUMBERVALUE(ORG.LIBREOFFICE.REGEX([.J48];&quot;\d+&quot;;))&gt;14;0;1)))" office:value-type="float" office:value="1" calcext:value-type="float">
            <text:p>1</text:p>
          </table:table-cell>
          <table:table-cell table:style-name="ce6" table:formula="of:=IF([.L48]=&quot;&quot;;1;IF(ISNA([.L48]);1;IF(NUMBERVALUE(ORG.LIBREOFFICE.REGEX([.L48];&quot;\d+&quot;;))&gt;12;0;1)))" office:value-type="float" office:value="1" calcext:value-type="float">
            <text:p>1</text:p>
          </table:table-cell>
          <table:table-cell table:style-name="ce3" table:formula="of:=IF([.N48]=&quot;&quot;;1;IF(ISNA([.N48]);1;IF(NUMBERVALUE(ORG.LIBREOFFICE.REGEX([.N48];&quot;\d+&quot;;))&gt;13;0;1)))" office:value-type="float" office:value="1" calcext:value-type="float">
            <text:p>1</text:p>
          </table:table-cell>
          <table:table-cell table:style-name="ce12" table:formula="of:=IF([.M48]=&quot;&quot;;1;IF(ISNA([.M48]);1;IF(NUMBERVALUE(ORG.LIBREOFFICE.REGEX([.M48];&quot;\d+&quot;;))&gt;14;0;1)))" office:value-type="float" office:value="1" calcext:value-type="float">
            <text:p>1</text:p>
          </table:table-cell>
          <table:table-cell table:style-name="ce6" table:formula="of:=IF([.O48]=&quot;&quot;;1;IF(ISNA([.O48]);1;IF(NUMBERVALUE(ORG.LIBREOFFICE.REGEX([.O48];&quot;\d+&quot;;))&gt;12;0;1)))" office:value-type="float" office:value="1" calcext:value-type="float">
            <text:p>1</text:p>
          </table:table-cell>
          <table:table-cell table:style-name="ce3" table:formula="of:=IF([.Q48]=&quot;&quot;;1;IF(ISNA([.Q48]);1;IF(NUMBERVALUE(ORG.LIBREOFFICE.REGEX([.Q48];&quot;\d+&quot;;))&gt;13;0;1)))" office:value-type="float" office:value="1" calcext:value-type="float">
            <text:p>1</text:p>
          </table:table-cell>
          <table:table-cell table:style-name="ce12" table:formula="of:=IF([.P48]=&quot;&quot;;1;IF(ISNA([.P48]);1;IF(NUMBERVALUE(ORG.LIBREOFFICE.REGEX([.P48];&quot;\d+&quot;;))&gt;14;0;1)))" office:value-type="float" office:value="1" calcext:value-type="float">
            <text:p>1</text:p>
          </table:table-cell>
          <table:table-cell table:style-name="ce6" table:formula="of:=IF([.R48]=&quot;&quot;;1;IF(ISNA([.R48]);1;IF(NUMBERVALUE(ORG.LIBREOFFICE.REGEX([.R48];&quot;\d+&quot;;))&gt;12;0;1)))" office:value-type="float" office:value="1" calcext:value-type="float">
            <text:p>1</text:p>
          </table:table-cell>
          <table:table-cell table:style-name="ce3" table:formula="of:=IF([.T48]=&quot;&quot;;1;IF(ISNA([.T48]);1;IF(NUMBERVALUE(ORG.LIBREOFFICE.REGEX([.T48];&quot;\d+&quot;;))&gt;13;0;1)))" office:value-type="float" office:value="1" calcext:value-type="float">
            <text:p>1</text:p>
          </table:table-cell>
          <table:table-cell table:style-name="ce12" table:formula="of:=IF([.S48]=&quot;&quot;;1;IF(ISNA([.S48]);1;IF(NUMBERVALUE(ORG.LIBREOFFICE.REGEX([.S48];&quot;\d+&quot;;))&gt;14;0;1)))" office:value-type="float" office:value="1" calcext:value-type="float">
            <text:p>1</text:p>
          </table:table-cell>
          <table:table-cell table:style-name="ce3" table:formula="of:=IF([.V48]=0;0;IF([.W48]=0;0;IF([.X48]=0;0;IF([.Y48]=0;0;IF([.Z48]=0;0;IF([.AA48]=0;0;IF([.AB48]=0;0;IF([.AC48]=0;0;IF([.AD48]=0;0;IF([.AE48]=0;0;IF([.AF48]=0;0;IF([.AG48]=0;0;IF([.AH48]=0;0;IF([.AI48]=0;0;IF([.AJ48]=0;0;IF([.AK48]=0;0;IF([.AL48]=0;0;IF([.AM48]=0;0;1))))))))))))))))))" office:value-type="float" office:value="0" calcext:value-type="float">
            <text:p>0</text:p>
          </table:table-cell>
          <table:table-cell table:style-name="ce3" table:formula="of:=IF([.AN48]=1;NUMBERVALUE(ORG.LIBREOFFICE.REGEX([.A48];&quot;\d+&quot;));&quot;&quot;)">
            <text:p/>
          </table:table-cell>
          <table:table-cell/>
        </table:table-row>
        <table:table-row table:style-name="ro1">
          <table:table-cell table:formula="of:=[$Input.A47]" office:value-type="string" office:string-value="Game 47" calcext:value-type="string">
            <text:p>Game 47</text:p>
          </table:table-cell>
          <table:table-cell table:style-name="ce3" table:formula="of:=COUNTIF([$Input.B47:.G47];&quot;&lt;&gt;&quot;)" office:value-type="float" office:value="5" calcext:value-type="float">
            <text:p>5</text:p>
          </table:table-cell>
          <table:table-cell table:style-name="ce2" table:formula="of:=IF(ISBLANK([$Input.B47]);&quot;&quot;;IF(ISNA(ORG.LIBREOFFICE.REGEX([$Input.B47];&quot;\d+.red&quot;;;1));&quot;&quot;;ORG.LIBREOFFICE.REGEX([$Input.B47];&quot;\d+.red&quot;;;1)))" office:value-type="string" office:string-value="12 red" calcext:value-type="string">
            <text:p>12 red</text:p>
          </table:table-cell>
          <table:table-cell table:style-name="ce2" table:formula="of:=IF(ISBLANK([$Input.B47]);&quot;&quot;;IF(ISNA(ORG.LIBREOFFICE.REGEX([$Input.B47];&quot;\d+.blue&quot;;;1));&quot;&quot;;ORG.LIBREOFFICE.REGEX([$Input.B47];&quot;\d+.blue&quot;;;1)))" office:value-type="string" office:string-value="15 blue" calcext:value-type="string">
            <text:p>15 blue</text:p>
          </table:table-cell>
          <table:table-cell table:style-name="ce2" table:formula="of:=IF(ISBLANK([$Input.B47]);&quot;&quot;;IF(ISNA(ORG.LIBREOFFICE.REGEX([$Input.B47];&quot;\d+.green&quot;;;1));&quot;&quot;;ORG.LIBREOFFICE.REGEX([$Input.B47];&quot;\d+.green&quot;;;1)))" office:value-type="string" office:string-value="2 green" calcext:value-type="string">
            <text:p>2 green</text:p>
          </table:table-cell>
          <table:table-cell table:style-name="ce2" table:formula="of:=IF(ISBLANK([$Input.C47]);&quot;&quot;;IF(ISNA(ORG.LIBREOFFICE.REGEX([$Input.C47];&quot;\d+.red&quot;;;1));&quot;&quot;;ORG.LIBREOFFICE.REGEX([$Input.C47];&quot;\d+.red&quot;;;1)))" office:value-type="string" office:string-value="2 red" calcext:value-type="string">
            <text:p>2 red</text:p>
          </table:table-cell>
          <table:table-cell table:style-name="ce2" table:formula="of:=IF(ISBLANK([$Input.C47]);&quot;&quot;;IF(ISNA(ORG.LIBREOFFICE.REGEX([$Input.C47];&quot;\d+.blue&quot;;;1));&quot;&quot;;ORG.LIBREOFFICE.REGEX([$Input.C47];&quot;\d+.blue&quot;;;1)))" office:value-type="string" office:string-value="9 blue" calcext:value-type="string">
            <text:p>9 blue</text:p>
          </table:table-cell>
          <table:table-cell table:style-name="ce2" table:formula="of:=IF(ISBLANK([$Input.C47]);&quot;&quot;;IF(ISNA(ORG.LIBREOFFICE.REGEX([$Input.C47];&quot;\d+.green&quot;;;1));&quot;&quot;;ORG.LIBREOFFICE.REGEX([$Input.C47];&quot;\d+.green&quot;;;1)))" office:value-type="string" office:string-value="2 green" calcext:value-type="string">
            <text:p>2 green</text:p>
          </table:table-cell>
          <table:table-cell table:style-name="ce2" table:formula="of:=IF(ISBLANK([$Input.D47]);&quot;&quot;;IF(ISNA(ORG.LIBREOFFICE.REGEX([$Input.D47];&quot;\d+.red&quot;;;1));&quot;&quot;;ORG.LIBREOFFICE.REGEX([$Input.D47];&quot;\d+.red&quot;;;1)))" office:value-type="string" office:string-value="2 red" calcext:value-type="string">
            <text:p>2 red</text:p>
          </table:table-cell>
          <table:table-cell table:style-name="ce2" table:formula="of:=IF(ISBLANK([$Input.D47]);&quot;&quot;;IF(ISNA(ORG.LIBREOFFICE.REGEX([$Input.D47];&quot;\d+.blue&quot;;;1));&quot;&quot;;ORG.LIBREOFFICE.REGEX([$Input.D47];&quot;\d+.blue&quot;;;1)))" office:value-type="string" office:string-value="6 blue" calcext:value-type="string">
            <text:p>6 blue</text:p>
          </table:table-cell>
          <table:table-cell table:style-name="ce2" table:formula="of:=IF(ISBLANK([$Input.D47]);&quot;&quot;;IF(ISNA(ORG.LIBREOFFICE.REGEX([$Input.D47];&quot;\d+.green&quot;;;1));&quot;&quot;;ORG.LIBREOFFICE.REGEX([$Input.D47];&quot;\d+.green&quot;;;1)))" office:value-type="string" office:string-value="3 green" calcext:value-type="string">
            <text:p>3 green</text:p>
          </table:table-cell>
          <table:table-cell table:style-name="ce2" table:formula="of:=IF(ISBLANK([$Input.E47]);&quot;&quot;;IF(ISNA(ORG.LIBREOFFICE.REGEX([$Input.E47];&quot;\d+.red&quot;;;1));&quot;&quot;;ORG.LIBREOFFICE.REGEX([$Input.E47];&quot;\d+.red&quot;;;1)))" office:value-type="string" office:string-value="5 red" calcext:value-type="string">
            <text:p>5 red</text:p>
          </table:table-cell>
          <table:table-cell table:style-name="ce2" table:formula="of:=IF(ISBLANK([$Input.E47]);&quot;&quot;;IF(ISNA(ORG.LIBREOFFICE.REGEX([$Input.E47];&quot;\d+.blue&quot;;;1));&quot;&quot;;ORG.LIBREOFFICE.REGEX([$Input.E47];&quot;\d+.blue&quot;;;1)))" office:value-type="string" office:string-value="11 blue" calcext:value-type="string">
            <text:p>11 blue</text:p>
          </table:table-cell>
          <table:table-cell table:style-name="ce2" table:formula="of:=IF(ISBLANK([$Input.E47]);&quot;&quot;;IF(ISNA(ORG.LIBREOFFICE.REGEX([$Input.E47];&quot;\d+.green&quot;;;1));&quot;&quot;;ORG.LIBREOFFICE.REGEX([$Input.E47];&quot;\d+.green&quot;;;1)))" office:value-type="string" office:string-value="3 green" calcext:value-type="string">
            <text:p>3 green</text:p>
          </table:table-cell>
          <table:table-cell table:style-name="ce2" table:formula="of:=IF(ISBLANK([$Input.F47]);&quot;&quot;;IF(ISNA(ORG.LIBREOFFICE.REGEX([$Input.F47];&quot;\d+.red&quot;;;1));&quot;&quot;;ORG.LIBREOFFICE.REGEX([$Input.F47];&quot;\d+.red&quot;;;1)))" office:value-type="string" office:string-value="9 red" calcext:value-type="string">
            <text:p>9 red</text:p>
          </table:table-cell>
          <table:table-cell table:style-name="ce2" table:formula="of:=IF(ISBLANK([$Input.F47]);&quot;&quot;;IF(ISNA(ORG.LIBREOFFICE.REGEX([$Input.F47];&quot;\d+.blue&quot;;;1));&quot;&quot;;ORG.LIBREOFFICE.REGEX([$Input.F47];&quot;\d+.blue&quot;;;1)))" office:value-type="string" office:string-value="17 blue" calcext:value-type="string">
            <text:p>17 blue</text:p>
          </table:table-cell>
          <table:table-cell table:style-name="ce2" table:formula="of:=IF(ISBLANK([$Input.F47]);&quot;&quot;;IF(ISNA(ORG.LIBREOFFICE.REGEX([$Input.F47];&quot;\d+.green&quot;;;1));&quot;&quot;;ORG.LIBREOFFICE.REGEX([$Input.F47];&quot;\d+.green&quot;;;1)))" office:value-type="string" office:string-value="6 green" calcext:value-type="string">
            <text:p>6 green</text:p>
          </table:table-cell>
          <table:table-cell table:style-name="ce2" table:formula="of:=IF(ISBLANK([$Input.G47]);&quot;&quot;;IF(ISNA(ORG.LIBREOFFICE.REGEX([$Input.G47];&quot;\d+.red&quot;;;1));&quot;&quot;;ORG.LIBREOFFICE.REGEX([$Input.G47];&quot;\d+.red&quot;;;1)))">
            <text:p/>
          </table:table-cell>
          <table:table-cell table:style-name="ce2" table:formula="of:=IF(ISBLANK([$Input.G47]);&quot;&quot;;IF(ISNA(ORG.LIBREOFFICE.REGEX([$Input.G47];&quot;\d+.blue&quot;;;1));&quot;&quot;;ORG.LIBREOFFICE.REGEX([$Input.G47];&quot;\d+.blue&quot;;;1)))">
            <text:p/>
          </table:table-cell>
          <table:table-cell table:style-name="ce2" table:formula="of:=IF(ISBLANK([$Input.G47]);&quot;&quot;;IF(ISNA(ORG.LIBREOFFICE.REGEX([$Input.G47];&quot;\d+.green&quot;;;1));&quot;&quot;;ORG.LIBREOFFICE.REGEX([$Input.G47];&quot;\d+.green&quot;;;1)))">
            <text:p/>
          </table:table-cell>
          <table:table-cell/>
          <table:table-cell table:style-name="ce6" table:formula="of:=IF([.C49]=&quot;&quot;;1;IF(ISNA([.C49]);1;IF(NUMBERVALUE(ORG.LIBREOFFICE.REGEX([.C49];&quot;\d+&quot;;))&gt;12;0;1)))" office:value-type="float" office:value="1" calcext:value-type="float">
            <text:p>1</text:p>
          </table:table-cell>
          <table:table-cell table:style-name="ce3" table:formula="of:=IF([.E49]=&quot;&quot;;1;IF(ISNA([.E49]);1;IF(NUMBERVALUE(ORG.LIBREOFFICE.REGEX([.E49];&quot;\d+&quot;;))&gt;13;0;1)))" office:value-type="float" office:value="1" calcext:value-type="float">
            <text:p>1</text:p>
          </table:table-cell>
          <table:table-cell table:style-name="ce12" table:formula="of:=IF([.D49]=&quot;&quot;;1;IF(ISNA([.D49]);1;IF(NUMBERVALUE(ORG.LIBREOFFICE.REGEX([.D49];&quot;\d+&quot;;))&gt;14;0;1)))" office:value-type="float" office:value="0" calcext:value-type="float">
            <text:p>0</text:p>
          </table:table-cell>
          <table:table-cell table:style-name="ce6" table:formula="of:=IF([.F49]=&quot;&quot;;1;IF(ISNA([.F49]);1;IF(NUMBERVALUE(ORG.LIBREOFFICE.REGEX([.F49];&quot;\d+&quot;;))&gt;12;0;1)))" office:value-type="float" office:value="1" calcext:value-type="float">
            <text:p>1</text:p>
          </table:table-cell>
          <table:table-cell table:style-name="ce3" table:formula="of:=IF([.H49]=&quot;&quot;;1;IF(ISNA([.H49]);1;IF(NUMBERVALUE(ORG.LIBREOFFICE.REGEX([.H49];&quot;\d+&quot;;))&gt;13;0;1)))" office:value-type="float" office:value="1" calcext:value-type="float">
            <text:p>1</text:p>
          </table:table-cell>
          <table:table-cell table:style-name="ce12" table:formula="of:=IF([.G49]=&quot;&quot;;1;IF(ISNA([.G49]);1;IF(NUMBERVALUE(ORG.LIBREOFFICE.REGEX([.G49];&quot;\d+&quot;;))&gt;14;0;1)))" office:value-type="float" office:value="1" calcext:value-type="float">
            <text:p>1</text:p>
          </table:table-cell>
          <table:table-cell table:style-name="ce6" table:formula="of:=IF([.I49]=&quot;&quot;;1;IF(ISNA([.I49]);1;IF(NUMBERVALUE(ORG.LIBREOFFICE.REGEX([.I49];&quot;\d+&quot;;))&gt;12;0;1)))" office:value-type="float" office:value="1" calcext:value-type="float">
            <text:p>1</text:p>
          </table:table-cell>
          <table:table-cell table:style-name="ce3" table:formula="of:=IF([.K49]=&quot;&quot;;1;IF(ISNA([.K49]);1;IF(NUMBERVALUE(ORG.LIBREOFFICE.REGEX([.K49];&quot;\d+&quot;;))&gt;13;0;1)))" office:value-type="float" office:value="1" calcext:value-type="float">
            <text:p>1</text:p>
          </table:table-cell>
          <table:table-cell table:style-name="ce12" table:formula="of:=IF([.J49]=&quot;&quot;;1;IF(ISNA([.J49]);1;IF(NUMBERVALUE(ORG.LIBREOFFICE.REGEX([.J49];&quot;\d+&quot;;))&gt;14;0;1)))" office:value-type="float" office:value="1" calcext:value-type="float">
            <text:p>1</text:p>
          </table:table-cell>
          <table:table-cell table:style-name="ce6" table:formula="of:=IF([.L49]=&quot;&quot;;1;IF(ISNA([.L49]);1;IF(NUMBERVALUE(ORG.LIBREOFFICE.REGEX([.L49];&quot;\d+&quot;;))&gt;12;0;1)))" office:value-type="float" office:value="1" calcext:value-type="float">
            <text:p>1</text:p>
          </table:table-cell>
          <table:table-cell table:style-name="ce3" table:formula="of:=IF([.N49]=&quot;&quot;;1;IF(ISNA([.N49]);1;IF(NUMBERVALUE(ORG.LIBREOFFICE.REGEX([.N49];&quot;\d+&quot;;))&gt;13;0;1)))" office:value-type="float" office:value="1" calcext:value-type="float">
            <text:p>1</text:p>
          </table:table-cell>
          <table:table-cell table:style-name="ce12" table:formula="of:=IF([.M49]=&quot;&quot;;1;IF(ISNA([.M49]);1;IF(NUMBERVALUE(ORG.LIBREOFFICE.REGEX([.M49];&quot;\d+&quot;;))&gt;14;0;1)))" office:value-type="float" office:value="1" calcext:value-type="float">
            <text:p>1</text:p>
          </table:table-cell>
          <table:table-cell table:style-name="ce6" table:formula="of:=IF([.O49]=&quot;&quot;;1;IF(ISNA([.O49]);1;IF(NUMBERVALUE(ORG.LIBREOFFICE.REGEX([.O49];&quot;\d+&quot;;))&gt;12;0;1)))" office:value-type="float" office:value="1" calcext:value-type="float">
            <text:p>1</text:p>
          </table:table-cell>
          <table:table-cell table:style-name="ce3" table:formula="of:=IF([.Q49]=&quot;&quot;;1;IF(ISNA([.Q49]);1;IF(NUMBERVALUE(ORG.LIBREOFFICE.REGEX([.Q49];&quot;\d+&quot;;))&gt;13;0;1)))" office:value-type="float" office:value="1" calcext:value-type="float">
            <text:p>1</text:p>
          </table:table-cell>
          <table:table-cell table:style-name="ce12" table:formula="of:=IF([.P49]=&quot;&quot;;1;IF(ISNA([.P49]);1;IF(NUMBERVALUE(ORG.LIBREOFFICE.REGEX([.P49];&quot;\d+&quot;;))&gt;14;0;1)))" office:value-type="float" office:value="0" calcext:value-type="float">
            <text:p>0</text:p>
          </table:table-cell>
          <table:table-cell table:style-name="ce6" table:formula="of:=IF([.R49]=&quot;&quot;;1;IF(ISNA([.R49]);1;IF(NUMBERVALUE(ORG.LIBREOFFICE.REGEX([.R49];&quot;\d+&quot;;))&gt;12;0;1)))" office:value-type="float" office:value="1" calcext:value-type="float">
            <text:p>1</text:p>
          </table:table-cell>
          <table:table-cell table:style-name="ce3" table:formula="of:=IF([.T49]=&quot;&quot;;1;IF(ISNA([.T49]);1;IF(NUMBERVALUE(ORG.LIBREOFFICE.REGEX([.T49];&quot;\d+&quot;;))&gt;13;0;1)))" office:value-type="float" office:value="1" calcext:value-type="float">
            <text:p>1</text:p>
          </table:table-cell>
          <table:table-cell table:style-name="ce12" table:formula="of:=IF([.S49]=&quot;&quot;;1;IF(ISNA([.S49]);1;IF(NUMBERVALUE(ORG.LIBREOFFICE.REGEX([.S49];&quot;\d+&quot;;))&gt;14;0;1)))" office:value-type="float" office:value="1" calcext:value-type="float">
            <text:p>1</text:p>
          </table:table-cell>
          <table:table-cell table:style-name="ce3" table:formula="of:=IF([.V49]=0;0;IF([.W49]=0;0;IF([.X49]=0;0;IF([.Y49]=0;0;IF([.Z49]=0;0;IF([.AA49]=0;0;IF([.AB49]=0;0;IF([.AC49]=0;0;IF([.AD49]=0;0;IF([.AE49]=0;0;IF([.AF49]=0;0;IF([.AG49]=0;0;IF([.AH49]=0;0;IF([.AI49]=0;0;IF([.AJ49]=0;0;IF([.AK49]=0;0;IF([.AL49]=0;0;IF([.AM49]=0;0;1))))))))))))))))))" office:value-type="float" office:value="0" calcext:value-type="float">
            <text:p>0</text:p>
          </table:table-cell>
          <table:table-cell table:style-name="ce3" table:formula="of:=IF([.AN49]=1;NUMBERVALUE(ORG.LIBREOFFICE.REGEX([.A49];&quot;\d+&quot;));&quot;&quot;)">
            <text:p/>
          </table:table-cell>
          <table:table-cell/>
        </table:table-row>
        <table:table-row table:style-name="ro1">
          <table:table-cell table:formula="of:=[$Input.A48]" office:value-type="string" office:string-value="Game 48" calcext:value-type="string">
            <text:p>Game 48</text:p>
          </table:table-cell>
          <table:table-cell table:style-name="ce3" table:formula="of:=COUNTIF([$Input.B48:.G48];&quot;&lt;&gt;&quot;)" office:value-type="float" office:value="4" calcext:value-type="float">
            <text:p>4</text:p>
          </table:table-cell>
          <table:table-cell table:style-name="ce2" table:formula="of:=IF(ISBLANK([$Input.B48]);&quot;&quot;;IF(ISNA(ORG.LIBREOFFICE.REGEX([$Input.B48];&quot;\d+.red&quot;;;1));&quot;&quot;;ORG.LIBREOFFICE.REGEX([$Input.B48];&quot;\d+.red&quot;;;1)))" office:value-type="string" office:string-value="6 red" calcext:value-type="string">
            <text:p>6 red</text:p>
          </table:table-cell>
          <table:table-cell table:style-name="ce2" table:formula="of:=IF(ISBLANK([$Input.B48]);&quot;&quot;;IF(ISNA(ORG.LIBREOFFICE.REGEX([$Input.B48];&quot;\d+.blue&quot;;;1));&quot;&quot;;ORG.LIBREOFFICE.REGEX([$Input.B48];&quot;\d+.blue&quot;;;1)))" office:value-type="string" office:string-value="5 blue" calcext:value-type="string">
            <text:p>5 blue</text:p>
          </table:table-cell>
          <table:table-cell table:style-name="ce2" table:formula="of:=IF(ISBLANK([$Input.B48]);&quot;&quot;;IF(ISNA(ORG.LIBREOFFICE.REGEX([$Input.B48];&quot;\d+.green&quot;;;1));&quot;&quot;;ORG.LIBREOFFICE.REGEX([$Input.B48];&quot;\d+.green&quot;;;1)))">
            <text:p/>
          </table:table-cell>
          <table:table-cell table:style-name="ce2" table:formula="of:=IF(ISBLANK([$Input.C48]);&quot;&quot;;IF(ISNA(ORG.LIBREOFFICE.REGEX([$Input.C48];&quot;\d+.red&quot;;;1));&quot;&quot;;ORG.LIBREOFFICE.REGEX([$Input.C48];&quot;\d+.red&quot;;;1)))" office:value-type="string" office:string-value="14 red" calcext:value-type="string">
            <text:p>14 red</text:p>
          </table:table-cell>
          <table:table-cell table:style-name="ce2" table:formula="of:=IF(ISBLANK([$Input.C48]);&quot;&quot;;IF(ISNA(ORG.LIBREOFFICE.REGEX([$Input.C48];&quot;\d+.blue&quot;;;1));&quot;&quot;;ORG.LIBREOFFICE.REGEX([$Input.C48];&quot;\d+.blue&quot;;;1)))" office:value-type="string" office:string-value="4 blue" calcext:value-type="string">
            <text:p>4 blue</text:p>
          </table:table-cell>
          <table:table-cell table:style-name="ce2" table:formula="of:=IF(ISBLANK([$Input.C48]);&quot;&quot;;IF(ISNA(ORG.LIBREOFFICE.REGEX([$Input.C48];&quot;\d+.green&quot;;;1));&quot;&quot;;ORG.LIBREOFFICE.REGEX([$Input.C48];&quot;\d+.green&quot;;;1)))" office:value-type="string" office:string-value="7 green" calcext:value-type="string">
            <text:p>7 green</text:p>
          </table:table-cell>
          <table:table-cell table:style-name="ce2" table:formula="of:=IF(ISBLANK([$Input.D48]);&quot;&quot;;IF(ISNA(ORG.LIBREOFFICE.REGEX([$Input.D48];&quot;\d+.red&quot;;;1));&quot;&quot;;ORG.LIBREOFFICE.REGEX([$Input.D48];&quot;\d+.red&quot;;;1)))" office:value-type="string" office:string-value="2 red" calcext:value-type="string">
            <text:p>2 red</text:p>
          </table:table-cell>
          <table:table-cell table:style-name="ce2" table:formula="of:=IF(ISBLANK([$Input.D48]);&quot;&quot;;IF(ISNA(ORG.LIBREOFFICE.REGEX([$Input.D48];&quot;\d+.blue&quot;;;1));&quot;&quot;;ORG.LIBREOFFICE.REGEX([$Input.D48];&quot;\d+.blue&quot;;;1)))" office:value-type="string" office:string-value="5 blue" calcext:value-type="string">
            <text:p>5 blue</text:p>
          </table:table-cell>
          <table:table-cell table:style-name="ce2" table:formula="of:=IF(ISBLANK([$Input.D48]);&quot;&quot;;IF(ISNA(ORG.LIBREOFFICE.REGEX([$Input.D48];&quot;\d+.green&quot;;;1));&quot;&quot;;ORG.LIBREOFFICE.REGEX([$Input.D48];&quot;\d+.green&quot;;;1)))" office:value-type="string" office:string-value="2 green" calcext:value-type="string">
            <text:p>2 green</text:p>
          </table:table-cell>
          <table:table-cell table:style-name="ce2" table:formula="of:=IF(ISBLANK([$Input.E48]);&quot;&quot;;IF(ISNA(ORG.LIBREOFFICE.REGEX([$Input.E48];&quot;\d+.red&quot;;;1));&quot;&quot;;ORG.LIBREOFFICE.REGEX([$Input.E48];&quot;\d+.red&quot;;;1)))" office:value-type="string" office:string-value="5 red" calcext:value-type="string">
            <text:p>5 red</text:p>
          </table:table-cell>
          <table:table-cell table:style-name="ce2" table:formula="of:=IF(ISBLANK([$Input.E48]);&quot;&quot;;IF(ISNA(ORG.LIBREOFFICE.REGEX([$Input.E48];&quot;\d+.blue&quot;;;1));&quot;&quot;;ORG.LIBREOFFICE.REGEX([$Input.E48];&quot;\d+.blue&quot;;;1)))" office:value-type="string" office:string-value="11 blue" calcext:value-type="string">
            <text:p>11 blue</text:p>
          </table:table-cell>
          <table:table-cell table:style-name="ce2" table:formula="of:=IF(ISBLANK([$Input.E48]);&quot;&quot;;IF(ISNA(ORG.LIBREOFFICE.REGEX([$Input.E48];&quot;\d+.green&quot;;;1));&quot;&quot;;ORG.LIBREOFFICE.REGEX([$Input.E48];&quot;\d+.green&quot;;;1)))" office:value-type="string" office:string-value="5 green" calcext:value-type="string">
            <text:p>5 green</text:p>
          </table:table-cell>
          <table:table-cell table:style-name="ce2" table:formula="of:=IF(ISBLANK([$Input.F48]);&quot;&quot;;IF(ISNA(ORG.LIBREOFFICE.REGEX([$Input.F48];&quot;\d+.red&quot;;;1));&quot;&quot;;ORG.LIBREOFFICE.REGEX([$Input.F48];&quot;\d+.red&quot;;;1)))">
            <text:p/>
          </table:table-cell>
          <table:table-cell table:style-name="ce2" table:formula="of:=IF(ISBLANK([$Input.F48]);&quot;&quot;;IF(ISNA(ORG.LIBREOFFICE.REGEX([$Input.F48];&quot;\d+.blue&quot;;;1));&quot;&quot;;ORG.LIBREOFFICE.REGEX([$Input.F48];&quot;\d+.blue&quot;;;1)))">
            <text:p/>
          </table:table-cell>
          <table:table-cell table:style-name="ce2" table:formula="of:=IF(ISBLANK([$Input.F48]);&quot;&quot;;IF(ISNA(ORG.LIBREOFFICE.REGEX([$Input.F48];&quot;\d+.green&quot;;;1));&quot;&quot;;ORG.LIBREOFFICE.REGEX([$Input.F48];&quot;\d+.green&quot;;;1)))">
            <text:p/>
          </table:table-cell>
          <table:table-cell table:style-name="ce2" table:formula="of:=IF(ISBLANK([$Input.G48]);&quot;&quot;;IF(ISNA(ORG.LIBREOFFICE.REGEX([$Input.G48];&quot;\d+.red&quot;;;1));&quot;&quot;;ORG.LIBREOFFICE.REGEX([$Input.G48];&quot;\d+.red&quot;;;1)))">
            <text:p/>
          </table:table-cell>
          <table:table-cell table:style-name="ce2" table:formula="of:=IF(ISBLANK([$Input.G48]);&quot;&quot;;IF(ISNA(ORG.LIBREOFFICE.REGEX([$Input.G48];&quot;\d+.blue&quot;;;1));&quot;&quot;;ORG.LIBREOFFICE.REGEX([$Input.G48];&quot;\d+.blue&quot;;;1)))">
            <text:p/>
          </table:table-cell>
          <table:table-cell table:style-name="ce2" table:formula="of:=IF(ISBLANK([$Input.G48]);&quot;&quot;;IF(ISNA(ORG.LIBREOFFICE.REGEX([$Input.G48];&quot;\d+.green&quot;;;1));&quot;&quot;;ORG.LIBREOFFICE.REGEX([$Input.G48];&quot;\d+.green&quot;;;1)))">
            <text:p/>
          </table:table-cell>
          <table:table-cell/>
          <table:table-cell table:style-name="ce6" table:formula="of:=IF([.C50]=&quot;&quot;;1;IF(ISNA([.C50]);1;IF(NUMBERVALUE(ORG.LIBREOFFICE.REGEX([.C50];&quot;\d+&quot;;))&gt;12;0;1)))" office:value-type="float" office:value="1" calcext:value-type="float">
            <text:p>1</text:p>
          </table:table-cell>
          <table:table-cell table:style-name="ce3" table:formula="of:=IF([.E50]=&quot;&quot;;1;IF(ISNA([.E50]);1;IF(NUMBERVALUE(ORG.LIBREOFFICE.REGEX([.E50];&quot;\d+&quot;;))&gt;13;0;1)))" office:value-type="float" office:value="1" calcext:value-type="float">
            <text:p>1</text:p>
          </table:table-cell>
          <table:table-cell table:style-name="ce12" table:formula="of:=IF([.D50]=&quot;&quot;;1;IF(ISNA([.D50]);1;IF(NUMBERVALUE(ORG.LIBREOFFICE.REGEX([.D50];&quot;\d+&quot;;))&gt;14;0;1)))" office:value-type="float" office:value="1" calcext:value-type="float">
            <text:p>1</text:p>
          </table:table-cell>
          <table:table-cell table:style-name="ce6" table:formula="of:=IF([.F50]=&quot;&quot;;1;IF(ISNA([.F50]);1;IF(NUMBERVALUE(ORG.LIBREOFFICE.REGEX([.F50];&quot;\d+&quot;;))&gt;12;0;1)))" office:value-type="float" office:value="0" calcext:value-type="float">
            <text:p>0</text:p>
          </table:table-cell>
          <table:table-cell table:style-name="ce3" table:formula="of:=IF([.H50]=&quot;&quot;;1;IF(ISNA([.H50]);1;IF(NUMBERVALUE(ORG.LIBREOFFICE.REGEX([.H50];&quot;\d+&quot;;))&gt;13;0;1)))" office:value-type="float" office:value="1" calcext:value-type="float">
            <text:p>1</text:p>
          </table:table-cell>
          <table:table-cell table:style-name="ce12" table:formula="of:=IF([.G50]=&quot;&quot;;1;IF(ISNA([.G50]);1;IF(NUMBERVALUE(ORG.LIBREOFFICE.REGEX([.G50];&quot;\d+&quot;;))&gt;14;0;1)))" office:value-type="float" office:value="1" calcext:value-type="float">
            <text:p>1</text:p>
          </table:table-cell>
          <table:table-cell table:style-name="ce6" table:formula="of:=IF([.I50]=&quot;&quot;;1;IF(ISNA([.I50]);1;IF(NUMBERVALUE(ORG.LIBREOFFICE.REGEX([.I50];&quot;\d+&quot;;))&gt;12;0;1)))" office:value-type="float" office:value="1" calcext:value-type="float">
            <text:p>1</text:p>
          </table:table-cell>
          <table:table-cell table:style-name="ce3" table:formula="of:=IF([.K50]=&quot;&quot;;1;IF(ISNA([.K50]);1;IF(NUMBERVALUE(ORG.LIBREOFFICE.REGEX([.K50];&quot;\d+&quot;;))&gt;13;0;1)))" office:value-type="float" office:value="1" calcext:value-type="float">
            <text:p>1</text:p>
          </table:table-cell>
          <table:table-cell table:style-name="ce12" table:formula="of:=IF([.J50]=&quot;&quot;;1;IF(ISNA([.J50]);1;IF(NUMBERVALUE(ORG.LIBREOFFICE.REGEX([.J50];&quot;\d+&quot;;))&gt;14;0;1)))" office:value-type="float" office:value="1" calcext:value-type="float">
            <text:p>1</text:p>
          </table:table-cell>
          <table:table-cell table:style-name="ce6" table:formula="of:=IF([.L50]=&quot;&quot;;1;IF(ISNA([.L50]);1;IF(NUMBERVALUE(ORG.LIBREOFFICE.REGEX([.L50];&quot;\d+&quot;;))&gt;12;0;1)))" office:value-type="float" office:value="1" calcext:value-type="float">
            <text:p>1</text:p>
          </table:table-cell>
          <table:table-cell table:style-name="ce3" table:formula="of:=IF([.N50]=&quot;&quot;;1;IF(ISNA([.N50]);1;IF(NUMBERVALUE(ORG.LIBREOFFICE.REGEX([.N50];&quot;\d+&quot;;))&gt;13;0;1)))" office:value-type="float" office:value="1" calcext:value-type="float">
            <text:p>1</text:p>
          </table:table-cell>
          <table:table-cell table:style-name="ce12" table:formula="of:=IF([.M50]=&quot;&quot;;1;IF(ISNA([.M50]);1;IF(NUMBERVALUE(ORG.LIBREOFFICE.REGEX([.M50];&quot;\d+&quot;;))&gt;14;0;1)))" office:value-type="float" office:value="1" calcext:value-type="float">
            <text:p>1</text:p>
          </table:table-cell>
          <table:table-cell table:style-name="ce6" table:formula="of:=IF([.O50]=&quot;&quot;;1;IF(ISNA([.O50]);1;IF(NUMBERVALUE(ORG.LIBREOFFICE.REGEX([.O50];&quot;\d+&quot;;))&gt;12;0;1)))" office:value-type="float" office:value="1" calcext:value-type="float">
            <text:p>1</text:p>
          </table:table-cell>
          <table:table-cell table:style-name="ce3" table:formula="of:=IF([.Q50]=&quot;&quot;;1;IF(ISNA([.Q50]);1;IF(NUMBERVALUE(ORG.LIBREOFFICE.REGEX([.Q50];&quot;\d+&quot;;))&gt;13;0;1)))" office:value-type="float" office:value="1" calcext:value-type="float">
            <text:p>1</text:p>
          </table:table-cell>
          <table:table-cell table:style-name="ce12" table:formula="of:=IF([.P50]=&quot;&quot;;1;IF(ISNA([.P50]);1;IF(NUMBERVALUE(ORG.LIBREOFFICE.REGEX([.P50];&quot;\d+&quot;;))&gt;14;0;1)))" office:value-type="float" office:value="1" calcext:value-type="float">
            <text:p>1</text:p>
          </table:table-cell>
          <table:table-cell table:style-name="ce6" table:formula="of:=IF([.R50]=&quot;&quot;;1;IF(ISNA([.R50]);1;IF(NUMBERVALUE(ORG.LIBREOFFICE.REGEX([.R50];&quot;\d+&quot;;))&gt;12;0;1)))" office:value-type="float" office:value="1" calcext:value-type="float">
            <text:p>1</text:p>
          </table:table-cell>
          <table:table-cell table:style-name="ce3" table:formula="of:=IF([.T50]=&quot;&quot;;1;IF(ISNA([.T50]);1;IF(NUMBERVALUE(ORG.LIBREOFFICE.REGEX([.T50];&quot;\d+&quot;;))&gt;13;0;1)))" office:value-type="float" office:value="1" calcext:value-type="float">
            <text:p>1</text:p>
          </table:table-cell>
          <table:table-cell table:style-name="ce12" table:formula="of:=IF([.S50]=&quot;&quot;;1;IF(ISNA([.S50]);1;IF(NUMBERVALUE(ORG.LIBREOFFICE.REGEX([.S50];&quot;\d+&quot;;))&gt;14;0;1)))" office:value-type="float" office:value="1" calcext:value-type="float">
            <text:p>1</text:p>
          </table:table-cell>
          <table:table-cell table:style-name="ce3" table:formula="of:=IF([.V50]=0;0;IF([.W50]=0;0;IF([.X50]=0;0;IF([.Y50]=0;0;IF([.Z50]=0;0;IF([.AA50]=0;0;IF([.AB50]=0;0;IF([.AC50]=0;0;IF([.AD50]=0;0;IF([.AE50]=0;0;IF([.AF50]=0;0;IF([.AG50]=0;0;IF([.AH50]=0;0;IF([.AI50]=0;0;IF([.AJ50]=0;0;IF([.AK50]=0;0;IF([.AL50]=0;0;IF([.AM50]=0;0;1))))))))))))))))))" office:value-type="float" office:value="0" calcext:value-type="float">
            <text:p>0</text:p>
          </table:table-cell>
          <table:table-cell table:style-name="ce3" table:formula="of:=IF([.AN50]=1;NUMBERVALUE(ORG.LIBREOFFICE.REGEX([.A50];&quot;\d+&quot;));&quot;&quot;)">
            <text:p/>
          </table:table-cell>
          <table:table-cell/>
        </table:table-row>
        <table:table-row table:style-name="ro1">
          <table:table-cell table:formula="of:=[$Input.A49]" office:value-type="string" office:string-value="Game 49" calcext:value-type="string">
            <text:p>Game 49</text:p>
          </table:table-cell>
          <table:table-cell table:style-name="ce3" table:formula="of:=COUNTIF([$Input.B49:.G49];&quot;&lt;&gt;&quot;)" office:value-type="float" office:value="5" calcext:value-type="float">
            <text:p>5</text:p>
          </table:table-cell>
          <table:table-cell table:style-name="ce2" table:formula="of:=IF(ISBLANK([$Input.B49]);&quot;&quot;;IF(ISNA(ORG.LIBREOFFICE.REGEX([$Input.B49];&quot;\d+.red&quot;;;1));&quot;&quot;;ORG.LIBREOFFICE.REGEX([$Input.B49];&quot;\d+.red&quot;;;1)))" office:value-type="string" office:string-value="4 red" calcext:value-type="string">
            <text:p>4 red</text:p>
          </table:table-cell>
          <table:table-cell table:style-name="ce2" table:formula="of:=IF(ISBLANK([$Input.B49]);&quot;&quot;;IF(ISNA(ORG.LIBREOFFICE.REGEX([$Input.B49];&quot;\d+.blue&quot;;;1));&quot;&quot;;ORG.LIBREOFFICE.REGEX([$Input.B49];&quot;\d+.blue&quot;;;1)))" office:value-type="string" office:string-value="7 blue" calcext:value-type="string">
            <text:p>7 blue</text:p>
          </table:table-cell>
          <table:table-cell table:style-name="ce2" table:formula="of:=IF(ISBLANK([$Input.B49]);&quot;&quot;;IF(ISNA(ORG.LIBREOFFICE.REGEX([$Input.B49];&quot;\d+.green&quot;;;1));&quot;&quot;;ORG.LIBREOFFICE.REGEX([$Input.B49];&quot;\d+.green&quot;;;1)))" office:value-type="string" office:string-value="7 green" calcext:value-type="string">
            <text:p>7 green</text:p>
          </table:table-cell>
          <table:table-cell table:style-name="ce2" table:formula="of:=IF(ISBLANK([$Input.C49]);&quot;&quot;;IF(ISNA(ORG.LIBREOFFICE.REGEX([$Input.C49];&quot;\d+.red&quot;;;1));&quot;&quot;;ORG.LIBREOFFICE.REGEX([$Input.C49];&quot;\d+.red&quot;;;1)))" office:value-type="string" office:string-value="2 red" calcext:value-type="string">
            <text:p>2 red</text:p>
          </table:table-cell>
          <table:table-cell table:style-name="ce2" table:formula="of:=IF(ISBLANK([$Input.C49]);&quot;&quot;;IF(ISNA(ORG.LIBREOFFICE.REGEX([$Input.C49];&quot;\d+.blue&quot;;;1));&quot;&quot;;ORG.LIBREOFFICE.REGEX([$Input.C49];&quot;\d+.blue&quot;;;1)))" office:value-type="string" office:string-value="12 blue" calcext:value-type="string">
            <text:p>12 blue</text:p>
          </table:table-cell>
          <table:table-cell table:style-name="ce2" table:formula="of:=IF(ISBLANK([$Input.C49]);&quot;&quot;;IF(ISNA(ORG.LIBREOFFICE.REGEX([$Input.C49];&quot;\d+.green&quot;;;1));&quot;&quot;;ORG.LIBREOFFICE.REGEX([$Input.C49];&quot;\d+.green&quot;;;1)))" office:value-type="string" office:string-value="11 green" calcext:value-type="string">
            <text:p>11 green</text:p>
          </table:table-cell>
          <table:table-cell table:style-name="ce2" table:formula="of:=IF(ISBLANK([$Input.D49]);&quot;&quot;;IF(ISNA(ORG.LIBREOFFICE.REGEX([$Input.D49];&quot;\d+.red&quot;;;1));&quot;&quot;;ORG.LIBREOFFICE.REGEX([$Input.D49];&quot;\d+.red&quot;;;1)))" office:value-type="string" office:string-value="4 red" calcext:value-type="string">
            <text:p>4 red</text:p>
          </table:table-cell>
          <table:table-cell table:style-name="ce2" table:formula="of:=IF(ISBLANK([$Input.D49]);&quot;&quot;;IF(ISNA(ORG.LIBREOFFICE.REGEX([$Input.D49];&quot;\d+.blue&quot;;;1));&quot;&quot;;ORG.LIBREOFFICE.REGEX([$Input.D49];&quot;\d+.blue&quot;;;1)))" office:value-type="string" office:string-value="12 blue" calcext:value-type="string">
            <text:p>12 blue</text:p>
          </table:table-cell>
          <table:table-cell table:style-name="ce2" table:formula="of:=IF(ISBLANK([$Input.D49]);&quot;&quot;;IF(ISNA(ORG.LIBREOFFICE.REGEX([$Input.D49];&quot;\d+.green&quot;;;1));&quot;&quot;;ORG.LIBREOFFICE.REGEX([$Input.D49];&quot;\d+.green&quot;;;1)))" office:value-type="string" office:string-value="9 green" calcext:value-type="string">
            <text:p>9 green</text:p>
          </table:table-cell>
          <table:table-cell table:style-name="ce2" table:formula="of:=IF(ISBLANK([$Input.E49]);&quot;&quot;;IF(ISNA(ORG.LIBREOFFICE.REGEX([$Input.E49];&quot;\d+.red&quot;;;1));&quot;&quot;;ORG.LIBREOFFICE.REGEX([$Input.E49];&quot;\d+.red&quot;;;1)))" office:value-type="string" office:string-value="3 red" calcext:value-type="string">
            <text:p>3 red</text:p>
          </table:table-cell>
          <table:table-cell table:style-name="ce2" table:formula="of:=IF(ISBLANK([$Input.E49]);&quot;&quot;;IF(ISNA(ORG.LIBREOFFICE.REGEX([$Input.E49];&quot;\d+.blue&quot;;;1));&quot;&quot;;ORG.LIBREOFFICE.REGEX([$Input.E49];&quot;\d+.blue&quot;;;1)))" office:value-type="string" office:string-value="8 blue" calcext:value-type="string">
            <text:p>8 blue</text:p>
          </table:table-cell>
          <table:table-cell table:style-name="ce2" table:formula="of:=IF(ISBLANK([$Input.E49]);&quot;&quot;;IF(ISNA(ORG.LIBREOFFICE.REGEX([$Input.E49];&quot;\d+.green&quot;;;1));&quot;&quot;;ORG.LIBREOFFICE.REGEX([$Input.E49];&quot;\d+.green&quot;;;1)))" office:value-type="string" office:string-value="17 green" calcext:value-type="string">
            <text:p>17 green</text:p>
          </table:table-cell>
          <table:table-cell table:style-name="ce2" table:formula="of:=IF(ISBLANK([$Input.F49]);&quot;&quot;;IF(ISNA(ORG.LIBREOFFICE.REGEX([$Input.F49];&quot;\d+.red&quot;;;1));&quot;&quot;;ORG.LIBREOFFICE.REGEX([$Input.F49];&quot;\d+.red&quot;;;1)))" office:value-type="string" office:string-value="3 red" calcext:value-type="string">
            <text:p>3 red</text:p>
          </table:table-cell>
          <table:table-cell table:style-name="ce2" table:formula="of:=IF(ISBLANK([$Input.F49]);&quot;&quot;;IF(ISNA(ORG.LIBREOFFICE.REGEX([$Input.F49];&quot;\d+.blue&quot;;;1));&quot;&quot;;ORG.LIBREOFFICE.REGEX([$Input.F49];&quot;\d+.blue&quot;;;1)))" office:value-type="string" office:string-value="14 blue" calcext:value-type="string">
            <text:p>14 blue</text:p>
          </table:table-cell>
          <table:table-cell table:style-name="ce2" table:formula="of:=IF(ISBLANK([$Input.F49]);&quot;&quot;;IF(ISNA(ORG.LIBREOFFICE.REGEX([$Input.F49];&quot;\d+.green&quot;;;1));&quot;&quot;;ORG.LIBREOFFICE.REGEX([$Input.F49];&quot;\d+.green&quot;;;1)))" office:value-type="string" office:string-value="16 green" calcext:value-type="string">
            <text:p>16 green</text:p>
          </table:table-cell>
          <table:table-cell table:style-name="ce2" table:formula="of:=IF(ISBLANK([$Input.G49]);&quot;&quot;;IF(ISNA(ORG.LIBREOFFICE.REGEX([$Input.G49];&quot;\d+.red&quot;;;1));&quot;&quot;;ORG.LIBREOFFICE.REGEX([$Input.G49];&quot;\d+.red&quot;;;1)))">
            <text:p/>
          </table:table-cell>
          <table:table-cell table:style-name="ce2" table:formula="of:=IF(ISBLANK([$Input.G49]);&quot;&quot;;IF(ISNA(ORG.LIBREOFFICE.REGEX([$Input.G49];&quot;\d+.blue&quot;;;1));&quot;&quot;;ORG.LIBREOFFICE.REGEX([$Input.G49];&quot;\d+.blue&quot;;;1)))">
            <text:p/>
          </table:table-cell>
          <table:table-cell table:style-name="ce2" table:formula="of:=IF(ISBLANK([$Input.G49]);&quot;&quot;;IF(ISNA(ORG.LIBREOFFICE.REGEX([$Input.G49];&quot;\d+.green&quot;;;1));&quot;&quot;;ORG.LIBREOFFICE.REGEX([$Input.G49];&quot;\d+.green&quot;;;1)))">
            <text:p/>
          </table:table-cell>
          <table:table-cell/>
          <table:table-cell table:style-name="ce6" table:formula="of:=IF([.C51]=&quot;&quot;;1;IF(ISNA([.C51]);1;IF(NUMBERVALUE(ORG.LIBREOFFICE.REGEX([.C51];&quot;\d+&quot;;))&gt;12;0;1)))" office:value-type="float" office:value="1" calcext:value-type="float">
            <text:p>1</text:p>
          </table:table-cell>
          <table:table-cell table:style-name="ce3" table:formula="of:=IF([.E51]=&quot;&quot;;1;IF(ISNA([.E51]);1;IF(NUMBERVALUE(ORG.LIBREOFFICE.REGEX([.E51];&quot;\d+&quot;;))&gt;13;0;1)))" office:value-type="float" office:value="1" calcext:value-type="float">
            <text:p>1</text:p>
          </table:table-cell>
          <table:table-cell table:style-name="ce12" table:formula="of:=IF([.D51]=&quot;&quot;;1;IF(ISNA([.D51]);1;IF(NUMBERVALUE(ORG.LIBREOFFICE.REGEX([.D51];&quot;\d+&quot;;))&gt;14;0;1)))" office:value-type="float" office:value="1" calcext:value-type="float">
            <text:p>1</text:p>
          </table:table-cell>
          <table:table-cell table:style-name="ce6" table:formula="of:=IF([.F51]=&quot;&quot;;1;IF(ISNA([.F51]);1;IF(NUMBERVALUE(ORG.LIBREOFFICE.REGEX([.F51];&quot;\d+&quot;;))&gt;12;0;1)))" office:value-type="float" office:value="1" calcext:value-type="float">
            <text:p>1</text:p>
          </table:table-cell>
          <table:table-cell table:style-name="ce3" table:formula="of:=IF([.H51]=&quot;&quot;;1;IF(ISNA([.H51]);1;IF(NUMBERVALUE(ORG.LIBREOFFICE.REGEX([.H51];&quot;\d+&quot;;))&gt;13;0;1)))" office:value-type="float" office:value="1" calcext:value-type="float">
            <text:p>1</text:p>
          </table:table-cell>
          <table:table-cell table:style-name="ce12" table:formula="of:=IF([.G51]=&quot;&quot;;1;IF(ISNA([.G51]);1;IF(NUMBERVALUE(ORG.LIBREOFFICE.REGEX([.G51];&quot;\d+&quot;;))&gt;14;0;1)))" office:value-type="float" office:value="1" calcext:value-type="float">
            <text:p>1</text:p>
          </table:table-cell>
          <table:table-cell table:style-name="ce6" table:formula="of:=IF([.I51]=&quot;&quot;;1;IF(ISNA([.I51]);1;IF(NUMBERVALUE(ORG.LIBREOFFICE.REGEX([.I51];&quot;\d+&quot;;))&gt;12;0;1)))" office:value-type="float" office:value="1" calcext:value-type="float">
            <text:p>1</text:p>
          </table:table-cell>
          <table:table-cell table:style-name="ce3" table:formula="of:=IF([.K51]=&quot;&quot;;1;IF(ISNA([.K51]);1;IF(NUMBERVALUE(ORG.LIBREOFFICE.REGEX([.K51];&quot;\d+&quot;;))&gt;13;0;1)))" office:value-type="float" office:value="1" calcext:value-type="float">
            <text:p>1</text:p>
          </table:table-cell>
          <table:table-cell table:style-name="ce12" table:formula="of:=IF([.J51]=&quot;&quot;;1;IF(ISNA([.J51]);1;IF(NUMBERVALUE(ORG.LIBREOFFICE.REGEX([.J51];&quot;\d+&quot;;))&gt;14;0;1)))" office:value-type="float" office:value="1" calcext:value-type="float">
            <text:p>1</text:p>
          </table:table-cell>
          <table:table-cell table:style-name="ce6" table:formula="of:=IF([.L51]=&quot;&quot;;1;IF(ISNA([.L51]);1;IF(NUMBERVALUE(ORG.LIBREOFFICE.REGEX([.L51];&quot;\d+&quot;;))&gt;12;0;1)))" office:value-type="float" office:value="1" calcext:value-type="float">
            <text:p>1</text:p>
          </table:table-cell>
          <table:table-cell table:style-name="ce3" table:formula="of:=IF([.N51]=&quot;&quot;;1;IF(ISNA([.N51]);1;IF(NUMBERVALUE(ORG.LIBREOFFICE.REGEX([.N51];&quot;\d+&quot;;))&gt;13;0;1)))" office:value-type="float" office:value="0" calcext:value-type="float">
            <text:p>0</text:p>
          </table:table-cell>
          <table:table-cell table:style-name="ce12" table:formula="of:=IF([.M51]=&quot;&quot;;1;IF(ISNA([.M51]);1;IF(NUMBERVALUE(ORG.LIBREOFFICE.REGEX([.M51];&quot;\d+&quot;;))&gt;14;0;1)))" office:value-type="float" office:value="1" calcext:value-type="float">
            <text:p>1</text:p>
          </table:table-cell>
          <table:table-cell table:style-name="ce6" table:formula="of:=IF([.O51]=&quot;&quot;;1;IF(ISNA([.O51]);1;IF(NUMBERVALUE(ORG.LIBREOFFICE.REGEX([.O51];&quot;\d+&quot;;))&gt;12;0;1)))" office:value-type="float" office:value="1" calcext:value-type="float">
            <text:p>1</text:p>
          </table:table-cell>
          <table:table-cell table:style-name="ce3" table:formula="of:=IF([.Q51]=&quot;&quot;;1;IF(ISNA([.Q51]);1;IF(NUMBERVALUE(ORG.LIBREOFFICE.REGEX([.Q51];&quot;\d+&quot;;))&gt;13;0;1)))" office:value-type="float" office:value="0" calcext:value-type="float">
            <text:p>0</text:p>
          </table:table-cell>
          <table:table-cell table:style-name="ce12" table:formula="of:=IF([.P51]=&quot;&quot;;1;IF(ISNA([.P51]);1;IF(NUMBERVALUE(ORG.LIBREOFFICE.REGEX([.P51];&quot;\d+&quot;;))&gt;14;0;1)))" office:value-type="float" office:value="1" calcext:value-type="float">
            <text:p>1</text:p>
          </table:table-cell>
          <table:table-cell table:style-name="ce6" table:formula="of:=IF([.R51]=&quot;&quot;;1;IF(ISNA([.R51]);1;IF(NUMBERVALUE(ORG.LIBREOFFICE.REGEX([.R51];&quot;\d+&quot;;))&gt;12;0;1)))" office:value-type="float" office:value="1" calcext:value-type="float">
            <text:p>1</text:p>
          </table:table-cell>
          <table:table-cell table:style-name="ce3" table:formula="of:=IF([.T51]=&quot;&quot;;1;IF(ISNA([.T51]);1;IF(NUMBERVALUE(ORG.LIBREOFFICE.REGEX([.T51];&quot;\d+&quot;;))&gt;13;0;1)))" office:value-type="float" office:value="1" calcext:value-type="float">
            <text:p>1</text:p>
          </table:table-cell>
          <table:table-cell table:style-name="ce12" table:formula="of:=IF([.S51]=&quot;&quot;;1;IF(ISNA([.S51]);1;IF(NUMBERVALUE(ORG.LIBREOFFICE.REGEX([.S51];&quot;\d+&quot;;))&gt;14;0;1)))" office:value-type="float" office:value="1" calcext:value-type="float">
            <text:p>1</text:p>
          </table:table-cell>
          <table:table-cell table:style-name="ce3" table:formula="of:=IF([.V51]=0;0;IF([.W51]=0;0;IF([.X51]=0;0;IF([.Y51]=0;0;IF([.Z51]=0;0;IF([.AA51]=0;0;IF([.AB51]=0;0;IF([.AC51]=0;0;IF([.AD51]=0;0;IF([.AE51]=0;0;IF([.AF51]=0;0;IF([.AG51]=0;0;IF([.AH51]=0;0;IF([.AI51]=0;0;IF([.AJ51]=0;0;IF([.AK51]=0;0;IF([.AL51]=0;0;IF([.AM51]=0;0;1))))))))))))))))))" office:value-type="float" office:value="0" calcext:value-type="float">
            <text:p>0</text:p>
          </table:table-cell>
          <table:table-cell table:style-name="ce3" table:formula="of:=IF([.AN51]=1;NUMBERVALUE(ORG.LIBREOFFICE.REGEX([.A51];&quot;\d+&quot;));&quot;&quot;)">
            <text:p/>
          </table:table-cell>
          <table:table-cell/>
        </table:table-row>
        <table:table-row table:style-name="ro1">
          <table:table-cell table:formula="of:=[$Input.A50]" office:value-type="string" office:string-value="Game 50" calcext:value-type="string">
            <text:p>Game 50</text:p>
          </table:table-cell>
          <table:table-cell table:style-name="ce3" table:formula="of:=COUNTIF([$Input.B50:.G50];&quot;&lt;&gt;&quot;)" office:value-type="float" office:value="3" calcext:value-type="float">
            <text:p>3</text:p>
          </table:table-cell>
          <table:table-cell table:style-name="ce2" table:formula="of:=IF(ISBLANK([$Input.B50]);&quot;&quot;;IF(ISNA(ORG.LIBREOFFICE.REGEX([$Input.B50];&quot;\d+.red&quot;;;1));&quot;&quot;;ORG.LIBREOFFICE.REGEX([$Input.B50];&quot;\d+.red&quot;;;1)))" office:value-type="string" office:string-value="4 red" calcext:value-type="string">
            <text:p>4 red</text:p>
          </table:table-cell>
          <table:table-cell table:style-name="ce2" table:formula="of:=IF(ISBLANK([$Input.B50]);&quot;&quot;;IF(ISNA(ORG.LIBREOFFICE.REGEX([$Input.B50];&quot;\d+.blue&quot;;;1));&quot;&quot;;ORG.LIBREOFFICE.REGEX([$Input.B50];&quot;\d+.blue&quot;;;1)))" office:value-type="string" office:string-value="10 blue" calcext:value-type="string">
            <text:p>10 blue</text:p>
          </table:table-cell>
          <table:table-cell table:style-name="ce2" table:formula="of:=IF(ISBLANK([$Input.B50]);&quot;&quot;;IF(ISNA(ORG.LIBREOFFICE.REGEX([$Input.B50];&quot;\d+.green&quot;;;1));&quot;&quot;;ORG.LIBREOFFICE.REGEX([$Input.B50];&quot;\d+.green&quot;;;1)))" office:value-type="string" office:string-value="5 green" calcext:value-type="string">
            <text:p>5 green</text:p>
          </table:table-cell>
          <table:table-cell table:style-name="ce2" table:formula="of:=IF(ISBLANK([$Input.C50]);&quot;&quot;;IF(ISNA(ORG.LIBREOFFICE.REGEX([$Input.C50];&quot;\d+.red&quot;;;1));&quot;&quot;;ORG.LIBREOFFICE.REGEX([$Input.C50];&quot;\d+.red&quot;;;1)))" office:value-type="string" office:string-value="14 red" calcext:value-type="string">
            <text:p>14 red</text:p>
          </table:table-cell>
          <table:table-cell table:style-name="ce2" table:formula="of:=IF(ISBLANK([$Input.C50]);&quot;&quot;;IF(ISNA(ORG.LIBREOFFICE.REGEX([$Input.C50];&quot;\d+.blue&quot;;;1));&quot;&quot;;ORG.LIBREOFFICE.REGEX([$Input.C50];&quot;\d+.blue&quot;;;1)))" office:value-type="string" office:string-value="5 blue" calcext:value-type="string">
            <text:p>5 blue</text:p>
          </table:table-cell>
          <table:table-cell table:style-name="ce2" table:formula="of:=IF(ISBLANK([$Input.C50]);&quot;&quot;;IF(ISNA(ORG.LIBREOFFICE.REGEX([$Input.C50];&quot;\d+.green&quot;;;1));&quot;&quot;;ORG.LIBREOFFICE.REGEX([$Input.C50];&quot;\d+.green&quot;;;1)))" office:value-type="string" office:string-value="7 green" calcext:value-type="string">
            <text:p>7 green</text:p>
          </table:table-cell>
          <table:table-cell table:style-name="ce2" table:formula="of:=IF(ISBLANK([$Input.D50]);&quot;&quot;;IF(ISNA(ORG.LIBREOFFICE.REGEX([$Input.D50];&quot;\d+.red&quot;;;1));&quot;&quot;;ORG.LIBREOFFICE.REGEX([$Input.D50];&quot;\d+.red&quot;;;1)))" office:value-type="string" office:string-value="12 red" calcext:value-type="string">
            <text:p>12 red</text:p>
          </table:table-cell>
          <table:table-cell table:style-name="ce2" table:formula="of:=IF(ISBLANK([$Input.D50]);&quot;&quot;;IF(ISNA(ORG.LIBREOFFICE.REGEX([$Input.D50];&quot;\d+.blue&quot;;;1));&quot;&quot;;ORG.LIBREOFFICE.REGEX([$Input.D50];&quot;\d+.blue&quot;;;1)))" office:value-type="string" office:string-value="18 blue" calcext:value-type="string">
            <text:p>18 blue</text:p>
          </table:table-cell>
          <table:table-cell table:style-name="ce2" table:formula="of:=IF(ISBLANK([$Input.D50]);&quot;&quot;;IF(ISNA(ORG.LIBREOFFICE.REGEX([$Input.D50];&quot;\d+.green&quot;;;1));&quot;&quot;;ORG.LIBREOFFICE.REGEX([$Input.D50];&quot;\d+.green&quot;;;1)))" office:value-type="string" office:string-value="14 green" calcext:value-type="string">
            <text:p>14 green</text:p>
          </table:table-cell>
          <table:table-cell table:style-name="ce2" table:formula="of:=IF(ISBLANK([$Input.E50]);&quot;&quot;;IF(ISNA(ORG.LIBREOFFICE.REGEX([$Input.E50];&quot;\d+.red&quot;;;1));&quot;&quot;;ORG.LIBREOFFICE.REGEX([$Input.E50];&quot;\d+.red&quot;;;1)))">
            <text:p/>
          </table:table-cell>
          <table:table-cell table:style-name="ce2" table:formula="of:=IF(ISBLANK([$Input.E50]);&quot;&quot;;IF(ISNA(ORG.LIBREOFFICE.REGEX([$Input.E50];&quot;\d+.blue&quot;;;1));&quot;&quot;;ORG.LIBREOFFICE.REGEX([$Input.E50];&quot;\d+.blue&quot;;;1)))">
            <text:p/>
          </table:table-cell>
          <table:table-cell table:style-name="ce2" table:formula="of:=IF(ISBLANK([$Input.E50]);&quot;&quot;;IF(ISNA(ORG.LIBREOFFICE.REGEX([$Input.E50];&quot;\d+.green&quot;;;1));&quot;&quot;;ORG.LIBREOFFICE.REGEX([$Input.E50];&quot;\d+.green&quot;;;1)))">
            <text:p/>
          </table:table-cell>
          <table:table-cell table:style-name="ce2" table:formula="of:=IF(ISBLANK([$Input.F50]);&quot;&quot;;IF(ISNA(ORG.LIBREOFFICE.REGEX([$Input.F50];&quot;\d+.red&quot;;;1));&quot;&quot;;ORG.LIBREOFFICE.REGEX([$Input.F50];&quot;\d+.red&quot;;;1)))">
            <text:p/>
          </table:table-cell>
          <table:table-cell table:style-name="ce2" table:formula="of:=IF(ISBLANK([$Input.F50]);&quot;&quot;;IF(ISNA(ORG.LIBREOFFICE.REGEX([$Input.F50];&quot;\d+.blue&quot;;;1));&quot;&quot;;ORG.LIBREOFFICE.REGEX([$Input.F50];&quot;\d+.blue&quot;;;1)))">
            <text:p/>
          </table:table-cell>
          <table:table-cell table:style-name="ce2" table:formula="of:=IF(ISBLANK([$Input.F50]);&quot;&quot;;IF(ISNA(ORG.LIBREOFFICE.REGEX([$Input.F50];&quot;\d+.green&quot;;;1));&quot;&quot;;ORG.LIBREOFFICE.REGEX([$Input.F50];&quot;\d+.green&quot;;;1)))">
            <text:p/>
          </table:table-cell>
          <table:table-cell table:style-name="ce2" table:formula="of:=IF(ISBLANK([$Input.G50]);&quot;&quot;;IF(ISNA(ORG.LIBREOFFICE.REGEX([$Input.G50];&quot;\d+.red&quot;;;1));&quot;&quot;;ORG.LIBREOFFICE.REGEX([$Input.G50];&quot;\d+.red&quot;;;1)))">
            <text:p/>
          </table:table-cell>
          <table:table-cell table:style-name="ce2" table:formula="of:=IF(ISBLANK([$Input.G50]);&quot;&quot;;IF(ISNA(ORG.LIBREOFFICE.REGEX([$Input.G50];&quot;\d+.blue&quot;;;1));&quot;&quot;;ORG.LIBREOFFICE.REGEX([$Input.G50];&quot;\d+.blue&quot;;;1)))">
            <text:p/>
          </table:table-cell>
          <table:table-cell table:style-name="ce2" table:formula="of:=IF(ISBLANK([$Input.G50]);&quot;&quot;;IF(ISNA(ORG.LIBREOFFICE.REGEX([$Input.G50];&quot;\d+.green&quot;;;1));&quot;&quot;;ORG.LIBREOFFICE.REGEX([$Input.G50];&quot;\d+.green&quot;;;1)))">
            <text:p/>
          </table:table-cell>
          <table:table-cell/>
          <table:table-cell table:style-name="ce6" table:formula="of:=IF([.C52]=&quot;&quot;;1;IF(ISNA([.C52]);1;IF(NUMBERVALUE(ORG.LIBREOFFICE.REGEX([.C52];&quot;\d+&quot;;))&gt;12;0;1)))" office:value-type="float" office:value="1" calcext:value-type="float">
            <text:p>1</text:p>
          </table:table-cell>
          <table:table-cell table:style-name="ce3" table:formula="of:=IF([.E52]=&quot;&quot;;1;IF(ISNA([.E52]);1;IF(NUMBERVALUE(ORG.LIBREOFFICE.REGEX([.E52];&quot;\d+&quot;;))&gt;13;0;1)))" office:value-type="float" office:value="1" calcext:value-type="float">
            <text:p>1</text:p>
          </table:table-cell>
          <table:table-cell table:style-name="ce12" table:formula="of:=IF([.D52]=&quot;&quot;;1;IF(ISNA([.D52]);1;IF(NUMBERVALUE(ORG.LIBREOFFICE.REGEX([.D52];&quot;\d+&quot;;))&gt;14;0;1)))" office:value-type="float" office:value="1" calcext:value-type="float">
            <text:p>1</text:p>
          </table:table-cell>
          <table:table-cell table:style-name="ce6" table:formula="of:=IF([.F52]=&quot;&quot;;1;IF(ISNA([.F52]);1;IF(NUMBERVALUE(ORG.LIBREOFFICE.REGEX([.F52];&quot;\d+&quot;;))&gt;12;0;1)))" office:value-type="float" office:value="0" calcext:value-type="float">
            <text:p>0</text:p>
          </table:table-cell>
          <table:table-cell table:style-name="ce3" table:formula="of:=IF([.H52]=&quot;&quot;;1;IF(ISNA([.H52]);1;IF(NUMBERVALUE(ORG.LIBREOFFICE.REGEX([.H52];&quot;\d+&quot;;))&gt;13;0;1)))" office:value-type="float" office:value="1" calcext:value-type="float">
            <text:p>1</text:p>
          </table:table-cell>
          <table:table-cell table:style-name="ce12" table:formula="of:=IF([.G52]=&quot;&quot;;1;IF(ISNA([.G52]);1;IF(NUMBERVALUE(ORG.LIBREOFFICE.REGEX([.G52];&quot;\d+&quot;;))&gt;14;0;1)))" office:value-type="float" office:value="1" calcext:value-type="float">
            <text:p>1</text:p>
          </table:table-cell>
          <table:table-cell table:style-name="ce6" table:formula="of:=IF([.I52]=&quot;&quot;;1;IF(ISNA([.I52]);1;IF(NUMBERVALUE(ORG.LIBREOFFICE.REGEX([.I52];&quot;\d+&quot;;))&gt;12;0;1)))" office:value-type="float" office:value="1" calcext:value-type="float">
            <text:p>1</text:p>
          </table:table-cell>
          <table:table-cell table:style-name="ce3" table:formula="of:=IF([.K52]=&quot;&quot;;1;IF(ISNA([.K52]);1;IF(NUMBERVALUE(ORG.LIBREOFFICE.REGEX([.K52];&quot;\d+&quot;;))&gt;13;0;1)))" office:value-type="float" office:value="0" calcext:value-type="float">
            <text:p>0</text:p>
          </table:table-cell>
          <table:table-cell table:style-name="ce12" table:formula="of:=IF([.J52]=&quot;&quot;;1;IF(ISNA([.J52]);1;IF(NUMBERVALUE(ORG.LIBREOFFICE.REGEX([.J52];&quot;\d+&quot;;))&gt;14;0;1)))" office:value-type="float" office:value="0" calcext:value-type="float">
            <text:p>0</text:p>
          </table:table-cell>
          <table:table-cell table:style-name="ce6" table:formula="of:=IF([.L52]=&quot;&quot;;1;IF(ISNA([.L52]);1;IF(NUMBERVALUE(ORG.LIBREOFFICE.REGEX([.L52];&quot;\d+&quot;;))&gt;12;0;1)))" office:value-type="float" office:value="1" calcext:value-type="float">
            <text:p>1</text:p>
          </table:table-cell>
          <table:table-cell table:style-name="ce3" table:formula="of:=IF([.N52]=&quot;&quot;;1;IF(ISNA([.N52]);1;IF(NUMBERVALUE(ORG.LIBREOFFICE.REGEX([.N52];&quot;\d+&quot;;))&gt;13;0;1)))" office:value-type="float" office:value="1" calcext:value-type="float">
            <text:p>1</text:p>
          </table:table-cell>
          <table:table-cell table:style-name="ce12" table:formula="of:=IF([.M52]=&quot;&quot;;1;IF(ISNA([.M52]);1;IF(NUMBERVALUE(ORG.LIBREOFFICE.REGEX([.M52];&quot;\d+&quot;;))&gt;14;0;1)))" office:value-type="float" office:value="1" calcext:value-type="float">
            <text:p>1</text:p>
          </table:table-cell>
          <table:table-cell table:style-name="ce6" table:formula="of:=IF([.O52]=&quot;&quot;;1;IF(ISNA([.O52]);1;IF(NUMBERVALUE(ORG.LIBREOFFICE.REGEX([.O52];&quot;\d+&quot;;))&gt;12;0;1)))" office:value-type="float" office:value="1" calcext:value-type="float">
            <text:p>1</text:p>
          </table:table-cell>
          <table:table-cell table:style-name="ce3" table:formula="of:=IF([.Q52]=&quot;&quot;;1;IF(ISNA([.Q52]);1;IF(NUMBERVALUE(ORG.LIBREOFFICE.REGEX([.Q52];&quot;\d+&quot;;))&gt;13;0;1)))" office:value-type="float" office:value="1" calcext:value-type="float">
            <text:p>1</text:p>
          </table:table-cell>
          <table:table-cell table:style-name="ce12" table:formula="of:=IF([.P52]=&quot;&quot;;1;IF(ISNA([.P52]);1;IF(NUMBERVALUE(ORG.LIBREOFFICE.REGEX([.P52];&quot;\d+&quot;;))&gt;14;0;1)))" office:value-type="float" office:value="1" calcext:value-type="float">
            <text:p>1</text:p>
          </table:table-cell>
          <table:table-cell table:style-name="ce6" table:formula="of:=IF([.R52]=&quot;&quot;;1;IF(ISNA([.R52]);1;IF(NUMBERVALUE(ORG.LIBREOFFICE.REGEX([.R52];&quot;\d+&quot;;))&gt;12;0;1)))" office:value-type="float" office:value="1" calcext:value-type="float">
            <text:p>1</text:p>
          </table:table-cell>
          <table:table-cell table:style-name="ce3" table:formula="of:=IF([.T52]=&quot;&quot;;1;IF(ISNA([.T52]);1;IF(NUMBERVALUE(ORG.LIBREOFFICE.REGEX([.T52];&quot;\d+&quot;;))&gt;13;0;1)))" office:value-type="float" office:value="1" calcext:value-type="float">
            <text:p>1</text:p>
          </table:table-cell>
          <table:table-cell table:style-name="ce12" table:formula="of:=IF([.S52]=&quot;&quot;;1;IF(ISNA([.S52]);1;IF(NUMBERVALUE(ORG.LIBREOFFICE.REGEX([.S52];&quot;\d+&quot;;))&gt;14;0;1)))" office:value-type="float" office:value="1" calcext:value-type="float">
            <text:p>1</text:p>
          </table:table-cell>
          <table:table-cell table:style-name="ce3" table:formula="of:=IF([.V52]=0;0;IF([.W52]=0;0;IF([.X52]=0;0;IF([.Y52]=0;0;IF([.Z52]=0;0;IF([.AA52]=0;0;IF([.AB52]=0;0;IF([.AC52]=0;0;IF([.AD52]=0;0;IF([.AE52]=0;0;IF([.AF52]=0;0;IF([.AG52]=0;0;IF([.AH52]=0;0;IF([.AI52]=0;0;IF([.AJ52]=0;0;IF([.AK52]=0;0;IF([.AL52]=0;0;IF([.AM52]=0;0;1))))))))))))))))))" office:value-type="float" office:value="0" calcext:value-type="float">
            <text:p>0</text:p>
          </table:table-cell>
          <table:table-cell table:style-name="ce3" table:formula="of:=IF([.AN52]=1;NUMBERVALUE(ORG.LIBREOFFICE.REGEX([.A52];&quot;\d+&quot;));&quot;&quot;)">
            <text:p/>
          </table:table-cell>
          <table:table-cell/>
        </table:table-row>
        <table:table-row table:style-name="ro1">
          <table:table-cell table:formula="of:=[$Input.A51]" office:value-type="string" office:string-value="Game 51" calcext:value-type="string">
            <text:p>Game 51</text:p>
          </table:table-cell>
          <table:table-cell table:style-name="ce3" table:formula="of:=COUNTIF([$Input.B51:.G51];&quot;&lt;&gt;&quot;)" office:value-type="float" office:value="3" calcext:value-type="float">
            <text:p>3</text:p>
          </table:table-cell>
          <table:table-cell table:style-name="ce2" table:formula="of:=IF(ISBLANK([$Input.B51]);&quot;&quot;;IF(ISNA(ORG.LIBREOFFICE.REGEX([$Input.B51];&quot;\d+.red&quot;;;1));&quot;&quot;;ORG.LIBREOFFICE.REGEX([$Input.B51];&quot;\d+.red&quot;;;1)))">
            <text:p/>
          </table:table-cell>
          <table:table-cell table:style-name="ce2" table:formula="of:=IF(ISBLANK([$Input.B51]);&quot;&quot;;IF(ISNA(ORG.LIBREOFFICE.REGEX([$Input.B51];&quot;\d+.blue&quot;;;1));&quot;&quot;;ORG.LIBREOFFICE.REGEX([$Input.B51];&quot;\d+.blue&quot;;;1)))" office:value-type="string" office:string-value="3 blue" calcext:value-type="string">
            <text:p>3 blue</text:p>
          </table:table-cell>
          <table:table-cell table:style-name="ce2" table:formula="of:=IF(ISBLANK([$Input.B51]);&quot;&quot;;IF(ISNA(ORG.LIBREOFFICE.REGEX([$Input.B51];&quot;\d+.green&quot;;;1));&quot;&quot;;ORG.LIBREOFFICE.REGEX([$Input.B51];&quot;\d+.green&quot;;;1)))" office:value-type="string" office:string-value="12 green" calcext:value-type="string">
            <text:p>12 green</text:p>
          </table:table-cell>
          <table:table-cell table:style-name="ce2" table:formula="of:=IF(ISBLANK([$Input.C51]);&quot;&quot;;IF(ISNA(ORG.LIBREOFFICE.REGEX([$Input.C51];&quot;\d+.red&quot;;;1));&quot;&quot;;ORG.LIBREOFFICE.REGEX([$Input.C51];&quot;\d+.red&quot;;;1)))" office:value-type="string" office:string-value="2 red" calcext:value-type="string">
            <text:p>2 red</text:p>
          </table:table-cell>
          <table:table-cell table:style-name="ce2" table:formula="of:=IF(ISBLANK([$Input.C51]);&quot;&quot;;IF(ISNA(ORG.LIBREOFFICE.REGEX([$Input.C51];&quot;\d+.blue&quot;;;1));&quot;&quot;;ORG.LIBREOFFICE.REGEX([$Input.C51];&quot;\d+.blue&quot;;;1)))" office:value-type="string" office:string-value="4 blue" calcext:value-type="string">
            <text:p>4 blue</text:p>
          </table:table-cell>
          <table:table-cell table:style-name="ce2" table:formula="of:=IF(ISBLANK([$Input.C51]);&quot;&quot;;IF(ISNA(ORG.LIBREOFFICE.REGEX([$Input.C51];&quot;\d+.green&quot;;;1));&quot;&quot;;ORG.LIBREOFFICE.REGEX([$Input.C51];&quot;\d+.green&quot;;;1)))" office:value-type="string" office:string-value="10 green" calcext:value-type="string">
            <text:p>10 green</text:p>
          </table:table-cell>
          <table:table-cell table:style-name="ce2" table:formula="of:=IF(ISBLANK([$Input.D51]);&quot;&quot;;IF(ISNA(ORG.LIBREOFFICE.REGEX([$Input.D51];&quot;\d+.red&quot;;;1));&quot;&quot;;ORG.LIBREOFFICE.REGEX([$Input.D51];&quot;\d+.red&quot;;;1)))">
            <text:p/>
          </table:table-cell>
          <table:table-cell table:style-name="ce2" table:formula="of:=IF(ISBLANK([$Input.D51]);&quot;&quot;;IF(ISNA(ORG.LIBREOFFICE.REGEX([$Input.D51];&quot;\d+.blue&quot;;;1));&quot;&quot;;ORG.LIBREOFFICE.REGEX([$Input.D51];&quot;\d+.blue&quot;;;1)))" office:value-type="string" office:string-value="5 blue" calcext:value-type="string">
            <text:p>5 blue</text:p>
          </table:table-cell>
          <table:table-cell table:style-name="ce2" table:formula="of:=IF(ISBLANK([$Input.D51]);&quot;&quot;;IF(ISNA(ORG.LIBREOFFICE.REGEX([$Input.D51];&quot;\d+.green&quot;;;1));&quot;&quot;;ORG.LIBREOFFICE.REGEX([$Input.D51];&quot;\d+.green&quot;;;1)))" office:value-type="string" office:string-value="3 green" calcext:value-type="string">
            <text:p>3 green</text:p>
          </table:table-cell>
          <table:table-cell table:style-name="ce2" table:formula="of:=IF(ISBLANK([$Input.E51]);&quot;&quot;;IF(ISNA(ORG.LIBREOFFICE.REGEX([$Input.E51];&quot;\d+.red&quot;;;1));&quot;&quot;;ORG.LIBREOFFICE.REGEX([$Input.E51];&quot;\d+.red&quot;;;1)))">
            <text:p/>
          </table:table-cell>
          <table:table-cell table:style-name="ce2" table:formula="of:=IF(ISBLANK([$Input.E51]);&quot;&quot;;IF(ISNA(ORG.LIBREOFFICE.REGEX([$Input.E51];&quot;\d+.blue&quot;;;1));&quot;&quot;;ORG.LIBREOFFICE.REGEX([$Input.E51];&quot;\d+.blue&quot;;;1)))">
            <text:p/>
          </table:table-cell>
          <table:table-cell table:style-name="ce2" table:formula="of:=IF(ISBLANK([$Input.E51]);&quot;&quot;;IF(ISNA(ORG.LIBREOFFICE.REGEX([$Input.E51];&quot;\d+.green&quot;;;1));&quot;&quot;;ORG.LIBREOFFICE.REGEX([$Input.E51];&quot;\d+.green&quot;;;1)))">
            <text:p/>
          </table:table-cell>
          <table:table-cell table:style-name="ce2" table:formula="of:=IF(ISBLANK([$Input.F51]);&quot;&quot;;IF(ISNA(ORG.LIBREOFFICE.REGEX([$Input.F51];&quot;\d+.red&quot;;;1));&quot;&quot;;ORG.LIBREOFFICE.REGEX([$Input.F51];&quot;\d+.red&quot;;;1)))">
            <text:p/>
          </table:table-cell>
          <table:table-cell table:style-name="ce2" table:formula="of:=IF(ISBLANK([$Input.F51]);&quot;&quot;;IF(ISNA(ORG.LIBREOFFICE.REGEX([$Input.F51];&quot;\d+.blue&quot;;;1));&quot;&quot;;ORG.LIBREOFFICE.REGEX([$Input.F51];&quot;\d+.blue&quot;;;1)))">
            <text:p/>
          </table:table-cell>
          <table:table-cell table:style-name="ce2" table:formula="of:=IF(ISBLANK([$Input.F51]);&quot;&quot;;IF(ISNA(ORG.LIBREOFFICE.REGEX([$Input.F51];&quot;\d+.green&quot;;;1));&quot;&quot;;ORG.LIBREOFFICE.REGEX([$Input.F51];&quot;\d+.green&quot;;;1)))">
            <text:p/>
          </table:table-cell>
          <table:table-cell table:style-name="ce2" table:formula="of:=IF(ISBLANK([$Input.G51]);&quot;&quot;;IF(ISNA(ORG.LIBREOFFICE.REGEX([$Input.G51];&quot;\d+.red&quot;;;1));&quot;&quot;;ORG.LIBREOFFICE.REGEX([$Input.G51];&quot;\d+.red&quot;;;1)))">
            <text:p/>
          </table:table-cell>
          <table:table-cell table:style-name="ce2" table:formula="of:=IF(ISBLANK([$Input.G51]);&quot;&quot;;IF(ISNA(ORG.LIBREOFFICE.REGEX([$Input.G51];&quot;\d+.blue&quot;;;1));&quot;&quot;;ORG.LIBREOFFICE.REGEX([$Input.G51];&quot;\d+.blue&quot;;;1)))">
            <text:p/>
          </table:table-cell>
          <table:table-cell table:style-name="ce2" table:formula="of:=IF(ISBLANK([$Input.G51]);&quot;&quot;;IF(ISNA(ORG.LIBREOFFICE.REGEX([$Input.G51];&quot;\d+.green&quot;;;1));&quot;&quot;;ORG.LIBREOFFICE.REGEX([$Input.G51];&quot;\d+.green&quot;;;1)))">
            <text:p/>
          </table:table-cell>
          <table:table-cell/>
          <table:table-cell table:style-name="ce6" table:formula="of:=IF([.C53]=&quot;&quot;;1;IF(ISNA([.C53]);1;IF(NUMBERVALUE(ORG.LIBREOFFICE.REGEX([.C53];&quot;\d+&quot;;))&gt;12;0;1)))" office:value-type="float" office:value="1" calcext:value-type="float">
            <text:p>1</text:p>
          </table:table-cell>
          <table:table-cell table:style-name="ce3" table:formula="of:=IF([.E53]=&quot;&quot;;1;IF(ISNA([.E53]);1;IF(NUMBERVALUE(ORG.LIBREOFFICE.REGEX([.E53];&quot;\d+&quot;;))&gt;13;0;1)))" office:value-type="float" office:value="1" calcext:value-type="float">
            <text:p>1</text:p>
          </table:table-cell>
          <table:table-cell table:style-name="ce12" table:formula="of:=IF([.D53]=&quot;&quot;;1;IF(ISNA([.D53]);1;IF(NUMBERVALUE(ORG.LIBREOFFICE.REGEX([.D53];&quot;\d+&quot;;))&gt;14;0;1)))" office:value-type="float" office:value="1" calcext:value-type="float">
            <text:p>1</text:p>
          </table:table-cell>
          <table:table-cell table:style-name="ce6" table:formula="of:=IF([.F53]=&quot;&quot;;1;IF(ISNA([.F53]);1;IF(NUMBERVALUE(ORG.LIBREOFFICE.REGEX([.F53];&quot;\d+&quot;;))&gt;12;0;1)))" office:value-type="float" office:value="1" calcext:value-type="float">
            <text:p>1</text:p>
          </table:table-cell>
          <table:table-cell table:style-name="ce3" table:formula="of:=IF([.H53]=&quot;&quot;;1;IF(ISNA([.H53]);1;IF(NUMBERVALUE(ORG.LIBREOFFICE.REGEX([.H53];&quot;\d+&quot;;))&gt;13;0;1)))" office:value-type="float" office:value="1" calcext:value-type="float">
            <text:p>1</text:p>
          </table:table-cell>
          <table:table-cell table:style-name="ce12" table:formula="of:=IF([.G53]=&quot;&quot;;1;IF(ISNA([.G53]);1;IF(NUMBERVALUE(ORG.LIBREOFFICE.REGEX([.G53];&quot;\d+&quot;;))&gt;14;0;1)))" office:value-type="float" office:value="1" calcext:value-type="float">
            <text:p>1</text:p>
          </table:table-cell>
          <table:table-cell table:style-name="ce6" table:formula="of:=IF([.I53]=&quot;&quot;;1;IF(ISNA([.I53]);1;IF(NUMBERVALUE(ORG.LIBREOFFICE.REGEX([.I53];&quot;\d+&quot;;))&gt;12;0;1)))" office:value-type="float" office:value="1" calcext:value-type="float">
            <text:p>1</text:p>
          </table:table-cell>
          <table:table-cell table:style-name="ce3" table:formula="of:=IF([.K53]=&quot;&quot;;1;IF(ISNA([.K53]);1;IF(NUMBERVALUE(ORG.LIBREOFFICE.REGEX([.K53];&quot;\d+&quot;;))&gt;13;0;1)))" office:value-type="float" office:value="1" calcext:value-type="float">
            <text:p>1</text:p>
          </table:table-cell>
          <table:table-cell table:style-name="ce12" table:formula="of:=IF([.J53]=&quot;&quot;;1;IF(ISNA([.J53]);1;IF(NUMBERVALUE(ORG.LIBREOFFICE.REGEX([.J53];&quot;\d+&quot;;))&gt;14;0;1)))" office:value-type="float" office:value="1" calcext:value-type="float">
            <text:p>1</text:p>
          </table:table-cell>
          <table:table-cell table:style-name="ce6" table:formula="of:=IF([.L53]=&quot;&quot;;1;IF(ISNA([.L53]);1;IF(NUMBERVALUE(ORG.LIBREOFFICE.REGEX([.L53];&quot;\d+&quot;;))&gt;12;0;1)))" office:value-type="float" office:value="1" calcext:value-type="float">
            <text:p>1</text:p>
          </table:table-cell>
          <table:table-cell table:style-name="ce3" table:formula="of:=IF([.N53]=&quot;&quot;;1;IF(ISNA([.N53]);1;IF(NUMBERVALUE(ORG.LIBREOFFICE.REGEX([.N53];&quot;\d+&quot;;))&gt;13;0;1)))" office:value-type="float" office:value="1" calcext:value-type="float">
            <text:p>1</text:p>
          </table:table-cell>
          <table:table-cell table:style-name="ce12" table:formula="of:=IF([.M53]=&quot;&quot;;1;IF(ISNA([.M53]);1;IF(NUMBERVALUE(ORG.LIBREOFFICE.REGEX([.M53];&quot;\d+&quot;;))&gt;14;0;1)))" office:value-type="float" office:value="1" calcext:value-type="float">
            <text:p>1</text:p>
          </table:table-cell>
          <table:table-cell table:style-name="ce6" table:formula="of:=IF([.O53]=&quot;&quot;;1;IF(ISNA([.O53]);1;IF(NUMBERVALUE(ORG.LIBREOFFICE.REGEX([.O53];&quot;\d+&quot;;))&gt;12;0;1)))" office:value-type="float" office:value="1" calcext:value-type="float">
            <text:p>1</text:p>
          </table:table-cell>
          <table:table-cell table:style-name="ce3" table:formula="of:=IF([.Q53]=&quot;&quot;;1;IF(ISNA([.Q53]);1;IF(NUMBERVALUE(ORG.LIBREOFFICE.REGEX([.Q53];&quot;\d+&quot;;))&gt;13;0;1)))" office:value-type="float" office:value="1" calcext:value-type="float">
            <text:p>1</text:p>
          </table:table-cell>
          <table:table-cell table:style-name="ce12" table:formula="of:=IF([.P53]=&quot;&quot;;1;IF(ISNA([.P53]);1;IF(NUMBERVALUE(ORG.LIBREOFFICE.REGEX([.P53];&quot;\d+&quot;;))&gt;14;0;1)))" office:value-type="float" office:value="1" calcext:value-type="float">
            <text:p>1</text:p>
          </table:table-cell>
          <table:table-cell table:style-name="ce6" table:formula="of:=IF([.R53]=&quot;&quot;;1;IF(ISNA([.R53]);1;IF(NUMBERVALUE(ORG.LIBREOFFICE.REGEX([.R53];&quot;\d+&quot;;))&gt;12;0;1)))" office:value-type="float" office:value="1" calcext:value-type="float">
            <text:p>1</text:p>
          </table:table-cell>
          <table:table-cell table:style-name="ce3" table:formula="of:=IF([.T53]=&quot;&quot;;1;IF(ISNA([.T53]);1;IF(NUMBERVALUE(ORG.LIBREOFFICE.REGEX([.T53];&quot;\d+&quot;;))&gt;13;0;1)))" office:value-type="float" office:value="1" calcext:value-type="float">
            <text:p>1</text:p>
          </table:table-cell>
          <table:table-cell table:style-name="ce12" table:formula="of:=IF([.S53]=&quot;&quot;;1;IF(ISNA([.S53]);1;IF(NUMBERVALUE(ORG.LIBREOFFICE.REGEX([.S53];&quot;\d+&quot;;))&gt;14;0;1)))" office:value-type="float" office:value="1" calcext:value-type="float">
            <text:p>1</text:p>
          </table:table-cell>
          <table:table-cell table:style-name="ce3" table:formula="of:=IF([.V53]=0;0;IF([.W53]=0;0;IF([.X53]=0;0;IF([.Y53]=0;0;IF([.Z53]=0;0;IF([.AA53]=0;0;IF([.AB53]=0;0;IF([.AC53]=0;0;IF([.AD53]=0;0;IF([.AE53]=0;0;IF([.AF53]=0;0;IF([.AG53]=0;0;IF([.AH53]=0;0;IF([.AI53]=0;0;IF([.AJ53]=0;0;IF([.AK53]=0;0;IF([.AL53]=0;0;IF([.AM53]=0;0;1))))))))))))))))))" office:value-type="float" office:value="1" calcext:value-type="float">
            <text:p>1</text:p>
          </table:table-cell>
          <table:table-cell table:style-name="ce3" table:formula="of:=IF([.AN53]=1;NUMBERVALUE(ORG.LIBREOFFICE.REGEX([.A53];&quot;\d+&quot;));&quot;&quot;)"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$Input.A52]" office:value-type="string" office:string-value="Game 52" calcext:value-type="string">
            <text:p>Game 52</text:p>
          </table:table-cell>
          <table:table-cell table:style-name="ce3" table:formula="of:=COUNTIF([$Input.B52:.G52];&quot;&lt;&gt;&quot;)" office:value-type="float" office:value="4" calcext:value-type="float">
            <text:p>4</text:p>
          </table:table-cell>
          <table:table-cell table:style-name="ce2" table:formula="of:=IF(ISBLANK([$Input.B52]);&quot;&quot;;IF(ISNA(ORG.LIBREOFFICE.REGEX([$Input.B52];&quot;\d+.red&quot;;;1));&quot;&quot;;ORG.LIBREOFFICE.REGEX([$Input.B52];&quot;\d+.red&quot;;;1)))" office:value-type="string" office:string-value="6 red" calcext:value-type="string">
            <text:p>6 red</text:p>
          </table:table-cell>
          <table:table-cell table:style-name="ce2" table:formula="of:=IF(ISBLANK([$Input.B52]);&quot;&quot;;IF(ISNA(ORG.LIBREOFFICE.REGEX([$Input.B52];&quot;\d+.blue&quot;;;1));&quot;&quot;;ORG.LIBREOFFICE.REGEX([$Input.B52];&quot;\d+.blue&quot;;;1)))" office:value-type="string" office:string-value="7 blue" calcext:value-type="string">
            <text:p>7 blue</text:p>
          </table:table-cell>
          <table:table-cell table:style-name="ce2" table:formula="of:=IF(ISBLANK([$Input.B52]);&quot;&quot;;IF(ISNA(ORG.LIBREOFFICE.REGEX([$Input.B52];&quot;\d+.green&quot;;;1));&quot;&quot;;ORG.LIBREOFFICE.REGEX([$Input.B52];&quot;\d+.green&quot;;;1)))" office:value-type="string" office:string-value="12 green" calcext:value-type="string">
            <text:p>12 green</text:p>
          </table:table-cell>
          <table:table-cell table:style-name="ce2" table:formula="of:=IF(ISBLANK([$Input.C52]);&quot;&quot;;IF(ISNA(ORG.LIBREOFFICE.REGEX([$Input.C52];&quot;\d+.red&quot;;;1));&quot;&quot;;ORG.LIBREOFFICE.REGEX([$Input.C52];&quot;\d+.red&quot;;;1)))" office:value-type="string" office:string-value="6 red" calcext:value-type="string">
            <text:p>6 red</text:p>
          </table:table-cell>
          <table:table-cell table:style-name="ce2" table:formula="of:=IF(ISBLANK([$Input.C52]);&quot;&quot;;IF(ISNA(ORG.LIBREOFFICE.REGEX([$Input.C52];&quot;\d+.blue&quot;;;1));&quot;&quot;;ORG.LIBREOFFICE.REGEX([$Input.C52];&quot;\d+.blue&quot;;;1)))" office:value-type="string" office:string-value="18 blue" calcext:value-type="string">
            <text:p>18 blue</text:p>
          </table:table-cell>
          <table:table-cell table:style-name="ce2" table:formula="of:=IF(ISBLANK([$Input.C52]);&quot;&quot;;IF(ISNA(ORG.LIBREOFFICE.REGEX([$Input.C52];&quot;\d+.green&quot;;;1));&quot;&quot;;ORG.LIBREOFFICE.REGEX([$Input.C52];&quot;\d+.green&quot;;;1)))" office:value-type="string" office:string-value="20 green" calcext:value-type="string">
            <text:p>20 green</text:p>
          </table:table-cell>
          <table:table-cell table:style-name="ce2" table:formula="of:=IF(ISBLANK([$Input.D52]);&quot;&quot;;IF(ISNA(ORG.LIBREOFFICE.REGEX([$Input.D52];&quot;\d+.red&quot;;;1));&quot;&quot;;ORG.LIBREOFFICE.REGEX([$Input.D52];&quot;\d+.red&quot;;;1)))" office:value-type="string" office:string-value="11 red" calcext:value-type="string">
            <text:p>11 red</text:p>
          </table:table-cell>
          <table:table-cell table:style-name="ce2" table:formula="of:=IF(ISBLANK([$Input.D52]);&quot;&quot;;IF(ISNA(ORG.LIBREOFFICE.REGEX([$Input.D52];&quot;\d+.blue&quot;;;1));&quot;&quot;;ORG.LIBREOFFICE.REGEX([$Input.D52];&quot;\d+.blue&quot;;;1)))" office:value-type="string" office:string-value="5 blue" calcext:value-type="string">
            <text:p>5 blue</text:p>
          </table:table-cell>
          <table:table-cell table:style-name="ce2" table:formula="of:=IF(ISBLANK([$Input.D52]);&quot;&quot;;IF(ISNA(ORG.LIBREOFFICE.REGEX([$Input.D52];&quot;\d+.green&quot;;;1));&quot;&quot;;ORG.LIBREOFFICE.REGEX([$Input.D52];&quot;\d+.green&quot;;;1)))" office:value-type="string" office:string-value="1 green" calcext:value-type="string">
            <text:p>1 green</text:p>
          </table:table-cell>
          <table:table-cell table:style-name="ce2" table:formula="of:=IF(ISBLANK([$Input.E52]);&quot;&quot;;IF(ISNA(ORG.LIBREOFFICE.REGEX([$Input.E52];&quot;\d+.red&quot;;;1));&quot;&quot;;ORG.LIBREOFFICE.REGEX([$Input.E52];&quot;\d+.red&quot;;;1)))" office:value-type="string" office:string-value="6 red" calcext:value-type="string">
            <text:p>6 red</text:p>
          </table:table-cell>
          <table:table-cell table:style-name="ce2" table:formula="of:=IF(ISBLANK([$Input.E52]);&quot;&quot;;IF(ISNA(ORG.LIBREOFFICE.REGEX([$Input.E52];&quot;\d+.blue&quot;;;1));&quot;&quot;;ORG.LIBREOFFICE.REGEX([$Input.E52];&quot;\d+.blue&quot;;;1)))" office:value-type="string" office:string-value="15 blue" calcext:value-type="string">
            <text:p>15 blue</text:p>
          </table:table-cell>
          <table:table-cell table:style-name="ce2" table:formula="of:=IF(ISBLANK([$Input.E52]);&quot;&quot;;IF(ISNA(ORG.LIBREOFFICE.REGEX([$Input.E52];&quot;\d+.green&quot;;;1));&quot;&quot;;ORG.LIBREOFFICE.REGEX([$Input.E52];&quot;\d+.green&quot;;;1)))" office:value-type="string" office:string-value="2 green" calcext:value-type="string">
            <text:p>2 green</text:p>
          </table:table-cell>
          <table:table-cell table:style-name="ce2" table:formula="of:=IF(ISBLANK([$Input.F52]);&quot;&quot;;IF(ISNA(ORG.LIBREOFFICE.REGEX([$Input.F52];&quot;\d+.red&quot;;;1));&quot;&quot;;ORG.LIBREOFFICE.REGEX([$Input.F52];&quot;\d+.red&quot;;;1)))">
            <text:p/>
          </table:table-cell>
          <table:table-cell table:style-name="ce2" table:formula="of:=IF(ISBLANK([$Input.F52]);&quot;&quot;;IF(ISNA(ORG.LIBREOFFICE.REGEX([$Input.F52];&quot;\d+.blue&quot;;;1));&quot;&quot;;ORG.LIBREOFFICE.REGEX([$Input.F52];&quot;\d+.blue&quot;;;1)))">
            <text:p/>
          </table:table-cell>
          <table:table-cell table:style-name="ce2" table:formula="of:=IF(ISBLANK([$Input.F52]);&quot;&quot;;IF(ISNA(ORG.LIBREOFFICE.REGEX([$Input.F52];&quot;\d+.green&quot;;;1));&quot;&quot;;ORG.LIBREOFFICE.REGEX([$Input.F52];&quot;\d+.green&quot;;;1)))">
            <text:p/>
          </table:table-cell>
          <table:table-cell table:style-name="ce2" table:formula="of:=IF(ISBLANK([$Input.G52]);&quot;&quot;;IF(ISNA(ORG.LIBREOFFICE.REGEX([$Input.G52];&quot;\d+.red&quot;;;1));&quot;&quot;;ORG.LIBREOFFICE.REGEX([$Input.G52];&quot;\d+.red&quot;;;1)))">
            <text:p/>
          </table:table-cell>
          <table:table-cell table:style-name="ce2" table:formula="of:=IF(ISBLANK([$Input.G52]);&quot;&quot;;IF(ISNA(ORG.LIBREOFFICE.REGEX([$Input.G52];&quot;\d+.blue&quot;;;1));&quot;&quot;;ORG.LIBREOFFICE.REGEX([$Input.G52];&quot;\d+.blue&quot;;;1)))">
            <text:p/>
          </table:table-cell>
          <table:table-cell table:style-name="ce2" table:formula="of:=IF(ISBLANK([$Input.G52]);&quot;&quot;;IF(ISNA(ORG.LIBREOFFICE.REGEX([$Input.G52];&quot;\d+.green&quot;;;1));&quot;&quot;;ORG.LIBREOFFICE.REGEX([$Input.G52];&quot;\d+.green&quot;;;1)))">
            <text:p/>
          </table:table-cell>
          <table:table-cell/>
          <table:table-cell table:style-name="ce6" table:formula="of:=IF([.C54]=&quot;&quot;;1;IF(ISNA([.C54]);1;IF(NUMBERVALUE(ORG.LIBREOFFICE.REGEX([.C54];&quot;\d+&quot;;))&gt;12;0;1)))" office:value-type="float" office:value="1" calcext:value-type="float">
            <text:p>1</text:p>
          </table:table-cell>
          <table:table-cell table:style-name="ce3" table:formula="of:=IF([.E54]=&quot;&quot;;1;IF(ISNA([.E54]);1;IF(NUMBERVALUE(ORG.LIBREOFFICE.REGEX([.E54];&quot;\d+&quot;;))&gt;13;0;1)))" office:value-type="float" office:value="1" calcext:value-type="float">
            <text:p>1</text:p>
          </table:table-cell>
          <table:table-cell table:style-name="ce12" table:formula="of:=IF([.D54]=&quot;&quot;;1;IF(ISNA([.D54]);1;IF(NUMBERVALUE(ORG.LIBREOFFICE.REGEX([.D54];&quot;\d+&quot;;))&gt;14;0;1)))" office:value-type="float" office:value="1" calcext:value-type="float">
            <text:p>1</text:p>
          </table:table-cell>
          <table:table-cell table:style-name="ce6" table:formula="of:=IF([.F54]=&quot;&quot;;1;IF(ISNA([.F54]);1;IF(NUMBERVALUE(ORG.LIBREOFFICE.REGEX([.F54];&quot;\d+&quot;;))&gt;12;0;1)))" office:value-type="float" office:value="1" calcext:value-type="float">
            <text:p>1</text:p>
          </table:table-cell>
          <table:table-cell table:style-name="ce3" table:formula="of:=IF([.H54]=&quot;&quot;;1;IF(ISNA([.H54]);1;IF(NUMBERVALUE(ORG.LIBREOFFICE.REGEX([.H54];&quot;\d+&quot;;))&gt;13;0;1)))" office:value-type="float" office:value="0" calcext:value-type="float">
            <text:p>0</text:p>
          </table:table-cell>
          <table:table-cell table:style-name="ce12" table:formula="of:=IF([.G54]=&quot;&quot;;1;IF(ISNA([.G54]);1;IF(NUMBERVALUE(ORG.LIBREOFFICE.REGEX([.G54];&quot;\d+&quot;;))&gt;14;0;1)))" office:value-type="float" office:value="0" calcext:value-type="float">
            <text:p>0</text:p>
          </table:table-cell>
          <table:table-cell table:style-name="ce6" table:formula="of:=IF([.I54]=&quot;&quot;;1;IF(ISNA([.I54]);1;IF(NUMBERVALUE(ORG.LIBREOFFICE.REGEX([.I54];&quot;\d+&quot;;))&gt;12;0;1)))" office:value-type="float" office:value="1" calcext:value-type="float">
            <text:p>1</text:p>
          </table:table-cell>
          <table:table-cell table:style-name="ce3" table:formula="of:=IF([.K54]=&quot;&quot;;1;IF(ISNA([.K54]);1;IF(NUMBERVALUE(ORG.LIBREOFFICE.REGEX([.K54];&quot;\d+&quot;;))&gt;13;0;1)))" office:value-type="float" office:value="1" calcext:value-type="float">
            <text:p>1</text:p>
          </table:table-cell>
          <table:table-cell table:style-name="ce12" table:formula="of:=IF([.J54]=&quot;&quot;;1;IF(ISNA([.J54]);1;IF(NUMBERVALUE(ORG.LIBREOFFICE.REGEX([.J54];&quot;\d+&quot;;))&gt;14;0;1)))" office:value-type="float" office:value="1" calcext:value-type="float">
            <text:p>1</text:p>
          </table:table-cell>
          <table:table-cell table:style-name="ce6" table:formula="of:=IF([.L54]=&quot;&quot;;1;IF(ISNA([.L54]);1;IF(NUMBERVALUE(ORG.LIBREOFFICE.REGEX([.L54];&quot;\d+&quot;;))&gt;12;0;1)))" office:value-type="float" office:value="1" calcext:value-type="float">
            <text:p>1</text:p>
          </table:table-cell>
          <table:table-cell table:style-name="ce3" table:formula="of:=IF([.N54]=&quot;&quot;;1;IF(ISNA([.N54]);1;IF(NUMBERVALUE(ORG.LIBREOFFICE.REGEX([.N54];&quot;\d+&quot;;))&gt;13;0;1)))" office:value-type="float" office:value="1" calcext:value-type="float">
            <text:p>1</text:p>
          </table:table-cell>
          <table:table-cell table:style-name="ce12" table:formula="of:=IF([.M54]=&quot;&quot;;1;IF(ISNA([.M54]);1;IF(NUMBERVALUE(ORG.LIBREOFFICE.REGEX([.M54];&quot;\d+&quot;;))&gt;14;0;1)))" office:value-type="float" office:value="0" calcext:value-type="float">
            <text:p>0</text:p>
          </table:table-cell>
          <table:table-cell table:style-name="ce6" table:formula="of:=IF([.O54]=&quot;&quot;;1;IF(ISNA([.O54]);1;IF(NUMBERVALUE(ORG.LIBREOFFICE.REGEX([.O54];&quot;\d+&quot;;))&gt;12;0;1)))" office:value-type="float" office:value="1" calcext:value-type="float">
            <text:p>1</text:p>
          </table:table-cell>
          <table:table-cell table:style-name="ce3" table:formula="of:=IF([.Q54]=&quot;&quot;;1;IF(ISNA([.Q54]);1;IF(NUMBERVALUE(ORG.LIBREOFFICE.REGEX([.Q54];&quot;\d+&quot;;))&gt;13;0;1)))" office:value-type="float" office:value="1" calcext:value-type="float">
            <text:p>1</text:p>
          </table:table-cell>
          <table:table-cell table:style-name="ce12" table:formula="of:=IF([.P54]=&quot;&quot;;1;IF(ISNA([.P54]);1;IF(NUMBERVALUE(ORG.LIBREOFFICE.REGEX([.P54];&quot;\d+&quot;;))&gt;14;0;1)))" office:value-type="float" office:value="1" calcext:value-type="float">
            <text:p>1</text:p>
          </table:table-cell>
          <table:table-cell table:style-name="ce6" table:formula="of:=IF([.R54]=&quot;&quot;;1;IF(ISNA([.R54]);1;IF(NUMBERVALUE(ORG.LIBREOFFICE.REGEX([.R54];&quot;\d+&quot;;))&gt;12;0;1)))" office:value-type="float" office:value="1" calcext:value-type="float">
            <text:p>1</text:p>
          </table:table-cell>
          <table:table-cell table:style-name="ce3" table:formula="of:=IF([.T54]=&quot;&quot;;1;IF(ISNA([.T54]);1;IF(NUMBERVALUE(ORG.LIBREOFFICE.REGEX([.T54];&quot;\d+&quot;;))&gt;13;0;1)))" office:value-type="float" office:value="1" calcext:value-type="float">
            <text:p>1</text:p>
          </table:table-cell>
          <table:table-cell table:style-name="ce12" table:formula="of:=IF([.S54]=&quot;&quot;;1;IF(ISNA([.S54]);1;IF(NUMBERVALUE(ORG.LIBREOFFICE.REGEX([.S54];&quot;\d+&quot;;))&gt;14;0;1)))" office:value-type="float" office:value="1" calcext:value-type="float">
            <text:p>1</text:p>
          </table:table-cell>
          <table:table-cell table:style-name="ce3" table:formula="of:=IF([.V54]=0;0;IF([.W54]=0;0;IF([.X54]=0;0;IF([.Y54]=0;0;IF([.Z54]=0;0;IF([.AA54]=0;0;IF([.AB54]=0;0;IF([.AC54]=0;0;IF([.AD54]=0;0;IF([.AE54]=0;0;IF([.AF54]=0;0;IF([.AG54]=0;0;IF([.AH54]=0;0;IF([.AI54]=0;0;IF([.AJ54]=0;0;IF([.AK54]=0;0;IF([.AL54]=0;0;IF([.AM54]=0;0;1))))))))))))))))))" office:value-type="float" office:value="0" calcext:value-type="float">
            <text:p>0</text:p>
          </table:table-cell>
          <table:table-cell table:style-name="ce3" table:formula="of:=IF([.AN54]=1;NUMBERVALUE(ORG.LIBREOFFICE.REGEX([.A54];&quot;\d+&quot;));&quot;&quot;)">
            <text:p/>
          </table:table-cell>
          <table:table-cell/>
        </table:table-row>
        <table:table-row table:style-name="ro1">
          <table:table-cell table:formula="of:=[$Input.A53]" office:value-type="string" office:string-value="Game 53" calcext:value-type="string">
            <text:p>Game 53</text:p>
          </table:table-cell>
          <table:table-cell table:style-name="ce3" table:formula="of:=COUNTIF([$Input.B53:.G53];&quot;&lt;&gt;&quot;)" office:value-type="float" office:value="5" calcext:value-type="float">
            <text:p>5</text:p>
          </table:table-cell>
          <table:table-cell table:style-name="ce2" table:formula="of:=IF(ISBLANK([$Input.B53]);&quot;&quot;;IF(ISNA(ORG.LIBREOFFICE.REGEX([$Input.B53];&quot;\d+.red&quot;;;1));&quot;&quot;;ORG.LIBREOFFICE.REGEX([$Input.B53];&quot;\d+.red&quot;;;1)))" office:value-type="string" office:string-value="6 red" calcext:value-type="string">
            <text:p>6 red</text:p>
          </table:table-cell>
          <table:table-cell table:style-name="ce2" table:formula="of:=IF(ISBLANK([$Input.B53]);&quot;&quot;;IF(ISNA(ORG.LIBREOFFICE.REGEX([$Input.B53];&quot;\d+.blue&quot;;;1));&quot;&quot;;ORG.LIBREOFFICE.REGEX([$Input.B53];&quot;\d+.blue&quot;;;1)))" office:value-type="string" office:string-value="5 blue" calcext:value-type="string">
            <text:p>5 blue</text:p>
          </table:table-cell>
          <table:table-cell table:style-name="ce2" table:formula="of:=IF(ISBLANK([$Input.B53]);&quot;&quot;;IF(ISNA(ORG.LIBREOFFICE.REGEX([$Input.B53];&quot;\d+.green&quot;;;1));&quot;&quot;;ORG.LIBREOFFICE.REGEX([$Input.B53];&quot;\d+.green&quot;;;1)))" office:value-type="string" office:string-value="2 green" calcext:value-type="string">
            <text:p>2 green</text:p>
          </table:table-cell>
          <table:table-cell table:style-name="ce2" table:formula="of:=IF(ISBLANK([$Input.C53]);&quot;&quot;;IF(ISNA(ORG.LIBREOFFICE.REGEX([$Input.C53];&quot;\d+.red&quot;;;1));&quot;&quot;;ORG.LIBREOFFICE.REGEX([$Input.C53];&quot;\d+.red&quot;;;1)))" office:value-type="string" office:string-value="14 red" calcext:value-type="string">
            <text:p>14 red</text:p>
          </table:table-cell>
          <table:table-cell table:style-name="ce2" table:formula="of:=IF(ISBLANK([$Input.C53]);&quot;&quot;;IF(ISNA(ORG.LIBREOFFICE.REGEX([$Input.C53];&quot;\d+.blue&quot;;;1));&quot;&quot;;ORG.LIBREOFFICE.REGEX([$Input.C53];&quot;\d+.blue&quot;;;1)))" office:value-type="string" office:string-value="1 blue" calcext:value-type="string">
            <text:p>1 blue</text:p>
          </table:table-cell>
          <table:table-cell table:style-name="ce2" table:formula="of:=IF(ISBLANK([$Input.C53]);&quot;&quot;;IF(ISNA(ORG.LIBREOFFICE.REGEX([$Input.C53];&quot;\d+.green&quot;;;1));&quot;&quot;;ORG.LIBREOFFICE.REGEX([$Input.C53];&quot;\d+.green&quot;;;1)))" office:value-type="string" office:string-value="13 green" calcext:value-type="string">
            <text:p>13 green</text:p>
          </table:table-cell>
          <table:table-cell table:style-name="ce2" table:formula="of:=IF(ISBLANK([$Input.D53]);&quot;&quot;;IF(ISNA(ORG.LIBREOFFICE.REGEX([$Input.D53];&quot;\d+.red&quot;;;1));&quot;&quot;;ORG.LIBREOFFICE.REGEX([$Input.D53];&quot;\d+.red&quot;;;1)))">
            <text:p/>
          </table:table-cell>
          <table:table-cell table:style-name="ce2" table:formula="of:=IF(ISBLANK([$Input.D53]);&quot;&quot;;IF(ISNA(ORG.LIBREOFFICE.REGEX([$Input.D53];&quot;\d+.blue&quot;;;1));&quot;&quot;;ORG.LIBREOFFICE.REGEX([$Input.D53];&quot;\d+.blue&quot;;;1)))" office:value-type="string" office:string-value="1 blue" calcext:value-type="string">
            <text:p>1 blue</text:p>
          </table:table-cell>
          <table:table-cell table:style-name="ce2" table:formula="of:=IF(ISBLANK([$Input.D53]);&quot;&quot;;IF(ISNA(ORG.LIBREOFFICE.REGEX([$Input.D53];&quot;\d+.green&quot;;;1));&quot;&quot;;ORG.LIBREOFFICE.REGEX([$Input.D53];&quot;\d+.green&quot;;;1)))" office:value-type="string" office:string-value="7 green" calcext:value-type="string">
            <text:p>7 green</text:p>
          </table:table-cell>
          <table:table-cell table:style-name="ce2" table:formula="of:=IF(ISBLANK([$Input.E53]);&quot;&quot;;IF(ISNA(ORG.LIBREOFFICE.REGEX([$Input.E53];&quot;\d+.red&quot;;;1));&quot;&quot;;ORG.LIBREOFFICE.REGEX([$Input.E53];&quot;\d+.red&quot;;;1)))" office:value-type="string" office:string-value="6 red" calcext:value-type="string">
            <text:p>6 red</text:p>
          </table:table-cell>
          <table:table-cell table:style-name="ce2" table:formula="of:=IF(ISBLANK([$Input.E53]);&quot;&quot;;IF(ISNA(ORG.LIBREOFFICE.REGEX([$Input.E53];&quot;\d+.blue&quot;;;1));&quot;&quot;;ORG.LIBREOFFICE.REGEX([$Input.E53];&quot;\d+.blue&quot;;;1)))" office:value-type="string" office:string-value="4 blue" calcext:value-type="string">
            <text:p>4 blue</text:p>
          </table:table-cell>
          <table:table-cell table:style-name="ce2" table:formula="of:=IF(ISBLANK([$Input.E53]);&quot;&quot;;IF(ISNA(ORG.LIBREOFFICE.REGEX([$Input.E53];&quot;\d+.green&quot;;;1));&quot;&quot;;ORG.LIBREOFFICE.REGEX([$Input.E53];&quot;\d+.green&quot;;;1)))" office:value-type="string" office:string-value="3 green" calcext:value-type="string">
            <text:p>3 green</text:p>
          </table:table-cell>
          <table:table-cell table:style-name="ce2" table:formula="of:=IF(ISBLANK([$Input.F53]);&quot;&quot;;IF(ISNA(ORG.LIBREOFFICE.REGEX([$Input.F53];&quot;\d+.red&quot;;;1));&quot;&quot;;ORG.LIBREOFFICE.REGEX([$Input.F53];&quot;\d+.red&quot;;;1)))" office:value-type="string" office:string-value="10 red" calcext:value-type="string">
            <text:p>10 red</text:p>
          </table:table-cell>
          <table:table-cell table:style-name="ce2" table:formula="of:=IF(ISBLANK([$Input.F53]);&quot;&quot;;IF(ISNA(ORG.LIBREOFFICE.REGEX([$Input.F53];&quot;\d+.blue&quot;;;1));&quot;&quot;;ORG.LIBREOFFICE.REGEX([$Input.F53];&quot;\d+.blue&quot;;;1)))" office:value-type="string" office:string-value="4 blue" calcext:value-type="string">
            <text:p>4 blue</text:p>
          </table:table-cell>
          <table:table-cell table:style-name="ce2" table:formula="of:=IF(ISBLANK([$Input.F53]);&quot;&quot;;IF(ISNA(ORG.LIBREOFFICE.REGEX([$Input.F53];&quot;\d+.green&quot;;;1));&quot;&quot;;ORG.LIBREOFFICE.REGEX([$Input.F53];&quot;\d+.green&quot;;;1)))" office:value-type="string" office:string-value="6 green" calcext:value-type="string">
            <text:p>6 green</text:p>
          </table:table-cell>
          <table:table-cell table:style-name="ce2" table:formula="of:=IF(ISBLANK([$Input.G53]);&quot;&quot;;IF(ISNA(ORG.LIBREOFFICE.REGEX([$Input.G53];&quot;\d+.red&quot;;;1));&quot;&quot;;ORG.LIBREOFFICE.REGEX([$Input.G53];&quot;\d+.red&quot;;;1)))">
            <text:p/>
          </table:table-cell>
          <table:table-cell table:style-name="ce2" table:formula="of:=IF(ISBLANK([$Input.G53]);&quot;&quot;;IF(ISNA(ORG.LIBREOFFICE.REGEX([$Input.G53];&quot;\d+.blue&quot;;;1));&quot;&quot;;ORG.LIBREOFFICE.REGEX([$Input.G53];&quot;\d+.blue&quot;;;1)))">
            <text:p/>
          </table:table-cell>
          <table:table-cell table:style-name="ce2" table:formula="of:=IF(ISBLANK([$Input.G53]);&quot;&quot;;IF(ISNA(ORG.LIBREOFFICE.REGEX([$Input.G53];&quot;\d+.green&quot;;;1));&quot;&quot;;ORG.LIBREOFFICE.REGEX([$Input.G53];&quot;\d+.green&quot;;;1)))">
            <text:p/>
          </table:table-cell>
          <table:table-cell/>
          <table:table-cell table:style-name="ce6" table:formula="of:=IF([.C55]=&quot;&quot;;1;IF(ISNA([.C55]);1;IF(NUMBERVALUE(ORG.LIBREOFFICE.REGEX([.C55];&quot;\d+&quot;;))&gt;12;0;1)))" office:value-type="float" office:value="1" calcext:value-type="float">
            <text:p>1</text:p>
          </table:table-cell>
          <table:table-cell table:style-name="ce3" table:formula="of:=IF([.E55]=&quot;&quot;;1;IF(ISNA([.E55]);1;IF(NUMBERVALUE(ORG.LIBREOFFICE.REGEX([.E55];&quot;\d+&quot;;))&gt;13;0;1)))" office:value-type="float" office:value="1" calcext:value-type="float">
            <text:p>1</text:p>
          </table:table-cell>
          <table:table-cell table:style-name="ce12" table:formula="of:=IF([.D55]=&quot;&quot;;1;IF(ISNA([.D55]);1;IF(NUMBERVALUE(ORG.LIBREOFFICE.REGEX([.D55];&quot;\d+&quot;;))&gt;14;0;1)))" office:value-type="float" office:value="1" calcext:value-type="float">
            <text:p>1</text:p>
          </table:table-cell>
          <table:table-cell table:style-name="ce6" table:formula="of:=IF([.F55]=&quot;&quot;;1;IF(ISNA([.F55]);1;IF(NUMBERVALUE(ORG.LIBREOFFICE.REGEX([.F55];&quot;\d+&quot;;))&gt;12;0;1)))" office:value-type="float" office:value="0" calcext:value-type="float">
            <text:p>0</text:p>
          </table:table-cell>
          <table:table-cell table:style-name="ce3" table:formula="of:=IF([.H55]=&quot;&quot;;1;IF(ISNA([.H55]);1;IF(NUMBERVALUE(ORG.LIBREOFFICE.REGEX([.H55];&quot;\d+&quot;;))&gt;13;0;1)))" office:value-type="float" office:value="1" calcext:value-type="float">
            <text:p>1</text:p>
          </table:table-cell>
          <table:table-cell table:style-name="ce12" table:formula="of:=IF([.G55]=&quot;&quot;;1;IF(ISNA([.G55]);1;IF(NUMBERVALUE(ORG.LIBREOFFICE.REGEX([.G55];&quot;\d+&quot;;))&gt;14;0;1)))" office:value-type="float" office:value="1" calcext:value-type="float">
            <text:p>1</text:p>
          </table:table-cell>
          <table:table-cell table:style-name="ce6" table:formula="of:=IF([.I55]=&quot;&quot;;1;IF(ISNA([.I55]);1;IF(NUMBERVALUE(ORG.LIBREOFFICE.REGEX([.I55];&quot;\d+&quot;;))&gt;12;0;1)))" office:value-type="float" office:value="1" calcext:value-type="float">
            <text:p>1</text:p>
          </table:table-cell>
          <table:table-cell table:style-name="ce3" table:formula="of:=IF([.K55]=&quot;&quot;;1;IF(ISNA([.K55]);1;IF(NUMBERVALUE(ORG.LIBREOFFICE.REGEX([.K55];&quot;\d+&quot;;))&gt;13;0;1)))" office:value-type="float" office:value="1" calcext:value-type="float">
            <text:p>1</text:p>
          </table:table-cell>
          <table:table-cell table:style-name="ce12" table:formula="of:=IF([.J55]=&quot;&quot;;1;IF(ISNA([.J55]);1;IF(NUMBERVALUE(ORG.LIBREOFFICE.REGEX([.J55];&quot;\d+&quot;;))&gt;14;0;1)))" office:value-type="float" office:value="1" calcext:value-type="float">
            <text:p>1</text:p>
          </table:table-cell>
          <table:table-cell table:style-name="ce6" table:formula="of:=IF([.L55]=&quot;&quot;;1;IF(ISNA([.L55]);1;IF(NUMBERVALUE(ORG.LIBREOFFICE.REGEX([.L55];&quot;\d+&quot;;))&gt;12;0;1)))" office:value-type="float" office:value="1" calcext:value-type="float">
            <text:p>1</text:p>
          </table:table-cell>
          <table:table-cell table:style-name="ce3" table:formula="of:=IF([.N55]=&quot;&quot;;1;IF(ISNA([.N55]);1;IF(NUMBERVALUE(ORG.LIBREOFFICE.REGEX([.N55];&quot;\d+&quot;;))&gt;13;0;1)))" office:value-type="float" office:value="1" calcext:value-type="float">
            <text:p>1</text:p>
          </table:table-cell>
          <table:table-cell table:style-name="ce12" table:formula="of:=IF([.M55]=&quot;&quot;;1;IF(ISNA([.M55]);1;IF(NUMBERVALUE(ORG.LIBREOFFICE.REGEX([.M55];&quot;\d+&quot;;))&gt;14;0;1)))" office:value-type="float" office:value="1" calcext:value-type="float">
            <text:p>1</text:p>
          </table:table-cell>
          <table:table-cell table:style-name="ce6" table:formula="of:=IF([.O55]=&quot;&quot;;1;IF(ISNA([.O55]);1;IF(NUMBERVALUE(ORG.LIBREOFFICE.REGEX([.O55];&quot;\d+&quot;;))&gt;12;0;1)))" office:value-type="float" office:value="1" calcext:value-type="float">
            <text:p>1</text:p>
          </table:table-cell>
          <table:table-cell table:style-name="ce3" table:formula="of:=IF([.Q55]=&quot;&quot;;1;IF(ISNA([.Q55]);1;IF(NUMBERVALUE(ORG.LIBREOFFICE.REGEX([.Q55];&quot;\d+&quot;;))&gt;13;0;1)))" office:value-type="float" office:value="1" calcext:value-type="float">
            <text:p>1</text:p>
          </table:table-cell>
          <table:table-cell table:style-name="ce12" table:formula="of:=IF([.P55]=&quot;&quot;;1;IF(ISNA([.P55]);1;IF(NUMBERVALUE(ORG.LIBREOFFICE.REGEX([.P55];&quot;\d+&quot;;))&gt;14;0;1)))" office:value-type="float" office:value="1" calcext:value-type="float">
            <text:p>1</text:p>
          </table:table-cell>
          <table:table-cell table:style-name="ce6" table:formula="of:=IF([.R55]=&quot;&quot;;1;IF(ISNA([.R55]);1;IF(NUMBERVALUE(ORG.LIBREOFFICE.REGEX([.R55];&quot;\d+&quot;;))&gt;12;0;1)))" office:value-type="float" office:value="1" calcext:value-type="float">
            <text:p>1</text:p>
          </table:table-cell>
          <table:table-cell table:style-name="ce3" table:formula="of:=IF([.T55]=&quot;&quot;;1;IF(ISNA([.T55]);1;IF(NUMBERVALUE(ORG.LIBREOFFICE.REGEX([.T55];&quot;\d+&quot;;))&gt;13;0;1)))" office:value-type="float" office:value="1" calcext:value-type="float">
            <text:p>1</text:p>
          </table:table-cell>
          <table:table-cell table:style-name="ce12" table:formula="of:=IF([.S55]=&quot;&quot;;1;IF(ISNA([.S55]);1;IF(NUMBERVALUE(ORG.LIBREOFFICE.REGEX([.S55];&quot;\d+&quot;;))&gt;14;0;1)))" office:value-type="float" office:value="1" calcext:value-type="float">
            <text:p>1</text:p>
          </table:table-cell>
          <table:table-cell table:style-name="ce3" table:formula="of:=IF([.V55]=0;0;IF([.W55]=0;0;IF([.X55]=0;0;IF([.Y55]=0;0;IF([.Z55]=0;0;IF([.AA55]=0;0;IF([.AB55]=0;0;IF([.AC55]=0;0;IF([.AD55]=0;0;IF([.AE55]=0;0;IF([.AF55]=0;0;IF([.AG55]=0;0;IF([.AH55]=0;0;IF([.AI55]=0;0;IF([.AJ55]=0;0;IF([.AK55]=0;0;IF([.AL55]=0;0;IF([.AM55]=0;0;1))))))))))))))))))" office:value-type="float" office:value="0" calcext:value-type="float">
            <text:p>0</text:p>
          </table:table-cell>
          <table:table-cell table:style-name="ce3" table:formula="of:=IF([.AN55]=1;NUMBERVALUE(ORG.LIBREOFFICE.REGEX([.A55];&quot;\d+&quot;));&quot;&quot;)">
            <text:p/>
          </table:table-cell>
          <table:table-cell/>
        </table:table-row>
        <table:table-row table:style-name="ro1">
          <table:table-cell table:formula="of:=[$Input.A54]" office:value-type="string" office:string-value="Game 54" calcext:value-type="string">
            <text:p>Game 54</text:p>
          </table:table-cell>
          <table:table-cell table:style-name="ce3" table:formula="of:=COUNTIF([$Input.B54:.G54];&quot;&lt;&gt;&quot;)" office:value-type="float" office:value="5" calcext:value-type="float">
            <text:p>5</text:p>
          </table:table-cell>
          <table:table-cell table:style-name="ce2" table:formula="of:=IF(ISBLANK([$Input.B54]);&quot;&quot;;IF(ISNA(ORG.LIBREOFFICE.REGEX([$Input.B54];&quot;\d+.red&quot;;;1));&quot;&quot;;ORG.LIBREOFFICE.REGEX([$Input.B54];&quot;\d+.red&quot;;;1)))" office:value-type="string" office:string-value="1 red" calcext:value-type="string">
            <text:p>1 red</text:p>
          </table:table-cell>
          <table:table-cell table:style-name="ce2" table:formula="of:=IF(ISBLANK([$Input.B54]);&quot;&quot;;IF(ISNA(ORG.LIBREOFFICE.REGEX([$Input.B54];&quot;\d+.blue&quot;;;1));&quot;&quot;;ORG.LIBREOFFICE.REGEX([$Input.B54];&quot;\d+.blue&quot;;;1)))" office:value-type="string" office:string-value="4 blue" calcext:value-type="string">
            <text:p>4 blue</text:p>
          </table:table-cell>
          <table:table-cell table:style-name="ce2" table:formula="of:=IF(ISBLANK([$Input.B54]);&quot;&quot;;IF(ISNA(ORG.LIBREOFFICE.REGEX([$Input.B54];&quot;\d+.green&quot;;;1));&quot;&quot;;ORG.LIBREOFFICE.REGEX([$Input.B54];&quot;\d+.green&quot;;;1)))">
            <text:p/>
          </table:table-cell>
          <table:table-cell table:style-name="ce2" table:formula="of:=IF(ISBLANK([$Input.C54]);&quot;&quot;;IF(ISNA(ORG.LIBREOFFICE.REGEX([$Input.C54];&quot;\d+.red&quot;;;1));&quot;&quot;;ORG.LIBREOFFICE.REGEX([$Input.C54];&quot;\d+.red&quot;;;1)))" office:value-type="string" office:string-value="1 red" calcext:value-type="string">
            <text:p>1 red</text:p>
          </table:table-cell>
          <table:table-cell table:style-name="ce2" table:formula="of:=IF(ISBLANK([$Input.C54]);&quot;&quot;;IF(ISNA(ORG.LIBREOFFICE.REGEX([$Input.C54];&quot;\d+.blue&quot;;;1));&quot;&quot;;ORG.LIBREOFFICE.REGEX([$Input.C54];&quot;\d+.blue&quot;;;1)))" office:value-type="string" office:string-value="1 blue" calcext:value-type="string">
            <text:p>1 blue</text:p>
          </table:table-cell>
          <table:table-cell table:style-name="ce2" table:formula="of:=IF(ISBLANK([$Input.C54]);&quot;&quot;;IF(ISNA(ORG.LIBREOFFICE.REGEX([$Input.C54];&quot;\d+.green&quot;;;1));&quot;&quot;;ORG.LIBREOFFICE.REGEX([$Input.C54];&quot;\d+.green&quot;;;1)))" office:value-type="string" office:string-value="9 green" calcext:value-type="string">
            <text:p>9 green</text:p>
          </table:table-cell>
          <table:table-cell table:style-name="ce2" table:formula="of:=IF(ISBLANK([$Input.D54]);&quot;&quot;;IF(ISNA(ORG.LIBREOFFICE.REGEX([$Input.D54];&quot;\d+.red&quot;;;1));&quot;&quot;;ORG.LIBREOFFICE.REGEX([$Input.D54];&quot;\d+.red&quot;;;1)))" office:value-type="string" office:string-value="3 red" calcext:value-type="string">
            <text:p>3 red</text:p>
          </table:table-cell>
          <table:table-cell table:style-name="ce2" table:formula="of:=IF(ISBLANK([$Input.D54]);&quot;&quot;;IF(ISNA(ORG.LIBREOFFICE.REGEX([$Input.D54];&quot;\d+.blue&quot;;;1));&quot;&quot;;ORG.LIBREOFFICE.REGEX([$Input.D54];&quot;\d+.blue&quot;;;1)))" office:value-type="string" office:string-value="2 blue" calcext:value-type="string">
            <text:p>2 blue</text:p>
          </table:table-cell>
          <table:table-cell table:style-name="ce2" table:formula="of:=IF(ISBLANK([$Input.D54]);&quot;&quot;;IF(ISNA(ORG.LIBREOFFICE.REGEX([$Input.D54];&quot;\d+.green&quot;;;1));&quot;&quot;;ORG.LIBREOFFICE.REGEX([$Input.D54];&quot;\d+.green&quot;;;1)))" office:value-type="string" office:string-value="4 green" calcext:value-type="string">
            <text:p>4 green</text:p>
          </table:table-cell>
          <table:table-cell table:style-name="ce2" table:formula="of:=IF(ISBLANK([$Input.E54]);&quot;&quot;;IF(ISNA(ORG.LIBREOFFICE.REGEX([$Input.E54];&quot;\d+.red&quot;;;1));&quot;&quot;;ORG.LIBREOFFICE.REGEX([$Input.E54];&quot;\d+.red&quot;;;1)))" office:value-type="string" office:string-value="2 red" calcext:value-type="string">
            <text:p>2 red</text:p>
          </table:table-cell>
          <table:table-cell table:style-name="ce2" table:formula="of:=IF(ISBLANK([$Input.E54]);&quot;&quot;;IF(ISNA(ORG.LIBREOFFICE.REGEX([$Input.E54];&quot;\d+.blue&quot;;;1));&quot;&quot;;ORG.LIBREOFFICE.REGEX([$Input.E54];&quot;\d+.blue&quot;;;1)))" office:value-type="string" office:string-value="5 blue" calcext:value-type="string">
            <text:p>5 blue</text:p>
          </table:table-cell>
          <table:table-cell table:style-name="ce2" table:formula="of:=IF(ISBLANK([$Input.E54]);&quot;&quot;;IF(ISNA(ORG.LIBREOFFICE.REGEX([$Input.E54];&quot;\d+.green&quot;;;1));&quot;&quot;;ORG.LIBREOFFICE.REGEX([$Input.E54];&quot;\d+.green&quot;;;1)))" office:value-type="string" office:string-value="3 green" calcext:value-type="string">
            <text:p>3 green</text:p>
          </table:table-cell>
          <table:table-cell table:style-name="ce2" table:formula="of:=IF(ISBLANK([$Input.F54]);&quot;&quot;;IF(ISNA(ORG.LIBREOFFICE.REGEX([$Input.F54];&quot;\d+.red&quot;;;1));&quot;&quot;;ORG.LIBREOFFICE.REGEX([$Input.F54];&quot;\d+.red&quot;;;1)))" office:value-type="string" office:string-value="2 red" calcext:value-type="string">
            <text:p>2 red</text:p>
          </table:table-cell>
          <table:table-cell table:style-name="ce2" table:formula="of:=IF(ISBLANK([$Input.F54]);&quot;&quot;;IF(ISNA(ORG.LIBREOFFICE.REGEX([$Input.F54];&quot;\d+.blue&quot;;;1));&quot;&quot;;ORG.LIBREOFFICE.REGEX([$Input.F54];&quot;\d+.blue&quot;;;1)))" office:value-type="string" office:string-value="9 blue" calcext:value-type="string">
            <text:p>9 blue</text:p>
          </table:table-cell>
          <table:table-cell table:style-name="ce2" table:formula="of:=IF(ISBLANK([$Input.F54]);&quot;&quot;;IF(ISNA(ORG.LIBREOFFICE.REGEX([$Input.F54];&quot;\d+.green&quot;;;1));&quot;&quot;;ORG.LIBREOFFICE.REGEX([$Input.F54];&quot;\d+.green&quot;;;1)))" office:value-type="string" office:string-value="7 green" calcext:value-type="string">
            <text:p>7 green</text:p>
          </table:table-cell>
          <table:table-cell table:style-name="ce2" table:formula="of:=IF(ISBLANK([$Input.G54]);&quot;&quot;;IF(ISNA(ORG.LIBREOFFICE.REGEX([$Input.G54];&quot;\d+.red&quot;;;1));&quot;&quot;;ORG.LIBREOFFICE.REGEX([$Input.G54];&quot;\d+.red&quot;;;1)))">
            <text:p/>
          </table:table-cell>
          <table:table-cell table:style-name="ce2" table:formula="of:=IF(ISBLANK([$Input.G54]);&quot;&quot;;IF(ISNA(ORG.LIBREOFFICE.REGEX([$Input.G54];&quot;\d+.blue&quot;;;1));&quot;&quot;;ORG.LIBREOFFICE.REGEX([$Input.G54];&quot;\d+.blue&quot;;;1)))">
            <text:p/>
          </table:table-cell>
          <table:table-cell table:style-name="ce2" table:formula="of:=IF(ISBLANK([$Input.G54]);&quot;&quot;;IF(ISNA(ORG.LIBREOFFICE.REGEX([$Input.G54];&quot;\d+.green&quot;;;1));&quot;&quot;;ORG.LIBREOFFICE.REGEX([$Input.G54];&quot;\d+.green&quot;;;1)))">
            <text:p/>
          </table:table-cell>
          <table:table-cell/>
          <table:table-cell table:style-name="ce6" table:formula="of:=IF([.C56]=&quot;&quot;;1;IF(ISNA([.C56]);1;IF(NUMBERVALUE(ORG.LIBREOFFICE.REGEX([.C56];&quot;\d+&quot;;))&gt;12;0;1)))" office:value-type="float" office:value="1" calcext:value-type="float">
            <text:p>1</text:p>
          </table:table-cell>
          <table:table-cell table:style-name="ce3" table:formula="of:=IF([.E56]=&quot;&quot;;1;IF(ISNA([.E56]);1;IF(NUMBERVALUE(ORG.LIBREOFFICE.REGEX([.E56];&quot;\d+&quot;;))&gt;13;0;1)))" office:value-type="float" office:value="1" calcext:value-type="float">
            <text:p>1</text:p>
          </table:table-cell>
          <table:table-cell table:style-name="ce12" table:formula="of:=IF([.D56]=&quot;&quot;;1;IF(ISNA([.D56]);1;IF(NUMBERVALUE(ORG.LIBREOFFICE.REGEX([.D56];&quot;\d+&quot;;))&gt;14;0;1)))" office:value-type="float" office:value="1" calcext:value-type="float">
            <text:p>1</text:p>
          </table:table-cell>
          <table:table-cell table:style-name="ce6" table:formula="of:=IF([.F56]=&quot;&quot;;1;IF(ISNA([.F56]);1;IF(NUMBERVALUE(ORG.LIBREOFFICE.REGEX([.F56];&quot;\d+&quot;;))&gt;12;0;1)))" office:value-type="float" office:value="1" calcext:value-type="float">
            <text:p>1</text:p>
          </table:table-cell>
          <table:table-cell table:style-name="ce3" table:formula="of:=IF([.H56]=&quot;&quot;;1;IF(ISNA([.H56]);1;IF(NUMBERVALUE(ORG.LIBREOFFICE.REGEX([.H56];&quot;\d+&quot;;))&gt;13;0;1)))" office:value-type="float" office:value="1" calcext:value-type="float">
            <text:p>1</text:p>
          </table:table-cell>
          <table:table-cell table:style-name="ce12" table:formula="of:=IF([.G56]=&quot;&quot;;1;IF(ISNA([.G56]);1;IF(NUMBERVALUE(ORG.LIBREOFFICE.REGEX([.G56];&quot;\d+&quot;;))&gt;14;0;1)))" office:value-type="float" office:value="1" calcext:value-type="float">
            <text:p>1</text:p>
          </table:table-cell>
          <table:table-cell table:style-name="ce6" table:formula="of:=IF([.I56]=&quot;&quot;;1;IF(ISNA([.I56]);1;IF(NUMBERVALUE(ORG.LIBREOFFICE.REGEX([.I56];&quot;\d+&quot;;))&gt;12;0;1)))" office:value-type="float" office:value="1" calcext:value-type="float">
            <text:p>1</text:p>
          </table:table-cell>
          <table:table-cell table:style-name="ce3" table:formula="of:=IF([.K56]=&quot;&quot;;1;IF(ISNA([.K56]);1;IF(NUMBERVALUE(ORG.LIBREOFFICE.REGEX([.K56];&quot;\d+&quot;;))&gt;13;0;1)))" office:value-type="float" office:value="1" calcext:value-type="float">
            <text:p>1</text:p>
          </table:table-cell>
          <table:table-cell table:style-name="ce12" table:formula="of:=IF([.J56]=&quot;&quot;;1;IF(ISNA([.J56]);1;IF(NUMBERVALUE(ORG.LIBREOFFICE.REGEX([.J56];&quot;\d+&quot;;))&gt;14;0;1)))" office:value-type="float" office:value="1" calcext:value-type="float">
            <text:p>1</text:p>
          </table:table-cell>
          <table:table-cell table:style-name="ce6" table:formula="of:=IF([.L56]=&quot;&quot;;1;IF(ISNA([.L56]);1;IF(NUMBERVALUE(ORG.LIBREOFFICE.REGEX([.L56];&quot;\d+&quot;;))&gt;12;0;1)))" office:value-type="float" office:value="1" calcext:value-type="float">
            <text:p>1</text:p>
          </table:table-cell>
          <table:table-cell table:style-name="ce3" table:formula="of:=IF([.N56]=&quot;&quot;;1;IF(ISNA([.N56]);1;IF(NUMBERVALUE(ORG.LIBREOFFICE.REGEX([.N56];&quot;\d+&quot;;))&gt;13;0;1)))" office:value-type="float" office:value="1" calcext:value-type="float">
            <text:p>1</text:p>
          </table:table-cell>
          <table:table-cell table:style-name="ce12" table:formula="of:=IF([.M56]=&quot;&quot;;1;IF(ISNA([.M56]);1;IF(NUMBERVALUE(ORG.LIBREOFFICE.REGEX([.M56];&quot;\d+&quot;;))&gt;14;0;1)))" office:value-type="float" office:value="1" calcext:value-type="float">
            <text:p>1</text:p>
          </table:table-cell>
          <table:table-cell table:style-name="ce6" table:formula="of:=IF([.O56]=&quot;&quot;;1;IF(ISNA([.O56]);1;IF(NUMBERVALUE(ORG.LIBREOFFICE.REGEX([.O56];&quot;\d+&quot;;))&gt;12;0;1)))" office:value-type="float" office:value="1" calcext:value-type="float">
            <text:p>1</text:p>
          </table:table-cell>
          <table:table-cell table:style-name="ce3" table:formula="of:=IF([.Q56]=&quot;&quot;;1;IF(ISNA([.Q56]);1;IF(NUMBERVALUE(ORG.LIBREOFFICE.REGEX([.Q56];&quot;\d+&quot;;))&gt;13;0;1)))" office:value-type="float" office:value="1" calcext:value-type="float">
            <text:p>1</text:p>
          </table:table-cell>
          <table:table-cell table:style-name="ce12" table:formula="of:=IF([.P56]=&quot;&quot;;1;IF(ISNA([.P56]);1;IF(NUMBERVALUE(ORG.LIBREOFFICE.REGEX([.P56];&quot;\d+&quot;;))&gt;14;0;1)))" office:value-type="float" office:value="1" calcext:value-type="float">
            <text:p>1</text:p>
          </table:table-cell>
          <table:table-cell table:style-name="ce6" table:formula="of:=IF([.R56]=&quot;&quot;;1;IF(ISNA([.R56]);1;IF(NUMBERVALUE(ORG.LIBREOFFICE.REGEX([.R56];&quot;\d+&quot;;))&gt;12;0;1)))" office:value-type="float" office:value="1" calcext:value-type="float">
            <text:p>1</text:p>
          </table:table-cell>
          <table:table-cell table:style-name="ce3" table:formula="of:=IF([.T56]=&quot;&quot;;1;IF(ISNA([.T56]);1;IF(NUMBERVALUE(ORG.LIBREOFFICE.REGEX([.T56];&quot;\d+&quot;;))&gt;13;0;1)))" office:value-type="float" office:value="1" calcext:value-type="float">
            <text:p>1</text:p>
          </table:table-cell>
          <table:table-cell table:style-name="ce12" table:formula="of:=IF([.S56]=&quot;&quot;;1;IF(ISNA([.S56]);1;IF(NUMBERVALUE(ORG.LIBREOFFICE.REGEX([.S56];&quot;\d+&quot;;))&gt;14;0;1)))" office:value-type="float" office:value="1" calcext:value-type="float">
            <text:p>1</text:p>
          </table:table-cell>
          <table:table-cell table:style-name="ce3" table:formula="of:=IF([.V56]=0;0;IF([.W56]=0;0;IF([.X56]=0;0;IF([.Y56]=0;0;IF([.Z56]=0;0;IF([.AA56]=0;0;IF([.AB56]=0;0;IF([.AC56]=0;0;IF([.AD56]=0;0;IF([.AE56]=0;0;IF([.AF56]=0;0;IF([.AG56]=0;0;IF([.AH56]=0;0;IF([.AI56]=0;0;IF([.AJ56]=0;0;IF([.AK56]=0;0;IF([.AL56]=0;0;IF([.AM56]=0;0;1))))))))))))))))))" office:value-type="float" office:value="1" calcext:value-type="float">
            <text:p>1</text:p>
          </table:table-cell>
          <table:table-cell table:style-name="ce3" table:formula="of:=IF([.AN56]=1;NUMBERVALUE(ORG.LIBREOFFICE.REGEX([.A56];&quot;\d+&quot;));&quot;&quot;)"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$Input.A55]" office:value-type="string" office:string-value="Game 55" calcext:value-type="string">
            <text:p>Game 55</text:p>
          </table:table-cell>
          <table:table-cell table:style-name="ce3" table:formula="of:=COUNTIF([$Input.B55:.G55];&quot;&lt;&gt;&quot;)" office:value-type="float" office:value="4" calcext:value-type="float">
            <text:p>4</text:p>
          </table:table-cell>
          <table:table-cell table:style-name="ce2" table:formula="of:=IF(ISBLANK([$Input.B55]);&quot;&quot;;IF(ISNA(ORG.LIBREOFFICE.REGEX([$Input.B55];&quot;\d+.red&quot;;;1));&quot;&quot;;ORG.LIBREOFFICE.REGEX([$Input.B55];&quot;\d+.red&quot;;;1)))">
            <text:p/>
          </table:table-cell>
          <table:table-cell table:style-name="ce2" table:formula="of:=IF(ISBLANK([$Input.B55]);&quot;&quot;;IF(ISNA(ORG.LIBREOFFICE.REGEX([$Input.B55];&quot;\d+.blue&quot;;;1));&quot;&quot;;ORG.LIBREOFFICE.REGEX([$Input.B55];&quot;\d+.blue&quot;;;1)))" office:value-type="string" office:string-value="7 blue" calcext:value-type="string">
            <text:p>7 blue</text:p>
          </table:table-cell>
          <table:table-cell table:style-name="ce2" table:formula="of:=IF(ISBLANK([$Input.B55]);&quot;&quot;;IF(ISNA(ORG.LIBREOFFICE.REGEX([$Input.B55];&quot;\d+.green&quot;;;1));&quot;&quot;;ORG.LIBREOFFICE.REGEX([$Input.B55];&quot;\d+.green&quot;;;1)))">
            <text:p/>
          </table:table-cell>
          <table:table-cell table:style-name="ce2" table:formula="of:=IF(ISBLANK([$Input.C55]);&quot;&quot;;IF(ISNA(ORG.LIBREOFFICE.REGEX([$Input.C55];&quot;\d+.red&quot;;;1));&quot;&quot;;ORG.LIBREOFFICE.REGEX([$Input.C55];&quot;\d+.red&quot;;;1)))" office:value-type="string" office:string-value="1 red" calcext:value-type="string">
            <text:p>1 red</text:p>
          </table:table-cell>
          <table:table-cell table:style-name="ce2" table:formula="of:=IF(ISBLANK([$Input.C55]);&quot;&quot;;IF(ISNA(ORG.LIBREOFFICE.REGEX([$Input.C55];&quot;\d+.blue&quot;;;1));&quot;&quot;;ORG.LIBREOFFICE.REGEX([$Input.C55];&quot;\d+.blue&quot;;;1)))" office:value-type="string" office:string-value="6 blue" calcext:value-type="string">
            <text:p>6 blue</text:p>
          </table:table-cell>
          <table:table-cell table:style-name="ce2" table:formula="of:=IF(ISBLANK([$Input.C55]);&quot;&quot;;IF(ISNA(ORG.LIBREOFFICE.REGEX([$Input.C55];&quot;\d+.green&quot;;;1));&quot;&quot;;ORG.LIBREOFFICE.REGEX([$Input.C55];&quot;\d+.green&quot;;;1)))">
            <text:p/>
          </table:table-cell>
          <table:table-cell table:style-name="ce2" table:formula="of:=IF(ISBLANK([$Input.D55]);&quot;&quot;;IF(ISNA(ORG.LIBREOFFICE.REGEX([$Input.D55];&quot;\d+.red&quot;;;1));&quot;&quot;;ORG.LIBREOFFICE.REGEX([$Input.D55];&quot;\d+.red&quot;;;1)))" office:value-type="string" office:string-value="4 red" calcext:value-type="string">
            <text:p>4 red</text:p>
          </table:table-cell>
          <table:table-cell table:style-name="ce2" table:formula="of:=IF(ISBLANK([$Input.D55]);&quot;&quot;;IF(ISNA(ORG.LIBREOFFICE.REGEX([$Input.D55];&quot;\d+.blue&quot;;;1));&quot;&quot;;ORG.LIBREOFFICE.REGEX([$Input.D55];&quot;\d+.blue&quot;;;1)))" office:value-type="string" office:string-value="7 blue" calcext:value-type="string">
            <text:p>7 blue</text:p>
          </table:table-cell>
          <table:table-cell table:style-name="ce2" table:formula="of:=IF(ISBLANK([$Input.D55]);&quot;&quot;;IF(ISNA(ORG.LIBREOFFICE.REGEX([$Input.D55];&quot;\d+.green&quot;;;1));&quot;&quot;;ORG.LIBREOFFICE.REGEX([$Input.D55];&quot;\d+.green&quot;;;1)))">
            <text:p/>
          </table:table-cell>
          <table:table-cell table:style-name="ce2" table:formula="of:=IF(ISBLANK([$Input.E55]);&quot;&quot;;IF(ISNA(ORG.LIBREOFFICE.REGEX([$Input.E55];&quot;\d+.red&quot;;;1));&quot;&quot;;ORG.LIBREOFFICE.REGEX([$Input.E55];&quot;\d+.red&quot;;;1)))" office:value-type="string" office:string-value="3 red" calcext:value-type="string">
            <text:p>3 red</text:p>
          </table:table-cell>
          <table:table-cell table:style-name="ce2" table:formula="of:=IF(ISBLANK([$Input.E55]);&quot;&quot;;IF(ISNA(ORG.LIBREOFFICE.REGEX([$Input.E55];&quot;\d+.blue&quot;;;1));&quot;&quot;;ORG.LIBREOFFICE.REGEX([$Input.E55];&quot;\d+.blue&quot;;;1)))" office:value-type="string" office:string-value="3 blue" calcext:value-type="string">
            <text:p>3 blue</text:p>
          </table:table-cell>
          <table:table-cell table:style-name="ce2" table:formula="of:=IF(ISBLANK([$Input.E55]);&quot;&quot;;IF(ISNA(ORG.LIBREOFFICE.REGEX([$Input.E55];&quot;\d+.green&quot;;;1));&quot;&quot;;ORG.LIBREOFFICE.REGEX([$Input.E55];&quot;\d+.green&quot;;;1)))" office:value-type="string" office:string-value="1 green" calcext:value-type="string">
            <text:p>1 green</text:p>
          </table:table-cell>
          <table:table-cell table:style-name="ce2" table:formula="of:=IF(ISBLANK([$Input.F55]);&quot;&quot;;IF(ISNA(ORG.LIBREOFFICE.REGEX([$Input.F55];&quot;\d+.red&quot;;;1));&quot;&quot;;ORG.LIBREOFFICE.REGEX([$Input.F55];&quot;\d+.red&quot;;;1)))">
            <text:p/>
          </table:table-cell>
          <table:table-cell table:style-name="ce2" table:formula="of:=IF(ISBLANK([$Input.F55]);&quot;&quot;;IF(ISNA(ORG.LIBREOFFICE.REGEX([$Input.F55];&quot;\d+.blue&quot;;;1));&quot;&quot;;ORG.LIBREOFFICE.REGEX([$Input.F55];&quot;\d+.blue&quot;;;1)))">
            <text:p/>
          </table:table-cell>
          <table:table-cell table:style-name="ce2" table:formula="of:=IF(ISBLANK([$Input.F55]);&quot;&quot;;IF(ISNA(ORG.LIBREOFFICE.REGEX([$Input.F55];&quot;\d+.green&quot;;;1));&quot;&quot;;ORG.LIBREOFFICE.REGEX([$Input.F55];&quot;\d+.green&quot;;;1)))">
            <text:p/>
          </table:table-cell>
          <table:table-cell table:style-name="ce2" table:formula="of:=IF(ISBLANK([$Input.G55]);&quot;&quot;;IF(ISNA(ORG.LIBREOFFICE.REGEX([$Input.G55];&quot;\d+.red&quot;;;1));&quot;&quot;;ORG.LIBREOFFICE.REGEX([$Input.G55];&quot;\d+.red&quot;;;1)))">
            <text:p/>
          </table:table-cell>
          <table:table-cell table:style-name="ce2" table:formula="of:=IF(ISBLANK([$Input.G55]);&quot;&quot;;IF(ISNA(ORG.LIBREOFFICE.REGEX([$Input.G55];&quot;\d+.blue&quot;;;1));&quot;&quot;;ORG.LIBREOFFICE.REGEX([$Input.G55];&quot;\d+.blue&quot;;;1)))">
            <text:p/>
          </table:table-cell>
          <table:table-cell table:style-name="ce2" table:formula="of:=IF(ISBLANK([$Input.G55]);&quot;&quot;;IF(ISNA(ORG.LIBREOFFICE.REGEX([$Input.G55];&quot;\d+.green&quot;;;1));&quot;&quot;;ORG.LIBREOFFICE.REGEX([$Input.G55];&quot;\d+.green&quot;;;1)))">
            <text:p/>
          </table:table-cell>
          <table:table-cell/>
          <table:table-cell table:style-name="ce6" table:formula="of:=IF([.C57]=&quot;&quot;;1;IF(ISNA([.C57]);1;IF(NUMBERVALUE(ORG.LIBREOFFICE.REGEX([.C57];&quot;\d+&quot;;))&gt;12;0;1)))" office:value-type="float" office:value="1" calcext:value-type="float">
            <text:p>1</text:p>
          </table:table-cell>
          <table:table-cell table:style-name="ce3" table:formula="of:=IF([.E57]=&quot;&quot;;1;IF(ISNA([.E57]);1;IF(NUMBERVALUE(ORG.LIBREOFFICE.REGEX([.E57];&quot;\d+&quot;;))&gt;13;0;1)))" office:value-type="float" office:value="1" calcext:value-type="float">
            <text:p>1</text:p>
          </table:table-cell>
          <table:table-cell table:style-name="ce12" table:formula="of:=IF([.D57]=&quot;&quot;;1;IF(ISNA([.D57]);1;IF(NUMBERVALUE(ORG.LIBREOFFICE.REGEX([.D57];&quot;\d+&quot;;))&gt;14;0;1)))" office:value-type="float" office:value="1" calcext:value-type="float">
            <text:p>1</text:p>
          </table:table-cell>
          <table:table-cell table:style-name="ce6" table:formula="of:=IF([.F57]=&quot;&quot;;1;IF(ISNA([.F57]);1;IF(NUMBERVALUE(ORG.LIBREOFFICE.REGEX([.F57];&quot;\d+&quot;;))&gt;12;0;1)))" office:value-type="float" office:value="1" calcext:value-type="float">
            <text:p>1</text:p>
          </table:table-cell>
          <table:table-cell table:style-name="ce3" table:formula="of:=IF([.H57]=&quot;&quot;;1;IF(ISNA([.H57]);1;IF(NUMBERVALUE(ORG.LIBREOFFICE.REGEX([.H57];&quot;\d+&quot;;))&gt;13;0;1)))" office:value-type="float" office:value="1" calcext:value-type="float">
            <text:p>1</text:p>
          </table:table-cell>
          <table:table-cell table:style-name="ce12" table:formula="of:=IF([.G57]=&quot;&quot;;1;IF(ISNA([.G57]);1;IF(NUMBERVALUE(ORG.LIBREOFFICE.REGEX([.G57];&quot;\d+&quot;;))&gt;14;0;1)))" office:value-type="float" office:value="1" calcext:value-type="float">
            <text:p>1</text:p>
          </table:table-cell>
          <table:table-cell table:style-name="ce6" table:formula="of:=IF([.I57]=&quot;&quot;;1;IF(ISNA([.I57]);1;IF(NUMBERVALUE(ORG.LIBREOFFICE.REGEX([.I57];&quot;\d+&quot;;))&gt;12;0;1)))" office:value-type="float" office:value="1" calcext:value-type="float">
            <text:p>1</text:p>
          </table:table-cell>
          <table:table-cell table:style-name="ce3" table:formula="of:=IF([.K57]=&quot;&quot;;1;IF(ISNA([.K57]);1;IF(NUMBERVALUE(ORG.LIBREOFFICE.REGEX([.K57];&quot;\d+&quot;;))&gt;13;0;1)))" office:value-type="float" office:value="1" calcext:value-type="float">
            <text:p>1</text:p>
          </table:table-cell>
          <table:table-cell table:style-name="ce12" table:formula="of:=IF([.J57]=&quot;&quot;;1;IF(ISNA([.J57]);1;IF(NUMBERVALUE(ORG.LIBREOFFICE.REGEX([.J57];&quot;\d+&quot;;))&gt;14;0;1)))" office:value-type="float" office:value="1" calcext:value-type="float">
            <text:p>1</text:p>
          </table:table-cell>
          <table:table-cell table:style-name="ce6" table:formula="of:=IF([.L57]=&quot;&quot;;1;IF(ISNA([.L57]);1;IF(NUMBERVALUE(ORG.LIBREOFFICE.REGEX([.L57];&quot;\d+&quot;;))&gt;12;0;1)))" office:value-type="float" office:value="1" calcext:value-type="float">
            <text:p>1</text:p>
          </table:table-cell>
          <table:table-cell table:style-name="ce3" table:formula="of:=IF([.N57]=&quot;&quot;;1;IF(ISNA([.N57]);1;IF(NUMBERVALUE(ORG.LIBREOFFICE.REGEX([.N57];&quot;\d+&quot;;))&gt;13;0;1)))" office:value-type="float" office:value="1" calcext:value-type="float">
            <text:p>1</text:p>
          </table:table-cell>
          <table:table-cell table:style-name="ce12" table:formula="of:=IF([.M57]=&quot;&quot;;1;IF(ISNA([.M57]);1;IF(NUMBERVALUE(ORG.LIBREOFFICE.REGEX([.M57];&quot;\d+&quot;;))&gt;14;0;1)))" office:value-type="float" office:value="1" calcext:value-type="float">
            <text:p>1</text:p>
          </table:table-cell>
          <table:table-cell table:style-name="ce6" table:formula="of:=IF([.O57]=&quot;&quot;;1;IF(ISNA([.O57]);1;IF(NUMBERVALUE(ORG.LIBREOFFICE.REGEX([.O57];&quot;\d+&quot;;))&gt;12;0;1)))" office:value-type="float" office:value="1" calcext:value-type="float">
            <text:p>1</text:p>
          </table:table-cell>
          <table:table-cell table:style-name="ce3" table:formula="of:=IF([.Q57]=&quot;&quot;;1;IF(ISNA([.Q57]);1;IF(NUMBERVALUE(ORG.LIBREOFFICE.REGEX([.Q57];&quot;\d+&quot;;))&gt;13;0;1)))" office:value-type="float" office:value="1" calcext:value-type="float">
            <text:p>1</text:p>
          </table:table-cell>
          <table:table-cell table:style-name="ce12" table:formula="of:=IF([.P57]=&quot;&quot;;1;IF(ISNA([.P57]);1;IF(NUMBERVALUE(ORG.LIBREOFFICE.REGEX([.P57];&quot;\d+&quot;;))&gt;14;0;1)))" office:value-type="float" office:value="1" calcext:value-type="float">
            <text:p>1</text:p>
          </table:table-cell>
          <table:table-cell table:style-name="ce6" table:formula="of:=IF([.R57]=&quot;&quot;;1;IF(ISNA([.R57]);1;IF(NUMBERVALUE(ORG.LIBREOFFICE.REGEX([.R57];&quot;\d+&quot;;))&gt;12;0;1)))" office:value-type="float" office:value="1" calcext:value-type="float">
            <text:p>1</text:p>
          </table:table-cell>
          <table:table-cell table:style-name="ce3" table:formula="of:=IF([.T57]=&quot;&quot;;1;IF(ISNA([.T57]);1;IF(NUMBERVALUE(ORG.LIBREOFFICE.REGEX([.T57];&quot;\d+&quot;;))&gt;13;0;1)))" office:value-type="float" office:value="1" calcext:value-type="float">
            <text:p>1</text:p>
          </table:table-cell>
          <table:table-cell table:style-name="ce12" table:formula="of:=IF([.S57]=&quot;&quot;;1;IF(ISNA([.S57]);1;IF(NUMBERVALUE(ORG.LIBREOFFICE.REGEX([.S57];&quot;\d+&quot;;))&gt;14;0;1)))" office:value-type="float" office:value="1" calcext:value-type="float">
            <text:p>1</text:p>
          </table:table-cell>
          <table:table-cell table:style-name="ce3" table:formula="of:=IF([.V57]=0;0;IF([.W57]=0;0;IF([.X57]=0;0;IF([.Y57]=0;0;IF([.Z57]=0;0;IF([.AA57]=0;0;IF([.AB57]=0;0;IF([.AC57]=0;0;IF([.AD57]=0;0;IF([.AE57]=0;0;IF([.AF57]=0;0;IF([.AG57]=0;0;IF([.AH57]=0;0;IF([.AI57]=0;0;IF([.AJ57]=0;0;IF([.AK57]=0;0;IF([.AL57]=0;0;IF([.AM57]=0;0;1))))))))))))))))))" office:value-type="float" office:value="1" calcext:value-type="float">
            <text:p>1</text:p>
          </table:table-cell>
          <table:table-cell table:style-name="ce3" table:formula="of:=IF([.AN57]=1;NUMBERVALUE(ORG.LIBREOFFICE.REGEX([.A57];&quot;\d+&quot;));&quot;&quot;)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$Input.A56]" office:value-type="string" office:string-value="Game 56" calcext:value-type="string">
            <text:p>Game 56</text:p>
          </table:table-cell>
          <table:table-cell table:style-name="ce3" table:formula="of:=COUNTIF([$Input.B56:.G56];&quot;&lt;&gt;&quot;)" office:value-type="float" office:value="6" calcext:value-type="float">
            <text:p>6</text:p>
          </table:table-cell>
          <table:table-cell table:style-name="ce2" table:formula="of:=IF(ISBLANK([$Input.B56]);&quot;&quot;;IF(ISNA(ORG.LIBREOFFICE.REGEX([$Input.B56];&quot;\d+.red&quot;;;1));&quot;&quot;;ORG.LIBREOFFICE.REGEX([$Input.B56];&quot;\d+.red&quot;;;1)))">
            <text:p/>
          </table:table-cell>
          <table:table-cell table:style-name="ce2" table:formula="of:=IF(ISBLANK([$Input.B56]);&quot;&quot;;IF(ISNA(ORG.LIBREOFFICE.REGEX([$Input.B56];&quot;\d+.blue&quot;;;1));&quot;&quot;;ORG.LIBREOFFICE.REGEX([$Input.B56];&quot;\d+.blue&quot;;;1)))" office:value-type="string" office:string-value="7 blue" calcext:value-type="string">
            <text:p>7 blue</text:p>
          </table:table-cell>
          <table:table-cell table:style-name="ce2" table:formula="of:=IF(ISBLANK([$Input.B56]);&quot;&quot;;IF(ISNA(ORG.LIBREOFFICE.REGEX([$Input.B56];&quot;\d+.green&quot;;;1));&quot;&quot;;ORG.LIBREOFFICE.REGEX([$Input.B56];&quot;\d+.green&quot;;;1)))" office:value-type="string" office:string-value="2 green" calcext:value-type="string">
            <text:p>2 green</text:p>
          </table:table-cell>
          <table:table-cell table:style-name="ce2" table:formula="of:=IF(ISBLANK([$Input.C56]);&quot;&quot;;IF(ISNA(ORG.LIBREOFFICE.REGEX([$Input.C56];&quot;\d+.red&quot;;;1));&quot;&quot;;ORG.LIBREOFFICE.REGEX([$Input.C56];&quot;\d+.red&quot;;;1)))" office:value-type="string" office:string-value="3 red" calcext:value-type="string">
            <text:p>3 red</text:p>
          </table:table-cell>
          <table:table-cell table:style-name="ce2" table:formula="of:=IF(ISBLANK([$Input.C56]);&quot;&quot;;IF(ISNA(ORG.LIBREOFFICE.REGEX([$Input.C56];&quot;\d+.blue&quot;;;1));&quot;&quot;;ORG.LIBREOFFICE.REGEX([$Input.C56];&quot;\d+.blue&quot;;;1)))" office:value-type="string" office:string-value="10 blue" calcext:value-type="string">
            <text:p>10 blue</text:p>
          </table:table-cell>
          <table:table-cell table:style-name="ce2" table:formula="of:=IF(ISBLANK([$Input.C56]);&quot;&quot;;IF(ISNA(ORG.LIBREOFFICE.REGEX([$Input.C56];&quot;\d+.green&quot;;;1));&quot;&quot;;ORG.LIBREOFFICE.REGEX([$Input.C56];&quot;\d+.green&quot;;;1)))">
            <text:p/>
          </table:table-cell>
          <table:table-cell table:style-name="ce2" table:formula="of:=IF(ISBLANK([$Input.D56]);&quot;&quot;;IF(ISNA(ORG.LIBREOFFICE.REGEX([$Input.D56];&quot;\d+.red&quot;;;1));&quot;&quot;;ORG.LIBREOFFICE.REGEX([$Input.D56];&quot;\d+.red&quot;;;1)))" office:value-type="string" office:string-value="2 red" calcext:value-type="string">
            <text:p>2 red</text:p>
          </table:table-cell>
          <table:table-cell table:style-name="ce2" table:formula="of:=IF(ISBLANK([$Input.D56]);&quot;&quot;;IF(ISNA(ORG.LIBREOFFICE.REGEX([$Input.D56];&quot;\d+.blue&quot;;;1));&quot;&quot;;ORG.LIBREOFFICE.REGEX([$Input.D56];&quot;\d+.blue&quot;;;1)))">
            <text:p/>
          </table:table-cell>
          <table:table-cell table:style-name="ce2" table:formula="of:=IF(ISBLANK([$Input.D56]);&quot;&quot;;IF(ISNA(ORG.LIBREOFFICE.REGEX([$Input.D56];&quot;\d+.green&quot;;;1));&quot;&quot;;ORG.LIBREOFFICE.REGEX([$Input.D56];&quot;\d+.green&quot;;;1)))" office:value-type="string" office:string-value="1 green" calcext:value-type="string">
            <text:p>1 green</text:p>
          </table:table-cell>
          <table:table-cell table:style-name="ce2" table:formula="of:=IF(ISBLANK([$Input.E56]);&quot;&quot;;IF(ISNA(ORG.LIBREOFFICE.REGEX([$Input.E56];&quot;\d+.red&quot;;;1));&quot;&quot;;ORG.LIBREOFFICE.REGEX([$Input.E56];&quot;\d+.red&quot;;;1)))" office:value-type="string" office:string-value="3 red" calcext:value-type="string">
            <text:p>3 red</text:p>
          </table:table-cell>
          <table:table-cell table:style-name="ce2" table:formula="of:=IF(ISBLANK([$Input.E56]);&quot;&quot;;IF(ISNA(ORG.LIBREOFFICE.REGEX([$Input.E56];&quot;\d+.blue&quot;;;1));&quot;&quot;;ORG.LIBREOFFICE.REGEX([$Input.E56];&quot;\d+.blue&quot;;;1)))" office:value-type="string" office:string-value="8 blue" calcext:value-type="string">
            <text:p>8 blue</text:p>
          </table:table-cell>
          <table:table-cell table:style-name="ce2" table:formula="of:=IF(ISBLANK([$Input.E56]);&quot;&quot;;IF(ISNA(ORG.LIBREOFFICE.REGEX([$Input.E56];&quot;\d+.green&quot;;;1));&quot;&quot;;ORG.LIBREOFFICE.REGEX([$Input.E56];&quot;\d+.green&quot;;;1)))" office:value-type="string" office:string-value="4 green" calcext:value-type="string">
            <text:p>4 green</text:p>
          </table:table-cell>
          <table:table-cell table:style-name="ce2" table:formula="of:=IF(ISBLANK([$Input.F56]);&quot;&quot;;IF(ISNA(ORG.LIBREOFFICE.REGEX([$Input.F56];&quot;\d+.red&quot;;;1));&quot;&quot;;ORG.LIBREOFFICE.REGEX([$Input.F56];&quot;\d+.red&quot;;;1)))" office:value-type="string" office:string-value="3 red" calcext:value-type="string">
            <text:p>3 red</text:p>
          </table:table-cell>
          <table:table-cell table:style-name="ce2" table:formula="of:=IF(ISBLANK([$Input.F56]);&quot;&quot;;IF(ISNA(ORG.LIBREOFFICE.REGEX([$Input.F56];&quot;\d+.blue&quot;;;1));&quot;&quot;;ORG.LIBREOFFICE.REGEX([$Input.F56];&quot;\d+.blue&quot;;;1)))" office:value-type="string" office:string-value="11 blue" calcext:value-type="string">
            <text:p>11 blue</text:p>
          </table:table-cell>
          <table:table-cell table:style-name="ce2" table:formula="of:=IF(ISBLANK([$Input.F56]);&quot;&quot;;IF(ISNA(ORG.LIBREOFFICE.REGEX([$Input.F56];&quot;\d+.green&quot;;;1));&quot;&quot;;ORG.LIBREOFFICE.REGEX([$Input.F56];&quot;\d+.green&quot;;;1)))" office:value-type="string" office:string-value="1 green" calcext:value-type="string">
            <text:p>1 green</text:p>
          </table:table-cell>
          <table:table-cell table:style-name="ce2" table:formula="of:=IF(ISBLANK([$Input.G56]);&quot;&quot;;IF(ISNA(ORG.LIBREOFFICE.REGEX([$Input.G56];&quot;\d+.red&quot;;;1));&quot;&quot;;ORG.LIBREOFFICE.REGEX([$Input.G56];&quot;\d+.red&quot;;;1)))">
            <text:p/>
          </table:table-cell>
          <table:table-cell table:style-name="ce2" table:formula="of:=IF(ISBLANK([$Input.G56]);&quot;&quot;;IF(ISNA(ORG.LIBREOFFICE.REGEX([$Input.G56];&quot;\d+.blue&quot;;;1));&quot;&quot;;ORG.LIBREOFFICE.REGEX([$Input.G56];&quot;\d+.blue&quot;;;1)))" office:value-type="string" office:string-value="8 blue" calcext:value-type="string">
            <text:p>8 blue</text:p>
          </table:table-cell>
          <table:table-cell table:style-name="ce2" table:formula="of:=IF(ISBLANK([$Input.G56]);&quot;&quot;;IF(ISNA(ORG.LIBREOFFICE.REGEX([$Input.G56];&quot;\d+.green&quot;;;1));&quot;&quot;;ORG.LIBREOFFICE.REGEX([$Input.G56];&quot;\d+.green&quot;;;1)))" office:value-type="string" office:string-value="2 green" calcext:value-type="string">
            <text:p>2 green</text:p>
          </table:table-cell>
          <table:table-cell/>
          <table:table-cell table:style-name="ce6" table:formula="of:=IF([.C58]=&quot;&quot;;1;IF(ISNA([.C58]);1;IF(NUMBERVALUE(ORG.LIBREOFFICE.REGEX([.C58];&quot;\d+&quot;;))&gt;12;0;1)))" office:value-type="float" office:value="1" calcext:value-type="float">
            <text:p>1</text:p>
          </table:table-cell>
          <table:table-cell table:style-name="ce3" table:formula="of:=IF([.E58]=&quot;&quot;;1;IF(ISNA([.E58]);1;IF(NUMBERVALUE(ORG.LIBREOFFICE.REGEX([.E58];&quot;\d+&quot;;))&gt;13;0;1)))" office:value-type="float" office:value="1" calcext:value-type="float">
            <text:p>1</text:p>
          </table:table-cell>
          <table:table-cell table:style-name="ce12" table:formula="of:=IF([.D58]=&quot;&quot;;1;IF(ISNA([.D58]);1;IF(NUMBERVALUE(ORG.LIBREOFFICE.REGEX([.D58];&quot;\d+&quot;;))&gt;14;0;1)))" office:value-type="float" office:value="1" calcext:value-type="float">
            <text:p>1</text:p>
          </table:table-cell>
          <table:table-cell table:style-name="ce6" table:formula="of:=IF([.F58]=&quot;&quot;;1;IF(ISNA([.F58]);1;IF(NUMBERVALUE(ORG.LIBREOFFICE.REGEX([.F58];&quot;\d+&quot;;))&gt;12;0;1)))" office:value-type="float" office:value="1" calcext:value-type="float">
            <text:p>1</text:p>
          </table:table-cell>
          <table:table-cell table:style-name="ce3" table:formula="of:=IF([.H58]=&quot;&quot;;1;IF(ISNA([.H58]);1;IF(NUMBERVALUE(ORG.LIBREOFFICE.REGEX([.H58];&quot;\d+&quot;;))&gt;13;0;1)))" office:value-type="float" office:value="1" calcext:value-type="float">
            <text:p>1</text:p>
          </table:table-cell>
          <table:table-cell table:style-name="ce12" table:formula="of:=IF([.G58]=&quot;&quot;;1;IF(ISNA([.G58]);1;IF(NUMBERVALUE(ORG.LIBREOFFICE.REGEX([.G58];&quot;\d+&quot;;))&gt;14;0;1)))" office:value-type="float" office:value="1" calcext:value-type="float">
            <text:p>1</text:p>
          </table:table-cell>
          <table:table-cell table:style-name="ce6" table:formula="of:=IF([.I58]=&quot;&quot;;1;IF(ISNA([.I58]);1;IF(NUMBERVALUE(ORG.LIBREOFFICE.REGEX([.I58];&quot;\d+&quot;;))&gt;12;0;1)))" office:value-type="float" office:value="1" calcext:value-type="float">
            <text:p>1</text:p>
          </table:table-cell>
          <table:table-cell table:style-name="ce3" table:formula="of:=IF([.K58]=&quot;&quot;;1;IF(ISNA([.K58]);1;IF(NUMBERVALUE(ORG.LIBREOFFICE.REGEX([.K58];&quot;\d+&quot;;))&gt;13;0;1)))" office:value-type="float" office:value="1" calcext:value-type="float">
            <text:p>1</text:p>
          </table:table-cell>
          <table:table-cell table:style-name="ce12" table:formula="of:=IF([.J58]=&quot;&quot;;1;IF(ISNA([.J58]);1;IF(NUMBERVALUE(ORG.LIBREOFFICE.REGEX([.J58];&quot;\d+&quot;;))&gt;14;0;1)))" office:value-type="float" office:value="1" calcext:value-type="float">
            <text:p>1</text:p>
          </table:table-cell>
          <table:table-cell table:style-name="ce6" table:formula="of:=IF([.L58]=&quot;&quot;;1;IF(ISNA([.L58]);1;IF(NUMBERVALUE(ORG.LIBREOFFICE.REGEX([.L58];&quot;\d+&quot;;))&gt;12;0;1)))" office:value-type="float" office:value="1" calcext:value-type="float">
            <text:p>1</text:p>
          </table:table-cell>
          <table:table-cell table:style-name="ce3" table:formula="of:=IF([.N58]=&quot;&quot;;1;IF(ISNA([.N58]);1;IF(NUMBERVALUE(ORG.LIBREOFFICE.REGEX([.N58];&quot;\d+&quot;;))&gt;13;0;1)))" office:value-type="float" office:value="1" calcext:value-type="float">
            <text:p>1</text:p>
          </table:table-cell>
          <table:table-cell table:style-name="ce12" table:formula="of:=IF([.M58]=&quot;&quot;;1;IF(ISNA([.M58]);1;IF(NUMBERVALUE(ORG.LIBREOFFICE.REGEX([.M58];&quot;\d+&quot;;))&gt;14;0;1)))" office:value-type="float" office:value="1" calcext:value-type="float">
            <text:p>1</text:p>
          </table:table-cell>
          <table:table-cell table:style-name="ce6" table:formula="of:=IF([.O58]=&quot;&quot;;1;IF(ISNA([.O58]);1;IF(NUMBERVALUE(ORG.LIBREOFFICE.REGEX([.O58];&quot;\d+&quot;;))&gt;12;0;1)))" office:value-type="float" office:value="1" calcext:value-type="float">
            <text:p>1</text:p>
          </table:table-cell>
          <table:table-cell table:style-name="ce3" table:formula="of:=IF([.Q58]=&quot;&quot;;1;IF(ISNA([.Q58]);1;IF(NUMBERVALUE(ORG.LIBREOFFICE.REGEX([.Q58];&quot;\d+&quot;;))&gt;13;0;1)))" office:value-type="float" office:value="1" calcext:value-type="float">
            <text:p>1</text:p>
          </table:table-cell>
          <table:table-cell table:style-name="ce12" table:formula="of:=IF([.P58]=&quot;&quot;;1;IF(ISNA([.P58]);1;IF(NUMBERVALUE(ORG.LIBREOFFICE.REGEX([.P58];&quot;\d+&quot;;))&gt;14;0;1)))" office:value-type="float" office:value="1" calcext:value-type="float">
            <text:p>1</text:p>
          </table:table-cell>
          <table:table-cell table:style-name="ce6" table:formula="of:=IF([.R58]=&quot;&quot;;1;IF(ISNA([.R58]);1;IF(NUMBERVALUE(ORG.LIBREOFFICE.REGEX([.R58];&quot;\d+&quot;;))&gt;12;0;1)))" office:value-type="float" office:value="1" calcext:value-type="float">
            <text:p>1</text:p>
          </table:table-cell>
          <table:table-cell table:style-name="ce3" table:formula="of:=IF([.T58]=&quot;&quot;;1;IF(ISNA([.T58]);1;IF(NUMBERVALUE(ORG.LIBREOFFICE.REGEX([.T58];&quot;\d+&quot;;))&gt;13;0;1)))" office:value-type="float" office:value="1" calcext:value-type="float">
            <text:p>1</text:p>
          </table:table-cell>
          <table:table-cell table:style-name="ce12" table:formula="of:=IF([.S58]=&quot;&quot;;1;IF(ISNA([.S58]);1;IF(NUMBERVALUE(ORG.LIBREOFFICE.REGEX([.S58];&quot;\d+&quot;;))&gt;14;0;1)))" office:value-type="float" office:value="1" calcext:value-type="float">
            <text:p>1</text:p>
          </table:table-cell>
          <table:table-cell table:style-name="ce3" table:formula="of:=IF([.V58]=0;0;IF([.W58]=0;0;IF([.X58]=0;0;IF([.Y58]=0;0;IF([.Z58]=0;0;IF([.AA58]=0;0;IF([.AB58]=0;0;IF([.AC58]=0;0;IF([.AD58]=0;0;IF([.AE58]=0;0;IF([.AF58]=0;0;IF([.AG58]=0;0;IF([.AH58]=0;0;IF([.AI58]=0;0;IF([.AJ58]=0;0;IF([.AK58]=0;0;IF([.AL58]=0;0;IF([.AM58]=0;0;1))))))))))))))))))" office:value-type="float" office:value="1" calcext:value-type="float">
            <text:p>1</text:p>
          </table:table-cell>
          <table:table-cell table:style-name="ce3" table:formula="of:=IF([.AN58]=1;NUMBERVALUE(ORG.LIBREOFFICE.REGEX([.A58];&quot;\d+&quot;));&quot;&quot;)"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$Input.A57]" office:value-type="string" office:string-value="Game 57" calcext:value-type="string">
            <text:p>Game 57</text:p>
          </table:table-cell>
          <table:table-cell table:style-name="ce3" table:formula="of:=COUNTIF([$Input.B57:.G57];&quot;&lt;&gt;&quot;)" office:value-type="float" office:value="4" calcext:value-type="float">
            <text:p>4</text:p>
          </table:table-cell>
          <table:table-cell table:style-name="ce2" table:formula="of:=IF(ISBLANK([$Input.B57]);&quot;&quot;;IF(ISNA(ORG.LIBREOFFICE.REGEX([$Input.B57];&quot;\d+.red&quot;;;1));&quot;&quot;;ORG.LIBREOFFICE.REGEX([$Input.B57];&quot;\d+.red&quot;;;1)))" office:value-type="string" office:string-value="3 red" calcext:value-type="string">
            <text:p>3 red</text:p>
          </table:table-cell>
          <table:table-cell table:style-name="ce2" table:formula="of:=IF(ISBLANK([$Input.B57]);&quot;&quot;;IF(ISNA(ORG.LIBREOFFICE.REGEX([$Input.B57];&quot;\d+.blue&quot;;;1));&quot;&quot;;ORG.LIBREOFFICE.REGEX([$Input.B57];&quot;\d+.blue&quot;;;1)))">
            <text:p/>
          </table:table-cell>
          <table:table-cell table:style-name="ce2" table:formula="of:=IF(ISBLANK([$Input.B57]);&quot;&quot;;IF(ISNA(ORG.LIBREOFFICE.REGEX([$Input.B57];&quot;\d+.green&quot;;;1));&quot;&quot;;ORG.LIBREOFFICE.REGEX([$Input.B57];&quot;\d+.green&quot;;;1)))" office:value-type="string" office:string-value="1 green" calcext:value-type="string">
            <text:p>1 green</text:p>
          </table:table-cell>
          <table:table-cell table:style-name="ce2" table:formula="of:=IF(ISBLANK([$Input.C57]);&quot;&quot;;IF(ISNA(ORG.LIBREOFFICE.REGEX([$Input.C57];&quot;\d+.red&quot;;;1));&quot;&quot;;ORG.LIBREOFFICE.REGEX([$Input.C57];&quot;\d+.red&quot;;;1)))" office:value-type="string" office:string-value="1 red" calcext:value-type="string">
            <text:p>1 red</text:p>
          </table:table-cell>
          <table:table-cell table:style-name="ce2" table:formula="of:=IF(ISBLANK([$Input.C57]);&quot;&quot;;IF(ISNA(ORG.LIBREOFFICE.REGEX([$Input.C57];&quot;\d+.blue&quot;;;1));&quot;&quot;;ORG.LIBREOFFICE.REGEX([$Input.C57];&quot;\d+.blue&quot;;;1)))" office:value-type="string" office:string-value="1 blue" calcext:value-type="string">
            <text:p>1 blue</text:p>
          </table:table-cell>
          <table:table-cell table:style-name="ce2" table:formula="of:=IF(ISBLANK([$Input.C57]);&quot;&quot;;IF(ISNA(ORG.LIBREOFFICE.REGEX([$Input.C57];&quot;\d+.green&quot;;;1));&quot;&quot;;ORG.LIBREOFFICE.REGEX([$Input.C57];&quot;\d+.green&quot;;;1)))" office:value-type="string" office:string-value="1 green" calcext:value-type="string">
            <text:p>1 green</text:p>
          </table:table-cell>
          <table:table-cell table:style-name="ce2" table:formula="of:=IF(ISBLANK([$Input.D57]);&quot;&quot;;IF(ISNA(ORG.LIBREOFFICE.REGEX([$Input.D57];&quot;\d+.red&quot;;;1));&quot;&quot;;ORG.LIBREOFFICE.REGEX([$Input.D57];&quot;\d+.red&quot;;;1)))" office:value-type="string" office:string-value="1 red" calcext:value-type="string">
            <text:p>1 red</text:p>
          </table:table-cell>
          <table:table-cell table:style-name="ce2" table:formula="of:=IF(ISBLANK([$Input.D57]);&quot;&quot;;IF(ISNA(ORG.LIBREOFFICE.REGEX([$Input.D57];&quot;\d+.blue&quot;;;1));&quot;&quot;;ORG.LIBREOFFICE.REGEX([$Input.D57];&quot;\d+.blue&quot;;;1)))" office:value-type="string" office:string-value="15 blue" calcext:value-type="string">
            <text:p>15 blue</text:p>
          </table:table-cell>
          <table:table-cell table:style-name="ce2" table:formula="of:=IF(ISBLANK([$Input.D57]);&quot;&quot;;IF(ISNA(ORG.LIBREOFFICE.REGEX([$Input.D57];&quot;\d+.green&quot;;;1));&quot;&quot;;ORG.LIBREOFFICE.REGEX([$Input.D57];&quot;\d+.green&quot;;;1)))" office:value-type="string" office:string-value="4 green" calcext:value-type="string">
            <text:p>4 green</text:p>
          </table:table-cell>
          <table:table-cell table:style-name="ce2" table:formula="of:=IF(ISBLANK([$Input.E57]);&quot;&quot;;IF(ISNA(ORG.LIBREOFFICE.REGEX([$Input.E57];&quot;\d+.red&quot;;;1));&quot;&quot;;ORG.LIBREOFFICE.REGEX([$Input.E57];&quot;\d+.red&quot;;;1)))" office:value-type="string" office:string-value="2 red" calcext:value-type="string">
            <text:p>2 red</text:p>
          </table:table-cell>
          <table:table-cell table:style-name="ce2" table:formula="of:=IF(ISBLANK([$Input.E57]);&quot;&quot;;IF(ISNA(ORG.LIBREOFFICE.REGEX([$Input.E57];&quot;\d+.blue&quot;;;1));&quot;&quot;;ORG.LIBREOFFICE.REGEX([$Input.E57];&quot;\d+.blue&quot;;;1)))" office:value-type="string" office:string-value="9 blue" calcext:value-type="string">
            <text:p>9 blue</text:p>
          </table:table-cell>
          <table:table-cell table:style-name="ce2" table:formula="of:=IF(ISBLANK([$Input.E57]);&quot;&quot;;IF(ISNA(ORG.LIBREOFFICE.REGEX([$Input.E57];&quot;\d+.green&quot;;;1));&quot;&quot;;ORG.LIBREOFFICE.REGEX([$Input.E57];&quot;\d+.green&quot;;;1)))" office:value-type="string" office:string-value="1 green" calcext:value-type="string">
            <text:p>1 green</text:p>
          </table:table-cell>
          <table:table-cell table:style-name="ce2" table:formula="of:=IF(ISBLANK([$Input.F57]);&quot;&quot;;IF(ISNA(ORG.LIBREOFFICE.REGEX([$Input.F57];&quot;\d+.red&quot;;;1));&quot;&quot;;ORG.LIBREOFFICE.REGEX([$Input.F57];&quot;\d+.red&quot;;;1)))">
            <text:p/>
          </table:table-cell>
          <table:table-cell table:style-name="ce2" table:formula="of:=IF(ISBLANK([$Input.F57]);&quot;&quot;;IF(ISNA(ORG.LIBREOFFICE.REGEX([$Input.F57];&quot;\d+.blue&quot;;;1));&quot;&quot;;ORG.LIBREOFFICE.REGEX([$Input.F57];&quot;\d+.blue&quot;;;1)))">
            <text:p/>
          </table:table-cell>
          <table:table-cell table:style-name="ce2" table:formula="of:=IF(ISBLANK([$Input.F57]);&quot;&quot;;IF(ISNA(ORG.LIBREOFFICE.REGEX([$Input.F57];&quot;\d+.green&quot;;;1));&quot;&quot;;ORG.LIBREOFFICE.REGEX([$Input.F57];&quot;\d+.green&quot;;;1)))">
            <text:p/>
          </table:table-cell>
          <table:table-cell table:style-name="ce2" table:formula="of:=IF(ISBLANK([$Input.G57]);&quot;&quot;;IF(ISNA(ORG.LIBREOFFICE.REGEX([$Input.G57];&quot;\d+.red&quot;;;1));&quot;&quot;;ORG.LIBREOFFICE.REGEX([$Input.G57];&quot;\d+.red&quot;;;1)))">
            <text:p/>
          </table:table-cell>
          <table:table-cell table:style-name="ce2" table:formula="of:=IF(ISBLANK([$Input.G57]);&quot;&quot;;IF(ISNA(ORG.LIBREOFFICE.REGEX([$Input.G57];&quot;\d+.blue&quot;;;1));&quot;&quot;;ORG.LIBREOFFICE.REGEX([$Input.G57];&quot;\d+.blue&quot;;;1)))">
            <text:p/>
          </table:table-cell>
          <table:table-cell table:style-name="ce2" table:formula="of:=IF(ISBLANK([$Input.G57]);&quot;&quot;;IF(ISNA(ORG.LIBREOFFICE.REGEX([$Input.G57];&quot;\d+.green&quot;;;1));&quot;&quot;;ORG.LIBREOFFICE.REGEX([$Input.G57];&quot;\d+.green&quot;;;1)))">
            <text:p/>
          </table:table-cell>
          <table:table-cell/>
          <table:table-cell table:style-name="ce6" table:formula="of:=IF([.C59]=&quot;&quot;;1;IF(ISNA([.C59]);1;IF(NUMBERVALUE(ORG.LIBREOFFICE.REGEX([.C59];&quot;\d+&quot;;))&gt;12;0;1)))" office:value-type="float" office:value="1" calcext:value-type="float">
            <text:p>1</text:p>
          </table:table-cell>
          <table:table-cell table:style-name="ce3" table:formula="of:=IF([.E59]=&quot;&quot;;1;IF(ISNA([.E59]);1;IF(NUMBERVALUE(ORG.LIBREOFFICE.REGEX([.E59];&quot;\d+&quot;;))&gt;13;0;1)))" office:value-type="float" office:value="1" calcext:value-type="float">
            <text:p>1</text:p>
          </table:table-cell>
          <table:table-cell table:style-name="ce12" table:formula="of:=IF([.D59]=&quot;&quot;;1;IF(ISNA([.D59]);1;IF(NUMBERVALUE(ORG.LIBREOFFICE.REGEX([.D59];&quot;\d+&quot;;))&gt;14;0;1)))" office:value-type="float" office:value="1" calcext:value-type="float">
            <text:p>1</text:p>
          </table:table-cell>
          <table:table-cell table:style-name="ce6" table:formula="of:=IF([.F59]=&quot;&quot;;1;IF(ISNA([.F59]);1;IF(NUMBERVALUE(ORG.LIBREOFFICE.REGEX([.F59];&quot;\d+&quot;;))&gt;12;0;1)))" office:value-type="float" office:value="1" calcext:value-type="float">
            <text:p>1</text:p>
          </table:table-cell>
          <table:table-cell table:style-name="ce3" table:formula="of:=IF([.H59]=&quot;&quot;;1;IF(ISNA([.H59]);1;IF(NUMBERVALUE(ORG.LIBREOFFICE.REGEX([.H59];&quot;\d+&quot;;))&gt;13;0;1)))" office:value-type="float" office:value="1" calcext:value-type="float">
            <text:p>1</text:p>
          </table:table-cell>
          <table:table-cell table:style-name="ce12" table:formula="of:=IF([.G59]=&quot;&quot;;1;IF(ISNA([.G59]);1;IF(NUMBERVALUE(ORG.LIBREOFFICE.REGEX([.G59];&quot;\d+&quot;;))&gt;14;0;1)))" office:value-type="float" office:value="1" calcext:value-type="float">
            <text:p>1</text:p>
          </table:table-cell>
          <table:table-cell table:style-name="ce6" table:formula="of:=IF([.I59]=&quot;&quot;;1;IF(ISNA([.I59]);1;IF(NUMBERVALUE(ORG.LIBREOFFICE.REGEX([.I59];&quot;\d+&quot;;))&gt;12;0;1)))" office:value-type="float" office:value="1" calcext:value-type="float">
            <text:p>1</text:p>
          </table:table-cell>
          <table:table-cell table:style-name="ce3" table:formula="of:=IF([.K59]=&quot;&quot;;1;IF(ISNA([.K59]);1;IF(NUMBERVALUE(ORG.LIBREOFFICE.REGEX([.K59];&quot;\d+&quot;;))&gt;13;0;1)))" office:value-type="float" office:value="1" calcext:value-type="float">
            <text:p>1</text:p>
          </table:table-cell>
          <table:table-cell table:style-name="ce12" table:formula="of:=IF([.J59]=&quot;&quot;;1;IF(ISNA([.J59]);1;IF(NUMBERVALUE(ORG.LIBREOFFICE.REGEX([.J59];&quot;\d+&quot;;))&gt;14;0;1)))" office:value-type="float" office:value="0" calcext:value-type="float">
            <text:p>0</text:p>
          </table:table-cell>
          <table:table-cell table:style-name="ce6" table:formula="of:=IF([.L59]=&quot;&quot;;1;IF(ISNA([.L59]);1;IF(NUMBERVALUE(ORG.LIBREOFFICE.REGEX([.L59];&quot;\d+&quot;;))&gt;12;0;1)))" office:value-type="float" office:value="1" calcext:value-type="float">
            <text:p>1</text:p>
          </table:table-cell>
          <table:table-cell table:style-name="ce3" table:formula="of:=IF([.N59]=&quot;&quot;;1;IF(ISNA([.N59]);1;IF(NUMBERVALUE(ORG.LIBREOFFICE.REGEX([.N59];&quot;\d+&quot;;))&gt;13;0;1)))" office:value-type="float" office:value="1" calcext:value-type="float">
            <text:p>1</text:p>
          </table:table-cell>
          <table:table-cell table:style-name="ce12" table:formula="of:=IF([.M59]=&quot;&quot;;1;IF(ISNA([.M59]);1;IF(NUMBERVALUE(ORG.LIBREOFFICE.REGEX([.M59];&quot;\d+&quot;;))&gt;14;0;1)))" office:value-type="float" office:value="1" calcext:value-type="float">
            <text:p>1</text:p>
          </table:table-cell>
          <table:table-cell table:style-name="ce6" table:formula="of:=IF([.O59]=&quot;&quot;;1;IF(ISNA([.O59]);1;IF(NUMBERVALUE(ORG.LIBREOFFICE.REGEX([.O59];&quot;\d+&quot;;))&gt;12;0;1)))" office:value-type="float" office:value="1" calcext:value-type="float">
            <text:p>1</text:p>
          </table:table-cell>
          <table:table-cell table:style-name="ce3" table:formula="of:=IF([.Q59]=&quot;&quot;;1;IF(ISNA([.Q59]);1;IF(NUMBERVALUE(ORG.LIBREOFFICE.REGEX([.Q59];&quot;\d+&quot;;))&gt;13;0;1)))" office:value-type="float" office:value="1" calcext:value-type="float">
            <text:p>1</text:p>
          </table:table-cell>
          <table:table-cell table:style-name="ce12" table:formula="of:=IF([.P59]=&quot;&quot;;1;IF(ISNA([.P59]);1;IF(NUMBERVALUE(ORG.LIBREOFFICE.REGEX([.P59];&quot;\d+&quot;;))&gt;14;0;1)))" office:value-type="float" office:value="1" calcext:value-type="float">
            <text:p>1</text:p>
          </table:table-cell>
          <table:table-cell table:style-name="ce6" table:formula="of:=IF([.R59]=&quot;&quot;;1;IF(ISNA([.R59]);1;IF(NUMBERVALUE(ORG.LIBREOFFICE.REGEX([.R59];&quot;\d+&quot;;))&gt;12;0;1)))" office:value-type="float" office:value="1" calcext:value-type="float">
            <text:p>1</text:p>
          </table:table-cell>
          <table:table-cell table:style-name="ce3" table:formula="of:=IF([.T59]=&quot;&quot;;1;IF(ISNA([.T59]);1;IF(NUMBERVALUE(ORG.LIBREOFFICE.REGEX([.T59];&quot;\d+&quot;;))&gt;13;0;1)))" office:value-type="float" office:value="1" calcext:value-type="float">
            <text:p>1</text:p>
          </table:table-cell>
          <table:table-cell table:style-name="ce12" table:formula="of:=IF([.S59]=&quot;&quot;;1;IF(ISNA([.S59]);1;IF(NUMBERVALUE(ORG.LIBREOFFICE.REGEX([.S59];&quot;\d+&quot;;))&gt;14;0;1)))" office:value-type="float" office:value="1" calcext:value-type="float">
            <text:p>1</text:p>
          </table:table-cell>
          <table:table-cell table:style-name="ce3" table:formula="of:=IF([.V59]=0;0;IF([.W59]=0;0;IF([.X59]=0;0;IF([.Y59]=0;0;IF([.Z59]=0;0;IF([.AA59]=0;0;IF([.AB59]=0;0;IF([.AC59]=0;0;IF([.AD59]=0;0;IF([.AE59]=0;0;IF([.AF59]=0;0;IF([.AG59]=0;0;IF([.AH59]=0;0;IF([.AI59]=0;0;IF([.AJ59]=0;0;IF([.AK59]=0;0;IF([.AL59]=0;0;IF([.AM59]=0;0;1))))))))))))))))))" office:value-type="float" office:value="0" calcext:value-type="float">
            <text:p>0</text:p>
          </table:table-cell>
          <table:table-cell table:style-name="ce3" table:formula="of:=IF([.AN59]=1;NUMBERVALUE(ORG.LIBREOFFICE.REGEX([.A59];&quot;\d+&quot;));&quot;&quot;)">
            <text:p/>
          </table:table-cell>
          <table:table-cell/>
        </table:table-row>
        <table:table-row table:style-name="ro1">
          <table:table-cell table:formula="of:=[$Input.A58]" office:value-type="string" office:string-value="Game 58" calcext:value-type="string">
            <text:p>Game 58</text:p>
          </table:table-cell>
          <table:table-cell table:style-name="ce3" table:formula="of:=COUNTIF([$Input.B58:.G58];&quot;&lt;&gt;&quot;)" office:value-type="float" office:value="5" calcext:value-type="float">
            <text:p>5</text:p>
          </table:table-cell>
          <table:table-cell table:style-name="ce2" table:formula="of:=IF(ISBLANK([$Input.B58]);&quot;&quot;;IF(ISNA(ORG.LIBREOFFICE.REGEX([$Input.B58];&quot;\d+.red&quot;;;1));&quot;&quot;;ORG.LIBREOFFICE.REGEX([$Input.B58];&quot;\d+.red&quot;;;1)))" office:value-type="string" office:string-value="13 red" calcext:value-type="string">
            <text:p>13 red</text:p>
          </table:table-cell>
          <table:table-cell table:style-name="ce2" table:formula="of:=IF(ISBLANK([$Input.B58]);&quot;&quot;;IF(ISNA(ORG.LIBREOFFICE.REGEX([$Input.B58];&quot;\d+.blue&quot;;;1));&quot;&quot;;ORG.LIBREOFFICE.REGEX([$Input.B58];&quot;\d+.blue&quot;;;1)))" office:value-type="string" office:string-value="12 blue" calcext:value-type="string">
            <text:p>12 blue</text:p>
          </table:table-cell>
          <table:table-cell table:style-name="ce2" table:formula="of:=IF(ISBLANK([$Input.B58]);&quot;&quot;;IF(ISNA(ORG.LIBREOFFICE.REGEX([$Input.B58];&quot;\d+.green&quot;;;1));&quot;&quot;;ORG.LIBREOFFICE.REGEX([$Input.B58];&quot;\d+.green&quot;;;1)))" office:value-type="string" office:string-value="5 green" calcext:value-type="string">
            <text:p>5 green</text:p>
          </table:table-cell>
          <table:table-cell table:style-name="ce2" table:formula="of:=IF(ISBLANK([$Input.C58]);&quot;&quot;;IF(ISNA(ORG.LIBREOFFICE.REGEX([$Input.C58];&quot;\d+.red&quot;;;1));&quot;&quot;;ORG.LIBREOFFICE.REGEX([$Input.C58];&quot;\d+.red&quot;;;1)))">
            <text:p/>
          </table:table-cell>
          <table:table-cell table:style-name="ce2" table:formula="of:=IF(ISBLANK([$Input.C58]);&quot;&quot;;IF(ISNA(ORG.LIBREOFFICE.REGEX([$Input.C58];&quot;\d+.blue&quot;;;1));&quot;&quot;;ORG.LIBREOFFICE.REGEX([$Input.C58];&quot;\d+.blue&quot;;;1)))" office:value-type="string" office:string-value="2 blue" calcext:value-type="string">
            <text:p>2 blue</text:p>
          </table:table-cell>
          <table:table-cell table:style-name="ce2" table:formula="of:=IF(ISBLANK([$Input.C58]);&quot;&quot;;IF(ISNA(ORG.LIBREOFFICE.REGEX([$Input.C58];&quot;\d+.green&quot;;;1));&quot;&quot;;ORG.LIBREOFFICE.REGEX([$Input.C58];&quot;\d+.green&quot;;;1)))" office:value-type="string" office:string-value="6 green" calcext:value-type="string">
            <text:p>6 green</text:p>
          </table:table-cell>
          <table:table-cell table:style-name="ce2" table:formula="of:=IF(ISBLANK([$Input.D58]);&quot;&quot;;IF(ISNA(ORG.LIBREOFFICE.REGEX([$Input.D58];&quot;\d+.red&quot;;;1));&quot;&quot;;ORG.LIBREOFFICE.REGEX([$Input.D58];&quot;\d+.red&quot;;;1)))" office:value-type="string" office:string-value="12 red" calcext:value-type="string">
            <text:p>12 red</text:p>
          </table:table-cell>
          <table:table-cell table:style-name="ce2" table:formula="of:=IF(ISBLANK([$Input.D58]);&quot;&quot;;IF(ISNA(ORG.LIBREOFFICE.REGEX([$Input.D58];&quot;\d+.blue&quot;;;1));&quot;&quot;;ORG.LIBREOFFICE.REGEX([$Input.D58];&quot;\d+.blue&quot;;;1)))" office:value-type="string" office:string-value="7 blue" calcext:value-type="string">
            <text:p>7 blue</text:p>
          </table:table-cell>
          <table:table-cell table:style-name="ce2" table:formula="of:=IF(ISBLANK([$Input.D58]);&quot;&quot;;IF(ISNA(ORG.LIBREOFFICE.REGEX([$Input.D58];&quot;\d+.green&quot;;;1));&quot;&quot;;ORG.LIBREOFFICE.REGEX([$Input.D58];&quot;\d+.green&quot;;;1)))" office:value-type="string" office:string-value="15 green" calcext:value-type="string">
            <text:p>15 green</text:p>
          </table:table-cell>
          <table:table-cell table:style-name="ce2" table:formula="of:=IF(ISBLANK([$Input.E58]);&quot;&quot;;IF(ISNA(ORG.LIBREOFFICE.REGEX([$Input.E58];&quot;\d+.red&quot;;;1));&quot;&quot;;ORG.LIBREOFFICE.REGEX([$Input.E58];&quot;\d+.red&quot;;;1)))" office:value-type="string" office:string-value="5 red" calcext:value-type="string">
            <text:p>5 red</text:p>
          </table:table-cell>
          <table:table-cell table:style-name="ce2" table:formula="of:=IF(ISBLANK([$Input.E58]);&quot;&quot;;IF(ISNA(ORG.LIBREOFFICE.REGEX([$Input.E58];&quot;\d+.blue&quot;;;1));&quot;&quot;;ORG.LIBREOFFICE.REGEX([$Input.E58];&quot;\d+.blue&quot;;;1)))" office:value-type="string" office:string-value="14 blue" calcext:value-type="string">
            <text:p>14 blue</text:p>
          </table:table-cell>
          <table:table-cell table:style-name="ce2" table:formula="of:=IF(ISBLANK([$Input.E58]);&quot;&quot;;IF(ISNA(ORG.LIBREOFFICE.REGEX([$Input.E58];&quot;\d+.green&quot;;;1));&quot;&quot;;ORG.LIBREOFFICE.REGEX([$Input.E58];&quot;\d+.green&quot;;;1)))" office:value-type="string" office:string-value="4 green" calcext:value-type="string">
            <text:p>4 green</text:p>
          </table:table-cell>
          <table:table-cell table:style-name="ce2" table:formula="of:=IF(ISBLANK([$Input.F58]);&quot;&quot;;IF(ISNA(ORG.LIBREOFFICE.REGEX([$Input.F58];&quot;\d+.red&quot;;;1));&quot;&quot;;ORG.LIBREOFFICE.REGEX([$Input.F58];&quot;\d+.red&quot;;;1)))" office:value-type="string" office:string-value="15 red" calcext:value-type="string">
            <text:p>15 red</text:p>
          </table:table-cell>
          <table:table-cell table:style-name="ce2" table:formula="of:=IF(ISBLANK([$Input.F58]);&quot;&quot;;IF(ISNA(ORG.LIBREOFFICE.REGEX([$Input.F58];&quot;\d+.blue&quot;;;1));&quot;&quot;;ORG.LIBREOFFICE.REGEX([$Input.F58];&quot;\d+.blue&quot;;;1)))" office:value-type="string" office:string-value="9 blue" calcext:value-type="string">
            <text:p>9 blue</text:p>
          </table:table-cell>
          <table:table-cell table:style-name="ce2" table:formula="of:=IF(ISBLANK([$Input.F58]);&quot;&quot;;IF(ISNA(ORG.LIBREOFFICE.REGEX([$Input.F58];&quot;\d+.green&quot;;;1));&quot;&quot;;ORG.LIBREOFFICE.REGEX([$Input.F58];&quot;\d+.green&quot;;;1)))" office:value-type="string" office:string-value="2 green" calcext:value-type="string">
            <text:p>2 green</text:p>
          </table:table-cell>
          <table:table-cell table:style-name="ce2" table:formula="of:=IF(ISBLANK([$Input.G58]);&quot;&quot;;IF(ISNA(ORG.LIBREOFFICE.REGEX([$Input.G58];&quot;\d+.red&quot;;;1));&quot;&quot;;ORG.LIBREOFFICE.REGEX([$Input.G58];&quot;\d+.red&quot;;;1)))">
            <text:p/>
          </table:table-cell>
          <table:table-cell table:style-name="ce2" table:formula="of:=IF(ISBLANK([$Input.G58]);&quot;&quot;;IF(ISNA(ORG.LIBREOFFICE.REGEX([$Input.G58];&quot;\d+.blue&quot;;;1));&quot;&quot;;ORG.LIBREOFFICE.REGEX([$Input.G58];&quot;\d+.blue&quot;;;1)))">
            <text:p/>
          </table:table-cell>
          <table:table-cell table:style-name="ce2" table:formula="of:=IF(ISBLANK([$Input.G58]);&quot;&quot;;IF(ISNA(ORG.LIBREOFFICE.REGEX([$Input.G58];&quot;\d+.green&quot;;;1));&quot;&quot;;ORG.LIBREOFFICE.REGEX([$Input.G58];&quot;\d+.green&quot;;;1)))">
            <text:p/>
          </table:table-cell>
          <table:table-cell/>
          <table:table-cell table:style-name="ce6" table:formula="of:=IF([.C60]=&quot;&quot;;1;IF(ISNA([.C60]);1;IF(NUMBERVALUE(ORG.LIBREOFFICE.REGEX([.C60];&quot;\d+&quot;;))&gt;12;0;1)))" office:value-type="float" office:value="0" calcext:value-type="float">
            <text:p>0</text:p>
          </table:table-cell>
          <table:table-cell table:style-name="ce3" table:formula="of:=IF([.E60]=&quot;&quot;;1;IF(ISNA([.E60]);1;IF(NUMBERVALUE(ORG.LIBREOFFICE.REGEX([.E60];&quot;\d+&quot;;))&gt;13;0;1)))" office:value-type="float" office:value="1" calcext:value-type="float">
            <text:p>1</text:p>
          </table:table-cell>
          <table:table-cell table:style-name="ce12" table:formula="of:=IF([.D60]=&quot;&quot;;1;IF(ISNA([.D60]);1;IF(NUMBERVALUE(ORG.LIBREOFFICE.REGEX([.D60];&quot;\d+&quot;;))&gt;14;0;1)))" office:value-type="float" office:value="1" calcext:value-type="float">
            <text:p>1</text:p>
          </table:table-cell>
          <table:table-cell table:style-name="ce6" table:formula="of:=IF([.F60]=&quot;&quot;;1;IF(ISNA([.F60]);1;IF(NUMBERVALUE(ORG.LIBREOFFICE.REGEX([.F60];&quot;\d+&quot;;))&gt;12;0;1)))" office:value-type="float" office:value="1" calcext:value-type="float">
            <text:p>1</text:p>
          </table:table-cell>
          <table:table-cell table:style-name="ce3" table:formula="of:=IF([.H60]=&quot;&quot;;1;IF(ISNA([.H60]);1;IF(NUMBERVALUE(ORG.LIBREOFFICE.REGEX([.H60];&quot;\d+&quot;;))&gt;13;0;1)))" office:value-type="float" office:value="1" calcext:value-type="float">
            <text:p>1</text:p>
          </table:table-cell>
          <table:table-cell table:style-name="ce12" table:formula="of:=IF([.G60]=&quot;&quot;;1;IF(ISNA([.G60]);1;IF(NUMBERVALUE(ORG.LIBREOFFICE.REGEX([.G60];&quot;\d+&quot;;))&gt;14;0;1)))" office:value-type="float" office:value="1" calcext:value-type="float">
            <text:p>1</text:p>
          </table:table-cell>
          <table:table-cell table:style-name="ce6" table:formula="of:=IF([.I60]=&quot;&quot;;1;IF(ISNA([.I60]);1;IF(NUMBERVALUE(ORG.LIBREOFFICE.REGEX([.I60];&quot;\d+&quot;;))&gt;12;0;1)))" office:value-type="float" office:value="1" calcext:value-type="float">
            <text:p>1</text:p>
          </table:table-cell>
          <table:table-cell table:style-name="ce3" table:formula="of:=IF([.K60]=&quot;&quot;;1;IF(ISNA([.K60]);1;IF(NUMBERVALUE(ORG.LIBREOFFICE.REGEX([.K60];&quot;\d+&quot;;))&gt;13;0;1)))" office:value-type="float" office:value="0" calcext:value-type="float">
            <text:p>0</text:p>
          </table:table-cell>
          <table:table-cell table:style-name="ce12" table:formula="of:=IF([.J60]=&quot;&quot;;1;IF(ISNA([.J60]);1;IF(NUMBERVALUE(ORG.LIBREOFFICE.REGEX([.J60];&quot;\d+&quot;;))&gt;14;0;1)))" office:value-type="float" office:value="1" calcext:value-type="float">
            <text:p>1</text:p>
          </table:table-cell>
          <table:table-cell table:style-name="ce6" table:formula="of:=IF([.L60]=&quot;&quot;;1;IF(ISNA([.L60]);1;IF(NUMBERVALUE(ORG.LIBREOFFICE.REGEX([.L60];&quot;\d+&quot;;))&gt;12;0;1)))" office:value-type="float" office:value="1" calcext:value-type="float">
            <text:p>1</text:p>
          </table:table-cell>
          <table:table-cell table:style-name="ce3" table:formula="of:=IF([.N60]=&quot;&quot;;1;IF(ISNA([.N60]);1;IF(NUMBERVALUE(ORG.LIBREOFFICE.REGEX([.N60];&quot;\d+&quot;;))&gt;13;0;1)))" office:value-type="float" office:value="1" calcext:value-type="float">
            <text:p>1</text:p>
          </table:table-cell>
          <table:table-cell table:style-name="ce12" table:formula="of:=IF([.M60]=&quot;&quot;;1;IF(ISNA([.M60]);1;IF(NUMBERVALUE(ORG.LIBREOFFICE.REGEX([.M60];&quot;\d+&quot;;))&gt;14;0;1)))" office:value-type="float" office:value="1" calcext:value-type="float">
            <text:p>1</text:p>
          </table:table-cell>
          <table:table-cell table:style-name="ce6" table:formula="of:=IF([.O60]=&quot;&quot;;1;IF(ISNA([.O60]);1;IF(NUMBERVALUE(ORG.LIBREOFFICE.REGEX([.O60];&quot;\d+&quot;;))&gt;12;0;1)))" office:value-type="float" office:value="0" calcext:value-type="float">
            <text:p>0</text:p>
          </table:table-cell>
          <table:table-cell table:style-name="ce3" table:formula="of:=IF([.Q60]=&quot;&quot;;1;IF(ISNA([.Q60]);1;IF(NUMBERVALUE(ORG.LIBREOFFICE.REGEX([.Q60];&quot;\d+&quot;;))&gt;13;0;1)))" office:value-type="float" office:value="1" calcext:value-type="float">
            <text:p>1</text:p>
          </table:table-cell>
          <table:table-cell table:style-name="ce12" table:formula="of:=IF([.P60]=&quot;&quot;;1;IF(ISNA([.P60]);1;IF(NUMBERVALUE(ORG.LIBREOFFICE.REGEX([.P60];&quot;\d+&quot;;))&gt;14;0;1)))" office:value-type="float" office:value="1" calcext:value-type="float">
            <text:p>1</text:p>
          </table:table-cell>
          <table:table-cell table:style-name="ce6" table:formula="of:=IF([.R60]=&quot;&quot;;1;IF(ISNA([.R60]);1;IF(NUMBERVALUE(ORG.LIBREOFFICE.REGEX([.R60];&quot;\d+&quot;;))&gt;12;0;1)))" office:value-type="float" office:value="1" calcext:value-type="float">
            <text:p>1</text:p>
          </table:table-cell>
          <table:table-cell table:style-name="ce3" table:formula="of:=IF([.T60]=&quot;&quot;;1;IF(ISNA([.T60]);1;IF(NUMBERVALUE(ORG.LIBREOFFICE.REGEX([.T60];&quot;\d+&quot;;))&gt;13;0;1)))" office:value-type="float" office:value="1" calcext:value-type="float">
            <text:p>1</text:p>
          </table:table-cell>
          <table:table-cell table:style-name="ce12" table:formula="of:=IF([.S60]=&quot;&quot;;1;IF(ISNA([.S60]);1;IF(NUMBERVALUE(ORG.LIBREOFFICE.REGEX([.S60];&quot;\d+&quot;;))&gt;14;0;1)))" office:value-type="float" office:value="1" calcext:value-type="float">
            <text:p>1</text:p>
          </table:table-cell>
          <table:table-cell table:style-name="ce3" table:formula="of:=IF([.V60]=0;0;IF([.W60]=0;0;IF([.X60]=0;0;IF([.Y60]=0;0;IF([.Z60]=0;0;IF([.AA60]=0;0;IF([.AB60]=0;0;IF([.AC60]=0;0;IF([.AD60]=0;0;IF([.AE60]=0;0;IF([.AF60]=0;0;IF([.AG60]=0;0;IF([.AH60]=0;0;IF([.AI60]=0;0;IF([.AJ60]=0;0;IF([.AK60]=0;0;IF([.AL60]=0;0;IF([.AM60]=0;0;1))))))))))))))))))" office:value-type="float" office:value="0" calcext:value-type="float">
            <text:p>0</text:p>
          </table:table-cell>
          <table:table-cell table:style-name="ce3" table:formula="of:=IF([.AN60]=1;NUMBERVALUE(ORG.LIBREOFFICE.REGEX([.A60];&quot;\d+&quot;));&quot;&quot;)">
            <text:p/>
          </table:table-cell>
          <table:table-cell/>
        </table:table-row>
        <table:table-row table:style-name="ro1">
          <table:table-cell table:formula="of:=[$Input.A59]" office:value-type="string" office:string-value="Game 59" calcext:value-type="string">
            <text:p>Game 59</text:p>
          </table:table-cell>
          <table:table-cell table:style-name="ce3" table:formula="of:=COUNTIF([$Input.B59:.G59];&quot;&lt;&gt;&quot;)" office:value-type="float" office:value="5" calcext:value-type="float">
            <text:p>5</text:p>
          </table:table-cell>
          <table:table-cell table:style-name="ce2" table:formula="of:=IF(ISBLANK([$Input.B59]);&quot;&quot;;IF(ISNA(ORG.LIBREOFFICE.REGEX([$Input.B59];&quot;\d+.red&quot;;;1));&quot;&quot;;ORG.LIBREOFFICE.REGEX([$Input.B59];&quot;\d+.red&quot;;;1)))">
            <text:p/>
          </table:table-cell>
          <table:table-cell table:style-name="ce2" table:formula="of:=IF(ISBLANK([$Input.B59]);&quot;&quot;;IF(ISNA(ORG.LIBREOFFICE.REGEX([$Input.B59];&quot;\d+.blue&quot;;;1));&quot;&quot;;ORG.LIBREOFFICE.REGEX([$Input.B59];&quot;\d+.blue&quot;;;1)))" office:value-type="string" office:string-value="5 blue" calcext:value-type="string">
            <text:p>5 blue</text:p>
          </table:table-cell>
          <table:table-cell table:style-name="ce2" table:formula="of:=IF(ISBLANK([$Input.B59]);&quot;&quot;;IF(ISNA(ORG.LIBREOFFICE.REGEX([$Input.B59];&quot;\d+.green&quot;;;1));&quot;&quot;;ORG.LIBREOFFICE.REGEX([$Input.B59];&quot;\d+.green&quot;;;1)))" office:value-type="string" office:string-value="5 green" calcext:value-type="string">
            <text:p>5 green</text:p>
          </table:table-cell>
          <table:table-cell table:style-name="ce2" table:formula="of:=IF(ISBLANK([$Input.C59]);&quot;&quot;;IF(ISNA(ORG.LIBREOFFICE.REGEX([$Input.C59];&quot;\d+.red&quot;;;1));&quot;&quot;;ORG.LIBREOFFICE.REGEX([$Input.C59];&quot;\d+.red&quot;;;1)))" office:value-type="string" office:string-value="4 red" calcext:value-type="string">
            <text:p>4 red</text:p>
          </table:table-cell>
          <table:table-cell table:style-name="ce2" table:formula="of:=IF(ISBLANK([$Input.C59]);&quot;&quot;;IF(ISNA(ORG.LIBREOFFICE.REGEX([$Input.C59];&quot;\d+.blue&quot;;;1));&quot;&quot;;ORG.LIBREOFFICE.REGEX([$Input.C59];&quot;\d+.blue&quot;;;1)))" office:value-type="string" office:string-value="6 blue" calcext:value-type="string">
            <text:p>6 blue</text:p>
          </table:table-cell>
          <table:table-cell table:style-name="ce2" table:formula="of:=IF(ISBLANK([$Input.C59]);&quot;&quot;;IF(ISNA(ORG.LIBREOFFICE.REGEX([$Input.C59];&quot;\d+.green&quot;;;1));&quot;&quot;;ORG.LIBREOFFICE.REGEX([$Input.C59];&quot;\d+.green&quot;;;1)))" office:value-type="string" office:string-value="2 green" calcext:value-type="string">
            <text:p>2 green</text:p>
          </table:table-cell>
          <table:table-cell table:style-name="ce2" table:formula="of:=IF(ISBLANK([$Input.D59]);&quot;&quot;;IF(ISNA(ORG.LIBREOFFICE.REGEX([$Input.D59];&quot;\d+.red&quot;;;1));&quot;&quot;;ORG.LIBREOFFICE.REGEX([$Input.D59];&quot;\d+.red&quot;;;1)))" office:value-type="string" office:string-value="6 red" calcext:value-type="string">
            <text:p>6 red</text:p>
          </table:table-cell>
          <table:table-cell table:style-name="ce2" table:formula="of:=IF(ISBLANK([$Input.D59]);&quot;&quot;;IF(ISNA(ORG.LIBREOFFICE.REGEX([$Input.D59];&quot;\d+.blue&quot;;;1));&quot;&quot;;ORG.LIBREOFFICE.REGEX([$Input.D59];&quot;\d+.blue&quot;;;1)))" office:value-type="string" office:string-value="5 blue" calcext:value-type="string">
            <text:p>5 blue</text:p>
          </table:table-cell>
          <table:table-cell table:style-name="ce2" table:formula="of:=IF(ISBLANK([$Input.D59]);&quot;&quot;;IF(ISNA(ORG.LIBREOFFICE.REGEX([$Input.D59];&quot;\d+.green&quot;;;1));&quot;&quot;;ORG.LIBREOFFICE.REGEX([$Input.D59];&quot;\d+.green&quot;;;1)))" office:value-type="string" office:string-value="3 green" calcext:value-type="string">
            <text:p>3 green</text:p>
          </table:table-cell>
          <table:table-cell table:style-name="ce2" table:formula="of:=IF(ISBLANK([$Input.E59]);&quot;&quot;;IF(ISNA(ORG.LIBREOFFICE.REGEX([$Input.E59];&quot;\d+.red&quot;;;1));&quot;&quot;;ORG.LIBREOFFICE.REGEX([$Input.E59];&quot;\d+.red&quot;;;1)))" office:value-type="string" office:string-value="3 red" calcext:value-type="string">
            <text:p>3 red</text:p>
          </table:table-cell>
          <table:table-cell table:style-name="ce2" table:formula="of:=IF(ISBLANK([$Input.E59]);&quot;&quot;;IF(ISNA(ORG.LIBREOFFICE.REGEX([$Input.E59];&quot;\d+.blue&quot;;;1));&quot;&quot;;ORG.LIBREOFFICE.REGEX([$Input.E59];&quot;\d+.blue&quot;;;1)))" office:value-type="string" office:string-value="4 blue" calcext:value-type="string">
            <text:p>4 blue</text:p>
          </table:table-cell>
          <table:table-cell table:style-name="ce2" table:formula="of:=IF(ISBLANK([$Input.E59]);&quot;&quot;;IF(ISNA(ORG.LIBREOFFICE.REGEX([$Input.E59];&quot;\d+.green&quot;;;1));&quot;&quot;;ORG.LIBREOFFICE.REGEX([$Input.E59];&quot;\d+.green&quot;;;1)))" office:value-type="string" office:string-value="6 green" calcext:value-type="string">
            <text:p>6 green</text:p>
          </table:table-cell>
          <table:table-cell table:style-name="ce2" table:formula="of:=IF(ISBLANK([$Input.F59]);&quot;&quot;;IF(ISNA(ORG.LIBREOFFICE.REGEX([$Input.F59];&quot;\d+.red&quot;;;1));&quot;&quot;;ORG.LIBREOFFICE.REGEX([$Input.F59];&quot;\d+.red&quot;;;1)))" office:value-type="string" office:string-value="10 red" calcext:value-type="string">
            <text:p>10 red</text:p>
          </table:table-cell>
          <table:table-cell table:style-name="ce2" table:formula="of:=IF(ISBLANK([$Input.F59]);&quot;&quot;;IF(ISNA(ORG.LIBREOFFICE.REGEX([$Input.F59];&quot;\d+.blue&quot;;;1));&quot;&quot;;ORG.LIBREOFFICE.REGEX([$Input.F59];&quot;\d+.blue&quot;;;1)))" office:value-type="string" office:string-value="3 blue" calcext:value-type="string">
            <text:p>3 blue</text:p>
          </table:table-cell>
          <table:table-cell table:style-name="ce2" table:formula="of:=IF(ISBLANK([$Input.F59]);&quot;&quot;;IF(ISNA(ORG.LIBREOFFICE.REGEX([$Input.F59];&quot;\d+.green&quot;;;1));&quot;&quot;;ORG.LIBREOFFICE.REGEX([$Input.F59];&quot;\d+.green&quot;;;1)))" office:value-type="string" office:string-value="7 green" calcext:value-type="string">
            <text:p>7 green</text:p>
          </table:table-cell>
          <table:table-cell table:style-name="ce2" table:formula="of:=IF(ISBLANK([$Input.G59]);&quot;&quot;;IF(ISNA(ORG.LIBREOFFICE.REGEX([$Input.G59];&quot;\d+.red&quot;;;1));&quot;&quot;;ORG.LIBREOFFICE.REGEX([$Input.G59];&quot;\d+.red&quot;;;1)))">
            <text:p/>
          </table:table-cell>
          <table:table-cell table:style-name="ce2" table:formula="of:=IF(ISBLANK([$Input.G59]);&quot;&quot;;IF(ISNA(ORG.LIBREOFFICE.REGEX([$Input.G59];&quot;\d+.blue&quot;;;1));&quot;&quot;;ORG.LIBREOFFICE.REGEX([$Input.G59];&quot;\d+.blue&quot;;;1)))">
            <text:p/>
          </table:table-cell>
          <table:table-cell table:style-name="ce2" table:formula="of:=IF(ISBLANK([$Input.G59]);&quot;&quot;;IF(ISNA(ORG.LIBREOFFICE.REGEX([$Input.G59];&quot;\d+.green&quot;;;1));&quot;&quot;;ORG.LIBREOFFICE.REGEX([$Input.G59];&quot;\d+.green&quot;;;1)))">
            <text:p/>
          </table:table-cell>
          <table:table-cell/>
          <table:table-cell table:style-name="ce6" table:formula="of:=IF([.C61]=&quot;&quot;;1;IF(ISNA([.C61]);1;IF(NUMBERVALUE(ORG.LIBREOFFICE.REGEX([.C61];&quot;\d+&quot;;))&gt;12;0;1)))" office:value-type="float" office:value="1" calcext:value-type="float">
            <text:p>1</text:p>
          </table:table-cell>
          <table:table-cell table:style-name="ce3" table:formula="of:=IF([.E61]=&quot;&quot;;1;IF(ISNA([.E61]);1;IF(NUMBERVALUE(ORG.LIBREOFFICE.REGEX([.E61];&quot;\d+&quot;;))&gt;13;0;1)))" office:value-type="float" office:value="1" calcext:value-type="float">
            <text:p>1</text:p>
          </table:table-cell>
          <table:table-cell table:style-name="ce12" table:formula="of:=IF([.D61]=&quot;&quot;;1;IF(ISNA([.D61]);1;IF(NUMBERVALUE(ORG.LIBREOFFICE.REGEX([.D61];&quot;\d+&quot;;))&gt;14;0;1)))" office:value-type="float" office:value="1" calcext:value-type="float">
            <text:p>1</text:p>
          </table:table-cell>
          <table:table-cell table:style-name="ce6" table:formula="of:=IF([.F61]=&quot;&quot;;1;IF(ISNA([.F61]);1;IF(NUMBERVALUE(ORG.LIBREOFFICE.REGEX([.F61];&quot;\d+&quot;;))&gt;12;0;1)))" office:value-type="float" office:value="1" calcext:value-type="float">
            <text:p>1</text:p>
          </table:table-cell>
          <table:table-cell table:style-name="ce3" table:formula="of:=IF([.H61]=&quot;&quot;;1;IF(ISNA([.H61]);1;IF(NUMBERVALUE(ORG.LIBREOFFICE.REGEX([.H61];&quot;\d+&quot;;))&gt;13;0;1)))" office:value-type="float" office:value="1" calcext:value-type="float">
            <text:p>1</text:p>
          </table:table-cell>
          <table:table-cell table:style-name="ce12" table:formula="of:=IF([.G61]=&quot;&quot;;1;IF(ISNA([.G61]);1;IF(NUMBERVALUE(ORG.LIBREOFFICE.REGEX([.G61];&quot;\d+&quot;;))&gt;14;0;1)))" office:value-type="float" office:value="1" calcext:value-type="float">
            <text:p>1</text:p>
          </table:table-cell>
          <table:table-cell table:style-name="ce6" table:formula="of:=IF([.I61]=&quot;&quot;;1;IF(ISNA([.I61]);1;IF(NUMBERVALUE(ORG.LIBREOFFICE.REGEX([.I61];&quot;\d+&quot;;))&gt;12;0;1)))" office:value-type="float" office:value="1" calcext:value-type="float">
            <text:p>1</text:p>
          </table:table-cell>
          <table:table-cell table:style-name="ce3" table:formula="of:=IF([.K61]=&quot;&quot;;1;IF(ISNA([.K61]);1;IF(NUMBERVALUE(ORG.LIBREOFFICE.REGEX([.K61];&quot;\d+&quot;;))&gt;13;0;1)))" office:value-type="float" office:value="1" calcext:value-type="float">
            <text:p>1</text:p>
          </table:table-cell>
          <table:table-cell table:style-name="ce12" table:formula="of:=IF([.J61]=&quot;&quot;;1;IF(ISNA([.J61]);1;IF(NUMBERVALUE(ORG.LIBREOFFICE.REGEX([.J61];&quot;\d+&quot;;))&gt;14;0;1)))" office:value-type="float" office:value="1" calcext:value-type="float">
            <text:p>1</text:p>
          </table:table-cell>
          <table:table-cell table:style-name="ce6" table:formula="of:=IF([.L61]=&quot;&quot;;1;IF(ISNA([.L61]);1;IF(NUMBERVALUE(ORG.LIBREOFFICE.REGEX([.L61];&quot;\d+&quot;;))&gt;12;0;1)))" office:value-type="float" office:value="1" calcext:value-type="float">
            <text:p>1</text:p>
          </table:table-cell>
          <table:table-cell table:style-name="ce3" table:formula="of:=IF([.N61]=&quot;&quot;;1;IF(ISNA([.N61]);1;IF(NUMBERVALUE(ORG.LIBREOFFICE.REGEX([.N61];&quot;\d+&quot;;))&gt;13;0;1)))" office:value-type="float" office:value="1" calcext:value-type="float">
            <text:p>1</text:p>
          </table:table-cell>
          <table:table-cell table:style-name="ce12" table:formula="of:=IF([.M61]=&quot;&quot;;1;IF(ISNA([.M61]);1;IF(NUMBERVALUE(ORG.LIBREOFFICE.REGEX([.M61];&quot;\d+&quot;;))&gt;14;0;1)))" office:value-type="float" office:value="1" calcext:value-type="float">
            <text:p>1</text:p>
          </table:table-cell>
          <table:table-cell table:style-name="ce6" table:formula="of:=IF([.O61]=&quot;&quot;;1;IF(ISNA([.O61]);1;IF(NUMBERVALUE(ORG.LIBREOFFICE.REGEX([.O61];&quot;\d+&quot;;))&gt;12;0;1)))" office:value-type="float" office:value="1" calcext:value-type="float">
            <text:p>1</text:p>
          </table:table-cell>
          <table:table-cell table:style-name="ce3" table:formula="of:=IF([.Q61]=&quot;&quot;;1;IF(ISNA([.Q61]);1;IF(NUMBERVALUE(ORG.LIBREOFFICE.REGEX([.Q61];&quot;\d+&quot;;))&gt;13;0;1)))" office:value-type="float" office:value="1" calcext:value-type="float">
            <text:p>1</text:p>
          </table:table-cell>
          <table:table-cell table:style-name="ce12" table:formula="of:=IF([.P61]=&quot;&quot;;1;IF(ISNA([.P61]);1;IF(NUMBERVALUE(ORG.LIBREOFFICE.REGEX([.P61];&quot;\d+&quot;;))&gt;14;0;1)))" office:value-type="float" office:value="1" calcext:value-type="float">
            <text:p>1</text:p>
          </table:table-cell>
          <table:table-cell table:style-name="ce6" table:formula="of:=IF([.R61]=&quot;&quot;;1;IF(ISNA([.R61]);1;IF(NUMBERVALUE(ORG.LIBREOFFICE.REGEX([.R61];&quot;\d+&quot;;))&gt;12;0;1)))" office:value-type="float" office:value="1" calcext:value-type="float">
            <text:p>1</text:p>
          </table:table-cell>
          <table:table-cell table:style-name="ce3" table:formula="of:=IF([.T61]=&quot;&quot;;1;IF(ISNA([.T61]);1;IF(NUMBERVALUE(ORG.LIBREOFFICE.REGEX([.T61];&quot;\d+&quot;;))&gt;13;0;1)))" office:value-type="float" office:value="1" calcext:value-type="float">
            <text:p>1</text:p>
          </table:table-cell>
          <table:table-cell table:style-name="ce12" table:formula="of:=IF([.S61]=&quot;&quot;;1;IF(ISNA([.S61]);1;IF(NUMBERVALUE(ORG.LIBREOFFICE.REGEX([.S61];&quot;\d+&quot;;))&gt;14;0;1)))" office:value-type="float" office:value="1" calcext:value-type="float">
            <text:p>1</text:p>
          </table:table-cell>
          <table:table-cell table:style-name="ce3" table:formula="of:=IF([.V61]=0;0;IF([.W61]=0;0;IF([.X61]=0;0;IF([.Y61]=0;0;IF([.Z61]=0;0;IF([.AA61]=0;0;IF([.AB61]=0;0;IF([.AC61]=0;0;IF([.AD61]=0;0;IF([.AE61]=0;0;IF([.AF61]=0;0;IF([.AG61]=0;0;IF([.AH61]=0;0;IF([.AI61]=0;0;IF([.AJ61]=0;0;IF([.AK61]=0;0;IF([.AL61]=0;0;IF([.AM61]=0;0;1))))))))))))))))))" office:value-type="float" office:value="1" calcext:value-type="float">
            <text:p>1</text:p>
          </table:table-cell>
          <table:table-cell table:style-name="ce3" table:formula="of:=IF([.AN61]=1;NUMBERVALUE(ORG.LIBREOFFICE.REGEX([.A61];&quot;\d+&quot;));&quot;&quot;)"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$Input.A60]" office:value-type="string" office:string-value="Game 60" calcext:value-type="string">
            <text:p>Game 60</text:p>
          </table:table-cell>
          <table:table-cell table:style-name="ce3" table:formula="of:=COUNTIF([$Input.B60:.G60];&quot;&lt;&gt;&quot;)" office:value-type="float" office:value="4" calcext:value-type="float">
            <text:p>4</text:p>
          </table:table-cell>
          <table:table-cell table:style-name="ce2" table:formula="of:=IF(ISBLANK([$Input.B60]);&quot;&quot;;IF(ISNA(ORG.LIBREOFFICE.REGEX([$Input.B60];&quot;\d+.red&quot;;;1));&quot;&quot;;ORG.LIBREOFFICE.REGEX([$Input.B60];&quot;\d+.red&quot;;;1)))" office:value-type="string" office:string-value="1 red" calcext:value-type="string">
            <text:p>1 red</text:p>
          </table:table-cell>
          <table:table-cell table:style-name="ce2" table:formula="of:=IF(ISBLANK([$Input.B60]);&quot;&quot;;IF(ISNA(ORG.LIBREOFFICE.REGEX([$Input.B60];&quot;\d+.blue&quot;;;1));&quot;&quot;;ORG.LIBREOFFICE.REGEX([$Input.B60];&quot;\d+.blue&quot;;;1)))" office:value-type="string" office:string-value="1 blue" calcext:value-type="string">
            <text:p>1 blue</text:p>
          </table:table-cell>
          <table:table-cell table:style-name="ce2" table:formula="of:=IF(ISBLANK([$Input.B60]);&quot;&quot;;IF(ISNA(ORG.LIBREOFFICE.REGEX([$Input.B60];&quot;\d+.green&quot;;;1));&quot;&quot;;ORG.LIBREOFFICE.REGEX([$Input.B60];&quot;\d+.green&quot;;;1)))" office:value-type="string" office:string-value="3 green" calcext:value-type="string">
            <text:p>3 green</text:p>
          </table:table-cell>
          <table:table-cell table:style-name="ce2" table:formula="of:=IF(ISBLANK([$Input.C60]);&quot;&quot;;IF(ISNA(ORG.LIBREOFFICE.REGEX([$Input.C60];&quot;\d+.red&quot;;;1));&quot;&quot;;ORG.LIBREOFFICE.REGEX([$Input.C60];&quot;\d+.red&quot;;;1)))" office:value-type="string" office:string-value="1 red" calcext:value-type="string">
            <text:p>1 red</text:p>
          </table:table-cell>
          <table:table-cell table:style-name="ce2" table:formula="of:=IF(ISBLANK([$Input.C60]);&quot;&quot;;IF(ISNA(ORG.LIBREOFFICE.REGEX([$Input.C60];&quot;\d+.blue&quot;;;1));&quot;&quot;;ORG.LIBREOFFICE.REGEX([$Input.C60];&quot;\d+.blue&quot;;;1)))">
            <text:p/>
          </table:table-cell>
          <table:table-cell table:style-name="ce2" table:formula="of:=IF(ISBLANK([$Input.C60]);&quot;&quot;;IF(ISNA(ORG.LIBREOFFICE.REGEX([$Input.C60];&quot;\d+.green&quot;;;1));&quot;&quot;;ORG.LIBREOFFICE.REGEX([$Input.C60];&quot;\d+.green&quot;;;1)))">
            <text:p/>
          </table:table-cell>
          <table:table-cell table:style-name="ce2" table:formula="of:=IF(ISBLANK([$Input.D60]);&quot;&quot;;IF(ISNA(ORG.LIBREOFFICE.REGEX([$Input.D60];&quot;\d+.red&quot;;;1));&quot;&quot;;ORG.LIBREOFFICE.REGEX([$Input.D60];&quot;\d+.red&quot;;;1)))">
            <text:p/>
          </table:table-cell>
          <table:table-cell table:style-name="ce2" table:formula="of:=IF(ISBLANK([$Input.D60]);&quot;&quot;;IF(ISNA(ORG.LIBREOFFICE.REGEX([$Input.D60];&quot;\d+.blue&quot;;;1));&quot;&quot;;ORG.LIBREOFFICE.REGEX([$Input.D60];&quot;\d+.blue&quot;;;1)))" office:value-type="string" office:string-value="6 blue" calcext:value-type="string">
            <text:p>6 blue</text:p>
          </table:table-cell>
          <table:table-cell table:style-name="ce2" table:formula="of:=IF(ISBLANK([$Input.D60]);&quot;&quot;;IF(ISNA(ORG.LIBREOFFICE.REGEX([$Input.D60];&quot;\d+.green&quot;;;1));&quot;&quot;;ORG.LIBREOFFICE.REGEX([$Input.D60];&quot;\d+.green&quot;;;1)))" office:value-type="string" office:string-value="3 green" calcext:value-type="string">
            <text:p>3 green</text:p>
          </table:table-cell>
          <table:table-cell table:style-name="ce2" table:formula="of:=IF(ISBLANK([$Input.E60]);&quot;&quot;;IF(ISNA(ORG.LIBREOFFICE.REGEX([$Input.E60];&quot;\d+.red&quot;;;1));&quot;&quot;;ORG.LIBREOFFICE.REGEX([$Input.E60];&quot;\d+.red&quot;;;1)))">
            <text:p/>
          </table:table-cell>
          <table:table-cell table:style-name="ce2" table:formula="of:=IF(ISBLANK([$Input.E60]);&quot;&quot;;IF(ISNA(ORG.LIBREOFFICE.REGEX([$Input.E60];&quot;\d+.blue&quot;;;1));&quot;&quot;;ORG.LIBREOFFICE.REGEX([$Input.E60];&quot;\d+.blue&quot;;;1)))" office:value-type="string" office:string-value="6 blue" calcext:value-type="string">
            <text:p>6 blue</text:p>
          </table:table-cell>
          <table:table-cell table:style-name="ce2" table:formula="of:=IF(ISBLANK([$Input.E60]);&quot;&quot;;IF(ISNA(ORG.LIBREOFFICE.REGEX([$Input.E60];&quot;\d+.green&quot;;;1));&quot;&quot;;ORG.LIBREOFFICE.REGEX([$Input.E60];&quot;\d+.green&quot;;;1)))">
            <text:p/>
          </table:table-cell>
          <table:table-cell table:style-name="ce2" table:formula="of:=IF(ISBLANK([$Input.F60]);&quot;&quot;;IF(ISNA(ORG.LIBREOFFICE.REGEX([$Input.F60];&quot;\d+.red&quot;;;1));&quot;&quot;;ORG.LIBREOFFICE.REGEX([$Input.F60];&quot;\d+.red&quot;;;1)))">
            <text:p/>
          </table:table-cell>
          <table:table-cell table:style-name="ce2" table:formula="of:=IF(ISBLANK([$Input.F60]);&quot;&quot;;IF(ISNA(ORG.LIBREOFFICE.REGEX([$Input.F60];&quot;\d+.blue&quot;;;1));&quot;&quot;;ORG.LIBREOFFICE.REGEX([$Input.F60];&quot;\d+.blue&quot;;;1)))">
            <text:p/>
          </table:table-cell>
          <table:table-cell table:style-name="ce2" table:formula="of:=IF(ISBLANK([$Input.F60]);&quot;&quot;;IF(ISNA(ORG.LIBREOFFICE.REGEX([$Input.F60];&quot;\d+.green&quot;;;1));&quot;&quot;;ORG.LIBREOFFICE.REGEX([$Input.F60];&quot;\d+.green&quot;;;1)))">
            <text:p/>
          </table:table-cell>
          <table:table-cell table:style-name="ce2" table:formula="of:=IF(ISBLANK([$Input.G60]);&quot;&quot;;IF(ISNA(ORG.LIBREOFFICE.REGEX([$Input.G60];&quot;\d+.red&quot;;;1));&quot;&quot;;ORG.LIBREOFFICE.REGEX([$Input.G60];&quot;\d+.red&quot;;;1)))">
            <text:p/>
          </table:table-cell>
          <table:table-cell table:style-name="ce2" table:formula="of:=IF(ISBLANK([$Input.G60]);&quot;&quot;;IF(ISNA(ORG.LIBREOFFICE.REGEX([$Input.G60];&quot;\d+.blue&quot;;;1));&quot;&quot;;ORG.LIBREOFFICE.REGEX([$Input.G60];&quot;\d+.blue&quot;;;1)))">
            <text:p/>
          </table:table-cell>
          <table:table-cell table:style-name="ce2" table:formula="of:=IF(ISBLANK([$Input.G60]);&quot;&quot;;IF(ISNA(ORG.LIBREOFFICE.REGEX([$Input.G60];&quot;\d+.green&quot;;;1));&quot;&quot;;ORG.LIBREOFFICE.REGEX([$Input.G60];&quot;\d+.green&quot;;;1)))">
            <text:p/>
          </table:table-cell>
          <table:table-cell/>
          <table:table-cell table:style-name="ce6" table:formula="of:=IF([.C62]=&quot;&quot;;1;IF(ISNA([.C62]);1;IF(NUMBERVALUE(ORG.LIBREOFFICE.REGEX([.C62];&quot;\d+&quot;;))&gt;12;0;1)))" office:value-type="float" office:value="1" calcext:value-type="float">
            <text:p>1</text:p>
          </table:table-cell>
          <table:table-cell table:style-name="ce3" table:formula="of:=IF([.E62]=&quot;&quot;;1;IF(ISNA([.E62]);1;IF(NUMBERVALUE(ORG.LIBREOFFICE.REGEX([.E62];&quot;\d+&quot;;))&gt;13;0;1)))" office:value-type="float" office:value="1" calcext:value-type="float">
            <text:p>1</text:p>
          </table:table-cell>
          <table:table-cell table:style-name="ce12" table:formula="of:=IF([.D62]=&quot;&quot;;1;IF(ISNA([.D62]);1;IF(NUMBERVALUE(ORG.LIBREOFFICE.REGEX([.D62];&quot;\d+&quot;;))&gt;14;0;1)))" office:value-type="float" office:value="1" calcext:value-type="float">
            <text:p>1</text:p>
          </table:table-cell>
          <table:table-cell table:style-name="ce6" table:formula="of:=IF([.F62]=&quot;&quot;;1;IF(ISNA([.F62]);1;IF(NUMBERVALUE(ORG.LIBREOFFICE.REGEX([.F62];&quot;\d+&quot;;))&gt;12;0;1)))" office:value-type="float" office:value="1" calcext:value-type="float">
            <text:p>1</text:p>
          </table:table-cell>
          <table:table-cell table:style-name="ce3" table:formula="of:=IF([.H62]=&quot;&quot;;1;IF(ISNA([.H62]);1;IF(NUMBERVALUE(ORG.LIBREOFFICE.REGEX([.H62];&quot;\d+&quot;;))&gt;13;0;1)))" office:value-type="float" office:value="1" calcext:value-type="float">
            <text:p>1</text:p>
          </table:table-cell>
          <table:table-cell table:style-name="ce12" table:formula="of:=IF([.G62]=&quot;&quot;;1;IF(ISNA([.G62]);1;IF(NUMBERVALUE(ORG.LIBREOFFICE.REGEX([.G62];&quot;\d+&quot;;))&gt;14;0;1)))" office:value-type="float" office:value="1" calcext:value-type="float">
            <text:p>1</text:p>
          </table:table-cell>
          <table:table-cell table:style-name="ce6" table:formula="of:=IF([.I62]=&quot;&quot;;1;IF(ISNA([.I62]);1;IF(NUMBERVALUE(ORG.LIBREOFFICE.REGEX([.I62];&quot;\d+&quot;;))&gt;12;0;1)))" office:value-type="float" office:value="1" calcext:value-type="float">
            <text:p>1</text:p>
          </table:table-cell>
          <table:table-cell table:style-name="ce3" table:formula="of:=IF([.K62]=&quot;&quot;;1;IF(ISNA([.K62]);1;IF(NUMBERVALUE(ORG.LIBREOFFICE.REGEX([.K62];&quot;\d+&quot;;))&gt;13;0;1)))" office:value-type="float" office:value="1" calcext:value-type="float">
            <text:p>1</text:p>
          </table:table-cell>
          <table:table-cell table:style-name="ce12" table:formula="of:=IF([.J62]=&quot;&quot;;1;IF(ISNA([.J62]);1;IF(NUMBERVALUE(ORG.LIBREOFFICE.REGEX([.J62];&quot;\d+&quot;;))&gt;14;0;1)))" office:value-type="float" office:value="1" calcext:value-type="float">
            <text:p>1</text:p>
          </table:table-cell>
          <table:table-cell table:style-name="ce6" table:formula="of:=IF([.L62]=&quot;&quot;;1;IF(ISNA([.L62]);1;IF(NUMBERVALUE(ORG.LIBREOFFICE.REGEX([.L62];&quot;\d+&quot;;))&gt;12;0;1)))" office:value-type="float" office:value="1" calcext:value-type="float">
            <text:p>1</text:p>
          </table:table-cell>
          <table:table-cell table:style-name="ce3" table:formula="of:=IF([.N62]=&quot;&quot;;1;IF(ISNA([.N62]);1;IF(NUMBERVALUE(ORG.LIBREOFFICE.REGEX([.N62];&quot;\d+&quot;;))&gt;13;0;1)))" office:value-type="float" office:value="1" calcext:value-type="float">
            <text:p>1</text:p>
          </table:table-cell>
          <table:table-cell table:style-name="ce12" table:formula="of:=IF([.M62]=&quot;&quot;;1;IF(ISNA([.M62]);1;IF(NUMBERVALUE(ORG.LIBREOFFICE.REGEX([.M62];&quot;\d+&quot;;))&gt;14;0;1)))" office:value-type="float" office:value="1" calcext:value-type="float">
            <text:p>1</text:p>
          </table:table-cell>
          <table:table-cell table:style-name="ce6" table:formula="of:=IF([.O62]=&quot;&quot;;1;IF(ISNA([.O62]);1;IF(NUMBERVALUE(ORG.LIBREOFFICE.REGEX([.O62];&quot;\d+&quot;;))&gt;12;0;1)))" office:value-type="float" office:value="1" calcext:value-type="float">
            <text:p>1</text:p>
          </table:table-cell>
          <table:table-cell table:style-name="ce3" table:formula="of:=IF([.Q62]=&quot;&quot;;1;IF(ISNA([.Q62]);1;IF(NUMBERVALUE(ORG.LIBREOFFICE.REGEX([.Q62];&quot;\d+&quot;;))&gt;13;0;1)))" office:value-type="float" office:value="1" calcext:value-type="float">
            <text:p>1</text:p>
          </table:table-cell>
          <table:table-cell table:style-name="ce12" table:formula="of:=IF([.P62]=&quot;&quot;;1;IF(ISNA([.P62]);1;IF(NUMBERVALUE(ORG.LIBREOFFICE.REGEX([.P62];&quot;\d+&quot;;))&gt;14;0;1)))" office:value-type="float" office:value="1" calcext:value-type="float">
            <text:p>1</text:p>
          </table:table-cell>
          <table:table-cell table:style-name="ce6" table:formula="of:=IF([.R62]=&quot;&quot;;1;IF(ISNA([.R62]);1;IF(NUMBERVALUE(ORG.LIBREOFFICE.REGEX([.R62];&quot;\d+&quot;;))&gt;12;0;1)))" office:value-type="float" office:value="1" calcext:value-type="float">
            <text:p>1</text:p>
          </table:table-cell>
          <table:table-cell table:style-name="ce3" table:formula="of:=IF([.T62]=&quot;&quot;;1;IF(ISNA([.T62]);1;IF(NUMBERVALUE(ORG.LIBREOFFICE.REGEX([.T62];&quot;\d+&quot;;))&gt;13;0;1)))" office:value-type="float" office:value="1" calcext:value-type="float">
            <text:p>1</text:p>
          </table:table-cell>
          <table:table-cell table:style-name="ce12" table:formula="of:=IF([.S62]=&quot;&quot;;1;IF(ISNA([.S62]);1;IF(NUMBERVALUE(ORG.LIBREOFFICE.REGEX([.S62];&quot;\d+&quot;;))&gt;14;0;1)))" office:value-type="float" office:value="1" calcext:value-type="float">
            <text:p>1</text:p>
          </table:table-cell>
          <table:table-cell table:style-name="ce3" table:formula="of:=IF([.V62]=0;0;IF([.W62]=0;0;IF([.X62]=0;0;IF([.Y62]=0;0;IF([.Z62]=0;0;IF([.AA62]=0;0;IF([.AB62]=0;0;IF([.AC62]=0;0;IF([.AD62]=0;0;IF([.AE62]=0;0;IF([.AF62]=0;0;IF([.AG62]=0;0;IF([.AH62]=0;0;IF([.AI62]=0;0;IF([.AJ62]=0;0;IF([.AK62]=0;0;IF([.AL62]=0;0;IF([.AM62]=0;0;1))))))))))))))))))" office:value-type="float" office:value="1" calcext:value-type="float">
            <text:p>1</text:p>
          </table:table-cell>
          <table:table-cell table:style-name="ce3" table:formula="of:=IF([.AN62]=1;NUMBERVALUE(ORG.LIBREOFFICE.REGEX([.A62];&quot;\d+&quot;));&quot;&quot;)"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$Input.A61]" office:value-type="string" office:string-value="Game 61" calcext:value-type="string">
            <text:p>Game 61</text:p>
          </table:table-cell>
          <table:table-cell table:style-name="ce3" table:formula="of:=COUNTIF([$Input.B61:.G61];&quot;&lt;&gt;&quot;)" office:value-type="float" office:value="5" calcext:value-type="float">
            <text:p>5</text:p>
          </table:table-cell>
          <table:table-cell table:style-name="ce2" table:formula="of:=IF(ISBLANK([$Input.B61]);&quot;&quot;;IF(ISNA(ORG.LIBREOFFICE.REGEX([$Input.B61];&quot;\d+.red&quot;;;1));&quot;&quot;;ORG.LIBREOFFICE.REGEX([$Input.B61];&quot;\d+.red&quot;;;1)))" office:value-type="string" office:string-value="1 red" calcext:value-type="string">
            <text:p>1 red</text:p>
          </table:table-cell>
          <table:table-cell table:style-name="ce2" table:formula="of:=IF(ISBLANK([$Input.B61]);&quot;&quot;;IF(ISNA(ORG.LIBREOFFICE.REGEX([$Input.B61];&quot;\d+.blue&quot;;;1));&quot;&quot;;ORG.LIBREOFFICE.REGEX([$Input.B61];&quot;\d+.blue&quot;;;1)))" office:value-type="string" office:string-value="1 blue" calcext:value-type="string">
            <text:p>1 blue</text:p>
          </table:table-cell>
          <table:table-cell table:style-name="ce2" table:formula="of:=IF(ISBLANK([$Input.B61]);&quot;&quot;;IF(ISNA(ORG.LIBREOFFICE.REGEX([$Input.B61];&quot;\d+.green&quot;;;1));&quot;&quot;;ORG.LIBREOFFICE.REGEX([$Input.B61];&quot;\d+.green&quot;;;1)))" office:value-type="string" office:string-value="7 green" calcext:value-type="string">
            <text:p>7 green</text:p>
          </table:table-cell>
          <table:table-cell table:style-name="ce2" table:formula="of:=IF(ISBLANK([$Input.C61]);&quot;&quot;;IF(ISNA(ORG.LIBREOFFICE.REGEX([$Input.C61];&quot;\d+.red&quot;;;1));&quot;&quot;;ORG.LIBREOFFICE.REGEX([$Input.C61];&quot;\d+.red&quot;;;1)))" office:value-type="string" office:string-value="4 red" calcext:value-type="string">
            <text:p>4 red</text:p>
          </table:table-cell>
          <table:table-cell table:style-name="ce2" table:formula="of:=IF(ISBLANK([$Input.C61]);&quot;&quot;;IF(ISNA(ORG.LIBREOFFICE.REGEX([$Input.C61];&quot;\d+.blue&quot;;;1));&quot;&quot;;ORG.LIBREOFFICE.REGEX([$Input.C61];&quot;\d+.blue&quot;;;1)))" office:value-type="string" office:string-value="1 blue" calcext:value-type="string">
            <text:p>1 blue</text:p>
          </table:table-cell>
          <table:table-cell table:style-name="ce2" table:formula="of:=IF(ISBLANK([$Input.C61]);&quot;&quot;;IF(ISNA(ORG.LIBREOFFICE.REGEX([$Input.C61];&quot;\d+.green&quot;;;1));&quot;&quot;;ORG.LIBREOFFICE.REGEX([$Input.C61];&quot;\d+.green&quot;;;1)))" office:value-type="string" office:string-value="3 green" calcext:value-type="string">
            <text:p>3 green</text:p>
          </table:table-cell>
          <table:table-cell table:style-name="ce2" table:formula="of:=IF(ISBLANK([$Input.D61]);&quot;&quot;;IF(ISNA(ORG.LIBREOFFICE.REGEX([$Input.D61];&quot;\d+.red&quot;;;1));&quot;&quot;;ORG.LIBREOFFICE.REGEX([$Input.D61];&quot;\d+.red&quot;;;1)))">
            <text:p/>
          </table:table-cell>
          <table:table-cell table:style-name="ce2" table:formula="of:=IF(ISBLANK([$Input.D61]);&quot;&quot;;IF(ISNA(ORG.LIBREOFFICE.REGEX([$Input.D61];&quot;\d+.blue&quot;;;1));&quot;&quot;;ORG.LIBREOFFICE.REGEX([$Input.D61];&quot;\d+.blue&quot;;;1)))" office:value-type="string" office:string-value="7 blue" calcext:value-type="string">
            <text:p>7 blue</text:p>
          </table:table-cell>
          <table:table-cell table:style-name="ce2" table:formula="of:=IF(ISBLANK([$Input.D61]);&quot;&quot;;IF(ISNA(ORG.LIBREOFFICE.REGEX([$Input.D61];&quot;\d+.green&quot;;;1));&quot;&quot;;ORG.LIBREOFFICE.REGEX([$Input.D61];&quot;\d+.green&quot;;;1)))" office:value-type="string" office:string-value="7 green" calcext:value-type="string">
            <text:p>7 green</text:p>
          </table:table-cell>
          <table:table-cell table:style-name="ce2" table:formula="of:=IF(ISBLANK([$Input.E61]);&quot;&quot;;IF(ISNA(ORG.LIBREOFFICE.REGEX([$Input.E61];&quot;\d+.red&quot;;;1));&quot;&quot;;ORG.LIBREOFFICE.REGEX([$Input.E61];&quot;\d+.red&quot;;;1)))" office:value-type="string" office:string-value="5 red" calcext:value-type="string">
            <text:p>5 red</text:p>
          </table:table-cell>
          <table:table-cell table:style-name="ce2" table:formula="of:=IF(ISBLANK([$Input.E61]);&quot;&quot;;IF(ISNA(ORG.LIBREOFFICE.REGEX([$Input.E61];&quot;\d+.blue&quot;;;1));&quot;&quot;;ORG.LIBREOFFICE.REGEX([$Input.E61];&quot;\d+.blue&quot;;;1)))" office:value-type="string" office:string-value="11 blue" calcext:value-type="string">
            <text:p>11 blue</text:p>
          </table:table-cell>
          <table:table-cell table:style-name="ce2" table:formula="of:=IF(ISBLANK([$Input.E61]);&quot;&quot;;IF(ISNA(ORG.LIBREOFFICE.REGEX([$Input.E61];&quot;\d+.green&quot;;;1));&quot;&quot;;ORG.LIBREOFFICE.REGEX([$Input.E61];&quot;\d+.green&quot;;;1)))" office:value-type="string" office:string-value="2 green" calcext:value-type="string">
            <text:p>2 green</text:p>
          </table:table-cell>
          <table:table-cell table:style-name="ce2" table:formula="of:=IF(ISBLANK([$Input.F61]);&quot;&quot;;IF(ISNA(ORG.LIBREOFFICE.REGEX([$Input.F61];&quot;\d+.red&quot;;;1));&quot;&quot;;ORG.LIBREOFFICE.REGEX([$Input.F61];&quot;\d+.red&quot;;;1)))" office:value-type="string" office:string-value="5 red" calcext:value-type="string">
            <text:p>5 red</text:p>
          </table:table-cell>
          <table:table-cell table:style-name="ce2" table:formula="of:=IF(ISBLANK([$Input.F61]);&quot;&quot;;IF(ISNA(ORG.LIBREOFFICE.REGEX([$Input.F61];&quot;\d+.blue&quot;;;1));&quot;&quot;;ORG.LIBREOFFICE.REGEX([$Input.F61];&quot;\d+.blue&quot;;;1)))" office:value-type="string" office:string-value="5 blue" calcext:value-type="string">
            <text:p>5 blue</text:p>
          </table:table-cell>
          <table:table-cell table:style-name="ce2" table:formula="of:=IF(ISBLANK([$Input.F61]);&quot;&quot;;IF(ISNA(ORG.LIBREOFFICE.REGEX([$Input.F61];&quot;\d+.green&quot;;;1));&quot;&quot;;ORG.LIBREOFFICE.REGEX([$Input.F61];&quot;\d+.green&quot;;;1)))" office:value-type="string" office:string-value="4 green" calcext:value-type="string">
            <text:p>4 green</text:p>
          </table:table-cell>
          <table:table-cell table:style-name="ce2" table:formula="of:=IF(ISBLANK([$Input.G61]);&quot;&quot;;IF(ISNA(ORG.LIBREOFFICE.REGEX([$Input.G61];&quot;\d+.red&quot;;;1));&quot;&quot;;ORG.LIBREOFFICE.REGEX([$Input.G61];&quot;\d+.red&quot;;;1)))">
            <text:p/>
          </table:table-cell>
          <table:table-cell table:style-name="ce2" table:formula="of:=IF(ISBLANK([$Input.G61]);&quot;&quot;;IF(ISNA(ORG.LIBREOFFICE.REGEX([$Input.G61];&quot;\d+.blue&quot;;;1));&quot;&quot;;ORG.LIBREOFFICE.REGEX([$Input.G61];&quot;\d+.blue&quot;;;1)))">
            <text:p/>
          </table:table-cell>
          <table:table-cell table:style-name="ce2" table:formula="of:=IF(ISBLANK([$Input.G61]);&quot;&quot;;IF(ISNA(ORG.LIBREOFFICE.REGEX([$Input.G61];&quot;\d+.green&quot;;;1));&quot;&quot;;ORG.LIBREOFFICE.REGEX([$Input.G61];&quot;\d+.green&quot;;;1)))">
            <text:p/>
          </table:table-cell>
          <table:table-cell/>
          <table:table-cell table:style-name="ce6" table:formula="of:=IF([.C63]=&quot;&quot;;1;IF(ISNA([.C63]);1;IF(NUMBERVALUE(ORG.LIBREOFFICE.REGEX([.C63];&quot;\d+&quot;;))&gt;12;0;1)))" office:value-type="float" office:value="1" calcext:value-type="float">
            <text:p>1</text:p>
          </table:table-cell>
          <table:table-cell table:style-name="ce3" table:formula="of:=IF([.E63]=&quot;&quot;;1;IF(ISNA([.E63]);1;IF(NUMBERVALUE(ORG.LIBREOFFICE.REGEX([.E63];&quot;\d+&quot;;))&gt;13;0;1)))" office:value-type="float" office:value="1" calcext:value-type="float">
            <text:p>1</text:p>
          </table:table-cell>
          <table:table-cell table:style-name="ce12" table:formula="of:=IF([.D63]=&quot;&quot;;1;IF(ISNA([.D63]);1;IF(NUMBERVALUE(ORG.LIBREOFFICE.REGEX([.D63];&quot;\d+&quot;;))&gt;14;0;1)))" office:value-type="float" office:value="1" calcext:value-type="float">
            <text:p>1</text:p>
          </table:table-cell>
          <table:table-cell table:style-name="ce6" table:formula="of:=IF([.F63]=&quot;&quot;;1;IF(ISNA([.F63]);1;IF(NUMBERVALUE(ORG.LIBREOFFICE.REGEX([.F63];&quot;\d+&quot;;))&gt;12;0;1)))" office:value-type="float" office:value="1" calcext:value-type="float">
            <text:p>1</text:p>
          </table:table-cell>
          <table:table-cell table:style-name="ce3" table:formula="of:=IF([.H63]=&quot;&quot;;1;IF(ISNA([.H63]);1;IF(NUMBERVALUE(ORG.LIBREOFFICE.REGEX([.H63];&quot;\d+&quot;;))&gt;13;0;1)))" office:value-type="float" office:value="1" calcext:value-type="float">
            <text:p>1</text:p>
          </table:table-cell>
          <table:table-cell table:style-name="ce12" table:formula="of:=IF([.G63]=&quot;&quot;;1;IF(ISNA([.G63]);1;IF(NUMBERVALUE(ORG.LIBREOFFICE.REGEX([.G63];&quot;\d+&quot;;))&gt;14;0;1)))" office:value-type="float" office:value="1" calcext:value-type="float">
            <text:p>1</text:p>
          </table:table-cell>
          <table:table-cell table:style-name="ce6" table:formula="of:=IF([.I63]=&quot;&quot;;1;IF(ISNA([.I63]);1;IF(NUMBERVALUE(ORG.LIBREOFFICE.REGEX([.I63];&quot;\d+&quot;;))&gt;12;0;1)))" office:value-type="float" office:value="1" calcext:value-type="float">
            <text:p>1</text:p>
          </table:table-cell>
          <table:table-cell table:style-name="ce3" table:formula="of:=IF([.K63]=&quot;&quot;;1;IF(ISNA([.K63]);1;IF(NUMBERVALUE(ORG.LIBREOFFICE.REGEX([.K63];&quot;\d+&quot;;))&gt;13;0;1)))" office:value-type="float" office:value="1" calcext:value-type="float">
            <text:p>1</text:p>
          </table:table-cell>
          <table:table-cell table:style-name="ce12" table:formula="of:=IF([.J63]=&quot;&quot;;1;IF(ISNA([.J63]);1;IF(NUMBERVALUE(ORG.LIBREOFFICE.REGEX([.J63];&quot;\d+&quot;;))&gt;14;0;1)))" office:value-type="float" office:value="1" calcext:value-type="float">
            <text:p>1</text:p>
          </table:table-cell>
          <table:table-cell table:style-name="ce6" table:formula="of:=IF([.L63]=&quot;&quot;;1;IF(ISNA([.L63]);1;IF(NUMBERVALUE(ORG.LIBREOFFICE.REGEX([.L63];&quot;\d+&quot;;))&gt;12;0;1)))" office:value-type="float" office:value="1" calcext:value-type="float">
            <text:p>1</text:p>
          </table:table-cell>
          <table:table-cell table:style-name="ce3" table:formula="of:=IF([.N63]=&quot;&quot;;1;IF(ISNA([.N63]);1;IF(NUMBERVALUE(ORG.LIBREOFFICE.REGEX([.N63];&quot;\d+&quot;;))&gt;13;0;1)))" office:value-type="float" office:value="1" calcext:value-type="float">
            <text:p>1</text:p>
          </table:table-cell>
          <table:table-cell table:style-name="ce12" table:formula="of:=IF([.M63]=&quot;&quot;;1;IF(ISNA([.M63]);1;IF(NUMBERVALUE(ORG.LIBREOFFICE.REGEX([.M63];&quot;\d+&quot;;))&gt;14;0;1)))" office:value-type="float" office:value="1" calcext:value-type="float">
            <text:p>1</text:p>
          </table:table-cell>
          <table:table-cell table:style-name="ce6" table:formula="of:=IF([.O63]=&quot;&quot;;1;IF(ISNA([.O63]);1;IF(NUMBERVALUE(ORG.LIBREOFFICE.REGEX([.O63];&quot;\d+&quot;;))&gt;12;0;1)))" office:value-type="float" office:value="1" calcext:value-type="float">
            <text:p>1</text:p>
          </table:table-cell>
          <table:table-cell table:style-name="ce3" table:formula="of:=IF([.Q63]=&quot;&quot;;1;IF(ISNA([.Q63]);1;IF(NUMBERVALUE(ORG.LIBREOFFICE.REGEX([.Q63];&quot;\d+&quot;;))&gt;13;0;1)))" office:value-type="float" office:value="1" calcext:value-type="float">
            <text:p>1</text:p>
          </table:table-cell>
          <table:table-cell table:style-name="ce12" table:formula="of:=IF([.P63]=&quot;&quot;;1;IF(ISNA([.P63]);1;IF(NUMBERVALUE(ORG.LIBREOFFICE.REGEX([.P63];&quot;\d+&quot;;))&gt;14;0;1)))" office:value-type="float" office:value="1" calcext:value-type="float">
            <text:p>1</text:p>
          </table:table-cell>
          <table:table-cell table:style-name="ce6" table:formula="of:=IF([.R63]=&quot;&quot;;1;IF(ISNA([.R63]);1;IF(NUMBERVALUE(ORG.LIBREOFFICE.REGEX([.R63];&quot;\d+&quot;;))&gt;12;0;1)))" office:value-type="float" office:value="1" calcext:value-type="float">
            <text:p>1</text:p>
          </table:table-cell>
          <table:table-cell table:style-name="ce3" table:formula="of:=IF([.T63]=&quot;&quot;;1;IF(ISNA([.T63]);1;IF(NUMBERVALUE(ORG.LIBREOFFICE.REGEX([.T63];&quot;\d+&quot;;))&gt;13;0;1)))" office:value-type="float" office:value="1" calcext:value-type="float">
            <text:p>1</text:p>
          </table:table-cell>
          <table:table-cell table:style-name="ce12" table:formula="of:=IF([.S63]=&quot;&quot;;1;IF(ISNA([.S63]);1;IF(NUMBERVALUE(ORG.LIBREOFFICE.REGEX([.S63];&quot;\d+&quot;;))&gt;14;0;1)))" office:value-type="float" office:value="1" calcext:value-type="float">
            <text:p>1</text:p>
          </table:table-cell>
          <table:table-cell table:style-name="ce3" table:formula="of:=IF([.V63]=0;0;IF([.W63]=0;0;IF([.X63]=0;0;IF([.Y63]=0;0;IF([.Z63]=0;0;IF([.AA63]=0;0;IF([.AB63]=0;0;IF([.AC63]=0;0;IF([.AD63]=0;0;IF([.AE63]=0;0;IF([.AF63]=0;0;IF([.AG63]=0;0;IF([.AH63]=0;0;IF([.AI63]=0;0;IF([.AJ63]=0;0;IF([.AK63]=0;0;IF([.AL63]=0;0;IF([.AM63]=0;0;1))))))))))))))))))" office:value-type="float" office:value="1" calcext:value-type="float">
            <text:p>1</text:p>
          </table:table-cell>
          <table:table-cell table:style-name="ce3" table:formula="of:=IF([.AN63]=1;NUMBERVALUE(ORG.LIBREOFFICE.REGEX([.A63];&quot;\d+&quot;));&quot;&quot;)"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$Input.A62]" office:value-type="string" office:string-value="Game 62" calcext:value-type="string">
            <text:p>Game 62</text:p>
          </table:table-cell>
          <table:table-cell table:style-name="ce3" table:formula="of:=COUNTIF([$Input.B62:.G62];&quot;&lt;&gt;&quot;)" office:value-type="float" office:value="6" calcext:value-type="float">
            <text:p>6</text:p>
          </table:table-cell>
          <table:table-cell table:style-name="ce2" table:formula="of:=IF(ISBLANK([$Input.B62]);&quot;&quot;;IF(ISNA(ORG.LIBREOFFICE.REGEX([$Input.B62];&quot;\d+.red&quot;;;1));&quot;&quot;;ORG.LIBREOFFICE.REGEX([$Input.B62];&quot;\d+.red&quot;;;1)))" office:value-type="string" office:string-value="2 red" calcext:value-type="string">
            <text:p>2 red</text:p>
          </table:table-cell>
          <table:table-cell table:style-name="ce2" table:formula="of:=IF(ISBLANK([$Input.B62]);&quot;&quot;;IF(ISNA(ORG.LIBREOFFICE.REGEX([$Input.B62];&quot;\d+.blue&quot;;;1));&quot;&quot;;ORG.LIBREOFFICE.REGEX([$Input.B62];&quot;\d+.blue&quot;;;1)))" office:value-type="string" office:string-value="3 blue" calcext:value-type="string">
            <text:p>3 blue</text:p>
          </table:table-cell>
          <table:table-cell table:style-name="ce2" table:formula="of:=IF(ISBLANK([$Input.B62]);&quot;&quot;;IF(ISNA(ORG.LIBREOFFICE.REGEX([$Input.B62];&quot;\d+.green&quot;;;1));&quot;&quot;;ORG.LIBREOFFICE.REGEX([$Input.B62];&quot;\d+.green&quot;;;1)))" office:value-type="string" office:string-value="17 green" calcext:value-type="string">
            <text:p>17 green</text:p>
          </table:table-cell>
          <table:table-cell table:style-name="ce2" table:formula="of:=IF(ISBLANK([$Input.C62]);&quot;&quot;;IF(ISNA(ORG.LIBREOFFICE.REGEX([$Input.C62];&quot;\d+.red&quot;;;1));&quot;&quot;;ORG.LIBREOFFICE.REGEX([$Input.C62];&quot;\d+.red&quot;;;1)))" office:value-type="string" office:string-value="1 red" calcext:value-type="string">
            <text:p>1 red</text:p>
          </table:table-cell>
          <table:table-cell table:style-name="ce2" table:formula="of:=IF(ISBLANK([$Input.C62]);&quot;&quot;;IF(ISNA(ORG.LIBREOFFICE.REGEX([$Input.C62];&quot;\d+.blue&quot;;;1));&quot;&quot;;ORG.LIBREOFFICE.REGEX([$Input.C62];&quot;\d+.blue&quot;;;1)))" office:value-type="string" office:string-value="3 blue" calcext:value-type="string">
            <text:p>3 blue</text:p>
          </table:table-cell>
          <table:table-cell table:style-name="ce2" table:formula="of:=IF(ISBLANK([$Input.C62]);&quot;&quot;;IF(ISNA(ORG.LIBREOFFICE.REGEX([$Input.C62];&quot;\d+.green&quot;;;1));&quot;&quot;;ORG.LIBREOFFICE.REGEX([$Input.C62];&quot;\d+.green&quot;;;1)))" office:value-type="string" office:string-value="2 green" calcext:value-type="string">
            <text:p>2 green</text:p>
          </table:table-cell>
          <table:table-cell table:style-name="ce2" table:formula="of:=IF(ISBLANK([$Input.D62]);&quot;&quot;;IF(ISNA(ORG.LIBREOFFICE.REGEX([$Input.D62];&quot;\d+.red&quot;;;1));&quot;&quot;;ORG.LIBREOFFICE.REGEX([$Input.D62];&quot;\d+.red&quot;;;1)))" office:value-type="string" office:string-value="2 red" calcext:value-type="string">
            <text:p>2 red</text:p>
          </table:table-cell>
          <table:table-cell table:style-name="ce2" table:formula="of:=IF(ISBLANK([$Input.D62]);&quot;&quot;;IF(ISNA(ORG.LIBREOFFICE.REGEX([$Input.D62];&quot;\d+.blue&quot;;;1));&quot;&quot;;ORG.LIBREOFFICE.REGEX([$Input.D62];&quot;\d+.blue&quot;;;1)))" office:value-type="string" office:string-value="3 blue" calcext:value-type="string">
            <text:p>3 blue</text:p>
          </table:table-cell>
          <table:table-cell table:style-name="ce2" table:formula="of:=IF(ISBLANK([$Input.D62]);&quot;&quot;;IF(ISNA(ORG.LIBREOFFICE.REGEX([$Input.D62];&quot;\d+.green&quot;;;1));&quot;&quot;;ORG.LIBREOFFICE.REGEX([$Input.D62];&quot;\d+.green&quot;;;1)))" office:value-type="string" office:string-value="1 green" calcext:value-type="string">
            <text:p>1 green</text:p>
          </table:table-cell>
          <table:table-cell table:style-name="ce2" table:formula="of:=IF(ISBLANK([$Input.E62]);&quot;&quot;;IF(ISNA(ORG.LIBREOFFICE.REGEX([$Input.E62];&quot;\d+.red&quot;;;1));&quot;&quot;;ORG.LIBREOFFICE.REGEX([$Input.E62];&quot;\d+.red&quot;;;1)))" office:value-type="string" office:string-value="1 red" calcext:value-type="string">
            <text:p>1 red</text:p>
          </table:table-cell>
          <table:table-cell table:style-name="ce2" table:formula="of:=IF(ISBLANK([$Input.E62]);&quot;&quot;;IF(ISNA(ORG.LIBREOFFICE.REGEX([$Input.E62];&quot;\d+.blue&quot;;;1));&quot;&quot;;ORG.LIBREOFFICE.REGEX([$Input.E62];&quot;\d+.blue&quot;;;1)))">
            <text:p/>
          </table:table-cell>
          <table:table-cell table:style-name="ce2" table:formula="of:=IF(ISBLANK([$Input.E62]);&quot;&quot;;IF(ISNA(ORG.LIBREOFFICE.REGEX([$Input.E62];&quot;\d+.green&quot;;;1));&quot;&quot;;ORG.LIBREOFFICE.REGEX([$Input.E62];&quot;\d+.green&quot;;;1)))" office:value-type="string" office:string-value="17 green" calcext:value-type="string">
            <text:p>17 green</text:p>
          </table:table-cell>
          <table:table-cell table:style-name="ce2" table:formula="of:=IF(ISBLANK([$Input.F62]);&quot;&quot;;IF(ISNA(ORG.LIBREOFFICE.REGEX([$Input.F62];&quot;\d+.red&quot;;;1));&quot;&quot;;ORG.LIBREOFFICE.REGEX([$Input.F62];&quot;\d+.red&quot;;;1)))" office:value-type="string" office:string-value="2 red" calcext:value-type="string">
            <text:p>2 red</text:p>
          </table:table-cell>
          <table:table-cell table:style-name="ce2" table:formula="of:=IF(ISBLANK([$Input.F62]);&quot;&quot;;IF(ISNA(ORG.LIBREOFFICE.REGEX([$Input.F62];&quot;\d+.blue&quot;;;1));&quot;&quot;;ORG.LIBREOFFICE.REGEX([$Input.F62];&quot;\d+.blue&quot;;;1)))" office:value-type="string" office:string-value="4 blue" calcext:value-type="string">
            <text:p>4 blue</text:p>
          </table:table-cell>
          <table:table-cell table:style-name="ce2" table:formula="of:=IF(ISBLANK([$Input.F62]);&quot;&quot;;IF(ISNA(ORG.LIBREOFFICE.REGEX([$Input.F62];&quot;\d+.green&quot;;;1));&quot;&quot;;ORG.LIBREOFFICE.REGEX([$Input.F62];&quot;\d+.green&quot;;;1)))" office:value-type="string" office:string-value="15 green" calcext:value-type="string">
            <text:p>15 green</text:p>
          </table:table-cell>
          <table:table-cell table:style-name="ce2" table:formula="of:=IF(ISBLANK([$Input.G62]);&quot;&quot;;IF(ISNA(ORG.LIBREOFFICE.REGEX([$Input.G62];&quot;\d+.red&quot;;;1));&quot;&quot;;ORG.LIBREOFFICE.REGEX([$Input.G62];&quot;\d+.red&quot;;;1)))">
            <text:p/>
          </table:table-cell>
          <table:table-cell table:style-name="ce2" table:formula="of:=IF(ISBLANK([$Input.G62]);&quot;&quot;;IF(ISNA(ORG.LIBREOFFICE.REGEX([$Input.G62];&quot;\d+.blue&quot;;;1));&quot;&quot;;ORG.LIBREOFFICE.REGEX([$Input.G62];&quot;\d+.blue&quot;;;1)))">
            <text:p/>
          </table:table-cell>
          <table:table-cell table:style-name="ce2" table:formula="of:=IF(ISBLANK([$Input.G62]);&quot;&quot;;IF(ISNA(ORG.LIBREOFFICE.REGEX([$Input.G62];&quot;\d+.green&quot;;;1));&quot;&quot;;ORG.LIBREOFFICE.REGEX([$Input.G62];&quot;\d+.green&quot;;;1)))" office:value-type="string" office:string-value="5 green" calcext:value-type="string">
            <text:p>5 green</text:p>
          </table:table-cell>
          <table:table-cell/>
          <table:table-cell table:style-name="ce6" table:formula="of:=IF([.C64]=&quot;&quot;;1;IF(ISNA([.C64]);1;IF(NUMBERVALUE(ORG.LIBREOFFICE.REGEX([.C64];&quot;\d+&quot;;))&gt;12;0;1)))" office:value-type="float" office:value="1" calcext:value-type="float">
            <text:p>1</text:p>
          </table:table-cell>
          <table:table-cell table:style-name="ce3" table:formula="of:=IF([.E64]=&quot;&quot;;1;IF(ISNA([.E64]);1;IF(NUMBERVALUE(ORG.LIBREOFFICE.REGEX([.E64];&quot;\d+&quot;;))&gt;13;0;1)))" office:value-type="float" office:value="0" calcext:value-type="float">
            <text:p>0</text:p>
          </table:table-cell>
          <table:table-cell table:style-name="ce12" table:formula="of:=IF([.D64]=&quot;&quot;;1;IF(ISNA([.D64]);1;IF(NUMBERVALUE(ORG.LIBREOFFICE.REGEX([.D64];&quot;\d+&quot;;))&gt;14;0;1)))" office:value-type="float" office:value="1" calcext:value-type="float">
            <text:p>1</text:p>
          </table:table-cell>
          <table:table-cell table:style-name="ce6" table:formula="of:=IF([.F64]=&quot;&quot;;1;IF(ISNA([.F64]);1;IF(NUMBERVALUE(ORG.LIBREOFFICE.REGEX([.F64];&quot;\d+&quot;;))&gt;12;0;1)))" office:value-type="float" office:value="1" calcext:value-type="float">
            <text:p>1</text:p>
          </table:table-cell>
          <table:table-cell table:style-name="ce3" table:formula="of:=IF([.H64]=&quot;&quot;;1;IF(ISNA([.H64]);1;IF(NUMBERVALUE(ORG.LIBREOFFICE.REGEX([.H64];&quot;\d+&quot;;))&gt;13;0;1)))" office:value-type="float" office:value="1" calcext:value-type="float">
            <text:p>1</text:p>
          </table:table-cell>
          <table:table-cell table:style-name="ce12" table:formula="of:=IF([.G64]=&quot;&quot;;1;IF(ISNA([.G64]);1;IF(NUMBERVALUE(ORG.LIBREOFFICE.REGEX([.G64];&quot;\d+&quot;;))&gt;14;0;1)))" office:value-type="float" office:value="1" calcext:value-type="float">
            <text:p>1</text:p>
          </table:table-cell>
          <table:table-cell table:style-name="ce6" table:formula="of:=IF([.I64]=&quot;&quot;;1;IF(ISNA([.I64]);1;IF(NUMBERVALUE(ORG.LIBREOFFICE.REGEX([.I64];&quot;\d+&quot;;))&gt;12;0;1)))" office:value-type="float" office:value="1" calcext:value-type="float">
            <text:p>1</text:p>
          </table:table-cell>
          <table:table-cell table:style-name="ce3" table:formula="of:=IF([.K64]=&quot;&quot;;1;IF(ISNA([.K64]);1;IF(NUMBERVALUE(ORG.LIBREOFFICE.REGEX([.K64];&quot;\d+&quot;;))&gt;13;0;1)))" office:value-type="float" office:value="1" calcext:value-type="float">
            <text:p>1</text:p>
          </table:table-cell>
          <table:table-cell table:style-name="ce12" table:formula="of:=IF([.J64]=&quot;&quot;;1;IF(ISNA([.J64]);1;IF(NUMBERVALUE(ORG.LIBREOFFICE.REGEX([.J64];&quot;\d+&quot;;))&gt;14;0;1)))" office:value-type="float" office:value="1" calcext:value-type="float">
            <text:p>1</text:p>
          </table:table-cell>
          <table:table-cell table:style-name="ce6" table:formula="of:=IF([.L64]=&quot;&quot;;1;IF(ISNA([.L64]);1;IF(NUMBERVALUE(ORG.LIBREOFFICE.REGEX([.L64];&quot;\d+&quot;;))&gt;12;0;1)))" office:value-type="float" office:value="1" calcext:value-type="float">
            <text:p>1</text:p>
          </table:table-cell>
          <table:table-cell table:style-name="ce3" table:formula="of:=IF([.N64]=&quot;&quot;;1;IF(ISNA([.N64]);1;IF(NUMBERVALUE(ORG.LIBREOFFICE.REGEX([.N64];&quot;\d+&quot;;))&gt;13;0;1)))" office:value-type="float" office:value="0" calcext:value-type="float">
            <text:p>0</text:p>
          </table:table-cell>
          <table:table-cell table:style-name="ce12" table:formula="of:=IF([.M64]=&quot;&quot;;1;IF(ISNA([.M64]);1;IF(NUMBERVALUE(ORG.LIBREOFFICE.REGEX([.M64];&quot;\d+&quot;;))&gt;14;0;1)))" office:value-type="float" office:value="1" calcext:value-type="float">
            <text:p>1</text:p>
          </table:table-cell>
          <table:table-cell table:style-name="ce6" table:formula="of:=IF([.O64]=&quot;&quot;;1;IF(ISNA([.O64]);1;IF(NUMBERVALUE(ORG.LIBREOFFICE.REGEX([.O64];&quot;\d+&quot;;))&gt;12;0;1)))" office:value-type="float" office:value="1" calcext:value-type="float">
            <text:p>1</text:p>
          </table:table-cell>
          <table:table-cell table:style-name="ce3" table:formula="of:=IF([.Q64]=&quot;&quot;;1;IF(ISNA([.Q64]);1;IF(NUMBERVALUE(ORG.LIBREOFFICE.REGEX([.Q64];&quot;\d+&quot;;))&gt;13;0;1)))" office:value-type="float" office:value="0" calcext:value-type="float">
            <text:p>0</text:p>
          </table:table-cell>
          <table:table-cell table:style-name="ce12" table:formula="of:=IF([.P64]=&quot;&quot;;1;IF(ISNA([.P64]);1;IF(NUMBERVALUE(ORG.LIBREOFFICE.REGEX([.P64];&quot;\d+&quot;;))&gt;14;0;1)))" office:value-type="float" office:value="1" calcext:value-type="float">
            <text:p>1</text:p>
          </table:table-cell>
          <table:table-cell table:style-name="ce6" table:formula="of:=IF([.R64]=&quot;&quot;;1;IF(ISNA([.R64]);1;IF(NUMBERVALUE(ORG.LIBREOFFICE.REGEX([.R64];&quot;\d+&quot;;))&gt;12;0;1)))" office:value-type="float" office:value="1" calcext:value-type="float">
            <text:p>1</text:p>
          </table:table-cell>
          <table:table-cell table:style-name="ce3" table:formula="of:=IF([.T64]=&quot;&quot;;1;IF(ISNA([.T64]);1;IF(NUMBERVALUE(ORG.LIBREOFFICE.REGEX([.T64];&quot;\d+&quot;;))&gt;13;0;1)))" office:value-type="float" office:value="1" calcext:value-type="float">
            <text:p>1</text:p>
          </table:table-cell>
          <table:table-cell table:style-name="ce12" table:formula="of:=IF([.S64]=&quot;&quot;;1;IF(ISNA([.S64]);1;IF(NUMBERVALUE(ORG.LIBREOFFICE.REGEX([.S64];&quot;\d+&quot;;))&gt;14;0;1)))" office:value-type="float" office:value="1" calcext:value-type="float">
            <text:p>1</text:p>
          </table:table-cell>
          <table:table-cell table:style-name="ce3" table:formula="of:=IF([.V64]=0;0;IF([.W64]=0;0;IF([.X64]=0;0;IF([.Y64]=0;0;IF([.Z64]=0;0;IF([.AA64]=0;0;IF([.AB64]=0;0;IF([.AC64]=0;0;IF([.AD64]=0;0;IF([.AE64]=0;0;IF([.AF64]=0;0;IF([.AG64]=0;0;IF([.AH64]=0;0;IF([.AI64]=0;0;IF([.AJ64]=0;0;IF([.AK64]=0;0;IF([.AL64]=0;0;IF([.AM64]=0;0;1))))))))))))))))))" office:value-type="float" office:value="0" calcext:value-type="float">
            <text:p>0</text:p>
          </table:table-cell>
          <table:table-cell table:style-name="ce3" table:formula="of:=IF([.AN64]=1;NUMBERVALUE(ORG.LIBREOFFICE.REGEX([.A64];&quot;\d+&quot;));&quot;&quot;)">
            <text:p/>
          </table:table-cell>
          <table:table-cell/>
        </table:table-row>
        <table:table-row table:style-name="ro1">
          <table:table-cell table:formula="of:=[$Input.A63]" office:value-type="string" office:string-value="Game 63" calcext:value-type="string">
            <text:p>Game 63</text:p>
          </table:table-cell>
          <table:table-cell table:style-name="ce3" table:formula="of:=COUNTIF([$Input.B63:.G63];&quot;&lt;&gt;&quot;)" office:value-type="float" office:value="4" calcext:value-type="float">
            <text:p>4</text:p>
          </table:table-cell>
          <table:table-cell table:style-name="ce2" table:formula="of:=IF(ISBLANK([$Input.B63]);&quot;&quot;;IF(ISNA(ORG.LIBREOFFICE.REGEX([$Input.B63];&quot;\d+.red&quot;;;1));&quot;&quot;;ORG.LIBREOFFICE.REGEX([$Input.B63];&quot;\d+.red&quot;;;1)))" office:value-type="string" office:string-value="4 red" calcext:value-type="string">
            <text:p>4 red</text:p>
          </table:table-cell>
          <table:table-cell table:style-name="ce2" table:formula="of:=IF(ISBLANK([$Input.B63]);&quot;&quot;;IF(ISNA(ORG.LIBREOFFICE.REGEX([$Input.B63];&quot;\d+.blue&quot;;;1));&quot;&quot;;ORG.LIBREOFFICE.REGEX([$Input.B63];&quot;\d+.blue&quot;;;1)))" office:value-type="string" office:string-value="3 blue" calcext:value-type="string">
            <text:p>3 blue</text:p>
          </table:table-cell>
          <table:table-cell table:style-name="ce2" table:formula="of:=IF(ISBLANK([$Input.B63]);&quot;&quot;;IF(ISNA(ORG.LIBREOFFICE.REGEX([$Input.B63];&quot;\d+.green&quot;;;1));&quot;&quot;;ORG.LIBREOFFICE.REGEX([$Input.B63];&quot;\d+.green&quot;;;1)))" office:value-type="string" office:string-value="2 green" calcext:value-type="string">
            <text:p>2 green</text:p>
          </table:table-cell>
          <table:table-cell table:style-name="ce2" table:formula="of:=IF(ISBLANK([$Input.C63]);&quot;&quot;;IF(ISNA(ORG.LIBREOFFICE.REGEX([$Input.C63];&quot;\d+.red&quot;;;1));&quot;&quot;;ORG.LIBREOFFICE.REGEX([$Input.C63];&quot;\d+.red&quot;;;1)))" office:value-type="string" office:string-value="10 red" calcext:value-type="string">
            <text:p>10 red</text:p>
          </table:table-cell>
          <table:table-cell table:style-name="ce2" table:formula="of:=IF(ISBLANK([$Input.C63]);&quot;&quot;;IF(ISNA(ORG.LIBREOFFICE.REGEX([$Input.C63];&quot;\d+.blue&quot;;;1));&quot;&quot;;ORG.LIBREOFFICE.REGEX([$Input.C63];&quot;\d+.blue&quot;;;1)))" office:value-type="string" office:string-value="9 blue" calcext:value-type="string">
            <text:p>9 blue</text:p>
          </table:table-cell>
          <table:table-cell table:style-name="ce2" table:formula="of:=IF(ISBLANK([$Input.C63]);&quot;&quot;;IF(ISNA(ORG.LIBREOFFICE.REGEX([$Input.C63];&quot;\d+.green&quot;;;1));&quot;&quot;;ORG.LIBREOFFICE.REGEX([$Input.C63];&quot;\d+.green&quot;;;1)))">
            <text:p/>
          </table:table-cell>
          <table:table-cell table:style-name="ce2" table:formula="of:=IF(ISBLANK([$Input.D63]);&quot;&quot;;IF(ISNA(ORG.LIBREOFFICE.REGEX([$Input.D63];&quot;\d+.red&quot;;;1));&quot;&quot;;ORG.LIBREOFFICE.REGEX([$Input.D63];&quot;\d+.red&quot;;;1)))" office:value-type="string" office:string-value="2 red" calcext:value-type="string">
            <text:p>2 red</text:p>
          </table:table-cell>
          <table:table-cell table:style-name="ce2" table:formula="of:=IF(ISBLANK([$Input.D63]);&quot;&quot;;IF(ISNA(ORG.LIBREOFFICE.REGEX([$Input.D63];&quot;\d+.blue&quot;;;1));&quot;&quot;;ORG.LIBREOFFICE.REGEX([$Input.D63];&quot;\d+.blue&quot;;;1)))" office:value-type="string" office:string-value="13 blue" calcext:value-type="string">
            <text:p>13 blue</text:p>
          </table:table-cell>
          <table:table-cell table:style-name="ce2" table:formula="of:=IF(ISBLANK([$Input.D63]);&quot;&quot;;IF(ISNA(ORG.LIBREOFFICE.REGEX([$Input.D63];&quot;\d+.green&quot;;;1));&quot;&quot;;ORG.LIBREOFFICE.REGEX([$Input.D63];&quot;\d+.green&quot;;;1)))" office:value-type="string" office:string-value="1 green" calcext:value-type="string">
            <text:p>1 green</text:p>
          </table:table-cell>
          <table:table-cell table:style-name="ce2" table:formula="of:=IF(ISBLANK([$Input.E63]);&quot;&quot;;IF(ISNA(ORG.LIBREOFFICE.REGEX([$Input.E63];&quot;\d+.red&quot;;;1));&quot;&quot;;ORG.LIBREOFFICE.REGEX([$Input.E63];&quot;\d+.red&quot;;;1)))" office:value-type="string" office:string-value="5 red" calcext:value-type="string">
            <text:p>5 red</text:p>
          </table:table-cell>
          <table:table-cell table:style-name="ce2" table:formula="of:=IF(ISBLANK([$Input.E63]);&quot;&quot;;IF(ISNA(ORG.LIBREOFFICE.REGEX([$Input.E63];&quot;\d+.blue&quot;;;1));&quot;&quot;;ORG.LIBREOFFICE.REGEX([$Input.E63];&quot;\d+.blue&quot;;;1)))" office:value-type="string" office:string-value="1 blue" calcext:value-type="string">
            <text:p>1 blue</text:p>
          </table:table-cell>
          <table:table-cell table:style-name="ce2" table:formula="of:=IF(ISBLANK([$Input.E63]);&quot;&quot;;IF(ISNA(ORG.LIBREOFFICE.REGEX([$Input.E63];&quot;\d+.green&quot;;;1));&quot;&quot;;ORG.LIBREOFFICE.REGEX([$Input.E63];&quot;\d+.green&quot;;;1)))" office:value-type="string" office:string-value="2 green" calcext:value-type="string">
            <text:p>2 green</text:p>
          </table:table-cell>
          <table:table-cell table:style-name="ce2" table:formula="of:=IF(ISBLANK([$Input.F63]);&quot;&quot;;IF(ISNA(ORG.LIBREOFFICE.REGEX([$Input.F63];&quot;\d+.red&quot;;;1));&quot;&quot;;ORG.LIBREOFFICE.REGEX([$Input.F63];&quot;\d+.red&quot;;;1)))">
            <text:p/>
          </table:table-cell>
          <table:table-cell table:style-name="ce2" table:formula="of:=IF(ISBLANK([$Input.F63]);&quot;&quot;;IF(ISNA(ORG.LIBREOFFICE.REGEX([$Input.F63];&quot;\d+.blue&quot;;;1));&quot;&quot;;ORG.LIBREOFFICE.REGEX([$Input.F63];&quot;\d+.blue&quot;;;1)))">
            <text:p/>
          </table:table-cell>
          <table:table-cell table:style-name="ce2" table:formula="of:=IF(ISBLANK([$Input.F63]);&quot;&quot;;IF(ISNA(ORG.LIBREOFFICE.REGEX([$Input.F63];&quot;\d+.green&quot;;;1));&quot;&quot;;ORG.LIBREOFFICE.REGEX([$Input.F63];&quot;\d+.green&quot;;;1)))">
            <text:p/>
          </table:table-cell>
          <table:table-cell table:style-name="ce2" table:formula="of:=IF(ISBLANK([$Input.G63]);&quot;&quot;;IF(ISNA(ORG.LIBREOFFICE.REGEX([$Input.G63];&quot;\d+.red&quot;;;1));&quot;&quot;;ORG.LIBREOFFICE.REGEX([$Input.G63];&quot;\d+.red&quot;;;1)))">
            <text:p/>
          </table:table-cell>
          <table:table-cell table:style-name="ce2" table:formula="of:=IF(ISBLANK([$Input.G63]);&quot;&quot;;IF(ISNA(ORG.LIBREOFFICE.REGEX([$Input.G63];&quot;\d+.blue&quot;;;1));&quot;&quot;;ORG.LIBREOFFICE.REGEX([$Input.G63];&quot;\d+.blue&quot;;;1)))">
            <text:p/>
          </table:table-cell>
          <table:table-cell table:style-name="ce2" table:formula="of:=IF(ISBLANK([$Input.G63]);&quot;&quot;;IF(ISNA(ORG.LIBREOFFICE.REGEX([$Input.G63];&quot;\d+.green&quot;;;1));&quot;&quot;;ORG.LIBREOFFICE.REGEX([$Input.G63];&quot;\d+.green&quot;;;1)))">
            <text:p/>
          </table:table-cell>
          <table:table-cell/>
          <table:table-cell table:style-name="ce6" table:formula="of:=IF([.C65]=&quot;&quot;;1;IF(ISNA([.C65]);1;IF(NUMBERVALUE(ORG.LIBREOFFICE.REGEX([.C65];&quot;\d+&quot;;))&gt;12;0;1)))" office:value-type="float" office:value="1" calcext:value-type="float">
            <text:p>1</text:p>
          </table:table-cell>
          <table:table-cell table:style-name="ce3" table:formula="of:=IF([.E65]=&quot;&quot;;1;IF(ISNA([.E65]);1;IF(NUMBERVALUE(ORG.LIBREOFFICE.REGEX([.E65];&quot;\d+&quot;;))&gt;13;0;1)))" office:value-type="float" office:value="1" calcext:value-type="float">
            <text:p>1</text:p>
          </table:table-cell>
          <table:table-cell table:style-name="ce12" table:formula="of:=IF([.D65]=&quot;&quot;;1;IF(ISNA([.D65]);1;IF(NUMBERVALUE(ORG.LIBREOFFICE.REGEX([.D65];&quot;\d+&quot;;))&gt;14;0;1)))" office:value-type="float" office:value="1" calcext:value-type="float">
            <text:p>1</text:p>
          </table:table-cell>
          <table:table-cell table:style-name="ce6" table:formula="of:=IF([.F65]=&quot;&quot;;1;IF(ISNA([.F65]);1;IF(NUMBERVALUE(ORG.LIBREOFFICE.REGEX([.F65];&quot;\d+&quot;;))&gt;12;0;1)))" office:value-type="float" office:value="1" calcext:value-type="float">
            <text:p>1</text:p>
          </table:table-cell>
          <table:table-cell table:style-name="ce3" table:formula="of:=IF([.H65]=&quot;&quot;;1;IF(ISNA([.H65]);1;IF(NUMBERVALUE(ORG.LIBREOFFICE.REGEX([.H65];&quot;\d+&quot;;))&gt;13;0;1)))" office:value-type="float" office:value="1" calcext:value-type="float">
            <text:p>1</text:p>
          </table:table-cell>
          <table:table-cell table:style-name="ce12" table:formula="of:=IF([.G65]=&quot;&quot;;1;IF(ISNA([.G65]);1;IF(NUMBERVALUE(ORG.LIBREOFFICE.REGEX([.G65];&quot;\d+&quot;;))&gt;14;0;1)))" office:value-type="float" office:value="1" calcext:value-type="float">
            <text:p>1</text:p>
          </table:table-cell>
          <table:table-cell table:style-name="ce6" table:formula="of:=IF([.I65]=&quot;&quot;;1;IF(ISNA([.I65]);1;IF(NUMBERVALUE(ORG.LIBREOFFICE.REGEX([.I65];&quot;\d+&quot;;))&gt;12;0;1)))" office:value-type="float" office:value="1" calcext:value-type="float">
            <text:p>1</text:p>
          </table:table-cell>
          <table:table-cell table:style-name="ce3" table:formula="of:=IF([.K65]=&quot;&quot;;1;IF(ISNA([.K65]);1;IF(NUMBERVALUE(ORG.LIBREOFFICE.REGEX([.K65];&quot;\d+&quot;;))&gt;13;0;1)))" office:value-type="float" office:value="1" calcext:value-type="float">
            <text:p>1</text:p>
          </table:table-cell>
          <table:table-cell table:style-name="ce12" table:formula="of:=IF([.J65]=&quot;&quot;;1;IF(ISNA([.J65]);1;IF(NUMBERVALUE(ORG.LIBREOFFICE.REGEX([.J65];&quot;\d+&quot;;))&gt;14;0;1)))" office:value-type="float" office:value="1" calcext:value-type="float">
            <text:p>1</text:p>
          </table:table-cell>
          <table:table-cell table:style-name="ce6" table:formula="of:=IF([.L65]=&quot;&quot;;1;IF(ISNA([.L65]);1;IF(NUMBERVALUE(ORG.LIBREOFFICE.REGEX([.L65];&quot;\d+&quot;;))&gt;12;0;1)))" office:value-type="float" office:value="1" calcext:value-type="float">
            <text:p>1</text:p>
          </table:table-cell>
          <table:table-cell table:style-name="ce3" table:formula="of:=IF([.N65]=&quot;&quot;;1;IF(ISNA([.N65]);1;IF(NUMBERVALUE(ORG.LIBREOFFICE.REGEX([.N65];&quot;\d+&quot;;))&gt;13;0;1)))" office:value-type="float" office:value="1" calcext:value-type="float">
            <text:p>1</text:p>
          </table:table-cell>
          <table:table-cell table:style-name="ce12" table:formula="of:=IF([.M65]=&quot;&quot;;1;IF(ISNA([.M65]);1;IF(NUMBERVALUE(ORG.LIBREOFFICE.REGEX([.M65];&quot;\d+&quot;;))&gt;14;0;1)))" office:value-type="float" office:value="1" calcext:value-type="float">
            <text:p>1</text:p>
          </table:table-cell>
          <table:table-cell table:style-name="ce6" table:formula="of:=IF([.O65]=&quot;&quot;;1;IF(ISNA([.O65]);1;IF(NUMBERVALUE(ORG.LIBREOFFICE.REGEX([.O65];&quot;\d+&quot;;))&gt;12;0;1)))" office:value-type="float" office:value="1" calcext:value-type="float">
            <text:p>1</text:p>
          </table:table-cell>
          <table:table-cell table:style-name="ce3" table:formula="of:=IF([.Q65]=&quot;&quot;;1;IF(ISNA([.Q65]);1;IF(NUMBERVALUE(ORG.LIBREOFFICE.REGEX([.Q65];&quot;\d+&quot;;))&gt;13;0;1)))" office:value-type="float" office:value="1" calcext:value-type="float">
            <text:p>1</text:p>
          </table:table-cell>
          <table:table-cell table:style-name="ce12" table:formula="of:=IF([.P65]=&quot;&quot;;1;IF(ISNA([.P65]);1;IF(NUMBERVALUE(ORG.LIBREOFFICE.REGEX([.P65];&quot;\d+&quot;;))&gt;14;0;1)))" office:value-type="float" office:value="1" calcext:value-type="float">
            <text:p>1</text:p>
          </table:table-cell>
          <table:table-cell table:style-name="ce6" table:formula="of:=IF([.R65]=&quot;&quot;;1;IF(ISNA([.R65]);1;IF(NUMBERVALUE(ORG.LIBREOFFICE.REGEX([.R65];&quot;\d+&quot;;))&gt;12;0;1)))" office:value-type="float" office:value="1" calcext:value-type="float">
            <text:p>1</text:p>
          </table:table-cell>
          <table:table-cell table:style-name="ce3" table:formula="of:=IF([.T65]=&quot;&quot;;1;IF(ISNA([.T65]);1;IF(NUMBERVALUE(ORG.LIBREOFFICE.REGEX([.T65];&quot;\d+&quot;;))&gt;13;0;1)))" office:value-type="float" office:value="1" calcext:value-type="float">
            <text:p>1</text:p>
          </table:table-cell>
          <table:table-cell table:style-name="ce12" table:formula="of:=IF([.S65]=&quot;&quot;;1;IF(ISNA([.S65]);1;IF(NUMBERVALUE(ORG.LIBREOFFICE.REGEX([.S65];&quot;\d+&quot;;))&gt;14;0;1)))" office:value-type="float" office:value="1" calcext:value-type="float">
            <text:p>1</text:p>
          </table:table-cell>
          <table:table-cell table:style-name="ce3" table:formula="of:=IF([.V65]=0;0;IF([.W65]=0;0;IF([.X65]=0;0;IF([.Y65]=0;0;IF([.Z65]=0;0;IF([.AA65]=0;0;IF([.AB65]=0;0;IF([.AC65]=0;0;IF([.AD65]=0;0;IF([.AE65]=0;0;IF([.AF65]=0;0;IF([.AG65]=0;0;IF([.AH65]=0;0;IF([.AI65]=0;0;IF([.AJ65]=0;0;IF([.AK65]=0;0;IF([.AL65]=0;0;IF([.AM65]=0;0;1))))))))))))))))))" office:value-type="float" office:value="1" calcext:value-type="float">
            <text:p>1</text:p>
          </table:table-cell>
          <table:table-cell table:style-name="ce3" table:formula="of:=IF([.AN65]=1;NUMBERVALUE(ORG.LIBREOFFICE.REGEX([.A65];&quot;\d+&quot;));&quot;&quot;)"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$Input.A64]" office:value-type="string" office:string-value="Game 64" calcext:value-type="string">
            <text:p>Game 64</text:p>
          </table:table-cell>
          <table:table-cell table:style-name="ce3" table:formula="of:=COUNTIF([$Input.B64:.G64];&quot;&lt;&gt;&quot;)" office:value-type="float" office:value="4" calcext:value-type="float">
            <text:p>4</text:p>
          </table:table-cell>
          <table:table-cell table:style-name="ce2" table:formula="of:=IF(ISBLANK([$Input.B64]);&quot;&quot;;IF(ISNA(ORG.LIBREOFFICE.REGEX([$Input.B64];&quot;\d+.red&quot;;;1));&quot;&quot;;ORG.LIBREOFFICE.REGEX([$Input.B64];&quot;\d+.red&quot;;;1)))" office:value-type="string" office:string-value="6 red" calcext:value-type="string">
            <text:p>6 red</text:p>
          </table:table-cell>
          <table:table-cell table:style-name="ce2" table:formula="of:=IF(ISBLANK([$Input.B64]);&quot;&quot;;IF(ISNA(ORG.LIBREOFFICE.REGEX([$Input.B64];&quot;\d+.blue&quot;;;1));&quot;&quot;;ORG.LIBREOFFICE.REGEX([$Input.B64];&quot;\d+.blue&quot;;;1)))" office:value-type="string" office:string-value="8 blue" calcext:value-type="string">
            <text:p>8 blue</text:p>
          </table:table-cell>
          <table:table-cell table:style-name="ce2" table:formula="of:=IF(ISBLANK([$Input.B64]);&quot;&quot;;IF(ISNA(ORG.LIBREOFFICE.REGEX([$Input.B64];&quot;\d+.green&quot;;;1));&quot;&quot;;ORG.LIBREOFFICE.REGEX([$Input.B64];&quot;\d+.green&quot;;;1)))">
            <text:p/>
          </table:table-cell>
          <table:table-cell table:style-name="ce2" table:formula="of:=IF(ISBLANK([$Input.C64]);&quot;&quot;;IF(ISNA(ORG.LIBREOFFICE.REGEX([$Input.C64];&quot;\d+.red&quot;;;1));&quot;&quot;;ORG.LIBREOFFICE.REGEX([$Input.C64];&quot;\d+.red&quot;;;1)))" office:value-type="string" office:string-value="3 red" calcext:value-type="string">
            <text:p>3 red</text:p>
          </table:table-cell>
          <table:table-cell table:style-name="ce2" table:formula="of:=IF(ISBLANK([$Input.C64]);&quot;&quot;;IF(ISNA(ORG.LIBREOFFICE.REGEX([$Input.C64];&quot;\d+.blue&quot;;;1));&quot;&quot;;ORG.LIBREOFFICE.REGEX([$Input.C64];&quot;\d+.blue&quot;;;1)))" office:value-type="string" office:string-value="6 blue" calcext:value-type="string">
            <text:p>6 blue</text:p>
          </table:table-cell>
          <table:table-cell table:style-name="ce2" table:formula="of:=IF(ISBLANK([$Input.C64]);&quot;&quot;;IF(ISNA(ORG.LIBREOFFICE.REGEX([$Input.C64];&quot;\d+.green&quot;;;1));&quot;&quot;;ORG.LIBREOFFICE.REGEX([$Input.C64];&quot;\d+.green&quot;;;1)))" office:value-type="string" office:string-value="5 green" calcext:value-type="string">
            <text:p>5 green</text:p>
          </table:table-cell>
          <table:table-cell table:style-name="ce2" table:formula="of:=IF(ISBLANK([$Input.D64]);&quot;&quot;;IF(ISNA(ORG.LIBREOFFICE.REGEX([$Input.D64];&quot;\d+.red&quot;;;1));&quot;&quot;;ORG.LIBREOFFICE.REGEX([$Input.D64];&quot;\d+.red&quot;;;1)))" office:value-type="string" office:string-value="13 red" calcext:value-type="string">
            <text:p>13 red</text:p>
          </table:table-cell>
          <table:table-cell table:style-name="ce2" table:formula="of:=IF(ISBLANK([$Input.D64]);&quot;&quot;;IF(ISNA(ORG.LIBREOFFICE.REGEX([$Input.D64];&quot;\d+.blue&quot;;;1));&quot;&quot;;ORG.LIBREOFFICE.REGEX([$Input.D64];&quot;\d+.blue&quot;;;1)))" office:value-type="string" office:string-value="11 blue" calcext:value-type="string">
            <text:p>11 blue</text:p>
          </table:table-cell>
          <table:table-cell table:style-name="ce2" table:formula="of:=IF(ISBLANK([$Input.D64]);&quot;&quot;;IF(ISNA(ORG.LIBREOFFICE.REGEX([$Input.D64];&quot;\d+.green&quot;;;1));&quot;&quot;;ORG.LIBREOFFICE.REGEX([$Input.D64];&quot;\d+.green&quot;;;1)))" office:value-type="string" office:string-value="8 green" calcext:value-type="string">
            <text:p>8 green</text:p>
          </table:table-cell>
          <table:table-cell table:style-name="ce2" table:formula="of:=IF(ISBLANK([$Input.E64]);&quot;&quot;;IF(ISNA(ORG.LIBREOFFICE.REGEX([$Input.E64];&quot;\d+.red&quot;;;1));&quot;&quot;;ORG.LIBREOFFICE.REGEX([$Input.E64];&quot;\d+.red&quot;;;1)))" office:value-type="string" office:string-value="11 red" calcext:value-type="string">
            <text:p>11 red</text:p>
          </table:table-cell>
          <table:table-cell table:style-name="ce2" table:formula="of:=IF(ISBLANK([$Input.E64]);&quot;&quot;;IF(ISNA(ORG.LIBREOFFICE.REGEX([$Input.E64];&quot;\d+.blue&quot;;;1));&quot;&quot;;ORG.LIBREOFFICE.REGEX([$Input.E64];&quot;\d+.blue&quot;;;1)))" office:value-type="string" office:string-value="3 blue" calcext:value-type="string">
            <text:p>3 blue</text:p>
          </table:table-cell>
          <table:table-cell table:style-name="ce2" table:formula="of:=IF(ISBLANK([$Input.E64]);&quot;&quot;;IF(ISNA(ORG.LIBREOFFICE.REGEX([$Input.E64];&quot;\d+.green&quot;;;1));&quot;&quot;;ORG.LIBREOFFICE.REGEX([$Input.E64];&quot;\d+.green&quot;;;1)))" office:value-type="string" office:string-value="1 green" calcext:value-type="string">
            <text:p>1 green</text:p>
          </table:table-cell>
          <table:table-cell table:style-name="ce2" table:formula="of:=IF(ISBLANK([$Input.F64]);&quot;&quot;;IF(ISNA(ORG.LIBREOFFICE.REGEX([$Input.F64];&quot;\d+.red&quot;;;1));&quot;&quot;;ORG.LIBREOFFICE.REGEX([$Input.F64];&quot;\d+.red&quot;;;1)))">
            <text:p/>
          </table:table-cell>
          <table:table-cell table:style-name="ce2" table:formula="of:=IF(ISBLANK([$Input.F64]);&quot;&quot;;IF(ISNA(ORG.LIBREOFFICE.REGEX([$Input.F64];&quot;\d+.blue&quot;;;1));&quot;&quot;;ORG.LIBREOFFICE.REGEX([$Input.F64];&quot;\d+.blue&quot;;;1)))">
            <text:p/>
          </table:table-cell>
          <table:table-cell table:style-name="ce2" table:formula="of:=IF(ISBLANK([$Input.F64]);&quot;&quot;;IF(ISNA(ORG.LIBREOFFICE.REGEX([$Input.F64];&quot;\d+.green&quot;;;1));&quot;&quot;;ORG.LIBREOFFICE.REGEX([$Input.F64];&quot;\d+.green&quot;;;1)))">
            <text:p/>
          </table:table-cell>
          <table:table-cell table:style-name="ce2" table:formula="of:=IF(ISBLANK([$Input.G64]);&quot;&quot;;IF(ISNA(ORG.LIBREOFFICE.REGEX([$Input.G64];&quot;\d+.red&quot;;;1));&quot;&quot;;ORG.LIBREOFFICE.REGEX([$Input.G64];&quot;\d+.red&quot;;;1)))">
            <text:p/>
          </table:table-cell>
          <table:table-cell table:style-name="ce2" table:formula="of:=IF(ISBLANK([$Input.G64]);&quot;&quot;;IF(ISNA(ORG.LIBREOFFICE.REGEX([$Input.G64];&quot;\d+.blue&quot;;;1));&quot;&quot;;ORG.LIBREOFFICE.REGEX([$Input.G64];&quot;\d+.blue&quot;;;1)))">
            <text:p/>
          </table:table-cell>
          <table:table-cell table:style-name="ce2" table:formula="of:=IF(ISBLANK([$Input.G64]);&quot;&quot;;IF(ISNA(ORG.LIBREOFFICE.REGEX([$Input.G64];&quot;\d+.green&quot;;;1));&quot;&quot;;ORG.LIBREOFFICE.REGEX([$Input.G64];&quot;\d+.green&quot;;;1)))">
            <text:p/>
          </table:table-cell>
          <table:table-cell/>
          <table:table-cell table:style-name="ce6" table:formula="of:=IF([.C66]=&quot;&quot;;1;IF(ISNA([.C66]);1;IF(NUMBERVALUE(ORG.LIBREOFFICE.REGEX([.C66];&quot;\d+&quot;;))&gt;12;0;1)))" office:value-type="float" office:value="1" calcext:value-type="float">
            <text:p>1</text:p>
          </table:table-cell>
          <table:table-cell table:style-name="ce3" table:formula="of:=IF([.E66]=&quot;&quot;;1;IF(ISNA([.E66]);1;IF(NUMBERVALUE(ORG.LIBREOFFICE.REGEX([.E66];&quot;\d+&quot;;))&gt;13;0;1)))" office:value-type="float" office:value="1" calcext:value-type="float">
            <text:p>1</text:p>
          </table:table-cell>
          <table:table-cell table:style-name="ce12" table:formula="of:=IF([.D66]=&quot;&quot;;1;IF(ISNA([.D66]);1;IF(NUMBERVALUE(ORG.LIBREOFFICE.REGEX([.D66];&quot;\d+&quot;;))&gt;14;0;1)))" office:value-type="float" office:value="1" calcext:value-type="float">
            <text:p>1</text:p>
          </table:table-cell>
          <table:table-cell table:style-name="ce6" table:formula="of:=IF([.F66]=&quot;&quot;;1;IF(ISNA([.F66]);1;IF(NUMBERVALUE(ORG.LIBREOFFICE.REGEX([.F66];&quot;\d+&quot;;))&gt;12;0;1)))" office:value-type="float" office:value="1" calcext:value-type="float">
            <text:p>1</text:p>
          </table:table-cell>
          <table:table-cell table:style-name="ce3" table:formula="of:=IF([.H66]=&quot;&quot;;1;IF(ISNA([.H66]);1;IF(NUMBERVALUE(ORG.LIBREOFFICE.REGEX([.H66];&quot;\d+&quot;;))&gt;13;0;1)))" office:value-type="float" office:value="1" calcext:value-type="float">
            <text:p>1</text:p>
          </table:table-cell>
          <table:table-cell table:style-name="ce12" table:formula="of:=IF([.G66]=&quot;&quot;;1;IF(ISNA([.G66]);1;IF(NUMBERVALUE(ORG.LIBREOFFICE.REGEX([.G66];&quot;\d+&quot;;))&gt;14;0;1)))" office:value-type="float" office:value="1" calcext:value-type="float">
            <text:p>1</text:p>
          </table:table-cell>
          <table:table-cell table:style-name="ce6" table:formula="of:=IF([.I66]=&quot;&quot;;1;IF(ISNA([.I66]);1;IF(NUMBERVALUE(ORG.LIBREOFFICE.REGEX([.I66];&quot;\d+&quot;;))&gt;12;0;1)))" office:value-type="float" office:value="0" calcext:value-type="float">
            <text:p>0</text:p>
          </table:table-cell>
          <table:table-cell table:style-name="ce3" table:formula="of:=IF([.K66]=&quot;&quot;;1;IF(ISNA([.K66]);1;IF(NUMBERVALUE(ORG.LIBREOFFICE.REGEX([.K66];&quot;\d+&quot;;))&gt;13;0;1)))" office:value-type="float" office:value="1" calcext:value-type="float">
            <text:p>1</text:p>
          </table:table-cell>
          <table:table-cell table:style-name="ce12" table:formula="of:=IF([.J66]=&quot;&quot;;1;IF(ISNA([.J66]);1;IF(NUMBERVALUE(ORG.LIBREOFFICE.REGEX([.J66];&quot;\d+&quot;;))&gt;14;0;1)))" office:value-type="float" office:value="1" calcext:value-type="float">
            <text:p>1</text:p>
          </table:table-cell>
          <table:table-cell table:style-name="ce6" table:formula="of:=IF([.L66]=&quot;&quot;;1;IF(ISNA([.L66]);1;IF(NUMBERVALUE(ORG.LIBREOFFICE.REGEX([.L66];&quot;\d+&quot;;))&gt;12;0;1)))" office:value-type="float" office:value="1" calcext:value-type="float">
            <text:p>1</text:p>
          </table:table-cell>
          <table:table-cell table:style-name="ce3" table:formula="of:=IF([.N66]=&quot;&quot;;1;IF(ISNA([.N66]);1;IF(NUMBERVALUE(ORG.LIBREOFFICE.REGEX([.N66];&quot;\d+&quot;;))&gt;13;0;1)))" office:value-type="float" office:value="1" calcext:value-type="float">
            <text:p>1</text:p>
          </table:table-cell>
          <table:table-cell table:style-name="ce12" table:formula="of:=IF([.M66]=&quot;&quot;;1;IF(ISNA([.M66]);1;IF(NUMBERVALUE(ORG.LIBREOFFICE.REGEX([.M66];&quot;\d+&quot;;))&gt;14;0;1)))" office:value-type="float" office:value="1" calcext:value-type="float">
            <text:p>1</text:p>
          </table:table-cell>
          <table:table-cell table:style-name="ce6" table:formula="of:=IF([.O66]=&quot;&quot;;1;IF(ISNA([.O66]);1;IF(NUMBERVALUE(ORG.LIBREOFFICE.REGEX([.O66];&quot;\d+&quot;;))&gt;12;0;1)))" office:value-type="float" office:value="1" calcext:value-type="float">
            <text:p>1</text:p>
          </table:table-cell>
          <table:table-cell table:style-name="ce3" table:formula="of:=IF([.Q66]=&quot;&quot;;1;IF(ISNA([.Q66]);1;IF(NUMBERVALUE(ORG.LIBREOFFICE.REGEX([.Q66];&quot;\d+&quot;;))&gt;13;0;1)))" office:value-type="float" office:value="1" calcext:value-type="float">
            <text:p>1</text:p>
          </table:table-cell>
          <table:table-cell table:style-name="ce12" table:formula="of:=IF([.P66]=&quot;&quot;;1;IF(ISNA([.P66]);1;IF(NUMBERVALUE(ORG.LIBREOFFICE.REGEX([.P66];&quot;\d+&quot;;))&gt;14;0;1)))" office:value-type="float" office:value="1" calcext:value-type="float">
            <text:p>1</text:p>
          </table:table-cell>
          <table:table-cell table:style-name="ce6" table:formula="of:=IF([.R66]=&quot;&quot;;1;IF(ISNA([.R66]);1;IF(NUMBERVALUE(ORG.LIBREOFFICE.REGEX([.R66];&quot;\d+&quot;;))&gt;12;0;1)))" office:value-type="float" office:value="1" calcext:value-type="float">
            <text:p>1</text:p>
          </table:table-cell>
          <table:table-cell table:style-name="ce3" table:formula="of:=IF([.T66]=&quot;&quot;;1;IF(ISNA([.T66]);1;IF(NUMBERVALUE(ORG.LIBREOFFICE.REGEX([.T66];&quot;\d+&quot;;))&gt;13;0;1)))" office:value-type="float" office:value="1" calcext:value-type="float">
            <text:p>1</text:p>
          </table:table-cell>
          <table:table-cell table:style-name="ce12" table:formula="of:=IF([.S66]=&quot;&quot;;1;IF(ISNA([.S66]);1;IF(NUMBERVALUE(ORG.LIBREOFFICE.REGEX([.S66];&quot;\d+&quot;;))&gt;14;0;1)))" office:value-type="float" office:value="1" calcext:value-type="float">
            <text:p>1</text:p>
          </table:table-cell>
          <table:table-cell table:style-name="ce3" table:formula="of:=IF([.V66]=0;0;IF([.W66]=0;0;IF([.X66]=0;0;IF([.Y66]=0;0;IF([.Z66]=0;0;IF([.AA66]=0;0;IF([.AB66]=0;0;IF([.AC66]=0;0;IF([.AD66]=0;0;IF([.AE66]=0;0;IF([.AF66]=0;0;IF([.AG66]=0;0;IF([.AH66]=0;0;IF([.AI66]=0;0;IF([.AJ66]=0;0;IF([.AK66]=0;0;IF([.AL66]=0;0;IF([.AM66]=0;0;1))))))))))))))))))" office:value-type="float" office:value="0" calcext:value-type="float">
            <text:p>0</text:p>
          </table:table-cell>
          <table:table-cell table:style-name="ce3" table:formula="of:=IF([.AN66]=1;NUMBERVALUE(ORG.LIBREOFFICE.REGEX([.A66];&quot;\d+&quot;));&quot;&quot;)">
            <text:p/>
          </table:table-cell>
          <table:table-cell/>
        </table:table-row>
        <table:table-row table:style-name="ro1">
          <table:table-cell table:formula="of:=[$Input.A65]" office:value-type="string" office:string-value="Game 65" calcext:value-type="string">
            <text:p>Game 65</text:p>
          </table:table-cell>
          <table:table-cell table:style-name="ce3" table:formula="of:=COUNTIF([$Input.B65:.G65];&quot;&lt;&gt;&quot;)" office:value-type="float" office:value="5" calcext:value-type="float">
            <text:p>5</text:p>
          </table:table-cell>
          <table:table-cell table:style-name="ce2" table:formula="of:=IF(ISBLANK([$Input.B65]);&quot;&quot;;IF(ISNA(ORG.LIBREOFFICE.REGEX([$Input.B65];&quot;\d+.red&quot;;;1));&quot;&quot;;ORG.LIBREOFFICE.REGEX([$Input.B65];&quot;\d+.red&quot;;;1)))" office:value-type="string" office:string-value="2 red" calcext:value-type="string">
            <text:p>2 red</text:p>
          </table:table-cell>
          <table:table-cell table:style-name="ce2" table:formula="of:=IF(ISBLANK([$Input.B65]);&quot;&quot;;IF(ISNA(ORG.LIBREOFFICE.REGEX([$Input.B65];&quot;\d+.blue&quot;;;1));&quot;&quot;;ORG.LIBREOFFICE.REGEX([$Input.B65];&quot;\d+.blue&quot;;;1)))" office:value-type="string" office:string-value="1 blue" calcext:value-type="string">
            <text:p>1 blue</text:p>
          </table:table-cell>
          <table:table-cell table:style-name="ce2" table:formula="of:=IF(ISBLANK([$Input.B65]);&quot;&quot;;IF(ISNA(ORG.LIBREOFFICE.REGEX([$Input.B65];&quot;\d+.green&quot;;;1));&quot;&quot;;ORG.LIBREOFFICE.REGEX([$Input.B65];&quot;\d+.green&quot;;;1)))" office:value-type="string" office:string-value="4 green" calcext:value-type="string">
            <text:p>4 green</text:p>
          </table:table-cell>
          <table:table-cell table:style-name="ce2" table:formula="of:=IF(ISBLANK([$Input.C65]);&quot;&quot;;IF(ISNA(ORG.LIBREOFFICE.REGEX([$Input.C65];&quot;\d+.red&quot;;;1));&quot;&quot;;ORG.LIBREOFFICE.REGEX([$Input.C65];&quot;\d+.red&quot;;;1)))" office:value-type="string" office:string-value="11 red" calcext:value-type="string">
            <text:p>11 red</text:p>
          </table:table-cell>
          <table:table-cell table:style-name="ce2" table:formula="of:=IF(ISBLANK([$Input.C65]);&quot;&quot;;IF(ISNA(ORG.LIBREOFFICE.REGEX([$Input.C65];&quot;\d+.blue&quot;;;1));&quot;&quot;;ORG.LIBREOFFICE.REGEX([$Input.C65];&quot;\d+.blue&quot;;;1)))" office:value-type="string" office:string-value="3 blue" calcext:value-type="string">
            <text:p>3 blue</text:p>
          </table:table-cell>
          <table:table-cell table:style-name="ce2" table:formula="of:=IF(ISBLANK([$Input.C65]);&quot;&quot;;IF(ISNA(ORG.LIBREOFFICE.REGEX([$Input.C65];&quot;\d+.green&quot;;;1));&quot;&quot;;ORG.LIBREOFFICE.REGEX([$Input.C65];&quot;\d+.green&quot;;;1)))" office:value-type="string" office:string-value="3 green" calcext:value-type="string">
            <text:p>3 green</text:p>
          </table:table-cell>
          <table:table-cell table:style-name="ce2" table:formula="of:=IF(ISBLANK([$Input.D65]);&quot;&quot;;IF(ISNA(ORG.LIBREOFFICE.REGEX([$Input.D65];&quot;\d+.red&quot;;;1));&quot;&quot;;ORG.LIBREOFFICE.REGEX([$Input.D65];&quot;\d+.red&quot;;;1)))" office:value-type="string" office:string-value="3 red" calcext:value-type="string">
            <text:p>3 red</text:p>
          </table:table-cell>
          <table:table-cell table:style-name="ce2" table:formula="of:=IF(ISBLANK([$Input.D65]);&quot;&quot;;IF(ISNA(ORG.LIBREOFFICE.REGEX([$Input.D65];&quot;\d+.blue&quot;;;1));&quot;&quot;;ORG.LIBREOFFICE.REGEX([$Input.D65];&quot;\d+.blue&quot;;;1)))" office:value-type="string" office:string-value="3 blue" calcext:value-type="string">
            <text:p>3 blue</text:p>
          </table:table-cell>
          <table:table-cell table:style-name="ce2" table:formula="of:=IF(ISBLANK([$Input.D65]);&quot;&quot;;IF(ISNA(ORG.LIBREOFFICE.REGEX([$Input.D65];&quot;\d+.green&quot;;;1));&quot;&quot;;ORG.LIBREOFFICE.REGEX([$Input.D65];&quot;\d+.green&quot;;;1)))" office:value-type="string" office:string-value="6 green" calcext:value-type="string">
            <text:p>6 green</text:p>
          </table:table-cell>
          <table:table-cell table:style-name="ce2" table:formula="of:=IF(ISBLANK([$Input.E65]);&quot;&quot;;IF(ISNA(ORG.LIBREOFFICE.REGEX([$Input.E65];&quot;\d+.red&quot;;;1));&quot;&quot;;ORG.LIBREOFFICE.REGEX([$Input.E65];&quot;\d+.red&quot;;;1)))" office:value-type="string" office:string-value="5 red" calcext:value-type="string">
            <text:p>5 red</text:p>
          </table:table-cell>
          <table:table-cell table:style-name="ce2" table:formula="of:=IF(ISBLANK([$Input.E65]);&quot;&quot;;IF(ISNA(ORG.LIBREOFFICE.REGEX([$Input.E65];&quot;\d+.blue&quot;;;1));&quot;&quot;;ORG.LIBREOFFICE.REGEX([$Input.E65];&quot;\d+.blue&quot;;;1)))" office:value-type="string" office:string-value="4 blue" calcext:value-type="string">
            <text:p>4 blue</text:p>
          </table:table-cell>
          <table:table-cell table:style-name="ce2" table:formula="of:=IF(ISBLANK([$Input.E65]);&quot;&quot;;IF(ISNA(ORG.LIBREOFFICE.REGEX([$Input.E65];&quot;\d+.green&quot;;;1));&quot;&quot;;ORG.LIBREOFFICE.REGEX([$Input.E65];&quot;\d+.green&quot;;;1)))">
            <text:p/>
          </table:table-cell>
          <table:table-cell table:style-name="ce2" table:formula="of:=IF(ISBLANK([$Input.F65]);&quot;&quot;;IF(ISNA(ORG.LIBREOFFICE.REGEX([$Input.F65];&quot;\d+.red&quot;;;1));&quot;&quot;;ORG.LIBREOFFICE.REGEX([$Input.F65];&quot;\d+.red&quot;;;1)))" office:value-type="string" office:string-value="8 red" calcext:value-type="string">
            <text:p>8 red</text:p>
          </table:table-cell>
          <table:table-cell table:style-name="ce2" table:formula="of:=IF(ISBLANK([$Input.F65]);&quot;&quot;;IF(ISNA(ORG.LIBREOFFICE.REGEX([$Input.F65];&quot;\d+.blue&quot;;;1));&quot;&quot;;ORG.LIBREOFFICE.REGEX([$Input.F65];&quot;\d+.blue&quot;;;1)))" office:value-type="string" office:string-value="5 blue" calcext:value-type="string">
            <text:p>5 blue</text:p>
          </table:table-cell>
          <table:table-cell table:style-name="ce2" table:formula="of:=IF(ISBLANK([$Input.F65]);&quot;&quot;;IF(ISNA(ORG.LIBREOFFICE.REGEX([$Input.F65];&quot;\d+.green&quot;;;1));&quot;&quot;;ORG.LIBREOFFICE.REGEX([$Input.F65];&quot;\d+.green&quot;;;1)))" office:value-type="string" office:string-value="2 green" calcext:value-type="string">
            <text:p>2 green</text:p>
          </table:table-cell>
          <table:table-cell table:style-name="ce2" table:formula="of:=IF(ISBLANK([$Input.G65]);&quot;&quot;;IF(ISNA(ORG.LIBREOFFICE.REGEX([$Input.G65];&quot;\d+.red&quot;;;1));&quot;&quot;;ORG.LIBREOFFICE.REGEX([$Input.G65];&quot;\d+.red&quot;;;1)))">
            <text:p/>
          </table:table-cell>
          <table:table-cell table:style-name="ce2" table:formula="of:=IF(ISBLANK([$Input.G65]);&quot;&quot;;IF(ISNA(ORG.LIBREOFFICE.REGEX([$Input.G65];&quot;\d+.blue&quot;;;1));&quot;&quot;;ORG.LIBREOFFICE.REGEX([$Input.G65];&quot;\d+.blue&quot;;;1)))">
            <text:p/>
          </table:table-cell>
          <table:table-cell table:style-name="ce2" table:formula="of:=IF(ISBLANK([$Input.G65]);&quot;&quot;;IF(ISNA(ORG.LIBREOFFICE.REGEX([$Input.G65];&quot;\d+.green&quot;;;1));&quot;&quot;;ORG.LIBREOFFICE.REGEX([$Input.G65];&quot;\d+.green&quot;;;1)))">
            <text:p/>
          </table:table-cell>
          <table:table-cell/>
          <table:table-cell table:style-name="ce6" table:formula="of:=IF([.C67]=&quot;&quot;;1;IF(ISNA([.C67]);1;IF(NUMBERVALUE(ORG.LIBREOFFICE.REGEX([.C67];&quot;\d+&quot;;))&gt;12;0;1)))" office:value-type="float" office:value="1" calcext:value-type="float">
            <text:p>1</text:p>
          </table:table-cell>
          <table:table-cell table:style-name="ce3" table:formula="of:=IF([.E67]=&quot;&quot;;1;IF(ISNA([.E67]);1;IF(NUMBERVALUE(ORG.LIBREOFFICE.REGEX([.E67];&quot;\d+&quot;;))&gt;13;0;1)))" office:value-type="float" office:value="1" calcext:value-type="float">
            <text:p>1</text:p>
          </table:table-cell>
          <table:table-cell table:style-name="ce12" table:formula="of:=IF([.D67]=&quot;&quot;;1;IF(ISNA([.D67]);1;IF(NUMBERVALUE(ORG.LIBREOFFICE.REGEX([.D67];&quot;\d+&quot;;))&gt;14;0;1)))" office:value-type="float" office:value="1" calcext:value-type="float">
            <text:p>1</text:p>
          </table:table-cell>
          <table:table-cell table:style-name="ce6" table:formula="of:=IF([.F67]=&quot;&quot;;1;IF(ISNA([.F67]);1;IF(NUMBERVALUE(ORG.LIBREOFFICE.REGEX([.F67];&quot;\d+&quot;;))&gt;12;0;1)))" office:value-type="float" office:value="1" calcext:value-type="float">
            <text:p>1</text:p>
          </table:table-cell>
          <table:table-cell table:style-name="ce3" table:formula="of:=IF([.H67]=&quot;&quot;;1;IF(ISNA([.H67]);1;IF(NUMBERVALUE(ORG.LIBREOFFICE.REGEX([.H67];&quot;\d+&quot;;))&gt;13;0;1)))" office:value-type="float" office:value="1" calcext:value-type="float">
            <text:p>1</text:p>
          </table:table-cell>
          <table:table-cell table:style-name="ce12" table:formula="of:=IF([.G67]=&quot;&quot;;1;IF(ISNA([.G67]);1;IF(NUMBERVALUE(ORG.LIBREOFFICE.REGEX([.G67];&quot;\d+&quot;;))&gt;14;0;1)))" office:value-type="float" office:value="1" calcext:value-type="float">
            <text:p>1</text:p>
          </table:table-cell>
          <table:table-cell table:style-name="ce6" table:formula="of:=IF([.I67]=&quot;&quot;;1;IF(ISNA([.I67]);1;IF(NUMBERVALUE(ORG.LIBREOFFICE.REGEX([.I67];&quot;\d+&quot;;))&gt;12;0;1)))" office:value-type="float" office:value="1" calcext:value-type="float">
            <text:p>1</text:p>
          </table:table-cell>
          <table:table-cell table:style-name="ce3" table:formula="of:=IF([.K67]=&quot;&quot;;1;IF(ISNA([.K67]);1;IF(NUMBERVALUE(ORG.LIBREOFFICE.REGEX([.K67];&quot;\d+&quot;;))&gt;13;0;1)))" office:value-type="float" office:value="1" calcext:value-type="float">
            <text:p>1</text:p>
          </table:table-cell>
          <table:table-cell table:style-name="ce12" table:formula="of:=IF([.J67]=&quot;&quot;;1;IF(ISNA([.J67]);1;IF(NUMBERVALUE(ORG.LIBREOFFICE.REGEX([.J67];&quot;\d+&quot;;))&gt;14;0;1)))" office:value-type="float" office:value="1" calcext:value-type="float">
            <text:p>1</text:p>
          </table:table-cell>
          <table:table-cell table:style-name="ce6" table:formula="of:=IF([.L67]=&quot;&quot;;1;IF(ISNA([.L67]);1;IF(NUMBERVALUE(ORG.LIBREOFFICE.REGEX([.L67];&quot;\d+&quot;;))&gt;12;0;1)))" office:value-type="float" office:value="1" calcext:value-type="float">
            <text:p>1</text:p>
          </table:table-cell>
          <table:table-cell table:style-name="ce3" table:formula="of:=IF([.N67]=&quot;&quot;;1;IF(ISNA([.N67]);1;IF(NUMBERVALUE(ORG.LIBREOFFICE.REGEX([.N67];&quot;\d+&quot;;))&gt;13;0;1)))" office:value-type="float" office:value="1" calcext:value-type="float">
            <text:p>1</text:p>
          </table:table-cell>
          <table:table-cell table:style-name="ce12" table:formula="of:=IF([.M67]=&quot;&quot;;1;IF(ISNA([.M67]);1;IF(NUMBERVALUE(ORG.LIBREOFFICE.REGEX([.M67];&quot;\d+&quot;;))&gt;14;0;1)))" office:value-type="float" office:value="1" calcext:value-type="float">
            <text:p>1</text:p>
          </table:table-cell>
          <table:table-cell table:style-name="ce6" table:formula="of:=IF([.O67]=&quot;&quot;;1;IF(ISNA([.O67]);1;IF(NUMBERVALUE(ORG.LIBREOFFICE.REGEX([.O67];&quot;\d+&quot;;))&gt;12;0;1)))" office:value-type="float" office:value="1" calcext:value-type="float">
            <text:p>1</text:p>
          </table:table-cell>
          <table:table-cell table:style-name="ce3" table:formula="of:=IF([.Q67]=&quot;&quot;;1;IF(ISNA([.Q67]);1;IF(NUMBERVALUE(ORG.LIBREOFFICE.REGEX([.Q67];&quot;\d+&quot;;))&gt;13;0;1)))" office:value-type="float" office:value="1" calcext:value-type="float">
            <text:p>1</text:p>
          </table:table-cell>
          <table:table-cell table:style-name="ce12" table:formula="of:=IF([.P67]=&quot;&quot;;1;IF(ISNA([.P67]);1;IF(NUMBERVALUE(ORG.LIBREOFFICE.REGEX([.P67];&quot;\d+&quot;;))&gt;14;0;1)))" office:value-type="float" office:value="1" calcext:value-type="float">
            <text:p>1</text:p>
          </table:table-cell>
          <table:table-cell table:style-name="ce6" table:formula="of:=IF([.R67]=&quot;&quot;;1;IF(ISNA([.R67]);1;IF(NUMBERVALUE(ORG.LIBREOFFICE.REGEX([.R67];&quot;\d+&quot;;))&gt;12;0;1)))" office:value-type="float" office:value="1" calcext:value-type="float">
            <text:p>1</text:p>
          </table:table-cell>
          <table:table-cell table:style-name="ce3" table:formula="of:=IF([.T67]=&quot;&quot;;1;IF(ISNA([.T67]);1;IF(NUMBERVALUE(ORG.LIBREOFFICE.REGEX([.T67];&quot;\d+&quot;;))&gt;13;0;1)))" office:value-type="float" office:value="1" calcext:value-type="float">
            <text:p>1</text:p>
          </table:table-cell>
          <table:table-cell table:style-name="ce12" table:formula="of:=IF([.S67]=&quot;&quot;;1;IF(ISNA([.S67]);1;IF(NUMBERVALUE(ORG.LIBREOFFICE.REGEX([.S67];&quot;\d+&quot;;))&gt;14;0;1)))" office:value-type="float" office:value="1" calcext:value-type="float">
            <text:p>1</text:p>
          </table:table-cell>
          <table:table-cell table:style-name="ce3" table:formula="of:=IF([.V67]=0;0;IF([.W67]=0;0;IF([.X67]=0;0;IF([.Y67]=0;0;IF([.Z67]=0;0;IF([.AA67]=0;0;IF([.AB67]=0;0;IF([.AC67]=0;0;IF([.AD67]=0;0;IF([.AE67]=0;0;IF([.AF67]=0;0;IF([.AG67]=0;0;IF([.AH67]=0;0;IF([.AI67]=0;0;IF([.AJ67]=0;0;IF([.AK67]=0;0;IF([.AL67]=0;0;IF([.AM67]=0;0;1))))))))))))))))))" office:value-type="float" office:value="1" calcext:value-type="float">
            <text:p>1</text:p>
          </table:table-cell>
          <table:table-cell table:style-name="ce3" table:formula="of:=IF([.AN67]=1;NUMBERVALUE(ORG.LIBREOFFICE.REGEX([.A67];&quot;\d+&quot;));&quot;&quot;)" office:value-type="float" office:value="65" calcext:value-type="float">
            <text:p>65</text:p>
          </table:table-cell>
          <table:table-cell/>
        </table:table-row>
        <table:table-row table:style-name="ro1">
          <table:table-cell table:formula="of:=[$Input.A66]" office:value-type="string" office:string-value="Game 66" calcext:value-type="string">
            <text:p>Game 66</text:p>
          </table:table-cell>
          <table:table-cell table:style-name="ce3" table:formula="of:=COUNTIF([$Input.B66:.G66];&quot;&lt;&gt;&quot;)" office:value-type="float" office:value="6" calcext:value-type="float">
            <text:p>6</text:p>
          </table:table-cell>
          <table:table-cell table:style-name="ce2" table:formula="of:=IF(ISBLANK([$Input.B66]);&quot;&quot;;IF(ISNA(ORG.LIBREOFFICE.REGEX([$Input.B66];&quot;\d+.red&quot;;;1));&quot;&quot;;ORG.LIBREOFFICE.REGEX([$Input.B66];&quot;\d+.red&quot;;;1)))" office:value-type="string" office:string-value="13 red" calcext:value-type="string">
            <text:p>13 red</text:p>
          </table:table-cell>
          <table:table-cell table:style-name="ce2" table:formula="of:=IF(ISBLANK([$Input.B66]);&quot;&quot;;IF(ISNA(ORG.LIBREOFFICE.REGEX([$Input.B66];&quot;\d+.blue&quot;;;1));&quot;&quot;;ORG.LIBREOFFICE.REGEX([$Input.B66];&quot;\d+.blue&quot;;;1)))">
            <text:p/>
          </table:table-cell>
          <table:table-cell table:style-name="ce2" table:formula="of:=IF(ISBLANK([$Input.B66]);&quot;&quot;;IF(ISNA(ORG.LIBREOFFICE.REGEX([$Input.B66];&quot;\d+.green&quot;;;1));&quot;&quot;;ORG.LIBREOFFICE.REGEX([$Input.B66];&quot;\d+.green&quot;;;1)))" office:value-type="string" office:string-value="10 green" calcext:value-type="string">
            <text:p>10 green</text:p>
          </table:table-cell>
          <table:table-cell table:style-name="ce2" table:formula="of:=IF(ISBLANK([$Input.C66]);&quot;&quot;;IF(ISNA(ORG.LIBREOFFICE.REGEX([$Input.C66];&quot;\d+.red&quot;;;1));&quot;&quot;;ORG.LIBREOFFICE.REGEX([$Input.C66];&quot;\d+.red&quot;;;1)))" office:value-type="string" office:string-value="2 red" calcext:value-type="string">
            <text:p>2 red</text:p>
          </table:table-cell>
          <table:table-cell table:style-name="ce2" table:formula="of:=IF(ISBLANK([$Input.C66]);&quot;&quot;;IF(ISNA(ORG.LIBREOFFICE.REGEX([$Input.C66];&quot;\d+.blue&quot;;;1));&quot;&quot;;ORG.LIBREOFFICE.REGEX([$Input.C66];&quot;\d+.blue&quot;;;1)))" office:value-type="string" office:string-value="1 blue" calcext:value-type="string">
            <text:p>1 blue</text:p>
          </table:table-cell>
          <table:table-cell table:style-name="ce2" table:formula="of:=IF(ISBLANK([$Input.C66]);&quot;&quot;;IF(ISNA(ORG.LIBREOFFICE.REGEX([$Input.C66];&quot;\d+.green&quot;;;1));&quot;&quot;;ORG.LIBREOFFICE.REGEX([$Input.C66];&quot;\d+.green&quot;;;1)))" office:value-type="string" office:string-value="4 green" calcext:value-type="string">
            <text:p>4 green</text:p>
          </table:table-cell>
          <table:table-cell table:style-name="ce2" table:formula="of:=IF(ISBLANK([$Input.D66]);&quot;&quot;;IF(ISNA(ORG.LIBREOFFICE.REGEX([$Input.D66];&quot;\d+.red&quot;;;1));&quot;&quot;;ORG.LIBREOFFICE.REGEX([$Input.D66];&quot;\d+.red&quot;;;1)))" office:value-type="string" office:string-value="7 red" calcext:value-type="string">
            <text:p>7 red</text:p>
          </table:table-cell>
          <table:table-cell table:style-name="ce2" table:formula="of:=IF(ISBLANK([$Input.D66]);&quot;&quot;;IF(ISNA(ORG.LIBREOFFICE.REGEX([$Input.D66];&quot;\d+.blue&quot;;;1));&quot;&quot;;ORG.LIBREOFFICE.REGEX([$Input.D66];&quot;\d+.blue&quot;;;1)))">
            <text:p/>
          </table:table-cell>
          <table:table-cell table:style-name="ce2" table:formula="of:=IF(ISBLANK([$Input.D66]);&quot;&quot;;IF(ISNA(ORG.LIBREOFFICE.REGEX([$Input.D66];&quot;\d+.green&quot;;;1));&quot;&quot;;ORG.LIBREOFFICE.REGEX([$Input.D66];&quot;\d+.green&quot;;;1)))" office:value-type="string" office:string-value="7 green" calcext:value-type="string">
            <text:p>7 green</text:p>
          </table:table-cell>
          <table:table-cell table:style-name="ce2" table:formula="of:=IF(ISBLANK([$Input.E66]);&quot;&quot;;IF(ISNA(ORG.LIBREOFFICE.REGEX([$Input.E66];&quot;\d+.red&quot;;;1));&quot;&quot;;ORG.LIBREOFFICE.REGEX([$Input.E66];&quot;\d+.red&quot;;;1)))" office:value-type="string" office:string-value="9 red" calcext:value-type="string">
            <text:p>9 red</text:p>
          </table:table-cell>
          <table:table-cell table:style-name="ce2" table:formula="of:=IF(ISBLANK([$Input.E66]);&quot;&quot;;IF(ISNA(ORG.LIBREOFFICE.REGEX([$Input.E66];&quot;\d+.blue&quot;;;1));&quot;&quot;;ORG.LIBREOFFICE.REGEX([$Input.E66];&quot;\d+.blue&quot;;;1)))" office:value-type="string" office:string-value="1 blue" calcext:value-type="string">
            <text:p>1 blue</text:p>
          </table:table-cell>
          <table:table-cell table:style-name="ce2" table:formula="of:=IF(ISBLANK([$Input.E66]);&quot;&quot;;IF(ISNA(ORG.LIBREOFFICE.REGEX([$Input.E66];&quot;\d+.green&quot;;;1));&quot;&quot;;ORG.LIBREOFFICE.REGEX([$Input.E66];&quot;\d+.green&quot;;;1)))" office:value-type="string" office:string-value="19 green" calcext:value-type="string">
            <text:p>19 green</text:p>
          </table:table-cell>
          <table:table-cell table:style-name="ce2" table:formula="of:=IF(ISBLANK([$Input.F66]);&quot;&quot;;IF(ISNA(ORG.LIBREOFFICE.REGEX([$Input.F66];&quot;\d+.red&quot;;;1));&quot;&quot;;ORG.LIBREOFFICE.REGEX([$Input.F66];&quot;\d+.red&quot;;;1)))" office:value-type="string" office:string-value="16 red" calcext:value-type="string">
            <text:p>16 red</text:p>
          </table:table-cell>
          <table:table-cell table:style-name="ce2" table:formula="of:=IF(ISBLANK([$Input.F66]);&quot;&quot;;IF(ISNA(ORG.LIBREOFFICE.REGEX([$Input.F66];&quot;\d+.blue&quot;;;1));&quot;&quot;;ORG.LIBREOFFICE.REGEX([$Input.F66];&quot;\d+.blue&quot;;;1)))" office:value-type="string" office:string-value="2 blue" calcext:value-type="string">
            <text:p>2 blue</text:p>
          </table:table-cell>
          <table:table-cell table:style-name="ce2" table:formula="of:=IF(ISBLANK([$Input.F66]);&quot;&quot;;IF(ISNA(ORG.LIBREOFFICE.REGEX([$Input.F66];&quot;\d+.green&quot;;;1));&quot;&quot;;ORG.LIBREOFFICE.REGEX([$Input.F66];&quot;\d+.green&quot;;;1)))" office:value-type="string" office:string-value="16 green" calcext:value-type="string">
            <text:p>16 green</text:p>
          </table:table-cell>
          <table:table-cell table:style-name="ce2" table:formula="of:=IF(ISBLANK([$Input.G66]);&quot;&quot;;IF(ISNA(ORG.LIBREOFFICE.REGEX([$Input.G66];&quot;\d+.red&quot;;;1));&quot;&quot;;ORG.LIBREOFFICE.REGEX([$Input.G66];&quot;\d+.red&quot;;;1)))" office:value-type="string" office:string-value="10 red" calcext:value-type="string">
            <text:p>10 red</text:p>
          </table:table-cell>
          <table:table-cell table:style-name="ce2" table:formula="of:=IF(ISBLANK([$Input.G66]);&quot;&quot;;IF(ISNA(ORG.LIBREOFFICE.REGEX([$Input.G66];&quot;\d+.blue&quot;;;1));&quot;&quot;;ORG.LIBREOFFICE.REGEX([$Input.G66];&quot;\d+.blue&quot;;;1)))">
            <text:p/>
          </table:table-cell>
          <table:table-cell table:style-name="ce2" table:formula="of:=IF(ISBLANK([$Input.G66]);&quot;&quot;;IF(ISNA(ORG.LIBREOFFICE.REGEX([$Input.G66];&quot;\d+.green&quot;;;1));&quot;&quot;;ORG.LIBREOFFICE.REGEX([$Input.G66];&quot;\d+.green&quot;;;1)))" office:value-type="string" office:string-value="11 green" calcext:value-type="string">
            <text:p>11 green</text:p>
          </table:table-cell>
          <table:table-cell/>
          <table:table-cell table:style-name="ce6" table:formula="of:=IF([.C68]=&quot;&quot;;1;IF(ISNA([.C68]);1;IF(NUMBERVALUE(ORG.LIBREOFFICE.REGEX([.C68];&quot;\d+&quot;;))&gt;12;0;1)))" office:value-type="float" office:value="0" calcext:value-type="float">
            <text:p>0</text:p>
          </table:table-cell>
          <table:table-cell table:style-name="ce3" table:formula="of:=IF([.E68]=&quot;&quot;;1;IF(ISNA([.E68]);1;IF(NUMBERVALUE(ORG.LIBREOFFICE.REGEX([.E68];&quot;\d+&quot;;))&gt;13;0;1)))" office:value-type="float" office:value="1" calcext:value-type="float">
            <text:p>1</text:p>
          </table:table-cell>
          <table:table-cell table:style-name="ce12" table:formula="of:=IF([.D68]=&quot;&quot;;1;IF(ISNA([.D68]);1;IF(NUMBERVALUE(ORG.LIBREOFFICE.REGEX([.D68];&quot;\d+&quot;;))&gt;14;0;1)))" office:value-type="float" office:value="1" calcext:value-type="float">
            <text:p>1</text:p>
          </table:table-cell>
          <table:table-cell table:style-name="ce6" table:formula="of:=IF([.F68]=&quot;&quot;;1;IF(ISNA([.F68]);1;IF(NUMBERVALUE(ORG.LIBREOFFICE.REGEX([.F68];&quot;\d+&quot;;))&gt;12;0;1)))" office:value-type="float" office:value="1" calcext:value-type="float">
            <text:p>1</text:p>
          </table:table-cell>
          <table:table-cell table:style-name="ce3" table:formula="of:=IF([.H68]=&quot;&quot;;1;IF(ISNA([.H68]);1;IF(NUMBERVALUE(ORG.LIBREOFFICE.REGEX([.H68];&quot;\d+&quot;;))&gt;13;0;1)))" office:value-type="float" office:value="1" calcext:value-type="float">
            <text:p>1</text:p>
          </table:table-cell>
          <table:table-cell table:style-name="ce12" table:formula="of:=IF([.G68]=&quot;&quot;;1;IF(ISNA([.G68]);1;IF(NUMBERVALUE(ORG.LIBREOFFICE.REGEX([.G68];&quot;\d+&quot;;))&gt;14;0;1)))" office:value-type="float" office:value="1" calcext:value-type="float">
            <text:p>1</text:p>
          </table:table-cell>
          <table:table-cell table:style-name="ce6" table:formula="of:=IF([.I68]=&quot;&quot;;1;IF(ISNA([.I68]);1;IF(NUMBERVALUE(ORG.LIBREOFFICE.REGEX([.I68];&quot;\d+&quot;;))&gt;12;0;1)))" office:value-type="float" office:value="1" calcext:value-type="float">
            <text:p>1</text:p>
          </table:table-cell>
          <table:table-cell table:style-name="ce3" table:formula="of:=IF([.K68]=&quot;&quot;;1;IF(ISNA([.K68]);1;IF(NUMBERVALUE(ORG.LIBREOFFICE.REGEX([.K68];&quot;\d+&quot;;))&gt;13;0;1)))" office:value-type="float" office:value="1" calcext:value-type="float">
            <text:p>1</text:p>
          </table:table-cell>
          <table:table-cell table:style-name="ce12" table:formula="of:=IF([.J68]=&quot;&quot;;1;IF(ISNA([.J68]);1;IF(NUMBERVALUE(ORG.LIBREOFFICE.REGEX([.J68];&quot;\d+&quot;;))&gt;14;0;1)))" office:value-type="float" office:value="1" calcext:value-type="float">
            <text:p>1</text:p>
          </table:table-cell>
          <table:table-cell table:style-name="ce6" table:formula="of:=IF([.L68]=&quot;&quot;;1;IF(ISNA([.L68]);1;IF(NUMBERVALUE(ORG.LIBREOFFICE.REGEX([.L68];&quot;\d+&quot;;))&gt;12;0;1)))" office:value-type="float" office:value="1" calcext:value-type="float">
            <text:p>1</text:p>
          </table:table-cell>
          <table:table-cell table:style-name="ce3" table:formula="of:=IF([.N68]=&quot;&quot;;1;IF(ISNA([.N68]);1;IF(NUMBERVALUE(ORG.LIBREOFFICE.REGEX([.N68];&quot;\d+&quot;;))&gt;13;0;1)))" office:value-type="float" office:value="0" calcext:value-type="float">
            <text:p>0</text:p>
          </table:table-cell>
          <table:table-cell table:style-name="ce12" table:formula="of:=IF([.M68]=&quot;&quot;;1;IF(ISNA([.M68]);1;IF(NUMBERVALUE(ORG.LIBREOFFICE.REGEX([.M68];&quot;\d+&quot;;))&gt;14;0;1)))" office:value-type="float" office:value="1" calcext:value-type="float">
            <text:p>1</text:p>
          </table:table-cell>
          <table:table-cell table:style-name="ce6" table:formula="of:=IF([.O68]=&quot;&quot;;1;IF(ISNA([.O68]);1;IF(NUMBERVALUE(ORG.LIBREOFFICE.REGEX([.O68];&quot;\d+&quot;;))&gt;12;0;1)))" office:value-type="float" office:value="0" calcext:value-type="float">
            <text:p>0</text:p>
          </table:table-cell>
          <table:table-cell table:style-name="ce3" table:formula="of:=IF([.Q68]=&quot;&quot;;1;IF(ISNA([.Q68]);1;IF(NUMBERVALUE(ORG.LIBREOFFICE.REGEX([.Q68];&quot;\d+&quot;;))&gt;13;0;1)))" office:value-type="float" office:value="0" calcext:value-type="float">
            <text:p>0</text:p>
          </table:table-cell>
          <table:table-cell table:style-name="ce12" table:formula="of:=IF([.P68]=&quot;&quot;;1;IF(ISNA([.P68]);1;IF(NUMBERVALUE(ORG.LIBREOFFICE.REGEX([.P68];&quot;\d+&quot;;))&gt;14;0;1)))" office:value-type="float" office:value="1" calcext:value-type="float">
            <text:p>1</text:p>
          </table:table-cell>
          <table:table-cell table:style-name="ce6" table:formula="of:=IF([.R68]=&quot;&quot;;1;IF(ISNA([.R68]);1;IF(NUMBERVALUE(ORG.LIBREOFFICE.REGEX([.R68];&quot;\d+&quot;;))&gt;12;0;1)))" office:value-type="float" office:value="1" calcext:value-type="float">
            <text:p>1</text:p>
          </table:table-cell>
          <table:table-cell table:style-name="ce3" table:formula="of:=IF([.T68]=&quot;&quot;;1;IF(ISNA([.T68]);1;IF(NUMBERVALUE(ORG.LIBREOFFICE.REGEX([.T68];&quot;\d+&quot;;))&gt;13;0;1)))" office:value-type="float" office:value="1" calcext:value-type="float">
            <text:p>1</text:p>
          </table:table-cell>
          <table:table-cell table:style-name="ce12" table:formula="of:=IF([.S68]=&quot;&quot;;1;IF(ISNA([.S68]);1;IF(NUMBERVALUE(ORG.LIBREOFFICE.REGEX([.S68];&quot;\d+&quot;;))&gt;14;0;1)))" office:value-type="float" office:value="1" calcext:value-type="float">
            <text:p>1</text:p>
          </table:table-cell>
          <table:table-cell table:style-name="ce3" table:formula="of:=IF([.V68]=0;0;IF([.W68]=0;0;IF([.X68]=0;0;IF([.Y68]=0;0;IF([.Z68]=0;0;IF([.AA68]=0;0;IF([.AB68]=0;0;IF([.AC68]=0;0;IF([.AD68]=0;0;IF([.AE68]=0;0;IF([.AF68]=0;0;IF([.AG68]=0;0;IF([.AH68]=0;0;IF([.AI68]=0;0;IF([.AJ68]=0;0;IF([.AK68]=0;0;IF([.AL68]=0;0;IF([.AM68]=0;0;1))))))))))))))))))" office:value-type="float" office:value="0" calcext:value-type="float">
            <text:p>0</text:p>
          </table:table-cell>
          <table:table-cell table:style-name="ce3" table:formula="of:=IF([.AN68]=1;NUMBERVALUE(ORG.LIBREOFFICE.REGEX([.A68];&quot;\d+&quot;));&quot;&quot;)">
            <text:p/>
          </table:table-cell>
          <table:table-cell/>
        </table:table-row>
        <table:table-row table:style-name="ro1">
          <table:table-cell table:formula="of:=[$Input.A67]" office:value-type="string" office:string-value="Game 67" calcext:value-type="string">
            <text:p>Game 67</text:p>
          </table:table-cell>
          <table:table-cell table:style-name="ce3" table:formula="of:=COUNTIF([$Input.B67:.G67];&quot;&lt;&gt;&quot;)" office:value-type="float" office:value="4" calcext:value-type="float">
            <text:p>4</text:p>
          </table:table-cell>
          <table:table-cell table:style-name="ce2" table:formula="of:=IF(ISBLANK([$Input.B67]);&quot;&quot;;IF(ISNA(ORG.LIBREOFFICE.REGEX([$Input.B67];&quot;\d+.red&quot;;;1));&quot;&quot;;ORG.LIBREOFFICE.REGEX([$Input.B67];&quot;\d+.red&quot;;;1)))" office:value-type="string" office:string-value="2 red" calcext:value-type="string">
            <text:p>2 red</text:p>
          </table:table-cell>
          <table:table-cell table:style-name="ce2" table:formula="of:=IF(ISBLANK([$Input.B67]);&quot;&quot;;IF(ISNA(ORG.LIBREOFFICE.REGEX([$Input.B67];&quot;\d+.blue&quot;;;1));&quot;&quot;;ORG.LIBREOFFICE.REGEX([$Input.B67];&quot;\d+.blue&quot;;;1)))" office:value-type="string" office:string-value="3 blue" calcext:value-type="string">
            <text:p>3 blue</text:p>
          </table:table-cell>
          <table:table-cell table:style-name="ce2" table:formula="of:=IF(ISBLANK([$Input.B67]);&quot;&quot;;IF(ISNA(ORG.LIBREOFFICE.REGEX([$Input.B67];&quot;\d+.green&quot;;;1));&quot;&quot;;ORG.LIBREOFFICE.REGEX([$Input.B67];&quot;\d+.green&quot;;;1)))" office:value-type="string" office:string-value="4 green" calcext:value-type="string">
            <text:p>4 green</text:p>
          </table:table-cell>
          <table:table-cell table:style-name="ce2" table:formula="of:=IF(ISBLANK([$Input.C67]);&quot;&quot;;IF(ISNA(ORG.LIBREOFFICE.REGEX([$Input.C67];&quot;\d+.red&quot;;;1));&quot;&quot;;ORG.LIBREOFFICE.REGEX([$Input.C67];&quot;\d+.red&quot;;;1)))" office:value-type="string" office:string-value="19 red" calcext:value-type="string">
            <text:p>19 red</text:p>
          </table:table-cell>
          <table:table-cell table:style-name="ce2" table:formula="of:=IF(ISBLANK([$Input.C67]);&quot;&quot;;IF(ISNA(ORG.LIBREOFFICE.REGEX([$Input.C67];&quot;\d+.blue&quot;;;1));&quot;&quot;;ORG.LIBREOFFICE.REGEX([$Input.C67];&quot;\d+.blue&quot;;;1)))" office:value-type="string" office:string-value="6 blue" calcext:value-type="string">
            <text:p>6 blue</text:p>
          </table:table-cell>
          <table:table-cell table:style-name="ce2" table:formula="of:=IF(ISBLANK([$Input.C67]);&quot;&quot;;IF(ISNA(ORG.LIBREOFFICE.REGEX([$Input.C67];&quot;\d+.green&quot;;;1));&quot;&quot;;ORG.LIBREOFFICE.REGEX([$Input.C67];&quot;\d+.green&quot;;;1)))">
            <text:p/>
          </table:table-cell>
          <table:table-cell table:style-name="ce2" table:formula="of:=IF(ISBLANK([$Input.D67]);&quot;&quot;;IF(ISNA(ORG.LIBREOFFICE.REGEX([$Input.D67];&quot;\d+.red&quot;;;1));&quot;&quot;;ORG.LIBREOFFICE.REGEX([$Input.D67];&quot;\d+.red&quot;;;1)))" office:value-type="string" office:string-value="2 red" calcext:value-type="string">
            <text:p>2 red</text:p>
          </table:table-cell>
          <table:table-cell table:style-name="ce2" table:formula="of:=IF(ISBLANK([$Input.D67]);&quot;&quot;;IF(ISNA(ORG.LIBREOFFICE.REGEX([$Input.D67];&quot;\d+.blue&quot;;;1));&quot;&quot;;ORG.LIBREOFFICE.REGEX([$Input.D67];&quot;\d+.blue&quot;;;1)))" office:value-type="string" office:string-value="4 blue" calcext:value-type="string">
            <text:p>4 blue</text:p>
          </table:table-cell>
          <table:table-cell table:style-name="ce2" table:formula="of:=IF(ISBLANK([$Input.D67]);&quot;&quot;;IF(ISNA(ORG.LIBREOFFICE.REGEX([$Input.D67];&quot;\d+.green&quot;;;1));&quot;&quot;;ORG.LIBREOFFICE.REGEX([$Input.D67];&quot;\d+.green&quot;;;1)))" office:value-type="string" office:string-value="5 green" calcext:value-type="string">
            <text:p>5 green</text:p>
          </table:table-cell>
          <table:table-cell table:style-name="ce2" table:formula="of:=IF(ISBLANK([$Input.E67]);&quot;&quot;;IF(ISNA(ORG.LIBREOFFICE.REGEX([$Input.E67];&quot;\d+.red&quot;;;1));&quot;&quot;;ORG.LIBREOFFICE.REGEX([$Input.E67];&quot;\d+.red&quot;;;1)))" office:value-type="string" office:string-value="1 red" calcext:value-type="string">
            <text:p>1 red</text:p>
          </table:table-cell>
          <table:table-cell table:style-name="ce2" table:formula="of:=IF(ISBLANK([$Input.E67]);&quot;&quot;;IF(ISNA(ORG.LIBREOFFICE.REGEX([$Input.E67];&quot;\d+.blue&quot;;;1));&quot;&quot;;ORG.LIBREOFFICE.REGEX([$Input.E67];&quot;\d+.blue&quot;;;1)))" office:value-type="string" office:string-value="5 blue" calcext:value-type="string">
            <text:p>5 blue</text:p>
          </table:table-cell>
          <table:table-cell table:style-name="ce2" table:formula="of:=IF(ISBLANK([$Input.E67]);&quot;&quot;;IF(ISNA(ORG.LIBREOFFICE.REGEX([$Input.E67];&quot;\d+.green&quot;;;1));&quot;&quot;;ORG.LIBREOFFICE.REGEX([$Input.E67];&quot;\d+.green&quot;;;1)))" office:value-type="string" office:string-value="4 green" calcext:value-type="string">
            <text:p>4 green</text:p>
          </table:table-cell>
          <table:table-cell table:style-name="ce2" table:formula="of:=IF(ISBLANK([$Input.F67]);&quot;&quot;;IF(ISNA(ORG.LIBREOFFICE.REGEX([$Input.F67];&quot;\d+.red&quot;;;1));&quot;&quot;;ORG.LIBREOFFICE.REGEX([$Input.F67];&quot;\d+.red&quot;;;1)))">
            <text:p/>
          </table:table-cell>
          <table:table-cell table:style-name="ce2" table:formula="of:=IF(ISBLANK([$Input.F67]);&quot;&quot;;IF(ISNA(ORG.LIBREOFFICE.REGEX([$Input.F67];&quot;\d+.blue&quot;;;1));&quot;&quot;;ORG.LIBREOFFICE.REGEX([$Input.F67];&quot;\d+.blue&quot;;;1)))">
            <text:p/>
          </table:table-cell>
          <table:table-cell table:style-name="ce2" table:formula="of:=IF(ISBLANK([$Input.F67]);&quot;&quot;;IF(ISNA(ORG.LIBREOFFICE.REGEX([$Input.F67];&quot;\d+.green&quot;;;1));&quot;&quot;;ORG.LIBREOFFICE.REGEX([$Input.F67];&quot;\d+.green&quot;;;1)))">
            <text:p/>
          </table:table-cell>
          <table:table-cell table:style-name="ce2" table:formula="of:=IF(ISBLANK([$Input.G67]);&quot;&quot;;IF(ISNA(ORG.LIBREOFFICE.REGEX([$Input.G67];&quot;\d+.red&quot;;;1));&quot;&quot;;ORG.LIBREOFFICE.REGEX([$Input.G67];&quot;\d+.red&quot;;;1)))">
            <text:p/>
          </table:table-cell>
          <table:table-cell table:style-name="ce2" table:formula="of:=IF(ISBLANK([$Input.G67]);&quot;&quot;;IF(ISNA(ORG.LIBREOFFICE.REGEX([$Input.G67];&quot;\d+.blue&quot;;;1));&quot;&quot;;ORG.LIBREOFFICE.REGEX([$Input.G67];&quot;\d+.blue&quot;;;1)))">
            <text:p/>
          </table:table-cell>
          <table:table-cell table:style-name="ce2" table:formula="of:=IF(ISBLANK([$Input.G67]);&quot;&quot;;IF(ISNA(ORG.LIBREOFFICE.REGEX([$Input.G67];&quot;\d+.green&quot;;;1));&quot;&quot;;ORG.LIBREOFFICE.REGEX([$Input.G67];&quot;\d+.green&quot;;;1)))">
            <text:p/>
          </table:table-cell>
          <table:table-cell/>
          <table:table-cell table:style-name="ce6" table:formula="of:=IF([.C69]=&quot;&quot;;1;IF(ISNA([.C69]);1;IF(NUMBERVALUE(ORG.LIBREOFFICE.REGEX([.C69];&quot;\d+&quot;;))&gt;12;0;1)))" office:value-type="float" office:value="1" calcext:value-type="float">
            <text:p>1</text:p>
          </table:table-cell>
          <table:table-cell table:style-name="ce3" table:formula="of:=IF([.E69]=&quot;&quot;;1;IF(ISNA([.E69]);1;IF(NUMBERVALUE(ORG.LIBREOFFICE.REGEX([.E69];&quot;\d+&quot;;))&gt;13;0;1)))" office:value-type="float" office:value="1" calcext:value-type="float">
            <text:p>1</text:p>
          </table:table-cell>
          <table:table-cell table:style-name="ce12" table:formula="of:=IF([.D69]=&quot;&quot;;1;IF(ISNA([.D69]);1;IF(NUMBERVALUE(ORG.LIBREOFFICE.REGEX([.D69];&quot;\d+&quot;;))&gt;14;0;1)))" office:value-type="float" office:value="1" calcext:value-type="float">
            <text:p>1</text:p>
          </table:table-cell>
          <table:table-cell table:style-name="ce6" table:formula="of:=IF([.F69]=&quot;&quot;;1;IF(ISNA([.F69]);1;IF(NUMBERVALUE(ORG.LIBREOFFICE.REGEX([.F69];&quot;\d+&quot;;))&gt;12;0;1)))" office:value-type="float" office:value="0" calcext:value-type="float">
            <text:p>0</text:p>
          </table:table-cell>
          <table:table-cell table:style-name="ce3" table:formula="of:=IF([.H69]=&quot;&quot;;1;IF(ISNA([.H69]);1;IF(NUMBERVALUE(ORG.LIBREOFFICE.REGEX([.H69];&quot;\d+&quot;;))&gt;13;0;1)))" office:value-type="float" office:value="1" calcext:value-type="float">
            <text:p>1</text:p>
          </table:table-cell>
          <table:table-cell table:style-name="ce12" table:formula="of:=IF([.G69]=&quot;&quot;;1;IF(ISNA([.G69]);1;IF(NUMBERVALUE(ORG.LIBREOFFICE.REGEX([.G69];&quot;\d+&quot;;))&gt;14;0;1)))" office:value-type="float" office:value="1" calcext:value-type="float">
            <text:p>1</text:p>
          </table:table-cell>
          <table:table-cell table:style-name="ce6" table:formula="of:=IF([.I69]=&quot;&quot;;1;IF(ISNA([.I69]);1;IF(NUMBERVALUE(ORG.LIBREOFFICE.REGEX([.I69];&quot;\d+&quot;;))&gt;12;0;1)))" office:value-type="float" office:value="1" calcext:value-type="float">
            <text:p>1</text:p>
          </table:table-cell>
          <table:table-cell table:style-name="ce3" table:formula="of:=IF([.K69]=&quot;&quot;;1;IF(ISNA([.K69]);1;IF(NUMBERVALUE(ORG.LIBREOFFICE.REGEX([.K69];&quot;\d+&quot;;))&gt;13;0;1)))" office:value-type="float" office:value="1" calcext:value-type="float">
            <text:p>1</text:p>
          </table:table-cell>
          <table:table-cell table:style-name="ce12" table:formula="of:=IF([.J69]=&quot;&quot;;1;IF(ISNA([.J69]);1;IF(NUMBERVALUE(ORG.LIBREOFFICE.REGEX([.J69];&quot;\d+&quot;;))&gt;14;0;1)))" office:value-type="float" office:value="1" calcext:value-type="float">
            <text:p>1</text:p>
          </table:table-cell>
          <table:table-cell table:style-name="ce6" table:formula="of:=IF([.L69]=&quot;&quot;;1;IF(ISNA([.L69]);1;IF(NUMBERVALUE(ORG.LIBREOFFICE.REGEX([.L69];&quot;\d+&quot;;))&gt;12;0;1)))" office:value-type="float" office:value="1" calcext:value-type="float">
            <text:p>1</text:p>
          </table:table-cell>
          <table:table-cell table:style-name="ce3" table:formula="of:=IF([.N69]=&quot;&quot;;1;IF(ISNA([.N69]);1;IF(NUMBERVALUE(ORG.LIBREOFFICE.REGEX([.N69];&quot;\d+&quot;;))&gt;13;0;1)))" office:value-type="float" office:value="1" calcext:value-type="float">
            <text:p>1</text:p>
          </table:table-cell>
          <table:table-cell table:style-name="ce12" table:formula="of:=IF([.M69]=&quot;&quot;;1;IF(ISNA([.M69]);1;IF(NUMBERVALUE(ORG.LIBREOFFICE.REGEX([.M69];&quot;\d+&quot;;))&gt;14;0;1)))" office:value-type="float" office:value="1" calcext:value-type="float">
            <text:p>1</text:p>
          </table:table-cell>
          <table:table-cell table:style-name="ce6" table:formula="of:=IF([.O69]=&quot;&quot;;1;IF(ISNA([.O69]);1;IF(NUMBERVALUE(ORG.LIBREOFFICE.REGEX([.O69];&quot;\d+&quot;;))&gt;12;0;1)))" office:value-type="float" office:value="1" calcext:value-type="float">
            <text:p>1</text:p>
          </table:table-cell>
          <table:table-cell table:style-name="ce3" table:formula="of:=IF([.Q69]=&quot;&quot;;1;IF(ISNA([.Q69]);1;IF(NUMBERVALUE(ORG.LIBREOFFICE.REGEX([.Q69];&quot;\d+&quot;;))&gt;13;0;1)))" office:value-type="float" office:value="1" calcext:value-type="float">
            <text:p>1</text:p>
          </table:table-cell>
          <table:table-cell table:style-name="ce12" table:formula="of:=IF([.P69]=&quot;&quot;;1;IF(ISNA([.P69]);1;IF(NUMBERVALUE(ORG.LIBREOFFICE.REGEX([.P69];&quot;\d+&quot;;))&gt;14;0;1)))" office:value-type="float" office:value="1" calcext:value-type="float">
            <text:p>1</text:p>
          </table:table-cell>
          <table:table-cell table:style-name="ce6" table:formula="of:=IF([.R69]=&quot;&quot;;1;IF(ISNA([.R69]);1;IF(NUMBERVALUE(ORG.LIBREOFFICE.REGEX([.R69];&quot;\d+&quot;;))&gt;12;0;1)))" office:value-type="float" office:value="1" calcext:value-type="float">
            <text:p>1</text:p>
          </table:table-cell>
          <table:table-cell table:style-name="ce3" table:formula="of:=IF([.T69]=&quot;&quot;;1;IF(ISNA([.T69]);1;IF(NUMBERVALUE(ORG.LIBREOFFICE.REGEX([.T69];&quot;\d+&quot;;))&gt;13;0;1)))" office:value-type="float" office:value="1" calcext:value-type="float">
            <text:p>1</text:p>
          </table:table-cell>
          <table:table-cell table:style-name="ce12" table:formula="of:=IF([.S69]=&quot;&quot;;1;IF(ISNA([.S69]);1;IF(NUMBERVALUE(ORG.LIBREOFFICE.REGEX([.S69];&quot;\d+&quot;;))&gt;14;0;1)))" office:value-type="float" office:value="1" calcext:value-type="float">
            <text:p>1</text:p>
          </table:table-cell>
          <table:table-cell table:style-name="ce3" table:formula="of:=IF([.V69]=0;0;IF([.W69]=0;0;IF([.X69]=0;0;IF([.Y69]=0;0;IF([.Z69]=0;0;IF([.AA69]=0;0;IF([.AB69]=0;0;IF([.AC69]=0;0;IF([.AD69]=0;0;IF([.AE69]=0;0;IF([.AF69]=0;0;IF([.AG69]=0;0;IF([.AH69]=0;0;IF([.AI69]=0;0;IF([.AJ69]=0;0;IF([.AK69]=0;0;IF([.AL69]=0;0;IF([.AM69]=0;0;1))))))))))))))))))" office:value-type="float" office:value="0" calcext:value-type="float">
            <text:p>0</text:p>
          </table:table-cell>
          <table:table-cell table:style-name="ce3" table:formula="of:=IF([.AN69]=1;NUMBERVALUE(ORG.LIBREOFFICE.REGEX([.A69];&quot;\d+&quot;));&quot;&quot;)">
            <text:p/>
          </table:table-cell>
          <table:table-cell/>
        </table:table-row>
        <table:table-row table:style-name="ro1">
          <table:table-cell table:formula="of:=[$Input.A68]" office:value-type="string" office:string-value="Game 68" calcext:value-type="string">
            <text:p>Game 68</text:p>
          </table:table-cell>
          <table:table-cell table:style-name="ce3" table:formula="of:=COUNTIF([$Input.B68:.G68];&quot;&lt;&gt;&quot;)" office:value-type="float" office:value="4" calcext:value-type="float">
            <text:p>4</text:p>
          </table:table-cell>
          <table:table-cell table:style-name="ce2" table:formula="of:=IF(ISBLANK([$Input.B68]);&quot;&quot;;IF(ISNA(ORG.LIBREOFFICE.REGEX([$Input.B68];&quot;\d+.red&quot;;;1));&quot;&quot;;ORG.LIBREOFFICE.REGEX([$Input.B68];&quot;\d+.red&quot;;;1)))" office:value-type="string" office:string-value="15 red" calcext:value-type="string">
            <text:p>15 red</text:p>
          </table:table-cell>
          <table:table-cell table:style-name="ce2" table:formula="of:=IF(ISBLANK([$Input.B68]);&quot;&quot;;IF(ISNA(ORG.LIBREOFFICE.REGEX([$Input.B68];&quot;\d+.blue&quot;;;1));&quot;&quot;;ORG.LIBREOFFICE.REGEX([$Input.B68];&quot;\d+.blue&quot;;;1)))" office:value-type="string" office:string-value="13 blue" calcext:value-type="string">
            <text:p>13 blue</text:p>
          </table:table-cell>
          <table:table-cell table:style-name="ce2" table:formula="of:=IF(ISBLANK([$Input.B68]);&quot;&quot;;IF(ISNA(ORG.LIBREOFFICE.REGEX([$Input.B68];&quot;\d+.green&quot;;;1));&quot;&quot;;ORG.LIBREOFFICE.REGEX([$Input.B68];&quot;\d+.green&quot;;;1)))" office:value-type="string" office:string-value="7 green" calcext:value-type="string">
            <text:p>7 green</text:p>
          </table:table-cell>
          <table:table-cell table:style-name="ce2" table:formula="of:=IF(ISBLANK([$Input.C68]);&quot;&quot;;IF(ISNA(ORG.LIBREOFFICE.REGEX([$Input.C68];&quot;\d+.red&quot;;;1));&quot;&quot;;ORG.LIBREOFFICE.REGEX([$Input.C68];&quot;\d+.red&quot;;;1)))" office:value-type="string" office:string-value="20 red" calcext:value-type="string">
            <text:p>20 red</text:p>
          </table:table-cell>
          <table:table-cell table:style-name="ce2" table:formula="of:=IF(ISBLANK([$Input.C68]);&quot;&quot;;IF(ISNA(ORG.LIBREOFFICE.REGEX([$Input.C68];&quot;\d+.blue&quot;;;1));&quot;&quot;;ORG.LIBREOFFICE.REGEX([$Input.C68];&quot;\d+.blue&quot;;;1)))" office:value-type="string" office:string-value="5 blue" calcext:value-type="string">
            <text:p>5 blue</text:p>
          </table:table-cell>
          <table:table-cell table:style-name="ce2" table:formula="of:=IF(ISBLANK([$Input.C68]);&quot;&quot;;IF(ISNA(ORG.LIBREOFFICE.REGEX([$Input.C68];&quot;\d+.green&quot;;;1));&quot;&quot;;ORG.LIBREOFFICE.REGEX([$Input.C68];&quot;\d+.green&quot;;;1)))">
            <text:p/>
          </table:table-cell>
          <table:table-cell table:style-name="ce2" table:formula="of:=IF(ISBLANK([$Input.D68]);&quot;&quot;;IF(ISNA(ORG.LIBREOFFICE.REGEX([$Input.D68];&quot;\d+.red&quot;;;1));&quot;&quot;;ORG.LIBREOFFICE.REGEX([$Input.D68];&quot;\d+.red&quot;;;1)))" office:value-type="string" office:string-value="8 red" calcext:value-type="string">
            <text:p>8 red</text:p>
          </table:table-cell>
          <table:table-cell table:style-name="ce2" table:formula="of:=IF(ISBLANK([$Input.D68]);&quot;&quot;;IF(ISNA(ORG.LIBREOFFICE.REGEX([$Input.D68];&quot;\d+.blue&quot;;;1));&quot;&quot;;ORG.LIBREOFFICE.REGEX([$Input.D68];&quot;\d+.blue&quot;;;1)))" office:value-type="string" office:string-value="12 blue" calcext:value-type="string">
            <text:p>12 blue</text:p>
          </table:table-cell>
          <table:table-cell table:style-name="ce2" table:formula="of:=IF(ISBLANK([$Input.D68]);&quot;&quot;;IF(ISNA(ORG.LIBREOFFICE.REGEX([$Input.D68];&quot;\d+.green&quot;;;1));&quot;&quot;;ORG.LIBREOFFICE.REGEX([$Input.D68];&quot;\d+.green&quot;;;1)))" office:value-type="string" office:string-value="6 green" calcext:value-type="string">
            <text:p>6 green</text:p>
          </table:table-cell>
          <table:table-cell table:style-name="ce2" table:formula="of:=IF(ISBLANK([$Input.E68]);&quot;&quot;;IF(ISNA(ORG.LIBREOFFICE.REGEX([$Input.E68];&quot;\d+.red&quot;;;1));&quot;&quot;;ORG.LIBREOFFICE.REGEX([$Input.E68];&quot;\d+.red&quot;;;1)))">
            <text:p/>
          </table:table-cell>
          <table:table-cell table:style-name="ce2" table:formula="of:=IF(ISBLANK([$Input.E68]);&quot;&quot;;IF(ISNA(ORG.LIBREOFFICE.REGEX([$Input.E68];&quot;\d+.blue&quot;;;1));&quot;&quot;;ORG.LIBREOFFICE.REGEX([$Input.E68];&quot;\d+.blue&quot;;;1)))" office:value-type="string" office:string-value="5 blue" calcext:value-type="string">
            <text:p>5 blue</text:p>
          </table:table-cell>
          <table:table-cell table:style-name="ce2" table:formula="of:=IF(ISBLANK([$Input.E68]);&quot;&quot;;IF(ISNA(ORG.LIBREOFFICE.REGEX([$Input.E68];&quot;\d+.green&quot;;;1));&quot;&quot;;ORG.LIBREOFFICE.REGEX([$Input.E68];&quot;\d+.green&quot;;;1)))" office:value-type="string" office:string-value="8 green" calcext:value-type="string">
            <text:p>8 green</text:p>
          </table:table-cell>
          <table:table-cell table:style-name="ce2" table:formula="of:=IF(ISBLANK([$Input.F68]);&quot;&quot;;IF(ISNA(ORG.LIBREOFFICE.REGEX([$Input.F68];&quot;\d+.red&quot;;;1));&quot;&quot;;ORG.LIBREOFFICE.REGEX([$Input.F68];&quot;\d+.red&quot;;;1)))">
            <text:p/>
          </table:table-cell>
          <table:table-cell table:style-name="ce2" table:formula="of:=IF(ISBLANK([$Input.F68]);&quot;&quot;;IF(ISNA(ORG.LIBREOFFICE.REGEX([$Input.F68];&quot;\d+.blue&quot;;;1));&quot;&quot;;ORG.LIBREOFFICE.REGEX([$Input.F68];&quot;\d+.blue&quot;;;1)))">
            <text:p/>
          </table:table-cell>
          <table:table-cell table:style-name="ce2" table:formula="of:=IF(ISBLANK([$Input.F68]);&quot;&quot;;IF(ISNA(ORG.LIBREOFFICE.REGEX([$Input.F68];&quot;\d+.green&quot;;;1));&quot;&quot;;ORG.LIBREOFFICE.REGEX([$Input.F68];&quot;\d+.green&quot;;;1)))">
            <text:p/>
          </table:table-cell>
          <table:table-cell table:style-name="ce2" table:formula="of:=IF(ISBLANK([$Input.G68]);&quot;&quot;;IF(ISNA(ORG.LIBREOFFICE.REGEX([$Input.G68];&quot;\d+.red&quot;;;1));&quot;&quot;;ORG.LIBREOFFICE.REGEX([$Input.G68];&quot;\d+.red&quot;;;1)))">
            <text:p/>
          </table:table-cell>
          <table:table-cell table:style-name="ce2" table:formula="of:=IF(ISBLANK([$Input.G68]);&quot;&quot;;IF(ISNA(ORG.LIBREOFFICE.REGEX([$Input.G68];&quot;\d+.blue&quot;;;1));&quot;&quot;;ORG.LIBREOFFICE.REGEX([$Input.G68];&quot;\d+.blue&quot;;;1)))">
            <text:p/>
          </table:table-cell>
          <table:table-cell table:style-name="ce2" table:formula="of:=IF(ISBLANK([$Input.G68]);&quot;&quot;;IF(ISNA(ORG.LIBREOFFICE.REGEX([$Input.G68];&quot;\d+.green&quot;;;1));&quot;&quot;;ORG.LIBREOFFICE.REGEX([$Input.G68];&quot;\d+.green&quot;;;1)))">
            <text:p/>
          </table:table-cell>
          <table:table-cell/>
          <table:table-cell table:style-name="ce6" table:formula="of:=IF([.C70]=&quot;&quot;;1;IF(ISNA([.C70]);1;IF(NUMBERVALUE(ORG.LIBREOFFICE.REGEX([.C70];&quot;\d+&quot;;))&gt;12;0;1)))" office:value-type="float" office:value="0" calcext:value-type="float">
            <text:p>0</text:p>
          </table:table-cell>
          <table:table-cell table:style-name="ce3" table:formula="of:=IF([.E70]=&quot;&quot;;1;IF(ISNA([.E70]);1;IF(NUMBERVALUE(ORG.LIBREOFFICE.REGEX([.E70];&quot;\d+&quot;;))&gt;13;0;1)))" office:value-type="float" office:value="1" calcext:value-type="float">
            <text:p>1</text:p>
          </table:table-cell>
          <table:table-cell table:style-name="ce12" table:formula="of:=IF([.D70]=&quot;&quot;;1;IF(ISNA([.D70]);1;IF(NUMBERVALUE(ORG.LIBREOFFICE.REGEX([.D70];&quot;\d+&quot;;))&gt;14;0;1)))" office:value-type="float" office:value="1" calcext:value-type="float">
            <text:p>1</text:p>
          </table:table-cell>
          <table:table-cell table:style-name="ce6" table:formula="of:=IF([.F70]=&quot;&quot;;1;IF(ISNA([.F70]);1;IF(NUMBERVALUE(ORG.LIBREOFFICE.REGEX([.F70];&quot;\d+&quot;;))&gt;12;0;1)))" office:value-type="float" office:value="0" calcext:value-type="float">
            <text:p>0</text:p>
          </table:table-cell>
          <table:table-cell table:style-name="ce3" table:formula="of:=IF([.H70]=&quot;&quot;;1;IF(ISNA([.H70]);1;IF(NUMBERVALUE(ORG.LIBREOFFICE.REGEX([.H70];&quot;\d+&quot;;))&gt;13;0;1)))" office:value-type="float" office:value="1" calcext:value-type="float">
            <text:p>1</text:p>
          </table:table-cell>
          <table:table-cell table:style-name="ce12" table:formula="of:=IF([.G70]=&quot;&quot;;1;IF(ISNA([.G70]);1;IF(NUMBERVALUE(ORG.LIBREOFFICE.REGEX([.G70];&quot;\d+&quot;;))&gt;14;0;1)))" office:value-type="float" office:value="1" calcext:value-type="float">
            <text:p>1</text:p>
          </table:table-cell>
          <table:table-cell table:style-name="ce6" table:formula="of:=IF([.I70]=&quot;&quot;;1;IF(ISNA([.I70]);1;IF(NUMBERVALUE(ORG.LIBREOFFICE.REGEX([.I70];&quot;\d+&quot;;))&gt;12;0;1)))" office:value-type="float" office:value="1" calcext:value-type="float">
            <text:p>1</text:p>
          </table:table-cell>
          <table:table-cell table:style-name="ce3" table:formula="of:=IF([.K70]=&quot;&quot;;1;IF(ISNA([.K70]);1;IF(NUMBERVALUE(ORG.LIBREOFFICE.REGEX([.K70];&quot;\d+&quot;;))&gt;13;0;1)))" office:value-type="float" office:value="1" calcext:value-type="float">
            <text:p>1</text:p>
          </table:table-cell>
          <table:table-cell table:style-name="ce12" table:formula="of:=IF([.J70]=&quot;&quot;;1;IF(ISNA([.J70]);1;IF(NUMBERVALUE(ORG.LIBREOFFICE.REGEX([.J70];&quot;\d+&quot;;))&gt;14;0;1)))" office:value-type="float" office:value="1" calcext:value-type="float">
            <text:p>1</text:p>
          </table:table-cell>
          <table:table-cell table:style-name="ce6" table:formula="of:=IF([.L70]=&quot;&quot;;1;IF(ISNA([.L70]);1;IF(NUMBERVALUE(ORG.LIBREOFFICE.REGEX([.L70];&quot;\d+&quot;;))&gt;12;0;1)))" office:value-type="float" office:value="1" calcext:value-type="float">
            <text:p>1</text:p>
          </table:table-cell>
          <table:table-cell table:style-name="ce3" table:formula="of:=IF([.N70]=&quot;&quot;;1;IF(ISNA([.N70]);1;IF(NUMBERVALUE(ORG.LIBREOFFICE.REGEX([.N70];&quot;\d+&quot;;))&gt;13;0;1)))" office:value-type="float" office:value="1" calcext:value-type="float">
            <text:p>1</text:p>
          </table:table-cell>
          <table:table-cell table:style-name="ce12" table:formula="of:=IF([.M70]=&quot;&quot;;1;IF(ISNA([.M70]);1;IF(NUMBERVALUE(ORG.LIBREOFFICE.REGEX([.M70];&quot;\d+&quot;;))&gt;14;0;1)))" office:value-type="float" office:value="1" calcext:value-type="float">
            <text:p>1</text:p>
          </table:table-cell>
          <table:table-cell table:style-name="ce6" table:formula="of:=IF([.O70]=&quot;&quot;;1;IF(ISNA([.O70]);1;IF(NUMBERVALUE(ORG.LIBREOFFICE.REGEX([.O70];&quot;\d+&quot;;))&gt;12;0;1)))" office:value-type="float" office:value="1" calcext:value-type="float">
            <text:p>1</text:p>
          </table:table-cell>
          <table:table-cell table:style-name="ce3" table:formula="of:=IF([.Q70]=&quot;&quot;;1;IF(ISNA([.Q70]);1;IF(NUMBERVALUE(ORG.LIBREOFFICE.REGEX([.Q70];&quot;\d+&quot;;))&gt;13;0;1)))" office:value-type="float" office:value="1" calcext:value-type="float">
            <text:p>1</text:p>
          </table:table-cell>
          <table:table-cell table:style-name="ce12" table:formula="of:=IF([.P70]=&quot;&quot;;1;IF(ISNA([.P70]);1;IF(NUMBERVALUE(ORG.LIBREOFFICE.REGEX([.P70];&quot;\d+&quot;;))&gt;14;0;1)))" office:value-type="float" office:value="1" calcext:value-type="float">
            <text:p>1</text:p>
          </table:table-cell>
          <table:table-cell table:style-name="ce6" table:formula="of:=IF([.R70]=&quot;&quot;;1;IF(ISNA([.R70]);1;IF(NUMBERVALUE(ORG.LIBREOFFICE.REGEX([.R70];&quot;\d+&quot;;))&gt;12;0;1)))" office:value-type="float" office:value="1" calcext:value-type="float">
            <text:p>1</text:p>
          </table:table-cell>
          <table:table-cell table:style-name="ce3" table:formula="of:=IF([.T70]=&quot;&quot;;1;IF(ISNA([.T70]);1;IF(NUMBERVALUE(ORG.LIBREOFFICE.REGEX([.T70];&quot;\d+&quot;;))&gt;13;0;1)))" office:value-type="float" office:value="1" calcext:value-type="float">
            <text:p>1</text:p>
          </table:table-cell>
          <table:table-cell table:style-name="ce12" table:formula="of:=IF([.S70]=&quot;&quot;;1;IF(ISNA([.S70]);1;IF(NUMBERVALUE(ORG.LIBREOFFICE.REGEX([.S70];&quot;\d+&quot;;))&gt;14;0;1)))" office:value-type="float" office:value="1" calcext:value-type="float">
            <text:p>1</text:p>
          </table:table-cell>
          <table:table-cell table:style-name="ce3" table:formula="of:=IF([.V70]=0;0;IF([.W70]=0;0;IF([.X70]=0;0;IF([.Y70]=0;0;IF([.Z70]=0;0;IF([.AA70]=0;0;IF([.AB70]=0;0;IF([.AC70]=0;0;IF([.AD70]=0;0;IF([.AE70]=0;0;IF([.AF70]=0;0;IF([.AG70]=0;0;IF([.AH70]=0;0;IF([.AI70]=0;0;IF([.AJ70]=0;0;IF([.AK70]=0;0;IF([.AL70]=0;0;IF([.AM70]=0;0;1))))))))))))))))))" office:value-type="float" office:value="0" calcext:value-type="float">
            <text:p>0</text:p>
          </table:table-cell>
          <table:table-cell table:style-name="ce3" table:formula="of:=IF([.AN70]=1;NUMBERVALUE(ORG.LIBREOFFICE.REGEX([.A70];&quot;\d+&quot;));&quot;&quot;)">
            <text:p/>
          </table:table-cell>
          <table:table-cell/>
        </table:table-row>
        <table:table-row table:style-name="ro1">
          <table:table-cell table:formula="of:=[$Input.A69]" office:value-type="string" office:string-value="Game 69" calcext:value-type="string">
            <text:p>Game 69</text:p>
          </table:table-cell>
          <table:table-cell table:style-name="ce3" table:formula="of:=COUNTIF([$Input.B69:.G69];&quot;&lt;&gt;&quot;)" office:value-type="float" office:value="4" calcext:value-type="float">
            <text:p>4</text:p>
          </table:table-cell>
          <table:table-cell table:style-name="ce2" table:formula="of:=IF(ISBLANK([$Input.B69]);&quot;&quot;;IF(ISNA(ORG.LIBREOFFICE.REGEX([$Input.B69];&quot;\d+.red&quot;;;1));&quot;&quot;;ORG.LIBREOFFICE.REGEX([$Input.B69];&quot;\d+.red&quot;;;1)))" office:value-type="string" office:string-value="13 red" calcext:value-type="string">
            <text:p>13 red</text:p>
          </table:table-cell>
          <table:table-cell table:style-name="ce2" table:formula="of:=IF(ISBLANK([$Input.B69]);&quot;&quot;;IF(ISNA(ORG.LIBREOFFICE.REGEX([$Input.B69];&quot;\d+.blue&quot;;;1));&quot;&quot;;ORG.LIBREOFFICE.REGEX([$Input.B69];&quot;\d+.blue&quot;;;1)))">
            <text:p/>
          </table:table-cell>
          <table:table-cell table:style-name="ce2" table:formula="of:=IF(ISBLANK([$Input.B69]);&quot;&quot;;IF(ISNA(ORG.LIBREOFFICE.REGEX([$Input.B69];&quot;\d+.green&quot;;;1));&quot;&quot;;ORG.LIBREOFFICE.REGEX([$Input.B69];&quot;\d+.green&quot;;;1)))" office:value-type="string" office:string-value="13 green" calcext:value-type="string">
            <text:p>13 green</text:p>
          </table:table-cell>
          <table:table-cell table:style-name="ce2" table:formula="of:=IF(ISBLANK([$Input.C69]);&quot;&quot;;IF(ISNA(ORG.LIBREOFFICE.REGEX([$Input.C69];&quot;\d+.red&quot;;;1));&quot;&quot;;ORG.LIBREOFFICE.REGEX([$Input.C69];&quot;\d+.red&quot;;;1)))" office:value-type="string" office:string-value="3 red" calcext:value-type="string">
            <text:p>3 red</text:p>
          </table:table-cell>
          <table:table-cell table:style-name="ce2" table:formula="of:=IF(ISBLANK([$Input.C69]);&quot;&quot;;IF(ISNA(ORG.LIBREOFFICE.REGEX([$Input.C69];&quot;\d+.blue&quot;;;1));&quot;&quot;;ORG.LIBREOFFICE.REGEX([$Input.C69];&quot;\d+.blue&quot;;;1)))" office:value-type="string" office:string-value="1 blue" calcext:value-type="string">
            <text:p>1 blue</text:p>
          </table:table-cell>
          <table:table-cell table:style-name="ce2" table:formula="of:=IF(ISBLANK([$Input.C69]);&quot;&quot;;IF(ISNA(ORG.LIBREOFFICE.REGEX([$Input.C69];&quot;\d+.green&quot;;;1));&quot;&quot;;ORG.LIBREOFFICE.REGEX([$Input.C69];&quot;\d+.green&quot;;;1)))" office:value-type="string" office:string-value="13 green" calcext:value-type="string">
            <text:p>13 green</text:p>
          </table:table-cell>
          <table:table-cell table:style-name="ce2" table:formula="of:=IF(ISBLANK([$Input.D69]);&quot;&quot;;IF(ISNA(ORG.LIBREOFFICE.REGEX([$Input.D69];&quot;\d+.red&quot;;;1));&quot;&quot;;ORG.LIBREOFFICE.REGEX([$Input.D69];&quot;\d+.red&quot;;;1)))">
            <text:p/>
          </table:table-cell>
          <table:table-cell table:style-name="ce2" table:formula="of:=IF(ISBLANK([$Input.D69]);&quot;&quot;;IF(ISNA(ORG.LIBREOFFICE.REGEX([$Input.D69];&quot;\d+.blue&quot;;;1));&quot;&quot;;ORG.LIBREOFFICE.REGEX([$Input.D69];&quot;\d+.blue&quot;;;1)))">
            <text:p/>
          </table:table-cell>
          <table:table-cell table:style-name="ce2" table:formula="of:=IF(ISBLANK([$Input.D69]);&quot;&quot;;IF(ISNA(ORG.LIBREOFFICE.REGEX([$Input.D69];&quot;\d+.green&quot;;;1));&quot;&quot;;ORG.LIBREOFFICE.REGEX([$Input.D69];&quot;\d+.green&quot;;;1)))" office:value-type="string" office:string-value="8 green" calcext:value-type="string">
            <text:p>8 green</text:p>
          </table:table-cell>
          <table:table-cell table:style-name="ce2" table:formula="of:=IF(ISBLANK([$Input.E69]);&quot;&quot;;IF(ISNA(ORG.LIBREOFFICE.REGEX([$Input.E69];&quot;\d+.red&quot;;;1));&quot;&quot;;ORG.LIBREOFFICE.REGEX([$Input.E69];&quot;\d+.red&quot;;;1)))" office:value-type="string" office:string-value="9 red" calcext:value-type="string">
            <text:p>9 red</text:p>
          </table:table-cell>
          <table:table-cell table:style-name="ce2" table:formula="of:=IF(ISBLANK([$Input.E69]);&quot;&quot;;IF(ISNA(ORG.LIBREOFFICE.REGEX([$Input.E69];&quot;\d+.blue&quot;;;1));&quot;&quot;;ORG.LIBREOFFICE.REGEX([$Input.E69];&quot;\d+.blue&quot;;;1)))">
            <text:p/>
          </table:table-cell>
          <table:table-cell table:style-name="ce2" table:formula="of:=IF(ISBLANK([$Input.E69]);&quot;&quot;;IF(ISNA(ORG.LIBREOFFICE.REGEX([$Input.E69];&quot;\d+.green&quot;;;1));&quot;&quot;;ORG.LIBREOFFICE.REGEX([$Input.E69];&quot;\d+.green&quot;;;1)))" office:value-type="string" office:string-value="9 green" calcext:value-type="string">
            <text:p>9 green</text:p>
          </table:table-cell>
          <table:table-cell table:style-name="ce2" table:formula="of:=IF(ISBLANK([$Input.F69]);&quot;&quot;;IF(ISNA(ORG.LIBREOFFICE.REGEX([$Input.F69];&quot;\d+.red&quot;;;1));&quot;&quot;;ORG.LIBREOFFICE.REGEX([$Input.F69];&quot;\d+.red&quot;;;1)))">
            <text:p/>
          </table:table-cell>
          <table:table-cell table:style-name="ce2" table:formula="of:=IF(ISBLANK([$Input.F69]);&quot;&quot;;IF(ISNA(ORG.LIBREOFFICE.REGEX([$Input.F69];&quot;\d+.blue&quot;;;1));&quot;&quot;;ORG.LIBREOFFICE.REGEX([$Input.F69];&quot;\d+.blue&quot;;;1)))">
            <text:p/>
          </table:table-cell>
          <table:table-cell table:style-name="ce2" table:formula="of:=IF(ISBLANK([$Input.F69]);&quot;&quot;;IF(ISNA(ORG.LIBREOFFICE.REGEX([$Input.F69];&quot;\d+.green&quot;;;1));&quot;&quot;;ORG.LIBREOFFICE.REGEX([$Input.F69];&quot;\d+.green&quot;;;1)))">
            <text:p/>
          </table:table-cell>
          <table:table-cell table:style-name="ce2" table:formula="of:=IF(ISBLANK([$Input.G69]);&quot;&quot;;IF(ISNA(ORG.LIBREOFFICE.REGEX([$Input.G69];&quot;\d+.red&quot;;;1));&quot;&quot;;ORG.LIBREOFFICE.REGEX([$Input.G69];&quot;\d+.red&quot;;;1)))">
            <text:p/>
          </table:table-cell>
          <table:table-cell table:style-name="ce2" table:formula="of:=IF(ISBLANK([$Input.G69]);&quot;&quot;;IF(ISNA(ORG.LIBREOFFICE.REGEX([$Input.G69];&quot;\d+.blue&quot;;;1));&quot;&quot;;ORG.LIBREOFFICE.REGEX([$Input.G69];&quot;\d+.blue&quot;;;1)))">
            <text:p/>
          </table:table-cell>
          <table:table-cell table:style-name="ce2" table:formula="of:=IF(ISBLANK([$Input.G69]);&quot;&quot;;IF(ISNA(ORG.LIBREOFFICE.REGEX([$Input.G69];&quot;\d+.green&quot;;;1));&quot;&quot;;ORG.LIBREOFFICE.REGEX([$Input.G69];&quot;\d+.green&quot;;;1)))">
            <text:p/>
          </table:table-cell>
          <table:table-cell/>
          <table:table-cell table:style-name="ce6" table:formula="of:=IF([.C71]=&quot;&quot;;1;IF(ISNA([.C71]);1;IF(NUMBERVALUE(ORG.LIBREOFFICE.REGEX([.C71];&quot;\d+&quot;;))&gt;12;0;1)))" office:value-type="float" office:value="0" calcext:value-type="float">
            <text:p>0</text:p>
          </table:table-cell>
          <table:table-cell table:style-name="ce3" table:formula="of:=IF([.E71]=&quot;&quot;;1;IF(ISNA([.E71]);1;IF(NUMBERVALUE(ORG.LIBREOFFICE.REGEX([.E71];&quot;\d+&quot;;))&gt;13;0;1)))" office:value-type="float" office:value="1" calcext:value-type="float">
            <text:p>1</text:p>
          </table:table-cell>
          <table:table-cell table:style-name="ce12" table:formula="of:=IF([.D71]=&quot;&quot;;1;IF(ISNA([.D71]);1;IF(NUMBERVALUE(ORG.LIBREOFFICE.REGEX([.D71];&quot;\d+&quot;;))&gt;14;0;1)))" office:value-type="float" office:value="1" calcext:value-type="float">
            <text:p>1</text:p>
          </table:table-cell>
          <table:table-cell table:style-name="ce6" table:formula="of:=IF([.F71]=&quot;&quot;;1;IF(ISNA([.F71]);1;IF(NUMBERVALUE(ORG.LIBREOFFICE.REGEX([.F71];&quot;\d+&quot;;))&gt;12;0;1)))" office:value-type="float" office:value="1" calcext:value-type="float">
            <text:p>1</text:p>
          </table:table-cell>
          <table:table-cell table:style-name="ce3" table:formula="of:=IF([.H71]=&quot;&quot;;1;IF(ISNA([.H71]);1;IF(NUMBERVALUE(ORG.LIBREOFFICE.REGEX([.H71];&quot;\d+&quot;;))&gt;13;0;1)))" office:value-type="float" office:value="1" calcext:value-type="float">
            <text:p>1</text:p>
          </table:table-cell>
          <table:table-cell table:style-name="ce12" table:formula="of:=IF([.G71]=&quot;&quot;;1;IF(ISNA([.G71]);1;IF(NUMBERVALUE(ORG.LIBREOFFICE.REGEX([.G71];&quot;\d+&quot;;))&gt;14;0;1)))" office:value-type="float" office:value="1" calcext:value-type="float">
            <text:p>1</text:p>
          </table:table-cell>
          <table:table-cell table:style-name="ce6" table:formula="of:=IF([.I71]=&quot;&quot;;1;IF(ISNA([.I71]);1;IF(NUMBERVALUE(ORG.LIBREOFFICE.REGEX([.I71];&quot;\d+&quot;;))&gt;12;0;1)))" office:value-type="float" office:value="1" calcext:value-type="float">
            <text:p>1</text:p>
          </table:table-cell>
          <table:table-cell table:style-name="ce3" table:formula="of:=IF([.K71]=&quot;&quot;;1;IF(ISNA([.K71]);1;IF(NUMBERVALUE(ORG.LIBREOFFICE.REGEX([.K71];&quot;\d+&quot;;))&gt;13;0;1)))" office:value-type="float" office:value="1" calcext:value-type="float">
            <text:p>1</text:p>
          </table:table-cell>
          <table:table-cell table:style-name="ce12" table:formula="of:=IF([.J71]=&quot;&quot;;1;IF(ISNA([.J71]);1;IF(NUMBERVALUE(ORG.LIBREOFFICE.REGEX([.J71];&quot;\d+&quot;;))&gt;14;0;1)))" office:value-type="float" office:value="1" calcext:value-type="float">
            <text:p>1</text:p>
          </table:table-cell>
          <table:table-cell table:style-name="ce6" table:formula="of:=IF([.L71]=&quot;&quot;;1;IF(ISNA([.L71]);1;IF(NUMBERVALUE(ORG.LIBREOFFICE.REGEX([.L71];&quot;\d+&quot;;))&gt;12;0;1)))" office:value-type="float" office:value="1" calcext:value-type="float">
            <text:p>1</text:p>
          </table:table-cell>
          <table:table-cell table:style-name="ce3" table:formula="of:=IF([.N71]=&quot;&quot;;1;IF(ISNA([.N71]);1;IF(NUMBERVALUE(ORG.LIBREOFFICE.REGEX([.N71];&quot;\d+&quot;;))&gt;13;0;1)))" office:value-type="float" office:value="1" calcext:value-type="float">
            <text:p>1</text:p>
          </table:table-cell>
          <table:table-cell table:style-name="ce12" table:formula="of:=IF([.M71]=&quot;&quot;;1;IF(ISNA([.M71]);1;IF(NUMBERVALUE(ORG.LIBREOFFICE.REGEX([.M71];&quot;\d+&quot;;))&gt;14;0;1)))" office:value-type="float" office:value="1" calcext:value-type="float">
            <text:p>1</text:p>
          </table:table-cell>
          <table:table-cell table:style-name="ce6" table:formula="of:=IF([.O71]=&quot;&quot;;1;IF(ISNA([.O71]);1;IF(NUMBERVALUE(ORG.LIBREOFFICE.REGEX([.O71];&quot;\d+&quot;;))&gt;12;0;1)))" office:value-type="float" office:value="1" calcext:value-type="float">
            <text:p>1</text:p>
          </table:table-cell>
          <table:table-cell table:style-name="ce3" table:formula="of:=IF([.Q71]=&quot;&quot;;1;IF(ISNA([.Q71]);1;IF(NUMBERVALUE(ORG.LIBREOFFICE.REGEX([.Q71];&quot;\d+&quot;;))&gt;13;0;1)))" office:value-type="float" office:value="1" calcext:value-type="float">
            <text:p>1</text:p>
          </table:table-cell>
          <table:table-cell table:style-name="ce12" table:formula="of:=IF([.P71]=&quot;&quot;;1;IF(ISNA([.P71]);1;IF(NUMBERVALUE(ORG.LIBREOFFICE.REGEX([.P71];&quot;\d+&quot;;))&gt;14;0;1)))" office:value-type="float" office:value="1" calcext:value-type="float">
            <text:p>1</text:p>
          </table:table-cell>
          <table:table-cell table:style-name="ce6" table:formula="of:=IF([.R71]=&quot;&quot;;1;IF(ISNA([.R71]);1;IF(NUMBERVALUE(ORG.LIBREOFFICE.REGEX([.R71];&quot;\d+&quot;;))&gt;12;0;1)))" office:value-type="float" office:value="1" calcext:value-type="float">
            <text:p>1</text:p>
          </table:table-cell>
          <table:table-cell table:style-name="ce3" table:formula="of:=IF([.T71]=&quot;&quot;;1;IF(ISNA([.T71]);1;IF(NUMBERVALUE(ORG.LIBREOFFICE.REGEX([.T71];&quot;\d+&quot;;))&gt;13;0;1)))" office:value-type="float" office:value="1" calcext:value-type="float">
            <text:p>1</text:p>
          </table:table-cell>
          <table:table-cell table:style-name="ce12" table:formula="of:=IF([.S71]=&quot;&quot;;1;IF(ISNA([.S71]);1;IF(NUMBERVALUE(ORG.LIBREOFFICE.REGEX([.S71];&quot;\d+&quot;;))&gt;14;0;1)))" office:value-type="float" office:value="1" calcext:value-type="float">
            <text:p>1</text:p>
          </table:table-cell>
          <table:table-cell table:style-name="ce3" table:formula="of:=IF([.V71]=0;0;IF([.W71]=0;0;IF([.X71]=0;0;IF([.Y71]=0;0;IF([.Z71]=0;0;IF([.AA71]=0;0;IF([.AB71]=0;0;IF([.AC71]=0;0;IF([.AD71]=0;0;IF([.AE71]=0;0;IF([.AF71]=0;0;IF([.AG71]=0;0;IF([.AH71]=0;0;IF([.AI71]=0;0;IF([.AJ71]=0;0;IF([.AK71]=0;0;IF([.AL71]=0;0;IF([.AM71]=0;0;1))))))))))))))))))" office:value-type="float" office:value="0" calcext:value-type="float">
            <text:p>0</text:p>
          </table:table-cell>
          <table:table-cell table:style-name="ce3" table:formula="of:=IF([.AN71]=1;NUMBERVALUE(ORG.LIBREOFFICE.REGEX([.A71];&quot;\d+&quot;));&quot;&quot;)">
            <text:p/>
          </table:table-cell>
          <table:table-cell/>
        </table:table-row>
        <table:table-row table:style-name="ro1">
          <table:table-cell table:formula="of:=[$Input.A70]" office:value-type="string" office:string-value="Game 70" calcext:value-type="string">
            <text:p>Game 70</text:p>
          </table:table-cell>
          <table:table-cell table:style-name="ce3" table:formula="of:=COUNTIF([$Input.B70:.G70];&quot;&lt;&gt;&quot;)" office:value-type="float" office:value="5" calcext:value-type="float">
            <text:p>5</text:p>
          </table:table-cell>
          <table:table-cell table:style-name="ce2" table:formula="of:=IF(ISBLANK([$Input.B70]);&quot;&quot;;IF(ISNA(ORG.LIBREOFFICE.REGEX([$Input.B70];&quot;\d+.red&quot;;;1));&quot;&quot;;ORG.LIBREOFFICE.REGEX([$Input.B70];&quot;\d+.red&quot;;;1)))" office:value-type="string" office:string-value="11 red" calcext:value-type="string">
            <text:p>11 red</text:p>
          </table:table-cell>
          <table:table-cell table:style-name="ce2" table:formula="of:=IF(ISBLANK([$Input.B70]);&quot;&quot;;IF(ISNA(ORG.LIBREOFFICE.REGEX([$Input.B70];&quot;\d+.blue&quot;;;1));&quot;&quot;;ORG.LIBREOFFICE.REGEX([$Input.B70];&quot;\d+.blue&quot;;;1)))" office:value-type="string" office:string-value="8 blue" calcext:value-type="string">
            <text:p>8 blue</text:p>
          </table:table-cell>
          <table:table-cell table:style-name="ce2" table:formula="of:=IF(ISBLANK([$Input.B70]);&quot;&quot;;IF(ISNA(ORG.LIBREOFFICE.REGEX([$Input.B70];&quot;\d+.green&quot;;;1));&quot;&quot;;ORG.LIBREOFFICE.REGEX([$Input.B70];&quot;\d+.green&quot;;;1)))" office:value-type="string" office:string-value="2 green" calcext:value-type="string">
            <text:p>2 green</text:p>
          </table:table-cell>
          <table:table-cell table:style-name="ce2" table:formula="of:=IF(ISBLANK([$Input.C70]);&quot;&quot;;IF(ISNA(ORG.LIBREOFFICE.REGEX([$Input.C70];&quot;\d+.red&quot;;;1));&quot;&quot;;ORG.LIBREOFFICE.REGEX([$Input.C70];&quot;\d+.red&quot;;;1)))" office:value-type="string" office:string-value="12 red" calcext:value-type="string">
            <text:p>12 red</text:p>
          </table:table-cell>
          <table:table-cell table:style-name="ce2" table:formula="of:=IF(ISBLANK([$Input.C70]);&quot;&quot;;IF(ISNA(ORG.LIBREOFFICE.REGEX([$Input.C70];&quot;\d+.blue&quot;;;1));&quot;&quot;;ORG.LIBREOFFICE.REGEX([$Input.C70];&quot;\d+.blue&quot;;;1)))" office:value-type="string" office:string-value="2 blue" calcext:value-type="string">
            <text:p>2 blue</text:p>
          </table:table-cell>
          <table:table-cell table:style-name="ce2" table:formula="of:=IF(ISBLANK([$Input.C70]);&quot;&quot;;IF(ISNA(ORG.LIBREOFFICE.REGEX([$Input.C70];&quot;\d+.green&quot;;;1));&quot;&quot;;ORG.LIBREOFFICE.REGEX([$Input.C70];&quot;\d+.green&quot;;;1)))">
            <text:p/>
          </table:table-cell>
          <table:table-cell table:style-name="ce2" table:formula="of:=IF(ISBLANK([$Input.D70]);&quot;&quot;;IF(ISNA(ORG.LIBREOFFICE.REGEX([$Input.D70];&quot;\d+.red&quot;;;1));&quot;&quot;;ORG.LIBREOFFICE.REGEX([$Input.D70];&quot;\d+.red&quot;;;1)))" office:value-type="string" office:string-value="13 red" calcext:value-type="string">
            <text:p>13 red</text:p>
          </table:table-cell>
          <table:table-cell table:style-name="ce2" table:formula="of:=IF(ISBLANK([$Input.D70]);&quot;&quot;;IF(ISNA(ORG.LIBREOFFICE.REGEX([$Input.D70];&quot;\d+.blue&quot;;;1));&quot;&quot;;ORG.LIBREOFFICE.REGEX([$Input.D70];&quot;\d+.blue&quot;;;1)))" office:value-type="string" office:string-value="6 blue" calcext:value-type="string">
            <text:p>6 blue</text:p>
          </table:table-cell>
          <table:table-cell table:style-name="ce2" table:formula="of:=IF(ISBLANK([$Input.D70]);&quot;&quot;;IF(ISNA(ORG.LIBREOFFICE.REGEX([$Input.D70];&quot;\d+.green&quot;;;1));&quot;&quot;;ORG.LIBREOFFICE.REGEX([$Input.D70];&quot;\d+.green&quot;;;1)))" office:value-type="string" office:string-value="3 green" calcext:value-type="string">
            <text:p>3 green</text:p>
          </table:table-cell>
          <table:table-cell table:style-name="ce2" table:formula="of:=IF(ISBLANK([$Input.E70]);&quot;&quot;;IF(ISNA(ORG.LIBREOFFICE.REGEX([$Input.E70];&quot;\d+.red&quot;;;1));&quot;&quot;;ORG.LIBREOFFICE.REGEX([$Input.E70];&quot;\d+.red&quot;;;1)))" office:value-type="string" office:string-value="5 red" calcext:value-type="string">
            <text:p>5 red</text:p>
          </table:table-cell>
          <table:table-cell table:style-name="ce2" table:formula="of:=IF(ISBLANK([$Input.E70]);&quot;&quot;;IF(ISNA(ORG.LIBREOFFICE.REGEX([$Input.E70];&quot;\d+.blue&quot;;;1));&quot;&quot;;ORG.LIBREOFFICE.REGEX([$Input.E70];&quot;\d+.blue&quot;;;1)))" office:value-type="string" office:string-value="7 blue" calcext:value-type="string">
            <text:p>7 blue</text:p>
          </table:table-cell>
          <table:table-cell table:style-name="ce2" table:formula="of:=IF(ISBLANK([$Input.E70]);&quot;&quot;;IF(ISNA(ORG.LIBREOFFICE.REGEX([$Input.E70];&quot;\d+.green&quot;;;1));&quot;&quot;;ORG.LIBREOFFICE.REGEX([$Input.E70];&quot;\d+.green&quot;;;1)))" office:value-type="string" office:string-value="3 green" calcext:value-type="string">
            <text:p>3 green</text:p>
          </table:table-cell>
          <table:table-cell table:style-name="ce2" table:formula="of:=IF(ISBLANK([$Input.F70]);&quot;&quot;;IF(ISNA(ORG.LIBREOFFICE.REGEX([$Input.F70];&quot;\d+.red&quot;;;1));&quot;&quot;;ORG.LIBREOFFICE.REGEX([$Input.F70];&quot;\d+.red&quot;;;1)))" office:value-type="string" office:string-value="15 red" calcext:value-type="string">
            <text:p>15 red</text:p>
          </table:table-cell>
          <table:table-cell table:style-name="ce2" table:formula="of:=IF(ISBLANK([$Input.F70]);&quot;&quot;;IF(ISNA(ORG.LIBREOFFICE.REGEX([$Input.F70];&quot;\d+.blue&quot;;;1));&quot;&quot;;ORG.LIBREOFFICE.REGEX([$Input.F70];&quot;\d+.blue&quot;;;1)))" office:value-type="string" office:string-value="1 blue" calcext:value-type="string">
            <text:p>1 blue</text:p>
          </table:table-cell>
          <table:table-cell table:style-name="ce2" table:formula="of:=IF(ISBLANK([$Input.F70]);&quot;&quot;;IF(ISNA(ORG.LIBREOFFICE.REGEX([$Input.F70];&quot;\d+.green&quot;;;1));&quot;&quot;;ORG.LIBREOFFICE.REGEX([$Input.F70];&quot;\d+.green&quot;;;1)))" office:value-type="string" office:string-value="3 green" calcext:value-type="string">
            <text:p>3 green</text:p>
          </table:table-cell>
          <table:table-cell table:style-name="ce2" table:formula="of:=IF(ISBLANK([$Input.G70]);&quot;&quot;;IF(ISNA(ORG.LIBREOFFICE.REGEX([$Input.G70];&quot;\d+.red&quot;;;1));&quot;&quot;;ORG.LIBREOFFICE.REGEX([$Input.G70];&quot;\d+.red&quot;;;1)))">
            <text:p/>
          </table:table-cell>
          <table:table-cell table:style-name="ce2" table:formula="of:=IF(ISBLANK([$Input.G70]);&quot;&quot;;IF(ISNA(ORG.LIBREOFFICE.REGEX([$Input.G70];&quot;\d+.blue&quot;;;1));&quot;&quot;;ORG.LIBREOFFICE.REGEX([$Input.G70];&quot;\d+.blue&quot;;;1)))">
            <text:p/>
          </table:table-cell>
          <table:table-cell table:style-name="ce2" table:formula="of:=IF(ISBLANK([$Input.G70]);&quot;&quot;;IF(ISNA(ORG.LIBREOFFICE.REGEX([$Input.G70];&quot;\d+.green&quot;;;1));&quot;&quot;;ORG.LIBREOFFICE.REGEX([$Input.G70];&quot;\d+.green&quot;;;1)))">
            <text:p/>
          </table:table-cell>
          <table:table-cell/>
          <table:table-cell table:style-name="ce6" table:formula="of:=IF([.C72]=&quot;&quot;;1;IF(ISNA([.C72]);1;IF(NUMBERVALUE(ORG.LIBREOFFICE.REGEX([.C72];&quot;\d+&quot;;))&gt;12;0;1)))" office:value-type="float" office:value="1" calcext:value-type="float">
            <text:p>1</text:p>
          </table:table-cell>
          <table:table-cell table:style-name="ce3" table:formula="of:=IF([.E72]=&quot;&quot;;1;IF(ISNA([.E72]);1;IF(NUMBERVALUE(ORG.LIBREOFFICE.REGEX([.E72];&quot;\d+&quot;;))&gt;13;0;1)))" office:value-type="float" office:value="1" calcext:value-type="float">
            <text:p>1</text:p>
          </table:table-cell>
          <table:table-cell table:style-name="ce12" table:formula="of:=IF([.D72]=&quot;&quot;;1;IF(ISNA([.D72]);1;IF(NUMBERVALUE(ORG.LIBREOFFICE.REGEX([.D72];&quot;\d+&quot;;))&gt;14;0;1)))" office:value-type="float" office:value="1" calcext:value-type="float">
            <text:p>1</text:p>
          </table:table-cell>
          <table:table-cell table:style-name="ce6" table:formula="of:=IF([.F72]=&quot;&quot;;1;IF(ISNA([.F72]);1;IF(NUMBERVALUE(ORG.LIBREOFFICE.REGEX([.F72];&quot;\d+&quot;;))&gt;12;0;1)))" office:value-type="float" office:value="1" calcext:value-type="float">
            <text:p>1</text:p>
          </table:table-cell>
          <table:table-cell table:style-name="ce3" table:formula="of:=IF([.H72]=&quot;&quot;;1;IF(ISNA([.H72]);1;IF(NUMBERVALUE(ORG.LIBREOFFICE.REGEX([.H72];&quot;\d+&quot;;))&gt;13;0;1)))" office:value-type="float" office:value="1" calcext:value-type="float">
            <text:p>1</text:p>
          </table:table-cell>
          <table:table-cell table:style-name="ce12" table:formula="of:=IF([.G72]=&quot;&quot;;1;IF(ISNA([.G72]);1;IF(NUMBERVALUE(ORG.LIBREOFFICE.REGEX([.G72];&quot;\d+&quot;;))&gt;14;0;1)))" office:value-type="float" office:value="1" calcext:value-type="float">
            <text:p>1</text:p>
          </table:table-cell>
          <table:table-cell table:style-name="ce6" table:formula="of:=IF([.I72]=&quot;&quot;;1;IF(ISNA([.I72]);1;IF(NUMBERVALUE(ORG.LIBREOFFICE.REGEX([.I72];&quot;\d+&quot;;))&gt;12;0;1)))" office:value-type="float" office:value="0" calcext:value-type="float">
            <text:p>0</text:p>
          </table:table-cell>
          <table:table-cell table:style-name="ce3" table:formula="of:=IF([.K72]=&quot;&quot;;1;IF(ISNA([.K72]);1;IF(NUMBERVALUE(ORG.LIBREOFFICE.REGEX([.K72];&quot;\d+&quot;;))&gt;13;0;1)))" office:value-type="float" office:value="1" calcext:value-type="float">
            <text:p>1</text:p>
          </table:table-cell>
          <table:table-cell table:style-name="ce12" table:formula="of:=IF([.J72]=&quot;&quot;;1;IF(ISNA([.J72]);1;IF(NUMBERVALUE(ORG.LIBREOFFICE.REGEX([.J72];&quot;\d+&quot;;))&gt;14;0;1)))" office:value-type="float" office:value="1" calcext:value-type="float">
            <text:p>1</text:p>
          </table:table-cell>
          <table:table-cell table:style-name="ce6" table:formula="of:=IF([.L72]=&quot;&quot;;1;IF(ISNA([.L72]);1;IF(NUMBERVALUE(ORG.LIBREOFFICE.REGEX([.L72];&quot;\d+&quot;;))&gt;12;0;1)))" office:value-type="float" office:value="1" calcext:value-type="float">
            <text:p>1</text:p>
          </table:table-cell>
          <table:table-cell table:style-name="ce3" table:formula="of:=IF([.N72]=&quot;&quot;;1;IF(ISNA([.N72]);1;IF(NUMBERVALUE(ORG.LIBREOFFICE.REGEX([.N72];&quot;\d+&quot;;))&gt;13;0;1)))" office:value-type="float" office:value="1" calcext:value-type="float">
            <text:p>1</text:p>
          </table:table-cell>
          <table:table-cell table:style-name="ce12" table:formula="of:=IF([.M72]=&quot;&quot;;1;IF(ISNA([.M72]);1;IF(NUMBERVALUE(ORG.LIBREOFFICE.REGEX([.M72];&quot;\d+&quot;;))&gt;14;0;1)))" office:value-type="float" office:value="1" calcext:value-type="float">
            <text:p>1</text:p>
          </table:table-cell>
          <table:table-cell table:style-name="ce6" table:formula="of:=IF([.O72]=&quot;&quot;;1;IF(ISNA([.O72]);1;IF(NUMBERVALUE(ORG.LIBREOFFICE.REGEX([.O72];&quot;\d+&quot;;))&gt;12;0;1)))" office:value-type="float" office:value="0" calcext:value-type="float">
            <text:p>0</text:p>
          </table:table-cell>
          <table:table-cell table:style-name="ce3" table:formula="of:=IF([.Q72]=&quot;&quot;;1;IF(ISNA([.Q72]);1;IF(NUMBERVALUE(ORG.LIBREOFFICE.REGEX([.Q72];&quot;\d+&quot;;))&gt;13;0;1)))" office:value-type="float" office:value="1" calcext:value-type="float">
            <text:p>1</text:p>
          </table:table-cell>
          <table:table-cell table:style-name="ce12" table:formula="of:=IF([.P72]=&quot;&quot;;1;IF(ISNA([.P72]);1;IF(NUMBERVALUE(ORG.LIBREOFFICE.REGEX([.P72];&quot;\d+&quot;;))&gt;14;0;1)))" office:value-type="float" office:value="1" calcext:value-type="float">
            <text:p>1</text:p>
          </table:table-cell>
          <table:table-cell table:style-name="ce6" table:formula="of:=IF([.R72]=&quot;&quot;;1;IF(ISNA([.R72]);1;IF(NUMBERVALUE(ORG.LIBREOFFICE.REGEX([.R72];&quot;\d+&quot;;))&gt;12;0;1)))" office:value-type="float" office:value="1" calcext:value-type="float">
            <text:p>1</text:p>
          </table:table-cell>
          <table:table-cell table:style-name="ce3" table:formula="of:=IF([.T72]=&quot;&quot;;1;IF(ISNA([.T72]);1;IF(NUMBERVALUE(ORG.LIBREOFFICE.REGEX([.T72];&quot;\d+&quot;;))&gt;13;0;1)))" office:value-type="float" office:value="1" calcext:value-type="float">
            <text:p>1</text:p>
          </table:table-cell>
          <table:table-cell table:style-name="ce12" table:formula="of:=IF([.S72]=&quot;&quot;;1;IF(ISNA([.S72]);1;IF(NUMBERVALUE(ORG.LIBREOFFICE.REGEX([.S72];&quot;\d+&quot;;))&gt;14;0;1)))" office:value-type="float" office:value="1" calcext:value-type="float">
            <text:p>1</text:p>
          </table:table-cell>
          <table:table-cell table:style-name="ce3" table:formula="of:=IF([.V72]=0;0;IF([.W72]=0;0;IF([.X72]=0;0;IF([.Y72]=0;0;IF([.Z72]=0;0;IF([.AA72]=0;0;IF([.AB72]=0;0;IF([.AC72]=0;0;IF([.AD72]=0;0;IF([.AE72]=0;0;IF([.AF72]=0;0;IF([.AG72]=0;0;IF([.AH72]=0;0;IF([.AI72]=0;0;IF([.AJ72]=0;0;IF([.AK72]=0;0;IF([.AL72]=0;0;IF([.AM72]=0;0;1))))))))))))))))))" office:value-type="float" office:value="0" calcext:value-type="float">
            <text:p>0</text:p>
          </table:table-cell>
          <table:table-cell table:style-name="ce3" table:formula="of:=IF([.AN72]=1;NUMBERVALUE(ORG.LIBREOFFICE.REGEX([.A72];&quot;\d+&quot;));&quot;&quot;)">
            <text:p/>
          </table:table-cell>
          <table:table-cell/>
        </table:table-row>
        <table:table-row table:style-name="ro1">
          <table:table-cell table:formula="of:=[$Input.A71]" office:value-type="string" office:string-value="Game 71" calcext:value-type="string">
            <text:p>Game 71</text:p>
          </table:table-cell>
          <table:table-cell table:style-name="ce3" table:formula="of:=COUNTIF([$Input.B71:.G71];&quot;&lt;&gt;&quot;)" office:value-type="float" office:value="4" calcext:value-type="float">
            <text:p>4</text:p>
          </table:table-cell>
          <table:table-cell table:style-name="ce2" table:formula="of:=IF(ISBLANK([$Input.B71]);&quot;&quot;;IF(ISNA(ORG.LIBREOFFICE.REGEX([$Input.B71];&quot;\d+.red&quot;;;1));&quot;&quot;;ORG.LIBREOFFICE.REGEX([$Input.B71];&quot;\d+.red&quot;;;1)))" office:value-type="string" office:string-value="7 red" calcext:value-type="string">
            <text:p>7 red</text:p>
          </table:table-cell>
          <table:table-cell table:style-name="ce2" table:formula="of:=IF(ISBLANK([$Input.B71]);&quot;&quot;;IF(ISNA(ORG.LIBREOFFICE.REGEX([$Input.B71];&quot;\d+.blue&quot;;;1));&quot;&quot;;ORG.LIBREOFFICE.REGEX([$Input.B71];&quot;\d+.blue&quot;;;1)))">
            <text:p/>
          </table:table-cell>
          <table:table-cell table:style-name="ce2" table:formula="of:=IF(ISBLANK([$Input.B71]);&quot;&quot;;IF(ISNA(ORG.LIBREOFFICE.REGEX([$Input.B71];&quot;\d+.green&quot;;;1));&quot;&quot;;ORG.LIBREOFFICE.REGEX([$Input.B71];&quot;\d+.green&quot;;;1)))" office:value-type="string" office:string-value="9 green" calcext:value-type="string">
            <text:p>9 green</text:p>
          </table:table-cell>
          <table:table-cell table:style-name="ce2" table:formula="of:=IF(ISBLANK([$Input.C71]);&quot;&quot;;IF(ISNA(ORG.LIBREOFFICE.REGEX([$Input.C71];&quot;\d+.red&quot;;;1));&quot;&quot;;ORG.LIBREOFFICE.REGEX([$Input.C71];&quot;\d+.red&quot;;;1)))" office:value-type="string" office:string-value="7 red" calcext:value-type="string">
            <text:p>7 red</text:p>
          </table:table-cell>
          <table:table-cell table:style-name="ce2" table:formula="of:=IF(ISBLANK([$Input.C71]);&quot;&quot;;IF(ISNA(ORG.LIBREOFFICE.REGEX([$Input.C71];&quot;\d+.blue&quot;;;1));&quot;&quot;;ORG.LIBREOFFICE.REGEX([$Input.C71];&quot;\d+.blue&quot;;;1)))" office:value-type="string" office:string-value="4 blue" calcext:value-type="string">
            <text:p>4 blue</text:p>
          </table:table-cell>
          <table:table-cell table:style-name="ce2" table:formula="of:=IF(ISBLANK([$Input.C71]);&quot;&quot;;IF(ISNA(ORG.LIBREOFFICE.REGEX([$Input.C71];&quot;\d+.green&quot;;;1));&quot;&quot;;ORG.LIBREOFFICE.REGEX([$Input.C71];&quot;\d+.green&quot;;;1)))" office:value-type="string" office:string-value="9 green" calcext:value-type="string">
            <text:p>9 green</text:p>
          </table:table-cell>
          <table:table-cell table:style-name="ce2" table:formula="of:=IF(ISBLANK([$Input.D71]);&quot;&quot;;IF(ISNA(ORG.LIBREOFFICE.REGEX([$Input.D71];&quot;\d+.red&quot;;;1));&quot;&quot;;ORG.LIBREOFFICE.REGEX([$Input.D71];&quot;\d+.red&quot;;;1)))">
            <text:p/>
          </table:table-cell>
          <table:table-cell table:style-name="ce2" table:formula="of:=IF(ISBLANK([$Input.D71]);&quot;&quot;;IF(ISNA(ORG.LIBREOFFICE.REGEX([$Input.D71];&quot;\d+.blue&quot;;;1));&quot;&quot;;ORG.LIBREOFFICE.REGEX([$Input.D71];&quot;\d+.blue&quot;;;1)))" office:value-type="string" office:string-value="4 blue" calcext:value-type="string">
            <text:p>4 blue</text:p>
          </table:table-cell>
          <table:table-cell table:style-name="ce2" table:formula="of:=IF(ISBLANK([$Input.D71]);&quot;&quot;;IF(ISNA(ORG.LIBREOFFICE.REGEX([$Input.D71];&quot;\d+.green&quot;;;1));&quot;&quot;;ORG.LIBREOFFICE.REGEX([$Input.D71];&quot;\d+.green&quot;;;1)))" office:value-type="string" office:string-value="2 green" calcext:value-type="string">
            <text:p>2 green</text:p>
          </table:table-cell>
          <table:table-cell table:style-name="ce2" table:formula="of:=IF(ISBLANK([$Input.E71]);&quot;&quot;;IF(ISNA(ORG.LIBREOFFICE.REGEX([$Input.E71];&quot;\d+.red&quot;;;1));&quot;&quot;;ORG.LIBREOFFICE.REGEX([$Input.E71];&quot;\d+.red&quot;;;1)))" office:value-type="string" office:string-value="2 red" calcext:value-type="string">
            <text:p>2 red</text:p>
          </table:table-cell>
          <table:table-cell table:style-name="ce2" table:formula="of:=IF(ISBLANK([$Input.E71]);&quot;&quot;;IF(ISNA(ORG.LIBREOFFICE.REGEX([$Input.E71];&quot;\d+.blue&quot;;;1));&quot;&quot;;ORG.LIBREOFFICE.REGEX([$Input.E71];&quot;\d+.blue&quot;;;1)))" office:value-type="string" office:string-value="6 blue" calcext:value-type="string">
            <text:p>6 blue</text:p>
          </table:table-cell>
          <table:table-cell table:style-name="ce2" table:formula="of:=IF(ISBLANK([$Input.E71]);&quot;&quot;;IF(ISNA(ORG.LIBREOFFICE.REGEX([$Input.E71];&quot;\d+.green&quot;;;1));&quot;&quot;;ORG.LIBREOFFICE.REGEX([$Input.E71];&quot;\d+.green&quot;;;1)))" office:value-type="string" office:string-value="9 green" calcext:value-type="string">
            <text:p>9 green</text:p>
          </table:table-cell>
          <table:table-cell table:style-name="ce2" table:formula="of:=IF(ISBLANK([$Input.F71]);&quot;&quot;;IF(ISNA(ORG.LIBREOFFICE.REGEX([$Input.F71];&quot;\d+.red&quot;;;1));&quot;&quot;;ORG.LIBREOFFICE.REGEX([$Input.F71];&quot;\d+.red&quot;;;1)))">
            <text:p/>
          </table:table-cell>
          <table:table-cell table:style-name="ce2" table:formula="of:=IF(ISBLANK([$Input.F71]);&quot;&quot;;IF(ISNA(ORG.LIBREOFFICE.REGEX([$Input.F71];&quot;\d+.blue&quot;;;1));&quot;&quot;;ORG.LIBREOFFICE.REGEX([$Input.F71];&quot;\d+.blue&quot;;;1)))">
            <text:p/>
          </table:table-cell>
          <table:table-cell table:style-name="ce2" table:formula="of:=IF(ISBLANK([$Input.F71]);&quot;&quot;;IF(ISNA(ORG.LIBREOFFICE.REGEX([$Input.F71];&quot;\d+.green&quot;;;1));&quot;&quot;;ORG.LIBREOFFICE.REGEX([$Input.F71];&quot;\d+.green&quot;;;1)))">
            <text:p/>
          </table:table-cell>
          <table:table-cell table:style-name="ce2" table:formula="of:=IF(ISBLANK([$Input.G71]);&quot;&quot;;IF(ISNA(ORG.LIBREOFFICE.REGEX([$Input.G71];&quot;\d+.red&quot;;;1));&quot;&quot;;ORG.LIBREOFFICE.REGEX([$Input.G71];&quot;\d+.red&quot;;;1)))">
            <text:p/>
          </table:table-cell>
          <table:table-cell table:style-name="ce2" table:formula="of:=IF(ISBLANK([$Input.G71]);&quot;&quot;;IF(ISNA(ORG.LIBREOFFICE.REGEX([$Input.G71];&quot;\d+.blue&quot;;;1));&quot;&quot;;ORG.LIBREOFFICE.REGEX([$Input.G71];&quot;\d+.blue&quot;;;1)))">
            <text:p/>
          </table:table-cell>
          <table:table-cell table:style-name="ce2" table:formula="of:=IF(ISBLANK([$Input.G71]);&quot;&quot;;IF(ISNA(ORG.LIBREOFFICE.REGEX([$Input.G71];&quot;\d+.green&quot;;;1));&quot;&quot;;ORG.LIBREOFFICE.REGEX([$Input.G71];&quot;\d+.green&quot;;;1)))">
            <text:p/>
          </table:table-cell>
          <table:table-cell/>
          <table:table-cell table:style-name="ce6" table:formula="of:=IF([.C73]=&quot;&quot;;1;IF(ISNA([.C73]);1;IF(NUMBERVALUE(ORG.LIBREOFFICE.REGEX([.C73];&quot;\d+&quot;;))&gt;12;0;1)))" office:value-type="float" office:value="1" calcext:value-type="float">
            <text:p>1</text:p>
          </table:table-cell>
          <table:table-cell table:style-name="ce3" table:formula="of:=IF([.E73]=&quot;&quot;;1;IF(ISNA([.E73]);1;IF(NUMBERVALUE(ORG.LIBREOFFICE.REGEX([.E73];&quot;\d+&quot;;))&gt;13;0;1)))" office:value-type="float" office:value="1" calcext:value-type="float">
            <text:p>1</text:p>
          </table:table-cell>
          <table:table-cell table:style-name="ce12" table:formula="of:=IF([.D73]=&quot;&quot;;1;IF(ISNA([.D73]);1;IF(NUMBERVALUE(ORG.LIBREOFFICE.REGEX([.D73];&quot;\d+&quot;;))&gt;14;0;1)))" office:value-type="float" office:value="1" calcext:value-type="float">
            <text:p>1</text:p>
          </table:table-cell>
          <table:table-cell table:style-name="ce6" table:formula="of:=IF([.F73]=&quot;&quot;;1;IF(ISNA([.F73]);1;IF(NUMBERVALUE(ORG.LIBREOFFICE.REGEX([.F73];&quot;\d+&quot;;))&gt;12;0;1)))" office:value-type="float" office:value="1" calcext:value-type="float">
            <text:p>1</text:p>
          </table:table-cell>
          <table:table-cell table:style-name="ce3" table:formula="of:=IF([.H73]=&quot;&quot;;1;IF(ISNA([.H73]);1;IF(NUMBERVALUE(ORG.LIBREOFFICE.REGEX([.H73];&quot;\d+&quot;;))&gt;13;0;1)))" office:value-type="float" office:value="1" calcext:value-type="float">
            <text:p>1</text:p>
          </table:table-cell>
          <table:table-cell table:style-name="ce12" table:formula="of:=IF([.G73]=&quot;&quot;;1;IF(ISNA([.G73]);1;IF(NUMBERVALUE(ORG.LIBREOFFICE.REGEX([.G73];&quot;\d+&quot;;))&gt;14;0;1)))" office:value-type="float" office:value="1" calcext:value-type="float">
            <text:p>1</text:p>
          </table:table-cell>
          <table:table-cell table:style-name="ce6" table:formula="of:=IF([.I73]=&quot;&quot;;1;IF(ISNA([.I73]);1;IF(NUMBERVALUE(ORG.LIBREOFFICE.REGEX([.I73];&quot;\d+&quot;;))&gt;12;0;1)))" office:value-type="float" office:value="1" calcext:value-type="float">
            <text:p>1</text:p>
          </table:table-cell>
          <table:table-cell table:style-name="ce3" table:formula="of:=IF([.K73]=&quot;&quot;;1;IF(ISNA([.K73]);1;IF(NUMBERVALUE(ORG.LIBREOFFICE.REGEX([.K73];&quot;\d+&quot;;))&gt;13;0;1)))" office:value-type="float" office:value="1" calcext:value-type="float">
            <text:p>1</text:p>
          </table:table-cell>
          <table:table-cell table:style-name="ce12" table:formula="of:=IF([.J73]=&quot;&quot;;1;IF(ISNA([.J73]);1;IF(NUMBERVALUE(ORG.LIBREOFFICE.REGEX([.J73];&quot;\d+&quot;;))&gt;14;0;1)))" office:value-type="float" office:value="1" calcext:value-type="float">
            <text:p>1</text:p>
          </table:table-cell>
          <table:table-cell table:style-name="ce6" table:formula="of:=IF([.L73]=&quot;&quot;;1;IF(ISNA([.L73]);1;IF(NUMBERVALUE(ORG.LIBREOFFICE.REGEX([.L73];&quot;\d+&quot;;))&gt;12;0;1)))" office:value-type="float" office:value="1" calcext:value-type="float">
            <text:p>1</text:p>
          </table:table-cell>
          <table:table-cell table:style-name="ce3" table:formula="of:=IF([.N73]=&quot;&quot;;1;IF(ISNA([.N73]);1;IF(NUMBERVALUE(ORG.LIBREOFFICE.REGEX([.N73];&quot;\d+&quot;;))&gt;13;0;1)))" office:value-type="float" office:value="1" calcext:value-type="float">
            <text:p>1</text:p>
          </table:table-cell>
          <table:table-cell table:style-name="ce12" table:formula="of:=IF([.M73]=&quot;&quot;;1;IF(ISNA([.M73]);1;IF(NUMBERVALUE(ORG.LIBREOFFICE.REGEX([.M73];&quot;\d+&quot;;))&gt;14;0;1)))" office:value-type="float" office:value="1" calcext:value-type="float">
            <text:p>1</text:p>
          </table:table-cell>
          <table:table-cell table:style-name="ce6" table:formula="of:=IF([.O73]=&quot;&quot;;1;IF(ISNA([.O73]);1;IF(NUMBERVALUE(ORG.LIBREOFFICE.REGEX([.O73];&quot;\d+&quot;;))&gt;12;0;1)))" office:value-type="float" office:value="1" calcext:value-type="float">
            <text:p>1</text:p>
          </table:table-cell>
          <table:table-cell table:style-name="ce3" table:formula="of:=IF([.Q73]=&quot;&quot;;1;IF(ISNA([.Q73]);1;IF(NUMBERVALUE(ORG.LIBREOFFICE.REGEX([.Q73];&quot;\d+&quot;;))&gt;13;0;1)))" office:value-type="float" office:value="1" calcext:value-type="float">
            <text:p>1</text:p>
          </table:table-cell>
          <table:table-cell table:style-name="ce12" table:formula="of:=IF([.P73]=&quot;&quot;;1;IF(ISNA([.P73]);1;IF(NUMBERVALUE(ORG.LIBREOFFICE.REGEX([.P73];&quot;\d+&quot;;))&gt;14;0;1)))" office:value-type="float" office:value="1" calcext:value-type="float">
            <text:p>1</text:p>
          </table:table-cell>
          <table:table-cell table:style-name="ce6" table:formula="of:=IF([.R73]=&quot;&quot;;1;IF(ISNA([.R73]);1;IF(NUMBERVALUE(ORG.LIBREOFFICE.REGEX([.R73];&quot;\d+&quot;;))&gt;12;0;1)))" office:value-type="float" office:value="1" calcext:value-type="float">
            <text:p>1</text:p>
          </table:table-cell>
          <table:table-cell table:style-name="ce3" table:formula="of:=IF([.T73]=&quot;&quot;;1;IF(ISNA([.T73]);1;IF(NUMBERVALUE(ORG.LIBREOFFICE.REGEX([.T73];&quot;\d+&quot;;))&gt;13;0;1)))" office:value-type="float" office:value="1" calcext:value-type="float">
            <text:p>1</text:p>
          </table:table-cell>
          <table:table-cell table:style-name="ce12" table:formula="of:=IF([.S73]=&quot;&quot;;1;IF(ISNA([.S73]);1;IF(NUMBERVALUE(ORG.LIBREOFFICE.REGEX([.S73];&quot;\d+&quot;;))&gt;14;0;1)))" office:value-type="float" office:value="1" calcext:value-type="float">
            <text:p>1</text:p>
          </table:table-cell>
          <table:table-cell table:style-name="ce3" table:formula="of:=IF([.V73]=0;0;IF([.W73]=0;0;IF([.X73]=0;0;IF([.Y73]=0;0;IF([.Z73]=0;0;IF([.AA73]=0;0;IF([.AB73]=0;0;IF([.AC73]=0;0;IF([.AD73]=0;0;IF([.AE73]=0;0;IF([.AF73]=0;0;IF([.AG73]=0;0;IF([.AH73]=0;0;IF([.AI73]=0;0;IF([.AJ73]=0;0;IF([.AK73]=0;0;IF([.AL73]=0;0;IF([.AM73]=0;0;1))))))))))))))))))" office:value-type="float" office:value="1" calcext:value-type="float">
            <text:p>1</text:p>
          </table:table-cell>
          <table:table-cell table:style-name="ce3" table:formula="of:=IF([.AN73]=1;NUMBERVALUE(ORG.LIBREOFFICE.REGEX([.A73];&quot;\d+&quot;));&quot;&quot;)" office:value-type="float" office:value="71" calcext:value-type="float">
            <text:p>71</text:p>
          </table:table-cell>
          <table:table-cell/>
        </table:table-row>
        <table:table-row table:style-name="ro1">
          <table:table-cell table:formula="of:=[$Input.A72]" office:value-type="string" office:string-value="Game 72" calcext:value-type="string">
            <text:p>Game 72</text:p>
          </table:table-cell>
          <table:table-cell table:style-name="ce3" table:formula="of:=COUNTIF([$Input.B72:.G72];&quot;&lt;&gt;&quot;)" office:value-type="float" office:value="3" calcext:value-type="float">
            <text:p>3</text:p>
          </table:table-cell>
          <table:table-cell table:style-name="ce2" table:formula="of:=IF(ISBLANK([$Input.B72]);&quot;&quot;;IF(ISNA(ORG.LIBREOFFICE.REGEX([$Input.B72];&quot;\d+.red&quot;;;1));&quot;&quot;;ORG.LIBREOFFICE.REGEX([$Input.B72];&quot;\d+.red&quot;;;1)))">
            <text:p/>
          </table:table-cell>
          <table:table-cell table:style-name="ce2" table:formula="of:=IF(ISBLANK([$Input.B72]);&quot;&quot;;IF(ISNA(ORG.LIBREOFFICE.REGEX([$Input.B72];&quot;\d+.blue&quot;;;1));&quot;&quot;;ORG.LIBREOFFICE.REGEX([$Input.B72];&quot;\d+.blue&quot;;;1)))" office:value-type="string" office:string-value="14 blue" calcext:value-type="string">
            <text:p>14 blue</text:p>
          </table:table-cell>
          <table:table-cell table:style-name="ce2" table:formula="of:=IF(ISBLANK([$Input.B72]);&quot;&quot;;IF(ISNA(ORG.LIBREOFFICE.REGEX([$Input.B72];&quot;\d+.green&quot;;;1));&quot;&quot;;ORG.LIBREOFFICE.REGEX([$Input.B72];&quot;\d+.green&quot;;;1)))" office:value-type="string" office:string-value="1 green" calcext:value-type="string">
            <text:p>1 green</text:p>
          </table:table-cell>
          <table:table-cell table:style-name="ce2" table:formula="of:=IF(ISBLANK([$Input.C72]);&quot;&quot;;IF(ISNA(ORG.LIBREOFFICE.REGEX([$Input.C72];&quot;\d+.red&quot;;;1));&quot;&quot;;ORG.LIBREOFFICE.REGEX([$Input.C72];&quot;\d+.red&quot;;;1)))" office:value-type="string" office:string-value="4 red" calcext:value-type="string">
            <text:p>4 red</text:p>
          </table:table-cell>
          <table:table-cell table:style-name="ce2" table:formula="of:=IF(ISBLANK([$Input.C72]);&quot;&quot;;IF(ISNA(ORG.LIBREOFFICE.REGEX([$Input.C72];&quot;\d+.blue&quot;;;1));&quot;&quot;;ORG.LIBREOFFICE.REGEX([$Input.C72];&quot;\d+.blue&quot;;;1)))" office:value-type="string" office:string-value="9 blue" calcext:value-type="string">
            <text:p>9 blue</text:p>
          </table:table-cell>
          <table:table-cell table:style-name="ce2" table:formula="of:=IF(ISBLANK([$Input.C72]);&quot;&quot;;IF(ISNA(ORG.LIBREOFFICE.REGEX([$Input.C72];&quot;\d+.green&quot;;;1));&quot;&quot;;ORG.LIBREOFFICE.REGEX([$Input.C72];&quot;\d+.green&quot;;;1)))" office:value-type="string" office:string-value="1 green" calcext:value-type="string">
            <text:p>1 green</text:p>
          </table:table-cell>
          <table:table-cell table:style-name="ce2" table:formula="of:=IF(ISBLANK([$Input.D72]);&quot;&quot;;IF(ISNA(ORG.LIBREOFFICE.REGEX([$Input.D72];&quot;\d+.red&quot;;;1));&quot;&quot;;ORG.LIBREOFFICE.REGEX([$Input.D72];&quot;\d+.red&quot;;;1)))" office:value-type="string" office:string-value="8 red" calcext:value-type="string">
            <text:p>8 red</text:p>
          </table:table-cell>
          <table:table-cell table:style-name="ce2" table:formula="of:=IF(ISBLANK([$Input.D72]);&quot;&quot;;IF(ISNA(ORG.LIBREOFFICE.REGEX([$Input.D72];&quot;\d+.blue&quot;;;1));&quot;&quot;;ORG.LIBREOFFICE.REGEX([$Input.D72];&quot;\d+.blue&quot;;;1)))" office:value-type="string" office:string-value="6 blue" calcext:value-type="string">
            <text:p>6 blue</text:p>
          </table:table-cell>
          <table:table-cell table:style-name="ce2" table:formula="of:=IF(ISBLANK([$Input.D72]);&quot;&quot;;IF(ISNA(ORG.LIBREOFFICE.REGEX([$Input.D72];&quot;\d+.green&quot;;;1));&quot;&quot;;ORG.LIBREOFFICE.REGEX([$Input.D72];&quot;\d+.green&quot;;;1)))" office:value-type="string" office:string-value="2 green" calcext:value-type="string">
            <text:p>2 green</text:p>
          </table:table-cell>
          <table:table-cell table:style-name="ce2" table:formula="of:=IF(ISBLANK([$Input.E72]);&quot;&quot;;IF(ISNA(ORG.LIBREOFFICE.REGEX([$Input.E72];&quot;\d+.red&quot;;;1));&quot;&quot;;ORG.LIBREOFFICE.REGEX([$Input.E72];&quot;\d+.red&quot;;;1)))">
            <text:p/>
          </table:table-cell>
          <table:table-cell table:style-name="ce2" table:formula="of:=IF(ISBLANK([$Input.E72]);&quot;&quot;;IF(ISNA(ORG.LIBREOFFICE.REGEX([$Input.E72];&quot;\d+.blue&quot;;;1));&quot;&quot;;ORG.LIBREOFFICE.REGEX([$Input.E72];&quot;\d+.blue&quot;;;1)))">
            <text:p/>
          </table:table-cell>
          <table:table-cell table:style-name="ce2" table:formula="of:=IF(ISBLANK([$Input.E72]);&quot;&quot;;IF(ISNA(ORG.LIBREOFFICE.REGEX([$Input.E72];&quot;\d+.green&quot;;;1));&quot;&quot;;ORG.LIBREOFFICE.REGEX([$Input.E72];&quot;\d+.green&quot;;;1)))">
            <text:p/>
          </table:table-cell>
          <table:table-cell table:style-name="ce2" table:formula="of:=IF(ISBLANK([$Input.F72]);&quot;&quot;;IF(ISNA(ORG.LIBREOFFICE.REGEX([$Input.F72];&quot;\d+.red&quot;;;1));&quot;&quot;;ORG.LIBREOFFICE.REGEX([$Input.F72];&quot;\d+.red&quot;;;1)))">
            <text:p/>
          </table:table-cell>
          <table:table-cell table:style-name="ce2" table:formula="of:=IF(ISBLANK([$Input.F72]);&quot;&quot;;IF(ISNA(ORG.LIBREOFFICE.REGEX([$Input.F72];&quot;\d+.blue&quot;;;1));&quot;&quot;;ORG.LIBREOFFICE.REGEX([$Input.F72];&quot;\d+.blue&quot;;;1)))">
            <text:p/>
          </table:table-cell>
          <table:table-cell table:style-name="ce2" table:formula="of:=IF(ISBLANK([$Input.F72]);&quot;&quot;;IF(ISNA(ORG.LIBREOFFICE.REGEX([$Input.F72];&quot;\d+.green&quot;;;1));&quot;&quot;;ORG.LIBREOFFICE.REGEX([$Input.F72];&quot;\d+.green&quot;;;1)))">
            <text:p/>
          </table:table-cell>
          <table:table-cell table:style-name="ce2" table:formula="of:=IF(ISBLANK([$Input.G72]);&quot;&quot;;IF(ISNA(ORG.LIBREOFFICE.REGEX([$Input.G72];&quot;\d+.red&quot;;;1));&quot;&quot;;ORG.LIBREOFFICE.REGEX([$Input.G72];&quot;\d+.red&quot;;;1)))">
            <text:p/>
          </table:table-cell>
          <table:table-cell table:style-name="ce2" table:formula="of:=IF(ISBLANK([$Input.G72]);&quot;&quot;;IF(ISNA(ORG.LIBREOFFICE.REGEX([$Input.G72];&quot;\d+.blue&quot;;;1));&quot;&quot;;ORG.LIBREOFFICE.REGEX([$Input.G72];&quot;\d+.blue&quot;;;1)))">
            <text:p/>
          </table:table-cell>
          <table:table-cell table:style-name="ce2" table:formula="of:=IF(ISBLANK([$Input.G72]);&quot;&quot;;IF(ISNA(ORG.LIBREOFFICE.REGEX([$Input.G72];&quot;\d+.green&quot;;;1));&quot;&quot;;ORG.LIBREOFFICE.REGEX([$Input.G72];&quot;\d+.green&quot;;;1)))">
            <text:p/>
          </table:table-cell>
          <table:table-cell/>
          <table:table-cell table:style-name="ce6" table:formula="of:=IF([.C74]=&quot;&quot;;1;IF(ISNA([.C74]);1;IF(NUMBERVALUE(ORG.LIBREOFFICE.REGEX([.C74];&quot;\d+&quot;;))&gt;12;0;1)))" office:value-type="float" office:value="1" calcext:value-type="float">
            <text:p>1</text:p>
          </table:table-cell>
          <table:table-cell table:style-name="ce3" table:formula="of:=IF([.E74]=&quot;&quot;;1;IF(ISNA([.E74]);1;IF(NUMBERVALUE(ORG.LIBREOFFICE.REGEX([.E74];&quot;\d+&quot;;))&gt;13;0;1)))" office:value-type="float" office:value="1" calcext:value-type="float">
            <text:p>1</text:p>
          </table:table-cell>
          <table:table-cell table:style-name="ce12" table:formula="of:=IF([.D74]=&quot;&quot;;1;IF(ISNA([.D74]);1;IF(NUMBERVALUE(ORG.LIBREOFFICE.REGEX([.D74];&quot;\d+&quot;;))&gt;14;0;1)))" office:value-type="float" office:value="1" calcext:value-type="float">
            <text:p>1</text:p>
          </table:table-cell>
          <table:table-cell table:style-name="ce6" table:formula="of:=IF([.F74]=&quot;&quot;;1;IF(ISNA([.F74]);1;IF(NUMBERVALUE(ORG.LIBREOFFICE.REGEX([.F74];&quot;\d+&quot;;))&gt;12;0;1)))" office:value-type="float" office:value="1" calcext:value-type="float">
            <text:p>1</text:p>
          </table:table-cell>
          <table:table-cell table:style-name="ce3" table:formula="of:=IF([.H74]=&quot;&quot;;1;IF(ISNA([.H74]);1;IF(NUMBERVALUE(ORG.LIBREOFFICE.REGEX([.H74];&quot;\d+&quot;;))&gt;13;0;1)))" office:value-type="float" office:value="1" calcext:value-type="float">
            <text:p>1</text:p>
          </table:table-cell>
          <table:table-cell table:style-name="ce12" table:formula="of:=IF([.G74]=&quot;&quot;;1;IF(ISNA([.G74]);1;IF(NUMBERVALUE(ORG.LIBREOFFICE.REGEX([.G74];&quot;\d+&quot;;))&gt;14;0;1)))" office:value-type="float" office:value="1" calcext:value-type="float">
            <text:p>1</text:p>
          </table:table-cell>
          <table:table-cell table:style-name="ce6" table:formula="of:=IF([.I74]=&quot;&quot;;1;IF(ISNA([.I74]);1;IF(NUMBERVALUE(ORG.LIBREOFFICE.REGEX([.I74];&quot;\d+&quot;;))&gt;12;0;1)))" office:value-type="float" office:value="1" calcext:value-type="float">
            <text:p>1</text:p>
          </table:table-cell>
          <table:table-cell table:style-name="ce3" table:formula="of:=IF([.K74]=&quot;&quot;;1;IF(ISNA([.K74]);1;IF(NUMBERVALUE(ORG.LIBREOFFICE.REGEX([.K74];&quot;\d+&quot;;))&gt;13;0;1)))" office:value-type="float" office:value="1" calcext:value-type="float">
            <text:p>1</text:p>
          </table:table-cell>
          <table:table-cell table:style-name="ce12" table:formula="of:=IF([.J74]=&quot;&quot;;1;IF(ISNA([.J74]);1;IF(NUMBERVALUE(ORG.LIBREOFFICE.REGEX([.J74];&quot;\d+&quot;;))&gt;14;0;1)))" office:value-type="float" office:value="1" calcext:value-type="float">
            <text:p>1</text:p>
          </table:table-cell>
          <table:table-cell table:style-name="ce6" table:formula="of:=IF([.L74]=&quot;&quot;;1;IF(ISNA([.L74]);1;IF(NUMBERVALUE(ORG.LIBREOFFICE.REGEX([.L74];&quot;\d+&quot;;))&gt;12;0;1)))" office:value-type="float" office:value="1" calcext:value-type="float">
            <text:p>1</text:p>
          </table:table-cell>
          <table:table-cell table:style-name="ce3" table:formula="of:=IF([.N74]=&quot;&quot;;1;IF(ISNA([.N74]);1;IF(NUMBERVALUE(ORG.LIBREOFFICE.REGEX([.N74];&quot;\d+&quot;;))&gt;13;0;1)))" office:value-type="float" office:value="1" calcext:value-type="float">
            <text:p>1</text:p>
          </table:table-cell>
          <table:table-cell table:style-name="ce12" table:formula="of:=IF([.M74]=&quot;&quot;;1;IF(ISNA([.M74]);1;IF(NUMBERVALUE(ORG.LIBREOFFICE.REGEX([.M74];&quot;\d+&quot;;))&gt;14;0;1)))" office:value-type="float" office:value="1" calcext:value-type="float">
            <text:p>1</text:p>
          </table:table-cell>
          <table:table-cell table:style-name="ce6" table:formula="of:=IF([.O74]=&quot;&quot;;1;IF(ISNA([.O74]);1;IF(NUMBERVALUE(ORG.LIBREOFFICE.REGEX([.O74];&quot;\d+&quot;;))&gt;12;0;1)))" office:value-type="float" office:value="1" calcext:value-type="float">
            <text:p>1</text:p>
          </table:table-cell>
          <table:table-cell table:style-name="ce3" table:formula="of:=IF([.Q74]=&quot;&quot;;1;IF(ISNA([.Q74]);1;IF(NUMBERVALUE(ORG.LIBREOFFICE.REGEX([.Q74];&quot;\d+&quot;;))&gt;13;0;1)))" office:value-type="float" office:value="1" calcext:value-type="float">
            <text:p>1</text:p>
          </table:table-cell>
          <table:table-cell table:style-name="ce12" table:formula="of:=IF([.P74]=&quot;&quot;;1;IF(ISNA([.P74]);1;IF(NUMBERVALUE(ORG.LIBREOFFICE.REGEX([.P74];&quot;\d+&quot;;))&gt;14;0;1)))" office:value-type="float" office:value="1" calcext:value-type="float">
            <text:p>1</text:p>
          </table:table-cell>
          <table:table-cell table:style-name="ce6" table:formula="of:=IF([.R74]=&quot;&quot;;1;IF(ISNA([.R74]);1;IF(NUMBERVALUE(ORG.LIBREOFFICE.REGEX([.R74];&quot;\d+&quot;;))&gt;12;0;1)))" office:value-type="float" office:value="1" calcext:value-type="float">
            <text:p>1</text:p>
          </table:table-cell>
          <table:table-cell table:style-name="ce3" table:formula="of:=IF([.T74]=&quot;&quot;;1;IF(ISNA([.T74]);1;IF(NUMBERVALUE(ORG.LIBREOFFICE.REGEX([.T74];&quot;\d+&quot;;))&gt;13;0;1)))" office:value-type="float" office:value="1" calcext:value-type="float">
            <text:p>1</text:p>
          </table:table-cell>
          <table:table-cell table:style-name="ce12" table:formula="of:=IF([.S74]=&quot;&quot;;1;IF(ISNA([.S74]);1;IF(NUMBERVALUE(ORG.LIBREOFFICE.REGEX([.S74];&quot;\d+&quot;;))&gt;14;0;1)))" office:value-type="float" office:value="1" calcext:value-type="float">
            <text:p>1</text:p>
          </table:table-cell>
          <table:table-cell table:style-name="ce3" table:formula="of:=IF([.V74]=0;0;IF([.W74]=0;0;IF([.X74]=0;0;IF([.Y74]=0;0;IF([.Z74]=0;0;IF([.AA74]=0;0;IF([.AB74]=0;0;IF([.AC74]=0;0;IF([.AD74]=0;0;IF([.AE74]=0;0;IF([.AF74]=0;0;IF([.AG74]=0;0;IF([.AH74]=0;0;IF([.AI74]=0;0;IF([.AJ74]=0;0;IF([.AK74]=0;0;IF([.AL74]=0;0;IF([.AM74]=0;0;1))))))))))))))))))" office:value-type="float" office:value="1" calcext:value-type="float">
            <text:p>1</text:p>
          </table:table-cell>
          <table:table-cell table:style-name="ce3" table:formula="of:=IF([.AN74]=1;NUMBERVALUE(ORG.LIBREOFFICE.REGEX([.A74];&quot;\d+&quot;));&quot;&quot;)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Input.A73]" office:value-type="string" office:string-value="Game 73" calcext:value-type="string">
            <text:p>Game 73</text:p>
          </table:table-cell>
          <table:table-cell table:style-name="ce3" table:formula="of:=COUNTIF([$Input.B73:.G73];&quot;&lt;&gt;&quot;)" office:value-type="float" office:value="5" calcext:value-type="float">
            <text:p>5</text:p>
          </table:table-cell>
          <table:table-cell table:style-name="ce2" table:formula="of:=IF(ISBLANK([$Input.B73]);&quot;&quot;;IF(ISNA(ORG.LIBREOFFICE.REGEX([$Input.B73];&quot;\d+.red&quot;;;1));&quot;&quot;;ORG.LIBREOFFICE.REGEX([$Input.B73];&quot;\d+.red&quot;;;1)))">
            <text:p/>
          </table:table-cell>
          <table:table-cell table:style-name="ce2" table:formula="of:=IF(ISBLANK([$Input.B73]);&quot;&quot;;IF(ISNA(ORG.LIBREOFFICE.REGEX([$Input.B73];&quot;\d+.blue&quot;;;1));&quot;&quot;;ORG.LIBREOFFICE.REGEX([$Input.B73];&quot;\d+.blue&quot;;;1)))">
            <text:p/>
          </table:table-cell>
          <table:table-cell table:style-name="ce2" table:formula="of:=IF(ISBLANK([$Input.B73]);&quot;&quot;;IF(ISNA(ORG.LIBREOFFICE.REGEX([$Input.B73];&quot;\d+.green&quot;;;1));&quot;&quot;;ORG.LIBREOFFICE.REGEX([$Input.B73];&quot;\d+.green&quot;;;1)))" office:value-type="string" office:string-value="17 green" calcext:value-type="string">
            <text:p>17 green</text:p>
          </table:table-cell>
          <table:table-cell table:style-name="ce2" table:formula="of:=IF(ISBLANK([$Input.C73]);&quot;&quot;;IF(ISNA(ORG.LIBREOFFICE.REGEX([$Input.C73];&quot;\d+.red&quot;;;1));&quot;&quot;;ORG.LIBREOFFICE.REGEX([$Input.C73];&quot;\d+.red&quot;;;1)))" office:value-type="string" office:string-value="2 red" calcext:value-type="string">
            <text:p>2 red</text:p>
          </table:table-cell>
          <table:table-cell table:style-name="ce2" table:formula="of:=IF(ISBLANK([$Input.C73]);&quot;&quot;;IF(ISNA(ORG.LIBREOFFICE.REGEX([$Input.C73];&quot;\d+.blue&quot;;;1));&quot;&quot;;ORG.LIBREOFFICE.REGEX([$Input.C73];&quot;\d+.blue&quot;;;1)))" office:value-type="string" office:string-value="10 blue" calcext:value-type="string">
            <text:p>10 blue</text:p>
          </table:table-cell>
          <table:table-cell table:style-name="ce2" table:formula="of:=IF(ISBLANK([$Input.C73]);&quot;&quot;;IF(ISNA(ORG.LIBREOFFICE.REGEX([$Input.C73];&quot;\d+.green&quot;;;1));&quot;&quot;;ORG.LIBREOFFICE.REGEX([$Input.C73];&quot;\d+.green&quot;;;1)))" office:value-type="string" office:string-value="9 green" calcext:value-type="string">
            <text:p>9 green</text:p>
          </table:table-cell>
          <table:table-cell table:style-name="ce2" table:formula="of:=IF(ISBLANK([$Input.D73]);&quot;&quot;;IF(ISNA(ORG.LIBREOFFICE.REGEX([$Input.D73];&quot;\d+.red&quot;;;1));&quot;&quot;;ORG.LIBREOFFICE.REGEX([$Input.D73];&quot;\d+.red&quot;;;1)))" office:value-type="string" office:string-value="2 red" calcext:value-type="string">
            <text:p>2 red</text:p>
          </table:table-cell>
          <table:table-cell table:style-name="ce2" table:formula="of:=IF(ISBLANK([$Input.D73]);&quot;&quot;;IF(ISNA(ORG.LIBREOFFICE.REGEX([$Input.D73];&quot;\d+.blue&quot;;;1));&quot;&quot;;ORG.LIBREOFFICE.REGEX([$Input.D73];&quot;\d+.blue&quot;;;1)))" office:value-type="string" office:string-value="10 blue" calcext:value-type="string">
            <text:p>10 blue</text:p>
          </table:table-cell>
          <table:table-cell table:style-name="ce2" table:formula="of:=IF(ISBLANK([$Input.D73]);&quot;&quot;;IF(ISNA(ORG.LIBREOFFICE.REGEX([$Input.D73];&quot;\d+.green&quot;;;1));&quot;&quot;;ORG.LIBREOFFICE.REGEX([$Input.D73];&quot;\d+.green&quot;;;1)))" office:value-type="string" office:string-value="1 green" calcext:value-type="string">
            <text:p>1 green</text:p>
          </table:table-cell>
          <table:table-cell table:style-name="ce2" table:formula="of:=IF(ISBLANK([$Input.E73]);&quot;&quot;;IF(ISNA(ORG.LIBREOFFICE.REGEX([$Input.E73];&quot;\d+.red&quot;;;1));&quot;&quot;;ORG.LIBREOFFICE.REGEX([$Input.E73];&quot;\d+.red&quot;;;1)))" office:value-type="string" office:string-value="1 red" calcext:value-type="string">
            <text:p>1 red</text:p>
          </table:table-cell>
          <table:table-cell table:style-name="ce2" table:formula="of:=IF(ISBLANK([$Input.E73]);&quot;&quot;;IF(ISNA(ORG.LIBREOFFICE.REGEX([$Input.E73];&quot;\d+.blue&quot;;;1));&quot;&quot;;ORG.LIBREOFFICE.REGEX([$Input.E73];&quot;\d+.blue&quot;;;1)))" office:value-type="string" office:string-value="8 blue" calcext:value-type="string">
            <text:p>8 blue</text:p>
          </table:table-cell>
          <table:table-cell table:style-name="ce2" table:formula="of:=IF(ISBLANK([$Input.E73]);&quot;&quot;;IF(ISNA(ORG.LIBREOFFICE.REGEX([$Input.E73];&quot;\d+.green&quot;;;1));&quot;&quot;;ORG.LIBREOFFICE.REGEX([$Input.E73];&quot;\d+.green&quot;;;1)))">
            <text:p/>
          </table:table-cell>
          <table:table-cell table:style-name="ce2" table:formula="of:=IF(ISBLANK([$Input.F73]);&quot;&quot;;IF(ISNA(ORG.LIBREOFFICE.REGEX([$Input.F73];&quot;\d+.red&quot;;;1));&quot;&quot;;ORG.LIBREOFFICE.REGEX([$Input.F73];&quot;\d+.red&quot;;;1)))">
            <text:p/>
          </table:table-cell>
          <table:table-cell table:style-name="ce2" table:formula="of:=IF(ISBLANK([$Input.F73]);&quot;&quot;;IF(ISNA(ORG.LIBREOFFICE.REGEX([$Input.F73];&quot;\d+.blue&quot;;;1));&quot;&quot;;ORG.LIBREOFFICE.REGEX([$Input.F73];&quot;\d+.blue&quot;;;1)))" office:value-type="string" office:string-value="5 blue" calcext:value-type="string">
            <text:p>5 blue</text:p>
          </table:table-cell>
          <table:table-cell table:style-name="ce2" table:formula="of:=IF(ISBLANK([$Input.F73]);&quot;&quot;;IF(ISNA(ORG.LIBREOFFICE.REGEX([$Input.F73];&quot;\d+.green&quot;;;1));&quot;&quot;;ORG.LIBREOFFICE.REGEX([$Input.F73];&quot;\d+.green&quot;;;1)))" office:value-type="string" office:string-value="16 green" calcext:value-type="string">
            <text:p>16 green</text:p>
          </table:table-cell>
          <table:table-cell table:style-name="ce2" table:formula="of:=IF(ISBLANK([$Input.G73]);&quot;&quot;;IF(ISNA(ORG.LIBREOFFICE.REGEX([$Input.G73];&quot;\d+.red&quot;;;1));&quot;&quot;;ORG.LIBREOFFICE.REGEX([$Input.G73];&quot;\d+.red&quot;;;1)))">
            <text:p/>
          </table:table-cell>
          <table:table-cell table:style-name="ce2" table:formula="of:=IF(ISBLANK([$Input.G73]);&quot;&quot;;IF(ISNA(ORG.LIBREOFFICE.REGEX([$Input.G73];&quot;\d+.blue&quot;;;1));&quot;&quot;;ORG.LIBREOFFICE.REGEX([$Input.G73];&quot;\d+.blue&quot;;;1)))">
            <text:p/>
          </table:table-cell>
          <table:table-cell table:style-name="ce2" table:formula="of:=IF(ISBLANK([$Input.G73]);&quot;&quot;;IF(ISNA(ORG.LIBREOFFICE.REGEX([$Input.G73];&quot;\d+.green&quot;;;1));&quot;&quot;;ORG.LIBREOFFICE.REGEX([$Input.G73];&quot;\d+.green&quot;;;1)))">
            <text:p/>
          </table:table-cell>
          <table:table-cell/>
          <table:table-cell table:style-name="ce6" table:formula="of:=IF([.C75]=&quot;&quot;;1;IF(ISNA([.C75]);1;IF(NUMBERVALUE(ORG.LIBREOFFICE.REGEX([.C75];&quot;\d+&quot;;))&gt;12;0;1)))" office:value-type="float" office:value="1" calcext:value-type="float">
            <text:p>1</text:p>
          </table:table-cell>
          <table:table-cell table:style-name="ce3" table:formula="of:=IF([.E75]=&quot;&quot;;1;IF(ISNA([.E75]);1;IF(NUMBERVALUE(ORG.LIBREOFFICE.REGEX([.E75];&quot;\d+&quot;;))&gt;13;0;1)))" office:value-type="float" office:value="0" calcext:value-type="float">
            <text:p>0</text:p>
          </table:table-cell>
          <table:table-cell table:style-name="ce12" table:formula="of:=IF([.D75]=&quot;&quot;;1;IF(ISNA([.D75]);1;IF(NUMBERVALUE(ORG.LIBREOFFICE.REGEX([.D75];&quot;\d+&quot;;))&gt;14;0;1)))" office:value-type="float" office:value="1" calcext:value-type="float">
            <text:p>1</text:p>
          </table:table-cell>
          <table:table-cell table:style-name="ce6" table:formula="of:=IF([.F75]=&quot;&quot;;1;IF(ISNA([.F75]);1;IF(NUMBERVALUE(ORG.LIBREOFFICE.REGEX([.F75];&quot;\d+&quot;;))&gt;12;0;1)))" office:value-type="float" office:value="1" calcext:value-type="float">
            <text:p>1</text:p>
          </table:table-cell>
          <table:table-cell table:style-name="ce3" table:formula="of:=IF([.H75]=&quot;&quot;;1;IF(ISNA([.H75]);1;IF(NUMBERVALUE(ORG.LIBREOFFICE.REGEX([.H75];&quot;\d+&quot;;))&gt;13;0;1)))" office:value-type="float" office:value="1" calcext:value-type="float">
            <text:p>1</text:p>
          </table:table-cell>
          <table:table-cell table:style-name="ce12" table:formula="of:=IF([.G75]=&quot;&quot;;1;IF(ISNA([.G75]);1;IF(NUMBERVALUE(ORG.LIBREOFFICE.REGEX([.G75];&quot;\d+&quot;;))&gt;14;0;1)))" office:value-type="float" office:value="1" calcext:value-type="float">
            <text:p>1</text:p>
          </table:table-cell>
          <table:table-cell table:style-name="ce6" table:formula="of:=IF([.I75]=&quot;&quot;;1;IF(ISNA([.I75]);1;IF(NUMBERVALUE(ORG.LIBREOFFICE.REGEX([.I75];&quot;\d+&quot;;))&gt;12;0;1)))" office:value-type="float" office:value="1" calcext:value-type="float">
            <text:p>1</text:p>
          </table:table-cell>
          <table:table-cell table:style-name="ce3" table:formula="of:=IF([.K75]=&quot;&quot;;1;IF(ISNA([.K75]);1;IF(NUMBERVALUE(ORG.LIBREOFFICE.REGEX([.K75];&quot;\d+&quot;;))&gt;13;0;1)))" office:value-type="float" office:value="1" calcext:value-type="float">
            <text:p>1</text:p>
          </table:table-cell>
          <table:table-cell table:style-name="ce12" table:formula="of:=IF([.J75]=&quot;&quot;;1;IF(ISNA([.J75]);1;IF(NUMBERVALUE(ORG.LIBREOFFICE.REGEX([.J75];&quot;\d+&quot;;))&gt;14;0;1)))" office:value-type="float" office:value="1" calcext:value-type="float">
            <text:p>1</text:p>
          </table:table-cell>
          <table:table-cell table:style-name="ce6" table:formula="of:=IF([.L75]=&quot;&quot;;1;IF(ISNA([.L75]);1;IF(NUMBERVALUE(ORG.LIBREOFFICE.REGEX([.L75];&quot;\d+&quot;;))&gt;12;0;1)))" office:value-type="float" office:value="1" calcext:value-type="float">
            <text:p>1</text:p>
          </table:table-cell>
          <table:table-cell table:style-name="ce3" table:formula="of:=IF([.N75]=&quot;&quot;;1;IF(ISNA([.N75]);1;IF(NUMBERVALUE(ORG.LIBREOFFICE.REGEX([.N75];&quot;\d+&quot;;))&gt;13;0;1)))" office:value-type="float" office:value="1" calcext:value-type="float">
            <text:p>1</text:p>
          </table:table-cell>
          <table:table-cell table:style-name="ce12" table:formula="of:=IF([.M75]=&quot;&quot;;1;IF(ISNA([.M75]);1;IF(NUMBERVALUE(ORG.LIBREOFFICE.REGEX([.M75];&quot;\d+&quot;;))&gt;14;0;1)))" office:value-type="float" office:value="1" calcext:value-type="float">
            <text:p>1</text:p>
          </table:table-cell>
          <table:table-cell table:style-name="ce6" table:formula="of:=IF([.O75]=&quot;&quot;;1;IF(ISNA([.O75]);1;IF(NUMBERVALUE(ORG.LIBREOFFICE.REGEX([.O75];&quot;\d+&quot;;))&gt;12;0;1)))" office:value-type="float" office:value="1" calcext:value-type="float">
            <text:p>1</text:p>
          </table:table-cell>
          <table:table-cell table:style-name="ce3" table:formula="of:=IF([.Q75]=&quot;&quot;;1;IF(ISNA([.Q75]);1;IF(NUMBERVALUE(ORG.LIBREOFFICE.REGEX([.Q75];&quot;\d+&quot;;))&gt;13;0;1)))" office:value-type="float" office:value="0" calcext:value-type="float">
            <text:p>0</text:p>
          </table:table-cell>
          <table:table-cell table:style-name="ce12" table:formula="of:=IF([.P75]=&quot;&quot;;1;IF(ISNA([.P75]);1;IF(NUMBERVALUE(ORG.LIBREOFFICE.REGEX([.P75];&quot;\d+&quot;;))&gt;14;0;1)))" office:value-type="float" office:value="1" calcext:value-type="float">
            <text:p>1</text:p>
          </table:table-cell>
          <table:table-cell table:style-name="ce6" table:formula="of:=IF([.R75]=&quot;&quot;;1;IF(ISNA([.R75]);1;IF(NUMBERVALUE(ORG.LIBREOFFICE.REGEX([.R75];&quot;\d+&quot;;))&gt;12;0;1)))" office:value-type="float" office:value="1" calcext:value-type="float">
            <text:p>1</text:p>
          </table:table-cell>
          <table:table-cell table:style-name="ce3" table:formula="of:=IF([.T75]=&quot;&quot;;1;IF(ISNA([.T75]);1;IF(NUMBERVALUE(ORG.LIBREOFFICE.REGEX([.T75];&quot;\d+&quot;;))&gt;13;0;1)))" office:value-type="float" office:value="1" calcext:value-type="float">
            <text:p>1</text:p>
          </table:table-cell>
          <table:table-cell table:style-name="ce12" table:formula="of:=IF([.S75]=&quot;&quot;;1;IF(ISNA([.S75]);1;IF(NUMBERVALUE(ORG.LIBREOFFICE.REGEX([.S75];&quot;\d+&quot;;))&gt;14;0;1)))" office:value-type="float" office:value="1" calcext:value-type="float">
            <text:p>1</text:p>
          </table:table-cell>
          <table:table-cell table:style-name="ce3" table:formula="of:=IF([.V75]=0;0;IF([.W75]=0;0;IF([.X75]=0;0;IF([.Y75]=0;0;IF([.Z75]=0;0;IF([.AA75]=0;0;IF([.AB75]=0;0;IF([.AC75]=0;0;IF([.AD75]=0;0;IF([.AE75]=0;0;IF([.AF75]=0;0;IF([.AG75]=0;0;IF([.AH75]=0;0;IF([.AI75]=0;0;IF([.AJ75]=0;0;IF([.AK75]=0;0;IF([.AL75]=0;0;IF([.AM75]=0;0;1))))))))))))))))))" office:value-type="float" office:value="0" calcext:value-type="float">
            <text:p>0</text:p>
          </table:table-cell>
          <table:table-cell table:style-name="ce3" table:formula="of:=IF([.AN75]=1;NUMBERVALUE(ORG.LIBREOFFICE.REGEX([.A75];&quot;\d+&quot;));&quot;&quot;)">
            <text:p/>
          </table:table-cell>
          <table:table-cell/>
        </table:table-row>
        <table:table-row table:style-name="ro1">
          <table:table-cell table:formula="of:=[$Input.A74]" office:value-type="string" office:string-value="Game 74" calcext:value-type="string">
            <text:p>Game 74</text:p>
          </table:table-cell>
          <table:table-cell table:style-name="ce3" table:formula="of:=COUNTIF([$Input.B74:.G74];&quot;&lt;&gt;&quot;)" office:value-type="float" office:value="6" calcext:value-type="float">
            <text:p>6</text:p>
          </table:table-cell>
          <table:table-cell table:style-name="ce2" table:formula="of:=IF(ISBLANK([$Input.B74]);&quot;&quot;;IF(ISNA(ORG.LIBREOFFICE.REGEX([$Input.B74];&quot;\d+.red&quot;;;1));&quot;&quot;;ORG.LIBREOFFICE.REGEX([$Input.B74];&quot;\d+.red&quot;;;1)))" office:value-type="string" office:string-value="6 red" calcext:value-type="string">
            <text:p>6 red</text:p>
          </table:table-cell>
          <table:table-cell table:style-name="ce2" table:formula="of:=IF(ISBLANK([$Input.B74]);&quot;&quot;;IF(ISNA(ORG.LIBREOFFICE.REGEX([$Input.B74];&quot;\d+.blue&quot;;;1));&quot;&quot;;ORG.LIBREOFFICE.REGEX([$Input.B74];&quot;\d+.blue&quot;;;1)))" office:value-type="string" office:string-value="5 blue" calcext:value-type="string">
            <text:p>5 blue</text:p>
          </table:table-cell>
          <table:table-cell table:style-name="ce2" table:formula="of:=IF(ISBLANK([$Input.B74]);&quot;&quot;;IF(ISNA(ORG.LIBREOFFICE.REGEX([$Input.B74];&quot;\d+.green&quot;;;1));&quot;&quot;;ORG.LIBREOFFICE.REGEX([$Input.B74];&quot;\d+.green&quot;;;1)))" office:value-type="string" office:string-value="12 green" calcext:value-type="string">
            <text:p>12 green</text:p>
          </table:table-cell>
          <table:table-cell table:style-name="ce2" table:formula="of:=IF(ISBLANK([$Input.C74]);&quot;&quot;;IF(ISNA(ORG.LIBREOFFICE.REGEX([$Input.C74];&quot;\d+.red&quot;;;1));&quot;&quot;;ORG.LIBREOFFICE.REGEX([$Input.C74];&quot;\d+.red&quot;;;1)))" office:value-type="string" office:string-value="2 red" calcext:value-type="string">
            <text:p>2 red</text:p>
          </table:table-cell>
          <table:table-cell table:style-name="ce2" table:formula="of:=IF(ISBLANK([$Input.C74]);&quot;&quot;;IF(ISNA(ORG.LIBREOFFICE.REGEX([$Input.C74];&quot;\d+.blue&quot;;;1));&quot;&quot;;ORG.LIBREOFFICE.REGEX([$Input.C74];&quot;\d+.blue&quot;;;1)))" office:value-type="string" office:string-value="4 blue" calcext:value-type="string">
            <text:p>4 blue</text:p>
          </table:table-cell>
          <table:table-cell table:style-name="ce2" table:formula="of:=IF(ISBLANK([$Input.C74]);&quot;&quot;;IF(ISNA(ORG.LIBREOFFICE.REGEX([$Input.C74];&quot;\d+.green&quot;;;1));&quot;&quot;;ORG.LIBREOFFICE.REGEX([$Input.C74];&quot;\d+.green&quot;;;1)))" office:value-type="string" office:string-value="10 green" calcext:value-type="string">
            <text:p>10 green</text:p>
          </table:table-cell>
          <table:table-cell table:style-name="ce2" table:formula="of:=IF(ISBLANK([$Input.D74]);&quot;&quot;;IF(ISNA(ORG.LIBREOFFICE.REGEX([$Input.D74];&quot;\d+.red&quot;;;1));&quot;&quot;;ORG.LIBREOFFICE.REGEX([$Input.D74];&quot;\d+.red&quot;;;1)))" office:value-type="string" office:string-value="2 red" calcext:value-type="string">
            <text:p>2 red</text:p>
          </table:table-cell>
          <table:table-cell table:style-name="ce2" table:formula="of:=IF(ISBLANK([$Input.D74]);&quot;&quot;;IF(ISNA(ORG.LIBREOFFICE.REGEX([$Input.D74];&quot;\d+.blue&quot;;;1));&quot;&quot;;ORG.LIBREOFFICE.REGEX([$Input.D74];&quot;\d+.blue&quot;;;1)))" office:value-type="string" office:string-value="4 blue" calcext:value-type="string">
            <text:p>4 blue</text:p>
          </table:table-cell>
          <table:table-cell table:style-name="ce2" table:formula="of:=IF(ISBLANK([$Input.D74]);&quot;&quot;;IF(ISNA(ORG.LIBREOFFICE.REGEX([$Input.D74];&quot;\d+.green&quot;;;1));&quot;&quot;;ORG.LIBREOFFICE.REGEX([$Input.D74];&quot;\d+.green&quot;;;1)))" office:value-type="string" office:string-value="3 green" calcext:value-type="string">
            <text:p>3 green</text:p>
          </table:table-cell>
          <table:table-cell table:style-name="ce2" table:formula="of:=IF(ISBLANK([$Input.E74]);&quot;&quot;;IF(ISNA(ORG.LIBREOFFICE.REGEX([$Input.E74];&quot;\d+.red&quot;;;1));&quot;&quot;;ORG.LIBREOFFICE.REGEX([$Input.E74];&quot;\d+.red&quot;;;1)))" office:value-type="string" office:string-value="2 red" calcext:value-type="string">
            <text:p>2 red</text:p>
          </table:table-cell>
          <table:table-cell table:style-name="ce2" table:formula="of:=IF(ISBLANK([$Input.E74]);&quot;&quot;;IF(ISNA(ORG.LIBREOFFICE.REGEX([$Input.E74];&quot;\d+.blue&quot;;;1));&quot;&quot;;ORG.LIBREOFFICE.REGEX([$Input.E74];&quot;\d+.blue&quot;;;1)))" office:value-type="string" office:string-value="5 blue" calcext:value-type="string">
            <text:p>5 blue</text:p>
          </table:table-cell>
          <table:table-cell table:style-name="ce2" table:formula="of:=IF(ISBLANK([$Input.E74]);&quot;&quot;;IF(ISNA(ORG.LIBREOFFICE.REGEX([$Input.E74];&quot;\d+.green&quot;;;1));&quot;&quot;;ORG.LIBREOFFICE.REGEX([$Input.E74];&quot;\d+.green&quot;;;1)))" office:value-type="string" office:string-value="8 green" calcext:value-type="string">
            <text:p>8 green</text:p>
          </table:table-cell>
          <table:table-cell table:style-name="ce2" table:formula="of:=IF(ISBLANK([$Input.F74]);&quot;&quot;;IF(ISNA(ORG.LIBREOFFICE.REGEX([$Input.F74];&quot;\d+.red&quot;;;1));&quot;&quot;;ORG.LIBREOFFICE.REGEX([$Input.F74];&quot;\d+.red&quot;;;1)))" office:value-type="string" office:string-value="5 red" calcext:value-type="string">
            <text:p>5 red</text:p>
          </table:table-cell>
          <table:table-cell table:style-name="ce2" table:formula="of:=IF(ISBLANK([$Input.F74]);&quot;&quot;;IF(ISNA(ORG.LIBREOFFICE.REGEX([$Input.F74];&quot;\d+.blue&quot;;;1));&quot;&quot;;ORG.LIBREOFFICE.REGEX([$Input.F74];&quot;\d+.blue&quot;;;1)))" office:value-type="string" office:string-value="2 blue" calcext:value-type="string">
            <text:p>2 blue</text:p>
          </table:table-cell>
          <table:table-cell table:style-name="ce2" table:formula="of:=IF(ISBLANK([$Input.F74]);&quot;&quot;;IF(ISNA(ORG.LIBREOFFICE.REGEX([$Input.F74];&quot;\d+.green&quot;;;1));&quot;&quot;;ORG.LIBREOFFICE.REGEX([$Input.F74];&quot;\d+.green&quot;;;1)))" office:value-type="string" office:string-value="2 green" calcext:value-type="string">
            <text:p>2 green</text:p>
          </table:table-cell>
          <table:table-cell table:style-name="ce2" table:formula="of:=IF(ISBLANK([$Input.G74]);&quot;&quot;;IF(ISNA(ORG.LIBREOFFICE.REGEX([$Input.G74];&quot;\d+.red&quot;;;1));&quot;&quot;;ORG.LIBREOFFICE.REGEX([$Input.G74];&quot;\d+.red&quot;;;1)))" office:value-type="string" office:string-value="1 red" calcext:value-type="string">
            <text:p>1 red</text:p>
          </table:table-cell>
          <table:table-cell table:style-name="ce2" table:formula="of:=IF(ISBLANK([$Input.G74]);&quot;&quot;;IF(ISNA(ORG.LIBREOFFICE.REGEX([$Input.G74];&quot;\d+.blue&quot;;;1));&quot;&quot;;ORG.LIBREOFFICE.REGEX([$Input.G74];&quot;\d+.blue&quot;;;1)))" office:value-type="string" office:string-value="1 blue" calcext:value-type="string">
            <text:p>1 blue</text:p>
          </table:table-cell>
          <table:table-cell table:style-name="ce2" table:formula="of:=IF(ISBLANK([$Input.G74]);&quot;&quot;;IF(ISNA(ORG.LIBREOFFICE.REGEX([$Input.G74];&quot;\d+.green&quot;;;1));&quot;&quot;;ORG.LIBREOFFICE.REGEX([$Input.G74];&quot;\d+.green&quot;;;1)))" office:value-type="string" office:string-value="6 green" calcext:value-type="string">
            <text:p>6 green</text:p>
          </table:table-cell>
          <table:table-cell/>
          <table:table-cell table:style-name="ce6" table:formula="of:=IF([.C76]=&quot;&quot;;1;IF(ISNA([.C76]);1;IF(NUMBERVALUE(ORG.LIBREOFFICE.REGEX([.C76];&quot;\d+&quot;;))&gt;12;0;1)))" office:value-type="float" office:value="1" calcext:value-type="float">
            <text:p>1</text:p>
          </table:table-cell>
          <table:table-cell table:style-name="ce3" table:formula="of:=IF([.E76]=&quot;&quot;;1;IF(ISNA([.E76]);1;IF(NUMBERVALUE(ORG.LIBREOFFICE.REGEX([.E76];&quot;\d+&quot;;))&gt;13;0;1)))" office:value-type="float" office:value="1" calcext:value-type="float">
            <text:p>1</text:p>
          </table:table-cell>
          <table:table-cell table:style-name="ce12" table:formula="of:=IF([.D76]=&quot;&quot;;1;IF(ISNA([.D76]);1;IF(NUMBERVALUE(ORG.LIBREOFFICE.REGEX([.D76];&quot;\d+&quot;;))&gt;14;0;1)))" office:value-type="float" office:value="1" calcext:value-type="float">
            <text:p>1</text:p>
          </table:table-cell>
          <table:table-cell table:style-name="ce6" table:formula="of:=IF([.F76]=&quot;&quot;;1;IF(ISNA([.F76]);1;IF(NUMBERVALUE(ORG.LIBREOFFICE.REGEX([.F76];&quot;\d+&quot;;))&gt;12;0;1)))" office:value-type="float" office:value="1" calcext:value-type="float">
            <text:p>1</text:p>
          </table:table-cell>
          <table:table-cell table:style-name="ce3" table:formula="of:=IF([.H76]=&quot;&quot;;1;IF(ISNA([.H76]);1;IF(NUMBERVALUE(ORG.LIBREOFFICE.REGEX([.H76];&quot;\d+&quot;;))&gt;13;0;1)))" office:value-type="float" office:value="1" calcext:value-type="float">
            <text:p>1</text:p>
          </table:table-cell>
          <table:table-cell table:style-name="ce12" table:formula="of:=IF([.G76]=&quot;&quot;;1;IF(ISNA([.G76]);1;IF(NUMBERVALUE(ORG.LIBREOFFICE.REGEX([.G76];&quot;\d+&quot;;))&gt;14;0;1)))" office:value-type="float" office:value="1" calcext:value-type="float">
            <text:p>1</text:p>
          </table:table-cell>
          <table:table-cell table:style-name="ce6" table:formula="of:=IF([.I76]=&quot;&quot;;1;IF(ISNA([.I76]);1;IF(NUMBERVALUE(ORG.LIBREOFFICE.REGEX([.I76];&quot;\d+&quot;;))&gt;12;0;1)))" office:value-type="float" office:value="1" calcext:value-type="float">
            <text:p>1</text:p>
          </table:table-cell>
          <table:table-cell table:style-name="ce3" table:formula="of:=IF([.K76]=&quot;&quot;;1;IF(ISNA([.K76]);1;IF(NUMBERVALUE(ORG.LIBREOFFICE.REGEX([.K76];&quot;\d+&quot;;))&gt;13;0;1)))" office:value-type="float" office:value="1" calcext:value-type="float">
            <text:p>1</text:p>
          </table:table-cell>
          <table:table-cell table:style-name="ce12" table:formula="of:=IF([.J76]=&quot;&quot;;1;IF(ISNA([.J76]);1;IF(NUMBERVALUE(ORG.LIBREOFFICE.REGEX([.J76];&quot;\d+&quot;;))&gt;14;0;1)))" office:value-type="float" office:value="1" calcext:value-type="float">
            <text:p>1</text:p>
          </table:table-cell>
          <table:table-cell table:style-name="ce6" table:formula="of:=IF([.L76]=&quot;&quot;;1;IF(ISNA([.L76]);1;IF(NUMBERVALUE(ORG.LIBREOFFICE.REGEX([.L76];&quot;\d+&quot;;))&gt;12;0;1)))" office:value-type="float" office:value="1" calcext:value-type="float">
            <text:p>1</text:p>
          </table:table-cell>
          <table:table-cell table:style-name="ce3" table:formula="of:=IF([.N76]=&quot;&quot;;1;IF(ISNA([.N76]);1;IF(NUMBERVALUE(ORG.LIBREOFFICE.REGEX([.N76];&quot;\d+&quot;;))&gt;13;0;1)))" office:value-type="float" office:value="1" calcext:value-type="float">
            <text:p>1</text:p>
          </table:table-cell>
          <table:table-cell table:style-name="ce12" table:formula="of:=IF([.M76]=&quot;&quot;;1;IF(ISNA([.M76]);1;IF(NUMBERVALUE(ORG.LIBREOFFICE.REGEX([.M76];&quot;\d+&quot;;))&gt;14;0;1)))" office:value-type="float" office:value="1" calcext:value-type="float">
            <text:p>1</text:p>
          </table:table-cell>
          <table:table-cell table:style-name="ce6" table:formula="of:=IF([.O76]=&quot;&quot;;1;IF(ISNA([.O76]);1;IF(NUMBERVALUE(ORG.LIBREOFFICE.REGEX([.O76];&quot;\d+&quot;;))&gt;12;0;1)))" office:value-type="float" office:value="1" calcext:value-type="float">
            <text:p>1</text:p>
          </table:table-cell>
          <table:table-cell table:style-name="ce3" table:formula="of:=IF([.Q76]=&quot;&quot;;1;IF(ISNA([.Q76]);1;IF(NUMBERVALUE(ORG.LIBREOFFICE.REGEX([.Q76];&quot;\d+&quot;;))&gt;13;0;1)))" office:value-type="float" office:value="1" calcext:value-type="float">
            <text:p>1</text:p>
          </table:table-cell>
          <table:table-cell table:style-name="ce12" table:formula="of:=IF([.P76]=&quot;&quot;;1;IF(ISNA([.P76]);1;IF(NUMBERVALUE(ORG.LIBREOFFICE.REGEX([.P76];&quot;\d+&quot;;))&gt;14;0;1)))" office:value-type="float" office:value="1" calcext:value-type="float">
            <text:p>1</text:p>
          </table:table-cell>
          <table:table-cell table:style-name="ce6" table:formula="of:=IF([.R76]=&quot;&quot;;1;IF(ISNA([.R76]);1;IF(NUMBERVALUE(ORG.LIBREOFFICE.REGEX([.R76];&quot;\d+&quot;;))&gt;12;0;1)))" office:value-type="float" office:value="1" calcext:value-type="float">
            <text:p>1</text:p>
          </table:table-cell>
          <table:table-cell table:style-name="ce3" table:formula="of:=IF([.T76]=&quot;&quot;;1;IF(ISNA([.T76]);1;IF(NUMBERVALUE(ORG.LIBREOFFICE.REGEX([.T76];&quot;\d+&quot;;))&gt;13;0;1)))" office:value-type="float" office:value="1" calcext:value-type="float">
            <text:p>1</text:p>
          </table:table-cell>
          <table:table-cell table:style-name="ce12" table:formula="of:=IF([.S76]=&quot;&quot;;1;IF(ISNA([.S76]);1;IF(NUMBERVALUE(ORG.LIBREOFFICE.REGEX([.S76];&quot;\d+&quot;;))&gt;14;0;1)))" office:value-type="float" office:value="1" calcext:value-type="float">
            <text:p>1</text:p>
          </table:table-cell>
          <table:table-cell table:style-name="ce3" table:formula="of:=IF([.V76]=0;0;IF([.W76]=0;0;IF([.X76]=0;0;IF([.Y76]=0;0;IF([.Z76]=0;0;IF([.AA76]=0;0;IF([.AB76]=0;0;IF([.AC76]=0;0;IF([.AD76]=0;0;IF([.AE76]=0;0;IF([.AF76]=0;0;IF([.AG76]=0;0;IF([.AH76]=0;0;IF([.AI76]=0;0;IF([.AJ76]=0;0;IF([.AK76]=0;0;IF([.AL76]=0;0;IF([.AM76]=0;0;1))))))))))))))))))" office:value-type="float" office:value="1" calcext:value-type="float">
            <text:p>1</text:p>
          </table:table-cell>
          <table:table-cell table:style-name="ce3" table:formula="of:=IF([.AN76]=1;NUMBERVALUE(ORG.LIBREOFFICE.REGEX([.A76];&quot;\d+&quot;));&quot;&quot;)" office:value-type="float" office:value="74" calcext:value-type="float">
            <text:p>74</text:p>
          </table:table-cell>
          <table:table-cell/>
        </table:table-row>
        <table:table-row table:style-name="ro1">
          <table:table-cell table:formula="of:=[$Input.A75]" office:value-type="string" office:string-value="Game 75" calcext:value-type="string">
            <text:p>Game 75</text:p>
          </table:table-cell>
          <table:table-cell table:style-name="ce3" table:formula="of:=COUNTIF([$Input.B75:.G75];&quot;&lt;&gt;&quot;)" office:value-type="float" office:value="6" calcext:value-type="float">
            <text:p>6</text:p>
          </table:table-cell>
          <table:table-cell table:style-name="ce2" table:formula="of:=IF(ISBLANK([$Input.B75]);&quot;&quot;;IF(ISNA(ORG.LIBREOFFICE.REGEX([$Input.B75];&quot;\d+.red&quot;;;1));&quot;&quot;;ORG.LIBREOFFICE.REGEX([$Input.B75];&quot;\d+.red&quot;;;1)))">
            <text:p/>
          </table:table-cell>
          <table:table-cell table:style-name="ce2" table:formula="of:=IF(ISBLANK([$Input.B75]);&quot;&quot;;IF(ISNA(ORG.LIBREOFFICE.REGEX([$Input.B75];&quot;\d+.blue&quot;;;1));&quot;&quot;;ORG.LIBREOFFICE.REGEX([$Input.B75];&quot;\d+.blue&quot;;;1)))" office:value-type="string" office:string-value="4 blue" calcext:value-type="string">
            <text:p>4 blue</text:p>
          </table:table-cell>
          <table:table-cell table:style-name="ce2" table:formula="of:=IF(ISBLANK([$Input.B75]);&quot;&quot;;IF(ISNA(ORG.LIBREOFFICE.REGEX([$Input.B75];&quot;\d+.green&quot;;;1));&quot;&quot;;ORG.LIBREOFFICE.REGEX([$Input.B75];&quot;\d+.green&quot;;;1)))" office:value-type="string" office:string-value="19 green" calcext:value-type="string">
            <text:p>19 green</text:p>
          </table:table-cell>
          <table:table-cell table:style-name="ce2" table:formula="of:=IF(ISBLANK([$Input.C75]);&quot;&quot;;IF(ISNA(ORG.LIBREOFFICE.REGEX([$Input.C75];&quot;\d+.red&quot;;;1));&quot;&quot;;ORG.LIBREOFFICE.REGEX([$Input.C75];&quot;\d+.red&quot;;;1)))">
            <text:p/>
          </table:table-cell>
          <table:table-cell table:style-name="ce2" table:formula="of:=IF(ISBLANK([$Input.C75]);&quot;&quot;;IF(ISNA(ORG.LIBREOFFICE.REGEX([$Input.C75];&quot;\d+.blue&quot;;;1));&quot;&quot;;ORG.LIBREOFFICE.REGEX([$Input.C75];&quot;\d+.blue&quot;;;1)))" office:value-type="string" office:string-value="15 blue" calcext:value-type="string">
            <text:p>15 blue</text:p>
          </table:table-cell>
          <table:table-cell table:style-name="ce2" table:formula="of:=IF(ISBLANK([$Input.C75]);&quot;&quot;;IF(ISNA(ORG.LIBREOFFICE.REGEX([$Input.C75];&quot;\d+.green&quot;;;1));&quot;&quot;;ORG.LIBREOFFICE.REGEX([$Input.C75];&quot;\d+.green&quot;;;1)))" office:value-type="string" office:string-value="7 green" calcext:value-type="string">
            <text:p>7 green</text:p>
          </table:table-cell>
          <table:table-cell table:style-name="ce2" table:formula="of:=IF(ISBLANK([$Input.D75]);&quot;&quot;;IF(ISNA(ORG.LIBREOFFICE.REGEX([$Input.D75];&quot;\d+.red&quot;;;1));&quot;&quot;;ORG.LIBREOFFICE.REGEX([$Input.D75];&quot;\d+.red&quot;;;1)))" office:value-type="string" office:string-value="7 red" calcext:value-type="string">
            <text:p>7 red</text:p>
          </table:table-cell>
          <table:table-cell table:style-name="ce2" table:formula="of:=IF(ISBLANK([$Input.D75]);&quot;&quot;;IF(ISNA(ORG.LIBREOFFICE.REGEX([$Input.D75];&quot;\d+.blue&quot;;;1));&quot;&quot;;ORG.LIBREOFFICE.REGEX([$Input.D75];&quot;\d+.blue&quot;;;1)))" office:value-type="string" office:string-value="18 blue" calcext:value-type="string">
            <text:p>18 blue</text:p>
          </table:table-cell>
          <table:table-cell table:style-name="ce2" table:formula="of:=IF(ISBLANK([$Input.D75]);&quot;&quot;;IF(ISNA(ORG.LIBREOFFICE.REGEX([$Input.D75];&quot;\d+.green&quot;;;1));&quot;&quot;;ORG.LIBREOFFICE.REGEX([$Input.D75];&quot;\d+.green&quot;;;1)))" office:value-type="string" office:string-value="5 green" calcext:value-type="string">
            <text:p>5 green</text:p>
          </table:table-cell>
          <table:table-cell table:style-name="ce2" table:formula="of:=IF(ISBLANK([$Input.E75]);&quot;&quot;;IF(ISNA(ORG.LIBREOFFICE.REGEX([$Input.E75];&quot;\d+.red&quot;;;1));&quot;&quot;;ORG.LIBREOFFICE.REGEX([$Input.E75];&quot;\d+.red&quot;;;1)))">
            <text:p/>
          </table:table-cell>
          <table:table-cell table:style-name="ce2" table:formula="of:=IF(ISBLANK([$Input.E75]);&quot;&quot;;IF(ISNA(ORG.LIBREOFFICE.REGEX([$Input.E75];&quot;\d+.blue&quot;;;1));&quot;&quot;;ORG.LIBREOFFICE.REGEX([$Input.E75];&quot;\d+.blue&quot;;;1)))" office:value-type="string" office:string-value="15 blue" calcext:value-type="string">
            <text:p>15 blue</text:p>
          </table:table-cell>
          <table:table-cell table:style-name="ce2" table:formula="of:=IF(ISBLANK([$Input.E75]);&quot;&quot;;IF(ISNA(ORG.LIBREOFFICE.REGEX([$Input.E75];&quot;\d+.green&quot;;;1));&quot;&quot;;ORG.LIBREOFFICE.REGEX([$Input.E75];&quot;\d+.green&quot;;;1)))" office:value-type="string" office:string-value="16 green" calcext:value-type="string">
            <text:p>16 green</text:p>
          </table:table-cell>
          <table:table-cell table:style-name="ce2" table:formula="of:=IF(ISBLANK([$Input.F75]);&quot;&quot;;IF(ISNA(ORG.LIBREOFFICE.REGEX([$Input.F75];&quot;\d+.red&quot;;;1));&quot;&quot;;ORG.LIBREOFFICE.REGEX([$Input.F75];&quot;\d+.red&quot;;;1)))" office:value-type="string" office:string-value="7 red" calcext:value-type="string">
            <text:p>7 red</text:p>
          </table:table-cell>
          <table:table-cell table:style-name="ce2" table:formula="of:=IF(ISBLANK([$Input.F75]);&quot;&quot;;IF(ISNA(ORG.LIBREOFFICE.REGEX([$Input.F75];&quot;\d+.blue&quot;;;1));&quot;&quot;;ORG.LIBREOFFICE.REGEX([$Input.F75];&quot;\d+.blue&quot;;;1)))" office:value-type="string" office:string-value="13 blue" calcext:value-type="string">
            <text:p>13 blue</text:p>
          </table:table-cell>
          <table:table-cell table:style-name="ce2" table:formula="of:=IF(ISBLANK([$Input.F75]);&quot;&quot;;IF(ISNA(ORG.LIBREOFFICE.REGEX([$Input.F75];&quot;\d+.green&quot;;;1));&quot;&quot;;ORG.LIBREOFFICE.REGEX([$Input.F75];&quot;\d+.green&quot;;;1)))" office:value-type="string" office:string-value="4 green" calcext:value-type="string">
            <text:p>4 green</text:p>
          </table:table-cell>
          <table:table-cell table:style-name="ce2" table:formula="of:=IF(ISBLANK([$Input.G75]);&quot;&quot;;IF(ISNA(ORG.LIBREOFFICE.REGEX([$Input.G75];&quot;\d+.red&quot;;;1));&quot;&quot;;ORG.LIBREOFFICE.REGEX([$Input.G75];&quot;\d+.red&quot;;;1)))">
            <text:p/>
          </table:table-cell>
          <table:table-cell table:style-name="ce2" table:formula="of:=IF(ISBLANK([$Input.G75]);&quot;&quot;;IF(ISNA(ORG.LIBREOFFICE.REGEX([$Input.G75];&quot;\d+.blue&quot;;;1));&quot;&quot;;ORG.LIBREOFFICE.REGEX([$Input.G75];&quot;\d+.blue&quot;;;1)))" office:value-type="string" office:string-value="13 blue" calcext:value-type="string">
            <text:p>13 blue</text:p>
          </table:table-cell>
          <table:table-cell table:style-name="ce2" table:formula="of:=IF(ISBLANK([$Input.G75]);&quot;&quot;;IF(ISNA(ORG.LIBREOFFICE.REGEX([$Input.G75];&quot;\d+.green&quot;;;1));&quot;&quot;;ORG.LIBREOFFICE.REGEX([$Input.G75];&quot;\d+.green&quot;;;1)))" office:value-type="string" office:string-value="9 green" calcext:value-type="string">
            <text:p>9 green</text:p>
          </table:table-cell>
          <table:table-cell/>
          <table:table-cell table:style-name="ce6" table:formula="of:=IF([.C77]=&quot;&quot;;1;IF(ISNA([.C77]);1;IF(NUMBERVALUE(ORG.LIBREOFFICE.REGEX([.C77];&quot;\d+&quot;;))&gt;12;0;1)))" office:value-type="float" office:value="1" calcext:value-type="float">
            <text:p>1</text:p>
          </table:table-cell>
          <table:table-cell table:style-name="ce3" table:formula="of:=IF([.E77]=&quot;&quot;;1;IF(ISNA([.E77]);1;IF(NUMBERVALUE(ORG.LIBREOFFICE.REGEX([.E77];&quot;\d+&quot;;))&gt;13;0;1)))" office:value-type="float" office:value="0" calcext:value-type="float">
            <text:p>0</text:p>
          </table:table-cell>
          <table:table-cell table:style-name="ce12" table:formula="of:=IF([.D77]=&quot;&quot;;1;IF(ISNA([.D77]);1;IF(NUMBERVALUE(ORG.LIBREOFFICE.REGEX([.D77];&quot;\d+&quot;;))&gt;14;0;1)))" office:value-type="float" office:value="1" calcext:value-type="float">
            <text:p>1</text:p>
          </table:table-cell>
          <table:table-cell table:style-name="ce6" table:formula="of:=IF([.F77]=&quot;&quot;;1;IF(ISNA([.F77]);1;IF(NUMBERVALUE(ORG.LIBREOFFICE.REGEX([.F77];&quot;\d+&quot;;))&gt;12;0;1)))" office:value-type="float" office:value="1" calcext:value-type="float">
            <text:p>1</text:p>
          </table:table-cell>
          <table:table-cell table:style-name="ce3" table:formula="of:=IF([.H77]=&quot;&quot;;1;IF(ISNA([.H77]);1;IF(NUMBERVALUE(ORG.LIBREOFFICE.REGEX([.H77];&quot;\d+&quot;;))&gt;13;0;1)))" office:value-type="float" office:value="1" calcext:value-type="float">
            <text:p>1</text:p>
          </table:table-cell>
          <table:table-cell table:style-name="ce12" table:formula="of:=IF([.G77]=&quot;&quot;;1;IF(ISNA([.G77]);1;IF(NUMBERVALUE(ORG.LIBREOFFICE.REGEX([.G77];&quot;\d+&quot;;))&gt;14;0;1)))" office:value-type="float" office:value="0" calcext:value-type="float">
            <text:p>0</text:p>
          </table:table-cell>
          <table:table-cell table:style-name="ce6" table:formula="of:=IF([.I77]=&quot;&quot;;1;IF(ISNA([.I77]);1;IF(NUMBERVALUE(ORG.LIBREOFFICE.REGEX([.I77];&quot;\d+&quot;;))&gt;12;0;1)))" office:value-type="float" office:value="1" calcext:value-type="float">
            <text:p>1</text:p>
          </table:table-cell>
          <table:table-cell table:style-name="ce3" table:formula="of:=IF([.K77]=&quot;&quot;;1;IF(ISNA([.K77]);1;IF(NUMBERVALUE(ORG.LIBREOFFICE.REGEX([.K77];&quot;\d+&quot;;))&gt;13;0;1)))" office:value-type="float" office:value="1" calcext:value-type="float">
            <text:p>1</text:p>
          </table:table-cell>
          <table:table-cell table:style-name="ce12" table:formula="of:=IF([.J77]=&quot;&quot;;1;IF(ISNA([.J77]);1;IF(NUMBERVALUE(ORG.LIBREOFFICE.REGEX([.J77];&quot;\d+&quot;;))&gt;14;0;1)))" office:value-type="float" office:value="0" calcext:value-type="float">
            <text:p>0</text:p>
          </table:table-cell>
          <table:table-cell table:style-name="ce6" table:formula="of:=IF([.L77]=&quot;&quot;;1;IF(ISNA([.L77]);1;IF(NUMBERVALUE(ORG.LIBREOFFICE.REGEX([.L77];&quot;\d+&quot;;))&gt;12;0;1)))" office:value-type="float" office:value="1" calcext:value-type="float">
            <text:p>1</text:p>
          </table:table-cell>
          <table:table-cell table:style-name="ce3" table:formula="of:=IF([.N77]=&quot;&quot;;1;IF(ISNA([.N77]);1;IF(NUMBERVALUE(ORG.LIBREOFFICE.REGEX([.N77];&quot;\d+&quot;;))&gt;13;0;1)))" office:value-type="float" office:value="0" calcext:value-type="float">
            <text:p>0</text:p>
          </table:table-cell>
          <table:table-cell table:style-name="ce12" table:formula="of:=IF([.M77]=&quot;&quot;;1;IF(ISNA([.M77]);1;IF(NUMBERVALUE(ORG.LIBREOFFICE.REGEX([.M77];&quot;\d+&quot;;))&gt;14;0;1)))" office:value-type="float" office:value="0" calcext:value-type="float">
            <text:p>0</text:p>
          </table:table-cell>
          <table:table-cell table:style-name="ce6" table:formula="of:=IF([.O77]=&quot;&quot;;1;IF(ISNA([.O77]);1;IF(NUMBERVALUE(ORG.LIBREOFFICE.REGEX([.O77];&quot;\d+&quot;;))&gt;12;0;1)))" office:value-type="float" office:value="1" calcext:value-type="float">
            <text:p>1</text:p>
          </table:table-cell>
          <table:table-cell table:style-name="ce3" table:formula="of:=IF([.Q77]=&quot;&quot;;1;IF(ISNA([.Q77]);1;IF(NUMBERVALUE(ORG.LIBREOFFICE.REGEX([.Q77];&quot;\d+&quot;;))&gt;13;0;1)))" office:value-type="float" office:value="1" calcext:value-type="float">
            <text:p>1</text:p>
          </table:table-cell>
          <table:table-cell table:style-name="ce12" table:formula="of:=IF([.P77]=&quot;&quot;;1;IF(ISNA([.P77]);1;IF(NUMBERVALUE(ORG.LIBREOFFICE.REGEX([.P77];&quot;\d+&quot;;))&gt;14;0;1)))" office:value-type="float" office:value="1" calcext:value-type="float">
            <text:p>1</text:p>
          </table:table-cell>
          <table:table-cell table:style-name="ce6" table:formula="of:=IF([.R77]=&quot;&quot;;1;IF(ISNA([.R77]);1;IF(NUMBERVALUE(ORG.LIBREOFFICE.REGEX([.R77];&quot;\d+&quot;;))&gt;12;0;1)))" office:value-type="float" office:value="1" calcext:value-type="float">
            <text:p>1</text:p>
          </table:table-cell>
          <table:table-cell table:style-name="ce3" table:formula="of:=IF([.T77]=&quot;&quot;;1;IF(ISNA([.T77]);1;IF(NUMBERVALUE(ORG.LIBREOFFICE.REGEX([.T77];&quot;\d+&quot;;))&gt;13;0;1)))" office:value-type="float" office:value="1" calcext:value-type="float">
            <text:p>1</text:p>
          </table:table-cell>
          <table:table-cell table:style-name="ce12" table:formula="of:=IF([.S77]=&quot;&quot;;1;IF(ISNA([.S77]);1;IF(NUMBERVALUE(ORG.LIBREOFFICE.REGEX([.S77];&quot;\d+&quot;;))&gt;14;0;1)))" office:value-type="float" office:value="1" calcext:value-type="float">
            <text:p>1</text:p>
          </table:table-cell>
          <table:table-cell table:style-name="ce3" table:formula="of:=IF([.V77]=0;0;IF([.W77]=0;0;IF([.X77]=0;0;IF([.Y77]=0;0;IF([.Z77]=0;0;IF([.AA77]=0;0;IF([.AB77]=0;0;IF([.AC77]=0;0;IF([.AD77]=0;0;IF([.AE77]=0;0;IF([.AF77]=0;0;IF([.AG77]=0;0;IF([.AH77]=0;0;IF([.AI77]=0;0;IF([.AJ77]=0;0;IF([.AK77]=0;0;IF([.AL77]=0;0;IF([.AM77]=0;0;1))))))))))))))))))" office:value-type="float" office:value="0" calcext:value-type="float">
            <text:p>0</text:p>
          </table:table-cell>
          <table:table-cell table:style-name="ce3" table:formula="of:=IF([.AN77]=1;NUMBERVALUE(ORG.LIBREOFFICE.REGEX([.A77];&quot;\d+&quot;));&quot;&quot;)">
            <text:p/>
          </table:table-cell>
          <table:table-cell/>
        </table:table-row>
        <table:table-row table:style-name="ro1">
          <table:table-cell table:formula="of:=[$Input.A76]" office:value-type="string" office:string-value="Game 76" calcext:value-type="string">
            <text:p>Game 76</text:p>
          </table:table-cell>
          <table:table-cell table:style-name="ce3" table:formula="of:=COUNTIF([$Input.B76:.G76];&quot;&lt;&gt;&quot;)" office:value-type="float" office:value="3" calcext:value-type="float">
            <text:p>3</text:p>
          </table:table-cell>
          <table:table-cell table:style-name="ce2" table:formula="of:=IF(ISBLANK([$Input.B76]);&quot;&quot;;IF(ISNA(ORG.LIBREOFFICE.REGEX([$Input.B76];&quot;\d+.red&quot;;;1));&quot;&quot;;ORG.LIBREOFFICE.REGEX([$Input.B76];&quot;\d+.red&quot;;;1)))" office:value-type="string" office:string-value="1 red" calcext:value-type="string">
            <text:p>1 red</text:p>
          </table:table-cell>
          <table:table-cell table:style-name="ce2" table:formula="of:=IF(ISBLANK([$Input.B76]);&quot;&quot;;IF(ISNA(ORG.LIBREOFFICE.REGEX([$Input.B76];&quot;\d+.blue&quot;;;1));&quot;&quot;;ORG.LIBREOFFICE.REGEX([$Input.B76];&quot;\d+.blue&quot;;;1)))" office:value-type="string" office:string-value="7 blue" calcext:value-type="string">
            <text:p>7 blue</text:p>
          </table:table-cell>
          <table:table-cell table:style-name="ce2" table:formula="of:=IF(ISBLANK([$Input.B76]);&quot;&quot;;IF(ISNA(ORG.LIBREOFFICE.REGEX([$Input.B76];&quot;\d+.green&quot;;;1));&quot;&quot;;ORG.LIBREOFFICE.REGEX([$Input.B76];&quot;\d+.green&quot;;;1)))" office:value-type="string" office:string-value="2 green" calcext:value-type="string">
            <text:p>2 green</text:p>
          </table:table-cell>
          <table:table-cell table:style-name="ce2" table:formula="of:=IF(ISBLANK([$Input.C76]);&quot;&quot;;IF(ISNA(ORG.LIBREOFFICE.REGEX([$Input.C76];&quot;\d+.red&quot;;;1));&quot;&quot;;ORG.LIBREOFFICE.REGEX([$Input.C76];&quot;\d+.red&quot;;;1)))" office:value-type="string" office:string-value="1 red" calcext:value-type="string">
            <text:p>1 red</text:p>
          </table:table-cell>
          <table:table-cell table:style-name="ce2" table:formula="of:=IF(ISBLANK([$Input.C76]);&quot;&quot;;IF(ISNA(ORG.LIBREOFFICE.REGEX([$Input.C76];&quot;\d+.blue&quot;;;1));&quot;&quot;;ORG.LIBREOFFICE.REGEX([$Input.C76];&quot;\d+.blue&quot;;;1)))" office:value-type="string" office:string-value="13 blue" calcext:value-type="string">
            <text:p>13 blue</text:p>
          </table:table-cell>
          <table:table-cell table:style-name="ce2" table:formula="of:=IF(ISBLANK([$Input.C76]);&quot;&quot;;IF(ISNA(ORG.LIBREOFFICE.REGEX([$Input.C76];&quot;\d+.green&quot;;;1));&quot;&quot;;ORG.LIBREOFFICE.REGEX([$Input.C76];&quot;\d+.green&quot;;;1)))" office:value-type="string" office:string-value="7 green" calcext:value-type="string">
            <text:p>7 green</text:p>
          </table:table-cell>
          <table:table-cell table:style-name="ce2" table:formula="of:=IF(ISBLANK([$Input.D76]);&quot;&quot;;IF(ISNA(ORG.LIBREOFFICE.REGEX([$Input.D76];&quot;\d+.red&quot;;;1));&quot;&quot;;ORG.LIBREOFFICE.REGEX([$Input.D76];&quot;\d+.red&quot;;;1)))" office:value-type="string" office:string-value="5 red" calcext:value-type="string">
            <text:p>5 red</text:p>
          </table:table-cell>
          <table:table-cell table:style-name="ce2" table:formula="of:=IF(ISBLANK([$Input.D76]);&quot;&quot;;IF(ISNA(ORG.LIBREOFFICE.REGEX([$Input.D76];&quot;\d+.blue&quot;;;1));&quot;&quot;;ORG.LIBREOFFICE.REGEX([$Input.D76];&quot;\d+.blue&quot;;;1)))" office:value-type="string" office:string-value="13 blue" calcext:value-type="string">
            <text:p>13 blue</text:p>
          </table:table-cell>
          <table:table-cell table:style-name="ce2" table:formula="of:=IF(ISBLANK([$Input.D76]);&quot;&quot;;IF(ISNA(ORG.LIBREOFFICE.REGEX([$Input.D76];&quot;\d+.green&quot;;;1));&quot;&quot;;ORG.LIBREOFFICE.REGEX([$Input.D76];&quot;\d+.green&quot;;;1)))">
            <text:p/>
          </table:table-cell>
          <table:table-cell table:style-name="ce2" table:formula="of:=IF(ISBLANK([$Input.E76]);&quot;&quot;;IF(ISNA(ORG.LIBREOFFICE.REGEX([$Input.E76];&quot;\d+.red&quot;;;1));&quot;&quot;;ORG.LIBREOFFICE.REGEX([$Input.E76];&quot;\d+.red&quot;;;1)))">
            <text:p/>
          </table:table-cell>
          <table:table-cell table:style-name="ce2" table:formula="of:=IF(ISBLANK([$Input.E76]);&quot;&quot;;IF(ISNA(ORG.LIBREOFFICE.REGEX([$Input.E76];&quot;\d+.blue&quot;;;1));&quot;&quot;;ORG.LIBREOFFICE.REGEX([$Input.E76];&quot;\d+.blue&quot;;;1)))">
            <text:p/>
          </table:table-cell>
          <table:table-cell table:style-name="ce2" table:formula="of:=IF(ISBLANK([$Input.E76]);&quot;&quot;;IF(ISNA(ORG.LIBREOFFICE.REGEX([$Input.E76];&quot;\d+.green&quot;;;1));&quot;&quot;;ORG.LIBREOFFICE.REGEX([$Input.E76];&quot;\d+.green&quot;;;1)))">
            <text:p/>
          </table:table-cell>
          <table:table-cell table:style-name="ce2" table:formula="of:=IF(ISBLANK([$Input.F76]);&quot;&quot;;IF(ISNA(ORG.LIBREOFFICE.REGEX([$Input.F76];&quot;\d+.red&quot;;;1));&quot;&quot;;ORG.LIBREOFFICE.REGEX([$Input.F76];&quot;\d+.red&quot;;;1)))">
            <text:p/>
          </table:table-cell>
          <table:table-cell table:style-name="ce2" table:formula="of:=IF(ISBLANK([$Input.F76]);&quot;&quot;;IF(ISNA(ORG.LIBREOFFICE.REGEX([$Input.F76];&quot;\d+.blue&quot;;;1));&quot;&quot;;ORG.LIBREOFFICE.REGEX([$Input.F76];&quot;\d+.blue&quot;;;1)))">
            <text:p/>
          </table:table-cell>
          <table:table-cell table:style-name="ce2" table:formula="of:=IF(ISBLANK([$Input.F76]);&quot;&quot;;IF(ISNA(ORG.LIBREOFFICE.REGEX([$Input.F76];&quot;\d+.green&quot;;;1));&quot;&quot;;ORG.LIBREOFFICE.REGEX([$Input.F76];&quot;\d+.green&quot;;;1)))">
            <text:p/>
          </table:table-cell>
          <table:table-cell table:style-name="ce2" table:formula="of:=IF(ISBLANK([$Input.G76]);&quot;&quot;;IF(ISNA(ORG.LIBREOFFICE.REGEX([$Input.G76];&quot;\d+.red&quot;;;1));&quot;&quot;;ORG.LIBREOFFICE.REGEX([$Input.G76];&quot;\d+.red&quot;;;1)))">
            <text:p/>
          </table:table-cell>
          <table:table-cell table:style-name="ce2" table:formula="of:=IF(ISBLANK([$Input.G76]);&quot;&quot;;IF(ISNA(ORG.LIBREOFFICE.REGEX([$Input.G76];&quot;\d+.blue&quot;;;1));&quot;&quot;;ORG.LIBREOFFICE.REGEX([$Input.G76];&quot;\d+.blue&quot;;;1)))">
            <text:p/>
          </table:table-cell>
          <table:table-cell table:style-name="ce2" table:formula="of:=IF(ISBLANK([$Input.G76]);&quot;&quot;;IF(ISNA(ORG.LIBREOFFICE.REGEX([$Input.G76];&quot;\d+.green&quot;;;1));&quot;&quot;;ORG.LIBREOFFICE.REGEX([$Input.G76];&quot;\d+.green&quot;;;1)))">
            <text:p/>
          </table:table-cell>
          <table:table-cell/>
          <table:table-cell table:style-name="ce6" table:formula="of:=IF([.C78]=&quot;&quot;;1;IF(ISNA([.C78]);1;IF(NUMBERVALUE(ORG.LIBREOFFICE.REGEX([.C78];&quot;\d+&quot;;))&gt;12;0;1)))" office:value-type="float" office:value="1" calcext:value-type="float">
            <text:p>1</text:p>
          </table:table-cell>
          <table:table-cell table:style-name="ce3" table:formula="of:=IF([.E78]=&quot;&quot;;1;IF(ISNA([.E78]);1;IF(NUMBERVALUE(ORG.LIBREOFFICE.REGEX([.E78];&quot;\d+&quot;;))&gt;13;0;1)))" office:value-type="float" office:value="1" calcext:value-type="float">
            <text:p>1</text:p>
          </table:table-cell>
          <table:table-cell table:style-name="ce12" table:formula="of:=IF([.D78]=&quot;&quot;;1;IF(ISNA([.D78]);1;IF(NUMBERVALUE(ORG.LIBREOFFICE.REGEX([.D78];&quot;\d+&quot;;))&gt;14;0;1)))" office:value-type="float" office:value="1" calcext:value-type="float">
            <text:p>1</text:p>
          </table:table-cell>
          <table:table-cell table:style-name="ce6" table:formula="of:=IF([.F78]=&quot;&quot;;1;IF(ISNA([.F78]);1;IF(NUMBERVALUE(ORG.LIBREOFFICE.REGEX([.F78];&quot;\d+&quot;;))&gt;12;0;1)))" office:value-type="float" office:value="1" calcext:value-type="float">
            <text:p>1</text:p>
          </table:table-cell>
          <table:table-cell table:style-name="ce3" table:formula="of:=IF([.H78]=&quot;&quot;;1;IF(ISNA([.H78]);1;IF(NUMBERVALUE(ORG.LIBREOFFICE.REGEX([.H78];&quot;\d+&quot;;))&gt;13;0;1)))" office:value-type="float" office:value="1" calcext:value-type="float">
            <text:p>1</text:p>
          </table:table-cell>
          <table:table-cell table:style-name="ce12" table:formula="of:=IF([.G78]=&quot;&quot;;1;IF(ISNA([.G78]);1;IF(NUMBERVALUE(ORG.LIBREOFFICE.REGEX([.G78];&quot;\d+&quot;;))&gt;14;0;1)))" office:value-type="float" office:value="1" calcext:value-type="float">
            <text:p>1</text:p>
          </table:table-cell>
          <table:table-cell table:style-name="ce6" table:formula="of:=IF([.I78]=&quot;&quot;;1;IF(ISNA([.I78]);1;IF(NUMBERVALUE(ORG.LIBREOFFICE.REGEX([.I78];&quot;\d+&quot;;))&gt;12;0;1)))" office:value-type="float" office:value="1" calcext:value-type="float">
            <text:p>1</text:p>
          </table:table-cell>
          <table:table-cell table:style-name="ce3" table:formula="of:=IF([.K78]=&quot;&quot;;1;IF(ISNA([.K78]);1;IF(NUMBERVALUE(ORG.LIBREOFFICE.REGEX([.K78];&quot;\d+&quot;;))&gt;13;0;1)))" office:value-type="float" office:value="1" calcext:value-type="float">
            <text:p>1</text:p>
          </table:table-cell>
          <table:table-cell table:style-name="ce12" table:formula="of:=IF([.J78]=&quot;&quot;;1;IF(ISNA([.J78]);1;IF(NUMBERVALUE(ORG.LIBREOFFICE.REGEX([.J78];&quot;\d+&quot;;))&gt;14;0;1)))" office:value-type="float" office:value="1" calcext:value-type="float">
            <text:p>1</text:p>
          </table:table-cell>
          <table:table-cell table:style-name="ce6" table:formula="of:=IF([.L78]=&quot;&quot;;1;IF(ISNA([.L78]);1;IF(NUMBERVALUE(ORG.LIBREOFFICE.REGEX([.L78];&quot;\d+&quot;;))&gt;12;0;1)))" office:value-type="float" office:value="1" calcext:value-type="float">
            <text:p>1</text:p>
          </table:table-cell>
          <table:table-cell table:style-name="ce3" table:formula="of:=IF([.N78]=&quot;&quot;;1;IF(ISNA([.N78]);1;IF(NUMBERVALUE(ORG.LIBREOFFICE.REGEX([.N78];&quot;\d+&quot;;))&gt;13;0;1)))" office:value-type="float" office:value="1" calcext:value-type="float">
            <text:p>1</text:p>
          </table:table-cell>
          <table:table-cell table:style-name="ce12" table:formula="of:=IF([.M78]=&quot;&quot;;1;IF(ISNA([.M78]);1;IF(NUMBERVALUE(ORG.LIBREOFFICE.REGEX([.M78];&quot;\d+&quot;;))&gt;14;0;1)))" office:value-type="float" office:value="1" calcext:value-type="float">
            <text:p>1</text:p>
          </table:table-cell>
          <table:table-cell table:style-name="ce6" table:formula="of:=IF([.O78]=&quot;&quot;;1;IF(ISNA([.O78]);1;IF(NUMBERVALUE(ORG.LIBREOFFICE.REGEX([.O78];&quot;\d+&quot;;))&gt;12;0;1)))" office:value-type="float" office:value="1" calcext:value-type="float">
            <text:p>1</text:p>
          </table:table-cell>
          <table:table-cell table:style-name="ce3" table:formula="of:=IF([.Q78]=&quot;&quot;;1;IF(ISNA([.Q78]);1;IF(NUMBERVALUE(ORG.LIBREOFFICE.REGEX([.Q78];&quot;\d+&quot;;))&gt;13;0;1)))" office:value-type="float" office:value="1" calcext:value-type="float">
            <text:p>1</text:p>
          </table:table-cell>
          <table:table-cell table:style-name="ce12" table:formula="of:=IF([.P78]=&quot;&quot;;1;IF(ISNA([.P78]);1;IF(NUMBERVALUE(ORG.LIBREOFFICE.REGEX([.P78];&quot;\d+&quot;;))&gt;14;0;1)))" office:value-type="float" office:value="1" calcext:value-type="float">
            <text:p>1</text:p>
          </table:table-cell>
          <table:table-cell table:style-name="ce6" table:formula="of:=IF([.R78]=&quot;&quot;;1;IF(ISNA([.R78]);1;IF(NUMBERVALUE(ORG.LIBREOFFICE.REGEX([.R78];&quot;\d+&quot;;))&gt;12;0;1)))" office:value-type="float" office:value="1" calcext:value-type="float">
            <text:p>1</text:p>
          </table:table-cell>
          <table:table-cell table:style-name="ce3" table:formula="of:=IF([.T78]=&quot;&quot;;1;IF(ISNA([.T78]);1;IF(NUMBERVALUE(ORG.LIBREOFFICE.REGEX([.T78];&quot;\d+&quot;;))&gt;13;0;1)))" office:value-type="float" office:value="1" calcext:value-type="float">
            <text:p>1</text:p>
          </table:table-cell>
          <table:table-cell table:style-name="ce12" table:formula="of:=IF([.S78]=&quot;&quot;;1;IF(ISNA([.S78]);1;IF(NUMBERVALUE(ORG.LIBREOFFICE.REGEX([.S78];&quot;\d+&quot;;))&gt;14;0;1)))" office:value-type="float" office:value="1" calcext:value-type="float">
            <text:p>1</text:p>
          </table:table-cell>
          <table:table-cell table:style-name="ce3" table:formula="of:=IF([.V78]=0;0;IF([.W78]=0;0;IF([.X78]=0;0;IF([.Y78]=0;0;IF([.Z78]=0;0;IF([.AA78]=0;0;IF([.AB78]=0;0;IF([.AC78]=0;0;IF([.AD78]=0;0;IF([.AE78]=0;0;IF([.AF78]=0;0;IF([.AG78]=0;0;IF([.AH78]=0;0;IF([.AI78]=0;0;IF([.AJ78]=0;0;IF([.AK78]=0;0;IF([.AL78]=0;0;IF([.AM78]=0;0;1))))))))))))))))))" office:value-type="float" office:value="1" calcext:value-type="float">
            <text:p>1</text:p>
          </table:table-cell>
          <table:table-cell table:style-name="ce3" table:formula="of:=IF([.AN78]=1;NUMBERVALUE(ORG.LIBREOFFICE.REGEX([.A78];&quot;\d+&quot;));&quot;&quot;)" office:value-type="float" office:value="76" calcext:value-type="float">
            <text:p>76</text:p>
          </table:table-cell>
          <table:table-cell/>
        </table:table-row>
        <table:table-row table:style-name="ro1">
          <table:table-cell table:formula="of:=[$Input.A77]" office:value-type="string" office:string-value="Game 77" calcext:value-type="string">
            <text:p>Game 77</text:p>
          </table:table-cell>
          <table:table-cell table:style-name="ce3" table:formula="of:=COUNTIF([$Input.B77:.G77];&quot;&lt;&gt;&quot;)" office:value-type="float" office:value="3" calcext:value-type="float">
            <text:p>3</text:p>
          </table:table-cell>
          <table:table-cell table:style-name="ce2" table:formula="of:=IF(ISBLANK([$Input.B77]);&quot;&quot;;IF(ISNA(ORG.LIBREOFFICE.REGEX([$Input.B77];&quot;\d+.red&quot;;;1));&quot;&quot;;ORG.LIBREOFFICE.REGEX([$Input.B77];&quot;\d+.red&quot;;;1)))" office:value-type="string" office:string-value="3 red" calcext:value-type="string">
            <text:p>3 red</text:p>
          </table:table-cell>
          <table:table-cell table:style-name="ce2" table:formula="of:=IF(ISBLANK([$Input.B77]);&quot;&quot;;IF(ISNA(ORG.LIBREOFFICE.REGEX([$Input.B77];&quot;\d+.blue&quot;;;1));&quot;&quot;;ORG.LIBREOFFICE.REGEX([$Input.B77];&quot;\d+.blue&quot;;;1)))" office:value-type="string" office:string-value="10 blue" calcext:value-type="string">
            <text:p>10 blue</text:p>
          </table:table-cell>
          <table:table-cell table:style-name="ce2" table:formula="of:=IF(ISBLANK([$Input.B77]);&quot;&quot;;IF(ISNA(ORG.LIBREOFFICE.REGEX([$Input.B77];&quot;\d+.green&quot;;;1));&quot;&quot;;ORG.LIBREOFFICE.REGEX([$Input.B77];&quot;\d+.green&quot;;;1)))" office:value-type="string" office:string-value="6 green" calcext:value-type="string">
            <text:p>6 green</text:p>
          </table:table-cell>
          <table:table-cell table:style-name="ce2" table:formula="of:=IF(ISBLANK([$Input.C77]);&quot;&quot;;IF(ISNA(ORG.LIBREOFFICE.REGEX([$Input.C77];&quot;\d+.red&quot;;;1));&quot;&quot;;ORG.LIBREOFFICE.REGEX([$Input.C77];&quot;\d+.red&quot;;;1)))" office:value-type="string" office:string-value="2 red" calcext:value-type="string">
            <text:p>2 red</text:p>
          </table:table-cell>
          <table:table-cell table:style-name="ce2" table:formula="of:=IF(ISBLANK([$Input.C77]);&quot;&quot;;IF(ISNA(ORG.LIBREOFFICE.REGEX([$Input.C77];&quot;\d+.blue&quot;;;1));&quot;&quot;;ORG.LIBREOFFICE.REGEX([$Input.C77];&quot;\d+.blue&quot;;;1)))" office:value-type="string" office:string-value="10 blue" calcext:value-type="string">
            <text:p>10 blue</text:p>
          </table:table-cell>
          <table:table-cell table:style-name="ce2" table:formula="of:=IF(ISBLANK([$Input.C77]);&quot;&quot;;IF(ISNA(ORG.LIBREOFFICE.REGEX([$Input.C77];&quot;\d+.green&quot;;;1));&quot;&quot;;ORG.LIBREOFFICE.REGEX([$Input.C77];&quot;\d+.green&quot;;;1)))" office:value-type="string" office:string-value="1 green" calcext:value-type="string">
            <text:p>1 green</text:p>
          </table:table-cell>
          <table:table-cell table:style-name="ce2" table:formula="of:=IF(ISBLANK([$Input.D77]);&quot;&quot;;IF(ISNA(ORG.LIBREOFFICE.REGEX([$Input.D77];&quot;\d+.red&quot;;;1));&quot;&quot;;ORG.LIBREOFFICE.REGEX([$Input.D77];&quot;\d+.red&quot;;;1)))" office:value-type="string" office:string-value="1 red" calcext:value-type="string">
            <text:p>1 red</text:p>
          </table:table-cell>
          <table:table-cell table:style-name="ce2" table:formula="of:=IF(ISBLANK([$Input.D77]);&quot;&quot;;IF(ISNA(ORG.LIBREOFFICE.REGEX([$Input.D77];&quot;\d+.blue&quot;;;1));&quot;&quot;;ORG.LIBREOFFICE.REGEX([$Input.D77];&quot;\d+.blue&quot;;;1)))">
            <text:p/>
          </table:table-cell>
          <table:table-cell table:style-name="ce2" table:formula="of:=IF(ISBLANK([$Input.D77]);&quot;&quot;;IF(ISNA(ORG.LIBREOFFICE.REGEX([$Input.D77];&quot;\d+.green&quot;;;1));&quot;&quot;;ORG.LIBREOFFICE.REGEX([$Input.D77];&quot;\d+.green&quot;;;1)))" office:value-type="string" office:string-value="7 green" calcext:value-type="string">
            <text:p>7 green</text:p>
          </table:table-cell>
          <table:table-cell table:style-name="ce2" table:formula="of:=IF(ISBLANK([$Input.E77]);&quot;&quot;;IF(ISNA(ORG.LIBREOFFICE.REGEX([$Input.E77];&quot;\d+.red&quot;;;1));&quot;&quot;;ORG.LIBREOFFICE.REGEX([$Input.E77];&quot;\d+.red&quot;;;1)))">
            <text:p/>
          </table:table-cell>
          <table:table-cell table:style-name="ce2" table:formula="of:=IF(ISBLANK([$Input.E77]);&quot;&quot;;IF(ISNA(ORG.LIBREOFFICE.REGEX([$Input.E77];&quot;\d+.blue&quot;;;1));&quot;&quot;;ORG.LIBREOFFICE.REGEX([$Input.E77];&quot;\d+.blue&quot;;;1)))">
            <text:p/>
          </table:table-cell>
          <table:table-cell table:style-name="ce2" table:formula="of:=IF(ISBLANK([$Input.E77]);&quot;&quot;;IF(ISNA(ORG.LIBREOFFICE.REGEX([$Input.E77];&quot;\d+.green&quot;;;1));&quot;&quot;;ORG.LIBREOFFICE.REGEX([$Input.E77];&quot;\d+.green&quot;;;1)))">
            <text:p/>
          </table:table-cell>
          <table:table-cell table:style-name="ce2" table:formula="of:=IF(ISBLANK([$Input.F77]);&quot;&quot;;IF(ISNA(ORG.LIBREOFFICE.REGEX([$Input.F77];&quot;\d+.red&quot;;;1));&quot;&quot;;ORG.LIBREOFFICE.REGEX([$Input.F77];&quot;\d+.red&quot;;;1)))">
            <text:p/>
          </table:table-cell>
          <table:table-cell table:style-name="ce2" table:formula="of:=IF(ISBLANK([$Input.F77]);&quot;&quot;;IF(ISNA(ORG.LIBREOFFICE.REGEX([$Input.F77];&quot;\d+.blue&quot;;;1));&quot;&quot;;ORG.LIBREOFFICE.REGEX([$Input.F77];&quot;\d+.blue&quot;;;1)))">
            <text:p/>
          </table:table-cell>
          <table:table-cell table:style-name="ce2" table:formula="of:=IF(ISBLANK([$Input.F77]);&quot;&quot;;IF(ISNA(ORG.LIBREOFFICE.REGEX([$Input.F77];&quot;\d+.green&quot;;;1));&quot;&quot;;ORG.LIBREOFFICE.REGEX([$Input.F77];&quot;\d+.green&quot;;;1)))">
            <text:p/>
          </table:table-cell>
          <table:table-cell table:style-name="ce2" table:formula="of:=IF(ISBLANK([$Input.G77]);&quot;&quot;;IF(ISNA(ORG.LIBREOFFICE.REGEX([$Input.G77];&quot;\d+.red&quot;;;1));&quot;&quot;;ORG.LIBREOFFICE.REGEX([$Input.G77];&quot;\d+.red&quot;;;1)))">
            <text:p/>
          </table:table-cell>
          <table:table-cell table:style-name="ce2" table:formula="of:=IF(ISBLANK([$Input.G77]);&quot;&quot;;IF(ISNA(ORG.LIBREOFFICE.REGEX([$Input.G77];&quot;\d+.blue&quot;;;1));&quot;&quot;;ORG.LIBREOFFICE.REGEX([$Input.G77];&quot;\d+.blue&quot;;;1)))">
            <text:p/>
          </table:table-cell>
          <table:table-cell table:style-name="ce2" table:formula="of:=IF(ISBLANK([$Input.G77]);&quot;&quot;;IF(ISNA(ORG.LIBREOFFICE.REGEX([$Input.G77];&quot;\d+.green&quot;;;1));&quot;&quot;;ORG.LIBREOFFICE.REGEX([$Input.G77];&quot;\d+.green&quot;;;1)))">
            <text:p/>
          </table:table-cell>
          <table:table-cell/>
          <table:table-cell table:style-name="ce6" table:formula="of:=IF([.C79]=&quot;&quot;;1;IF(ISNA([.C79]);1;IF(NUMBERVALUE(ORG.LIBREOFFICE.REGEX([.C79];&quot;\d+&quot;;))&gt;12;0;1)))" office:value-type="float" office:value="1" calcext:value-type="float">
            <text:p>1</text:p>
          </table:table-cell>
          <table:table-cell table:style-name="ce3" table:formula="of:=IF([.E79]=&quot;&quot;;1;IF(ISNA([.E79]);1;IF(NUMBERVALUE(ORG.LIBREOFFICE.REGEX([.E79];&quot;\d+&quot;;))&gt;13;0;1)))" office:value-type="float" office:value="1" calcext:value-type="float">
            <text:p>1</text:p>
          </table:table-cell>
          <table:table-cell table:style-name="ce12" table:formula="of:=IF([.D79]=&quot;&quot;;1;IF(ISNA([.D79]);1;IF(NUMBERVALUE(ORG.LIBREOFFICE.REGEX([.D79];&quot;\d+&quot;;))&gt;14;0;1)))" office:value-type="float" office:value="1" calcext:value-type="float">
            <text:p>1</text:p>
          </table:table-cell>
          <table:table-cell table:style-name="ce6" table:formula="of:=IF([.F79]=&quot;&quot;;1;IF(ISNA([.F79]);1;IF(NUMBERVALUE(ORG.LIBREOFFICE.REGEX([.F79];&quot;\d+&quot;;))&gt;12;0;1)))" office:value-type="float" office:value="1" calcext:value-type="float">
            <text:p>1</text:p>
          </table:table-cell>
          <table:table-cell table:style-name="ce3" table:formula="of:=IF([.H79]=&quot;&quot;;1;IF(ISNA([.H79]);1;IF(NUMBERVALUE(ORG.LIBREOFFICE.REGEX([.H79];&quot;\d+&quot;;))&gt;13;0;1)))" office:value-type="float" office:value="1" calcext:value-type="float">
            <text:p>1</text:p>
          </table:table-cell>
          <table:table-cell table:style-name="ce12" table:formula="of:=IF([.G79]=&quot;&quot;;1;IF(ISNA([.G79]);1;IF(NUMBERVALUE(ORG.LIBREOFFICE.REGEX([.G79];&quot;\d+&quot;;))&gt;14;0;1)))" office:value-type="float" office:value="1" calcext:value-type="float">
            <text:p>1</text:p>
          </table:table-cell>
          <table:table-cell table:style-name="ce6" table:formula="of:=IF([.I79]=&quot;&quot;;1;IF(ISNA([.I79]);1;IF(NUMBERVALUE(ORG.LIBREOFFICE.REGEX([.I79];&quot;\d+&quot;;))&gt;12;0;1)))" office:value-type="float" office:value="1" calcext:value-type="float">
            <text:p>1</text:p>
          </table:table-cell>
          <table:table-cell table:style-name="ce3" table:formula="of:=IF([.K79]=&quot;&quot;;1;IF(ISNA([.K79]);1;IF(NUMBERVALUE(ORG.LIBREOFFICE.REGEX([.K79];&quot;\d+&quot;;))&gt;13;0;1)))" office:value-type="float" office:value="1" calcext:value-type="float">
            <text:p>1</text:p>
          </table:table-cell>
          <table:table-cell table:style-name="ce12" table:formula="of:=IF([.J79]=&quot;&quot;;1;IF(ISNA([.J79]);1;IF(NUMBERVALUE(ORG.LIBREOFFICE.REGEX([.J79];&quot;\d+&quot;;))&gt;14;0;1)))" office:value-type="float" office:value="1" calcext:value-type="float">
            <text:p>1</text:p>
          </table:table-cell>
          <table:table-cell table:style-name="ce6" table:formula="of:=IF([.L79]=&quot;&quot;;1;IF(ISNA([.L79]);1;IF(NUMBERVALUE(ORG.LIBREOFFICE.REGEX([.L79];&quot;\d+&quot;;))&gt;12;0;1)))" office:value-type="float" office:value="1" calcext:value-type="float">
            <text:p>1</text:p>
          </table:table-cell>
          <table:table-cell table:style-name="ce3" table:formula="of:=IF([.N79]=&quot;&quot;;1;IF(ISNA([.N79]);1;IF(NUMBERVALUE(ORG.LIBREOFFICE.REGEX([.N79];&quot;\d+&quot;;))&gt;13;0;1)))" office:value-type="float" office:value="1" calcext:value-type="float">
            <text:p>1</text:p>
          </table:table-cell>
          <table:table-cell table:style-name="ce12" table:formula="of:=IF([.M79]=&quot;&quot;;1;IF(ISNA([.M79]);1;IF(NUMBERVALUE(ORG.LIBREOFFICE.REGEX([.M79];&quot;\d+&quot;;))&gt;14;0;1)))" office:value-type="float" office:value="1" calcext:value-type="float">
            <text:p>1</text:p>
          </table:table-cell>
          <table:table-cell table:style-name="ce6" table:formula="of:=IF([.O79]=&quot;&quot;;1;IF(ISNA([.O79]);1;IF(NUMBERVALUE(ORG.LIBREOFFICE.REGEX([.O79];&quot;\d+&quot;;))&gt;12;0;1)))" office:value-type="float" office:value="1" calcext:value-type="float">
            <text:p>1</text:p>
          </table:table-cell>
          <table:table-cell table:style-name="ce3" table:formula="of:=IF([.Q79]=&quot;&quot;;1;IF(ISNA([.Q79]);1;IF(NUMBERVALUE(ORG.LIBREOFFICE.REGEX([.Q79];&quot;\d+&quot;;))&gt;13;0;1)))" office:value-type="float" office:value="1" calcext:value-type="float">
            <text:p>1</text:p>
          </table:table-cell>
          <table:table-cell table:style-name="ce12" table:formula="of:=IF([.P79]=&quot;&quot;;1;IF(ISNA([.P79]);1;IF(NUMBERVALUE(ORG.LIBREOFFICE.REGEX([.P79];&quot;\d+&quot;;))&gt;14;0;1)))" office:value-type="float" office:value="1" calcext:value-type="float">
            <text:p>1</text:p>
          </table:table-cell>
          <table:table-cell table:style-name="ce6" table:formula="of:=IF([.R79]=&quot;&quot;;1;IF(ISNA([.R79]);1;IF(NUMBERVALUE(ORG.LIBREOFFICE.REGEX([.R79];&quot;\d+&quot;;))&gt;12;0;1)))" office:value-type="float" office:value="1" calcext:value-type="float">
            <text:p>1</text:p>
          </table:table-cell>
          <table:table-cell table:style-name="ce3" table:formula="of:=IF([.T79]=&quot;&quot;;1;IF(ISNA([.T79]);1;IF(NUMBERVALUE(ORG.LIBREOFFICE.REGEX([.T79];&quot;\d+&quot;;))&gt;13;0;1)))" office:value-type="float" office:value="1" calcext:value-type="float">
            <text:p>1</text:p>
          </table:table-cell>
          <table:table-cell table:style-name="ce12" table:formula="of:=IF([.S79]=&quot;&quot;;1;IF(ISNA([.S79]);1;IF(NUMBERVALUE(ORG.LIBREOFFICE.REGEX([.S79];&quot;\d+&quot;;))&gt;14;0;1)))" office:value-type="float" office:value="1" calcext:value-type="float">
            <text:p>1</text:p>
          </table:table-cell>
          <table:table-cell table:style-name="ce3" table:formula="of:=IF([.V79]=0;0;IF([.W79]=0;0;IF([.X79]=0;0;IF([.Y79]=0;0;IF([.Z79]=0;0;IF([.AA79]=0;0;IF([.AB79]=0;0;IF([.AC79]=0;0;IF([.AD79]=0;0;IF([.AE79]=0;0;IF([.AF79]=0;0;IF([.AG79]=0;0;IF([.AH79]=0;0;IF([.AI79]=0;0;IF([.AJ79]=0;0;IF([.AK79]=0;0;IF([.AL79]=0;0;IF([.AM79]=0;0;1))))))))))))))))))" office:value-type="float" office:value="1" calcext:value-type="float">
            <text:p>1</text:p>
          </table:table-cell>
          <table:table-cell table:style-name="ce3" table:formula="of:=IF([.AN79]=1;NUMBERVALUE(ORG.LIBREOFFICE.REGEX([.A79];&quot;\d+&quot;));&quot;&quot;)" office:value-type="float" office:value="77" calcext:value-type="float">
            <text:p>77</text:p>
          </table:table-cell>
          <table:table-cell/>
        </table:table-row>
        <table:table-row table:style-name="ro1">
          <table:table-cell table:formula="of:=[$Input.A78]" office:value-type="string" office:string-value="Game 78" calcext:value-type="string">
            <text:p>Game 78</text:p>
          </table:table-cell>
          <table:table-cell table:style-name="ce3" table:formula="of:=COUNTIF([$Input.B78:.G78];&quot;&lt;&gt;&quot;)" office:value-type="float" office:value="5" calcext:value-type="float">
            <text:p>5</text:p>
          </table:table-cell>
          <table:table-cell table:style-name="ce2" table:formula="of:=IF(ISBLANK([$Input.B78]);&quot;&quot;;IF(ISNA(ORG.LIBREOFFICE.REGEX([$Input.B78];&quot;\d+.red&quot;;;1));&quot;&quot;;ORG.LIBREOFFICE.REGEX([$Input.B78];&quot;\d+.red&quot;;;1)))">
            <text:p/>
          </table:table-cell>
          <table:table-cell table:style-name="ce2" table:formula="of:=IF(ISBLANK([$Input.B78]);&quot;&quot;;IF(ISNA(ORG.LIBREOFFICE.REGEX([$Input.B78];&quot;\d+.blue&quot;;;1));&quot;&quot;;ORG.LIBREOFFICE.REGEX([$Input.B78];&quot;\d+.blue&quot;;;1)))" office:value-type="string" office:string-value="2 blue" calcext:value-type="string">
            <text:p>2 blue</text:p>
          </table:table-cell>
          <table:table-cell table:style-name="ce2" table:formula="of:=IF(ISBLANK([$Input.B78]);&quot;&quot;;IF(ISNA(ORG.LIBREOFFICE.REGEX([$Input.B78];&quot;\d+.green&quot;;;1));&quot;&quot;;ORG.LIBREOFFICE.REGEX([$Input.B78];&quot;\d+.green&quot;;;1)))" office:value-type="string" office:string-value="11 green" calcext:value-type="string">
            <text:p>11 green</text:p>
          </table:table-cell>
          <table:table-cell table:style-name="ce2" table:formula="of:=IF(ISBLANK([$Input.C78]);&quot;&quot;;IF(ISNA(ORG.LIBREOFFICE.REGEX([$Input.C78];&quot;\d+.red&quot;;;1));&quot;&quot;;ORG.LIBREOFFICE.REGEX([$Input.C78];&quot;\d+.red&quot;;;1)))" office:value-type="string" office:string-value="8 red" calcext:value-type="string">
            <text:p>8 red</text:p>
          </table:table-cell>
          <table:table-cell table:style-name="ce2" table:formula="of:=IF(ISBLANK([$Input.C78]);&quot;&quot;;IF(ISNA(ORG.LIBREOFFICE.REGEX([$Input.C78];&quot;\d+.blue&quot;;;1));&quot;&quot;;ORG.LIBREOFFICE.REGEX([$Input.C78];&quot;\d+.blue&quot;;;1)))" office:value-type="string" office:string-value="6 blue" calcext:value-type="string">
            <text:p>6 blue</text:p>
          </table:table-cell>
          <table:table-cell table:style-name="ce2" table:formula="of:=IF(ISBLANK([$Input.C78]);&quot;&quot;;IF(ISNA(ORG.LIBREOFFICE.REGEX([$Input.C78];&quot;\d+.green&quot;;;1));&quot;&quot;;ORG.LIBREOFFICE.REGEX([$Input.C78];&quot;\d+.green&quot;;;1)))" office:value-type="string" office:string-value="5 green" calcext:value-type="string">
            <text:p>5 green</text:p>
          </table:table-cell>
          <table:table-cell table:style-name="ce2" table:formula="of:=IF(ISBLANK([$Input.D78]);&quot;&quot;;IF(ISNA(ORG.LIBREOFFICE.REGEX([$Input.D78];&quot;\d+.red&quot;;;1));&quot;&quot;;ORG.LIBREOFFICE.REGEX([$Input.D78];&quot;\d+.red&quot;;;1)))" office:value-type="string" office:string-value="10 red" calcext:value-type="string">
            <text:p>10 red</text:p>
          </table:table-cell>
          <table:table-cell table:style-name="ce2" table:formula="of:=IF(ISBLANK([$Input.D78]);&quot;&quot;;IF(ISNA(ORG.LIBREOFFICE.REGEX([$Input.D78];&quot;\d+.blue&quot;;;1));&quot;&quot;;ORG.LIBREOFFICE.REGEX([$Input.D78];&quot;\d+.blue&quot;;;1)))" office:value-type="string" office:string-value="4 blue" calcext:value-type="string">
            <text:p>4 blue</text:p>
          </table:table-cell>
          <table:table-cell table:style-name="ce2" table:formula="of:=IF(ISBLANK([$Input.D78]);&quot;&quot;;IF(ISNA(ORG.LIBREOFFICE.REGEX([$Input.D78];&quot;\d+.green&quot;;;1));&quot;&quot;;ORG.LIBREOFFICE.REGEX([$Input.D78];&quot;\d+.green&quot;;;1)))" office:value-type="string" office:string-value="6 green" calcext:value-type="string">
            <text:p>6 green</text:p>
          </table:table-cell>
          <table:table-cell table:style-name="ce2" table:formula="of:=IF(ISBLANK([$Input.E78]);&quot;&quot;;IF(ISNA(ORG.LIBREOFFICE.REGEX([$Input.E78];&quot;\d+.red&quot;;;1));&quot;&quot;;ORG.LIBREOFFICE.REGEX([$Input.E78];&quot;\d+.red&quot;;;1)))" office:value-type="string" office:string-value="10 red" calcext:value-type="string">
            <text:p>10 red</text:p>
          </table:table-cell>
          <table:table-cell table:style-name="ce2" table:formula="of:=IF(ISBLANK([$Input.E78]);&quot;&quot;;IF(ISNA(ORG.LIBREOFFICE.REGEX([$Input.E78];&quot;\d+.blue&quot;;;1));&quot;&quot;;ORG.LIBREOFFICE.REGEX([$Input.E78];&quot;\d+.blue&quot;;;1)))" office:value-type="string" office:string-value="6 blue" calcext:value-type="string">
            <text:p>6 blue</text:p>
          </table:table-cell>
          <table:table-cell table:style-name="ce2" table:formula="of:=IF(ISBLANK([$Input.E78]);&quot;&quot;;IF(ISNA(ORG.LIBREOFFICE.REGEX([$Input.E78];&quot;\d+.green&quot;;;1));&quot;&quot;;ORG.LIBREOFFICE.REGEX([$Input.E78];&quot;\d+.green&quot;;;1)))" office:value-type="string" office:string-value="3 green" calcext:value-type="string">
            <text:p>3 green</text:p>
          </table:table-cell>
          <table:table-cell table:style-name="ce2" table:formula="of:=IF(ISBLANK([$Input.F78]);&quot;&quot;;IF(ISNA(ORG.LIBREOFFICE.REGEX([$Input.F78];&quot;\d+.red&quot;;;1));&quot;&quot;;ORG.LIBREOFFICE.REGEX([$Input.F78];&quot;\d+.red&quot;;;1)))" office:value-type="string" office:string-value="6 red" calcext:value-type="string">
            <text:p>6 red</text:p>
          </table:table-cell>
          <table:table-cell table:style-name="ce2" table:formula="of:=IF(ISBLANK([$Input.F78]);&quot;&quot;;IF(ISNA(ORG.LIBREOFFICE.REGEX([$Input.F78];&quot;\d+.blue&quot;;;1));&quot;&quot;;ORG.LIBREOFFICE.REGEX([$Input.F78];&quot;\d+.blue&quot;;;1)))">
            <text:p/>
          </table:table-cell>
          <table:table-cell table:style-name="ce2" table:formula="of:=IF(ISBLANK([$Input.F78]);&quot;&quot;;IF(ISNA(ORG.LIBREOFFICE.REGEX([$Input.F78];&quot;\d+.green&quot;;;1));&quot;&quot;;ORG.LIBREOFFICE.REGEX([$Input.F78];&quot;\d+.green&quot;;;1)))" office:value-type="string" office:string-value="5 green" calcext:value-type="string">
            <text:p>5 green</text:p>
          </table:table-cell>
          <table:table-cell table:style-name="ce2" table:formula="of:=IF(ISBLANK([$Input.G78]);&quot;&quot;;IF(ISNA(ORG.LIBREOFFICE.REGEX([$Input.G78];&quot;\d+.red&quot;;;1));&quot;&quot;;ORG.LIBREOFFICE.REGEX([$Input.G78];&quot;\d+.red&quot;;;1)))">
            <text:p/>
          </table:table-cell>
          <table:table-cell table:style-name="ce2" table:formula="of:=IF(ISBLANK([$Input.G78]);&quot;&quot;;IF(ISNA(ORG.LIBREOFFICE.REGEX([$Input.G78];&quot;\d+.blue&quot;;;1));&quot;&quot;;ORG.LIBREOFFICE.REGEX([$Input.G78];&quot;\d+.blue&quot;;;1)))">
            <text:p/>
          </table:table-cell>
          <table:table-cell table:style-name="ce2" table:formula="of:=IF(ISBLANK([$Input.G78]);&quot;&quot;;IF(ISNA(ORG.LIBREOFFICE.REGEX([$Input.G78];&quot;\d+.green&quot;;;1));&quot;&quot;;ORG.LIBREOFFICE.REGEX([$Input.G78];&quot;\d+.green&quot;;;1)))">
            <text:p/>
          </table:table-cell>
          <table:table-cell/>
          <table:table-cell table:style-name="ce6" table:formula="of:=IF([.C80]=&quot;&quot;;1;IF(ISNA([.C80]);1;IF(NUMBERVALUE(ORG.LIBREOFFICE.REGEX([.C80];&quot;\d+&quot;;))&gt;12;0;1)))" office:value-type="float" office:value="1" calcext:value-type="float">
            <text:p>1</text:p>
          </table:table-cell>
          <table:table-cell table:style-name="ce3" table:formula="of:=IF([.E80]=&quot;&quot;;1;IF(ISNA([.E80]);1;IF(NUMBERVALUE(ORG.LIBREOFFICE.REGEX([.E80];&quot;\d+&quot;;))&gt;13;0;1)))" office:value-type="float" office:value="1" calcext:value-type="float">
            <text:p>1</text:p>
          </table:table-cell>
          <table:table-cell table:style-name="ce12" table:formula="of:=IF([.D80]=&quot;&quot;;1;IF(ISNA([.D80]);1;IF(NUMBERVALUE(ORG.LIBREOFFICE.REGEX([.D80];&quot;\d+&quot;;))&gt;14;0;1)))" office:value-type="float" office:value="1" calcext:value-type="float">
            <text:p>1</text:p>
          </table:table-cell>
          <table:table-cell table:style-name="ce6" table:formula="of:=IF([.F80]=&quot;&quot;;1;IF(ISNA([.F80]);1;IF(NUMBERVALUE(ORG.LIBREOFFICE.REGEX([.F80];&quot;\d+&quot;;))&gt;12;0;1)))" office:value-type="float" office:value="1" calcext:value-type="float">
            <text:p>1</text:p>
          </table:table-cell>
          <table:table-cell table:style-name="ce3" table:formula="of:=IF([.H80]=&quot;&quot;;1;IF(ISNA([.H80]);1;IF(NUMBERVALUE(ORG.LIBREOFFICE.REGEX([.H80];&quot;\d+&quot;;))&gt;13;0;1)))" office:value-type="float" office:value="1" calcext:value-type="float">
            <text:p>1</text:p>
          </table:table-cell>
          <table:table-cell table:style-name="ce12" table:formula="of:=IF([.G80]=&quot;&quot;;1;IF(ISNA([.G80]);1;IF(NUMBERVALUE(ORG.LIBREOFFICE.REGEX([.G80];&quot;\d+&quot;;))&gt;14;0;1)))" office:value-type="float" office:value="1" calcext:value-type="float">
            <text:p>1</text:p>
          </table:table-cell>
          <table:table-cell table:style-name="ce6" table:formula="of:=IF([.I80]=&quot;&quot;;1;IF(ISNA([.I80]);1;IF(NUMBERVALUE(ORG.LIBREOFFICE.REGEX([.I80];&quot;\d+&quot;;))&gt;12;0;1)))" office:value-type="float" office:value="1" calcext:value-type="float">
            <text:p>1</text:p>
          </table:table-cell>
          <table:table-cell table:style-name="ce3" table:formula="of:=IF([.K80]=&quot;&quot;;1;IF(ISNA([.K80]);1;IF(NUMBERVALUE(ORG.LIBREOFFICE.REGEX([.K80];&quot;\d+&quot;;))&gt;13;0;1)))" office:value-type="float" office:value="1" calcext:value-type="float">
            <text:p>1</text:p>
          </table:table-cell>
          <table:table-cell table:style-name="ce12" table:formula="of:=IF([.J80]=&quot;&quot;;1;IF(ISNA([.J80]);1;IF(NUMBERVALUE(ORG.LIBREOFFICE.REGEX([.J80];&quot;\d+&quot;;))&gt;14;0;1)))" office:value-type="float" office:value="1" calcext:value-type="float">
            <text:p>1</text:p>
          </table:table-cell>
          <table:table-cell table:style-name="ce6" table:formula="of:=IF([.L80]=&quot;&quot;;1;IF(ISNA([.L80]);1;IF(NUMBERVALUE(ORG.LIBREOFFICE.REGEX([.L80];&quot;\d+&quot;;))&gt;12;0;1)))" office:value-type="float" office:value="1" calcext:value-type="float">
            <text:p>1</text:p>
          </table:table-cell>
          <table:table-cell table:style-name="ce3" table:formula="of:=IF([.N80]=&quot;&quot;;1;IF(ISNA([.N80]);1;IF(NUMBERVALUE(ORG.LIBREOFFICE.REGEX([.N80];&quot;\d+&quot;;))&gt;13;0;1)))" office:value-type="float" office:value="1" calcext:value-type="float">
            <text:p>1</text:p>
          </table:table-cell>
          <table:table-cell table:style-name="ce12" table:formula="of:=IF([.M80]=&quot;&quot;;1;IF(ISNA([.M80]);1;IF(NUMBERVALUE(ORG.LIBREOFFICE.REGEX([.M80];&quot;\d+&quot;;))&gt;14;0;1)))" office:value-type="float" office:value="1" calcext:value-type="float">
            <text:p>1</text:p>
          </table:table-cell>
          <table:table-cell table:style-name="ce6" table:formula="of:=IF([.O80]=&quot;&quot;;1;IF(ISNA([.O80]);1;IF(NUMBERVALUE(ORG.LIBREOFFICE.REGEX([.O80];&quot;\d+&quot;;))&gt;12;0;1)))" office:value-type="float" office:value="1" calcext:value-type="float">
            <text:p>1</text:p>
          </table:table-cell>
          <table:table-cell table:style-name="ce3" table:formula="of:=IF([.Q80]=&quot;&quot;;1;IF(ISNA([.Q80]);1;IF(NUMBERVALUE(ORG.LIBREOFFICE.REGEX([.Q80];&quot;\d+&quot;;))&gt;13;0;1)))" office:value-type="float" office:value="1" calcext:value-type="float">
            <text:p>1</text:p>
          </table:table-cell>
          <table:table-cell table:style-name="ce12" table:formula="of:=IF([.P80]=&quot;&quot;;1;IF(ISNA([.P80]);1;IF(NUMBERVALUE(ORG.LIBREOFFICE.REGEX([.P80];&quot;\d+&quot;;))&gt;14;0;1)))" office:value-type="float" office:value="1" calcext:value-type="float">
            <text:p>1</text:p>
          </table:table-cell>
          <table:table-cell table:style-name="ce6" table:formula="of:=IF([.R80]=&quot;&quot;;1;IF(ISNA([.R80]);1;IF(NUMBERVALUE(ORG.LIBREOFFICE.REGEX([.R80];&quot;\d+&quot;;))&gt;12;0;1)))" office:value-type="float" office:value="1" calcext:value-type="float">
            <text:p>1</text:p>
          </table:table-cell>
          <table:table-cell table:style-name="ce3" table:formula="of:=IF([.T80]=&quot;&quot;;1;IF(ISNA([.T80]);1;IF(NUMBERVALUE(ORG.LIBREOFFICE.REGEX([.T80];&quot;\d+&quot;;))&gt;13;0;1)))" office:value-type="float" office:value="1" calcext:value-type="float">
            <text:p>1</text:p>
          </table:table-cell>
          <table:table-cell table:style-name="ce12" table:formula="of:=IF([.S80]=&quot;&quot;;1;IF(ISNA([.S80]);1;IF(NUMBERVALUE(ORG.LIBREOFFICE.REGEX([.S80];&quot;\d+&quot;;))&gt;14;0;1)))" office:value-type="float" office:value="1" calcext:value-type="float">
            <text:p>1</text:p>
          </table:table-cell>
          <table:table-cell table:style-name="ce3" table:formula="of:=IF([.V80]=0;0;IF([.W80]=0;0;IF([.X80]=0;0;IF([.Y80]=0;0;IF([.Z80]=0;0;IF([.AA80]=0;0;IF([.AB80]=0;0;IF([.AC80]=0;0;IF([.AD80]=0;0;IF([.AE80]=0;0;IF([.AF80]=0;0;IF([.AG80]=0;0;IF([.AH80]=0;0;IF([.AI80]=0;0;IF([.AJ80]=0;0;IF([.AK80]=0;0;IF([.AL80]=0;0;IF([.AM80]=0;0;1))))))))))))))))))" office:value-type="float" office:value="1" calcext:value-type="float">
            <text:p>1</text:p>
          </table:table-cell>
          <table:table-cell table:style-name="ce3" table:formula="of:=IF([.AN80]=1;NUMBERVALUE(ORG.LIBREOFFICE.REGEX([.A80];&quot;\d+&quot;));&quot;&quot;)" office:value-type="float" office:value="78" calcext:value-type="float">
            <text:p>78</text:p>
          </table:table-cell>
          <table:table-cell/>
        </table:table-row>
        <table:table-row table:style-name="ro1">
          <table:table-cell table:formula="of:=[$Input.A79]" office:value-type="string" office:string-value="Game 79" calcext:value-type="string">
            <text:p>Game 79</text:p>
          </table:table-cell>
          <table:table-cell table:style-name="ce3" table:formula="of:=COUNTIF([$Input.B79:.G79];&quot;&lt;&gt;&quot;)" office:value-type="float" office:value="5" calcext:value-type="float">
            <text:p>5</text:p>
          </table:table-cell>
          <table:table-cell table:style-name="ce2" table:formula="of:=IF(ISBLANK([$Input.B79]);&quot;&quot;;IF(ISNA(ORG.LIBREOFFICE.REGEX([$Input.B79];&quot;\d+.red&quot;;;1));&quot;&quot;;ORG.LIBREOFFICE.REGEX([$Input.B79];&quot;\d+.red&quot;;;1)))" office:value-type="string" office:string-value="4 red" calcext:value-type="string">
            <text:p>4 red</text:p>
          </table:table-cell>
          <table:table-cell table:style-name="ce2" table:formula="of:=IF(ISBLANK([$Input.B79]);&quot;&quot;;IF(ISNA(ORG.LIBREOFFICE.REGEX([$Input.B79];&quot;\d+.blue&quot;;;1));&quot;&quot;;ORG.LIBREOFFICE.REGEX([$Input.B79];&quot;\d+.blue&quot;;;1)))" office:value-type="string" office:string-value="6 blue" calcext:value-type="string">
            <text:p>6 blue</text:p>
          </table:table-cell>
          <table:table-cell table:style-name="ce2" table:formula="of:=IF(ISBLANK([$Input.B79]);&quot;&quot;;IF(ISNA(ORG.LIBREOFFICE.REGEX([$Input.B79];&quot;\d+.green&quot;;;1));&quot;&quot;;ORG.LIBREOFFICE.REGEX([$Input.B79];&quot;\d+.green&quot;;;1)))" office:value-type="string" office:string-value="1 green" calcext:value-type="string">
            <text:p>1 green</text:p>
          </table:table-cell>
          <table:table-cell table:style-name="ce2" table:formula="of:=IF(ISBLANK([$Input.C79]);&quot;&quot;;IF(ISNA(ORG.LIBREOFFICE.REGEX([$Input.C79];&quot;\d+.red&quot;;;1));&quot;&quot;;ORG.LIBREOFFICE.REGEX([$Input.C79];&quot;\d+.red&quot;;;1)))" office:value-type="string" office:string-value="1 red" calcext:value-type="string">
            <text:p>1 red</text:p>
          </table:table-cell>
          <table:table-cell table:style-name="ce2" table:formula="of:=IF(ISBLANK([$Input.C79]);&quot;&quot;;IF(ISNA(ORG.LIBREOFFICE.REGEX([$Input.C79];&quot;\d+.blue&quot;;;1));&quot;&quot;;ORG.LIBREOFFICE.REGEX([$Input.C79];&quot;\d+.blue&quot;;;1)))">
            <text:p/>
          </table:table-cell>
          <table:table-cell table:style-name="ce2" table:formula="of:=IF(ISBLANK([$Input.C79]);&quot;&quot;;IF(ISNA(ORG.LIBREOFFICE.REGEX([$Input.C79];&quot;\d+.green&quot;;;1));&quot;&quot;;ORG.LIBREOFFICE.REGEX([$Input.C79];&quot;\d+.green&quot;;;1)))">
            <text:p/>
          </table:table-cell>
          <table:table-cell table:style-name="ce2" table:formula="of:=IF(ISBLANK([$Input.D79]);&quot;&quot;;IF(ISNA(ORG.LIBREOFFICE.REGEX([$Input.D79];&quot;\d+.red&quot;;;1));&quot;&quot;;ORG.LIBREOFFICE.REGEX([$Input.D79];&quot;\d+.red&quot;;;1)))" office:value-type="string" office:string-value="4 red" calcext:value-type="string">
            <text:p>4 red</text:p>
          </table:table-cell>
          <table:table-cell table:style-name="ce2" table:formula="of:=IF(ISBLANK([$Input.D79]);&quot;&quot;;IF(ISNA(ORG.LIBREOFFICE.REGEX([$Input.D79];&quot;\d+.blue&quot;;;1));&quot;&quot;;ORG.LIBREOFFICE.REGEX([$Input.D79];&quot;\d+.blue&quot;;;1)))" office:value-type="string" office:string-value="3 blue" calcext:value-type="string">
            <text:p>3 blue</text:p>
          </table:table-cell>
          <table:table-cell table:style-name="ce2" table:formula="of:=IF(ISBLANK([$Input.D79]);&quot;&quot;;IF(ISNA(ORG.LIBREOFFICE.REGEX([$Input.D79];&quot;\d+.green&quot;;;1));&quot;&quot;;ORG.LIBREOFFICE.REGEX([$Input.D79];&quot;\d+.green&quot;;;1)))" office:value-type="string" office:string-value="2 green" calcext:value-type="string">
            <text:p>2 green</text:p>
          </table:table-cell>
          <table:table-cell table:style-name="ce2" table:formula="of:=IF(ISBLANK([$Input.E79]);&quot;&quot;;IF(ISNA(ORG.LIBREOFFICE.REGEX([$Input.E79];&quot;\d+.red&quot;;;1));&quot;&quot;;ORG.LIBREOFFICE.REGEX([$Input.E79];&quot;\d+.red&quot;;;1)))" office:value-type="string" office:string-value="4 red" calcext:value-type="string">
            <text:p>4 red</text:p>
          </table:table-cell>
          <table:table-cell table:style-name="ce2" table:formula="of:=IF(ISBLANK([$Input.E79]);&quot;&quot;;IF(ISNA(ORG.LIBREOFFICE.REGEX([$Input.E79];&quot;\d+.blue&quot;;;1));&quot;&quot;;ORG.LIBREOFFICE.REGEX([$Input.E79];&quot;\d+.blue&quot;;;1)))" office:value-type="string" office:string-value="2 blue" calcext:value-type="string">
            <text:p>2 blue</text:p>
          </table:table-cell>
          <table:table-cell table:style-name="ce2" table:formula="of:=IF(ISBLANK([$Input.E79]);&quot;&quot;;IF(ISNA(ORG.LIBREOFFICE.REGEX([$Input.E79];&quot;\d+.green&quot;;;1));&quot;&quot;;ORG.LIBREOFFICE.REGEX([$Input.E79];&quot;\d+.green&quot;;;1)))" office:value-type="string" office:string-value="1 green" calcext:value-type="string">
            <text:p>1 green</text:p>
          </table:table-cell>
          <table:table-cell table:style-name="ce2" table:formula="of:=IF(ISBLANK([$Input.F79]);&quot;&quot;;IF(ISNA(ORG.LIBREOFFICE.REGEX([$Input.F79];&quot;\d+.red&quot;;;1));&quot;&quot;;ORG.LIBREOFFICE.REGEX([$Input.F79];&quot;\d+.red&quot;;;1)))" office:value-type="string" office:string-value="1 red" calcext:value-type="string">
            <text:p>1 red</text:p>
          </table:table-cell>
          <table:table-cell table:style-name="ce2" table:formula="of:=IF(ISBLANK([$Input.F79]);&quot;&quot;;IF(ISNA(ORG.LIBREOFFICE.REGEX([$Input.F79];&quot;\d+.blue&quot;;;1));&quot;&quot;;ORG.LIBREOFFICE.REGEX([$Input.F79];&quot;\d+.blue&quot;;;1)))">
            <text:p/>
          </table:table-cell>
          <table:table-cell table:style-name="ce2" table:formula="of:=IF(ISBLANK([$Input.F79]);&quot;&quot;;IF(ISNA(ORG.LIBREOFFICE.REGEX([$Input.F79];&quot;\d+.green&quot;;;1));&quot;&quot;;ORG.LIBREOFFICE.REGEX([$Input.F79];&quot;\d+.green&quot;;;1)))" office:value-type="string" office:string-value="2 green" calcext:value-type="string">
            <text:p>2 green</text:p>
          </table:table-cell>
          <table:table-cell table:style-name="ce2" table:formula="of:=IF(ISBLANK([$Input.G79]);&quot;&quot;;IF(ISNA(ORG.LIBREOFFICE.REGEX([$Input.G79];&quot;\d+.red&quot;;;1));&quot;&quot;;ORG.LIBREOFFICE.REGEX([$Input.G79];&quot;\d+.red&quot;;;1)))">
            <text:p/>
          </table:table-cell>
          <table:table-cell table:style-name="ce2" table:formula="of:=IF(ISBLANK([$Input.G79]);&quot;&quot;;IF(ISNA(ORG.LIBREOFFICE.REGEX([$Input.G79];&quot;\d+.blue&quot;;;1));&quot;&quot;;ORG.LIBREOFFICE.REGEX([$Input.G79];&quot;\d+.blue&quot;;;1)))">
            <text:p/>
          </table:table-cell>
          <table:table-cell table:style-name="ce2" table:formula="of:=IF(ISBLANK([$Input.G79]);&quot;&quot;;IF(ISNA(ORG.LIBREOFFICE.REGEX([$Input.G79];&quot;\d+.green&quot;;;1));&quot;&quot;;ORG.LIBREOFFICE.REGEX([$Input.G79];&quot;\d+.green&quot;;;1)))">
            <text:p/>
          </table:table-cell>
          <table:table-cell/>
          <table:table-cell table:style-name="ce6" table:formula="of:=IF([.C81]=&quot;&quot;;1;IF(ISNA([.C81]);1;IF(NUMBERVALUE(ORG.LIBREOFFICE.REGEX([.C81];&quot;\d+&quot;;))&gt;12;0;1)))" office:value-type="float" office:value="1" calcext:value-type="float">
            <text:p>1</text:p>
          </table:table-cell>
          <table:table-cell table:style-name="ce3" table:formula="of:=IF([.E81]=&quot;&quot;;1;IF(ISNA([.E81]);1;IF(NUMBERVALUE(ORG.LIBREOFFICE.REGEX([.E81];&quot;\d+&quot;;))&gt;13;0;1)))" office:value-type="float" office:value="1" calcext:value-type="float">
            <text:p>1</text:p>
          </table:table-cell>
          <table:table-cell table:style-name="ce12" table:formula="of:=IF([.D81]=&quot;&quot;;1;IF(ISNA([.D81]);1;IF(NUMBERVALUE(ORG.LIBREOFFICE.REGEX([.D81];&quot;\d+&quot;;))&gt;14;0;1)))" office:value-type="float" office:value="1" calcext:value-type="float">
            <text:p>1</text:p>
          </table:table-cell>
          <table:table-cell table:style-name="ce6" table:formula="of:=IF([.F81]=&quot;&quot;;1;IF(ISNA([.F81]);1;IF(NUMBERVALUE(ORG.LIBREOFFICE.REGEX([.F81];&quot;\d+&quot;;))&gt;12;0;1)))" office:value-type="float" office:value="1" calcext:value-type="float">
            <text:p>1</text:p>
          </table:table-cell>
          <table:table-cell table:style-name="ce3" table:formula="of:=IF([.H81]=&quot;&quot;;1;IF(ISNA([.H81]);1;IF(NUMBERVALUE(ORG.LIBREOFFICE.REGEX([.H81];&quot;\d+&quot;;))&gt;13;0;1)))" office:value-type="float" office:value="1" calcext:value-type="float">
            <text:p>1</text:p>
          </table:table-cell>
          <table:table-cell table:style-name="ce12" table:formula="of:=IF([.G81]=&quot;&quot;;1;IF(ISNA([.G81]);1;IF(NUMBERVALUE(ORG.LIBREOFFICE.REGEX([.G81];&quot;\d+&quot;;))&gt;14;0;1)))" office:value-type="float" office:value="1" calcext:value-type="float">
            <text:p>1</text:p>
          </table:table-cell>
          <table:table-cell table:style-name="ce6" table:formula="of:=IF([.I81]=&quot;&quot;;1;IF(ISNA([.I81]);1;IF(NUMBERVALUE(ORG.LIBREOFFICE.REGEX([.I81];&quot;\d+&quot;;))&gt;12;0;1)))" office:value-type="float" office:value="1" calcext:value-type="float">
            <text:p>1</text:p>
          </table:table-cell>
          <table:table-cell table:style-name="ce3" table:formula="of:=IF([.K81]=&quot;&quot;;1;IF(ISNA([.K81]);1;IF(NUMBERVALUE(ORG.LIBREOFFICE.REGEX([.K81];&quot;\d+&quot;;))&gt;13;0;1)))" office:value-type="float" office:value="1" calcext:value-type="float">
            <text:p>1</text:p>
          </table:table-cell>
          <table:table-cell table:style-name="ce12" table:formula="of:=IF([.J81]=&quot;&quot;;1;IF(ISNA([.J81]);1;IF(NUMBERVALUE(ORG.LIBREOFFICE.REGEX([.J81];&quot;\d+&quot;;))&gt;14;0;1)))" office:value-type="float" office:value="1" calcext:value-type="float">
            <text:p>1</text:p>
          </table:table-cell>
          <table:table-cell table:style-name="ce6" table:formula="of:=IF([.L81]=&quot;&quot;;1;IF(ISNA([.L81]);1;IF(NUMBERVALUE(ORG.LIBREOFFICE.REGEX([.L81];&quot;\d+&quot;;))&gt;12;0;1)))" office:value-type="float" office:value="1" calcext:value-type="float">
            <text:p>1</text:p>
          </table:table-cell>
          <table:table-cell table:style-name="ce3" table:formula="of:=IF([.N81]=&quot;&quot;;1;IF(ISNA([.N81]);1;IF(NUMBERVALUE(ORG.LIBREOFFICE.REGEX([.N81];&quot;\d+&quot;;))&gt;13;0;1)))" office:value-type="float" office:value="1" calcext:value-type="float">
            <text:p>1</text:p>
          </table:table-cell>
          <table:table-cell table:style-name="ce12" table:formula="of:=IF([.M81]=&quot;&quot;;1;IF(ISNA([.M81]);1;IF(NUMBERVALUE(ORG.LIBREOFFICE.REGEX([.M81];&quot;\d+&quot;;))&gt;14;0;1)))" office:value-type="float" office:value="1" calcext:value-type="float">
            <text:p>1</text:p>
          </table:table-cell>
          <table:table-cell table:style-name="ce6" table:formula="of:=IF([.O81]=&quot;&quot;;1;IF(ISNA([.O81]);1;IF(NUMBERVALUE(ORG.LIBREOFFICE.REGEX([.O81];&quot;\d+&quot;;))&gt;12;0;1)))" office:value-type="float" office:value="1" calcext:value-type="float">
            <text:p>1</text:p>
          </table:table-cell>
          <table:table-cell table:style-name="ce3" table:formula="of:=IF([.Q81]=&quot;&quot;;1;IF(ISNA([.Q81]);1;IF(NUMBERVALUE(ORG.LIBREOFFICE.REGEX([.Q81];&quot;\d+&quot;;))&gt;13;0;1)))" office:value-type="float" office:value="1" calcext:value-type="float">
            <text:p>1</text:p>
          </table:table-cell>
          <table:table-cell table:style-name="ce12" table:formula="of:=IF([.P81]=&quot;&quot;;1;IF(ISNA([.P81]);1;IF(NUMBERVALUE(ORG.LIBREOFFICE.REGEX([.P81];&quot;\d+&quot;;))&gt;14;0;1)))" office:value-type="float" office:value="1" calcext:value-type="float">
            <text:p>1</text:p>
          </table:table-cell>
          <table:table-cell table:style-name="ce6" table:formula="of:=IF([.R81]=&quot;&quot;;1;IF(ISNA([.R81]);1;IF(NUMBERVALUE(ORG.LIBREOFFICE.REGEX([.R81];&quot;\d+&quot;;))&gt;12;0;1)))" office:value-type="float" office:value="1" calcext:value-type="float">
            <text:p>1</text:p>
          </table:table-cell>
          <table:table-cell table:style-name="ce3" table:formula="of:=IF([.T81]=&quot;&quot;;1;IF(ISNA([.T81]);1;IF(NUMBERVALUE(ORG.LIBREOFFICE.REGEX([.T81];&quot;\d+&quot;;))&gt;13;0;1)))" office:value-type="float" office:value="1" calcext:value-type="float">
            <text:p>1</text:p>
          </table:table-cell>
          <table:table-cell table:style-name="ce12" table:formula="of:=IF([.S81]=&quot;&quot;;1;IF(ISNA([.S81]);1;IF(NUMBERVALUE(ORG.LIBREOFFICE.REGEX([.S81];&quot;\d+&quot;;))&gt;14;0;1)))" office:value-type="float" office:value="1" calcext:value-type="float">
            <text:p>1</text:p>
          </table:table-cell>
          <table:table-cell table:style-name="ce3" table:formula="of:=IF([.V81]=0;0;IF([.W81]=0;0;IF([.X81]=0;0;IF([.Y81]=0;0;IF([.Z81]=0;0;IF([.AA81]=0;0;IF([.AB81]=0;0;IF([.AC81]=0;0;IF([.AD81]=0;0;IF([.AE81]=0;0;IF([.AF81]=0;0;IF([.AG81]=0;0;IF([.AH81]=0;0;IF([.AI81]=0;0;IF([.AJ81]=0;0;IF([.AK81]=0;0;IF([.AL81]=0;0;IF([.AM81]=0;0;1))))))))))))))))))" office:value-type="float" office:value="1" calcext:value-type="float">
            <text:p>1</text:p>
          </table:table-cell>
          <table:table-cell table:style-name="ce3" table:formula="of:=IF([.AN81]=1;NUMBERVALUE(ORG.LIBREOFFICE.REGEX([.A81];&quot;\d+&quot;));&quot;&quot;)" office:value-type="float" office:value="79" calcext:value-type="float">
            <text:p>79</text:p>
          </table:table-cell>
          <table:table-cell/>
        </table:table-row>
        <table:table-row table:style-name="ro1">
          <table:table-cell table:formula="of:=[$Input.A80]" office:value-type="string" office:string-value="Game 80" calcext:value-type="string">
            <text:p>Game 80</text:p>
          </table:table-cell>
          <table:table-cell table:style-name="ce3" table:formula="of:=COUNTIF([$Input.B80:.G80];&quot;&lt;&gt;&quot;)" office:value-type="float" office:value="4" calcext:value-type="float">
            <text:p>4</text:p>
          </table:table-cell>
          <table:table-cell table:style-name="ce2" table:formula="of:=IF(ISBLANK([$Input.B80]);&quot;&quot;;IF(ISNA(ORG.LIBREOFFICE.REGEX([$Input.B80];&quot;\d+.red&quot;;;1));&quot;&quot;;ORG.LIBREOFFICE.REGEX([$Input.B80];&quot;\d+.red&quot;;;1)))" office:value-type="string" office:string-value="2 red" calcext:value-type="string">
            <text:p>2 red</text:p>
          </table:table-cell>
          <table:table-cell table:style-name="ce2" table:formula="of:=IF(ISBLANK([$Input.B80]);&quot;&quot;;IF(ISNA(ORG.LIBREOFFICE.REGEX([$Input.B80];&quot;\d+.blue&quot;;;1));&quot;&quot;;ORG.LIBREOFFICE.REGEX([$Input.B80];&quot;\d+.blue&quot;;;1)))">
            <text:p/>
          </table:table-cell>
          <table:table-cell table:style-name="ce2" table:formula="of:=IF(ISBLANK([$Input.B80]);&quot;&quot;;IF(ISNA(ORG.LIBREOFFICE.REGEX([$Input.B80];&quot;\d+.green&quot;;;1));&quot;&quot;;ORG.LIBREOFFICE.REGEX([$Input.B80];&quot;\d+.green&quot;;;1)))" office:value-type="string" office:string-value="1 green" calcext:value-type="string">
            <text:p>1 green</text:p>
          </table:table-cell>
          <table:table-cell table:style-name="ce2" table:formula="of:=IF(ISBLANK([$Input.C80]);&quot;&quot;;IF(ISNA(ORG.LIBREOFFICE.REGEX([$Input.C80];&quot;\d+.red&quot;;;1));&quot;&quot;;ORG.LIBREOFFICE.REGEX([$Input.C80];&quot;\d+.red&quot;;;1)))" office:value-type="string" office:string-value="1 red" calcext:value-type="string">
            <text:p>1 red</text:p>
          </table:table-cell>
          <table:table-cell table:style-name="ce2" table:formula="of:=IF(ISBLANK([$Input.C80]);&quot;&quot;;IF(ISNA(ORG.LIBREOFFICE.REGEX([$Input.C80];&quot;\d+.blue&quot;;;1));&quot;&quot;;ORG.LIBREOFFICE.REGEX([$Input.C80];&quot;\d+.blue&quot;;;1)))">
            <text:p/>
          </table:table-cell>
          <table:table-cell table:style-name="ce2" table:formula="of:=IF(ISBLANK([$Input.C80]);&quot;&quot;;IF(ISNA(ORG.LIBREOFFICE.REGEX([$Input.C80];&quot;\d+.green&quot;;;1));&quot;&quot;;ORG.LIBREOFFICE.REGEX([$Input.C80];&quot;\d+.green&quot;;;1)))" office:value-type="string" office:string-value="1 green" calcext:value-type="string">
            <text:p>1 green</text:p>
          </table:table-cell>
          <table:table-cell table:style-name="ce2" table:formula="of:=IF(ISBLANK([$Input.D80]);&quot;&quot;;IF(ISNA(ORG.LIBREOFFICE.REGEX([$Input.D80];&quot;\d+.red&quot;;;1));&quot;&quot;;ORG.LIBREOFFICE.REGEX([$Input.D80];&quot;\d+.red&quot;;;1)))" office:value-type="string" office:string-value="7 red" calcext:value-type="string">
            <text:p>7 red</text:p>
          </table:table-cell>
          <table:table-cell table:style-name="ce2" table:formula="of:=IF(ISBLANK([$Input.D80]);&quot;&quot;;IF(ISNA(ORG.LIBREOFFICE.REGEX([$Input.D80];&quot;\d+.blue&quot;;;1));&quot;&quot;;ORG.LIBREOFFICE.REGEX([$Input.D80];&quot;\d+.blue&quot;;;1)))">
            <text:p/>
          </table:table-cell>
          <table:table-cell table:style-name="ce2" table:formula="of:=IF(ISBLANK([$Input.D80]);&quot;&quot;;IF(ISNA(ORG.LIBREOFFICE.REGEX([$Input.D80];&quot;\d+.green&quot;;;1));&quot;&quot;;ORG.LIBREOFFICE.REGEX([$Input.D80];&quot;\d+.green&quot;;;1)))" office:value-type="string" office:string-value="1 green" calcext:value-type="string">
            <text:p>1 green</text:p>
          </table:table-cell>
          <table:table-cell table:style-name="ce2" table:formula="of:=IF(ISBLANK([$Input.E80]);&quot;&quot;;IF(ISNA(ORG.LIBREOFFICE.REGEX([$Input.E80];&quot;\d+.red&quot;;;1));&quot;&quot;;ORG.LIBREOFFICE.REGEX([$Input.E80];&quot;\d+.red&quot;;;1)))" office:value-type="string" office:string-value="7 red" calcext:value-type="string">
            <text:p>7 red</text:p>
          </table:table-cell>
          <table:table-cell table:style-name="ce2" table:formula="of:=IF(ISBLANK([$Input.E80]);&quot;&quot;;IF(ISNA(ORG.LIBREOFFICE.REGEX([$Input.E80];&quot;\d+.blue&quot;;;1));&quot;&quot;;ORG.LIBREOFFICE.REGEX([$Input.E80];&quot;\d+.blue&quot;;;1)))" office:value-type="string" office:string-value="1 blue" calcext:value-type="string">
            <text:p>1 blue</text:p>
          </table:table-cell>
          <table:table-cell table:style-name="ce2" table:formula="of:=IF(ISBLANK([$Input.E80]);&quot;&quot;;IF(ISNA(ORG.LIBREOFFICE.REGEX([$Input.E80];&quot;\d+.green&quot;;;1));&quot;&quot;;ORG.LIBREOFFICE.REGEX([$Input.E80];&quot;\d+.green&quot;;;1)))" office:value-type="string" office:string-value="3 green" calcext:value-type="string">
            <text:p>3 green</text:p>
          </table:table-cell>
          <table:table-cell table:style-name="ce2" table:formula="of:=IF(ISBLANK([$Input.F80]);&quot;&quot;;IF(ISNA(ORG.LIBREOFFICE.REGEX([$Input.F80];&quot;\d+.red&quot;;;1));&quot;&quot;;ORG.LIBREOFFICE.REGEX([$Input.F80];&quot;\d+.red&quot;;;1)))">
            <text:p/>
          </table:table-cell>
          <table:table-cell table:style-name="ce2" table:formula="of:=IF(ISBLANK([$Input.F80]);&quot;&quot;;IF(ISNA(ORG.LIBREOFFICE.REGEX([$Input.F80];&quot;\d+.blue&quot;;;1));&quot;&quot;;ORG.LIBREOFFICE.REGEX([$Input.F80];&quot;\d+.blue&quot;;;1)))">
            <text:p/>
          </table:table-cell>
          <table:table-cell table:style-name="ce2" table:formula="of:=IF(ISBLANK([$Input.F80]);&quot;&quot;;IF(ISNA(ORG.LIBREOFFICE.REGEX([$Input.F80];&quot;\d+.green&quot;;;1));&quot;&quot;;ORG.LIBREOFFICE.REGEX([$Input.F80];&quot;\d+.green&quot;;;1)))">
            <text:p/>
          </table:table-cell>
          <table:table-cell table:style-name="ce2" table:formula="of:=IF(ISBLANK([$Input.G80]);&quot;&quot;;IF(ISNA(ORG.LIBREOFFICE.REGEX([$Input.G80];&quot;\d+.red&quot;;;1));&quot;&quot;;ORG.LIBREOFFICE.REGEX([$Input.G80];&quot;\d+.red&quot;;;1)))">
            <text:p/>
          </table:table-cell>
          <table:table-cell table:style-name="ce2" table:formula="of:=IF(ISBLANK([$Input.G80]);&quot;&quot;;IF(ISNA(ORG.LIBREOFFICE.REGEX([$Input.G80];&quot;\d+.blue&quot;;;1));&quot;&quot;;ORG.LIBREOFFICE.REGEX([$Input.G80];&quot;\d+.blue&quot;;;1)))">
            <text:p/>
          </table:table-cell>
          <table:table-cell table:style-name="ce2" table:formula="of:=IF(ISBLANK([$Input.G80]);&quot;&quot;;IF(ISNA(ORG.LIBREOFFICE.REGEX([$Input.G80];&quot;\d+.green&quot;;;1));&quot;&quot;;ORG.LIBREOFFICE.REGEX([$Input.G80];&quot;\d+.green&quot;;;1)))">
            <text:p/>
          </table:table-cell>
          <table:table-cell/>
          <table:table-cell table:style-name="ce6" table:formula="of:=IF([.C82]=&quot;&quot;;1;IF(ISNA([.C82]);1;IF(NUMBERVALUE(ORG.LIBREOFFICE.REGEX([.C82];&quot;\d+&quot;;))&gt;12;0;1)))" office:value-type="float" office:value="1" calcext:value-type="float">
            <text:p>1</text:p>
          </table:table-cell>
          <table:table-cell table:style-name="ce3" table:formula="of:=IF([.E82]=&quot;&quot;;1;IF(ISNA([.E82]);1;IF(NUMBERVALUE(ORG.LIBREOFFICE.REGEX([.E82];&quot;\d+&quot;;))&gt;13;0;1)))" office:value-type="float" office:value="1" calcext:value-type="float">
            <text:p>1</text:p>
          </table:table-cell>
          <table:table-cell table:style-name="ce12" table:formula="of:=IF([.D82]=&quot;&quot;;1;IF(ISNA([.D82]);1;IF(NUMBERVALUE(ORG.LIBREOFFICE.REGEX([.D82];&quot;\d+&quot;;))&gt;14;0;1)))" office:value-type="float" office:value="1" calcext:value-type="float">
            <text:p>1</text:p>
          </table:table-cell>
          <table:table-cell table:style-name="ce6" table:formula="of:=IF([.F82]=&quot;&quot;;1;IF(ISNA([.F82]);1;IF(NUMBERVALUE(ORG.LIBREOFFICE.REGEX([.F82];&quot;\d+&quot;;))&gt;12;0;1)))" office:value-type="float" office:value="1" calcext:value-type="float">
            <text:p>1</text:p>
          </table:table-cell>
          <table:table-cell table:style-name="ce3" table:formula="of:=IF([.H82]=&quot;&quot;;1;IF(ISNA([.H82]);1;IF(NUMBERVALUE(ORG.LIBREOFFICE.REGEX([.H82];&quot;\d+&quot;;))&gt;13;0;1)))" office:value-type="float" office:value="1" calcext:value-type="float">
            <text:p>1</text:p>
          </table:table-cell>
          <table:table-cell table:style-name="ce12" table:formula="of:=IF([.G82]=&quot;&quot;;1;IF(ISNA([.G82]);1;IF(NUMBERVALUE(ORG.LIBREOFFICE.REGEX([.G82];&quot;\d+&quot;;))&gt;14;0;1)))" office:value-type="float" office:value="1" calcext:value-type="float">
            <text:p>1</text:p>
          </table:table-cell>
          <table:table-cell table:style-name="ce6" table:formula="of:=IF([.I82]=&quot;&quot;;1;IF(ISNA([.I82]);1;IF(NUMBERVALUE(ORG.LIBREOFFICE.REGEX([.I82];&quot;\d+&quot;;))&gt;12;0;1)))" office:value-type="float" office:value="1" calcext:value-type="float">
            <text:p>1</text:p>
          </table:table-cell>
          <table:table-cell table:style-name="ce3" table:formula="of:=IF([.K82]=&quot;&quot;;1;IF(ISNA([.K82]);1;IF(NUMBERVALUE(ORG.LIBREOFFICE.REGEX([.K82];&quot;\d+&quot;;))&gt;13;0;1)))" office:value-type="float" office:value="1" calcext:value-type="float">
            <text:p>1</text:p>
          </table:table-cell>
          <table:table-cell table:style-name="ce12" table:formula="of:=IF([.J82]=&quot;&quot;;1;IF(ISNA([.J82]);1;IF(NUMBERVALUE(ORG.LIBREOFFICE.REGEX([.J82];&quot;\d+&quot;;))&gt;14;0;1)))" office:value-type="float" office:value="1" calcext:value-type="float">
            <text:p>1</text:p>
          </table:table-cell>
          <table:table-cell table:style-name="ce6" table:formula="of:=IF([.L82]=&quot;&quot;;1;IF(ISNA([.L82]);1;IF(NUMBERVALUE(ORG.LIBREOFFICE.REGEX([.L82];&quot;\d+&quot;;))&gt;12;0;1)))" office:value-type="float" office:value="1" calcext:value-type="float">
            <text:p>1</text:p>
          </table:table-cell>
          <table:table-cell table:style-name="ce3" table:formula="of:=IF([.N82]=&quot;&quot;;1;IF(ISNA([.N82]);1;IF(NUMBERVALUE(ORG.LIBREOFFICE.REGEX([.N82];&quot;\d+&quot;;))&gt;13;0;1)))" office:value-type="float" office:value="1" calcext:value-type="float">
            <text:p>1</text:p>
          </table:table-cell>
          <table:table-cell table:style-name="ce12" table:formula="of:=IF([.M82]=&quot;&quot;;1;IF(ISNA([.M82]);1;IF(NUMBERVALUE(ORG.LIBREOFFICE.REGEX([.M82];&quot;\d+&quot;;))&gt;14;0;1)))" office:value-type="float" office:value="1" calcext:value-type="float">
            <text:p>1</text:p>
          </table:table-cell>
          <table:table-cell table:style-name="ce6" table:formula="of:=IF([.O82]=&quot;&quot;;1;IF(ISNA([.O82]);1;IF(NUMBERVALUE(ORG.LIBREOFFICE.REGEX([.O82];&quot;\d+&quot;;))&gt;12;0;1)))" office:value-type="float" office:value="1" calcext:value-type="float">
            <text:p>1</text:p>
          </table:table-cell>
          <table:table-cell table:style-name="ce3" table:formula="of:=IF([.Q82]=&quot;&quot;;1;IF(ISNA([.Q82]);1;IF(NUMBERVALUE(ORG.LIBREOFFICE.REGEX([.Q82];&quot;\d+&quot;;))&gt;13;0;1)))" office:value-type="float" office:value="1" calcext:value-type="float">
            <text:p>1</text:p>
          </table:table-cell>
          <table:table-cell table:style-name="ce12" table:formula="of:=IF([.P82]=&quot;&quot;;1;IF(ISNA([.P82]);1;IF(NUMBERVALUE(ORG.LIBREOFFICE.REGEX([.P82];&quot;\d+&quot;;))&gt;14;0;1)))" office:value-type="float" office:value="1" calcext:value-type="float">
            <text:p>1</text:p>
          </table:table-cell>
          <table:table-cell table:style-name="ce6" table:formula="of:=IF([.R82]=&quot;&quot;;1;IF(ISNA([.R82]);1;IF(NUMBERVALUE(ORG.LIBREOFFICE.REGEX([.R82];&quot;\d+&quot;;))&gt;12;0;1)))" office:value-type="float" office:value="1" calcext:value-type="float">
            <text:p>1</text:p>
          </table:table-cell>
          <table:table-cell table:style-name="ce3" table:formula="of:=IF([.T82]=&quot;&quot;;1;IF(ISNA([.T82]);1;IF(NUMBERVALUE(ORG.LIBREOFFICE.REGEX([.T82];&quot;\d+&quot;;))&gt;13;0;1)))" office:value-type="float" office:value="1" calcext:value-type="float">
            <text:p>1</text:p>
          </table:table-cell>
          <table:table-cell table:style-name="ce12" table:formula="of:=IF([.S82]=&quot;&quot;;1;IF(ISNA([.S82]);1;IF(NUMBERVALUE(ORG.LIBREOFFICE.REGEX([.S82];&quot;\d+&quot;;))&gt;14;0;1)))" office:value-type="float" office:value="1" calcext:value-type="float">
            <text:p>1</text:p>
          </table:table-cell>
          <table:table-cell table:style-name="ce3" table:formula="of:=IF([.V82]=0;0;IF([.W82]=0;0;IF([.X82]=0;0;IF([.Y82]=0;0;IF([.Z82]=0;0;IF([.AA82]=0;0;IF([.AB82]=0;0;IF([.AC82]=0;0;IF([.AD82]=0;0;IF([.AE82]=0;0;IF([.AF82]=0;0;IF([.AG82]=0;0;IF([.AH82]=0;0;IF([.AI82]=0;0;IF([.AJ82]=0;0;IF([.AK82]=0;0;IF([.AL82]=0;0;IF([.AM82]=0;0;1))))))))))))))))))" office:value-type="float" office:value="1" calcext:value-type="float">
            <text:p>1</text:p>
          </table:table-cell>
          <table:table-cell table:style-name="ce3" table:formula="of:=IF([.AN82]=1;NUMBERVALUE(ORG.LIBREOFFICE.REGEX([.A82];&quot;\d+&quot;));&quot;&quot;)" office:value-type="float" office:value="80" calcext:value-type="float">
            <text:p>80</text:p>
          </table:table-cell>
          <table:table-cell/>
        </table:table-row>
        <table:table-row table:style-name="ro1">
          <table:table-cell table:formula="of:=[$Input.A81]" office:value-type="string" office:string-value="Game 81" calcext:value-type="string">
            <text:p>Game 81</text:p>
          </table:table-cell>
          <table:table-cell table:style-name="ce3" table:formula="of:=COUNTIF([$Input.B81:.G81];&quot;&lt;&gt;&quot;)" office:value-type="float" office:value="6" calcext:value-type="float">
            <text:p>6</text:p>
          </table:table-cell>
          <table:table-cell table:style-name="ce2" table:formula="of:=IF(ISBLANK([$Input.B81]);&quot;&quot;;IF(ISNA(ORG.LIBREOFFICE.REGEX([$Input.B81];&quot;\d+.red&quot;;;1));&quot;&quot;;ORG.LIBREOFFICE.REGEX([$Input.B81];&quot;\d+.red&quot;;;1)))" office:value-type="string" office:string-value="15 red" calcext:value-type="string">
            <text:p>15 red</text:p>
          </table:table-cell>
          <table:table-cell table:style-name="ce2" table:formula="of:=IF(ISBLANK([$Input.B81]);&quot;&quot;;IF(ISNA(ORG.LIBREOFFICE.REGEX([$Input.B81];&quot;\d+.blue&quot;;;1));&quot;&quot;;ORG.LIBREOFFICE.REGEX([$Input.B81];&quot;\d+.blue&quot;;;1)))" office:value-type="string" office:string-value="1 blue" calcext:value-type="string">
            <text:p>1 blue</text:p>
          </table:table-cell>
          <table:table-cell table:style-name="ce2" table:formula="of:=IF(ISBLANK([$Input.B81]);&quot;&quot;;IF(ISNA(ORG.LIBREOFFICE.REGEX([$Input.B81];&quot;\d+.green&quot;;;1));&quot;&quot;;ORG.LIBREOFFICE.REGEX([$Input.B81];&quot;\d+.green&quot;;;1)))" office:value-type="string" office:string-value="4 green" calcext:value-type="string">
            <text:p>4 green</text:p>
          </table:table-cell>
          <table:table-cell table:style-name="ce2" table:formula="of:=IF(ISBLANK([$Input.C81]);&quot;&quot;;IF(ISNA(ORG.LIBREOFFICE.REGEX([$Input.C81];&quot;\d+.red&quot;;;1));&quot;&quot;;ORG.LIBREOFFICE.REGEX([$Input.C81];&quot;\d+.red&quot;;;1)))" office:value-type="string" office:string-value="12 red" calcext:value-type="string">
            <text:p>12 red</text:p>
          </table:table-cell>
          <table:table-cell table:style-name="ce2" table:formula="of:=IF(ISBLANK([$Input.C81]);&quot;&quot;;IF(ISNA(ORG.LIBREOFFICE.REGEX([$Input.C81];&quot;\d+.blue&quot;;;1));&quot;&quot;;ORG.LIBREOFFICE.REGEX([$Input.C81];&quot;\d+.blue&quot;;;1)))">
            <text:p/>
          </table:table-cell>
          <table:table-cell table:style-name="ce2" table:formula="of:=IF(ISBLANK([$Input.C81]);&quot;&quot;;IF(ISNA(ORG.LIBREOFFICE.REGEX([$Input.C81];&quot;\d+.green&quot;;;1));&quot;&quot;;ORG.LIBREOFFICE.REGEX([$Input.C81];&quot;\d+.green&quot;;;1)))" office:value-type="string" office:string-value="2 green" calcext:value-type="string">
            <text:p>2 green</text:p>
          </table:table-cell>
          <table:table-cell table:style-name="ce2" table:formula="of:=IF(ISBLANK([$Input.D81]);&quot;&quot;;IF(ISNA(ORG.LIBREOFFICE.REGEX([$Input.D81];&quot;\d+.red&quot;;;1));&quot;&quot;;ORG.LIBREOFFICE.REGEX([$Input.D81];&quot;\d+.red&quot;;;1)))" office:value-type="string" office:string-value="13 red" calcext:value-type="string">
            <text:p>13 red</text:p>
          </table:table-cell>
          <table:table-cell table:style-name="ce2" table:formula="of:=IF(ISBLANK([$Input.D81]);&quot;&quot;;IF(ISNA(ORG.LIBREOFFICE.REGEX([$Input.D81];&quot;\d+.blue&quot;;;1));&quot;&quot;;ORG.LIBREOFFICE.REGEX([$Input.D81];&quot;\d+.blue&quot;;;1)))">
            <text:p/>
          </table:table-cell>
          <table:table-cell table:style-name="ce2" table:formula="of:=IF(ISBLANK([$Input.D81]);&quot;&quot;;IF(ISNA(ORG.LIBREOFFICE.REGEX([$Input.D81];&quot;\d+.green&quot;;;1));&quot;&quot;;ORG.LIBREOFFICE.REGEX([$Input.D81];&quot;\d+.green&quot;;;1)))" office:value-type="string" office:string-value="4 green" calcext:value-type="string">
            <text:p>4 green</text:p>
          </table:table-cell>
          <table:table-cell table:style-name="ce2" table:formula="of:=IF(ISBLANK([$Input.E81]);&quot;&quot;;IF(ISNA(ORG.LIBREOFFICE.REGEX([$Input.E81];&quot;\d+.red&quot;;;1));&quot;&quot;;ORG.LIBREOFFICE.REGEX([$Input.E81];&quot;\d+.red&quot;;;1)))" office:value-type="string" office:string-value="13 red" calcext:value-type="string">
            <text:p>13 red</text:p>
          </table:table-cell>
          <table:table-cell table:style-name="ce2" table:formula="of:=IF(ISBLANK([$Input.E81]);&quot;&quot;;IF(ISNA(ORG.LIBREOFFICE.REGEX([$Input.E81];&quot;\d+.blue&quot;;;1));&quot;&quot;;ORG.LIBREOFFICE.REGEX([$Input.E81];&quot;\d+.blue&quot;;;1)))" office:value-type="string" office:string-value="1 blue" calcext:value-type="string">
            <text:p>1 blue</text:p>
          </table:table-cell>
          <table:table-cell table:style-name="ce2" table:formula="of:=IF(ISBLANK([$Input.E81]);&quot;&quot;;IF(ISNA(ORG.LIBREOFFICE.REGEX([$Input.E81];&quot;\d+.green&quot;;;1));&quot;&quot;;ORG.LIBREOFFICE.REGEX([$Input.E81];&quot;\d+.green&quot;;;1)))" office:value-type="string" office:string-value="3 green" calcext:value-type="string">
            <text:p>3 green</text:p>
          </table:table-cell>
          <table:table-cell table:style-name="ce2" table:formula="of:=IF(ISBLANK([$Input.F81]);&quot;&quot;;IF(ISNA(ORG.LIBREOFFICE.REGEX([$Input.F81];&quot;\d+.red&quot;;;1));&quot;&quot;;ORG.LIBREOFFICE.REGEX([$Input.F81];&quot;\d+.red&quot;;;1)))" office:value-type="string" office:string-value="12 red" calcext:value-type="string">
            <text:p>12 red</text:p>
          </table:table-cell>
          <table:table-cell table:style-name="ce2" table:formula="of:=IF(ISBLANK([$Input.F81]);&quot;&quot;;IF(ISNA(ORG.LIBREOFFICE.REGEX([$Input.F81];&quot;\d+.blue&quot;;;1));&quot;&quot;;ORG.LIBREOFFICE.REGEX([$Input.F81];&quot;\d+.blue&quot;;;1)))" office:value-type="string" office:string-value="1 blue" calcext:value-type="string">
            <text:p>1 blue</text:p>
          </table:table-cell>
          <table:table-cell table:style-name="ce2" table:formula="of:=IF(ISBLANK([$Input.F81]);&quot;&quot;;IF(ISNA(ORG.LIBREOFFICE.REGEX([$Input.F81];&quot;\d+.green&quot;;;1));&quot;&quot;;ORG.LIBREOFFICE.REGEX([$Input.F81];&quot;\d+.green&quot;;;1)))" office:value-type="string" office:string-value="2 green" calcext:value-type="string">
            <text:p>2 green</text:p>
          </table:table-cell>
          <table:table-cell table:style-name="ce2" table:formula="of:=IF(ISBLANK([$Input.G81]);&quot;&quot;;IF(ISNA(ORG.LIBREOFFICE.REGEX([$Input.G81];&quot;\d+.red&quot;;;1));&quot;&quot;;ORG.LIBREOFFICE.REGEX([$Input.G81];&quot;\d+.red&quot;;;1)))" office:value-type="string" office:string-value="8 red" calcext:value-type="string">
            <text:p>8 red</text:p>
          </table:table-cell>
          <table:table-cell table:style-name="ce2" table:formula="of:=IF(ISBLANK([$Input.G81]);&quot;&quot;;IF(ISNA(ORG.LIBREOFFICE.REGEX([$Input.G81];&quot;\d+.blue&quot;;;1));&quot;&quot;;ORG.LIBREOFFICE.REGEX([$Input.G81];&quot;\d+.blue&quot;;;1)))" office:value-type="string" office:string-value="1 blue" calcext:value-type="string">
            <text:p>1 blue</text:p>
          </table:table-cell>
          <table:table-cell table:style-name="ce2" table:formula="of:=IF(ISBLANK([$Input.G81]);&quot;&quot;;IF(ISNA(ORG.LIBREOFFICE.REGEX([$Input.G81];&quot;\d+.green&quot;;;1));&quot;&quot;;ORG.LIBREOFFICE.REGEX([$Input.G81];&quot;\d+.green&quot;;;1)))" office:value-type="string" office:string-value="3 green" calcext:value-type="string">
            <text:p>3 green</text:p>
          </table:table-cell>
          <table:table-cell/>
          <table:table-cell table:style-name="ce6" table:formula="of:=IF([.C83]=&quot;&quot;;1;IF(ISNA([.C83]);1;IF(NUMBERVALUE(ORG.LIBREOFFICE.REGEX([.C83];&quot;\d+&quot;;))&gt;12;0;1)))" office:value-type="float" office:value="0" calcext:value-type="float">
            <text:p>0</text:p>
          </table:table-cell>
          <table:table-cell table:style-name="ce3" table:formula="of:=IF([.E83]=&quot;&quot;;1;IF(ISNA([.E83]);1;IF(NUMBERVALUE(ORG.LIBREOFFICE.REGEX([.E83];&quot;\d+&quot;;))&gt;13;0;1)))" office:value-type="float" office:value="1" calcext:value-type="float">
            <text:p>1</text:p>
          </table:table-cell>
          <table:table-cell table:style-name="ce12" table:formula="of:=IF([.D83]=&quot;&quot;;1;IF(ISNA([.D83]);1;IF(NUMBERVALUE(ORG.LIBREOFFICE.REGEX([.D83];&quot;\d+&quot;;))&gt;14;0;1)))" office:value-type="float" office:value="1" calcext:value-type="float">
            <text:p>1</text:p>
          </table:table-cell>
          <table:table-cell table:style-name="ce6" table:formula="of:=IF([.F83]=&quot;&quot;;1;IF(ISNA([.F83]);1;IF(NUMBERVALUE(ORG.LIBREOFFICE.REGEX([.F83];&quot;\d+&quot;;))&gt;12;0;1)))" office:value-type="float" office:value="1" calcext:value-type="float">
            <text:p>1</text:p>
          </table:table-cell>
          <table:table-cell table:style-name="ce3" table:formula="of:=IF([.H83]=&quot;&quot;;1;IF(ISNA([.H83]);1;IF(NUMBERVALUE(ORG.LIBREOFFICE.REGEX([.H83];&quot;\d+&quot;;))&gt;13;0;1)))" office:value-type="float" office:value="1" calcext:value-type="float">
            <text:p>1</text:p>
          </table:table-cell>
          <table:table-cell table:style-name="ce12" table:formula="of:=IF([.G83]=&quot;&quot;;1;IF(ISNA([.G83]);1;IF(NUMBERVALUE(ORG.LIBREOFFICE.REGEX([.G83];&quot;\d+&quot;;))&gt;14;0;1)))" office:value-type="float" office:value="1" calcext:value-type="float">
            <text:p>1</text:p>
          </table:table-cell>
          <table:table-cell table:style-name="ce6" table:formula="of:=IF([.I83]=&quot;&quot;;1;IF(ISNA([.I83]);1;IF(NUMBERVALUE(ORG.LIBREOFFICE.REGEX([.I83];&quot;\d+&quot;;))&gt;12;0;1)))" office:value-type="float" office:value="0" calcext:value-type="float">
            <text:p>0</text:p>
          </table:table-cell>
          <table:table-cell table:style-name="ce3" table:formula="of:=IF([.K83]=&quot;&quot;;1;IF(ISNA([.K83]);1;IF(NUMBERVALUE(ORG.LIBREOFFICE.REGEX([.K83];&quot;\d+&quot;;))&gt;13;0;1)))" office:value-type="float" office:value="1" calcext:value-type="float">
            <text:p>1</text:p>
          </table:table-cell>
          <table:table-cell table:style-name="ce12" table:formula="of:=IF([.J83]=&quot;&quot;;1;IF(ISNA([.J83]);1;IF(NUMBERVALUE(ORG.LIBREOFFICE.REGEX([.J83];&quot;\d+&quot;;))&gt;14;0;1)))" office:value-type="float" office:value="1" calcext:value-type="float">
            <text:p>1</text:p>
          </table:table-cell>
          <table:table-cell table:style-name="ce6" table:formula="of:=IF([.L83]=&quot;&quot;;1;IF(ISNA([.L83]);1;IF(NUMBERVALUE(ORG.LIBREOFFICE.REGEX([.L83];&quot;\d+&quot;;))&gt;12;0;1)))" office:value-type="float" office:value="0" calcext:value-type="float">
            <text:p>0</text:p>
          </table:table-cell>
          <table:table-cell table:style-name="ce3" table:formula="of:=IF([.N83]=&quot;&quot;;1;IF(ISNA([.N83]);1;IF(NUMBERVALUE(ORG.LIBREOFFICE.REGEX([.N83];&quot;\d+&quot;;))&gt;13;0;1)))" office:value-type="float" office:value="1" calcext:value-type="float">
            <text:p>1</text:p>
          </table:table-cell>
          <table:table-cell table:style-name="ce12" table:formula="of:=IF([.M83]=&quot;&quot;;1;IF(ISNA([.M83]);1;IF(NUMBERVALUE(ORG.LIBREOFFICE.REGEX([.M83];&quot;\d+&quot;;))&gt;14;0;1)))" office:value-type="float" office:value="1" calcext:value-type="float">
            <text:p>1</text:p>
          </table:table-cell>
          <table:table-cell table:style-name="ce6" table:formula="of:=IF([.O83]=&quot;&quot;;1;IF(ISNA([.O83]);1;IF(NUMBERVALUE(ORG.LIBREOFFICE.REGEX([.O83];&quot;\d+&quot;;))&gt;12;0;1)))" office:value-type="float" office:value="1" calcext:value-type="float">
            <text:p>1</text:p>
          </table:table-cell>
          <table:table-cell table:style-name="ce3" table:formula="of:=IF([.Q83]=&quot;&quot;;1;IF(ISNA([.Q83]);1;IF(NUMBERVALUE(ORG.LIBREOFFICE.REGEX([.Q83];&quot;\d+&quot;;))&gt;13;0;1)))" office:value-type="float" office:value="1" calcext:value-type="float">
            <text:p>1</text:p>
          </table:table-cell>
          <table:table-cell table:style-name="ce12" table:formula="of:=IF([.P83]=&quot;&quot;;1;IF(ISNA([.P83]);1;IF(NUMBERVALUE(ORG.LIBREOFFICE.REGEX([.P83];&quot;\d+&quot;;))&gt;14;0;1)))" office:value-type="float" office:value="1" calcext:value-type="float">
            <text:p>1</text:p>
          </table:table-cell>
          <table:table-cell table:style-name="ce6" table:formula="of:=IF([.R83]=&quot;&quot;;1;IF(ISNA([.R83]);1;IF(NUMBERVALUE(ORG.LIBREOFFICE.REGEX([.R83];&quot;\d+&quot;;))&gt;12;0;1)))" office:value-type="float" office:value="1" calcext:value-type="float">
            <text:p>1</text:p>
          </table:table-cell>
          <table:table-cell table:style-name="ce3" table:formula="of:=IF([.T83]=&quot;&quot;;1;IF(ISNA([.T83]);1;IF(NUMBERVALUE(ORG.LIBREOFFICE.REGEX([.T83];&quot;\d+&quot;;))&gt;13;0;1)))" office:value-type="float" office:value="1" calcext:value-type="float">
            <text:p>1</text:p>
          </table:table-cell>
          <table:table-cell table:style-name="ce12" table:formula="of:=IF([.S83]=&quot;&quot;;1;IF(ISNA([.S83]);1;IF(NUMBERVALUE(ORG.LIBREOFFICE.REGEX([.S83];&quot;\d+&quot;;))&gt;14;0;1)))" office:value-type="float" office:value="1" calcext:value-type="float">
            <text:p>1</text:p>
          </table:table-cell>
          <table:table-cell table:style-name="ce3" table:formula="of:=IF([.V83]=0;0;IF([.W83]=0;0;IF([.X83]=0;0;IF([.Y83]=0;0;IF([.Z83]=0;0;IF([.AA83]=0;0;IF([.AB83]=0;0;IF([.AC83]=0;0;IF([.AD83]=0;0;IF([.AE83]=0;0;IF([.AF83]=0;0;IF([.AG83]=0;0;IF([.AH83]=0;0;IF([.AI83]=0;0;IF([.AJ83]=0;0;IF([.AK83]=0;0;IF([.AL83]=0;0;IF([.AM83]=0;0;1))))))))))))))))))" office:value-type="float" office:value="0" calcext:value-type="float">
            <text:p>0</text:p>
          </table:table-cell>
          <table:table-cell table:style-name="ce3" table:formula="of:=IF([.AN83]=1;NUMBERVALUE(ORG.LIBREOFFICE.REGEX([.A83];&quot;\d+&quot;));&quot;&quot;)">
            <text:p/>
          </table:table-cell>
          <table:table-cell/>
        </table:table-row>
        <table:table-row table:style-name="ro1">
          <table:table-cell table:formula="of:=[$Input.A82]" office:value-type="string" office:string-value="Game 82" calcext:value-type="string">
            <text:p>Game 82</text:p>
          </table:table-cell>
          <table:table-cell table:style-name="ce3" table:formula="of:=COUNTIF([$Input.B82:.G82];&quot;&lt;&gt;&quot;)" office:value-type="float" office:value="6" calcext:value-type="float">
            <text:p>6</text:p>
          </table:table-cell>
          <table:table-cell table:style-name="ce2" table:formula="of:=IF(ISBLANK([$Input.B82]);&quot;&quot;;IF(ISNA(ORG.LIBREOFFICE.REGEX([$Input.B82];&quot;\d+.red&quot;;;1));&quot;&quot;;ORG.LIBREOFFICE.REGEX([$Input.B82];&quot;\d+.red&quot;;;1)))" office:value-type="string" office:string-value="18 red" calcext:value-type="string">
            <text:p>18 red</text:p>
          </table:table-cell>
          <table:table-cell table:style-name="ce2" table:formula="of:=IF(ISBLANK([$Input.B82]);&quot;&quot;;IF(ISNA(ORG.LIBREOFFICE.REGEX([$Input.B82];&quot;\d+.blue&quot;;;1));&quot;&quot;;ORG.LIBREOFFICE.REGEX([$Input.B82];&quot;\d+.blue&quot;;;1)))" office:value-type="string" office:string-value="1 blue" calcext:value-type="string">
            <text:p>1 blue</text:p>
          </table:table-cell>
          <table:table-cell table:style-name="ce2" table:formula="of:=IF(ISBLANK([$Input.B82]);&quot;&quot;;IF(ISNA(ORG.LIBREOFFICE.REGEX([$Input.B82];&quot;\d+.green&quot;;;1));&quot;&quot;;ORG.LIBREOFFICE.REGEX([$Input.B82];&quot;\d+.green&quot;;;1)))" office:value-type="string" office:string-value="4 green" calcext:value-type="string">
            <text:p>4 green</text:p>
          </table:table-cell>
          <table:table-cell table:style-name="ce2" table:formula="of:=IF(ISBLANK([$Input.C82]);&quot;&quot;;IF(ISNA(ORG.LIBREOFFICE.REGEX([$Input.C82];&quot;\d+.red&quot;;;1));&quot;&quot;;ORG.LIBREOFFICE.REGEX([$Input.C82];&quot;\d+.red&quot;;;1)))" office:value-type="string" office:string-value="14 red" calcext:value-type="string">
            <text:p>14 red</text:p>
          </table:table-cell>
          <table:table-cell table:style-name="ce2" table:formula="of:=IF(ISBLANK([$Input.C82]);&quot;&quot;;IF(ISNA(ORG.LIBREOFFICE.REGEX([$Input.C82];&quot;\d+.blue&quot;;;1));&quot;&quot;;ORG.LIBREOFFICE.REGEX([$Input.C82];&quot;\d+.blue&quot;;;1)))" office:value-type="string" office:string-value="2 blue" calcext:value-type="string">
            <text:p>2 blue</text:p>
          </table:table-cell>
          <table:table-cell table:style-name="ce2" table:formula="of:=IF(ISBLANK([$Input.C82]);&quot;&quot;;IF(ISNA(ORG.LIBREOFFICE.REGEX([$Input.C82];&quot;\d+.green&quot;;;1));&quot;&quot;;ORG.LIBREOFFICE.REGEX([$Input.C82];&quot;\d+.green&quot;;;1)))" office:value-type="string" office:string-value="1 green" calcext:value-type="string">
            <text:p>1 green</text:p>
          </table:table-cell>
          <table:table-cell table:style-name="ce2" table:formula="of:=IF(ISBLANK([$Input.D82]);&quot;&quot;;IF(ISNA(ORG.LIBREOFFICE.REGEX([$Input.D82];&quot;\d+.red&quot;;;1));&quot;&quot;;ORG.LIBREOFFICE.REGEX([$Input.D82];&quot;\d+.red&quot;;;1)))" office:value-type="string" office:string-value="10 red" calcext:value-type="string">
            <text:p>10 red</text:p>
          </table:table-cell>
          <table:table-cell table:style-name="ce2" table:formula="of:=IF(ISBLANK([$Input.D82]);&quot;&quot;;IF(ISNA(ORG.LIBREOFFICE.REGEX([$Input.D82];&quot;\d+.blue&quot;;;1));&quot;&quot;;ORG.LIBREOFFICE.REGEX([$Input.D82];&quot;\d+.blue&quot;;;1)))" office:value-type="string" office:string-value="2 blue" calcext:value-type="string">
            <text:p>2 blue</text:p>
          </table:table-cell>
          <table:table-cell table:style-name="ce2" table:formula="of:=IF(ISBLANK([$Input.D82]);&quot;&quot;;IF(ISNA(ORG.LIBREOFFICE.REGEX([$Input.D82];&quot;\d+.green&quot;;;1));&quot;&quot;;ORG.LIBREOFFICE.REGEX([$Input.D82];&quot;\d+.green&quot;;;1)))" office:value-type="string" office:string-value="7 green" calcext:value-type="string">
            <text:p>7 green</text:p>
          </table:table-cell>
          <table:table-cell table:style-name="ce2" table:formula="of:=IF(ISBLANK([$Input.E82]);&quot;&quot;;IF(ISNA(ORG.LIBREOFFICE.REGEX([$Input.E82];&quot;\d+.red&quot;;;1));&quot;&quot;;ORG.LIBREOFFICE.REGEX([$Input.E82];&quot;\d+.red&quot;;;1)))" office:value-type="string" office:string-value="13 red" calcext:value-type="string">
            <text:p>13 red</text:p>
          </table:table-cell>
          <table:table-cell table:style-name="ce2" table:formula="of:=IF(ISBLANK([$Input.E82]);&quot;&quot;;IF(ISNA(ORG.LIBREOFFICE.REGEX([$Input.E82];&quot;\d+.blue&quot;;;1));&quot;&quot;;ORG.LIBREOFFICE.REGEX([$Input.E82];&quot;\d+.blue&quot;;;1)))">
            <text:p/>
          </table:table-cell>
          <table:table-cell table:style-name="ce2" table:formula="of:=IF(ISBLANK([$Input.E82]);&quot;&quot;;IF(ISNA(ORG.LIBREOFFICE.REGEX([$Input.E82];&quot;\d+.green&quot;;;1));&quot;&quot;;ORG.LIBREOFFICE.REGEX([$Input.E82];&quot;\d+.green&quot;;;1)))">
            <text:p/>
          </table:table-cell>
          <table:table-cell table:style-name="ce2" table:formula="of:=IF(ISBLANK([$Input.F82]);&quot;&quot;;IF(ISNA(ORG.LIBREOFFICE.REGEX([$Input.F82];&quot;\d+.red&quot;;;1));&quot;&quot;;ORG.LIBREOFFICE.REGEX([$Input.F82];&quot;\d+.red&quot;;;1)))" office:value-type="string" office:string-value="3 red" calcext:value-type="string">
            <text:p>3 red</text:p>
          </table:table-cell>
          <table:table-cell table:style-name="ce2" table:formula="of:=IF(ISBLANK([$Input.F82]);&quot;&quot;;IF(ISNA(ORG.LIBREOFFICE.REGEX([$Input.F82];&quot;\d+.blue&quot;;;1));&quot;&quot;;ORG.LIBREOFFICE.REGEX([$Input.F82];&quot;\d+.blue&quot;;;1)))" office:value-type="string" office:string-value="1 blue" calcext:value-type="string">
            <text:p>1 blue</text:p>
          </table:table-cell>
          <table:table-cell table:style-name="ce2" table:formula="of:=IF(ISBLANK([$Input.F82]);&quot;&quot;;IF(ISNA(ORG.LIBREOFFICE.REGEX([$Input.F82];&quot;\d+.green&quot;;;1));&quot;&quot;;ORG.LIBREOFFICE.REGEX([$Input.F82];&quot;\d+.green&quot;;;1)))" office:value-type="string" office:string-value="7 green" calcext:value-type="string">
            <text:p>7 green</text:p>
          </table:table-cell>
          <table:table-cell table:style-name="ce2" table:formula="of:=IF(ISBLANK([$Input.G82]);&quot;&quot;;IF(ISNA(ORG.LIBREOFFICE.REGEX([$Input.G82];&quot;\d+.red&quot;;;1));&quot;&quot;;ORG.LIBREOFFICE.REGEX([$Input.G82];&quot;\d+.red&quot;;;1)))" office:value-type="string" office:string-value="5 red" calcext:value-type="string">
            <text:p>5 red</text:p>
          </table:table-cell>
          <table:table-cell table:style-name="ce2" table:formula="of:=IF(ISBLANK([$Input.G82]);&quot;&quot;;IF(ISNA(ORG.LIBREOFFICE.REGEX([$Input.G82];&quot;\d+.blue&quot;;;1));&quot;&quot;;ORG.LIBREOFFICE.REGEX([$Input.G82];&quot;\d+.blue&quot;;;1)))">
            <text:p/>
          </table:table-cell>
          <table:table-cell table:style-name="ce2" table:formula="of:=IF(ISBLANK([$Input.G82]);&quot;&quot;;IF(ISNA(ORG.LIBREOFFICE.REGEX([$Input.G82];&quot;\d+.green&quot;;;1));&quot;&quot;;ORG.LIBREOFFICE.REGEX([$Input.G82];&quot;\d+.green&quot;;;1)))" office:value-type="string" office:string-value="4 green" calcext:value-type="string">
            <text:p>4 green</text:p>
          </table:table-cell>
          <table:table-cell/>
          <table:table-cell table:style-name="ce6" table:formula="of:=IF([.C84]=&quot;&quot;;1;IF(ISNA([.C84]);1;IF(NUMBERVALUE(ORG.LIBREOFFICE.REGEX([.C84];&quot;\d+&quot;;))&gt;12;0;1)))" office:value-type="float" office:value="0" calcext:value-type="float">
            <text:p>0</text:p>
          </table:table-cell>
          <table:table-cell table:style-name="ce3" table:formula="of:=IF([.E84]=&quot;&quot;;1;IF(ISNA([.E84]);1;IF(NUMBERVALUE(ORG.LIBREOFFICE.REGEX([.E84];&quot;\d+&quot;;))&gt;13;0;1)))" office:value-type="float" office:value="1" calcext:value-type="float">
            <text:p>1</text:p>
          </table:table-cell>
          <table:table-cell table:style-name="ce12" table:formula="of:=IF([.D84]=&quot;&quot;;1;IF(ISNA([.D84]);1;IF(NUMBERVALUE(ORG.LIBREOFFICE.REGEX([.D84];&quot;\d+&quot;;))&gt;14;0;1)))" office:value-type="float" office:value="1" calcext:value-type="float">
            <text:p>1</text:p>
          </table:table-cell>
          <table:table-cell table:style-name="ce6" table:formula="of:=IF([.F84]=&quot;&quot;;1;IF(ISNA([.F84]);1;IF(NUMBERVALUE(ORG.LIBREOFFICE.REGEX([.F84];&quot;\d+&quot;;))&gt;12;0;1)))" office:value-type="float" office:value="0" calcext:value-type="float">
            <text:p>0</text:p>
          </table:table-cell>
          <table:table-cell table:style-name="ce3" table:formula="of:=IF([.H84]=&quot;&quot;;1;IF(ISNA([.H84]);1;IF(NUMBERVALUE(ORG.LIBREOFFICE.REGEX([.H84];&quot;\d+&quot;;))&gt;13;0;1)))" office:value-type="float" office:value="1" calcext:value-type="float">
            <text:p>1</text:p>
          </table:table-cell>
          <table:table-cell table:style-name="ce12" table:formula="of:=IF([.G84]=&quot;&quot;;1;IF(ISNA([.G84]);1;IF(NUMBERVALUE(ORG.LIBREOFFICE.REGEX([.G84];&quot;\d+&quot;;))&gt;14;0;1)))" office:value-type="float" office:value="1" calcext:value-type="float">
            <text:p>1</text:p>
          </table:table-cell>
          <table:table-cell table:style-name="ce6" table:formula="of:=IF([.I84]=&quot;&quot;;1;IF(ISNA([.I84]);1;IF(NUMBERVALUE(ORG.LIBREOFFICE.REGEX([.I84];&quot;\d+&quot;;))&gt;12;0;1)))" office:value-type="float" office:value="1" calcext:value-type="float">
            <text:p>1</text:p>
          </table:table-cell>
          <table:table-cell table:style-name="ce3" table:formula="of:=IF([.K84]=&quot;&quot;;1;IF(ISNA([.K84]);1;IF(NUMBERVALUE(ORG.LIBREOFFICE.REGEX([.K84];&quot;\d+&quot;;))&gt;13;0;1)))" office:value-type="float" office:value="1" calcext:value-type="float">
            <text:p>1</text:p>
          </table:table-cell>
          <table:table-cell table:style-name="ce12" table:formula="of:=IF([.J84]=&quot;&quot;;1;IF(ISNA([.J84]);1;IF(NUMBERVALUE(ORG.LIBREOFFICE.REGEX([.J84];&quot;\d+&quot;;))&gt;14;0;1)))" office:value-type="float" office:value="1" calcext:value-type="float">
            <text:p>1</text:p>
          </table:table-cell>
          <table:table-cell table:style-name="ce6" table:formula="of:=IF([.L84]=&quot;&quot;;1;IF(ISNA([.L84]);1;IF(NUMBERVALUE(ORG.LIBREOFFICE.REGEX([.L84];&quot;\d+&quot;;))&gt;12;0;1)))" office:value-type="float" office:value="0" calcext:value-type="float">
            <text:p>0</text:p>
          </table:table-cell>
          <table:table-cell table:style-name="ce3" table:formula="of:=IF([.N84]=&quot;&quot;;1;IF(ISNA([.N84]);1;IF(NUMBERVALUE(ORG.LIBREOFFICE.REGEX([.N84];&quot;\d+&quot;;))&gt;13;0;1)))" office:value-type="float" office:value="1" calcext:value-type="float">
            <text:p>1</text:p>
          </table:table-cell>
          <table:table-cell table:style-name="ce12" table:formula="of:=IF([.M84]=&quot;&quot;;1;IF(ISNA([.M84]);1;IF(NUMBERVALUE(ORG.LIBREOFFICE.REGEX([.M84];&quot;\d+&quot;;))&gt;14;0;1)))" office:value-type="float" office:value="1" calcext:value-type="float">
            <text:p>1</text:p>
          </table:table-cell>
          <table:table-cell table:style-name="ce6" table:formula="of:=IF([.O84]=&quot;&quot;;1;IF(ISNA([.O84]);1;IF(NUMBERVALUE(ORG.LIBREOFFICE.REGEX([.O84];&quot;\d+&quot;;))&gt;12;0;1)))" office:value-type="float" office:value="1" calcext:value-type="float">
            <text:p>1</text:p>
          </table:table-cell>
          <table:table-cell table:style-name="ce3" table:formula="of:=IF([.Q84]=&quot;&quot;;1;IF(ISNA([.Q84]);1;IF(NUMBERVALUE(ORG.LIBREOFFICE.REGEX([.Q84];&quot;\d+&quot;;))&gt;13;0;1)))" office:value-type="float" office:value="1" calcext:value-type="float">
            <text:p>1</text:p>
          </table:table-cell>
          <table:table-cell table:style-name="ce12" table:formula="of:=IF([.P84]=&quot;&quot;;1;IF(ISNA([.P84]);1;IF(NUMBERVALUE(ORG.LIBREOFFICE.REGEX([.P84];&quot;\d+&quot;;))&gt;14;0;1)))" office:value-type="float" office:value="1" calcext:value-type="float">
            <text:p>1</text:p>
          </table:table-cell>
          <table:table-cell table:style-name="ce6" table:formula="of:=IF([.R84]=&quot;&quot;;1;IF(ISNA([.R84]);1;IF(NUMBERVALUE(ORG.LIBREOFFICE.REGEX([.R84];&quot;\d+&quot;;))&gt;12;0;1)))" office:value-type="float" office:value="1" calcext:value-type="float">
            <text:p>1</text:p>
          </table:table-cell>
          <table:table-cell table:style-name="ce3" table:formula="of:=IF([.T84]=&quot;&quot;;1;IF(ISNA([.T84]);1;IF(NUMBERVALUE(ORG.LIBREOFFICE.REGEX([.T84];&quot;\d+&quot;;))&gt;13;0;1)))" office:value-type="float" office:value="1" calcext:value-type="float">
            <text:p>1</text:p>
          </table:table-cell>
          <table:table-cell table:style-name="ce12" table:formula="of:=IF([.S84]=&quot;&quot;;1;IF(ISNA([.S84]);1;IF(NUMBERVALUE(ORG.LIBREOFFICE.REGEX([.S84];&quot;\d+&quot;;))&gt;14;0;1)))" office:value-type="float" office:value="1" calcext:value-type="float">
            <text:p>1</text:p>
          </table:table-cell>
          <table:table-cell table:style-name="ce3" table:formula="of:=IF([.V84]=0;0;IF([.W84]=0;0;IF([.X84]=0;0;IF([.Y84]=0;0;IF([.Z84]=0;0;IF([.AA84]=0;0;IF([.AB84]=0;0;IF([.AC84]=0;0;IF([.AD84]=0;0;IF([.AE84]=0;0;IF([.AF84]=0;0;IF([.AG84]=0;0;IF([.AH84]=0;0;IF([.AI84]=0;0;IF([.AJ84]=0;0;IF([.AK84]=0;0;IF([.AL84]=0;0;IF([.AM84]=0;0;1))))))))))))))))))" office:value-type="float" office:value="0" calcext:value-type="float">
            <text:p>0</text:p>
          </table:table-cell>
          <table:table-cell table:style-name="ce3" table:formula="of:=IF([.AN84]=1;NUMBERVALUE(ORG.LIBREOFFICE.REGEX([.A84];&quot;\d+&quot;));&quot;&quot;)">
            <text:p/>
          </table:table-cell>
          <table:table-cell/>
        </table:table-row>
        <table:table-row table:style-name="ro1">
          <table:table-cell table:formula="of:=[$Input.A83]" office:value-type="string" office:string-value="Game 83" calcext:value-type="string">
            <text:p>Game 83</text:p>
          </table:table-cell>
          <table:table-cell table:style-name="ce3" table:formula="of:=COUNTIF([$Input.B83:.G83];&quot;&lt;&gt;&quot;)" office:value-type="float" office:value="5" calcext:value-type="float">
            <text:p>5</text:p>
          </table:table-cell>
          <table:table-cell table:style-name="ce2" table:formula="of:=IF(ISBLANK([$Input.B83]);&quot;&quot;;IF(ISNA(ORG.LIBREOFFICE.REGEX([$Input.B83];&quot;\d+.red&quot;;;1));&quot;&quot;;ORG.LIBREOFFICE.REGEX([$Input.B83];&quot;\d+.red&quot;;;1)))" office:value-type="string" office:string-value="4 red" calcext:value-type="string">
            <text:p>4 red</text:p>
          </table:table-cell>
          <table:table-cell table:style-name="ce2" table:formula="of:=IF(ISBLANK([$Input.B83]);&quot;&quot;;IF(ISNA(ORG.LIBREOFFICE.REGEX([$Input.B83];&quot;\d+.blue&quot;;;1));&quot;&quot;;ORG.LIBREOFFICE.REGEX([$Input.B83];&quot;\d+.blue&quot;;;1)))" office:value-type="string" office:string-value="5 blue" calcext:value-type="string">
            <text:p>5 blue</text:p>
          </table:table-cell>
          <table:table-cell table:style-name="ce2" table:formula="of:=IF(ISBLANK([$Input.B83]);&quot;&quot;;IF(ISNA(ORG.LIBREOFFICE.REGEX([$Input.B83];&quot;\d+.green&quot;;;1));&quot;&quot;;ORG.LIBREOFFICE.REGEX([$Input.B83];&quot;\d+.green&quot;;;1)))" office:value-type="string" office:string-value="10 green" calcext:value-type="string">
            <text:p>10 green</text:p>
          </table:table-cell>
          <table:table-cell table:style-name="ce2" table:formula="of:=IF(ISBLANK([$Input.C83]);&quot;&quot;;IF(ISNA(ORG.LIBREOFFICE.REGEX([$Input.C83];&quot;\d+.red&quot;;;1));&quot;&quot;;ORG.LIBREOFFICE.REGEX([$Input.C83];&quot;\d+.red&quot;;;1)))" office:value-type="string" office:string-value="2 red" calcext:value-type="string">
            <text:p>2 red</text:p>
          </table:table-cell>
          <table:table-cell table:style-name="ce2" table:formula="of:=IF(ISBLANK([$Input.C83]);&quot;&quot;;IF(ISNA(ORG.LIBREOFFICE.REGEX([$Input.C83];&quot;\d+.blue&quot;;;1));&quot;&quot;;ORG.LIBREOFFICE.REGEX([$Input.C83];&quot;\d+.blue&quot;;;1)))" office:value-type="string" office:string-value="12 blue" calcext:value-type="string">
            <text:p>12 blue</text:p>
          </table:table-cell>
          <table:table-cell table:style-name="ce2" table:formula="of:=IF(ISBLANK([$Input.C83]);&quot;&quot;;IF(ISNA(ORG.LIBREOFFICE.REGEX([$Input.C83];&quot;\d+.green&quot;;;1));&quot;&quot;;ORG.LIBREOFFICE.REGEX([$Input.C83];&quot;\d+.green&quot;;;1)))" office:value-type="string" office:string-value="13 green" calcext:value-type="string">
            <text:p>13 green</text:p>
          </table:table-cell>
          <table:table-cell table:style-name="ce2" table:formula="of:=IF(ISBLANK([$Input.D83]);&quot;&quot;;IF(ISNA(ORG.LIBREOFFICE.REGEX([$Input.D83];&quot;\d+.red&quot;;;1));&quot;&quot;;ORG.LIBREOFFICE.REGEX([$Input.D83];&quot;\d+.red&quot;;;1)))" office:value-type="string" office:string-value="1 red" calcext:value-type="string">
            <text:p>1 red</text:p>
          </table:table-cell>
          <table:table-cell table:style-name="ce2" table:formula="of:=IF(ISBLANK([$Input.D83]);&quot;&quot;;IF(ISNA(ORG.LIBREOFFICE.REGEX([$Input.D83];&quot;\d+.blue&quot;;;1));&quot;&quot;;ORG.LIBREOFFICE.REGEX([$Input.D83];&quot;\d+.blue&quot;;;1)))" office:value-type="string" office:string-value="19 blue" calcext:value-type="string">
            <text:p>19 blue</text:p>
          </table:table-cell>
          <table:table-cell table:style-name="ce2" table:formula="of:=IF(ISBLANK([$Input.D83]);&quot;&quot;;IF(ISNA(ORG.LIBREOFFICE.REGEX([$Input.D83];&quot;\d+.green&quot;;;1));&quot;&quot;;ORG.LIBREOFFICE.REGEX([$Input.D83];&quot;\d+.green&quot;;;1)))" office:value-type="string" office:string-value="9 green" calcext:value-type="string">
            <text:p>9 green</text:p>
          </table:table-cell>
          <table:table-cell table:style-name="ce2" table:formula="of:=IF(ISBLANK([$Input.E83]);&quot;&quot;;IF(ISNA(ORG.LIBREOFFICE.REGEX([$Input.E83];&quot;\d+.red&quot;;;1));&quot;&quot;;ORG.LIBREOFFICE.REGEX([$Input.E83];&quot;\d+.red&quot;;;1)))" office:value-type="string" office:string-value="2 red" calcext:value-type="string">
            <text:p>2 red</text:p>
          </table:table-cell>
          <table:table-cell table:style-name="ce2" table:formula="of:=IF(ISBLANK([$Input.E83]);&quot;&quot;;IF(ISNA(ORG.LIBREOFFICE.REGEX([$Input.E83];&quot;\d+.blue&quot;;;1));&quot;&quot;;ORG.LIBREOFFICE.REGEX([$Input.E83];&quot;\d+.blue&quot;;;1)))" office:value-type="string" office:string-value="14 blue" calcext:value-type="string">
            <text:p>14 blue</text:p>
          </table:table-cell>
          <table:table-cell table:style-name="ce2" table:formula="of:=IF(ISBLANK([$Input.E83]);&quot;&quot;;IF(ISNA(ORG.LIBREOFFICE.REGEX([$Input.E83];&quot;\d+.green&quot;;;1));&quot;&quot;;ORG.LIBREOFFICE.REGEX([$Input.E83];&quot;\d+.green&quot;;;1)))" office:value-type="string" office:string-value="3 green" calcext:value-type="string">
            <text:p>3 green</text:p>
          </table:table-cell>
          <table:table-cell table:style-name="ce2" table:formula="of:=IF(ISBLANK([$Input.F83]);&quot;&quot;;IF(ISNA(ORG.LIBREOFFICE.REGEX([$Input.F83];&quot;\d+.red&quot;;;1));&quot;&quot;;ORG.LIBREOFFICE.REGEX([$Input.F83];&quot;\d+.red&quot;;;1)))" office:value-type="string" office:string-value="5 red" calcext:value-type="string">
            <text:p>5 red</text:p>
          </table:table-cell>
          <table:table-cell table:style-name="ce2" table:formula="of:=IF(ISBLANK([$Input.F83]);&quot;&quot;;IF(ISNA(ORG.LIBREOFFICE.REGEX([$Input.F83];&quot;\d+.blue&quot;;;1));&quot;&quot;;ORG.LIBREOFFICE.REGEX([$Input.F83];&quot;\d+.blue&quot;;;1)))" office:value-type="string" office:string-value="8 blue" calcext:value-type="string">
            <text:p>8 blue</text:p>
          </table:table-cell>
          <table:table-cell table:style-name="ce2" table:formula="of:=IF(ISBLANK([$Input.F83]);&quot;&quot;;IF(ISNA(ORG.LIBREOFFICE.REGEX([$Input.F83];&quot;\d+.green&quot;;;1));&quot;&quot;;ORG.LIBREOFFICE.REGEX([$Input.F83];&quot;\d+.green&quot;;;1)))" office:value-type="string" office:string-value="13 green" calcext:value-type="string">
            <text:p>13 green</text:p>
          </table:table-cell>
          <table:table-cell table:style-name="ce2" table:formula="of:=IF(ISBLANK([$Input.G83]);&quot;&quot;;IF(ISNA(ORG.LIBREOFFICE.REGEX([$Input.G83];&quot;\d+.red&quot;;;1));&quot;&quot;;ORG.LIBREOFFICE.REGEX([$Input.G83];&quot;\d+.red&quot;;;1)))">
            <text:p/>
          </table:table-cell>
          <table:table-cell table:style-name="ce2" table:formula="of:=IF(ISBLANK([$Input.G83]);&quot;&quot;;IF(ISNA(ORG.LIBREOFFICE.REGEX([$Input.G83];&quot;\d+.blue&quot;;;1));&quot;&quot;;ORG.LIBREOFFICE.REGEX([$Input.G83];&quot;\d+.blue&quot;;;1)))">
            <text:p/>
          </table:table-cell>
          <table:table-cell table:style-name="ce2" table:formula="of:=IF(ISBLANK([$Input.G83]);&quot;&quot;;IF(ISNA(ORG.LIBREOFFICE.REGEX([$Input.G83];&quot;\d+.green&quot;;;1));&quot;&quot;;ORG.LIBREOFFICE.REGEX([$Input.G83];&quot;\d+.green&quot;;;1)))">
            <text:p/>
          </table:table-cell>
          <table:table-cell/>
          <table:table-cell table:style-name="ce6" table:formula="of:=IF([.C85]=&quot;&quot;;1;IF(ISNA([.C85]);1;IF(NUMBERVALUE(ORG.LIBREOFFICE.REGEX([.C85];&quot;\d+&quot;;))&gt;12;0;1)))" office:value-type="float" office:value="1" calcext:value-type="float">
            <text:p>1</text:p>
          </table:table-cell>
          <table:table-cell table:style-name="ce3" table:formula="of:=IF([.E85]=&quot;&quot;;1;IF(ISNA([.E85]);1;IF(NUMBERVALUE(ORG.LIBREOFFICE.REGEX([.E85];&quot;\d+&quot;;))&gt;13;0;1)))" office:value-type="float" office:value="1" calcext:value-type="float">
            <text:p>1</text:p>
          </table:table-cell>
          <table:table-cell table:style-name="ce12" table:formula="of:=IF([.D85]=&quot;&quot;;1;IF(ISNA([.D85]);1;IF(NUMBERVALUE(ORG.LIBREOFFICE.REGEX([.D85];&quot;\d+&quot;;))&gt;14;0;1)))" office:value-type="float" office:value="1" calcext:value-type="float">
            <text:p>1</text:p>
          </table:table-cell>
          <table:table-cell table:style-name="ce6" table:formula="of:=IF([.F85]=&quot;&quot;;1;IF(ISNA([.F85]);1;IF(NUMBERVALUE(ORG.LIBREOFFICE.REGEX([.F85];&quot;\d+&quot;;))&gt;12;0;1)))" office:value-type="float" office:value="1" calcext:value-type="float">
            <text:p>1</text:p>
          </table:table-cell>
          <table:table-cell table:style-name="ce3" table:formula="of:=IF([.H85]=&quot;&quot;;1;IF(ISNA([.H85]);1;IF(NUMBERVALUE(ORG.LIBREOFFICE.REGEX([.H85];&quot;\d+&quot;;))&gt;13;0;1)))" office:value-type="float" office:value="1" calcext:value-type="float">
            <text:p>1</text:p>
          </table:table-cell>
          <table:table-cell table:style-name="ce12" table:formula="of:=IF([.G85]=&quot;&quot;;1;IF(ISNA([.G85]);1;IF(NUMBERVALUE(ORG.LIBREOFFICE.REGEX([.G85];&quot;\d+&quot;;))&gt;14;0;1)))" office:value-type="float" office:value="1" calcext:value-type="float">
            <text:p>1</text:p>
          </table:table-cell>
          <table:table-cell table:style-name="ce6" table:formula="of:=IF([.I85]=&quot;&quot;;1;IF(ISNA([.I85]);1;IF(NUMBERVALUE(ORG.LIBREOFFICE.REGEX([.I85];&quot;\d+&quot;;))&gt;12;0;1)))" office:value-type="float" office:value="1" calcext:value-type="float">
            <text:p>1</text:p>
          </table:table-cell>
          <table:table-cell table:style-name="ce3" table:formula="of:=IF([.K85]=&quot;&quot;;1;IF(ISNA([.K85]);1;IF(NUMBERVALUE(ORG.LIBREOFFICE.REGEX([.K85];&quot;\d+&quot;;))&gt;13;0;1)))" office:value-type="float" office:value="1" calcext:value-type="float">
            <text:p>1</text:p>
          </table:table-cell>
          <table:table-cell table:style-name="ce12" table:formula="of:=IF([.J85]=&quot;&quot;;1;IF(ISNA([.J85]);1;IF(NUMBERVALUE(ORG.LIBREOFFICE.REGEX([.J85];&quot;\d+&quot;;))&gt;14;0;1)))" office:value-type="float" office:value="0" calcext:value-type="float">
            <text:p>0</text:p>
          </table:table-cell>
          <table:table-cell table:style-name="ce6" table:formula="of:=IF([.L85]=&quot;&quot;;1;IF(ISNA([.L85]);1;IF(NUMBERVALUE(ORG.LIBREOFFICE.REGEX([.L85];&quot;\d+&quot;;))&gt;12;0;1)))" office:value-type="float" office:value="1" calcext:value-type="float">
            <text:p>1</text:p>
          </table:table-cell>
          <table:table-cell table:style-name="ce3" table:formula="of:=IF([.N85]=&quot;&quot;;1;IF(ISNA([.N85]);1;IF(NUMBERVALUE(ORG.LIBREOFFICE.REGEX([.N85];&quot;\d+&quot;;))&gt;13;0;1)))" office:value-type="float" office:value="1" calcext:value-type="float">
            <text:p>1</text:p>
          </table:table-cell>
          <table:table-cell table:style-name="ce12" table:formula="of:=IF([.M85]=&quot;&quot;;1;IF(ISNA([.M85]);1;IF(NUMBERVALUE(ORG.LIBREOFFICE.REGEX([.M85];&quot;\d+&quot;;))&gt;14;0;1)))" office:value-type="float" office:value="1" calcext:value-type="float">
            <text:p>1</text:p>
          </table:table-cell>
          <table:table-cell table:style-name="ce6" table:formula="of:=IF([.O85]=&quot;&quot;;1;IF(ISNA([.O85]);1;IF(NUMBERVALUE(ORG.LIBREOFFICE.REGEX([.O85];&quot;\d+&quot;;))&gt;12;0;1)))" office:value-type="float" office:value="1" calcext:value-type="float">
            <text:p>1</text:p>
          </table:table-cell>
          <table:table-cell table:style-name="ce3" table:formula="of:=IF([.Q85]=&quot;&quot;;1;IF(ISNA([.Q85]);1;IF(NUMBERVALUE(ORG.LIBREOFFICE.REGEX([.Q85];&quot;\d+&quot;;))&gt;13;0;1)))" office:value-type="float" office:value="1" calcext:value-type="float">
            <text:p>1</text:p>
          </table:table-cell>
          <table:table-cell table:style-name="ce12" table:formula="of:=IF([.P85]=&quot;&quot;;1;IF(ISNA([.P85]);1;IF(NUMBERVALUE(ORG.LIBREOFFICE.REGEX([.P85];&quot;\d+&quot;;))&gt;14;0;1)))" office:value-type="float" office:value="1" calcext:value-type="float">
            <text:p>1</text:p>
          </table:table-cell>
          <table:table-cell table:style-name="ce6" table:formula="of:=IF([.R85]=&quot;&quot;;1;IF(ISNA([.R85]);1;IF(NUMBERVALUE(ORG.LIBREOFFICE.REGEX([.R85];&quot;\d+&quot;;))&gt;12;0;1)))" office:value-type="float" office:value="1" calcext:value-type="float">
            <text:p>1</text:p>
          </table:table-cell>
          <table:table-cell table:style-name="ce3" table:formula="of:=IF([.T85]=&quot;&quot;;1;IF(ISNA([.T85]);1;IF(NUMBERVALUE(ORG.LIBREOFFICE.REGEX([.T85];&quot;\d+&quot;;))&gt;13;0;1)))" office:value-type="float" office:value="1" calcext:value-type="float">
            <text:p>1</text:p>
          </table:table-cell>
          <table:table-cell table:style-name="ce12" table:formula="of:=IF([.S85]=&quot;&quot;;1;IF(ISNA([.S85]);1;IF(NUMBERVALUE(ORG.LIBREOFFICE.REGEX([.S85];&quot;\d+&quot;;))&gt;14;0;1)))" office:value-type="float" office:value="1" calcext:value-type="float">
            <text:p>1</text:p>
          </table:table-cell>
          <table:table-cell table:style-name="ce3" table:formula="of:=IF([.V85]=0;0;IF([.W85]=0;0;IF([.X85]=0;0;IF([.Y85]=0;0;IF([.Z85]=0;0;IF([.AA85]=0;0;IF([.AB85]=0;0;IF([.AC85]=0;0;IF([.AD85]=0;0;IF([.AE85]=0;0;IF([.AF85]=0;0;IF([.AG85]=0;0;IF([.AH85]=0;0;IF([.AI85]=0;0;IF([.AJ85]=0;0;IF([.AK85]=0;0;IF([.AL85]=0;0;IF([.AM85]=0;0;1))))))))))))))))))" office:value-type="float" office:value="0" calcext:value-type="float">
            <text:p>0</text:p>
          </table:table-cell>
          <table:table-cell table:style-name="ce3" table:formula="of:=IF([.AN85]=1;NUMBERVALUE(ORG.LIBREOFFICE.REGEX([.A85];&quot;\d+&quot;));&quot;&quot;)">
            <text:p/>
          </table:table-cell>
          <table:table-cell/>
        </table:table-row>
        <table:table-row table:style-name="ro1">
          <table:table-cell table:formula="of:=[$Input.A84]" office:value-type="string" office:string-value="Game 84" calcext:value-type="string">
            <text:p>Game 84</text:p>
          </table:table-cell>
          <table:table-cell table:style-name="ce3" table:formula="of:=COUNTIF([$Input.B84:.G84];&quot;&lt;&gt;&quot;)" office:value-type="float" office:value="6" calcext:value-type="float">
            <text:p>6</text:p>
          </table:table-cell>
          <table:table-cell table:style-name="ce2" table:formula="of:=IF(ISBLANK([$Input.B84]);&quot;&quot;;IF(ISNA(ORG.LIBREOFFICE.REGEX([$Input.B84];&quot;\d+.red&quot;;;1));&quot;&quot;;ORG.LIBREOFFICE.REGEX([$Input.B84];&quot;\d+.red&quot;;;1)))" office:value-type="string" office:string-value="7 red" calcext:value-type="string">
            <text:p>7 red</text:p>
          </table:table-cell>
          <table:table-cell table:style-name="ce2" table:formula="of:=IF(ISBLANK([$Input.B84]);&quot;&quot;;IF(ISNA(ORG.LIBREOFFICE.REGEX([$Input.B84];&quot;\d+.blue&quot;;;1));&quot;&quot;;ORG.LIBREOFFICE.REGEX([$Input.B84];&quot;\d+.blue&quot;;;1)))" office:value-type="string" office:string-value="12 blue" calcext:value-type="string">
            <text:p>12 blue</text:p>
          </table:table-cell>
          <table:table-cell table:style-name="ce2" table:formula="of:=IF(ISBLANK([$Input.B84]);&quot;&quot;;IF(ISNA(ORG.LIBREOFFICE.REGEX([$Input.B84];&quot;\d+.green&quot;;;1));&quot;&quot;;ORG.LIBREOFFICE.REGEX([$Input.B84];&quot;\d+.green&quot;;;1)))" office:value-type="string" office:string-value="9 green" calcext:value-type="string">
            <text:p>9 green</text:p>
          </table:table-cell>
          <table:table-cell table:style-name="ce2" table:formula="of:=IF(ISBLANK([$Input.C84]);&quot;&quot;;IF(ISNA(ORG.LIBREOFFICE.REGEX([$Input.C84];&quot;\d+.red&quot;;;1));&quot;&quot;;ORG.LIBREOFFICE.REGEX([$Input.C84];&quot;\d+.red&quot;;;1)))" office:value-type="string" office:string-value="14 red" calcext:value-type="string">
            <text:p>14 red</text:p>
          </table:table-cell>
          <table:table-cell table:style-name="ce2" table:formula="of:=IF(ISBLANK([$Input.C84]);&quot;&quot;;IF(ISNA(ORG.LIBREOFFICE.REGEX([$Input.C84];&quot;\d+.blue&quot;;;1));&quot;&quot;;ORG.LIBREOFFICE.REGEX([$Input.C84];&quot;\d+.blue&quot;;;1)))" office:value-type="string" office:string-value="1 blue" calcext:value-type="string">
            <text:p>1 blue</text:p>
          </table:table-cell>
          <table:table-cell table:style-name="ce2" table:formula="of:=IF(ISBLANK([$Input.C84]);&quot;&quot;;IF(ISNA(ORG.LIBREOFFICE.REGEX([$Input.C84];&quot;\d+.green&quot;;;1));&quot;&quot;;ORG.LIBREOFFICE.REGEX([$Input.C84];&quot;\d+.green&quot;;;1)))" office:value-type="string" office:string-value="1 green" calcext:value-type="string">
            <text:p>1 green</text:p>
          </table:table-cell>
          <table:table-cell table:style-name="ce2" table:formula="of:=IF(ISBLANK([$Input.D84]);&quot;&quot;;IF(ISNA(ORG.LIBREOFFICE.REGEX([$Input.D84];&quot;\d+.red&quot;;;1));&quot;&quot;;ORG.LIBREOFFICE.REGEX([$Input.D84];&quot;\d+.red&quot;;;1)))" office:value-type="string" office:string-value="8 red" calcext:value-type="string">
            <text:p>8 red</text:p>
          </table:table-cell>
          <table:table-cell table:style-name="ce2" table:formula="of:=IF(ISBLANK([$Input.D84]);&quot;&quot;;IF(ISNA(ORG.LIBREOFFICE.REGEX([$Input.D84];&quot;\d+.blue&quot;;;1));&quot;&quot;;ORG.LIBREOFFICE.REGEX([$Input.D84];&quot;\d+.blue&quot;;;1)))" office:value-type="string" office:string-value="11 blue" calcext:value-type="string">
            <text:p>11 blue</text:p>
          </table:table-cell>
          <table:table-cell table:style-name="ce2" table:formula="of:=IF(ISBLANK([$Input.D84]);&quot;&quot;;IF(ISNA(ORG.LIBREOFFICE.REGEX([$Input.D84];&quot;\d+.green&quot;;;1));&quot;&quot;;ORG.LIBREOFFICE.REGEX([$Input.D84];&quot;\d+.green&quot;;;1)))" office:value-type="string" office:string-value="1 green" calcext:value-type="string">
            <text:p>1 green</text:p>
          </table:table-cell>
          <table:table-cell table:style-name="ce2" table:formula="of:=IF(ISBLANK([$Input.E84]);&quot;&quot;;IF(ISNA(ORG.LIBREOFFICE.REGEX([$Input.E84];&quot;\d+.red&quot;;;1));&quot;&quot;;ORG.LIBREOFFICE.REGEX([$Input.E84];&quot;\d+.red&quot;;;1)))" office:value-type="string" office:string-value="12 red" calcext:value-type="string">
            <text:p>12 red</text:p>
          </table:table-cell>
          <table:table-cell table:style-name="ce2" table:formula="of:=IF(ISBLANK([$Input.E84]);&quot;&quot;;IF(ISNA(ORG.LIBREOFFICE.REGEX([$Input.E84];&quot;\d+.blue&quot;;;1));&quot;&quot;;ORG.LIBREOFFICE.REGEX([$Input.E84];&quot;\d+.blue&quot;;;1)))" office:value-type="string" office:string-value="11 blue" calcext:value-type="string">
            <text:p>11 blue</text:p>
          </table:table-cell>
          <table:table-cell table:style-name="ce2" table:formula="of:=IF(ISBLANK([$Input.E84]);&quot;&quot;;IF(ISNA(ORG.LIBREOFFICE.REGEX([$Input.E84];&quot;\d+.green&quot;;;1));&quot;&quot;;ORG.LIBREOFFICE.REGEX([$Input.E84];&quot;\d+.green&quot;;;1)))" office:value-type="string" office:string-value="3 green" calcext:value-type="string">
            <text:p>3 green</text:p>
          </table:table-cell>
          <table:table-cell table:style-name="ce2" table:formula="of:=IF(ISBLANK([$Input.F84]);&quot;&quot;;IF(ISNA(ORG.LIBREOFFICE.REGEX([$Input.F84];&quot;\d+.red&quot;;;1));&quot;&quot;;ORG.LIBREOFFICE.REGEX([$Input.F84];&quot;\d+.red&quot;;;1)))" office:value-type="string" office:string-value="13 red" calcext:value-type="string">
            <text:p>13 red</text:p>
          </table:table-cell>
          <table:table-cell table:style-name="ce2" table:formula="of:=IF(ISBLANK([$Input.F84]);&quot;&quot;;IF(ISNA(ORG.LIBREOFFICE.REGEX([$Input.F84];&quot;\d+.blue&quot;;;1));&quot;&quot;;ORG.LIBREOFFICE.REGEX([$Input.F84];&quot;\d+.blue&quot;;;1)))" office:value-type="string" office:string-value="11 blue" calcext:value-type="string">
            <text:p>11 blue</text:p>
          </table:table-cell>
          <table:table-cell table:style-name="ce2" table:formula="of:=IF(ISBLANK([$Input.F84]);&quot;&quot;;IF(ISNA(ORG.LIBREOFFICE.REGEX([$Input.F84];&quot;\d+.green&quot;;;1));&quot;&quot;;ORG.LIBREOFFICE.REGEX([$Input.F84];&quot;\d+.green&quot;;;1)))" office:value-type="string" office:string-value="8 green" calcext:value-type="string">
            <text:p>8 green</text:p>
          </table:table-cell>
          <table:table-cell table:style-name="ce2" table:formula="of:=IF(ISBLANK([$Input.G84]);&quot;&quot;;IF(ISNA(ORG.LIBREOFFICE.REGEX([$Input.G84];&quot;\d+.red&quot;;;1));&quot;&quot;;ORG.LIBREOFFICE.REGEX([$Input.G84];&quot;\d+.red&quot;;;1)))" office:value-type="string" office:string-value="7 red" calcext:value-type="string">
            <text:p>7 red</text:p>
          </table:table-cell>
          <table:table-cell table:style-name="ce2" table:formula="of:=IF(ISBLANK([$Input.G84]);&quot;&quot;;IF(ISNA(ORG.LIBREOFFICE.REGEX([$Input.G84];&quot;\d+.blue&quot;;;1));&quot;&quot;;ORG.LIBREOFFICE.REGEX([$Input.G84];&quot;\d+.blue&quot;;;1)))" office:value-type="string" office:string-value="10 blue" calcext:value-type="string">
            <text:p>10 blue</text:p>
          </table:table-cell>
          <table:table-cell table:style-name="ce2" table:formula="of:=IF(ISBLANK([$Input.G84]);&quot;&quot;;IF(ISNA(ORG.LIBREOFFICE.REGEX([$Input.G84];&quot;\d+.green&quot;;;1));&quot;&quot;;ORG.LIBREOFFICE.REGEX([$Input.G84];&quot;\d+.green&quot;;;1)))" office:value-type="string" office:string-value="7 green" calcext:value-type="string">
            <text:p>7 green</text:p>
          </table:table-cell>
          <table:table-cell/>
          <table:table-cell table:style-name="ce6" table:formula="of:=IF([.C86]=&quot;&quot;;1;IF(ISNA([.C86]);1;IF(NUMBERVALUE(ORG.LIBREOFFICE.REGEX([.C86];&quot;\d+&quot;;))&gt;12;0;1)))" office:value-type="float" office:value="1" calcext:value-type="float">
            <text:p>1</text:p>
          </table:table-cell>
          <table:table-cell table:style-name="ce3" table:formula="of:=IF([.E86]=&quot;&quot;;1;IF(ISNA([.E86]);1;IF(NUMBERVALUE(ORG.LIBREOFFICE.REGEX([.E86];&quot;\d+&quot;;))&gt;13;0;1)))" office:value-type="float" office:value="1" calcext:value-type="float">
            <text:p>1</text:p>
          </table:table-cell>
          <table:table-cell table:style-name="ce12" table:formula="of:=IF([.D86]=&quot;&quot;;1;IF(ISNA([.D86]);1;IF(NUMBERVALUE(ORG.LIBREOFFICE.REGEX([.D86];&quot;\d+&quot;;))&gt;14;0;1)))" office:value-type="float" office:value="1" calcext:value-type="float">
            <text:p>1</text:p>
          </table:table-cell>
          <table:table-cell table:style-name="ce6" table:formula="of:=IF([.F86]=&quot;&quot;;1;IF(ISNA([.F86]);1;IF(NUMBERVALUE(ORG.LIBREOFFICE.REGEX([.F86];&quot;\d+&quot;;))&gt;12;0;1)))" office:value-type="float" office:value="0" calcext:value-type="float">
            <text:p>0</text:p>
          </table:table-cell>
          <table:table-cell table:style-name="ce3" table:formula="of:=IF([.H86]=&quot;&quot;;1;IF(ISNA([.H86]);1;IF(NUMBERVALUE(ORG.LIBREOFFICE.REGEX([.H86];&quot;\d+&quot;;))&gt;13;0;1)))" office:value-type="float" office:value="1" calcext:value-type="float">
            <text:p>1</text:p>
          </table:table-cell>
          <table:table-cell table:style-name="ce12" table:formula="of:=IF([.G86]=&quot;&quot;;1;IF(ISNA([.G86]);1;IF(NUMBERVALUE(ORG.LIBREOFFICE.REGEX([.G86];&quot;\d+&quot;;))&gt;14;0;1)))" office:value-type="float" office:value="1" calcext:value-type="float">
            <text:p>1</text:p>
          </table:table-cell>
          <table:table-cell table:style-name="ce6" table:formula="of:=IF([.I86]=&quot;&quot;;1;IF(ISNA([.I86]);1;IF(NUMBERVALUE(ORG.LIBREOFFICE.REGEX([.I86];&quot;\d+&quot;;))&gt;12;0;1)))" office:value-type="float" office:value="1" calcext:value-type="float">
            <text:p>1</text:p>
          </table:table-cell>
          <table:table-cell table:style-name="ce3" table:formula="of:=IF([.K86]=&quot;&quot;;1;IF(ISNA([.K86]);1;IF(NUMBERVALUE(ORG.LIBREOFFICE.REGEX([.K86];&quot;\d+&quot;;))&gt;13;0;1)))" office:value-type="float" office:value="1" calcext:value-type="float">
            <text:p>1</text:p>
          </table:table-cell>
          <table:table-cell table:style-name="ce12" table:formula="of:=IF([.J86]=&quot;&quot;;1;IF(ISNA([.J86]);1;IF(NUMBERVALUE(ORG.LIBREOFFICE.REGEX([.J86];&quot;\d+&quot;;))&gt;14;0;1)))" office:value-type="float" office:value="1" calcext:value-type="float">
            <text:p>1</text:p>
          </table:table-cell>
          <table:table-cell table:style-name="ce6" table:formula="of:=IF([.L86]=&quot;&quot;;1;IF(ISNA([.L86]);1;IF(NUMBERVALUE(ORG.LIBREOFFICE.REGEX([.L86];&quot;\d+&quot;;))&gt;12;0;1)))" office:value-type="float" office:value="1" calcext:value-type="float">
            <text:p>1</text:p>
          </table:table-cell>
          <table:table-cell table:style-name="ce3" table:formula="of:=IF([.N86]=&quot;&quot;;1;IF(ISNA([.N86]);1;IF(NUMBERVALUE(ORG.LIBREOFFICE.REGEX([.N86];&quot;\d+&quot;;))&gt;13;0;1)))" office:value-type="float" office:value="1" calcext:value-type="float">
            <text:p>1</text:p>
          </table:table-cell>
          <table:table-cell table:style-name="ce12" table:formula="of:=IF([.M86]=&quot;&quot;;1;IF(ISNA([.M86]);1;IF(NUMBERVALUE(ORG.LIBREOFFICE.REGEX([.M86];&quot;\d+&quot;;))&gt;14;0;1)))" office:value-type="float" office:value="1" calcext:value-type="float">
            <text:p>1</text:p>
          </table:table-cell>
          <table:table-cell table:style-name="ce6" table:formula="of:=IF([.O86]=&quot;&quot;;1;IF(ISNA([.O86]);1;IF(NUMBERVALUE(ORG.LIBREOFFICE.REGEX([.O86];&quot;\d+&quot;;))&gt;12;0;1)))" office:value-type="float" office:value="0" calcext:value-type="float">
            <text:p>0</text:p>
          </table:table-cell>
          <table:table-cell table:style-name="ce3" table:formula="of:=IF([.Q86]=&quot;&quot;;1;IF(ISNA([.Q86]);1;IF(NUMBERVALUE(ORG.LIBREOFFICE.REGEX([.Q86];&quot;\d+&quot;;))&gt;13;0;1)))" office:value-type="float" office:value="1" calcext:value-type="float">
            <text:p>1</text:p>
          </table:table-cell>
          <table:table-cell table:style-name="ce12" table:formula="of:=IF([.P86]=&quot;&quot;;1;IF(ISNA([.P86]);1;IF(NUMBERVALUE(ORG.LIBREOFFICE.REGEX([.P86];&quot;\d+&quot;;))&gt;14;0;1)))" office:value-type="float" office:value="1" calcext:value-type="float">
            <text:p>1</text:p>
          </table:table-cell>
          <table:table-cell table:style-name="ce6" table:formula="of:=IF([.R86]=&quot;&quot;;1;IF(ISNA([.R86]);1;IF(NUMBERVALUE(ORG.LIBREOFFICE.REGEX([.R86];&quot;\d+&quot;;))&gt;12;0;1)))" office:value-type="float" office:value="1" calcext:value-type="float">
            <text:p>1</text:p>
          </table:table-cell>
          <table:table-cell table:style-name="ce3" table:formula="of:=IF([.T86]=&quot;&quot;;1;IF(ISNA([.T86]);1;IF(NUMBERVALUE(ORG.LIBREOFFICE.REGEX([.T86];&quot;\d+&quot;;))&gt;13;0;1)))" office:value-type="float" office:value="1" calcext:value-type="float">
            <text:p>1</text:p>
          </table:table-cell>
          <table:table-cell table:style-name="ce12" table:formula="of:=IF([.S86]=&quot;&quot;;1;IF(ISNA([.S86]);1;IF(NUMBERVALUE(ORG.LIBREOFFICE.REGEX([.S86];&quot;\d+&quot;;))&gt;14;0;1)))" office:value-type="float" office:value="1" calcext:value-type="float">
            <text:p>1</text:p>
          </table:table-cell>
          <table:table-cell table:style-name="ce3" table:formula="of:=IF([.V86]=0;0;IF([.W86]=0;0;IF([.X86]=0;0;IF([.Y86]=0;0;IF([.Z86]=0;0;IF([.AA86]=0;0;IF([.AB86]=0;0;IF([.AC86]=0;0;IF([.AD86]=0;0;IF([.AE86]=0;0;IF([.AF86]=0;0;IF([.AG86]=0;0;IF([.AH86]=0;0;IF([.AI86]=0;0;IF([.AJ86]=0;0;IF([.AK86]=0;0;IF([.AL86]=0;0;IF([.AM86]=0;0;1))))))))))))))))))" office:value-type="float" office:value="0" calcext:value-type="float">
            <text:p>0</text:p>
          </table:table-cell>
          <table:table-cell table:style-name="ce3" table:formula="of:=IF([.AN86]=1;NUMBERVALUE(ORG.LIBREOFFICE.REGEX([.A86];&quot;\d+&quot;));&quot;&quot;)">
            <text:p/>
          </table:table-cell>
          <table:table-cell/>
        </table:table-row>
        <table:table-row table:style-name="ro1">
          <table:table-cell table:formula="of:=[$Input.A85]" office:value-type="string" office:string-value="Game 85" calcext:value-type="string">
            <text:p>Game 85</text:p>
          </table:table-cell>
          <table:table-cell table:style-name="ce3" table:formula="of:=COUNTIF([$Input.B85:.G85];&quot;&lt;&gt;&quot;)" office:value-type="float" office:value="6" calcext:value-type="float">
            <text:p>6</text:p>
          </table:table-cell>
          <table:table-cell table:style-name="ce2" table:formula="of:=IF(ISBLANK([$Input.B85]);&quot;&quot;;IF(ISNA(ORG.LIBREOFFICE.REGEX([$Input.B85];&quot;\d+.red&quot;;;1));&quot;&quot;;ORG.LIBREOFFICE.REGEX([$Input.B85];&quot;\d+.red&quot;;;1)))" office:value-type="string" office:string-value="10 red" calcext:value-type="string">
            <text:p>10 red</text:p>
          </table:table-cell>
          <table:table-cell table:style-name="ce2" table:formula="of:=IF(ISBLANK([$Input.B85]);&quot;&quot;;IF(ISNA(ORG.LIBREOFFICE.REGEX([$Input.B85];&quot;\d+.blue&quot;;;1));&quot;&quot;;ORG.LIBREOFFICE.REGEX([$Input.B85];&quot;\d+.blue&quot;;;1)))" office:value-type="string" office:string-value="2 blue" calcext:value-type="string">
            <text:p>2 blue</text:p>
          </table:table-cell>
          <table:table-cell table:style-name="ce2" table:formula="of:=IF(ISBLANK([$Input.B85]);&quot;&quot;;IF(ISNA(ORG.LIBREOFFICE.REGEX([$Input.B85];&quot;\d+.green&quot;;;1));&quot;&quot;;ORG.LIBREOFFICE.REGEX([$Input.B85];&quot;\d+.green&quot;;;1)))">
            <text:p/>
          </table:table-cell>
          <table:table-cell table:style-name="ce2" table:formula="of:=IF(ISBLANK([$Input.C85]);&quot;&quot;;IF(ISNA(ORG.LIBREOFFICE.REGEX([$Input.C85];&quot;\d+.red&quot;;;1));&quot;&quot;;ORG.LIBREOFFICE.REGEX([$Input.C85];&quot;\d+.red&quot;;;1)))" office:value-type="string" office:string-value="9 red" calcext:value-type="string">
            <text:p>9 red</text:p>
          </table:table-cell>
          <table:table-cell table:style-name="ce2" table:formula="of:=IF(ISBLANK([$Input.C85]);&quot;&quot;;IF(ISNA(ORG.LIBREOFFICE.REGEX([$Input.C85];&quot;\d+.blue&quot;;;1));&quot;&quot;;ORG.LIBREOFFICE.REGEX([$Input.C85];&quot;\d+.blue&quot;;;1)))" office:value-type="string" office:string-value="4 blue" calcext:value-type="string">
            <text:p>4 blue</text:p>
          </table:table-cell>
          <table:table-cell table:style-name="ce2" table:formula="of:=IF(ISBLANK([$Input.C85]);&quot;&quot;;IF(ISNA(ORG.LIBREOFFICE.REGEX([$Input.C85];&quot;\d+.green&quot;;;1));&quot;&quot;;ORG.LIBREOFFICE.REGEX([$Input.C85];&quot;\d+.green&quot;;;1)))" office:value-type="string" office:string-value="11 green" calcext:value-type="string">
            <text:p>11 green</text:p>
          </table:table-cell>
          <table:table-cell table:style-name="ce2" table:formula="of:=IF(ISBLANK([$Input.D85]);&quot;&quot;;IF(ISNA(ORG.LIBREOFFICE.REGEX([$Input.D85];&quot;\d+.red&quot;;;1));&quot;&quot;;ORG.LIBREOFFICE.REGEX([$Input.D85];&quot;\d+.red&quot;;;1)))" office:value-type="string" office:string-value="3 red" calcext:value-type="string">
            <text:p>3 red</text:p>
          </table:table-cell>
          <table:table-cell table:style-name="ce2" table:formula="of:=IF(ISBLANK([$Input.D85]);&quot;&quot;;IF(ISNA(ORG.LIBREOFFICE.REGEX([$Input.D85];&quot;\d+.blue&quot;;;1));&quot;&quot;;ORG.LIBREOFFICE.REGEX([$Input.D85];&quot;\d+.blue&quot;;;1)))" office:value-type="string" office:string-value="5 blue" calcext:value-type="string">
            <text:p>5 blue</text:p>
          </table:table-cell>
          <table:table-cell table:style-name="ce2" table:formula="of:=IF(ISBLANK([$Input.D85]);&quot;&quot;;IF(ISNA(ORG.LIBREOFFICE.REGEX([$Input.D85];&quot;\d+.green&quot;;;1));&quot;&quot;;ORG.LIBREOFFICE.REGEX([$Input.D85];&quot;\d+.green&quot;;;1)))" office:value-type="string" office:string-value="13 green" calcext:value-type="string">
            <text:p>13 green</text:p>
          </table:table-cell>
          <table:table-cell table:style-name="ce2" table:formula="of:=IF(ISBLANK([$Input.E85]);&quot;&quot;;IF(ISNA(ORG.LIBREOFFICE.REGEX([$Input.E85];&quot;\d+.red&quot;;;1));&quot;&quot;;ORG.LIBREOFFICE.REGEX([$Input.E85];&quot;\d+.red&quot;;;1)))" office:value-type="string" office:string-value="5 red" calcext:value-type="string">
            <text:p>5 red</text:p>
          </table:table-cell>
          <table:table-cell table:style-name="ce2" table:formula="of:=IF(ISBLANK([$Input.E85]);&quot;&quot;;IF(ISNA(ORG.LIBREOFFICE.REGEX([$Input.E85];&quot;\d+.blue&quot;;;1));&quot;&quot;;ORG.LIBREOFFICE.REGEX([$Input.E85];&quot;\d+.blue&quot;;;1)))">
            <text:p/>
          </table:table-cell>
          <table:table-cell table:style-name="ce2" table:formula="of:=IF(ISBLANK([$Input.E85]);&quot;&quot;;IF(ISNA(ORG.LIBREOFFICE.REGEX([$Input.E85];&quot;\d+.green&quot;;;1));&quot;&quot;;ORG.LIBREOFFICE.REGEX([$Input.E85];&quot;\d+.green&quot;;;1)))" office:value-type="string" office:string-value="5 green" calcext:value-type="string">
            <text:p>5 green</text:p>
          </table:table-cell>
          <table:table-cell table:style-name="ce2" table:formula="of:=IF(ISBLANK([$Input.F85]);&quot;&quot;;IF(ISNA(ORG.LIBREOFFICE.REGEX([$Input.F85];&quot;\d+.red&quot;;;1));&quot;&quot;;ORG.LIBREOFFICE.REGEX([$Input.F85];&quot;\d+.red&quot;;;1)))" office:value-type="string" office:string-value="5 red" calcext:value-type="string">
            <text:p>5 red</text:p>
          </table:table-cell>
          <table:table-cell table:style-name="ce2" table:formula="of:=IF(ISBLANK([$Input.F85]);&quot;&quot;;IF(ISNA(ORG.LIBREOFFICE.REGEX([$Input.F85];&quot;\d+.blue&quot;;;1));&quot;&quot;;ORG.LIBREOFFICE.REGEX([$Input.F85];&quot;\d+.blue&quot;;;1)))" office:value-type="string" office:string-value="2 blue" calcext:value-type="string">
            <text:p>2 blue</text:p>
          </table:table-cell>
          <table:table-cell table:style-name="ce2" table:formula="of:=IF(ISBLANK([$Input.F85]);&quot;&quot;;IF(ISNA(ORG.LIBREOFFICE.REGEX([$Input.F85];&quot;\d+.green&quot;;;1));&quot;&quot;;ORG.LIBREOFFICE.REGEX([$Input.F85];&quot;\d+.green&quot;;;1)))" office:value-type="string" office:string-value="4 green" calcext:value-type="string">
            <text:p>4 green</text:p>
          </table:table-cell>
          <table:table-cell table:style-name="ce2" table:formula="of:=IF(ISBLANK([$Input.G85]);&quot;&quot;;IF(ISNA(ORG.LIBREOFFICE.REGEX([$Input.G85];&quot;\d+.red&quot;;;1));&quot;&quot;;ORG.LIBREOFFICE.REGEX([$Input.G85];&quot;\d+.red&quot;;;1)))" office:value-type="string" office:string-value="19 red" calcext:value-type="string">
            <text:p>19 red</text:p>
          </table:table-cell>
          <table:table-cell table:style-name="ce2" table:formula="of:=IF(ISBLANK([$Input.G85]);&quot;&quot;;IF(ISNA(ORG.LIBREOFFICE.REGEX([$Input.G85];&quot;\d+.blue&quot;;;1));&quot;&quot;;ORG.LIBREOFFICE.REGEX([$Input.G85];&quot;\d+.blue&quot;;;1)))" office:value-type="string" office:string-value="4 blue" calcext:value-type="string">
            <text:p>4 blue</text:p>
          </table:table-cell>
          <table:table-cell table:style-name="ce2" table:formula="of:=IF(ISBLANK([$Input.G85]);&quot;&quot;;IF(ISNA(ORG.LIBREOFFICE.REGEX([$Input.G85];&quot;\d+.green&quot;;;1));&quot;&quot;;ORG.LIBREOFFICE.REGEX([$Input.G85];&quot;\d+.green&quot;;;1)))" office:value-type="string" office:string-value="11 green" calcext:value-type="string">
            <text:p>11 green</text:p>
          </table:table-cell>
          <table:table-cell/>
          <table:table-cell table:style-name="ce6" table:formula="of:=IF([.C87]=&quot;&quot;;1;IF(ISNA([.C87]);1;IF(NUMBERVALUE(ORG.LIBREOFFICE.REGEX([.C87];&quot;\d+&quot;;))&gt;12;0;1)))" office:value-type="float" office:value="1" calcext:value-type="float">
            <text:p>1</text:p>
          </table:table-cell>
          <table:table-cell table:style-name="ce3" table:formula="of:=IF([.E87]=&quot;&quot;;1;IF(ISNA([.E87]);1;IF(NUMBERVALUE(ORG.LIBREOFFICE.REGEX([.E87];&quot;\d+&quot;;))&gt;13;0;1)))" office:value-type="float" office:value="1" calcext:value-type="float">
            <text:p>1</text:p>
          </table:table-cell>
          <table:table-cell table:style-name="ce12" table:formula="of:=IF([.D87]=&quot;&quot;;1;IF(ISNA([.D87]);1;IF(NUMBERVALUE(ORG.LIBREOFFICE.REGEX([.D87];&quot;\d+&quot;;))&gt;14;0;1)))" office:value-type="float" office:value="1" calcext:value-type="float">
            <text:p>1</text:p>
          </table:table-cell>
          <table:table-cell table:style-name="ce6" table:formula="of:=IF([.F87]=&quot;&quot;;1;IF(ISNA([.F87]);1;IF(NUMBERVALUE(ORG.LIBREOFFICE.REGEX([.F87];&quot;\d+&quot;;))&gt;12;0;1)))" office:value-type="float" office:value="1" calcext:value-type="float">
            <text:p>1</text:p>
          </table:table-cell>
          <table:table-cell table:style-name="ce3" table:formula="of:=IF([.H87]=&quot;&quot;;1;IF(ISNA([.H87]);1;IF(NUMBERVALUE(ORG.LIBREOFFICE.REGEX([.H87];&quot;\d+&quot;;))&gt;13;0;1)))" office:value-type="float" office:value="1" calcext:value-type="float">
            <text:p>1</text:p>
          </table:table-cell>
          <table:table-cell table:style-name="ce12" table:formula="of:=IF([.G87]=&quot;&quot;;1;IF(ISNA([.G87]);1;IF(NUMBERVALUE(ORG.LIBREOFFICE.REGEX([.G87];&quot;\d+&quot;;))&gt;14;0;1)))" office:value-type="float" office:value="1" calcext:value-type="float">
            <text:p>1</text:p>
          </table:table-cell>
          <table:table-cell table:style-name="ce6" table:formula="of:=IF([.I87]=&quot;&quot;;1;IF(ISNA([.I87]);1;IF(NUMBERVALUE(ORG.LIBREOFFICE.REGEX([.I87];&quot;\d+&quot;;))&gt;12;0;1)))" office:value-type="float" office:value="1" calcext:value-type="float">
            <text:p>1</text:p>
          </table:table-cell>
          <table:table-cell table:style-name="ce3" table:formula="of:=IF([.K87]=&quot;&quot;;1;IF(ISNA([.K87]);1;IF(NUMBERVALUE(ORG.LIBREOFFICE.REGEX([.K87];&quot;\d+&quot;;))&gt;13;0;1)))" office:value-type="float" office:value="1" calcext:value-type="float">
            <text:p>1</text:p>
          </table:table-cell>
          <table:table-cell table:style-name="ce12" table:formula="of:=IF([.J87]=&quot;&quot;;1;IF(ISNA([.J87]);1;IF(NUMBERVALUE(ORG.LIBREOFFICE.REGEX([.J87];&quot;\d+&quot;;))&gt;14;0;1)))" office:value-type="float" office:value="1" calcext:value-type="float">
            <text:p>1</text:p>
          </table:table-cell>
          <table:table-cell table:style-name="ce6" table:formula="of:=IF([.L87]=&quot;&quot;;1;IF(ISNA([.L87]);1;IF(NUMBERVALUE(ORG.LIBREOFFICE.REGEX([.L87];&quot;\d+&quot;;))&gt;12;0;1)))" office:value-type="float" office:value="1" calcext:value-type="float">
            <text:p>1</text:p>
          </table:table-cell>
          <table:table-cell table:style-name="ce3" table:formula="of:=IF([.N87]=&quot;&quot;;1;IF(ISNA([.N87]);1;IF(NUMBERVALUE(ORG.LIBREOFFICE.REGEX([.N87];&quot;\d+&quot;;))&gt;13;0;1)))" office:value-type="float" office:value="1" calcext:value-type="float">
            <text:p>1</text:p>
          </table:table-cell>
          <table:table-cell table:style-name="ce12" table:formula="of:=IF([.M87]=&quot;&quot;;1;IF(ISNA([.M87]);1;IF(NUMBERVALUE(ORG.LIBREOFFICE.REGEX([.M87];&quot;\d+&quot;;))&gt;14;0;1)))" office:value-type="float" office:value="1" calcext:value-type="float">
            <text:p>1</text:p>
          </table:table-cell>
          <table:table-cell table:style-name="ce6" table:formula="of:=IF([.O87]=&quot;&quot;;1;IF(ISNA([.O87]);1;IF(NUMBERVALUE(ORG.LIBREOFFICE.REGEX([.O87];&quot;\d+&quot;;))&gt;12;0;1)))" office:value-type="float" office:value="1" calcext:value-type="float">
            <text:p>1</text:p>
          </table:table-cell>
          <table:table-cell table:style-name="ce3" table:formula="of:=IF([.Q87]=&quot;&quot;;1;IF(ISNA([.Q87]);1;IF(NUMBERVALUE(ORG.LIBREOFFICE.REGEX([.Q87];&quot;\d+&quot;;))&gt;13;0;1)))" office:value-type="float" office:value="1" calcext:value-type="float">
            <text:p>1</text:p>
          </table:table-cell>
          <table:table-cell table:style-name="ce12" table:formula="of:=IF([.P87]=&quot;&quot;;1;IF(ISNA([.P87]);1;IF(NUMBERVALUE(ORG.LIBREOFFICE.REGEX([.P87];&quot;\d+&quot;;))&gt;14;0;1)))" office:value-type="float" office:value="1" calcext:value-type="float">
            <text:p>1</text:p>
          </table:table-cell>
          <table:table-cell table:style-name="ce6" table:formula="of:=IF([.R87]=&quot;&quot;;1;IF(ISNA([.R87]);1;IF(NUMBERVALUE(ORG.LIBREOFFICE.REGEX([.R87];&quot;\d+&quot;;))&gt;12;0;1)))" office:value-type="float" office:value="0" calcext:value-type="float">
            <text:p>0</text:p>
          </table:table-cell>
          <table:table-cell table:style-name="ce3" table:formula="of:=IF([.T87]=&quot;&quot;;1;IF(ISNA([.T87]);1;IF(NUMBERVALUE(ORG.LIBREOFFICE.REGEX([.T87];&quot;\d+&quot;;))&gt;13;0;1)))" office:value-type="float" office:value="1" calcext:value-type="float">
            <text:p>1</text:p>
          </table:table-cell>
          <table:table-cell table:style-name="ce12" table:formula="of:=IF([.S87]=&quot;&quot;;1;IF(ISNA([.S87]);1;IF(NUMBERVALUE(ORG.LIBREOFFICE.REGEX([.S87];&quot;\d+&quot;;))&gt;14;0;1)))" office:value-type="float" office:value="1" calcext:value-type="float">
            <text:p>1</text:p>
          </table:table-cell>
          <table:table-cell table:style-name="ce3" table:formula="of:=IF([.V87]=0;0;IF([.W87]=0;0;IF([.X87]=0;0;IF([.Y87]=0;0;IF([.Z87]=0;0;IF([.AA87]=0;0;IF([.AB87]=0;0;IF([.AC87]=0;0;IF([.AD87]=0;0;IF([.AE87]=0;0;IF([.AF87]=0;0;IF([.AG87]=0;0;IF([.AH87]=0;0;IF([.AI87]=0;0;IF([.AJ87]=0;0;IF([.AK87]=0;0;IF([.AL87]=0;0;IF([.AM87]=0;0;1))))))))))))))))))" office:value-type="float" office:value="0" calcext:value-type="float">
            <text:p>0</text:p>
          </table:table-cell>
          <table:table-cell table:style-name="ce3" table:formula="of:=IF([.AN87]=1;NUMBERVALUE(ORG.LIBREOFFICE.REGEX([.A87];&quot;\d+&quot;));&quot;&quot;)">
            <text:p/>
          </table:table-cell>
          <table:table-cell/>
        </table:table-row>
        <table:table-row table:style-name="ro1">
          <table:table-cell table:formula="of:=[$Input.A86]" office:value-type="string" office:string-value="Game 86" calcext:value-type="string">
            <text:p>Game 86</text:p>
          </table:table-cell>
          <table:table-cell table:style-name="ce3" table:formula="of:=COUNTIF([$Input.B86:.G86];&quot;&lt;&gt;&quot;)" office:value-type="float" office:value="6" calcext:value-type="float">
            <text:p>6</text:p>
          </table:table-cell>
          <table:table-cell table:style-name="ce2" table:formula="of:=IF(ISBLANK([$Input.B86]);&quot;&quot;;IF(ISNA(ORG.LIBREOFFICE.REGEX([$Input.B86];&quot;\d+.red&quot;;;1));&quot;&quot;;ORG.LIBREOFFICE.REGEX([$Input.B86];&quot;\d+.red&quot;;;1)))" office:value-type="string" office:string-value="2 red" calcext:value-type="string">
            <text:p>2 red</text:p>
          </table:table-cell>
          <table:table-cell table:style-name="ce2" table:formula="of:=IF(ISBLANK([$Input.B86]);&quot;&quot;;IF(ISNA(ORG.LIBREOFFICE.REGEX([$Input.B86];&quot;\d+.blue&quot;;;1));&quot;&quot;;ORG.LIBREOFFICE.REGEX([$Input.B86];&quot;\d+.blue&quot;;;1)))" office:value-type="string" office:string-value="1 blue" calcext:value-type="string">
            <text:p>1 blue</text:p>
          </table:table-cell>
          <table:table-cell table:style-name="ce2" table:formula="of:=IF(ISBLANK([$Input.B86]);&quot;&quot;;IF(ISNA(ORG.LIBREOFFICE.REGEX([$Input.B86];&quot;\d+.green&quot;;;1));&quot;&quot;;ORG.LIBREOFFICE.REGEX([$Input.B86];&quot;\d+.green&quot;;;1)))" office:value-type="string" office:string-value="6 green" calcext:value-type="string">
            <text:p>6 green</text:p>
          </table:table-cell>
          <table:table-cell table:style-name="ce2" table:formula="of:=IF(ISBLANK([$Input.C86]);&quot;&quot;;IF(ISNA(ORG.LIBREOFFICE.REGEX([$Input.C86];&quot;\d+.red&quot;;;1));&quot;&quot;;ORG.LIBREOFFICE.REGEX([$Input.C86];&quot;\d+.red&quot;;;1)))" office:value-type="string" office:string-value="1 red" calcext:value-type="string">
            <text:p>1 red</text:p>
          </table:table-cell>
          <table:table-cell table:style-name="ce2" table:formula="of:=IF(ISBLANK([$Input.C86]);&quot;&quot;;IF(ISNA(ORG.LIBREOFFICE.REGEX([$Input.C86];&quot;\d+.blue&quot;;;1));&quot;&quot;;ORG.LIBREOFFICE.REGEX([$Input.C86];&quot;\d+.blue&quot;;;1)))" office:value-type="string" office:string-value="1 blue" calcext:value-type="string">
            <text:p>1 blue</text:p>
          </table:table-cell>
          <table:table-cell table:style-name="ce2" table:formula="of:=IF(ISBLANK([$Input.C86]);&quot;&quot;;IF(ISNA(ORG.LIBREOFFICE.REGEX([$Input.C86];&quot;\d+.green&quot;;;1));&quot;&quot;;ORG.LIBREOFFICE.REGEX([$Input.C86];&quot;\d+.green&quot;;;1)))" office:value-type="string" office:string-value="8 green" calcext:value-type="string">
            <text:p>8 green</text:p>
          </table:table-cell>
          <table:table-cell table:style-name="ce2" table:formula="of:=IF(ISBLANK([$Input.D86]);&quot;&quot;;IF(ISNA(ORG.LIBREOFFICE.REGEX([$Input.D86];&quot;\d+.red&quot;;;1));&quot;&quot;;ORG.LIBREOFFICE.REGEX([$Input.D86];&quot;\d+.red&quot;;;1)))" office:value-type="string" office:string-value="3 red" calcext:value-type="string">
            <text:p>3 red</text:p>
          </table:table-cell>
          <table:table-cell table:style-name="ce2" table:formula="of:=IF(ISBLANK([$Input.D86]);&quot;&quot;;IF(ISNA(ORG.LIBREOFFICE.REGEX([$Input.D86];&quot;\d+.blue&quot;;;1));&quot;&quot;;ORG.LIBREOFFICE.REGEX([$Input.D86];&quot;\d+.blue&quot;;;1)))" office:value-type="string" office:string-value="1 blue" calcext:value-type="string">
            <text:p>1 blue</text:p>
          </table:table-cell>
          <table:table-cell table:style-name="ce2" table:formula="of:=IF(ISBLANK([$Input.D86]);&quot;&quot;;IF(ISNA(ORG.LIBREOFFICE.REGEX([$Input.D86];&quot;\d+.green&quot;;;1));&quot;&quot;;ORG.LIBREOFFICE.REGEX([$Input.D86];&quot;\d+.green&quot;;;1)))" office:value-type="string" office:string-value="4 green" calcext:value-type="string">
            <text:p>4 green</text:p>
          </table:table-cell>
          <table:table-cell table:style-name="ce2" table:formula="of:=IF(ISBLANK([$Input.E86]);&quot;&quot;;IF(ISNA(ORG.LIBREOFFICE.REGEX([$Input.E86];&quot;\d+.red&quot;;;1));&quot;&quot;;ORG.LIBREOFFICE.REGEX([$Input.E86];&quot;\d+.red&quot;;;1)))" office:value-type="string" office:string-value="4 red" calcext:value-type="string">
            <text:p>4 red</text:p>
          </table:table-cell>
          <table:table-cell table:style-name="ce2" table:formula="of:=IF(ISBLANK([$Input.E86]);&quot;&quot;;IF(ISNA(ORG.LIBREOFFICE.REGEX([$Input.E86];&quot;\d+.blue&quot;;;1));&quot;&quot;;ORG.LIBREOFFICE.REGEX([$Input.E86];&quot;\d+.blue&quot;;;1)))">
            <text:p/>
          </table:table-cell>
          <table:table-cell table:style-name="ce2" table:formula="of:=IF(ISBLANK([$Input.E86]);&quot;&quot;;IF(ISNA(ORG.LIBREOFFICE.REGEX([$Input.E86];&quot;\d+.green&quot;;;1));&quot;&quot;;ORG.LIBREOFFICE.REGEX([$Input.E86];&quot;\d+.green&quot;;;1)))" office:value-type="string" office:string-value="1 green" calcext:value-type="string">
            <text:p>1 green</text:p>
          </table:table-cell>
          <table:table-cell table:style-name="ce2" table:formula="of:=IF(ISBLANK([$Input.F86]);&quot;&quot;;IF(ISNA(ORG.LIBREOFFICE.REGEX([$Input.F86];&quot;\d+.red&quot;;;1));&quot;&quot;;ORG.LIBREOFFICE.REGEX([$Input.F86];&quot;\d+.red&quot;;;1)))" office:value-type="string" office:string-value="2 red" calcext:value-type="string">
            <text:p>2 red</text:p>
          </table:table-cell>
          <table:table-cell table:style-name="ce2" table:formula="of:=IF(ISBLANK([$Input.F86]);&quot;&quot;;IF(ISNA(ORG.LIBREOFFICE.REGEX([$Input.F86];&quot;\d+.blue&quot;;;1));&quot;&quot;;ORG.LIBREOFFICE.REGEX([$Input.F86];&quot;\d+.blue&quot;;;1)))">
            <text:p/>
          </table:table-cell>
          <table:table-cell table:style-name="ce2" table:formula="of:=IF(ISBLANK([$Input.F86]);&quot;&quot;;IF(ISNA(ORG.LIBREOFFICE.REGEX([$Input.F86];&quot;\d+.green&quot;;;1));&quot;&quot;;ORG.LIBREOFFICE.REGEX([$Input.F86];&quot;\d+.green&quot;;;1)))" office:value-type="string" office:string-value="9 green" calcext:value-type="string">
            <text:p>9 green</text:p>
          </table:table-cell>
          <table:table-cell table:style-name="ce2" table:formula="of:=IF(ISBLANK([$Input.G86]);&quot;&quot;;IF(ISNA(ORG.LIBREOFFICE.REGEX([$Input.G86];&quot;\d+.red&quot;;;1));&quot;&quot;;ORG.LIBREOFFICE.REGEX([$Input.G86];&quot;\d+.red&quot;;;1)))" office:value-type="string" office:string-value="7 red" calcext:value-type="string">
            <text:p>7 red</text:p>
          </table:table-cell>
          <table:table-cell table:style-name="ce2" table:formula="of:=IF(ISBLANK([$Input.G86]);&quot;&quot;;IF(ISNA(ORG.LIBREOFFICE.REGEX([$Input.G86];&quot;\d+.blue&quot;;;1));&quot;&quot;;ORG.LIBREOFFICE.REGEX([$Input.G86];&quot;\d+.blue&quot;;;1)))" office:value-type="string" office:string-value="1 blue" calcext:value-type="string">
            <text:p>1 blue</text:p>
          </table:table-cell>
          <table:table-cell table:style-name="ce2" table:formula="of:=IF(ISBLANK([$Input.G86]);&quot;&quot;;IF(ISNA(ORG.LIBREOFFICE.REGEX([$Input.G86];&quot;\d+.green&quot;;;1));&quot;&quot;;ORG.LIBREOFFICE.REGEX([$Input.G86];&quot;\d+.green&quot;;;1)))" office:value-type="string" office:string-value="6 green" calcext:value-type="string">
            <text:p>6 green</text:p>
          </table:table-cell>
          <table:table-cell/>
          <table:table-cell table:style-name="ce6" table:formula="of:=IF([.C88]=&quot;&quot;;1;IF(ISNA([.C88]);1;IF(NUMBERVALUE(ORG.LIBREOFFICE.REGEX([.C88];&quot;\d+&quot;;))&gt;12;0;1)))" office:value-type="float" office:value="1" calcext:value-type="float">
            <text:p>1</text:p>
          </table:table-cell>
          <table:table-cell table:style-name="ce3" table:formula="of:=IF([.E88]=&quot;&quot;;1;IF(ISNA([.E88]);1;IF(NUMBERVALUE(ORG.LIBREOFFICE.REGEX([.E88];&quot;\d+&quot;;))&gt;13;0;1)))" office:value-type="float" office:value="1" calcext:value-type="float">
            <text:p>1</text:p>
          </table:table-cell>
          <table:table-cell table:style-name="ce12" table:formula="of:=IF([.D88]=&quot;&quot;;1;IF(ISNA([.D88]);1;IF(NUMBERVALUE(ORG.LIBREOFFICE.REGEX([.D88];&quot;\d+&quot;;))&gt;14;0;1)))" office:value-type="float" office:value="1" calcext:value-type="float">
            <text:p>1</text:p>
          </table:table-cell>
          <table:table-cell table:style-name="ce6" table:formula="of:=IF([.F88]=&quot;&quot;;1;IF(ISNA([.F88]);1;IF(NUMBERVALUE(ORG.LIBREOFFICE.REGEX([.F88];&quot;\d+&quot;;))&gt;12;0;1)))" office:value-type="float" office:value="1" calcext:value-type="float">
            <text:p>1</text:p>
          </table:table-cell>
          <table:table-cell table:style-name="ce3" table:formula="of:=IF([.H88]=&quot;&quot;;1;IF(ISNA([.H88]);1;IF(NUMBERVALUE(ORG.LIBREOFFICE.REGEX([.H88];&quot;\d+&quot;;))&gt;13;0;1)))" office:value-type="float" office:value="1" calcext:value-type="float">
            <text:p>1</text:p>
          </table:table-cell>
          <table:table-cell table:style-name="ce12" table:formula="of:=IF([.G88]=&quot;&quot;;1;IF(ISNA([.G88]);1;IF(NUMBERVALUE(ORG.LIBREOFFICE.REGEX([.G88];&quot;\d+&quot;;))&gt;14;0;1)))" office:value-type="float" office:value="1" calcext:value-type="float">
            <text:p>1</text:p>
          </table:table-cell>
          <table:table-cell table:style-name="ce6" table:formula="of:=IF([.I88]=&quot;&quot;;1;IF(ISNA([.I88]);1;IF(NUMBERVALUE(ORG.LIBREOFFICE.REGEX([.I88];&quot;\d+&quot;;))&gt;12;0;1)))" office:value-type="float" office:value="1" calcext:value-type="float">
            <text:p>1</text:p>
          </table:table-cell>
          <table:table-cell table:style-name="ce3" table:formula="of:=IF([.K88]=&quot;&quot;;1;IF(ISNA([.K88]);1;IF(NUMBERVALUE(ORG.LIBREOFFICE.REGEX([.K88];&quot;\d+&quot;;))&gt;13;0;1)))" office:value-type="float" office:value="1" calcext:value-type="float">
            <text:p>1</text:p>
          </table:table-cell>
          <table:table-cell table:style-name="ce12" table:formula="of:=IF([.J88]=&quot;&quot;;1;IF(ISNA([.J88]);1;IF(NUMBERVALUE(ORG.LIBREOFFICE.REGEX([.J88];&quot;\d+&quot;;))&gt;14;0;1)))" office:value-type="float" office:value="1" calcext:value-type="float">
            <text:p>1</text:p>
          </table:table-cell>
          <table:table-cell table:style-name="ce6" table:formula="of:=IF([.L88]=&quot;&quot;;1;IF(ISNA([.L88]);1;IF(NUMBERVALUE(ORG.LIBREOFFICE.REGEX([.L88];&quot;\d+&quot;;))&gt;12;0;1)))" office:value-type="float" office:value="1" calcext:value-type="float">
            <text:p>1</text:p>
          </table:table-cell>
          <table:table-cell table:style-name="ce3" table:formula="of:=IF([.N88]=&quot;&quot;;1;IF(ISNA([.N88]);1;IF(NUMBERVALUE(ORG.LIBREOFFICE.REGEX([.N88];&quot;\d+&quot;;))&gt;13;0;1)))" office:value-type="float" office:value="1" calcext:value-type="float">
            <text:p>1</text:p>
          </table:table-cell>
          <table:table-cell table:style-name="ce12" table:formula="of:=IF([.M88]=&quot;&quot;;1;IF(ISNA([.M88]);1;IF(NUMBERVALUE(ORG.LIBREOFFICE.REGEX([.M88];&quot;\d+&quot;;))&gt;14;0;1)))" office:value-type="float" office:value="1" calcext:value-type="float">
            <text:p>1</text:p>
          </table:table-cell>
          <table:table-cell table:style-name="ce6" table:formula="of:=IF([.O88]=&quot;&quot;;1;IF(ISNA([.O88]);1;IF(NUMBERVALUE(ORG.LIBREOFFICE.REGEX([.O88];&quot;\d+&quot;;))&gt;12;0;1)))" office:value-type="float" office:value="1" calcext:value-type="float">
            <text:p>1</text:p>
          </table:table-cell>
          <table:table-cell table:style-name="ce3" table:formula="of:=IF([.Q88]=&quot;&quot;;1;IF(ISNA([.Q88]);1;IF(NUMBERVALUE(ORG.LIBREOFFICE.REGEX([.Q88];&quot;\d+&quot;;))&gt;13;0;1)))" office:value-type="float" office:value="1" calcext:value-type="float">
            <text:p>1</text:p>
          </table:table-cell>
          <table:table-cell table:style-name="ce12" table:formula="of:=IF([.P88]=&quot;&quot;;1;IF(ISNA([.P88]);1;IF(NUMBERVALUE(ORG.LIBREOFFICE.REGEX([.P88];&quot;\d+&quot;;))&gt;14;0;1)))" office:value-type="float" office:value="1" calcext:value-type="float">
            <text:p>1</text:p>
          </table:table-cell>
          <table:table-cell table:style-name="ce6" table:formula="of:=IF([.R88]=&quot;&quot;;1;IF(ISNA([.R88]);1;IF(NUMBERVALUE(ORG.LIBREOFFICE.REGEX([.R88];&quot;\d+&quot;;))&gt;12;0;1)))" office:value-type="float" office:value="1" calcext:value-type="float">
            <text:p>1</text:p>
          </table:table-cell>
          <table:table-cell table:style-name="ce3" table:formula="of:=IF([.T88]=&quot;&quot;;1;IF(ISNA([.T88]);1;IF(NUMBERVALUE(ORG.LIBREOFFICE.REGEX([.T88];&quot;\d+&quot;;))&gt;13;0;1)))" office:value-type="float" office:value="1" calcext:value-type="float">
            <text:p>1</text:p>
          </table:table-cell>
          <table:table-cell table:style-name="ce12" table:formula="of:=IF([.S88]=&quot;&quot;;1;IF(ISNA([.S88]);1;IF(NUMBERVALUE(ORG.LIBREOFFICE.REGEX([.S88];&quot;\d+&quot;;))&gt;14;0;1)))" office:value-type="float" office:value="1" calcext:value-type="float">
            <text:p>1</text:p>
          </table:table-cell>
          <table:table-cell table:style-name="ce3" table:formula="of:=IF([.V88]=0;0;IF([.W88]=0;0;IF([.X88]=0;0;IF([.Y88]=0;0;IF([.Z88]=0;0;IF([.AA88]=0;0;IF([.AB88]=0;0;IF([.AC88]=0;0;IF([.AD88]=0;0;IF([.AE88]=0;0;IF([.AF88]=0;0;IF([.AG88]=0;0;IF([.AH88]=0;0;IF([.AI88]=0;0;IF([.AJ88]=0;0;IF([.AK88]=0;0;IF([.AL88]=0;0;IF([.AM88]=0;0;1))))))))))))))))))" office:value-type="float" office:value="1" calcext:value-type="float">
            <text:p>1</text:p>
          </table:table-cell>
          <table:table-cell table:style-name="ce3" table:formula="of:=IF([.AN88]=1;NUMBERVALUE(ORG.LIBREOFFICE.REGEX([.A88];&quot;\d+&quot;));&quot;&quot;)" office:value-type="float" office:value="86" calcext:value-type="float">
            <text:p>86</text:p>
          </table:table-cell>
          <table:table-cell/>
        </table:table-row>
        <table:table-row table:style-name="ro1">
          <table:table-cell table:formula="of:=[$Input.A87]" office:value-type="string" office:string-value="Game 87" calcext:value-type="string">
            <text:p>Game 87</text:p>
          </table:table-cell>
          <table:table-cell table:style-name="ce3" table:formula="of:=COUNTIF([$Input.B87:.G87];&quot;&lt;&gt;&quot;)" office:value-type="float" office:value="4" calcext:value-type="float">
            <text:p>4</text:p>
          </table:table-cell>
          <table:table-cell table:style-name="ce2" table:formula="of:=IF(ISBLANK([$Input.B87]);&quot;&quot;;IF(ISNA(ORG.LIBREOFFICE.REGEX([$Input.B87];&quot;\d+.red&quot;;;1));&quot;&quot;;ORG.LIBREOFFICE.REGEX([$Input.B87];&quot;\d+.red&quot;;;1)))" office:value-type="string" office:string-value="4 red" calcext:value-type="string">
            <text:p>4 red</text:p>
          </table:table-cell>
          <table:table-cell table:style-name="ce2" table:formula="of:=IF(ISBLANK([$Input.B87]);&quot;&quot;;IF(ISNA(ORG.LIBREOFFICE.REGEX([$Input.B87];&quot;\d+.blue&quot;;;1));&quot;&quot;;ORG.LIBREOFFICE.REGEX([$Input.B87];&quot;\d+.blue&quot;;;1)))" office:value-type="string" office:string-value="8 blue" calcext:value-type="string">
            <text:p>8 blue</text:p>
          </table:table-cell>
          <table:table-cell table:style-name="ce2" table:formula="of:=IF(ISBLANK([$Input.B87]);&quot;&quot;;IF(ISNA(ORG.LIBREOFFICE.REGEX([$Input.B87];&quot;\d+.green&quot;;;1));&quot;&quot;;ORG.LIBREOFFICE.REGEX([$Input.B87];&quot;\d+.green&quot;;;1)))" office:value-type="string" office:string-value="8 green" calcext:value-type="string">
            <text:p>8 green</text:p>
          </table:table-cell>
          <table:table-cell table:style-name="ce2" table:formula="of:=IF(ISBLANK([$Input.C87]);&quot;&quot;;IF(ISNA(ORG.LIBREOFFICE.REGEX([$Input.C87];&quot;\d+.red&quot;;;1));&quot;&quot;;ORG.LIBREOFFICE.REGEX([$Input.C87];&quot;\d+.red&quot;;;1)))" office:value-type="string" office:string-value="5 red" calcext:value-type="string">
            <text:p>5 red</text:p>
          </table:table-cell>
          <table:table-cell table:style-name="ce2" table:formula="of:=IF(ISBLANK([$Input.C87]);&quot;&quot;;IF(ISNA(ORG.LIBREOFFICE.REGEX([$Input.C87];&quot;\d+.blue&quot;;;1));&quot;&quot;;ORG.LIBREOFFICE.REGEX([$Input.C87];&quot;\d+.blue&quot;;;1)))" office:value-type="string" office:string-value="2 blue" calcext:value-type="string">
            <text:p>2 blue</text:p>
          </table:table-cell>
          <table:table-cell table:style-name="ce2" table:formula="of:=IF(ISBLANK([$Input.C87]);&quot;&quot;;IF(ISNA(ORG.LIBREOFFICE.REGEX([$Input.C87];&quot;\d+.green&quot;;;1));&quot;&quot;;ORG.LIBREOFFICE.REGEX([$Input.C87];&quot;\d+.green&quot;;;1)))" office:value-type="string" office:string-value="10 green" calcext:value-type="string">
            <text:p>10 green</text:p>
          </table:table-cell>
          <table:table-cell table:style-name="ce2" table:formula="of:=IF(ISBLANK([$Input.D87]);&quot;&quot;;IF(ISNA(ORG.LIBREOFFICE.REGEX([$Input.D87];&quot;\d+.red&quot;;;1));&quot;&quot;;ORG.LIBREOFFICE.REGEX([$Input.D87];&quot;\d+.red&quot;;;1)))" office:value-type="string" office:string-value="3 red" calcext:value-type="string">
            <text:p>3 red</text:p>
          </table:table-cell>
          <table:table-cell table:style-name="ce2" table:formula="of:=IF(ISBLANK([$Input.D87]);&quot;&quot;;IF(ISNA(ORG.LIBREOFFICE.REGEX([$Input.D87];&quot;\d+.blue&quot;;;1));&quot;&quot;;ORG.LIBREOFFICE.REGEX([$Input.D87];&quot;\d+.blue&quot;;;1)))">
            <text:p/>
          </table:table-cell>
          <table:table-cell table:style-name="ce2" table:formula="of:=IF(ISBLANK([$Input.D87]);&quot;&quot;;IF(ISNA(ORG.LIBREOFFICE.REGEX([$Input.D87];&quot;\d+.green&quot;;;1));&quot;&quot;;ORG.LIBREOFFICE.REGEX([$Input.D87];&quot;\d+.green&quot;;;1)))" office:value-type="string" office:string-value="13 green" calcext:value-type="string">
            <text:p>13 green</text:p>
          </table:table-cell>
          <table:table-cell table:style-name="ce2" table:formula="of:=IF(ISBLANK([$Input.E87]);&quot;&quot;;IF(ISNA(ORG.LIBREOFFICE.REGEX([$Input.E87];&quot;\d+.red&quot;;;1));&quot;&quot;;ORG.LIBREOFFICE.REGEX([$Input.E87];&quot;\d+.red&quot;;;1)))" office:value-type="string" office:string-value="1 red" calcext:value-type="string">
            <text:p>1 red</text:p>
          </table:table-cell>
          <table:table-cell table:style-name="ce2" table:formula="of:=IF(ISBLANK([$Input.E87]);&quot;&quot;;IF(ISNA(ORG.LIBREOFFICE.REGEX([$Input.E87];&quot;\d+.blue&quot;;;1));&quot;&quot;;ORG.LIBREOFFICE.REGEX([$Input.E87];&quot;\d+.blue&quot;;;1)))" office:value-type="string" office:string-value="3 blue" calcext:value-type="string">
            <text:p>3 blue</text:p>
          </table:table-cell>
          <table:table-cell table:style-name="ce2" table:formula="of:=IF(ISBLANK([$Input.E87]);&quot;&quot;;IF(ISNA(ORG.LIBREOFFICE.REGEX([$Input.E87];&quot;\d+.green&quot;;;1));&quot;&quot;;ORG.LIBREOFFICE.REGEX([$Input.E87];&quot;\d+.green&quot;;;1)))" office:value-type="string" office:string-value="4 green" calcext:value-type="string">
            <text:p>4 green</text:p>
          </table:table-cell>
          <table:table-cell table:style-name="ce2" table:formula="of:=IF(ISBLANK([$Input.F87]);&quot;&quot;;IF(ISNA(ORG.LIBREOFFICE.REGEX([$Input.F87];&quot;\d+.red&quot;;;1));&quot;&quot;;ORG.LIBREOFFICE.REGEX([$Input.F87];&quot;\d+.red&quot;;;1)))">
            <text:p/>
          </table:table-cell>
          <table:table-cell table:style-name="ce2" table:formula="of:=IF(ISBLANK([$Input.F87]);&quot;&quot;;IF(ISNA(ORG.LIBREOFFICE.REGEX([$Input.F87];&quot;\d+.blue&quot;;;1));&quot;&quot;;ORG.LIBREOFFICE.REGEX([$Input.F87];&quot;\d+.blue&quot;;;1)))">
            <text:p/>
          </table:table-cell>
          <table:table-cell table:style-name="ce2" table:formula="of:=IF(ISBLANK([$Input.F87]);&quot;&quot;;IF(ISNA(ORG.LIBREOFFICE.REGEX([$Input.F87];&quot;\d+.green&quot;;;1));&quot;&quot;;ORG.LIBREOFFICE.REGEX([$Input.F87];&quot;\d+.green&quot;;;1)))">
            <text:p/>
          </table:table-cell>
          <table:table-cell table:style-name="ce2" table:formula="of:=IF(ISBLANK([$Input.G87]);&quot;&quot;;IF(ISNA(ORG.LIBREOFFICE.REGEX([$Input.G87];&quot;\d+.red&quot;;;1));&quot;&quot;;ORG.LIBREOFFICE.REGEX([$Input.G87];&quot;\d+.red&quot;;;1)))">
            <text:p/>
          </table:table-cell>
          <table:table-cell table:style-name="ce2" table:formula="of:=IF(ISBLANK([$Input.G87]);&quot;&quot;;IF(ISNA(ORG.LIBREOFFICE.REGEX([$Input.G87];&quot;\d+.blue&quot;;;1));&quot;&quot;;ORG.LIBREOFFICE.REGEX([$Input.G87];&quot;\d+.blue&quot;;;1)))">
            <text:p/>
          </table:table-cell>
          <table:table-cell table:style-name="ce2" table:formula="of:=IF(ISBLANK([$Input.G87]);&quot;&quot;;IF(ISNA(ORG.LIBREOFFICE.REGEX([$Input.G87];&quot;\d+.green&quot;;;1));&quot;&quot;;ORG.LIBREOFFICE.REGEX([$Input.G87];&quot;\d+.green&quot;;;1)))">
            <text:p/>
          </table:table-cell>
          <table:table-cell/>
          <table:table-cell table:style-name="ce6" table:formula="of:=IF([.C89]=&quot;&quot;;1;IF(ISNA([.C89]);1;IF(NUMBERVALUE(ORG.LIBREOFFICE.REGEX([.C89];&quot;\d+&quot;;))&gt;12;0;1)))" office:value-type="float" office:value="1" calcext:value-type="float">
            <text:p>1</text:p>
          </table:table-cell>
          <table:table-cell table:style-name="ce3" table:formula="of:=IF([.E89]=&quot;&quot;;1;IF(ISNA([.E89]);1;IF(NUMBERVALUE(ORG.LIBREOFFICE.REGEX([.E89];&quot;\d+&quot;;))&gt;13;0;1)))" office:value-type="float" office:value="1" calcext:value-type="float">
            <text:p>1</text:p>
          </table:table-cell>
          <table:table-cell table:style-name="ce12" table:formula="of:=IF([.D89]=&quot;&quot;;1;IF(ISNA([.D89]);1;IF(NUMBERVALUE(ORG.LIBREOFFICE.REGEX([.D89];&quot;\d+&quot;;))&gt;14;0;1)))" office:value-type="float" office:value="1" calcext:value-type="float">
            <text:p>1</text:p>
          </table:table-cell>
          <table:table-cell table:style-name="ce6" table:formula="of:=IF([.F89]=&quot;&quot;;1;IF(ISNA([.F89]);1;IF(NUMBERVALUE(ORG.LIBREOFFICE.REGEX([.F89];&quot;\d+&quot;;))&gt;12;0;1)))" office:value-type="float" office:value="1" calcext:value-type="float">
            <text:p>1</text:p>
          </table:table-cell>
          <table:table-cell table:style-name="ce3" table:formula="of:=IF([.H89]=&quot;&quot;;1;IF(ISNA([.H89]);1;IF(NUMBERVALUE(ORG.LIBREOFFICE.REGEX([.H89];&quot;\d+&quot;;))&gt;13;0;1)))" office:value-type="float" office:value="1" calcext:value-type="float">
            <text:p>1</text:p>
          </table:table-cell>
          <table:table-cell table:style-name="ce12" table:formula="of:=IF([.G89]=&quot;&quot;;1;IF(ISNA([.G89]);1;IF(NUMBERVALUE(ORG.LIBREOFFICE.REGEX([.G89];&quot;\d+&quot;;))&gt;14;0;1)))" office:value-type="float" office:value="1" calcext:value-type="float">
            <text:p>1</text:p>
          </table:table-cell>
          <table:table-cell table:style-name="ce6" table:formula="of:=IF([.I89]=&quot;&quot;;1;IF(ISNA([.I89]);1;IF(NUMBERVALUE(ORG.LIBREOFFICE.REGEX([.I89];&quot;\d+&quot;;))&gt;12;0;1)))" office:value-type="float" office:value="1" calcext:value-type="float">
            <text:p>1</text:p>
          </table:table-cell>
          <table:table-cell table:style-name="ce3" table:formula="of:=IF([.K89]=&quot;&quot;;1;IF(ISNA([.K89]);1;IF(NUMBERVALUE(ORG.LIBREOFFICE.REGEX([.K89];&quot;\d+&quot;;))&gt;13;0;1)))" office:value-type="float" office:value="1" calcext:value-type="float">
            <text:p>1</text:p>
          </table:table-cell>
          <table:table-cell table:style-name="ce12" table:formula="of:=IF([.J89]=&quot;&quot;;1;IF(ISNA([.J89]);1;IF(NUMBERVALUE(ORG.LIBREOFFICE.REGEX([.J89];&quot;\d+&quot;;))&gt;14;0;1)))" office:value-type="float" office:value="1" calcext:value-type="float">
            <text:p>1</text:p>
          </table:table-cell>
          <table:table-cell table:style-name="ce6" table:formula="of:=IF([.L89]=&quot;&quot;;1;IF(ISNA([.L89]);1;IF(NUMBERVALUE(ORG.LIBREOFFICE.REGEX([.L89];&quot;\d+&quot;;))&gt;12;0;1)))" office:value-type="float" office:value="1" calcext:value-type="float">
            <text:p>1</text:p>
          </table:table-cell>
          <table:table-cell table:style-name="ce3" table:formula="of:=IF([.N89]=&quot;&quot;;1;IF(ISNA([.N89]);1;IF(NUMBERVALUE(ORG.LIBREOFFICE.REGEX([.N89];&quot;\d+&quot;;))&gt;13;0;1)))" office:value-type="float" office:value="1" calcext:value-type="float">
            <text:p>1</text:p>
          </table:table-cell>
          <table:table-cell table:style-name="ce12" table:formula="of:=IF([.M89]=&quot;&quot;;1;IF(ISNA([.M89]);1;IF(NUMBERVALUE(ORG.LIBREOFFICE.REGEX([.M89];&quot;\d+&quot;;))&gt;14;0;1)))" office:value-type="float" office:value="1" calcext:value-type="float">
            <text:p>1</text:p>
          </table:table-cell>
          <table:table-cell table:style-name="ce6" table:formula="of:=IF([.O89]=&quot;&quot;;1;IF(ISNA([.O89]);1;IF(NUMBERVALUE(ORG.LIBREOFFICE.REGEX([.O89];&quot;\d+&quot;;))&gt;12;0;1)))" office:value-type="float" office:value="1" calcext:value-type="float">
            <text:p>1</text:p>
          </table:table-cell>
          <table:table-cell table:style-name="ce3" table:formula="of:=IF([.Q89]=&quot;&quot;;1;IF(ISNA([.Q89]);1;IF(NUMBERVALUE(ORG.LIBREOFFICE.REGEX([.Q89];&quot;\d+&quot;;))&gt;13;0;1)))" office:value-type="float" office:value="1" calcext:value-type="float">
            <text:p>1</text:p>
          </table:table-cell>
          <table:table-cell table:style-name="ce12" table:formula="of:=IF([.P89]=&quot;&quot;;1;IF(ISNA([.P89]);1;IF(NUMBERVALUE(ORG.LIBREOFFICE.REGEX([.P89];&quot;\d+&quot;;))&gt;14;0;1)))" office:value-type="float" office:value="1" calcext:value-type="float">
            <text:p>1</text:p>
          </table:table-cell>
          <table:table-cell table:style-name="ce6" table:formula="of:=IF([.R89]=&quot;&quot;;1;IF(ISNA([.R89]);1;IF(NUMBERVALUE(ORG.LIBREOFFICE.REGEX([.R89];&quot;\d+&quot;;))&gt;12;0;1)))" office:value-type="float" office:value="1" calcext:value-type="float">
            <text:p>1</text:p>
          </table:table-cell>
          <table:table-cell table:style-name="ce3" table:formula="of:=IF([.T89]=&quot;&quot;;1;IF(ISNA([.T89]);1;IF(NUMBERVALUE(ORG.LIBREOFFICE.REGEX([.T89];&quot;\d+&quot;;))&gt;13;0;1)))" office:value-type="float" office:value="1" calcext:value-type="float">
            <text:p>1</text:p>
          </table:table-cell>
          <table:table-cell table:style-name="ce12" table:formula="of:=IF([.S89]=&quot;&quot;;1;IF(ISNA([.S89]);1;IF(NUMBERVALUE(ORG.LIBREOFFICE.REGEX([.S89];&quot;\d+&quot;;))&gt;14;0;1)))" office:value-type="float" office:value="1" calcext:value-type="float">
            <text:p>1</text:p>
          </table:table-cell>
          <table:table-cell table:style-name="ce3" table:formula="of:=IF([.V89]=0;0;IF([.W89]=0;0;IF([.X89]=0;0;IF([.Y89]=0;0;IF([.Z89]=0;0;IF([.AA89]=0;0;IF([.AB89]=0;0;IF([.AC89]=0;0;IF([.AD89]=0;0;IF([.AE89]=0;0;IF([.AF89]=0;0;IF([.AG89]=0;0;IF([.AH89]=0;0;IF([.AI89]=0;0;IF([.AJ89]=0;0;IF([.AK89]=0;0;IF([.AL89]=0;0;IF([.AM89]=0;0;1))))))))))))))))))" office:value-type="float" office:value="1" calcext:value-type="float">
            <text:p>1</text:p>
          </table:table-cell>
          <table:table-cell table:style-name="ce3" table:formula="of:=IF([.AN89]=1;NUMBERVALUE(ORG.LIBREOFFICE.REGEX([.A89];&quot;\d+&quot;));&quot;&quot;)" office:value-type="float" office:value="87" calcext:value-type="float">
            <text:p>87</text:p>
          </table:table-cell>
          <table:table-cell/>
        </table:table-row>
        <table:table-row table:style-name="ro1">
          <table:table-cell table:formula="of:=[$Input.A88]" office:value-type="string" office:string-value="Game 88" calcext:value-type="string">
            <text:p>Game 88</text:p>
          </table:table-cell>
          <table:table-cell table:style-name="ce3" table:formula="of:=COUNTIF([$Input.B88:.G88];&quot;&lt;&gt;&quot;)" office:value-type="float" office:value="3" calcext:value-type="float">
            <text:p>3</text:p>
          </table:table-cell>
          <table:table-cell table:style-name="ce2" table:formula="of:=IF(ISBLANK([$Input.B88]);&quot;&quot;;IF(ISNA(ORG.LIBREOFFICE.REGEX([$Input.B88];&quot;\d+.red&quot;;;1));&quot;&quot;;ORG.LIBREOFFICE.REGEX([$Input.B88];&quot;\d+.red&quot;;;1)))" office:value-type="string" office:string-value="3 red" calcext:value-type="string">
            <text:p>3 red</text:p>
          </table:table-cell>
          <table:table-cell table:style-name="ce2" table:formula="of:=IF(ISBLANK([$Input.B88]);&quot;&quot;;IF(ISNA(ORG.LIBREOFFICE.REGEX([$Input.B88];&quot;\d+.blue&quot;;;1));&quot;&quot;;ORG.LIBREOFFICE.REGEX([$Input.B88];&quot;\d+.blue&quot;;;1)))" office:value-type="string" office:string-value="3 blue" calcext:value-type="string">
            <text:p>3 blue</text:p>
          </table:table-cell>
          <table:table-cell table:style-name="ce2" table:formula="of:=IF(ISBLANK([$Input.B88]);&quot;&quot;;IF(ISNA(ORG.LIBREOFFICE.REGEX([$Input.B88];&quot;\d+.green&quot;;;1));&quot;&quot;;ORG.LIBREOFFICE.REGEX([$Input.B88];&quot;\d+.green&quot;;;1)))" office:value-type="string" office:string-value="9 green" calcext:value-type="string">
            <text:p>9 green</text:p>
          </table:table-cell>
          <table:table-cell table:style-name="ce2" table:formula="of:=IF(ISBLANK([$Input.C88]);&quot;&quot;;IF(ISNA(ORG.LIBREOFFICE.REGEX([$Input.C88];&quot;\d+.red&quot;;;1));&quot;&quot;;ORG.LIBREOFFICE.REGEX([$Input.C88];&quot;\d+.red&quot;;;1)))">
            <text:p/>
          </table:table-cell>
          <table:table-cell table:style-name="ce2" table:formula="of:=IF(ISBLANK([$Input.C88]);&quot;&quot;;IF(ISNA(ORG.LIBREOFFICE.REGEX([$Input.C88];&quot;\d+.blue&quot;;;1));&quot;&quot;;ORG.LIBREOFFICE.REGEX([$Input.C88];&quot;\d+.blue&quot;;;1)))" office:value-type="string" office:string-value="2 blue" calcext:value-type="string">
            <text:p>2 blue</text:p>
          </table:table-cell>
          <table:table-cell table:style-name="ce2" table:formula="of:=IF(ISBLANK([$Input.C88]);&quot;&quot;;IF(ISNA(ORG.LIBREOFFICE.REGEX([$Input.C88];&quot;\d+.green&quot;;;1));&quot;&quot;;ORG.LIBREOFFICE.REGEX([$Input.C88];&quot;\d+.green&quot;;;1)))" office:value-type="string" office:string-value="15 green" calcext:value-type="string">
            <text:p>15 green</text:p>
          </table:table-cell>
          <table:table-cell table:style-name="ce2" table:formula="of:=IF(ISBLANK([$Input.D88]);&quot;&quot;;IF(ISNA(ORG.LIBREOFFICE.REGEX([$Input.D88];&quot;\d+.red&quot;;;1));&quot;&quot;;ORG.LIBREOFFICE.REGEX([$Input.D88];&quot;\d+.red&quot;;;1)))" office:value-type="string" office:string-value="2 red" calcext:value-type="string">
            <text:p>2 red</text:p>
          </table:table-cell>
          <table:table-cell table:style-name="ce2" table:formula="of:=IF(ISBLANK([$Input.D88]);&quot;&quot;;IF(ISNA(ORG.LIBREOFFICE.REGEX([$Input.D88];&quot;\d+.blue&quot;;;1));&quot;&quot;;ORG.LIBREOFFICE.REGEX([$Input.D88];&quot;\d+.blue&quot;;;1)))">
            <text:p/>
          </table:table-cell>
          <table:table-cell table:style-name="ce2" table:formula="of:=IF(ISBLANK([$Input.D88]);&quot;&quot;;IF(ISNA(ORG.LIBREOFFICE.REGEX([$Input.D88];&quot;\d+.green&quot;;;1));&quot;&quot;;ORG.LIBREOFFICE.REGEX([$Input.D88];&quot;\d+.green&quot;;;1)))" office:value-type="string" office:string-value="9 green" calcext:value-type="string">
            <text:p>9 green</text:p>
          </table:table-cell>
          <table:table-cell table:style-name="ce2" table:formula="of:=IF(ISBLANK([$Input.E88]);&quot;&quot;;IF(ISNA(ORG.LIBREOFFICE.REGEX([$Input.E88];&quot;\d+.red&quot;;;1));&quot;&quot;;ORG.LIBREOFFICE.REGEX([$Input.E88];&quot;\d+.red&quot;;;1)))">
            <text:p/>
          </table:table-cell>
          <table:table-cell table:style-name="ce2" table:formula="of:=IF(ISBLANK([$Input.E88]);&quot;&quot;;IF(ISNA(ORG.LIBREOFFICE.REGEX([$Input.E88];&quot;\d+.blue&quot;;;1));&quot;&quot;;ORG.LIBREOFFICE.REGEX([$Input.E88];&quot;\d+.blue&quot;;;1)))">
            <text:p/>
          </table:table-cell>
          <table:table-cell table:style-name="ce2" table:formula="of:=IF(ISBLANK([$Input.E88]);&quot;&quot;;IF(ISNA(ORG.LIBREOFFICE.REGEX([$Input.E88];&quot;\d+.green&quot;;;1));&quot;&quot;;ORG.LIBREOFFICE.REGEX([$Input.E88];&quot;\d+.green&quot;;;1)))">
            <text:p/>
          </table:table-cell>
          <table:table-cell table:style-name="ce2" table:formula="of:=IF(ISBLANK([$Input.F88]);&quot;&quot;;IF(ISNA(ORG.LIBREOFFICE.REGEX([$Input.F88];&quot;\d+.red&quot;;;1));&quot;&quot;;ORG.LIBREOFFICE.REGEX([$Input.F88];&quot;\d+.red&quot;;;1)))">
            <text:p/>
          </table:table-cell>
          <table:table-cell table:style-name="ce2" table:formula="of:=IF(ISBLANK([$Input.F88]);&quot;&quot;;IF(ISNA(ORG.LIBREOFFICE.REGEX([$Input.F88];&quot;\d+.blue&quot;;;1));&quot;&quot;;ORG.LIBREOFFICE.REGEX([$Input.F88];&quot;\d+.blue&quot;;;1)))">
            <text:p/>
          </table:table-cell>
          <table:table-cell table:style-name="ce2" table:formula="of:=IF(ISBLANK([$Input.F88]);&quot;&quot;;IF(ISNA(ORG.LIBREOFFICE.REGEX([$Input.F88];&quot;\d+.green&quot;;;1));&quot;&quot;;ORG.LIBREOFFICE.REGEX([$Input.F88];&quot;\d+.green&quot;;;1)))">
            <text:p/>
          </table:table-cell>
          <table:table-cell table:style-name="ce2" table:formula="of:=IF(ISBLANK([$Input.G88]);&quot;&quot;;IF(ISNA(ORG.LIBREOFFICE.REGEX([$Input.G88];&quot;\d+.red&quot;;;1));&quot;&quot;;ORG.LIBREOFFICE.REGEX([$Input.G88];&quot;\d+.red&quot;;;1)))">
            <text:p/>
          </table:table-cell>
          <table:table-cell table:style-name="ce2" table:formula="of:=IF(ISBLANK([$Input.G88]);&quot;&quot;;IF(ISNA(ORG.LIBREOFFICE.REGEX([$Input.G88];&quot;\d+.blue&quot;;;1));&quot;&quot;;ORG.LIBREOFFICE.REGEX([$Input.G88];&quot;\d+.blue&quot;;;1)))">
            <text:p/>
          </table:table-cell>
          <table:table-cell table:style-name="ce2" table:formula="of:=IF(ISBLANK([$Input.G88]);&quot;&quot;;IF(ISNA(ORG.LIBREOFFICE.REGEX([$Input.G88];&quot;\d+.green&quot;;;1));&quot;&quot;;ORG.LIBREOFFICE.REGEX([$Input.G88];&quot;\d+.green&quot;;;1)))">
            <text:p/>
          </table:table-cell>
          <table:table-cell/>
          <table:table-cell table:style-name="ce6" table:formula="of:=IF([.C90]=&quot;&quot;;1;IF(ISNA([.C90]);1;IF(NUMBERVALUE(ORG.LIBREOFFICE.REGEX([.C90];&quot;\d+&quot;;))&gt;12;0;1)))" office:value-type="float" office:value="1" calcext:value-type="float">
            <text:p>1</text:p>
          </table:table-cell>
          <table:table-cell table:style-name="ce3" table:formula="of:=IF([.E90]=&quot;&quot;;1;IF(ISNA([.E90]);1;IF(NUMBERVALUE(ORG.LIBREOFFICE.REGEX([.E90];&quot;\d+&quot;;))&gt;13;0;1)))" office:value-type="float" office:value="1" calcext:value-type="float">
            <text:p>1</text:p>
          </table:table-cell>
          <table:table-cell table:style-name="ce12" table:formula="of:=IF([.D90]=&quot;&quot;;1;IF(ISNA([.D90]);1;IF(NUMBERVALUE(ORG.LIBREOFFICE.REGEX([.D90];&quot;\d+&quot;;))&gt;14;0;1)))" office:value-type="float" office:value="1" calcext:value-type="float">
            <text:p>1</text:p>
          </table:table-cell>
          <table:table-cell table:style-name="ce6" table:formula="of:=IF([.F90]=&quot;&quot;;1;IF(ISNA([.F90]);1;IF(NUMBERVALUE(ORG.LIBREOFFICE.REGEX([.F90];&quot;\d+&quot;;))&gt;12;0;1)))" office:value-type="float" office:value="1" calcext:value-type="float">
            <text:p>1</text:p>
          </table:table-cell>
          <table:table-cell table:style-name="ce3" table:formula="of:=IF([.H90]=&quot;&quot;;1;IF(ISNA([.H90]);1;IF(NUMBERVALUE(ORG.LIBREOFFICE.REGEX([.H90];&quot;\d+&quot;;))&gt;13;0;1)))" office:value-type="float" office:value="0" calcext:value-type="float">
            <text:p>0</text:p>
          </table:table-cell>
          <table:table-cell table:style-name="ce12" table:formula="of:=IF([.G90]=&quot;&quot;;1;IF(ISNA([.G90]);1;IF(NUMBERVALUE(ORG.LIBREOFFICE.REGEX([.G90];&quot;\d+&quot;;))&gt;14;0;1)))" office:value-type="float" office:value="1" calcext:value-type="float">
            <text:p>1</text:p>
          </table:table-cell>
          <table:table-cell table:style-name="ce6" table:formula="of:=IF([.I90]=&quot;&quot;;1;IF(ISNA([.I90]);1;IF(NUMBERVALUE(ORG.LIBREOFFICE.REGEX([.I90];&quot;\d+&quot;;))&gt;12;0;1)))" office:value-type="float" office:value="1" calcext:value-type="float">
            <text:p>1</text:p>
          </table:table-cell>
          <table:table-cell table:style-name="ce3" table:formula="of:=IF([.K90]=&quot;&quot;;1;IF(ISNA([.K90]);1;IF(NUMBERVALUE(ORG.LIBREOFFICE.REGEX([.K90];&quot;\d+&quot;;))&gt;13;0;1)))" office:value-type="float" office:value="1" calcext:value-type="float">
            <text:p>1</text:p>
          </table:table-cell>
          <table:table-cell table:style-name="ce12" table:formula="of:=IF([.J90]=&quot;&quot;;1;IF(ISNA([.J90]);1;IF(NUMBERVALUE(ORG.LIBREOFFICE.REGEX([.J90];&quot;\d+&quot;;))&gt;14;0;1)))" office:value-type="float" office:value="1" calcext:value-type="float">
            <text:p>1</text:p>
          </table:table-cell>
          <table:table-cell table:style-name="ce6" table:formula="of:=IF([.L90]=&quot;&quot;;1;IF(ISNA([.L90]);1;IF(NUMBERVALUE(ORG.LIBREOFFICE.REGEX([.L90];&quot;\d+&quot;;))&gt;12;0;1)))" office:value-type="float" office:value="1" calcext:value-type="float">
            <text:p>1</text:p>
          </table:table-cell>
          <table:table-cell table:style-name="ce3" table:formula="of:=IF([.N90]=&quot;&quot;;1;IF(ISNA([.N90]);1;IF(NUMBERVALUE(ORG.LIBREOFFICE.REGEX([.N90];&quot;\d+&quot;;))&gt;13;0;1)))" office:value-type="float" office:value="1" calcext:value-type="float">
            <text:p>1</text:p>
          </table:table-cell>
          <table:table-cell table:style-name="ce12" table:formula="of:=IF([.M90]=&quot;&quot;;1;IF(ISNA([.M90]);1;IF(NUMBERVALUE(ORG.LIBREOFFICE.REGEX([.M90];&quot;\d+&quot;;))&gt;14;0;1)))" office:value-type="float" office:value="1" calcext:value-type="float">
            <text:p>1</text:p>
          </table:table-cell>
          <table:table-cell table:style-name="ce6" table:formula="of:=IF([.O90]=&quot;&quot;;1;IF(ISNA([.O90]);1;IF(NUMBERVALUE(ORG.LIBREOFFICE.REGEX([.O90];&quot;\d+&quot;;))&gt;12;0;1)))" office:value-type="float" office:value="1" calcext:value-type="float">
            <text:p>1</text:p>
          </table:table-cell>
          <table:table-cell table:style-name="ce3" table:formula="of:=IF([.Q90]=&quot;&quot;;1;IF(ISNA([.Q90]);1;IF(NUMBERVALUE(ORG.LIBREOFFICE.REGEX([.Q90];&quot;\d+&quot;;))&gt;13;0;1)))" office:value-type="float" office:value="1" calcext:value-type="float">
            <text:p>1</text:p>
          </table:table-cell>
          <table:table-cell table:style-name="ce12" table:formula="of:=IF([.P90]=&quot;&quot;;1;IF(ISNA([.P90]);1;IF(NUMBERVALUE(ORG.LIBREOFFICE.REGEX([.P90];&quot;\d+&quot;;))&gt;14;0;1)))" office:value-type="float" office:value="1" calcext:value-type="float">
            <text:p>1</text:p>
          </table:table-cell>
          <table:table-cell table:style-name="ce6" table:formula="of:=IF([.R90]=&quot;&quot;;1;IF(ISNA([.R90]);1;IF(NUMBERVALUE(ORG.LIBREOFFICE.REGEX([.R90];&quot;\d+&quot;;))&gt;12;0;1)))" office:value-type="float" office:value="1" calcext:value-type="float">
            <text:p>1</text:p>
          </table:table-cell>
          <table:table-cell table:style-name="ce3" table:formula="of:=IF([.T90]=&quot;&quot;;1;IF(ISNA([.T90]);1;IF(NUMBERVALUE(ORG.LIBREOFFICE.REGEX([.T90];&quot;\d+&quot;;))&gt;13;0;1)))" office:value-type="float" office:value="1" calcext:value-type="float">
            <text:p>1</text:p>
          </table:table-cell>
          <table:table-cell table:style-name="ce12" table:formula="of:=IF([.S90]=&quot;&quot;;1;IF(ISNA([.S90]);1;IF(NUMBERVALUE(ORG.LIBREOFFICE.REGEX([.S90];&quot;\d+&quot;;))&gt;14;0;1)))" office:value-type="float" office:value="1" calcext:value-type="float">
            <text:p>1</text:p>
          </table:table-cell>
          <table:table-cell table:style-name="ce3" table:formula="of:=IF([.V90]=0;0;IF([.W90]=0;0;IF([.X90]=0;0;IF([.Y90]=0;0;IF([.Z90]=0;0;IF([.AA90]=0;0;IF([.AB90]=0;0;IF([.AC90]=0;0;IF([.AD90]=0;0;IF([.AE90]=0;0;IF([.AF90]=0;0;IF([.AG90]=0;0;IF([.AH90]=0;0;IF([.AI90]=0;0;IF([.AJ90]=0;0;IF([.AK90]=0;0;IF([.AL90]=0;0;IF([.AM90]=0;0;1))))))))))))))))))" office:value-type="float" office:value="0" calcext:value-type="float">
            <text:p>0</text:p>
          </table:table-cell>
          <table:table-cell table:style-name="ce3" table:formula="of:=IF([.AN90]=1;NUMBERVALUE(ORG.LIBREOFFICE.REGEX([.A90];&quot;\d+&quot;));&quot;&quot;)">
            <text:p/>
          </table:table-cell>
          <table:table-cell/>
        </table:table-row>
        <table:table-row table:style-name="ro1">
          <table:table-cell table:formula="of:=[$Input.A89]" office:value-type="string" office:string-value="Game 89" calcext:value-type="string">
            <text:p>Game 89</text:p>
          </table:table-cell>
          <table:table-cell table:style-name="ce3" table:formula="of:=COUNTIF([$Input.B89:.G89];&quot;&lt;&gt;&quot;)" office:value-type="float" office:value="3" calcext:value-type="float">
            <text:p>3</text:p>
          </table:table-cell>
          <table:table-cell table:style-name="ce2" table:formula="of:=IF(ISBLANK([$Input.B89]);&quot;&quot;;IF(ISNA(ORG.LIBREOFFICE.REGEX([$Input.B89];&quot;\d+.red&quot;;;1));&quot;&quot;;ORG.LIBREOFFICE.REGEX([$Input.B89];&quot;\d+.red&quot;;;1)))" office:value-type="string" office:string-value="9 red" calcext:value-type="string">
            <text:p>9 red</text:p>
          </table:table-cell>
          <table:table-cell table:style-name="ce2" table:formula="of:=IF(ISBLANK([$Input.B89]);&quot;&quot;;IF(ISNA(ORG.LIBREOFFICE.REGEX([$Input.B89];&quot;\d+.blue&quot;;;1));&quot;&quot;;ORG.LIBREOFFICE.REGEX([$Input.B89];&quot;\d+.blue&quot;;;1)))" office:value-type="string" office:string-value="15 blue" calcext:value-type="string">
            <text:p>15 blue</text:p>
          </table:table-cell>
          <table:table-cell table:style-name="ce2" table:formula="of:=IF(ISBLANK([$Input.B89]);&quot;&quot;;IF(ISNA(ORG.LIBREOFFICE.REGEX([$Input.B89];&quot;\d+.green&quot;;;1));&quot;&quot;;ORG.LIBREOFFICE.REGEX([$Input.B89];&quot;\d+.green&quot;;;1)))" office:value-type="string" office:string-value="6 green" calcext:value-type="string">
            <text:p>6 green</text:p>
          </table:table-cell>
          <table:table-cell table:style-name="ce2" table:formula="of:=IF(ISBLANK([$Input.C89]);&quot;&quot;;IF(ISNA(ORG.LIBREOFFICE.REGEX([$Input.C89];&quot;\d+.red&quot;;;1));&quot;&quot;;ORG.LIBREOFFICE.REGEX([$Input.C89];&quot;\d+.red&quot;;;1)))" office:value-type="string" office:string-value="7 red" calcext:value-type="string">
            <text:p>7 red</text:p>
          </table:table-cell>
          <table:table-cell table:style-name="ce2" table:formula="of:=IF(ISBLANK([$Input.C89]);&quot;&quot;;IF(ISNA(ORG.LIBREOFFICE.REGEX([$Input.C89];&quot;\d+.blue&quot;;;1));&quot;&quot;;ORG.LIBREOFFICE.REGEX([$Input.C89];&quot;\d+.blue&quot;;;1)))" office:value-type="string" office:string-value="10 blue" calcext:value-type="string">
            <text:p>10 blue</text:p>
          </table:table-cell>
          <table:table-cell table:style-name="ce2" table:formula="of:=IF(ISBLANK([$Input.C89]);&quot;&quot;;IF(ISNA(ORG.LIBREOFFICE.REGEX([$Input.C89];&quot;\d+.green&quot;;;1));&quot;&quot;;ORG.LIBREOFFICE.REGEX([$Input.C89];&quot;\d+.green&quot;;;1)))" office:value-type="string" office:string-value="2 green" calcext:value-type="string">
            <text:p>2 green</text:p>
          </table:table-cell>
          <table:table-cell table:style-name="ce2" table:formula="of:=IF(ISBLANK([$Input.D89]);&quot;&quot;;IF(ISNA(ORG.LIBREOFFICE.REGEX([$Input.D89];&quot;\d+.red&quot;;;1));&quot;&quot;;ORG.LIBREOFFICE.REGEX([$Input.D89];&quot;\d+.red&quot;;;1)))" office:value-type="string" office:string-value="4 red" calcext:value-type="string">
            <text:p>4 red</text:p>
          </table:table-cell>
          <table:table-cell table:style-name="ce2" table:formula="of:=IF(ISBLANK([$Input.D89]);&quot;&quot;;IF(ISNA(ORG.LIBREOFFICE.REGEX([$Input.D89];&quot;\d+.blue&quot;;;1));&quot;&quot;;ORG.LIBREOFFICE.REGEX([$Input.D89];&quot;\d+.blue&quot;;;1)))" office:value-type="string" office:string-value="16 blue" calcext:value-type="string">
            <text:p>16 blue</text:p>
          </table:table-cell>
          <table:table-cell table:style-name="ce2" table:formula="of:=IF(ISBLANK([$Input.D89]);&quot;&quot;;IF(ISNA(ORG.LIBREOFFICE.REGEX([$Input.D89];&quot;\d+.green&quot;;;1));&quot;&quot;;ORG.LIBREOFFICE.REGEX([$Input.D89];&quot;\d+.green&quot;;;1)))" office:value-type="string" office:string-value="7 green" calcext:value-type="string">
            <text:p>7 green</text:p>
          </table:table-cell>
          <table:table-cell table:style-name="ce2" table:formula="of:=IF(ISBLANK([$Input.E89]);&quot;&quot;;IF(ISNA(ORG.LIBREOFFICE.REGEX([$Input.E89];&quot;\d+.red&quot;;;1));&quot;&quot;;ORG.LIBREOFFICE.REGEX([$Input.E89];&quot;\d+.red&quot;;;1)))">
            <text:p/>
          </table:table-cell>
          <table:table-cell table:style-name="ce2" table:formula="of:=IF(ISBLANK([$Input.E89]);&quot;&quot;;IF(ISNA(ORG.LIBREOFFICE.REGEX([$Input.E89];&quot;\d+.blue&quot;;;1));&quot;&quot;;ORG.LIBREOFFICE.REGEX([$Input.E89];&quot;\d+.blue&quot;;;1)))">
            <text:p/>
          </table:table-cell>
          <table:table-cell table:style-name="ce2" table:formula="of:=IF(ISBLANK([$Input.E89]);&quot;&quot;;IF(ISNA(ORG.LIBREOFFICE.REGEX([$Input.E89];&quot;\d+.green&quot;;;1));&quot;&quot;;ORG.LIBREOFFICE.REGEX([$Input.E89];&quot;\d+.green&quot;;;1)))">
            <text:p/>
          </table:table-cell>
          <table:table-cell table:style-name="ce2" table:formula="of:=IF(ISBLANK([$Input.F89]);&quot;&quot;;IF(ISNA(ORG.LIBREOFFICE.REGEX([$Input.F89];&quot;\d+.red&quot;;;1));&quot;&quot;;ORG.LIBREOFFICE.REGEX([$Input.F89];&quot;\d+.red&quot;;;1)))">
            <text:p/>
          </table:table-cell>
          <table:table-cell table:style-name="ce2" table:formula="of:=IF(ISBLANK([$Input.F89]);&quot;&quot;;IF(ISNA(ORG.LIBREOFFICE.REGEX([$Input.F89];&quot;\d+.blue&quot;;;1));&quot;&quot;;ORG.LIBREOFFICE.REGEX([$Input.F89];&quot;\d+.blue&quot;;;1)))">
            <text:p/>
          </table:table-cell>
          <table:table-cell table:style-name="ce2" table:formula="of:=IF(ISBLANK([$Input.F89]);&quot;&quot;;IF(ISNA(ORG.LIBREOFFICE.REGEX([$Input.F89];&quot;\d+.green&quot;;;1));&quot;&quot;;ORG.LIBREOFFICE.REGEX([$Input.F89];&quot;\d+.green&quot;;;1)))">
            <text:p/>
          </table:table-cell>
          <table:table-cell table:style-name="ce2" table:formula="of:=IF(ISBLANK([$Input.G89]);&quot;&quot;;IF(ISNA(ORG.LIBREOFFICE.REGEX([$Input.G89];&quot;\d+.red&quot;;;1));&quot;&quot;;ORG.LIBREOFFICE.REGEX([$Input.G89];&quot;\d+.red&quot;;;1)))">
            <text:p/>
          </table:table-cell>
          <table:table-cell table:style-name="ce2" table:formula="of:=IF(ISBLANK([$Input.G89]);&quot;&quot;;IF(ISNA(ORG.LIBREOFFICE.REGEX([$Input.G89];&quot;\d+.blue&quot;;;1));&quot;&quot;;ORG.LIBREOFFICE.REGEX([$Input.G89];&quot;\d+.blue&quot;;;1)))">
            <text:p/>
          </table:table-cell>
          <table:table-cell table:style-name="ce2" table:formula="of:=IF(ISBLANK([$Input.G89]);&quot;&quot;;IF(ISNA(ORG.LIBREOFFICE.REGEX([$Input.G89];&quot;\d+.green&quot;;;1));&quot;&quot;;ORG.LIBREOFFICE.REGEX([$Input.G89];&quot;\d+.green&quot;;;1)))">
            <text:p/>
          </table:table-cell>
          <table:table-cell/>
          <table:table-cell table:style-name="ce6" table:formula="of:=IF([.C91]=&quot;&quot;;1;IF(ISNA([.C91]);1;IF(NUMBERVALUE(ORG.LIBREOFFICE.REGEX([.C91];&quot;\d+&quot;;))&gt;12;0;1)))" office:value-type="float" office:value="1" calcext:value-type="float">
            <text:p>1</text:p>
          </table:table-cell>
          <table:table-cell table:style-name="ce3" table:formula="of:=IF([.E91]=&quot;&quot;;1;IF(ISNA([.E91]);1;IF(NUMBERVALUE(ORG.LIBREOFFICE.REGEX([.E91];&quot;\d+&quot;;))&gt;13;0;1)))" office:value-type="float" office:value="1" calcext:value-type="float">
            <text:p>1</text:p>
          </table:table-cell>
          <table:table-cell table:style-name="ce12" table:formula="of:=IF([.D91]=&quot;&quot;;1;IF(ISNA([.D91]);1;IF(NUMBERVALUE(ORG.LIBREOFFICE.REGEX([.D91];&quot;\d+&quot;;))&gt;14;0;1)))" office:value-type="float" office:value="0" calcext:value-type="float">
            <text:p>0</text:p>
          </table:table-cell>
          <table:table-cell table:style-name="ce6" table:formula="of:=IF([.F91]=&quot;&quot;;1;IF(ISNA([.F91]);1;IF(NUMBERVALUE(ORG.LIBREOFFICE.REGEX([.F91];&quot;\d+&quot;;))&gt;12;0;1)))" office:value-type="float" office:value="1" calcext:value-type="float">
            <text:p>1</text:p>
          </table:table-cell>
          <table:table-cell table:style-name="ce3" table:formula="of:=IF([.H91]=&quot;&quot;;1;IF(ISNA([.H91]);1;IF(NUMBERVALUE(ORG.LIBREOFFICE.REGEX([.H91];&quot;\d+&quot;;))&gt;13;0;1)))" office:value-type="float" office:value="1" calcext:value-type="float">
            <text:p>1</text:p>
          </table:table-cell>
          <table:table-cell table:style-name="ce12" table:formula="of:=IF([.G91]=&quot;&quot;;1;IF(ISNA([.G91]);1;IF(NUMBERVALUE(ORG.LIBREOFFICE.REGEX([.G91];&quot;\d+&quot;;))&gt;14;0;1)))" office:value-type="float" office:value="1" calcext:value-type="float">
            <text:p>1</text:p>
          </table:table-cell>
          <table:table-cell table:style-name="ce6" table:formula="of:=IF([.I91]=&quot;&quot;;1;IF(ISNA([.I91]);1;IF(NUMBERVALUE(ORG.LIBREOFFICE.REGEX([.I91];&quot;\d+&quot;;))&gt;12;0;1)))" office:value-type="float" office:value="1" calcext:value-type="float">
            <text:p>1</text:p>
          </table:table-cell>
          <table:table-cell table:style-name="ce3" table:formula="of:=IF([.K91]=&quot;&quot;;1;IF(ISNA([.K91]);1;IF(NUMBERVALUE(ORG.LIBREOFFICE.REGEX([.K91];&quot;\d+&quot;;))&gt;13;0;1)))" office:value-type="float" office:value="1" calcext:value-type="float">
            <text:p>1</text:p>
          </table:table-cell>
          <table:table-cell table:style-name="ce12" table:formula="of:=IF([.J91]=&quot;&quot;;1;IF(ISNA([.J91]);1;IF(NUMBERVALUE(ORG.LIBREOFFICE.REGEX([.J91];&quot;\d+&quot;;))&gt;14;0;1)))" office:value-type="float" office:value="0" calcext:value-type="float">
            <text:p>0</text:p>
          </table:table-cell>
          <table:table-cell table:style-name="ce6" table:formula="of:=IF([.L91]=&quot;&quot;;1;IF(ISNA([.L91]);1;IF(NUMBERVALUE(ORG.LIBREOFFICE.REGEX([.L91];&quot;\d+&quot;;))&gt;12;0;1)))" office:value-type="float" office:value="1" calcext:value-type="float">
            <text:p>1</text:p>
          </table:table-cell>
          <table:table-cell table:style-name="ce3" table:formula="of:=IF([.N91]=&quot;&quot;;1;IF(ISNA([.N91]);1;IF(NUMBERVALUE(ORG.LIBREOFFICE.REGEX([.N91];&quot;\d+&quot;;))&gt;13;0;1)))" office:value-type="float" office:value="1" calcext:value-type="float">
            <text:p>1</text:p>
          </table:table-cell>
          <table:table-cell table:style-name="ce12" table:formula="of:=IF([.M91]=&quot;&quot;;1;IF(ISNA([.M91]);1;IF(NUMBERVALUE(ORG.LIBREOFFICE.REGEX([.M91];&quot;\d+&quot;;))&gt;14;0;1)))" office:value-type="float" office:value="1" calcext:value-type="float">
            <text:p>1</text:p>
          </table:table-cell>
          <table:table-cell table:style-name="ce6" table:formula="of:=IF([.O91]=&quot;&quot;;1;IF(ISNA([.O91]);1;IF(NUMBERVALUE(ORG.LIBREOFFICE.REGEX([.O91];&quot;\d+&quot;;))&gt;12;0;1)))" office:value-type="float" office:value="1" calcext:value-type="float">
            <text:p>1</text:p>
          </table:table-cell>
          <table:table-cell table:style-name="ce3" table:formula="of:=IF([.Q91]=&quot;&quot;;1;IF(ISNA([.Q91]);1;IF(NUMBERVALUE(ORG.LIBREOFFICE.REGEX([.Q91];&quot;\d+&quot;;))&gt;13;0;1)))" office:value-type="float" office:value="1" calcext:value-type="float">
            <text:p>1</text:p>
          </table:table-cell>
          <table:table-cell table:style-name="ce12" table:formula="of:=IF([.P91]=&quot;&quot;;1;IF(ISNA([.P91]);1;IF(NUMBERVALUE(ORG.LIBREOFFICE.REGEX([.P91];&quot;\d+&quot;;))&gt;14;0;1)))" office:value-type="float" office:value="1" calcext:value-type="float">
            <text:p>1</text:p>
          </table:table-cell>
          <table:table-cell table:style-name="ce6" table:formula="of:=IF([.R91]=&quot;&quot;;1;IF(ISNA([.R91]);1;IF(NUMBERVALUE(ORG.LIBREOFFICE.REGEX([.R91];&quot;\d+&quot;;))&gt;12;0;1)))" office:value-type="float" office:value="1" calcext:value-type="float">
            <text:p>1</text:p>
          </table:table-cell>
          <table:table-cell table:style-name="ce3" table:formula="of:=IF([.T91]=&quot;&quot;;1;IF(ISNA([.T91]);1;IF(NUMBERVALUE(ORG.LIBREOFFICE.REGEX([.T91];&quot;\d+&quot;;))&gt;13;0;1)))" office:value-type="float" office:value="1" calcext:value-type="float">
            <text:p>1</text:p>
          </table:table-cell>
          <table:table-cell table:style-name="ce12" table:formula="of:=IF([.S91]=&quot;&quot;;1;IF(ISNA([.S91]);1;IF(NUMBERVALUE(ORG.LIBREOFFICE.REGEX([.S91];&quot;\d+&quot;;))&gt;14;0;1)))" office:value-type="float" office:value="1" calcext:value-type="float">
            <text:p>1</text:p>
          </table:table-cell>
          <table:table-cell table:style-name="ce3" table:formula="of:=IF([.V91]=0;0;IF([.W91]=0;0;IF([.X91]=0;0;IF([.Y91]=0;0;IF([.Z91]=0;0;IF([.AA91]=0;0;IF([.AB91]=0;0;IF([.AC91]=0;0;IF([.AD91]=0;0;IF([.AE91]=0;0;IF([.AF91]=0;0;IF([.AG91]=0;0;IF([.AH91]=0;0;IF([.AI91]=0;0;IF([.AJ91]=0;0;IF([.AK91]=0;0;IF([.AL91]=0;0;IF([.AM91]=0;0;1))))))))))))))))))" office:value-type="float" office:value="0" calcext:value-type="float">
            <text:p>0</text:p>
          </table:table-cell>
          <table:table-cell table:style-name="ce3" table:formula="of:=IF([.AN91]=1;NUMBERVALUE(ORG.LIBREOFFICE.REGEX([.A91];&quot;\d+&quot;));&quot;&quot;)">
            <text:p/>
          </table:table-cell>
          <table:table-cell/>
        </table:table-row>
        <table:table-row table:style-name="ro1">
          <table:table-cell table:formula="of:=[$Input.A90]" office:value-type="string" office:string-value="Game 90" calcext:value-type="string">
            <text:p>Game 90</text:p>
          </table:table-cell>
          <table:table-cell table:style-name="ce3" table:formula="of:=COUNTIF([$Input.B90:.G90];&quot;&lt;&gt;&quot;)" office:value-type="float" office:value="3" calcext:value-type="float">
            <text:p>3</text:p>
          </table:table-cell>
          <table:table-cell table:style-name="ce2" table:formula="of:=IF(ISBLANK([$Input.B90]);&quot;&quot;;IF(ISNA(ORG.LIBREOFFICE.REGEX([$Input.B90];&quot;\d+.red&quot;;;1));&quot;&quot;;ORG.LIBREOFFICE.REGEX([$Input.B90];&quot;\d+.red&quot;;;1)))" office:value-type="string" office:string-value="1 red" calcext:value-type="string">
            <text:p>1 red</text:p>
          </table:table-cell>
          <table:table-cell table:style-name="ce2" table:formula="of:=IF(ISBLANK([$Input.B90]);&quot;&quot;;IF(ISNA(ORG.LIBREOFFICE.REGEX([$Input.B90];&quot;\d+.blue&quot;;;1));&quot;&quot;;ORG.LIBREOFFICE.REGEX([$Input.B90];&quot;\d+.blue&quot;;;1)))" office:value-type="string" office:string-value="1 blue" calcext:value-type="string">
            <text:p>1 blue</text:p>
          </table:table-cell>
          <table:table-cell table:style-name="ce2" table:formula="of:=IF(ISBLANK([$Input.B90]);&quot;&quot;;IF(ISNA(ORG.LIBREOFFICE.REGEX([$Input.B90];&quot;\d+.green&quot;;;1));&quot;&quot;;ORG.LIBREOFFICE.REGEX([$Input.B90];&quot;\d+.green&quot;;;1)))" office:value-type="string" office:string-value="7 green" calcext:value-type="string">
            <text:p>7 green</text:p>
          </table:table-cell>
          <table:table-cell table:style-name="ce2" table:formula="of:=IF(ISBLANK([$Input.C90]);&quot;&quot;;IF(ISNA(ORG.LIBREOFFICE.REGEX([$Input.C90];&quot;\d+.red&quot;;;1));&quot;&quot;;ORG.LIBREOFFICE.REGEX([$Input.C90];&quot;\d+.red&quot;;;1)))" office:value-type="string" office:string-value="8 red" calcext:value-type="string">
            <text:p>8 red</text:p>
          </table:table-cell>
          <table:table-cell table:style-name="ce2" table:formula="of:=IF(ISBLANK([$Input.C90]);&quot;&quot;;IF(ISNA(ORG.LIBREOFFICE.REGEX([$Input.C90];&quot;\d+.blue&quot;;;1));&quot;&quot;;ORG.LIBREOFFICE.REGEX([$Input.C90];&quot;\d+.blue&quot;;;1)))" office:value-type="string" office:string-value="1 blue" calcext:value-type="string">
            <text:p>1 blue</text:p>
          </table:table-cell>
          <table:table-cell table:style-name="ce2" table:formula="of:=IF(ISBLANK([$Input.C90]);&quot;&quot;;IF(ISNA(ORG.LIBREOFFICE.REGEX([$Input.C90];&quot;\d+.green&quot;;;1));&quot;&quot;;ORG.LIBREOFFICE.REGEX([$Input.C90];&quot;\d+.green&quot;;;1)))" office:value-type="string" office:string-value="7 green" calcext:value-type="string">
            <text:p>7 green</text:p>
          </table:table-cell>
          <table:table-cell table:style-name="ce2" table:formula="of:=IF(ISBLANK([$Input.D90]);&quot;&quot;;IF(ISNA(ORG.LIBREOFFICE.REGEX([$Input.D90];&quot;\d+.red&quot;;;1));&quot;&quot;;ORG.LIBREOFFICE.REGEX([$Input.D90];&quot;\d+.red&quot;;;1)))" office:value-type="string" office:string-value="3 red" calcext:value-type="string">
            <text:p>3 red</text:p>
          </table:table-cell>
          <table:table-cell table:style-name="ce2" table:formula="of:=IF(ISBLANK([$Input.D90]);&quot;&quot;;IF(ISNA(ORG.LIBREOFFICE.REGEX([$Input.D90];&quot;\d+.blue&quot;;;1));&quot;&quot;;ORG.LIBREOFFICE.REGEX([$Input.D90];&quot;\d+.blue&quot;;;1)))" office:value-type="string" office:string-value="1 blue" calcext:value-type="string">
            <text:p>1 blue</text:p>
          </table:table-cell>
          <table:table-cell table:style-name="ce2" table:formula="of:=IF(ISBLANK([$Input.D90]);&quot;&quot;;IF(ISNA(ORG.LIBREOFFICE.REGEX([$Input.D90];&quot;\d+.green&quot;;;1));&quot;&quot;;ORG.LIBREOFFICE.REGEX([$Input.D90];&quot;\d+.green&quot;;;1)))" office:value-type="string" office:string-value="1 green" calcext:value-type="string">
            <text:p>1 green</text:p>
          </table:table-cell>
          <table:table-cell table:style-name="ce2" table:formula="of:=IF(ISBLANK([$Input.E90]);&quot;&quot;;IF(ISNA(ORG.LIBREOFFICE.REGEX([$Input.E90];&quot;\d+.red&quot;;;1));&quot;&quot;;ORG.LIBREOFFICE.REGEX([$Input.E90];&quot;\d+.red&quot;;;1)))">
            <text:p/>
          </table:table-cell>
          <table:table-cell table:style-name="ce2" table:formula="of:=IF(ISBLANK([$Input.E90]);&quot;&quot;;IF(ISNA(ORG.LIBREOFFICE.REGEX([$Input.E90];&quot;\d+.blue&quot;;;1));&quot;&quot;;ORG.LIBREOFFICE.REGEX([$Input.E90];&quot;\d+.blue&quot;;;1)))">
            <text:p/>
          </table:table-cell>
          <table:table-cell table:style-name="ce2" table:formula="of:=IF(ISBLANK([$Input.E90]);&quot;&quot;;IF(ISNA(ORG.LIBREOFFICE.REGEX([$Input.E90];&quot;\d+.green&quot;;;1));&quot;&quot;;ORG.LIBREOFFICE.REGEX([$Input.E90];&quot;\d+.green&quot;;;1)))">
            <text:p/>
          </table:table-cell>
          <table:table-cell table:style-name="ce2" table:formula="of:=IF(ISBLANK([$Input.F90]);&quot;&quot;;IF(ISNA(ORG.LIBREOFFICE.REGEX([$Input.F90];&quot;\d+.red&quot;;;1));&quot;&quot;;ORG.LIBREOFFICE.REGEX([$Input.F90];&quot;\d+.red&quot;;;1)))">
            <text:p/>
          </table:table-cell>
          <table:table-cell table:style-name="ce2" table:formula="of:=IF(ISBLANK([$Input.F90]);&quot;&quot;;IF(ISNA(ORG.LIBREOFFICE.REGEX([$Input.F90];&quot;\d+.blue&quot;;;1));&quot;&quot;;ORG.LIBREOFFICE.REGEX([$Input.F90];&quot;\d+.blue&quot;;;1)))">
            <text:p/>
          </table:table-cell>
          <table:table-cell table:style-name="ce2" table:formula="of:=IF(ISBLANK([$Input.F90]);&quot;&quot;;IF(ISNA(ORG.LIBREOFFICE.REGEX([$Input.F90];&quot;\d+.green&quot;;;1));&quot;&quot;;ORG.LIBREOFFICE.REGEX([$Input.F90];&quot;\d+.green&quot;;;1)))">
            <text:p/>
          </table:table-cell>
          <table:table-cell table:style-name="ce2" table:formula="of:=IF(ISBLANK([$Input.G90]);&quot;&quot;;IF(ISNA(ORG.LIBREOFFICE.REGEX([$Input.G90];&quot;\d+.red&quot;;;1));&quot;&quot;;ORG.LIBREOFFICE.REGEX([$Input.G90];&quot;\d+.red&quot;;;1)))">
            <text:p/>
          </table:table-cell>
          <table:table-cell table:style-name="ce2" table:formula="of:=IF(ISBLANK([$Input.G90]);&quot;&quot;;IF(ISNA(ORG.LIBREOFFICE.REGEX([$Input.G90];&quot;\d+.blue&quot;;;1));&quot;&quot;;ORG.LIBREOFFICE.REGEX([$Input.G90];&quot;\d+.blue&quot;;;1)))">
            <text:p/>
          </table:table-cell>
          <table:table-cell table:style-name="ce2" table:formula="of:=IF(ISBLANK([$Input.G90]);&quot;&quot;;IF(ISNA(ORG.LIBREOFFICE.REGEX([$Input.G90];&quot;\d+.green&quot;;;1));&quot;&quot;;ORG.LIBREOFFICE.REGEX([$Input.G90];&quot;\d+.green&quot;;;1)))">
            <text:p/>
          </table:table-cell>
          <table:table-cell/>
          <table:table-cell table:style-name="ce6" table:formula="of:=IF([.C92]=&quot;&quot;;1;IF(ISNA([.C92]);1;IF(NUMBERVALUE(ORG.LIBREOFFICE.REGEX([.C92];&quot;\d+&quot;;))&gt;12;0;1)))" office:value-type="float" office:value="1" calcext:value-type="float">
            <text:p>1</text:p>
          </table:table-cell>
          <table:table-cell table:style-name="ce3" table:formula="of:=IF([.E92]=&quot;&quot;;1;IF(ISNA([.E92]);1;IF(NUMBERVALUE(ORG.LIBREOFFICE.REGEX([.E92];&quot;\d+&quot;;))&gt;13;0;1)))" office:value-type="float" office:value="1" calcext:value-type="float">
            <text:p>1</text:p>
          </table:table-cell>
          <table:table-cell table:style-name="ce12" table:formula="of:=IF([.D92]=&quot;&quot;;1;IF(ISNA([.D92]);1;IF(NUMBERVALUE(ORG.LIBREOFFICE.REGEX([.D92];&quot;\d+&quot;;))&gt;14;0;1)))" office:value-type="float" office:value="1" calcext:value-type="float">
            <text:p>1</text:p>
          </table:table-cell>
          <table:table-cell table:style-name="ce6" table:formula="of:=IF([.F92]=&quot;&quot;;1;IF(ISNA([.F92]);1;IF(NUMBERVALUE(ORG.LIBREOFFICE.REGEX([.F92];&quot;\d+&quot;;))&gt;12;0;1)))" office:value-type="float" office:value="1" calcext:value-type="float">
            <text:p>1</text:p>
          </table:table-cell>
          <table:table-cell table:style-name="ce3" table:formula="of:=IF([.H92]=&quot;&quot;;1;IF(ISNA([.H92]);1;IF(NUMBERVALUE(ORG.LIBREOFFICE.REGEX([.H92];&quot;\d+&quot;;))&gt;13;0;1)))" office:value-type="float" office:value="1" calcext:value-type="float">
            <text:p>1</text:p>
          </table:table-cell>
          <table:table-cell table:style-name="ce12" table:formula="of:=IF([.G92]=&quot;&quot;;1;IF(ISNA([.G92]);1;IF(NUMBERVALUE(ORG.LIBREOFFICE.REGEX([.G92];&quot;\d+&quot;;))&gt;14;0;1)))" office:value-type="float" office:value="1" calcext:value-type="float">
            <text:p>1</text:p>
          </table:table-cell>
          <table:table-cell table:style-name="ce6" table:formula="of:=IF([.I92]=&quot;&quot;;1;IF(ISNA([.I92]);1;IF(NUMBERVALUE(ORG.LIBREOFFICE.REGEX([.I92];&quot;\d+&quot;;))&gt;12;0;1)))" office:value-type="float" office:value="1" calcext:value-type="float">
            <text:p>1</text:p>
          </table:table-cell>
          <table:table-cell table:style-name="ce3" table:formula="of:=IF([.K92]=&quot;&quot;;1;IF(ISNA([.K92]);1;IF(NUMBERVALUE(ORG.LIBREOFFICE.REGEX([.K92];&quot;\d+&quot;;))&gt;13;0;1)))" office:value-type="float" office:value="1" calcext:value-type="float">
            <text:p>1</text:p>
          </table:table-cell>
          <table:table-cell table:style-name="ce12" table:formula="of:=IF([.J92]=&quot;&quot;;1;IF(ISNA([.J92]);1;IF(NUMBERVALUE(ORG.LIBREOFFICE.REGEX([.J92];&quot;\d+&quot;;))&gt;14;0;1)))" office:value-type="float" office:value="1" calcext:value-type="float">
            <text:p>1</text:p>
          </table:table-cell>
          <table:table-cell table:style-name="ce6" table:formula="of:=IF([.L92]=&quot;&quot;;1;IF(ISNA([.L92]);1;IF(NUMBERVALUE(ORG.LIBREOFFICE.REGEX([.L92];&quot;\d+&quot;;))&gt;12;0;1)))" office:value-type="float" office:value="1" calcext:value-type="float">
            <text:p>1</text:p>
          </table:table-cell>
          <table:table-cell table:style-name="ce3" table:formula="of:=IF([.N92]=&quot;&quot;;1;IF(ISNA([.N92]);1;IF(NUMBERVALUE(ORG.LIBREOFFICE.REGEX([.N92];&quot;\d+&quot;;))&gt;13;0;1)))" office:value-type="float" office:value="1" calcext:value-type="float">
            <text:p>1</text:p>
          </table:table-cell>
          <table:table-cell table:style-name="ce12" table:formula="of:=IF([.M92]=&quot;&quot;;1;IF(ISNA([.M92]);1;IF(NUMBERVALUE(ORG.LIBREOFFICE.REGEX([.M92];&quot;\d+&quot;;))&gt;14;0;1)))" office:value-type="float" office:value="1" calcext:value-type="float">
            <text:p>1</text:p>
          </table:table-cell>
          <table:table-cell table:style-name="ce6" table:formula="of:=IF([.O92]=&quot;&quot;;1;IF(ISNA([.O92]);1;IF(NUMBERVALUE(ORG.LIBREOFFICE.REGEX([.O92];&quot;\d+&quot;;))&gt;12;0;1)))" office:value-type="float" office:value="1" calcext:value-type="float">
            <text:p>1</text:p>
          </table:table-cell>
          <table:table-cell table:style-name="ce3" table:formula="of:=IF([.Q92]=&quot;&quot;;1;IF(ISNA([.Q92]);1;IF(NUMBERVALUE(ORG.LIBREOFFICE.REGEX([.Q92];&quot;\d+&quot;;))&gt;13;0;1)))" office:value-type="float" office:value="1" calcext:value-type="float">
            <text:p>1</text:p>
          </table:table-cell>
          <table:table-cell table:style-name="ce12" table:formula="of:=IF([.P92]=&quot;&quot;;1;IF(ISNA([.P92]);1;IF(NUMBERVALUE(ORG.LIBREOFFICE.REGEX([.P92];&quot;\d+&quot;;))&gt;14;0;1)))" office:value-type="float" office:value="1" calcext:value-type="float">
            <text:p>1</text:p>
          </table:table-cell>
          <table:table-cell table:style-name="ce6" table:formula="of:=IF([.R92]=&quot;&quot;;1;IF(ISNA([.R92]);1;IF(NUMBERVALUE(ORG.LIBREOFFICE.REGEX([.R92];&quot;\d+&quot;;))&gt;12;0;1)))" office:value-type="float" office:value="1" calcext:value-type="float">
            <text:p>1</text:p>
          </table:table-cell>
          <table:table-cell table:style-name="ce3" table:formula="of:=IF([.T92]=&quot;&quot;;1;IF(ISNA([.T92]);1;IF(NUMBERVALUE(ORG.LIBREOFFICE.REGEX([.T92];&quot;\d+&quot;;))&gt;13;0;1)))" office:value-type="float" office:value="1" calcext:value-type="float">
            <text:p>1</text:p>
          </table:table-cell>
          <table:table-cell table:style-name="ce12" table:formula="of:=IF([.S92]=&quot;&quot;;1;IF(ISNA([.S92]);1;IF(NUMBERVALUE(ORG.LIBREOFFICE.REGEX([.S92];&quot;\d+&quot;;))&gt;14;0;1)))" office:value-type="float" office:value="1" calcext:value-type="float">
            <text:p>1</text:p>
          </table:table-cell>
          <table:table-cell table:style-name="ce3" table:formula="of:=IF([.V92]=0;0;IF([.W92]=0;0;IF([.X92]=0;0;IF([.Y92]=0;0;IF([.Z92]=0;0;IF([.AA92]=0;0;IF([.AB92]=0;0;IF([.AC92]=0;0;IF([.AD92]=0;0;IF([.AE92]=0;0;IF([.AF92]=0;0;IF([.AG92]=0;0;IF([.AH92]=0;0;IF([.AI92]=0;0;IF([.AJ92]=0;0;IF([.AK92]=0;0;IF([.AL92]=0;0;IF([.AM92]=0;0;1))))))))))))))))))" office:value-type="float" office:value="1" calcext:value-type="float">
            <text:p>1</text:p>
          </table:table-cell>
          <table:table-cell table:style-name="ce3" table:formula="of:=IF([.AN92]=1;NUMBERVALUE(ORG.LIBREOFFICE.REGEX([.A92];&quot;\d+&quot;));&quot;&quot;)" office:value-type="float" office:value="90" calcext:value-type="float">
            <text:p>90</text:p>
          </table:table-cell>
          <table:table-cell/>
        </table:table-row>
        <table:table-row table:style-name="ro1">
          <table:table-cell table:formula="of:=[$Input.A91]" office:value-type="string" office:string-value="Game 91" calcext:value-type="string">
            <text:p>Game 91</text:p>
          </table:table-cell>
          <table:table-cell table:style-name="ce3" table:formula="of:=COUNTIF([$Input.B91:.G91];&quot;&lt;&gt;&quot;)" office:value-type="float" office:value="5" calcext:value-type="float">
            <text:p>5</text:p>
          </table:table-cell>
          <table:table-cell table:style-name="ce2" table:formula="of:=IF(ISBLANK([$Input.B91]);&quot;&quot;;IF(ISNA(ORG.LIBREOFFICE.REGEX([$Input.B91];&quot;\d+.red&quot;;;1));&quot;&quot;;ORG.LIBREOFFICE.REGEX([$Input.B91];&quot;\d+.red&quot;;;1)))" office:value-type="string" office:string-value="2 red" calcext:value-type="string">
            <text:p>2 red</text:p>
          </table:table-cell>
          <table:table-cell table:style-name="ce2" table:formula="of:=IF(ISBLANK([$Input.B91]);&quot;&quot;;IF(ISNA(ORG.LIBREOFFICE.REGEX([$Input.B91];&quot;\d+.blue&quot;;;1));&quot;&quot;;ORG.LIBREOFFICE.REGEX([$Input.B91];&quot;\d+.blue&quot;;;1)))" office:value-type="string" office:string-value="6 blue" calcext:value-type="string">
            <text:p>6 blue</text:p>
          </table:table-cell>
          <table:table-cell table:style-name="ce2" table:formula="of:=IF(ISBLANK([$Input.B91]);&quot;&quot;;IF(ISNA(ORG.LIBREOFFICE.REGEX([$Input.B91];&quot;\d+.green&quot;;;1));&quot;&quot;;ORG.LIBREOFFICE.REGEX([$Input.B91];&quot;\d+.green&quot;;;1)))" office:value-type="string" office:string-value="1 green" calcext:value-type="string">
            <text:p>1 green</text:p>
          </table:table-cell>
          <table:table-cell table:style-name="ce2" table:formula="of:=IF(ISBLANK([$Input.C91]);&quot;&quot;;IF(ISNA(ORG.LIBREOFFICE.REGEX([$Input.C91];&quot;\d+.red&quot;;;1));&quot;&quot;;ORG.LIBREOFFICE.REGEX([$Input.C91];&quot;\d+.red&quot;;;1)))" office:value-type="string" office:string-value="4 red" calcext:value-type="string">
            <text:p>4 red</text:p>
          </table:table-cell>
          <table:table-cell table:style-name="ce2" table:formula="of:=IF(ISBLANK([$Input.C91]);&quot;&quot;;IF(ISNA(ORG.LIBREOFFICE.REGEX([$Input.C91];&quot;\d+.blue&quot;;;1));&quot;&quot;;ORG.LIBREOFFICE.REGEX([$Input.C91];&quot;\d+.blue&quot;;;1)))" office:value-type="string" office:string-value="3 blue" calcext:value-type="string">
            <text:p>3 blue</text:p>
          </table:table-cell>
          <table:table-cell table:style-name="ce2" table:formula="of:=IF(ISBLANK([$Input.C91]);&quot;&quot;;IF(ISNA(ORG.LIBREOFFICE.REGEX([$Input.C91];&quot;\d+.green&quot;;;1));&quot;&quot;;ORG.LIBREOFFICE.REGEX([$Input.C91];&quot;\d+.green&quot;;;1)))" office:value-type="string" office:string-value="4 green" calcext:value-type="string">
            <text:p>4 green</text:p>
          </table:table-cell>
          <table:table-cell table:style-name="ce2" table:formula="of:=IF(ISBLANK([$Input.D91]);&quot;&quot;;IF(ISNA(ORG.LIBREOFFICE.REGEX([$Input.D91];&quot;\d+.red&quot;;;1));&quot;&quot;;ORG.LIBREOFFICE.REGEX([$Input.D91];&quot;\d+.red&quot;;;1)))" office:value-type="string" office:string-value="4 red" calcext:value-type="string">
            <text:p>4 red</text:p>
          </table:table-cell>
          <table:table-cell table:style-name="ce2" table:formula="of:=IF(ISBLANK([$Input.D91]);&quot;&quot;;IF(ISNA(ORG.LIBREOFFICE.REGEX([$Input.D91];&quot;\d+.blue&quot;;;1));&quot;&quot;;ORG.LIBREOFFICE.REGEX([$Input.D91];&quot;\d+.blue&quot;;;1)))" office:value-type="string" office:string-value="4 blue" calcext:value-type="string">
            <text:p>4 blue</text:p>
          </table:table-cell>
          <table:table-cell table:style-name="ce2" table:formula="of:=IF(ISBLANK([$Input.D91]);&quot;&quot;;IF(ISNA(ORG.LIBREOFFICE.REGEX([$Input.D91];&quot;\d+.green&quot;;;1));&quot;&quot;;ORG.LIBREOFFICE.REGEX([$Input.D91];&quot;\d+.green&quot;;;1)))" office:value-type="string" office:string-value="11 green" calcext:value-type="string">
            <text:p>11 green</text:p>
          </table:table-cell>
          <table:table-cell table:style-name="ce2" table:formula="of:=IF(ISBLANK([$Input.E91]);&quot;&quot;;IF(ISNA(ORG.LIBREOFFICE.REGEX([$Input.E91];&quot;\d+.red&quot;;;1));&quot;&quot;;ORG.LIBREOFFICE.REGEX([$Input.E91];&quot;\d+.red&quot;;;1)))" office:value-type="string" office:string-value="5 red" calcext:value-type="string">
            <text:p>5 red</text:p>
          </table:table-cell>
          <table:table-cell table:style-name="ce2" table:formula="of:=IF(ISBLANK([$Input.E91]);&quot;&quot;;IF(ISNA(ORG.LIBREOFFICE.REGEX([$Input.E91];&quot;\d+.blue&quot;;;1));&quot;&quot;;ORG.LIBREOFFICE.REGEX([$Input.E91];&quot;\d+.blue&quot;;;1)))" office:value-type="string" office:string-value="3 blue" calcext:value-type="string">
            <text:p>3 blue</text:p>
          </table:table-cell>
          <table:table-cell table:style-name="ce2" table:formula="of:=IF(ISBLANK([$Input.E91]);&quot;&quot;;IF(ISNA(ORG.LIBREOFFICE.REGEX([$Input.E91];&quot;\d+.green&quot;;;1));&quot;&quot;;ORG.LIBREOFFICE.REGEX([$Input.E91];&quot;\d+.green&quot;;;1)))">
            <text:p/>
          </table:table-cell>
          <table:table-cell table:style-name="ce2" table:formula="of:=IF(ISBLANK([$Input.F91]);&quot;&quot;;IF(ISNA(ORG.LIBREOFFICE.REGEX([$Input.F91];&quot;\d+.red&quot;;;1));&quot;&quot;;ORG.LIBREOFFICE.REGEX([$Input.F91];&quot;\d+.red&quot;;;1)))" office:value-type="string" office:string-value="2 red" calcext:value-type="string">
            <text:p>2 red</text:p>
          </table:table-cell>
          <table:table-cell table:style-name="ce2" table:formula="of:=IF(ISBLANK([$Input.F91]);&quot;&quot;;IF(ISNA(ORG.LIBREOFFICE.REGEX([$Input.F91];&quot;\d+.blue&quot;;;1));&quot;&quot;;ORG.LIBREOFFICE.REGEX([$Input.F91];&quot;\d+.blue&quot;;;1)))" office:value-type="string" office:string-value="8 blue" calcext:value-type="string">
            <text:p>8 blue</text:p>
          </table:table-cell>
          <table:table-cell table:style-name="ce2" table:formula="of:=IF(ISBLANK([$Input.F91]);&quot;&quot;;IF(ISNA(ORG.LIBREOFFICE.REGEX([$Input.F91];&quot;\d+.green&quot;;;1));&quot;&quot;;ORG.LIBREOFFICE.REGEX([$Input.F91];&quot;\d+.green&quot;;;1)))" office:value-type="string" office:string-value="8 green" calcext:value-type="string">
            <text:p>8 green</text:p>
          </table:table-cell>
          <table:table-cell table:style-name="ce2" table:formula="of:=IF(ISBLANK([$Input.G91]);&quot;&quot;;IF(ISNA(ORG.LIBREOFFICE.REGEX([$Input.G91];&quot;\d+.red&quot;;;1));&quot;&quot;;ORG.LIBREOFFICE.REGEX([$Input.G91];&quot;\d+.red&quot;;;1)))">
            <text:p/>
          </table:table-cell>
          <table:table-cell table:style-name="ce2" table:formula="of:=IF(ISBLANK([$Input.G91]);&quot;&quot;;IF(ISNA(ORG.LIBREOFFICE.REGEX([$Input.G91];&quot;\d+.blue&quot;;;1));&quot;&quot;;ORG.LIBREOFFICE.REGEX([$Input.G91];&quot;\d+.blue&quot;;;1)))">
            <text:p/>
          </table:table-cell>
          <table:table-cell table:style-name="ce2" table:formula="of:=IF(ISBLANK([$Input.G91]);&quot;&quot;;IF(ISNA(ORG.LIBREOFFICE.REGEX([$Input.G91];&quot;\d+.green&quot;;;1));&quot;&quot;;ORG.LIBREOFFICE.REGEX([$Input.G91];&quot;\d+.green&quot;;;1)))">
            <text:p/>
          </table:table-cell>
          <table:table-cell/>
          <table:table-cell table:style-name="ce6" table:formula="of:=IF([.C93]=&quot;&quot;;1;IF(ISNA([.C93]);1;IF(NUMBERVALUE(ORG.LIBREOFFICE.REGEX([.C93];&quot;\d+&quot;;))&gt;12;0;1)))" office:value-type="float" office:value="1" calcext:value-type="float">
            <text:p>1</text:p>
          </table:table-cell>
          <table:table-cell table:style-name="ce3" table:formula="of:=IF([.E93]=&quot;&quot;;1;IF(ISNA([.E93]);1;IF(NUMBERVALUE(ORG.LIBREOFFICE.REGEX([.E93];&quot;\d+&quot;;))&gt;13;0;1)))" office:value-type="float" office:value="1" calcext:value-type="float">
            <text:p>1</text:p>
          </table:table-cell>
          <table:table-cell table:style-name="ce12" table:formula="of:=IF([.D93]=&quot;&quot;;1;IF(ISNA([.D93]);1;IF(NUMBERVALUE(ORG.LIBREOFFICE.REGEX([.D93];&quot;\d+&quot;;))&gt;14;0;1)))" office:value-type="float" office:value="1" calcext:value-type="float">
            <text:p>1</text:p>
          </table:table-cell>
          <table:table-cell table:style-name="ce6" table:formula="of:=IF([.F93]=&quot;&quot;;1;IF(ISNA([.F93]);1;IF(NUMBERVALUE(ORG.LIBREOFFICE.REGEX([.F93];&quot;\d+&quot;;))&gt;12;0;1)))" office:value-type="float" office:value="1" calcext:value-type="float">
            <text:p>1</text:p>
          </table:table-cell>
          <table:table-cell table:style-name="ce3" table:formula="of:=IF([.H93]=&quot;&quot;;1;IF(ISNA([.H93]);1;IF(NUMBERVALUE(ORG.LIBREOFFICE.REGEX([.H93];&quot;\d+&quot;;))&gt;13;0;1)))" office:value-type="float" office:value="1" calcext:value-type="float">
            <text:p>1</text:p>
          </table:table-cell>
          <table:table-cell table:style-name="ce12" table:formula="of:=IF([.G93]=&quot;&quot;;1;IF(ISNA([.G93]);1;IF(NUMBERVALUE(ORG.LIBREOFFICE.REGEX([.G93];&quot;\d+&quot;;))&gt;14;0;1)))" office:value-type="float" office:value="1" calcext:value-type="float">
            <text:p>1</text:p>
          </table:table-cell>
          <table:table-cell table:style-name="ce6" table:formula="of:=IF([.I93]=&quot;&quot;;1;IF(ISNA([.I93]);1;IF(NUMBERVALUE(ORG.LIBREOFFICE.REGEX([.I93];&quot;\d+&quot;;))&gt;12;0;1)))" office:value-type="float" office:value="1" calcext:value-type="float">
            <text:p>1</text:p>
          </table:table-cell>
          <table:table-cell table:style-name="ce3" table:formula="of:=IF([.K93]=&quot;&quot;;1;IF(ISNA([.K93]);1;IF(NUMBERVALUE(ORG.LIBREOFFICE.REGEX([.K93];&quot;\d+&quot;;))&gt;13;0;1)))" office:value-type="float" office:value="1" calcext:value-type="float">
            <text:p>1</text:p>
          </table:table-cell>
          <table:table-cell table:style-name="ce12" table:formula="of:=IF([.J93]=&quot;&quot;;1;IF(ISNA([.J93]);1;IF(NUMBERVALUE(ORG.LIBREOFFICE.REGEX([.J93];&quot;\d+&quot;;))&gt;14;0;1)))" office:value-type="float" office:value="1" calcext:value-type="float">
            <text:p>1</text:p>
          </table:table-cell>
          <table:table-cell table:style-name="ce6" table:formula="of:=IF([.L93]=&quot;&quot;;1;IF(ISNA([.L93]);1;IF(NUMBERVALUE(ORG.LIBREOFFICE.REGEX([.L93];&quot;\d+&quot;;))&gt;12;0;1)))" office:value-type="float" office:value="1" calcext:value-type="float">
            <text:p>1</text:p>
          </table:table-cell>
          <table:table-cell table:style-name="ce3" table:formula="of:=IF([.N93]=&quot;&quot;;1;IF(ISNA([.N93]);1;IF(NUMBERVALUE(ORG.LIBREOFFICE.REGEX([.N93];&quot;\d+&quot;;))&gt;13;0;1)))" office:value-type="float" office:value="1" calcext:value-type="float">
            <text:p>1</text:p>
          </table:table-cell>
          <table:table-cell table:style-name="ce12" table:formula="of:=IF([.M93]=&quot;&quot;;1;IF(ISNA([.M93]);1;IF(NUMBERVALUE(ORG.LIBREOFFICE.REGEX([.M93];&quot;\d+&quot;;))&gt;14;0;1)))" office:value-type="float" office:value="1" calcext:value-type="float">
            <text:p>1</text:p>
          </table:table-cell>
          <table:table-cell table:style-name="ce6" table:formula="of:=IF([.O93]=&quot;&quot;;1;IF(ISNA([.O93]);1;IF(NUMBERVALUE(ORG.LIBREOFFICE.REGEX([.O93];&quot;\d+&quot;;))&gt;12;0;1)))" office:value-type="float" office:value="1" calcext:value-type="float">
            <text:p>1</text:p>
          </table:table-cell>
          <table:table-cell table:style-name="ce3" table:formula="of:=IF([.Q93]=&quot;&quot;;1;IF(ISNA([.Q93]);1;IF(NUMBERVALUE(ORG.LIBREOFFICE.REGEX([.Q93];&quot;\d+&quot;;))&gt;13;0;1)))" office:value-type="float" office:value="1" calcext:value-type="float">
            <text:p>1</text:p>
          </table:table-cell>
          <table:table-cell table:style-name="ce12" table:formula="of:=IF([.P93]=&quot;&quot;;1;IF(ISNA([.P93]);1;IF(NUMBERVALUE(ORG.LIBREOFFICE.REGEX([.P93];&quot;\d+&quot;;))&gt;14;0;1)))" office:value-type="float" office:value="1" calcext:value-type="float">
            <text:p>1</text:p>
          </table:table-cell>
          <table:table-cell table:style-name="ce6" table:formula="of:=IF([.R93]=&quot;&quot;;1;IF(ISNA([.R93]);1;IF(NUMBERVALUE(ORG.LIBREOFFICE.REGEX([.R93];&quot;\d+&quot;;))&gt;12;0;1)))" office:value-type="float" office:value="1" calcext:value-type="float">
            <text:p>1</text:p>
          </table:table-cell>
          <table:table-cell table:style-name="ce3" table:formula="of:=IF([.T93]=&quot;&quot;;1;IF(ISNA([.T93]);1;IF(NUMBERVALUE(ORG.LIBREOFFICE.REGEX([.T93];&quot;\d+&quot;;))&gt;13;0;1)))" office:value-type="float" office:value="1" calcext:value-type="float">
            <text:p>1</text:p>
          </table:table-cell>
          <table:table-cell table:style-name="ce12" table:formula="of:=IF([.S93]=&quot;&quot;;1;IF(ISNA([.S93]);1;IF(NUMBERVALUE(ORG.LIBREOFFICE.REGEX([.S93];&quot;\d+&quot;;))&gt;14;0;1)))" office:value-type="float" office:value="1" calcext:value-type="float">
            <text:p>1</text:p>
          </table:table-cell>
          <table:table-cell table:style-name="ce3" table:formula="of:=IF([.V93]=0;0;IF([.W93]=0;0;IF([.X93]=0;0;IF([.Y93]=0;0;IF([.Z93]=0;0;IF([.AA93]=0;0;IF([.AB93]=0;0;IF([.AC93]=0;0;IF([.AD93]=0;0;IF([.AE93]=0;0;IF([.AF93]=0;0;IF([.AG93]=0;0;IF([.AH93]=0;0;IF([.AI93]=0;0;IF([.AJ93]=0;0;IF([.AK93]=0;0;IF([.AL93]=0;0;IF([.AM93]=0;0;1))))))))))))))))))" office:value-type="float" office:value="1" calcext:value-type="float">
            <text:p>1</text:p>
          </table:table-cell>
          <table:table-cell table:style-name="ce3" table:formula="of:=IF([.AN93]=1;NUMBERVALUE(ORG.LIBREOFFICE.REGEX([.A93];&quot;\d+&quot;));&quot;&quot;)" office:value-type="float" office:value="91" calcext:value-type="float">
            <text:p>91</text:p>
          </table:table-cell>
          <table:table-cell/>
        </table:table-row>
        <table:table-row table:style-name="ro1">
          <table:table-cell table:formula="of:=[$Input.A92]" office:value-type="string" office:string-value="Game 92" calcext:value-type="string">
            <text:p>Game 92</text:p>
          </table:table-cell>
          <table:table-cell table:style-name="ce3" table:formula="of:=COUNTIF([$Input.B92:.G92];&quot;&lt;&gt;&quot;)" office:value-type="float" office:value="3" calcext:value-type="float">
            <text:p>3</text:p>
          </table:table-cell>
          <table:table-cell table:style-name="ce2" table:formula="of:=IF(ISBLANK([$Input.B92]);&quot;&quot;;IF(ISNA(ORG.LIBREOFFICE.REGEX([$Input.B92];&quot;\d+.red&quot;;;1));&quot;&quot;;ORG.LIBREOFFICE.REGEX([$Input.B92];&quot;\d+.red&quot;;;1)))" office:value-type="string" office:string-value="2 red" calcext:value-type="string">
            <text:p>2 red</text:p>
          </table:table-cell>
          <table:table-cell table:style-name="ce2" table:formula="of:=IF(ISBLANK([$Input.B92]);&quot;&quot;;IF(ISNA(ORG.LIBREOFFICE.REGEX([$Input.B92];&quot;\d+.blue&quot;;;1));&quot;&quot;;ORG.LIBREOFFICE.REGEX([$Input.B92];&quot;\d+.blue&quot;;;1)))" office:value-type="string" office:string-value="3 blue" calcext:value-type="string">
            <text:p>3 blue</text:p>
          </table:table-cell>
          <table:table-cell table:style-name="ce2" table:formula="of:=IF(ISBLANK([$Input.B92]);&quot;&quot;;IF(ISNA(ORG.LIBREOFFICE.REGEX([$Input.B92];&quot;\d+.green&quot;;;1));&quot;&quot;;ORG.LIBREOFFICE.REGEX([$Input.B92];&quot;\d+.green&quot;;;1)))">
            <text:p/>
          </table:table-cell>
          <table:table-cell table:style-name="ce2" table:formula="of:=IF(ISBLANK([$Input.C92]);&quot;&quot;;IF(ISNA(ORG.LIBREOFFICE.REGEX([$Input.C92];&quot;\d+.red&quot;;;1));&quot;&quot;;ORG.LIBREOFFICE.REGEX([$Input.C92];&quot;\d+.red&quot;;;1)))" office:value-type="string" office:string-value="2 red" calcext:value-type="string">
            <text:p>2 red</text:p>
          </table:table-cell>
          <table:table-cell table:style-name="ce2" table:formula="of:=IF(ISBLANK([$Input.C92]);&quot;&quot;;IF(ISNA(ORG.LIBREOFFICE.REGEX([$Input.C92];&quot;\d+.blue&quot;;;1));&quot;&quot;;ORG.LIBREOFFICE.REGEX([$Input.C92];&quot;\d+.blue&quot;;;1)))" office:value-type="string" office:string-value="3 blue" calcext:value-type="string">
            <text:p>3 blue</text:p>
          </table:table-cell>
          <table:table-cell table:style-name="ce2" table:formula="of:=IF(ISBLANK([$Input.C92]);&quot;&quot;;IF(ISNA(ORG.LIBREOFFICE.REGEX([$Input.C92];&quot;\d+.green&quot;;;1));&quot;&quot;;ORG.LIBREOFFICE.REGEX([$Input.C92];&quot;\d+.green&quot;;;1)))" office:value-type="string" office:string-value="2 green" calcext:value-type="string">
            <text:p>2 green</text:p>
          </table:table-cell>
          <table:table-cell table:style-name="ce2" table:formula="of:=IF(ISBLANK([$Input.D92]);&quot;&quot;;IF(ISNA(ORG.LIBREOFFICE.REGEX([$Input.D92];&quot;\d+.red&quot;;;1));&quot;&quot;;ORG.LIBREOFFICE.REGEX([$Input.D92];&quot;\d+.red&quot;;;1)))" office:value-type="string" office:string-value="9 red" calcext:value-type="string">
            <text:p>9 red</text:p>
          </table:table-cell>
          <table:table-cell table:style-name="ce2" table:formula="of:=IF(ISBLANK([$Input.D92]);&quot;&quot;;IF(ISNA(ORG.LIBREOFFICE.REGEX([$Input.D92];&quot;\d+.blue&quot;;;1));&quot;&quot;;ORG.LIBREOFFICE.REGEX([$Input.D92];&quot;\d+.blue&quot;;;1)))">
            <text:p/>
          </table:table-cell>
          <table:table-cell table:style-name="ce2" table:formula="of:=IF(ISBLANK([$Input.D92]);&quot;&quot;;IF(ISNA(ORG.LIBREOFFICE.REGEX([$Input.D92];&quot;\d+.green&quot;;;1));&quot;&quot;;ORG.LIBREOFFICE.REGEX([$Input.D92];&quot;\d+.green&quot;;;1)))" office:value-type="string" office:string-value="3 green" calcext:value-type="string">
            <text:p>3 green</text:p>
          </table:table-cell>
          <table:table-cell table:style-name="ce2" table:formula="of:=IF(ISBLANK([$Input.E92]);&quot;&quot;;IF(ISNA(ORG.LIBREOFFICE.REGEX([$Input.E92];&quot;\d+.red&quot;;;1));&quot;&quot;;ORG.LIBREOFFICE.REGEX([$Input.E92];&quot;\d+.red&quot;;;1)))">
            <text:p/>
          </table:table-cell>
          <table:table-cell table:style-name="ce2" table:formula="of:=IF(ISBLANK([$Input.E92]);&quot;&quot;;IF(ISNA(ORG.LIBREOFFICE.REGEX([$Input.E92];&quot;\d+.blue&quot;;;1));&quot;&quot;;ORG.LIBREOFFICE.REGEX([$Input.E92];&quot;\d+.blue&quot;;;1)))">
            <text:p/>
          </table:table-cell>
          <table:table-cell table:style-name="ce2" table:formula="of:=IF(ISBLANK([$Input.E92]);&quot;&quot;;IF(ISNA(ORG.LIBREOFFICE.REGEX([$Input.E92];&quot;\d+.green&quot;;;1));&quot;&quot;;ORG.LIBREOFFICE.REGEX([$Input.E92];&quot;\d+.green&quot;;;1)))">
            <text:p/>
          </table:table-cell>
          <table:table-cell table:style-name="ce2" table:formula="of:=IF(ISBLANK([$Input.F92]);&quot;&quot;;IF(ISNA(ORG.LIBREOFFICE.REGEX([$Input.F92];&quot;\d+.red&quot;;;1));&quot;&quot;;ORG.LIBREOFFICE.REGEX([$Input.F92];&quot;\d+.red&quot;;;1)))">
            <text:p/>
          </table:table-cell>
          <table:table-cell table:style-name="ce2" table:formula="of:=IF(ISBLANK([$Input.F92]);&quot;&quot;;IF(ISNA(ORG.LIBREOFFICE.REGEX([$Input.F92];&quot;\d+.blue&quot;;;1));&quot;&quot;;ORG.LIBREOFFICE.REGEX([$Input.F92];&quot;\d+.blue&quot;;;1)))">
            <text:p/>
          </table:table-cell>
          <table:table-cell table:style-name="ce2" table:formula="of:=IF(ISBLANK([$Input.F92]);&quot;&quot;;IF(ISNA(ORG.LIBREOFFICE.REGEX([$Input.F92];&quot;\d+.green&quot;;;1));&quot;&quot;;ORG.LIBREOFFICE.REGEX([$Input.F92];&quot;\d+.green&quot;;;1)))">
            <text:p/>
          </table:table-cell>
          <table:table-cell table:style-name="ce2" table:formula="of:=IF(ISBLANK([$Input.G92]);&quot;&quot;;IF(ISNA(ORG.LIBREOFFICE.REGEX([$Input.G92];&quot;\d+.red&quot;;;1));&quot;&quot;;ORG.LIBREOFFICE.REGEX([$Input.G92];&quot;\d+.red&quot;;;1)))">
            <text:p/>
          </table:table-cell>
          <table:table-cell table:style-name="ce2" table:formula="of:=IF(ISBLANK([$Input.G92]);&quot;&quot;;IF(ISNA(ORG.LIBREOFFICE.REGEX([$Input.G92];&quot;\d+.blue&quot;;;1));&quot;&quot;;ORG.LIBREOFFICE.REGEX([$Input.G92];&quot;\d+.blue&quot;;;1)))">
            <text:p/>
          </table:table-cell>
          <table:table-cell table:style-name="ce2" table:formula="of:=IF(ISBLANK([$Input.G92]);&quot;&quot;;IF(ISNA(ORG.LIBREOFFICE.REGEX([$Input.G92];&quot;\d+.green&quot;;;1));&quot;&quot;;ORG.LIBREOFFICE.REGEX([$Input.G92];&quot;\d+.green&quot;;;1)))">
            <text:p/>
          </table:table-cell>
          <table:table-cell/>
          <table:table-cell table:style-name="ce6" table:formula="of:=IF([.C94]=&quot;&quot;;1;IF(ISNA([.C94]);1;IF(NUMBERVALUE(ORG.LIBREOFFICE.REGEX([.C94];&quot;\d+&quot;;))&gt;12;0;1)))" office:value-type="float" office:value="1" calcext:value-type="float">
            <text:p>1</text:p>
          </table:table-cell>
          <table:table-cell table:style-name="ce3" table:formula="of:=IF([.E94]=&quot;&quot;;1;IF(ISNA([.E94]);1;IF(NUMBERVALUE(ORG.LIBREOFFICE.REGEX([.E94];&quot;\d+&quot;;))&gt;13;0;1)))" office:value-type="float" office:value="1" calcext:value-type="float">
            <text:p>1</text:p>
          </table:table-cell>
          <table:table-cell table:style-name="ce12" table:formula="of:=IF([.D94]=&quot;&quot;;1;IF(ISNA([.D94]);1;IF(NUMBERVALUE(ORG.LIBREOFFICE.REGEX([.D94];&quot;\d+&quot;;))&gt;14;0;1)))" office:value-type="float" office:value="1" calcext:value-type="float">
            <text:p>1</text:p>
          </table:table-cell>
          <table:table-cell table:style-name="ce6" table:formula="of:=IF([.F94]=&quot;&quot;;1;IF(ISNA([.F94]);1;IF(NUMBERVALUE(ORG.LIBREOFFICE.REGEX([.F94];&quot;\d+&quot;;))&gt;12;0;1)))" office:value-type="float" office:value="1" calcext:value-type="float">
            <text:p>1</text:p>
          </table:table-cell>
          <table:table-cell table:style-name="ce3" table:formula="of:=IF([.H94]=&quot;&quot;;1;IF(ISNA([.H94]);1;IF(NUMBERVALUE(ORG.LIBREOFFICE.REGEX([.H94];&quot;\d+&quot;;))&gt;13;0;1)))" office:value-type="float" office:value="1" calcext:value-type="float">
            <text:p>1</text:p>
          </table:table-cell>
          <table:table-cell table:style-name="ce12" table:formula="of:=IF([.G94]=&quot;&quot;;1;IF(ISNA([.G94]);1;IF(NUMBERVALUE(ORG.LIBREOFFICE.REGEX([.G94];&quot;\d+&quot;;))&gt;14;0;1)))" office:value-type="float" office:value="1" calcext:value-type="float">
            <text:p>1</text:p>
          </table:table-cell>
          <table:table-cell table:style-name="ce6" table:formula="of:=IF([.I94]=&quot;&quot;;1;IF(ISNA([.I94]);1;IF(NUMBERVALUE(ORG.LIBREOFFICE.REGEX([.I94];&quot;\d+&quot;;))&gt;12;0;1)))" office:value-type="float" office:value="1" calcext:value-type="float">
            <text:p>1</text:p>
          </table:table-cell>
          <table:table-cell table:style-name="ce3" table:formula="of:=IF([.K94]=&quot;&quot;;1;IF(ISNA([.K94]);1;IF(NUMBERVALUE(ORG.LIBREOFFICE.REGEX([.K94];&quot;\d+&quot;;))&gt;13;0;1)))" office:value-type="float" office:value="1" calcext:value-type="float">
            <text:p>1</text:p>
          </table:table-cell>
          <table:table-cell table:style-name="ce12" table:formula="of:=IF([.J94]=&quot;&quot;;1;IF(ISNA([.J94]);1;IF(NUMBERVALUE(ORG.LIBREOFFICE.REGEX([.J94];&quot;\d+&quot;;))&gt;14;0;1)))" office:value-type="float" office:value="1" calcext:value-type="float">
            <text:p>1</text:p>
          </table:table-cell>
          <table:table-cell table:style-name="ce6" table:formula="of:=IF([.L94]=&quot;&quot;;1;IF(ISNA([.L94]);1;IF(NUMBERVALUE(ORG.LIBREOFFICE.REGEX([.L94];&quot;\d+&quot;;))&gt;12;0;1)))" office:value-type="float" office:value="1" calcext:value-type="float">
            <text:p>1</text:p>
          </table:table-cell>
          <table:table-cell table:style-name="ce3" table:formula="of:=IF([.N94]=&quot;&quot;;1;IF(ISNA([.N94]);1;IF(NUMBERVALUE(ORG.LIBREOFFICE.REGEX([.N94];&quot;\d+&quot;;))&gt;13;0;1)))" office:value-type="float" office:value="1" calcext:value-type="float">
            <text:p>1</text:p>
          </table:table-cell>
          <table:table-cell table:style-name="ce12" table:formula="of:=IF([.M94]=&quot;&quot;;1;IF(ISNA([.M94]);1;IF(NUMBERVALUE(ORG.LIBREOFFICE.REGEX([.M94];&quot;\d+&quot;;))&gt;14;0;1)))" office:value-type="float" office:value="1" calcext:value-type="float">
            <text:p>1</text:p>
          </table:table-cell>
          <table:table-cell table:style-name="ce6" table:formula="of:=IF([.O94]=&quot;&quot;;1;IF(ISNA([.O94]);1;IF(NUMBERVALUE(ORG.LIBREOFFICE.REGEX([.O94];&quot;\d+&quot;;))&gt;12;0;1)))" office:value-type="float" office:value="1" calcext:value-type="float">
            <text:p>1</text:p>
          </table:table-cell>
          <table:table-cell table:style-name="ce3" table:formula="of:=IF([.Q94]=&quot;&quot;;1;IF(ISNA([.Q94]);1;IF(NUMBERVALUE(ORG.LIBREOFFICE.REGEX([.Q94];&quot;\d+&quot;;))&gt;13;0;1)))" office:value-type="float" office:value="1" calcext:value-type="float">
            <text:p>1</text:p>
          </table:table-cell>
          <table:table-cell table:style-name="ce12" table:formula="of:=IF([.P94]=&quot;&quot;;1;IF(ISNA([.P94]);1;IF(NUMBERVALUE(ORG.LIBREOFFICE.REGEX([.P94];&quot;\d+&quot;;))&gt;14;0;1)))" office:value-type="float" office:value="1" calcext:value-type="float">
            <text:p>1</text:p>
          </table:table-cell>
          <table:table-cell table:style-name="ce6" table:formula="of:=IF([.R94]=&quot;&quot;;1;IF(ISNA([.R94]);1;IF(NUMBERVALUE(ORG.LIBREOFFICE.REGEX([.R94];&quot;\d+&quot;;))&gt;12;0;1)))" office:value-type="float" office:value="1" calcext:value-type="float">
            <text:p>1</text:p>
          </table:table-cell>
          <table:table-cell table:style-name="ce3" table:formula="of:=IF([.T94]=&quot;&quot;;1;IF(ISNA([.T94]);1;IF(NUMBERVALUE(ORG.LIBREOFFICE.REGEX([.T94];&quot;\d+&quot;;))&gt;13;0;1)))" office:value-type="float" office:value="1" calcext:value-type="float">
            <text:p>1</text:p>
          </table:table-cell>
          <table:table-cell table:style-name="ce12" table:formula="of:=IF([.S94]=&quot;&quot;;1;IF(ISNA([.S94]);1;IF(NUMBERVALUE(ORG.LIBREOFFICE.REGEX([.S94];&quot;\d+&quot;;))&gt;14;0;1)))" office:value-type="float" office:value="1" calcext:value-type="float">
            <text:p>1</text:p>
          </table:table-cell>
          <table:table-cell table:style-name="ce3" table:formula="of:=IF([.V94]=0;0;IF([.W94]=0;0;IF([.X94]=0;0;IF([.Y94]=0;0;IF([.Z94]=0;0;IF([.AA94]=0;0;IF([.AB94]=0;0;IF([.AC94]=0;0;IF([.AD94]=0;0;IF([.AE94]=0;0;IF([.AF94]=0;0;IF([.AG94]=0;0;IF([.AH94]=0;0;IF([.AI94]=0;0;IF([.AJ94]=0;0;IF([.AK94]=0;0;IF([.AL94]=0;0;IF([.AM94]=0;0;1))))))))))))))))))" office:value-type="float" office:value="1" calcext:value-type="float">
            <text:p>1</text:p>
          </table:table-cell>
          <table:table-cell table:style-name="ce3" table:formula="of:=IF([.AN94]=1;NUMBERVALUE(ORG.LIBREOFFICE.REGEX([.A94];&quot;\d+&quot;));&quot;&quot;)" office:value-type="float" office:value="92" calcext:value-type="float">
            <text:p>92</text:p>
          </table:table-cell>
          <table:table-cell/>
        </table:table-row>
        <table:table-row table:style-name="ro1">
          <table:table-cell table:formula="of:=[$Input.A93]" office:value-type="string" office:string-value="Game 93" calcext:value-type="string">
            <text:p>Game 93</text:p>
          </table:table-cell>
          <table:table-cell table:style-name="ce3" table:formula="of:=COUNTIF([$Input.B93:.G93];&quot;&lt;&gt;&quot;)" office:value-type="float" office:value="4" calcext:value-type="float">
            <text:p>4</text:p>
          </table:table-cell>
          <table:table-cell table:style-name="ce2" table:formula="of:=IF(ISBLANK([$Input.B93]);&quot;&quot;;IF(ISNA(ORG.LIBREOFFICE.REGEX([$Input.B93];&quot;\d+.red&quot;;;1));&quot;&quot;;ORG.LIBREOFFICE.REGEX([$Input.B93];&quot;\d+.red&quot;;;1)))">
            <text:p/>
          </table:table-cell>
          <table:table-cell table:style-name="ce2" table:formula="of:=IF(ISBLANK([$Input.B93]);&quot;&quot;;IF(ISNA(ORG.LIBREOFFICE.REGEX([$Input.B93];&quot;\d+.blue&quot;;;1));&quot;&quot;;ORG.LIBREOFFICE.REGEX([$Input.B93];&quot;\d+.blue&quot;;;1)))" office:value-type="string" office:string-value="2 blue" calcext:value-type="string">
            <text:p>2 blue</text:p>
          </table:table-cell>
          <table:table-cell table:style-name="ce2" table:formula="of:=IF(ISBLANK([$Input.B93]);&quot;&quot;;IF(ISNA(ORG.LIBREOFFICE.REGEX([$Input.B93];&quot;\d+.green&quot;;;1));&quot;&quot;;ORG.LIBREOFFICE.REGEX([$Input.B93];&quot;\d+.green&quot;;;1)))" office:value-type="string" office:string-value="5 green" calcext:value-type="string">
            <text:p>5 green</text:p>
          </table:table-cell>
          <table:table-cell table:style-name="ce2" table:formula="of:=IF(ISBLANK([$Input.C93]);&quot;&quot;;IF(ISNA(ORG.LIBREOFFICE.REGEX([$Input.C93];&quot;\d+.red&quot;;;1));&quot;&quot;;ORG.LIBREOFFICE.REGEX([$Input.C93];&quot;\d+.red&quot;;;1)))" office:value-type="string" office:string-value="3 red" calcext:value-type="string">
            <text:p>3 red</text:p>
          </table:table-cell>
          <table:table-cell table:style-name="ce2" table:formula="of:=IF(ISBLANK([$Input.C93]);&quot;&quot;;IF(ISNA(ORG.LIBREOFFICE.REGEX([$Input.C93];&quot;\d+.blue&quot;;;1));&quot;&quot;;ORG.LIBREOFFICE.REGEX([$Input.C93];&quot;\d+.blue&quot;;;1)))" office:value-type="string" office:string-value="5 blue" calcext:value-type="string">
            <text:p>5 blue</text:p>
          </table:table-cell>
          <table:table-cell table:style-name="ce2" table:formula="of:=IF(ISBLANK([$Input.C93]);&quot;&quot;;IF(ISNA(ORG.LIBREOFFICE.REGEX([$Input.C93];&quot;\d+.green&quot;;;1));&quot;&quot;;ORG.LIBREOFFICE.REGEX([$Input.C93];&quot;\d+.green&quot;;;1)))" office:value-type="string" office:string-value="2 green" calcext:value-type="string">
            <text:p>2 green</text:p>
          </table:table-cell>
          <table:table-cell table:style-name="ce2" table:formula="of:=IF(ISBLANK([$Input.D93]);&quot;&quot;;IF(ISNA(ORG.LIBREOFFICE.REGEX([$Input.D93];&quot;\d+.red&quot;;;1));&quot;&quot;;ORG.LIBREOFFICE.REGEX([$Input.D93];&quot;\d+.red&quot;;;1)))" office:value-type="string" office:string-value="1 red" calcext:value-type="string">
            <text:p>1 red</text:p>
          </table:table-cell>
          <table:table-cell table:style-name="ce2" table:formula="of:=IF(ISBLANK([$Input.D93]);&quot;&quot;;IF(ISNA(ORG.LIBREOFFICE.REGEX([$Input.D93];&quot;\d+.blue&quot;;;1));&quot;&quot;;ORG.LIBREOFFICE.REGEX([$Input.D93];&quot;\d+.blue&quot;;;1)))" office:value-type="string" office:string-value="5 blue" calcext:value-type="string">
            <text:p>5 blue</text:p>
          </table:table-cell>
          <table:table-cell table:style-name="ce2" table:formula="of:=IF(ISBLANK([$Input.D93]);&quot;&quot;;IF(ISNA(ORG.LIBREOFFICE.REGEX([$Input.D93];&quot;\d+.green&quot;;;1));&quot;&quot;;ORG.LIBREOFFICE.REGEX([$Input.D93];&quot;\d+.green&quot;;;1)))" office:value-type="string" office:string-value="2 green" calcext:value-type="string">
            <text:p>2 green</text:p>
          </table:table-cell>
          <table:table-cell table:style-name="ce2" table:formula="of:=IF(ISBLANK([$Input.E93]);&quot;&quot;;IF(ISNA(ORG.LIBREOFFICE.REGEX([$Input.E93];&quot;\d+.red&quot;;;1));&quot;&quot;;ORG.LIBREOFFICE.REGEX([$Input.E93];&quot;\d+.red&quot;;;1)))" office:value-type="string" office:string-value="4 red" calcext:value-type="string">
            <text:p>4 red</text:p>
          </table:table-cell>
          <table:table-cell table:style-name="ce2" table:formula="of:=IF(ISBLANK([$Input.E93]);&quot;&quot;;IF(ISNA(ORG.LIBREOFFICE.REGEX([$Input.E93];&quot;\d+.blue&quot;;;1));&quot;&quot;;ORG.LIBREOFFICE.REGEX([$Input.E93];&quot;\d+.blue&quot;;;1)))" office:value-type="string" office:string-value="7 blue" calcext:value-type="string">
            <text:p>7 blue</text:p>
          </table:table-cell>
          <table:table-cell table:style-name="ce2" table:formula="of:=IF(ISBLANK([$Input.E93]);&quot;&quot;;IF(ISNA(ORG.LIBREOFFICE.REGEX([$Input.E93];&quot;\d+.green&quot;;;1));&quot;&quot;;ORG.LIBREOFFICE.REGEX([$Input.E93];&quot;\d+.green&quot;;;1)))" office:value-type="string" office:string-value="9 green" calcext:value-type="string">
            <text:p>9 green</text:p>
          </table:table-cell>
          <table:table-cell table:style-name="ce2" table:formula="of:=IF(ISBLANK([$Input.F93]);&quot;&quot;;IF(ISNA(ORG.LIBREOFFICE.REGEX([$Input.F93];&quot;\d+.red&quot;;;1));&quot;&quot;;ORG.LIBREOFFICE.REGEX([$Input.F93];&quot;\d+.red&quot;;;1)))">
            <text:p/>
          </table:table-cell>
          <table:table-cell table:style-name="ce2" table:formula="of:=IF(ISBLANK([$Input.F93]);&quot;&quot;;IF(ISNA(ORG.LIBREOFFICE.REGEX([$Input.F93];&quot;\d+.blue&quot;;;1));&quot;&quot;;ORG.LIBREOFFICE.REGEX([$Input.F93];&quot;\d+.blue&quot;;;1)))">
            <text:p/>
          </table:table-cell>
          <table:table-cell table:style-name="ce2" table:formula="of:=IF(ISBLANK([$Input.F93]);&quot;&quot;;IF(ISNA(ORG.LIBREOFFICE.REGEX([$Input.F93];&quot;\d+.green&quot;;;1));&quot;&quot;;ORG.LIBREOFFICE.REGEX([$Input.F93];&quot;\d+.green&quot;;;1)))">
            <text:p/>
          </table:table-cell>
          <table:table-cell table:style-name="ce2" table:formula="of:=IF(ISBLANK([$Input.G93]);&quot;&quot;;IF(ISNA(ORG.LIBREOFFICE.REGEX([$Input.G93];&quot;\d+.red&quot;;;1));&quot;&quot;;ORG.LIBREOFFICE.REGEX([$Input.G93];&quot;\d+.red&quot;;;1)))">
            <text:p/>
          </table:table-cell>
          <table:table-cell table:style-name="ce2" table:formula="of:=IF(ISBLANK([$Input.G93]);&quot;&quot;;IF(ISNA(ORG.LIBREOFFICE.REGEX([$Input.G93];&quot;\d+.blue&quot;;;1));&quot;&quot;;ORG.LIBREOFFICE.REGEX([$Input.G93];&quot;\d+.blue&quot;;;1)))">
            <text:p/>
          </table:table-cell>
          <table:table-cell table:style-name="ce2" table:formula="of:=IF(ISBLANK([$Input.G93]);&quot;&quot;;IF(ISNA(ORG.LIBREOFFICE.REGEX([$Input.G93];&quot;\d+.green&quot;;;1));&quot;&quot;;ORG.LIBREOFFICE.REGEX([$Input.G93];&quot;\d+.green&quot;;;1)))">
            <text:p/>
          </table:table-cell>
          <table:table-cell/>
          <table:table-cell table:style-name="ce6" table:formula="of:=IF([.C95]=&quot;&quot;;1;IF(ISNA([.C95]);1;IF(NUMBERVALUE(ORG.LIBREOFFICE.REGEX([.C95];&quot;\d+&quot;;))&gt;12;0;1)))" office:value-type="float" office:value="1" calcext:value-type="float">
            <text:p>1</text:p>
          </table:table-cell>
          <table:table-cell table:style-name="ce3" table:formula="of:=IF([.E95]=&quot;&quot;;1;IF(ISNA([.E95]);1;IF(NUMBERVALUE(ORG.LIBREOFFICE.REGEX([.E95];&quot;\d+&quot;;))&gt;13;0;1)))" office:value-type="float" office:value="1" calcext:value-type="float">
            <text:p>1</text:p>
          </table:table-cell>
          <table:table-cell table:style-name="ce12" table:formula="of:=IF([.D95]=&quot;&quot;;1;IF(ISNA([.D95]);1;IF(NUMBERVALUE(ORG.LIBREOFFICE.REGEX([.D95];&quot;\d+&quot;;))&gt;14;0;1)))" office:value-type="float" office:value="1" calcext:value-type="float">
            <text:p>1</text:p>
          </table:table-cell>
          <table:table-cell table:style-name="ce6" table:formula="of:=IF([.F95]=&quot;&quot;;1;IF(ISNA([.F95]);1;IF(NUMBERVALUE(ORG.LIBREOFFICE.REGEX([.F95];&quot;\d+&quot;;))&gt;12;0;1)))" office:value-type="float" office:value="1" calcext:value-type="float">
            <text:p>1</text:p>
          </table:table-cell>
          <table:table-cell table:style-name="ce3" table:formula="of:=IF([.H95]=&quot;&quot;;1;IF(ISNA([.H95]);1;IF(NUMBERVALUE(ORG.LIBREOFFICE.REGEX([.H95];&quot;\d+&quot;;))&gt;13;0;1)))" office:value-type="float" office:value="1" calcext:value-type="float">
            <text:p>1</text:p>
          </table:table-cell>
          <table:table-cell table:style-name="ce12" table:formula="of:=IF([.G95]=&quot;&quot;;1;IF(ISNA([.G95]);1;IF(NUMBERVALUE(ORG.LIBREOFFICE.REGEX([.G95];&quot;\d+&quot;;))&gt;14;0;1)))" office:value-type="float" office:value="1" calcext:value-type="float">
            <text:p>1</text:p>
          </table:table-cell>
          <table:table-cell table:style-name="ce6" table:formula="of:=IF([.I95]=&quot;&quot;;1;IF(ISNA([.I95]);1;IF(NUMBERVALUE(ORG.LIBREOFFICE.REGEX([.I95];&quot;\d+&quot;;))&gt;12;0;1)))" office:value-type="float" office:value="1" calcext:value-type="float">
            <text:p>1</text:p>
          </table:table-cell>
          <table:table-cell table:style-name="ce3" table:formula="of:=IF([.K95]=&quot;&quot;;1;IF(ISNA([.K95]);1;IF(NUMBERVALUE(ORG.LIBREOFFICE.REGEX([.K95];&quot;\d+&quot;;))&gt;13;0;1)))" office:value-type="float" office:value="1" calcext:value-type="float">
            <text:p>1</text:p>
          </table:table-cell>
          <table:table-cell table:style-name="ce12" table:formula="of:=IF([.J95]=&quot;&quot;;1;IF(ISNA([.J95]);1;IF(NUMBERVALUE(ORG.LIBREOFFICE.REGEX([.J95];&quot;\d+&quot;;))&gt;14;0;1)))" office:value-type="float" office:value="1" calcext:value-type="float">
            <text:p>1</text:p>
          </table:table-cell>
          <table:table-cell table:style-name="ce6" table:formula="of:=IF([.L95]=&quot;&quot;;1;IF(ISNA([.L95]);1;IF(NUMBERVALUE(ORG.LIBREOFFICE.REGEX([.L95];&quot;\d+&quot;;))&gt;12;0;1)))" office:value-type="float" office:value="1" calcext:value-type="float">
            <text:p>1</text:p>
          </table:table-cell>
          <table:table-cell table:style-name="ce3" table:formula="of:=IF([.N95]=&quot;&quot;;1;IF(ISNA([.N95]);1;IF(NUMBERVALUE(ORG.LIBREOFFICE.REGEX([.N95];&quot;\d+&quot;;))&gt;13;0;1)))" office:value-type="float" office:value="1" calcext:value-type="float">
            <text:p>1</text:p>
          </table:table-cell>
          <table:table-cell table:style-name="ce12" table:formula="of:=IF([.M95]=&quot;&quot;;1;IF(ISNA([.M95]);1;IF(NUMBERVALUE(ORG.LIBREOFFICE.REGEX([.M95];&quot;\d+&quot;;))&gt;14;0;1)))" office:value-type="float" office:value="1" calcext:value-type="float">
            <text:p>1</text:p>
          </table:table-cell>
          <table:table-cell table:style-name="ce6" table:formula="of:=IF([.O95]=&quot;&quot;;1;IF(ISNA([.O95]);1;IF(NUMBERVALUE(ORG.LIBREOFFICE.REGEX([.O95];&quot;\d+&quot;;))&gt;12;0;1)))" office:value-type="float" office:value="1" calcext:value-type="float">
            <text:p>1</text:p>
          </table:table-cell>
          <table:table-cell table:style-name="ce3" table:formula="of:=IF([.Q95]=&quot;&quot;;1;IF(ISNA([.Q95]);1;IF(NUMBERVALUE(ORG.LIBREOFFICE.REGEX([.Q95];&quot;\d+&quot;;))&gt;13;0;1)))" office:value-type="float" office:value="1" calcext:value-type="float">
            <text:p>1</text:p>
          </table:table-cell>
          <table:table-cell table:style-name="ce12" table:formula="of:=IF([.P95]=&quot;&quot;;1;IF(ISNA([.P95]);1;IF(NUMBERVALUE(ORG.LIBREOFFICE.REGEX([.P95];&quot;\d+&quot;;))&gt;14;0;1)))" office:value-type="float" office:value="1" calcext:value-type="float">
            <text:p>1</text:p>
          </table:table-cell>
          <table:table-cell table:style-name="ce6" table:formula="of:=IF([.R95]=&quot;&quot;;1;IF(ISNA([.R95]);1;IF(NUMBERVALUE(ORG.LIBREOFFICE.REGEX([.R95];&quot;\d+&quot;;))&gt;12;0;1)))" office:value-type="float" office:value="1" calcext:value-type="float">
            <text:p>1</text:p>
          </table:table-cell>
          <table:table-cell table:style-name="ce3" table:formula="of:=IF([.T95]=&quot;&quot;;1;IF(ISNA([.T95]);1;IF(NUMBERVALUE(ORG.LIBREOFFICE.REGEX([.T95];&quot;\d+&quot;;))&gt;13;0;1)))" office:value-type="float" office:value="1" calcext:value-type="float">
            <text:p>1</text:p>
          </table:table-cell>
          <table:table-cell table:style-name="ce12" table:formula="of:=IF([.S95]=&quot;&quot;;1;IF(ISNA([.S95]);1;IF(NUMBERVALUE(ORG.LIBREOFFICE.REGEX([.S95];&quot;\d+&quot;;))&gt;14;0;1)))" office:value-type="float" office:value="1" calcext:value-type="float">
            <text:p>1</text:p>
          </table:table-cell>
          <table:table-cell table:style-name="ce3" table:formula="of:=IF([.V95]=0;0;IF([.W95]=0;0;IF([.X95]=0;0;IF([.Y95]=0;0;IF([.Z95]=0;0;IF([.AA95]=0;0;IF([.AB95]=0;0;IF([.AC95]=0;0;IF([.AD95]=0;0;IF([.AE95]=0;0;IF([.AF95]=0;0;IF([.AG95]=0;0;IF([.AH95]=0;0;IF([.AI95]=0;0;IF([.AJ95]=0;0;IF([.AK95]=0;0;IF([.AL95]=0;0;IF([.AM95]=0;0;1))))))))))))))))))" office:value-type="float" office:value="1" calcext:value-type="float">
            <text:p>1</text:p>
          </table:table-cell>
          <table:table-cell table:style-name="ce3" table:formula="of:=IF([.AN95]=1;NUMBERVALUE(ORG.LIBREOFFICE.REGEX([.A95];&quot;\d+&quot;));&quot;&quot;)" office:value-type="float" office:value="93" calcext:value-type="float">
            <text:p>93</text:p>
          </table:table-cell>
          <table:table-cell/>
        </table:table-row>
        <table:table-row table:style-name="ro1">
          <table:table-cell table:formula="of:=[$Input.A94]" office:value-type="string" office:string-value="Game 94" calcext:value-type="string">
            <text:p>Game 94</text:p>
          </table:table-cell>
          <table:table-cell table:style-name="ce3" table:formula="of:=COUNTIF([$Input.B94:.G94];&quot;&lt;&gt;&quot;)" office:value-type="float" office:value="4" calcext:value-type="float">
            <text:p>4</text:p>
          </table:table-cell>
          <table:table-cell table:style-name="ce2" table:formula="of:=IF(ISBLANK([$Input.B94]);&quot;&quot;;IF(ISNA(ORG.LIBREOFFICE.REGEX([$Input.B94];&quot;\d+.red&quot;;;1));&quot;&quot;;ORG.LIBREOFFICE.REGEX([$Input.B94];&quot;\d+.red&quot;;;1)))" office:value-type="string" office:string-value="1 red" calcext:value-type="string">
            <text:p>1 red</text:p>
          </table:table-cell>
          <table:table-cell table:style-name="ce2" table:formula="of:=IF(ISBLANK([$Input.B94]);&quot;&quot;;IF(ISNA(ORG.LIBREOFFICE.REGEX([$Input.B94];&quot;\d+.blue&quot;;;1));&quot;&quot;;ORG.LIBREOFFICE.REGEX([$Input.B94];&quot;\d+.blue&quot;;;1)))" office:value-type="string" office:string-value="9 blue" calcext:value-type="string">
            <text:p>9 blue</text:p>
          </table:table-cell>
          <table:table-cell table:style-name="ce2" table:formula="of:=IF(ISBLANK([$Input.B94]);&quot;&quot;;IF(ISNA(ORG.LIBREOFFICE.REGEX([$Input.B94];&quot;\d+.green&quot;;;1));&quot;&quot;;ORG.LIBREOFFICE.REGEX([$Input.B94];&quot;\d+.green&quot;;;1)))" office:value-type="string" office:string-value="14 green" calcext:value-type="string">
            <text:p>14 green</text:p>
          </table:table-cell>
          <table:table-cell table:style-name="ce2" table:formula="of:=IF(ISBLANK([$Input.C94]);&quot;&quot;;IF(ISNA(ORG.LIBREOFFICE.REGEX([$Input.C94];&quot;\d+.red&quot;;;1));&quot;&quot;;ORG.LIBREOFFICE.REGEX([$Input.C94];&quot;\d+.red&quot;;;1)))">
            <text:p/>
          </table:table-cell>
          <table:table-cell table:style-name="ce2" table:formula="of:=IF(ISBLANK([$Input.C94]);&quot;&quot;;IF(ISNA(ORG.LIBREOFFICE.REGEX([$Input.C94];&quot;\d+.blue&quot;;;1));&quot;&quot;;ORG.LIBREOFFICE.REGEX([$Input.C94];&quot;\d+.blue&quot;;;1)))">
            <text:p/>
          </table:table-cell>
          <table:table-cell table:style-name="ce2" table:formula="of:=IF(ISBLANK([$Input.C94]);&quot;&quot;;IF(ISNA(ORG.LIBREOFFICE.REGEX([$Input.C94];&quot;\d+.green&quot;;;1));&quot;&quot;;ORG.LIBREOFFICE.REGEX([$Input.C94];&quot;\d+.green&quot;;;1)))" office:value-type="string" office:string-value="6 green" calcext:value-type="string">
            <text:p>6 green</text:p>
          </table:table-cell>
          <table:table-cell table:style-name="ce2" table:formula="of:=IF(ISBLANK([$Input.D94]);&quot;&quot;;IF(ISNA(ORG.LIBREOFFICE.REGEX([$Input.D94];&quot;\d+.red&quot;;;1));&quot;&quot;;ORG.LIBREOFFICE.REGEX([$Input.D94];&quot;\d+.red&quot;;;1)))">
            <text:p/>
          </table:table-cell>
          <table:table-cell table:style-name="ce2" table:formula="of:=IF(ISBLANK([$Input.D94]);&quot;&quot;;IF(ISNA(ORG.LIBREOFFICE.REGEX([$Input.D94];&quot;\d+.blue&quot;;;1));&quot;&quot;;ORG.LIBREOFFICE.REGEX([$Input.D94];&quot;\d+.blue&quot;;;1)))" office:value-type="string" office:string-value="2 blue" calcext:value-type="string">
            <text:p>2 blue</text:p>
          </table:table-cell>
          <table:table-cell table:style-name="ce2" table:formula="of:=IF(ISBLANK([$Input.D94]);&quot;&quot;;IF(ISNA(ORG.LIBREOFFICE.REGEX([$Input.D94];&quot;\d+.green&quot;;;1));&quot;&quot;;ORG.LIBREOFFICE.REGEX([$Input.D94];&quot;\d+.green&quot;;;1)))" office:value-type="string" office:string-value="11 green" calcext:value-type="string">
            <text:p>11 green</text:p>
          </table:table-cell>
          <table:table-cell table:style-name="ce2" table:formula="of:=IF(ISBLANK([$Input.E94]);&quot;&quot;;IF(ISNA(ORG.LIBREOFFICE.REGEX([$Input.E94];&quot;\d+.red&quot;;;1));&quot;&quot;;ORG.LIBREOFFICE.REGEX([$Input.E94];&quot;\d+.red&quot;;;1)))" office:value-type="string" office:string-value="1 red" calcext:value-type="string">
            <text:p>1 red</text:p>
          </table:table-cell>
          <table:table-cell table:style-name="ce2" table:formula="of:=IF(ISBLANK([$Input.E94]);&quot;&quot;;IF(ISNA(ORG.LIBREOFFICE.REGEX([$Input.E94];&quot;\d+.blue&quot;;;1));&quot;&quot;;ORG.LIBREOFFICE.REGEX([$Input.E94];&quot;\d+.blue&quot;;;1)))" office:value-type="string" office:string-value="4 blue" calcext:value-type="string">
            <text:p>4 blue</text:p>
          </table:table-cell>
          <table:table-cell table:style-name="ce2" table:formula="of:=IF(ISBLANK([$Input.E94]);&quot;&quot;;IF(ISNA(ORG.LIBREOFFICE.REGEX([$Input.E94];&quot;\d+.green&quot;;;1));&quot;&quot;;ORG.LIBREOFFICE.REGEX([$Input.E94];&quot;\d+.green&quot;;;1)))" office:value-type="string" office:string-value="16 green" calcext:value-type="string">
            <text:p>16 green</text:p>
          </table:table-cell>
          <table:table-cell table:style-name="ce2" table:formula="of:=IF(ISBLANK([$Input.F94]);&quot;&quot;;IF(ISNA(ORG.LIBREOFFICE.REGEX([$Input.F94];&quot;\d+.red&quot;;;1));&quot;&quot;;ORG.LIBREOFFICE.REGEX([$Input.F94];&quot;\d+.red&quot;;;1)))">
            <text:p/>
          </table:table-cell>
          <table:table-cell table:style-name="ce2" table:formula="of:=IF(ISBLANK([$Input.F94]);&quot;&quot;;IF(ISNA(ORG.LIBREOFFICE.REGEX([$Input.F94];&quot;\d+.blue&quot;;;1));&quot;&quot;;ORG.LIBREOFFICE.REGEX([$Input.F94];&quot;\d+.blue&quot;;;1)))">
            <text:p/>
          </table:table-cell>
          <table:table-cell table:style-name="ce2" table:formula="of:=IF(ISBLANK([$Input.F94]);&quot;&quot;;IF(ISNA(ORG.LIBREOFFICE.REGEX([$Input.F94];&quot;\d+.green&quot;;;1));&quot;&quot;;ORG.LIBREOFFICE.REGEX([$Input.F94];&quot;\d+.green&quot;;;1)))">
            <text:p/>
          </table:table-cell>
          <table:table-cell table:style-name="ce2" table:formula="of:=IF(ISBLANK([$Input.G94]);&quot;&quot;;IF(ISNA(ORG.LIBREOFFICE.REGEX([$Input.G94];&quot;\d+.red&quot;;;1));&quot;&quot;;ORG.LIBREOFFICE.REGEX([$Input.G94];&quot;\d+.red&quot;;;1)))">
            <text:p/>
          </table:table-cell>
          <table:table-cell table:style-name="ce2" table:formula="of:=IF(ISBLANK([$Input.G94]);&quot;&quot;;IF(ISNA(ORG.LIBREOFFICE.REGEX([$Input.G94];&quot;\d+.blue&quot;;;1));&quot;&quot;;ORG.LIBREOFFICE.REGEX([$Input.G94];&quot;\d+.blue&quot;;;1)))">
            <text:p/>
          </table:table-cell>
          <table:table-cell table:style-name="ce2" table:formula="of:=IF(ISBLANK([$Input.G94]);&quot;&quot;;IF(ISNA(ORG.LIBREOFFICE.REGEX([$Input.G94];&quot;\d+.green&quot;;;1));&quot;&quot;;ORG.LIBREOFFICE.REGEX([$Input.G94];&quot;\d+.green&quot;;;1)))">
            <text:p/>
          </table:table-cell>
          <table:table-cell/>
          <table:table-cell table:style-name="ce6" table:formula="of:=IF([.C96]=&quot;&quot;;1;IF(ISNA([.C96]);1;IF(NUMBERVALUE(ORG.LIBREOFFICE.REGEX([.C96];&quot;\d+&quot;;))&gt;12;0;1)))" office:value-type="float" office:value="1" calcext:value-type="float">
            <text:p>1</text:p>
          </table:table-cell>
          <table:table-cell table:style-name="ce3" table:formula="of:=IF([.E96]=&quot;&quot;;1;IF(ISNA([.E96]);1;IF(NUMBERVALUE(ORG.LIBREOFFICE.REGEX([.E96];&quot;\d+&quot;;))&gt;13;0;1)))" office:value-type="float" office:value="0" calcext:value-type="float">
            <text:p>0</text:p>
          </table:table-cell>
          <table:table-cell table:style-name="ce12" table:formula="of:=IF([.D96]=&quot;&quot;;1;IF(ISNA([.D96]);1;IF(NUMBERVALUE(ORG.LIBREOFFICE.REGEX([.D96];&quot;\d+&quot;;))&gt;14;0;1)))" office:value-type="float" office:value="1" calcext:value-type="float">
            <text:p>1</text:p>
          </table:table-cell>
          <table:table-cell table:style-name="ce6" table:formula="of:=IF([.F96]=&quot;&quot;;1;IF(ISNA([.F96]);1;IF(NUMBERVALUE(ORG.LIBREOFFICE.REGEX([.F96];&quot;\d+&quot;;))&gt;12;0;1)))" office:value-type="float" office:value="1" calcext:value-type="float">
            <text:p>1</text:p>
          </table:table-cell>
          <table:table-cell table:style-name="ce3" table:formula="of:=IF([.H96]=&quot;&quot;;1;IF(ISNA([.H96]);1;IF(NUMBERVALUE(ORG.LIBREOFFICE.REGEX([.H96];&quot;\d+&quot;;))&gt;13;0;1)))" office:value-type="float" office:value="1" calcext:value-type="float">
            <text:p>1</text:p>
          </table:table-cell>
          <table:table-cell table:style-name="ce12" table:formula="of:=IF([.G96]=&quot;&quot;;1;IF(ISNA([.G96]);1;IF(NUMBERVALUE(ORG.LIBREOFFICE.REGEX([.G96];&quot;\d+&quot;;))&gt;14;0;1)))" office:value-type="float" office:value="1" calcext:value-type="float">
            <text:p>1</text:p>
          </table:table-cell>
          <table:table-cell table:style-name="ce6" table:formula="of:=IF([.I96]=&quot;&quot;;1;IF(ISNA([.I96]);1;IF(NUMBERVALUE(ORG.LIBREOFFICE.REGEX([.I96];&quot;\d+&quot;;))&gt;12;0;1)))" office:value-type="float" office:value="1" calcext:value-type="float">
            <text:p>1</text:p>
          </table:table-cell>
          <table:table-cell table:style-name="ce3" table:formula="of:=IF([.K96]=&quot;&quot;;1;IF(ISNA([.K96]);1;IF(NUMBERVALUE(ORG.LIBREOFFICE.REGEX([.K96];&quot;\d+&quot;;))&gt;13;0;1)))" office:value-type="float" office:value="1" calcext:value-type="float">
            <text:p>1</text:p>
          </table:table-cell>
          <table:table-cell table:style-name="ce12" table:formula="of:=IF([.J96]=&quot;&quot;;1;IF(ISNA([.J96]);1;IF(NUMBERVALUE(ORG.LIBREOFFICE.REGEX([.J96];&quot;\d+&quot;;))&gt;14;0;1)))" office:value-type="float" office:value="1" calcext:value-type="float">
            <text:p>1</text:p>
          </table:table-cell>
          <table:table-cell table:style-name="ce6" table:formula="of:=IF([.L96]=&quot;&quot;;1;IF(ISNA([.L96]);1;IF(NUMBERVALUE(ORG.LIBREOFFICE.REGEX([.L96];&quot;\d+&quot;;))&gt;12;0;1)))" office:value-type="float" office:value="1" calcext:value-type="float">
            <text:p>1</text:p>
          </table:table-cell>
          <table:table-cell table:style-name="ce3" table:formula="of:=IF([.N96]=&quot;&quot;;1;IF(ISNA([.N96]);1;IF(NUMBERVALUE(ORG.LIBREOFFICE.REGEX([.N96];&quot;\d+&quot;;))&gt;13;0;1)))" office:value-type="float" office:value="0" calcext:value-type="float">
            <text:p>0</text:p>
          </table:table-cell>
          <table:table-cell table:style-name="ce12" table:formula="of:=IF([.M96]=&quot;&quot;;1;IF(ISNA([.M96]);1;IF(NUMBERVALUE(ORG.LIBREOFFICE.REGEX([.M96];&quot;\d+&quot;;))&gt;14;0;1)))" office:value-type="float" office:value="1" calcext:value-type="float">
            <text:p>1</text:p>
          </table:table-cell>
          <table:table-cell table:style-name="ce6" table:formula="of:=IF([.O96]=&quot;&quot;;1;IF(ISNA([.O96]);1;IF(NUMBERVALUE(ORG.LIBREOFFICE.REGEX([.O96];&quot;\d+&quot;;))&gt;12;0;1)))" office:value-type="float" office:value="1" calcext:value-type="float">
            <text:p>1</text:p>
          </table:table-cell>
          <table:table-cell table:style-name="ce3" table:formula="of:=IF([.Q96]=&quot;&quot;;1;IF(ISNA([.Q96]);1;IF(NUMBERVALUE(ORG.LIBREOFFICE.REGEX([.Q96];&quot;\d+&quot;;))&gt;13;0;1)))" office:value-type="float" office:value="1" calcext:value-type="float">
            <text:p>1</text:p>
          </table:table-cell>
          <table:table-cell table:style-name="ce12" table:formula="of:=IF([.P96]=&quot;&quot;;1;IF(ISNA([.P96]);1;IF(NUMBERVALUE(ORG.LIBREOFFICE.REGEX([.P96];&quot;\d+&quot;;))&gt;14;0;1)))" office:value-type="float" office:value="1" calcext:value-type="float">
            <text:p>1</text:p>
          </table:table-cell>
          <table:table-cell table:style-name="ce6" table:formula="of:=IF([.R96]=&quot;&quot;;1;IF(ISNA([.R96]);1;IF(NUMBERVALUE(ORG.LIBREOFFICE.REGEX([.R96];&quot;\d+&quot;;))&gt;12;0;1)))" office:value-type="float" office:value="1" calcext:value-type="float">
            <text:p>1</text:p>
          </table:table-cell>
          <table:table-cell table:style-name="ce3" table:formula="of:=IF([.T96]=&quot;&quot;;1;IF(ISNA([.T96]);1;IF(NUMBERVALUE(ORG.LIBREOFFICE.REGEX([.T96];&quot;\d+&quot;;))&gt;13;0;1)))" office:value-type="float" office:value="1" calcext:value-type="float">
            <text:p>1</text:p>
          </table:table-cell>
          <table:table-cell table:style-name="ce12" table:formula="of:=IF([.S96]=&quot;&quot;;1;IF(ISNA([.S96]);1;IF(NUMBERVALUE(ORG.LIBREOFFICE.REGEX([.S96];&quot;\d+&quot;;))&gt;14;0;1)))" office:value-type="float" office:value="1" calcext:value-type="float">
            <text:p>1</text:p>
          </table:table-cell>
          <table:table-cell table:style-name="ce3" table:formula="of:=IF([.V96]=0;0;IF([.W96]=0;0;IF([.X96]=0;0;IF([.Y96]=0;0;IF([.Z96]=0;0;IF([.AA96]=0;0;IF([.AB96]=0;0;IF([.AC96]=0;0;IF([.AD96]=0;0;IF([.AE96]=0;0;IF([.AF96]=0;0;IF([.AG96]=0;0;IF([.AH96]=0;0;IF([.AI96]=0;0;IF([.AJ96]=0;0;IF([.AK96]=0;0;IF([.AL96]=0;0;IF([.AM96]=0;0;1))))))))))))))))))" office:value-type="float" office:value="0" calcext:value-type="float">
            <text:p>0</text:p>
          </table:table-cell>
          <table:table-cell table:style-name="ce3" table:formula="of:=IF([.AN96]=1;NUMBERVALUE(ORG.LIBREOFFICE.REGEX([.A96];&quot;\d+&quot;));&quot;&quot;)">
            <text:p/>
          </table:table-cell>
          <table:table-cell/>
        </table:table-row>
        <table:table-row table:style-name="ro1">
          <table:table-cell table:formula="of:=[$Input.A95]" office:value-type="string" office:string-value="Game 95" calcext:value-type="string">
            <text:p>Game 95</text:p>
          </table:table-cell>
          <table:table-cell table:style-name="ce3" table:formula="of:=COUNTIF([$Input.B95:.G95];&quot;&lt;&gt;&quot;)" office:value-type="float" office:value="3" calcext:value-type="float">
            <text:p>3</text:p>
          </table:table-cell>
          <table:table-cell table:style-name="ce2" table:formula="of:=IF(ISBLANK([$Input.B95]);&quot;&quot;;IF(ISNA(ORG.LIBREOFFICE.REGEX([$Input.B95];&quot;\d+.red&quot;;;1));&quot;&quot;;ORG.LIBREOFFICE.REGEX([$Input.B95];&quot;\d+.red&quot;;;1)))" office:value-type="string" office:string-value="7 red" calcext:value-type="string">
            <text:p>7 red</text:p>
          </table:table-cell>
          <table:table-cell table:style-name="ce2" table:formula="of:=IF(ISBLANK([$Input.B95]);&quot;&quot;;IF(ISNA(ORG.LIBREOFFICE.REGEX([$Input.B95];&quot;\d+.blue&quot;;;1));&quot;&quot;;ORG.LIBREOFFICE.REGEX([$Input.B95];&quot;\d+.blue&quot;;;1)))" office:value-type="string" office:string-value="2 blue" calcext:value-type="string">
            <text:p>2 blue</text:p>
          </table:table-cell>
          <table:table-cell table:style-name="ce2" table:formula="of:=IF(ISBLANK([$Input.B95]);&quot;&quot;;IF(ISNA(ORG.LIBREOFFICE.REGEX([$Input.B95];&quot;\d+.green&quot;;;1));&quot;&quot;;ORG.LIBREOFFICE.REGEX([$Input.B95];&quot;\d+.green&quot;;;1)))" office:value-type="string" office:string-value="10 green" calcext:value-type="string">
            <text:p>10 green</text:p>
          </table:table-cell>
          <table:table-cell table:style-name="ce2" table:formula="of:=IF(ISBLANK([$Input.C95]);&quot;&quot;;IF(ISNA(ORG.LIBREOFFICE.REGEX([$Input.C95];&quot;\d+.red&quot;;;1));&quot;&quot;;ORG.LIBREOFFICE.REGEX([$Input.C95];&quot;\d+.red&quot;;;1)))" office:value-type="string" office:string-value="4 red" calcext:value-type="string">
            <text:p>4 red</text:p>
          </table:table-cell>
          <table:table-cell table:style-name="ce2" table:formula="of:=IF(ISBLANK([$Input.C95]);&quot;&quot;;IF(ISNA(ORG.LIBREOFFICE.REGEX([$Input.C95];&quot;\d+.blue&quot;;;1));&quot;&quot;;ORG.LIBREOFFICE.REGEX([$Input.C95];&quot;\d+.blue&quot;;;1)))" office:value-type="string" office:string-value="4 blue" calcext:value-type="string">
            <text:p>4 blue</text:p>
          </table:table-cell>
          <table:table-cell table:style-name="ce2" table:formula="of:=IF(ISBLANK([$Input.C95]);&quot;&quot;;IF(ISNA(ORG.LIBREOFFICE.REGEX([$Input.C95];&quot;\d+.green&quot;;;1));&quot;&quot;;ORG.LIBREOFFICE.REGEX([$Input.C95];&quot;\d+.green&quot;;;1)))" office:value-type="string" office:string-value="6 green" calcext:value-type="string">
            <text:p>6 green</text:p>
          </table:table-cell>
          <table:table-cell table:style-name="ce2" table:formula="of:=IF(ISBLANK([$Input.D95]);&quot;&quot;;IF(ISNA(ORG.LIBREOFFICE.REGEX([$Input.D95];&quot;\d+.red&quot;;;1));&quot;&quot;;ORG.LIBREOFFICE.REGEX([$Input.D95];&quot;\d+.red&quot;;;1)))" office:value-type="string" office:string-value="3 red" calcext:value-type="string">
            <text:p>3 red</text:p>
          </table:table-cell>
          <table:table-cell table:style-name="ce2" table:formula="of:=IF(ISBLANK([$Input.D95]);&quot;&quot;;IF(ISNA(ORG.LIBREOFFICE.REGEX([$Input.D95];&quot;\d+.blue&quot;;;1));&quot;&quot;;ORG.LIBREOFFICE.REGEX([$Input.D95];&quot;\d+.blue&quot;;;1)))" office:value-type="string" office:string-value="2 blue" calcext:value-type="string">
            <text:p>2 blue</text:p>
          </table:table-cell>
          <table:table-cell table:style-name="ce2" table:formula="of:=IF(ISBLANK([$Input.D95]);&quot;&quot;;IF(ISNA(ORG.LIBREOFFICE.REGEX([$Input.D95];&quot;\d+.green&quot;;;1));&quot;&quot;;ORG.LIBREOFFICE.REGEX([$Input.D95];&quot;\d+.green&quot;;;1)))" office:value-type="string" office:string-value="3 green" calcext:value-type="string">
            <text:p>3 green</text:p>
          </table:table-cell>
          <table:table-cell table:style-name="ce2" table:formula="of:=IF(ISBLANK([$Input.E95]);&quot;&quot;;IF(ISNA(ORG.LIBREOFFICE.REGEX([$Input.E95];&quot;\d+.red&quot;;;1));&quot;&quot;;ORG.LIBREOFFICE.REGEX([$Input.E95];&quot;\d+.red&quot;;;1)))">
            <text:p/>
          </table:table-cell>
          <table:table-cell table:style-name="ce2" table:formula="of:=IF(ISBLANK([$Input.E95]);&quot;&quot;;IF(ISNA(ORG.LIBREOFFICE.REGEX([$Input.E95];&quot;\d+.blue&quot;;;1));&quot;&quot;;ORG.LIBREOFFICE.REGEX([$Input.E95];&quot;\d+.blue&quot;;;1)))">
            <text:p/>
          </table:table-cell>
          <table:table-cell table:style-name="ce2" table:formula="of:=IF(ISBLANK([$Input.E95]);&quot;&quot;;IF(ISNA(ORG.LIBREOFFICE.REGEX([$Input.E95];&quot;\d+.green&quot;;;1));&quot;&quot;;ORG.LIBREOFFICE.REGEX([$Input.E95];&quot;\d+.green&quot;;;1)))">
            <text:p/>
          </table:table-cell>
          <table:table-cell table:style-name="ce2" table:formula="of:=IF(ISBLANK([$Input.F95]);&quot;&quot;;IF(ISNA(ORG.LIBREOFFICE.REGEX([$Input.F95];&quot;\d+.red&quot;;;1));&quot;&quot;;ORG.LIBREOFFICE.REGEX([$Input.F95];&quot;\d+.red&quot;;;1)))">
            <text:p/>
          </table:table-cell>
          <table:table-cell table:style-name="ce2" table:formula="of:=IF(ISBLANK([$Input.F95]);&quot;&quot;;IF(ISNA(ORG.LIBREOFFICE.REGEX([$Input.F95];&quot;\d+.blue&quot;;;1));&quot;&quot;;ORG.LIBREOFFICE.REGEX([$Input.F95];&quot;\d+.blue&quot;;;1)))">
            <text:p/>
          </table:table-cell>
          <table:table-cell table:style-name="ce2" table:formula="of:=IF(ISBLANK([$Input.F95]);&quot;&quot;;IF(ISNA(ORG.LIBREOFFICE.REGEX([$Input.F95];&quot;\d+.green&quot;;;1));&quot;&quot;;ORG.LIBREOFFICE.REGEX([$Input.F95];&quot;\d+.green&quot;;;1)))">
            <text:p/>
          </table:table-cell>
          <table:table-cell table:style-name="ce2" table:formula="of:=IF(ISBLANK([$Input.G95]);&quot;&quot;;IF(ISNA(ORG.LIBREOFFICE.REGEX([$Input.G95];&quot;\d+.red&quot;;;1));&quot;&quot;;ORG.LIBREOFFICE.REGEX([$Input.G95];&quot;\d+.red&quot;;;1)))">
            <text:p/>
          </table:table-cell>
          <table:table-cell table:style-name="ce2" table:formula="of:=IF(ISBLANK([$Input.G95]);&quot;&quot;;IF(ISNA(ORG.LIBREOFFICE.REGEX([$Input.G95];&quot;\d+.blue&quot;;;1));&quot;&quot;;ORG.LIBREOFFICE.REGEX([$Input.G95];&quot;\d+.blue&quot;;;1)))">
            <text:p/>
          </table:table-cell>
          <table:table-cell table:style-name="ce2" table:formula="of:=IF(ISBLANK([$Input.G95]);&quot;&quot;;IF(ISNA(ORG.LIBREOFFICE.REGEX([$Input.G95];&quot;\d+.green&quot;;;1));&quot;&quot;;ORG.LIBREOFFICE.REGEX([$Input.G95];&quot;\d+.green&quot;;;1)))">
            <text:p/>
          </table:table-cell>
          <table:table-cell/>
          <table:table-cell table:style-name="ce6" table:formula="of:=IF([.C97]=&quot;&quot;;1;IF(ISNA([.C97]);1;IF(NUMBERVALUE(ORG.LIBREOFFICE.REGEX([.C97];&quot;\d+&quot;;))&gt;12;0;1)))" office:value-type="float" office:value="1" calcext:value-type="float">
            <text:p>1</text:p>
          </table:table-cell>
          <table:table-cell table:style-name="ce3" table:formula="of:=IF([.E97]=&quot;&quot;;1;IF(ISNA([.E97]);1;IF(NUMBERVALUE(ORG.LIBREOFFICE.REGEX([.E97];&quot;\d+&quot;;))&gt;13;0;1)))" office:value-type="float" office:value="1" calcext:value-type="float">
            <text:p>1</text:p>
          </table:table-cell>
          <table:table-cell table:style-name="ce12" table:formula="of:=IF([.D97]=&quot;&quot;;1;IF(ISNA([.D97]);1;IF(NUMBERVALUE(ORG.LIBREOFFICE.REGEX([.D97];&quot;\d+&quot;;))&gt;14;0;1)))" office:value-type="float" office:value="1" calcext:value-type="float">
            <text:p>1</text:p>
          </table:table-cell>
          <table:table-cell table:style-name="ce6" table:formula="of:=IF([.F97]=&quot;&quot;;1;IF(ISNA([.F97]);1;IF(NUMBERVALUE(ORG.LIBREOFFICE.REGEX([.F97];&quot;\d+&quot;;))&gt;12;0;1)))" office:value-type="float" office:value="1" calcext:value-type="float">
            <text:p>1</text:p>
          </table:table-cell>
          <table:table-cell table:style-name="ce3" table:formula="of:=IF([.H97]=&quot;&quot;;1;IF(ISNA([.H97]);1;IF(NUMBERVALUE(ORG.LIBREOFFICE.REGEX([.H97];&quot;\d+&quot;;))&gt;13;0;1)))" office:value-type="float" office:value="1" calcext:value-type="float">
            <text:p>1</text:p>
          </table:table-cell>
          <table:table-cell table:style-name="ce12" table:formula="of:=IF([.G97]=&quot;&quot;;1;IF(ISNA([.G97]);1;IF(NUMBERVALUE(ORG.LIBREOFFICE.REGEX([.G97];&quot;\d+&quot;;))&gt;14;0;1)))" office:value-type="float" office:value="1" calcext:value-type="float">
            <text:p>1</text:p>
          </table:table-cell>
          <table:table-cell table:style-name="ce6" table:formula="of:=IF([.I97]=&quot;&quot;;1;IF(ISNA([.I97]);1;IF(NUMBERVALUE(ORG.LIBREOFFICE.REGEX([.I97];&quot;\d+&quot;;))&gt;12;0;1)))" office:value-type="float" office:value="1" calcext:value-type="float">
            <text:p>1</text:p>
          </table:table-cell>
          <table:table-cell table:style-name="ce3" table:formula="of:=IF([.K97]=&quot;&quot;;1;IF(ISNA([.K97]);1;IF(NUMBERVALUE(ORG.LIBREOFFICE.REGEX([.K97];&quot;\d+&quot;;))&gt;13;0;1)))" office:value-type="float" office:value="1" calcext:value-type="float">
            <text:p>1</text:p>
          </table:table-cell>
          <table:table-cell table:style-name="ce12" table:formula="of:=IF([.J97]=&quot;&quot;;1;IF(ISNA([.J97]);1;IF(NUMBERVALUE(ORG.LIBREOFFICE.REGEX([.J97];&quot;\d+&quot;;))&gt;14;0;1)))" office:value-type="float" office:value="1" calcext:value-type="float">
            <text:p>1</text:p>
          </table:table-cell>
          <table:table-cell table:style-name="ce6" table:formula="of:=IF([.L97]=&quot;&quot;;1;IF(ISNA([.L97]);1;IF(NUMBERVALUE(ORG.LIBREOFFICE.REGEX([.L97];&quot;\d+&quot;;))&gt;12;0;1)))" office:value-type="float" office:value="1" calcext:value-type="float">
            <text:p>1</text:p>
          </table:table-cell>
          <table:table-cell table:style-name="ce3" table:formula="of:=IF([.N97]=&quot;&quot;;1;IF(ISNA([.N97]);1;IF(NUMBERVALUE(ORG.LIBREOFFICE.REGEX([.N97];&quot;\d+&quot;;))&gt;13;0;1)))" office:value-type="float" office:value="1" calcext:value-type="float">
            <text:p>1</text:p>
          </table:table-cell>
          <table:table-cell table:style-name="ce12" table:formula="of:=IF([.M97]=&quot;&quot;;1;IF(ISNA([.M97]);1;IF(NUMBERVALUE(ORG.LIBREOFFICE.REGEX([.M97];&quot;\d+&quot;;))&gt;14;0;1)))" office:value-type="float" office:value="1" calcext:value-type="float">
            <text:p>1</text:p>
          </table:table-cell>
          <table:table-cell table:style-name="ce6" table:formula="of:=IF([.O97]=&quot;&quot;;1;IF(ISNA([.O97]);1;IF(NUMBERVALUE(ORG.LIBREOFFICE.REGEX([.O97];&quot;\d+&quot;;))&gt;12;0;1)))" office:value-type="float" office:value="1" calcext:value-type="float">
            <text:p>1</text:p>
          </table:table-cell>
          <table:table-cell table:style-name="ce3" table:formula="of:=IF([.Q97]=&quot;&quot;;1;IF(ISNA([.Q97]);1;IF(NUMBERVALUE(ORG.LIBREOFFICE.REGEX([.Q97];&quot;\d+&quot;;))&gt;13;0;1)))" office:value-type="float" office:value="1" calcext:value-type="float">
            <text:p>1</text:p>
          </table:table-cell>
          <table:table-cell table:style-name="ce12" table:formula="of:=IF([.P97]=&quot;&quot;;1;IF(ISNA([.P97]);1;IF(NUMBERVALUE(ORG.LIBREOFFICE.REGEX([.P97];&quot;\d+&quot;;))&gt;14;0;1)))" office:value-type="float" office:value="1" calcext:value-type="float">
            <text:p>1</text:p>
          </table:table-cell>
          <table:table-cell table:style-name="ce6" table:formula="of:=IF([.R97]=&quot;&quot;;1;IF(ISNA([.R97]);1;IF(NUMBERVALUE(ORG.LIBREOFFICE.REGEX([.R97];&quot;\d+&quot;;))&gt;12;0;1)))" office:value-type="float" office:value="1" calcext:value-type="float">
            <text:p>1</text:p>
          </table:table-cell>
          <table:table-cell table:style-name="ce3" table:formula="of:=IF([.T97]=&quot;&quot;;1;IF(ISNA([.T97]);1;IF(NUMBERVALUE(ORG.LIBREOFFICE.REGEX([.T97];&quot;\d+&quot;;))&gt;13;0;1)))" office:value-type="float" office:value="1" calcext:value-type="float">
            <text:p>1</text:p>
          </table:table-cell>
          <table:table-cell table:style-name="ce12" table:formula="of:=IF([.S97]=&quot;&quot;;1;IF(ISNA([.S97]);1;IF(NUMBERVALUE(ORG.LIBREOFFICE.REGEX([.S97];&quot;\d+&quot;;))&gt;14;0;1)))" office:value-type="float" office:value="1" calcext:value-type="float">
            <text:p>1</text:p>
          </table:table-cell>
          <table:table-cell table:style-name="ce3" table:formula="of:=IF([.V97]=0;0;IF([.W97]=0;0;IF([.X97]=0;0;IF([.Y97]=0;0;IF([.Z97]=0;0;IF([.AA97]=0;0;IF([.AB97]=0;0;IF([.AC97]=0;0;IF([.AD97]=0;0;IF([.AE97]=0;0;IF([.AF97]=0;0;IF([.AG97]=0;0;IF([.AH97]=0;0;IF([.AI97]=0;0;IF([.AJ97]=0;0;IF([.AK97]=0;0;IF([.AL97]=0;0;IF([.AM97]=0;0;1))))))))))))))))))" office:value-type="float" office:value="1" calcext:value-type="float">
            <text:p>1</text:p>
          </table:table-cell>
          <table:table-cell table:style-name="ce3" table:formula="of:=IF([.AN97]=1;NUMBERVALUE(ORG.LIBREOFFICE.REGEX([.A97];&quot;\d+&quot;));&quot;&quot;)" office:value-type="float" office:value="95" calcext:value-type="float">
            <text:p>95</text:p>
          </table:table-cell>
          <table:table-cell/>
        </table:table-row>
        <table:table-row table:style-name="ro1">
          <table:table-cell table:formula="of:=[$Input.A96]" office:value-type="string" office:string-value="Game 96" calcext:value-type="string">
            <text:p>Game 96</text:p>
          </table:table-cell>
          <table:table-cell table:style-name="ce3" table:formula="of:=COUNTIF([$Input.B96:.G96];&quot;&lt;&gt;&quot;)" office:value-type="float" office:value="6" calcext:value-type="float">
            <text:p>6</text:p>
          </table:table-cell>
          <table:table-cell table:style-name="ce2" table:formula="of:=IF(ISBLANK([$Input.B96]);&quot;&quot;;IF(ISNA(ORG.LIBREOFFICE.REGEX([$Input.B96];&quot;\d+.red&quot;;;1));&quot;&quot;;ORG.LIBREOFFICE.REGEX([$Input.B96];&quot;\d+.red&quot;;;1)))" office:value-type="string" office:string-value="12 red" calcext:value-type="string">
            <text:p>12 red</text:p>
          </table:table-cell>
          <table:table-cell table:style-name="ce2" table:formula="of:=IF(ISBLANK([$Input.B96]);&quot;&quot;;IF(ISNA(ORG.LIBREOFFICE.REGEX([$Input.B96];&quot;\d+.blue&quot;;;1));&quot;&quot;;ORG.LIBREOFFICE.REGEX([$Input.B96];&quot;\d+.blue&quot;;;1)))">
            <text:p/>
          </table:table-cell>
          <table:table-cell table:style-name="ce2" table:formula="of:=IF(ISBLANK([$Input.B96]);&quot;&quot;;IF(ISNA(ORG.LIBREOFFICE.REGEX([$Input.B96];&quot;\d+.green&quot;;;1));&quot;&quot;;ORG.LIBREOFFICE.REGEX([$Input.B96];&quot;\d+.green&quot;;;1)))">
            <text:p/>
          </table:table-cell>
          <table:table-cell table:style-name="ce2" table:formula="of:=IF(ISBLANK([$Input.C96]);&quot;&quot;;IF(ISNA(ORG.LIBREOFFICE.REGEX([$Input.C96];&quot;\d+.red&quot;;;1));&quot;&quot;;ORG.LIBREOFFICE.REGEX([$Input.C96];&quot;\d+.red&quot;;;1)))" office:value-type="string" office:string-value="10 red" calcext:value-type="string">
            <text:p>10 red</text:p>
          </table:table-cell>
          <table:table-cell table:style-name="ce2" table:formula="of:=IF(ISBLANK([$Input.C96]);&quot;&quot;;IF(ISNA(ORG.LIBREOFFICE.REGEX([$Input.C96];&quot;\d+.blue&quot;;;1));&quot;&quot;;ORG.LIBREOFFICE.REGEX([$Input.C96];&quot;\d+.blue&quot;;;1)))">
            <text:p/>
          </table:table-cell>
          <table:table-cell table:style-name="ce2" table:formula="of:=IF(ISBLANK([$Input.C96]);&quot;&quot;;IF(ISNA(ORG.LIBREOFFICE.REGEX([$Input.C96];&quot;\d+.green&quot;;;1));&quot;&quot;;ORG.LIBREOFFICE.REGEX([$Input.C96];&quot;\d+.green&quot;;;1)))" office:value-type="string" office:string-value="3 green" calcext:value-type="string">
            <text:p>3 green</text:p>
          </table:table-cell>
          <table:table-cell table:style-name="ce2" table:formula="of:=IF(ISBLANK([$Input.D96]);&quot;&quot;;IF(ISNA(ORG.LIBREOFFICE.REGEX([$Input.D96];&quot;\d+.red&quot;;;1));&quot;&quot;;ORG.LIBREOFFICE.REGEX([$Input.D96];&quot;\d+.red&quot;;;1)))" office:value-type="string" office:string-value="14 red" calcext:value-type="string">
            <text:p>14 red</text:p>
          </table:table-cell>
          <table:table-cell table:style-name="ce2" table:formula="of:=IF(ISBLANK([$Input.D96]);&quot;&quot;;IF(ISNA(ORG.LIBREOFFICE.REGEX([$Input.D96];&quot;\d+.blue&quot;;;1));&quot;&quot;;ORG.LIBREOFFICE.REGEX([$Input.D96];&quot;\d+.blue&quot;;;1)))" office:value-type="string" office:string-value="6 blue" calcext:value-type="string">
            <text:p>6 blue</text:p>
          </table:table-cell>
          <table:table-cell table:style-name="ce2" table:formula="of:=IF(ISBLANK([$Input.D96]);&quot;&quot;;IF(ISNA(ORG.LIBREOFFICE.REGEX([$Input.D96];&quot;\d+.green&quot;;;1));&quot;&quot;;ORG.LIBREOFFICE.REGEX([$Input.D96];&quot;\d+.green&quot;;;1)))" office:value-type="string" office:string-value="2 green" calcext:value-type="string">
            <text:p>2 green</text:p>
          </table:table-cell>
          <table:table-cell table:style-name="ce2" table:formula="of:=IF(ISBLANK([$Input.E96]);&quot;&quot;;IF(ISNA(ORG.LIBREOFFICE.REGEX([$Input.E96];&quot;\d+.red&quot;;;1));&quot;&quot;;ORG.LIBREOFFICE.REGEX([$Input.E96];&quot;\d+.red&quot;;;1)))" office:value-type="string" office:string-value="15 red" calcext:value-type="string">
            <text:p>15 red</text:p>
          </table:table-cell>
          <table:table-cell table:style-name="ce2" table:formula="of:=IF(ISBLANK([$Input.E96]);&quot;&quot;;IF(ISNA(ORG.LIBREOFFICE.REGEX([$Input.E96];&quot;\d+.blue&quot;;;1));&quot;&quot;;ORG.LIBREOFFICE.REGEX([$Input.E96];&quot;\d+.blue&quot;;;1)))">
            <text:p/>
          </table:table-cell>
          <table:table-cell table:style-name="ce2" table:formula="of:=IF(ISBLANK([$Input.E96]);&quot;&quot;;IF(ISNA(ORG.LIBREOFFICE.REGEX([$Input.E96];&quot;\d+.green&quot;;;1));&quot;&quot;;ORG.LIBREOFFICE.REGEX([$Input.E96];&quot;\d+.green&quot;;;1)))" office:value-type="string" office:string-value="7 green" calcext:value-type="string">
            <text:p>7 green</text:p>
          </table:table-cell>
          <table:table-cell table:style-name="ce2" table:formula="of:=IF(ISBLANK([$Input.F96]);&quot;&quot;;IF(ISNA(ORG.LIBREOFFICE.REGEX([$Input.F96];&quot;\d+.red&quot;;;1));&quot;&quot;;ORG.LIBREOFFICE.REGEX([$Input.F96];&quot;\d+.red&quot;;;1)))" office:value-type="string" office:string-value="3 red" calcext:value-type="string">
            <text:p>3 red</text:p>
          </table:table-cell>
          <table:table-cell table:style-name="ce2" table:formula="of:=IF(ISBLANK([$Input.F96]);&quot;&quot;;IF(ISNA(ORG.LIBREOFFICE.REGEX([$Input.F96];&quot;\d+.blue&quot;;;1));&quot;&quot;;ORG.LIBREOFFICE.REGEX([$Input.F96];&quot;\d+.blue&quot;;;1)))" office:value-type="string" office:string-value="1 blue" calcext:value-type="string">
            <text:p>1 blue</text:p>
          </table:table-cell>
          <table:table-cell table:style-name="ce2" table:formula="of:=IF(ISBLANK([$Input.F96]);&quot;&quot;;IF(ISNA(ORG.LIBREOFFICE.REGEX([$Input.F96];&quot;\d+.green&quot;;;1));&quot;&quot;;ORG.LIBREOFFICE.REGEX([$Input.F96];&quot;\d+.green&quot;;;1)))" office:value-type="string" office:string-value="3 green" calcext:value-type="string">
            <text:p>3 green</text:p>
          </table:table-cell>
          <table:table-cell table:style-name="ce2" table:formula="of:=IF(ISBLANK([$Input.G96]);&quot;&quot;;IF(ISNA(ORG.LIBREOFFICE.REGEX([$Input.G96];&quot;\d+.red&quot;;;1));&quot;&quot;;ORG.LIBREOFFICE.REGEX([$Input.G96];&quot;\d+.red&quot;;;1)))" office:value-type="string" office:string-value="1 red" calcext:value-type="string">
            <text:p>1 red</text:p>
          </table:table-cell>
          <table:table-cell table:style-name="ce2" table:formula="of:=IF(ISBLANK([$Input.G96]);&quot;&quot;;IF(ISNA(ORG.LIBREOFFICE.REGEX([$Input.G96];&quot;\d+.blue&quot;;;1));&quot;&quot;;ORG.LIBREOFFICE.REGEX([$Input.G96];&quot;\d+.blue&quot;;;1)))" office:value-type="string" office:string-value="5 blue" calcext:value-type="string">
            <text:p>5 blue</text:p>
          </table:table-cell>
          <table:table-cell table:style-name="ce2" table:formula="of:=IF(ISBLANK([$Input.G96]);&quot;&quot;;IF(ISNA(ORG.LIBREOFFICE.REGEX([$Input.G96];&quot;\d+.green&quot;;;1));&quot;&quot;;ORG.LIBREOFFICE.REGEX([$Input.G96];&quot;\d+.green&quot;;;1)))">
            <text:p/>
          </table:table-cell>
          <table:table-cell/>
          <table:table-cell table:style-name="ce6" table:formula="of:=IF([.C98]=&quot;&quot;;1;IF(ISNA([.C98]);1;IF(NUMBERVALUE(ORG.LIBREOFFICE.REGEX([.C98];&quot;\d+&quot;;))&gt;12;0;1)))" office:value-type="float" office:value="1" calcext:value-type="float">
            <text:p>1</text:p>
          </table:table-cell>
          <table:table-cell table:style-name="ce3" table:formula="of:=IF([.E98]=&quot;&quot;;1;IF(ISNA([.E98]);1;IF(NUMBERVALUE(ORG.LIBREOFFICE.REGEX([.E98];&quot;\d+&quot;;))&gt;13;0;1)))" office:value-type="float" office:value="1" calcext:value-type="float">
            <text:p>1</text:p>
          </table:table-cell>
          <table:table-cell table:style-name="ce12" table:formula="of:=IF([.D98]=&quot;&quot;;1;IF(ISNA([.D98]);1;IF(NUMBERVALUE(ORG.LIBREOFFICE.REGEX([.D98];&quot;\d+&quot;;))&gt;14;0;1)))" office:value-type="float" office:value="1" calcext:value-type="float">
            <text:p>1</text:p>
          </table:table-cell>
          <table:table-cell table:style-name="ce6" table:formula="of:=IF([.F98]=&quot;&quot;;1;IF(ISNA([.F98]);1;IF(NUMBERVALUE(ORG.LIBREOFFICE.REGEX([.F98];&quot;\d+&quot;;))&gt;12;0;1)))" office:value-type="float" office:value="1" calcext:value-type="float">
            <text:p>1</text:p>
          </table:table-cell>
          <table:table-cell table:style-name="ce3" table:formula="of:=IF([.H98]=&quot;&quot;;1;IF(ISNA([.H98]);1;IF(NUMBERVALUE(ORG.LIBREOFFICE.REGEX([.H98];&quot;\d+&quot;;))&gt;13;0;1)))" office:value-type="float" office:value="1" calcext:value-type="float">
            <text:p>1</text:p>
          </table:table-cell>
          <table:table-cell table:style-name="ce12" table:formula="of:=IF([.G98]=&quot;&quot;;1;IF(ISNA([.G98]);1;IF(NUMBERVALUE(ORG.LIBREOFFICE.REGEX([.G98];&quot;\d+&quot;;))&gt;14;0;1)))" office:value-type="float" office:value="1" calcext:value-type="float">
            <text:p>1</text:p>
          </table:table-cell>
          <table:table-cell table:style-name="ce6" table:formula="of:=IF([.I98]=&quot;&quot;;1;IF(ISNA([.I98]);1;IF(NUMBERVALUE(ORG.LIBREOFFICE.REGEX([.I98];&quot;\d+&quot;;))&gt;12;0;1)))" office:value-type="float" office:value="0" calcext:value-type="float">
            <text:p>0</text:p>
          </table:table-cell>
          <table:table-cell table:style-name="ce3" table:formula="of:=IF([.K98]=&quot;&quot;;1;IF(ISNA([.K98]);1;IF(NUMBERVALUE(ORG.LIBREOFFICE.REGEX([.K98];&quot;\d+&quot;;))&gt;13;0;1)))" office:value-type="float" office:value="1" calcext:value-type="float">
            <text:p>1</text:p>
          </table:table-cell>
          <table:table-cell table:style-name="ce12" table:formula="of:=IF([.J98]=&quot;&quot;;1;IF(ISNA([.J98]);1;IF(NUMBERVALUE(ORG.LIBREOFFICE.REGEX([.J98];&quot;\d+&quot;;))&gt;14;0;1)))" office:value-type="float" office:value="1" calcext:value-type="float">
            <text:p>1</text:p>
          </table:table-cell>
          <table:table-cell table:style-name="ce6" table:formula="of:=IF([.L98]=&quot;&quot;;1;IF(ISNA([.L98]);1;IF(NUMBERVALUE(ORG.LIBREOFFICE.REGEX([.L98];&quot;\d+&quot;;))&gt;12;0;1)))" office:value-type="float" office:value="0" calcext:value-type="float">
            <text:p>0</text:p>
          </table:table-cell>
          <table:table-cell table:style-name="ce3" table:formula="of:=IF([.N98]=&quot;&quot;;1;IF(ISNA([.N98]);1;IF(NUMBERVALUE(ORG.LIBREOFFICE.REGEX([.N98];&quot;\d+&quot;;))&gt;13;0;1)))" office:value-type="float" office:value="1" calcext:value-type="float">
            <text:p>1</text:p>
          </table:table-cell>
          <table:table-cell table:style-name="ce12" table:formula="of:=IF([.M98]=&quot;&quot;;1;IF(ISNA([.M98]);1;IF(NUMBERVALUE(ORG.LIBREOFFICE.REGEX([.M98];&quot;\d+&quot;;))&gt;14;0;1)))" office:value-type="float" office:value="1" calcext:value-type="float">
            <text:p>1</text:p>
          </table:table-cell>
          <table:table-cell table:style-name="ce6" table:formula="of:=IF([.O98]=&quot;&quot;;1;IF(ISNA([.O98]);1;IF(NUMBERVALUE(ORG.LIBREOFFICE.REGEX([.O98];&quot;\d+&quot;;))&gt;12;0;1)))" office:value-type="float" office:value="1" calcext:value-type="float">
            <text:p>1</text:p>
          </table:table-cell>
          <table:table-cell table:style-name="ce3" table:formula="of:=IF([.Q98]=&quot;&quot;;1;IF(ISNA([.Q98]);1;IF(NUMBERVALUE(ORG.LIBREOFFICE.REGEX([.Q98];&quot;\d+&quot;;))&gt;13;0;1)))" office:value-type="float" office:value="1" calcext:value-type="float">
            <text:p>1</text:p>
          </table:table-cell>
          <table:table-cell table:style-name="ce12" table:formula="of:=IF([.P98]=&quot;&quot;;1;IF(ISNA([.P98]);1;IF(NUMBERVALUE(ORG.LIBREOFFICE.REGEX([.P98];&quot;\d+&quot;;))&gt;14;0;1)))" office:value-type="float" office:value="1" calcext:value-type="float">
            <text:p>1</text:p>
          </table:table-cell>
          <table:table-cell table:style-name="ce6" table:formula="of:=IF([.R98]=&quot;&quot;;1;IF(ISNA([.R98]);1;IF(NUMBERVALUE(ORG.LIBREOFFICE.REGEX([.R98];&quot;\d+&quot;;))&gt;12;0;1)))" office:value-type="float" office:value="1" calcext:value-type="float">
            <text:p>1</text:p>
          </table:table-cell>
          <table:table-cell table:style-name="ce3" table:formula="of:=IF([.T98]=&quot;&quot;;1;IF(ISNA([.T98]);1;IF(NUMBERVALUE(ORG.LIBREOFFICE.REGEX([.T98];&quot;\d+&quot;;))&gt;13;0;1)))" office:value-type="float" office:value="1" calcext:value-type="float">
            <text:p>1</text:p>
          </table:table-cell>
          <table:table-cell table:style-name="ce12" table:formula="of:=IF([.S98]=&quot;&quot;;1;IF(ISNA([.S98]);1;IF(NUMBERVALUE(ORG.LIBREOFFICE.REGEX([.S98];&quot;\d+&quot;;))&gt;14;0;1)))" office:value-type="float" office:value="1" calcext:value-type="float">
            <text:p>1</text:p>
          </table:table-cell>
          <table:table-cell table:style-name="ce3" table:formula="of:=IF([.V98]=0;0;IF([.W98]=0;0;IF([.X98]=0;0;IF([.Y98]=0;0;IF([.Z98]=0;0;IF([.AA98]=0;0;IF([.AB98]=0;0;IF([.AC98]=0;0;IF([.AD98]=0;0;IF([.AE98]=0;0;IF([.AF98]=0;0;IF([.AG98]=0;0;IF([.AH98]=0;0;IF([.AI98]=0;0;IF([.AJ98]=0;0;IF([.AK98]=0;0;IF([.AL98]=0;0;IF([.AM98]=0;0;1))))))))))))))))))" office:value-type="float" office:value="0" calcext:value-type="float">
            <text:p>0</text:p>
          </table:table-cell>
          <table:table-cell table:style-name="ce3" table:formula="of:=IF([.AN98]=1;NUMBERVALUE(ORG.LIBREOFFICE.REGEX([.A98];&quot;\d+&quot;));&quot;&quot;)">
            <text:p/>
          </table:table-cell>
          <table:table-cell/>
        </table:table-row>
        <table:table-row table:style-name="ro1">
          <table:table-cell table:formula="of:=[$Input.A97]" office:value-type="string" office:string-value="Game 97" calcext:value-type="string">
            <text:p>Game 97</text:p>
          </table:table-cell>
          <table:table-cell table:style-name="ce3" table:formula="of:=COUNTIF([$Input.B97:.G97];&quot;&lt;&gt;&quot;)" office:value-type="float" office:value="3" calcext:value-type="float">
            <text:p>3</text:p>
          </table:table-cell>
          <table:table-cell table:style-name="ce2" table:formula="of:=IF(ISBLANK([$Input.B97]);&quot;&quot;;IF(ISNA(ORG.LIBREOFFICE.REGEX([$Input.B97];&quot;\d+.red&quot;;;1));&quot;&quot;;ORG.LIBREOFFICE.REGEX([$Input.B97];&quot;\d+.red&quot;;;1)))" office:value-type="string" office:string-value="3 red" calcext:value-type="string">
            <text:p>3 red</text:p>
          </table:table-cell>
          <table:table-cell table:style-name="ce2" table:formula="of:=IF(ISBLANK([$Input.B97]);&quot;&quot;;IF(ISNA(ORG.LIBREOFFICE.REGEX([$Input.B97];&quot;\d+.blue&quot;;;1));&quot;&quot;;ORG.LIBREOFFICE.REGEX([$Input.B97];&quot;\d+.blue&quot;;;1)))" office:value-type="string" office:string-value="1 blue" calcext:value-type="string">
            <text:p>1 blue</text:p>
          </table:table-cell>
          <table:table-cell table:style-name="ce2" table:formula="of:=IF(ISBLANK([$Input.B97]);&quot;&quot;;IF(ISNA(ORG.LIBREOFFICE.REGEX([$Input.B97];&quot;\d+.green&quot;;;1));&quot;&quot;;ORG.LIBREOFFICE.REGEX([$Input.B97];&quot;\d+.green&quot;;;1)))" office:value-type="string" office:string-value="1 green" calcext:value-type="string">
            <text:p>1 green</text:p>
          </table:table-cell>
          <table:table-cell table:style-name="ce2" table:formula="of:=IF(ISBLANK([$Input.C97]);&quot;&quot;;IF(ISNA(ORG.LIBREOFFICE.REGEX([$Input.C97];&quot;\d+.red&quot;;;1));&quot;&quot;;ORG.LIBREOFFICE.REGEX([$Input.C97];&quot;\d+.red&quot;;;1)))" office:value-type="string" office:string-value="3 red" calcext:value-type="string">
            <text:p>3 red</text:p>
          </table:table-cell>
          <table:table-cell table:style-name="ce2" table:formula="of:=IF(ISBLANK([$Input.C97]);&quot;&quot;;IF(ISNA(ORG.LIBREOFFICE.REGEX([$Input.C97];&quot;\d+.blue&quot;;;1));&quot;&quot;;ORG.LIBREOFFICE.REGEX([$Input.C97];&quot;\d+.blue&quot;;;1)))">
            <text:p/>
          </table:table-cell>
          <table:table-cell table:style-name="ce2" table:formula="of:=IF(ISBLANK([$Input.C97]);&quot;&quot;;IF(ISNA(ORG.LIBREOFFICE.REGEX([$Input.C97];&quot;\d+.green&quot;;;1));&quot;&quot;;ORG.LIBREOFFICE.REGEX([$Input.C97];&quot;\d+.green&quot;;;1)))" office:value-type="string" office:string-value="1 green" calcext:value-type="string">
            <text:p>1 green</text:p>
          </table:table-cell>
          <table:table-cell table:style-name="ce2" table:formula="of:=IF(ISBLANK([$Input.D97]);&quot;&quot;;IF(ISNA(ORG.LIBREOFFICE.REGEX([$Input.D97];&quot;\d+.red&quot;;;1));&quot;&quot;;ORG.LIBREOFFICE.REGEX([$Input.D97];&quot;\d+.red&quot;;;1)))" office:value-type="string" office:string-value="4 red" calcext:value-type="string">
            <text:p>4 red</text:p>
          </table:table-cell>
          <table:table-cell table:style-name="ce2" table:formula="of:=IF(ISBLANK([$Input.D97]);&quot;&quot;;IF(ISNA(ORG.LIBREOFFICE.REGEX([$Input.D97];&quot;\d+.blue&quot;;;1));&quot;&quot;;ORG.LIBREOFFICE.REGEX([$Input.D97];&quot;\d+.blue&quot;;;1)))">
            <text:p/>
          </table:table-cell>
          <table:table-cell table:style-name="ce2" table:formula="of:=IF(ISBLANK([$Input.D97]);&quot;&quot;;IF(ISNA(ORG.LIBREOFFICE.REGEX([$Input.D97];&quot;\d+.green&quot;;;1));&quot;&quot;;ORG.LIBREOFFICE.REGEX([$Input.D97];&quot;\d+.green&quot;;;1)))" office:value-type="string" office:string-value="1 green" calcext:value-type="string">
            <text:p>1 green</text:p>
          </table:table-cell>
          <table:table-cell table:style-name="ce2" table:formula="of:=IF(ISBLANK([$Input.E97]);&quot;&quot;;IF(ISNA(ORG.LIBREOFFICE.REGEX([$Input.E97];&quot;\d+.red&quot;;;1));&quot;&quot;;ORG.LIBREOFFICE.REGEX([$Input.E97];&quot;\d+.red&quot;;;1)))">
            <text:p/>
          </table:table-cell>
          <table:table-cell table:style-name="ce2" table:formula="of:=IF(ISBLANK([$Input.E97]);&quot;&quot;;IF(ISNA(ORG.LIBREOFFICE.REGEX([$Input.E97];&quot;\d+.blue&quot;;;1));&quot;&quot;;ORG.LIBREOFFICE.REGEX([$Input.E97];&quot;\d+.blue&quot;;;1)))">
            <text:p/>
          </table:table-cell>
          <table:table-cell table:style-name="ce2" table:formula="of:=IF(ISBLANK([$Input.E97]);&quot;&quot;;IF(ISNA(ORG.LIBREOFFICE.REGEX([$Input.E97];&quot;\d+.green&quot;;;1));&quot;&quot;;ORG.LIBREOFFICE.REGEX([$Input.E97];&quot;\d+.green&quot;;;1)))">
            <text:p/>
          </table:table-cell>
          <table:table-cell table:style-name="ce2" table:formula="of:=IF(ISBLANK([$Input.F97]);&quot;&quot;;IF(ISNA(ORG.LIBREOFFICE.REGEX([$Input.F97];&quot;\d+.red&quot;;;1));&quot;&quot;;ORG.LIBREOFFICE.REGEX([$Input.F97];&quot;\d+.red&quot;;;1)))">
            <text:p/>
          </table:table-cell>
          <table:table-cell table:style-name="ce2" table:formula="of:=IF(ISBLANK([$Input.F97]);&quot;&quot;;IF(ISNA(ORG.LIBREOFFICE.REGEX([$Input.F97];&quot;\d+.blue&quot;;;1));&quot;&quot;;ORG.LIBREOFFICE.REGEX([$Input.F97];&quot;\d+.blue&quot;;;1)))">
            <text:p/>
          </table:table-cell>
          <table:table-cell table:style-name="ce2" table:formula="of:=IF(ISBLANK([$Input.F97]);&quot;&quot;;IF(ISNA(ORG.LIBREOFFICE.REGEX([$Input.F97];&quot;\d+.green&quot;;;1));&quot;&quot;;ORG.LIBREOFFICE.REGEX([$Input.F97];&quot;\d+.green&quot;;;1)))">
            <text:p/>
          </table:table-cell>
          <table:table-cell table:style-name="ce2" table:formula="of:=IF(ISBLANK([$Input.G97]);&quot;&quot;;IF(ISNA(ORG.LIBREOFFICE.REGEX([$Input.G97];&quot;\d+.red&quot;;;1));&quot;&quot;;ORG.LIBREOFFICE.REGEX([$Input.G97];&quot;\d+.red&quot;;;1)))">
            <text:p/>
          </table:table-cell>
          <table:table-cell table:style-name="ce2" table:formula="of:=IF(ISBLANK([$Input.G97]);&quot;&quot;;IF(ISNA(ORG.LIBREOFFICE.REGEX([$Input.G97];&quot;\d+.blue&quot;;;1));&quot;&quot;;ORG.LIBREOFFICE.REGEX([$Input.G97];&quot;\d+.blue&quot;;;1)))">
            <text:p/>
          </table:table-cell>
          <table:table-cell table:style-name="ce2" table:formula="of:=IF(ISBLANK([$Input.G97]);&quot;&quot;;IF(ISNA(ORG.LIBREOFFICE.REGEX([$Input.G97];&quot;\d+.green&quot;;;1));&quot;&quot;;ORG.LIBREOFFICE.REGEX([$Input.G97];&quot;\d+.green&quot;;;1)))">
            <text:p/>
          </table:table-cell>
          <table:table-cell/>
          <table:table-cell table:style-name="ce6" table:formula="of:=IF([.C99]=&quot;&quot;;1;IF(ISNA([.C99]);1;IF(NUMBERVALUE(ORG.LIBREOFFICE.REGEX([.C99];&quot;\d+&quot;;))&gt;12;0;1)))" office:value-type="float" office:value="1" calcext:value-type="float">
            <text:p>1</text:p>
          </table:table-cell>
          <table:table-cell table:style-name="ce3" table:formula="of:=IF([.E99]=&quot;&quot;;1;IF(ISNA([.E99]);1;IF(NUMBERVALUE(ORG.LIBREOFFICE.REGEX([.E99];&quot;\d+&quot;;))&gt;13;0;1)))" office:value-type="float" office:value="1" calcext:value-type="float">
            <text:p>1</text:p>
          </table:table-cell>
          <table:table-cell table:style-name="ce12" table:formula="of:=IF([.D99]=&quot;&quot;;1;IF(ISNA([.D99]);1;IF(NUMBERVALUE(ORG.LIBREOFFICE.REGEX([.D99];&quot;\d+&quot;;))&gt;14;0;1)))" office:value-type="float" office:value="1" calcext:value-type="float">
            <text:p>1</text:p>
          </table:table-cell>
          <table:table-cell table:style-name="ce6" table:formula="of:=IF([.F99]=&quot;&quot;;1;IF(ISNA([.F99]);1;IF(NUMBERVALUE(ORG.LIBREOFFICE.REGEX([.F99];&quot;\d+&quot;;))&gt;12;0;1)))" office:value-type="float" office:value="1" calcext:value-type="float">
            <text:p>1</text:p>
          </table:table-cell>
          <table:table-cell table:style-name="ce3" table:formula="of:=IF([.H99]=&quot;&quot;;1;IF(ISNA([.H99]);1;IF(NUMBERVALUE(ORG.LIBREOFFICE.REGEX([.H99];&quot;\d+&quot;;))&gt;13;0;1)))" office:value-type="float" office:value="1" calcext:value-type="float">
            <text:p>1</text:p>
          </table:table-cell>
          <table:table-cell table:style-name="ce12" table:formula="of:=IF([.G99]=&quot;&quot;;1;IF(ISNA([.G99]);1;IF(NUMBERVALUE(ORG.LIBREOFFICE.REGEX([.G99];&quot;\d+&quot;;))&gt;14;0;1)))" office:value-type="float" office:value="1" calcext:value-type="float">
            <text:p>1</text:p>
          </table:table-cell>
          <table:table-cell table:style-name="ce6" table:formula="of:=IF([.I99]=&quot;&quot;;1;IF(ISNA([.I99]);1;IF(NUMBERVALUE(ORG.LIBREOFFICE.REGEX([.I99];&quot;\d+&quot;;))&gt;12;0;1)))" office:value-type="float" office:value="1" calcext:value-type="float">
            <text:p>1</text:p>
          </table:table-cell>
          <table:table-cell table:style-name="ce3" table:formula="of:=IF([.K99]=&quot;&quot;;1;IF(ISNA([.K99]);1;IF(NUMBERVALUE(ORG.LIBREOFFICE.REGEX([.K99];&quot;\d+&quot;;))&gt;13;0;1)))" office:value-type="float" office:value="1" calcext:value-type="float">
            <text:p>1</text:p>
          </table:table-cell>
          <table:table-cell table:style-name="ce12" table:formula="of:=IF([.J99]=&quot;&quot;;1;IF(ISNA([.J99]);1;IF(NUMBERVALUE(ORG.LIBREOFFICE.REGEX([.J99];&quot;\d+&quot;;))&gt;14;0;1)))" office:value-type="float" office:value="1" calcext:value-type="float">
            <text:p>1</text:p>
          </table:table-cell>
          <table:table-cell table:style-name="ce6" table:formula="of:=IF([.L99]=&quot;&quot;;1;IF(ISNA([.L99]);1;IF(NUMBERVALUE(ORG.LIBREOFFICE.REGEX([.L99];&quot;\d+&quot;;))&gt;12;0;1)))" office:value-type="float" office:value="1" calcext:value-type="float">
            <text:p>1</text:p>
          </table:table-cell>
          <table:table-cell table:style-name="ce3" table:formula="of:=IF([.N99]=&quot;&quot;;1;IF(ISNA([.N99]);1;IF(NUMBERVALUE(ORG.LIBREOFFICE.REGEX([.N99];&quot;\d+&quot;;))&gt;13;0;1)))" office:value-type="float" office:value="1" calcext:value-type="float">
            <text:p>1</text:p>
          </table:table-cell>
          <table:table-cell table:style-name="ce12" table:formula="of:=IF([.M99]=&quot;&quot;;1;IF(ISNA([.M99]);1;IF(NUMBERVALUE(ORG.LIBREOFFICE.REGEX([.M99];&quot;\d+&quot;;))&gt;14;0;1)))" office:value-type="float" office:value="1" calcext:value-type="float">
            <text:p>1</text:p>
          </table:table-cell>
          <table:table-cell table:style-name="ce6" table:formula="of:=IF([.O99]=&quot;&quot;;1;IF(ISNA([.O99]);1;IF(NUMBERVALUE(ORG.LIBREOFFICE.REGEX([.O99];&quot;\d+&quot;;))&gt;12;0;1)))" office:value-type="float" office:value="1" calcext:value-type="float">
            <text:p>1</text:p>
          </table:table-cell>
          <table:table-cell table:style-name="ce3" table:formula="of:=IF([.Q99]=&quot;&quot;;1;IF(ISNA([.Q99]);1;IF(NUMBERVALUE(ORG.LIBREOFFICE.REGEX([.Q99];&quot;\d+&quot;;))&gt;13;0;1)))" office:value-type="float" office:value="1" calcext:value-type="float">
            <text:p>1</text:p>
          </table:table-cell>
          <table:table-cell table:style-name="ce12" table:formula="of:=IF([.P99]=&quot;&quot;;1;IF(ISNA([.P99]);1;IF(NUMBERVALUE(ORG.LIBREOFFICE.REGEX([.P99];&quot;\d+&quot;;))&gt;14;0;1)))" office:value-type="float" office:value="1" calcext:value-type="float">
            <text:p>1</text:p>
          </table:table-cell>
          <table:table-cell table:style-name="ce6" table:formula="of:=IF([.R99]=&quot;&quot;;1;IF(ISNA([.R99]);1;IF(NUMBERVALUE(ORG.LIBREOFFICE.REGEX([.R99];&quot;\d+&quot;;))&gt;12;0;1)))" office:value-type="float" office:value="1" calcext:value-type="float">
            <text:p>1</text:p>
          </table:table-cell>
          <table:table-cell table:style-name="ce3" table:formula="of:=IF([.T99]=&quot;&quot;;1;IF(ISNA([.T99]);1;IF(NUMBERVALUE(ORG.LIBREOFFICE.REGEX([.T99];&quot;\d+&quot;;))&gt;13;0;1)))" office:value-type="float" office:value="1" calcext:value-type="float">
            <text:p>1</text:p>
          </table:table-cell>
          <table:table-cell table:style-name="ce12" table:formula="of:=IF([.S99]=&quot;&quot;;1;IF(ISNA([.S99]);1;IF(NUMBERVALUE(ORG.LIBREOFFICE.REGEX([.S99];&quot;\d+&quot;;))&gt;14;0;1)))" office:value-type="float" office:value="1" calcext:value-type="float">
            <text:p>1</text:p>
          </table:table-cell>
          <table:table-cell table:style-name="ce3" table:formula="of:=IF([.V99]=0;0;IF([.W99]=0;0;IF([.X99]=0;0;IF([.Y99]=0;0;IF([.Z99]=0;0;IF([.AA99]=0;0;IF([.AB99]=0;0;IF([.AC99]=0;0;IF([.AD99]=0;0;IF([.AE99]=0;0;IF([.AF99]=0;0;IF([.AG99]=0;0;IF([.AH99]=0;0;IF([.AI99]=0;0;IF([.AJ99]=0;0;IF([.AK99]=0;0;IF([.AL99]=0;0;IF([.AM99]=0;0;1))))))))))))))))))" office:value-type="float" office:value="1" calcext:value-type="float">
            <text:p>1</text:p>
          </table:table-cell>
          <table:table-cell table:style-name="ce3" table:formula="of:=IF([.AN99]=1;NUMBERVALUE(ORG.LIBREOFFICE.REGEX([.A99];&quot;\d+&quot;));&quot;&quot;)" office:value-type="float" office:value="97" calcext:value-type="float">
            <text:p>97</text:p>
          </table:table-cell>
          <table:table-cell/>
        </table:table-row>
        <table:table-row table:style-name="ro1">
          <table:table-cell table:formula="of:=[$Input.A98]" office:value-type="string" office:string-value="Game 98" calcext:value-type="string">
            <text:p>Game 98</text:p>
          </table:table-cell>
          <table:table-cell table:style-name="ce3" table:formula="of:=COUNTIF([$Input.B98:.G98];&quot;&lt;&gt;&quot;)" office:value-type="float" office:value="5" calcext:value-type="float">
            <text:p>5</text:p>
          </table:table-cell>
          <table:table-cell table:style-name="ce2" table:formula="of:=IF(ISBLANK([$Input.B98]);&quot;&quot;;IF(ISNA(ORG.LIBREOFFICE.REGEX([$Input.B98];&quot;\d+.red&quot;;;1));&quot;&quot;;ORG.LIBREOFFICE.REGEX([$Input.B98];&quot;\d+.red&quot;;;1)))" office:value-type="string" office:string-value="4 red" calcext:value-type="string">
            <text:p>4 red</text:p>
          </table:table-cell>
          <table:table-cell table:style-name="ce2" table:formula="of:=IF(ISBLANK([$Input.B98]);&quot;&quot;;IF(ISNA(ORG.LIBREOFFICE.REGEX([$Input.B98];&quot;\d+.blue&quot;;;1));&quot;&quot;;ORG.LIBREOFFICE.REGEX([$Input.B98];&quot;\d+.blue&quot;;;1)))" office:value-type="string" office:string-value="6 blue" calcext:value-type="string">
            <text:p>6 blue</text:p>
          </table:table-cell>
          <table:table-cell table:style-name="ce2" table:formula="of:=IF(ISBLANK([$Input.B98]);&quot;&quot;;IF(ISNA(ORG.LIBREOFFICE.REGEX([$Input.B98];&quot;\d+.green&quot;;;1));&quot;&quot;;ORG.LIBREOFFICE.REGEX([$Input.B98];&quot;\d+.green&quot;;;1)))" office:value-type="string" office:string-value="5 green" calcext:value-type="string">
            <text:p>5 green</text:p>
          </table:table-cell>
          <table:table-cell table:style-name="ce2" table:formula="of:=IF(ISBLANK([$Input.C98]);&quot;&quot;;IF(ISNA(ORG.LIBREOFFICE.REGEX([$Input.C98];&quot;\d+.red&quot;;;1));&quot;&quot;;ORG.LIBREOFFICE.REGEX([$Input.C98];&quot;\d+.red&quot;;;1)))" office:value-type="string" office:string-value="2 red" calcext:value-type="string">
            <text:p>2 red</text:p>
          </table:table-cell>
          <table:table-cell table:style-name="ce2" table:formula="of:=IF(ISBLANK([$Input.C98]);&quot;&quot;;IF(ISNA(ORG.LIBREOFFICE.REGEX([$Input.C98];&quot;\d+.blue&quot;;;1));&quot;&quot;;ORG.LIBREOFFICE.REGEX([$Input.C98];&quot;\d+.blue&quot;;;1)))" office:value-type="string" office:string-value="6 blue" calcext:value-type="string">
            <text:p>6 blue</text:p>
          </table:table-cell>
          <table:table-cell table:style-name="ce2" table:formula="of:=IF(ISBLANK([$Input.C98]);&quot;&quot;;IF(ISNA(ORG.LIBREOFFICE.REGEX([$Input.C98];&quot;\d+.green&quot;;;1));&quot;&quot;;ORG.LIBREOFFICE.REGEX([$Input.C98];&quot;\d+.green&quot;;;1)))" office:value-type="string" office:string-value="9 green" calcext:value-type="string">
            <text:p>9 green</text:p>
          </table:table-cell>
          <table:table-cell table:style-name="ce2" table:formula="of:=IF(ISBLANK([$Input.D98]);&quot;&quot;;IF(ISNA(ORG.LIBREOFFICE.REGEX([$Input.D98];&quot;\d+.red&quot;;;1));&quot;&quot;;ORG.LIBREOFFICE.REGEX([$Input.D98];&quot;\d+.red&quot;;;1)))" office:value-type="string" office:string-value="11 red" calcext:value-type="string">
            <text:p>11 red</text:p>
          </table:table-cell>
          <table:table-cell table:style-name="ce2" table:formula="of:=IF(ISBLANK([$Input.D98]);&quot;&quot;;IF(ISNA(ORG.LIBREOFFICE.REGEX([$Input.D98];&quot;\d+.blue&quot;;;1));&quot;&quot;;ORG.LIBREOFFICE.REGEX([$Input.D98];&quot;\d+.blue&quot;;;1)))" office:value-type="string" office:string-value="2 blue" calcext:value-type="string">
            <text:p>2 blue</text:p>
          </table:table-cell>
          <table:table-cell table:style-name="ce2" table:formula="of:=IF(ISBLANK([$Input.D98]);&quot;&quot;;IF(ISNA(ORG.LIBREOFFICE.REGEX([$Input.D98];&quot;\d+.green&quot;;;1));&quot;&quot;;ORG.LIBREOFFICE.REGEX([$Input.D98];&quot;\d+.green&quot;;;1)))" office:value-type="string" office:string-value="14 green" calcext:value-type="string">
            <text:p>14 green</text:p>
          </table:table-cell>
          <table:table-cell table:style-name="ce2" table:formula="of:=IF(ISBLANK([$Input.E98]);&quot;&quot;;IF(ISNA(ORG.LIBREOFFICE.REGEX([$Input.E98];&quot;\d+.red&quot;;;1));&quot;&quot;;ORG.LIBREOFFICE.REGEX([$Input.E98];&quot;\d+.red&quot;;;1)))">
            <text:p/>
          </table:table-cell>
          <table:table-cell table:style-name="ce2" table:formula="of:=IF(ISBLANK([$Input.E98]);&quot;&quot;;IF(ISNA(ORG.LIBREOFFICE.REGEX([$Input.E98];&quot;\d+.blue&quot;;;1));&quot;&quot;;ORG.LIBREOFFICE.REGEX([$Input.E98];&quot;\d+.blue&quot;;;1)))" office:value-type="string" office:string-value="4 blue" calcext:value-type="string">
            <text:p>4 blue</text:p>
          </table:table-cell>
          <table:table-cell table:style-name="ce2" table:formula="of:=IF(ISBLANK([$Input.E98]);&quot;&quot;;IF(ISNA(ORG.LIBREOFFICE.REGEX([$Input.E98];&quot;\d+.green&quot;;;1));&quot;&quot;;ORG.LIBREOFFICE.REGEX([$Input.E98];&quot;\d+.green&quot;;;1)))" office:value-type="string" office:string-value="6 green" calcext:value-type="string">
            <text:p>6 green</text:p>
          </table:table-cell>
          <table:table-cell table:style-name="ce2" table:formula="of:=IF(ISBLANK([$Input.F98]);&quot;&quot;;IF(ISNA(ORG.LIBREOFFICE.REGEX([$Input.F98];&quot;\d+.red&quot;;;1));&quot;&quot;;ORG.LIBREOFFICE.REGEX([$Input.F98];&quot;\d+.red&quot;;;1)))" office:value-type="string" office:string-value="11 red" calcext:value-type="string">
            <text:p>11 red</text:p>
          </table:table-cell>
          <table:table-cell table:style-name="ce2" table:formula="of:=IF(ISBLANK([$Input.F98]);&quot;&quot;;IF(ISNA(ORG.LIBREOFFICE.REGEX([$Input.F98];&quot;\d+.blue&quot;;;1));&quot;&quot;;ORG.LIBREOFFICE.REGEX([$Input.F98];&quot;\d+.blue&quot;;;1)))" office:value-type="string" office:string-value="11 blue" calcext:value-type="string">
            <text:p>11 blue</text:p>
          </table:table-cell>
          <table:table-cell table:style-name="ce2" table:formula="of:=IF(ISBLANK([$Input.F98]);&quot;&quot;;IF(ISNA(ORG.LIBREOFFICE.REGEX([$Input.F98];&quot;\d+.green&quot;;;1));&quot;&quot;;ORG.LIBREOFFICE.REGEX([$Input.F98];&quot;\d+.green&quot;;;1)))" office:value-type="string" office:string-value="8 green" calcext:value-type="string">
            <text:p>8 green</text:p>
          </table:table-cell>
          <table:table-cell table:style-name="ce2" table:formula="of:=IF(ISBLANK([$Input.G98]);&quot;&quot;;IF(ISNA(ORG.LIBREOFFICE.REGEX([$Input.G98];&quot;\d+.red&quot;;;1));&quot;&quot;;ORG.LIBREOFFICE.REGEX([$Input.G98];&quot;\d+.red&quot;;;1)))">
            <text:p/>
          </table:table-cell>
          <table:table-cell table:style-name="ce2" table:formula="of:=IF(ISBLANK([$Input.G98]);&quot;&quot;;IF(ISNA(ORG.LIBREOFFICE.REGEX([$Input.G98];&quot;\d+.blue&quot;;;1));&quot;&quot;;ORG.LIBREOFFICE.REGEX([$Input.G98];&quot;\d+.blue&quot;;;1)))">
            <text:p/>
          </table:table-cell>
          <table:table-cell table:style-name="ce2" table:formula="of:=IF(ISBLANK([$Input.G98]);&quot;&quot;;IF(ISNA(ORG.LIBREOFFICE.REGEX([$Input.G98];&quot;\d+.green&quot;;;1));&quot;&quot;;ORG.LIBREOFFICE.REGEX([$Input.G98];&quot;\d+.green&quot;;;1)))">
            <text:p/>
          </table:table-cell>
          <table:table-cell/>
          <table:table-cell table:style-name="ce6" table:formula="of:=IF([.C100]=&quot;&quot;;1;IF(ISNA([.C100]);1;IF(NUMBERVALUE(ORG.LIBREOFFICE.REGEX([.C100];&quot;\d+&quot;;))&gt;12;0;1)))" office:value-type="float" office:value="1" calcext:value-type="float">
            <text:p>1</text:p>
          </table:table-cell>
          <table:table-cell table:style-name="ce3" table:formula="of:=IF([.E100]=&quot;&quot;;1;IF(ISNA([.E100]);1;IF(NUMBERVALUE(ORG.LIBREOFFICE.REGEX([.E100];&quot;\d+&quot;;))&gt;13;0;1)))" office:value-type="float" office:value="1" calcext:value-type="float">
            <text:p>1</text:p>
          </table:table-cell>
          <table:table-cell table:style-name="ce12" table:formula="of:=IF([.D100]=&quot;&quot;;1;IF(ISNA([.D100]);1;IF(NUMBERVALUE(ORG.LIBREOFFICE.REGEX([.D100];&quot;\d+&quot;;))&gt;14;0;1)))" office:value-type="float" office:value="1" calcext:value-type="float">
            <text:p>1</text:p>
          </table:table-cell>
          <table:table-cell table:style-name="ce6" table:formula="of:=IF([.F100]=&quot;&quot;;1;IF(ISNA([.F100]);1;IF(NUMBERVALUE(ORG.LIBREOFFICE.REGEX([.F100];&quot;\d+&quot;;))&gt;12;0;1)))" office:value-type="float" office:value="1" calcext:value-type="float">
            <text:p>1</text:p>
          </table:table-cell>
          <table:table-cell table:style-name="ce3" table:formula="of:=IF([.H100]=&quot;&quot;;1;IF(ISNA([.H100]);1;IF(NUMBERVALUE(ORG.LIBREOFFICE.REGEX([.H100];&quot;\d+&quot;;))&gt;13;0;1)))" office:value-type="float" office:value="1" calcext:value-type="float">
            <text:p>1</text:p>
          </table:table-cell>
          <table:table-cell table:style-name="ce12" table:formula="of:=IF([.G100]=&quot;&quot;;1;IF(ISNA([.G100]);1;IF(NUMBERVALUE(ORG.LIBREOFFICE.REGEX([.G100];&quot;\d+&quot;;))&gt;14;0;1)))" office:value-type="float" office:value="1" calcext:value-type="float">
            <text:p>1</text:p>
          </table:table-cell>
          <table:table-cell table:style-name="ce6" table:formula="of:=IF([.I100]=&quot;&quot;;1;IF(ISNA([.I100]);1;IF(NUMBERVALUE(ORG.LIBREOFFICE.REGEX([.I100];&quot;\d+&quot;;))&gt;12;0;1)))" office:value-type="float" office:value="1" calcext:value-type="float">
            <text:p>1</text:p>
          </table:table-cell>
          <table:table-cell table:style-name="ce3" table:formula="of:=IF([.K100]=&quot;&quot;;1;IF(ISNA([.K100]);1;IF(NUMBERVALUE(ORG.LIBREOFFICE.REGEX([.K100];&quot;\d+&quot;;))&gt;13;0;1)))" office:value-type="float" office:value="0" calcext:value-type="float">
            <text:p>0</text:p>
          </table:table-cell>
          <table:table-cell table:style-name="ce12" table:formula="of:=IF([.J100]=&quot;&quot;;1;IF(ISNA([.J100]);1;IF(NUMBERVALUE(ORG.LIBREOFFICE.REGEX([.J100];&quot;\d+&quot;;))&gt;14;0;1)))" office:value-type="float" office:value="1" calcext:value-type="float">
            <text:p>1</text:p>
          </table:table-cell>
          <table:table-cell table:style-name="ce6" table:formula="of:=IF([.L100]=&quot;&quot;;1;IF(ISNA([.L100]);1;IF(NUMBERVALUE(ORG.LIBREOFFICE.REGEX([.L100];&quot;\d+&quot;;))&gt;12;0;1)))" office:value-type="float" office:value="1" calcext:value-type="float">
            <text:p>1</text:p>
          </table:table-cell>
          <table:table-cell table:style-name="ce3" table:formula="of:=IF([.N100]=&quot;&quot;;1;IF(ISNA([.N100]);1;IF(NUMBERVALUE(ORG.LIBREOFFICE.REGEX([.N100];&quot;\d+&quot;;))&gt;13;0;1)))" office:value-type="float" office:value="1" calcext:value-type="float">
            <text:p>1</text:p>
          </table:table-cell>
          <table:table-cell table:style-name="ce12" table:formula="of:=IF([.M100]=&quot;&quot;;1;IF(ISNA([.M100]);1;IF(NUMBERVALUE(ORG.LIBREOFFICE.REGEX([.M100];&quot;\d+&quot;;))&gt;14;0;1)))" office:value-type="float" office:value="1" calcext:value-type="float">
            <text:p>1</text:p>
          </table:table-cell>
          <table:table-cell table:style-name="ce6" table:formula="of:=IF([.O100]=&quot;&quot;;1;IF(ISNA([.O100]);1;IF(NUMBERVALUE(ORG.LIBREOFFICE.REGEX([.O100];&quot;\d+&quot;;))&gt;12;0;1)))" office:value-type="float" office:value="1" calcext:value-type="float">
            <text:p>1</text:p>
          </table:table-cell>
          <table:table-cell table:style-name="ce3" table:formula="of:=IF([.Q100]=&quot;&quot;;1;IF(ISNA([.Q100]);1;IF(NUMBERVALUE(ORG.LIBREOFFICE.REGEX([.Q100];&quot;\d+&quot;;))&gt;13;0;1)))" office:value-type="float" office:value="1" calcext:value-type="float">
            <text:p>1</text:p>
          </table:table-cell>
          <table:table-cell table:style-name="ce12" table:formula="of:=IF([.P100]=&quot;&quot;;1;IF(ISNA([.P100]);1;IF(NUMBERVALUE(ORG.LIBREOFFICE.REGEX([.P100];&quot;\d+&quot;;))&gt;14;0;1)))" office:value-type="float" office:value="1" calcext:value-type="float">
            <text:p>1</text:p>
          </table:table-cell>
          <table:table-cell table:style-name="ce6" table:formula="of:=IF([.R100]=&quot;&quot;;1;IF(ISNA([.R100]);1;IF(NUMBERVALUE(ORG.LIBREOFFICE.REGEX([.R100];&quot;\d+&quot;;))&gt;12;0;1)))" office:value-type="float" office:value="1" calcext:value-type="float">
            <text:p>1</text:p>
          </table:table-cell>
          <table:table-cell table:style-name="ce3" table:formula="of:=IF([.T100]=&quot;&quot;;1;IF(ISNA([.T100]);1;IF(NUMBERVALUE(ORG.LIBREOFFICE.REGEX([.T100];&quot;\d+&quot;;))&gt;13;0;1)))" office:value-type="float" office:value="1" calcext:value-type="float">
            <text:p>1</text:p>
          </table:table-cell>
          <table:table-cell table:style-name="ce12" table:formula="of:=IF([.S100]=&quot;&quot;;1;IF(ISNA([.S100]);1;IF(NUMBERVALUE(ORG.LIBREOFFICE.REGEX([.S100];&quot;\d+&quot;;))&gt;14;0;1)))" office:value-type="float" office:value="1" calcext:value-type="float">
            <text:p>1</text:p>
          </table:table-cell>
          <table:table-cell table:style-name="ce3" table:formula="of:=IF([.V100]=0;0;IF([.W100]=0;0;IF([.X100]=0;0;IF([.Y100]=0;0;IF([.Z100]=0;0;IF([.AA100]=0;0;IF([.AB100]=0;0;IF([.AC100]=0;0;IF([.AD100]=0;0;IF([.AE100]=0;0;IF([.AF100]=0;0;IF([.AG100]=0;0;IF([.AH100]=0;0;IF([.AI100]=0;0;IF([.AJ100]=0;0;IF([.AK100]=0;0;IF([.AL100]=0;0;IF([.AM100]=0;0;1))))))))))))))))))" office:value-type="float" office:value="0" calcext:value-type="float">
            <text:p>0</text:p>
          </table:table-cell>
          <table:table-cell table:style-name="ce3" table:formula="of:=IF([.AN100]=1;NUMBERVALUE(ORG.LIBREOFFICE.REGEX([.A100];&quot;\d+&quot;));&quot;&quot;)">
            <text:p/>
          </table:table-cell>
          <table:table-cell/>
        </table:table-row>
        <table:table-row table:style-name="ro1">
          <table:table-cell table:formula="of:=[$Input.A99]" office:value-type="string" office:string-value="Game 99" calcext:value-type="string">
            <text:p>Game 99</text:p>
          </table:table-cell>
          <table:table-cell table:style-name="ce3" table:formula="of:=COUNTIF([$Input.B99:.G99];&quot;&lt;&gt;&quot;)" office:value-type="float" office:value="6" calcext:value-type="float">
            <text:p>6</text:p>
          </table:table-cell>
          <table:table-cell table:style-name="ce2" table:formula="of:=IF(ISBLANK([$Input.B99]);&quot;&quot;;IF(ISNA(ORG.LIBREOFFICE.REGEX([$Input.B99];&quot;\d+.red&quot;;;1));&quot;&quot;;ORG.LIBREOFFICE.REGEX([$Input.B99];&quot;\d+.red&quot;;;1)))">
            <text:p/>
          </table:table-cell>
          <table:table-cell table:style-name="ce2" table:formula="of:=IF(ISBLANK([$Input.B99]);&quot;&quot;;IF(ISNA(ORG.LIBREOFFICE.REGEX([$Input.B99];&quot;\d+.blue&quot;;;1));&quot;&quot;;ORG.LIBREOFFICE.REGEX([$Input.B99];&quot;\d+.blue&quot;;;1)))" office:value-type="string" office:string-value="20 blue" calcext:value-type="string">
            <text:p>20 blue</text:p>
          </table:table-cell>
          <table:table-cell table:style-name="ce2" table:formula="of:=IF(ISBLANK([$Input.B99]);&quot;&quot;;IF(ISNA(ORG.LIBREOFFICE.REGEX([$Input.B99];&quot;\d+.green&quot;;;1));&quot;&quot;;ORG.LIBREOFFICE.REGEX([$Input.B99];&quot;\d+.green&quot;;;1)))" office:value-type="string" office:string-value="2 green" calcext:value-type="string">
            <text:p>2 green</text:p>
          </table:table-cell>
          <table:table-cell table:style-name="ce2" table:formula="of:=IF(ISBLANK([$Input.C99]);&quot;&quot;;IF(ISNA(ORG.LIBREOFFICE.REGEX([$Input.C99];&quot;\d+.red&quot;;;1));&quot;&quot;;ORG.LIBREOFFICE.REGEX([$Input.C99];&quot;\d+.red&quot;;;1)))">
            <text:p/>
          </table:table-cell>
          <table:table-cell table:style-name="ce2" table:formula="of:=IF(ISBLANK([$Input.C99]);&quot;&quot;;IF(ISNA(ORG.LIBREOFFICE.REGEX([$Input.C99];&quot;\d+.blue&quot;;;1));&quot;&quot;;ORG.LIBREOFFICE.REGEX([$Input.C99];&quot;\d+.blue&quot;;;1)))" office:value-type="string" office:string-value="12 blue" calcext:value-type="string">
            <text:p>12 blue</text:p>
          </table:table-cell>
          <table:table-cell table:style-name="ce2" table:formula="of:=IF(ISBLANK([$Input.C99]);&quot;&quot;;IF(ISNA(ORG.LIBREOFFICE.REGEX([$Input.C99];&quot;\d+.green&quot;;;1));&quot;&quot;;ORG.LIBREOFFICE.REGEX([$Input.C99];&quot;\d+.green&quot;;;1)))">
            <text:p/>
          </table:table-cell>
          <table:table-cell table:style-name="ce2" table:formula="of:=IF(ISBLANK([$Input.D99]);&quot;&quot;;IF(ISNA(ORG.LIBREOFFICE.REGEX([$Input.D99];&quot;\d+.red&quot;;;1));&quot;&quot;;ORG.LIBREOFFICE.REGEX([$Input.D99];&quot;\d+.red&quot;;;1)))" office:value-type="string" office:string-value="3 red" calcext:value-type="string">
            <text:p>3 red</text:p>
          </table:table-cell>
          <table:table-cell table:style-name="ce2" table:formula="of:=IF(ISBLANK([$Input.D99]);&quot;&quot;;IF(ISNA(ORG.LIBREOFFICE.REGEX([$Input.D99];&quot;\d+.blue&quot;;;1));&quot;&quot;;ORG.LIBREOFFICE.REGEX([$Input.D99];&quot;\d+.blue&quot;;;1)))" office:value-type="string" office:string-value="12 blue" calcext:value-type="string">
            <text:p>12 blue</text:p>
          </table:table-cell>
          <table:table-cell table:style-name="ce2" table:formula="of:=IF(ISBLANK([$Input.D99]);&quot;&quot;;IF(ISNA(ORG.LIBREOFFICE.REGEX([$Input.D99];&quot;\d+.green&quot;;;1));&quot;&quot;;ORG.LIBREOFFICE.REGEX([$Input.D99];&quot;\d+.green&quot;;;1)))">
            <text:p/>
          </table:table-cell>
          <table:table-cell table:style-name="ce2" table:formula="of:=IF(ISBLANK([$Input.E99]);&quot;&quot;;IF(ISNA(ORG.LIBREOFFICE.REGEX([$Input.E99];&quot;\d+.red&quot;;;1));&quot;&quot;;ORG.LIBREOFFICE.REGEX([$Input.E99];&quot;\d+.red&quot;;;1)))">
            <text:p/>
          </table:table-cell>
          <table:table-cell table:style-name="ce2" table:formula="of:=IF(ISBLANK([$Input.E99]);&quot;&quot;;IF(ISNA(ORG.LIBREOFFICE.REGEX([$Input.E99];&quot;\d+.blue&quot;;;1));&quot;&quot;;ORG.LIBREOFFICE.REGEX([$Input.E99];&quot;\d+.blue&quot;;;1)))" office:value-type="string" office:string-value="7 blue" calcext:value-type="string">
            <text:p>7 blue</text:p>
          </table:table-cell>
          <table:table-cell table:style-name="ce2" table:formula="of:=IF(ISBLANK([$Input.E99]);&quot;&quot;;IF(ISNA(ORG.LIBREOFFICE.REGEX([$Input.E99];&quot;\d+.green&quot;;;1));&quot;&quot;;ORG.LIBREOFFICE.REGEX([$Input.E99];&quot;\d+.green&quot;;;1)))">
            <text:p/>
          </table:table-cell>
          <table:table-cell table:style-name="ce2" table:formula="of:=IF(ISBLANK([$Input.F99]);&quot;&quot;;IF(ISNA(ORG.LIBREOFFICE.REGEX([$Input.F99];&quot;\d+.red&quot;;;1));&quot;&quot;;ORG.LIBREOFFICE.REGEX([$Input.F99];&quot;\d+.red&quot;;;1)))" office:value-type="string" office:string-value="2 red" calcext:value-type="string">
            <text:p>2 red</text:p>
          </table:table-cell>
          <table:table-cell table:style-name="ce2" table:formula="of:=IF(ISBLANK([$Input.F99]);&quot;&quot;;IF(ISNA(ORG.LIBREOFFICE.REGEX([$Input.F99];&quot;\d+.blue&quot;;;1));&quot;&quot;;ORG.LIBREOFFICE.REGEX([$Input.F99];&quot;\d+.blue&quot;;;1)))" office:value-type="string" office:string-value="10 blue" calcext:value-type="string">
            <text:p>10 blue</text:p>
          </table:table-cell>
          <table:table-cell table:style-name="ce2" table:formula="of:=IF(ISBLANK([$Input.F99]);&quot;&quot;;IF(ISNA(ORG.LIBREOFFICE.REGEX([$Input.F99];&quot;\d+.green&quot;;;1));&quot;&quot;;ORG.LIBREOFFICE.REGEX([$Input.F99];&quot;\d+.green&quot;;;1)))" office:value-type="string" office:string-value="3 green" calcext:value-type="string">
            <text:p>3 green</text:p>
          </table:table-cell>
          <table:table-cell table:style-name="ce2" table:formula="of:=IF(ISBLANK([$Input.G99]);&quot;&quot;;IF(ISNA(ORG.LIBREOFFICE.REGEX([$Input.G99];&quot;\d+.red&quot;;;1));&quot;&quot;;ORG.LIBREOFFICE.REGEX([$Input.G99];&quot;\d+.red&quot;;;1)))" office:value-type="string" office:string-value="3 red" calcext:value-type="string">
            <text:p>3 red</text:p>
          </table:table-cell>
          <table:table-cell table:style-name="ce2" table:formula="of:=IF(ISBLANK([$Input.G99]);&quot;&quot;;IF(ISNA(ORG.LIBREOFFICE.REGEX([$Input.G99];&quot;\d+.blue&quot;;;1));&quot;&quot;;ORG.LIBREOFFICE.REGEX([$Input.G99];&quot;\d+.blue&quot;;;1)))">
            <text:p/>
          </table:table-cell>
          <table:table-cell table:style-name="ce2" table:formula="of:=IF(ISBLANK([$Input.G99]);&quot;&quot;;IF(ISNA(ORG.LIBREOFFICE.REGEX([$Input.G99];&quot;\d+.green&quot;;;1));&quot;&quot;;ORG.LIBREOFFICE.REGEX([$Input.G99];&quot;\d+.green&quot;;;1)))" office:value-type="string" office:string-value="2 green" calcext:value-type="string">
            <text:p>2 green</text:p>
          </table:table-cell>
          <table:table-cell/>
          <table:table-cell table:style-name="ce6" table:formula="of:=IF([.C101]=&quot;&quot;;1;IF(ISNA([.C101]);1;IF(NUMBERVALUE(ORG.LIBREOFFICE.REGEX([.C101];&quot;\d+&quot;;))&gt;12;0;1)))" office:value-type="float" office:value="1" calcext:value-type="float">
            <text:p>1</text:p>
          </table:table-cell>
          <table:table-cell table:style-name="ce3" table:formula="of:=IF([.E101]=&quot;&quot;;1;IF(ISNA([.E101]);1;IF(NUMBERVALUE(ORG.LIBREOFFICE.REGEX([.E101];&quot;\d+&quot;;))&gt;13;0;1)))" office:value-type="float" office:value="1" calcext:value-type="float">
            <text:p>1</text:p>
          </table:table-cell>
          <table:table-cell table:style-name="ce12" table:formula="of:=IF([.D101]=&quot;&quot;;1;IF(ISNA([.D101]);1;IF(NUMBERVALUE(ORG.LIBREOFFICE.REGEX([.D101];&quot;\d+&quot;;))&gt;14;0;1)))" office:value-type="float" office:value="0" calcext:value-type="float">
            <text:p>0</text:p>
          </table:table-cell>
          <table:table-cell table:style-name="ce6" table:formula="of:=IF([.F101]=&quot;&quot;;1;IF(ISNA([.F101]);1;IF(NUMBERVALUE(ORG.LIBREOFFICE.REGEX([.F101];&quot;\d+&quot;;))&gt;12;0;1)))" office:value-type="float" office:value="1" calcext:value-type="float">
            <text:p>1</text:p>
          </table:table-cell>
          <table:table-cell table:style-name="ce3" table:formula="of:=IF([.H101]=&quot;&quot;;1;IF(ISNA([.H101]);1;IF(NUMBERVALUE(ORG.LIBREOFFICE.REGEX([.H101];&quot;\d+&quot;;))&gt;13;0;1)))" office:value-type="float" office:value="1" calcext:value-type="float">
            <text:p>1</text:p>
          </table:table-cell>
          <table:table-cell table:style-name="ce12" table:formula="of:=IF([.G101]=&quot;&quot;;1;IF(ISNA([.G101]);1;IF(NUMBERVALUE(ORG.LIBREOFFICE.REGEX([.G101];&quot;\d+&quot;;))&gt;14;0;1)))" office:value-type="float" office:value="1" calcext:value-type="float">
            <text:p>1</text:p>
          </table:table-cell>
          <table:table-cell table:style-name="ce6" table:formula="of:=IF([.I101]=&quot;&quot;;1;IF(ISNA([.I101]);1;IF(NUMBERVALUE(ORG.LIBREOFFICE.REGEX([.I101];&quot;\d+&quot;;))&gt;12;0;1)))" office:value-type="float" office:value="1" calcext:value-type="float">
            <text:p>1</text:p>
          </table:table-cell>
          <table:table-cell table:style-name="ce3" table:formula="of:=IF([.K101]=&quot;&quot;;1;IF(ISNA([.K101]);1;IF(NUMBERVALUE(ORG.LIBREOFFICE.REGEX([.K101];&quot;\d+&quot;;))&gt;13;0;1)))" office:value-type="float" office:value="1" calcext:value-type="float">
            <text:p>1</text:p>
          </table:table-cell>
          <table:table-cell table:style-name="ce12" table:formula="of:=IF([.J101]=&quot;&quot;;1;IF(ISNA([.J101]);1;IF(NUMBERVALUE(ORG.LIBREOFFICE.REGEX([.J101];&quot;\d+&quot;;))&gt;14;0;1)))" office:value-type="float" office:value="1" calcext:value-type="float">
            <text:p>1</text:p>
          </table:table-cell>
          <table:table-cell table:style-name="ce6" table:formula="of:=IF([.L101]=&quot;&quot;;1;IF(ISNA([.L101]);1;IF(NUMBERVALUE(ORG.LIBREOFFICE.REGEX([.L101];&quot;\d+&quot;;))&gt;12;0;1)))" office:value-type="float" office:value="1" calcext:value-type="float">
            <text:p>1</text:p>
          </table:table-cell>
          <table:table-cell table:style-name="ce3" table:formula="of:=IF([.N101]=&quot;&quot;;1;IF(ISNA([.N101]);1;IF(NUMBERVALUE(ORG.LIBREOFFICE.REGEX([.N101];&quot;\d+&quot;;))&gt;13;0;1)))" office:value-type="float" office:value="1" calcext:value-type="float">
            <text:p>1</text:p>
          </table:table-cell>
          <table:table-cell table:style-name="ce12" table:formula="of:=IF([.M101]=&quot;&quot;;1;IF(ISNA([.M101]);1;IF(NUMBERVALUE(ORG.LIBREOFFICE.REGEX([.M101];&quot;\d+&quot;;))&gt;14;0;1)))" office:value-type="float" office:value="1" calcext:value-type="float">
            <text:p>1</text:p>
          </table:table-cell>
          <table:table-cell table:style-name="ce6" table:formula="of:=IF([.O101]=&quot;&quot;;1;IF(ISNA([.O101]);1;IF(NUMBERVALUE(ORG.LIBREOFFICE.REGEX([.O101];&quot;\d+&quot;;))&gt;12;0;1)))" office:value-type="float" office:value="1" calcext:value-type="float">
            <text:p>1</text:p>
          </table:table-cell>
          <table:table-cell table:style-name="ce3" table:formula="of:=IF([.Q101]=&quot;&quot;;1;IF(ISNA([.Q101]);1;IF(NUMBERVALUE(ORG.LIBREOFFICE.REGEX([.Q101];&quot;\d+&quot;;))&gt;13;0;1)))" office:value-type="float" office:value="1" calcext:value-type="float">
            <text:p>1</text:p>
          </table:table-cell>
          <table:table-cell table:style-name="ce12" table:formula="of:=IF([.P101]=&quot;&quot;;1;IF(ISNA([.P101]);1;IF(NUMBERVALUE(ORG.LIBREOFFICE.REGEX([.P101];&quot;\d+&quot;;))&gt;14;0;1)))" office:value-type="float" office:value="1" calcext:value-type="float">
            <text:p>1</text:p>
          </table:table-cell>
          <table:table-cell table:style-name="ce6" table:formula="of:=IF([.R101]=&quot;&quot;;1;IF(ISNA([.R101]);1;IF(NUMBERVALUE(ORG.LIBREOFFICE.REGEX([.R101];&quot;\d+&quot;;))&gt;12;0;1)))" office:value-type="float" office:value="1" calcext:value-type="float">
            <text:p>1</text:p>
          </table:table-cell>
          <table:table-cell table:style-name="ce3" table:formula="of:=IF([.T101]=&quot;&quot;;1;IF(ISNA([.T101]);1;IF(NUMBERVALUE(ORG.LIBREOFFICE.REGEX([.T101];&quot;\d+&quot;;))&gt;13;0;1)))" office:value-type="float" office:value="1" calcext:value-type="float">
            <text:p>1</text:p>
          </table:table-cell>
          <table:table-cell table:style-name="ce12" table:formula="of:=IF([.S101]=&quot;&quot;;1;IF(ISNA([.S101]);1;IF(NUMBERVALUE(ORG.LIBREOFFICE.REGEX([.S101];&quot;\d+&quot;;))&gt;14;0;1)))" office:value-type="float" office:value="1" calcext:value-type="float">
            <text:p>1</text:p>
          </table:table-cell>
          <table:table-cell table:style-name="ce3" table:formula="of:=IF([.V101]=0;0;IF([.W101]=0;0;IF([.X101]=0;0;IF([.Y101]=0;0;IF([.Z101]=0;0;IF([.AA101]=0;0;IF([.AB101]=0;0;IF([.AC101]=0;0;IF([.AD101]=0;0;IF([.AE101]=0;0;IF([.AF101]=0;0;IF([.AG101]=0;0;IF([.AH101]=0;0;IF([.AI101]=0;0;IF([.AJ101]=0;0;IF([.AK101]=0;0;IF([.AL101]=0;0;IF([.AM101]=0;0;1))))))))))))))))))" office:value-type="float" office:value="0" calcext:value-type="float">
            <text:p>0</text:p>
          </table:table-cell>
          <table:table-cell table:style-name="ce3" table:formula="of:=IF([.AN101]=1;NUMBERVALUE(ORG.LIBREOFFICE.REGEX([.A101];&quot;\d+&quot;));&quot;&quot;)">
            <text:p/>
          </table:table-cell>
          <table:table-cell/>
        </table:table-row>
        <table:table-row table:style-name="ro1">
          <table:table-cell table:formula="of:=[$Input.A100]" office:value-type="string" office:string-value="Game 100" calcext:value-type="string">
            <text:p>Game 100</text:p>
          </table:table-cell>
          <table:table-cell table:style-name="ce3" table:formula="of:=COUNTIF([$Input.B100:.G100];&quot;&lt;&gt;&quot;)" office:value-type="float" office:value="5" calcext:value-type="float">
            <text:p>5</text:p>
          </table:table-cell>
          <table:table-cell table:style-name="ce2" table:formula="of:=IF(ISBLANK([$Input.B100]);&quot;&quot;;IF(ISNA(ORG.LIBREOFFICE.REGEX([$Input.B100];&quot;\d+.red&quot;;;1));&quot;&quot;;ORG.LIBREOFFICE.REGEX([$Input.B100];&quot;\d+.red&quot;;;1)))" office:value-type="string" office:string-value="12 red" calcext:value-type="string">
            <text:p>12 red</text:p>
          </table:table-cell>
          <table:table-cell table:style-name="ce2" table:formula="of:=IF(ISBLANK([$Input.B100]);&quot;&quot;;IF(ISNA(ORG.LIBREOFFICE.REGEX([$Input.B100];&quot;\d+.blue&quot;;;1));&quot;&quot;;ORG.LIBREOFFICE.REGEX([$Input.B100];&quot;\d+.blue&quot;;;1)))" office:value-type="string" office:string-value="2 blue" calcext:value-type="string">
            <text:p>2 blue</text:p>
          </table:table-cell>
          <table:table-cell table:style-name="ce2" table:formula="of:=IF(ISBLANK([$Input.B100]);&quot;&quot;;IF(ISNA(ORG.LIBREOFFICE.REGEX([$Input.B100];&quot;\d+.green&quot;;;1));&quot;&quot;;ORG.LIBREOFFICE.REGEX([$Input.B100];&quot;\d+.green&quot;;;1)))" office:value-type="string" office:string-value="8 green" calcext:value-type="string">
            <text:p>8 green</text:p>
          </table:table-cell>
          <table:table-cell table:style-name="ce2" table:formula="of:=IF(ISBLANK([$Input.C100]);&quot;&quot;;IF(ISNA(ORG.LIBREOFFICE.REGEX([$Input.C100];&quot;\d+.red&quot;;;1));&quot;&quot;;ORG.LIBREOFFICE.REGEX([$Input.C100];&quot;\d+.red&quot;;;1)))" office:value-type="string" office:string-value="13 red" calcext:value-type="string">
            <text:p>13 red</text:p>
          </table:table-cell>
          <table:table-cell table:style-name="ce2" table:formula="of:=IF(ISBLANK([$Input.C100]);&quot;&quot;;IF(ISNA(ORG.LIBREOFFICE.REGEX([$Input.C100];&quot;\d+.blue&quot;;;1));&quot;&quot;;ORG.LIBREOFFICE.REGEX([$Input.C100];&quot;\d+.blue&quot;;;1)))">
            <text:p/>
          </table:table-cell>
          <table:table-cell table:style-name="ce2" table:formula="of:=IF(ISBLANK([$Input.C100]);&quot;&quot;;IF(ISNA(ORG.LIBREOFFICE.REGEX([$Input.C100];&quot;\d+.green&quot;;;1));&quot;&quot;;ORG.LIBREOFFICE.REGEX([$Input.C100];&quot;\d+.green&quot;;;1)))" office:value-type="string" office:string-value="2 green" calcext:value-type="string">
            <text:p>2 green</text:p>
          </table:table-cell>
          <table:table-cell table:style-name="ce2" table:formula="of:=IF(ISBLANK([$Input.D100]);&quot;&quot;;IF(ISNA(ORG.LIBREOFFICE.REGEX([$Input.D100];&quot;\d+.red&quot;;;1));&quot;&quot;;ORG.LIBREOFFICE.REGEX([$Input.D100];&quot;\d+.red&quot;;;1)))" office:value-type="string" office:string-value="2 red" calcext:value-type="string">
            <text:p>2 red</text:p>
          </table:table-cell>
          <table:table-cell table:style-name="ce2" table:formula="of:=IF(ISBLANK([$Input.D100]);&quot;&quot;;IF(ISNA(ORG.LIBREOFFICE.REGEX([$Input.D100];&quot;\d+.blue&quot;;;1));&quot;&quot;;ORG.LIBREOFFICE.REGEX([$Input.D100];&quot;\d+.blue&quot;;;1)))">
            <text:p/>
          </table:table-cell>
          <table:table-cell table:style-name="ce2" table:formula="of:=IF(ISBLANK([$Input.D100]);&quot;&quot;;IF(ISNA(ORG.LIBREOFFICE.REGEX([$Input.D100];&quot;\d+.green&quot;;;1));&quot;&quot;;ORG.LIBREOFFICE.REGEX([$Input.D100];&quot;\d+.green&quot;;;1)))" office:value-type="string" office:string-value="4 green" calcext:value-type="string">
            <text:p>4 green</text:p>
          </table:table-cell>
          <table:table-cell table:style-name="ce2" table:formula="of:=IF(ISBLANK([$Input.E100]);&quot;&quot;;IF(ISNA(ORG.LIBREOFFICE.REGEX([$Input.E100];&quot;\d+.red&quot;;;1));&quot;&quot;;ORG.LIBREOFFICE.REGEX([$Input.E100];&quot;\d+.red&quot;;;1)))" office:value-type="string" office:string-value="7 red" calcext:value-type="string">
            <text:p>7 red</text:p>
          </table:table-cell>
          <table:table-cell table:style-name="ce2" table:formula="of:=IF(ISBLANK([$Input.E100]);&quot;&quot;;IF(ISNA(ORG.LIBREOFFICE.REGEX([$Input.E100];&quot;\d+.blue&quot;;;1));&quot;&quot;;ORG.LIBREOFFICE.REGEX([$Input.E100];&quot;\d+.blue&quot;;;1)))">
            <text:p/>
          </table:table-cell>
          <table:table-cell table:style-name="ce2" table:formula="of:=IF(ISBLANK([$Input.E100]);&quot;&quot;;IF(ISNA(ORG.LIBREOFFICE.REGEX([$Input.E100];&quot;\d+.green&quot;;;1));&quot;&quot;;ORG.LIBREOFFICE.REGEX([$Input.E100];&quot;\d+.green&quot;;;1)))" office:value-type="string" office:string-value="2 green" calcext:value-type="string">
            <text:p>2 green</text:p>
          </table:table-cell>
          <table:table-cell table:style-name="ce2" table:formula="of:=IF(ISBLANK([$Input.F100]);&quot;&quot;;IF(ISNA(ORG.LIBREOFFICE.REGEX([$Input.F100];&quot;\d+.red&quot;;;1));&quot;&quot;;ORG.LIBREOFFICE.REGEX([$Input.F100];&quot;\d+.red&quot;;;1)))" office:value-type="string" office:string-value="5 red" calcext:value-type="string">
            <text:p>5 red</text:p>
          </table:table-cell>
          <table:table-cell table:style-name="ce2" table:formula="of:=IF(ISBLANK([$Input.F100]);&quot;&quot;;IF(ISNA(ORG.LIBREOFFICE.REGEX([$Input.F100];&quot;\d+.blue&quot;;;1));&quot;&quot;;ORG.LIBREOFFICE.REGEX([$Input.F100];&quot;\d+.blue&quot;;;1)))" office:value-type="string" office:string-value="1 blue" calcext:value-type="string">
            <text:p>1 blue</text:p>
          </table:table-cell>
          <table:table-cell table:style-name="ce2" table:formula="of:=IF(ISBLANK([$Input.F100]);&quot;&quot;;IF(ISNA(ORG.LIBREOFFICE.REGEX([$Input.F100];&quot;\d+.green&quot;;;1));&quot;&quot;;ORG.LIBREOFFICE.REGEX([$Input.F100];&quot;\d+.green&quot;;;1)))" office:value-type="string" office:string-value="10 green" calcext:value-type="string">
            <text:p>10 green</text:p>
          </table:table-cell>
          <table:table-cell table:style-name="ce2" table:formula="of:=IF(ISBLANK([$Input.G100]);&quot;&quot;;IF(ISNA(ORG.LIBREOFFICE.REGEX([$Input.G100];&quot;\d+.red&quot;;;1));&quot;&quot;;ORG.LIBREOFFICE.REGEX([$Input.G100];&quot;\d+.red&quot;;;1)))">
            <text:p/>
          </table:table-cell>
          <table:table-cell table:style-name="ce2" table:formula="of:=IF(ISBLANK([$Input.G100]);&quot;&quot;;IF(ISNA(ORG.LIBREOFFICE.REGEX([$Input.G100];&quot;\d+.blue&quot;;;1));&quot;&quot;;ORG.LIBREOFFICE.REGEX([$Input.G100];&quot;\d+.blue&quot;;;1)))">
            <text:p/>
          </table:table-cell>
          <table:table-cell table:style-name="ce2" table:formula="of:=IF(ISBLANK([$Input.G100]);&quot;&quot;;IF(ISNA(ORG.LIBREOFFICE.REGEX([$Input.G100];&quot;\d+.green&quot;;;1));&quot;&quot;;ORG.LIBREOFFICE.REGEX([$Input.G100];&quot;\d+.green&quot;;;1)))">
            <text:p/>
          </table:table-cell>
          <table:table-cell/>
          <table:table-cell table:style-name="ce7" table:formula="of:=IF([.C102]=&quot;&quot;;1;IF(ISNA([.C102]);1;IF(NUMBERVALUE(ORG.LIBREOFFICE.REGEX([.C102];&quot;\d+&quot;;))&gt;12;0;1)))" office:value-type="float" office:value="1" calcext:value-type="float">
            <text:p>1</text:p>
          </table:table-cell>
          <table:table-cell table:style-name="ce9" table:formula="of:=IF([.E102]=&quot;&quot;;1;IF(ISNA([.E102]);1;IF(NUMBERVALUE(ORG.LIBREOFFICE.REGEX([.E102];&quot;\d+&quot;;))&gt;13;0;1)))" office:value-type="float" office:value="1" calcext:value-type="float">
            <text:p>1</text:p>
          </table:table-cell>
          <table:table-cell table:style-name="ce13" table:formula="of:=IF([.D102]=&quot;&quot;;1;IF(ISNA([.D102]);1;IF(NUMBERVALUE(ORG.LIBREOFFICE.REGEX([.D102];&quot;\d+&quot;;))&gt;14;0;1)))" office:value-type="float" office:value="1" calcext:value-type="float">
            <text:p>1</text:p>
          </table:table-cell>
          <table:table-cell table:style-name="ce7" table:formula="of:=IF([.F102]=&quot;&quot;;1;IF(ISNA([.F102]);1;IF(NUMBERVALUE(ORG.LIBREOFFICE.REGEX([.F102];&quot;\d+&quot;;))&gt;12;0;1)))" office:value-type="float" office:value="0" calcext:value-type="float">
            <text:p>0</text:p>
          </table:table-cell>
          <table:table-cell table:style-name="ce9" table:formula="of:=IF([.H102]=&quot;&quot;;1;IF(ISNA([.H102]);1;IF(NUMBERVALUE(ORG.LIBREOFFICE.REGEX([.H102];&quot;\d+&quot;;))&gt;13;0;1)))" office:value-type="float" office:value="1" calcext:value-type="float">
            <text:p>1</text:p>
          </table:table-cell>
          <table:table-cell table:style-name="ce13" table:formula="of:=IF([.G102]=&quot;&quot;;1;IF(ISNA([.G102]);1;IF(NUMBERVALUE(ORG.LIBREOFFICE.REGEX([.G102];&quot;\d+&quot;;))&gt;14;0;1)))" office:value-type="float" office:value="1" calcext:value-type="float">
            <text:p>1</text:p>
          </table:table-cell>
          <table:table-cell table:style-name="ce7" table:formula="of:=IF([.I102]=&quot;&quot;;1;IF(ISNA([.I102]);1;IF(NUMBERVALUE(ORG.LIBREOFFICE.REGEX([.I102];&quot;\d+&quot;;))&gt;12;0;1)))" office:value-type="float" office:value="1" calcext:value-type="float">
            <text:p>1</text:p>
          </table:table-cell>
          <table:table-cell table:style-name="ce9" table:formula="of:=IF([.K102]=&quot;&quot;;1;IF(ISNA([.K102]);1;IF(NUMBERVALUE(ORG.LIBREOFFICE.REGEX([.K102];&quot;\d+&quot;;))&gt;13;0;1)))" office:value-type="float" office:value="1" calcext:value-type="float">
            <text:p>1</text:p>
          </table:table-cell>
          <table:table-cell table:style-name="ce13" table:formula="of:=IF([.J102]=&quot;&quot;;1;IF(ISNA([.J102]);1;IF(NUMBERVALUE(ORG.LIBREOFFICE.REGEX([.J102];&quot;\d+&quot;;))&gt;14;0;1)))" office:value-type="float" office:value="1" calcext:value-type="float">
            <text:p>1</text:p>
          </table:table-cell>
          <table:table-cell table:style-name="ce7" table:formula="of:=IF([.L102]=&quot;&quot;;1;IF(ISNA([.L102]);1;IF(NUMBERVALUE(ORG.LIBREOFFICE.REGEX([.L102];&quot;\d+&quot;;))&gt;12;0;1)))" office:value-type="float" office:value="1" calcext:value-type="float">
            <text:p>1</text:p>
          </table:table-cell>
          <table:table-cell table:style-name="ce9" table:formula="of:=IF([.N102]=&quot;&quot;;1;IF(ISNA([.N102]);1;IF(NUMBERVALUE(ORG.LIBREOFFICE.REGEX([.N102];&quot;\d+&quot;;))&gt;13;0;1)))" office:value-type="float" office:value="1" calcext:value-type="float">
            <text:p>1</text:p>
          </table:table-cell>
          <table:table-cell table:style-name="ce13" table:formula="of:=IF([.M102]=&quot;&quot;;1;IF(ISNA([.M102]);1;IF(NUMBERVALUE(ORG.LIBREOFFICE.REGEX([.M102];&quot;\d+&quot;;))&gt;14;0;1)))" office:value-type="float" office:value="1" calcext:value-type="float">
            <text:p>1</text:p>
          </table:table-cell>
          <table:table-cell table:style-name="ce7" table:formula="of:=IF([.O102]=&quot;&quot;;1;IF(ISNA([.O102]);1;IF(NUMBERVALUE(ORG.LIBREOFFICE.REGEX([.O102];&quot;\d+&quot;;))&gt;12;0;1)))" office:value-type="float" office:value="1" calcext:value-type="float">
            <text:p>1</text:p>
          </table:table-cell>
          <table:table-cell table:style-name="ce9" table:formula="of:=IF([.Q102]=&quot;&quot;;1;IF(ISNA([.Q102]);1;IF(NUMBERVALUE(ORG.LIBREOFFICE.REGEX([.Q102];&quot;\d+&quot;;))&gt;13;0;1)))" office:value-type="float" office:value="1" calcext:value-type="float">
            <text:p>1</text:p>
          </table:table-cell>
          <table:table-cell table:style-name="ce13" table:formula="of:=IF([.P102]=&quot;&quot;;1;IF(ISNA([.P102]);1;IF(NUMBERVALUE(ORG.LIBREOFFICE.REGEX([.P102];&quot;\d+&quot;;))&gt;14;0;1)))" office:value-type="float" office:value="1" calcext:value-type="float">
            <text:p>1</text:p>
          </table:table-cell>
          <table:table-cell table:style-name="ce7" table:formula="of:=IF([.R102]=&quot;&quot;;1;IF(ISNA([.R102]);1;IF(NUMBERVALUE(ORG.LIBREOFFICE.REGEX([.R102];&quot;\d+&quot;;))&gt;12;0;1)))" office:value-type="float" office:value="1" calcext:value-type="float">
            <text:p>1</text:p>
          </table:table-cell>
          <table:table-cell table:style-name="ce9" table:formula="of:=IF([.T102]=&quot;&quot;;1;IF(ISNA([.T102]);1;IF(NUMBERVALUE(ORG.LIBREOFFICE.REGEX([.T102];&quot;\d+&quot;;))&gt;13;0;1)))" office:value-type="float" office:value="1" calcext:value-type="float">
            <text:p>1</text:p>
          </table:table-cell>
          <table:table-cell table:style-name="ce13" table:formula="of:=IF([.S102]=&quot;&quot;;1;IF(ISNA([.S102]);1;IF(NUMBERVALUE(ORG.LIBREOFFICE.REGEX([.S102];&quot;\d+&quot;;))&gt;14;0;1)))" office:value-type="float" office:value="1" calcext:value-type="float">
            <text:p>1</text:p>
          </table:table-cell>
          <table:table-cell table:style-name="ce3" table:formula="of:=IF([.V102]=0;0;IF([.W102]=0;0;IF([.X102]=0;0;IF([.Y102]=0;0;IF([.Z102]=0;0;IF([.AA102]=0;0;IF([.AB102]=0;0;IF([.AC102]=0;0;IF([.AD102]=0;0;IF([.AE102]=0;0;IF([.AF102]=0;0;IF([.AG102]=0;0;IF([.AH102]=0;0;IF([.AI102]=0;0;IF([.AJ102]=0;0;IF([.AK102]=0;0;IF([.AL102]=0;0;IF([.AM102]=0;0;1))))))))))))))))))" office:value-type="float" office:value="0" calcext:value-type="float">
            <text:p>0</text:p>
          </table:table-cell>
          <table:table-cell table:style-name="ce3" table:formula="of:=IF([.AN102]=1;NUMBERVALUE(ORG.LIBREOFFICE.REGEX([.A102];&quot;\d+&quot;));&quot;&quot;)">
            <text:p/>
          </table:table-cell>
          <table:table-cell/>
        </table:table-row>
        <table:table-row table:style-name="ro1" table:number-rows-repeated="1048473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Part2" table:style-name="ta1">
        <table:table-column table:style-name="co1" table:default-cell-style-name="Default"/>
        <table:table-column table:style-name="co12" table:number-columns-repeated="6" table:default-cell-style-name="ce2"/>
        <table:table-column table:style-name="co12" table:number-columns-repeated="6" table:default-cell-style-name="Default"/>
        <table:table-column table:style-name="co12" table:number-columns-repeated="6" table:default-cell-style-name="ce2"/>
        <table:table-column table:style-name="co1" table:default-cell-style-name="Default"/>
        <table:table-column table:style-name="co13" table:number-columns-repeated="3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ce4" office:value-type="string" calcext:value-type="string" table:number-columns-spanned="6" table:number-rows-spanned="1">
            <text:p>RED</text:p>
          </table:table-cell>
          <table:covered-table-cell table:number-columns-repeated="4" table:style-name="ce8"/>
          <table:covered-table-cell table:style-name="ce10"/>
          <table:table-cell table:style-name="ce4" office:value-type="string" calcext:value-type="string" table:number-columns-spanned="6" table:number-rows-spanned="1">
            <text:p>GREEN</text:p>
          </table:table-cell>
          <table:covered-table-cell table:number-columns-repeated="4" table:style-name="ce8"/>
          <table:covered-table-cell table:style-name="ce10"/>
          <table:table-cell table:style-name="ce4" office:value-type="string" calcext:value-type="string" table:number-columns-spanned="6" table:number-rows-spanned="1">
            <text:p>BLUE</text:p>
          </table:table-cell>
          <table:covered-table-cell table:number-columns-repeated="4" table:style-name="ce8"/>
          <table:covered-table-cell table:style-name="ce10"/>
          <table:table-cell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/>
          <table:table-cell office:value-type="string" calcext:value-type="string">
            <text:p>Multiply</text:p>
          </table:table-cell>
          <table:table-cell/>
          <table:table-cell office:value-type="string" calcext:value-type="string">
            <text:p>Solution Part 2</text:p>
          </table:table-cell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4" table:formula="of:=SUM([.Y3:.Y102])" office:value-type="float" office:value="71585" calcext:value-type="float">
            <text:p>71585</text:p>
          </table:table-cell>
        </table:table-row>
        <table:table-row table:style-name="ro1">
          <table:table-cell table:formula="of:=[$Input.A1]" office:value-type="string" office:string-value="Game 1" calcext:value-type="string">
            <text:p>Game 1</text:p>
          </table:table-cell>
          <table:table-cell table:style-name="ce5" table:formula="of:=IF(ISBLANK([$Input.B1]);0;IF(ISNA(ORG.LIBREOFFICE.REGEX([$Input.B1];&quot;\d+.red&quot;;;1));0;ORG.LIBREOFFICE.REGEX([$Part1.C3];&quot;\d+.&quot;;;1)))" office:value-type="string" office:string-value="18 " calcext:value-type="string">
            <text:p>18 </text:p>
          </table:table-cell>
          <table:table-cell table:formula="of:=IF(ISBLANK([$Input.C1]);0;IF(ISNA(ORG.LIBREOFFICE.REGEX([$Input.C1];&quot;\d+.red&quot;;;1));0;ORG.LIBREOFFICE.REGEX([$Part1.F3];&quot;\d+.&quot;;;1)))" office:value-type="string" office:string-value="15 " calcext:value-type="string">
            <text:p>15 </text:p>
          </table:table-cell>
          <table:table-cell table:formula="of:=IF(ISBLANK([$Input.D1]);0;IF(ISNA(ORG.LIBREOFFICE.REGEX([$Input.D1];&quot;\d+.red&quot;;;1));0;ORG.LIBREOFFICE.REGEX([$Part1.I3];&quot;\d+.&quot;;;1)))" office:value-type="string" office:string-value="17 " calcext:value-type="string">
            <text:p>17 </text:p>
          </table:table-cell>
          <table:table-cell table:formula="of:=IF(ISBLANK([$Input.E1]);0;IF(ISNA(ORG.LIBREOFFICE.REGEX([$Input.E1];&quot;\d+.red&quot;;;1));0;ORG.LIBREOFFICE.REGEX([$Part1.L3];&quot;\d+.&quot;;;1)))" office:value-type="string" office:string-value="11 " calcext:value-type="string">
            <text:p>11 </text:p>
          </table:table-cell>
          <table:table-cell table:formula="of:=IF(ISBLANK([$Input.F1]);0;IF(ISNA(ORG.LIBREOFFICE.REGEX([$Input.F1];&quot;\d+.red&quot;;;1));0;ORG.LIBREOFFICE.REGEX([$Part1.O3];&quot;\d+.&quot;;;1)))" office:value-type="string" office:string-value="18 " calcext:value-type="string">
            <text:p>18 </text:p>
          </table:table-cell>
          <table:table-cell table:style-name="ce11" table:formula="of:=IF(ISBLANK([$Input.G1]);0;IF(ISNA(ORG.LIBREOFFICE.REGEX([$Input.G1];&quot;\d+.red&quot;;;1));0;ORG.LIBREOFFICE.REGEX([$Part1.R3];&quot;\d+.&quot;;;1)))" office:value-type="float" office:value="0" calcext:value-type="float">
            <text:p>0</text:p>
          </table:table-cell>
          <table:table-cell table:style-name="ce20" table:formula="of:=IF(ISBLANK([$Input.B1]);0;IF(ISNA(ORG.LIBREOFFICE.REGEX([$Input.B1];&quot;\d+.green&quot;;;1));0;ORG.LIBREOFFICE.REGEX([$Part1.E3];&quot;\d+.&quot;;;1)))" office:value-type="string" office:string-value="8 " calcext:value-type="string">
            <text:p>8 </text:p>
          </table:table-cell>
          <table:table-cell table:style-name="ce8" table:formula="of:=IF(ISBLANK([$Input.C1]);0;IF(ISNA(ORG.LIBREOFFICE.REGEX([$Input.C1];&quot;\d+.green&quot;;;1));0;ORG.LIBREOFFICE.REGEX([$Part1.H3];&quot;\d+.&quot;;;1)))" office:value-type="string" office:string-value="1 " calcext:value-type="string">
            <text:p>1 </text:p>
          </table:table-cell>
          <table:table-cell table:style-name="ce8" table:formula="of:=IF(ISBLANK([$Input.D1]);0;IF(ISNA(ORG.LIBREOFFICE.REGEX([$Input.D1];&quot;\d+.green&quot;;;1));0;ORG.LIBREOFFICE.REGEX([$Part1.K3];&quot;\d+.&quot;;;1)))" office:value-type="string" office:string-value="2 " calcext:value-type="string">
            <text:p>2 </text:p>
          </table:table-cell>
          <table:table-cell table:style-name="ce8" table:formula="of:=IF(ISBLANK([$Input.E1]);0;IF(ISNA(ORG.LIBREOFFICE.REGEX([$Input.E1];&quot;\d+.green&quot;;;1));0;ORG.LIBREOFFICE.REGEX([$Part1.N3];&quot;\d+.&quot;;;1)))" office:value-type="string" office:string-value="5 " calcext:value-type="string">
            <text:p>5 </text:p>
          </table:table-cell>
          <table:table-cell table:style-name="ce8" table:formula="of:=IF(ISBLANK([$Input.F1]);0;IF(ISNA(ORG.LIBREOFFICE.REGEX([$Input.F1];&quot;\d+.green&quot;;;1));0;ORG.LIBREOFFICE.REGEX([$Part1.Q3];&quot;\d+.&quot;;;1)))" office:value-type="string" office:string-value="1 " calcext:value-type="string">
            <text:p>1 </text:p>
          </table:table-cell>
          <table:table-cell table:style-name="ce10" table:formula="of:=IF(ISBLANK([$Input.G1]);0;IF(ISNA(ORG.LIBREOFFICE.REGEX([$Input.G1];&quot;\d+.green&quot;;;1));0;ORG.LIBREOFFICE.REGEX([$Part1.T3];&quot;\d+.&quot;;;1)))" office:value-type="float" office:value="0" calcext:value-type="float">
            <text:p>0</text:p>
          </table:table-cell>
          <table:table-cell table:style-name="ce20" table:formula="of:=IF(ISBLANK([$Input.B1]);0;IF(ISNA(ORG.LIBREOFFICE.REGEX([$Input.B1];&quot;\d+.blue&quot;;;1));0;ORG.LIBREOFFICE.REGEX([$Part1.D3];&quot;\d+.&quot;;;1)))" office:value-type="string" office:string-value="7 " calcext:value-type="string">
            <text:p>7 </text:p>
          </table:table-cell>
          <table:table-cell table:style-name="ce8" table:formula="of:=IF(ISBLANK([$Input.C1]);0;IF(ISNA(ORG.LIBREOFFICE.REGEX([$Input.C1];&quot;\d+.blue&quot;;;1));0;ORG.LIBREOFFICE.REGEX([$Part1.G3];&quot;\d+.&quot;;;1)))" office:value-type="string" office:string-value="4 " calcext:value-type="string">
            <text:p>4 </text:p>
          </table:table-cell>
          <table:table-cell table:style-name="ce8" table:formula="of:=IF(ISBLANK([$Input.D1]);0;IF(ISNA(ORG.LIBREOFFICE.REGEX([$Input.D1];&quot;\d+.blue&quot;;;1));0;ORG.LIBREOFFICE.REGEX([$Part1.J3];&quot;\d+.&quot;;;1)))" office:value-type="string" office:string-value="6 " calcext:value-type="string">
            <text:p>6 </text:p>
          </table:table-cell>
          <table:table-cell table:style-name="ce8" table:formula="of:=IF(ISBLANK([$Input.E1]);0;IF(ISNA(ORG.LIBREOFFICE.REGEX([$Input.E1];&quot;\d+.blue&quot;;;1));0;ORG.LIBREOFFICE.REGEX([$Part1.M3];&quot;\d+.&quot;;;1)))" office:value-type="string" office:string-value="1 " calcext:value-type="string">
            <text:p>1 </text:p>
          </table:table-cell>
          <table:table-cell table:style-name="ce8" table:formula="of:=IF(ISBLANK([$Input.F1]);0;IF(ISNA(ORG.LIBREOFFICE.REGEX([$Input.F1];&quot;\d+.blue&quot;;;1));0;ORG.LIBREOFFICE.REGEX([$Part1.P3];&quot;\d+.&quot;;;1)))" office:value-type="string" office:string-value="14 " calcext:value-type="string">
            <text:p>14 </text:p>
          </table:table-cell>
          <table:table-cell table:style-name="ce10" table:formula="of:=IF(ISBLANK([$Input.G1]);0;IF(ISNA(ORG.LIBREOFFICE.REGEX([$Input.G1];&quot;\d+.blue&quot;;;1));0;ORG.LIBREOFFICE.REGEX([$Part1.S3];&quot;\d+.&quot;;;1)))" office:value-type="string" office:string-value="8 " calcext:value-type="string">
            <text:p>8 </text:p>
          </table:table-cell>
          <table:table-cell/>
          <table:table-cell table:formula="of:=MAX(NUMBERVALUE([.B3]);NUMBERVALUE([.C3]);NUMBERVALUE([.D3]);NUMBERVALUE([.E3]);NUMBERVALUE([.F3]);NUMBERVALUE([.G3]))" office:value-type="float" office:value="18" calcext:value-type="float">
            <text:p>18</text:p>
          </table:table-cell>
          <table:table-cell table:formula="of:=MAX(NUMBERVALUE([.H3]);NUMBERVALUE([.I3]);NUMBERVALUE([.J3]);NUMBERVALUE([.K3]);NUMBERVALUE([.L3]);NUMBERVALUE([.M3]))" office:value-type="float" office:value="8" calcext:value-type="float">
            <text:p>8</text:p>
          </table:table-cell>
          <table:table-cell table:formula="of:=MAX(NUMBERVALUE([.N3]);NUMBERVALUE([.O3]);NUMBERVALUE([.P3]);NUMBERVALUE([.Q3]);NUMBERVALUE([.R3]);NUMBERVALUE([.S3]))" office:value-type="float" office:value="14" calcext:value-type="float">
            <text:p>14</text:p>
          </table:table-cell>
          <table:table-cell/>
          <table:table-cell table:formula="of:=[.U3]*[.V3]*[.W3]"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table:formula="of:=[$Input.A2]" office:value-type="string" office:string-value="Game 2" calcext:value-type="string">
            <text:p>Game 2</text:p>
          </table:table-cell>
          <table:table-cell table:style-name="ce5" table:formula="of:=IF(ISBLANK([$Input.B2]);0;IF(ISNA(ORG.LIBREOFFICE.REGEX([$Input.B2];&quot;\d+.red&quot;;;1));0;ORG.LIBREOFFICE.REGEX([$Part1.C4];&quot;\d+.&quot;;;1)))" office:value-type="string" office:string-value="3 " calcext:value-type="string">
            <text:p>3 </text:p>
          </table:table-cell>
          <table:table-cell table:formula="of:=IF(ISBLANK([$Input.C2]);0;IF(ISNA(ORG.LIBREOFFICE.REGEX([$Input.C2];&quot;\d+.red&quot;;;1));0;ORG.LIBREOFFICE.REGEX([$Part1.F4];&quot;\d+.&quot;;;1)))" office:value-type="string" office:string-value="2 " calcext:value-type="string">
            <text:p>2 </text:p>
          </table:table-cell>
          <table:table-cell table:formula="of:=IF(ISBLANK([$Input.D2]);0;IF(ISNA(ORG.LIBREOFFICE.REGEX([$Input.D2];&quot;\d+.red&quot;;;1));0;ORG.LIBREOFFICE.REGEX([$Part1.I4];&quot;\d+.&quot;;;1)))" office:value-type="string" office:string-value="3 " calcext:value-type="string">
            <text:p>3 </text:p>
          </table:table-cell>
          <table:table-cell table:formula="of:=IF(ISBLANK([$Input.E2]);0;IF(ISNA(ORG.LIBREOFFICE.REGEX([$Input.E2];&quot;\d+.red&quot;;;1));0;ORG.LIBREOFFICE.REGEX([$Part1.L4];&quot;\d+.&quot;;;1)))" office:value-type="float" office:value="0" calcext:value-type="float">
            <text:p>0</text:p>
          </table:table-cell>
          <table:table-cell table:formula="of:=IF(ISBLANK([$Input.F2]);0;IF(ISNA(ORG.LIBREOFFICE.REGEX([$Input.F2];&quot;\d+.red&quot;;;1));0;ORG.LIBREOFFICE.REGEX([$Part1.O4];&quot;\d+.&quot;;;1)))" office:value-type="float" office:value="0" calcext:value-type="float">
            <text:p>0</text:p>
          </table:table-cell>
          <table:table-cell table:style-name="ce11" table:formula="of:=IF(ISBLANK([$Input.G2]);0;IF(ISNA(ORG.LIBREOFFICE.REGEX([$Input.G2];&quot;\d+.red&quot;;;1));0;ORG.LIBREOFFICE.REGEX([$Part1.R4];&quot;\d+.&quot;;;1)))" office:value-type="float" office:value="0" calcext:value-type="float">
            <text:p>0</text:p>
          </table:table-cell>
          <table:table-cell table:style-name="ce5" table:formula="of:=IF(ISBLANK([$Input.B2]);0;IF(ISNA(ORG.LIBREOFFICE.REGEX([$Input.B2];&quot;\d+.green&quot;;;1));0;ORG.LIBREOFFICE.REGEX([$Part1.E4];&quot;\d+.&quot;;;1)))" office:value-type="string" office:string-value="12 " calcext:value-type="string">
            <text:p>12 </text:p>
          </table:table-cell>
          <table:table-cell table:style-name="ce22" table:formula="of:=IF(ISBLANK([$Input.C2]);0;IF(ISNA(ORG.LIBREOFFICE.REGEX([$Input.C2];&quot;\d+.green&quot;;;1));0;ORG.LIBREOFFICE.REGEX([$Part1.H4];&quot;\d+.&quot;;;1)))" office:value-type="string" office:string-value="8 " calcext:value-type="string">
            <text:p>8 </text:p>
          </table:table-cell>
          <table:table-cell table:style-name="ce22" table:formula="of:=IF(ISBLANK([$Input.D2]);0;IF(ISNA(ORG.LIBREOFFICE.REGEX([$Input.D2];&quot;\d+.green&quot;;;1));0;ORG.LIBREOFFICE.REGEX([$Part1.K4];&quot;\d+.&quot;;;1)))" office:value-type="string" office:string-value="15 " calcext:value-type="string">
            <text:p>15 </text:p>
          </table:table-cell>
          <table:table-cell table:style-name="ce22" table:formula="of:=IF(ISBLANK([$Input.E2]);0;IF(ISNA(ORG.LIBREOFFICE.REGEX([$Input.E2];&quot;\d+.green&quot;;;1));0;ORG.LIBREOFFICE.REGEX([$Part1.N4];&quot;\d+.&quot;;;1)))" office:value-type="float" office:value="0" calcext:value-type="float">
            <text:p>0</text:p>
          </table:table-cell>
          <table:table-cell table:style-name="ce22" table:formula="of:=IF(ISBLANK([$Input.F2]);0;IF(ISNA(ORG.LIBREOFFICE.REGEX([$Input.F2];&quot;\d+.green&quot;;;1));0;ORG.LIBREOFFICE.REGEX([$Part1.Q4];&quot;\d+.&quot;;;1)))" office:value-type="float" office:value="0" calcext:value-type="float">
            <text:p>0</text:p>
          </table:table-cell>
          <table:table-cell table:style-name="ce11" table:formula="of:=IF(ISBLANK([$Input.G2]);0;IF(ISNA(ORG.LIBREOFFICE.REGEX([$Input.G2];&quot;\d+.green&quot;;;1));0;ORG.LIBREOFFICE.REGEX([$Part1.T4];&quot;\d+.&quot;;;1)))" office:value-type="float" office:value="0" calcext:value-type="float">
            <text:p>0</text:p>
          </table:table-cell>
          <table:table-cell table:style-name="ce5" table:formula="of:=IF(ISBLANK([$Input.B2]);0;IF(ISNA(ORG.LIBREOFFICE.REGEX([$Input.B2];&quot;\d+.blue&quot;;;1));0;ORG.LIBREOFFICE.REGEX([$Part1.D4];&quot;\d+.&quot;;;1)))" office:value-type="string" office:string-value="16 " calcext:value-type="string">
            <text:p>16 </text:p>
          </table:table-cell>
          <table:table-cell table:style-name="ce22" table:formula="of:=IF(ISBLANK([$Input.C2]);0;IF(ISNA(ORG.LIBREOFFICE.REGEX([$Input.C2];&quot;\d+.blue&quot;;;1));0;ORG.LIBREOFFICE.REGEX([$Part1.G4];&quot;\d+.&quot;;;1)))" office:value-type="string" office:string-value="13 " calcext:value-type="string">
            <text:p>13 </text:p>
          </table:table-cell>
          <table:table-cell table:style-name="ce22" table:formula="of:=IF(ISBLANK([$Input.D2]);0;IF(ISNA(ORG.LIBREOFFICE.REGEX([$Input.D2];&quot;\d+.blue&quot;;;1));0;ORG.LIBREOFFICE.REGEX([$Part1.J4];&quot;\d+.&quot;;;1)))" office:value-type="string" office:string-value="16 " calcext:value-type="string">
            <text:p>16 </text:p>
          </table:table-cell>
          <table:table-cell table:style-name="ce22" table:formula="of:=IF(ISBLANK([$Input.E2]);0;IF(ISNA(ORG.LIBREOFFICE.REGEX([$Input.E2];&quot;\d+.blue&quot;;;1));0;ORG.LIBREOFFICE.REGEX([$Part1.M4];&quot;\d+.&quot;;;1)))" office:value-type="float" office:value="0" calcext:value-type="float">
            <text:p>0</text:p>
          </table:table-cell>
          <table:table-cell table:style-name="ce22" table:formula="of:=IF(ISBLANK([$Input.F2]);0;IF(ISNA(ORG.LIBREOFFICE.REGEX([$Input.F2];&quot;\d+.blue&quot;;;1));0;ORG.LIBREOFFICE.REGEX([$Part1.P4];&quot;\d+.&quot;;;1)))" office:value-type="float" office:value="0" calcext:value-type="float">
            <text:p>0</text:p>
          </table:table-cell>
          <table:table-cell table:style-name="ce11" table:formula="of:=IF(ISBLANK([$Input.G2]);0;IF(ISNA(ORG.LIBREOFFICE.REGEX([$Input.G2];&quot;\d+.blue&quot;;;1));0;ORG.LIBREOFFICE.REGEX([$Part1.S4];&quot;\d+.&quot;;;1)))" office:value-type="float" office:value="0" calcext:value-type="float">
            <text:p>0</text:p>
          </table:table-cell>
          <table:table-cell/>
          <table:table-cell table:formula="of:=MAX(NUMBERVALUE([.B4]);NUMBERVALUE([.C4]);NUMBERVALUE([.D4]);NUMBERVALUE([.E4]);NUMBERVALUE([.F4]);NUMBERVALUE([.G4]))" office:value-type="float" office:value="3" calcext:value-type="float">
            <text:p>3</text:p>
          </table:table-cell>
          <table:table-cell table:formula="of:=MAX(NUMBERVALUE([.H4]);NUMBERVALUE([.I4]);NUMBERVALUE([.J4]);NUMBERVALUE([.K4]);NUMBERVALUE([.L4]);NUMBERVALUE([.M4]))" office:value-type="float" office:value="15" calcext:value-type="float">
            <text:p>15</text:p>
          </table:table-cell>
          <table:table-cell table:formula="of:=MAX(NUMBERVALUE([.N4]);NUMBERVALUE([.O4]);NUMBERVALUE([.P4]);NUMBERVALUE([.Q4]);NUMBERVALUE([.R4]);NUMBERVALUE([.S4]))" office:value-type="float" office:value="16" calcext:value-type="float">
            <text:p>16</text:p>
          </table:table-cell>
          <table:table-cell/>
          <table:table-cell table:formula="of:=[.U4]*[.V4]*[.W4]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formula="of:=[$Input.A3]" office:value-type="string" office:string-value="Game 3" calcext:value-type="string">
            <text:p>Game 3</text:p>
          </table:table-cell>
          <table:table-cell table:style-name="ce5" table:formula="of:=IF(ISBLANK([$Input.B3]);0;IF(ISNA(ORG.LIBREOFFICE.REGEX([$Input.B3];&quot;\d+.red&quot;;;1));0;ORG.LIBREOFFICE.REGEX([$Part1.C5];&quot;\d+.&quot;;;1)))" office:value-type="string" office:string-value="15 " calcext:value-type="string">
            <text:p>15 </text:p>
          </table:table-cell>
          <table:table-cell table:formula="of:=IF(ISBLANK([$Input.C3]);0;IF(ISNA(ORG.LIBREOFFICE.REGEX([$Input.C3];&quot;\d+.red&quot;;;1));0;ORG.LIBREOFFICE.REGEX([$Part1.F5];&quot;\d+.&quot;;;1)))" office:value-type="string" office:string-value="4 " calcext:value-type="string">
            <text:p>4 </text:p>
          </table:table-cell>
          <table:table-cell table:formula="of:=IF(ISBLANK([$Input.D3]);0;IF(ISNA(ORG.LIBREOFFICE.REGEX([$Input.D3];&quot;\d+.red&quot;;;1));0;ORG.LIBREOFFICE.REGEX([$Part1.I5];&quot;\d+.&quot;;;1)))" office:value-type="string" office:string-value="7 " calcext:value-type="string">
            <text:p>7 </text:p>
          </table:table-cell>
          <table:table-cell table:formula="of:=IF(ISBLANK([$Input.E3]);0;IF(ISNA(ORG.LIBREOFFICE.REGEX([$Input.E3];&quot;\d+.red&quot;;;1));0;ORG.LIBREOFFICE.REGEX([$Part1.L5];&quot;\d+.&quot;;;1)))" office:value-type="float" office:value="0" calcext:value-type="float">
            <text:p>0</text:p>
          </table:table-cell>
          <table:table-cell table:formula="of:=IF(ISBLANK([$Input.F3]);0;IF(ISNA(ORG.LIBREOFFICE.REGEX([$Input.F3];&quot;\d+.red&quot;;;1));0;ORG.LIBREOFFICE.REGEX([$Part1.O5];&quot;\d+.&quot;;;1)))" office:value-type="float" office:value="0" calcext:value-type="float">
            <text:p>0</text:p>
          </table:table-cell>
          <table:table-cell table:style-name="ce11" table:formula="of:=IF(ISBLANK([$Input.G3]);0;IF(ISNA(ORG.LIBREOFFICE.REGEX([$Input.G3];&quot;\d+.red&quot;;;1));0;ORG.LIBREOFFICE.REGEX([$Part1.R5];&quot;\d+.&quot;;;1)))" office:value-type="float" office:value="0" calcext:value-type="float">
            <text:p>0</text:p>
          </table:table-cell>
          <table:table-cell table:style-name="ce5" table:formula="of:=IF(ISBLANK([$Input.B3]);0;IF(ISNA(ORG.LIBREOFFICE.REGEX([$Input.B3];&quot;\d+.green&quot;;;1));0;ORG.LIBREOFFICE.REGEX([$Part1.E5];&quot;\d+.&quot;;;1)))" office:value-type="string" office:string-value="6 " calcext:value-type="string">
            <text:p>6 </text:p>
          </table:table-cell>
          <table:table-cell table:style-name="ce22" table:formula="of:=IF(ISBLANK([$Input.C3]);0;IF(ISNA(ORG.LIBREOFFICE.REGEX([$Input.C3];&quot;\d+.green&quot;;;1));0;ORG.LIBREOFFICE.REGEX([$Part1.H5];&quot;\d+.&quot;;;1)))" office:value-type="string" office:string-value="1 " calcext:value-type="string">
            <text:p>1 </text:p>
          </table:table-cell>
          <table:table-cell table:style-name="ce22" table:formula="of:=IF(ISBLANK([$Input.D3]);0;IF(ISNA(ORG.LIBREOFFICE.REGEX([$Input.D3];&quot;\d+.green&quot;;;1));0;ORG.LIBREOFFICE.REGEX([$Part1.K5];&quot;\d+.&quot;;;1)))" office:value-type="string" office:string-value="8 " calcext:value-type="string">
            <text:p>8 </text:p>
          </table:table-cell>
          <table:table-cell table:style-name="ce22" table:formula="of:=IF(ISBLANK([$Input.E3]);0;IF(ISNA(ORG.LIBREOFFICE.REGEX([$Input.E3];&quot;\d+.green&quot;;;1));0;ORG.LIBREOFFICE.REGEX([$Part1.N5];&quot;\d+.&quot;;;1)))" office:value-type="float" office:value="0" calcext:value-type="float">
            <text:p>0</text:p>
          </table:table-cell>
          <table:table-cell table:style-name="ce22" table:formula="of:=IF(ISBLANK([$Input.F3]);0;IF(ISNA(ORG.LIBREOFFICE.REGEX([$Input.F3];&quot;\d+.green&quot;;;1));0;ORG.LIBREOFFICE.REGEX([$Part1.Q5];&quot;\d+.&quot;;;1)))" office:value-type="float" office:value="0" calcext:value-type="float">
            <text:p>0</text:p>
          </table:table-cell>
          <table:table-cell table:style-name="ce11" table:formula="of:=IF(ISBLANK([$Input.G3]);0;IF(ISNA(ORG.LIBREOFFICE.REGEX([$Input.G3];&quot;\d+.green&quot;;;1));0;ORG.LIBREOFFICE.REGEX([$Part1.T5];&quot;\d+.&quot;;;1)))" office:value-type="float" office:value="0" calcext:value-type="float">
            <text:p>0</text:p>
          </table:table-cell>
          <table:table-cell table:style-name="ce5" table:formula="of:=IF(ISBLANK([$Input.B3]);0;IF(ISNA(ORG.LIBREOFFICE.REGEX([$Input.B3];&quot;\d+.blue&quot;;;1));0;ORG.LIBREOFFICE.REGEX([$Part1.D5];&quot;\d+.&quot;;;1)))" office:value-type="float" office:value="0" calcext:value-type="float">
            <text:p>0</text:p>
          </table:table-cell>
          <table:table-cell table:style-name="ce22" table:formula="of:=IF(ISBLANK([$Input.C3]);0;IF(ISNA(ORG.LIBREOFFICE.REGEX([$Input.C3];&quot;\d+.blue&quot;;;1));0;ORG.LIBREOFFICE.REGEX([$Part1.G5];&quot;\d+.&quot;;;1)))" office:value-type="string" office:string-value="7 " calcext:value-type="string">
            <text:p>7 </text:p>
          </table:table-cell>
          <table:table-cell table:style-name="ce22" table:formula="of:=IF(ISBLANK([$Input.D3]);0;IF(ISNA(ORG.LIBREOFFICE.REGEX([$Input.D3];&quot;\d+.blue&quot;;;1));0;ORG.LIBREOFFICE.REGEX([$Part1.J5];&quot;\d+.&quot;;;1)))" office:value-type="string" office:string-value="9 " calcext:value-type="string">
            <text:p>9 </text:p>
          </table:table-cell>
          <table:table-cell table:style-name="ce22" table:formula="of:=IF(ISBLANK([$Input.E3]);0;IF(ISNA(ORG.LIBREOFFICE.REGEX([$Input.E3];&quot;\d+.blue&quot;;;1));0;ORG.LIBREOFFICE.REGEX([$Part1.M5];&quot;\d+.&quot;;;1)))" office:value-type="float" office:value="0" calcext:value-type="float">
            <text:p>0</text:p>
          </table:table-cell>
          <table:table-cell table:style-name="ce22" table:formula="of:=IF(ISBLANK([$Input.F3]);0;IF(ISNA(ORG.LIBREOFFICE.REGEX([$Input.F3];&quot;\d+.blue&quot;;;1));0;ORG.LIBREOFFICE.REGEX([$Part1.P5];&quot;\d+.&quot;;;1)))" office:value-type="float" office:value="0" calcext:value-type="float">
            <text:p>0</text:p>
          </table:table-cell>
          <table:table-cell table:style-name="ce11" table:formula="of:=IF(ISBLANK([$Input.G3]);0;IF(ISNA(ORG.LIBREOFFICE.REGEX([$Input.G3];&quot;\d+.blue&quot;;;1));0;ORG.LIBREOFFICE.REGEX([$Part1.S5];&quot;\d+.&quot;;;1)))" office:value-type="float" office:value="0" calcext:value-type="float">
            <text:p>0</text:p>
          </table:table-cell>
          <table:table-cell/>
          <table:table-cell table:formula="of:=MAX(NUMBERVALUE([.B5]);NUMBERVALUE([.C5]);NUMBERVALUE([.D5]);NUMBERVALUE([.E5]);NUMBERVALUE([.F5]);NUMBERVALUE([.G5]))" office:value-type="float" office:value="15" calcext:value-type="float">
            <text:p>15</text:p>
          </table:table-cell>
          <table:table-cell table:formula="of:=MAX(NUMBERVALUE([.H5]);NUMBERVALUE([.I5]);NUMBERVALUE([.J5]);NUMBERVALUE([.K5]);NUMBERVALUE([.L5]);NUMBERVALUE([.M5]))" office:value-type="float" office:value="8" calcext:value-type="float">
            <text:p>8</text:p>
          </table:table-cell>
          <table:table-cell table:formula="of:=MAX(NUMBERVALUE([.N5]);NUMBERVALUE([.O5]);NUMBERVALUE([.P5]);NUMBERVALUE([.Q5]);NUMBERVALUE([.R5]);NUMBERVALUE([.S5]))" office:value-type="float" office:value="9" calcext:value-type="float">
            <text:p>9</text:p>
          </table:table-cell>
          <table:table-cell/>
          <table:table-cell table:formula="of:=[.U5]*[.V5]*[.W5]"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table:formula="of:=[$Input.A4]" office:value-type="string" office:string-value="Game 4" calcext:value-type="string">
            <text:p>Game 4</text:p>
          </table:table-cell>
          <table:table-cell table:style-name="ce5" table:formula="of:=IF(ISBLANK([$Input.B4]);0;IF(ISNA(ORG.LIBREOFFICE.REGEX([$Input.B4];&quot;\d+.red&quot;;;1));0;ORG.LIBREOFFICE.REGEX([$Part1.C6];&quot;\d+.&quot;;;1)))" office:value-type="string" office:string-value="8 " calcext:value-type="string">
            <text:p>8 </text:p>
          </table:table-cell>
          <table:table-cell table:formula="of:=IF(ISBLANK([$Input.C4]);0;IF(ISNA(ORG.LIBREOFFICE.REGEX([$Input.C4];&quot;\d+.red&quot;;;1));0;ORG.LIBREOFFICE.REGEX([$Part1.F6];&quot;\d+.&quot;;;1)))" office:value-type="string" office:string-value="11 " calcext:value-type="string">
            <text:p>11 </text:p>
          </table:table-cell>
          <table:table-cell table:formula="of:=IF(ISBLANK([$Input.D4]);0;IF(ISNA(ORG.LIBREOFFICE.REGEX([$Input.D4];&quot;\d+.red&quot;;;1));0;ORG.LIBREOFFICE.REGEX([$Part1.I6];&quot;\d+.&quot;;;1)))" office:value-type="string" office:string-value="12 " calcext:value-type="string">
            <text:p>12 </text:p>
          </table:table-cell>
          <table:table-cell table:formula="of:=IF(ISBLANK([$Input.E4]);0;IF(ISNA(ORG.LIBREOFFICE.REGEX([$Input.E4];&quot;\d+.red&quot;;;1));0;ORG.LIBREOFFICE.REGEX([$Part1.L6];&quot;\d+.&quot;;;1)))" office:value-type="float" office:value="0" calcext:value-type="float">
            <text:p>0</text:p>
          </table:table-cell>
          <table:table-cell table:formula="of:=IF(ISBLANK([$Input.F4]);0;IF(ISNA(ORG.LIBREOFFICE.REGEX([$Input.F4];&quot;\d+.red&quot;;;1));0;ORG.LIBREOFFICE.REGEX([$Part1.O6];&quot;\d+.&quot;;;1)))" office:value-type="string" office:string-value="9 " calcext:value-type="string">
            <text:p>9 </text:p>
          </table:table-cell>
          <table:table-cell table:style-name="ce11" table:formula="of:=IF(ISBLANK([$Input.G4]);0;IF(ISNA(ORG.LIBREOFFICE.REGEX([$Input.G4];&quot;\d+.red&quot;;;1));0;ORG.LIBREOFFICE.REGEX([$Part1.R6];&quot;\d+.&quot;;;1)))" office:value-type="float" office:value="0" calcext:value-type="float">
            <text:p>0</text:p>
          </table:table-cell>
          <table:table-cell table:style-name="ce5" table:formula="of:=IF(ISBLANK([$Input.B4]);0;IF(ISNA(ORG.LIBREOFFICE.REGEX([$Input.B4];&quot;\d+.green&quot;;;1));0;ORG.LIBREOFFICE.REGEX([$Part1.E6];&quot;\d+.&quot;;;1)))" office:value-type="float" office:value="0" calcext:value-type="float">
            <text:p>0</text:p>
          </table:table-cell>
          <table:table-cell table:style-name="ce22" table:formula="of:=IF(ISBLANK([$Input.C4]);0;IF(ISNA(ORG.LIBREOFFICE.REGEX([$Input.C4];&quot;\d+.green&quot;;;1));0;ORG.LIBREOFFICE.REGEX([$Part1.H6];&quot;\d+.&quot;;;1)))" office:value-type="string" office:string-value="1 " calcext:value-type="string">
            <text:p>1 </text:p>
          </table:table-cell>
          <table:table-cell table:style-name="ce22" table:formula="of:=IF(ISBLANK([$Input.D4]);0;IF(ISNA(ORG.LIBREOFFICE.REGEX([$Input.D4];&quot;\d+.green&quot;;;1));0;ORG.LIBREOFFICE.REGEX([$Part1.K6];&quot;\d+.&quot;;;1)))" office:value-type="string" office:string-value="1 " calcext:value-type="string">
            <text:p>1 </text:p>
          </table:table-cell>
          <table:table-cell table:style-name="ce22" table:formula="of:=IF(ISBLANK([$Input.E4]);0;IF(ISNA(ORG.LIBREOFFICE.REGEX([$Input.E4];&quot;\d+.green&quot;;;1));0;ORG.LIBREOFFICE.REGEX([$Part1.N6];&quot;\d+.&quot;;;1)))" office:value-type="float" office:value="0" calcext:value-type="float">
            <text:p>0</text:p>
          </table:table-cell>
          <table:table-cell table:style-name="ce22" table:formula="of:=IF(ISBLANK([$Input.F4]);0;IF(ISNA(ORG.LIBREOFFICE.REGEX([$Input.F4];&quot;\d+.green&quot;;;1));0;ORG.LIBREOFFICE.REGEX([$Part1.Q6];&quot;\d+.&quot;;;1)))" office:value-type="float" office:value="0" calcext:value-type="float">
            <text:p>0</text:p>
          </table:table-cell>
          <table:table-cell table:style-name="ce11" table:formula="of:=IF(ISBLANK([$Input.G4]);0;IF(ISNA(ORG.LIBREOFFICE.REGEX([$Input.G4];&quot;\d+.green&quot;;;1));0;ORG.LIBREOFFICE.REGEX([$Part1.T6];&quot;\d+.&quot;;;1)))" office:value-type="float" office:value="0" calcext:value-type="float">
            <text:p>0</text:p>
          </table:table-cell>
          <table:table-cell table:style-name="ce5" table:formula="of:=IF(ISBLANK([$Input.B4]);0;IF(ISNA(ORG.LIBREOFFICE.REGEX([$Input.B4];&quot;\d+.blue&quot;;;1));0;ORG.LIBREOFFICE.REGEX([$Part1.D6];&quot;\d+.&quot;;;1)))" office:value-type="string" office:string-value="2 " calcext:value-type="string">
            <text:p>2 </text:p>
          </table:table-cell>
          <table:table-cell table:style-name="ce22" table:formula="of:=IF(ISBLANK([$Input.C4]);0;IF(ISNA(ORG.LIBREOFFICE.REGEX([$Input.C4];&quot;\d+.blue&quot;;;1));0;ORG.LIBREOFFICE.REGEX([$Part1.G6];&quot;\d+.&quot;;;1)))" office:value-type="string" office:string-value="5 " calcext:value-type="string">
            <text:p>5 </text:p>
          </table:table-cell>
          <table:table-cell table:style-name="ce22" table:formula="of:=IF(ISBLANK([$Input.D4]);0;IF(ISNA(ORG.LIBREOFFICE.REGEX([$Input.D4];&quot;\d+.blue&quot;;;1));0;ORG.LIBREOFFICE.REGEX([$Part1.J6];&quot;\d+.&quot;;;1)))" office:value-type="string" office:string-value="5 " calcext:value-type="string">
            <text:p>5 </text:p>
          </table:table-cell>
          <table:table-cell table:style-name="ce22" table:formula="of:=IF(ISBLANK([$Input.E4]);0;IF(ISNA(ORG.LIBREOFFICE.REGEX([$Input.E4];&quot;\d+.blue&quot;;;1));0;ORG.LIBREOFFICE.REGEX([$Part1.M6];&quot;\d+.&quot;;;1)))" office:value-type="string" office:string-value="1 " calcext:value-type="string">
            <text:p>1 </text:p>
          </table:table-cell>
          <table:table-cell table:style-name="ce22" table:formula="of:=IF(ISBLANK([$Input.F4]);0;IF(ISNA(ORG.LIBREOFFICE.REGEX([$Input.F4];&quot;\d+.blue&quot;;;1));0;ORG.LIBREOFFICE.REGEX([$Part1.P6];&quot;\d+.&quot;;;1)))" office:value-type="string" office:string-value="2 " calcext:value-type="string">
            <text:p>2 </text:p>
          </table:table-cell>
          <table:table-cell table:style-name="ce11" table:formula="of:=IF(ISBLANK([$Input.G4]);0;IF(ISNA(ORG.LIBREOFFICE.REGEX([$Input.G4];&quot;\d+.blue&quot;;;1));0;ORG.LIBREOFFICE.REGEX([$Part1.S6];&quot;\d+.&quot;;;1)))" office:value-type="float" office:value="0" calcext:value-type="float">
            <text:p>0</text:p>
          </table:table-cell>
          <table:table-cell/>
          <table:table-cell table:formula="of:=MAX(NUMBERVALUE([.B6]);NUMBERVALUE([.C6]);NUMBERVALUE([.D6]);NUMBERVALUE([.E6]);NUMBERVALUE([.F6]);NUMBERVALUE([.G6]))" office:value-type="float" office:value="12" calcext:value-type="float">
            <text:p>12</text:p>
          </table:table-cell>
          <table:table-cell table:formula="of:=MAX(NUMBERVALUE([.H6]);NUMBERVALUE([.I6]);NUMBERVALUE([.J6]);NUMBERVALUE([.K6]);NUMBERVALUE([.L6]);NUMBERVALUE([.M6]))" office:value-type="float" office:value="1" calcext:value-type="float">
            <text:p>1</text:p>
          </table:table-cell>
          <table:table-cell table:formula="of:=MAX(NUMBERVALUE([.N6]);NUMBERVALUE([.O6]);NUMBERVALUE([.P6]);NUMBERVALUE([.Q6]);NUMBERVALUE([.R6]);NUMBERVALUE([.S6]))" office:value-type="float" office:value="5" calcext:value-type="float">
            <text:p>5</text:p>
          </table:table-cell>
          <table:table-cell/>
          <table:table-cell table:formula="of:=[.U6]*[.V6]*[.W6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$Input.A5]" office:value-type="string" office:string-value="Game 5" calcext:value-type="string">
            <text:p>Game 5</text:p>
          </table:table-cell>
          <table:table-cell table:style-name="ce5" table:formula="of:=IF(ISBLANK([$Input.B5]);0;IF(ISNA(ORG.LIBREOFFICE.REGEX([$Input.B5];&quot;\d+.red&quot;;;1));0;ORG.LIBREOFFICE.REGEX([$Part1.C7];&quot;\d+.&quot;;;1)))" office:value-type="string" office:string-value="3 " calcext:value-type="string">
            <text:p>3 </text:p>
          </table:table-cell>
          <table:table-cell table:formula="of:=IF(ISBLANK([$Input.C5]);0;IF(ISNA(ORG.LIBREOFFICE.REGEX([$Input.C5];&quot;\d+.red&quot;;;1));0;ORG.LIBREOFFICE.REGEX([$Part1.F7];&quot;\d+.&quot;;;1)))" office:value-type="string" office:string-value="4 " calcext:value-type="string">
            <text:p>4 </text:p>
          </table:table-cell>
          <table:table-cell table:formula="of:=IF(ISBLANK([$Input.D5]);0;IF(ISNA(ORG.LIBREOFFICE.REGEX([$Input.D5];&quot;\d+.red&quot;;;1));0;ORG.LIBREOFFICE.REGEX([$Part1.I7];&quot;\d+.&quot;;;1)))" office:value-type="string" office:string-value="5 " calcext:value-type="string">
            <text:p>5 </text:p>
          </table:table-cell>
          <table:table-cell table:formula="of:=IF(ISBLANK([$Input.E5]);0;IF(ISNA(ORG.LIBREOFFICE.REGEX([$Input.E5];&quot;\d+.red&quot;;;1));0;ORG.LIBREOFFICE.REGEX([$Part1.L7];&quot;\d+.&quot;;;1)))" office:value-type="string" office:string-value="6 " calcext:value-type="string">
            <text:p>6 </text:p>
          </table:table-cell>
          <table:table-cell table:formula="of:=IF(ISBLANK([$Input.F5]);0;IF(ISNA(ORG.LIBREOFFICE.REGEX([$Input.F5];&quot;\d+.red&quot;;;1));0;ORG.LIBREOFFICE.REGEX([$Part1.O7];&quot;\d+.&quot;;;1)))" office:value-type="string" office:string-value="6 " calcext:value-type="string">
            <text:p>6 </text:p>
          </table:table-cell>
          <table:table-cell table:style-name="ce11" table:formula="of:=IF(ISBLANK([$Input.G5]);0;IF(ISNA(ORG.LIBREOFFICE.REGEX([$Input.G5];&quot;\d+.red&quot;;;1));0;ORG.LIBREOFFICE.REGEX([$Part1.R7];&quot;\d+.&quot;;;1)))" office:value-type="float" office:value="0" calcext:value-type="float">
            <text:p>0</text:p>
          </table:table-cell>
          <table:table-cell table:style-name="ce5" table:formula="of:=IF(ISBLANK([$Input.B5]);0;IF(ISNA(ORG.LIBREOFFICE.REGEX([$Input.B5];&quot;\d+.green&quot;;;1));0;ORG.LIBREOFFICE.REGEX([$Part1.E7];&quot;\d+.&quot;;;1)))" office:value-type="string" office:string-value="12 " calcext:value-type="string">
            <text:p>12 </text:p>
          </table:table-cell>
          <table:table-cell table:style-name="ce22" table:formula="of:=IF(ISBLANK([$Input.C5]);0;IF(ISNA(ORG.LIBREOFFICE.REGEX([$Input.C5];&quot;\d+.green&quot;;;1));0;ORG.LIBREOFFICE.REGEX([$Part1.H7];&quot;\d+.&quot;;;1)))" office:value-type="string" office:string-value="3 " calcext:value-type="string">
            <text:p>3 </text:p>
          </table:table-cell>
          <table:table-cell table:style-name="ce22" table:formula="of:=IF(ISBLANK([$Input.D5]);0;IF(ISNA(ORG.LIBREOFFICE.REGEX([$Input.D5];&quot;\d+.green&quot;;;1));0;ORG.LIBREOFFICE.REGEX([$Part1.K7];&quot;\d+.&quot;;;1)))" office:value-type="string" office:string-value="2 " calcext:value-type="string">
            <text:p>2 </text:p>
          </table:table-cell>
          <table:table-cell table:style-name="ce22" table:formula="of:=IF(ISBLANK([$Input.E5]);0;IF(ISNA(ORG.LIBREOFFICE.REGEX([$Input.E5];&quot;\d+.green&quot;;;1));0;ORG.LIBREOFFICE.REGEX([$Part1.N7];&quot;\d+.&quot;;;1)))" office:value-type="string" office:string-value="5 " calcext:value-type="string">
            <text:p>5 </text:p>
          </table:table-cell>
          <table:table-cell table:style-name="ce22" table:formula="of:=IF(ISBLANK([$Input.F5]);0;IF(ISNA(ORG.LIBREOFFICE.REGEX([$Input.F5];&quot;\d+.green&quot;;;1));0;ORG.LIBREOFFICE.REGEX([$Part1.Q7];&quot;\d+.&quot;;;1)))" office:value-type="string" office:string-value="7 " calcext:value-type="string">
            <text:p>7 </text:p>
          </table:table-cell>
          <table:table-cell table:style-name="ce11" table:formula="of:=IF(ISBLANK([$Input.G5]);0;IF(ISNA(ORG.LIBREOFFICE.REGEX([$Input.G5];&quot;\d+.green&quot;;;1));0;ORG.LIBREOFFICE.REGEX([$Part1.T7];&quot;\d+.&quot;;;1)))" office:value-type="string" office:string-value="3 " calcext:value-type="string">
            <text:p>3 </text:p>
          </table:table-cell>
          <table:table-cell table:style-name="ce5" table:formula="of:=IF(ISBLANK([$Input.B5]);0;IF(ISNA(ORG.LIBREOFFICE.REGEX([$Input.B5];&quot;\d+.blue&quot;;;1));0;ORG.LIBREOFFICE.REGEX([$Part1.D7];&quot;\d+.&quot;;;1)))" office:value-type="string" office:string-value="9 " calcext:value-type="string">
            <text:p>9 </text:p>
          </table:table-cell>
          <table:table-cell table:style-name="ce22" table:formula="of:=IF(ISBLANK([$Input.C5]);0;IF(ISNA(ORG.LIBREOFFICE.REGEX([$Input.C5];&quot;\d+.blue&quot;;;1));0;ORG.LIBREOFFICE.REGEX([$Part1.G7];&quot;\d+.&quot;;;1)))" office:value-type="string" office:string-value="17 " calcext:value-type="string">
            <text:p>17 </text:p>
          </table:table-cell>
          <table:table-cell table:style-name="ce22" table:formula="of:=IF(ISBLANK([$Input.D5]);0;IF(ISNA(ORG.LIBREOFFICE.REGEX([$Input.D5];&quot;\d+.blue&quot;;;1));0;ORG.LIBREOFFICE.REGEX([$Part1.J7];&quot;\d+.&quot;;;1)))" office:value-type="string" office:string-value="15 " calcext:value-type="string">
            <text:p>15 </text:p>
          </table:table-cell>
          <table:table-cell table:style-name="ce22" table:formula="of:=IF(ISBLANK([$Input.E5]);0;IF(ISNA(ORG.LIBREOFFICE.REGEX([$Input.E5];&quot;\d+.blue&quot;;;1));0;ORG.LIBREOFFICE.REGEX([$Part1.M7];&quot;\d+.&quot;;;1)))" office:value-type="string" office:string-value="3 " calcext:value-type="string">
            <text:p>3 </text:p>
          </table:table-cell>
          <table:table-cell table:style-name="ce22" table:formula="of:=IF(ISBLANK([$Input.F5]);0;IF(ISNA(ORG.LIBREOFFICE.REGEX([$Input.F5];&quot;\d+.blue&quot;;;1));0;ORG.LIBREOFFICE.REGEX([$Part1.P7];&quot;\d+.&quot;;;1)))" office:value-type="string" office:string-value="4 " calcext:value-type="string">
            <text:p>4 </text:p>
          </table:table-cell>
          <table:table-cell table:style-name="ce11" table:formula="of:=IF(ISBLANK([$Input.G5]);0;IF(ISNA(ORG.LIBREOFFICE.REGEX([$Input.G5];&quot;\d+.blue&quot;;;1));0;ORG.LIBREOFFICE.REGEX([$Part1.S7];&quot;\d+.&quot;;;1)))" office:value-type="string" office:string-value="10 " calcext:value-type="string">
            <text:p>10 </text:p>
          </table:table-cell>
          <table:table-cell/>
          <table:table-cell table:formula="of:=MAX(NUMBERVALUE([.B7]);NUMBERVALUE([.C7]);NUMBERVALUE([.D7]);NUMBERVALUE([.E7]);NUMBERVALUE([.F7]);NUMBERVALUE([.G7]))" office:value-type="float" office:value="6" calcext:value-type="float">
            <text:p>6</text:p>
          </table:table-cell>
          <table:table-cell table:formula="of:=MAX(NUMBERVALUE([.H7]);NUMBERVALUE([.I7]);NUMBERVALUE([.J7]);NUMBERVALUE([.K7]);NUMBERVALUE([.L7]);NUMBERVALUE([.M7]))" office:value-type="float" office:value="12" calcext:value-type="float">
            <text:p>12</text:p>
          </table:table-cell>
          <table:table-cell table:formula="of:=MAX(NUMBERVALUE([.N7]);NUMBERVALUE([.O7]);NUMBERVALUE([.P7]);NUMBERVALUE([.Q7]);NUMBERVALUE([.R7]);NUMBERVALUE([.S7]))" office:value-type="float" office:value="17" calcext:value-type="float">
            <text:p>17</text:p>
          </table:table-cell>
          <table:table-cell/>
          <table:table-cell table:formula="of:=[.U7]*[.V7]*[.W7]" office:value-type="float" office:value="1224" calcext:value-type="float">
            <text:p>1224</text:p>
          </table:table-cell>
          <table:table-cell table:number-columns-repeated="2"/>
        </table:table-row>
        <table:table-row table:style-name="ro1">
          <table:table-cell table:formula="of:=[$Input.A6]" office:value-type="string" office:string-value="Game 6" calcext:value-type="string">
            <text:p>Game 6</text:p>
          </table:table-cell>
          <table:table-cell table:style-name="ce5" table:formula="of:=IF(ISBLANK([$Input.B6]);0;IF(ISNA(ORG.LIBREOFFICE.REGEX([$Input.B6];&quot;\d+.red&quot;;;1));0;ORG.LIBREOFFICE.REGEX([$Part1.C8];&quot;\d+.&quot;;;1)))" office:value-type="string" office:string-value="11 " calcext:value-type="string">
            <text:p>11 </text:p>
          </table:table-cell>
          <table:table-cell table:formula="of:=IF(ISBLANK([$Input.C6]);0;IF(ISNA(ORG.LIBREOFFICE.REGEX([$Input.C6];&quot;\d+.red&quot;;;1));0;ORG.LIBREOFFICE.REGEX([$Part1.F8];&quot;\d+.&quot;;;1)))" office:value-type="string" office:string-value="9 " calcext:value-type="string">
            <text:p>9 </text:p>
          </table:table-cell>
          <table:table-cell table:formula="of:=IF(ISBLANK([$Input.D6]);0;IF(ISNA(ORG.LIBREOFFICE.REGEX([$Input.D6];&quot;\d+.red&quot;;;1));0;ORG.LIBREOFFICE.REGEX([$Part1.I8];&quot;\d+.&quot;;;1)))" office:value-type="string" office:string-value="12 " calcext:value-type="string">
            <text:p>12 </text:p>
          </table:table-cell>
          <table:table-cell table:formula="of:=IF(ISBLANK([$Input.E6]);0;IF(ISNA(ORG.LIBREOFFICE.REGEX([$Input.E6];&quot;\d+.red&quot;;;1));0;ORG.LIBREOFFICE.REGEX([$Part1.L8];&quot;\d+.&quot;;;1)))" office:value-type="string" office:string-value="5 " calcext:value-type="string">
            <text:p>5 </text:p>
          </table:table-cell>
          <table:table-cell table:formula="of:=IF(ISBLANK([$Input.F6]);0;IF(ISNA(ORG.LIBREOFFICE.REGEX([$Input.F6];&quot;\d+.red&quot;;;1));0;ORG.LIBREOFFICE.REGEX([$Part1.O8];&quot;\d+.&quot;;;1)))" office:value-type="string" office:string-value="9 " calcext:value-type="string">
            <text:p>9 </text:p>
          </table:table-cell>
          <table:table-cell table:style-name="ce11" table:formula="of:=IF(ISBLANK([$Input.G6]);0;IF(ISNA(ORG.LIBREOFFICE.REGEX([$Input.G6];&quot;\d+.red&quot;;;1));0;ORG.LIBREOFFICE.REGEX([$Part1.R8];&quot;\d+.&quot;;;1)))" office:value-type="string" office:string-value="15 " calcext:value-type="string">
            <text:p>15 </text:p>
          </table:table-cell>
          <table:table-cell table:style-name="ce5" table:formula="of:=IF(ISBLANK([$Input.B6]);0;IF(ISNA(ORG.LIBREOFFICE.REGEX([$Input.B6];&quot;\d+.green&quot;;;1));0;ORG.LIBREOFFICE.REGEX([$Part1.E8];&quot;\d+.&quot;;;1)))" office:value-type="string" office:string-value="6 " calcext:value-type="string">
            <text:p>6 </text:p>
          </table:table-cell>
          <table:table-cell table:style-name="ce22" table:formula="of:=IF(ISBLANK([$Input.C6]);0;IF(ISNA(ORG.LIBREOFFICE.REGEX([$Input.C6];&quot;\d+.green&quot;;;1));0;ORG.LIBREOFFICE.REGEX([$Part1.H8];&quot;\d+.&quot;;;1)))" office:value-type="string" office:string-value="4 " calcext:value-type="string">
            <text:p>4 </text:p>
          </table:table-cell>
          <table:table-cell table:style-name="ce22" table:formula="of:=IF(ISBLANK([$Input.D6]);0;IF(ISNA(ORG.LIBREOFFICE.REGEX([$Input.D6];&quot;\d+.green&quot;;;1));0;ORG.LIBREOFFICE.REGEX([$Part1.K8];&quot;\d+.&quot;;;1)))" office:value-type="string" office:string-value="8 " calcext:value-type="string">
            <text:p>8 </text:p>
          </table:table-cell>
          <table:table-cell table:style-name="ce22" table:formula="of:=IF(ISBLANK([$Input.E6]);0;IF(ISNA(ORG.LIBREOFFICE.REGEX([$Input.E6];&quot;\d+.green&quot;;;1));0;ORG.LIBREOFFICE.REGEX([$Part1.N8];&quot;\d+.&quot;;;1)))" office:value-type="string" office:string-value="11 " calcext:value-type="string">
            <text:p>11 </text:p>
          </table:table-cell>
          <table:table-cell table:style-name="ce22" table:formula="of:=IF(ISBLANK([$Input.F6]);0;IF(ISNA(ORG.LIBREOFFICE.REGEX([$Input.F6];&quot;\d+.green&quot;;;1));0;ORG.LIBREOFFICE.REGEX([$Part1.Q8];&quot;\d+.&quot;;;1)))" office:value-type="string" office:string-value="13 " calcext:value-type="string">
            <text:p>13 </text:p>
          </table:table-cell>
          <table:table-cell table:style-name="ce11" table:formula="of:=IF(ISBLANK([$Input.G6]);0;IF(ISNA(ORG.LIBREOFFICE.REGEX([$Input.G6];&quot;\d+.green&quot;;;1));0;ORG.LIBREOFFICE.REGEX([$Part1.T8];&quot;\d+.&quot;;;1)))" office:value-type="string" office:string-value="7 " calcext:value-type="string">
            <text:p>7 </text:p>
          </table:table-cell>
          <table:table-cell table:style-name="ce5" table:formula="of:=IF(ISBLANK([$Input.B6]);0;IF(ISNA(ORG.LIBREOFFICE.REGEX([$Input.B6];&quot;\d+.blue&quot;;;1));0;ORG.LIBREOFFICE.REGEX([$Part1.D8];&quot;\d+.&quot;;;1)))" office:value-type="string" office:string-value="2 " calcext:value-type="string">
            <text:p>2 </text:p>
          </table:table-cell>
          <table:table-cell table:style-name="ce22" table:formula="of:=IF(ISBLANK([$Input.C6]);0;IF(ISNA(ORG.LIBREOFFICE.REGEX([$Input.C6];&quot;\d+.blue&quot;;;1));0;ORG.LIBREOFFICE.REGEX([$Part1.G8];&quot;\d+.&quot;;;1)))" office:value-type="string" office:string-value="2 " calcext:value-type="string">
            <text:p>2 </text:p>
          </table:table-cell>
          <table:table-cell table:style-name="ce22" table:formula="of:=IF(ISBLANK([$Input.D6]);0;IF(ISNA(ORG.LIBREOFFICE.REGEX([$Input.D6];&quot;\d+.blue&quot;;;1));0;ORG.LIBREOFFICE.REGEX([$Part1.J8];&quot;\d+.&quot;;;1)))" office:value-type="string" office:string-value="3 " calcext:value-type="string">
            <text:p>3 </text:p>
          </table:table-cell>
          <table:table-cell table:style-name="ce22" table:formula="of:=IF(ISBLANK([$Input.E6]);0;IF(ISNA(ORG.LIBREOFFICE.REGEX([$Input.E6];&quot;\d+.blue&quot;;;1));0;ORG.LIBREOFFICE.REGEX([$Part1.M8];&quot;\d+.&quot;;;1)))" office:value-type="string" office:string-value="4 " calcext:value-type="string">
            <text:p>4 </text:p>
          </table:table-cell>
          <table:table-cell table:style-name="ce22" table:formula="of:=IF(ISBLANK([$Input.F6]);0;IF(ISNA(ORG.LIBREOFFICE.REGEX([$Input.F6];&quot;\d+.blue&quot;;;1));0;ORG.LIBREOFFICE.REGEX([$Part1.P8];&quot;\d+.&quot;;;1)))" office:value-type="string" office:string-value="2 " calcext:value-type="string">
            <text:p>2 </text:p>
          </table:table-cell>
          <table:table-cell table:style-name="ce11" table:formula="of:=IF(ISBLANK([$Input.G6]);0;IF(ISNA(ORG.LIBREOFFICE.REGEX([$Input.G6];&quot;\d+.blue&quot;;;1));0;ORG.LIBREOFFICE.REGEX([$Part1.S8];&quot;\d+.&quot;;;1)))" office:value-type="string" office:string-value="3 " calcext:value-type="string">
            <text:p>3 </text:p>
          </table:table-cell>
          <table:table-cell/>
          <table:table-cell table:formula="of:=MAX(NUMBERVALUE([.B8]);NUMBERVALUE([.C8]);NUMBERVALUE([.D8]);NUMBERVALUE([.E8]);NUMBERVALUE([.F8]);NUMBERVALUE([.G8]))" office:value-type="float" office:value="15" calcext:value-type="float">
            <text:p>15</text:p>
          </table:table-cell>
          <table:table-cell table:formula="of:=MAX(NUMBERVALUE([.H8]);NUMBERVALUE([.I8]);NUMBERVALUE([.J8]);NUMBERVALUE([.K8]);NUMBERVALUE([.L8]);NUMBERVALUE([.M8]))" office:value-type="float" office:value="13" calcext:value-type="float">
            <text:p>13</text:p>
          </table:table-cell>
          <table:table-cell table:formula="of:=MAX(NUMBERVALUE([.N8]);NUMBERVALUE([.O8]);NUMBERVALUE([.P8]);NUMBERVALUE([.Q8]);NUMBERVALUE([.R8]);NUMBERVALUE([.S8]))" office:value-type="float" office:value="4" calcext:value-type="float">
            <text:p>4</text:p>
          </table:table-cell>
          <table:table-cell/>
          <table:table-cell table:formula="of:=[.U8]*[.V8]*[.W8]"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table:formula="of:=[$Input.A7]" office:value-type="string" office:string-value="Game 7" calcext:value-type="string">
            <text:p>Game 7</text:p>
          </table:table-cell>
          <table:table-cell table:style-name="ce5" table:formula="of:=IF(ISBLANK([$Input.B7]);0;IF(ISNA(ORG.LIBREOFFICE.REGEX([$Input.B7];&quot;\d+.red&quot;;;1));0;ORG.LIBREOFFICE.REGEX([$Part1.C9];&quot;\d+.&quot;;;1)))" office:value-type="string" office:string-value="2 " calcext:value-type="string">
            <text:p>2 </text:p>
          </table:table-cell>
          <table:table-cell table:formula="of:=IF(ISBLANK([$Input.C7]);0;IF(ISNA(ORG.LIBREOFFICE.REGEX([$Input.C7];&quot;\d+.red&quot;;;1));0;ORG.LIBREOFFICE.REGEX([$Part1.F9];&quot;\d+.&quot;;;1)))" office:value-type="string" office:string-value="6 " calcext:value-type="string">
            <text:p>6 </text:p>
          </table:table-cell>
          <table:table-cell table:formula="of:=IF(ISBLANK([$Input.D7]);0;IF(ISNA(ORG.LIBREOFFICE.REGEX([$Input.D7];&quot;\d+.red&quot;;;1));0;ORG.LIBREOFFICE.REGEX([$Part1.I9];&quot;\d+.&quot;;;1)))" office:value-type="float" office:value="0" calcext:value-type="float">
            <text:p>0</text:p>
          </table:table-cell>
          <table:table-cell table:formula="of:=IF(ISBLANK([$Input.E7]);0;IF(ISNA(ORG.LIBREOFFICE.REGEX([$Input.E7];&quot;\d+.red&quot;;;1));0;ORG.LIBREOFFICE.REGEX([$Part1.L9];&quot;\d+.&quot;;;1)))" office:value-type="string" office:string-value="8 " calcext:value-type="string">
            <text:p>8 </text:p>
          </table:table-cell>
          <table:table-cell table:formula="of:=IF(ISBLANK([$Input.F7]);0;IF(ISNA(ORG.LIBREOFFICE.REGEX([$Input.F7];&quot;\d+.red&quot;;;1));0;ORG.LIBREOFFICE.REGEX([$Part1.O9];&quot;\d+.&quot;;;1)))" office:value-type="string" office:string-value="5 " calcext:value-type="string">
            <text:p>5 </text:p>
          </table:table-cell>
          <table:table-cell table:style-name="ce11" table:formula="of:=IF(ISBLANK([$Input.G7]);0;IF(ISNA(ORG.LIBREOFFICE.REGEX([$Input.G7];&quot;\d+.red&quot;;;1));0;ORG.LIBREOFFICE.REGEX([$Part1.R9];&quot;\d+.&quot;;;1)))" office:value-type="string" office:string-value="4 " calcext:value-type="string">
            <text:p>4 </text:p>
          </table:table-cell>
          <table:table-cell table:style-name="ce5" table:formula="of:=IF(ISBLANK([$Input.B7]);0;IF(ISNA(ORG.LIBREOFFICE.REGEX([$Input.B7];&quot;\d+.green&quot;;;1));0;ORG.LIBREOFFICE.REGEX([$Part1.E9];&quot;\d+.&quot;;;1)))" office:value-type="string" office:string-value="9 " calcext:value-type="string">
            <text:p>9 </text:p>
          </table:table-cell>
          <table:table-cell table:style-name="ce22" table:formula="of:=IF(ISBLANK([$Input.C7]);0;IF(ISNA(ORG.LIBREOFFICE.REGEX([$Input.C7];&quot;\d+.green&quot;;;1));0;ORG.LIBREOFFICE.REGEX([$Part1.H9];&quot;\d+.&quot;;;1)))" office:value-type="string" office:string-value="1 " calcext:value-type="string">
            <text:p>1 </text:p>
          </table:table-cell>
          <table:table-cell table:style-name="ce22" table:formula="of:=IF(ISBLANK([$Input.D7]);0;IF(ISNA(ORG.LIBREOFFICE.REGEX([$Input.D7];&quot;\d+.green&quot;;;1));0;ORG.LIBREOFFICE.REGEX([$Part1.K9];&quot;\d+.&quot;;;1)))" office:value-type="string" office:string-value="9 " calcext:value-type="string">
            <text:p>9 </text:p>
          </table:table-cell>
          <table:table-cell table:style-name="ce22" table:formula="of:=IF(ISBLANK([$Input.E7]);0;IF(ISNA(ORG.LIBREOFFICE.REGEX([$Input.E7];&quot;\d+.green&quot;;;1));0;ORG.LIBREOFFICE.REGEX([$Part1.N9];&quot;\d+.&quot;;;1)))" office:value-type="string" office:string-value="9 " calcext:value-type="string">
            <text:p>9 </text:p>
          </table:table-cell>
          <table:table-cell table:style-name="ce22" table:formula="of:=IF(ISBLANK([$Input.F7]);0;IF(ISNA(ORG.LIBREOFFICE.REGEX([$Input.F7];&quot;\d+.green&quot;;;1));0;ORG.LIBREOFFICE.REGEX([$Part1.Q9];&quot;\d+.&quot;;;1)))" office:value-type="string" office:string-value="3 " calcext:value-type="string">
            <text:p>3 </text:p>
          </table:table-cell>
          <table:table-cell table:style-name="ce11" table:formula="of:=IF(ISBLANK([$Input.G7]);0;IF(ISNA(ORG.LIBREOFFICE.REGEX([$Input.G7];&quot;\d+.green&quot;;;1));0;ORG.LIBREOFFICE.REGEX([$Part1.T9];&quot;\d+.&quot;;;1)))" office:value-type="string" office:string-value="8 " calcext:value-type="string">
            <text:p>8 </text:p>
          </table:table-cell>
          <table:table-cell table:style-name="ce5" table:formula="of:=IF(ISBLANK([$Input.B7]);0;IF(ISNA(ORG.LIBREOFFICE.REGEX([$Input.B7];&quot;\d+.blue&quot;;;1));0;ORG.LIBREOFFICE.REGEX([$Part1.D9];&quot;\d+.&quot;;;1)))" office:value-type="string" office:string-value="12 " calcext:value-type="string">
            <text:p>12 </text:p>
          </table:table-cell>
          <table:table-cell table:style-name="ce22" table:formula="of:=IF(ISBLANK([$Input.C7]);0;IF(ISNA(ORG.LIBREOFFICE.REGEX([$Input.C7];&quot;\d+.blue&quot;;;1));0;ORG.LIBREOFFICE.REGEX([$Part1.G9];&quot;\d+.&quot;;;1)))" office:value-type="string" office:string-value="14 " calcext:value-type="string">
            <text:p>14 </text:p>
          </table:table-cell>
          <table:table-cell table:style-name="ce22" table:formula="of:=IF(ISBLANK([$Input.D7]);0;IF(ISNA(ORG.LIBREOFFICE.REGEX([$Input.D7];&quot;\d+.blue&quot;;;1));0;ORG.LIBREOFFICE.REGEX([$Part1.J9];&quot;\d+.&quot;;;1)))" office:value-type="string" office:string-value="7 " calcext:value-type="string">
            <text:p>7 </text:p>
          </table:table-cell>
          <table:table-cell table:style-name="ce22" table:formula="of:=IF(ISBLANK([$Input.E7]);0;IF(ISNA(ORG.LIBREOFFICE.REGEX([$Input.E7];&quot;\d+.blue&quot;;;1));0;ORG.LIBREOFFICE.REGEX([$Part1.M9];&quot;\d+.&quot;;;1)))" office:value-type="string" office:string-value="4 " calcext:value-type="string">
            <text:p>4 </text:p>
          </table:table-cell>
          <table:table-cell table:style-name="ce22" table:formula="of:=IF(ISBLANK([$Input.F7]);0;IF(ISNA(ORG.LIBREOFFICE.REGEX([$Input.F7];&quot;\d+.blue&quot;;;1));0;ORG.LIBREOFFICE.REGEX([$Part1.P9];&quot;\d+.&quot;;;1)))" office:value-type="string" office:string-value="16 " calcext:value-type="string">
            <text:p>16 </text:p>
          </table:table-cell>
          <table:table-cell table:style-name="ce11" table:formula="of:=IF(ISBLANK([$Input.G7]);0;IF(ISNA(ORG.LIBREOFFICE.REGEX([$Input.G7];&quot;\d+.blue&quot;;;1));0;ORG.LIBREOFFICE.REGEX([$Part1.S9];&quot;\d+.&quot;;;1)))" office:value-type="float" office:value="0" calcext:value-type="float">
            <text:p>0</text:p>
          </table:table-cell>
          <table:table-cell/>
          <table:table-cell table:formula="of:=MAX(NUMBERVALUE([.B9]);NUMBERVALUE([.C9]);NUMBERVALUE([.D9]);NUMBERVALUE([.E9]);NUMBERVALUE([.F9]);NUMBERVALUE([.G9]))" office:value-type="float" office:value="8" calcext:value-type="float">
            <text:p>8</text:p>
          </table:table-cell>
          <table:table-cell table:formula="of:=MAX(NUMBERVALUE([.H9]);NUMBERVALUE([.I9]);NUMBERVALUE([.J9]);NUMBERVALUE([.K9]);NUMBERVALUE([.L9]);NUMBERVALUE([.M9]))" office:value-type="float" office:value="9" calcext:value-type="float">
            <text:p>9</text:p>
          </table:table-cell>
          <table:table-cell table:formula="of:=MAX(NUMBERVALUE([.N9]);NUMBERVALUE([.O9]);NUMBERVALUE([.P9]);NUMBERVALUE([.Q9]);NUMBERVALUE([.R9]);NUMBERVALUE([.S9]))" office:value-type="float" office:value="16" calcext:value-type="float">
            <text:p>16</text:p>
          </table:table-cell>
          <table:table-cell/>
          <table:table-cell table:formula="of:=[.U9]*[.V9]*[.W9]"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table:formula="of:=[$Input.A8]" office:value-type="string" office:string-value="Game 8" calcext:value-type="string">
            <text:p>Game 8</text:p>
          </table:table-cell>
          <table:table-cell table:style-name="ce5" table:formula="of:=IF(ISBLANK([$Input.B8]);0;IF(ISNA(ORG.LIBREOFFICE.REGEX([$Input.B8];&quot;\d+.red&quot;;;1));0;ORG.LIBREOFFICE.REGEX([$Part1.C10];&quot;\d+.&quot;;;1)))" office:value-type="string" office:string-value="11 " calcext:value-type="string">
            <text:p>11 </text:p>
          </table:table-cell>
          <table:table-cell table:formula="of:=IF(ISBLANK([$Input.C8]);0;IF(ISNA(ORG.LIBREOFFICE.REGEX([$Input.C8];&quot;\d+.red&quot;;;1));0;ORG.LIBREOFFICE.REGEX([$Part1.F10];&quot;\d+.&quot;;;1)))" office:value-type="string" office:string-value="4 " calcext:value-type="string">
            <text:p>4 </text:p>
          </table:table-cell>
          <table:table-cell table:formula="of:=IF(ISBLANK([$Input.D8]);0;IF(ISNA(ORG.LIBREOFFICE.REGEX([$Input.D8];&quot;\d+.red&quot;;;1));0;ORG.LIBREOFFICE.REGEX([$Part1.I10];&quot;\d+.&quot;;;1)))" office:value-type="string" office:string-value="11 " calcext:value-type="string">
            <text:p>11 </text:p>
          </table:table-cell>
          <table:table-cell table:formula="of:=IF(ISBLANK([$Input.E8]);0;IF(ISNA(ORG.LIBREOFFICE.REGEX([$Input.E8];&quot;\d+.red&quot;;;1));0;ORG.LIBREOFFICE.REGEX([$Part1.L10];&quot;\d+.&quot;;;1)))" office:value-type="float" office:value="0" calcext:value-type="float">
            <text:p>0</text:p>
          </table:table-cell>
          <table:table-cell table:formula="of:=IF(ISBLANK([$Input.F8]);0;IF(ISNA(ORG.LIBREOFFICE.REGEX([$Input.F8];&quot;\d+.red&quot;;;1));0;ORG.LIBREOFFICE.REGEX([$Part1.O10];&quot;\d+.&quot;;;1)))" office:value-type="string" office:string-value="1 " calcext:value-type="string">
            <text:p>1 </text:p>
          </table:table-cell>
          <table:table-cell table:style-name="ce11" table:formula="of:=IF(ISBLANK([$Input.G8]);0;IF(ISNA(ORG.LIBREOFFICE.REGEX([$Input.G8];&quot;\d+.red&quot;;;1));0;ORG.LIBREOFFICE.REGEX([$Part1.R10];&quot;\d+.&quot;;;1)))" office:value-type="float" office:value="0" calcext:value-type="float">
            <text:p>0</text:p>
          </table:table-cell>
          <table:table-cell table:style-name="ce5" table:formula="of:=IF(ISBLANK([$Input.B8]);0;IF(ISNA(ORG.LIBREOFFICE.REGEX([$Input.B8];&quot;\d+.green&quot;;;1));0;ORG.LIBREOFFICE.REGEX([$Part1.E10];&quot;\d+.&quot;;;1)))" office:value-type="string" office:string-value="12 " calcext:value-type="string">
            <text:p>12 </text:p>
          </table:table-cell>
          <table:table-cell table:style-name="ce22" table:formula="of:=IF(ISBLANK([$Input.C8]);0;IF(ISNA(ORG.LIBREOFFICE.REGEX([$Input.C8];&quot;\d+.green&quot;;;1));0;ORG.LIBREOFFICE.REGEX([$Part1.H10];&quot;\d+.&quot;;;1)))" office:value-type="string" office:string-value="7 " calcext:value-type="string">
            <text:p>7 </text:p>
          </table:table-cell>
          <table:table-cell table:style-name="ce22" table:formula="of:=IF(ISBLANK([$Input.D8]);0;IF(ISNA(ORG.LIBREOFFICE.REGEX([$Input.D8];&quot;\d+.green&quot;;;1));0;ORG.LIBREOFFICE.REGEX([$Part1.K10];&quot;\d+.&quot;;;1)))" office:value-type="string" office:string-value="6 " calcext:value-type="string">
            <text:p>6 </text:p>
          </table:table-cell>
          <table:table-cell table:style-name="ce22" table:formula="of:=IF(ISBLANK([$Input.E8]);0;IF(ISNA(ORG.LIBREOFFICE.REGEX([$Input.E8];&quot;\d+.green&quot;;;1));0;ORG.LIBREOFFICE.REGEX([$Part1.N10];&quot;\d+.&quot;;;1)))" office:value-type="string" office:string-value="17 " calcext:value-type="string">
            <text:p>17 </text:p>
          </table:table-cell>
          <table:table-cell table:style-name="ce22" table:formula="of:=IF(ISBLANK([$Input.F8]);0;IF(ISNA(ORG.LIBREOFFICE.REGEX([$Input.F8];&quot;\d+.green&quot;;;1));0;ORG.LIBREOFFICE.REGEX([$Part1.Q10];&quot;\d+.&quot;;;1)))" office:value-type="string" office:string-value="15 " calcext:value-type="string">
            <text:p>15 </text:p>
          </table:table-cell>
          <table:table-cell table:style-name="ce11" table:formula="of:=IF(ISBLANK([$Input.G8]);0;IF(ISNA(ORG.LIBREOFFICE.REGEX([$Input.G8];&quot;\d+.green&quot;;;1));0;ORG.LIBREOFFICE.REGEX([$Part1.T10];&quot;\d+.&quot;;;1)))" office:value-type="float" office:value="0" calcext:value-type="float">
            <text:p>0</text:p>
          </table:table-cell>
          <table:table-cell table:style-name="ce5" table:formula="of:=IF(ISBLANK([$Input.B8]);0;IF(ISNA(ORG.LIBREOFFICE.REGEX([$Input.B8];&quot;\d+.blue&quot;;;1));0;ORG.LIBREOFFICE.REGEX([$Part1.D10];&quot;\d+.&quot;;;1)))" office:value-type="string" office:string-value="1 " calcext:value-type="string">
            <text:p>1 </text:p>
          </table:table-cell>
          <table:table-cell table:style-name="ce22" table:formula="of:=IF(ISBLANK([$Input.C8]);0;IF(ISNA(ORG.LIBREOFFICE.REGEX([$Input.C8];&quot;\d+.blue&quot;;;1));0;ORG.LIBREOFFICE.REGEX([$Part1.G10];&quot;\d+.&quot;;;1)))" office:value-type="float" office:value="0" calcext:value-type="float">
            <text:p>0</text:p>
          </table:table-cell>
          <table:table-cell table:style-name="ce22" table:formula="of:=IF(ISBLANK([$Input.D8]);0;IF(ISNA(ORG.LIBREOFFICE.REGEX([$Input.D8];&quot;\d+.blue&quot;;;1));0;ORG.LIBREOFFICE.REGEX([$Part1.J10];&quot;\d+.&quot;;;1)))" office:value-type="float" office:value="0" calcext:value-type="float">
            <text:p>0</text:p>
          </table:table-cell>
          <table:table-cell table:style-name="ce22" table:formula="of:=IF(ISBLANK([$Input.E8]);0;IF(ISNA(ORG.LIBREOFFICE.REGEX([$Input.E8];&quot;\d+.blue&quot;;;1));0;ORG.LIBREOFFICE.REGEX([$Part1.M10];&quot;\d+.&quot;;;1)))" office:value-type="float" office:value="0" calcext:value-type="float">
            <text:p>0</text:p>
          </table:table-cell>
          <table:table-cell table:style-name="ce22" table:formula="of:=IF(ISBLANK([$Input.F8]);0;IF(ISNA(ORG.LIBREOFFICE.REGEX([$Input.F8];&quot;\d+.blue&quot;;;1));0;ORG.LIBREOFFICE.REGEX([$Part1.P10];&quot;\d+.&quot;;;1)))" office:value-type="float" office:value="0" calcext:value-type="float">
            <text:p>0</text:p>
          </table:table-cell>
          <table:table-cell table:style-name="ce11" table:formula="of:=IF(ISBLANK([$Input.G8]);0;IF(ISNA(ORG.LIBREOFFICE.REGEX([$Input.G8];&quot;\d+.blue&quot;;;1));0;ORG.LIBREOFFICE.REGEX([$Part1.S10];&quot;\d+.&quot;;;1)))" office:value-type="float" office:value="0" calcext:value-type="float">
            <text:p>0</text:p>
          </table:table-cell>
          <table:table-cell/>
          <table:table-cell table:formula="of:=MAX(NUMBERVALUE([.B10]);NUMBERVALUE([.C10]);NUMBERVALUE([.D10]);NUMBERVALUE([.E10]);NUMBERVALUE([.F10]);NUMBERVALUE([.G10]))" office:value-type="float" office:value="11" calcext:value-type="float">
            <text:p>11</text:p>
          </table:table-cell>
          <table:table-cell table:formula="of:=MAX(NUMBERVALUE([.H10]);NUMBERVALUE([.I10]);NUMBERVALUE([.J10]);NUMBERVALUE([.K10]);NUMBERVALUE([.L10]);NUMBERVALUE([.M10]))" office:value-type="float" office:value="17" calcext:value-type="float">
            <text:p>17</text:p>
          </table:table-cell>
          <table:table-cell table:formula="of:=MAX(NUMBERVALUE([.N10]);NUMBERVALUE([.O10]);NUMBERVALUE([.P10]);NUMBERVALUE([.Q10]);NUMBERVALUE([.R10]);NUMBERVALUE([.S10]))" office:value-type="float" office:value="1" calcext:value-type="float">
            <text:p>1</text:p>
          </table:table-cell>
          <table:table-cell/>
          <table:table-cell table:formula="of:=[.U10]*[.V10]*[.W10]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table:formula="of:=[$Input.A9]" office:value-type="string" office:string-value="Game 9" calcext:value-type="string">
            <text:p>Game 9</text:p>
          </table:table-cell>
          <table:table-cell table:style-name="ce5" table:formula="of:=IF(ISBLANK([$Input.B9]);0;IF(ISNA(ORG.LIBREOFFICE.REGEX([$Input.B9];&quot;\d+.red&quot;;;1));0;ORG.LIBREOFFICE.REGEX([$Part1.C11];&quot;\d+.&quot;;;1)))" office:value-type="string" office:string-value="1 " calcext:value-type="string">
            <text:p>1 </text:p>
          </table:table-cell>
          <table:table-cell table:formula="of:=IF(ISBLANK([$Input.C9]);0;IF(ISNA(ORG.LIBREOFFICE.REGEX([$Input.C9];&quot;\d+.red&quot;;;1));0;ORG.LIBREOFFICE.REGEX([$Part1.F11];&quot;\d+.&quot;;;1)))" office:value-type="string" office:string-value="12 " calcext:value-type="string">
            <text:p>12 </text:p>
          </table:table-cell>
          <table:table-cell table:formula="of:=IF(ISBLANK([$Input.D9]);0;IF(ISNA(ORG.LIBREOFFICE.REGEX([$Input.D9];&quot;\d+.red&quot;;;1));0;ORG.LIBREOFFICE.REGEX([$Part1.I11];&quot;\d+.&quot;;;1)))" office:value-type="string" office:string-value="14 " calcext:value-type="string">
            <text:p>14 </text:p>
          </table:table-cell>
          <table:table-cell table:formula="of:=IF(ISBLANK([$Input.E9]);0;IF(ISNA(ORG.LIBREOFFICE.REGEX([$Input.E9];&quot;\d+.red&quot;;;1));0;ORG.LIBREOFFICE.REGEX([$Part1.L11];&quot;\d+.&quot;;;1)))" office:value-type="string" office:string-value="1 " calcext:value-type="string">
            <text:p>1 </text:p>
          </table:table-cell>
          <table:table-cell table:formula="of:=IF(ISBLANK([$Input.F9]);0;IF(ISNA(ORG.LIBREOFFICE.REGEX([$Input.F9];&quot;\d+.red&quot;;;1));0;ORG.LIBREOFFICE.REGEX([$Part1.O11];&quot;\d+.&quot;;;1)))" office:value-type="float" office:value="0" calcext:value-type="float">
            <text:p>0</text:p>
          </table:table-cell>
          <table:table-cell table:style-name="ce11" table:formula="of:=IF(ISBLANK([$Input.G9]);0;IF(ISNA(ORG.LIBREOFFICE.REGEX([$Input.G9];&quot;\d+.red&quot;;;1));0;ORG.LIBREOFFICE.REGEX([$Part1.R11];&quot;\d+.&quot;;;1)))" office:value-type="float" office:value="0" calcext:value-type="float">
            <text:p>0</text:p>
          </table:table-cell>
          <table:table-cell table:style-name="ce5" table:formula="of:=IF(ISBLANK([$Input.B9]);0;IF(ISNA(ORG.LIBREOFFICE.REGEX([$Input.B9];&quot;\d+.green&quot;;;1));0;ORG.LIBREOFFICE.REGEX([$Part1.E11];&quot;\d+.&quot;;;1)))" office:value-type="string" office:string-value="1 " calcext:value-type="string">
            <text:p>1 </text:p>
          </table:table-cell>
          <table:table-cell table:style-name="ce22" table:formula="of:=IF(ISBLANK([$Input.C9]);0;IF(ISNA(ORG.LIBREOFFICE.REGEX([$Input.C9];&quot;\d+.green&quot;;;1));0;ORG.LIBREOFFICE.REGEX([$Part1.H11];&quot;\d+.&quot;;;1)))" office:value-type="string" office:string-value="3 " calcext:value-type="string">
            <text:p>3 </text:p>
          </table:table-cell>
          <table:table-cell table:style-name="ce22" table:formula="of:=IF(ISBLANK([$Input.D9]);0;IF(ISNA(ORG.LIBREOFFICE.REGEX([$Input.D9];&quot;\d+.green&quot;;;1));0;ORG.LIBREOFFICE.REGEX([$Part1.K11];&quot;\d+.&quot;;;1)))" office:value-type="float" office:value="0" calcext:value-type="float">
            <text:p>0</text:p>
          </table:table-cell>
          <table:table-cell table:style-name="ce22" table:formula="of:=IF(ISBLANK([$Input.E9]);0;IF(ISNA(ORG.LIBREOFFICE.REGEX([$Input.E9];&quot;\d+.green&quot;;;1));0;ORG.LIBREOFFICE.REGEX([$Part1.N11];&quot;\d+.&quot;;;1)))" office:value-type="string" office:string-value="3 " calcext:value-type="string">
            <text:p>3 </text:p>
          </table:table-cell>
          <table:table-cell table:style-name="ce22" table:formula="of:=IF(ISBLANK([$Input.F9]);0;IF(ISNA(ORG.LIBREOFFICE.REGEX([$Input.F9];&quot;\d+.green&quot;;;1));0;ORG.LIBREOFFICE.REGEX([$Part1.Q11];&quot;\d+.&quot;;;1)))" office:value-type="float" office:value="0" calcext:value-type="float">
            <text:p>0</text:p>
          </table:table-cell>
          <table:table-cell table:style-name="ce11" table:formula="of:=IF(ISBLANK([$Input.G9]);0;IF(ISNA(ORG.LIBREOFFICE.REGEX([$Input.G9];&quot;\d+.green&quot;;;1));0;ORG.LIBREOFFICE.REGEX([$Part1.T11];&quot;\d+.&quot;;;1)))" office:value-type="float" office:value="0" calcext:value-type="float">
            <text:p>0</text:p>
          </table:table-cell>
          <table:table-cell table:style-name="ce5" table:formula="of:=IF(ISBLANK([$Input.B9]);0;IF(ISNA(ORG.LIBREOFFICE.REGEX([$Input.B9];&quot;\d+.blue&quot;;;1));0;ORG.LIBREOFFICE.REGEX([$Part1.D11];&quot;\d+.&quot;;;1)))" office:value-type="string" office:string-value="12 " calcext:value-type="string">
            <text:p>12 </text:p>
          </table:table-cell>
          <table:table-cell table:style-name="ce22" table:formula="of:=IF(ISBLANK([$Input.C9]);0;IF(ISNA(ORG.LIBREOFFICE.REGEX([$Input.C9];&quot;\d+.blue&quot;;;1));0;ORG.LIBREOFFICE.REGEX([$Part1.G11];&quot;\d+.&quot;;;1)))" office:value-type="string" office:string-value="6 " calcext:value-type="string">
            <text:p>6 </text:p>
          </table:table-cell>
          <table:table-cell table:style-name="ce22" table:formula="of:=IF(ISBLANK([$Input.D9]);0;IF(ISNA(ORG.LIBREOFFICE.REGEX([$Input.D9];&quot;\d+.blue&quot;;;1));0;ORG.LIBREOFFICE.REGEX([$Part1.J11];&quot;\d+.&quot;;;1)))" office:value-type="string" office:string-value="1 " calcext:value-type="string">
            <text:p>1 </text:p>
          </table:table-cell>
          <table:table-cell table:style-name="ce22" table:formula="of:=IF(ISBLANK([$Input.E9]);0;IF(ISNA(ORG.LIBREOFFICE.REGEX([$Input.E9];&quot;\d+.blue&quot;;;1));0;ORG.LIBREOFFICE.REGEX([$Part1.M11];&quot;\d+.&quot;;;1)))" office:value-type="string" office:string-value="9 " calcext:value-type="string">
            <text:p>9 </text:p>
          </table:table-cell>
          <table:table-cell table:style-name="ce22" table:formula="of:=IF(ISBLANK([$Input.F9]);0;IF(ISNA(ORG.LIBREOFFICE.REGEX([$Input.F9];&quot;\d+.blue&quot;;;1));0;ORG.LIBREOFFICE.REGEX([$Part1.P11];&quot;\d+.&quot;;;1)))" office:value-type="float" office:value="0" calcext:value-type="float">
            <text:p>0</text:p>
          </table:table-cell>
          <table:table-cell table:style-name="ce11" table:formula="of:=IF(ISBLANK([$Input.G9]);0;IF(ISNA(ORG.LIBREOFFICE.REGEX([$Input.G9];&quot;\d+.blue&quot;;;1));0;ORG.LIBREOFFICE.REGEX([$Part1.S11];&quot;\d+.&quot;;;1)))" office:value-type="float" office:value="0" calcext:value-type="float">
            <text:p>0</text:p>
          </table:table-cell>
          <table:table-cell/>
          <table:table-cell table:formula="of:=MAX(NUMBERVALUE([.B11]);NUMBERVALUE([.C11]);NUMBERVALUE([.D11]);NUMBERVALUE([.E11]);NUMBERVALUE([.F11]);NUMBERVALUE([.G11]))" office:value-type="float" office:value="14" calcext:value-type="float">
            <text:p>14</text:p>
          </table:table-cell>
          <table:table-cell table:formula="of:=MAX(NUMBERVALUE([.H11]);NUMBERVALUE([.I11]);NUMBERVALUE([.J11]);NUMBERVALUE([.K11]);NUMBERVALUE([.L11]);NUMBERVALUE([.M11]))" office:value-type="float" office:value="3" calcext:value-type="float">
            <text:p>3</text:p>
          </table:table-cell>
          <table:table-cell table:formula="of:=MAX(NUMBERVALUE([.N11]);NUMBERVALUE([.O11]);NUMBERVALUE([.P11]);NUMBERVALUE([.Q11]);NUMBERVALUE([.R11]);NUMBERVALUE([.S11]))" office:value-type="float" office:value="12" calcext:value-type="float">
            <text:p>12</text:p>
          </table:table-cell>
          <table:table-cell/>
          <table:table-cell table:formula="of:=[.U11]*[.V11]*[.W11]"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table:formula="of:=[$Input.A10]" office:value-type="string" office:string-value="Game 10" calcext:value-type="string">
            <text:p>Game 10</text:p>
          </table:table-cell>
          <table:table-cell table:style-name="ce5" table:formula="of:=IF(ISBLANK([$Input.B10]);0;IF(ISNA(ORG.LIBREOFFICE.REGEX([$Input.B10];&quot;\d+.red&quot;;;1));0;ORG.LIBREOFFICE.REGEX([$Part1.C12];&quot;\d+.&quot;;;1)))" office:value-type="string" office:string-value="1 " calcext:value-type="string">
            <text:p>1 </text:p>
          </table:table-cell>
          <table:table-cell table:formula="of:=IF(ISBLANK([$Input.C10]);0;IF(ISNA(ORG.LIBREOFFICE.REGEX([$Input.C10];&quot;\d+.red&quot;;;1));0;ORG.LIBREOFFICE.REGEX([$Part1.F12];&quot;\d+.&quot;;;1)))" office:value-type="float" office:value="0" calcext:value-type="float">
            <text:p>0</text:p>
          </table:table-cell>
          <table:table-cell table:formula="of:=IF(ISBLANK([$Input.D10]);0;IF(ISNA(ORG.LIBREOFFICE.REGEX([$Input.D10];&quot;\d+.red&quot;;;1));0;ORG.LIBREOFFICE.REGEX([$Part1.I12];&quot;\d+.&quot;;;1)))" office:value-type="string" office:string-value="3 " calcext:value-type="string">
            <text:p>3 </text:p>
          </table:table-cell>
          <table:table-cell table:formula="of:=IF(ISBLANK([$Input.E10]);0;IF(ISNA(ORG.LIBREOFFICE.REGEX([$Input.E10];&quot;\d+.red&quot;;;1));0;ORG.LIBREOFFICE.REGEX([$Part1.L12];&quot;\d+.&quot;;;1)))" office:value-type="string" office:string-value="3 " calcext:value-type="string">
            <text:p>3 </text:p>
          </table:table-cell>
          <table:table-cell table:formula="of:=IF(ISBLANK([$Input.F10]);0;IF(ISNA(ORG.LIBREOFFICE.REGEX([$Input.F10];&quot;\d+.red&quot;;;1));0;ORG.LIBREOFFICE.REGEX([$Part1.O12];&quot;\d+.&quot;;;1)))" office:value-type="string" office:string-value="4 " calcext:value-type="string">
            <text:p>4 </text:p>
          </table:table-cell>
          <table:table-cell table:style-name="ce11" table:formula="of:=IF(ISBLANK([$Input.G10]);0;IF(ISNA(ORG.LIBREOFFICE.REGEX([$Input.G10];&quot;\d+.red&quot;;;1));0;ORG.LIBREOFFICE.REGEX([$Part1.R12];&quot;\d+.&quot;;;1)))" office:value-type="float" office:value="0" calcext:value-type="float">
            <text:p>0</text:p>
          </table:table-cell>
          <table:table-cell table:style-name="ce5" table:formula="of:=IF(ISBLANK([$Input.B10]);0;IF(ISNA(ORG.LIBREOFFICE.REGEX([$Input.B10];&quot;\d+.green&quot;;;1));0;ORG.LIBREOFFICE.REGEX([$Part1.E12];&quot;\d+.&quot;;;1)))" office:value-type="float" office:value="0" calcext:value-type="float">
            <text:p>0</text:p>
          </table:table-cell>
          <table:table-cell table:style-name="ce22" table:formula="of:=IF(ISBLANK([$Input.C10]);0;IF(ISNA(ORG.LIBREOFFICE.REGEX([$Input.C10];&quot;\d+.green&quot;;;1));0;ORG.LIBREOFFICE.REGEX([$Part1.H12];&quot;\d+.&quot;;;1)))" office:value-type="string" office:string-value="4 " calcext:value-type="string">
            <text:p>4 </text:p>
          </table:table-cell>
          <table:table-cell table:style-name="ce22" table:formula="of:=IF(ISBLANK([$Input.D10]);0;IF(ISNA(ORG.LIBREOFFICE.REGEX([$Input.D10];&quot;\d+.green&quot;;;1));0;ORG.LIBREOFFICE.REGEX([$Part1.K12];&quot;\d+.&quot;;;1)))" office:value-type="string" office:string-value="3 " calcext:value-type="string">
            <text:p>3 </text:p>
          </table:table-cell>
          <table:table-cell table:style-name="ce22" table:formula="of:=IF(ISBLANK([$Input.E10]);0;IF(ISNA(ORG.LIBREOFFICE.REGEX([$Input.E10];&quot;\d+.green&quot;;;1));0;ORG.LIBREOFFICE.REGEX([$Part1.N12];&quot;\d+.&quot;;;1)))" office:value-type="float" office:value="0" calcext:value-type="float">
            <text:p>0</text:p>
          </table:table-cell>
          <table:table-cell table:style-name="ce22" table:formula="of:=IF(ISBLANK([$Input.F10]);0;IF(ISNA(ORG.LIBREOFFICE.REGEX([$Input.F10];&quot;\d+.green&quot;;;1));0;ORG.LIBREOFFICE.REGEX([$Part1.Q12];&quot;\d+.&quot;;;1)))" office:value-type="string" office:string-value="3 " calcext:value-type="string">
            <text:p>3 </text:p>
          </table:table-cell>
          <table:table-cell table:style-name="ce11" table:formula="of:=IF(ISBLANK([$Input.G10]);0;IF(ISNA(ORG.LIBREOFFICE.REGEX([$Input.G10];&quot;\d+.green&quot;;;1));0;ORG.LIBREOFFICE.REGEX([$Part1.T12];&quot;\d+.&quot;;;1)))" office:value-type="float" office:value="0" calcext:value-type="float">
            <text:p>0</text:p>
          </table:table-cell>
          <table:table-cell table:style-name="ce5" table:formula="of:=IF(ISBLANK([$Input.B10]);0;IF(ISNA(ORG.LIBREOFFICE.REGEX([$Input.B10];&quot;\d+.blue&quot;;;1));0;ORG.LIBREOFFICE.REGEX([$Part1.D12];&quot;\d+.&quot;;;1)))" office:value-type="string" office:string-value="4 " calcext:value-type="string">
            <text:p>4 </text:p>
          </table:table-cell>
          <table:table-cell table:style-name="ce22" table:formula="of:=IF(ISBLANK([$Input.C10]);0;IF(ISNA(ORG.LIBREOFFICE.REGEX([$Input.C10];&quot;\d+.blue&quot;;;1));0;ORG.LIBREOFFICE.REGEX([$Part1.G12];&quot;\d+.&quot;;;1)))" office:value-type="string" office:string-value="3 " calcext:value-type="string">
            <text:p>3 </text:p>
          </table:table-cell>
          <table:table-cell table:style-name="ce22" table:formula="of:=IF(ISBLANK([$Input.D10]);0;IF(ISNA(ORG.LIBREOFFICE.REGEX([$Input.D10];&quot;\d+.blue&quot;;;1));0;ORG.LIBREOFFICE.REGEX([$Part1.J12];&quot;\d+.&quot;;;1)))" office:value-type="string" office:string-value="8 " calcext:value-type="string">
            <text:p>8 </text:p>
          </table:table-cell>
          <table:table-cell table:style-name="ce22" table:formula="of:=IF(ISBLANK([$Input.E10]);0;IF(ISNA(ORG.LIBREOFFICE.REGEX([$Input.E10];&quot;\d+.blue&quot;;;1));0;ORG.LIBREOFFICE.REGEX([$Part1.M12];&quot;\d+.&quot;;;1)))" office:value-type="string" office:string-value="2 " calcext:value-type="string">
            <text:p>2 </text:p>
          </table:table-cell>
          <table:table-cell table:style-name="ce22" table:formula="of:=IF(ISBLANK([$Input.F10]);0;IF(ISNA(ORG.LIBREOFFICE.REGEX([$Input.F10];&quot;\d+.blue&quot;;;1));0;ORG.LIBREOFFICE.REGEX([$Part1.P12];&quot;\d+.&quot;;;1)))" office:value-type="string" office:string-value="3 " calcext:value-type="string">
            <text:p>3 </text:p>
          </table:table-cell>
          <table:table-cell table:style-name="ce11" table:formula="of:=IF(ISBLANK([$Input.G10]);0;IF(ISNA(ORG.LIBREOFFICE.REGEX([$Input.G10];&quot;\d+.blue&quot;;;1));0;ORG.LIBREOFFICE.REGEX([$Part1.S12];&quot;\d+.&quot;;;1)))" office:value-type="float" office:value="0" calcext:value-type="float">
            <text:p>0</text:p>
          </table:table-cell>
          <table:table-cell/>
          <table:table-cell table:formula="of:=MAX(NUMBERVALUE([.B12]);NUMBERVALUE([.C12]);NUMBERVALUE([.D12]);NUMBERVALUE([.E12]);NUMBERVALUE([.F12]);NUMBERVALUE([.G12]))" office:value-type="float" office:value="4" calcext:value-type="float">
            <text:p>4</text:p>
          </table:table-cell>
          <table:table-cell table:formula="of:=MAX(NUMBERVALUE([.H12]);NUMBERVALUE([.I12]);NUMBERVALUE([.J12]);NUMBERVALUE([.K12]);NUMBERVALUE([.L12]);NUMBERVALUE([.M12]))" office:value-type="float" office:value="4" calcext:value-type="float">
            <text:p>4</text:p>
          </table:table-cell>
          <table:table-cell table:formula="of:=MAX(NUMBERVALUE([.N12]);NUMBERVALUE([.O12]);NUMBERVALUE([.P12]);NUMBERVALUE([.Q12]);NUMBERVALUE([.R12]);NUMBERVALUE([.S12]))" office:value-type="float" office:value="8" calcext:value-type="float">
            <text:p>8</text:p>
          </table:table-cell>
          <table:table-cell/>
          <table:table-cell table:formula="of:=[.U12]*[.V12]*[.W12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formula="of:=[$Input.A11]" office:value-type="string" office:string-value="Game 11" calcext:value-type="string">
            <text:p>Game 11</text:p>
          </table:table-cell>
          <table:table-cell table:style-name="ce5" table:formula="of:=IF(ISBLANK([$Input.B11]);0;IF(ISNA(ORG.LIBREOFFICE.REGEX([$Input.B11];&quot;\d+.red&quot;;;1));0;ORG.LIBREOFFICE.REGEX([$Part1.C13];&quot;\d+.&quot;;;1)))" office:value-type="string" office:string-value="1 " calcext:value-type="string">
            <text:p>1 </text:p>
          </table:table-cell>
          <table:table-cell table:formula="of:=IF(ISBLANK([$Input.C11]);0;IF(ISNA(ORG.LIBREOFFICE.REGEX([$Input.C11];&quot;\d+.red&quot;;;1));0;ORG.LIBREOFFICE.REGEX([$Part1.F13];&quot;\d+.&quot;;;1)))" office:value-type="string" office:string-value="1 " calcext:value-type="string">
            <text:p>1 </text:p>
          </table:table-cell>
          <table:table-cell table:formula="of:=IF(ISBLANK([$Input.D11]);0;IF(ISNA(ORG.LIBREOFFICE.REGEX([$Input.D11];&quot;\d+.red&quot;;;1));0;ORG.LIBREOFFICE.REGEX([$Part1.I13];&quot;\d+.&quot;;;1)))" office:value-type="string" office:string-value="9 " calcext:value-type="string">
            <text:p>9 </text:p>
          </table:table-cell>
          <table:table-cell table:formula="of:=IF(ISBLANK([$Input.E11]);0;IF(ISNA(ORG.LIBREOFFICE.REGEX([$Input.E11];&quot;\d+.red&quot;;;1));0;ORG.LIBREOFFICE.REGEX([$Part1.L13];&quot;\d+.&quot;;;1)))" office:value-type="float" office:value="0" calcext:value-type="float">
            <text:p>0</text:p>
          </table:table-cell>
          <table:table-cell table:formula="of:=IF(ISBLANK([$Input.F11]);0;IF(ISNA(ORG.LIBREOFFICE.REGEX([$Input.F11];&quot;\d+.red&quot;;;1));0;ORG.LIBREOFFICE.REGEX([$Part1.O13];&quot;\d+.&quot;;;1)))" office:value-type="float" office:value="0" calcext:value-type="float">
            <text:p>0</text:p>
          </table:table-cell>
          <table:table-cell table:style-name="ce11" table:formula="of:=IF(ISBLANK([$Input.G11]);0;IF(ISNA(ORG.LIBREOFFICE.REGEX([$Input.G11];&quot;\d+.red&quot;;;1));0;ORG.LIBREOFFICE.REGEX([$Part1.R13];&quot;\d+.&quot;;;1)))" office:value-type="float" office:value="0" calcext:value-type="float">
            <text:p>0</text:p>
          </table:table-cell>
          <table:table-cell table:style-name="ce5" table:formula="of:=IF(ISBLANK([$Input.B11]);0;IF(ISNA(ORG.LIBREOFFICE.REGEX([$Input.B11];&quot;\d+.green&quot;;;1));0;ORG.LIBREOFFICE.REGEX([$Part1.E13];&quot;\d+.&quot;;;1)))" office:value-type="float" office:value="0" calcext:value-type="float">
            <text:p>0</text:p>
          </table:table-cell>
          <table:table-cell table:style-name="ce22" table:formula="of:=IF(ISBLANK([$Input.C11]);0;IF(ISNA(ORG.LIBREOFFICE.REGEX([$Input.C11];&quot;\d+.green&quot;;;1));0;ORG.LIBREOFFICE.REGEX([$Part1.H13];&quot;\d+.&quot;;;1)))" office:value-type="string" office:string-value="8 " calcext:value-type="string">
            <text:p>8 </text:p>
          </table:table-cell>
          <table:table-cell table:style-name="ce22" table:formula="of:=IF(ISBLANK([$Input.D11]);0;IF(ISNA(ORG.LIBREOFFICE.REGEX([$Input.D11];&quot;\d+.green&quot;;;1));0;ORG.LIBREOFFICE.REGEX([$Part1.K13];&quot;\d+.&quot;;;1)))" office:value-type="string" office:string-value="13 " calcext:value-type="string">
            <text:p>13 </text:p>
          </table:table-cell>
          <table:table-cell table:style-name="ce22" table:formula="of:=IF(ISBLANK([$Input.E11]);0;IF(ISNA(ORG.LIBREOFFICE.REGEX([$Input.E11];&quot;\d+.green&quot;;;1));0;ORG.LIBREOFFICE.REGEX([$Part1.N13];&quot;\d+.&quot;;;1)))" office:value-type="float" office:value="0" calcext:value-type="float">
            <text:p>0</text:p>
          </table:table-cell>
          <table:table-cell table:style-name="ce22" table:formula="of:=IF(ISBLANK([$Input.F11]);0;IF(ISNA(ORG.LIBREOFFICE.REGEX([$Input.F11];&quot;\d+.green&quot;;;1));0;ORG.LIBREOFFICE.REGEX([$Part1.Q13];&quot;\d+.&quot;;;1)))" office:value-type="float" office:value="0" calcext:value-type="float">
            <text:p>0</text:p>
          </table:table-cell>
          <table:table-cell table:style-name="ce11" table:formula="of:=IF(ISBLANK([$Input.G11]);0;IF(ISNA(ORG.LIBREOFFICE.REGEX([$Input.G11];&quot;\d+.green&quot;;;1));0;ORG.LIBREOFFICE.REGEX([$Part1.T13];&quot;\d+.&quot;;;1)))" office:value-type="float" office:value="0" calcext:value-type="float">
            <text:p>0</text:p>
          </table:table-cell>
          <table:table-cell table:style-name="ce5" table:formula="of:=IF(ISBLANK([$Input.B11]);0;IF(ISNA(ORG.LIBREOFFICE.REGEX([$Input.B11];&quot;\d+.blue&quot;;;1));0;ORG.LIBREOFFICE.REGEX([$Part1.D13];&quot;\d+.&quot;;;1)))" office:value-type="string" office:string-value="8 " calcext:value-type="string">
            <text:p>8 </text:p>
          </table:table-cell>
          <table:table-cell table:style-name="ce22" table:formula="of:=IF(ISBLANK([$Input.C11]);0;IF(ISNA(ORG.LIBREOFFICE.REGEX([$Input.C11];&quot;\d+.blue&quot;;;1));0;ORG.LIBREOFFICE.REGEX([$Part1.G13];&quot;\d+.&quot;;;1)))" office:value-type="string" office:string-value="1 " calcext:value-type="string">
            <text:p>1 </text:p>
          </table:table-cell>
          <table:table-cell table:style-name="ce22" table:formula="of:=IF(ISBLANK([$Input.D11]);0;IF(ISNA(ORG.LIBREOFFICE.REGEX([$Input.D11];&quot;\d+.blue&quot;;;1));0;ORG.LIBREOFFICE.REGEX([$Part1.J13];&quot;\d+.&quot;;;1)))" office:value-type="string" office:string-value="6 " calcext:value-type="string">
            <text:p>6 </text:p>
          </table:table-cell>
          <table:table-cell table:style-name="ce22" table:formula="of:=IF(ISBLANK([$Input.E11]);0;IF(ISNA(ORG.LIBREOFFICE.REGEX([$Input.E11];&quot;\d+.blue&quot;;;1));0;ORG.LIBREOFFICE.REGEX([$Part1.M13];&quot;\d+.&quot;;;1)))" office:value-type="float" office:value="0" calcext:value-type="float">
            <text:p>0</text:p>
          </table:table-cell>
          <table:table-cell table:style-name="ce22" table:formula="of:=IF(ISBLANK([$Input.F11]);0;IF(ISNA(ORG.LIBREOFFICE.REGEX([$Input.F11];&quot;\d+.blue&quot;;;1));0;ORG.LIBREOFFICE.REGEX([$Part1.P13];&quot;\d+.&quot;;;1)))" office:value-type="float" office:value="0" calcext:value-type="float">
            <text:p>0</text:p>
          </table:table-cell>
          <table:table-cell table:style-name="ce11" table:formula="of:=IF(ISBLANK([$Input.G11]);0;IF(ISNA(ORG.LIBREOFFICE.REGEX([$Input.G11];&quot;\d+.blue&quot;;;1));0;ORG.LIBREOFFICE.REGEX([$Part1.S13];&quot;\d+.&quot;;;1)))" office:value-type="float" office:value="0" calcext:value-type="float">
            <text:p>0</text:p>
          </table:table-cell>
          <table:table-cell/>
          <table:table-cell table:formula="of:=MAX(NUMBERVALUE([.B13]);NUMBERVALUE([.C13]);NUMBERVALUE([.D13]);NUMBERVALUE([.E13]);NUMBERVALUE([.F13]);NUMBERVALUE([.G13]))" office:value-type="float" office:value="9" calcext:value-type="float">
            <text:p>9</text:p>
          </table:table-cell>
          <table:table-cell table:formula="of:=MAX(NUMBERVALUE([.H13]);NUMBERVALUE([.I13]);NUMBERVALUE([.J13]);NUMBERVALUE([.K13]);NUMBERVALUE([.L13]);NUMBERVALUE([.M13]))" office:value-type="float" office:value="13" calcext:value-type="float">
            <text:p>13</text:p>
          </table:table-cell>
          <table:table-cell table:formula="of:=MAX(NUMBERVALUE([.N13]);NUMBERVALUE([.O13]);NUMBERVALUE([.P13]);NUMBERVALUE([.Q13]);NUMBERVALUE([.R13]);NUMBERVALUE([.S13]))" office:value-type="float" office:value="8" calcext:value-type="float">
            <text:p>8</text:p>
          </table:table-cell>
          <table:table-cell/>
          <table:table-cell table:formula="of:=[.U13]*[.V13]*[.W13]"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table:formula="of:=[$Input.A12]" office:value-type="string" office:string-value="Game 12" calcext:value-type="string">
            <text:p>Game 12</text:p>
          </table:table-cell>
          <table:table-cell table:style-name="ce5" table:formula="of:=IF(ISBLANK([$Input.B12]);0;IF(ISNA(ORG.LIBREOFFICE.REGEX([$Input.B12];&quot;\d+.red&quot;;;1));0;ORG.LIBREOFFICE.REGEX([$Part1.C14];&quot;\d+.&quot;;;1)))" office:value-type="string" office:string-value="2 " calcext:value-type="string">
            <text:p>2 </text:p>
          </table:table-cell>
          <table:table-cell table:formula="of:=IF(ISBLANK([$Input.C12]);0;IF(ISNA(ORG.LIBREOFFICE.REGEX([$Input.C12];&quot;\d+.red&quot;;;1));0;ORG.LIBREOFFICE.REGEX([$Part1.F14];&quot;\d+.&quot;;;1)))" office:value-type="string" office:string-value="3 " calcext:value-type="string">
            <text:p>3 </text:p>
          </table:table-cell>
          <table:table-cell table:formula="of:=IF(ISBLANK([$Input.D12]);0;IF(ISNA(ORG.LIBREOFFICE.REGEX([$Input.D12];&quot;\d+.red&quot;;;1));0;ORG.LIBREOFFICE.REGEX([$Part1.I14];&quot;\d+.&quot;;;1)))" office:value-type="float" office:value="0" calcext:value-type="float">
            <text:p>0</text:p>
          </table:table-cell>
          <table:table-cell table:formula="of:=IF(ISBLANK([$Input.E12]);0;IF(ISNA(ORG.LIBREOFFICE.REGEX([$Input.E12];&quot;\d+.red&quot;;;1));0;ORG.LIBREOFFICE.REGEX([$Part1.L14];&quot;\d+.&quot;;;1)))" office:value-type="float" office:value="0" calcext:value-type="float">
            <text:p>0</text:p>
          </table:table-cell>
          <table:table-cell table:formula="of:=IF(ISBLANK([$Input.F12]);0;IF(ISNA(ORG.LIBREOFFICE.REGEX([$Input.F12];&quot;\d+.red&quot;;;1));0;ORG.LIBREOFFICE.REGEX([$Part1.O14];&quot;\d+.&quot;;;1)))" office:value-type="float" office:value="0" calcext:value-type="float">
            <text:p>0</text:p>
          </table:table-cell>
          <table:table-cell table:style-name="ce11" table:formula="of:=IF(ISBLANK([$Input.G12]);0;IF(ISNA(ORG.LIBREOFFICE.REGEX([$Input.G12];&quot;\d+.red&quot;;;1));0;ORG.LIBREOFFICE.REGEX([$Part1.R14];&quot;\d+.&quot;;;1)))" office:value-type="float" office:value="0" calcext:value-type="float">
            <text:p>0</text:p>
          </table:table-cell>
          <table:table-cell table:style-name="ce5" table:formula="of:=IF(ISBLANK([$Input.B12]);0;IF(ISNA(ORG.LIBREOFFICE.REGEX([$Input.B12];&quot;\d+.green&quot;;;1));0;ORG.LIBREOFFICE.REGEX([$Part1.E14];&quot;\d+.&quot;;;1)))" office:value-type="string" office:string-value="1 " calcext:value-type="string">
            <text:p>1 </text:p>
          </table:table-cell>
          <table:table-cell table:style-name="ce22" table:formula="of:=IF(ISBLANK([$Input.C12]);0;IF(ISNA(ORG.LIBREOFFICE.REGEX([$Input.C12];&quot;\d+.green&quot;;;1));0;ORG.LIBREOFFICE.REGEX([$Part1.H14];&quot;\d+.&quot;;;1)))" office:value-type="string" office:string-value="1 " calcext:value-type="string">
            <text:p>1 </text:p>
          </table:table-cell>
          <table:table-cell table:style-name="ce22" table:formula="of:=IF(ISBLANK([$Input.D12]);0;IF(ISNA(ORG.LIBREOFFICE.REGEX([$Input.D12];&quot;\d+.green&quot;;;1));0;ORG.LIBREOFFICE.REGEX([$Part1.K14];&quot;\d+.&quot;;;1)))" office:value-type="string" office:string-value="3 " calcext:value-type="string">
            <text:p>3 </text:p>
          </table:table-cell>
          <table:table-cell table:style-name="ce22" table:formula="of:=IF(ISBLANK([$Input.E12]);0;IF(ISNA(ORG.LIBREOFFICE.REGEX([$Input.E12];&quot;\d+.green&quot;;;1));0;ORG.LIBREOFFICE.REGEX([$Part1.N14];&quot;\d+.&quot;;;1)))" office:value-type="float" office:value="0" calcext:value-type="float">
            <text:p>0</text:p>
          </table:table-cell>
          <table:table-cell table:style-name="ce22" table:formula="of:=IF(ISBLANK([$Input.F12]);0;IF(ISNA(ORG.LIBREOFFICE.REGEX([$Input.F12];&quot;\d+.green&quot;;;1));0;ORG.LIBREOFFICE.REGEX([$Part1.Q14];&quot;\d+.&quot;;;1)))" office:value-type="float" office:value="0" calcext:value-type="float">
            <text:p>0</text:p>
          </table:table-cell>
          <table:table-cell table:style-name="ce11" table:formula="of:=IF(ISBLANK([$Input.G12]);0;IF(ISNA(ORG.LIBREOFFICE.REGEX([$Input.G12];&quot;\d+.green&quot;;;1));0;ORG.LIBREOFFICE.REGEX([$Part1.T14];&quot;\d+.&quot;;;1)))" office:value-type="float" office:value="0" calcext:value-type="float">
            <text:p>0</text:p>
          </table:table-cell>
          <table:table-cell table:style-name="ce5" table:formula="of:=IF(ISBLANK([$Input.B12]);0;IF(ISNA(ORG.LIBREOFFICE.REGEX([$Input.B12];&quot;\d+.blue&quot;;;1));0;ORG.LIBREOFFICE.REGEX([$Part1.D14];&quot;\d+.&quot;;;1)))" office:value-type="string" office:string-value="2 " calcext:value-type="string">
            <text:p>2 </text:p>
          </table:table-cell>
          <table:table-cell table:style-name="ce22" table:formula="of:=IF(ISBLANK([$Input.C12]);0;IF(ISNA(ORG.LIBREOFFICE.REGEX([$Input.C12];&quot;\d+.blue&quot;;;1));0;ORG.LIBREOFFICE.REGEX([$Part1.G14];&quot;\d+.&quot;;;1)))" office:value-type="float" office:value="0" calcext:value-type="float">
            <text:p>0</text:p>
          </table:table-cell>
          <table:table-cell table:style-name="ce22" table:formula="of:=IF(ISBLANK([$Input.D12]);0;IF(ISNA(ORG.LIBREOFFICE.REGEX([$Input.D12];&quot;\d+.blue&quot;;;1));0;ORG.LIBREOFFICE.REGEX([$Part1.J14];&quot;\d+.&quot;;;1)))" office:value-type="string" office:string-value="1 " calcext:value-type="string">
            <text:p>1 </text:p>
          </table:table-cell>
          <table:table-cell table:style-name="ce22" table:formula="of:=IF(ISBLANK([$Input.E12]);0;IF(ISNA(ORG.LIBREOFFICE.REGEX([$Input.E12];&quot;\d+.blue&quot;;;1));0;ORG.LIBREOFFICE.REGEX([$Part1.M14];&quot;\d+.&quot;;;1)))" office:value-type="float" office:value="0" calcext:value-type="float">
            <text:p>0</text:p>
          </table:table-cell>
          <table:table-cell table:style-name="ce22" table:formula="of:=IF(ISBLANK([$Input.F12]);0;IF(ISNA(ORG.LIBREOFFICE.REGEX([$Input.F12];&quot;\d+.blue&quot;;;1));0;ORG.LIBREOFFICE.REGEX([$Part1.P14];&quot;\d+.&quot;;;1)))" office:value-type="float" office:value="0" calcext:value-type="float">
            <text:p>0</text:p>
          </table:table-cell>
          <table:table-cell table:style-name="ce11" table:formula="of:=IF(ISBLANK([$Input.G12]);0;IF(ISNA(ORG.LIBREOFFICE.REGEX([$Input.G12];&quot;\d+.blue&quot;;;1));0;ORG.LIBREOFFICE.REGEX([$Part1.S14];&quot;\d+.&quot;;;1)))" office:value-type="float" office:value="0" calcext:value-type="float">
            <text:p>0</text:p>
          </table:table-cell>
          <table:table-cell/>
          <table:table-cell table:formula="of:=MAX(NUMBERVALUE([.B14]);NUMBERVALUE([.C14]);NUMBERVALUE([.D14]);NUMBERVALUE([.E14]);NUMBERVALUE([.F14]);NUMBERVALUE([.G14]))" office:value-type="float" office:value="3" calcext:value-type="float">
            <text:p>3</text:p>
          </table:table-cell>
          <table:table-cell table:formula="of:=MAX(NUMBERVALUE([.H14]);NUMBERVALUE([.I14]);NUMBERVALUE([.J14]);NUMBERVALUE([.K14]);NUMBERVALUE([.L14]);NUMBERVALUE([.M14]))" office:value-type="float" office:value="3" calcext:value-type="float">
            <text:p>3</text:p>
          </table:table-cell>
          <table:table-cell table:formula="of:=MAX(NUMBERVALUE([.N14]);NUMBERVALUE([.O14]);NUMBERVALUE([.P14]);NUMBERVALUE([.Q14]);NUMBERVALUE([.R14]);NUMBERVALUE([.S14]))" office:value-type="float" office:value="2" calcext:value-type="float">
            <text:p>2</text:p>
          </table:table-cell>
          <table:table-cell/>
          <table:table-cell table:formula="of:=[.U14]*[.V14]*[.W14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$Input.A13]" office:value-type="string" office:string-value="Game 13" calcext:value-type="string">
            <text:p>Game 13</text:p>
          </table:table-cell>
          <table:table-cell table:style-name="ce5" table:formula="of:=IF(ISBLANK([$Input.B13]);0;IF(ISNA(ORG.LIBREOFFICE.REGEX([$Input.B13];&quot;\d+.red&quot;;;1));0;ORG.LIBREOFFICE.REGEX([$Part1.C15];&quot;\d+.&quot;;;1)))" office:value-type="float" office:value="0" calcext:value-type="float">
            <text:p>0</text:p>
          </table:table-cell>
          <table:table-cell table:formula="of:=IF(ISBLANK([$Input.C13]);0;IF(ISNA(ORG.LIBREOFFICE.REGEX([$Input.C13];&quot;\d+.red&quot;;;1));0;ORG.LIBREOFFICE.REGEX([$Part1.F15];&quot;\d+.&quot;;;1)))" office:value-type="string" office:string-value="2 " calcext:value-type="string">
            <text:p>2 </text:p>
          </table:table-cell>
          <table:table-cell table:formula="of:=IF(ISBLANK([$Input.D13]);0;IF(ISNA(ORG.LIBREOFFICE.REGEX([$Input.D13];&quot;\d+.red&quot;;;1));0;ORG.LIBREOFFICE.REGEX([$Part1.I15];&quot;\d+.&quot;;;1)))" office:value-type="string" office:string-value="3 " calcext:value-type="string">
            <text:p>3 </text:p>
          </table:table-cell>
          <table:table-cell table:formula="of:=IF(ISBLANK([$Input.E13]);0;IF(ISNA(ORG.LIBREOFFICE.REGEX([$Input.E13];&quot;\d+.red&quot;;;1));0;ORG.LIBREOFFICE.REGEX([$Part1.L15];&quot;\d+.&quot;;;1)))" office:value-type="string" office:string-value="3 " calcext:value-type="string">
            <text:p>3 </text:p>
          </table:table-cell>
          <table:table-cell table:formula="of:=IF(ISBLANK([$Input.F13]);0;IF(ISNA(ORG.LIBREOFFICE.REGEX([$Input.F13];&quot;\d+.red&quot;;;1));0;ORG.LIBREOFFICE.REGEX([$Part1.O15];&quot;\d+.&quot;;;1)))" office:value-type="string" office:string-value="1 " calcext:value-type="string">
            <text:p>1 </text:p>
          </table:table-cell>
          <table:table-cell table:style-name="ce11" table:formula="of:=IF(ISBLANK([$Input.G13]);0;IF(ISNA(ORG.LIBREOFFICE.REGEX([$Input.G13];&quot;\d+.red&quot;;;1));0;ORG.LIBREOFFICE.REGEX([$Part1.R15];&quot;\d+.&quot;;;1)))" office:value-type="float" office:value="0" calcext:value-type="float">
            <text:p>0</text:p>
          </table:table-cell>
          <table:table-cell table:style-name="ce5" table:formula="of:=IF(ISBLANK([$Input.B13]);0;IF(ISNA(ORG.LIBREOFFICE.REGEX([$Input.B13];&quot;\d+.green&quot;;;1));0;ORG.LIBREOFFICE.REGEX([$Part1.E15];&quot;\d+.&quot;;;1)))" office:value-type="string" office:string-value="12 " calcext:value-type="string">
            <text:p>12 </text:p>
          </table:table-cell>
          <table:table-cell table:style-name="ce22" table:formula="of:=IF(ISBLANK([$Input.C13]);0;IF(ISNA(ORG.LIBREOFFICE.REGEX([$Input.C13];&quot;\d+.green&quot;;;1));0;ORG.LIBREOFFICE.REGEX([$Part1.H15];&quot;\d+.&quot;;;1)))" office:value-type="string" office:string-value="8 " calcext:value-type="string">
            <text:p>8 </text:p>
          </table:table-cell>
          <table:table-cell table:style-name="ce22" table:formula="of:=IF(ISBLANK([$Input.D13]);0;IF(ISNA(ORG.LIBREOFFICE.REGEX([$Input.D13];&quot;\d+.green&quot;;;1));0;ORG.LIBREOFFICE.REGEX([$Part1.K15];&quot;\d+.&quot;;;1)))" office:value-type="string" office:string-value="6 " calcext:value-type="string">
            <text:p>6 </text:p>
          </table:table-cell>
          <table:table-cell table:style-name="ce22" table:formula="of:=IF(ISBLANK([$Input.E13]);0;IF(ISNA(ORG.LIBREOFFICE.REGEX([$Input.E13];&quot;\d+.green&quot;;;1));0;ORG.LIBREOFFICE.REGEX([$Part1.N15];&quot;\d+.&quot;;;1)))" office:value-type="string" office:string-value="5 " calcext:value-type="string">
            <text:p>5 </text:p>
          </table:table-cell>
          <table:table-cell table:style-name="ce22" table:formula="of:=IF(ISBLANK([$Input.F13]);0;IF(ISNA(ORG.LIBREOFFICE.REGEX([$Input.F13];&quot;\d+.green&quot;;;1));0;ORG.LIBREOFFICE.REGEX([$Part1.Q15];&quot;\d+.&quot;;;1)))" office:value-type="string" office:string-value="9 " calcext:value-type="string">
            <text:p>9 </text:p>
          </table:table-cell>
          <table:table-cell table:style-name="ce11" table:formula="of:=IF(ISBLANK([$Input.G13]);0;IF(ISNA(ORG.LIBREOFFICE.REGEX([$Input.G13];&quot;\d+.green&quot;;;1));0;ORG.LIBREOFFICE.REGEX([$Part1.T15];&quot;\d+.&quot;;;1)))" office:value-type="float" office:value="0" calcext:value-type="float">
            <text:p>0</text:p>
          </table:table-cell>
          <table:table-cell table:style-name="ce5" table:formula="of:=IF(ISBLANK([$Input.B13]);0;IF(ISNA(ORG.LIBREOFFICE.REGEX([$Input.B13];&quot;\d+.blue&quot;;;1));0;ORG.LIBREOFFICE.REGEX([$Part1.D15];&quot;\d+.&quot;;;1)))" office:value-type="string" office:string-value="4 " calcext:value-type="string">
            <text:p>4 </text:p>
          </table:table-cell>
          <table:table-cell table:style-name="ce22" table:formula="of:=IF(ISBLANK([$Input.C13]);0;IF(ISNA(ORG.LIBREOFFICE.REGEX([$Input.C13];&quot;\d+.blue&quot;;;1));0;ORG.LIBREOFFICE.REGEX([$Part1.G15];&quot;\d+.&quot;;;1)))" office:value-type="string" office:string-value="2 " calcext:value-type="string">
            <text:p>2 </text:p>
          </table:table-cell>
          <table:table-cell table:style-name="ce22" table:formula="of:=IF(ISBLANK([$Input.D13]);0;IF(ISNA(ORG.LIBREOFFICE.REGEX([$Input.D13];&quot;\d+.blue&quot;;;1));0;ORG.LIBREOFFICE.REGEX([$Part1.J15];&quot;\d+.&quot;;;1)))" office:value-type="float" office:value="0" calcext:value-type="float">
            <text:p>0</text:p>
          </table:table-cell>
          <table:table-cell table:style-name="ce22" table:formula="of:=IF(ISBLANK([$Input.E13]);0;IF(ISNA(ORG.LIBREOFFICE.REGEX([$Input.E13];&quot;\d+.blue&quot;;;1));0;ORG.LIBREOFFICE.REGEX([$Part1.M15];&quot;\d+.&quot;;;1)))" office:value-type="float" office:value="0" calcext:value-type="float">
            <text:p>0</text:p>
          </table:table-cell>
          <table:table-cell table:style-name="ce22" table:formula="of:=IF(ISBLANK([$Input.F13]);0;IF(ISNA(ORG.LIBREOFFICE.REGEX([$Input.F13];&quot;\d+.blue&quot;;;1));0;ORG.LIBREOFFICE.REGEX([$Part1.P15];&quot;\d+.&quot;;;1)))" office:value-type="string" office:string-value="7 " calcext:value-type="string">
            <text:p>7 </text:p>
          </table:table-cell>
          <table:table-cell table:style-name="ce11" table:formula="of:=IF(ISBLANK([$Input.G13]);0;IF(ISNA(ORG.LIBREOFFICE.REGEX([$Input.G13];&quot;\d+.blue&quot;;;1));0;ORG.LIBREOFFICE.REGEX([$Part1.S15];&quot;\d+.&quot;;;1)))" office:value-type="float" office:value="0" calcext:value-type="float">
            <text:p>0</text:p>
          </table:table-cell>
          <table:table-cell/>
          <table:table-cell table:formula="of:=MAX(NUMBERVALUE([.B15]);NUMBERVALUE([.C15]);NUMBERVALUE([.D15]);NUMBERVALUE([.E15]);NUMBERVALUE([.F15]);NUMBERVALUE([.G15]))" office:value-type="float" office:value="3" calcext:value-type="float">
            <text:p>3</text:p>
          </table:table-cell>
          <table:table-cell table:formula="of:=MAX(NUMBERVALUE([.H15]);NUMBERVALUE([.I15]);NUMBERVALUE([.J15]);NUMBERVALUE([.K15]);NUMBERVALUE([.L15]);NUMBERVALUE([.M15]))" office:value-type="float" office:value="12" calcext:value-type="float">
            <text:p>12</text:p>
          </table:table-cell>
          <table:table-cell table:formula="of:=MAX(NUMBERVALUE([.N15]);NUMBERVALUE([.O15]);NUMBERVALUE([.P15]);NUMBERVALUE([.Q15]);NUMBERVALUE([.R15]);NUMBERVALUE([.S15]))" office:value-type="float" office:value="7" calcext:value-type="float">
            <text:p>7</text:p>
          </table:table-cell>
          <table:table-cell/>
          <table:table-cell table:formula="of:=[.U15]*[.V15]*[.W15]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formula="of:=[$Input.A14]" office:value-type="string" office:string-value="Game 14" calcext:value-type="string">
            <text:p>Game 14</text:p>
          </table:table-cell>
          <table:table-cell table:style-name="ce5" table:formula="of:=IF(ISBLANK([$Input.B14]);0;IF(ISNA(ORG.LIBREOFFICE.REGEX([$Input.B14];&quot;\d+.red&quot;;;1));0;ORG.LIBREOFFICE.REGEX([$Part1.C16];&quot;\d+.&quot;;;1)))" office:value-type="string" office:string-value="1 " calcext:value-type="string">
            <text:p>1 </text:p>
          </table:table-cell>
          <table:table-cell table:formula="of:=IF(ISBLANK([$Input.C14]);0;IF(ISNA(ORG.LIBREOFFICE.REGEX([$Input.C14];&quot;\d+.red&quot;;;1));0;ORG.LIBREOFFICE.REGEX([$Part1.F16];&quot;\d+.&quot;;;1)))" office:value-type="string" office:string-value="12 " calcext:value-type="string">
            <text:p>12 </text:p>
          </table:table-cell>
          <table:table-cell table:formula="of:=IF(ISBLANK([$Input.D14]);0;IF(ISNA(ORG.LIBREOFFICE.REGEX([$Input.D14];&quot;\d+.red&quot;;;1));0;ORG.LIBREOFFICE.REGEX([$Part1.I16];&quot;\d+.&quot;;;1)))" office:value-type="string" office:string-value="9 " calcext:value-type="string">
            <text:p>9 </text:p>
          </table:table-cell>
          <table:table-cell table:formula="of:=IF(ISBLANK([$Input.E14]);0;IF(ISNA(ORG.LIBREOFFICE.REGEX([$Input.E14];&quot;\d+.red&quot;;;1));0;ORG.LIBREOFFICE.REGEX([$Part1.L16];&quot;\d+.&quot;;;1)))" office:value-type="string" office:string-value="3 " calcext:value-type="string">
            <text:p>3 </text:p>
          </table:table-cell>
          <table:table-cell table:formula="of:=IF(ISBLANK([$Input.F14]);0;IF(ISNA(ORG.LIBREOFFICE.REGEX([$Input.F14];&quot;\d+.red&quot;;;1));0;ORG.LIBREOFFICE.REGEX([$Part1.O16];&quot;\d+.&quot;;;1)))" office:value-type="float" office:value="0" calcext:value-type="float">
            <text:p>0</text:p>
          </table:table-cell>
          <table:table-cell table:style-name="ce11" table:formula="of:=IF(ISBLANK([$Input.G14]);0;IF(ISNA(ORG.LIBREOFFICE.REGEX([$Input.G14];&quot;\d+.red&quot;;;1));0;ORG.LIBREOFFICE.REGEX([$Part1.R16];&quot;\d+.&quot;;;1)))" office:value-type="float" office:value="0" calcext:value-type="float">
            <text:p>0</text:p>
          </table:table-cell>
          <table:table-cell table:style-name="ce5" table:formula="of:=IF(ISBLANK([$Input.B14]);0;IF(ISNA(ORG.LIBREOFFICE.REGEX([$Input.B14];&quot;\d+.green&quot;;;1));0;ORG.LIBREOFFICE.REGEX([$Part1.E16];&quot;\d+.&quot;;;1)))" office:value-type="string" office:string-value="7 " calcext:value-type="string">
            <text:p>7 </text:p>
          </table:table-cell>
          <table:table-cell table:style-name="ce22" table:formula="of:=IF(ISBLANK([$Input.C14]);0;IF(ISNA(ORG.LIBREOFFICE.REGEX([$Input.C14];&quot;\d+.green&quot;;;1));0;ORG.LIBREOFFICE.REGEX([$Part1.H16];&quot;\d+.&quot;;;1)))" office:value-type="string" office:string-value="5 " calcext:value-type="string">
            <text:p>5 </text:p>
          </table:table-cell>
          <table:table-cell table:style-name="ce22" table:formula="of:=IF(ISBLANK([$Input.D14]);0;IF(ISNA(ORG.LIBREOFFICE.REGEX([$Input.D14];&quot;\d+.green&quot;;;1));0;ORG.LIBREOFFICE.REGEX([$Part1.K16];&quot;\d+.&quot;;;1)))" office:value-type="string" office:string-value="7 " calcext:value-type="string">
            <text:p>7 </text:p>
          </table:table-cell>
          <table:table-cell table:style-name="ce22" table:formula="of:=IF(ISBLANK([$Input.E14]);0;IF(ISNA(ORG.LIBREOFFICE.REGEX([$Input.E14];&quot;\d+.green&quot;;;1));0;ORG.LIBREOFFICE.REGEX([$Part1.N16];&quot;\d+.&quot;;;1)))" office:value-type="string" office:string-value="9 " calcext:value-type="string">
            <text:p>9 </text:p>
          </table:table-cell>
          <table:table-cell table:style-name="ce22" table:formula="of:=IF(ISBLANK([$Input.F14]);0;IF(ISNA(ORG.LIBREOFFICE.REGEX([$Input.F14];&quot;\d+.green&quot;;;1));0;ORG.LIBREOFFICE.REGEX([$Part1.Q16];&quot;\d+.&quot;;;1)))" office:value-type="float" office:value="0" calcext:value-type="float">
            <text:p>0</text:p>
          </table:table-cell>
          <table:table-cell table:style-name="ce11" table:formula="of:=IF(ISBLANK([$Input.G14]);0;IF(ISNA(ORG.LIBREOFFICE.REGEX([$Input.G14];&quot;\d+.green&quot;;;1));0;ORG.LIBREOFFICE.REGEX([$Part1.T16];&quot;\d+.&quot;;;1)))" office:value-type="float" office:value="0" calcext:value-type="float">
            <text:p>0</text:p>
          </table:table-cell>
          <table:table-cell table:style-name="ce5" table:formula="of:=IF(ISBLANK([$Input.B14]);0;IF(ISNA(ORG.LIBREOFFICE.REGEX([$Input.B14];&quot;\d+.blue&quot;;;1));0;ORG.LIBREOFFICE.REGEX([$Part1.D16];&quot;\d+.&quot;;;1)))" office:value-type="float" office:value="0" calcext:value-type="float">
            <text:p>0</text:p>
          </table:table-cell>
          <table:table-cell table:style-name="ce22" table:formula="of:=IF(ISBLANK([$Input.C14]);0;IF(ISNA(ORG.LIBREOFFICE.REGEX([$Input.C14];&quot;\d+.blue&quot;;;1));0;ORG.LIBREOFFICE.REGEX([$Part1.G16];&quot;\d+.&quot;;;1)))" office:value-type="string" office:string-value="10 " calcext:value-type="string">
            <text:p>10 </text:p>
          </table:table-cell>
          <table:table-cell table:style-name="ce22" table:formula="of:=IF(ISBLANK([$Input.D14]);0;IF(ISNA(ORG.LIBREOFFICE.REGEX([$Input.D14];&quot;\d+.blue&quot;;;1));0;ORG.LIBREOFFICE.REGEX([$Part1.J16];&quot;\d+.&quot;;;1)))" office:value-type="string" office:string-value="11 " calcext:value-type="string">
            <text:p>11 </text:p>
          </table:table-cell>
          <table:table-cell table:style-name="ce22" table:formula="of:=IF(ISBLANK([$Input.E14]);0;IF(ISNA(ORG.LIBREOFFICE.REGEX([$Input.E14];&quot;\d+.blue&quot;;;1));0;ORG.LIBREOFFICE.REGEX([$Part1.M16];&quot;\d+.&quot;;;1)))" office:value-type="string" office:string-value="7 " calcext:value-type="string">
            <text:p>7 </text:p>
          </table:table-cell>
          <table:table-cell table:style-name="ce22" table:formula="of:=IF(ISBLANK([$Input.F14]);0;IF(ISNA(ORG.LIBREOFFICE.REGEX([$Input.F14];&quot;\d+.blue&quot;;;1));0;ORG.LIBREOFFICE.REGEX([$Part1.P16];&quot;\d+.&quot;;;1)))" office:value-type="float" office:value="0" calcext:value-type="float">
            <text:p>0</text:p>
          </table:table-cell>
          <table:table-cell table:style-name="ce11" table:formula="of:=IF(ISBLANK([$Input.G14]);0;IF(ISNA(ORG.LIBREOFFICE.REGEX([$Input.G14];&quot;\d+.blue&quot;;;1));0;ORG.LIBREOFFICE.REGEX([$Part1.S16];&quot;\d+.&quot;;;1)))" office:value-type="float" office:value="0" calcext:value-type="float">
            <text:p>0</text:p>
          </table:table-cell>
          <table:table-cell/>
          <table:table-cell table:formula="of:=MAX(NUMBERVALUE([.B16]);NUMBERVALUE([.C16]);NUMBERVALUE([.D16]);NUMBERVALUE([.E16]);NUMBERVALUE([.F16]);NUMBERVALUE([.G16]))" office:value-type="float" office:value="12" calcext:value-type="float">
            <text:p>12</text:p>
          </table:table-cell>
          <table:table-cell table:formula="of:=MAX(NUMBERVALUE([.H16]);NUMBERVALUE([.I16]);NUMBERVALUE([.J16]);NUMBERVALUE([.K16]);NUMBERVALUE([.L16]);NUMBERVALUE([.M16]))" office:value-type="float" office:value="9" calcext:value-type="float">
            <text:p>9</text:p>
          </table:table-cell>
          <table:table-cell table:formula="of:=MAX(NUMBERVALUE([.N16]);NUMBERVALUE([.O16]);NUMBERVALUE([.P16]);NUMBERVALUE([.Q16]);NUMBERVALUE([.R16]);NUMBERVALUE([.S16]))" office:value-type="float" office:value="11" calcext:value-type="float">
            <text:p>11</text:p>
          </table:table-cell>
          <table:table-cell/>
          <table:table-cell table:formula="of:=[.U16]*[.V16]*[.W16]"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 table:formula="of:=[$Input.A15]" office:value-type="string" office:string-value="Game 15" calcext:value-type="string">
            <text:p>Game 15</text:p>
          </table:table-cell>
          <table:table-cell table:style-name="ce5" table:formula="of:=IF(ISBLANK([$Input.B15]);0;IF(ISNA(ORG.LIBREOFFICE.REGEX([$Input.B15];&quot;\d+.red&quot;;;1));0;ORG.LIBREOFFICE.REGEX([$Part1.C17];&quot;\d+.&quot;;;1)))" office:value-type="float" office:value="0" calcext:value-type="float">
            <text:p>0</text:p>
          </table:table-cell>
          <table:table-cell table:formula="of:=IF(ISBLANK([$Input.C15]);0;IF(ISNA(ORG.LIBREOFFICE.REGEX([$Input.C15];&quot;\d+.red&quot;;;1));0;ORG.LIBREOFFICE.REGEX([$Part1.F17];&quot;\d+.&quot;;;1)))" office:value-type="string" office:string-value="1 " calcext:value-type="string">
            <text:p>1 </text:p>
          </table:table-cell>
          <table:table-cell table:formula="of:=IF(ISBLANK([$Input.D15]);0;IF(ISNA(ORG.LIBREOFFICE.REGEX([$Input.D15];&quot;\d+.red&quot;;;1));0;ORG.LIBREOFFICE.REGEX([$Part1.I17];&quot;\d+.&quot;;;1)))" office:value-type="float" office:value="0" calcext:value-type="float">
            <text:p>0</text:p>
          </table:table-cell>
          <table:table-cell table:formula="of:=IF(ISBLANK([$Input.E15]);0;IF(ISNA(ORG.LIBREOFFICE.REGEX([$Input.E15];&quot;\d+.red&quot;;;1));0;ORG.LIBREOFFICE.REGEX([$Part1.L17];&quot;\d+.&quot;;;1)))" office:value-type="float" office:value="0" calcext:value-type="float">
            <text:p>0</text:p>
          </table:table-cell>
          <table:table-cell table:formula="of:=IF(ISBLANK([$Input.F15]);0;IF(ISNA(ORG.LIBREOFFICE.REGEX([$Input.F15];&quot;\d+.red&quot;;;1));0;ORG.LIBREOFFICE.REGEX([$Part1.O17];&quot;\d+.&quot;;;1)))" office:value-type="float" office:value="0" calcext:value-type="float">
            <text:p>0</text:p>
          </table:table-cell>
          <table:table-cell table:style-name="ce11" table:formula="of:=IF(ISBLANK([$Input.G15]);0;IF(ISNA(ORG.LIBREOFFICE.REGEX([$Input.G15];&quot;\d+.red&quot;;;1));0;ORG.LIBREOFFICE.REGEX([$Part1.R17];&quot;\d+.&quot;;;1)))" office:value-type="float" office:value="0" calcext:value-type="float">
            <text:p>0</text:p>
          </table:table-cell>
          <table:table-cell table:style-name="ce5" table:formula="of:=IF(ISBLANK([$Input.B15]);0;IF(ISNA(ORG.LIBREOFFICE.REGEX([$Input.B15];&quot;\d+.green&quot;;;1));0;ORG.LIBREOFFICE.REGEX([$Part1.E17];&quot;\d+.&quot;;;1)))" office:value-type="string" office:string-value="7 " calcext:value-type="string">
            <text:p>7 </text:p>
          </table:table-cell>
          <table:table-cell table:style-name="ce22" table:formula="of:=IF(ISBLANK([$Input.C15]);0;IF(ISNA(ORG.LIBREOFFICE.REGEX([$Input.C15];&quot;\d+.green&quot;;;1));0;ORG.LIBREOFFICE.REGEX([$Part1.H17];&quot;\d+.&quot;;;1)))" office:value-type="string" office:string-value="2 " calcext:value-type="string">
            <text:p>2 </text:p>
          </table:table-cell>
          <table:table-cell table:style-name="ce22" table:formula="of:=IF(ISBLANK([$Input.D15]);0;IF(ISNA(ORG.LIBREOFFICE.REGEX([$Input.D15];&quot;\d+.green&quot;;;1));0;ORG.LIBREOFFICE.REGEX([$Part1.K17];&quot;\d+.&quot;;;1)))" office:value-type="string" office:string-value="7 " calcext:value-type="string">
            <text:p>7 </text:p>
          </table:table-cell>
          <table:table-cell table:style-name="ce22" table:formula="of:=IF(ISBLANK([$Input.E15]);0;IF(ISNA(ORG.LIBREOFFICE.REGEX([$Input.E15];&quot;\d+.green&quot;;;1));0;ORG.LIBREOFFICE.REGEX([$Part1.N17];&quot;\d+.&quot;;;1)))" office:value-type="float" office:value="0" calcext:value-type="float">
            <text:p>0</text:p>
          </table:table-cell>
          <table:table-cell table:style-name="ce22" table:formula="of:=IF(ISBLANK([$Input.F15]);0;IF(ISNA(ORG.LIBREOFFICE.REGEX([$Input.F15];&quot;\d+.green&quot;;;1));0;ORG.LIBREOFFICE.REGEX([$Part1.Q17];&quot;\d+.&quot;;;1)))" office:value-type="float" office:value="0" calcext:value-type="float">
            <text:p>0</text:p>
          </table:table-cell>
          <table:table-cell table:style-name="ce11" table:formula="of:=IF(ISBLANK([$Input.G15]);0;IF(ISNA(ORG.LIBREOFFICE.REGEX([$Input.G15];&quot;\d+.green&quot;;;1));0;ORG.LIBREOFFICE.REGEX([$Part1.T17];&quot;\d+.&quot;;;1)))" office:value-type="float" office:value="0" calcext:value-type="float">
            <text:p>0</text:p>
          </table:table-cell>
          <table:table-cell table:style-name="ce5" table:formula="of:=IF(ISBLANK([$Input.B15]);0;IF(ISNA(ORG.LIBREOFFICE.REGEX([$Input.B15];&quot;\d+.blue&quot;;;1));0;ORG.LIBREOFFICE.REGEX([$Part1.D17];&quot;\d+.&quot;;;1)))" office:value-type="string" office:string-value="1 " calcext:value-type="string">
            <text:p>1 </text:p>
          </table:table-cell>
          <table:table-cell table:style-name="ce22" table:formula="of:=IF(ISBLANK([$Input.C15]);0;IF(ISNA(ORG.LIBREOFFICE.REGEX([$Input.C15];&quot;\d+.blue&quot;;;1));0;ORG.LIBREOFFICE.REGEX([$Part1.G17];&quot;\d+.&quot;;;1)))" office:value-type="string" office:string-value="1 " calcext:value-type="string">
            <text:p>1 </text:p>
          </table:table-cell>
          <table:table-cell table:style-name="ce22" table:formula="of:=IF(ISBLANK([$Input.D15]);0;IF(ISNA(ORG.LIBREOFFICE.REGEX([$Input.D15];&quot;\d+.blue&quot;;;1));0;ORG.LIBREOFFICE.REGEX([$Part1.J17];&quot;\d+.&quot;;;1)))" office:value-type="float" office:value="0" calcext:value-type="float">
            <text:p>0</text:p>
          </table:table-cell>
          <table:table-cell table:style-name="ce22" table:formula="of:=IF(ISBLANK([$Input.E15]);0;IF(ISNA(ORG.LIBREOFFICE.REGEX([$Input.E15];&quot;\d+.blue&quot;;;1));0;ORG.LIBREOFFICE.REGEX([$Part1.M17];&quot;\d+.&quot;;;1)))" office:value-type="float" office:value="0" calcext:value-type="float">
            <text:p>0</text:p>
          </table:table-cell>
          <table:table-cell table:style-name="ce22" table:formula="of:=IF(ISBLANK([$Input.F15]);0;IF(ISNA(ORG.LIBREOFFICE.REGEX([$Input.F15];&quot;\d+.blue&quot;;;1));0;ORG.LIBREOFFICE.REGEX([$Part1.P17];&quot;\d+.&quot;;;1)))" office:value-type="float" office:value="0" calcext:value-type="float">
            <text:p>0</text:p>
          </table:table-cell>
          <table:table-cell table:style-name="ce11" table:formula="of:=IF(ISBLANK([$Input.G15]);0;IF(ISNA(ORG.LIBREOFFICE.REGEX([$Input.G15];&quot;\d+.blue&quot;;;1));0;ORG.LIBREOFFICE.REGEX([$Part1.S17];&quot;\d+.&quot;;;1)))" office:value-type="float" office:value="0" calcext:value-type="float">
            <text:p>0</text:p>
          </table:table-cell>
          <table:table-cell/>
          <table:table-cell table:formula="of:=MAX(NUMBERVALUE([.B17]);NUMBERVALUE([.C17]);NUMBERVALUE([.D17]);NUMBERVALUE([.E17]);NUMBERVALUE([.F17]);NUMBERVALUE([.G17]))" office:value-type="float" office:value="1" calcext:value-type="float">
            <text:p>1</text:p>
          </table:table-cell>
          <table:table-cell table:formula="of:=MAX(NUMBERVALUE([.H17]);NUMBERVALUE([.I17]);NUMBERVALUE([.J17]);NUMBERVALUE([.K17]);NUMBERVALUE([.L17]);NUMBERVALUE([.M17]))" office:value-type="float" office:value="7" calcext:value-type="float">
            <text:p>7</text:p>
          </table:table-cell>
          <table:table-cell table:formula="of:=MAX(NUMBERVALUE([.N17]);NUMBERVALUE([.O17]);NUMBERVALUE([.P17]);NUMBERVALUE([.Q17]);NUMBERVALUE([.R17]);NUMBERVALUE([.S17]))" office:value-type="float" office:value="1" calcext:value-type="float">
            <text:p>1</text:p>
          </table:table-cell>
          <table:table-cell/>
          <table:table-cell table:formula="of:=[.U17]*[.V17]*[.W1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$Input.A16]" office:value-type="string" office:string-value="Game 16" calcext:value-type="string">
            <text:p>Game 16</text:p>
          </table:table-cell>
          <table:table-cell table:style-name="ce5" table:formula="of:=IF(ISBLANK([$Input.B16]);0;IF(ISNA(ORG.LIBREOFFICE.REGEX([$Input.B16];&quot;\d+.red&quot;;;1));0;ORG.LIBREOFFICE.REGEX([$Part1.C18];&quot;\d+.&quot;;;1)))" office:value-type="float" office:value="0" calcext:value-type="float">
            <text:p>0</text:p>
          </table:table-cell>
          <table:table-cell table:formula="of:=IF(ISBLANK([$Input.C16]);0;IF(ISNA(ORG.LIBREOFFICE.REGEX([$Input.C16];&quot;\d+.red&quot;;;1));0;ORG.LIBREOFFICE.REGEX([$Part1.F18];&quot;\d+.&quot;;;1)))" office:value-type="string" office:string-value="2 " calcext:value-type="string">
            <text:p>2 </text:p>
          </table:table-cell>
          <table:table-cell table:formula="of:=IF(ISBLANK([$Input.D16]);0;IF(ISNA(ORG.LIBREOFFICE.REGEX([$Input.D16];&quot;\d+.red&quot;;;1));0;ORG.LIBREOFFICE.REGEX([$Part1.I18];&quot;\d+.&quot;;;1)))" office:value-type="float" office:value="0" calcext:value-type="float">
            <text:p>0</text:p>
          </table:table-cell>
          <table:table-cell table:formula="of:=IF(ISBLANK([$Input.E16]);0;IF(ISNA(ORG.LIBREOFFICE.REGEX([$Input.E16];&quot;\d+.red&quot;;;1));0;ORG.LIBREOFFICE.REGEX([$Part1.L18];&quot;\d+.&quot;;;1)))" office:value-type="float" office:value="0" calcext:value-type="float">
            <text:p>0</text:p>
          </table:table-cell>
          <table:table-cell table:formula="of:=IF(ISBLANK([$Input.F16]);0;IF(ISNA(ORG.LIBREOFFICE.REGEX([$Input.F16];&quot;\d+.red&quot;;;1));0;ORG.LIBREOFFICE.REGEX([$Part1.O18];&quot;\d+.&quot;;;1)))" office:value-type="float" office:value="0" calcext:value-type="float">
            <text:p>0</text:p>
          </table:table-cell>
          <table:table-cell table:style-name="ce11" table:formula="of:=IF(ISBLANK([$Input.G16]);0;IF(ISNA(ORG.LIBREOFFICE.REGEX([$Input.G16];&quot;\d+.red&quot;;;1));0;ORG.LIBREOFFICE.REGEX([$Part1.R18];&quot;\d+.&quot;;;1)))" office:value-type="float" office:value="0" calcext:value-type="float">
            <text:p>0</text:p>
          </table:table-cell>
          <table:table-cell table:style-name="ce5" table:formula="of:=IF(ISBLANK([$Input.B16]);0;IF(ISNA(ORG.LIBREOFFICE.REGEX([$Input.B16];&quot;\d+.green&quot;;;1));0;ORG.LIBREOFFICE.REGEX([$Part1.E18];&quot;\d+.&quot;;;1)))" office:value-type="string" office:string-value="1 " calcext:value-type="string">
            <text:p>1 </text:p>
          </table:table-cell>
          <table:table-cell table:style-name="ce22" table:formula="of:=IF(ISBLANK([$Input.C16]);0;IF(ISNA(ORG.LIBREOFFICE.REGEX([$Input.C16];&quot;\d+.green&quot;;;1));0;ORG.LIBREOFFICE.REGEX([$Part1.H18];&quot;\d+.&quot;;;1)))" office:value-type="string" office:string-value="4 " calcext:value-type="string">
            <text:p>4 </text:p>
          </table:table-cell>
          <table:table-cell table:style-name="ce22" table:formula="of:=IF(ISBLANK([$Input.D16]);0;IF(ISNA(ORG.LIBREOFFICE.REGEX([$Input.D16];&quot;\d+.green&quot;;;1));0;ORG.LIBREOFFICE.REGEX([$Part1.K18];&quot;\d+.&quot;;;1)))" office:value-type="string" office:string-value="2 " calcext:value-type="string">
            <text:p>2 </text:p>
          </table:table-cell>
          <table:table-cell table:style-name="ce22" table:formula="of:=IF(ISBLANK([$Input.E16]);0;IF(ISNA(ORG.LIBREOFFICE.REGEX([$Input.E16];&quot;\d+.green&quot;;;1));0;ORG.LIBREOFFICE.REGEX([$Part1.N18];&quot;\d+.&quot;;;1)))" office:value-type="float" office:value="0" calcext:value-type="float">
            <text:p>0</text:p>
          </table:table-cell>
          <table:table-cell table:style-name="ce22" table:formula="of:=IF(ISBLANK([$Input.F16]);0;IF(ISNA(ORG.LIBREOFFICE.REGEX([$Input.F16];&quot;\d+.green&quot;;;1));0;ORG.LIBREOFFICE.REGEX([$Part1.Q18];&quot;\d+.&quot;;;1)))" office:value-type="float" office:value="0" calcext:value-type="float">
            <text:p>0</text:p>
          </table:table-cell>
          <table:table-cell table:style-name="ce11" table:formula="of:=IF(ISBLANK([$Input.G16]);0;IF(ISNA(ORG.LIBREOFFICE.REGEX([$Input.G16];&quot;\d+.green&quot;;;1));0;ORG.LIBREOFFICE.REGEX([$Part1.T18];&quot;\d+.&quot;;;1)))" office:value-type="float" office:value="0" calcext:value-type="float">
            <text:p>0</text:p>
          </table:table-cell>
          <table:table-cell table:style-name="ce5" table:formula="of:=IF(ISBLANK([$Input.B16]);0;IF(ISNA(ORG.LIBREOFFICE.REGEX([$Input.B16];&quot;\d+.blue&quot;;;1));0;ORG.LIBREOFFICE.REGEX([$Part1.D18];&quot;\d+.&quot;;;1)))" office:value-type="string" office:string-value="1 " calcext:value-type="string">
            <text:p>1 </text:p>
          </table:table-cell>
          <table:table-cell table:style-name="ce22" table:formula="of:=IF(ISBLANK([$Input.C16]);0;IF(ISNA(ORG.LIBREOFFICE.REGEX([$Input.C16];&quot;\d+.blue&quot;;;1));0;ORG.LIBREOFFICE.REGEX([$Part1.G18];&quot;\d+.&quot;;;1)))" office:value-type="string" office:string-value="2 " calcext:value-type="string">
            <text:p>2 </text:p>
          </table:table-cell>
          <table:table-cell table:style-name="ce22" table:formula="of:=IF(ISBLANK([$Input.D16]);0;IF(ISNA(ORG.LIBREOFFICE.REGEX([$Input.D16];&quot;\d+.blue&quot;;;1));0;ORG.LIBREOFFICE.REGEX([$Part1.J18];&quot;\d+.&quot;;;1)))" office:value-type="string" office:string-value="2 " calcext:value-type="string">
            <text:p>2 </text:p>
          </table:table-cell>
          <table:table-cell table:style-name="ce22" table:formula="of:=IF(ISBLANK([$Input.E16]);0;IF(ISNA(ORG.LIBREOFFICE.REGEX([$Input.E16];&quot;\d+.blue&quot;;;1));0;ORG.LIBREOFFICE.REGEX([$Part1.M18];&quot;\d+.&quot;;;1)))" office:value-type="float" office:value="0" calcext:value-type="float">
            <text:p>0</text:p>
          </table:table-cell>
          <table:table-cell table:style-name="ce22" table:formula="of:=IF(ISBLANK([$Input.F16]);0;IF(ISNA(ORG.LIBREOFFICE.REGEX([$Input.F16];&quot;\d+.blue&quot;;;1));0;ORG.LIBREOFFICE.REGEX([$Part1.P18];&quot;\d+.&quot;;;1)))" office:value-type="float" office:value="0" calcext:value-type="float">
            <text:p>0</text:p>
          </table:table-cell>
          <table:table-cell table:style-name="ce11" table:formula="of:=IF(ISBLANK([$Input.G16]);0;IF(ISNA(ORG.LIBREOFFICE.REGEX([$Input.G16];&quot;\d+.blue&quot;;;1));0;ORG.LIBREOFFICE.REGEX([$Part1.S18];&quot;\d+.&quot;;;1)))" office:value-type="float" office:value="0" calcext:value-type="float">
            <text:p>0</text:p>
          </table:table-cell>
          <table:table-cell/>
          <table:table-cell table:formula="of:=MAX(NUMBERVALUE([.B18]);NUMBERVALUE([.C18]);NUMBERVALUE([.D18]);NUMBERVALUE([.E18]);NUMBERVALUE([.F18]);NUMBERVALUE([.G18]))" office:value-type="float" office:value="2" calcext:value-type="float">
            <text:p>2</text:p>
          </table:table-cell>
          <table:table-cell table:formula="of:=MAX(NUMBERVALUE([.H18]);NUMBERVALUE([.I18]);NUMBERVALUE([.J18]);NUMBERVALUE([.K18]);NUMBERVALUE([.L18]);NUMBERVALUE([.M18]))" office:value-type="float" office:value="4" calcext:value-type="float">
            <text:p>4</text:p>
          </table:table-cell>
          <table:table-cell table:formula="of:=MAX(NUMBERVALUE([.N18]);NUMBERVALUE([.O18]);NUMBERVALUE([.P18]);NUMBERVALUE([.Q18]);NUMBERVALUE([.R18]);NUMBERVALUE([.S18]))" office:value-type="float" office:value="2" calcext:value-type="float">
            <text:p>2</text:p>
          </table:table-cell>
          <table:table-cell/>
          <table:table-cell table:formula="of:=[.U18]*[.V18]*[.W18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$Input.A17]" office:value-type="string" office:string-value="Game 17" calcext:value-type="string">
            <text:p>Game 17</text:p>
          </table:table-cell>
          <table:table-cell table:style-name="ce5" table:formula="of:=IF(ISBLANK([$Input.B17]);0;IF(ISNA(ORG.LIBREOFFICE.REGEX([$Input.B17];&quot;\d+.red&quot;;;1));0;ORG.LIBREOFFICE.REGEX([$Part1.C19];&quot;\d+.&quot;;;1)))" office:value-type="string" office:string-value="6 " calcext:value-type="string">
            <text:p>6 </text:p>
          </table:table-cell>
          <table:table-cell table:formula="of:=IF(ISBLANK([$Input.C17]);0;IF(ISNA(ORG.LIBREOFFICE.REGEX([$Input.C17];&quot;\d+.red&quot;;;1));0;ORG.LIBREOFFICE.REGEX([$Part1.F19];&quot;\d+.&quot;;;1)))" office:value-type="string" office:string-value="4 " calcext:value-type="string">
            <text:p>4 </text:p>
          </table:table-cell>
          <table:table-cell table:formula="of:=IF(ISBLANK([$Input.D17]);0;IF(ISNA(ORG.LIBREOFFICE.REGEX([$Input.D17];&quot;\d+.red&quot;;;1));0;ORG.LIBREOFFICE.REGEX([$Part1.I19];&quot;\d+.&quot;;;1)))" office:value-type="string" office:string-value="7 " calcext:value-type="string">
            <text:p>7 </text:p>
          </table:table-cell>
          <table:table-cell table:formula="of:=IF(ISBLANK([$Input.E17]);0;IF(ISNA(ORG.LIBREOFFICE.REGEX([$Input.E17];&quot;\d+.red&quot;;;1));0;ORG.LIBREOFFICE.REGEX([$Part1.L19];&quot;\d+.&quot;;;1)))" office:value-type="float" office:value="0" calcext:value-type="float">
            <text:p>0</text:p>
          </table:table-cell>
          <table:table-cell table:formula="of:=IF(ISBLANK([$Input.F17]);0;IF(ISNA(ORG.LIBREOFFICE.REGEX([$Input.F17];&quot;\d+.red&quot;;;1));0;ORG.LIBREOFFICE.REGEX([$Part1.O19];&quot;\d+.&quot;;;1)))" office:value-type="float" office:value="0" calcext:value-type="float">
            <text:p>0</text:p>
          </table:table-cell>
          <table:table-cell table:style-name="ce11" table:formula="of:=IF(ISBLANK([$Input.G17]);0;IF(ISNA(ORG.LIBREOFFICE.REGEX([$Input.G17];&quot;\d+.red&quot;;;1));0;ORG.LIBREOFFICE.REGEX([$Part1.R19];&quot;\d+.&quot;;;1)))" office:value-type="float" office:value="0" calcext:value-type="float">
            <text:p>0</text:p>
          </table:table-cell>
          <table:table-cell table:style-name="ce5" table:formula="of:=IF(ISBLANK([$Input.B17]);0;IF(ISNA(ORG.LIBREOFFICE.REGEX([$Input.B17];&quot;\d+.green&quot;;;1));0;ORG.LIBREOFFICE.REGEX([$Part1.E19];&quot;\d+.&quot;;;1)))" office:value-type="string" office:string-value="11 " calcext:value-type="string">
            <text:p>11 </text:p>
          </table:table-cell>
          <table:table-cell table:style-name="ce22" table:formula="of:=IF(ISBLANK([$Input.C17]);0;IF(ISNA(ORG.LIBREOFFICE.REGEX([$Input.C17];&quot;\d+.green&quot;;;1));0;ORG.LIBREOFFICE.REGEX([$Part1.H19];&quot;\d+.&quot;;;1)))" office:value-type="string" office:string-value="13 " calcext:value-type="string">
            <text:p>13 </text:p>
          </table:table-cell>
          <table:table-cell table:style-name="ce22" table:formula="of:=IF(ISBLANK([$Input.D17]);0;IF(ISNA(ORG.LIBREOFFICE.REGEX([$Input.D17];&quot;\d+.green&quot;;;1));0;ORG.LIBREOFFICE.REGEX([$Part1.K19];&quot;\d+.&quot;;;1)))" office:value-type="string" office:string-value="4 " calcext:value-type="string">
            <text:p>4 </text:p>
          </table:table-cell>
          <table:table-cell table:style-name="ce22" table:formula="of:=IF(ISBLANK([$Input.E17]);0;IF(ISNA(ORG.LIBREOFFICE.REGEX([$Input.E17];&quot;\d+.green&quot;;;1));0;ORG.LIBREOFFICE.REGEX([$Part1.N19];&quot;\d+.&quot;;;1)))" office:value-type="float" office:value="0" calcext:value-type="float">
            <text:p>0</text:p>
          </table:table-cell>
          <table:table-cell table:style-name="ce22" table:formula="of:=IF(ISBLANK([$Input.F17]);0;IF(ISNA(ORG.LIBREOFFICE.REGEX([$Input.F17];&quot;\d+.green&quot;;;1));0;ORG.LIBREOFFICE.REGEX([$Part1.Q19];&quot;\d+.&quot;;;1)))" office:value-type="float" office:value="0" calcext:value-type="float">
            <text:p>0</text:p>
          </table:table-cell>
          <table:table-cell table:style-name="ce11" table:formula="of:=IF(ISBLANK([$Input.G17]);0;IF(ISNA(ORG.LIBREOFFICE.REGEX([$Input.G17];&quot;\d+.green&quot;;;1));0;ORG.LIBREOFFICE.REGEX([$Part1.T19];&quot;\d+.&quot;;;1)))" office:value-type="float" office:value="0" calcext:value-type="float">
            <text:p>0</text:p>
          </table:table-cell>
          <table:table-cell table:style-name="ce5" table:formula="of:=IF(ISBLANK([$Input.B17]);0;IF(ISNA(ORG.LIBREOFFICE.REGEX([$Input.B17];&quot;\d+.blue&quot;;;1));0;ORG.LIBREOFFICE.REGEX([$Part1.D19];&quot;\d+.&quot;;;1)))" office:value-type="string" office:string-value="7 " calcext:value-type="string">
            <text:p>7 </text:p>
          </table:table-cell>
          <table:table-cell table:style-name="ce22" table:formula="of:=IF(ISBLANK([$Input.C17]);0;IF(ISNA(ORG.LIBREOFFICE.REGEX([$Input.C17];&quot;\d+.blue&quot;;;1));0;ORG.LIBREOFFICE.REGEX([$Part1.G19];&quot;\d+.&quot;;;1)))" office:value-type="string" office:string-value="1 " calcext:value-type="string">
            <text:p>1 </text:p>
          </table:table-cell>
          <table:table-cell table:style-name="ce22" table:formula="of:=IF(ISBLANK([$Input.D17]);0;IF(ISNA(ORG.LIBREOFFICE.REGEX([$Input.D17];&quot;\d+.blue&quot;;;1));0;ORG.LIBREOFFICE.REGEX([$Part1.J19];&quot;\d+.&quot;;;1)))" office:value-type="string" office:string-value="6 " calcext:value-type="string">
            <text:p>6 </text:p>
          </table:table-cell>
          <table:table-cell table:style-name="ce22" table:formula="of:=IF(ISBLANK([$Input.E17]);0;IF(ISNA(ORG.LIBREOFFICE.REGEX([$Input.E17];&quot;\d+.blue&quot;;;1));0;ORG.LIBREOFFICE.REGEX([$Part1.M19];&quot;\d+.&quot;;;1)))" office:value-type="float" office:value="0" calcext:value-type="float">
            <text:p>0</text:p>
          </table:table-cell>
          <table:table-cell table:style-name="ce22" table:formula="of:=IF(ISBLANK([$Input.F17]);0;IF(ISNA(ORG.LIBREOFFICE.REGEX([$Input.F17];&quot;\d+.blue&quot;;;1));0;ORG.LIBREOFFICE.REGEX([$Part1.P19];&quot;\d+.&quot;;;1)))" office:value-type="float" office:value="0" calcext:value-type="float">
            <text:p>0</text:p>
          </table:table-cell>
          <table:table-cell table:style-name="ce11" table:formula="of:=IF(ISBLANK([$Input.G17]);0;IF(ISNA(ORG.LIBREOFFICE.REGEX([$Input.G17];&quot;\d+.blue&quot;;;1));0;ORG.LIBREOFFICE.REGEX([$Part1.S19];&quot;\d+.&quot;;;1)))" office:value-type="float" office:value="0" calcext:value-type="float">
            <text:p>0</text:p>
          </table:table-cell>
          <table:table-cell/>
          <table:table-cell table:formula="of:=MAX(NUMBERVALUE([.B19]);NUMBERVALUE([.C19]);NUMBERVALUE([.D19]);NUMBERVALUE([.E19]);NUMBERVALUE([.F19]);NUMBERVALUE([.G19]))" office:value-type="float" office:value="7" calcext:value-type="float">
            <text:p>7</text:p>
          </table:table-cell>
          <table:table-cell table:formula="of:=MAX(NUMBERVALUE([.H19]);NUMBERVALUE([.I19]);NUMBERVALUE([.J19]);NUMBERVALUE([.K19]);NUMBERVALUE([.L19]);NUMBERVALUE([.M19]))" office:value-type="float" office:value="13" calcext:value-type="float">
            <text:p>13</text:p>
          </table:table-cell>
          <table:table-cell table:formula="of:=MAX(NUMBERVALUE([.N19]);NUMBERVALUE([.O19]);NUMBERVALUE([.P19]);NUMBERVALUE([.Q19]);NUMBERVALUE([.R19]);NUMBERVALUE([.S19]))" office:value-type="float" office:value="7" calcext:value-type="float">
            <text:p>7</text:p>
          </table:table-cell>
          <table:table-cell/>
          <table:table-cell table:formula="of:=[.U19]*[.V19]*[.W19]"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table:formula="of:=[$Input.A18]" office:value-type="string" office:string-value="Game 18" calcext:value-type="string">
            <text:p>Game 18</text:p>
          </table:table-cell>
          <table:table-cell table:style-name="ce5" table:formula="of:=IF(ISBLANK([$Input.B18]);0;IF(ISNA(ORG.LIBREOFFICE.REGEX([$Input.B18];&quot;\d+.red&quot;;;1));0;ORG.LIBREOFFICE.REGEX([$Part1.C20];&quot;\d+.&quot;;;1)))" office:value-type="string" office:string-value="2 " calcext:value-type="string">
            <text:p>2 </text:p>
          </table:table-cell>
          <table:table-cell table:formula="of:=IF(ISBLANK([$Input.C18]);0;IF(ISNA(ORG.LIBREOFFICE.REGEX([$Input.C18];&quot;\d+.red&quot;;;1));0;ORG.LIBREOFFICE.REGEX([$Part1.F20];&quot;\d+.&quot;;;1)))" office:value-type="string" office:string-value="7 " calcext:value-type="string">
            <text:p>7 </text:p>
          </table:table-cell>
          <table:table-cell table:formula="of:=IF(ISBLANK([$Input.D18]);0;IF(ISNA(ORG.LIBREOFFICE.REGEX([$Input.D18];&quot;\d+.red&quot;;;1));0;ORG.LIBREOFFICE.REGEX([$Part1.I20];&quot;\d+.&quot;;;1)))" office:value-type="string" office:string-value="7 " calcext:value-type="string">
            <text:p>7 </text:p>
          </table:table-cell>
          <table:table-cell table:formula="of:=IF(ISBLANK([$Input.E18]);0;IF(ISNA(ORG.LIBREOFFICE.REGEX([$Input.E18];&quot;\d+.red&quot;;;1));0;ORG.LIBREOFFICE.REGEX([$Part1.L20];&quot;\d+.&quot;;;1)))" office:value-type="string" office:string-value="14 " calcext:value-type="string">
            <text:p>14 </text:p>
          </table:table-cell>
          <table:table-cell table:formula="of:=IF(ISBLANK([$Input.F18]);0;IF(ISNA(ORG.LIBREOFFICE.REGEX([$Input.F18];&quot;\d+.red&quot;;;1));0;ORG.LIBREOFFICE.REGEX([$Part1.O20];&quot;\d+.&quot;;;1)))" office:value-type="float" office:value="0" calcext:value-type="float">
            <text:p>0</text:p>
          </table:table-cell>
          <table:table-cell table:style-name="ce11" table:formula="of:=IF(ISBLANK([$Input.G18]);0;IF(ISNA(ORG.LIBREOFFICE.REGEX([$Input.G18];&quot;\d+.red&quot;;;1));0;ORG.LIBREOFFICE.REGEX([$Part1.R20];&quot;\d+.&quot;;;1)))" office:value-type="float" office:value="0" calcext:value-type="float">
            <text:p>0</text:p>
          </table:table-cell>
          <table:table-cell table:style-name="ce5" table:formula="of:=IF(ISBLANK([$Input.B18]);0;IF(ISNA(ORG.LIBREOFFICE.REGEX([$Input.B18];&quot;\d+.green&quot;;;1));0;ORG.LIBREOFFICE.REGEX([$Part1.E20];&quot;\d+.&quot;;;1)))" office:value-type="float" office:value="0" calcext:value-type="float">
            <text:p>0</text:p>
          </table:table-cell>
          <table:table-cell table:style-name="ce22" table:formula="of:=IF(ISBLANK([$Input.C18]);0;IF(ISNA(ORG.LIBREOFFICE.REGEX([$Input.C18];&quot;\d+.green&quot;;;1));0;ORG.LIBREOFFICE.REGEX([$Part1.H20];&quot;\d+.&quot;;;1)))" office:value-type="float" office:value="0" calcext:value-type="float">
            <text:p>0</text:p>
          </table:table-cell>
          <table:table-cell table:style-name="ce22" table:formula="of:=IF(ISBLANK([$Input.D18]);0;IF(ISNA(ORG.LIBREOFFICE.REGEX([$Input.D18];&quot;\d+.green&quot;;;1));0;ORG.LIBREOFFICE.REGEX([$Part1.K20];&quot;\d+.&quot;;;1)))" office:value-type="string" office:string-value="1 " calcext:value-type="string">
            <text:p>1 </text:p>
          </table:table-cell>
          <table:table-cell table:style-name="ce22" table:formula="of:=IF(ISBLANK([$Input.E18]);0;IF(ISNA(ORG.LIBREOFFICE.REGEX([$Input.E18];&quot;\d+.green&quot;;;1));0;ORG.LIBREOFFICE.REGEX([$Part1.N20];&quot;\d+.&quot;;;1)))" office:value-type="string" office:string-value="1 " calcext:value-type="string">
            <text:p>1 </text:p>
          </table:table-cell>
          <table:table-cell table:style-name="ce22" table:formula="of:=IF(ISBLANK([$Input.F18]);0;IF(ISNA(ORG.LIBREOFFICE.REGEX([$Input.F18];&quot;\d+.green&quot;;;1));0;ORG.LIBREOFFICE.REGEX([$Part1.Q20];&quot;\d+.&quot;;;1)))" office:value-type="float" office:value="0" calcext:value-type="float">
            <text:p>0</text:p>
          </table:table-cell>
          <table:table-cell table:style-name="ce11" table:formula="of:=IF(ISBLANK([$Input.G18]);0;IF(ISNA(ORG.LIBREOFFICE.REGEX([$Input.G18];&quot;\d+.green&quot;;;1));0;ORG.LIBREOFFICE.REGEX([$Part1.T20];&quot;\d+.&quot;;;1)))" office:value-type="float" office:value="0" calcext:value-type="float">
            <text:p>0</text:p>
          </table:table-cell>
          <table:table-cell table:style-name="ce5" table:formula="of:=IF(ISBLANK([$Input.B18]);0;IF(ISNA(ORG.LIBREOFFICE.REGEX([$Input.B18];&quot;\d+.blue&quot;;;1));0;ORG.LIBREOFFICE.REGEX([$Part1.D20];&quot;\d+.&quot;;;1)))" office:value-type="string" office:string-value="8 " calcext:value-type="string">
            <text:p>8 </text:p>
          </table:table-cell>
          <table:table-cell table:style-name="ce22" table:formula="of:=IF(ISBLANK([$Input.C18]);0;IF(ISNA(ORG.LIBREOFFICE.REGEX([$Input.C18];&quot;\d+.blue&quot;;;1));0;ORG.LIBREOFFICE.REGEX([$Part1.G20];&quot;\d+.&quot;;;1)))" office:value-type="string" office:string-value="11 " calcext:value-type="string">
            <text:p>11 </text:p>
          </table:table-cell>
          <table:table-cell table:style-name="ce22" table:formula="of:=IF(ISBLANK([$Input.D18]);0;IF(ISNA(ORG.LIBREOFFICE.REGEX([$Input.D18];&quot;\d+.blue&quot;;;1));0;ORG.LIBREOFFICE.REGEX([$Part1.J20];&quot;\d+.&quot;;;1)))" office:value-type="string" office:string-value="16 " calcext:value-type="string">
            <text:p>16 </text:p>
          </table:table-cell>
          <table:table-cell table:style-name="ce22" table:formula="of:=IF(ISBLANK([$Input.E18]);0;IF(ISNA(ORG.LIBREOFFICE.REGEX([$Input.E18];&quot;\d+.blue&quot;;;1));0;ORG.LIBREOFFICE.REGEX([$Part1.M20];&quot;\d+.&quot;;;1)))" office:value-type="string" office:string-value="18 " calcext:value-type="string">
            <text:p>18 </text:p>
          </table:table-cell>
          <table:table-cell table:style-name="ce22" table:formula="of:=IF(ISBLANK([$Input.F18]);0;IF(ISNA(ORG.LIBREOFFICE.REGEX([$Input.F18];&quot;\d+.blue&quot;;;1));0;ORG.LIBREOFFICE.REGEX([$Part1.P20];&quot;\d+.&quot;;;1)))" office:value-type="float" office:value="0" calcext:value-type="float">
            <text:p>0</text:p>
          </table:table-cell>
          <table:table-cell table:style-name="ce11" table:formula="of:=IF(ISBLANK([$Input.G18]);0;IF(ISNA(ORG.LIBREOFFICE.REGEX([$Input.G18];&quot;\d+.blue&quot;;;1));0;ORG.LIBREOFFICE.REGEX([$Part1.S20];&quot;\d+.&quot;;;1)))" office:value-type="float" office:value="0" calcext:value-type="float">
            <text:p>0</text:p>
          </table:table-cell>
          <table:table-cell/>
          <table:table-cell table:formula="of:=MAX(NUMBERVALUE([.B20]);NUMBERVALUE([.C20]);NUMBERVALUE([.D20]);NUMBERVALUE([.E20]);NUMBERVALUE([.F20]);NUMBERVALUE([.G20]))" office:value-type="float" office:value="14" calcext:value-type="float">
            <text:p>14</text:p>
          </table:table-cell>
          <table:table-cell table:formula="of:=MAX(NUMBERVALUE([.H20]);NUMBERVALUE([.I20]);NUMBERVALUE([.J20]);NUMBERVALUE([.K20]);NUMBERVALUE([.L20]);NUMBERVALUE([.M20]))" office:value-type="float" office:value="1" calcext:value-type="float">
            <text:p>1</text:p>
          </table:table-cell>
          <table:table-cell table:formula="of:=MAX(NUMBERVALUE([.N20]);NUMBERVALUE([.O20]);NUMBERVALUE([.P20]);NUMBERVALUE([.Q20]);NUMBERVALUE([.R20]);NUMBERVALUE([.S20]))" office:value-type="float" office:value="18" calcext:value-type="float">
            <text:p>18</text:p>
          </table:table-cell>
          <table:table-cell/>
          <table:table-cell table:formula="of:=[.U20]*[.V20]*[.W20]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formula="of:=[$Input.A19]" office:value-type="string" office:string-value="Game 19" calcext:value-type="string">
            <text:p>Game 19</text:p>
          </table:table-cell>
          <table:table-cell table:style-name="ce5" table:formula="of:=IF(ISBLANK([$Input.B19]);0;IF(ISNA(ORG.LIBREOFFICE.REGEX([$Input.B19];&quot;\d+.red&quot;;;1));0;ORG.LIBREOFFICE.REGEX([$Part1.C21];&quot;\d+.&quot;;;1)))" office:value-type="string" office:string-value="2 " calcext:value-type="string">
            <text:p>2 </text:p>
          </table:table-cell>
          <table:table-cell table:formula="of:=IF(ISBLANK([$Input.C19]);0;IF(ISNA(ORG.LIBREOFFICE.REGEX([$Input.C19];&quot;\d+.red&quot;;;1));0;ORG.LIBREOFFICE.REGEX([$Part1.F21];&quot;\d+.&quot;;;1)))" office:value-type="string" office:string-value="6 " calcext:value-type="string">
            <text:p>6 </text:p>
          </table:table-cell>
          <table:table-cell table:formula="of:=IF(ISBLANK([$Input.D19]);0;IF(ISNA(ORG.LIBREOFFICE.REGEX([$Input.D19];&quot;\d+.red&quot;;;1));0;ORG.LIBREOFFICE.REGEX([$Part1.I21];&quot;\d+.&quot;;;1)))" office:value-type="string" office:string-value="3 " calcext:value-type="string">
            <text:p>3 </text:p>
          </table:table-cell>
          <table:table-cell table:formula="of:=IF(ISBLANK([$Input.E19]);0;IF(ISNA(ORG.LIBREOFFICE.REGEX([$Input.E19];&quot;\d+.red&quot;;;1));0;ORG.LIBREOFFICE.REGEX([$Part1.L21];&quot;\d+.&quot;;;1)))" office:value-type="float" office:value="0" calcext:value-type="float">
            <text:p>0</text:p>
          </table:table-cell>
          <table:table-cell table:formula="of:=IF(ISBLANK([$Input.F19]);0;IF(ISNA(ORG.LIBREOFFICE.REGEX([$Input.F19];&quot;\d+.red&quot;;;1));0;ORG.LIBREOFFICE.REGEX([$Part1.O21];&quot;\d+.&quot;;;1)))" office:value-type="float" office:value="0" calcext:value-type="float">
            <text:p>0</text:p>
          </table:table-cell>
          <table:table-cell table:style-name="ce11" table:formula="of:=IF(ISBLANK([$Input.G19]);0;IF(ISNA(ORG.LIBREOFFICE.REGEX([$Input.G19];&quot;\d+.red&quot;;;1));0;ORG.LIBREOFFICE.REGEX([$Part1.R21];&quot;\d+.&quot;;;1)))" office:value-type="float" office:value="0" calcext:value-type="float">
            <text:p>0</text:p>
          </table:table-cell>
          <table:table-cell table:style-name="ce5" table:formula="of:=IF(ISBLANK([$Input.B19]);0;IF(ISNA(ORG.LIBREOFFICE.REGEX([$Input.B19];&quot;\d+.green&quot;;;1));0;ORG.LIBREOFFICE.REGEX([$Part1.E21];&quot;\d+.&quot;;;1)))" office:value-type="float" office:value="0" calcext:value-type="float">
            <text:p>0</text:p>
          </table:table-cell>
          <table:table-cell table:style-name="ce22" table:formula="of:=IF(ISBLANK([$Input.C19]);0;IF(ISNA(ORG.LIBREOFFICE.REGEX([$Input.C19];&quot;\d+.green&quot;;;1));0;ORG.LIBREOFFICE.REGEX([$Part1.H21];&quot;\d+.&quot;;;1)))" office:value-type="string" office:string-value="1 " calcext:value-type="string">
            <text:p>1 </text:p>
          </table:table-cell>
          <table:table-cell table:style-name="ce22" table:formula="of:=IF(ISBLANK([$Input.D19]);0;IF(ISNA(ORG.LIBREOFFICE.REGEX([$Input.D19];&quot;\d+.green&quot;;;1));0;ORG.LIBREOFFICE.REGEX([$Part1.K21];&quot;\d+.&quot;;;1)))" office:value-type="string" office:string-value="1 " calcext:value-type="string">
            <text:p>1 </text:p>
          </table:table-cell>
          <table:table-cell table:style-name="ce22" table:formula="of:=IF(ISBLANK([$Input.E19]);0;IF(ISNA(ORG.LIBREOFFICE.REGEX([$Input.E19];&quot;\d+.green&quot;;;1));0;ORG.LIBREOFFICE.REGEX([$Part1.N21];&quot;\d+.&quot;;;1)))" office:value-type="float" office:value="0" calcext:value-type="float">
            <text:p>0</text:p>
          </table:table-cell>
          <table:table-cell table:style-name="ce22" table:formula="of:=IF(ISBLANK([$Input.F19]);0;IF(ISNA(ORG.LIBREOFFICE.REGEX([$Input.F19];&quot;\d+.green&quot;;;1));0;ORG.LIBREOFFICE.REGEX([$Part1.Q21];&quot;\d+.&quot;;;1)))" office:value-type="float" office:value="0" calcext:value-type="float">
            <text:p>0</text:p>
          </table:table-cell>
          <table:table-cell table:style-name="ce11" table:formula="of:=IF(ISBLANK([$Input.G19]);0;IF(ISNA(ORG.LIBREOFFICE.REGEX([$Input.G19];&quot;\d+.green&quot;;;1));0;ORG.LIBREOFFICE.REGEX([$Part1.T21];&quot;\d+.&quot;;;1)))" office:value-type="float" office:value="0" calcext:value-type="float">
            <text:p>0</text:p>
          </table:table-cell>
          <table:table-cell table:style-name="ce5" table:formula="of:=IF(ISBLANK([$Input.B19]);0;IF(ISNA(ORG.LIBREOFFICE.REGEX([$Input.B19];&quot;\d+.blue&quot;;;1));0;ORG.LIBREOFFICE.REGEX([$Part1.D21];&quot;\d+.&quot;;;1)))" office:value-type="string" office:string-value="2 " calcext:value-type="string">
            <text:p>2 </text:p>
          </table:table-cell>
          <table:table-cell table:style-name="ce22" table:formula="of:=IF(ISBLANK([$Input.C19]);0;IF(ISNA(ORG.LIBREOFFICE.REGEX([$Input.C19];&quot;\d+.blue&quot;;;1));0;ORG.LIBREOFFICE.REGEX([$Part1.G21];&quot;\d+.&quot;;;1)))" office:value-type="float" office:value="0" calcext:value-type="float">
            <text:p>0</text:p>
          </table:table-cell>
          <table:table-cell table:style-name="ce22" table:formula="of:=IF(ISBLANK([$Input.D19]);0;IF(ISNA(ORG.LIBREOFFICE.REGEX([$Input.D19];&quot;\d+.blue&quot;;;1));0;ORG.LIBREOFFICE.REGEX([$Part1.J21];&quot;\d+.&quot;;;1)))" office:value-type="string" office:string-value="2 " calcext:value-type="string">
            <text:p>2 </text:p>
          </table:table-cell>
          <table:table-cell table:style-name="ce22" table:formula="of:=IF(ISBLANK([$Input.E19]);0;IF(ISNA(ORG.LIBREOFFICE.REGEX([$Input.E19];&quot;\d+.blue&quot;;;1));0;ORG.LIBREOFFICE.REGEX([$Part1.M21];&quot;\d+.&quot;;;1)))" office:value-type="float" office:value="0" calcext:value-type="float">
            <text:p>0</text:p>
          </table:table-cell>
          <table:table-cell table:style-name="ce22" table:formula="of:=IF(ISBLANK([$Input.F19]);0;IF(ISNA(ORG.LIBREOFFICE.REGEX([$Input.F19];&quot;\d+.blue&quot;;;1));0;ORG.LIBREOFFICE.REGEX([$Part1.P21];&quot;\d+.&quot;;;1)))" office:value-type="float" office:value="0" calcext:value-type="float">
            <text:p>0</text:p>
          </table:table-cell>
          <table:table-cell table:style-name="ce11" table:formula="of:=IF(ISBLANK([$Input.G19]);0;IF(ISNA(ORG.LIBREOFFICE.REGEX([$Input.G19];&quot;\d+.blue&quot;;;1));0;ORG.LIBREOFFICE.REGEX([$Part1.S21];&quot;\d+.&quot;;;1)))" office:value-type="float" office:value="0" calcext:value-type="float">
            <text:p>0</text:p>
          </table:table-cell>
          <table:table-cell/>
          <table:table-cell table:formula="of:=MAX(NUMBERVALUE([.B21]);NUMBERVALUE([.C21]);NUMBERVALUE([.D21]);NUMBERVALUE([.E21]);NUMBERVALUE([.F21]);NUMBERVALUE([.G21]))" office:value-type="float" office:value="6" calcext:value-type="float">
            <text:p>6</text:p>
          </table:table-cell>
          <table:table-cell table:formula="of:=MAX(NUMBERVALUE([.H21]);NUMBERVALUE([.I21]);NUMBERVALUE([.J21]);NUMBERVALUE([.K21]);NUMBERVALUE([.L21]);NUMBERVALUE([.M21]))" office:value-type="float" office:value="1" calcext:value-type="float">
            <text:p>1</text:p>
          </table:table-cell>
          <table:table-cell table:formula="of:=MAX(NUMBERVALUE([.N21]);NUMBERVALUE([.O21]);NUMBERVALUE([.P21]);NUMBERVALUE([.Q21]);NUMBERVALUE([.R21]);NUMBERVALUE([.S21]))" office:value-type="float" office:value="2" calcext:value-type="float">
            <text:p>2</text:p>
          </table:table-cell>
          <table:table-cell/>
          <table:table-cell table:formula="of:=[.U21]*[.V21]*[.W2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$Input.A20]" office:value-type="string" office:string-value="Game 20" calcext:value-type="string">
            <text:p>Game 20</text:p>
          </table:table-cell>
          <table:table-cell table:style-name="ce5" table:formula="of:=IF(ISBLANK([$Input.B20]);0;IF(ISNA(ORG.LIBREOFFICE.REGEX([$Input.B20];&quot;\d+.red&quot;;;1));0;ORG.LIBREOFFICE.REGEX([$Part1.C22];&quot;\d+.&quot;;;1)))" office:value-type="string" office:string-value="6 " calcext:value-type="string">
            <text:p>6 </text:p>
          </table:table-cell>
          <table:table-cell table:formula="of:=IF(ISBLANK([$Input.C20]);0;IF(ISNA(ORG.LIBREOFFICE.REGEX([$Input.C20];&quot;\d+.red&quot;;;1));0;ORG.LIBREOFFICE.REGEX([$Part1.F22];&quot;\d+.&quot;;;1)))" office:value-type="string" office:string-value="4 " calcext:value-type="string">
            <text:p>4 </text:p>
          </table:table-cell>
          <table:table-cell table:formula="of:=IF(ISBLANK([$Input.D20]);0;IF(ISNA(ORG.LIBREOFFICE.REGEX([$Input.D20];&quot;\d+.red&quot;;;1));0;ORG.LIBREOFFICE.REGEX([$Part1.I22];&quot;\d+.&quot;;;1)))" office:value-type="string" office:string-value="2 " calcext:value-type="string">
            <text:p>2 </text:p>
          </table:table-cell>
          <table:table-cell table:formula="of:=IF(ISBLANK([$Input.E20]);0;IF(ISNA(ORG.LIBREOFFICE.REGEX([$Input.E20];&quot;\d+.red&quot;;;1));0;ORG.LIBREOFFICE.REGEX([$Part1.L22];&quot;\d+.&quot;;;1)))" office:value-type="string" office:string-value="8 " calcext:value-type="string">
            <text:p>8 </text:p>
          </table:table-cell>
          <table:table-cell table:formula="of:=IF(ISBLANK([$Input.F20]);0;IF(ISNA(ORG.LIBREOFFICE.REGEX([$Input.F20];&quot;\d+.red&quot;;;1));0;ORG.LIBREOFFICE.REGEX([$Part1.O22];&quot;\d+.&quot;;;1)))" office:value-type="float" office:value="0" calcext:value-type="float">
            <text:p>0</text:p>
          </table:table-cell>
          <table:table-cell table:style-name="ce11" table:formula="of:=IF(ISBLANK([$Input.G20]);0;IF(ISNA(ORG.LIBREOFFICE.REGEX([$Input.G20];&quot;\d+.red&quot;;;1));0;ORG.LIBREOFFICE.REGEX([$Part1.R22];&quot;\d+.&quot;;;1)))" office:value-type="float" office:value="0" calcext:value-type="float">
            <text:p>0</text:p>
          </table:table-cell>
          <table:table-cell table:style-name="ce5" table:formula="of:=IF(ISBLANK([$Input.B20]);0;IF(ISNA(ORG.LIBREOFFICE.REGEX([$Input.B20];&quot;\d+.green&quot;;;1));0;ORG.LIBREOFFICE.REGEX([$Part1.E22];&quot;\d+.&quot;;;1)))" office:value-type="string" office:string-value="5 " calcext:value-type="string">
            <text:p>5 </text:p>
          </table:table-cell>
          <table:table-cell table:style-name="ce22" table:formula="of:=IF(ISBLANK([$Input.C20]);0;IF(ISNA(ORG.LIBREOFFICE.REGEX([$Input.C20];&quot;\d+.green&quot;;;1));0;ORG.LIBREOFFICE.REGEX([$Part1.H22];&quot;\d+.&quot;;;1)))" office:value-type="string" office:string-value="9 " calcext:value-type="string">
            <text:p>9 </text:p>
          </table:table-cell>
          <table:table-cell table:style-name="ce22" table:formula="of:=IF(ISBLANK([$Input.D20]);0;IF(ISNA(ORG.LIBREOFFICE.REGEX([$Input.D20];&quot;\d+.green&quot;;;1));0;ORG.LIBREOFFICE.REGEX([$Part1.K22];&quot;\d+.&quot;;;1)))" office:value-type="string" office:string-value="9 " calcext:value-type="string">
            <text:p>9 </text:p>
          </table:table-cell>
          <table:table-cell table:style-name="ce22" table:formula="of:=IF(ISBLANK([$Input.E20]);0;IF(ISNA(ORG.LIBREOFFICE.REGEX([$Input.E20];&quot;\d+.green&quot;;;1));0;ORG.LIBREOFFICE.REGEX([$Part1.N22];&quot;\d+.&quot;;;1)))" office:value-type="string" office:string-value="12 " calcext:value-type="string">
            <text:p>12 </text:p>
          </table:table-cell>
          <table:table-cell table:style-name="ce22" table:formula="of:=IF(ISBLANK([$Input.F20]);0;IF(ISNA(ORG.LIBREOFFICE.REGEX([$Input.F20];&quot;\d+.green&quot;;;1));0;ORG.LIBREOFFICE.REGEX([$Part1.Q22];&quot;\d+.&quot;;;1)))" office:value-type="float" office:value="0" calcext:value-type="float">
            <text:p>0</text:p>
          </table:table-cell>
          <table:table-cell table:style-name="ce11" table:formula="of:=IF(ISBLANK([$Input.G20]);0;IF(ISNA(ORG.LIBREOFFICE.REGEX([$Input.G20];&quot;\d+.green&quot;;;1));0;ORG.LIBREOFFICE.REGEX([$Part1.T22];&quot;\d+.&quot;;;1)))" office:value-type="float" office:value="0" calcext:value-type="float">
            <text:p>0</text:p>
          </table:table-cell>
          <table:table-cell table:style-name="ce5" table:formula="of:=IF(ISBLANK([$Input.B20]);0;IF(ISNA(ORG.LIBREOFFICE.REGEX([$Input.B20];&quot;\d+.blue&quot;;;1));0;ORG.LIBREOFFICE.REGEX([$Part1.D22];&quot;\d+.&quot;;;1)))" office:value-type="string" office:string-value="2 " calcext:value-type="string">
            <text:p>2 </text:p>
          </table:table-cell>
          <table:table-cell table:style-name="ce22" table:formula="of:=IF(ISBLANK([$Input.C20]);0;IF(ISNA(ORG.LIBREOFFICE.REGEX([$Input.C20];&quot;\d+.blue&quot;;;1));0;ORG.LIBREOFFICE.REGEX([$Part1.G22];&quot;\d+.&quot;;;1)))" office:value-type="string" office:string-value="1 " calcext:value-type="string">
            <text:p>1 </text:p>
          </table:table-cell>
          <table:table-cell table:style-name="ce22" table:formula="of:=IF(ISBLANK([$Input.D20]);0;IF(ISNA(ORG.LIBREOFFICE.REGEX([$Input.D20];&quot;\d+.blue&quot;;;1));0;ORG.LIBREOFFICE.REGEX([$Part1.J22];&quot;\d+.&quot;;;1)))" office:value-type="string" office:string-value="3 " calcext:value-type="string">
            <text:p>3 </text:p>
          </table:table-cell>
          <table:table-cell table:style-name="ce22" table:formula="of:=IF(ISBLANK([$Input.E20]);0;IF(ISNA(ORG.LIBREOFFICE.REGEX([$Input.E20];&quot;\d+.blue&quot;;;1));0;ORG.LIBREOFFICE.REGEX([$Part1.M22];&quot;\d+.&quot;;;1)))" office:value-type="string" office:string-value="5 " calcext:value-type="string">
            <text:p>5 </text:p>
          </table:table-cell>
          <table:table-cell table:style-name="ce22" table:formula="of:=IF(ISBLANK([$Input.F20]);0;IF(ISNA(ORG.LIBREOFFICE.REGEX([$Input.F20];&quot;\d+.blue&quot;;;1));0;ORG.LIBREOFFICE.REGEX([$Part1.P22];&quot;\d+.&quot;;;1)))" office:value-type="float" office:value="0" calcext:value-type="float">
            <text:p>0</text:p>
          </table:table-cell>
          <table:table-cell table:style-name="ce11" table:formula="of:=IF(ISBLANK([$Input.G20]);0;IF(ISNA(ORG.LIBREOFFICE.REGEX([$Input.G20];&quot;\d+.blue&quot;;;1));0;ORG.LIBREOFFICE.REGEX([$Part1.S22];&quot;\d+.&quot;;;1)))" office:value-type="float" office:value="0" calcext:value-type="float">
            <text:p>0</text:p>
          </table:table-cell>
          <table:table-cell/>
          <table:table-cell table:formula="of:=MAX(NUMBERVALUE([.B22]);NUMBERVALUE([.C22]);NUMBERVALUE([.D22]);NUMBERVALUE([.E22]);NUMBERVALUE([.F22]);NUMBERVALUE([.G22]))" office:value-type="float" office:value="8" calcext:value-type="float">
            <text:p>8</text:p>
          </table:table-cell>
          <table:table-cell table:formula="of:=MAX(NUMBERVALUE([.H22]);NUMBERVALUE([.I22]);NUMBERVALUE([.J22]);NUMBERVALUE([.K22]);NUMBERVALUE([.L22]);NUMBERVALUE([.M22]))" office:value-type="float" office:value="12" calcext:value-type="float">
            <text:p>12</text:p>
          </table:table-cell>
          <table:table-cell table:formula="of:=MAX(NUMBERVALUE([.N22]);NUMBERVALUE([.O22]);NUMBERVALUE([.P22]);NUMBERVALUE([.Q22]);NUMBERVALUE([.R22]);NUMBERVALUE([.S22]))" office:value-type="float" office:value="5" calcext:value-type="float">
            <text:p>5</text:p>
          </table:table-cell>
          <table:table-cell/>
          <table:table-cell table:formula="of:=[.U22]*[.V22]*[.W22]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formula="of:=[$Input.A21]" office:value-type="string" office:string-value="Game 21" calcext:value-type="string">
            <text:p>Game 21</text:p>
          </table:table-cell>
          <table:table-cell table:style-name="ce5" table:formula="of:=IF(ISBLANK([$Input.B21]);0;IF(ISNA(ORG.LIBREOFFICE.REGEX([$Input.B21];&quot;\d+.red&quot;;;1));0;ORG.LIBREOFFICE.REGEX([$Part1.C23];&quot;\d+.&quot;;;1)))" office:value-type="string" office:string-value="6 " calcext:value-type="string">
            <text:p>6 </text:p>
          </table:table-cell>
          <table:table-cell table:formula="of:=IF(ISBLANK([$Input.C21]);0;IF(ISNA(ORG.LIBREOFFICE.REGEX([$Input.C21];&quot;\d+.red&quot;;;1));0;ORG.LIBREOFFICE.REGEX([$Part1.F23];&quot;\d+.&quot;;;1)))" office:value-type="string" office:string-value="16 " calcext:value-type="string">
            <text:p>16 </text:p>
          </table:table-cell>
          <table:table-cell table:formula="of:=IF(ISBLANK([$Input.D21]);0;IF(ISNA(ORG.LIBREOFFICE.REGEX([$Input.D21];&quot;\d+.red&quot;;;1));0;ORG.LIBREOFFICE.REGEX([$Part1.I23];&quot;\d+.&quot;;;1)))" office:value-type="string" office:string-value="13 " calcext:value-type="string">
            <text:p>13 </text:p>
          </table:table-cell>
          <table:table-cell table:formula="of:=IF(ISBLANK([$Input.E21]);0;IF(ISNA(ORG.LIBREOFFICE.REGEX([$Input.E21];&quot;\d+.red&quot;;;1));0;ORG.LIBREOFFICE.REGEX([$Part1.L23];&quot;\d+.&quot;;;1)))" office:value-type="string" office:string-value="11 " calcext:value-type="string">
            <text:p>11 </text:p>
          </table:table-cell>
          <table:table-cell table:formula="of:=IF(ISBLANK([$Input.F21]);0;IF(ISNA(ORG.LIBREOFFICE.REGEX([$Input.F21];&quot;\d+.red&quot;;;1));0;ORG.LIBREOFFICE.REGEX([$Part1.O23];&quot;\d+.&quot;;;1)))" office:value-type="string" office:string-value="18 " calcext:value-type="string">
            <text:p>18 </text:p>
          </table:table-cell>
          <table:table-cell table:style-name="ce11" table:formula="of:=IF(ISBLANK([$Input.G21]);0;IF(ISNA(ORG.LIBREOFFICE.REGEX([$Input.G21];&quot;\d+.red&quot;;;1));0;ORG.LIBREOFFICE.REGEX([$Part1.R23];&quot;\d+.&quot;;;1)))" office:value-type="string" office:string-value="12 " calcext:value-type="string">
            <text:p>12 </text:p>
          </table:table-cell>
          <table:table-cell table:style-name="ce5" table:formula="of:=IF(ISBLANK([$Input.B21]);0;IF(ISNA(ORG.LIBREOFFICE.REGEX([$Input.B21];&quot;\d+.green&quot;;;1));0;ORG.LIBREOFFICE.REGEX([$Part1.E23];&quot;\d+.&quot;;;1)))" office:value-type="float" office:value="0" calcext:value-type="float">
            <text:p>0</text:p>
          </table:table-cell>
          <table:table-cell table:style-name="ce22" table:formula="of:=IF(ISBLANK([$Input.C21]);0;IF(ISNA(ORG.LIBREOFFICE.REGEX([$Input.C21];&quot;\d+.green&quot;;;1));0;ORG.LIBREOFFICE.REGEX([$Part1.H23];&quot;\d+.&quot;;;1)))" office:value-type="string" office:string-value="2 " calcext:value-type="string">
            <text:p>2 </text:p>
          </table:table-cell>
          <table:table-cell table:style-name="ce22" table:formula="of:=IF(ISBLANK([$Input.D21]);0;IF(ISNA(ORG.LIBREOFFICE.REGEX([$Input.D21];&quot;\d+.green&quot;;;1));0;ORG.LIBREOFFICE.REGEX([$Part1.K23];&quot;\d+.&quot;;;1)))" office:value-type="float" office:value="0" calcext:value-type="float">
            <text:p>0</text:p>
          </table:table-cell>
          <table:table-cell table:style-name="ce22" table:formula="of:=IF(ISBLANK([$Input.E21]);0;IF(ISNA(ORG.LIBREOFFICE.REGEX([$Input.E21];&quot;\d+.green&quot;;;1));0;ORG.LIBREOFFICE.REGEX([$Part1.N23];&quot;\d+.&quot;;;1)))" office:value-type="string" office:string-value="3 " calcext:value-type="string">
            <text:p>3 </text:p>
          </table:table-cell>
          <table:table-cell table:style-name="ce22" table:formula="of:=IF(ISBLANK([$Input.F21]);0;IF(ISNA(ORG.LIBREOFFICE.REGEX([$Input.F21];&quot;\d+.green&quot;;;1));0;ORG.LIBREOFFICE.REGEX([$Part1.Q23];&quot;\d+.&quot;;;1)))" office:value-type="string" office:string-value="1 " calcext:value-type="string">
            <text:p>1 </text:p>
          </table:table-cell>
          <table:table-cell table:style-name="ce11" table:formula="of:=IF(ISBLANK([$Input.G21]);0;IF(ISNA(ORG.LIBREOFFICE.REGEX([$Input.G21];&quot;\d+.green&quot;;;1));0;ORG.LIBREOFFICE.REGEX([$Part1.T23];&quot;\d+.&quot;;;1)))" office:value-type="string" office:string-value="2 " calcext:value-type="string">
            <text:p>2 </text:p>
          </table:table-cell>
          <table:table-cell table:style-name="ce5" table:formula="of:=IF(ISBLANK([$Input.B21]);0;IF(ISNA(ORG.LIBREOFFICE.REGEX([$Input.B21];&quot;\d+.blue&quot;;;1));0;ORG.LIBREOFFICE.REGEX([$Part1.D23];&quot;\d+.&quot;;;1)))" office:value-type="string" office:string-value="7 " calcext:value-type="string">
            <text:p>7 </text:p>
          </table:table-cell>
          <table:table-cell table:style-name="ce22" table:formula="of:=IF(ISBLANK([$Input.C21]);0;IF(ISNA(ORG.LIBREOFFICE.REGEX([$Input.C21];&quot;\d+.blue&quot;;;1));0;ORG.LIBREOFFICE.REGEX([$Part1.G23];&quot;\d+.&quot;;;1)))" office:value-type="string" office:string-value="3 " calcext:value-type="string">
            <text:p>3 </text:p>
          </table:table-cell>
          <table:table-cell table:style-name="ce22" table:formula="of:=IF(ISBLANK([$Input.D21]);0;IF(ISNA(ORG.LIBREOFFICE.REGEX([$Input.D21];&quot;\d+.blue&quot;;;1));0;ORG.LIBREOFFICE.REGEX([$Part1.J23];&quot;\d+.&quot;;;1)))" office:value-type="string" office:string-value="2 " calcext:value-type="string">
            <text:p>2 </text:p>
          </table:table-cell>
          <table:table-cell table:style-name="ce22" table:formula="of:=IF(ISBLANK([$Input.E21]);0;IF(ISNA(ORG.LIBREOFFICE.REGEX([$Input.E21];&quot;\d+.blue&quot;;;1));0;ORG.LIBREOFFICE.REGEX([$Part1.M23];&quot;\d+.&quot;;;1)))" office:value-type="string" office:string-value="3 " calcext:value-type="string">
            <text:p>3 </text:p>
          </table:table-cell>
          <table:table-cell table:style-name="ce22" table:formula="of:=IF(ISBLANK([$Input.F21]);0;IF(ISNA(ORG.LIBREOFFICE.REGEX([$Input.F21];&quot;\d+.blue&quot;;;1));0;ORG.LIBREOFFICE.REGEX([$Part1.P23];&quot;\d+.&quot;;;1)))" office:value-type="string" office:string-value="6 " calcext:value-type="string">
            <text:p>6 </text:p>
          </table:table-cell>
          <table:table-cell table:style-name="ce11" table:formula="of:=IF(ISBLANK([$Input.G21]);0;IF(ISNA(ORG.LIBREOFFICE.REGEX([$Input.G21];&quot;\d+.blue&quot;;;1));0;ORG.LIBREOFFICE.REGEX([$Part1.S23];&quot;\d+.&quot;;;1)))" office:value-type="string" office:string-value="5 " calcext:value-type="string">
            <text:p>5 </text:p>
          </table:table-cell>
          <table:table-cell/>
          <table:table-cell table:formula="of:=MAX(NUMBERVALUE([.B23]);NUMBERVALUE([.C23]);NUMBERVALUE([.D23]);NUMBERVALUE([.E23]);NUMBERVALUE([.F23]);NUMBERVALUE([.G23]))" office:value-type="float" office:value="18" calcext:value-type="float">
            <text:p>18</text:p>
          </table:table-cell>
          <table:table-cell table:formula="of:=MAX(NUMBERVALUE([.H23]);NUMBERVALUE([.I23]);NUMBERVALUE([.J23]);NUMBERVALUE([.K23]);NUMBERVALUE([.L23]);NUMBERVALUE([.M23]))" office:value-type="float" office:value="3" calcext:value-type="float">
            <text:p>3</text:p>
          </table:table-cell>
          <table:table-cell table:formula="of:=MAX(NUMBERVALUE([.N23]);NUMBERVALUE([.O23]);NUMBERVALUE([.P23]);NUMBERVALUE([.Q23]);NUMBERVALUE([.R23]);NUMBERVALUE([.S23]))" office:value-type="float" office:value="7" calcext:value-type="float">
            <text:p>7</text:p>
          </table:table-cell>
          <table:table-cell/>
          <table:table-cell table:formula="of:=[.U23]*[.V23]*[.W23]"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table:formula="of:=[$Input.A22]" office:value-type="string" office:string-value="Game 22" calcext:value-type="string">
            <text:p>Game 22</text:p>
          </table:table-cell>
          <table:table-cell table:style-name="ce5" table:formula="of:=IF(ISBLANK([$Input.B22]);0;IF(ISNA(ORG.LIBREOFFICE.REGEX([$Input.B22];&quot;\d+.red&quot;;;1));0;ORG.LIBREOFFICE.REGEX([$Part1.C24];&quot;\d+.&quot;;;1)))" office:value-type="string" office:string-value="9 " calcext:value-type="string">
            <text:p>9 </text:p>
          </table:table-cell>
          <table:table-cell table:formula="of:=IF(ISBLANK([$Input.C22]);0;IF(ISNA(ORG.LIBREOFFICE.REGEX([$Input.C22];&quot;\d+.red&quot;;;1));0;ORG.LIBREOFFICE.REGEX([$Part1.F24];&quot;\d+.&quot;;;1)))" office:value-type="string" office:string-value="13 " calcext:value-type="string">
            <text:p>13 </text:p>
          </table:table-cell>
          <table:table-cell table:formula="of:=IF(ISBLANK([$Input.D22]);0;IF(ISNA(ORG.LIBREOFFICE.REGEX([$Input.D22];&quot;\d+.red&quot;;;1));0;ORG.LIBREOFFICE.REGEX([$Part1.I24];&quot;\d+.&quot;;;1)))" office:value-type="string" office:string-value="6 " calcext:value-type="string">
            <text:p>6 </text:p>
          </table:table-cell>
          <table:table-cell table:formula="of:=IF(ISBLANK([$Input.E22]);0;IF(ISNA(ORG.LIBREOFFICE.REGEX([$Input.E22];&quot;\d+.red&quot;;;1));0;ORG.LIBREOFFICE.REGEX([$Part1.L24];&quot;\d+.&quot;;;1)))" office:value-type="string" office:string-value="18 " calcext:value-type="string">
            <text:p>18 </text:p>
          </table:table-cell>
          <table:table-cell table:formula="of:=IF(ISBLANK([$Input.F22]);0;IF(ISNA(ORG.LIBREOFFICE.REGEX([$Input.F22];&quot;\d+.red&quot;;;1));0;ORG.LIBREOFFICE.REGEX([$Part1.O24];&quot;\d+.&quot;;;1)))" office:value-type="string" office:string-value="16 " calcext:value-type="string">
            <text:p>16 </text:p>
          </table:table-cell>
          <table:table-cell table:style-name="ce11" table:formula="of:=IF(ISBLANK([$Input.G22]);0;IF(ISNA(ORG.LIBREOFFICE.REGEX([$Input.G22];&quot;\d+.red&quot;;;1));0;ORG.LIBREOFFICE.REGEX([$Part1.R24];&quot;\d+.&quot;;;1)))" office:value-type="string" office:string-value="1 " calcext:value-type="string">
            <text:p>1 </text:p>
          </table:table-cell>
          <table:table-cell table:style-name="ce5" table:formula="of:=IF(ISBLANK([$Input.B22]);0;IF(ISNA(ORG.LIBREOFFICE.REGEX([$Input.B22];&quot;\d+.green&quot;;;1));0;ORG.LIBREOFFICE.REGEX([$Part1.E24];&quot;\d+.&quot;;;1)))" office:value-type="string" office:string-value="14 " calcext:value-type="string">
            <text:p>14 </text:p>
          </table:table-cell>
          <table:table-cell table:style-name="ce22" table:formula="of:=IF(ISBLANK([$Input.C22]);0;IF(ISNA(ORG.LIBREOFFICE.REGEX([$Input.C22];&quot;\d+.green&quot;;;1));0;ORG.LIBREOFFICE.REGEX([$Part1.H24];&quot;\d+.&quot;;;1)))" office:value-type="string" office:string-value="5 " calcext:value-type="string">
            <text:p>5 </text:p>
          </table:table-cell>
          <table:table-cell table:style-name="ce22" table:formula="of:=IF(ISBLANK([$Input.D22]);0;IF(ISNA(ORG.LIBREOFFICE.REGEX([$Input.D22];&quot;\d+.green&quot;;;1));0;ORG.LIBREOFFICE.REGEX([$Part1.K24];&quot;\d+.&quot;;;1)))" office:value-type="float" office:value="0" calcext:value-type="float">
            <text:p>0</text:p>
          </table:table-cell>
          <table:table-cell table:style-name="ce22" table:formula="of:=IF(ISBLANK([$Input.E22]);0;IF(ISNA(ORG.LIBREOFFICE.REGEX([$Input.E22];&quot;\d+.green&quot;;;1));0;ORG.LIBREOFFICE.REGEX([$Part1.N24];&quot;\d+.&quot;;;1)))" office:value-type="string" office:string-value="4 " calcext:value-type="string">
            <text:p>4 </text:p>
          </table:table-cell>
          <table:table-cell table:style-name="ce22" table:formula="of:=IF(ISBLANK([$Input.F22]);0;IF(ISNA(ORG.LIBREOFFICE.REGEX([$Input.F22];&quot;\d+.green&quot;;;1));0;ORG.LIBREOFFICE.REGEX([$Part1.Q24];&quot;\d+.&quot;;;1)))" office:value-type="string" office:string-value="10 " calcext:value-type="string">
            <text:p>10 </text:p>
          </table:table-cell>
          <table:table-cell table:style-name="ce11" table:formula="of:=IF(ISBLANK([$Input.G22]);0;IF(ISNA(ORG.LIBREOFFICE.REGEX([$Input.G22];&quot;\d+.green&quot;;;1));0;ORG.LIBREOFFICE.REGEX([$Part1.T24];&quot;\d+.&quot;;;1)))" office:value-type="string" office:string-value="18 " calcext:value-type="string">
            <text:p>18 </text:p>
          </table:table-cell>
          <table:table-cell table:style-name="ce5" table:formula="of:=IF(ISBLANK([$Input.B22]);0;IF(ISNA(ORG.LIBREOFFICE.REGEX([$Input.B22];&quot;\d+.blue&quot;;;1));0;ORG.LIBREOFFICE.REGEX([$Part1.D24];&quot;\d+.&quot;;;1)))" office:value-type="string" office:string-value="6 " calcext:value-type="string">
            <text:p>6 </text:p>
          </table:table-cell>
          <table:table-cell table:style-name="ce22" table:formula="of:=IF(ISBLANK([$Input.C22]);0;IF(ISNA(ORG.LIBREOFFICE.REGEX([$Input.C22];&quot;\d+.blue&quot;;;1));0;ORG.LIBREOFFICE.REGEX([$Part1.G24];&quot;\d+.&quot;;;1)))" office:value-type="string" office:string-value="1 " calcext:value-type="string">
            <text:p>1 </text:p>
          </table:table-cell>
          <table:table-cell table:style-name="ce22" table:formula="of:=IF(ISBLANK([$Input.D22]);0;IF(ISNA(ORG.LIBREOFFICE.REGEX([$Input.D22];&quot;\d+.blue&quot;;;1));0;ORG.LIBREOFFICE.REGEX([$Part1.J24];&quot;\d+.&quot;;;1)))" office:value-type="float" office:value="0" calcext:value-type="float">
            <text:p>0</text:p>
          </table:table-cell>
          <table:table-cell table:style-name="ce22" table:formula="of:=IF(ISBLANK([$Input.E22]);0;IF(ISNA(ORG.LIBREOFFICE.REGEX([$Input.E22];&quot;\d+.blue&quot;;;1));0;ORG.LIBREOFFICE.REGEX([$Part1.M24];&quot;\d+.&quot;;;1)))" office:value-type="float" office:value="0" calcext:value-type="float">
            <text:p>0</text:p>
          </table:table-cell>
          <table:table-cell table:style-name="ce22" table:formula="of:=IF(ISBLANK([$Input.F22]);0;IF(ISNA(ORG.LIBREOFFICE.REGEX([$Input.F22];&quot;\d+.blue&quot;;;1));0;ORG.LIBREOFFICE.REGEX([$Part1.P24];&quot;\d+.&quot;;;1)))" office:value-type="string" office:string-value="2 " calcext:value-type="string">
            <text:p>2 </text:p>
          </table:table-cell>
          <table:table-cell table:style-name="ce11" table:formula="of:=IF(ISBLANK([$Input.G22]);0;IF(ISNA(ORG.LIBREOFFICE.REGEX([$Input.G22];&quot;\d+.blue&quot;;;1));0;ORG.LIBREOFFICE.REGEX([$Part1.S24];&quot;\d+.&quot;;;1)))" office:value-type="string" office:string-value="1 " calcext:value-type="string">
            <text:p>1 </text:p>
          </table:table-cell>
          <table:table-cell/>
          <table:table-cell table:formula="of:=MAX(NUMBERVALUE([.B24]);NUMBERVALUE([.C24]);NUMBERVALUE([.D24]);NUMBERVALUE([.E24]);NUMBERVALUE([.F24]);NUMBERVALUE([.G24]))" office:value-type="float" office:value="18" calcext:value-type="float">
            <text:p>18</text:p>
          </table:table-cell>
          <table:table-cell table:formula="of:=MAX(NUMBERVALUE([.H24]);NUMBERVALUE([.I24]);NUMBERVALUE([.J24]);NUMBERVALUE([.K24]);NUMBERVALUE([.L24]);NUMBERVALUE([.M24]))" office:value-type="float" office:value="18" calcext:value-type="float">
            <text:p>18</text:p>
          </table:table-cell>
          <table:table-cell table:formula="of:=MAX(NUMBERVALUE([.N24]);NUMBERVALUE([.O24]);NUMBERVALUE([.P24]);NUMBERVALUE([.Q24]);NUMBERVALUE([.R24]);NUMBERVALUE([.S24]))" office:value-type="float" office:value="6" calcext:value-type="float">
            <text:p>6</text:p>
          </table:table-cell>
          <table:table-cell/>
          <table:table-cell table:formula="of:=[.U24]*[.V24]*[.W24]"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table:formula="of:=[$Input.A23]" office:value-type="string" office:string-value="Game 23" calcext:value-type="string">
            <text:p>Game 23</text:p>
          </table:table-cell>
          <table:table-cell table:style-name="ce5" table:formula="of:=IF(ISBLANK([$Input.B23]);0;IF(ISNA(ORG.LIBREOFFICE.REGEX([$Input.B23];&quot;\d+.red&quot;;;1));0;ORG.LIBREOFFICE.REGEX([$Part1.C25];&quot;\d+.&quot;;;1)))" office:value-type="string" office:string-value="4 " calcext:value-type="string">
            <text:p>4 </text:p>
          </table:table-cell>
          <table:table-cell table:formula="of:=IF(ISBLANK([$Input.C23]);0;IF(ISNA(ORG.LIBREOFFICE.REGEX([$Input.C23];&quot;\d+.red&quot;;;1));0;ORG.LIBREOFFICE.REGEX([$Part1.F25];&quot;\d+.&quot;;;1)))" office:value-type="string" office:string-value="2 " calcext:value-type="string">
            <text:p>2 </text:p>
          </table:table-cell>
          <table:table-cell table:formula="of:=IF(ISBLANK([$Input.D23]);0;IF(ISNA(ORG.LIBREOFFICE.REGEX([$Input.D23];&quot;\d+.red&quot;;;1));0;ORG.LIBREOFFICE.REGEX([$Part1.I25];&quot;\d+.&quot;;;1)))" office:value-type="string" office:string-value="1 " calcext:value-type="string">
            <text:p>1 </text:p>
          </table:table-cell>
          <table:table-cell table:formula="of:=IF(ISBLANK([$Input.E23]);0;IF(ISNA(ORG.LIBREOFFICE.REGEX([$Input.E23];&quot;\d+.red&quot;;;1));0;ORG.LIBREOFFICE.REGEX([$Part1.L25];&quot;\d+.&quot;;;1)))" office:value-type="string" office:string-value="4 " calcext:value-type="string">
            <text:p>4 </text:p>
          </table:table-cell>
          <table:table-cell table:formula="of:=IF(ISBLANK([$Input.F23]);0;IF(ISNA(ORG.LIBREOFFICE.REGEX([$Input.F23];&quot;\d+.red&quot;;;1));0;ORG.LIBREOFFICE.REGEX([$Part1.O25];&quot;\d+.&quot;;;1)))" office:value-type="float" office:value="0" calcext:value-type="float">
            <text:p>0</text:p>
          </table:table-cell>
          <table:table-cell table:style-name="ce11" table:formula="of:=IF(ISBLANK([$Input.G23]);0;IF(ISNA(ORG.LIBREOFFICE.REGEX([$Input.G23];&quot;\d+.red&quot;;;1));0;ORG.LIBREOFFICE.REGEX([$Part1.R25];&quot;\d+.&quot;;;1)))" office:value-type="float" office:value="0" calcext:value-type="float">
            <text:p>0</text:p>
          </table:table-cell>
          <table:table-cell table:style-name="ce5" table:formula="of:=IF(ISBLANK([$Input.B23]);0;IF(ISNA(ORG.LIBREOFFICE.REGEX([$Input.B23];&quot;\d+.green&quot;;;1));0;ORG.LIBREOFFICE.REGEX([$Part1.E25];&quot;\d+.&quot;;;1)))" office:value-type="string" office:string-value="6 " calcext:value-type="string">
            <text:p>6 </text:p>
          </table:table-cell>
          <table:table-cell table:style-name="ce22" table:formula="of:=IF(ISBLANK([$Input.C23]);0;IF(ISNA(ORG.LIBREOFFICE.REGEX([$Input.C23];&quot;\d+.green&quot;;;1));0;ORG.LIBREOFFICE.REGEX([$Part1.H25];&quot;\d+.&quot;;;1)))" office:value-type="string" office:string-value="9 " calcext:value-type="string">
            <text:p>9 </text:p>
          </table:table-cell>
          <table:table-cell table:style-name="ce22" table:formula="of:=IF(ISBLANK([$Input.D23]);0;IF(ISNA(ORG.LIBREOFFICE.REGEX([$Input.D23];&quot;\d+.green&quot;;;1));0;ORG.LIBREOFFICE.REGEX([$Part1.K25];&quot;\d+.&quot;;;1)))" office:value-type="string" office:string-value="5 " calcext:value-type="string">
            <text:p>5 </text:p>
          </table:table-cell>
          <table:table-cell table:style-name="ce22" table:formula="of:=IF(ISBLANK([$Input.E23]);0;IF(ISNA(ORG.LIBREOFFICE.REGEX([$Input.E23];&quot;\d+.green&quot;;;1));0;ORG.LIBREOFFICE.REGEX([$Part1.N25];&quot;\d+.&quot;;;1)))" office:value-type="string" office:string-value="4 " calcext:value-type="string">
            <text:p>4 </text:p>
          </table:table-cell>
          <table:table-cell table:style-name="ce22" table:formula="of:=IF(ISBLANK([$Input.F23]);0;IF(ISNA(ORG.LIBREOFFICE.REGEX([$Input.F23];&quot;\d+.green&quot;;;1));0;ORG.LIBREOFFICE.REGEX([$Part1.Q25];&quot;\d+.&quot;;;1)))" office:value-type="float" office:value="0" calcext:value-type="float">
            <text:p>0</text:p>
          </table:table-cell>
          <table:table-cell table:style-name="ce11" table:formula="of:=IF(ISBLANK([$Input.G23]);0;IF(ISNA(ORG.LIBREOFFICE.REGEX([$Input.G23];&quot;\d+.green&quot;;;1));0;ORG.LIBREOFFICE.REGEX([$Part1.T25];&quot;\d+.&quot;;;1)))" office:value-type="float" office:value="0" calcext:value-type="float">
            <text:p>0</text:p>
          </table:table-cell>
          <table:table-cell table:style-name="ce5" table:formula="of:=IF(ISBLANK([$Input.B23]);0;IF(ISNA(ORG.LIBREOFFICE.REGEX([$Input.B23];&quot;\d+.blue&quot;;;1));0;ORG.LIBREOFFICE.REGEX([$Part1.D25];&quot;\d+.&quot;;;1)))" office:value-type="string" office:string-value="3 " calcext:value-type="string">
            <text:p>3 </text:p>
          </table:table-cell>
          <table:table-cell table:style-name="ce22" table:formula="of:=IF(ISBLANK([$Input.C23]);0;IF(ISNA(ORG.LIBREOFFICE.REGEX([$Input.C23];&quot;\d+.blue&quot;;;1));0;ORG.LIBREOFFICE.REGEX([$Part1.G25];&quot;\d+.&quot;;;1)))" office:value-type="string" office:string-value="1 " calcext:value-type="string">
            <text:p>1 </text:p>
          </table:table-cell>
          <table:table-cell table:style-name="ce22" table:formula="of:=IF(ISBLANK([$Input.D23]);0;IF(ISNA(ORG.LIBREOFFICE.REGEX([$Input.D23];&quot;\d+.blue&quot;;;1));0;ORG.LIBREOFFICE.REGEX([$Part1.J25];&quot;\d+.&quot;;;1)))" office:value-type="string" office:string-value="3 " calcext:value-type="string">
            <text:p>3 </text:p>
          </table:table-cell>
          <table:table-cell table:style-name="ce22" table:formula="of:=IF(ISBLANK([$Input.E23]);0;IF(ISNA(ORG.LIBREOFFICE.REGEX([$Input.E23];&quot;\d+.blue&quot;;;1));0;ORG.LIBREOFFICE.REGEX([$Part1.M25];&quot;\d+.&quot;;;1)))" office:value-type="string" office:string-value="5 " calcext:value-type="string">
            <text:p>5 </text:p>
          </table:table-cell>
          <table:table-cell table:style-name="ce22" table:formula="of:=IF(ISBLANK([$Input.F23]);0;IF(ISNA(ORG.LIBREOFFICE.REGEX([$Input.F23];&quot;\d+.blue&quot;;;1));0;ORG.LIBREOFFICE.REGEX([$Part1.P25];&quot;\d+.&quot;;;1)))" office:value-type="float" office:value="0" calcext:value-type="float">
            <text:p>0</text:p>
          </table:table-cell>
          <table:table-cell table:style-name="ce11" table:formula="of:=IF(ISBLANK([$Input.G23]);0;IF(ISNA(ORG.LIBREOFFICE.REGEX([$Input.G23];&quot;\d+.blue&quot;;;1));0;ORG.LIBREOFFICE.REGEX([$Part1.S25];&quot;\d+.&quot;;;1)))" office:value-type="float" office:value="0" calcext:value-type="float">
            <text:p>0</text:p>
          </table:table-cell>
          <table:table-cell/>
          <table:table-cell table:formula="of:=MAX(NUMBERVALUE([.B25]);NUMBERVALUE([.C25]);NUMBERVALUE([.D25]);NUMBERVALUE([.E25]);NUMBERVALUE([.F25]);NUMBERVALUE([.G25]))" office:value-type="float" office:value="4" calcext:value-type="float">
            <text:p>4</text:p>
          </table:table-cell>
          <table:table-cell table:formula="of:=MAX(NUMBERVALUE([.H25]);NUMBERVALUE([.I25]);NUMBERVALUE([.J25]);NUMBERVALUE([.K25]);NUMBERVALUE([.L25]);NUMBERVALUE([.M25]))" office:value-type="float" office:value="9" calcext:value-type="float">
            <text:p>9</text:p>
          </table:table-cell>
          <table:table-cell table:formula="of:=MAX(NUMBERVALUE([.N25]);NUMBERVALUE([.O25]);NUMBERVALUE([.P25]);NUMBERVALUE([.Q25]);NUMBERVALUE([.R25]);NUMBERVALUE([.S25]))" office:value-type="float" office:value="5" calcext:value-type="float">
            <text:p>5</text:p>
          </table:table-cell>
          <table:table-cell/>
          <table:table-cell table:formula="of:=[.U25]*[.V25]*[.W25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formula="of:=[$Input.A24]" office:value-type="string" office:string-value="Game 24" calcext:value-type="string">
            <text:p>Game 24</text:p>
          </table:table-cell>
          <table:table-cell table:style-name="ce5" table:formula="of:=IF(ISBLANK([$Input.B24]);0;IF(ISNA(ORG.LIBREOFFICE.REGEX([$Input.B24];&quot;\d+.red&quot;;;1));0;ORG.LIBREOFFICE.REGEX([$Part1.C26];&quot;\d+.&quot;;;1)))" office:value-type="string" office:string-value="1 " calcext:value-type="string">
            <text:p>1 </text:p>
          </table:table-cell>
          <table:table-cell table:formula="of:=IF(ISBLANK([$Input.C24]);0;IF(ISNA(ORG.LIBREOFFICE.REGEX([$Input.C24];&quot;\d+.red&quot;;;1));0;ORG.LIBREOFFICE.REGEX([$Part1.F26];&quot;\d+.&quot;;;1)))" office:value-type="string" office:string-value="4 " calcext:value-type="string">
            <text:p>4 </text:p>
          </table:table-cell>
          <table:table-cell table:formula="of:=IF(ISBLANK([$Input.D24]);0;IF(ISNA(ORG.LIBREOFFICE.REGEX([$Input.D24];&quot;\d+.red&quot;;;1));0;ORG.LIBREOFFICE.REGEX([$Part1.I26];&quot;\d+.&quot;;;1)))" office:value-type="float" office:value="0" calcext:value-type="float">
            <text:p>0</text:p>
          </table:table-cell>
          <table:table-cell table:formula="of:=IF(ISBLANK([$Input.E24]);0;IF(ISNA(ORG.LIBREOFFICE.REGEX([$Input.E24];&quot;\d+.red&quot;;;1));0;ORG.LIBREOFFICE.REGEX([$Part1.L26];&quot;\d+.&quot;;;1)))" office:value-type="float" office:value="0" calcext:value-type="float">
            <text:p>0</text:p>
          </table:table-cell>
          <table:table-cell table:formula="of:=IF(ISBLANK([$Input.F24]);0;IF(ISNA(ORG.LIBREOFFICE.REGEX([$Input.F24];&quot;\d+.red&quot;;;1));0;ORG.LIBREOFFICE.REGEX([$Part1.O26];&quot;\d+.&quot;;;1)))" office:value-type="string" office:string-value="4 " calcext:value-type="string">
            <text:p>4 </text:p>
          </table:table-cell>
          <table:table-cell table:style-name="ce11" table:formula="of:=IF(ISBLANK([$Input.G24]);0;IF(ISNA(ORG.LIBREOFFICE.REGEX([$Input.G24];&quot;\d+.red&quot;;;1));0;ORG.LIBREOFFICE.REGEX([$Part1.R26];&quot;\d+.&quot;;;1)))" office:value-type="float" office:value="0" calcext:value-type="float">
            <text:p>0</text:p>
          </table:table-cell>
          <table:table-cell table:style-name="ce5" table:formula="of:=IF(ISBLANK([$Input.B24]);0;IF(ISNA(ORG.LIBREOFFICE.REGEX([$Input.B24];&quot;\d+.green&quot;;;1));0;ORG.LIBREOFFICE.REGEX([$Part1.E26];&quot;\d+.&quot;;;1)))" office:value-type="string" office:string-value="5 " calcext:value-type="string">
            <text:p>5 </text:p>
          </table:table-cell>
          <table:table-cell table:style-name="ce22" table:formula="of:=IF(ISBLANK([$Input.C24]);0;IF(ISNA(ORG.LIBREOFFICE.REGEX([$Input.C24];&quot;\d+.green&quot;;;1));0;ORG.LIBREOFFICE.REGEX([$Part1.H26];&quot;\d+.&quot;;;1)))" office:value-type="string" office:string-value="7 " calcext:value-type="string">
            <text:p>7 </text:p>
          </table:table-cell>
          <table:table-cell table:style-name="ce22" table:formula="of:=IF(ISBLANK([$Input.D24]);0;IF(ISNA(ORG.LIBREOFFICE.REGEX([$Input.D24];&quot;\d+.green&quot;;;1));0;ORG.LIBREOFFICE.REGEX([$Part1.K26];&quot;\d+.&quot;;;1)))" office:value-type="string" office:string-value="7 " calcext:value-type="string">
            <text:p>7 </text:p>
          </table:table-cell>
          <table:table-cell table:style-name="ce22" table:formula="of:=IF(ISBLANK([$Input.E24]);0;IF(ISNA(ORG.LIBREOFFICE.REGEX([$Input.E24];&quot;\d+.green&quot;;;1));0;ORG.LIBREOFFICE.REGEX([$Part1.N26];&quot;\d+.&quot;;;1)))" office:value-type="string" office:string-value="7 " calcext:value-type="string">
            <text:p>7 </text:p>
          </table:table-cell>
          <table:table-cell table:style-name="ce22" table:formula="of:=IF(ISBLANK([$Input.F24]);0;IF(ISNA(ORG.LIBREOFFICE.REGEX([$Input.F24];&quot;\d+.green&quot;;;1));0;ORG.LIBREOFFICE.REGEX([$Part1.Q26];&quot;\d+.&quot;;;1)))" office:value-type="string" office:string-value="1 " calcext:value-type="string">
            <text:p>1 </text:p>
          </table:table-cell>
          <table:table-cell table:style-name="ce11" table:formula="of:=IF(ISBLANK([$Input.G24]);0;IF(ISNA(ORG.LIBREOFFICE.REGEX([$Input.G24];&quot;\d+.green&quot;;;1));0;ORG.LIBREOFFICE.REGEX([$Part1.T26];&quot;\d+.&quot;;;1)))" office:value-type="float" office:value="0" calcext:value-type="float">
            <text:p>0</text:p>
          </table:table-cell>
          <table:table-cell table:style-name="ce5" table:formula="of:=IF(ISBLANK([$Input.B24]);0;IF(ISNA(ORG.LIBREOFFICE.REGEX([$Input.B24];&quot;\d+.blue&quot;;;1));0;ORG.LIBREOFFICE.REGEX([$Part1.D26];&quot;\d+.&quot;;;1)))" office:value-type="string" office:string-value="2 " calcext:value-type="string">
            <text:p>2 </text:p>
          </table:table-cell>
          <table:table-cell table:style-name="ce22" table:formula="of:=IF(ISBLANK([$Input.C24]);0;IF(ISNA(ORG.LIBREOFFICE.REGEX([$Input.C24];&quot;\d+.blue&quot;;;1));0;ORG.LIBREOFFICE.REGEX([$Part1.G26];&quot;\d+.&quot;;;1)))" office:value-type="string" office:string-value="9 " calcext:value-type="string">
            <text:p>9 </text:p>
          </table:table-cell>
          <table:table-cell table:style-name="ce22" table:formula="of:=IF(ISBLANK([$Input.D24]);0;IF(ISNA(ORG.LIBREOFFICE.REGEX([$Input.D24];&quot;\d+.blue&quot;;;1));0;ORG.LIBREOFFICE.REGEX([$Part1.J26];&quot;\d+.&quot;;;1)))" office:value-type="string" office:string-value="9 " calcext:value-type="string">
            <text:p>9 </text:p>
          </table:table-cell>
          <table:table-cell table:style-name="ce22" table:formula="of:=IF(ISBLANK([$Input.E24]);0;IF(ISNA(ORG.LIBREOFFICE.REGEX([$Input.E24];&quot;\d+.blue&quot;;;1));0;ORG.LIBREOFFICE.REGEX([$Part1.M26];&quot;\d+.&quot;;;1)))" office:value-type="string" office:string-value="13 " calcext:value-type="string">
            <text:p>13 </text:p>
          </table:table-cell>
          <table:table-cell table:style-name="ce22" table:formula="of:=IF(ISBLANK([$Input.F24]);0;IF(ISNA(ORG.LIBREOFFICE.REGEX([$Input.F24];&quot;\d+.blue&quot;;;1));0;ORG.LIBREOFFICE.REGEX([$Part1.P26];&quot;\d+.&quot;;;1)))" office:value-type="string" office:string-value="4 " calcext:value-type="string">
            <text:p>4 </text:p>
          </table:table-cell>
          <table:table-cell table:style-name="ce11" table:formula="of:=IF(ISBLANK([$Input.G24]);0;IF(ISNA(ORG.LIBREOFFICE.REGEX([$Input.G24];&quot;\d+.blue&quot;;;1));0;ORG.LIBREOFFICE.REGEX([$Part1.S26];&quot;\d+.&quot;;;1)))" office:value-type="float" office:value="0" calcext:value-type="float">
            <text:p>0</text:p>
          </table:table-cell>
          <table:table-cell/>
          <table:table-cell table:formula="of:=MAX(NUMBERVALUE([.B26]);NUMBERVALUE([.C26]);NUMBERVALUE([.D26]);NUMBERVALUE([.E26]);NUMBERVALUE([.F26]);NUMBERVALUE([.G26]))" office:value-type="float" office:value="4" calcext:value-type="float">
            <text:p>4</text:p>
          </table:table-cell>
          <table:table-cell table:formula="of:=MAX(NUMBERVALUE([.H26]);NUMBERVALUE([.I26]);NUMBERVALUE([.J26]);NUMBERVALUE([.K26]);NUMBERVALUE([.L26]);NUMBERVALUE([.M26]))" office:value-type="float" office:value="7" calcext:value-type="float">
            <text:p>7</text:p>
          </table:table-cell>
          <table:table-cell table:formula="of:=MAX(NUMBERVALUE([.N26]);NUMBERVALUE([.O26]);NUMBERVALUE([.P26]);NUMBERVALUE([.Q26]);NUMBERVALUE([.R26]);NUMBERVALUE([.S26]))" office:value-type="float" office:value="13" calcext:value-type="float">
            <text:p>13</text:p>
          </table:table-cell>
          <table:table-cell/>
          <table:table-cell table:formula="of:=[.U26]*[.V26]*[.W26]"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table:formula="of:=[$Input.A25]" office:value-type="string" office:string-value="Game 25" calcext:value-type="string">
            <text:p>Game 25</text:p>
          </table:table-cell>
          <table:table-cell table:style-name="ce5" table:formula="of:=IF(ISBLANK([$Input.B25]);0;IF(ISNA(ORG.LIBREOFFICE.REGEX([$Input.B25];&quot;\d+.red&quot;;;1));0;ORG.LIBREOFFICE.REGEX([$Part1.C27];&quot;\d+.&quot;;;1)))" office:value-type="string" office:string-value="10 " calcext:value-type="string">
            <text:p>10 </text:p>
          </table:table-cell>
          <table:table-cell table:formula="of:=IF(ISBLANK([$Input.C25]);0;IF(ISNA(ORG.LIBREOFFICE.REGEX([$Input.C25];&quot;\d+.red&quot;;;1));0;ORG.LIBREOFFICE.REGEX([$Part1.F27];&quot;\d+.&quot;;;1)))" office:value-type="string" office:string-value="3 " calcext:value-type="string">
            <text:p>3 </text:p>
          </table:table-cell>
          <table:table-cell table:formula="of:=IF(ISBLANK([$Input.D25]);0;IF(ISNA(ORG.LIBREOFFICE.REGEX([$Input.D25];&quot;\d+.red&quot;;;1));0;ORG.LIBREOFFICE.REGEX([$Part1.I27];&quot;\d+.&quot;;;1)))" office:value-type="string" office:string-value="15 " calcext:value-type="string">
            <text:p>15 </text:p>
          </table:table-cell>
          <table:table-cell table:formula="of:=IF(ISBLANK([$Input.E25]);0;IF(ISNA(ORG.LIBREOFFICE.REGEX([$Input.E25];&quot;\d+.red&quot;;;1));0;ORG.LIBREOFFICE.REGEX([$Part1.L27];&quot;\d+.&quot;;;1)))" office:value-type="string" office:string-value="19 " calcext:value-type="string">
            <text:p>19 </text:p>
          </table:table-cell>
          <table:table-cell table:formula="of:=IF(ISBLANK([$Input.F25]);0;IF(ISNA(ORG.LIBREOFFICE.REGEX([$Input.F25];&quot;\d+.red&quot;;;1));0;ORG.LIBREOFFICE.REGEX([$Part1.O27];&quot;\d+.&quot;;;1)))" office:value-type="string" office:string-value="16 " calcext:value-type="string">
            <text:p>16 </text:p>
          </table:table-cell>
          <table:table-cell table:style-name="ce11" table:formula="of:=IF(ISBLANK([$Input.G25]);0;IF(ISNA(ORG.LIBREOFFICE.REGEX([$Input.G25];&quot;\d+.red&quot;;;1));0;ORG.LIBREOFFICE.REGEX([$Part1.R27];&quot;\d+.&quot;;;1)))" office:value-type="string" office:string-value="7 " calcext:value-type="string">
            <text:p>7 </text:p>
          </table:table-cell>
          <table:table-cell table:style-name="ce5" table:formula="of:=IF(ISBLANK([$Input.B25]);0;IF(ISNA(ORG.LIBREOFFICE.REGEX([$Input.B25];&quot;\d+.green&quot;;;1));0;ORG.LIBREOFFICE.REGEX([$Part1.E27];&quot;\d+.&quot;;;1)))" office:value-type="string" office:string-value="11 " calcext:value-type="string">
            <text:p>11 </text:p>
          </table:table-cell>
          <table:table-cell table:style-name="ce22" table:formula="of:=IF(ISBLANK([$Input.C25]);0;IF(ISNA(ORG.LIBREOFFICE.REGEX([$Input.C25];&quot;\d+.green&quot;;;1));0;ORG.LIBREOFFICE.REGEX([$Part1.H27];&quot;\d+.&quot;;;1)))" office:value-type="string" office:string-value="10 " calcext:value-type="string">
            <text:p>10 </text:p>
          </table:table-cell>
          <table:table-cell table:style-name="ce22" table:formula="of:=IF(ISBLANK([$Input.D25]);0;IF(ISNA(ORG.LIBREOFFICE.REGEX([$Input.D25];&quot;\d+.green&quot;;;1));0;ORG.LIBREOFFICE.REGEX([$Part1.K27];&quot;\d+.&quot;;;1)))" office:value-type="string" office:string-value="5 " calcext:value-type="string">
            <text:p>5 </text:p>
          </table:table-cell>
          <table:table-cell table:style-name="ce22" table:formula="of:=IF(ISBLANK([$Input.E25]);0;IF(ISNA(ORG.LIBREOFFICE.REGEX([$Input.E25];&quot;\d+.green&quot;;;1));0;ORG.LIBREOFFICE.REGEX([$Part1.N27];&quot;\d+.&quot;;;1)))" office:value-type="string" office:string-value="10 " calcext:value-type="string">
            <text:p>10 </text:p>
          </table:table-cell>
          <table:table-cell table:style-name="ce22" table:formula="of:=IF(ISBLANK([$Input.F25]);0;IF(ISNA(ORG.LIBREOFFICE.REGEX([$Input.F25];&quot;\d+.green&quot;;;1));0;ORG.LIBREOFFICE.REGEX([$Part1.Q27];&quot;\d+.&quot;;;1)))" office:value-type="string" office:string-value="4 " calcext:value-type="string">
            <text:p>4 </text:p>
          </table:table-cell>
          <table:table-cell table:style-name="ce11" table:formula="of:=IF(ISBLANK([$Input.G25]);0;IF(ISNA(ORG.LIBREOFFICE.REGEX([$Input.G25];&quot;\d+.green&quot;;;1));0;ORG.LIBREOFFICE.REGEX([$Part1.T27];&quot;\d+.&quot;;;1)))" office:value-type="string" office:string-value="5 " calcext:value-type="string">
            <text:p>5 </text:p>
          </table:table-cell>
          <table:table-cell table:style-name="ce5" table:formula="of:=IF(ISBLANK([$Input.B25]);0;IF(ISNA(ORG.LIBREOFFICE.REGEX([$Input.B25];&quot;\d+.blue&quot;;;1));0;ORG.LIBREOFFICE.REGEX([$Part1.D27];&quot;\d+.&quot;;;1)))" office:value-type="string" office:string-value="13 " calcext:value-type="string">
            <text:p>13 </text:p>
          </table:table-cell>
          <table:table-cell table:style-name="ce22" table:formula="of:=IF(ISBLANK([$Input.C25]);0;IF(ISNA(ORG.LIBREOFFICE.REGEX([$Input.C25];&quot;\d+.blue&quot;;;1));0;ORG.LIBREOFFICE.REGEX([$Part1.G27];&quot;\d+.&quot;;;1)))" office:value-type="string" office:string-value="1 " calcext:value-type="string">
            <text:p>1 </text:p>
          </table:table-cell>
          <table:table-cell table:style-name="ce22" table:formula="of:=IF(ISBLANK([$Input.D25]);0;IF(ISNA(ORG.LIBREOFFICE.REGEX([$Input.D25];&quot;\d+.blue&quot;;;1));0;ORG.LIBREOFFICE.REGEX([$Part1.J27];&quot;\d+.&quot;;;1)))" office:value-type="string" office:string-value="8 " calcext:value-type="string">
            <text:p>8 </text:p>
          </table:table-cell>
          <table:table-cell table:style-name="ce22" table:formula="of:=IF(ISBLANK([$Input.E25]);0;IF(ISNA(ORG.LIBREOFFICE.REGEX([$Input.E25];&quot;\d+.blue&quot;;;1));0;ORG.LIBREOFFICE.REGEX([$Part1.M27];&quot;\d+.&quot;;;1)))" office:value-type="string" office:string-value="13 " calcext:value-type="string">
            <text:p>13 </text:p>
          </table:table-cell>
          <table:table-cell table:style-name="ce22" table:formula="of:=IF(ISBLANK([$Input.F25]);0;IF(ISNA(ORG.LIBREOFFICE.REGEX([$Input.F25];&quot;\d+.blue&quot;;;1));0;ORG.LIBREOFFICE.REGEX([$Part1.P27];&quot;\d+.&quot;;;1)))" office:value-type="string" office:string-value="12 " calcext:value-type="string">
            <text:p>12 </text:p>
          </table:table-cell>
          <table:table-cell table:style-name="ce11" table:formula="of:=IF(ISBLANK([$Input.G25]);0;IF(ISNA(ORG.LIBREOFFICE.REGEX([$Input.G25];&quot;\d+.blue&quot;;;1));0;ORG.LIBREOFFICE.REGEX([$Part1.S27];&quot;\d+.&quot;;;1)))" office:value-type="string" office:string-value="9 " calcext:value-type="string">
            <text:p>9 </text:p>
          </table:table-cell>
          <table:table-cell/>
          <table:table-cell table:formula="of:=MAX(NUMBERVALUE([.B27]);NUMBERVALUE([.C27]);NUMBERVALUE([.D27]);NUMBERVALUE([.E27]);NUMBERVALUE([.F27]);NUMBERVALUE([.G27]))" office:value-type="float" office:value="19" calcext:value-type="float">
            <text:p>19</text:p>
          </table:table-cell>
          <table:table-cell table:formula="of:=MAX(NUMBERVALUE([.H27]);NUMBERVALUE([.I27]);NUMBERVALUE([.J27]);NUMBERVALUE([.K27]);NUMBERVALUE([.L27]);NUMBERVALUE([.M27]))" office:value-type="float" office:value="11" calcext:value-type="float">
            <text:p>11</text:p>
          </table:table-cell>
          <table:table-cell table:formula="of:=MAX(NUMBERVALUE([.N27]);NUMBERVALUE([.O27]);NUMBERVALUE([.P27]);NUMBERVALUE([.Q27]);NUMBERVALUE([.R27]);NUMBERVALUE([.S27]))" office:value-type="float" office:value="13" calcext:value-type="float">
            <text:p>13</text:p>
          </table:table-cell>
          <table:table-cell/>
          <table:table-cell table:formula="of:=[.U27]*[.V27]*[.W27]" office:value-type="float" office:value="2717" calcext:value-type="float">
            <text:p>2717</text:p>
          </table:table-cell>
          <table:table-cell table:number-columns-repeated="2"/>
        </table:table-row>
        <table:table-row table:style-name="ro1">
          <table:table-cell table:formula="of:=[$Input.A26]" office:value-type="string" office:string-value="Game 26" calcext:value-type="string">
            <text:p>Game 26</text:p>
          </table:table-cell>
          <table:table-cell table:style-name="ce5" table:formula="of:=IF(ISBLANK([$Input.B26]);0;IF(ISNA(ORG.LIBREOFFICE.REGEX([$Input.B26];&quot;\d+.red&quot;;;1));0;ORG.LIBREOFFICE.REGEX([$Part1.C28];&quot;\d+.&quot;;;1)))" office:value-type="string" office:string-value="20 " calcext:value-type="string">
            <text:p>20 </text:p>
          </table:table-cell>
          <table:table-cell table:formula="of:=IF(ISBLANK([$Input.C26]);0;IF(ISNA(ORG.LIBREOFFICE.REGEX([$Input.C26];&quot;\d+.red&quot;;;1));0;ORG.LIBREOFFICE.REGEX([$Part1.F28];&quot;\d+.&quot;;;1)))" office:value-type="string" office:string-value="17 " calcext:value-type="string">
            <text:p>17 </text:p>
          </table:table-cell>
          <table:table-cell table:formula="of:=IF(ISBLANK([$Input.D26]);0;IF(ISNA(ORG.LIBREOFFICE.REGEX([$Input.D26];&quot;\d+.red&quot;;;1));0;ORG.LIBREOFFICE.REGEX([$Part1.I28];&quot;\d+.&quot;;;1)))" office:value-type="string" office:string-value="19 " calcext:value-type="string">
            <text:p>19 </text:p>
          </table:table-cell>
          <table:table-cell table:formula="of:=IF(ISBLANK([$Input.E26]);0;IF(ISNA(ORG.LIBREOFFICE.REGEX([$Input.E26];&quot;\d+.red&quot;;;1));0;ORG.LIBREOFFICE.REGEX([$Part1.L28];&quot;\d+.&quot;;;1)))" office:value-type="string" office:string-value="1 " calcext:value-type="string">
            <text:p>1 </text:p>
          </table:table-cell>
          <table:table-cell table:formula="of:=IF(ISBLANK([$Input.F26]);0;IF(ISNA(ORG.LIBREOFFICE.REGEX([$Input.F26];&quot;\d+.red&quot;;;1));0;ORG.LIBREOFFICE.REGEX([$Part1.O28];&quot;\d+.&quot;;;1)))" office:value-type="string" office:string-value="8 " calcext:value-type="string">
            <text:p>8 </text:p>
          </table:table-cell>
          <table:table-cell table:style-name="ce11" table:formula="of:=IF(ISBLANK([$Input.G26]);0;IF(ISNA(ORG.LIBREOFFICE.REGEX([$Input.G26];&quot;\d+.red&quot;;;1));0;ORG.LIBREOFFICE.REGEX([$Part1.R28];&quot;\d+.&quot;;;1)))" office:value-type="string" office:string-value="20 " calcext:value-type="string">
            <text:p>20 </text:p>
          </table:table-cell>
          <table:table-cell table:style-name="ce5" table:formula="of:=IF(ISBLANK([$Input.B26]);0;IF(ISNA(ORG.LIBREOFFICE.REGEX([$Input.B26];&quot;\d+.green&quot;;;1));0;ORG.LIBREOFFICE.REGEX([$Part1.E28];&quot;\d+.&quot;;;1)))" office:value-type="string" office:string-value="12 " calcext:value-type="string">
            <text:p>12 </text:p>
          </table:table-cell>
          <table:table-cell table:style-name="ce22" table:formula="of:=IF(ISBLANK([$Input.C26]);0;IF(ISNA(ORG.LIBREOFFICE.REGEX([$Input.C26];&quot;\d+.green&quot;;;1));0;ORG.LIBREOFFICE.REGEX([$Part1.H28];&quot;\d+.&quot;;;1)))" office:value-type="string" office:string-value="9 " calcext:value-type="string">
            <text:p>9 </text:p>
          </table:table-cell>
          <table:table-cell table:style-name="ce22" table:formula="of:=IF(ISBLANK([$Input.D26]);0;IF(ISNA(ORG.LIBREOFFICE.REGEX([$Input.D26];&quot;\d+.green&quot;;;1));0;ORG.LIBREOFFICE.REGEX([$Part1.K28];&quot;\d+.&quot;;;1)))" office:value-type="string" office:string-value="6 " calcext:value-type="string">
            <text:p>6 </text:p>
          </table:table-cell>
          <table:table-cell table:style-name="ce22" table:formula="of:=IF(ISBLANK([$Input.E26]);0;IF(ISNA(ORG.LIBREOFFICE.REGEX([$Input.E26];&quot;\d+.green&quot;;;1));0;ORG.LIBREOFFICE.REGEX([$Part1.N28];&quot;\d+.&quot;;;1)))" office:value-type="string" office:string-value="8 " calcext:value-type="string">
            <text:p>8 </text:p>
          </table:table-cell>
          <table:table-cell table:style-name="ce22" table:formula="of:=IF(ISBLANK([$Input.F26]);0;IF(ISNA(ORG.LIBREOFFICE.REGEX([$Input.F26];&quot;\d+.green&quot;;;1));0;ORG.LIBREOFFICE.REGEX([$Part1.Q28];&quot;\d+.&quot;;;1)))" office:value-type="string" office:string-value="10 " calcext:value-type="string">
            <text:p>10 </text:p>
          </table:table-cell>
          <table:table-cell table:style-name="ce11" table:formula="of:=IF(ISBLANK([$Input.G26]);0;IF(ISNA(ORG.LIBREOFFICE.REGEX([$Input.G26];&quot;\d+.green&quot;;;1));0;ORG.LIBREOFFICE.REGEX([$Part1.T28];&quot;\d+.&quot;;;1)))" office:value-type="string" office:string-value="4 " calcext:value-type="string">
            <text:p>4 </text:p>
          </table:table-cell>
          <table:table-cell table:style-name="ce5" table:formula="of:=IF(ISBLANK([$Input.B26]);0;IF(ISNA(ORG.LIBREOFFICE.REGEX([$Input.B26];&quot;\d+.blue&quot;;;1));0;ORG.LIBREOFFICE.REGEX([$Part1.D28];&quot;\d+.&quot;;;1)))" office:value-type="string" office:string-value="6 " calcext:value-type="string">
            <text:p>6 </text:p>
          </table:table-cell>
          <table:table-cell table:style-name="ce22" table:formula="of:=IF(ISBLANK([$Input.C26]);0;IF(ISNA(ORG.LIBREOFFICE.REGEX([$Input.C26];&quot;\d+.blue&quot;;;1));0;ORG.LIBREOFFICE.REGEX([$Part1.G28];&quot;\d+.&quot;;;1)))" office:value-type="string" office:string-value="15 " calcext:value-type="string">
            <text:p>15 </text:p>
          </table:table-cell>
          <table:table-cell table:style-name="ce22" table:formula="of:=IF(ISBLANK([$Input.D26]);0;IF(ISNA(ORG.LIBREOFFICE.REGEX([$Input.D26];&quot;\d+.blue&quot;;;1));0;ORG.LIBREOFFICE.REGEX([$Part1.J28];&quot;\d+.&quot;;;1)))" office:value-type="string" office:string-value="3 " calcext:value-type="string">
            <text:p>3 </text:p>
          </table:table-cell>
          <table:table-cell table:style-name="ce22" table:formula="of:=IF(ISBLANK([$Input.E26]);0;IF(ISNA(ORG.LIBREOFFICE.REGEX([$Input.E26];&quot;\d+.blue&quot;;;1));0;ORG.LIBREOFFICE.REGEX([$Part1.M28];&quot;\d+.&quot;;;1)))" office:value-type="string" office:string-value="15 " calcext:value-type="string">
            <text:p>15 </text:p>
          </table:table-cell>
          <table:table-cell table:style-name="ce22" table:formula="of:=IF(ISBLANK([$Input.F26]);0;IF(ISNA(ORG.LIBREOFFICE.REGEX([$Input.F26];&quot;\d+.blue&quot;;;1));0;ORG.LIBREOFFICE.REGEX([$Part1.P28];&quot;\d+.&quot;;;1)))" office:value-type="string" office:string-value="5 " calcext:value-type="string">
            <text:p>5 </text:p>
          </table:table-cell>
          <table:table-cell table:style-name="ce11" table:formula="of:=IF(ISBLANK([$Input.G26]);0;IF(ISNA(ORG.LIBREOFFICE.REGEX([$Input.G26];&quot;\d+.blue&quot;;;1));0;ORG.LIBREOFFICE.REGEX([$Part1.S28];&quot;\d+.&quot;;;1)))" office:value-type="string" office:string-value="18 " calcext:value-type="string">
            <text:p>18 </text:p>
          </table:table-cell>
          <table:table-cell/>
          <table:table-cell table:formula="of:=MAX(NUMBERVALUE([.B28]);NUMBERVALUE([.C28]);NUMBERVALUE([.D28]);NUMBERVALUE([.E28]);NUMBERVALUE([.F28]);NUMBERVALUE([.G28]))" office:value-type="float" office:value="20" calcext:value-type="float">
            <text:p>20</text:p>
          </table:table-cell>
          <table:table-cell table:formula="of:=MAX(NUMBERVALUE([.H28]);NUMBERVALUE([.I28]);NUMBERVALUE([.J28]);NUMBERVALUE([.K28]);NUMBERVALUE([.L28]);NUMBERVALUE([.M28]))" office:value-type="float" office:value="12" calcext:value-type="float">
            <text:p>12</text:p>
          </table:table-cell>
          <table:table-cell table:formula="of:=MAX(NUMBERVALUE([.N28]);NUMBERVALUE([.O28]);NUMBERVALUE([.P28]);NUMBERVALUE([.Q28]);NUMBERVALUE([.R28]);NUMBERVALUE([.S28]))" office:value-type="float" office:value="18" calcext:value-type="float">
            <text:p>18</text:p>
          </table:table-cell>
          <table:table-cell/>
          <table:table-cell table:formula="of:=[.U28]*[.V28]*[.W28]" office:value-type="float" office:value="4320" calcext:value-type="float">
            <text:p>4320</text:p>
          </table:table-cell>
          <table:table-cell table:number-columns-repeated="2"/>
        </table:table-row>
        <table:table-row table:style-name="ro1">
          <table:table-cell table:formula="of:=[$Input.A27]" office:value-type="string" office:string-value="Game 27" calcext:value-type="string">
            <text:p>Game 27</text:p>
          </table:table-cell>
          <table:table-cell table:style-name="ce5" table:formula="of:=IF(ISBLANK([$Input.B27]);0;IF(ISNA(ORG.LIBREOFFICE.REGEX([$Input.B27];&quot;\d+.red&quot;;;1));0;ORG.LIBREOFFICE.REGEX([$Part1.C29];&quot;\d+.&quot;;;1)))" office:value-type="string" office:string-value="7 " calcext:value-type="string">
            <text:p>7 </text:p>
          </table:table-cell>
          <table:table-cell table:formula="of:=IF(ISBLANK([$Input.C27]);0;IF(ISNA(ORG.LIBREOFFICE.REGEX([$Input.C27];&quot;\d+.red&quot;;;1));0;ORG.LIBREOFFICE.REGEX([$Part1.F29];&quot;\d+.&quot;;;1)))" office:value-type="string" office:string-value="4 " calcext:value-type="string">
            <text:p>4 </text:p>
          </table:table-cell>
          <table:table-cell table:formula="of:=IF(ISBLANK([$Input.D27]);0;IF(ISNA(ORG.LIBREOFFICE.REGEX([$Input.D27];&quot;\d+.red&quot;;;1));0;ORG.LIBREOFFICE.REGEX([$Part1.I29];&quot;\d+.&quot;;;1)))" office:value-type="float" office:value="0" calcext:value-type="float">
            <text:p>0</text:p>
          </table:table-cell>
          <table:table-cell table:formula="of:=IF(ISBLANK([$Input.E27]);0;IF(ISNA(ORG.LIBREOFFICE.REGEX([$Input.E27];&quot;\d+.red&quot;;;1));0;ORG.LIBREOFFICE.REGEX([$Part1.L29];&quot;\d+.&quot;;;1)))" office:value-type="string" office:string-value="2 " calcext:value-type="string">
            <text:p>2 </text:p>
          </table:table-cell>
          <table:table-cell table:formula="of:=IF(ISBLANK([$Input.F27]);0;IF(ISNA(ORG.LIBREOFFICE.REGEX([$Input.F27];&quot;\d+.red&quot;;;1));0;ORG.LIBREOFFICE.REGEX([$Part1.O29];&quot;\d+.&quot;;;1)))" office:value-type="float" office:value="0" calcext:value-type="float">
            <text:p>0</text:p>
          </table:table-cell>
          <table:table-cell table:style-name="ce11" table:formula="of:=IF(ISBLANK([$Input.G27]);0;IF(ISNA(ORG.LIBREOFFICE.REGEX([$Input.G27];&quot;\d+.red&quot;;;1));0;ORG.LIBREOFFICE.REGEX([$Part1.R29];&quot;\d+.&quot;;;1)))" office:value-type="float" office:value="0" calcext:value-type="float">
            <text:p>0</text:p>
          </table:table-cell>
          <table:table-cell table:style-name="ce5" table:formula="of:=IF(ISBLANK([$Input.B27]);0;IF(ISNA(ORG.LIBREOFFICE.REGEX([$Input.B27];&quot;\d+.green&quot;;;1));0;ORG.LIBREOFFICE.REGEX([$Part1.E29];&quot;\d+.&quot;;;1)))" office:value-type="string" office:string-value="3 " calcext:value-type="string">
            <text:p>3 </text:p>
          </table:table-cell>
          <table:table-cell table:style-name="ce22" table:formula="of:=IF(ISBLANK([$Input.C27]);0;IF(ISNA(ORG.LIBREOFFICE.REGEX([$Input.C27];&quot;\d+.green&quot;;;1));0;ORG.LIBREOFFICE.REGEX([$Part1.H29];&quot;\d+.&quot;;;1)))" office:value-type="float" office:value="0" calcext:value-type="float">
            <text:p>0</text:p>
          </table:table-cell>
          <table:table-cell table:style-name="ce22" table:formula="of:=IF(ISBLANK([$Input.D27]);0;IF(ISNA(ORG.LIBREOFFICE.REGEX([$Input.D27];&quot;\d+.green&quot;;;1));0;ORG.LIBREOFFICE.REGEX([$Part1.K29];&quot;\d+.&quot;;;1)))" office:value-type="string" office:string-value="5 " calcext:value-type="string">
            <text:p>5 </text:p>
          </table:table-cell>
          <table:table-cell table:style-name="ce22" table:formula="of:=IF(ISBLANK([$Input.E27]);0;IF(ISNA(ORG.LIBREOFFICE.REGEX([$Input.E27];&quot;\d+.green&quot;;;1));0;ORG.LIBREOFFICE.REGEX([$Part1.N29];&quot;\d+.&quot;;;1)))" office:value-type="string" office:string-value="6 " calcext:value-type="string">
            <text:p>6 </text:p>
          </table:table-cell>
          <table:table-cell table:style-name="ce22" table:formula="of:=IF(ISBLANK([$Input.F27]);0;IF(ISNA(ORG.LIBREOFFICE.REGEX([$Input.F27];&quot;\d+.green&quot;;;1));0;ORG.LIBREOFFICE.REGEX([$Part1.Q29];&quot;\d+.&quot;;;1)))" office:value-type="float" office:value="0" calcext:value-type="float">
            <text:p>0</text:p>
          </table:table-cell>
          <table:table-cell table:style-name="ce11" table:formula="of:=IF(ISBLANK([$Input.G27]);0;IF(ISNA(ORG.LIBREOFFICE.REGEX([$Input.G27];&quot;\d+.green&quot;;;1));0;ORG.LIBREOFFICE.REGEX([$Part1.T29];&quot;\d+.&quot;;;1)))" office:value-type="float" office:value="0" calcext:value-type="float">
            <text:p>0</text:p>
          </table:table-cell>
          <table:table-cell table:style-name="ce5" table:formula="of:=IF(ISBLANK([$Input.B27]);0;IF(ISNA(ORG.LIBREOFFICE.REGEX([$Input.B27];&quot;\d+.blue&quot;;;1));0;ORG.LIBREOFFICE.REGEX([$Part1.D29];&quot;\d+.&quot;;;1)))" office:value-type="string" office:string-value="2 " calcext:value-type="string">
            <text:p>2 </text:p>
          </table:table-cell>
          <table:table-cell table:style-name="ce22" table:formula="of:=IF(ISBLANK([$Input.C27]);0;IF(ISNA(ORG.LIBREOFFICE.REGEX([$Input.C27];&quot;\d+.blue&quot;;;1));0;ORG.LIBREOFFICE.REGEX([$Part1.G29];&quot;\d+.&quot;;;1)))" office:value-type="string" office:string-value="2 " calcext:value-type="string">
            <text:p>2 </text:p>
          </table:table-cell>
          <table:table-cell table:style-name="ce22" table:formula="of:=IF(ISBLANK([$Input.D27]);0;IF(ISNA(ORG.LIBREOFFICE.REGEX([$Input.D27];&quot;\d+.blue&quot;;;1));0;ORG.LIBREOFFICE.REGEX([$Part1.J29];&quot;\d+.&quot;;;1)))" office:value-type="string" office:string-value="5 " calcext:value-type="string">
            <text:p>5 </text:p>
          </table:table-cell>
          <table:table-cell table:style-name="ce22" table:formula="of:=IF(ISBLANK([$Input.E27]);0;IF(ISNA(ORG.LIBREOFFICE.REGEX([$Input.E27];&quot;\d+.blue&quot;;;1));0;ORG.LIBREOFFICE.REGEX([$Part1.M29];&quot;\d+.&quot;;;1)))" office:value-type="string" office:string-value="8 " calcext:value-type="string">
            <text:p>8 </text:p>
          </table:table-cell>
          <table:table-cell table:style-name="ce22" table:formula="of:=IF(ISBLANK([$Input.F27]);0;IF(ISNA(ORG.LIBREOFFICE.REGEX([$Input.F27];&quot;\d+.blue&quot;;;1));0;ORG.LIBREOFFICE.REGEX([$Part1.P29];&quot;\d+.&quot;;;1)))" office:value-type="float" office:value="0" calcext:value-type="float">
            <text:p>0</text:p>
          </table:table-cell>
          <table:table-cell table:style-name="ce11" table:formula="of:=IF(ISBLANK([$Input.G27]);0;IF(ISNA(ORG.LIBREOFFICE.REGEX([$Input.G27];&quot;\d+.blue&quot;;;1));0;ORG.LIBREOFFICE.REGEX([$Part1.S29];&quot;\d+.&quot;;;1)))" office:value-type="float" office:value="0" calcext:value-type="float">
            <text:p>0</text:p>
          </table:table-cell>
          <table:table-cell/>
          <table:table-cell table:formula="of:=MAX(NUMBERVALUE([.B29]);NUMBERVALUE([.C29]);NUMBERVALUE([.D29]);NUMBERVALUE([.E29]);NUMBERVALUE([.F29]);NUMBERVALUE([.G29]))" office:value-type="float" office:value="7" calcext:value-type="float">
            <text:p>7</text:p>
          </table:table-cell>
          <table:table-cell table:formula="of:=MAX(NUMBERVALUE([.H29]);NUMBERVALUE([.I29]);NUMBERVALUE([.J29]);NUMBERVALUE([.K29]);NUMBERVALUE([.L29]);NUMBERVALUE([.M29]))" office:value-type="float" office:value="6" calcext:value-type="float">
            <text:p>6</text:p>
          </table:table-cell>
          <table:table-cell table:formula="of:=MAX(NUMBERVALUE([.N29]);NUMBERVALUE([.O29]);NUMBERVALUE([.P29]);NUMBERVALUE([.Q29]);NUMBERVALUE([.R29]);NUMBERVALUE([.S29]))" office:value-type="float" office:value="8" calcext:value-type="float">
            <text:p>8</text:p>
          </table:table-cell>
          <table:table-cell/>
          <table:table-cell table:formula="of:=[.U29]*[.V29]*[.W29]"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table:formula="of:=[$Input.A28]" office:value-type="string" office:string-value="Game 28" calcext:value-type="string">
            <text:p>Game 28</text:p>
          </table:table-cell>
          <table:table-cell table:style-name="ce5" table:formula="of:=IF(ISBLANK([$Input.B28]);0;IF(ISNA(ORG.LIBREOFFICE.REGEX([$Input.B28];&quot;\d+.red&quot;;;1));0;ORG.LIBREOFFICE.REGEX([$Part1.C30];&quot;\d+.&quot;;;1)))" office:value-type="string" office:string-value="6 " calcext:value-type="string">
            <text:p>6 </text:p>
          </table:table-cell>
          <table:table-cell table:formula="of:=IF(ISBLANK([$Input.C28]);0;IF(ISNA(ORG.LIBREOFFICE.REGEX([$Input.C28];&quot;\d+.red&quot;;;1));0;ORG.LIBREOFFICE.REGEX([$Part1.F30];&quot;\d+.&quot;;;1)))" office:value-type="string" office:string-value="3 " calcext:value-type="string">
            <text:p>3 </text:p>
          </table:table-cell>
          <table:table-cell table:formula="of:=IF(ISBLANK([$Input.D28]);0;IF(ISNA(ORG.LIBREOFFICE.REGEX([$Input.D28];&quot;\d+.red&quot;;;1));0;ORG.LIBREOFFICE.REGEX([$Part1.I30];&quot;\d+.&quot;;;1)))" office:value-type="string" office:string-value="4 " calcext:value-type="string">
            <text:p>4 </text:p>
          </table:table-cell>
          <table:table-cell table:formula="of:=IF(ISBLANK([$Input.E28]);0;IF(ISNA(ORG.LIBREOFFICE.REGEX([$Input.E28];&quot;\d+.red&quot;;;1));0;ORG.LIBREOFFICE.REGEX([$Part1.L30];&quot;\d+.&quot;;;1)))" office:value-type="string" office:string-value="1 " calcext:value-type="string">
            <text:p>1 </text:p>
          </table:table-cell>
          <table:table-cell table:formula="of:=IF(ISBLANK([$Input.F28]);0;IF(ISNA(ORG.LIBREOFFICE.REGEX([$Input.F28];&quot;\d+.red&quot;;;1));0;ORG.LIBREOFFICE.REGEX([$Part1.O30];&quot;\d+.&quot;;;1)))" office:value-type="string" office:string-value="2 " calcext:value-type="string">
            <text:p>2 </text:p>
          </table:table-cell>
          <table:table-cell table:style-name="ce11" table:formula="of:=IF(ISBLANK([$Input.G28]);0;IF(ISNA(ORG.LIBREOFFICE.REGEX([$Input.G28];&quot;\d+.red&quot;;;1));0;ORG.LIBREOFFICE.REGEX([$Part1.R30];&quot;\d+.&quot;;;1)))" office:value-type="float" office:value="0" calcext:value-type="float">
            <text:p>0</text:p>
          </table:table-cell>
          <table:table-cell table:style-name="ce5" table:formula="of:=IF(ISBLANK([$Input.B28]);0;IF(ISNA(ORG.LIBREOFFICE.REGEX([$Input.B28];&quot;\d+.green&quot;;;1));0;ORG.LIBREOFFICE.REGEX([$Part1.E30];&quot;\d+.&quot;;;1)))" office:value-type="string" office:string-value="1 " calcext:value-type="string">
            <text:p>1 </text:p>
          </table:table-cell>
          <table:table-cell table:style-name="ce22" table:formula="of:=IF(ISBLANK([$Input.C28]);0;IF(ISNA(ORG.LIBREOFFICE.REGEX([$Input.C28];&quot;\d+.green&quot;;;1));0;ORG.LIBREOFFICE.REGEX([$Part1.H30];&quot;\d+.&quot;;;1)))" office:value-type="float" office:value="0" calcext:value-type="float">
            <text:p>0</text:p>
          </table:table-cell>
          <table:table-cell table:style-name="ce22" table:formula="of:=IF(ISBLANK([$Input.D28]);0;IF(ISNA(ORG.LIBREOFFICE.REGEX([$Input.D28];&quot;\d+.green&quot;;;1));0;ORG.LIBREOFFICE.REGEX([$Part1.K30];&quot;\d+.&quot;;;1)))" office:value-type="string" office:string-value="1 " calcext:value-type="string">
            <text:p>1 </text:p>
          </table:table-cell>
          <table:table-cell table:style-name="ce22" table:formula="of:=IF(ISBLANK([$Input.E28]);0;IF(ISNA(ORG.LIBREOFFICE.REGEX([$Input.E28];&quot;\d+.green&quot;;;1));0;ORG.LIBREOFFICE.REGEX([$Part1.N30];&quot;\d+.&quot;;;1)))" office:value-type="float" office:value="0" calcext:value-type="float">
            <text:p>0</text:p>
          </table:table-cell>
          <table:table-cell table:style-name="ce22" table:formula="of:=IF(ISBLANK([$Input.F28]);0;IF(ISNA(ORG.LIBREOFFICE.REGEX([$Input.F28];&quot;\d+.green&quot;;;1));0;ORG.LIBREOFFICE.REGEX([$Part1.Q30];&quot;\d+.&quot;;;1)))" office:value-type="float" office:value="0" calcext:value-type="float">
            <text:p>0</text:p>
          </table:table-cell>
          <table:table-cell table:style-name="ce11" table:formula="of:=IF(ISBLANK([$Input.G28]);0;IF(ISNA(ORG.LIBREOFFICE.REGEX([$Input.G28];&quot;\d+.green&quot;;;1));0;ORG.LIBREOFFICE.REGEX([$Part1.T30];&quot;\d+.&quot;;;1)))" office:value-type="float" office:value="0" calcext:value-type="float">
            <text:p>0</text:p>
          </table:table-cell>
          <table:table-cell table:style-name="ce5" table:formula="of:=IF(ISBLANK([$Input.B28]);0;IF(ISNA(ORG.LIBREOFFICE.REGEX([$Input.B28];&quot;\d+.blue&quot;;;1));0;ORG.LIBREOFFICE.REGEX([$Part1.D30];&quot;\d+.&quot;;;1)))" office:value-type="float" office:value="0" calcext:value-type="float">
            <text:p>0</text:p>
          </table:table-cell>
          <table:table-cell table:style-name="ce22" table:formula="of:=IF(ISBLANK([$Input.C28]);0;IF(ISNA(ORG.LIBREOFFICE.REGEX([$Input.C28];&quot;\d+.blue&quot;;;1));0;ORG.LIBREOFFICE.REGEX([$Part1.G30];&quot;\d+.&quot;;;1)))" office:value-type="string" office:string-value="3 " calcext:value-type="string">
            <text:p>3 </text:p>
          </table:table-cell>
          <table:table-cell table:style-name="ce22" table:formula="of:=IF(ISBLANK([$Input.D28]);0;IF(ISNA(ORG.LIBREOFFICE.REGEX([$Input.D28];&quot;\d+.blue&quot;;;1));0;ORG.LIBREOFFICE.REGEX([$Part1.J30];&quot;\d+.&quot;;;1)))" office:value-type="float" office:value="0" calcext:value-type="float">
            <text:p>0</text:p>
          </table:table-cell>
          <table:table-cell table:style-name="ce22" table:formula="of:=IF(ISBLANK([$Input.E28]);0;IF(ISNA(ORG.LIBREOFFICE.REGEX([$Input.E28];&quot;\d+.blue&quot;;;1));0;ORG.LIBREOFFICE.REGEX([$Part1.M30];&quot;\d+.&quot;;;1)))" office:value-type="string" office:string-value="2 " calcext:value-type="string">
            <text:p>2 </text:p>
          </table:table-cell>
          <table:table-cell table:style-name="ce22" table:formula="of:=IF(ISBLANK([$Input.F28]);0;IF(ISNA(ORG.LIBREOFFICE.REGEX([$Input.F28];&quot;\d+.blue&quot;;;1));0;ORG.LIBREOFFICE.REGEX([$Part1.P30];&quot;\d+.&quot;;;1)))" office:value-type="float" office:value="0" calcext:value-type="float">
            <text:p>0</text:p>
          </table:table-cell>
          <table:table-cell table:style-name="ce11" table:formula="of:=IF(ISBLANK([$Input.G28]);0;IF(ISNA(ORG.LIBREOFFICE.REGEX([$Input.G28];&quot;\d+.blue&quot;;;1));0;ORG.LIBREOFFICE.REGEX([$Part1.S30];&quot;\d+.&quot;;;1)))" office:value-type="float" office:value="0" calcext:value-type="float">
            <text:p>0</text:p>
          </table:table-cell>
          <table:table-cell/>
          <table:table-cell table:formula="of:=MAX(NUMBERVALUE([.B30]);NUMBERVALUE([.C30]);NUMBERVALUE([.D30]);NUMBERVALUE([.E30]);NUMBERVALUE([.F30]);NUMBERVALUE([.G30]))" office:value-type="float" office:value="6" calcext:value-type="float">
            <text:p>6</text:p>
          </table:table-cell>
          <table:table-cell table:formula="of:=MAX(NUMBERVALUE([.H30]);NUMBERVALUE([.I30]);NUMBERVALUE([.J30]);NUMBERVALUE([.K30]);NUMBERVALUE([.L30]);NUMBERVALUE([.M30]))" office:value-type="float" office:value="1" calcext:value-type="float">
            <text:p>1</text:p>
          </table:table-cell>
          <table:table-cell table:formula="of:=MAX(NUMBERVALUE([.N30]);NUMBERVALUE([.O30]);NUMBERVALUE([.P30]);NUMBERVALUE([.Q30]);NUMBERVALUE([.R30]);NUMBERVALUE([.S30]))" office:value-type="float" office:value="3" calcext:value-type="float">
            <text:p>3</text:p>
          </table:table-cell>
          <table:table-cell/>
          <table:table-cell table:formula="of:=[.U30]*[.V30]*[.W30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$Input.A29]" office:value-type="string" office:string-value="Game 29" calcext:value-type="string">
            <text:p>Game 29</text:p>
          </table:table-cell>
          <table:table-cell table:style-name="ce5" table:formula="of:=IF(ISBLANK([$Input.B29]);0;IF(ISNA(ORG.LIBREOFFICE.REGEX([$Input.B29];&quot;\d+.red&quot;;;1));0;ORG.LIBREOFFICE.REGEX([$Part1.C31];&quot;\d+.&quot;;;1)))" office:value-type="float" office:value="0" calcext:value-type="float">
            <text:p>0</text:p>
          </table:table-cell>
          <table:table-cell table:formula="of:=IF(ISBLANK([$Input.C29]);0;IF(ISNA(ORG.LIBREOFFICE.REGEX([$Input.C29];&quot;\d+.red&quot;;;1));0;ORG.LIBREOFFICE.REGEX([$Part1.F31];&quot;\d+.&quot;;;1)))" office:value-type="string" office:string-value="1 " calcext:value-type="string">
            <text:p>1 </text:p>
          </table:table-cell>
          <table:table-cell table:formula="of:=IF(ISBLANK([$Input.D29]);0;IF(ISNA(ORG.LIBREOFFICE.REGEX([$Input.D29];&quot;\d+.red&quot;;;1));0;ORG.LIBREOFFICE.REGEX([$Part1.I31];&quot;\d+.&quot;;;1)))" office:value-type="string" office:string-value="6 " calcext:value-type="string">
            <text:p>6 </text:p>
          </table:table-cell>
          <table:table-cell table:formula="of:=IF(ISBLANK([$Input.E29]);0;IF(ISNA(ORG.LIBREOFFICE.REGEX([$Input.E29];&quot;\d+.red&quot;;;1));0;ORG.LIBREOFFICE.REGEX([$Part1.L31];&quot;\d+.&quot;;;1)))" office:value-type="string" office:string-value="2 " calcext:value-type="string">
            <text:p>2 </text:p>
          </table:table-cell>
          <table:table-cell table:formula="of:=IF(ISBLANK([$Input.F29]);0;IF(ISNA(ORG.LIBREOFFICE.REGEX([$Input.F29];&quot;\d+.red&quot;;;1));0;ORG.LIBREOFFICE.REGEX([$Part1.O31];&quot;\d+.&quot;;;1)))" office:value-type="string" office:string-value="3 " calcext:value-type="string">
            <text:p>3 </text:p>
          </table:table-cell>
          <table:table-cell table:style-name="ce11" table:formula="of:=IF(ISBLANK([$Input.G29]);0;IF(ISNA(ORG.LIBREOFFICE.REGEX([$Input.G29];&quot;\d+.red&quot;;;1));0;ORG.LIBREOFFICE.REGEX([$Part1.R31];&quot;\d+.&quot;;;1)))" office:value-type="float" office:value="0" calcext:value-type="float">
            <text:p>0</text:p>
          </table:table-cell>
          <table:table-cell table:style-name="ce5" table:formula="of:=IF(ISBLANK([$Input.B29]);0;IF(ISNA(ORG.LIBREOFFICE.REGEX([$Input.B29];&quot;\d+.green&quot;;;1));0;ORG.LIBREOFFICE.REGEX([$Part1.E31];&quot;\d+.&quot;;;1)))" office:value-type="string" office:string-value="1 " calcext:value-type="string">
            <text:p>1 </text:p>
          </table:table-cell>
          <table:table-cell table:style-name="ce22" table:formula="of:=IF(ISBLANK([$Input.C29]);0;IF(ISNA(ORG.LIBREOFFICE.REGEX([$Input.C29];&quot;\d+.green&quot;;;1));0;ORG.LIBREOFFICE.REGEX([$Part1.H31];&quot;\d+.&quot;;;1)))" office:value-type="float" office:value="0" calcext:value-type="float">
            <text:p>0</text:p>
          </table:table-cell>
          <table:table-cell table:style-name="ce22" table:formula="of:=IF(ISBLANK([$Input.D29]);0;IF(ISNA(ORG.LIBREOFFICE.REGEX([$Input.D29];&quot;\d+.green&quot;;;1));0;ORG.LIBREOFFICE.REGEX([$Part1.K31];&quot;\d+.&quot;;;1)))" office:value-type="float" office:value="0" calcext:value-type="float">
            <text:p>0</text:p>
          </table:table-cell>
          <table:table-cell table:style-name="ce22" table:formula="of:=IF(ISBLANK([$Input.E29]);0;IF(ISNA(ORG.LIBREOFFICE.REGEX([$Input.E29];&quot;\d+.green&quot;;;1));0;ORG.LIBREOFFICE.REGEX([$Part1.N31];&quot;\d+.&quot;;;1)))" office:value-type="string" office:string-value="3 " calcext:value-type="string">
            <text:p>3 </text:p>
          </table:table-cell>
          <table:table-cell table:style-name="ce22" table:formula="of:=IF(ISBLANK([$Input.F29]);0;IF(ISNA(ORG.LIBREOFFICE.REGEX([$Input.F29];&quot;\d+.green&quot;;;1));0;ORG.LIBREOFFICE.REGEX([$Part1.Q31];&quot;\d+.&quot;;;1)))" office:value-type="string" office:string-value="6 " calcext:value-type="string">
            <text:p>6 </text:p>
          </table:table-cell>
          <table:table-cell table:style-name="ce11" table:formula="of:=IF(ISBLANK([$Input.G29]);0;IF(ISNA(ORG.LIBREOFFICE.REGEX([$Input.G29];&quot;\d+.green&quot;;;1));0;ORG.LIBREOFFICE.REGEX([$Part1.T31];&quot;\d+.&quot;;;1)))" office:value-type="float" office:value="0" calcext:value-type="float">
            <text:p>0</text:p>
          </table:table-cell>
          <table:table-cell table:style-name="ce5" table:formula="of:=IF(ISBLANK([$Input.B29]);0;IF(ISNA(ORG.LIBREOFFICE.REGEX([$Input.B29];&quot;\d+.blue&quot;;;1));0;ORG.LIBREOFFICE.REGEX([$Part1.D31];&quot;\d+.&quot;;;1)))" office:value-type="string" office:string-value="8 " calcext:value-type="string">
            <text:p>8 </text:p>
          </table:table-cell>
          <table:table-cell table:style-name="ce22" table:formula="of:=IF(ISBLANK([$Input.C29]);0;IF(ISNA(ORG.LIBREOFFICE.REGEX([$Input.C29];&quot;\d+.blue&quot;;;1));0;ORG.LIBREOFFICE.REGEX([$Part1.G31];&quot;\d+.&quot;;;1)))" office:value-type="string" office:string-value="7 " calcext:value-type="string">
            <text:p>7 </text:p>
          </table:table-cell>
          <table:table-cell table:style-name="ce22" table:formula="of:=IF(ISBLANK([$Input.D29]);0;IF(ISNA(ORG.LIBREOFFICE.REGEX([$Input.D29];&quot;\d+.blue&quot;;;1));0;ORG.LIBREOFFICE.REGEX([$Part1.J31];&quot;\d+.&quot;;;1)))" office:value-type="string" office:string-value="2 " calcext:value-type="string">
            <text:p>2 </text:p>
          </table:table-cell>
          <table:table-cell table:style-name="ce22" table:formula="of:=IF(ISBLANK([$Input.E29]);0;IF(ISNA(ORG.LIBREOFFICE.REGEX([$Input.E29];&quot;\d+.blue&quot;;;1));0;ORG.LIBREOFFICE.REGEX([$Part1.M31];&quot;\d+.&quot;;;1)))" office:value-type="float" office:value="0" calcext:value-type="float">
            <text:p>0</text:p>
          </table:table-cell>
          <table:table-cell table:style-name="ce22" table:formula="of:=IF(ISBLANK([$Input.F29]);0;IF(ISNA(ORG.LIBREOFFICE.REGEX([$Input.F29];&quot;\d+.blue&quot;;;1));0;ORG.LIBREOFFICE.REGEX([$Part1.P31];&quot;\d+.&quot;;;1)))" office:value-type="string" office:string-value="5 " calcext:value-type="string">
            <text:p>5 </text:p>
          </table:table-cell>
          <table:table-cell table:style-name="ce11" table:formula="of:=IF(ISBLANK([$Input.G29]);0;IF(ISNA(ORG.LIBREOFFICE.REGEX([$Input.G29];&quot;\d+.blue&quot;;;1));0;ORG.LIBREOFFICE.REGEX([$Part1.S31];&quot;\d+.&quot;;;1)))" office:value-type="float" office:value="0" calcext:value-type="float">
            <text:p>0</text:p>
          </table:table-cell>
          <table:table-cell/>
          <table:table-cell table:formula="of:=MAX(NUMBERVALUE([.B31]);NUMBERVALUE([.C31]);NUMBERVALUE([.D31]);NUMBERVALUE([.E31]);NUMBERVALUE([.F31]);NUMBERVALUE([.G31]))" office:value-type="float" office:value="6" calcext:value-type="float">
            <text:p>6</text:p>
          </table:table-cell>
          <table:table-cell table:formula="of:=MAX(NUMBERVALUE([.H31]);NUMBERVALUE([.I31]);NUMBERVALUE([.J31]);NUMBERVALUE([.K31]);NUMBERVALUE([.L31]);NUMBERVALUE([.M31]))" office:value-type="float" office:value="6" calcext:value-type="float">
            <text:p>6</text:p>
          </table:table-cell>
          <table:table-cell table:formula="of:=MAX(NUMBERVALUE([.N31]);NUMBERVALUE([.O31]);NUMBERVALUE([.P31]);NUMBERVALUE([.Q31]);NUMBERVALUE([.R31]);NUMBERVALUE([.S31]))" office:value-type="float" office:value="8" calcext:value-type="float">
            <text:p>8</text:p>
          </table:table-cell>
          <table:table-cell/>
          <table:table-cell table:formula="of:=[.U31]*[.V31]*[.W31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table:formula="of:=[$Input.A30]" office:value-type="string" office:string-value="Game 30" calcext:value-type="string">
            <text:p>Game 30</text:p>
          </table:table-cell>
          <table:table-cell table:style-name="ce5" table:formula="of:=IF(ISBLANK([$Input.B30]);0;IF(ISNA(ORG.LIBREOFFICE.REGEX([$Input.B30];&quot;\d+.red&quot;;;1));0;ORG.LIBREOFFICE.REGEX([$Part1.C32];&quot;\d+.&quot;;;1)))" office:value-type="string" office:string-value="10 " calcext:value-type="string">
            <text:p>10 </text:p>
          </table:table-cell>
          <table:table-cell table:formula="of:=IF(ISBLANK([$Input.C30]);0;IF(ISNA(ORG.LIBREOFFICE.REGEX([$Input.C30];&quot;\d+.red&quot;;;1));0;ORG.LIBREOFFICE.REGEX([$Part1.F32];&quot;\d+.&quot;;;1)))" office:value-type="string" office:string-value="14 " calcext:value-type="string">
            <text:p>14 </text:p>
          </table:table-cell>
          <table:table-cell table:formula="of:=IF(ISBLANK([$Input.D30]);0;IF(ISNA(ORG.LIBREOFFICE.REGEX([$Input.D30];&quot;\d+.red&quot;;;1));0;ORG.LIBREOFFICE.REGEX([$Part1.I32];&quot;\d+.&quot;;;1)))" office:value-type="string" office:string-value="2 " calcext:value-type="string">
            <text:p>2 </text:p>
          </table:table-cell>
          <table:table-cell table:formula="of:=IF(ISBLANK([$Input.E30]);0;IF(ISNA(ORG.LIBREOFFICE.REGEX([$Input.E30];&quot;\d+.red&quot;;;1));0;ORG.LIBREOFFICE.REGEX([$Part1.L32];&quot;\d+.&quot;;;1)))" office:value-type="string" office:string-value="1 " calcext:value-type="string">
            <text:p>1 </text:p>
          </table:table-cell>
          <table:table-cell table:formula="of:=IF(ISBLANK([$Input.F30]);0;IF(ISNA(ORG.LIBREOFFICE.REGEX([$Input.F30];&quot;\d+.red&quot;;;1));0;ORG.LIBREOFFICE.REGEX([$Part1.O32];&quot;\d+.&quot;;;1)))" office:value-type="string" office:string-value="7 " calcext:value-type="string">
            <text:p>7 </text:p>
          </table:table-cell>
          <table:table-cell table:style-name="ce11" table:formula="of:=IF(ISBLANK([$Input.G30]);0;IF(ISNA(ORG.LIBREOFFICE.REGEX([$Input.G30];&quot;\d+.red&quot;;;1));0;ORG.LIBREOFFICE.REGEX([$Part1.R32];&quot;\d+.&quot;;;1)))" office:value-type="string" office:string-value="11 " calcext:value-type="string">
            <text:p>11 </text:p>
          </table:table-cell>
          <table:table-cell table:style-name="ce5" table:formula="of:=IF(ISBLANK([$Input.B30]);0;IF(ISNA(ORG.LIBREOFFICE.REGEX([$Input.B30];&quot;\d+.green&quot;;;1));0;ORG.LIBREOFFICE.REGEX([$Part1.E32];&quot;\d+.&quot;;;1)))" office:value-type="string" office:string-value="17 " calcext:value-type="string">
            <text:p>17 </text:p>
          </table:table-cell>
          <table:table-cell table:style-name="ce22" table:formula="of:=IF(ISBLANK([$Input.C30]);0;IF(ISNA(ORG.LIBREOFFICE.REGEX([$Input.C30];&quot;\d+.green&quot;;;1));0;ORG.LIBREOFFICE.REGEX([$Part1.H32];&quot;\d+.&quot;;;1)))" office:value-type="string" office:string-value="12 " calcext:value-type="string">
            <text:p>12 </text:p>
          </table:table-cell>
          <table:table-cell table:style-name="ce22" table:formula="of:=IF(ISBLANK([$Input.D30]);0;IF(ISNA(ORG.LIBREOFFICE.REGEX([$Input.D30];&quot;\d+.green&quot;;;1));0;ORG.LIBREOFFICE.REGEX([$Part1.K32];&quot;\d+.&quot;;;1)))" office:value-type="string" office:string-value="16 " calcext:value-type="string">
            <text:p>16 </text:p>
          </table:table-cell>
          <table:table-cell table:style-name="ce22" table:formula="of:=IF(ISBLANK([$Input.E30]);0;IF(ISNA(ORG.LIBREOFFICE.REGEX([$Input.E30];&quot;\d+.green&quot;;;1));0;ORG.LIBREOFFICE.REGEX([$Part1.N32];&quot;\d+.&quot;;;1)))" office:value-type="string" office:string-value="18 " calcext:value-type="string">
            <text:p>18 </text:p>
          </table:table-cell>
          <table:table-cell table:style-name="ce22" table:formula="of:=IF(ISBLANK([$Input.F30]);0;IF(ISNA(ORG.LIBREOFFICE.REGEX([$Input.F30];&quot;\d+.green&quot;;;1));0;ORG.LIBREOFFICE.REGEX([$Part1.Q32];&quot;\d+.&quot;;;1)))" office:value-type="string" office:string-value="18 " calcext:value-type="string">
            <text:p>18 </text:p>
          </table:table-cell>
          <table:table-cell table:style-name="ce11" table:formula="of:=IF(ISBLANK([$Input.G30]);0;IF(ISNA(ORG.LIBREOFFICE.REGEX([$Input.G30];&quot;\d+.green&quot;;;1));0;ORG.LIBREOFFICE.REGEX([$Part1.T32];&quot;\d+.&quot;;;1)))" office:value-type="string" office:string-value="9 " calcext:value-type="string">
            <text:p>9 </text:p>
          </table:table-cell>
          <table:table-cell table:style-name="ce5" table:formula="of:=IF(ISBLANK([$Input.B30]);0;IF(ISNA(ORG.LIBREOFFICE.REGEX([$Input.B30];&quot;\d+.blue&quot;;;1));0;ORG.LIBREOFFICE.REGEX([$Part1.D32];&quot;\d+.&quot;;;1)))" office:value-type="string" office:string-value="11 " calcext:value-type="string">
            <text:p>11 </text:p>
          </table:table-cell>
          <table:table-cell table:style-name="ce22" table:formula="of:=IF(ISBLANK([$Input.C30]);0;IF(ISNA(ORG.LIBREOFFICE.REGEX([$Input.C30];&quot;\d+.blue&quot;;;1));0;ORG.LIBREOFFICE.REGEX([$Part1.G32];&quot;\d+.&quot;;;1)))" office:value-type="string" office:string-value="9 " calcext:value-type="string">
            <text:p>9 </text:p>
          </table:table-cell>
          <table:table-cell table:style-name="ce22" table:formula="of:=IF(ISBLANK([$Input.D30]);0;IF(ISNA(ORG.LIBREOFFICE.REGEX([$Input.D30];&quot;\d+.blue&quot;;;1));0;ORG.LIBREOFFICE.REGEX([$Part1.J32];&quot;\d+.&quot;;;1)))" office:value-type="string" office:string-value="8 " calcext:value-type="string">
            <text:p>8 </text:p>
          </table:table-cell>
          <table:table-cell table:style-name="ce22" table:formula="of:=IF(ISBLANK([$Input.E30]);0;IF(ISNA(ORG.LIBREOFFICE.REGEX([$Input.E30];&quot;\d+.blue&quot;;;1));0;ORG.LIBREOFFICE.REGEX([$Part1.M32];&quot;\d+.&quot;;;1)))" office:value-type="string" office:string-value="1 " calcext:value-type="string">
            <text:p>1 </text:p>
          </table:table-cell>
          <table:table-cell table:style-name="ce22" table:formula="of:=IF(ISBLANK([$Input.F30]);0;IF(ISNA(ORG.LIBREOFFICE.REGEX([$Input.F30];&quot;\d+.blue&quot;;;1));0;ORG.LIBREOFFICE.REGEX([$Part1.P32];&quot;\d+.&quot;;;1)))" office:value-type="string" office:string-value="5 " calcext:value-type="string">
            <text:p>5 </text:p>
          </table:table-cell>
          <table:table-cell table:style-name="ce11" table:formula="of:=IF(ISBLANK([$Input.G30]);0;IF(ISNA(ORG.LIBREOFFICE.REGEX([$Input.G30];&quot;\d+.blue&quot;;;1));0;ORG.LIBREOFFICE.REGEX([$Part1.S32];&quot;\d+.&quot;;;1)))" office:value-type="string" office:string-value="3 " calcext:value-type="string">
            <text:p>3 </text:p>
          </table:table-cell>
          <table:table-cell/>
          <table:table-cell table:formula="of:=MAX(NUMBERVALUE([.B32]);NUMBERVALUE([.C32]);NUMBERVALUE([.D32]);NUMBERVALUE([.E32]);NUMBERVALUE([.F32]);NUMBERVALUE([.G32]))" office:value-type="float" office:value="14" calcext:value-type="float">
            <text:p>14</text:p>
          </table:table-cell>
          <table:table-cell table:formula="of:=MAX(NUMBERVALUE([.H32]);NUMBERVALUE([.I32]);NUMBERVALUE([.J32]);NUMBERVALUE([.K32]);NUMBERVALUE([.L32]);NUMBERVALUE([.M32]))" office:value-type="float" office:value="18" calcext:value-type="float">
            <text:p>18</text:p>
          </table:table-cell>
          <table:table-cell table:formula="of:=MAX(NUMBERVALUE([.N32]);NUMBERVALUE([.O32]);NUMBERVALUE([.P32]);NUMBERVALUE([.Q32]);NUMBERVALUE([.R32]);NUMBERVALUE([.S32]))" office:value-type="float" office:value="11" calcext:value-type="float">
            <text:p>11</text:p>
          </table:table-cell>
          <table:table-cell/>
          <table:table-cell table:formula="of:=[.U32]*[.V32]*[.W32]" office:value-type="float" office:value="2772" calcext:value-type="float">
            <text:p>2772</text:p>
          </table:table-cell>
          <table:table-cell table:number-columns-repeated="2"/>
        </table:table-row>
        <table:table-row table:style-name="ro1">
          <table:table-cell table:formula="of:=[$Input.A31]" office:value-type="string" office:string-value="Game 31" calcext:value-type="string">
            <text:p>Game 31</text:p>
          </table:table-cell>
          <table:table-cell table:style-name="ce5" table:formula="of:=IF(ISBLANK([$Input.B31]);0;IF(ISNA(ORG.LIBREOFFICE.REGEX([$Input.B31];&quot;\d+.red&quot;;;1));0;ORG.LIBREOFFICE.REGEX([$Part1.C33];&quot;\d+.&quot;;;1)))" office:value-type="float" office:value="0" calcext:value-type="float">
            <text:p>0</text:p>
          </table:table-cell>
          <table:table-cell table:formula="of:=IF(ISBLANK([$Input.C31]);0;IF(ISNA(ORG.LIBREOFFICE.REGEX([$Input.C31];&quot;\d+.red&quot;;;1));0;ORG.LIBREOFFICE.REGEX([$Part1.F33];&quot;\d+.&quot;;;1)))" office:value-type="string" office:string-value="3 " calcext:value-type="string">
            <text:p>3 </text:p>
          </table:table-cell>
          <table:table-cell table:formula="of:=IF(ISBLANK([$Input.D31]);0;IF(ISNA(ORG.LIBREOFFICE.REGEX([$Input.D31];&quot;\d+.red&quot;;;1));0;ORG.LIBREOFFICE.REGEX([$Part1.I33];&quot;\d+.&quot;;;1)))" office:value-type="string" office:string-value="3 " calcext:value-type="string">
            <text:p>3 </text:p>
          </table:table-cell>
          <table:table-cell table:formula="of:=IF(ISBLANK([$Input.E31]);0;IF(ISNA(ORG.LIBREOFFICE.REGEX([$Input.E31];&quot;\d+.red&quot;;;1));0;ORG.LIBREOFFICE.REGEX([$Part1.L33];&quot;\d+.&quot;;;1)))" office:value-type="float" office:value="0" calcext:value-type="float">
            <text:p>0</text:p>
          </table:table-cell>
          <table:table-cell table:formula="of:=IF(ISBLANK([$Input.F31]);0;IF(ISNA(ORG.LIBREOFFICE.REGEX([$Input.F31];&quot;\d+.red&quot;;;1));0;ORG.LIBREOFFICE.REGEX([$Part1.O33];&quot;\d+.&quot;;;1)))" office:value-type="float" office:value="0" calcext:value-type="float">
            <text:p>0</text:p>
          </table:table-cell>
          <table:table-cell table:style-name="ce11" table:formula="of:=IF(ISBLANK([$Input.G31]);0;IF(ISNA(ORG.LIBREOFFICE.REGEX([$Input.G31];&quot;\d+.red&quot;;;1));0;ORG.LIBREOFFICE.REGEX([$Part1.R33];&quot;\d+.&quot;;;1)))" office:value-type="string" office:string-value="3 " calcext:value-type="string">
            <text:p>3 </text:p>
          </table:table-cell>
          <table:table-cell table:style-name="ce5" table:formula="of:=IF(ISBLANK([$Input.B31]);0;IF(ISNA(ORG.LIBREOFFICE.REGEX([$Input.B31];&quot;\d+.green&quot;;;1));0;ORG.LIBREOFFICE.REGEX([$Part1.E33];&quot;\d+.&quot;;;1)))" office:value-type="string" office:string-value="13 " calcext:value-type="string">
            <text:p>13 </text:p>
          </table:table-cell>
          <table:table-cell table:style-name="ce22" table:formula="of:=IF(ISBLANK([$Input.C31]);0;IF(ISNA(ORG.LIBREOFFICE.REGEX([$Input.C31];&quot;\d+.green&quot;;;1));0;ORG.LIBREOFFICE.REGEX([$Part1.H33];&quot;\d+.&quot;;;1)))" office:value-type="string" office:string-value="2 " calcext:value-type="string">
            <text:p>2 </text:p>
          </table:table-cell>
          <table:table-cell table:style-name="ce22" table:formula="of:=IF(ISBLANK([$Input.D31]);0;IF(ISNA(ORG.LIBREOFFICE.REGEX([$Input.D31];&quot;\d+.green&quot;;;1));0;ORG.LIBREOFFICE.REGEX([$Part1.K33];&quot;\d+.&quot;;;1)))" office:value-type="string" office:string-value="15 " calcext:value-type="string">
            <text:p>15 </text:p>
          </table:table-cell>
          <table:table-cell table:style-name="ce22" table:formula="of:=IF(ISBLANK([$Input.E31]);0;IF(ISNA(ORG.LIBREOFFICE.REGEX([$Input.E31];&quot;\d+.green&quot;;;1));0;ORG.LIBREOFFICE.REGEX([$Part1.N33];&quot;\d+.&quot;;;1)))" office:value-type="string" office:string-value="19 " calcext:value-type="string">
            <text:p>19 </text:p>
          </table:table-cell>
          <table:table-cell table:style-name="ce22" table:formula="of:=IF(ISBLANK([$Input.F31]);0;IF(ISNA(ORG.LIBREOFFICE.REGEX([$Input.F31];&quot;\d+.green&quot;;;1));0;ORG.LIBREOFFICE.REGEX([$Part1.Q33];&quot;\d+.&quot;;;1)))" office:value-type="string" office:string-value="18 " calcext:value-type="string">
            <text:p>18 </text:p>
          </table:table-cell>
          <table:table-cell table:style-name="ce11" table:formula="of:=IF(ISBLANK([$Input.G31]);0;IF(ISNA(ORG.LIBREOFFICE.REGEX([$Input.G31];&quot;\d+.green&quot;;;1));0;ORG.LIBREOFFICE.REGEX([$Part1.T33];&quot;\d+.&quot;;;1)))" office:value-type="string" office:string-value="3 " calcext:value-type="string">
            <text:p>3 </text:p>
          </table:table-cell>
          <table:table-cell table:style-name="ce5" table:formula="of:=IF(ISBLANK([$Input.B31]);0;IF(ISNA(ORG.LIBREOFFICE.REGEX([$Input.B31];&quot;\d+.blue&quot;;;1));0;ORG.LIBREOFFICE.REGEX([$Part1.D33];&quot;\d+.&quot;;;1)))" office:value-type="string" office:string-value="5 " calcext:value-type="string">
            <text:p>5 </text:p>
          </table:table-cell>
          <table:table-cell table:style-name="ce22" table:formula="of:=IF(ISBLANK([$Input.C31]);0;IF(ISNA(ORG.LIBREOFFICE.REGEX([$Input.C31];&quot;\d+.blue&quot;;;1));0;ORG.LIBREOFFICE.REGEX([$Part1.G33];&quot;\d+.&quot;;;1)))" office:value-type="string" office:string-value="4 " calcext:value-type="string">
            <text:p>4 </text:p>
          </table:table-cell>
          <table:table-cell table:style-name="ce22" table:formula="of:=IF(ISBLANK([$Input.D31]);0;IF(ISNA(ORG.LIBREOFFICE.REGEX([$Input.D31];&quot;\d+.blue&quot;;;1));0;ORG.LIBREOFFICE.REGEX([$Part1.J33];&quot;\d+.&quot;;;1)))" office:value-type="string" office:string-value="2 " calcext:value-type="string">
            <text:p>2 </text:p>
          </table:table-cell>
          <table:table-cell table:style-name="ce22" table:formula="of:=IF(ISBLANK([$Input.E31]);0;IF(ISNA(ORG.LIBREOFFICE.REGEX([$Input.E31];&quot;\d+.blue&quot;;;1));0;ORG.LIBREOFFICE.REGEX([$Part1.M33];&quot;\d+.&quot;;;1)))" office:value-type="string" office:string-value="5 " calcext:value-type="string">
            <text:p>5 </text:p>
          </table:table-cell>
          <table:table-cell table:style-name="ce22" table:formula="of:=IF(ISBLANK([$Input.F31]);0;IF(ISNA(ORG.LIBREOFFICE.REGEX([$Input.F31];&quot;\d+.blue&quot;;;1));0;ORG.LIBREOFFICE.REGEX([$Part1.P33];&quot;\d+.&quot;;;1)))" office:value-type="string" office:string-value="5 " calcext:value-type="string">
            <text:p>5 </text:p>
          </table:table-cell>
          <table:table-cell table:style-name="ce11" table:formula="of:=IF(ISBLANK([$Input.G31]);0;IF(ISNA(ORG.LIBREOFFICE.REGEX([$Input.G31];&quot;\d+.blue&quot;;;1));0;ORG.LIBREOFFICE.REGEX([$Part1.S33];&quot;\d+.&quot;;;1)))" office:value-type="string" office:string-value="7 " calcext:value-type="string">
            <text:p>7 </text:p>
          </table:table-cell>
          <table:table-cell/>
          <table:table-cell table:formula="of:=MAX(NUMBERVALUE([.B33]);NUMBERVALUE([.C33]);NUMBERVALUE([.D33]);NUMBERVALUE([.E33]);NUMBERVALUE([.F33]);NUMBERVALUE([.G33]))" office:value-type="float" office:value="3" calcext:value-type="float">
            <text:p>3</text:p>
          </table:table-cell>
          <table:table-cell table:formula="of:=MAX(NUMBERVALUE([.H33]);NUMBERVALUE([.I33]);NUMBERVALUE([.J33]);NUMBERVALUE([.K33]);NUMBERVALUE([.L33]);NUMBERVALUE([.M33]))" office:value-type="float" office:value="19" calcext:value-type="float">
            <text:p>19</text:p>
          </table:table-cell>
          <table:table-cell table:formula="of:=MAX(NUMBERVALUE([.N33]);NUMBERVALUE([.O33]);NUMBERVALUE([.P33]);NUMBERVALUE([.Q33]);NUMBERVALUE([.R33]);NUMBERVALUE([.S33]))" office:value-type="float" office:value="7" calcext:value-type="float">
            <text:p>7</text:p>
          </table:table-cell>
          <table:table-cell/>
          <table:table-cell table:formula="of:=[.U33]*[.V33]*[.W33]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formula="of:=[$Input.A32]" office:value-type="string" office:string-value="Game 32" calcext:value-type="string">
            <text:p>Game 32</text:p>
          </table:table-cell>
          <table:table-cell table:style-name="ce5" table:formula="of:=IF(ISBLANK([$Input.B32]);0;IF(ISNA(ORG.LIBREOFFICE.REGEX([$Input.B32];&quot;\d+.red&quot;;;1));0;ORG.LIBREOFFICE.REGEX([$Part1.C34];&quot;\d+.&quot;;;1)))" office:value-type="string" office:string-value="12 " calcext:value-type="string">
            <text:p>12 </text:p>
          </table:table-cell>
          <table:table-cell table:formula="of:=IF(ISBLANK([$Input.C32]);0;IF(ISNA(ORG.LIBREOFFICE.REGEX([$Input.C32];&quot;\d+.red&quot;;;1));0;ORG.LIBREOFFICE.REGEX([$Part1.F34];&quot;\d+.&quot;;;1)))" office:value-type="string" office:string-value="16 " calcext:value-type="string">
            <text:p>16 </text:p>
          </table:table-cell>
          <table:table-cell table:formula="of:=IF(ISBLANK([$Input.D32]);0;IF(ISNA(ORG.LIBREOFFICE.REGEX([$Input.D32];&quot;\d+.red&quot;;;1));0;ORG.LIBREOFFICE.REGEX([$Part1.I34];&quot;\d+.&quot;;;1)))" office:value-type="string" office:string-value="13 " calcext:value-type="string">
            <text:p>13 </text:p>
          </table:table-cell>
          <table:table-cell table:formula="of:=IF(ISBLANK([$Input.E32]);0;IF(ISNA(ORG.LIBREOFFICE.REGEX([$Input.E32];&quot;\d+.red&quot;;;1));0;ORG.LIBREOFFICE.REGEX([$Part1.L34];&quot;\d+.&quot;;;1)))" office:value-type="float" office:value="0" calcext:value-type="float">
            <text:p>0</text:p>
          </table:table-cell>
          <table:table-cell table:formula="of:=IF(ISBLANK([$Input.F32]);0;IF(ISNA(ORG.LIBREOFFICE.REGEX([$Input.F32];&quot;\d+.red&quot;;;1));0;ORG.LIBREOFFICE.REGEX([$Part1.O34];&quot;\d+.&quot;;;1)))" office:value-type="float" office:value="0" calcext:value-type="float">
            <text:p>0</text:p>
          </table:table-cell>
          <table:table-cell table:style-name="ce11" table:formula="of:=IF(ISBLANK([$Input.G32]);0;IF(ISNA(ORG.LIBREOFFICE.REGEX([$Input.G32];&quot;\d+.red&quot;;;1));0;ORG.LIBREOFFICE.REGEX([$Part1.R34];&quot;\d+.&quot;;;1)))" office:value-type="float" office:value="0" calcext:value-type="float">
            <text:p>0</text:p>
          </table:table-cell>
          <table:table-cell table:style-name="ce5" table:formula="of:=IF(ISBLANK([$Input.B32]);0;IF(ISNA(ORG.LIBREOFFICE.REGEX([$Input.B32];&quot;\d+.green&quot;;;1));0;ORG.LIBREOFFICE.REGEX([$Part1.E34];&quot;\d+.&quot;;;1)))" office:value-type="string" office:string-value="2 " calcext:value-type="string">
            <text:p>2 </text:p>
          </table:table-cell>
          <table:table-cell table:style-name="ce22" table:formula="of:=IF(ISBLANK([$Input.C32]);0;IF(ISNA(ORG.LIBREOFFICE.REGEX([$Input.C32];&quot;\d+.green&quot;;;1));0;ORG.LIBREOFFICE.REGEX([$Part1.H34];&quot;\d+.&quot;;;1)))" office:value-type="string" office:string-value="2 " calcext:value-type="string">
            <text:p>2 </text:p>
          </table:table-cell>
          <table:table-cell table:style-name="ce22" table:formula="of:=IF(ISBLANK([$Input.D32]);0;IF(ISNA(ORG.LIBREOFFICE.REGEX([$Input.D32];&quot;\d+.green&quot;;;1));0;ORG.LIBREOFFICE.REGEX([$Part1.K34];&quot;\d+.&quot;;;1)))" office:value-type="string" office:string-value="4 " calcext:value-type="string">
            <text:p>4 </text:p>
          </table:table-cell>
          <table:table-cell table:style-name="ce22" table:formula="of:=IF(ISBLANK([$Input.E32]);0;IF(ISNA(ORG.LIBREOFFICE.REGEX([$Input.E32];&quot;\d+.green&quot;;;1));0;ORG.LIBREOFFICE.REGEX([$Part1.N34];&quot;\d+.&quot;;;1)))" office:value-type="float" office:value="0" calcext:value-type="float">
            <text:p>0</text:p>
          </table:table-cell>
          <table:table-cell table:style-name="ce22" table:formula="of:=IF(ISBLANK([$Input.F32]);0;IF(ISNA(ORG.LIBREOFFICE.REGEX([$Input.F32];&quot;\d+.green&quot;;;1));0;ORG.LIBREOFFICE.REGEX([$Part1.Q34];&quot;\d+.&quot;;;1)))" office:value-type="float" office:value="0" calcext:value-type="float">
            <text:p>0</text:p>
          </table:table-cell>
          <table:table-cell table:style-name="ce11" table:formula="of:=IF(ISBLANK([$Input.G32]);0;IF(ISNA(ORG.LIBREOFFICE.REGEX([$Input.G32];&quot;\d+.green&quot;;;1));0;ORG.LIBREOFFICE.REGEX([$Part1.T34];&quot;\d+.&quot;;;1)))" office:value-type="float" office:value="0" calcext:value-type="float">
            <text:p>0</text:p>
          </table:table-cell>
          <table:table-cell table:style-name="ce5" table:formula="of:=IF(ISBLANK([$Input.B32]);0;IF(ISNA(ORG.LIBREOFFICE.REGEX([$Input.B32];&quot;\d+.blue&quot;;;1));0;ORG.LIBREOFFICE.REGEX([$Part1.D34];&quot;\d+.&quot;;;1)))" office:value-type="string" office:string-value="3 " calcext:value-type="string">
            <text:p>3 </text:p>
          </table:table-cell>
          <table:table-cell table:style-name="ce22" table:formula="of:=IF(ISBLANK([$Input.C32]);0;IF(ISNA(ORG.LIBREOFFICE.REGEX([$Input.C32];&quot;\d+.blue&quot;;;1));0;ORG.LIBREOFFICE.REGEX([$Part1.G34];&quot;\d+.&quot;;;1)))" office:value-type="string" office:string-value="1 " calcext:value-type="string">
            <text:p>1 </text:p>
          </table:table-cell>
          <table:table-cell table:style-name="ce22" table:formula="of:=IF(ISBLANK([$Input.D32]);0;IF(ISNA(ORG.LIBREOFFICE.REGEX([$Input.D32];&quot;\d+.blue&quot;;;1));0;ORG.LIBREOFFICE.REGEX([$Part1.J34];&quot;\d+.&quot;;;1)))" office:value-type="string" office:string-value="6 " calcext:value-type="string">
            <text:p>6 </text:p>
          </table:table-cell>
          <table:table-cell table:style-name="ce22" table:formula="of:=IF(ISBLANK([$Input.E32]);0;IF(ISNA(ORG.LIBREOFFICE.REGEX([$Input.E32];&quot;\d+.blue&quot;;;1));0;ORG.LIBREOFFICE.REGEX([$Part1.M34];&quot;\d+.&quot;;;1)))" office:value-type="float" office:value="0" calcext:value-type="float">
            <text:p>0</text:p>
          </table:table-cell>
          <table:table-cell table:style-name="ce22" table:formula="of:=IF(ISBLANK([$Input.F32]);0;IF(ISNA(ORG.LIBREOFFICE.REGEX([$Input.F32];&quot;\d+.blue&quot;;;1));0;ORG.LIBREOFFICE.REGEX([$Part1.P34];&quot;\d+.&quot;;;1)))" office:value-type="float" office:value="0" calcext:value-type="float">
            <text:p>0</text:p>
          </table:table-cell>
          <table:table-cell table:style-name="ce11" table:formula="of:=IF(ISBLANK([$Input.G32]);0;IF(ISNA(ORG.LIBREOFFICE.REGEX([$Input.G32];&quot;\d+.blue&quot;;;1));0;ORG.LIBREOFFICE.REGEX([$Part1.S34];&quot;\d+.&quot;;;1)))" office:value-type="float" office:value="0" calcext:value-type="float">
            <text:p>0</text:p>
          </table:table-cell>
          <table:table-cell/>
          <table:table-cell table:formula="of:=MAX(NUMBERVALUE([.B34]);NUMBERVALUE([.C34]);NUMBERVALUE([.D34]);NUMBERVALUE([.E34]);NUMBERVALUE([.F34]);NUMBERVALUE([.G34]))" office:value-type="float" office:value="16" calcext:value-type="float">
            <text:p>16</text:p>
          </table:table-cell>
          <table:table-cell table:formula="of:=MAX(NUMBERVALUE([.H34]);NUMBERVALUE([.I34]);NUMBERVALUE([.J34]);NUMBERVALUE([.K34]);NUMBERVALUE([.L34]);NUMBERVALUE([.M34]))" office:value-type="float" office:value="4" calcext:value-type="float">
            <text:p>4</text:p>
          </table:table-cell>
          <table:table-cell table:formula="of:=MAX(NUMBERVALUE([.N34]);NUMBERVALUE([.O34]);NUMBERVALUE([.P34]);NUMBERVALUE([.Q34]);NUMBERVALUE([.R34]);NUMBERVALUE([.S34]))" office:value-type="float" office:value="6" calcext:value-type="float">
            <text:p>6</text:p>
          </table:table-cell>
          <table:table-cell/>
          <table:table-cell table:formula="of:=[.U34]*[.V34]*[.W34]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table:formula="of:=[$Input.A33]" office:value-type="string" office:string-value="Game 33" calcext:value-type="string">
            <text:p>Game 33</text:p>
          </table:table-cell>
          <table:table-cell table:style-name="ce5" table:formula="of:=IF(ISBLANK([$Input.B33]);0;IF(ISNA(ORG.LIBREOFFICE.REGEX([$Input.B33];&quot;\d+.red&quot;;;1));0;ORG.LIBREOFFICE.REGEX([$Part1.C35];&quot;\d+.&quot;;;1)))" office:value-type="string" office:string-value="3 " calcext:value-type="string">
            <text:p>3 </text:p>
          </table:table-cell>
          <table:table-cell table:formula="of:=IF(ISBLANK([$Input.C33]);0;IF(ISNA(ORG.LIBREOFFICE.REGEX([$Input.C33];&quot;\d+.red&quot;;;1));0;ORG.LIBREOFFICE.REGEX([$Part1.F35];&quot;\d+.&quot;;;1)))" office:value-type="string" office:string-value="4 " calcext:value-type="string">
            <text:p>4 </text:p>
          </table:table-cell>
          <table:table-cell table:formula="of:=IF(ISBLANK([$Input.D33]);0;IF(ISNA(ORG.LIBREOFFICE.REGEX([$Input.D33];&quot;\d+.red&quot;;;1));0;ORG.LIBREOFFICE.REGEX([$Part1.I35];&quot;\d+.&quot;;;1)))" office:value-type="string" office:string-value="3 " calcext:value-type="string">
            <text:p>3 </text:p>
          </table:table-cell>
          <table:table-cell table:formula="of:=IF(ISBLANK([$Input.E33]);0;IF(ISNA(ORG.LIBREOFFICE.REGEX([$Input.E33];&quot;\d+.red&quot;;;1));0;ORG.LIBREOFFICE.REGEX([$Part1.L35];&quot;\d+.&quot;;;1)))" office:value-type="float" office:value="0" calcext:value-type="float">
            <text:p>0</text:p>
          </table:table-cell>
          <table:table-cell table:formula="of:=IF(ISBLANK([$Input.F33]);0;IF(ISNA(ORG.LIBREOFFICE.REGEX([$Input.F33];&quot;\d+.red&quot;;;1));0;ORG.LIBREOFFICE.REGEX([$Part1.O35];&quot;\d+.&quot;;;1)))" office:value-type="string" office:string-value="1 " calcext:value-type="string">
            <text:p>1 </text:p>
          </table:table-cell>
          <table:table-cell table:style-name="ce11" table:formula="of:=IF(ISBLANK([$Input.G33]);0;IF(ISNA(ORG.LIBREOFFICE.REGEX([$Input.G33];&quot;\d+.red&quot;;;1));0;ORG.LIBREOFFICE.REGEX([$Part1.R35];&quot;\d+.&quot;;;1)))" office:value-type="float" office:value="0" calcext:value-type="float">
            <text:p>0</text:p>
          </table:table-cell>
          <table:table-cell table:style-name="ce5" table:formula="of:=IF(ISBLANK([$Input.B33]);0;IF(ISNA(ORG.LIBREOFFICE.REGEX([$Input.B33];&quot;\d+.green&quot;;;1));0;ORG.LIBREOFFICE.REGEX([$Part1.E35];&quot;\d+.&quot;;;1)))" office:value-type="string" office:string-value="18 " calcext:value-type="string">
            <text:p>18 </text:p>
          </table:table-cell>
          <table:table-cell table:style-name="ce22" table:formula="of:=IF(ISBLANK([$Input.C33]);0;IF(ISNA(ORG.LIBREOFFICE.REGEX([$Input.C33];&quot;\d+.green&quot;;;1));0;ORG.LIBREOFFICE.REGEX([$Part1.H35];&quot;\d+.&quot;;;1)))" office:value-type="string" office:string-value="15 " calcext:value-type="string">
            <text:p>15 </text:p>
          </table:table-cell>
          <table:table-cell table:style-name="ce22" table:formula="of:=IF(ISBLANK([$Input.D33]);0;IF(ISNA(ORG.LIBREOFFICE.REGEX([$Input.D33];&quot;\d+.green&quot;;;1));0;ORG.LIBREOFFICE.REGEX([$Part1.K35];&quot;\d+.&quot;;;1)))" office:value-type="string" office:string-value="6 " calcext:value-type="string">
            <text:p>6 </text:p>
          </table:table-cell>
          <table:table-cell table:style-name="ce22" table:formula="of:=IF(ISBLANK([$Input.E33]);0;IF(ISNA(ORG.LIBREOFFICE.REGEX([$Input.E33];&quot;\d+.green&quot;;;1));0;ORG.LIBREOFFICE.REGEX([$Part1.N35];&quot;\d+.&quot;;;1)))" office:value-type="string" office:string-value="20 " calcext:value-type="string">
            <text:p>20 </text:p>
          </table:table-cell>
          <table:table-cell table:style-name="ce22" table:formula="of:=IF(ISBLANK([$Input.F33]);0;IF(ISNA(ORG.LIBREOFFICE.REGEX([$Input.F33];&quot;\d+.green&quot;;;1));0;ORG.LIBREOFFICE.REGEX([$Part1.Q35];&quot;\d+.&quot;;;1)))" office:value-type="string" office:string-value="19 " calcext:value-type="string">
            <text:p>19 </text:p>
          </table:table-cell>
          <table:table-cell table:style-name="ce11" table:formula="of:=IF(ISBLANK([$Input.G33]);0;IF(ISNA(ORG.LIBREOFFICE.REGEX([$Input.G33];&quot;\d+.green&quot;;;1));0;ORG.LIBREOFFICE.REGEX([$Part1.T35];&quot;\d+.&quot;;;1)))" office:value-type="float" office:value="0" calcext:value-type="float">
            <text:p>0</text:p>
          </table:table-cell>
          <table:table-cell table:style-name="ce5" table:formula="of:=IF(ISBLANK([$Input.B33]);0;IF(ISNA(ORG.LIBREOFFICE.REGEX([$Input.B33];&quot;\d+.blue&quot;;;1));0;ORG.LIBREOFFICE.REGEX([$Part1.D35];&quot;\d+.&quot;;;1)))" office:value-type="string" office:string-value="8 " calcext:value-type="string">
            <text:p>8 </text:p>
          </table:table-cell>
          <table:table-cell table:style-name="ce22" table:formula="of:=IF(ISBLANK([$Input.C33]);0;IF(ISNA(ORG.LIBREOFFICE.REGEX([$Input.C33];&quot;\d+.blue&quot;;;1));0;ORG.LIBREOFFICE.REGEX([$Part1.G35];&quot;\d+.&quot;;;1)))" office:value-type="string" office:string-value="2 " calcext:value-type="string">
            <text:p>2 </text:p>
          </table:table-cell>
          <table:table-cell table:style-name="ce22" table:formula="of:=IF(ISBLANK([$Input.D33]);0;IF(ISNA(ORG.LIBREOFFICE.REGEX([$Input.D33];&quot;\d+.blue&quot;;;1));0;ORG.LIBREOFFICE.REGEX([$Part1.J35];&quot;\d+.&quot;;;1)))" office:value-type="string" office:string-value="14 " calcext:value-type="string">
            <text:p>14 </text:p>
          </table:table-cell>
          <table:table-cell table:style-name="ce22" table:formula="of:=IF(ISBLANK([$Input.E33]);0;IF(ISNA(ORG.LIBREOFFICE.REGEX([$Input.E33];&quot;\d+.blue&quot;;;1));0;ORG.LIBREOFFICE.REGEX([$Part1.M35];&quot;\d+.&quot;;;1)))" office:value-type="string" office:string-value="13 " calcext:value-type="string">
            <text:p>13 </text:p>
          </table:table-cell>
          <table:table-cell table:style-name="ce22" table:formula="of:=IF(ISBLANK([$Input.F33]);0;IF(ISNA(ORG.LIBREOFFICE.REGEX([$Input.F33];&quot;\d+.blue&quot;;;1));0;ORG.LIBREOFFICE.REGEX([$Part1.P35];&quot;\d+.&quot;;;1)))" office:value-type="float" office:value="0" calcext:value-type="float">
            <text:p>0</text:p>
          </table:table-cell>
          <table:table-cell table:style-name="ce11" table:formula="of:=IF(ISBLANK([$Input.G33]);0;IF(ISNA(ORG.LIBREOFFICE.REGEX([$Input.G33];&quot;\d+.blue&quot;;;1));0;ORG.LIBREOFFICE.REGEX([$Part1.S35];&quot;\d+.&quot;;;1)))" office:value-type="float" office:value="0" calcext:value-type="float">
            <text:p>0</text:p>
          </table:table-cell>
          <table:table-cell/>
          <table:table-cell table:formula="of:=MAX(NUMBERVALUE([.B35]);NUMBERVALUE([.C35]);NUMBERVALUE([.D35]);NUMBERVALUE([.E35]);NUMBERVALUE([.F35]);NUMBERVALUE([.G35]))" office:value-type="float" office:value="4" calcext:value-type="float">
            <text:p>4</text:p>
          </table:table-cell>
          <table:table-cell table:formula="of:=MAX(NUMBERVALUE([.H35]);NUMBERVALUE([.I35]);NUMBERVALUE([.J35]);NUMBERVALUE([.K35]);NUMBERVALUE([.L35]);NUMBERVALUE([.M35]))" office:value-type="float" office:value="20" calcext:value-type="float">
            <text:p>20</text:p>
          </table:table-cell>
          <table:table-cell table:formula="of:=MAX(NUMBERVALUE([.N35]);NUMBERVALUE([.O35]);NUMBERVALUE([.P35]);NUMBERVALUE([.Q35]);NUMBERVALUE([.R35]);NUMBERVALUE([.S35]))" office:value-type="float" office:value="14" calcext:value-type="float">
            <text:p>14</text:p>
          </table:table-cell>
          <table:table-cell/>
          <table:table-cell table:formula="of:=[.U35]*[.V35]*[.W35]"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table:formula="of:=[$Input.A34]" office:value-type="string" office:string-value="Game 34" calcext:value-type="string">
            <text:p>Game 34</text:p>
          </table:table-cell>
          <table:table-cell table:style-name="ce5" table:formula="of:=IF(ISBLANK([$Input.B34]);0;IF(ISNA(ORG.LIBREOFFICE.REGEX([$Input.B34];&quot;\d+.red&quot;;;1));0;ORG.LIBREOFFICE.REGEX([$Part1.C36];&quot;\d+.&quot;;;1)))" office:value-type="string" office:string-value="2 " calcext:value-type="string">
            <text:p>2 </text:p>
          </table:table-cell>
          <table:table-cell table:formula="of:=IF(ISBLANK([$Input.C34]);0;IF(ISNA(ORG.LIBREOFFICE.REGEX([$Input.C34];&quot;\d+.red&quot;;;1));0;ORG.LIBREOFFICE.REGEX([$Part1.F36];&quot;\d+.&quot;;;1)))" office:value-type="string" office:string-value="2 " calcext:value-type="string">
            <text:p>2 </text:p>
          </table:table-cell>
          <table:table-cell table:formula="of:=IF(ISBLANK([$Input.D34]);0;IF(ISNA(ORG.LIBREOFFICE.REGEX([$Input.D34];&quot;\d+.red&quot;;;1));0;ORG.LIBREOFFICE.REGEX([$Part1.I36];&quot;\d+.&quot;;;1)))" office:value-type="string" office:string-value="1 " calcext:value-type="string">
            <text:p>1 </text:p>
          </table:table-cell>
          <table:table-cell table:formula="of:=IF(ISBLANK([$Input.E34]);0;IF(ISNA(ORG.LIBREOFFICE.REGEX([$Input.E34];&quot;\d+.red&quot;;;1));0;ORG.LIBREOFFICE.REGEX([$Part1.L36];&quot;\d+.&quot;;;1)))" office:value-type="string" office:string-value="1 " calcext:value-type="string">
            <text:p>1 </text:p>
          </table:table-cell>
          <table:table-cell table:formula="of:=IF(ISBLANK([$Input.F34]);0;IF(ISNA(ORG.LIBREOFFICE.REGEX([$Input.F34];&quot;\d+.red&quot;;;1));0;ORG.LIBREOFFICE.REGEX([$Part1.O36];&quot;\d+.&quot;;;1)))" office:value-type="string" office:string-value="2 " calcext:value-type="string">
            <text:p>2 </text:p>
          </table:table-cell>
          <table:table-cell table:style-name="ce11" table:formula="of:=IF(ISBLANK([$Input.G34]);0;IF(ISNA(ORG.LIBREOFFICE.REGEX([$Input.G34];&quot;\d+.red&quot;;;1));0;ORG.LIBREOFFICE.REGEX([$Part1.R36];&quot;\d+.&quot;;;1)))" office:value-type="string" office:string-value="1 " calcext:value-type="string">
            <text:p>1 </text:p>
          </table:table-cell>
          <table:table-cell table:style-name="ce5" table:formula="of:=IF(ISBLANK([$Input.B34]);0;IF(ISNA(ORG.LIBREOFFICE.REGEX([$Input.B34];&quot;\d+.green&quot;;;1));0;ORG.LIBREOFFICE.REGEX([$Part1.E36];&quot;\d+.&quot;;;1)))" office:value-type="string" office:string-value="1 " calcext:value-type="string">
            <text:p>1 </text:p>
          </table:table-cell>
          <table:table-cell table:style-name="ce22" table:formula="of:=IF(ISBLANK([$Input.C34]);0;IF(ISNA(ORG.LIBREOFFICE.REGEX([$Input.C34];&quot;\d+.green&quot;;;1));0;ORG.LIBREOFFICE.REGEX([$Part1.H36];&quot;\d+.&quot;;;1)))" office:value-type="string" office:string-value="8 " calcext:value-type="string">
            <text:p>8 </text:p>
          </table:table-cell>
          <table:table-cell table:style-name="ce22" table:formula="of:=IF(ISBLANK([$Input.D34]);0;IF(ISNA(ORG.LIBREOFFICE.REGEX([$Input.D34];&quot;\d+.green&quot;;;1));0;ORG.LIBREOFFICE.REGEX([$Part1.K36];&quot;\d+.&quot;;;1)))" office:value-type="string" office:string-value="1 " calcext:value-type="string">
            <text:p>1 </text:p>
          </table:table-cell>
          <table:table-cell table:style-name="ce22" table:formula="of:=IF(ISBLANK([$Input.E34]);0;IF(ISNA(ORG.LIBREOFFICE.REGEX([$Input.E34];&quot;\d+.green&quot;;;1));0;ORG.LIBREOFFICE.REGEX([$Part1.N36];&quot;\d+.&quot;;;1)))" office:value-type="string" office:string-value="6 " calcext:value-type="string">
            <text:p>6 </text:p>
          </table:table-cell>
          <table:table-cell table:style-name="ce22" table:formula="of:=IF(ISBLANK([$Input.F34]);0;IF(ISNA(ORG.LIBREOFFICE.REGEX([$Input.F34];&quot;\d+.green&quot;;;1));0;ORG.LIBREOFFICE.REGEX([$Part1.Q36];&quot;\d+.&quot;;;1)))" office:value-type="string" office:string-value="1 " calcext:value-type="string">
            <text:p>1 </text:p>
          </table:table-cell>
          <table:table-cell table:style-name="ce11" table:formula="of:=IF(ISBLANK([$Input.G34]);0;IF(ISNA(ORG.LIBREOFFICE.REGEX([$Input.G34];&quot;\d+.green&quot;;;1));0;ORG.LIBREOFFICE.REGEX([$Part1.T36];&quot;\d+.&quot;;;1)))" office:value-type="string" office:string-value="5 " calcext:value-type="string">
            <text:p>5 </text:p>
          </table:table-cell>
          <table:table-cell table:style-name="ce5" table:formula="of:=IF(ISBLANK([$Input.B34]);0;IF(ISNA(ORG.LIBREOFFICE.REGEX([$Input.B34];&quot;\d+.blue&quot;;;1));0;ORG.LIBREOFFICE.REGEX([$Part1.D36];&quot;\d+.&quot;;;1)))" office:value-type="string" office:string-value="7 " calcext:value-type="string">
            <text:p>7 </text:p>
          </table:table-cell>
          <table:table-cell table:style-name="ce22" table:formula="of:=IF(ISBLANK([$Input.C34]);0;IF(ISNA(ORG.LIBREOFFICE.REGEX([$Input.C34];&quot;\d+.blue&quot;;;1));0;ORG.LIBREOFFICE.REGEX([$Part1.G36];&quot;\d+.&quot;;;1)))" office:value-type="string" office:string-value="10 " calcext:value-type="string">
            <text:p>10 </text:p>
          </table:table-cell>
          <table:table-cell table:style-name="ce22" table:formula="of:=IF(ISBLANK([$Input.D34]);0;IF(ISNA(ORG.LIBREOFFICE.REGEX([$Input.D34];&quot;\d+.blue&quot;;;1));0;ORG.LIBREOFFICE.REGEX([$Part1.J36];&quot;\d+.&quot;;;1)))" office:value-type="string" office:string-value="3 " calcext:value-type="string">
            <text:p>3 </text:p>
          </table:table-cell>
          <table:table-cell table:style-name="ce22" table:formula="of:=IF(ISBLANK([$Input.E34]);0;IF(ISNA(ORG.LIBREOFFICE.REGEX([$Input.E34];&quot;\d+.blue&quot;;;1));0;ORG.LIBREOFFICE.REGEX([$Part1.M36];&quot;\d+.&quot;;;1)))" office:value-type="string" office:string-value="13 " calcext:value-type="string">
            <text:p>13 </text:p>
          </table:table-cell>
          <table:table-cell table:style-name="ce22" table:formula="of:=IF(ISBLANK([$Input.F34]);0;IF(ISNA(ORG.LIBREOFFICE.REGEX([$Input.F34];&quot;\d+.blue&quot;;;1));0;ORG.LIBREOFFICE.REGEX([$Part1.P36];&quot;\d+.&quot;;;1)))" office:value-type="string" office:string-value="4 " calcext:value-type="string">
            <text:p>4 </text:p>
          </table:table-cell>
          <table:table-cell table:style-name="ce11" table:formula="of:=IF(ISBLANK([$Input.G34]);0;IF(ISNA(ORG.LIBREOFFICE.REGEX([$Input.G34];&quot;\d+.blue&quot;;;1));0;ORG.LIBREOFFICE.REGEX([$Part1.S36];&quot;\d+.&quot;;;1)))" office:value-type="string" office:string-value="7 " calcext:value-type="string">
            <text:p>7 </text:p>
          </table:table-cell>
          <table:table-cell/>
          <table:table-cell table:formula="of:=MAX(NUMBERVALUE([.B36]);NUMBERVALUE([.C36]);NUMBERVALUE([.D36]);NUMBERVALUE([.E36]);NUMBERVALUE([.F36]);NUMBERVALUE([.G36]))" office:value-type="float" office:value="2" calcext:value-type="float">
            <text:p>2</text:p>
          </table:table-cell>
          <table:table-cell table:formula="of:=MAX(NUMBERVALUE([.H36]);NUMBERVALUE([.I36]);NUMBERVALUE([.J36]);NUMBERVALUE([.K36]);NUMBERVALUE([.L36]);NUMBERVALUE([.M36]))" office:value-type="float" office:value="8" calcext:value-type="float">
            <text:p>8</text:p>
          </table:table-cell>
          <table:table-cell table:formula="of:=MAX(NUMBERVALUE([.N36]);NUMBERVALUE([.O36]);NUMBERVALUE([.P36]);NUMBERVALUE([.Q36]);NUMBERVALUE([.R36]);NUMBERVALUE([.S36]))" office:value-type="float" office:value="13" calcext:value-type="float">
            <text:p>13</text:p>
          </table:table-cell>
          <table:table-cell/>
          <table:table-cell table:formula="of:=[.U36]*[.V36]*[.W36]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table:formula="of:=[$Input.A35]" office:value-type="string" office:string-value="Game 35" calcext:value-type="string">
            <text:p>Game 35</text:p>
          </table:table-cell>
          <table:table-cell table:style-name="ce5" table:formula="of:=IF(ISBLANK([$Input.B35]);0;IF(ISNA(ORG.LIBREOFFICE.REGEX([$Input.B35];&quot;\d+.red&quot;;;1));0;ORG.LIBREOFFICE.REGEX([$Part1.C37];&quot;\d+.&quot;;;1)))" office:value-type="string" office:string-value="8 " calcext:value-type="string">
            <text:p>8 </text:p>
          </table:table-cell>
          <table:table-cell table:formula="of:=IF(ISBLANK([$Input.C35]);0;IF(ISNA(ORG.LIBREOFFICE.REGEX([$Input.C35];&quot;\d+.red&quot;;;1));0;ORG.LIBREOFFICE.REGEX([$Part1.F37];&quot;\d+.&quot;;;1)))" office:value-type="string" office:string-value="3 " calcext:value-type="string">
            <text:p>3 </text:p>
          </table:table-cell>
          <table:table-cell table:formula="of:=IF(ISBLANK([$Input.D35]);0;IF(ISNA(ORG.LIBREOFFICE.REGEX([$Input.D35];&quot;\d+.red&quot;;;1));0;ORG.LIBREOFFICE.REGEX([$Part1.I37];&quot;\d+.&quot;;;1)))" office:value-type="string" office:string-value="3 " calcext:value-type="string">
            <text:p>3 </text:p>
          </table:table-cell>
          <table:table-cell table:formula="of:=IF(ISBLANK([$Input.E35]);0;IF(ISNA(ORG.LIBREOFFICE.REGEX([$Input.E35];&quot;\d+.red&quot;;;1));0;ORG.LIBREOFFICE.REGEX([$Part1.L37];&quot;\d+.&quot;;;1)))" office:value-type="string" office:string-value="7 " calcext:value-type="string">
            <text:p>7 </text:p>
          </table:table-cell>
          <table:table-cell table:formula="of:=IF(ISBLANK([$Input.F35]);0;IF(ISNA(ORG.LIBREOFFICE.REGEX([$Input.F35];&quot;\d+.red&quot;;;1));0;ORG.LIBREOFFICE.REGEX([$Part1.O37];&quot;\d+.&quot;;;1)))" office:value-type="string" office:string-value="3 " calcext:value-type="string">
            <text:p>3 </text:p>
          </table:table-cell>
          <table:table-cell table:style-name="ce11" table:formula="of:=IF(ISBLANK([$Input.G35]);0;IF(ISNA(ORG.LIBREOFFICE.REGEX([$Input.G35];&quot;\d+.red&quot;;;1));0;ORG.LIBREOFFICE.REGEX([$Part1.R37];&quot;\d+.&quot;;;1)))" office:value-type="float" office:value="0" calcext:value-type="float">
            <text:p>0</text:p>
          </table:table-cell>
          <table:table-cell table:style-name="ce5" table:formula="of:=IF(ISBLANK([$Input.B35]);0;IF(ISNA(ORG.LIBREOFFICE.REGEX([$Input.B35];&quot;\d+.green&quot;;;1));0;ORG.LIBREOFFICE.REGEX([$Part1.E37];&quot;\d+.&quot;;;1)))" office:value-type="float" office:value="0" calcext:value-type="float">
            <text:p>0</text:p>
          </table:table-cell>
          <table:table-cell table:style-name="ce22" table:formula="of:=IF(ISBLANK([$Input.C35]);0;IF(ISNA(ORG.LIBREOFFICE.REGEX([$Input.C35];&quot;\d+.green&quot;;;1));0;ORG.LIBREOFFICE.REGEX([$Part1.H37];&quot;\d+.&quot;;;1)))" office:value-type="float" office:value="0" calcext:value-type="float">
            <text:p>0</text:p>
          </table:table-cell>
          <table:table-cell table:style-name="ce22" table:formula="of:=IF(ISBLANK([$Input.D35]);0;IF(ISNA(ORG.LIBREOFFICE.REGEX([$Input.D35];&quot;\d+.green&quot;;;1));0;ORG.LIBREOFFICE.REGEX([$Part1.K37];&quot;\d+.&quot;;;1)))" office:value-type="float" office:value="0" calcext:value-type="float">
            <text:p>0</text:p>
          </table:table-cell>
          <table:table-cell table:style-name="ce22" table:formula="of:=IF(ISBLANK([$Input.E35]);0;IF(ISNA(ORG.LIBREOFFICE.REGEX([$Input.E35];&quot;\d+.green&quot;;;1));0;ORG.LIBREOFFICE.REGEX([$Part1.N37];&quot;\d+.&quot;;;1)))" office:value-type="float" office:value="0" calcext:value-type="float">
            <text:p>0</text:p>
          </table:table-cell>
          <table:table-cell table:style-name="ce22" table:formula="of:=IF(ISBLANK([$Input.F35]);0;IF(ISNA(ORG.LIBREOFFICE.REGEX([$Input.F35];&quot;\d+.green&quot;;;1));0;ORG.LIBREOFFICE.REGEX([$Part1.Q37];&quot;\d+.&quot;;;1)))" office:value-type="string" office:string-value="1 " calcext:value-type="string">
            <text:p>1 </text:p>
          </table:table-cell>
          <table:table-cell table:style-name="ce11" table:formula="of:=IF(ISBLANK([$Input.G35]);0;IF(ISNA(ORG.LIBREOFFICE.REGEX([$Input.G35];&quot;\d+.green&quot;;;1));0;ORG.LIBREOFFICE.REGEX([$Part1.T37];&quot;\d+.&quot;;;1)))" office:value-type="float" office:value="0" calcext:value-type="float">
            <text:p>0</text:p>
          </table:table-cell>
          <table:table-cell table:style-name="ce5" table:formula="of:=IF(ISBLANK([$Input.B35]);0;IF(ISNA(ORG.LIBREOFFICE.REGEX([$Input.B35];&quot;\d+.blue&quot;;;1));0;ORG.LIBREOFFICE.REGEX([$Part1.D37];&quot;\d+.&quot;;;1)))" office:value-type="string" office:string-value="7 " calcext:value-type="string">
            <text:p>7 </text:p>
          </table:table-cell>
          <table:table-cell table:style-name="ce22" table:formula="of:=IF(ISBLANK([$Input.C35]);0;IF(ISNA(ORG.LIBREOFFICE.REGEX([$Input.C35];&quot;\d+.blue&quot;;;1));0;ORG.LIBREOFFICE.REGEX([$Part1.G37];&quot;\d+.&quot;;;1)))" office:value-type="string" office:string-value="2 " calcext:value-type="string">
            <text:p>2 </text:p>
          </table:table-cell>
          <table:table-cell table:style-name="ce22" table:formula="of:=IF(ISBLANK([$Input.D35]);0;IF(ISNA(ORG.LIBREOFFICE.REGEX([$Input.D35];&quot;\d+.blue&quot;;;1));0;ORG.LIBREOFFICE.REGEX([$Part1.J37];&quot;\d+.&quot;;;1)))" office:value-type="string" office:string-value="4 " calcext:value-type="string">
            <text:p>4 </text:p>
          </table:table-cell>
          <table:table-cell table:style-name="ce22" table:formula="of:=IF(ISBLANK([$Input.E35]);0;IF(ISNA(ORG.LIBREOFFICE.REGEX([$Input.E35];&quot;\d+.blue&quot;;;1));0;ORG.LIBREOFFICE.REGEX([$Part1.M37];&quot;\d+.&quot;;;1)))" office:value-type="string" office:string-value="4 " calcext:value-type="string">
            <text:p>4 </text:p>
          </table:table-cell>
          <table:table-cell table:style-name="ce22" table:formula="of:=IF(ISBLANK([$Input.F35]);0;IF(ISNA(ORG.LIBREOFFICE.REGEX([$Input.F35];&quot;\d+.blue&quot;;;1));0;ORG.LIBREOFFICE.REGEX([$Part1.P37];&quot;\d+.&quot;;;1)))" office:value-type="string" office:string-value="1 " calcext:value-type="string">
            <text:p>1 </text:p>
          </table:table-cell>
          <table:table-cell table:style-name="ce11" table:formula="of:=IF(ISBLANK([$Input.G35]);0;IF(ISNA(ORG.LIBREOFFICE.REGEX([$Input.G35];&quot;\d+.blue&quot;;;1));0;ORG.LIBREOFFICE.REGEX([$Part1.S37];&quot;\d+.&quot;;;1)))" office:value-type="float" office:value="0" calcext:value-type="float">
            <text:p>0</text:p>
          </table:table-cell>
          <table:table-cell/>
          <table:table-cell table:formula="of:=MAX(NUMBERVALUE([.B37]);NUMBERVALUE([.C37]);NUMBERVALUE([.D37]);NUMBERVALUE([.E37]);NUMBERVALUE([.F37]);NUMBERVALUE([.G37]))" office:value-type="float" office:value="8" calcext:value-type="float">
            <text:p>8</text:p>
          </table:table-cell>
          <table:table-cell table:formula="of:=MAX(NUMBERVALUE([.H37]);NUMBERVALUE([.I37]);NUMBERVALUE([.J37]);NUMBERVALUE([.K37]);NUMBERVALUE([.L37]);NUMBERVALUE([.M37]))" office:value-type="float" office:value="1" calcext:value-type="float">
            <text:p>1</text:p>
          </table:table-cell>
          <table:table-cell table:formula="of:=MAX(NUMBERVALUE([.N37]);NUMBERVALUE([.O37]);NUMBERVALUE([.P37]);NUMBERVALUE([.Q37]);NUMBERVALUE([.R37]);NUMBERVALUE([.S37]))" office:value-type="float" office:value="7" calcext:value-type="float">
            <text:p>7</text:p>
          </table:table-cell>
          <table:table-cell/>
          <table:table-cell table:formula="of:=[.U37]*[.V37]*[.W3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$Input.A36]" office:value-type="string" office:string-value="Game 36" calcext:value-type="string">
            <text:p>Game 36</text:p>
          </table:table-cell>
          <table:table-cell table:style-name="ce5" table:formula="of:=IF(ISBLANK([$Input.B36]);0;IF(ISNA(ORG.LIBREOFFICE.REGEX([$Input.B36];&quot;\d+.red&quot;;;1));0;ORG.LIBREOFFICE.REGEX([$Part1.C38];&quot;\d+.&quot;;;1)))" office:value-type="string" office:string-value="1 " calcext:value-type="string">
            <text:p>1 </text:p>
          </table:table-cell>
          <table:table-cell table:formula="of:=IF(ISBLANK([$Input.C36]);0;IF(ISNA(ORG.LIBREOFFICE.REGEX([$Input.C36];&quot;\d+.red&quot;;;1));0;ORG.LIBREOFFICE.REGEX([$Part1.F38];&quot;\d+.&quot;;;1)))" office:value-type="string" office:string-value="1 " calcext:value-type="string">
            <text:p>1 </text:p>
          </table:table-cell>
          <table:table-cell table:formula="of:=IF(ISBLANK([$Input.D36]);0;IF(ISNA(ORG.LIBREOFFICE.REGEX([$Input.D36];&quot;\d+.red&quot;;;1));0;ORG.LIBREOFFICE.REGEX([$Part1.I38];&quot;\d+.&quot;;;1)))" office:value-type="string" office:string-value="8 " calcext:value-type="string">
            <text:p>8 </text:p>
          </table:table-cell>
          <table:table-cell table:formula="of:=IF(ISBLANK([$Input.E36]);0;IF(ISNA(ORG.LIBREOFFICE.REGEX([$Input.E36];&quot;\d+.red&quot;;;1));0;ORG.LIBREOFFICE.REGEX([$Part1.L38];&quot;\d+.&quot;;;1)))" office:value-type="string" office:string-value="2 " calcext:value-type="string">
            <text:p>2 </text:p>
          </table:table-cell>
          <table:table-cell table:formula="of:=IF(ISBLANK([$Input.F36]);0;IF(ISNA(ORG.LIBREOFFICE.REGEX([$Input.F36];&quot;\d+.red&quot;;;1));0;ORG.LIBREOFFICE.REGEX([$Part1.O38];&quot;\d+.&quot;;;1)))" office:value-type="float" office:value="0" calcext:value-type="float">
            <text:p>0</text:p>
          </table:table-cell>
          <table:table-cell table:style-name="ce11" table:formula="of:=IF(ISBLANK([$Input.G36]);0;IF(ISNA(ORG.LIBREOFFICE.REGEX([$Input.G36];&quot;\d+.red&quot;;;1));0;ORG.LIBREOFFICE.REGEX([$Part1.R38];&quot;\d+.&quot;;;1)))" office:value-type="float" office:value="0" calcext:value-type="float">
            <text:p>0</text:p>
          </table:table-cell>
          <table:table-cell table:style-name="ce5" table:formula="of:=IF(ISBLANK([$Input.B36]);0;IF(ISNA(ORG.LIBREOFFICE.REGEX([$Input.B36];&quot;\d+.green&quot;;;1));0;ORG.LIBREOFFICE.REGEX([$Part1.E38];&quot;\d+.&quot;;;1)))" office:value-type="string" office:string-value="8 " calcext:value-type="string">
            <text:p>8 </text:p>
          </table:table-cell>
          <table:table-cell table:style-name="ce22" table:formula="of:=IF(ISBLANK([$Input.C36]);0;IF(ISNA(ORG.LIBREOFFICE.REGEX([$Input.C36];&quot;\d+.green&quot;;;1));0;ORG.LIBREOFFICE.REGEX([$Part1.H38];&quot;\d+.&quot;;;1)))" office:value-type="string" office:string-value="6 " calcext:value-type="string">
            <text:p>6 </text:p>
          </table:table-cell>
          <table:table-cell table:style-name="ce22" table:formula="of:=IF(ISBLANK([$Input.D36]);0;IF(ISNA(ORG.LIBREOFFICE.REGEX([$Input.D36];&quot;\d+.green&quot;;;1));0;ORG.LIBREOFFICE.REGEX([$Part1.K38];&quot;\d+.&quot;;;1)))" office:value-type="string" office:string-value="3 " calcext:value-type="string">
            <text:p>3 </text:p>
          </table:table-cell>
          <table:table-cell table:style-name="ce22" table:formula="of:=IF(ISBLANK([$Input.E36]);0;IF(ISNA(ORG.LIBREOFFICE.REGEX([$Input.E36];&quot;\d+.green&quot;;;1));0;ORG.LIBREOFFICE.REGEX([$Part1.N38];&quot;\d+.&quot;;;1)))" office:value-type="string" office:string-value="1 " calcext:value-type="string">
            <text:p>1 </text:p>
          </table:table-cell>
          <table:table-cell table:style-name="ce22" table:formula="of:=IF(ISBLANK([$Input.F36]);0;IF(ISNA(ORG.LIBREOFFICE.REGEX([$Input.F36];&quot;\d+.green&quot;;;1));0;ORG.LIBREOFFICE.REGEX([$Part1.Q38];&quot;\d+.&quot;;;1)))" office:value-type="float" office:value="0" calcext:value-type="float">
            <text:p>0</text:p>
          </table:table-cell>
          <table:table-cell table:style-name="ce11" table:formula="of:=IF(ISBLANK([$Input.G36]);0;IF(ISNA(ORG.LIBREOFFICE.REGEX([$Input.G36];&quot;\d+.green&quot;;;1));0;ORG.LIBREOFFICE.REGEX([$Part1.T38];&quot;\d+.&quot;;;1)))" office:value-type="float" office:value="0" calcext:value-type="float">
            <text:p>0</text:p>
          </table:table-cell>
          <table:table-cell table:style-name="ce5" table:formula="of:=IF(ISBLANK([$Input.B36]);0;IF(ISNA(ORG.LIBREOFFICE.REGEX([$Input.B36];&quot;\d+.blue&quot;;;1));0;ORG.LIBREOFFICE.REGEX([$Part1.D38];&quot;\d+.&quot;;;1)))" office:value-type="float" office:value="0" calcext:value-type="float">
            <text:p>0</text:p>
          </table:table-cell>
          <table:table-cell table:style-name="ce22" table:formula="of:=IF(ISBLANK([$Input.C36]);0;IF(ISNA(ORG.LIBREOFFICE.REGEX([$Input.C36];&quot;\d+.blue&quot;;;1));0;ORG.LIBREOFFICE.REGEX([$Part1.G38];&quot;\d+.&quot;;;1)))" office:value-type="float" office:value="0" calcext:value-type="float">
            <text:p>0</text:p>
          </table:table-cell>
          <table:table-cell table:style-name="ce22" table:formula="of:=IF(ISBLANK([$Input.D36]);0;IF(ISNA(ORG.LIBREOFFICE.REGEX([$Input.D36];&quot;\d+.blue&quot;;;1));0;ORG.LIBREOFFICE.REGEX([$Part1.J38];&quot;\d+.&quot;;;1)))" office:value-type="float" office:value="0" calcext:value-type="float">
            <text:p>0</text:p>
          </table:table-cell>
          <table:table-cell table:style-name="ce22" table:formula="of:=IF(ISBLANK([$Input.E36]);0;IF(ISNA(ORG.LIBREOFFICE.REGEX([$Input.E36];&quot;\d+.blue&quot;;;1));0;ORG.LIBREOFFICE.REGEX([$Part1.M38];&quot;\d+.&quot;;;1)))" office:value-type="string" office:string-value="1 " calcext:value-type="string">
            <text:p>1 </text:p>
          </table:table-cell>
          <table:table-cell table:style-name="ce22" table:formula="of:=IF(ISBLANK([$Input.F36]);0;IF(ISNA(ORG.LIBREOFFICE.REGEX([$Input.F36];&quot;\d+.blue&quot;;;1));0;ORG.LIBREOFFICE.REGEX([$Part1.P38];&quot;\d+.&quot;;;1)))" office:value-type="float" office:value="0" calcext:value-type="float">
            <text:p>0</text:p>
          </table:table-cell>
          <table:table-cell table:style-name="ce11" table:formula="of:=IF(ISBLANK([$Input.G36]);0;IF(ISNA(ORG.LIBREOFFICE.REGEX([$Input.G36];&quot;\d+.blue&quot;;;1));0;ORG.LIBREOFFICE.REGEX([$Part1.S38];&quot;\d+.&quot;;;1)))" office:value-type="float" office:value="0" calcext:value-type="float">
            <text:p>0</text:p>
          </table:table-cell>
          <table:table-cell/>
          <table:table-cell table:formula="of:=MAX(NUMBERVALUE([.B38]);NUMBERVALUE([.C38]);NUMBERVALUE([.D38]);NUMBERVALUE([.E38]);NUMBERVALUE([.F38]);NUMBERVALUE([.G38]))" office:value-type="float" office:value="8" calcext:value-type="float">
            <text:p>8</text:p>
          </table:table-cell>
          <table:table-cell table:formula="of:=MAX(NUMBERVALUE([.H38]);NUMBERVALUE([.I38]);NUMBERVALUE([.J38]);NUMBERVALUE([.K38]);NUMBERVALUE([.L38]);NUMBERVALUE([.M38]))" office:value-type="float" office:value="8" calcext:value-type="float">
            <text:p>8</text:p>
          </table:table-cell>
          <table:table-cell table:formula="of:=MAX(NUMBERVALUE([.N38]);NUMBERVALUE([.O38]);NUMBERVALUE([.P38]);NUMBERVALUE([.Q38]);NUMBERVALUE([.R38]);NUMBERVALUE([.S38]))" office:value-type="float" office:value="1" calcext:value-type="float">
            <text:p>1</text:p>
          </table:table-cell>
          <table:table-cell/>
          <table:table-cell table:formula="of:=[.U38]*[.V38]*[.W38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[$Input.A37]" office:value-type="string" office:string-value="Game 37" calcext:value-type="string">
            <text:p>Game 37</text:p>
          </table:table-cell>
          <table:table-cell table:style-name="ce5" table:formula="of:=IF(ISBLANK([$Input.B37]);0;IF(ISNA(ORG.LIBREOFFICE.REGEX([$Input.B37];&quot;\d+.red&quot;;;1));0;ORG.LIBREOFFICE.REGEX([$Part1.C39];&quot;\d+.&quot;;;1)))" office:value-type="string" office:string-value="13 " calcext:value-type="string">
            <text:p>13 </text:p>
          </table:table-cell>
          <table:table-cell table:formula="of:=IF(ISBLANK([$Input.C37]);0;IF(ISNA(ORG.LIBREOFFICE.REGEX([$Input.C37];&quot;\d+.red&quot;;;1));0;ORG.LIBREOFFICE.REGEX([$Part1.F39];&quot;\d+.&quot;;;1)))" office:value-type="string" office:string-value="7 " calcext:value-type="string">
            <text:p>7 </text:p>
          </table:table-cell>
          <table:table-cell table:formula="of:=IF(ISBLANK([$Input.D37]);0;IF(ISNA(ORG.LIBREOFFICE.REGEX([$Input.D37];&quot;\d+.red&quot;;;1));0;ORG.LIBREOFFICE.REGEX([$Part1.I39];&quot;\d+.&quot;;;1)))" office:value-type="string" office:string-value="5 " calcext:value-type="string">
            <text:p>5 </text:p>
          </table:table-cell>
          <table:table-cell table:formula="of:=IF(ISBLANK([$Input.E37]);0;IF(ISNA(ORG.LIBREOFFICE.REGEX([$Input.E37];&quot;\d+.red&quot;;;1));0;ORG.LIBREOFFICE.REGEX([$Part1.L39];&quot;\d+.&quot;;;1)))" office:value-type="string" office:string-value="3 " calcext:value-type="string">
            <text:p>3 </text:p>
          </table:table-cell>
          <table:table-cell table:formula="of:=IF(ISBLANK([$Input.F37]);0;IF(ISNA(ORG.LIBREOFFICE.REGEX([$Input.F37];&quot;\d+.red&quot;;;1));0;ORG.LIBREOFFICE.REGEX([$Part1.O39];&quot;\d+.&quot;;;1)))" office:value-type="string" office:string-value="12 " calcext:value-type="string">
            <text:p>12 </text:p>
          </table:table-cell>
          <table:table-cell table:style-name="ce11" table:formula="of:=IF(ISBLANK([$Input.G37]);0;IF(ISNA(ORG.LIBREOFFICE.REGEX([$Input.G37];&quot;\d+.red&quot;;;1));0;ORG.LIBREOFFICE.REGEX([$Part1.R39];&quot;\d+.&quot;;;1)))" office:value-type="string" office:string-value="14 " calcext:value-type="string">
            <text:p>14 </text:p>
          </table:table-cell>
          <table:table-cell table:style-name="ce5" table:formula="of:=IF(ISBLANK([$Input.B37]);0;IF(ISNA(ORG.LIBREOFFICE.REGEX([$Input.B37];&quot;\d+.green&quot;;;1));0;ORG.LIBREOFFICE.REGEX([$Part1.E39];&quot;\d+.&quot;;;1)))" office:value-type="float" office:value="0" calcext:value-type="float">
            <text:p>0</text:p>
          </table:table-cell>
          <table:table-cell table:style-name="ce22" table:formula="of:=IF(ISBLANK([$Input.C37]);0;IF(ISNA(ORG.LIBREOFFICE.REGEX([$Input.C37];&quot;\d+.green&quot;;;1));0;ORG.LIBREOFFICE.REGEX([$Part1.H39];&quot;\d+.&quot;;;1)))" office:value-type="float" office:value="0" calcext:value-type="float">
            <text:p>0</text:p>
          </table:table-cell>
          <table:table-cell table:style-name="ce22" table:formula="of:=IF(ISBLANK([$Input.D37]);0;IF(ISNA(ORG.LIBREOFFICE.REGEX([$Input.D37];&quot;\d+.green&quot;;;1));0;ORG.LIBREOFFICE.REGEX([$Part1.K39];&quot;\d+.&quot;;;1)))" office:value-type="string" office:string-value="1 " calcext:value-type="string">
            <text:p>1 </text:p>
          </table:table-cell>
          <table:table-cell table:style-name="ce22" table:formula="of:=IF(ISBLANK([$Input.E37]);0;IF(ISNA(ORG.LIBREOFFICE.REGEX([$Input.E37];&quot;\d+.green&quot;;;1));0;ORG.LIBREOFFICE.REGEX([$Part1.N39];&quot;\d+.&quot;;;1)))" office:value-type="float" office:value="0" calcext:value-type="float">
            <text:p>0</text:p>
          </table:table-cell>
          <table:table-cell table:style-name="ce22" table:formula="of:=IF(ISBLANK([$Input.F37]);0;IF(ISNA(ORG.LIBREOFFICE.REGEX([$Input.F37];&quot;\d+.green&quot;;;1));0;ORG.LIBREOFFICE.REGEX([$Part1.Q39];&quot;\d+.&quot;;;1)))" office:value-type="string" office:string-value="1 " calcext:value-type="string">
            <text:p>1 </text:p>
          </table:table-cell>
          <table:table-cell table:style-name="ce11" table:formula="of:=IF(ISBLANK([$Input.G37]);0;IF(ISNA(ORG.LIBREOFFICE.REGEX([$Input.G37];&quot;\d+.green&quot;;;1));0;ORG.LIBREOFFICE.REGEX([$Part1.T39];&quot;\d+.&quot;;;1)))" office:value-type="float" office:value="0" calcext:value-type="float">
            <text:p>0</text:p>
          </table:table-cell>
          <table:table-cell table:style-name="ce5" table:formula="of:=IF(ISBLANK([$Input.B37]);0;IF(ISNA(ORG.LIBREOFFICE.REGEX([$Input.B37];&quot;\d+.blue&quot;;;1));0;ORG.LIBREOFFICE.REGEX([$Part1.D39];&quot;\d+.&quot;;;1)))" office:value-type="string" office:string-value="3 " calcext:value-type="string">
            <text:p>3 </text:p>
          </table:table-cell>
          <table:table-cell table:style-name="ce22" table:formula="of:=IF(ISBLANK([$Input.C37]);0;IF(ISNA(ORG.LIBREOFFICE.REGEX([$Input.C37];&quot;\d+.blue&quot;;;1));0;ORG.LIBREOFFICE.REGEX([$Part1.G39];&quot;\d+.&quot;;;1)))" office:value-type="string" office:string-value="2 " calcext:value-type="string">
            <text:p>2 </text:p>
          </table:table-cell>
          <table:table-cell table:style-name="ce22" table:formula="of:=IF(ISBLANK([$Input.D37]);0;IF(ISNA(ORG.LIBREOFFICE.REGEX([$Input.D37];&quot;\d+.blue&quot;;;1));0;ORG.LIBREOFFICE.REGEX([$Part1.J39];&quot;\d+.&quot;;;1)))" office:value-type="float" office:value="0" calcext:value-type="float">
            <text:p>0</text:p>
          </table:table-cell>
          <table:table-cell table:style-name="ce22" table:formula="of:=IF(ISBLANK([$Input.E37]);0;IF(ISNA(ORG.LIBREOFFICE.REGEX([$Input.E37];&quot;\d+.blue&quot;;;1));0;ORG.LIBREOFFICE.REGEX([$Part1.M39];&quot;\d+.&quot;;;1)))" office:value-type="string" office:string-value="3 " calcext:value-type="string">
            <text:p>3 </text:p>
          </table:table-cell>
          <table:table-cell table:style-name="ce22" table:formula="of:=IF(ISBLANK([$Input.F37]);0;IF(ISNA(ORG.LIBREOFFICE.REGEX([$Input.F37];&quot;\d+.blue&quot;;;1));0;ORG.LIBREOFFICE.REGEX([$Part1.P39];&quot;\d+.&quot;;;1)))" office:value-type="string" office:string-value="1 " calcext:value-type="string">
            <text:p>1 </text:p>
          </table:table-cell>
          <table:table-cell table:style-name="ce11" table:formula="of:=IF(ISBLANK([$Input.G37]);0;IF(ISNA(ORG.LIBREOFFICE.REGEX([$Input.G37];&quot;\d+.blue&quot;;;1));0;ORG.LIBREOFFICE.REGEX([$Part1.S39];&quot;\d+.&quot;;;1)))" office:value-type="string" office:string-value="3 " calcext:value-type="string">
            <text:p>3 </text:p>
          </table:table-cell>
          <table:table-cell/>
          <table:table-cell table:formula="of:=MAX(NUMBERVALUE([.B39]);NUMBERVALUE([.C39]);NUMBERVALUE([.D39]);NUMBERVALUE([.E39]);NUMBERVALUE([.F39]);NUMBERVALUE([.G39]))" office:value-type="float" office:value="14" calcext:value-type="float">
            <text:p>14</text:p>
          </table:table-cell>
          <table:table-cell table:formula="of:=MAX(NUMBERVALUE([.H39]);NUMBERVALUE([.I39]);NUMBERVALUE([.J39]);NUMBERVALUE([.K39]);NUMBERVALUE([.L39]);NUMBERVALUE([.M39]))" office:value-type="float" office:value="1" calcext:value-type="float">
            <text:p>1</text:p>
          </table:table-cell>
          <table:table-cell table:formula="of:=MAX(NUMBERVALUE([.N39]);NUMBERVALUE([.O39]);NUMBERVALUE([.P39]);NUMBERVALUE([.Q39]);NUMBERVALUE([.R39]);NUMBERVALUE([.S39]))" office:value-type="float" office:value="3" calcext:value-type="float">
            <text:p>3</text:p>
          </table:table-cell>
          <table:table-cell/>
          <table:table-cell table:formula="of:=[.U39]*[.V39]*[.W39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$Input.A38]" office:value-type="string" office:string-value="Game 38" calcext:value-type="string">
            <text:p>Game 38</text:p>
          </table:table-cell>
          <table:table-cell table:style-name="ce5" table:formula="of:=IF(ISBLANK([$Input.B38]);0;IF(ISNA(ORG.LIBREOFFICE.REGEX([$Input.B38];&quot;\d+.red&quot;;;1));0;ORG.LIBREOFFICE.REGEX([$Part1.C40];&quot;\d+.&quot;;;1)))" office:value-type="string" office:string-value="18 " calcext:value-type="string">
            <text:p>18 </text:p>
          </table:table-cell>
          <table:table-cell table:formula="of:=IF(ISBLANK([$Input.C38]);0;IF(ISNA(ORG.LIBREOFFICE.REGEX([$Input.C38];&quot;\d+.red&quot;;;1));0;ORG.LIBREOFFICE.REGEX([$Part1.F40];&quot;\d+.&quot;;;1)))" office:value-type="string" office:string-value="11 " calcext:value-type="string">
            <text:p>11 </text:p>
          </table:table-cell>
          <table:table-cell table:formula="of:=IF(ISBLANK([$Input.D38]);0;IF(ISNA(ORG.LIBREOFFICE.REGEX([$Input.D38];&quot;\d+.red&quot;;;1));0;ORG.LIBREOFFICE.REGEX([$Part1.I40];&quot;\d+.&quot;;;1)))" office:value-type="string" office:string-value="1 " calcext:value-type="string">
            <text:p>1 </text:p>
          </table:table-cell>
          <table:table-cell table:formula="of:=IF(ISBLANK([$Input.E38]);0;IF(ISNA(ORG.LIBREOFFICE.REGEX([$Input.E38];&quot;\d+.red&quot;;;1));0;ORG.LIBREOFFICE.REGEX([$Part1.L40];&quot;\d+.&quot;;;1)))" office:value-type="string" office:string-value="16 " calcext:value-type="string">
            <text:p>16 </text:p>
          </table:table-cell>
          <table:table-cell table:formula="of:=IF(ISBLANK([$Input.F38]);0;IF(ISNA(ORG.LIBREOFFICE.REGEX([$Input.F38];&quot;\d+.red&quot;;;1));0;ORG.LIBREOFFICE.REGEX([$Part1.O40];&quot;\d+.&quot;;;1)))" office:value-type="float" office:value="0" calcext:value-type="float">
            <text:p>0</text:p>
          </table:table-cell>
          <table:table-cell table:style-name="ce11" table:formula="of:=IF(ISBLANK([$Input.G38]);0;IF(ISNA(ORG.LIBREOFFICE.REGEX([$Input.G38];&quot;\d+.red&quot;;;1));0;ORG.LIBREOFFICE.REGEX([$Part1.R40];&quot;\d+.&quot;;;1)))" office:value-type="float" office:value="0" calcext:value-type="float">
            <text:p>0</text:p>
          </table:table-cell>
          <table:table-cell table:style-name="ce5" table:formula="of:=IF(ISBLANK([$Input.B38]);0;IF(ISNA(ORG.LIBREOFFICE.REGEX([$Input.B38];&quot;\d+.green&quot;;;1));0;ORG.LIBREOFFICE.REGEX([$Part1.E40];&quot;\d+.&quot;;;1)))" office:value-type="string" office:string-value="12 " calcext:value-type="string">
            <text:p>12 </text:p>
          </table:table-cell>
          <table:table-cell table:style-name="ce22" table:formula="of:=IF(ISBLANK([$Input.C38]);0;IF(ISNA(ORG.LIBREOFFICE.REGEX([$Input.C38];&quot;\d+.green&quot;;;1));0;ORG.LIBREOFFICE.REGEX([$Part1.H40];&quot;\d+.&quot;;;1)))" office:value-type="string" office:string-value="6 " calcext:value-type="string">
            <text:p>6 </text:p>
          </table:table-cell>
          <table:table-cell table:style-name="ce22" table:formula="of:=IF(ISBLANK([$Input.D38]);0;IF(ISNA(ORG.LIBREOFFICE.REGEX([$Input.D38];&quot;\d+.green&quot;;;1));0;ORG.LIBREOFFICE.REGEX([$Part1.K40];&quot;\d+.&quot;;;1)))" office:value-type="string" office:string-value="9 " calcext:value-type="string">
            <text:p>9 </text:p>
          </table:table-cell>
          <table:table-cell table:style-name="ce22" table:formula="of:=IF(ISBLANK([$Input.E38]);0;IF(ISNA(ORG.LIBREOFFICE.REGEX([$Input.E38];&quot;\d+.green&quot;;;1));0;ORG.LIBREOFFICE.REGEX([$Part1.N40];&quot;\d+.&quot;;;1)))" office:value-type="string" office:string-value="9 " calcext:value-type="string">
            <text:p>9 </text:p>
          </table:table-cell>
          <table:table-cell table:style-name="ce22" table:formula="of:=IF(ISBLANK([$Input.F38]);0;IF(ISNA(ORG.LIBREOFFICE.REGEX([$Input.F38];&quot;\d+.green&quot;;;1));0;ORG.LIBREOFFICE.REGEX([$Part1.Q40];&quot;\d+.&quot;;;1)))" office:value-type="float" office:value="0" calcext:value-type="float">
            <text:p>0</text:p>
          </table:table-cell>
          <table:table-cell table:style-name="ce11" table:formula="of:=IF(ISBLANK([$Input.G38]);0;IF(ISNA(ORG.LIBREOFFICE.REGEX([$Input.G38];&quot;\d+.green&quot;;;1));0;ORG.LIBREOFFICE.REGEX([$Part1.T40];&quot;\d+.&quot;;;1)))" office:value-type="float" office:value="0" calcext:value-type="float">
            <text:p>0</text:p>
          </table:table-cell>
          <table:table-cell table:style-name="ce5" table:formula="of:=IF(ISBLANK([$Input.B38]);0;IF(ISNA(ORG.LIBREOFFICE.REGEX([$Input.B38];&quot;\d+.blue&quot;;;1));0;ORG.LIBREOFFICE.REGEX([$Part1.D40];&quot;\d+.&quot;;;1)))" office:value-type="string" office:string-value="7 " calcext:value-type="string">
            <text:p>7 </text:p>
          </table:table-cell>
          <table:table-cell table:style-name="ce22" table:formula="of:=IF(ISBLANK([$Input.C38]);0;IF(ISNA(ORG.LIBREOFFICE.REGEX([$Input.C38];&quot;\d+.blue&quot;;;1));0;ORG.LIBREOFFICE.REGEX([$Part1.G40];&quot;\d+.&quot;;;1)))" office:value-type="string" office:string-value="1 " calcext:value-type="string">
            <text:p>1 </text:p>
          </table:table-cell>
          <table:table-cell table:style-name="ce22" table:formula="of:=IF(ISBLANK([$Input.D38]);0;IF(ISNA(ORG.LIBREOFFICE.REGEX([$Input.D38];&quot;\d+.blue&quot;;;1));0;ORG.LIBREOFFICE.REGEX([$Part1.J40];&quot;\d+.&quot;;;1)))" office:value-type="float" office:value="0" calcext:value-type="float">
            <text:p>0</text:p>
          </table:table-cell>
          <table:table-cell table:style-name="ce22" table:formula="of:=IF(ISBLANK([$Input.E38]);0;IF(ISNA(ORG.LIBREOFFICE.REGEX([$Input.E38];&quot;\d+.blue&quot;;;1));0;ORG.LIBREOFFICE.REGEX([$Part1.M40];&quot;\d+.&quot;;;1)))" office:value-type="string" office:string-value="13 " calcext:value-type="string">
            <text:p>13 </text:p>
          </table:table-cell>
          <table:table-cell table:style-name="ce22" table:formula="of:=IF(ISBLANK([$Input.F38]);0;IF(ISNA(ORG.LIBREOFFICE.REGEX([$Input.F38];&quot;\d+.blue&quot;;;1));0;ORG.LIBREOFFICE.REGEX([$Part1.P40];&quot;\d+.&quot;;;1)))" office:value-type="float" office:value="0" calcext:value-type="float">
            <text:p>0</text:p>
          </table:table-cell>
          <table:table-cell table:style-name="ce11" table:formula="of:=IF(ISBLANK([$Input.G38]);0;IF(ISNA(ORG.LIBREOFFICE.REGEX([$Input.G38];&quot;\d+.blue&quot;;;1));0;ORG.LIBREOFFICE.REGEX([$Part1.S40];&quot;\d+.&quot;;;1)))" office:value-type="float" office:value="0" calcext:value-type="float">
            <text:p>0</text:p>
          </table:table-cell>
          <table:table-cell/>
          <table:table-cell table:formula="of:=MAX(NUMBERVALUE([.B40]);NUMBERVALUE([.C40]);NUMBERVALUE([.D40]);NUMBERVALUE([.E40]);NUMBERVALUE([.F40]);NUMBERVALUE([.G40]))" office:value-type="float" office:value="18" calcext:value-type="float">
            <text:p>18</text:p>
          </table:table-cell>
          <table:table-cell table:formula="of:=MAX(NUMBERVALUE([.H40]);NUMBERVALUE([.I40]);NUMBERVALUE([.J40]);NUMBERVALUE([.K40]);NUMBERVALUE([.L40]);NUMBERVALUE([.M40]))" office:value-type="float" office:value="12" calcext:value-type="float">
            <text:p>12</text:p>
          </table:table-cell>
          <table:table-cell table:formula="of:=MAX(NUMBERVALUE([.N40]);NUMBERVALUE([.O40]);NUMBERVALUE([.P40]);NUMBERVALUE([.Q40]);NUMBERVALUE([.R40]);NUMBERVALUE([.S40]))" office:value-type="float" office:value="13" calcext:value-type="float">
            <text:p>13</text:p>
          </table:table-cell>
          <table:table-cell/>
          <table:table-cell table:formula="of:=[.U40]*[.V40]*[.W40]" office:value-type="float" office:value="2808" calcext:value-type="float">
            <text:p>2808</text:p>
          </table:table-cell>
          <table:table-cell table:number-columns-repeated="2"/>
        </table:table-row>
        <table:table-row table:style-name="ro1">
          <table:table-cell table:formula="of:=[$Input.A39]" office:value-type="string" office:string-value="Game 39" calcext:value-type="string">
            <text:p>Game 39</text:p>
          </table:table-cell>
          <table:table-cell table:style-name="ce5" table:formula="of:=IF(ISBLANK([$Input.B39]);0;IF(ISNA(ORG.LIBREOFFICE.REGEX([$Input.B39];&quot;\d+.red&quot;;;1));0;ORG.LIBREOFFICE.REGEX([$Part1.C41];&quot;\d+.&quot;;;1)))" office:value-type="string" office:string-value="12 " calcext:value-type="string">
            <text:p>12 </text:p>
          </table:table-cell>
          <table:table-cell table:formula="of:=IF(ISBLANK([$Input.C39]);0;IF(ISNA(ORG.LIBREOFFICE.REGEX([$Input.C39];&quot;\d+.red&quot;;;1));0;ORG.LIBREOFFICE.REGEX([$Part1.F41];&quot;\d+.&quot;;;1)))" office:value-type="string" office:string-value="10 " calcext:value-type="string">
            <text:p>10 </text:p>
          </table:table-cell>
          <table:table-cell table:formula="of:=IF(ISBLANK([$Input.D39]);0;IF(ISNA(ORG.LIBREOFFICE.REGEX([$Input.D39];&quot;\d+.red&quot;;;1));0;ORG.LIBREOFFICE.REGEX([$Part1.I41];&quot;\d+.&quot;;;1)))" office:value-type="string" office:string-value="5 " calcext:value-type="string">
            <text:p>5 </text:p>
          </table:table-cell>
          <table:table-cell table:formula="of:=IF(ISBLANK([$Input.E39]);0;IF(ISNA(ORG.LIBREOFFICE.REGEX([$Input.E39];&quot;\d+.red&quot;;;1));0;ORG.LIBREOFFICE.REGEX([$Part1.L41];&quot;\d+.&quot;;;1)))" office:value-type="float" office:value="0" calcext:value-type="float">
            <text:p>0</text:p>
          </table:table-cell>
          <table:table-cell table:formula="of:=IF(ISBLANK([$Input.F39]);0;IF(ISNA(ORG.LIBREOFFICE.REGEX([$Input.F39];&quot;\d+.red&quot;;;1));0;ORG.LIBREOFFICE.REGEX([$Part1.O41];&quot;\d+.&quot;;;1)))" office:value-type="string" office:string-value="7 " calcext:value-type="string">
            <text:p>7 </text:p>
          </table:table-cell>
          <table:table-cell table:style-name="ce11" table:formula="of:=IF(ISBLANK([$Input.G39]);0;IF(ISNA(ORG.LIBREOFFICE.REGEX([$Input.G39];&quot;\d+.red&quot;;;1));0;ORG.LIBREOFFICE.REGEX([$Part1.R41];&quot;\d+.&quot;;;1)))" office:value-type="string" office:string-value="1 " calcext:value-type="string">
            <text:p>1 </text:p>
          </table:table-cell>
          <table:table-cell table:style-name="ce5" table:formula="of:=IF(ISBLANK([$Input.B39]);0;IF(ISNA(ORG.LIBREOFFICE.REGEX([$Input.B39];&quot;\d+.green&quot;;;1));0;ORG.LIBREOFFICE.REGEX([$Part1.E41];&quot;\d+.&quot;;;1)))" office:value-type="string" office:string-value="3 " calcext:value-type="string">
            <text:p>3 </text:p>
          </table:table-cell>
          <table:table-cell table:style-name="ce22" table:formula="of:=IF(ISBLANK([$Input.C39]);0;IF(ISNA(ORG.LIBREOFFICE.REGEX([$Input.C39];&quot;\d+.green&quot;;;1));0;ORG.LIBREOFFICE.REGEX([$Part1.H41];&quot;\d+.&quot;;;1)))" office:value-type="string" office:string-value="3 " calcext:value-type="string">
            <text:p>3 </text:p>
          </table:table-cell>
          <table:table-cell table:style-name="ce22" table:formula="of:=IF(ISBLANK([$Input.D39]);0;IF(ISNA(ORG.LIBREOFFICE.REGEX([$Input.D39];&quot;\d+.green&quot;;;1));0;ORG.LIBREOFFICE.REGEX([$Part1.K41];&quot;\d+.&quot;;;1)))" office:value-type="float" office:value="0" calcext:value-type="float">
            <text:p>0</text:p>
          </table:table-cell>
          <table:table-cell table:style-name="ce22" table:formula="of:=IF(ISBLANK([$Input.E39]);0;IF(ISNA(ORG.LIBREOFFICE.REGEX([$Input.E39];&quot;\d+.green&quot;;;1));0;ORG.LIBREOFFICE.REGEX([$Part1.N41];&quot;\d+.&quot;;;1)))" office:value-type="string" office:string-value="1 " calcext:value-type="string">
            <text:p>1 </text:p>
          </table:table-cell>
          <table:table-cell table:style-name="ce22" table:formula="of:=IF(ISBLANK([$Input.F39]);0;IF(ISNA(ORG.LIBREOFFICE.REGEX([$Input.F39];&quot;\d+.green&quot;;;1));0;ORG.LIBREOFFICE.REGEX([$Part1.Q41];&quot;\d+.&quot;;;1)))" office:value-type="string" office:string-value="4 " calcext:value-type="string">
            <text:p>4 </text:p>
          </table:table-cell>
          <table:table-cell table:style-name="ce11" table:formula="of:=IF(ISBLANK([$Input.G39]);0;IF(ISNA(ORG.LIBREOFFICE.REGEX([$Input.G39];&quot;\d+.green&quot;;;1));0;ORG.LIBREOFFICE.REGEX([$Part1.T41];&quot;\d+.&quot;;;1)))" office:value-type="string" office:string-value="2 " calcext:value-type="string">
            <text:p>2 </text:p>
          </table:table-cell>
          <table:table-cell table:style-name="ce5" table:formula="of:=IF(ISBLANK([$Input.B39]);0;IF(ISNA(ORG.LIBREOFFICE.REGEX([$Input.B39];&quot;\d+.blue&quot;;;1));0;ORG.LIBREOFFICE.REGEX([$Part1.D41];&quot;\d+.&quot;;;1)))" office:value-type="string" office:string-value="2 " calcext:value-type="string">
            <text:p>2 </text:p>
          </table:table-cell>
          <table:table-cell table:style-name="ce22" table:formula="of:=IF(ISBLANK([$Input.C39]);0;IF(ISNA(ORG.LIBREOFFICE.REGEX([$Input.C39];&quot;\d+.blue&quot;;;1));0;ORG.LIBREOFFICE.REGEX([$Part1.G41];&quot;\d+.&quot;;;1)))" office:value-type="string" office:string-value="3 " calcext:value-type="string">
            <text:p>3 </text:p>
          </table:table-cell>
          <table:table-cell table:style-name="ce22" table:formula="of:=IF(ISBLANK([$Input.D39]);0;IF(ISNA(ORG.LIBREOFFICE.REGEX([$Input.D39];&quot;\d+.blue&quot;;;1));0;ORG.LIBREOFFICE.REGEX([$Part1.J41];&quot;\d+.&quot;;;1)))" office:value-type="string" office:string-value="2 " calcext:value-type="string">
            <text:p>2 </text:p>
          </table:table-cell>
          <table:table-cell table:style-name="ce22" table:formula="of:=IF(ISBLANK([$Input.E39]);0;IF(ISNA(ORG.LIBREOFFICE.REGEX([$Input.E39];&quot;\d+.blue&quot;;;1));0;ORG.LIBREOFFICE.REGEX([$Part1.M41];&quot;\d+.&quot;;;1)))" office:value-type="string" office:string-value="2 " calcext:value-type="string">
            <text:p>2 </text:p>
          </table:table-cell>
          <table:table-cell table:style-name="ce22" table:formula="of:=IF(ISBLANK([$Input.F39]);0;IF(ISNA(ORG.LIBREOFFICE.REGEX([$Input.F39];&quot;\d+.blue&quot;;;1));0;ORG.LIBREOFFICE.REGEX([$Part1.P41];&quot;\d+.&quot;;;1)))" office:value-type="string" office:string-value="5 " calcext:value-type="string">
            <text:p>5 </text:p>
          </table:table-cell>
          <table:table-cell table:style-name="ce11" table:formula="of:=IF(ISBLANK([$Input.G39]);0;IF(ISNA(ORG.LIBREOFFICE.REGEX([$Input.G39];&quot;\d+.blue&quot;;;1));0;ORG.LIBREOFFICE.REGEX([$Part1.S41];&quot;\d+.&quot;;;1)))" office:value-type="float" office:value="0" calcext:value-type="float">
            <text:p>0</text:p>
          </table:table-cell>
          <table:table-cell/>
          <table:table-cell table:formula="of:=MAX(NUMBERVALUE([.B41]);NUMBERVALUE([.C41]);NUMBERVALUE([.D41]);NUMBERVALUE([.E41]);NUMBERVALUE([.F41]);NUMBERVALUE([.G41]))" office:value-type="float" office:value="12" calcext:value-type="float">
            <text:p>12</text:p>
          </table:table-cell>
          <table:table-cell table:formula="of:=MAX(NUMBERVALUE([.H41]);NUMBERVALUE([.I41]);NUMBERVALUE([.J41]);NUMBERVALUE([.K41]);NUMBERVALUE([.L41]);NUMBERVALUE([.M41]))" office:value-type="float" office:value="4" calcext:value-type="float">
            <text:p>4</text:p>
          </table:table-cell>
          <table:table-cell table:formula="of:=MAX(NUMBERVALUE([.N41]);NUMBERVALUE([.O41]);NUMBERVALUE([.P41]);NUMBERVALUE([.Q41]);NUMBERVALUE([.R41]);NUMBERVALUE([.S41]))" office:value-type="float" office:value="5" calcext:value-type="float">
            <text:p>5</text:p>
          </table:table-cell>
          <table:table-cell/>
          <table:table-cell table:formula="of:=[.U41]*[.V41]*[.W41]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formula="of:=[$Input.A40]" office:value-type="string" office:string-value="Game 40" calcext:value-type="string">
            <text:p>Game 40</text:p>
          </table:table-cell>
          <table:table-cell table:style-name="ce5" table:formula="of:=IF(ISBLANK([$Input.B40]);0;IF(ISNA(ORG.LIBREOFFICE.REGEX([$Input.B40];&quot;\d+.red&quot;;;1));0;ORG.LIBREOFFICE.REGEX([$Part1.C42];&quot;\d+.&quot;;;1)))" office:value-type="string" office:string-value="1 " calcext:value-type="string">
            <text:p>1 </text:p>
          </table:table-cell>
          <table:table-cell table:formula="of:=IF(ISBLANK([$Input.C40]);0;IF(ISNA(ORG.LIBREOFFICE.REGEX([$Input.C40];&quot;\d+.red&quot;;;1));0;ORG.LIBREOFFICE.REGEX([$Part1.F42];&quot;\d+.&quot;;;1)))" office:value-type="string" office:string-value="1 " calcext:value-type="string">
            <text:p>1 </text:p>
          </table:table-cell>
          <table:table-cell table:formula="of:=IF(ISBLANK([$Input.D40]);0;IF(ISNA(ORG.LIBREOFFICE.REGEX([$Input.D40];&quot;\d+.red&quot;;;1));0;ORG.LIBREOFFICE.REGEX([$Part1.I42];&quot;\d+.&quot;;;1)))" office:value-type="string" office:string-value="3 " calcext:value-type="string">
            <text:p>3 </text:p>
          </table:table-cell>
          <table:table-cell table:formula="of:=IF(ISBLANK([$Input.E40]);0;IF(ISNA(ORG.LIBREOFFICE.REGEX([$Input.E40];&quot;\d+.red&quot;;;1));0;ORG.LIBREOFFICE.REGEX([$Part1.L42];&quot;\d+.&quot;;;1)))" office:value-type="string" office:string-value="1 " calcext:value-type="string">
            <text:p>1 </text:p>
          </table:table-cell>
          <table:table-cell table:formula="of:=IF(ISBLANK([$Input.F40]);0;IF(ISNA(ORG.LIBREOFFICE.REGEX([$Input.F40];&quot;\d+.red&quot;;;1));0;ORG.LIBREOFFICE.REGEX([$Part1.O42];&quot;\d+.&quot;;;1)))" office:value-type="string" office:string-value="1 " calcext:value-type="string">
            <text:p>1 </text:p>
          </table:table-cell>
          <table:table-cell table:style-name="ce11" table:formula="of:=IF(ISBLANK([$Input.G40]);0;IF(ISNA(ORG.LIBREOFFICE.REGEX([$Input.G40];&quot;\d+.red&quot;;;1));0;ORG.LIBREOFFICE.REGEX([$Part1.R42];&quot;\d+.&quot;;;1)))" office:value-type="float" office:value="0" calcext:value-type="float">
            <text:p>0</text:p>
          </table:table-cell>
          <table:table-cell table:style-name="ce5" table:formula="of:=IF(ISBLANK([$Input.B40]);0;IF(ISNA(ORG.LIBREOFFICE.REGEX([$Input.B40];&quot;\d+.green&quot;;;1));0;ORG.LIBREOFFICE.REGEX([$Part1.E42];&quot;\d+.&quot;;;1)))" office:value-type="string" office:string-value="5 " calcext:value-type="string">
            <text:p>5 </text:p>
          </table:table-cell>
          <table:table-cell table:style-name="ce22" table:formula="of:=IF(ISBLANK([$Input.C40]);0;IF(ISNA(ORG.LIBREOFFICE.REGEX([$Input.C40];&quot;\d+.green&quot;;;1));0;ORG.LIBREOFFICE.REGEX([$Part1.H42];&quot;\d+.&quot;;;1)))" office:value-type="string" office:string-value="8 " calcext:value-type="string">
            <text:p>8 </text:p>
          </table:table-cell>
          <table:table-cell table:style-name="ce22" table:formula="of:=IF(ISBLANK([$Input.D40]);0;IF(ISNA(ORG.LIBREOFFICE.REGEX([$Input.D40];&quot;\d+.green&quot;;;1));0;ORG.LIBREOFFICE.REGEX([$Part1.K42];&quot;\d+.&quot;;;1)))" office:value-type="string" office:string-value="14 " calcext:value-type="string">
            <text:p>14 </text:p>
          </table:table-cell>
          <table:table-cell table:style-name="ce22" table:formula="of:=IF(ISBLANK([$Input.E40]);0;IF(ISNA(ORG.LIBREOFFICE.REGEX([$Input.E40];&quot;\d+.green&quot;;;1));0;ORG.LIBREOFFICE.REGEX([$Part1.N42];&quot;\d+.&quot;;;1)))" office:value-type="string" office:string-value="10 " calcext:value-type="string">
            <text:p>10 </text:p>
          </table:table-cell>
          <table:table-cell table:style-name="ce22" table:formula="of:=IF(ISBLANK([$Input.F40]);0;IF(ISNA(ORG.LIBREOFFICE.REGEX([$Input.F40];&quot;\d+.green&quot;;;1));0;ORG.LIBREOFFICE.REGEX([$Part1.Q42];&quot;\d+.&quot;;;1)))" office:value-type="string" office:string-value="7 " calcext:value-type="string">
            <text:p>7 </text:p>
          </table:table-cell>
          <table:table-cell table:style-name="ce11" table:formula="of:=IF(ISBLANK([$Input.G40]);0;IF(ISNA(ORG.LIBREOFFICE.REGEX([$Input.G40];&quot;\d+.green&quot;;;1));0;ORG.LIBREOFFICE.REGEX([$Part1.T42];&quot;\d+.&quot;;;1)))" office:value-type="string" office:string-value="14 " calcext:value-type="string">
            <text:p>14 </text:p>
          </table:table-cell>
          <table:table-cell table:style-name="ce5" table:formula="of:=IF(ISBLANK([$Input.B40]);0;IF(ISNA(ORG.LIBREOFFICE.REGEX([$Input.B40];&quot;\d+.blue&quot;;;1));0;ORG.LIBREOFFICE.REGEX([$Part1.D42];&quot;\d+.&quot;;;1)))" office:value-type="string" office:string-value="7 " calcext:value-type="string">
            <text:p>7 </text:p>
          </table:table-cell>
          <table:table-cell table:style-name="ce22" table:formula="of:=IF(ISBLANK([$Input.C40]);0;IF(ISNA(ORG.LIBREOFFICE.REGEX([$Input.C40];&quot;\d+.blue&quot;;;1));0;ORG.LIBREOFFICE.REGEX([$Part1.G42];&quot;\d+.&quot;;;1)))" office:value-type="string" office:string-value="4 " calcext:value-type="string">
            <text:p>4 </text:p>
          </table:table-cell>
          <table:table-cell table:style-name="ce22" table:formula="of:=IF(ISBLANK([$Input.D40]);0;IF(ISNA(ORG.LIBREOFFICE.REGEX([$Input.D40];&quot;\d+.blue&quot;;;1));0;ORG.LIBREOFFICE.REGEX([$Part1.J42];&quot;\d+.&quot;;;1)))" office:value-type="string" office:string-value="5 " calcext:value-type="string">
            <text:p>5 </text:p>
          </table:table-cell>
          <table:table-cell table:style-name="ce22" table:formula="of:=IF(ISBLANK([$Input.E40]);0;IF(ISNA(ORG.LIBREOFFICE.REGEX([$Input.E40];&quot;\d+.blue&quot;;;1));0;ORG.LIBREOFFICE.REGEX([$Part1.M42];&quot;\d+.&quot;;;1)))" office:value-type="string" office:string-value="2 " calcext:value-type="string">
            <text:p>2 </text:p>
          </table:table-cell>
          <table:table-cell table:style-name="ce22" table:formula="of:=IF(ISBLANK([$Input.F40]);0;IF(ISNA(ORG.LIBREOFFICE.REGEX([$Input.F40];&quot;\d+.blue&quot;;;1));0;ORG.LIBREOFFICE.REGEX([$Part1.P42];&quot;\d+.&quot;;;1)))" office:value-type="string" office:string-value="11 " calcext:value-type="string">
            <text:p>11 </text:p>
          </table:table-cell>
          <table:table-cell table:style-name="ce11" table:formula="of:=IF(ISBLANK([$Input.G40]);0;IF(ISNA(ORG.LIBREOFFICE.REGEX([$Input.G40];&quot;\d+.blue&quot;;;1));0;ORG.LIBREOFFICE.REGEX([$Part1.S42];&quot;\d+.&quot;;;1)))" office:value-type="string" office:string-value="2 " calcext:value-type="string">
            <text:p>2 </text:p>
          </table:table-cell>
          <table:table-cell/>
          <table:table-cell table:formula="of:=MAX(NUMBERVALUE([.B42]);NUMBERVALUE([.C42]);NUMBERVALUE([.D42]);NUMBERVALUE([.E42]);NUMBERVALUE([.F42]);NUMBERVALUE([.G42]))" office:value-type="float" office:value="3" calcext:value-type="float">
            <text:p>3</text:p>
          </table:table-cell>
          <table:table-cell table:formula="of:=MAX(NUMBERVALUE([.H42]);NUMBERVALUE([.I42]);NUMBERVALUE([.J42]);NUMBERVALUE([.K42]);NUMBERVALUE([.L42]);NUMBERVALUE([.M42]))" office:value-type="float" office:value="14" calcext:value-type="float">
            <text:p>14</text:p>
          </table:table-cell>
          <table:table-cell table:formula="of:=MAX(NUMBERVALUE([.N42]);NUMBERVALUE([.O42]);NUMBERVALUE([.P42]);NUMBERVALUE([.Q42]);NUMBERVALUE([.R42]);NUMBERVALUE([.S42]))" office:value-type="float" office:value="11" calcext:value-type="float">
            <text:p>11</text:p>
          </table:table-cell>
          <table:table-cell/>
          <table:table-cell table:formula="of:=[.U42]*[.V42]*[.W42]"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formula="of:=[$Input.A41]" office:value-type="string" office:string-value="Game 41" calcext:value-type="string">
            <text:p>Game 41</text:p>
          </table:table-cell>
          <table:table-cell table:style-name="ce5" table:formula="of:=IF(ISBLANK([$Input.B41]);0;IF(ISNA(ORG.LIBREOFFICE.REGEX([$Input.B41];&quot;\d+.red&quot;;;1));0;ORG.LIBREOFFICE.REGEX([$Part1.C43];&quot;\d+.&quot;;;1)))" office:value-type="string" office:string-value="5 " calcext:value-type="string">
            <text:p>5 </text:p>
          </table:table-cell>
          <table:table-cell table:formula="of:=IF(ISBLANK([$Input.C41]);0;IF(ISNA(ORG.LIBREOFFICE.REGEX([$Input.C41];&quot;\d+.red&quot;;;1));0;ORG.LIBREOFFICE.REGEX([$Part1.F43];&quot;\d+.&quot;;;1)))" office:value-type="string" office:string-value="5 " calcext:value-type="string">
            <text:p>5 </text:p>
          </table:table-cell>
          <table:table-cell table:formula="of:=IF(ISBLANK([$Input.D41]);0;IF(ISNA(ORG.LIBREOFFICE.REGEX([$Input.D41];&quot;\d+.red&quot;;;1));0;ORG.LIBREOFFICE.REGEX([$Part1.I43];&quot;\d+.&quot;;;1)))" office:value-type="float" office:value="0" calcext:value-type="float">
            <text:p>0</text:p>
          </table:table-cell>
          <table:table-cell table:formula="of:=IF(ISBLANK([$Input.E41]);0;IF(ISNA(ORG.LIBREOFFICE.REGEX([$Input.E41];&quot;\d+.red&quot;;;1));0;ORG.LIBREOFFICE.REGEX([$Part1.L43];&quot;\d+.&quot;;;1)))" office:value-type="float" office:value="0" calcext:value-type="float">
            <text:p>0</text:p>
          </table:table-cell>
          <table:table-cell table:formula="of:=IF(ISBLANK([$Input.F41]);0;IF(ISNA(ORG.LIBREOFFICE.REGEX([$Input.F41];&quot;\d+.red&quot;;;1));0;ORG.LIBREOFFICE.REGEX([$Part1.O43];&quot;\d+.&quot;;;1)))" office:value-type="string" office:string-value="1 " calcext:value-type="string">
            <text:p>1 </text:p>
          </table:table-cell>
          <table:table-cell table:style-name="ce11" table:formula="of:=IF(ISBLANK([$Input.G41]);0;IF(ISNA(ORG.LIBREOFFICE.REGEX([$Input.G41];&quot;\d+.red&quot;;;1));0;ORG.LIBREOFFICE.REGEX([$Part1.R43];&quot;\d+.&quot;;;1)))" office:value-type="float" office:value="0" calcext:value-type="float">
            <text:p>0</text:p>
          </table:table-cell>
          <table:table-cell table:style-name="ce5" table:formula="of:=IF(ISBLANK([$Input.B41]);0;IF(ISNA(ORG.LIBREOFFICE.REGEX([$Input.B41];&quot;\d+.green&quot;;;1));0;ORG.LIBREOFFICE.REGEX([$Part1.E43];&quot;\d+.&quot;;;1)))" office:value-type="string" office:string-value="8 " calcext:value-type="string">
            <text:p>8 </text:p>
          </table:table-cell>
          <table:table-cell table:style-name="ce22" table:formula="of:=IF(ISBLANK([$Input.C41]);0;IF(ISNA(ORG.LIBREOFFICE.REGEX([$Input.C41];&quot;\d+.green&quot;;;1));0;ORG.LIBREOFFICE.REGEX([$Part1.H43];&quot;\d+.&quot;;;1)))" office:value-type="string" office:string-value="12 " calcext:value-type="string">
            <text:p>12 </text:p>
          </table:table-cell>
          <table:table-cell table:style-name="ce22" table:formula="of:=IF(ISBLANK([$Input.D41]);0;IF(ISNA(ORG.LIBREOFFICE.REGEX([$Input.D41];&quot;\d+.green&quot;;;1));0;ORG.LIBREOFFICE.REGEX([$Part1.K43];&quot;\d+.&quot;;;1)))" office:value-type="string" office:string-value="10 " calcext:value-type="string">
            <text:p>10 </text:p>
          </table:table-cell>
          <table:table-cell table:style-name="ce22" table:formula="of:=IF(ISBLANK([$Input.E41]);0;IF(ISNA(ORG.LIBREOFFICE.REGEX([$Input.E41];&quot;\d+.green&quot;;;1));0;ORG.LIBREOFFICE.REGEX([$Part1.N43];&quot;\d+.&quot;;;1)))" office:value-type="string" office:string-value="13 " calcext:value-type="string">
            <text:p>13 </text:p>
          </table:table-cell>
          <table:table-cell table:style-name="ce22" table:formula="of:=IF(ISBLANK([$Input.F41]);0;IF(ISNA(ORG.LIBREOFFICE.REGEX([$Input.F41];&quot;\d+.green&quot;;;1));0;ORG.LIBREOFFICE.REGEX([$Part1.Q43];&quot;\d+.&quot;;;1)))" office:value-type="string" office:string-value="2 " calcext:value-type="string">
            <text:p>2 </text:p>
          </table:table-cell>
          <table:table-cell table:style-name="ce11" table:formula="of:=IF(ISBLANK([$Input.G41]);0;IF(ISNA(ORG.LIBREOFFICE.REGEX([$Input.G41];&quot;\d+.green&quot;;;1));0;ORG.LIBREOFFICE.REGEX([$Part1.T43];&quot;\d+.&quot;;;1)))" office:value-type="float" office:value="0" calcext:value-type="float">
            <text:p>0</text:p>
          </table:table-cell>
          <table:table-cell table:style-name="ce5" table:formula="of:=IF(ISBLANK([$Input.B41]);0;IF(ISNA(ORG.LIBREOFFICE.REGEX([$Input.B41];&quot;\d+.blue&quot;;;1));0;ORG.LIBREOFFICE.REGEX([$Part1.D43];&quot;\d+.&quot;;;1)))" office:value-type="string" office:string-value="3 " calcext:value-type="string">
            <text:p>3 </text:p>
          </table:table-cell>
          <table:table-cell table:style-name="ce22" table:formula="of:=IF(ISBLANK([$Input.C41]);0;IF(ISNA(ORG.LIBREOFFICE.REGEX([$Input.C41];&quot;\d+.blue&quot;;;1));0;ORG.LIBREOFFICE.REGEX([$Part1.G43];&quot;\d+.&quot;;;1)))" office:value-type="string" office:string-value="4 " calcext:value-type="string">
            <text:p>4 </text:p>
          </table:table-cell>
          <table:table-cell table:style-name="ce22" table:formula="of:=IF(ISBLANK([$Input.D41]);0;IF(ISNA(ORG.LIBREOFFICE.REGEX([$Input.D41];&quot;\d+.blue&quot;;;1));0;ORG.LIBREOFFICE.REGEX([$Part1.J43];&quot;\d+.&quot;;;1)))" office:value-type="string" office:string-value="6 " calcext:value-type="string">
            <text:p>6 </text:p>
          </table:table-cell>
          <table:table-cell table:style-name="ce22" table:formula="of:=IF(ISBLANK([$Input.E41]);0;IF(ISNA(ORG.LIBREOFFICE.REGEX([$Input.E41];&quot;\d+.blue&quot;;;1));0;ORG.LIBREOFFICE.REGEX([$Part1.M43];&quot;\d+.&quot;;;1)))" office:value-type="string" office:string-value="7 " calcext:value-type="string">
            <text:p>7 </text:p>
          </table:table-cell>
          <table:table-cell table:style-name="ce22" table:formula="of:=IF(ISBLANK([$Input.F41]);0;IF(ISNA(ORG.LIBREOFFICE.REGEX([$Input.F41];&quot;\d+.blue&quot;;;1));0;ORG.LIBREOFFICE.REGEX([$Part1.P43];&quot;\d+.&quot;;;1)))" office:value-type="string" office:string-value="15 " calcext:value-type="string">
            <text:p>15 </text:p>
          </table:table-cell>
          <table:table-cell table:style-name="ce11" table:formula="of:=IF(ISBLANK([$Input.G41]);0;IF(ISNA(ORG.LIBREOFFICE.REGEX([$Input.G41];&quot;\d+.blue&quot;;;1));0;ORG.LIBREOFFICE.REGEX([$Part1.S43];&quot;\d+.&quot;;;1)))" office:value-type="float" office:value="0" calcext:value-type="float">
            <text:p>0</text:p>
          </table:table-cell>
          <table:table-cell/>
          <table:table-cell table:formula="of:=MAX(NUMBERVALUE([.B43]);NUMBERVALUE([.C43]);NUMBERVALUE([.D43]);NUMBERVALUE([.E43]);NUMBERVALUE([.F43]);NUMBERVALUE([.G43]))" office:value-type="float" office:value="5" calcext:value-type="float">
            <text:p>5</text:p>
          </table:table-cell>
          <table:table-cell table:formula="of:=MAX(NUMBERVALUE([.H43]);NUMBERVALUE([.I43]);NUMBERVALUE([.J43]);NUMBERVALUE([.K43]);NUMBERVALUE([.L43]);NUMBERVALUE([.M43]))" office:value-type="float" office:value="13" calcext:value-type="float">
            <text:p>13</text:p>
          </table:table-cell>
          <table:table-cell table:formula="of:=MAX(NUMBERVALUE([.N43]);NUMBERVALUE([.O43]);NUMBERVALUE([.P43]);NUMBERVALUE([.Q43]);NUMBERVALUE([.R43]);NUMBERVALUE([.S43]))" office:value-type="float" office:value="15" calcext:value-type="float">
            <text:p>15</text:p>
          </table:table-cell>
          <table:table-cell/>
          <table:table-cell table:formula="of:=[.U43]*[.V43]*[.W43]"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table:formula="of:=[$Input.A42]" office:value-type="string" office:string-value="Game 42" calcext:value-type="string">
            <text:p>Game 42</text:p>
          </table:table-cell>
          <table:table-cell table:style-name="ce5" table:formula="of:=IF(ISBLANK([$Input.B42]);0;IF(ISNA(ORG.LIBREOFFICE.REGEX([$Input.B42];&quot;\d+.red&quot;;;1));0;ORG.LIBREOFFICE.REGEX([$Part1.C44];&quot;\d+.&quot;;;1)))" office:value-type="string" office:string-value="17 " calcext:value-type="string">
            <text:p>17 </text:p>
          </table:table-cell>
          <table:table-cell table:formula="of:=IF(ISBLANK([$Input.C42]);0;IF(ISNA(ORG.LIBREOFFICE.REGEX([$Input.C42];&quot;\d+.red&quot;;;1));0;ORG.LIBREOFFICE.REGEX([$Part1.F44];&quot;\d+.&quot;;;1)))" office:value-type="string" office:string-value="16 " calcext:value-type="string">
            <text:p>16 </text:p>
          </table:table-cell>
          <table:table-cell table:formula="of:=IF(ISBLANK([$Input.D42]);0;IF(ISNA(ORG.LIBREOFFICE.REGEX([$Input.D42];&quot;\d+.red&quot;;;1));0;ORG.LIBREOFFICE.REGEX([$Part1.I44];&quot;\d+.&quot;;;1)))" office:value-type="string" office:string-value="2 " calcext:value-type="string">
            <text:p>2 </text:p>
          </table:table-cell>
          <table:table-cell table:formula="of:=IF(ISBLANK([$Input.E42]);0;IF(ISNA(ORG.LIBREOFFICE.REGEX([$Input.E42];&quot;\d+.red&quot;;;1));0;ORG.LIBREOFFICE.REGEX([$Part1.L44];&quot;\d+.&quot;;;1)))" office:value-type="string" office:string-value="12 " calcext:value-type="string">
            <text:p>12 </text:p>
          </table:table-cell>
          <table:table-cell table:formula="of:=IF(ISBLANK([$Input.F42]);0;IF(ISNA(ORG.LIBREOFFICE.REGEX([$Input.F42];&quot;\d+.red&quot;;;1));0;ORG.LIBREOFFICE.REGEX([$Part1.O44];&quot;\d+.&quot;;;1)))" office:value-type="float" office:value="0" calcext:value-type="float">
            <text:p>0</text:p>
          </table:table-cell>
          <table:table-cell table:style-name="ce11" table:formula="of:=IF(ISBLANK([$Input.G42]);0;IF(ISNA(ORG.LIBREOFFICE.REGEX([$Input.G42];&quot;\d+.red&quot;;;1));0;ORG.LIBREOFFICE.REGEX([$Part1.R44];&quot;\d+.&quot;;;1)))" office:value-type="float" office:value="0" calcext:value-type="float">
            <text:p>0</text:p>
          </table:table-cell>
          <table:table-cell table:style-name="ce5" table:formula="of:=IF(ISBLANK([$Input.B42]);0;IF(ISNA(ORG.LIBREOFFICE.REGEX([$Input.B42];&quot;\d+.green&quot;;;1));0;ORG.LIBREOFFICE.REGEX([$Part1.E44];&quot;\d+.&quot;;;1)))" office:value-type="string" office:string-value="5 " calcext:value-type="string">
            <text:p>5 </text:p>
          </table:table-cell>
          <table:table-cell table:style-name="ce22" table:formula="of:=IF(ISBLANK([$Input.C42]);0;IF(ISNA(ORG.LIBREOFFICE.REGEX([$Input.C42];&quot;\d+.green&quot;;;1));0;ORG.LIBREOFFICE.REGEX([$Part1.H44];&quot;\d+.&quot;;;1)))" office:value-type="string" office:string-value="9 " calcext:value-type="string">
            <text:p>9 </text:p>
          </table:table-cell>
          <table:table-cell table:style-name="ce22" table:formula="of:=IF(ISBLANK([$Input.D42]);0;IF(ISNA(ORG.LIBREOFFICE.REGEX([$Input.D42];&quot;\d+.green&quot;;;1));0;ORG.LIBREOFFICE.REGEX([$Part1.K44];&quot;\d+.&quot;;;1)))" office:value-type="string" office:string-value="15 " calcext:value-type="string">
            <text:p>15 </text:p>
          </table:table-cell>
          <table:table-cell table:style-name="ce22" table:formula="of:=IF(ISBLANK([$Input.E42]);0;IF(ISNA(ORG.LIBREOFFICE.REGEX([$Input.E42];&quot;\d+.green&quot;;;1));0;ORG.LIBREOFFICE.REGEX([$Part1.N44];&quot;\d+.&quot;;;1)))" office:value-type="string" office:string-value="12 " calcext:value-type="string">
            <text:p>12 </text:p>
          </table:table-cell>
          <table:table-cell table:style-name="ce22" table:formula="of:=IF(ISBLANK([$Input.F42]);0;IF(ISNA(ORG.LIBREOFFICE.REGEX([$Input.F42];&quot;\d+.green&quot;;;1));0;ORG.LIBREOFFICE.REGEX([$Part1.Q44];&quot;\d+.&quot;;;1)))" office:value-type="float" office:value="0" calcext:value-type="float">
            <text:p>0</text:p>
          </table:table-cell>
          <table:table-cell table:style-name="ce11" table:formula="of:=IF(ISBLANK([$Input.G42]);0;IF(ISNA(ORG.LIBREOFFICE.REGEX([$Input.G42];&quot;\d+.green&quot;;;1));0;ORG.LIBREOFFICE.REGEX([$Part1.T44];&quot;\d+.&quot;;;1)))" office:value-type="float" office:value="0" calcext:value-type="float">
            <text:p>0</text:p>
          </table:table-cell>
          <table:table-cell table:style-name="ce5" table:formula="of:=IF(ISBLANK([$Input.B42]);0;IF(ISNA(ORG.LIBREOFFICE.REGEX([$Input.B42];&quot;\d+.blue&quot;;;1));0;ORG.LIBREOFFICE.REGEX([$Part1.D44];&quot;\d+.&quot;;;1)))" office:value-type="string" office:string-value="1 " calcext:value-type="string">
            <text:p>1 </text:p>
          </table:table-cell>
          <table:table-cell table:style-name="ce22" table:formula="of:=IF(ISBLANK([$Input.C42]);0;IF(ISNA(ORG.LIBREOFFICE.REGEX([$Input.C42];&quot;\d+.blue&quot;;;1));0;ORG.LIBREOFFICE.REGEX([$Part1.G44];&quot;\d+.&quot;;;1)))" office:value-type="float" office:value="0" calcext:value-type="float">
            <text:p>0</text:p>
          </table:table-cell>
          <table:table-cell table:style-name="ce22" table:formula="of:=IF(ISBLANK([$Input.D42]);0;IF(ISNA(ORG.LIBREOFFICE.REGEX([$Input.D42];&quot;\d+.blue&quot;;;1));0;ORG.LIBREOFFICE.REGEX([$Part1.J44];&quot;\d+.&quot;;;1)))" office:value-type="string" office:string-value="1 " calcext:value-type="string">
            <text:p>1 </text:p>
          </table:table-cell>
          <table:table-cell table:style-name="ce22" table:formula="of:=IF(ISBLANK([$Input.E42]);0;IF(ISNA(ORG.LIBREOFFICE.REGEX([$Input.E42];&quot;\d+.blue&quot;;;1));0;ORG.LIBREOFFICE.REGEX([$Part1.M44];&quot;\d+.&quot;;;1)))" office:value-type="string" office:string-value="1 " calcext:value-type="string">
            <text:p>1 </text:p>
          </table:table-cell>
          <table:table-cell table:style-name="ce22" table:formula="of:=IF(ISBLANK([$Input.F42]);0;IF(ISNA(ORG.LIBREOFFICE.REGEX([$Input.F42];&quot;\d+.blue&quot;;;1));0;ORG.LIBREOFFICE.REGEX([$Part1.P44];&quot;\d+.&quot;;;1)))" office:value-type="float" office:value="0" calcext:value-type="float">
            <text:p>0</text:p>
          </table:table-cell>
          <table:table-cell table:style-name="ce11" table:formula="of:=IF(ISBLANK([$Input.G42]);0;IF(ISNA(ORG.LIBREOFFICE.REGEX([$Input.G42];&quot;\d+.blue&quot;;;1));0;ORG.LIBREOFFICE.REGEX([$Part1.S44];&quot;\d+.&quot;;;1)))" office:value-type="float" office:value="0" calcext:value-type="float">
            <text:p>0</text:p>
          </table:table-cell>
          <table:table-cell/>
          <table:table-cell table:formula="of:=MAX(NUMBERVALUE([.B44]);NUMBERVALUE([.C44]);NUMBERVALUE([.D44]);NUMBERVALUE([.E44]);NUMBERVALUE([.F44]);NUMBERVALUE([.G44]))" office:value-type="float" office:value="17" calcext:value-type="float">
            <text:p>17</text:p>
          </table:table-cell>
          <table:table-cell table:formula="of:=MAX(NUMBERVALUE([.H44]);NUMBERVALUE([.I44]);NUMBERVALUE([.J44]);NUMBERVALUE([.K44]);NUMBERVALUE([.L44]);NUMBERVALUE([.M44]))" office:value-type="float" office:value="15" calcext:value-type="float">
            <text:p>15</text:p>
          </table:table-cell>
          <table:table-cell table:formula="of:=MAX(NUMBERVALUE([.N44]);NUMBERVALUE([.O44]);NUMBERVALUE([.P44]);NUMBERVALUE([.Q44]);NUMBERVALUE([.R44]);NUMBERVALUE([.S44]))" office:value-type="float" office:value="1" calcext:value-type="float">
            <text:p>1</text:p>
          </table:table-cell>
          <table:table-cell/>
          <table:table-cell table:formula="of:=[.U44]*[.V44]*[.W44]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formula="of:=[$Input.A43]" office:value-type="string" office:string-value="Game 43" calcext:value-type="string">
            <text:p>Game 43</text:p>
          </table:table-cell>
          <table:table-cell table:style-name="ce5" table:formula="of:=IF(ISBLANK([$Input.B43]);0;IF(ISNA(ORG.LIBREOFFICE.REGEX([$Input.B43];&quot;\d+.red&quot;;;1));0;ORG.LIBREOFFICE.REGEX([$Part1.C45];&quot;\d+.&quot;;;1)))" office:value-type="float" office:value="0" calcext:value-type="float">
            <text:p>0</text:p>
          </table:table-cell>
          <table:table-cell table:formula="of:=IF(ISBLANK([$Input.C43]);0;IF(ISNA(ORG.LIBREOFFICE.REGEX([$Input.C43];&quot;\d+.red&quot;;;1));0;ORG.LIBREOFFICE.REGEX([$Part1.F45];&quot;\d+.&quot;;;1)))" office:value-type="string" office:string-value="3 " calcext:value-type="string">
            <text:p>3 </text:p>
          </table:table-cell>
          <table:table-cell table:formula="of:=IF(ISBLANK([$Input.D43]);0;IF(ISNA(ORG.LIBREOFFICE.REGEX([$Input.D43];&quot;\d+.red&quot;;;1));0;ORG.LIBREOFFICE.REGEX([$Part1.I45];&quot;\d+.&quot;;;1)))" office:value-type="string" office:string-value="1 " calcext:value-type="string">
            <text:p>1 </text:p>
          </table:table-cell>
          <table:table-cell table:formula="of:=IF(ISBLANK([$Input.E43]);0;IF(ISNA(ORG.LIBREOFFICE.REGEX([$Input.E43];&quot;\d+.red&quot;;;1));0;ORG.LIBREOFFICE.REGEX([$Part1.L45];&quot;\d+.&quot;;;1)))" office:value-type="float" office:value="0" calcext:value-type="float">
            <text:p>0</text:p>
          </table:table-cell>
          <table:table-cell table:formula="of:=IF(ISBLANK([$Input.F43]);0;IF(ISNA(ORG.LIBREOFFICE.REGEX([$Input.F43];&quot;\d+.red&quot;;;1));0;ORG.LIBREOFFICE.REGEX([$Part1.O45];&quot;\d+.&quot;;;1)))" office:value-type="float" office:value="0" calcext:value-type="float">
            <text:p>0</text:p>
          </table:table-cell>
          <table:table-cell table:style-name="ce11" table:formula="of:=IF(ISBLANK([$Input.G43]);0;IF(ISNA(ORG.LIBREOFFICE.REGEX([$Input.G43];&quot;\d+.red&quot;;;1));0;ORG.LIBREOFFICE.REGEX([$Part1.R45];&quot;\d+.&quot;;;1)))" office:value-type="float" office:value="0" calcext:value-type="float">
            <text:p>0</text:p>
          </table:table-cell>
          <table:table-cell table:style-name="ce5" table:formula="of:=IF(ISBLANK([$Input.B43]);0;IF(ISNA(ORG.LIBREOFFICE.REGEX([$Input.B43];&quot;\d+.green&quot;;;1));0;ORG.LIBREOFFICE.REGEX([$Part1.E45];&quot;\d+.&quot;;;1)))" office:value-type="string" office:string-value="12 " calcext:value-type="string">
            <text:p>12 </text:p>
          </table:table-cell>
          <table:table-cell table:style-name="ce22" table:formula="of:=IF(ISBLANK([$Input.C43]);0;IF(ISNA(ORG.LIBREOFFICE.REGEX([$Input.C43];&quot;\d+.green&quot;;;1));0;ORG.LIBREOFFICE.REGEX([$Part1.H45];&quot;\d+.&quot;;;1)))" office:value-type="string" office:string-value="10 " calcext:value-type="string">
            <text:p>10 </text:p>
          </table:table-cell>
          <table:table-cell table:style-name="ce22" table:formula="of:=IF(ISBLANK([$Input.D43]);0;IF(ISNA(ORG.LIBREOFFICE.REGEX([$Input.D43];&quot;\d+.green&quot;;;1));0;ORG.LIBREOFFICE.REGEX([$Part1.K45];&quot;\d+.&quot;;;1)))" office:value-type="string" office:string-value="2 " calcext:value-type="string">
            <text:p>2 </text:p>
          </table:table-cell>
          <table:table-cell table:style-name="ce22" table:formula="of:=IF(ISBLANK([$Input.E43]);0;IF(ISNA(ORG.LIBREOFFICE.REGEX([$Input.E43];&quot;\d+.green&quot;;;1));0;ORG.LIBREOFFICE.REGEX([$Part1.N45];&quot;\d+.&quot;;;1)))" office:value-type="float" office:value="0" calcext:value-type="float">
            <text:p>0</text:p>
          </table:table-cell>
          <table:table-cell table:style-name="ce22" table:formula="of:=IF(ISBLANK([$Input.F43]);0;IF(ISNA(ORG.LIBREOFFICE.REGEX([$Input.F43];&quot;\d+.green&quot;;;1));0;ORG.LIBREOFFICE.REGEX([$Part1.Q45];&quot;\d+.&quot;;;1)))" office:value-type="float" office:value="0" calcext:value-type="float">
            <text:p>0</text:p>
          </table:table-cell>
          <table:table-cell table:style-name="ce11" table:formula="of:=IF(ISBLANK([$Input.G43]);0;IF(ISNA(ORG.LIBREOFFICE.REGEX([$Input.G43];&quot;\d+.green&quot;;;1));0;ORG.LIBREOFFICE.REGEX([$Part1.T45];&quot;\d+.&quot;;;1)))" office:value-type="float" office:value="0" calcext:value-type="float">
            <text:p>0</text:p>
          </table:table-cell>
          <table:table-cell table:style-name="ce5" table:formula="of:=IF(ISBLANK([$Input.B43]);0;IF(ISNA(ORG.LIBREOFFICE.REGEX([$Input.B43];&quot;\d+.blue&quot;;;1));0;ORG.LIBREOFFICE.REGEX([$Part1.D45];&quot;\d+.&quot;;;1)))" office:value-type="string" office:string-value="5 " calcext:value-type="string">
            <text:p>5 </text:p>
          </table:table-cell>
          <table:table-cell table:style-name="ce22" table:formula="of:=IF(ISBLANK([$Input.C43]);0;IF(ISNA(ORG.LIBREOFFICE.REGEX([$Input.C43];&quot;\d+.blue&quot;;;1));0;ORG.LIBREOFFICE.REGEX([$Part1.G45];&quot;\d+.&quot;;;1)))" office:value-type="string" office:string-value="8 " calcext:value-type="string">
            <text:p>8 </text:p>
          </table:table-cell>
          <table:table-cell table:style-name="ce22" table:formula="of:=IF(ISBLANK([$Input.D43]);0;IF(ISNA(ORG.LIBREOFFICE.REGEX([$Input.D43];&quot;\d+.blue&quot;;;1));0;ORG.LIBREOFFICE.REGEX([$Part1.J45];&quot;\d+.&quot;;;1)))" office:value-type="string" office:string-value="8 " calcext:value-type="string">
            <text:p>8 </text:p>
          </table:table-cell>
          <table:table-cell table:style-name="ce22" table:formula="of:=IF(ISBLANK([$Input.E43]);0;IF(ISNA(ORG.LIBREOFFICE.REGEX([$Input.E43];&quot;\d+.blue&quot;;;1));0;ORG.LIBREOFFICE.REGEX([$Part1.M45];&quot;\d+.&quot;;;1)))" office:value-type="float" office:value="0" calcext:value-type="float">
            <text:p>0</text:p>
          </table:table-cell>
          <table:table-cell table:style-name="ce22" table:formula="of:=IF(ISBLANK([$Input.F43]);0;IF(ISNA(ORG.LIBREOFFICE.REGEX([$Input.F43];&quot;\d+.blue&quot;;;1));0;ORG.LIBREOFFICE.REGEX([$Part1.P45];&quot;\d+.&quot;;;1)))" office:value-type="float" office:value="0" calcext:value-type="float">
            <text:p>0</text:p>
          </table:table-cell>
          <table:table-cell table:style-name="ce11" table:formula="of:=IF(ISBLANK([$Input.G43]);0;IF(ISNA(ORG.LIBREOFFICE.REGEX([$Input.G43];&quot;\d+.blue&quot;;;1));0;ORG.LIBREOFFICE.REGEX([$Part1.S45];&quot;\d+.&quot;;;1)))" office:value-type="float" office:value="0" calcext:value-type="float">
            <text:p>0</text:p>
          </table:table-cell>
          <table:table-cell/>
          <table:table-cell table:formula="of:=MAX(NUMBERVALUE([.B45]);NUMBERVALUE([.C45]);NUMBERVALUE([.D45]);NUMBERVALUE([.E45]);NUMBERVALUE([.F45]);NUMBERVALUE([.G45]))" office:value-type="float" office:value="3" calcext:value-type="float">
            <text:p>3</text:p>
          </table:table-cell>
          <table:table-cell table:formula="of:=MAX(NUMBERVALUE([.H45]);NUMBERVALUE([.I45]);NUMBERVALUE([.J45]);NUMBERVALUE([.K45]);NUMBERVALUE([.L45]);NUMBERVALUE([.M45]))" office:value-type="float" office:value="12" calcext:value-type="float">
            <text:p>12</text:p>
          </table:table-cell>
          <table:table-cell table:formula="of:=MAX(NUMBERVALUE([.N45]);NUMBERVALUE([.O45]);NUMBERVALUE([.P45]);NUMBERVALUE([.Q45]);NUMBERVALUE([.R45]);NUMBERVALUE([.S45]))" office:value-type="float" office:value="8" calcext:value-type="float">
            <text:p>8</text:p>
          </table:table-cell>
          <table:table-cell/>
          <table:table-cell table:formula="of:=[.U45]*[.V45]*[.W45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table:formula="of:=[$Input.A44]" office:value-type="string" office:string-value="Game 44" calcext:value-type="string">
            <text:p>Game 44</text:p>
          </table:table-cell>
          <table:table-cell table:style-name="ce5" table:formula="of:=IF(ISBLANK([$Input.B44]);0;IF(ISNA(ORG.LIBREOFFICE.REGEX([$Input.B44];&quot;\d+.red&quot;;;1));0;ORG.LIBREOFFICE.REGEX([$Part1.C46];&quot;\d+.&quot;;;1)))" office:value-type="string" office:string-value="7 " calcext:value-type="string">
            <text:p>7 </text:p>
          </table:table-cell>
          <table:table-cell table:formula="of:=IF(ISBLANK([$Input.C44]);0;IF(ISNA(ORG.LIBREOFFICE.REGEX([$Input.C44];&quot;\d+.red&quot;;;1));0;ORG.LIBREOFFICE.REGEX([$Part1.F46];&quot;\d+.&quot;;;1)))" office:value-type="string" office:string-value="10 " calcext:value-type="string">
            <text:p>10 </text:p>
          </table:table-cell>
          <table:table-cell table:formula="of:=IF(ISBLANK([$Input.D44]);0;IF(ISNA(ORG.LIBREOFFICE.REGEX([$Input.D44];&quot;\d+.red&quot;;;1));0;ORG.LIBREOFFICE.REGEX([$Part1.I46];&quot;\d+.&quot;;;1)))" office:value-type="string" office:string-value="19 " calcext:value-type="string">
            <text:p>19 </text:p>
          </table:table-cell>
          <table:table-cell table:formula="of:=IF(ISBLANK([$Input.E44]);0;IF(ISNA(ORG.LIBREOFFICE.REGEX([$Input.E44];&quot;\d+.red&quot;;;1));0;ORG.LIBREOFFICE.REGEX([$Part1.L46];&quot;\d+.&quot;;;1)))" office:value-type="string" office:string-value="1 " calcext:value-type="string">
            <text:p>1 </text:p>
          </table:table-cell>
          <table:table-cell table:formula="of:=IF(ISBLANK([$Input.F44]);0;IF(ISNA(ORG.LIBREOFFICE.REGEX([$Input.F44];&quot;\d+.red&quot;;;1));0;ORG.LIBREOFFICE.REGEX([$Part1.O46];&quot;\d+.&quot;;;1)))" office:value-type="float" office:value="0" calcext:value-type="float">
            <text:p>0</text:p>
          </table:table-cell>
          <table:table-cell table:style-name="ce11" table:formula="of:=IF(ISBLANK([$Input.G44]);0;IF(ISNA(ORG.LIBREOFFICE.REGEX([$Input.G44];&quot;\d+.red&quot;;;1));0;ORG.LIBREOFFICE.REGEX([$Part1.R46];&quot;\d+.&quot;;;1)))" office:value-type="string" office:string-value="4 " calcext:value-type="string">
            <text:p>4 </text:p>
          </table:table-cell>
          <table:table-cell table:style-name="ce5" table:formula="of:=IF(ISBLANK([$Input.B44]);0;IF(ISNA(ORG.LIBREOFFICE.REGEX([$Input.B44];&quot;\d+.green&quot;;;1));0;ORG.LIBREOFFICE.REGEX([$Part1.E46];&quot;\d+.&quot;;;1)))" office:value-type="string" office:string-value="1 " calcext:value-type="string">
            <text:p>1 </text:p>
          </table:table-cell>
          <table:table-cell table:style-name="ce22" table:formula="of:=IF(ISBLANK([$Input.C44]);0;IF(ISNA(ORG.LIBREOFFICE.REGEX([$Input.C44];&quot;\d+.green&quot;;;1));0;ORG.LIBREOFFICE.REGEX([$Part1.H46];&quot;\d+.&quot;;;1)))" office:value-type="float" office:value="0" calcext:value-type="float">
            <text:p>0</text:p>
          </table:table-cell>
          <table:table-cell table:style-name="ce22" table:formula="of:=IF(ISBLANK([$Input.D44]);0;IF(ISNA(ORG.LIBREOFFICE.REGEX([$Input.D44];&quot;\d+.green&quot;;;1));0;ORG.LIBREOFFICE.REGEX([$Part1.K46];&quot;\d+.&quot;;;1)))" office:value-type="string" office:string-value="4 " calcext:value-type="string">
            <text:p>4 </text:p>
          </table:table-cell>
          <table:table-cell table:style-name="ce22" table:formula="of:=IF(ISBLANK([$Input.E44]);0;IF(ISNA(ORG.LIBREOFFICE.REGEX([$Input.E44];&quot;\d+.green&quot;;;1));0;ORG.LIBREOFFICE.REGEX([$Part1.N46];&quot;\d+.&quot;;;1)))" office:value-type="string" office:string-value="3 " calcext:value-type="string">
            <text:p>3 </text:p>
          </table:table-cell>
          <table:table-cell table:style-name="ce22" table:formula="of:=IF(ISBLANK([$Input.F44]);0;IF(ISNA(ORG.LIBREOFFICE.REGEX([$Input.F44];&quot;\d+.green&quot;;;1));0;ORG.LIBREOFFICE.REGEX([$Part1.Q46];&quot;\d+.&quot;;;1)))" office:value-type="float" office:value="0" calcext:value-type="float">
            <text:p>0</text:p>
          </table:table-cell>
          <table:table-cell table:style-name="ce11" table:formula="of:=IF(ISBLANK([$Input.G44]);0;IF(ISNA(ORG.LIBREOFFICE.REGEX([$Input.G44];&quot;\d+.green&quot;;;1));0;ORG.LIBREOFFICE.REGEX([$Part1.T46];&quot;\d+.&quot;;;1)))" office:value-type="string" office:string-value="2 " calcext:value-type="string">
            <text:p>2 </text:p>
          </table:table-cell>
          <table:table-cell table:style-name="ce5" table:formula="of:=IF(ISBLANK([$Input.B44]);0;IF(ISNA(ORG.LIBREOFFICE.REGEX([$Input.B44];&quot;\d+.blue&quot;;;1));0;ORG.LIBREOFFICE.REGEX([$Part1.D46];&quot;\d+.&quot;;;1)))" office:value-type="string" office:string-value="2 " calcext:value-type="string">
            <text:p>2 </text:p>
          </table:table-cell>
          <table:table-cell table:style-name="ce22" table:formula="of:=IF(ISBLANK([$Input.C44]);0;IF(ISNA(ORG.LIBREOFFICE.REGEX([$Input.C44];&quot;\d+.blue&quot;;;1));0;ORG.LIBREOFFICE.REGEX([$Part1.G46];&quot;\d+.&quot;;;1)))" office:value-type="string" office:string-value="1 " calcext:value-type="string">
            <text:p>1 </text:p>
          </table:table-cell>
          <table:table-cell table:style-name="ce22" table:formula="of:=IF(ISBLANK([$Input.D44]);0;IF(ISNA(ORG.LIBREOFFICE.REGEX([$Input.D44];&quot;\d+.blue&quot;;;1));0;ORG.LIBREOFFICE.REGEX([$Part1.J46];&quot;\d+.&quot;;;1)))" office:value-type="string" office:string-value="3 " calcext:value-type="string">
            <text:p>3 </text:p>
          </table:table-cell>
          <table:table-cell table:style-name="ce22" table:formula="of:=IF(ISBLANK([$Input.E44]);0;IF(ISNA(ORG.LIBREOFFICE.REGEX([$Input.E44];&quot;\d+.blue&quot;;;1));0;ORG.LIBREOFFICE.REGEX([$Part1.M46];&quot;\d+.&quot;;;1)))" office:value-type="string" office:string-value="1 " calcext:value-type="string">
            <text:p>1 </text:p>
          </table:table-cell>
          <table:table-cell table:style-name="ce22" table:formula="of:=IF(ISBLANK([$Input.F44]);0;IF(ISNA(ORG.LIBREOFFICE.REGEX([$Input.F44];&quot;\d+.blue&quot;;;1));0;ORG.LIBREOFFICE.REGEX([$Part1.P46];&quot;\d+.&quot;;;1)))" office:value-type="string" office:string-value="1 " calcext:value-type="string">
            <text:p>1 </text:p>
          </table:table-cell>
          <table:table-cell table:style-name="ce11" table:formula="of:=IF(ISBLANK([$Input.G44]);0;IF(ISNA(ORG.LIBREOFFICE.REGEX([$Input.G44];&quot;\d+.blue&quot;;;1));0;ORG.LIBREOFFICE.REGEX([$Part1.S46];&quot;\d+.&quot;;;1)))" office:value-type="string" office:string-value="3 " calcext:value-type="string">
            <text:p>3 </text:p>
          </table:table-cell>
          <table:table-cell/>
          <table:table-cell table:formula="of:=MAX(NUMBERVALUE([.B46]);NUMBERVALUE([.C46]);NUMBERVALUE([.D46]);NUMBERVALUE([.E46]);NUMBERVALUE([.F46]);NUMBERVALUE([.G46]))" office:value-type="float" office:value="19" calcext:value-type="float">
            <text:p>19</text:p>
          </table:table-cell>
          <table:table-cell table:formula="of:=MAX(NUMBERVALUE([.H46]);NUMBERVALUE([.I46]);NUMBERVALUE([.J46]);NUMBERVALUE([.K46]);NUMBERVALUE([.L46]);NUMBERVALUE([.M46]))" office:value-type="float" office:value="4" calcext:value-type="float">
            <text:p>4</text:p>
          </table:table-cell>
          <table:table-cell table:formula="of:=MAX(NUMBERVALUE([.N46]);NUMBERVALUE([.O46]);NUMBERVALUE([.P46]);NUMBERVALUE([.Q46]);NUMBERVALUE([.R46]);NUMBERVALUE([.S46]))" office:value-type="float" office:value="3" calcext:value-type="float">
            <text:p>3</text:p>
          </table:table-cell>
          <table:table-cell/>
          <table:table-cell table:formula="of:=[.U46]*[.V46]*[.W46]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formula="of:=[$Input.A45]" office:value-type="string" office:string-value="Game 45" calcext:value-type="string">
            <text:p>Game 45</text:p>
          </table:table-cell>
          <table:table-cell table:style-name="ce5" table:formula="of:=IF(ISBLANK([$Input.B45]);0;IF(ISNA(ORG.LIBREOFFICE.REGEX([$Input.B45];&quot;\d+.red&quot;;;1));0;ORG.LIBREOFFICE.REGEX([$Part1.C47];&quot;\d+.&quot;;;1)))" office:value-type="string" office:string-value="16 " calcext:value-type="string">
            <text:p>16 </text:p>
          </table:table-cell>
          <table:table-cell table:formula="of:=IF(ISBLANK([$Input.C45]);0;IF(ISNA(ORG.LIBREOFFICE.REGEX([$Input.C45];&quot;\d+.red&quot;;;1));0;ORG.LIBREOFFICE.REGEX([$Part1.F47];&quot;\d+.&quot;;;1)))" office:value-type="string" office:string-value="16 " calcext:value-type="string">
            <text:p>16 </text:p>
          </table:table-cell>
          <table:table-cell table:formula="of:=IF(ISBLANK([$Input.D45]);0;IF(ISNA(ORG.LIBREOFFICE.REGEX([$Input.D45];&quot;\d+.red&quot;;;1));0;ORG.LIBREOFFICE.REGEX([$Part1.I47];&quot;\d+.&quot;;;1)))" office:value-type="string" office:string-value="3 " calcext:value-type="string">
            <text:p>3 </text:p>
          </table:table-cell>
          <table:table-cell table:formula="of:=IF(ISBLANK([$Input.E45]);0;IF(ISNA(ORG.LIBREOFFICE.REGEX([$Input.E45];&quot;\d+.red&quot;;;1));0;ORG.LIBREOFFICE.REGEX([$Part1.L47];&quot;\d+.&quot;;;1)))" office:value-type="float" office:value="0" calcext:value-type="float">
            <text:p>0</text:p>
          </table:table-cell>
          <table:table-cell table:formula="of:=IF(ISBLANK([$Input.F45]);0;IF(ISNA(ORG.LIBREOFFICE.REGEX([$Input.F45];&quot;\d+.red&quot;;;1));0;ORG.LIBREOFFICE.REGEX([$Part1.O47];&quot;\d+.&quot;;;1)))" office:value-type="float" office:value="0" calcext:value-type="float">
            <text:p>0</text:p>
          </table:table-cell>
          <table:table-cell table:style-name="ce11" table:formula="of:=IF(ISBLANK([$Input.G45]);0;IF(ISNA(ORG.LIBREOFFICE.REGEX([$Input.G45];&quot;\d+.red&quot;;;1));0;ORG.LIBREOFFICE.REGEX([$Part1.R47];&quot;\d+.&quot;;;1)))" office:value-type="float" office:value="0" calcext:value-type="float">
            <text:p>0</text:p>
          </table:table-cell>
          <table:table-cell table:style-name="ce5" table:formula="of:=IF(ISBLANK([$Input.B45]);0;IF(ISNA(ORG.LIBREOFFICE.REGEX([$Input.B45];&quot;\d+.green&quot;;;1));0;ORG.LIBREOFFICE.REGEX([$Part1.E47];&quot;\d+.&quot;;;1)))" office:value-type="string" office:string-value="1 " calcext:value-type="string">
            <text:p>1 </text:p>
          </table:table-cell>
          <table:table-cell table:style-name="ce22" table:formula="of:=IF(ISBLANK([$Input.C45]);0;IF(ISNA(ORG.LIBREOFFICE.REGEX([$Input.C45];&quot;\d+.green&quot;;;1));0;ORG.LIBREOFFICE.REGEX([$Part1.H47];&quot;\d+.&quot;;;1)))" office:value-type="string" office:string-value="9 " calcext:value-type="string">
            <text:p>9 </text:p>
          </table:table-cell>
          <table:table-cell table:style-name="ce22" table:formula="of:=IF(ISBLANK([$Input.D45]);0;IF(ISNA(ORG.LIBREOFFICE.REGEX([$Input.D45];&quot;\d+.green&quot;;;1));0;ORG.LIBREOFFICE.REGEX([$Part1.K47];&quot;\d+.&quot;;;1)))" office:value-type="string" office:string-value="7 " calcext:value-type="string">
            <text:p>7 </text:p>
          </table:table-cell>
          <table:table-cell table:style-name="ce22" table:formula="of:=IF(ISBLANK([$Input.E45]);0;IF(ISNA(ORG.LIBREOFFICE.REGEX([$Input.E45];&quot;\d+.green&quot;;;1));0;ORG.LIBREOFFICE.REGEX([$Part1.N47];&quot;\d+.&quot;;;1)))" office:value-type="float" office:value="0" calcext:value-type="float">
            <text:p>0</text:p>
          </table:table-cell>
          <table:table-cell table:style-name="ce22" table:formula="of:=IF(ISBLANK([$Input.F45]);0;IF(ISNA(ORG.LIBREOFFICE.REGEX([$Input.F45];&quot;\d+.green&quot;;;1));0;ORG.LIBREOFFICE.REGEX([$Part1.Q47];&quot;\d+.&quot;;;1)))" office:value-type="float" office:value="0" calcext:value-type="float">
            <text:p>0</text:p>
          </table:table-cell>
          <table:table-cell table:style-name="ce11" table:formula="of:=IF(ISBLANK([$Input.G45]);0;IF(ISNA(ORG.LIBREOFFICE.REGEX([$Input.G45];&quot;\d+.green&quot;;;1));0;ORG.LIBREOFFICE.REGEX([$Part1.T47];&quot;\d+.&quot;;;1)))" office:value-type="float" office:value="0" calcext:value-type="float">
            <text:p>0</text:p>
          </table:table-cell>
          <table:table-cell table:style-name="ce5" table:formula="of:=IF(ISBLANK([$Input.B45]);0;IF(ISNA(ORG.LIBREOFFICE.REGEX([$Input.B45];&quot;\d+.blue&quot;;;1));0;ORG.LIBREOFFICE.REGEX([$Part1.D47];&quot;\d+.&quot;;;1)))" office:value-type="string" office:string-value="12 " calcext:value-type="string">
            <text:p>12 </text:p>
          </table:table-cell>
          <table:table-cell table:style-name="ce22" table:formula="of:=IF(ISBLANK([$Input.C45]);0;IF(ISNA(ORG.LIBREOFFICE.REGEX([$Input.C45];&quot;\d+.blue&quot;;;1));0;ORG.LIBREOFFICE.REGEX([$Part1.G47];&quot;\d+.&quot;;;1)))" office:value-type="string" office:string-value="13 " calcext:value-type="string">
            <text:p>13 </text:p>
          </table:table-cell>
          <table:table-cell table:style-name="ce22" table:formula="of:=IF(ISBLANK([$Input.D45]);0;IF(ISNA(ORG.LIBREOFFICE.REGEX([$Input.D45];&quot;\d+.blue&quot;;;1));0;ORG.LIBREOFFICE.REGEX([$Part1.J47];&quot;\d+.&quot;;;1)))" office:value-type="string" office:string-value="8 " calcext:value-type="string">
            <text:p>8 </text:p>
          </table:table-cell>
          <table:table-cell table:style-name="ce22" table:formula="of:=IF(ISBLANK([$Input.E45]);0;IF(ISNA(ORG.LIBREOFFICE.REGEX([$Input.E45];&quot;\d+.blue&quot;;;1));0;ORG.LIBREOFFICE.REGEX([$Part1.M47];&quot;\d+.&quot;;;1)))" office:value-type="float" office:value="0" calcext:value-type="float">
            <text:p>0</text:p>
          </table:table-cell>
          <table:table-cell table:style-name="ce22" table:formula="of:=IF(ISBLANK([$Input.F45]);0;IF(ISNA(ORG.LIBREOFFICE.REGEX([$Input.F45];&quot;\d+.blue&quot;;;1));0;ORG.LIBREOFFICE.REGEX([$Part1.P47];&quot;\d+.&quot;;;1)))" office:value-type="float" office:value="0" calcext:value-type="float">
            <text:p>0</text:p>
          </table:table-cell>
          <table:table-cell table:style-name="ce11" table:formula="of:=IF(ISBLANK([$Input.G45]);0;IF(ISNA(ORG.LIBREOFFICE.REGEX([$Input.G45];&quot;\d+.blue&quot;;;1));0;ORG.LIBREOFFICE.REGEX([$Part1.S47];&quot;\d+.&quot;;;1)))" office:value-type="float" office:value="0" calcext:value-type="float">
            <text:p>0</text:p>
          </table:table-cell>
          <table:table-cell/>
          <table:table-cell table:formula="of:=MAX(NUMBERVALUE([.B47]);NUMBERVALUE([.C47]);NUMBERVALUE([.D47]);NUMBERVALUE([.E47]);NUMBERVALUE([.F47]);NUMBERVALUE([.G47]))" office:value-type="float" office:value="16" calcext:value-type="float">
            <text:p>16</text:p>
          </table:table-cell>
          <table:table-cell table:formula="of:=MAX(NUMBERVALUE([.H47]);NUMBERVALUE([.I47]);NUMBERVALUE([.J47]);NUMBERVALUE([.K47]);NUMBERVALUE([.L47]);NUMBERVALUE([.M47]))" office:value-type="float" office:value="9" calcext:value-type="float">
            <text:p>9</text:p>
          </table:table-cell>
          <table:table-cell table:formula="of:=MAX(NUMBERVALUE([.N47]);NUMBERVALUE([.O47]);NUMBERVALUE([.P47]);NUMBERVALUE([.Q47]);NUMBERVALUE([.R47]);NUMBERVALUE([.S47]))" office:value-type="float" office:value="13" calcext:value-type="float">
            <text:p>13</text:p>
          </table:table-cell>
          <table:table-cell/>
          <table:table-cell table:formula="of:=[.U47]*[.V47]*[.W47]" office:value-type="float" office:value="1872" calcext:value-type="float">
            <text:p>1872</text:p>
          </table:table-cell>
          <table:table-cell table:number-columns-repeated="2"/>
        </table:table-row>
        <table:table-row table:style-name="ro1">
          <table:table-cell table:formula="of:=[$Input.A46]" office:value-type="string" office:string-value="Game 46" calcext:value-type="string">
            <text:p>Game 46</text:p>
          </table:table-cell>
          <table:table-cell table:style-name="ce5" table:formula="of:=IF(ISBLANK([$Input.B46]);0;IF(ISNA(ORG.LIBREOFFICE.REGEX([$Input.B46];&quot;\d+.red&quot;;;1));0;ORG.LIBREOFFICE.REGEX([$Part1.C48];&quot;\d+.&quot;;;1)))" office:value-type="string" office:string-value="1 " calcext:value-type="string">
            <text:p>1 </text:p>
          </table:table-cell>
          <table:table-cell table:formula="of:=IF(ISBLANK([$Input.C46]);0;IF(ISNA(ORG.LIBREOFFICE.REGEX([$Input.C46];&quot;\d+.red&quot;;;1));0;ORG.LIBREOFFICE.REGEX([$Part1.F48];&quot;\d+.&quot;;;1)))" office:value-type="string" office:string-value="1 " calcext:value-type="string">
            <text:p>1 </text:p>
          </table:table-cell>
          <table:table-cell table:formula="of:=IF(ISBLANK([$Input.D46]);0;IF(ISNA(ORG.LIBREOFFICE.REGEX([$Input.D46];&quot;\d+.red&quot;;;1));0;ORG.LIBREOFFICE.REGEX([$Part1.I48];&quot;\d+.&quot;;;1)))" office:value-type="float" office:value="0" calcext:value-type="float">
            <text:p>0</text:p>
          </table:table-cell>
          <table:table-cell table:formula="of:=IF(ISBLANK([$Input.E46]);0;IF(ISNA(ORG.LIBREOFFICE.REGEX([$Input.E46];&quot;\d+.red&quot;;;1));0;ORG.LIBREOFFICE.REGEX([$Part1.L48];&quot;\d+.&quot;;;1)))" office:value-type="float" office:value="0" calcext:value-type="float">
            <text:p>0</text:p>
          </table:table-cell>
          <table:table-cell table:formula="of:=IF(ISBLANK([$Input.F46]);0;IF(ISNA(ORG.LIBREOFFICE.REGEX([$Input.F46];&quot;\d+.red&quot;;;1));0;ORG.LIBREOFFICE.REGEX([$Part1.O48];&quot;\d+.&quot;;;1)))" office:value-type="float" office:value="0" calcext:value-type="float">
            <text:p>0</text:p>
          </table:table-cell>
          <table:table-cell table:style-name="ce11" table:formula="of:=IF(ISBLANK([$Input.G46]);0;IF(ISNA(ORG.LIBREOFFICE.REGEX([$Input.G46];&quot;\d+.red&quot;;;1));0;ORG.LIBREOFFICE.REGEX([$Part1.R48];&quot;\d+.&quot;;;1)))" office:value-type="float" office:value="0" calcext:value-type="float">
            <text:p>0</text:p>
          </table:table-cell>
          <table:table-cell table:style-name="ce5" table:formula="of:=IF(ISBLANK([$Input.B46]);0;IF(ISNA(ORG.LIBREOFFICE.REGEX([$Input.B46];&quot;\d+.green&quot;;;1));0;ORG.LIBREOFFICE.REGEX([$Part1.E48];&quot;\d+.&quot;;;1)))" office:value-type="string" office:string-value="17 " calcext:value-type="string">
            <text:p>17 </text:p>
          </table:table-cell>
          <table:table-cell table:style-name="ce22" table:formula="of:=IF(ISBLANK([$Input.C46]);0;IF(ISNA(ORG.LIBREOFFICE.REGEX([$Input.C46];&quot;\d+.green&quot;;;1));0;ORG.LIBREOFFICE.REGEX([$Part1.H48];&quot;\d+.&quot;;;1)))" office:value-type="string" office:string-value="3 " calcext:value-type="string">
            <text:p>3 </text:p>
          </table:table-cell>
          <table:table-cell table:style-name="ce22" table:formula="of:=IF(ISBLANK([$Input.D46]);0;IF(ISNA(ORG.LIBREOFFICE.REGEX([$Input.D46];&quot;\d+.green&quot;;;1));0;ORG.LIBREOFFICE.REGEX([$Part1.K48];&quot;\d+.&quot;;;1)))" office:value-type="string" office:string-value="12 " calcext:value-type="string">
            <text:p>12 </text:p>
          </table:table-cell>
          <table:table-cell table:style-name="ce22" table:formula="of:=IF(ISBLANK([$Input.E46]);0;IF(ISNA(ORG.LIBREOFFICE.REGEX([$Input.E46];&quot;\d+.green&quot;;;1));0;ORG.LIBREOFFICE.REGEX([$Part1.N48];&quot;\d+.&quot;;;1)))" office:value-type="string" office:string-value="2 " calcext:value-type="string">
            <text:p>2 </text:p>
          </table:table-cell>
          <table:table-cell table:style-name="ce22" table:formula="of:=IF(ISBLANK([$Input.F46]);0;IF(ISNA(ORG.LIBREOFFICE.REGEX([$Input.F46];&quot;\d+.green&quot;;;1));0;ORG.LIBREOFFICE.REGEX([$Part1.Q48];&quot;\d+.&quot;;;1)))" office:value-type="float" office:value="0" calcext:value-type="float">
            <text:p>0</text:p>
          </table:table-cell>
          <table:table-cell table:style-name="ce11" table:formula="of:=IF(ISBLANK([$Input.G46]);0;IF(ISNA(ORG.LIBREOFFICE.REGEX([$Input.G46];&quot;\d+.green&quot;;;1));0;ORG.LIBREOFFICE.REGEX([$Part1.T48];&quot;\d+.&quot;;;1)))" office:value-type="float" office:value="0" calcext:value-type="float">
            <text:p>0</text:p>
          </table:table-cell>
          <table:table-cell table:style-name="ce5" table:formula="of:=IF(ISBLANK([$Input.B46]);0;IF(ISNA(ORG.LIBREOFFICE.REGEX([$Input.B46];&quot;\d+.blue&quot;;;1));0;ORG.LIBREOFFICE.REGEX([$Part1.D48];&quot;\d+.&quot;;;1)))" office:value-type="string" office:string-value="6 " calcext:value-type="string">
            <text:p>6 </text:p>
          </table:table-cell>
          <table:table-cell table:style-name="ce22" table:formula="of:=IF(ISBLANK([$Input.C46]);0;IF(ISNA(ORG.LIBREOFFICE.REGEX([$Input.C46];&quot;\d+.blue&quot;;;1));0;ORG.LIBREOFFICE.REGEX([$Part1.G48];&quot;\d+.&quot;;;1)))" office:value-type="string" office:string-value="6 " calcext:value-type="string">
            <text:p>6 </text:p>
          </table:table-cell>
          <table:table-cell table:style-name="ce22" table:formula="of:=IF(ISBLANK([$Input.D46]);0;IF(ISNA(ORG.LIBREOFFICE.REGEX([$Input.D46];&quot;\d+.blue&quot;;;1));0;ORG.LIBREOFFICE.REGEX([$Part1.J48];&quot;\d+.&quot;;;1)))" office:value-type="string" office:string-value="1 " calcext:value-type="string">
            <text:p>1 </text:p>
          </table:table-cell>
          <table:table-cell table:style-name="ce22" table:formula="of:=IF(ISBLANK([$Input.E46]);0;IF(ISNA(ORG.LIBREOFFICE.REGEX([$Input.E46];&quot;\d+.blue&quot;;;1));0;ORG.LIBREOFFICE.REGEX([$Part1.M48];&quot;\d+.&quot;;;1)))" office:value-type="string" office:string-value="4 " calcext:value-type="string">
            <text:p>4 </text:p>
          </table:table-cell>
          <table:table-cell table:style-name="ce22" table:formula="of:=IF(ISBLANK([$Input.F46]);0;IF(ISNA(ORG.LIBREOFFICE.REGEX([$Input.F46];&quot;\d+.blue&quot;;;1));0;ORG.LIBREOFFICE.REGEX([$Part1.P48];&quot;\d+.&quot;;;1)))" office:value-type="float" office:value="0" calcext:value-type="float">
            <text:p>0</text:p>
          </table:table-cell>
          <table:table-cell table:style-name="ce11" table:formula="of:=IF(ISBLANK([$Input.G46]);0;IF(ISNA(ORG.LIBREOFFICE.REGEX([$Input.G46];&quot;\d+.blue&quot;;;1));0;ORG.LIBREOFFICE.REGEX([$Part1.S48];&quot;\d+.&quot;;;1)))" office:value-type="float" office:value="0" calcext:value-type="float">
            <text:p>0</text:p>
          </table:table-cell>
          <table:table-cell/>
          <table:table-cell table:formula="of:=MAX(NUMBERVALUE([.B48]);NUMBERVALUE([.C48]);NUMBERVALUE([.D48]);NUMBERVALUE([.E48]);NUMBERVALUE([.F48]);NUMBERVALUE([.G48]))" office:value-type="float" office:value="1" calcext:value-type="float">
            <text:p>1</text:p>
          </table:table-cell>
          <table:table-cell table:formula="of:=MAX(NUMBERVALUE([.H48]);NUMBERVALUE([.I48]);NUMBERVALUE([.J48]);NUMBERVALUE([.K48]);NUMBERVALUE([.L48]);NUMBERVALUE([.M48]))" office:value-type="float" office:value="17" calcext:value-type="float">
            <text:p>17</text:p>
          </table:table-cell>
          <table:table-cell table:formula="of:=MAX(NUMBERVALUE([.N48]);NUMBERVALUE([.O48]);NUMBERVALUE([.P48]);NUMBERVALUE([.Q48]);NUMBERVALUE([.R48]);NUMBERVALUE([.S48]))" office:value-type="float" office:value="6" calcext:value-type="float">
            <text:p>6</text:p>
          </table:table-cell>
          <table:table-cell/>
          <table:table-cell table:formula="of:=[.U48]*[.V48]*[.W48]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formula="of:=[$Input.A47]" office:value-type="string" office:string-value="Game 47" calcext:value-type="string">
            <text:p>Game 47</text:p>
          </table:table-cell>
          <table:table-cell table:style-name="ce5" table:formula="of:=IF(ISBLANK([$Input.B47]);0;IF(ISNA(ORG.LIBREOFFICE.REGEX([$Input.B47];&quot;\d+.red&quot;;;1));0;ORG.LIBREOFFICE.REGEX([$Part1.C49];&quot;\d+.&quot;;;1)))" office:value-type="string" office:string-value="12 " calcext:value-type="string">
            <text:p>12 </text:p>
          </table:table-cell>
          <table:table-cell table:formula="of:=IF(ISBLANK([$Input.C47]);0;IF(ISNA(ORG.LIBREOFFICE.REGEX([$Input.C47];&quot;\d+.red&quot;;;1));0;ORG.LIBREOFFICE.REGEX([$Part1.F49];&quot;\d+.&quot;;;1)))" office:value-type="string" office:string-value="2 " calcext:value-type="string">
            <text:p>2 </text:p>
          </table:table-cell>
          <table:table-cell table:formula="of:=IF(ISBLANK([$Input.D47]);0;IF(ISNA(ORG.LIBREOFFICE.REGEX([$Input.D47];&quot;\d+.red&quot;;;1));0;ORG.LIBREOFFICE.REGEX([$Part1.I49];&quot;\d+.&quot;;;1)))" office:value-type="string" office:string-value="2 " calcext:value-type="string">
            <text:p>2 </text:p>
          </table:table-cell>
          <table:table-cell table:formula="of:=IF(ISBLANK([$Input.E47]);0;IF(ISNA(ORG.LIBREOFFICE.REGEX([$Input.E47];&quot;\d+.red&quot;;;1));0;ORG.LIBREOFFICE.REGEX([$Part1.L49];&quot;\d+.&quot;;;1)))" office:value-type="string" office:string-value="5 " calcext:value-type="string">
            <text:p>5 </text:p>
          </table:table-cell>
          <table:table-cell table:formula="of:=IF(ISBLANK([$Input.F47]);0;IF(ISNA(ORG.LIBREOFFICE.REGEX([$Input.F47];&quot;\d+.red&quot;;;1));0;ORG.LIBREOFFICE.REGEX([$Part1.O49];&quot;\d+.&quot;;;1)))" office:value-type="string" office:string-value="9 " calcext:value-type="string">
            <text:p>9 </text:p>
          </table:table-cell>
          <table:table-cell table:style-name="ce11" table:formula="of:=IF(ISBLANK([$Input.G47]);0;IF(ISNA(ORG.LIBREOFFICE.REGEX([$Input.G47];&quot;\d+.red&quot;;;1));0;ORG.LIBREOFFICE.REGEX([$Part1.R49];&quot;\d+.&quot;;;1)))" office:value-type="float" office:value="0" calcext:value-type="float">
            <text:p>0</text:p>
          </table:table-cell>
          <table:table-cell table:style-name="ce5" table:formula="of:=IF(ISBLANK([$Input.B47]);0;IF(ISNA(ORG.LIBREOFFICE.REGEX([$Input.B47];&quot;\d+.green&quot;;;1));0;ORG.LIBREOFFICE.REGEX([$Part1.E49];&quot;\d+.&quot;;;1)))" office:value-type="string" office:string-value="2 " calcext:value-type="string">
            <text:p>2 </text:p>
          </table:table-cell>
          <table:table-cell table:style-name="ce22" table:formula="of:=IF(ISBLANK([$Input.C47]);0;IF(ISNA(ORG.LIBREOFFICE.REGEX([$Input.C47];&quot;\d+.green&quot;;;1));0;ORG.LIBREOFFICE.REGEX([$Part1.H49];&quot;\d+.&quot;;;1)))" office:value-type="string" office:string-value="2 " calcext:value-type="string">
            <text:p>2 </text:p>
          </table:table-cell>
          <table:table-cell table:style-name="ce22" table:formula="of:=IF(ISBLANK([$Input.D47]);0;IF(ISNA(ORG.LIBREOFFICE.REGEX([$Input.D47];&quot;\d+.green&quot;;;1));0;ORG.LIBREOFFICE.REGEX([$Part1.K49];&quot;\d+.&quot;;;1)))" office:value-type="string" office:string-value="3 " calcext:value-type="string">
            <text:p>3 </text:p>
          </table:table-cell>
          <table:table-cell table:style-name="ce22" table:formula="of:=IF(ISBLANK([$Input.E47]);0;IF(ISNA(ORG.LIBREOFFICE.REGEX([$Input.E47];&quot;\d+.green&quot;;;1));0;ORG.LIBREOFFICE.REGEX([$Part1.N49];&quot;\d+.&quot;;;1)))" office:value-type="string" office:string-value="3 " calcext:value-type="string">
            <text:p>3 </text:p>
          </table:table-cell>
          <table:table-cell table:style-name="ce22" table:formula="of:=IF(ISBLANK([$Input.F47]);0;IF(ISNA(ORG.LIBREOFFICE.REGEX([$Input.F47];&quot;\d+.green&quot;;;1));0;ORG.LIBREOFFICE.REGEX([$Part1.Q49];&quot;\d+.&quot;;;1)))" office:value-type="string" office:string-value="6 " calcext:value-type="string">
            <text:p>6 </text:p>
          </table:table-cell>
          <table:table-cell table:style-name="ce11" table:formula="of:=IF(ISBLANK([$Input.G47]);0;IF(ISNA(ORG.LIBREOFFICE.REGEX([$Input.G47];&quot;\d+.green&quot;;;1));0;ORG.LIBREOFFICE.REGEX([$Part1.T49];&quot;\d+.&quot;;;1)))" office:value-type="float" office:value="0" calcext:value-type="float">
            <text:p>0</text:p>
          </table:table-cell>
          <table:table-cell table:style-name="ce5" table:formula="of:=IF(ISBLANK([$Input.B47]);0;IF(ISNA(ORG.LIBREOFFICE.REGEX([$Input.B47];&quot;\d+.blue&quot;;;1));0;ORG.LIBREOFFICE.REGEX([$Part1.D49];&quot;\d+.&quot;;;1)))" office:value-type="string" office:string-value="15 " calcext:value-type="string">
            <text:p>15 </text:p>
          </table:table-cell>
          <table:table-cell table:style-name="ce22" table:formula="of:=IF(ISBLANK([$Input.C47]);0;IF(ISNA(ORG.LIBREOFFICE.REGEX([$Input.C47];&quot;\d+.blue&quot;;;1));0;ORG.LIBREOFFICE.REGEX([$Part1.G49];&quot;\d+.&quot;;;1)))" office:value-type="string" office:string-value="9 " calcext:value-type="string">
            <text:p>9 </text:p>
          </table:table-cell>
          <table:table-cell table:style-name="ce22" table:formula="of:=IF(ISBLANK([$Input.D47]);0;IF(ISNA(ORG.LIBREOFFICE.REGEX([$Input.D47];&quot;\d+.blue&quot;;;1));0;ORG.LIBREOFFICE.REGEX([$Part1.J49];&quot;\d+.&quot;;;1)))" office:value-type="string" office:string-value="6 " calcext:value-type="string">
            <text:p>6 </text:p>
          </table:table-cell>
          <table:table-cell table:style-name="ce22" table:formula="of:=IF(ISBLANK([$Input.E47]);0;IF(ISNA(ORG.LIBREOFFICE.REGEX([$Input.E47];&quot;\d+.blue&quot;;;1));0;ORG.LIBREOFFICE.REGEX([$Part1.M49];&quot;\d+.&quot;;;1)))" office:value-type="string" office:string-value="11 " calcext:value-type="string">
            <text:p>11 </text:p>
          </table:table-cell>
          <table:table-cell table:style-name="ce22" table:formula="of:=IF(ISBLANK([$Input.F47]);0;IF(ISNA(ORG.LIBREOFFICE.REGEX([$Input.F47];&quot;\d+.blue&quot;;;1));0;ORG.LIBREOFFICE.REGEX([$Part1.P49];&quot;\d+.&quot;;;1)))" office:value-type="string" office:string-value="17 " calcext:value-type="string">
            <text:p>17 </text:p>
          </table:table-cell>
          <table:table-cell table:style-name="ce11" table:formula="of:=IF(ISBLANK([$Input.G47]);0;IF(ISNA(ORG.LIBREOFFICE.REGEX([$Input.G47];&quot;\d+.blue&quot;;;1));0;ORG.LIBREOFFICE.REGEX([$Part1.S49];&quot;\d+.&quot;;;1)))" office:value-type="float" office:value="0" calcext:value-type="float">
            <text:p>0</text:p>
          </table:table-cell>
          <table:table-cell/>
          <table:table-cell table:formula="of:=MAX(NUMBERVALUE([.B49]);NUMBERVALUE([.C49]);NUMBERVALUE([.D49]);NUMBERVALUE([.E49]);NUMBERVALUE([.F49]);NUMBERVALUE([.G49]))" office:value-type="float" office:value="12" calcext:value-type="float">
            <text:p>12</text:p>
          </table:table-cell>
          <table:table-cell table:formula="of:=MAX(NUMBERVALUE([.H49]);NUMBERVALUE([.I49]);NUMBERVALUE([.J49]);NUMBERVALUE([.K49]);NUMBERVALUE([.L49]);NUMBERVALUE([.M49]))" office:value-type="float" office:value="6" calcext:value-type="float">
            <text:p>6</text:p>
          </table:table-cell>
          <table:table-cell table:formula="of:=MAX(NUMBERVALUE([.N49]);NUMBERVALUE([.O49]);NUMBERVALUE([.P49]);NUMBERVALUE([.Q49]);NUMBERVALUE([.R49]);NUMBERVALUE([.S49]))" office:value-type="float" office:value="17" calcext:value-type="float">
            <text:p>17</text:p>
          </table:table-cell>
          <table:table-cell/>
          <table:table-cell table:formula="of:=[.U49]*[.V49]*[.W49]" office:value-type="float" office:value="1224" calcext:value-type="float">
            <text:p>1224</text:p>
          </table:table-cell>
          <table:table-cell table:number-columns-repeated="2"/>
        </table:table-row>
        <table:table-row table:style-name="ro1">
          <table:table-cell table:formula="of:=[$Input.A48]" office:value-type="string" office:string-value="Game 48" calcext:value-type="string">
            <text:p>Game 48</text:p>
          </table:table-cell>
          <table:table-cell table:style-name="ce5" table:formula="of:=IF(ISBLANK([$Input.B48]);0;IF(ISNA(ORG.LIBREOFFICE.REGEX([$Input.B48];&quot;\d+.red&quot;;;1));0;ORG.LIBREOFFICE.REGEX([$Part1.C50];&quot;\d+.&quot;;;1)))" office:value-type="string" office:string-value="6 " calcext:value-type="string">
            <text:p>6 </text:p>
          </table:table-cell>
          <table:table-cell table:formula="of:=IF(ISBLANK([$Input.C48]);0;IF(ISNA(ORG.LIBREOFFICE.REGEX([$Input.C48];&quot;\d+.red&quot;;;1));0;ORG.LIBREOFFICE.REGEX([$Part1.F50];&quot;\d+.&quot;;;1)))" office:value-type="string" office:string-value="14 " calcext:value-type="string">
            <text:p>14 </text:p>
          </table:table-cell>
          <table:table-cell table:formula="of:=IF(ISBLANK([$Input.D48]);0;IF(ISNA(ORG.LIBREOFFICE.REGEX([$Input.D48];&quot;\d+.red&quot;;;1));0;ORG.LIBREOFFICE.REGEX([$Part1.I50];&quot;\d+.&quot;;;1)))" office:value-type="string" office:string-value="2 " calcext:value-type="string">
            <text:p>2 </text:p>
          </table:table-cell>
          <table:table-cell table:formula="of:=IF(ISBLANK([$Input.E48]);0;IF(ISNA(ORG.LIBREOFFICE.REGEX([$Input.E48];&quot;\d+.red&quot;;;1));0;ORG.LIBREOFFICE.REGEX([$Part1.L50];&quot;\d+.&quot;;;1)))" office:value-type="string" office:string-value="5 " calcext:value-type="string">
            <text:p>5 </text:p>
          </table:table-cell>
          <table:table-cell table:formula="of:=IF(ISBLANK([$Input.F48]);0;IF(ISNA(ORG.LIBREOFFICE.REGEX([$Input.F48];&quot;\d+.red&quot;;;1));0;ORG.LIBREOFFICE.REGEX([$Part1.O50];&quot;\d+.&quot;;;1)))" office:value-type="float" office:value="0" calcext:value-type="float">
            <text:p>0</text:p>
          </table:table-cell>
          <table:table-cell table:style-name="ce11" table:formula="of:=IF(ISBLANK([$Input.G48]);0;IF(ISNA(ORG.LIBREOFFICE.REGEX([$Input.G48];&quot;\d+.red&quot;;;1));0;ORG.LIBREOFFICE.REGEX([$Part1.R50];&quot;\d+.&quot;;;1)))" office:value-type="float" office:value="0" calcext:value-type="float">
            <text:p>0</text:p>
          </table:table-cell>
          <table:table-cell table:style-name="ce5" table:formula="of:=IF(ISBLANK([$Input.B48]);0;IF(ISNA(ORG.LIBREOFFICE.REGEX([$Input.B48];&quot;\d+.green&quot;;;1));0;ORG.LIBREOFFICE.REGEX([$Part1.E50];&quot;\d+.&quot;;;1)))" office:value-type="float" office:value="0" calcext:value-type="float">
            <text:p>0</text:p>
          </table:table-cell>
          <table:table-cell table:style-name="ce22" table:formula="of:=IF(ISBLANK([$Input.C48]);0;IF(ISNA(ORG.LIBREOFFICE.REGEX([$Input.C48];&quot;\d+.green&quot;;;1));0;ORG.LIBREOFFICE.REGEX([$Part1.H50];&quot;\d+.&quot;;;1)))" office:value-type="string" office:string-value="7 " calcext:value-type="string">
            <text:p>7 </text:p>
          </table:table-cell>
          <table:table-cell table:style-name="ce22" table:formula="of:=IF(ISBLANK([$Input.D48]);0;IF(ISNA(ORG.LIBREOFFICE.REGEX([$Input.D48];&quot;\d+.green&quot;;;1));0;ORG.LIBREOFFICE.REGEX([$Part1.K50];&quot;\d+.&quot;;;1)))" office:value-type="string" office:string-value="2 " calcext:value-type="string">
            <text:p>2 </text:p>
          </table:table-cell>
          <table:table-cell table:style-name="ce22" table:formula="of:=IF(ISBLANK([$Input.E48]);0;IF(ISNA(ORG.LIBREOFFICE.REGEX([$Input.E48];&quot;\d+.green&quot;;;1));0;ORG.LIBREOFFICE.REGEX([$Part1.N50];&quot;\d+.&quot;;;1)))" office:value-type="string" office:string-value="5 " calcext:value-type="string">
            <text:p>5 </text:p>
          </table:table-cell>
          <table:table-cell table:style-name="ce22" table:formula="of:=IF(ISBLANK([$Input.F48]);0;IF(ISNA(ORG.LIBREOFFICE.REGEX([$Input.F48];&quot;\d+.green&quot;;;1));0;ORG.LIBREOFFICE.REGEX([$Part1.Q50];&quot;\d+.&quot;;;1)))" office:value-type="float" office:value="0" calcext:value-type="float">
            <text:p>0</text:p>
          </table:table-cell>
          <table:table-cell table:style-name="ce11" table:formula="of:=IF(ISBLANK([$Input.G48]);0;IF(ISNA(ORG.LIBREOFFICE.REGEX([$Input.G48];&quot;\d+.green&quot;;;1));0;ORG.LIBREOFFICE.REGEX([$Part1.T50];&quot;\d+.&quot;;;1)))" office:value-type="float" office:value="0" calcext:value-type="float">
            <text:p>0</text:p>
          </table:table-cell>
          <table:table-cell table:style-name="ce5" table:formula="of:=IF(ISBLANK([$Input.B48]);0;IF(ISNA(ORG.LIBREOFFICE.REGEX([$Input.B48];&quot;\d+.blue&quot;;;1));0;ORG.LIBREOFFICE.REGEX([$Part1.D50];&quot;\d+.&quot;;;1)))" office:value-type="string" office:string-value="5 " calcext:value-type="string">
            <text:p>5 </text:p>
          </table:table-cell>
          <table:table-cell table:style-name="ce22" table:formula="of:=IF(ISBLANK([$Input.C48]);0;IF(ISNA(ORG.LIBREOFFICE.REGEX([$Input.C48];&quot;\d+.blue&quot;;;1));0;ORG.LIBREOFFICE.REGEX([$Part1.G50];&quot;\d+.&quot;;;1)))" office:value-type="string" office:string-value="4 " calcext:value-type="string">
            <text:p>4 </text:p>
          </table:table-cell>
          <table:table-cell table:style-name="ce22" table:formula="of:=IF(ISBLANK([$Input.D48]);0;IF(ISNA(ORG.LIBREOFFICE.REGEX([$Input.D48];&quot;\d+.blue&quot;;;1));0;ORG.LIBREOFFICE.REGEX([$Part1.J50];&quot;\d+.&quot;;;1)))" office:value-type="string" office:string-value="5 " calcext:value-type="string">
            <text:p>5 </text:p>
          </table:table-cell>
          <table:table-cell table:style-name="ce22" table:formula="of:=IF(ISBLANK([$Input.E48]);0;IF(ISNA(ORG.LIBREOFFICE.REGEX([$Input.E48];&quot;\d+.blue&quot;;;1));0;ORG.LIBREOFFICE.REGEX([$Part1.M50];&quot;\d+.&quot;;;1)))" office:value-type="string" office:string-value="11 " calcext:value-type="string">
            <text:p>11 </text:p>
          </table:table-cell>
          <table:table-cell table:style-name="ce22" table:formula="of:=IF(ISBLANK([$Input.F48]);0;IF(ISNA(ORG.LIBREOFFICE.REGEX([$Input.F48];&quot;\d+.blue&quot;;;1));0;ORG.LIBREOFFICE.REGEX([$Part1.P50];&quot;\d+.&quot;;;1)))" office:value-type="float" office:value="0" calcext:value-type="float">
            <text:p>0</text:p>
          </table:table-cell>
          <table:table-cell table:style-name="ce11" table:formula="of:=IF(ISBLANK([$Input.G48]);0;IF(ISNA(ORG.LIBREOFFICE.REGEX([$Input.G48];&quot;\d+.blue&quot;;;1));0;ORG.LIBREOFFICE.REGEX([$Part1.S50];&quot;\d+.&quot;;;1)))" office:value-type="float" office:value="0" calcext:value-type="float">
            <text:p>0</text:p>
          </table:table-cell>
          <table:table-cell/>
          <table:table-cell table:formula="of:=MAX(NUMBERVALUE([.B50]);NUMBERVALUE([.C50]);NUMBERVALUE([.D50]);NUMBERVALUE([.E50]);NUMBERVALUE([.F50]);NUMBERVALUE([.G50]))" office:value-type="float" office:value="14" calcext:value-type="float">
            <text:p>14</text:p>
          </table:table-cell>
          <table:table-cell table:formula="of:=MAX(NUMBERVALUE([.H50]);NUMBERVALUE([.I50]);NUMBERVALUE([.J50]);NUMBERVALUE([.K50]);NUMBERVALUE([.L50]);NUMBERVALUE([.M50]))" office:value-type="float" office:value="7" calcext:value-type="float">
            <text:p>7</text:p>
          </table:table-cell>
          <table:table-cell table:formula="of:=MAX(NUMBERVALUE([.N50]);NUMBERVALUE([.O50]);NUMBERVALUE([.P50]);NUMBERVALUE([.Q50]);NUMBERVALUE([.R50]);NUMBERVALUE([.S50]))" office:value-type="float" office:value="11" calcext:value-type="float">
            <text:p>11</text:p>
          </table:table-cell>
          <table:table-cell/>
          <table:table-cell table:formula="of:=[.U50]*[.V50]*[.W50]"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table:formula="of:=[$Input.A49]" office:value-type="string" office:string-value="Game 49" calcext:value-type="string">
            <text:p>Game 49</text:p>
          </table:table-cell>
          <table:table-cell table:style-name="ce5" table:formula="of:=IF(ISBLANK([$Input.B49]);0;IF(ISNA(ORG.LIBREOFFICE.REGEX([$Input.B49];&quot;\d+.red&quot;;;1));0;ORG.LIBREOFFICE.REGEX([$Part1.C51];&quot;\d+.&quot;;;1)))" office:value-type="string" office:string-value="4 " calcext:value-type="string">
            <text:p>4 </text:p>
          </table:table-cell>
          <table:table-cell table:formula="of:=IF(ISBLANK([$Input.C49]);0;IF(ISNA(ORG.LIBREOFFICE.REGEX([$Input.C49];&quot;\d+.red&quot;;;1));0;ORG.LIBREOFFICE.REGEX([$Part1.F51];&quot;\d+.&quot;;;1)))" office:value-type="string" office:string-value="2 " calcext:value-type="string">
            <text:p>2 </text:p>
          </table:table-cell>
          <table:table-cell table:formula="of:=IF(ISBLANK([$Input.D49]);0;IF(ISNA(ORG.LIBREOFFICE.REGEX([$Input.D49];&quot;\d+.red&quot;;;1));0;ORG.LIBREOFFICE.REGEX([$Part1.I51];&quot;\d+.&quot;;;1)))" office:value-type="string" office:string-value="4 " calcext:value-type="string">
            <text:p>4 </text:p>
          </table:table-cell>
          <table:table-cell table:formula="of:=IF(ISBLANK([$Input.E49]);0;IF(ISNA(ORG.LIBREOFFICE.REGEX([$Input.E49];&quot;\d+.red&quot;;;1));0;ORG.LIBREOFFICE.REGEX([$Part1.L51];&quot;\d+.&quot;;;1)))" office:value-type="string" office:string-value="3 " calcext:value-type="string">
            <text:p>3 </text:p>
          </table:table-cell>
          <table:table-cell table:formula="of:=IF(ISBLANK([$Input.F49]);0;IF(ISNA(ORG.LIBREOFFICE.REGEX([$Input.F49];&quot;\d+.red&quot;;;1));0;ORG.LIBREOFFICE.REGEX([$Part1.O51];&quot;\d+.&quot;;;1)))" office:value-type="string" office:string-value="3 " calcext:value-type="string">
            <text:p>3 </text:p>
          </table:table-cell>
          <table:table-cell table:style-name="ce11" table:formula="of:=IF(ISBLANK([$Input.G49]);0;IF(ISNA(ORG.LIBREOFFICE.REGEX([$Input.G49];&quot;\d+.red&quot;;;1));0;ORG.LIBREOFFICE.REGEX([$Part1.R51];&quot;\d+.&quot;;;1)))" office:value-type="float" office:value="0" calcext:value-type="float">
            <text:p>0</text:p>
          </table:table-cell>
          <table:table-cell table:style-name="ce5" table:formula="of:=IF(ISBLANK([$Input.B49]);0;IF(ISNA(ORG.LIBREOFFICE.REGEX([$Input.B49];&quot;\d+.green&quot;;;1));0;ORG.LIBREOFFICE.REGEX([$Part1.E51];&quot;\d+.&quot;;;1)))" office:value-type="string" office:string-value="7 " calcext:value-type="string">
            <text:p>7 </text:p>
          </table:table-cell>
          <table:table-cell table:style-name="ce22" table:formula="of:=IF(ISBLANK([$Input.C49]);0;IF(ISNA(ORG.LIBREOFFICE.REGEX([$Input.C49];&quot;\d+.green&quot;;;1));0;ORG.LIBREOFFICE.REGEX([$Part1.H51];&quot;\d+.&quot;;;1)))" office:value-type="string" office:string-value="11 " calcext:value-type="string">
            <text:p>11 </text:p>
          </table:table-cell>
          <table:table-cell table:style-name="ce22" table:formula="of:=IF(ISBLANK([$Input.D49]);0;IF(ISNA(ORG.LIBREOFFICE.REGEX([$Input.D49];&quot;\d+.green&quot;;;1));0;ORG.LIBREOFFICE.REGEX([$Part1.K51];&quot;\d+.&quot;;;1)))" office:value-type="string" office:string-value="9 " calcext:value-type="string">
            <text:p>9 </text:p>
          </table:table-cell>
          <table:table-cell table:style-name="ce22" table:formula="of:=IF(ISBLANK([$Input.E49]);0;IF(ISNA(ORG.LIBREOFFICE.REGEX([$Input.E49];&quot;\d+.green&quot;;;1));0;ORG.LIBREOFFICE.REGEX([$Part1.N51];&quot;\d+.&quot;;;1)))" office:value-type="string" office:string-value="17 " calcext:value-type="string">
            <text:p>17 </text:p>
          </table:table-cell>
          <table:table-cell table:style-name="ce22" table:formula="of:=IF(ISBLANK([$Input.F49]);0;IF(ISNA(ORG.LIBREOFFICE.REGEX([$Input.F49];&quot;\d+.green&quot;;;1));0;ORG.LIBREOFFICE.REGEX([$Part1.Q51];&quot;\d+.&quot;;;1)))" office:value-type="string" office:string-value="16 " calcext:value-type="string">
            <text:p>16 </text:p>
          </table:table-cell>
          <table:table-cell table:style-name="ce11" table:formula="of:=IF(ISBLANK([$Input.G49]);0;IF(ISNA(ORG.LIBREOFFICE.REGEX([$Input.G49];&quot;\d+.green&quot;;;1));0;ORG.LIBREOFFICE.REGEX([$Part1.T51];&quot;\d+.&quot;;;1)))" office:value-type="float" office:value="0" calcext:value-type="float">
            <text:p>0</text:p>
          </table:table-cell>
          <table:table-cell table:style-name="ce5" table:formula="of:=IF(ISBLANK([$Input.B49]);0;IF(ISNA(ORG.LIBREOFFICE.REGEX([$Input.B49];&quot;\d+.blue&quot;;;1));0;ORG.LIBREOFFICE.REGEX([$Part1.D51];&quot;\d+.&quot;;;1)))" office:value-type="string" office:string-value="7 " calcext:value-type="string">
            <text:p>7 </text:p>
          </table:table-cell>
          <table:table-cell table:style-name="ce22" table:formula="of:=IF(ISBLANK([$Input.C49]);0;IF(ISNA(ORG.LIBREOFFICE.REGEX([$Input.C49];&quot;\d+.blue&quot;;;1));0;ORG.LIBREOFFICE.REGEX([$Part1.G51];&quot;\d+.&quot;;;1)))" office:value-type="string" office:string-value="12 " calcext:value-type="string">
            <text:p>12 </text:p>
          </table:table-cell>
          <table:table-cell table:style-name="ce22" table:formula="of:=IF(ISBLANK([$Input.D49]);0;IF(ISNA(ORG.LIBREOFFICE.REGEX([$Input.D49];&quot;\d+.blue&quot;;;1));0;ORG.LIBREOFFICE.REGEX([$Part1.J51];&quot;\d+.&quot;;;1)))" office:value-type="string" office:string-value="12 " calcext:value-type="string">
            <text:p>12 </text:p>
          </table:table-cell>
          <table:table-cell table:style-name="ce22" table:formula="of:=IF(ISBLANK([$Input.E49]);0;IF(ISNA(ORG.LIBREOFFICE.REGEX([$Input.E49];&quot;\d+.blue&quot;;;1));0;ORG.LIBREOFFICE.REGEX([$Part1.M51];&quot;\d+.&quot;;;1)))" office:value-type="string" office:string-value="8 " calcext:value-type="string">
            <text:p>8 </text:p>
          </table:table-cell>
          <table:table-cell table:style-name="ce22" table:formula="of:=IF(ISBLANK([$Input.F49]);0;IF(ISNA(ORG.LIBREOFFICE.REGEX([$Input.F49];&quot;\d+.blue&quot;;;1));0;ORG.LIBREOFFICE.REGEX([$Part1.P51];&quot;\d+.&quot;;;1)))" office:value-type="string" office:string-value="14 " calcext:value-type="string">
            <text:p>14 </text:p>
          </table:table-cell>
          <table:table-cell table:style-name="ce11" table:formula="of:=IF(ISBLANK([$Input.G49]);0;IF(ISNA(ORG.LIBREOFFICE.REGEX([$Input.G49];&quot;\d+.blue&quot;;;1));0;ORG.LIBREOFFICE.REGEX([$Part1.S51];&quot;\d+.&quot;;;1)))" office:value-type="float" office:value="0" calcext:value-type="float">
            <text:p>0</text:p>
          </table:table-cell>
          <table:table-cell/>
          <table:table-cell table:formula="of:=MAX(NUMBERVALUE([.B51]);NUMBERVALUE([.C51]);NUMBERVALUE([.D51]);NUMBERVALUE([.E51]);NUMBERVALUE([.F51]);NUMBERVALUE([.G51]))" office:value-type="float" office:value="4" calcext:value-type="float">
            <text:p>4</text:p>
          </table:table-cell>
          <table:table-cell table:formula="of:=MAX(NUMBERVALUE([.H51]);NUMBERVALUE([.I51]);NUMBERVALUE([.J51]);NUMBERVALUE([.K51]);NUMBERVALUE([.L51]);NUMBERVALUE([.M51]))" office:value-type="float" office:value="17" calcext:value-type="float">
            <text:p>17</text:p>
          </table:table-cell>
          <table:table-cell table:formula="of:=MAX(NUMBERVALUE([.N51]);NUMBERVALUE([.O51]);NUMBERVALUE([.P51]);NUMBERVALUE([.Q51]);NUMBERVALUE([.R51]);NUMBERVALUE([.S51]))" office:value-type="float" office:value="14" calcext:value-type="float">
            <text:p>14</text:p>
          </table:table-cell>
          <table:table-cell/>
          <table:table-cell table:formula="of:=[.U51]*[.V51]*[.W51]"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table:formula="of:=[$Input.A50]" office:value-type="string" office:string-value="Game 50" calcext:value-type="string">
            <text:p>Game 50</text:p>
          </table:table-cell>
          <table:table-cell table:style-name="ce5" table:formula="of:=IF(ISBLANK([$Input.B50]);0;IF(ISNA(ORG.LIBREOFFICE.REGEX([$Input.B50];&quot;\d+.red&quot;;;1));0;ORG.LIBREOFFICE.REGEX([$Part1.C52];&quot;\d+.&quot;;;1)))" office:value-type="string" office:string-value="4 " calcext:value-type="string">
            <text:p>4 </text:p>
          </table:table-cell>
          <table:table-cell table:formula="of:=IF(ISBLANK([$Input.C50]);0;IF(ISNA(ORG.LIBREOFFICE.REGEX([$Input.C50];&quot;\d+.red&quot;;;1));0;ORG.LIBREOFFICE.REGEX([$Part1.F52];&quot;\d+.&quot;;;1)))" office:value-type="string" office:string-value="14 " calcext:value-type="string">
            <text:p>14 </text:p>
          </table:table-cell>
          <table:table-cell table:formula="of:=IF(ISBLANK([$Input.D50]);0;IF(ISNA(ORG.LIBREOFFICE.REGEX([$Input.D50];&quot;\d+.red&quot;;;1));0;ORG.LIBREOFFICE.REGEX([$Part1.I52];&quot;\d+.&quot;;;1)))" office:value-type="string" office:string-value="12 " calcext:value-type="string">
            <text:p>12 </text:p>
          </table:table-cell>
          <table:table-cell table:formula="of:=IF(ISBLANK([$Input.E50]);0;IF(ISNA(ORG.LIBREOFFICE.REGEX([$Input.E50];&quot;\d+.red&quot;;;1));0;ORG.LIBREOFFICE.REGEX([$Part1.L52];&quot;\d+.&quot;;;1)))" office:value-type="float" office:value="0" calcext:value-type="float">
            <text:p>0</text:p>
          </table:table-cell>
          <table:table-cell table:formula="of:=IF(ISBLANK([$Input.F50]);0;IF(ISNA(ORG.LIBREOFFICE.REGEX([$Input.F50];&quot;\d+.red&quot;;;1));0;ORG.LIBREOFFICE.REGEX([$Part1.O52];&quot;\d+.&quot;;;1)))" office:value-type="float" office:value="0" calcext:value-type="float">
            <text:p>0</text:p>
          </table:table-cell>
          <table:table-cell table:style-name="ce11" table:formula="of:=IF(ISBLANK([$Input.G50]);0;IF(ISNA(ORG.LIBREOFFICE.REGEX([$Input.G50];&quot;\d+.red&quot;;;1));0;ORG.LIBREOFFICE.REGEX([$Part1.R52];&quot;\d+.&quot;;;1)))" office:value-type="float" office:value="0" calcext:value-type="float">
            <text:p>0</text:p>
          </table:table-cell>
          <table:table-cell table:style-name="ce5" table:formula="of:=IF(ISBLANK([$Input.B50]);0;IF(ISNA(ORG.LIBREOFFICE.REGEX([$Input.B50];&quot;\d+.green&quot;;;1));0;ORG.LIBREOFFICE.REGEX([$Part1.E52];&quot;\d+.&quot;;;1)))" office:value-type="string" office:string-value="5 " calcext:value-type="string">
            <text:p>5 </text:p>
          </table:table-cell>
          <table:table-cell table:style-name="ce22" table:formula="of:=IF(ISBLANK([$Input.C50]);0;IF(ISNA(ORG.LIBREOFFICE.REGEX([$Input.C50];&quot;\d+.green&quot;;;1));0;ORG.LIBREOFFICE.REGEX([$Part1.H52];&quot;\d+.&quot;;;1)))" office:value-type="string" office:string-value="7 " calcext:value-type="string">
            <text:p>7 </text:p>
          </table:table-cell>
          <table:table-cell table:style-name="ce22" table:formula="of:=IF(ISBLANK([$Input.D50]);0;IF(ISNA(ORG.LIBREOFFICE.REGEX([$Input.D50];&quot;\d+.green&quot;;;1));0;ORG.LIBREOFFICE.REGEX([$Part1.K52];&quot;\d+.&quot;;;1)))" office:value-type="string" office:string-value="14 " calcext:value-type="string">
            <text:p>14 </text:p>
          </table:table-cell>
          <table:table-cell table:style-name="ce22" table:formula="of:=IF(ISBLANK([$Input.E50]);0;IF(ISNA(ORG.LIBREOFFICE.REGEX([$Input.E50];&quot;\d+.green&quot;;;1));0;ORG.LIBREOFFICE.REGEX([$Part1.N52];&quot;\d+.&quot;;;1)))" office:value-type="float" office:value="0" calcext:value-type="float">
            <text:p>0</text:p>
          </table:table-cell>
          <table:table-cell table:style-name="ce22" table:formula="of:=IF(ISBLANK([$Input.F50]);0;IF(ISNA(ORG.LIBREOFFICE.REGEX([$Input.F50];&quot;\d+.green&quot;;;1));0;ORG.LIBREOFFICE.REGEX([$Part1.Q52];&quot;\d+.&quot;;;1)))" office:value-type="float" office:value="0" calcext:value-type="float">
            <text:p>0</text:p>
          </table:table-cell>
          <table:table-cell table:style-name="ce11" table:formula="of:=IF(ISBLANK([$Input.G50]);0;IF(ISNA(ORG.LIBREOFFICE.REGEX([$Input.G50];&quot;\d+.green&quot;;;1));0;ORG.LIBREOFFICE.REGEX([$Part1.T52];&quot;\d+.&quot;;;1)))" office:value-type="float" office:value="0" calcext:value-type="float">
            <text:p>0</text:p>
          </table:table-cell>
          <table:table-cell table:style-name="ce5" table:formula="of:=IF(ISBLANK([$Input.B50]);0;IF(ISNA(ORG.LIBREOFFICE.REGEX([$Input.B50];&quot;\d+.blue&quot;;;1));0;ORG.LIBREOFFICE.REGEX([$Part1.D52];&quot;\d+.&quot;;;1)))" office:value-type="string" office:string-value="10 " calcext:value-type="string">
            <text:p>10 </text:p>
          </table:table-cell>
          <table:table-cell table:style-name="ce22" table:formula="of:=IF(ISBLANK([$Input.C50]);0;IF(ISNA(ORG.LIBREOFFICE.REGEX([$Input.C50];&quot;\d+.blue&quot;;;1));0;ORG.LIBREOFFICE.REGEX([$Part1.G52];&quot;\d+.&quot;;;1)))" office:value-type="string" office:string-value="5 " calcext:value-type="string">
            <text:p>5 </text:p>
          </table:table-cell>
          <table:table-cell table:style-name="ce22" table:formula="of:=IF(ISBLANK([$Input.D50]);0;IF(ISNA(ORG.LIBREOFFICE.REGEX([$Input.D50];&quot;\d+.blue&quot;;;1));0;ORG.LIBREOFFICE.REGEX([$Part1.J52];&quot;\d+.&quot;;;1)))" office:value-type="string" office:string-value="18 " calcext:value-type="string">
            <text:p>18 </text:p>
          </table:table-cell>
          <table:table-cell table:style-name="ce22" table:formula="of:=IF(ISBLANK([$Input.E50]);0;IF(ISNA(ORG.LIBREOFFICE.REGEX([$Input.E50];&quot;\d+.blue&quot;;;1));0;ORG.LIBREOFFICE.REGEX([$Part1.M52];&quot;\d+.&quot;;;1)))" office:value-type="float" office:value="0" calcext:value-type="float">
            <text:p>0</text:p>
          </table:table-cell>
          <table:table-cell table:style-name="ce22" table:formula="of:=IF(ISBLANK([$Input.F50]);0;IF(ISNA(ORG.LIBREOFFICE.REGEX([$Input.F50];&quot;\d+.blue&quot;;;1));0;ORG.LIBREOFFICE.REGEX([$Part1.P52];&quot;\d+.&quot;;;1)))" office:value-type="float" office:value="0" calcext:value-type="float">
            <text:p>0</text:p>
          </table:table-cell>
          <table:table-cell table:style-name="ce11" table:formula="of:=IF(ISBLANK([$Input.G50]);0;IF(ISNA(ORG.LIBREOFFICE.REGEX([$Input.G50];&quot;\d+.blue&quot;;;1));0;ORG.LIBREOFFICE.REGEX([$Part1.S52];&quot;\d+.&quot;;;1)))" office:value-type="float" office:value="0" calcext:value-type="float">
            <text:p>0</text:p>
          </table:table-cell>
          <table:table-cell/>
          <table:table-cell table:formula="of:=MAX(NUMBERVALUE([.B52]);NUMBERVALUE([.C52]);NUMBERVALUE([.D52]);NUMBERVALUE([.E52]);NUMBERVALUE([.F52]);NUMBERVALUE([.G52]))" office:value-type="float" office:value="14" calcext:value-type="float">
            <text:p>14</text:p>
          </table:table-cell>
          <table:table-cell table:formula="of:=MAX(NUMBERVALUE([.H52]);NUMBERVALUE([.I52]);NUMBERVALUE([.J52]);NUMBERVALUE([.K52]);NUMBERVALUE([.L52]);NUMBERVALUE([.M52]))" office:value-type="float" office:value="14" calcext:value-type="float">
            <text:p>14</text:p>
          </table:table-cell>
          <table:table-cell table:formula="of:=MAX(NUMBERVALUE([.N52]);NUMBERVALUE([.O52]);NUMBERVALUE([.P52]);NUMBERVALUE([.Q52]);NUMBERVALUE([.R52]);NUMBERVALUE([.S52]))" office:value-type="float" office:value="18" calcext:value-type="float">
            <text:p>18</text:p>
          </table:table-cell>
          <table:table-cell/>
          <table:table-cell table:formula="of:=[.U52]*[.V52]*[.W52]" office:value-type="float" office:value="3528" calcext:value-type="float">
            <text:p>3528</text:p>
          </table:table-cell>
          <table:table-cell table:number-columns-repeated="2"/>
        </table:table-row>
        <table:table-row table:style-name="ro1">
          <table:table-cell table:formula="of:=[$Input.A51]" office:value-type="string" office:string-value="Game 51" calcext:value-type="string">
            <text:p>Game 51</text:p>
          </table:table-cell>
          <table:table-cell table:style-name="ce5" table:formula="of:=IF(ISBLANK([$Input.B51]);0;IF(ISNA(ORG.LIBREOFFICE.REGEX([$Input.B51];&quot;\d+.red&quot;;;1));0;ORG.LIBREOFFICE.REGEX([$Part1.C53];&quot;\d+.&quot;;;1)))" office:value-type="float" office:value="0" calcext:value-type="float">
            <text:p>0</text:p>
          </table:table-cell>
          <table:table-cell table:formula="of:=IF(ISBLANK([$Input.C51]);0;IF(ISNA(ORG.LIBREOFFICE.REGEX([$Input.C51];&quot;\d+.red&quot;;;1));0;ORG.LIBREOFFICE.REGEX([$Part1.F53];&quot;\d+.&quot;;;1)))" office:value-type="string" office:string-value="2 " calcext:value-type="string">
            <text:p>2 </text:p>
          </table:table-cell>
          <table:table-cell table:formula="of:=IF(ISBLANK([$Input.D51]);0;IF(ISNA(ORG.LIBREOFFICE.REGEX([$Input.D51];&quot;\d+.red&quot;;;1));0;ORG.LIBREOFFICE.REGEX([$Part1.I53];&quot;\d+.&quot;;;1)))" office:value-type="float" office:value="0" calcext:value-type="float">
            <text:p>0</text:p>
          </table:table-cell>
          <table:table-cell table:formula="of:=IF(ISBLANK([$Input.E51]);0;IF(ISNA(ORG.LIBREOFFICE.REGEX([$Input.E51];&quot;\d+.red&quot;;;1));0;ORG.LIBREOFFICE.REGEX([$Part1.L53];&quot;\d+.&quot;;;1)))" office:value-type="float" office:value="0" calcext:value-type="float">
            <text:p>0</text:p>
          </table:table-cell>
          <table:table-cell table:formula="of:=IF(ISBLANK([$Input.F51]);0;IF(ISNA(ORG.LIBREOFFICE.REGEX([$Input.F51];&quot;\d+.red&quot;;;1));0;ORG.LIBREOFFICE.REGEX([$Part1.O53];&quot;\d+.&quot;;;1)))" office:value-type="float" office:value="0" calcext:value-type="float">
            <text:p>0</text:p>
          </table:table-cell>
          <table:table-cell table:style-name="ce11" table:formula="of:=IF(ISBLANK([$Input.G51]);0;IF(ISNA(ORG.LIBREOFFICE.REGEX([$Input.G51];&quot;\d+.red&quot;;;1));0;ORG.LIBREOFFICE.REGEX([$Part1.R53];&quot;\d+.&quot;;;1)))" office:value-type="float" office:value="0" calcext:value-type="float">
            <text:p>0</text:p>
          </table:table-cell>
          <table:table-cell table:style-name="ce5" table:formula="of:=IF(ISBLANK([$Input.B51]);0;IF(ISNA(ORG.LIBREOFFICE.REGEX([$Input.B51];&quot;\d+.green&quot;;;1));0;ORG.LIBREOFFICE.REGEX([$Part1.E53];&quot;\d+.&quot;;;1)))" office:value-type="string" office:string-value="12 " calcext:value-type="string">
            <text:p>12 </text:p>
          </table:table-cell>
          <table:table-cell table:style-name="ce22" table:formula="of:=IF(ISBLANK([$Input.C51]);0;IF(ISNA(ORG.LIBREOFFICE.REGEX([$Input.C51];&quot;\d+.green&quot;;;1));0;ORG.LIBREOFFICE.REGEX([$Part1.H53];&quot;\d+.&quot;;;1)))" office:value-type="string" office:string-value="10 " calcext:value-type="string">
            <text:p>10 </text:p>
          </table:table-cell>
          <table:table-cell table:style-name="ce22" table:formula="of:=IF(ISBLANK([$Input.D51]);0;IF(ISNA(ORG.LIBREOFFICE.REGEX([$Input.D51];&quot;\d+.green&quot;;;1));0;ORG.LIBREOFFICE.REGEX([$Part1.K53];&quot;\d+.&quot;;;1)))" office:value-type="string" office:string-value="3 " calcext:value-type="string">
            <text:p>3 </text:p>
          </table:table-cell>
          <table:table-cell table:style-name="ce22" table:formula="of:=IF(ISBLANK([$Input.E51]);0;IF(ISNA(ORG.LIBREOFFICE.REGEX([$Input.E51];&quot;\d+.green&quot;;;1));0;ORG.LIBREOFFICE.REGEX([$Part1.N53];&quot;\d+.&quot;;;1)))" office:value-type="float" office:value="0" calcext:value-type="float">
            <text:p>0</text:p>
          </table:table-cell>
          <table:table-cell table:style-name="ce22" table:formula="of:=IF(ISBLANK([$Input.F51]);0;IF(ISNA(ORG.LIBREOFFICE.REGEX([$Input.F51];&quot;\d+.green&quot;;;1));0;ORG.LIBREOFFICE.REGEX([$Part1.Q53];&quot;\d+.&quot;;;1)))" office:value-type="float" office:value="0" calcext:value-type="float">
            <text:p>0</text:p>
          </table:table-cell>
          <table:table-cell table:style-name="ce11" table:formula="of:=IF(ISBLANK([$Input.G51]);0;IF(ISNA(ORG.LIBREOFFICE.REGEX([$Input.G51];&quot;\d+.green&quot;;;1));0;ORG.LIBREOFFICE.REGEX([$Part1.T53];&quot;\d+.&quot;;;1)))" office:value-type="float" office:value="0" calcext:value-type="float">
            <text:p>0</text:p>
          </table:table-cell>
          <table:table-cell table:style-name="ce5" table:formula="of:=IF(ISBLANK([$Input.B51]);0;IF(ISNA(ORG.LIBREOFFICE.REGEX([$Input.B51];&quot;\d+.blue&quot;;;1));0;ORG.LIBREOFFICE.REGEX([$Part1.D53];&quot;\d+.&quot;;;1)))" office:value-type="string" office:string-value="3 " calcext:value-type="string">
            <text:p>3 </text:p>
          </table:table-cell>
          <table:table-cell table:style-name="ce22" table:formula="of:=IF(ISBLANK([$Input.C51]);0;IF(ISNA(ORG.LIBREOFFICE.REGEX([$Input.C51];&quot;\d+.blue&quot;;;1));0;ORG.LIBREOFFICE.REGEX([$Part1.G53];&quot;\d+.&quot;;;1)))" office:value-type="string" office:string-value="4 " calcext:value-type="string">
            <text:p>4 </text:p>
          </table:table-cell>
          <table:table-cell table:style-name="ce22" table:formula="of:=IF(ISBLANK([$Input.D51]);0;IF(ISNA(ORG.LIBREOFFICE.REGEX([$Input.D51];&quot;\d+.blue&quot;;;1));0;ORG.LIBREOFFICE.REGEX([$Part1.J53];&quot;\d+.&quot;;;1)))" office:value-type="string" office:string-value="5 " calcext:value-type="string">
            <text:p>5 </text:p>
          </table:table-cell>
          <table:table-cell table:style-name="ce22" table:formula="of:=IF(ISBLANK([$Input.E51]);0;IF(ISNA(ORG.LIBREOFFICE.REGEX([$Input.E51];&quot;\d+.blue&quot;;;1));0;ORG.LIBREOFFICE.REGEX([$Part1.M53];&quot;\d+.&quot;;;1)))" office:value-type="float" office:value="0" calcext:value-type="float">
            <text:p>0</text:p>
          </table:table-cell>
          <table:table-cell table:style-name="ce22" table:formula="of:=IF(ISBLANK([$Input.F51]);0;IF(ISNA(ORG.LIBREOFFICE.REGEX([$Input.F51];&quot;\d+.blue&quot;;;1));0;ORG.LIBREOFFICE.REGEX([$Part1.P53];&quot;\d+.&quot;;;1)))" office:value-type="float" office:value="0" calcext:value-type="float">
            <text:p>0</text:p>
          </table:table-cell>
          <table:table-cell table:style-name="ce11" table:formula="of:=IF(ISBLANK([$Input.G51]);0;IF(ISNA(ORG.LIBREOFFICE.REGEX([$Input.G51];&quot;\d+.blue&quot;;;1));0;ORG.LIBREOFFICE.REGEX([$Part1.S53];&quot;\d+.&quot;;;1)))" office:value-type="float" office:value="0" calcext:value-type="float">
            <text:p>0</text:p>
          </table:table-cell>
          <table:table-cell/>
          <table:table-cell table:formula="of:=MAX(NUMBERVALUE([.B53]);NUMBERVALUE([.C53]);NUMBERVALUE([.D53]);NUMBERVALUE([.E53]);NUMBERVALUE([.F53]);NUMBERVALUE([.G53]))" office:value-type="float" office:value="2" calcext:value-type="float">
            <text:p>2</text:p>
          </table:table-cell>
          <table:table-cell table:formula="of:=MAX(NUMBERVALUE([.H53]);NUMBERVALUE([.I53]);NUMBERVALUE([.J53]);NUMBERVALUE([.K53]);NUMBERVALUE([.L53]);NUMBERVALUE([.M53]))" office:value-type="float" office:value="12" calcext:value-type="float">
            <text:p>12</text:p>
          </table:table-cell>
          <table:table-cell table:formula="of:=MAX(NUMBERVALUE([.N53]);NUMBERVALUE([.O53]);NUMBERVALUE([.P53]);NUMBERVALUE([.Q53]);NUMBERVALUE([.R53]);NUMBERVALUE([.S53]))" office:value-type="float" office:value="5" calcext:value-type="float">
            <text:p>5</text:p>
          </table:table-cell>
          <table:table-cell/>
          <table:table-cell table:formula="of:=[.U53]*[.V53]*[.W53]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formula="of:=[$Input.A52]" office:value-type="string" office:string-value="Game 52" calcext:value-type="string">
            <text:p>Game 52</text:p>
          </table:table-cell>
          <table:table-cell table:style-name="ce5" table:formula="of:=IF(ISBLANK([$Input.B52]);0;IF(ISNA(ORG.LIBREOFFICE.REGEX([$Input.B52];&quot;\d+.red&quot;;;1));0;ORG.LIBREOFFICE.REGEX([$Part1.C54];&quot;\d+.&quot;;;1)))" office:value-type="string" office:string-value="6 " calcext:value-type="string">
            <text:p>6 </text:p>
          </table:table-cell>
          <table:table-cell table:formula="of:=IF(ISBLANK([$Input.C52]);0;IF(ISNA(ORG.LIBREOFFICE.REGEX([$Input.C52];&quot;\d+.red&quot;;;1));0;ORG.LIBREOFFICE.REGEX([$Part1.F54];&quot;\d+.&quot;;;1)))" office:value-type="string" office:string-value="6 " calcext:value-type="string">
            <text:p>6 </text:p>
          </table:table-cell>
          <table:table-cell table:formula="of:=IF(ISBLANK([$Input.D52]);0;IF(ISNA(ORG.LIBREOFFICE.REGEX([$Input.D52];&quot;\d+.red&quot;;;1));0;ORG.LIBREOFFICE.REGEX([$Part1.I54];&quot;\d+.&quot;;;1)))" office:value-type="string" office:string-value="11 " calcext:value-type="string">
            <text:p>11 </text:p>
          </table:table-cell>
          <table:table-cell table:formula="of:=IF(ISBLANK([$Input.E52]);0;IF(ISNA(ORG.LIBREOFFICE.REGEX([$Input.E52];&quot;\d+.red&quot;;;1));0;ORG.LIBREOFFICE.REGEX([$Part1.L54];&quot;\d+.&quot;;;1)))" office:value-type="string" office:string-value="6 " calcext:value-type="string">
            <text:p>6 </text:p>
          </table:table-cell>
          <table:table-cell table:formula="of:=IF(ISBLANK([$Input.F52]);0;IF(ISNA(ORG.LIBREOFFICE.REGEX([$Input.F52];&quot;\d+.red&quot;;;1));0;ORG.LIBREOFFICE.REGEX([$Part1.O54];&quot;\d+.&quot;;;1)))" office:value-type="float" office:value="0" calcext:value-type="float">
            <text:p>0</text:p>
          </table:table-cell>
          <table:table-cell table:style-name="ce11" table:formula="of:=IF(ISBLANK([$Input.G52]);0;IF(ISNA(ORG.LIBREOFFICE.REGEX([$Input.G52];&quot;\d+.red&quot;;;1));0;ORG.LIBREOFFICE.REGEX([$Part1.R54];&quot;\d+.&quot;;;1)))" office:value-type="float" office:value="0" calcext:value-type="float">
            <text:p>0</text:p>
          </table:table-cell>
          <table:table-cell table:style-name="ce5" table:formula="of:=IF(ISBLANK([$Input.B52]);0;IF(ISNA(ORG.LIBREOFFICE.REGEX([$Input.B52];&quot;\d+.green&quot;;;1));0;ORG.LIBREOFFICE.REGEX([$Part1.E54];&quot;\d+.&quot;;;1)))" office:value-type="string" office:string-value="12 " calcext:value-type="string">
            <text:p>12 </text:p>
          </table:table-cell>
          <table:table-cell table:style-name="ce22" table:formula="of:=IF(ISBLANK([$Input.C52]);0;IF(ISNA(ORG.LIBREOFFICE.REGEX([$Input.C52];&quot;\d+.green&quot;;;1));0;ORG.LIBREOFFICE.REGEX([$Part1.H54];&quot;\d+.&quot;;;1)))" office:value-type="string" office:string-value="20 " calcext:value-type="string">
            <text:p>20 </text:p>
          </table:table-cell>
          <table:table-cell table:style-name="ce22" table:formula="of:=IF(ISBLANK([$Input.D52]);0;IF(ISNA(ORG.LIBREOFFICE.REGEX([$Input.D52];&quot;\d+.green&quot;;;1));0;ORG.LIBREOFFICE.REGEX([$Part1.K54];&quot;\d+.&quot;;;1)))" office:value-type="string" office:string-value="1 " calcext:value-type="string">
            <text:p>1 </text:p>
          </table:table-cell>
          <table:table-cell table:style-name="ce22" table:formula="of:=IF(ISBLANK([$Input.E52]);0;IF(ISNA(ORG.LIBREOFFICE.REGEX([$Input.E52];&quot;\d+.green&quot;;;1));0;ORG.LIBREOFFICE.REGEX([$Part1.N54];&quot;\d+.&quot;;;1)))" office:value-type="string" office:string-value="2 " calcext:value-type="string">
            <text:p>2 </text:p>
          </table:table-cell>
          <table:table-cell table:style-name="ce22" table:formula="of:=IF(ISBLANK([$Input.F52]);0;IF(ISNA(ORG.LIBREOFFICE.REGEX([$Input.F52];&quot;\d+.green&quot;;;1));0;ORG.LIBREOFFICE.REGEX([$Part1.Q54];&quot;\d+.&quot;;;1)))" office:value-type="float" office:value="0" calcext:value-type="float">
            <text:p>0</text:p>
          </table:table-cell>
          <table:table-cell table:style-name="ce11" table:formula="of:=IF(ISBLANK([$Input.G52]);0;IF(ISNA(ORG.LIBREOFFICE.REGEX([$Input.G52];&quot;\d+.green&quot;;;1));0;ORG.LIBREOFFICE.REGEX([$Part1.T54];&quot;\d+.&quot;;;1)))" office:value-type="float" office:value="0" calcext:value-type="float">
            <text:p>0</text:p>
          </table:table-cell>
          <table:table-cell table:style-name="ce5" table:formula="of:=IF(ISBLANK([$Input.B52]);0;IF(ISNA(ORG.LIBREOFFICE.REGEX([$Input.B52];&quot;\d+.blue&quot;;;1));0;ORG.LIBREOFFICE.REGEX([$Part1.D54];&quot;\d+.&quot;;;1)))" office:value-type="string" office:string-value="7 " calcext:value-type="string">
            <text:p>7 </text:p>
          </table:table-cell>
          <table:table-cell table:style-name="ce22" table:formula="of:=IF(ISBLANK([$Input.C52]);0;IF(ISNA(ORG.LIBREOFFICE.REGEX([$Input.C52];&quot;\d+.blue&quot;;;1));0;ORG.LIBREOFFICE.REGEX([$Part1.G54];&quot;\d+.&quot;;;1)))" office:value-type="string" office:string-value="18 " calcext:value-type="string">
            <text:p>18 </text:p>
          </table:table-cell>
          <table:table-cell table:style-name="ce22" table:formula="of:=IF(ISBLANK([$Input.D52]);0;IF(ISNA(ORG.LIBREOFFICE.REGEX([$Input.D52];&quot;\d+.blue&quot;;;1));0;ORG.LIBREOFFICE.REGEX([$Part1.J54];&quot;\d+.&quot;;;1)))" office:value-type="string" office:string-value="5 " calcext:value-type="string">
            <text:p>5 </text:p>
          </table:table-cell>
          <table:table-cell table:style-name="ce22" table:formula="of:=IF(ISBLANK([$Input.E52]);0;IF(ISNA(ORG.LIBREOFFICE.REGEX([$Input.E52];&quot;\d+.blue&quot;;;1));0;ORG.LIBREOFFICE.REGEX([$Part1.M54];&quot;\d+.&quot;;;1)))" office:value-type="string" office:string-value="15 " calcext:value-type="string">
            <text:p>15 </text:p>
          </table:table-cell>
          <table:table-cell table:style-name="ce22" table:formula="of:=IF(ISBLANK([$Input.F52]);0;IF(ISNA(ORG.LIBREOFFICE.REGEX([$Input.F52];&quot;\d+.blue&quot;;;1));0;ORG.LIBREOFFICE.REGEX([$Part1.P54];&quot;\d+.&quot;;;1)))" office:value-type="float" office:value="0" calcext:value-type="float">
            <text:p>0</text:p>
          </table:table-cell>
          <table:table-cell table:style-name="ce11" table:formula="of:=IF(ISBLANK([$Input.G52]);0;IF(ISNA(ORG.LIBREOFFICE.REGEX([$Input.G52];&quot;\d+.blue&quot;;;1));0;ORG.LIBREOFFICE.REGEX([$Part1.S54];&quot;\d+.&quot;;;1)))" office:value-type="float" office:value="0" calcext:value-type="float">
            <text:p>0</text:p>
          </table:table-cell>
          <table:table-cell/>
          <table:table-cell table:formula="of:=MAX(NUMBERVALUE([.B54]);NUMBERVALUE([.C54]);NUMBERVALUE([.D54]);NUMBERVALUE([.E54]);NUMBERVALUE([.F54]);NUMBERVALUE([.G54]))" office:value-type="float" office:value="11" calcext:value-type="float">
            <text:p>11</text:p>
          </table:table-cell>
          <table:table-cell table:formula="of:=MAX(NUMBERVALUE([.H54]);NUMBERVALUE([.I54]);NUMBERVALUE([.J54]);NUMBERVALUE([.K54]);NUMBERVALUE([.L54]);NUMBERVALUE([.M54]))" office:value-type="float" office:value="20" calcext:value-type="float">
            <text:p>20</text:p>
          </table:table-cell>
          <table:table-cell table:formula="of:=MAX(NUMBERVALUE([.N54]);NUMBERVALUE([.O54]);NUMBERVALUE([.P54]);NUMBERVALUE([.Q54]);NUMBERVALUE([.R54]);NUMBERVALUE([.S54]))" office:value-type="float" office:value="18" calcext:value-type="float">
            <text:p>18</text:p>
          </table:table-cell>
          <table:table-cell/>
          <table:table-cell table:formula="of:=[.U54]*[.V54]*[.W54]" office:value-type="float" office:value="3960" calcext:value-type="float">
            <text:p>3960</text:p>
          </table:table-cell>
          <table:table-cell table:number-columns-repeated="2"/>
        </table:table-row>
        <table:table-row table:style-name="ro1">
          <table:table-cell table:formula="of:=[$Input.A53]" office:value-type="string" office:string-value="Game 53" calcext:value-type="string">
            <text:p>Game 53</text:p>
          </table:table-cell>
          <table:table-cell table:style-name="ce5" table:formula="of:=IF(ISBLANK([$Input.B53]);0;IF(ISNA(ORG.LIBREOFFICE.REGEX([$Input.B53];&quot;\d+.red&quot;;;1));0;ORG.LIBREOFFICE.REGEX([$Part1.C55];&quot;\d+.&quot;;;1)))" office:value-type="string" office:string-value="6 " calcext:value-type="string">
            <text:p>6 </text:p>
          </table:table-cell>
          <table:table-cell table:formula="of:=IF(ISBLANK([$Input.C53]);0;IF(ISNA(ORG.LIBREOFFICE.REGEX([$Input.C53];&quot;\d+.red&quot;;;1));0;ORG.LIBREOFFICE.REGEX([$Part1.F55];&quot;\d+.&quot;;;1)))" office:value-type="string" office:string-value="14 " calcext:value-type="string">
            <text:p>14 </text:p>
          </table:table-cell>
          <table:table-cell table:formula="of:=IF(ISBLANK([$Input.D53]);0;IF(ISNA(ORG.LIBREOFFICE.REGEX([$Input.D53];&quot;\d+.red&quot;;;1));0;ORG.LIBREOFFICE.REGEX([$Part1.I55];&quot;\d+.&quot;;;1)))" office:value-type="float" office:value="0" calcext:value-type="float">
            <text:p>0</text:p>
          </table:table-cell>
          <table:table-cell table:formula="of:=IF(ISBLANK([$Input.E53]);0;IF(ISNA(ORG.LIBREOFFICE.REGEX([$Input.E53];&quot;\d+.red&quot;;;1));0;ORG.LIBREOFFICE.REGEX([$Part1.L55];&quot;\d+.&quot;;;1)))" office:value-type="string" office:string-value="6 " calcext:value-type="string">
            <text:p>6 </text:p>
          </table:table-cell>
          <table:table-cell table:formula="of:=IF(ISBLANK([$Input.F53]);0;IF(ISNA(ORG.LIBREOFFICE.REGEX([$Input.F53];&quot;\d+.red&quot;;;1));0;ORG.LIBREOFFICE.REGEX([$Part1.O55];&quot;\d+.&quot;;;1)))" office:value-type="string" office:string-value="10 " calcext:value-type="string">
            <text:p>10 </text:p>
          </table:table-cell>
          <table:table-cell table:style-name="ce11" table:formula="of:=IF(ISBLANK([$Input.G53]);0;IF(ISNA(ORG.LIBREOFFICE.REGEX([$Input.G53];&quot;\d+.red&quot;;;1));0;ORG.LIBREOFFICE.REGEX([$Part1.R55];&quot;\d+.&quot;;;1)))" office:value-type="float" office:value="0" calcext:value-type="float">
            <text:p>0</text:p>
          </table:table-cell>
          <table:table-cell table:style-name="ce5" table:formula="of:=IF(ISBLANK([$Input.B53]);0;IF(ISNA(ORG.LIBREOFFICE.REGEX([$Input.B53];&quot;\d+.green&quot;;;1));0;ORG.LIBREOFFICE.REGEX([$Part1.E55];&quot;\d+.&quot;;;1)))" office:value-type="string" office:string-value="2 " calcext:value-type="string">
            <text:p>2 </text:p>
          </table:table-cell>
          <table:table-cell table:style-name="ce22" table:formula="of:=IF(ISBLANK([$Input.C53]);0;IF(ISNA(ORG.LIBREOFFICE.REGEX([$Input.C53];&quot;\d+.green&quot;;;1));0;ORG.LIBREOFFICE.REGEX([$Part1.H55];&quot;\d+.&quot;;;1)))" office:value-type="string" office:string-value="13 " calcext:value-type="string">
            <text:p>13 </text:p>
          </table:table-cell>
          <table:table-cell table:style-name="ce22" table:formula="of:=IF(ISBLANK([$Input.D53]);0;IF(ISNA(ORG.LIBREOFFICE.REGEX([$Input.D53];&quot;\d+.green&quot;;;1));0;ORG.LIBREOFFICE.REGEX([$Part1.K55];&quot;\d+.&quot;;;1)))" office:value-type="string" office:string-value="7 " calcext:value-type="string">
            <text:p>7 </text:p>
          </table:table-cell>
          <table:table-cell table:style-name="ce22" table:formula="of:=IF(ISBLANK([$Input.E53]);0;IF(ISNA(ORG.LIBREOFFICE.REGEX([$Input.E53];&quot;\d+.green&quot;;;1));0;ORG.LIBREOFFICE.REGEX([$Part1.N55];&quot;\d+.&quot;;;1)))" office:value-type="string" office:string-value="3 " calcext:value-type="string">
            <text:p>3 </text:p>
          </table:table-cell>
          <table:table-cell table:style-name="ce22" table:formula="of:=IF(ISBLANK([$Input.F53]);0;IF(ISNA(ORG.LIBREOFFICE.REGEX([$Input.F53];&quot;\d+.green&quot;;;1));0;ORG.LIBREOFFICE.REGEX([$Part1.Q55];&quot;\d+.&quot;;;1)))" office:value-type="string" office:string-value="6 " calcext:value-type="string">
            <text:p>6 </text:p>
          </table:table-cell>
          <table:table-cell table:style-name="ce11" table:formula="of:=IF(ISBLANK([$Input.G53]);0;IF(ISNA(ORG.LIBREOFFICE.REGEX([$Input.G53];&quot;\d+.green&quot;;;1));0;ORG.LIBREOFFICE.REGEX([$Part1.T55];&quot;\d+.&quot;;;1)))" office:value-type="float" office:value="0" calcext:value-type="float">
            <text:p>0</text:p>
          </table:table-cell>
          <table:table-cell table:style-name="ce5" table:formula="of:=IF(ISBLANK([$Input.B53]);0;IF(ISNA(ORG.LIBREOFFICE.REGEX([$Input.B53];&quot;\d+.blue&quot;;;1));0;ORG.LIBREOFFICE.REGEX([$Part1.D55];&quot;\d+.&quot;;;1)))" office:value-type="string" office:string-value="5 " calcext:value-type="string">
            <text:p>5 </text:p>
          </table:table-cell>
          <table:table-cell table:style-name="ce22" table:formula="of:=IF(ISBLANK([$Input.C53]);0;IF(ISNA(ORG.LIBREOFFICE.REGEX([$Input.C53];&quot;\d+.blue&quot;;;1));0;ORG.LIBREOFFICE.REGEX([$Part1.G55];&quot;\d+.&quot;;;1)))" office:value-type="string" office:string-value="1 " calcext:value-type="string">
            <text:p>1 </text:p>
          </table:table-cell>
          <table:table-cell table:style-name="ce22" table:formula="of:=IF(ISBLANK([$Input.D53]);0;IF(ISNA(ORG.LIBREOFFICE.REGEX([$Input.D53];&quot;\d+.blue&quot;;;1));0;ORG.LIBREOFFICE.REGEX([$Part1.J55];&quot;\d+.&quot;;;1)))" office:value-type="string" office:string-value="1 " calcext:value-type="string">
            <text:p>1 </text:p>
          </table:table-cell>
          <table:table-cell table:style-name="ce22" table:formula="of:=IF(ISBLANK([$Input.E53]);0;IF(ISNA(ORG.LIBREOFFICE.REGEX([$Input.E53];&quot;\d+.blue&quot;;;1));0;ORG.LIBREOFFICE.REGEX([$Part1.M55];&quot;\d+.&quot;;;1)))" office:value-type="string" office:string-value="4 " calcext:value-type="string">
            <text:p>4 </text:p>
          </table:table-cell>
          <table:table-cell table:style-name="ce22" table:formula="of:=IF(ISBLANK([$Input.F53]);0;IF(ISNA(ORG.LIBREOFFICE.REGEX([$Input.F53];&quot;\d+.blue&quot;;;1));0;ORG.LIBREOFFICE.REGEX([$Part1.P55];&quot;\d+.&quot;;;1)))" office:value-type="string" office:string-value="4 " calcext:value-type="string">
            <text:p>4 </text:p>
          </table:table-cell>
          <table:table-cell table:style-name="ce11" table:formula="of:=IF(ISBLANK([$Input.G53]);0;IF(ISNA(ORG.LIBREOFFICE.REGEX([$Input.G53];&quot;\d+.blue&quot;;;1));0;ORG.LIBREOFFICE.REGEX([$Part1.S55];&quot;\d+.&quot;;;1)))" office:value-type="float" office:value="0" calcext:value-type="float">
            <text:p>0</text:p>
          </table:table-cell>
          <table:table-cell/>
          <table:table-cell table:formula="of:=MAX(NUMBERVALUE([.B55]);NUMBERVALUE([.C55]);NUMBERVALUE([.D55]);NUMBERVALUE([.E55]);NUMBERVALUE([.F55]);NUMBERVALUE([.G55]))" office:value-type="float" office:value="14" calcext:value-type="float">
            <text:p>14</text:p>
          </table:table-cell>
          <table:table-cell table:formula="of:=MAX(NUMBERVALUE([.H55]);NUMBERVALUE([.I55]);NUMBERVALUE([.J55]);NUMBERVALUE([.K55]);NUMBERVALUE([.L55]);NUMBERVALUE([.M55]))" office:value-type="float" office:value="13" calcext:value-type="float">
            <text:p>13</text:p>
          </table:table-cell>
          <table:table-cell table:formula="of:=MAX(NUMBERVALUE([.N55]);NUMBERVALUE([.O55]);NUMBERVALUE([.P55]);NUMBERVALUE([.Q55]);NUMBERVALUE([.R55]);NUMBERVALUE([.S55]))" office:value-type="float" office:value="5" calcext:value-type="float">
            <text:p>5</text:p>
          </table:table-cell>
          <table:table-cell/>
          <table:table-cell table:formula="of:=[.U55]*[.V55]*[.W55]"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table:formula="of:=[$Input.A54]" office:value-type="string" office:string-value="Game 54" calcext:value-type="string">
            <text:p>Game 54</text:p>
          </table:table-cell>
          <table:table-cell table:style-name="ce5" table:formula="of:=IF(ISBLANK([$Input.B54]);0;IF(ISNA(ORG.LIBREOFFICE.REGEX([$Input.B54];&quot;\d+.red&quot;;;1));0;ORG.LIBREOFFICE.REGEX([$Part1.C56];&quot;\d+.&quot;;;1)))" office:value-type="string" office:string-value="1 " calcext:value-type="string">
            <text:p>1 </text:p>
          </table:table-cell>
          <table:table-cell table:formula="of:=IF(ISBLANK([$Input.C54]);0;IF(ISNA(ORG.LIBREOFFICE.REGEX([$Input.C54];&quot;\d+.red&quot;;;1));0;ORG.LIBREOFFICE.REGEX([$Part1.F56];&quot;\d+.&quot;;;1)))" office:value-type="string" office:string-value="1 " calcext:value-type="string">
            <text:p>1 </text:p>
          </table:table-cell>
          <table:table-cell table:formula="of:=IF(ISBLANK([$Input.D54]);0;IF(ISNA(ORG.LIBREOFFICE.REGEX([$Input.D54];&quot;\d+.red&quot;;;1));0;ORG.LIBREOFFICE.REGEX([$Part1.I56];&quot;\d+.&quot;;;1)))" office:value-type="string" office:string-value="3 " calcext:value-type="string">
            <text:p>3 </text:p>
          </table:table-cell>
          <table:table-cell table:formula="of:=IF(ISBLANK([$Input.E54]);0;IF(ISNA(ORG.LIBREOFFICE.REGEX([$Input.E54];&quot;\d+.red&quot;;;1));0;ORG.LIBREOFFICE.REGEX([$Part1.L56];&quot;\d+.&quot;;;1)))" office:value-type="string" office:string-value="2 " calcext:value-type="string">
            <text:p>2 </text:p>
          </table:table-cell>
          <table:table-cell table:formula="of:=IF(ISBLANK([$Input.F54]);0;IF(ISNA(ORG.LIBREOFFICE.REGEX([$Input.F54];&quot;\d+.red&quot;;;1));0;ORG.LIBREOFFICE.REGEX([$Part1.O56];&quot;\d+.&quot;;;1)))" office:value-type="string" office:string-value="2 " calcext:value-type="string">
            <text:p>2 </text:p>
          </table:table-cell>
          <table:table-cell table:style-name="ce11" table:formula="of:=IF(ISBLANK([$Input.G54]);0;IF(ISNA(ORG.LIBREOFFICE.REGEX([$Input.G54];&quot;\d+.red&quot;;;1));0;ORG.LIBREOFFICE.REGEX([$Part1.R56];&quot;\d+.&quot;;;1)))" office:value-type="float" office:value="0" calcext:value-type="float">
            <text:p>0</text:p>
          </table:table-cell>
          <table:table-cell table:style-name="ce5" table:formula="of:=IF(ISBLANK([$Input.B54]);0;IF(ISNA(ORG.LIBREOFFICE.REGEX([$Input.B54];&quot;\d+.green&quot;;;1));0;ORG.LIBREOFFICE.REGEX([$Part1.E56];&quot;\d+.&quot;;;1)))" office:value-type="float" office:value="0" calcext:value-type="float">
            <text:p>0</text:p>
          </table:table-cell>
          <table:table-cell table:style-name="ce22" table:formula="of:=IF(ISBLANK([$Input.C54]);0;IF(ISNA(ORG.LIBREOFFICE.REGEX([$Input.C54];&quot;\d+.green&quot;;;1));0;ORG.LIBREOFFICE.REGEX([$Part1.H56];&quot;\d+.&quot;;;1)))" office:value-type="string" office:string-value="9 " calcext:value-type="string">
            <text:p>9 </text:p>
          </table:table-cell>
          <table:table-cell table:style-name="ce22" table:formula="of:=IF(ISBLANK([$Input.D54]);0;IF(ISNA(ORG.LIBREOFFICE.REGEX([$Input.D54];&quot;\d+.green&quot;;;1));0;ORG.LIBREOFFICE.REGEX([$Part1.K56];&quot;\d+.&quot;;;1)))" office:value-type="string" office:string-value="4 " calcext:value-type="string">
            <text:p>4 </text:p>
          </table:table-cell>
          <table:table-cell table:style-name="ce22" table:formula="of:=IF(ISBLANK([$Input.E54]);0;IF(ISNA(ORG.LIBREOFFICE.REGEX([$Input.E54];&quot;\d+.green&quot;;;1));0;ORG.LIBREOFFICE.REGEX([$Part1.N56];&quot;\d+.&quot;;;1)))" office:value-type="string" office:string-value="3 " calcext:value-type="string">
            <text:p>3 </text:p>
          </table:table-cell>
          <table:table-cell table:style-name="ce22" table:formula="of:=IF(ISBLANK([$Input.F54]);0;IF(ISNA(ORG.LIBREOFFICE.REGEX([$Input.F54];&quot;\d+.green&quot;;;1));0;ORG.LIBREOFFICE.REGEX([$Part1.Q56];&quot;\d+.&quot;;;1)))" office:value-type="string" office:string-value="7 " calcext:value-type="string">
            <text:p>7 </text:p>
          </table:table-cell>
          <table:table-cell table:style-name="ce11" table:formula="of:=IF(ISBLANK([$Input.G54]);0;IF(ISNA(ORG.LIBREOFFICE.REGEX([$Input.G54];&quot;\d+.green&quot;;;1));0;ORG.LIBREOFFICE.REGEX([$Part1.T56];&quot;\d+.&quot;;;1)))" office:value-type="float" office:value="0" calcext:value-type="float">
            <text:p>0</text:p>
          </table:table-cell>
          <table:table-cell table:style-name="ce5" table:formula="of:=IF(ISBLANK([$Input.B54]);0;IF(ISNA(ORG.LIBREOFFICE.REGEX([$Input.B54];&quot;\d+.blue&quot;;;1));0;ORG.LIBREOFFICE.REGEX([$Part1.D56];&quot;\d+.&quot;;;1)))" office:value-type="string" office:string-value="4 " calcext:value-type="string">
            <text:p>4 </text:p>
          </table:table-cell>
          <table:table-cell table:style-name="ce22" table:formula="of:=IF(ISBLANK([$Input.C54]);0;IF(ISNA(ORG.LIBREOFFICE.REGEX([$Input.C54];&quot;\d+.blue&quot;;;1));0;ORG.LIBREOFFICE.REGEX([$Part1.G56];&quot;\d+.&quot;;;1)))" office:value-type="string" office:string-value="1 " calcext:value-type="string">
            <text:p>1 </text:p>
          </table:table-cell>
          <table:table-cell table:style-name="ce22" table:formula="of:=IF(ISBLANK([$Input.D54]);0;IF(ISNA(ORG.LIBREOFFICE.REGEX([$Input.D54];&quot;\d+.blue&quot;;;1));0;ORG.LIBREOFFICE.REGEX([$Part1.J56];&quot;\d+.&quot;;;1)))" office:value-type="string" office:string-value="2 " calcext:value-type="string">
            <text:p>2 </text:p>
          </table:table-cell>
          <table:table-cell table:style-name="ce22" table:formula="of:=IF(ISBLANK([$Input.E54]);0;IF(ISNA(ORG.LIBREOFFICE.REGEX([$Input.E54];&quot;\d+.blue&quot;;;1));0;ORG.LIBREOFFICE.REGEX([$Part1.M56];&quot;\d+.&quot;;;1)))" office:value-type="string" office:string-value="5 " calcext:value-type="string">
            <text:p>5 </text:p>
          </table:table-cell>
          <table:table-cell table:style-name="ce22" table:formula="of:=IF(ISBLANK([$Input.F54]);0;IF(ISNA(ORG.LIBREOFFICE.REGEX([$Input.F54];&quot;\d+.blue&quot;;;1));0;ORG.LIBREOFFICE.REGEX([$Part1.P56];&quot;\d+.&quot;;;1)))" office:value-type="string" office:string-value="9 " calcext:value-type="string">
            <text:p>9 </text:p>
          </table:table-cell>
          <table:table-cell table:style-name="ce11" table:formula="of:=IF(ISBLANK([$Input.G54]);0;IF(ISNA(ORG.LIBREOFFICE.REGEX([$Input.G54];&quot;\d+.blue&quot;;;1));0;ORG.LIBREOFFICE.REGEX([$Part1.S56];&quot;\d+.&quot;;;1)))" office:value-type="float" office:value="0" calcext:value-type="float">
            <text:p>0</text:p>
          </table:table-cell>
          <table:table-cell/>
          <table:table-cell table:formula="of:=MAX(NUMBERVALUE([.B56]);NUMBERVALUE([.C56]);NUMBERVALUE([.D56]);NUMBERVALUE([.E56]);NUMBERVALUE([.F56]);NUMBERVALUE([.G56]))" office:value-type="float" office:value="3" calcext:value-type="float">
            <text:p>3</text:p>
          </table:table-cell>
          <table:table-cell table:formula="of:=MAX(NUMBERVALUE([.H56]);NUMBERVALUE([.I56]);NUMBERVALUE([.J56]);NUMBERVALUE([.K56]);NUMBERVALUE([.L56]);NUMBERVALUE([.M56]))" office:value-type="float" office:value="9" calcext:value-type="float">
            <text:p>9</text:p>
          </table:table-cell>
          <table:table-cell table:formula="of:=MAX(NUMBERVALUE([.N56]);NUMBERVALUE([.O56]);NUMBERVALUE([.P56]);NUMBERVALUE([.Q56]);NUMBERVALUE([.R56]);NUMBERVALUE([.S56]))" office:value-type="float" office:value="9" calcext:value-type="float">
            <text:p>9</text:p>
          </table:table-cell>
          <table:table-cell/>
          <table:table-cell table:formula="of:=[.U56]*[.V56]*[.W56]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table:formula="of:=[$Input.A55]" office:value-type="string" office:string-value="Game 55" calcext:value-type="string">
            <text:p>Game 55</text:p>
          </table:table-cell>
          <table:table-cell table:style-name="ce5" table:formula="of:=IF(ISBLANK([$Input.B55]);0;IF(ISNA(ORG.LIBREOFFICE.REGEX([$Input.B55];&quot;\d+.red&quot;;;1));0;ORG.LIBREOFFICE.REGEX([$Part1.C57];&quot;\d+.&quot;;;1)))" office:value-type="float" office:value="0" calcext:value-type="float">
            <text:p>0</text:p>
          </table:table-cell>
          <table:table-cell table:formula="of:=IF(ISBLANK([$Input.C55]);0;IF(ISNA(ORG.LIBREOFFICE.REGEX([$Input.C55];&quot;\d+.red&quot;;;1));0;ORG.LIBREOFFICE.REGEX([$Part1.F57];&quot;\d+.&quot;;;1)))" office:value-type="string" office:string-value="1 " calcext:value-type="string">
            <text:p>1 </text:p>
          </table:table-cell>
          <table:table-cell table:formula="of:=IF(ISBLANK([$Input.D55]);0;IF(ISNA(ORG.LIBREOFFICE.REGEX([$Input.D55];&quot;\d+.red&quot;;;1));0;ORG.LIBREOFFICE.REGEX([$Part1.I57];&quot;\d+.&quot;;;1)))" office:value-type="string" office:string-value="4 " calcext:value-type="string">
            <text:p>4 </text:p>
          </table:table-cell>
          <table:table-cell table:formula="of:=IF(ISBLANK([$Input.E55]);0;IF(ISNA(ORG.LIBREOFFICE.REGEX([$Input.E55];&quot;\d+.red&quot;;;1));0;ORG.LIBREOFFICE.REGEX([$Part1.L57];&quot;\d+.&quot;;;1)))" office:value-type="string" office:string-value="3 " calcext:value-type="string">
            <text:p>3 </text:p>
          </table:table-cell>
          <table:table-cell table:formula="of:=IF(ISBLANK([$Input.F55]);0;IF(ISNA(ORG.LIBREOFFICE.REGEX([$Input.F55];&quot;\d+.red&quot;;;1));0;ORG.LIBREOFFICE.REGEX([$Part1.O57];&quot;\d+.&quot;;;1)))" office:value-type="float" office:value="0" calcext:value-type="float">
            <text:p>0</text:p>
          </table:table-cell>
          <table:table-cell table:style-name="ce11" table:formula="of:=IF(ISBLANK([$Input.G55]);0;IF(ISNA(ORG.LIBREOFFICE.REGEX([$Input.G55];&quot;\d+.red&quot;;;1));0;ORG.LIBREOFFICE.REGEX([$Part1.R57];&quot;\d+.&quot;;;1)))" office:value-type="float" office:value="0" calcext:value-type="float">
            <text:p>0</text:p>
          </table:table-cell>
          <table:table-cell table:style-name="ce5" table:formula="of:=IF(ISBLANK([$Input.B55]);0;IF(ISNA(ORG.LIBREOFFICE.REGEX([$Input.B55];&quot;\d+.green&quot;;;1));0;ORG.LIBREOFFICE.REGEX([$Part1.E57];&quot;\d+.&quot;;;1)))" office:value-type="float" office:value="0" calcext:value-type="float">
            <text:p>0</text:p>
          </table:table-cell>
          <table:table-cell table:style-name="ce22" table:formula="of:=IF(ISBLANK([$Input.C55]);0;IF(ISNA(ORG.LIBREOFFICE.REGEX([$Input.C55];&quot;\d+.green&quot;;;1));0;ORG.LIBREOFFICE.REGEX([$Part1.H57];&quot;\d+.&quot;;;1)))" office:value-type="float" office:value="0" calcext:value-type="float">
            <text:p>0</text:p>
          </table:table-cell>
          <table:table-cell table:style-name="ce22" table:formula="of:=IF(ISBLANK([$Input.D55]);0;IF(ISNA(ORG.LIBREOFFICE.REGEX([$Input.D55];&quot;\d+.green&quot;;;1));0;ORG.LIBREOFFICE.REGEX([$Part1.K57];&quot;\d+.&quot;;;1)))" office:value-type="float" office:value="0" calcext:value-type="float">
            <text:p>0</text:p>
          </table:table-cell>
          <table:table-cell table:style-name="ce22" table:formula="of:=IF(ISBLANK([$Input.E55]);0;IF(ISNA(ORG.LIBREOFFICE.REGEX([$Input.E55];&quot;\d+.green&quot;;;1));0;ORG.LIBREOFFICE.REGEX([$Part1.N57];&quot;\d+.&quot;;;1)))" office:value-type="string" office:string-value="1 " calcext:value-type="string">
            <text:p>1 </text:p>
          </table:table-cell>
          <table:table-cell table:style-name="ce22" table:formula="of:=IF(ISBLANK([$Input.F55]);0;IF(ISNA(ORG.LIBREOFFICE.REGEX([$Input.F55];&quot;\d+.green&quot;;;1));0;ORG.LIBREOFFICE.REGEX([$Part1.Q57];&quot;\d+.&quot;;;1)))" office:value-type="float" office:value="0" calcext:value-type="float">
            <text:p>0</text:p>
          </table:table-cell>
          <table:table-cell table:style-name="ce11" table:formula="of:=IF(ISBLANK([$Input.G55]);0;IF(ISNA(ORG.LIBREOFFICE.REGEX([$Input.G55];&quot;\d+.green&quot;;;1));0;ORG.LIBREOFFICE.REGEX([$Part1.T57];&quot;\d+.&quot;;;1)))" office:value-type="float" office:value="0" calcext:value-type="float">
            <text:p>0</text:p>
          </table:table-cell>
          <table:table-cell table:style-name="ce5" table:formula="of:=IF(ISBLANK([$Input.B55]);0;IF(ISNA(ORG.LIBREOFFICE.REGEX([$Input.B55];&quot;\d+.blue&quot;;;1));0;ORG.LIBREOFFICE.REGEX([$Part1.D57];&quot;\d+.&quot;;;1)))" office:value-type="string" office:string-value="7 " calcext:value-type="string">
            <text:p>7 </text:p>
          </table:table-cell>
          <table:table-cell table:style-name="ce22" table:formula="of:=IF(ISBLANK([$Input.C55]);0;IF(ISNA(ORG.LIBREOFFICE.REGEX([$Input.C55];&quot;\d+.blue&quot;;;1));0;ORG.LIBREOFFICE.REGEX([$Part1.G57];&quot;\d+.&quot;;;1)))" office:value-type="string" office:string-value="6 " calcext:value-type="string">
            <text:p>6 </text:p>
          </table:table-cell>
          <table:table-cell table:style-name="ce22" table:formula="of:=IF(ISBLANK([$Input.D55]);0;IF(ISNA(ORG.LIBREOFFICE.REGEX([$Input.D55];&quot;\d+.blue&quot;;;1));0;ORG.LIBREOFFICE.REGEX([$Part1.J57];&quot;\d+.&quot;;;1)))" office:value-type="string" office:string-value="7 " calcext:value-type="string">
            <text:p>7 </text:p>
          </table:table-cell>
          <table:table-cell table:style-name="ce22" table:formula="of:=IF(ISBLANK([$Input.E55]);0;IF(ISNA(ORG.LIBREOFFICE.REGEX([$Input.E55];&quot;\d+.blue&quot;;;1));0;ORG.LIBREOFFICE.REGEX([$Part1.M57];&quot;\d+.&quot;;;1)))" office:value-type="string" office:string-value="3 " calcext:value-type="string">
            <text:p>3 </text:p>
          </table:table-cell>
          <table:table-cell table:style-name="ce22" table:formula="of:=IF(ISBLANK([$Input.F55]);0;IF(ISNA(ORG.LIBREOFFICE.REGEX([$Input.F55];&quot;\d+.blue&quot;;;1));0;ORG.LIBREOFFICE.REGEX([$Part1.P57];&quot;\d+.&quot;;;1)))" office:value-type="float" office:value="0" calcext:value-type="float">
            <text:p>0</text:p>
          </table:table-cell>
          <table:table-cell table:style-name="ce11" table:formula="of:=IF(ISBLANK([$Input.G55]);0;IF(ISNA(ORG.LIBREOFFICE.REGEX([$Input.G55];&quot;\d+.blue&quot;;;1));0;ORG.LIBREOFFICE.REGEX([$Part1.S57];&quot;\d+.&quot;;;1)))" office:value-type="float" office:value="0" calcext:value-type="float">
            <text:p>0</text:p>
          </table:table-cell>
          <table:table-cell/>
          <table:table-cell table:formula="of:=MAX(NUMBERVALUE([.B57]);NUMBERVALUE([.C57]);NUMBERVALUE([.D57]);NUMBERVALUE([.E57]);NUMBERVALUE([.F57]);NUMBERVALUE([.G57]))" office:value-type="float" office:value="4" calcext:value-type="float">
            <text:p>4</text:p>
          </table:table-cell>
          <table:table-cell table:formula="of:=MAX(NUMBERVALUE([.H57]);NUMBERVALUE([.I57]);NUMBERVALUE([.J57]);NUMBERVALUE([.K57]);NUMBERVALUE([.L57]);NUMBERVALUE([.M57]))" office:value-type="float" office:value="1" calcext:value-type="float">
            <text:p>1</text:p>
          </table:table-cell>
          <table:table-cell table:formula="of:=MAX(NUMBERVALUE([.N57]);NUMBERVALUE([.O57]);NUMBERVALUE([.P57]);NUMBERVALUE([.Q57]);NUMBERVALUE([.R57]);NUMBERVALUE([.S57]))" office:value-type="float" office:value="7" calcext:value-type="float">
            <text:p>7</text:p>
          </table:table-cell>
          <table:table-cell/>
          <table:table-cell table:formula="of:=[.U57]*[.V57]*[.W57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$Input.A56]" office:value-type="string" office:string-value="Game 56" calcext:value-type="string">
            <text:p>Game 56</text:p>
          </table:table-cell>
          <table:table-cell table:style-name="ce5" table:formula="of:=IF(ISBLANK([$Input.B56]);0;IF(ISNA(ORG.LIBREOFFICE.REGEX([$Input.B56];&quot;\d+.red&quot;;;1));0;ORG.LIBREOFFICE.REGEX([$Part1.C58];&quot;\d+.&quot;;;1)))" office:value-type="float" office:value="0" calcext:value-type="float">
            <text:p>0</text:p>
          </table:table-cell>
          <table:table-cell table:formula="of:=IF(ISBLANK([$Input.C56]);0;IF(ISNA(ORG.LIBREOFFICE.REGEX([$Input.C56];&quot;\d+.red&quot;;;1));0;ORG.LIBREOFFICE.REGEX([$Part1.F58];&quot;\d+.&quot;;;1)))" office:value-type="string" office:string-value="3 " calcext:value-type="string">
            <text:p>3 </text:p>
          </table:table-cell>
          <table:table-cell table:formula="of:=IF(ISBLANK([$Input.D56]);0;IF(ISNA(ORG.LIBREOFFICE.REGEX([$Input.D56];&quot;\d+.red&quot;;;1));0;ORG.LIBREOFFICE.REGEX([$Part1.I58];&quot;\d+.&quot;;;1)))" office:value-type="string" office:string-value="2 " calcext:value-type="string">
            <text:p>2 </text:p>
          </table:table-cell>
          <table:table-cell table:formula="of:=IF(ISBLANK([$Input.E56]);0;IF(ISNA(ORG.LIBREOFFICE.REGEX([$Input.E56];&quot;\d+.red&quot;;;1));0;ORG.LIBREOFFICE.REGEX([$Part1.L58];&quot;\d+.&quot;;;1)))" office:value-type="string" office:string-value="3 " calcext:value-type="string">
            <text:p>3 </text:p>
          </table:table-cell>
          <table:table-cell table:formula="of:=IF(ISBLANK([$Input.F56]);0;IF(ISNA(ORG.LIBREOFFICE.REGEX([$Input.F56];&quot;\d+.red&quot;;;1));0;ORG.LIBREOFFICE.REGEX([$Part1.O58];&quot;\d+.&quot;;;1)))" office:value-type="string" office:string-value="3 " calcext:value-type="string">
            <text:p>3 </text:p>
          </table:table-cell>
          <table:table-cell table:style-name="ce11" table:formula="of:=IF(ISBLANK([$Input.G56]);0;IF(ISNA(ORG.LIBREOFFICE.REGEX([$Input.G56];&quot;\d+.red&quot;;;1));0;ORG.LIBREOFFICE.REGEX([$Part1.R58];&quot;\d+.&quot;;;1)))" office:value-type="float" office:value="0" calcext:value-type="float">
            <text:p>0</text:p>
          </table:table-cell>
          <table:table-cell table:style-name="ce5" table:formula="of:=IF(ISBLANK([$Input.B56]);0;IF(ISNA(ORG.LIBREOFFICE.REGEX([$Input.B56];&quot;\d+.green&quot;;;1));0;ORG.LIBREOFFICE.REGEX([$Part1.E58];&quot;\d+.&quot;;;1)))" office:value-type="string" office:string-value="2 " calcext:value-type="string">
            <text:p>2 </text:p>
          </table:table-cell>
          <table:table-cell table:style-name="ce22" table:formula="of:=IF(ISBLANK([$Input.C56]);0;IF(ISNA(ORG.LIBREOFFICE.REGEX([$Input.C56];&quot;\d+.green&quot;;;1));0;ORG.LIBREOFFICE.REGEX([$Part1.H58];&quot;\d+.&quot;;;1)))" office:value-type="float" office:value="0" calcext:value-type="float">
            <text:p>0</text:p>
          </table:table-cell>
          <table:table-cell table:style-name="ce22" table:formula="of:=IF(ISBLANK([$Input.D56]);0;IF(ISNA(ORG.LIBREOFFICE.REGEX([$Input.D56];&quot;\d+.green&quot;;;1));0;ORG.LIBREOFFICE.REGEX([$Part1.K58];&quot;\d+.&quot;;;1)))" office:value-type="string" office:string-value="1 " calcext:value-type="string">
            <text:p>1 </text:p>
          </table:table-cell>
          <table:table-cell table:style-name="ce22" table:formula="of:=IF(ISBLANK([$Input.E56]);0;IF(ISNA(ORG.LIBREOFFICE.REGEX([$Input.E56];&quot;\d+.green&quot;;;1));0;ORG.LIBREOFFICE.REGEX([$Part1.N58];&quot;\d+.&quot;;;1)))" office:value-type="string" office:string-value="4 " calcext:value-type="string">
            <text:p>4 </text:p>
          </table:table-cell>
          <table:table-cell table:style-name="ce22" table:formula="of:=IF(ISBLANK([$Input.F56]);0;IF(ISNA(ORG.LIBREOFFICE.REGEX([$Input.F56];&quot;\d+.green&quot;;;1));0;ORG.LIBREOFFICE.REGEX([$Part1.Q58];&quot;\d+.&quot;;;1)))" office:value-type="string" office:string-value="1 " calcext:value-type="string">
            <text:p>1 </text:p>
          </table:table-cell>
          <table:table-cell table:style-name="ce11" table:formula="of:=IF(ISBLANK([$Input.G56]);0;IF(ISNA(ORG.LIBREOFFICE.REGEX([$Input.G56];&quot;\d+.green&quot;;;1));0;ORG.LIBREOFFICE.REGEX([$Part1.T58];&quot;\d+.&quot;;;1)))" office:value-type="string" office:string-value="2 " calcext:value-type="string">
            <text:p>2 </text:p>
          </table:table-cell>
          <table:table-cell table:style-name="ce5" table:formula="of:=IF(ISBLANK([$Input.B56]);0;IF(ISNA(ORG.LIBREOFFICE.REGEX([$Input.B56];&quot;\d+.blue&quot;;;1));0;ORG.LIBREOFFICE.REGEX([$Part1.D58];&quot;\d+.&quot;;;1)))" office:value-type="string" office:string-value="7 " calcext:value-type="string">
            <text:p>7 </text:p>
          </table:table-cell>
          <table:table-cell table:style-name="ce22" table:formula="of:=IF(ISBLANK([$Input.C56]);0;IF(ISNA(ORG.LIBREOFFICE.REGEX([$Input.C56];&quot;\d+.blue&quot;;;1));0;ORG.LIBREOFFICE.REGEX([$Part1.G58];&quot;\d+.&quot;;;1)))" office:value-type="string" office:string-value="10 " calcext:value-type="string">
            <text:p>10 </text:p>
          </table:table-cell>
          <table:table-cell table:style-name="ce22" table:formula="of:=IF(ISBLANK([$Input.D56]);0;IF(ISNA(ORG.LIBREOFFICE.REGEX([$Input.D56];&quot;\d+.blue&quot;;;1));0;ORG.LIBREOFFICE.REGEX([$Part1.J58];&quot;\d+.&quot;;;1)))" office:value-type="float" office:value="0" calcext:value-type="float">
            <text:p>0</text:p>
          </table:table-cell>
          <table:table-cell table:style-name="ce22" table:formula="of:=IF(ISBLANK([$Input.E56]);0;IF(ISNA(ORG.LIBREOFFICE.REGEX([$Input.E56];&quot;\d+.blue&quot;;;1));0;ORG.LIBREOFFICE.REGEX([$Part1.M58];&quot;\d+.&quot;;;1)))" office:value-type="string" office:string-value="8 " calcext:value-type="string">
            <text:p>8 </text:p>
          </table:table-cell>
          <table:table-cell table:style-name="ce22" table:formula="of:=IF(ISBLANK([$Input.F56]);0;IF(ISNA(ORG.LIBREOFFICE.REGEX([$Input.F56];&quot;\d+.blue&quot;;;1));0;ORG.LIBREOFFICE.REGEX([$Part1.P58];&quot;\d+.&quot;;;1)))" office:value-type="string" office:string-value="11 " calcext:value-type="string">
            <text:p>11 </text:p>
          </table:table-cell>
          <table:table-cell table:style-name="ce11" table:formula="of:=IF(ISBLANK([$Input.G56]);0;IF(ISNA(ORG.LIBREOFFICE.REGEX([$Input.G56];&quot;\d+.blue&quot;;;1));0;ORG.LIBREOFFICE.REGEX([$Part1.S58];&quot;\d+.&quot;;;1)))" office:value-type="string" office:string-value="8 " calcext:value-type="string">
            <text:p>8 </text:p>
          </table:table-cell>
          <table:table-cell/>
          <table:table-cell table:formula="of:=MAX(NUMBERVALUE([.B58]);NUMBERVALUE([.C58]);NUMBERVALUE([.D58]);NUMBERVALUE([.E58]);NUMBERVALUE([.F58]);NUMBERVALUE([.G58]))" office:value-type="float" office:value="3" calcext:value-type="float">
            <text:p>3</text:p>
          </table:table-cell>
          <table:table-cell table:formula="of:=MAX(NUMBERVALUE([.H58]);NUMBERVALUE([.I58]);NUMBERVALUE([.J58]);NUMBERVALUE([.K58]);NUMBERVALUE([.L58]);NUMBERVALUE([.M58]))" office:value-type="float" office:value="4" calcext:value-type="float">
            <text:p>4</text:p>
          </table:table-cell>
          <table:table-cell table:formula="of:=MAX(NUMBERVALUE([.N58]);NUMBERVALUE([.O58]);NUMBERVALUE([.P58]);NUMBERVALUE([.Q58]);NUMBERVALUE([.R58]);NUMBERVALUE([.S58]))" office:value-type="float" office:value="11" calcext:value-type="float">
            <text:p>11</text:p>
          </table:table-cell>
          <table:table-cell/>
          <table:table-cell table:formula="of:=[.U58]*[.V58]*[.W58]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table:formula="of:=[$Input.A57]" office:value-type="string" office:string-value="Game 57" calcext:value-type="string">
            <text:p>Game 57</text:p>
          </table:table-cell>
          <table:table-cell table:style-name="ce5" table:formula="of:=IF(ISBLANK([$Input.B57]);0;IF(ISNA(ORG.LIBREOFFICE.REGEX([$Input.B57];&quot;\d+.red&quot;;;1));0;ORG.LIBREOFFICE.REGEX([$Part1.C59];&quot;\d+.&quot;;;1)))" office:value-type="string" office:string-value="3 " calcext:value-type="string">
            <text:p>3 </text:p>
          </table:table-cell>
          <table:table-cell table:formula="of:=IF(ISBLANK([$Input.C57]);0;IF(ISNA(ORG.LIBREOFFICE.REGEX([$Input.C57];&quot;\d+.red&quot;;;1));0;ORG.LIBREOFFICE.REGEX([$Part1.F59];&quot;\d+.&quot;;;1)))" office:value-type="string" office:string-value="1 " calcext:value-type="string">
            <text:p>1 </text:p>
          </table:table-cell>
          <table:table-cell table:formula="of:=IF(ISBLANK([$Input.D57]);0;IF(ISNA(ORG.LIBREOFFICE.REGEX([$Input.D57];&quot;\d+.red&quot;;;1));0;ORG.LIBREOFFICE.REGEX([$Part1.I59];&quot;\d+.&quot;;;1)))" office:value-type="string" office:string-value="1 " calcext:value-type="string">
            <text:p>1 </text:p>
          </table:table-cell>
          <table:table-cell table:formula="of:=IF(ISBLANK([$Input.E57]);0;IF(ISNA(ORG.LIBREOFFICE.REGEX([$Input.E57];&quot;\d+.red&quot;;;1));0;ORG.LIBREOFFICE.REGEX([$Part1.L59];&quot;\d+.&quot;;;1)))" office:value-type="string" office:string-value="2 " calcext:value-type="string">
            <text:p>2 </text:p>
          </table:table-cell>
          <table:table-cell table:formula="of:=IF(ISBLANK([$Input.F57]);0;IF(ISNA(ORG.LIBREOFFICE.REGEX([$Input.F57];&quot;\d+.red&quot;;;1));0;ORG.LIBREOFFICE.REGEX([$Part1.O59];&quot;\d+.&quot;;;1)))" office:value-type="float" office:value="0" calcext:value-type="float">
            <text:p>0</text:p>
          </table:table-cell>
          <table:table-cell table:style-name="ce11" table:formula="of:=IF(ISBLANK([$Input.G57]);0;IF(ISNA(ORG.LIBREOFFICE.REGEX([$Input.G57];&quot;\d+.red&quot;;;1));0;ORG.LIBREOFFICE.REGEX([$Part1.R59];&quot;\d+.&quot;;;1)))" office:value-type="float" office:value="0" calcext:value-type="float">
            <text:p>0</text:p>
          </table:table-cell>
          <table:table-cell table:style-name="ce5" table:formula="of:=IF(ISBLANK([$Input.B57]);0;IF(ISNA(ORG.LIBREOFFICE.REGEX([$Input.B57];&quot;\d+.green&quot;;;1));0;ORG.LIBREOFFICE.REGEX([$Part1.E59];&quot;\d+.&quot;;;1)))" office:value-type="string" office:string-value="1 " calcext:value-type="string">
            <text:p>1 </text:p>
          </table:table-cell>
          <table:table-cell table:style-name="ce22" table:formula="of:=IF(ISBLANK([$Input.C57]);0;IF(ISNA(ORG.LIBREOFFICE.REGEX([$Input.C57];&quot;\d+.green&quot;;;1));0;ORG.LIBREOFFICE.REGEX([$Part1.H59];&quot;\d+.&quot;;;1)))" office:value-type="string" office:string-value="1 " calcext:value-type="string">
            <text:p>1 </text:p>
          </table:table-cell>
          <table:table-cell table:style-name="ce22" table:formula="of:=IF(ISBLANK([$Input.D57]);0;IF(ISNA(ORG.LIBREOFFICE.REGEX([$Input.D57];&quot;\d+.green&quot;;;1));0;ORG.LIBREOFFICE.REGEX([$Part1.K59];&quot;\d+.&quot;;;1)))" office:value-type="string" office:string-value="4 " calcext:value-type="string">
            <text:p>4 </text:p>
          </table:table-cell>
          <table:table-cell table:style-name="ce22" table:formula="of:=IF(ISBLANK([$Input.E57]);0;IF(ISNA(ORG.LIBREOFFICE.REGEX([$Input.E57];&quot;\d+.green&quot;;;1));0;ORG.LIBREOFFICE.REGEX([$Part1.N59];&quot;\d+.&quot;;;1)))" office:value-type="string" office:string-value="1 " calcext:value-type="string">
            <text:p>1 </text:p>
          </table:table-cell>
          <table:table-cell table:style-name="ce22" table:formula="of:=IF(ISBLANK([$Input.F57]);0;IF(ISNA(ORG.LIBREOFFICE.REGEX([$Input.F57];&quot;\d+.green&quot;;;1));0;ORG.LIBREOFFICE.REGEX([$Part1.Q59];&quot;\d+.&quot;;;1)))" office:value-type="float" office:value="0" calcext:value-type="float">
            <text:p>0</text:p>
          </table:table-cell>
          <table:table-cell table:style-name="ce11" table:formula="of:=IF(ISBLANK([$Input.G57]);0;IF(ISNA(ORG.LIBREOFFICE.REGEX([$Input.G57];&quot;\d+.green&quot;;;1));0;ORG.LIBREOFFICE.REGEX([$Part1.T59];&quot;\d+.&quot;;;1)))" office:value-type="float" office:value="0" calcext:value-type="float">
            <text:p>0</text:p>
          </table:table-cell>
          <table:table-cell table:style-name="ce5" table:formula="of:=IF(ISBLANK([$Input.B57]);0;IF(ISNA(ORG.LIBREOFFICE.REGEX([$Input.B57];&quot;\d+.blue&quot;;;1));0;ORG.LIBREOFFICE.REGEX([$Part1.D59];&quot;\d+.&quot;;;1)))" office:value-type="float" office:value="0" calcext:value-type="float">
            <text:p>0</text:p>
          </table:table-cell>
          <table:table-cell table:style-name="ce22" table:formula="of:=IF(ISBLANK([$Input.C57]);0;IF(ISNA(ORG.LIBREOFFICE.REGEX([$Input.C57];&quot;\d+.blue&quot;;;1));0;ORG.LIBREOFFICE.REGEX([$Part1.G59];&quot;\d+.&quot;;;1)))" office:value-type="string" office:string-value="1 " calcext:value-type="string">
            <text:p>1 </text:p>
          </table:table-cell>
          <table:table-cell table:style-name="ce22" table:formula="of:=IF(ISBLANK([$Input.D57]);0;IF(ISNA(ORG.LIBREOFFICE.REGEX([$Input.D57];&quot;\d+.blue&quot;;;1));0;ORG.LIBREOFFICE.REGEX([$Part1.J59];&quot;\d+.&quot;;;1)))" office:value-type="string" office:string-value="15 " calcext:value-type="string">
            <text:p>15 </text:p>
          </table:table-cell>
          <table:table-cell table:style-name="ce22" table:formula="of:=IF(ISBLANK([$Input.E57]);0;IF(ISNA(ORG.LIBREOFFICE.REGEX([$Input.E57];&quot;\d+.blue&quot;;;1));0;ORG.LIBREOFFICE.REGEX([$Part1.M59];&quot;\d+.&quot;;;1)))" office:value-type="string" office:string-value="9 " calcext:value-type="string">
            <text:p>9 </text:p>
          </table:table-cell>
          <table:table-cell table:style-name="ce22" table:formula="of:=IF(ISBLANK([$Input.F57]);0;IF(ISNA(ORG.LIBREOFFICE.REGEX([$Input.F57];&quot;\d+.blue&quot;;;1));0;ORG.LIBREOFFICE.REGEX([$Part1.P59];&quot;\d+.&quot;;;1)))" office:value-type="float" office:value="0" calcext:value-type="float">
            <text:p>0</text:p>
          </table:table-cell>
          <table:table-cell table:style-name="ce11" table:formula="of:=IF(ISBLANK([$Input.G57]);0;IF(ISNA(ORG.LIBREOFFICE.REGEX([$Input.G57];&quot;\d+.blue&quot;;;1));0;ORG.LIBREOFFICE.REGEX([$Part1.S59];&quot;\d+.&quot;;;1)))" office:value-type="float" office:value="0" calcext:value-type="float">
            <text:p>0</text:p>
          </table:table-cell>
          <table:table-cell/>
          <table:table-cell table:formula="of:=MAX(NUMBERVALUE([.B59]);NUMBERVALUE([.C59]);NUMBERVALUE([.D59]);NUMBERVALUE([.E59]);NUMBERVALUE([.F59]);NUMBERVALUE([.G59]))" office:value-type="float" office:value="3" calcext:value-type="float">
            <text:p>3</text:p>
          </table:table-cell>
          <table:table-cell table:formula="of:=MAX(NUMBERVALUE([.H59]);NUMBERVALUE([.I59]);NUMBERVALUE([.J59]);NUMBERVALUE([.K59]);NUMBERVALUE([.L59]);NUMBERVALUE([.M59]))" office:value-type="float" office:value="4" calcext:value-type="float">
            <text:p>4</text:p>
          </table:table-cell>
          <table:table-cell table:formula="of:=MAX(NUMBERVALUE([.N59]);NUMBERVALUE([.O59]);NUMBERVALUE([.P59]);NUMBERVALUE([.Q59]);NUMBERVALUE([.R59]);NUMBERVALUE([.S59]))" office:value-type="float" office:value="15" calcext:value-type="float">
            <text:p>15</text:p>
          </table:table-cell>
          <table:table-cell/>
          <table:table-cell table:formula="of:=[.U59]*[.V59]*[.W59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formula="of:=[$Input.A58]" office:value-type="string" office:string-value="Game 58" calcext:value-type="string">
            <text:p>Game 58</text:p>
          </table:table-cell>
          <table:table-cell table:style-name="ce5" table:formula="of:=IF(ISBLANK([$Input.B58]);0;IF(ISNA(ORG.LIBREOFFICE.REGEX([$Input.B58];&quot;\d+.red&quot;;;1));0;ORG.LIBREOFFICE.REGEX([$Part1.C60];&quot;\d+.&quot;;;1)))" office:value-type="string" office:string-value="13 " calcext:value-type="string">
            <text:p>13 </text:p>
          </table:table-cell>
          <table:table-cell table:formula="of:=IF(ISBLANK([$Input.C58]);0;IF(ISNA(ORG.LIBREOFFICE.REGEX([$Input.C58];&quot;\d+.red&quot;;;1));0;ORG.LIBREOFFICE.REGEX([$Part1.F60];&quot;\d+.&quot;;;1)))" office:value-type="float" office:value="0" calcext:value-type="float">
            <text:p>0</text:p>
          </table:table-cell>
          <table:table-cell table:formula="of:=IF(ISBLANK([$Input.D58]);0;IF(ISNA(ORG.LIBREOFFICE.REGEX([$Input.D58];&quot;\d+.red&quot;;;1));0;ORG.LIBREOFFICE.REGEX([$Part1.I60];&quot;\d+.&quot;;;1)))" office:value-type="string" office:string-value="12 " calcext:value-type="string">
            <text:p>12 </text:p>
          </table:table-cell>
          <table:table-cell table:formula="of:=IF(ISBLANK([$Input.E58]);0;IF(ISNA(ORG.LIBREOFFICE.REGEX([$Input.E58];&quot;\d+.red&quot;;;1));0;ORG.LIBREOFFICE.REGEX([$Part1.L60];&quot;\d+.&quot;;;1)))" office:value-type="string" office:string-value="5 " calcext:value-type="string">
            <text:p>5 </text:p>
          </table:table-cell>
          <table:table-cell table:formula="of:=IF(ISBLANK([$Input.F58]);0;IF(ISNA(ORG.LIBREOFFICE.REGEX([$Input.F58];&quot;\d+.red&quot;;;1));0;ORG.LIBREOFFICE.REGEX([$Part1.O60];&quot;\d+.&quot;;;1)))" office:value-type="string" office:string-value="15 " calcext:value-type="string">
            <text:p>15 </text:p>
          </table:table-cell>
          <table:table-cell table:style-name="ce11" table:formula="of:=IF(ISBLANK([$Input.G58]);0;IF(ISNA(ORG.LIBREOFFICE.REGEX([$Input.G58];&quot;\d+.red&quot;;;1));0;ORG.LIBREOFFICE.REGEX([$Part1.R60];&quot;\d+.&quot;;;1)))" office:value-type="float" office:value="0" calcext:value-type="float">
            <text:p>0</text:p>
          </table:table-cell>
          <table:table-cell table:style-name="ce5" table:formula="of:=IF(ISBLANK([$Input.B58]);0;IF(ISNA(ORG.LIBREOFFICE.REGEX([$Input.B58];&quot;\d+.green&quot;;;1));0;ORG.LIBREOFFICE.REGEX([$Part1.E60];&quot;\d+.&quot;;;1)))" office:value-type="string" office:string-value="5 " calcext:value-type="string">
            <text:p>5 </text:p>
          </table:table-cell>
          <table:table-cell table:style-name="ce22" table:formula="of:=IF(ISBLANK([$Input.C58]);0;IF(ISNA(ORG.LIBREOFFICE.REGEX([$Input.C58];&quot;\d+.green&quot;;;1));0;ORG.LIBREOFFICE.REGEX([$Part1.H60];&quot;\d+.&quot;;;1)))" office:value-type="string" office:string-value="6 " calcext:value-type="string">
            <text:p>6 </text:p>
          </table:table-cell>
          <table:table-cell table:style-name="ce22" table:formula="of:=IF(ISBLANK([$Input.D58]);0;IF(ISNA(ORG.LIBREOFFICE.REGEX([$Input.D58];&quot;\d+.green&quot;;;1));0;ORG.LIBREOFFICE.REGEX([$Part1.K60];&quot;\d+.&quot;;;1)))" office:value-type="string" office:string-value="15 " calcext:value-type="string">
            <text:p>15 </text:p>
          </table:table-cell>
          <table:table-cell table:style-name="ce22" table:formula="of:=IF(ISBLANK([$Input.E58]);0;IF(ISNA(ORG.LIBREOFFICE.REGEX([$Input.E58];&quot;\d+.green&quot;;;1));0;ORG.LIBREOFFICE.REGEX([$Part1.N60];&quot;\d+.&quot;;;1)))" office:value-type="string" office:string-value="4 " calcext:value-type="string">
            <text:p>4 </text:p>
          </table:table-cell>
          <table:table-cell table:style-name="ce22" table:formula="of:=IF(ISBLANK([$Input.F58]);0;IF(ISNA(ORG.LIBREOFFICE.REGEX([$Input.F58];&quot;\d+.green&quot;;;1));0;ORG.LIBREOFFICE.REGEX([$Part1.Q60];&quot;\d+.&quot;;;1)))" office:value-type="string" office:string-value="2 " calcext:value-type="string">
            <text:p>2 </text:p>
          </table:table-cell>
          <table:table-cell table:style-name="ce11" table:formula="of:=IF(ISBLANK([$Input.G58]);0;IF(ISNA(ORG.LIBREOFFICE.REGEX([$Input.G58];&quot;\d+.green&quot;;;1));0;ORG.LIBREOFFICE.REGEX([$Part1.T60];&quot;\d+.&quot;;;1)))" office:value-type="float" office:value="0" calcext:value-type="float">
            <text:p>0</text:p>
          </table:table-cell>
          <table:table-cell table:style-name="ce5" table:formula="of:=IF(ISBLANK([$Input.B58]);0;IF(ISNA(ORG.LIBREOFFICE.REGEX([$Input.B58];&quot;\d+.blue&quot;;;1));0;ORG.LIBREOFFICE.REGEX([$Part1.D60];&quot;\d+.&quot;;;1)))" office:value-type="string" office:string-value="12 " calcext:value-type="string">
            <text:p>12 </text:p>
          </table:table-cell>
          <table:table-cell table:style-name="ce22" table:formula="of:=IF(ISBLANK([$Input.C58]);0;IF(ISNA(ORG.LIBREOFFICE.REGEX([$Input.C58];&quot;\d+.blue&quot;;;1));0;ORG.LIBREOFFICE.REGEX([$Part1.G60];&quot;\d+.&quot;;;1)))" office:value-type="string" office:string-value="2 " calcext:value-type="string">
            <text:p>2 </text:p>
          </table:table-cell>
          <table:table-cell table:style-name="ce22" table:formula="of:=IF(ISBLANK([$Input.D58]);0;IF(ISNA(ORG.LIBREOFFICE.REGEX([$Input.D58];&quot;\d+.blue&quot;;;1));0;ORG.LIBREOFFICE.REGEX([$Part1.J60];&quot;\d+.&quot;;;1)))" office:value-type="string" office:string-value="7 " calcext:value-type="string">
            <text:p>7 </text:p>
          </table:table-cell>
          <table:table-cell table:style-name="ce22" table:formula="of:=IF(ISBLANK([$Input.E58]);0;IF(ISNA(ORG.LIBREOFFICE.REGEX([$Input.E58];&quot;\d+.blue&quot;;;1));0;ORG.LIBREOFFICE.REGEX([$Part1.M60];&quot;\d+.&quot;;;1)))" office:value-type="string" office:string-value="14 " calcext:value-type="string">
            <text:p>14 </text:p>
          </table:table-cell>
          <table:table-cell table:style-name="ce22" table:formula="of:=IF(ISBLANK([$Input.F58]);0;IF(ISNA(ORG.LIBREOFFICE.REGEX([$Input.F58];&quot;\d+.blue&quot;;;1));0;ORG.LIBREOFFICE.REGEX([$Part1.P60];&quot;\d+.&quot;;;1)))" office:value-type="string" office:string-value="9 " calcext:value-type="string">
            <text:p>9 </text:p>
          </table:table-cell>
          <table:table-cell table:style-name="ce11" table:formula="of:=IF(ISBLANK([$Input.G58]);0;IF(ISNA(ORG.LIBREOFFICE.REGEX([$Input.G58];&quot;\d+.blue&quot;;;1));0;ORG.LIBREOFFICE.REGEX([$Part1.S60];&quot;\d+.&quot;;;1)))" office:value-type="float" office:value="0" calcext:value-type="float">
            <text:p>0</text:p>
          </table:table-cell>
          <table:table-cell/>
          <table:table-cell table:formula="of:=MAX(NUMBERVALUE([.B60]);NUMBERVALUE([.C60]);NUMBERVALUE([.D60]);NUMBERVALUE([.E60]);NUMBERVALUE([.F60]);NUMBERVALUE([.G60]))" office:value-type="float" office:value="15" calcext:value-type="float">
            <text:p>15</text:p>
          </table:table-cell>
          <table:table-cell table:formula="of:=MAX(NUMBERVALUE([.H60]);NUMBERVALUE([.I60]);NUMBERVALUE([.J60]);NUMBERVALUE([.K60]);NUMBERVALUE([.L60]);NUMBERVALUE([.M60]))" office:value-type="float" office:value="15" calcext:value-type="float">
            <text:p>15</text:p>
          </table:table-cell>
          <table:table-cell table:formula="of:=MAX(NUMBERVALUE([.N60]);NUMBERVALUE([.O60]);NUMBERVALUE([.P60]);NUMBERVALUE([.Q60]);NUMBERVALUE([.R60]);NUMBERVALUE([.S60]))" office:value-type="float" office:value="14" calcext:value-type="float">
            <text:p>14</text:p>
          </table:table-cell>
          <table:table-cell/>
          <table:table-cell table:formula="of:=[.U60]*[.V60]*[.W60]"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table:formula="of:=[$Input.A59]" office:value-type="string" office:string-value="Game 59" calcext:value-type="string">
            <text:p>Game 59</text:p>
          </table:table-cell>
          <table:table-cell table:style-name="ce5" table:formula="of:=IF(ISBLANK([$Input.B59]);0;IF(ISNA(ORG.LIBREOFFICE.REGEX([$Input.B59];&quot;\d+.red&quot;;;1));0;ORG.LIBREOFFICE.REGEX([$Part1.C61];&quot;\d+.&quot;;;1)))" office:value-type="float" office:value="0" calcext:value-type="float">
            <text:p>0</text:p>
          </table:table-cell>
          <table:table-cell table:formula="of:=IF(ISBLANK([$Input.C59]);0;IF(ISNA(ORG.LIBREOFFICE.REGEX([$Input.C59];&quot;\d+.red&quot;;;1));0;ORG.LIBREOFFICE.REGEX([$Part1.F61];&quot;\d+.&quot;;;1)))" office:value-type="string" office:string-value="4 " calcext:value-type="string">
            <text:p>4 </text:p>
          </table:table-cell>
          <table:table-cell table:formula="of:=IF(ISBLANK([$Input.D59]);0;IF(ISNA(ORG.LIBREOFFICE.REGEX([$Input.D59];&quot;\d+.red&quot;;;1));0;ORG.LIBREOFFICE.REGEX([$Part1.I61];&quot;\d+.&quot;;;1)))" office:value-type="string" office:string-value="6 " calcext:value-type="string">
            <text:p>6 </text:p>
          </table:table-cell>
          <table:table-cell table:formula="of:=IF(ISBLANK([$Input.E59]);0;IF(ISNA(ORG.LIBREOFFICE.REGEX([$Input.E59];&quot;\d+.red&quot;;;1));0;ORG.LIBREOFFICE.REGEX([$Part1.L61];&quot;\d+.&quot;;;1)))" office:value-type="string" office:string-value="3 " calcext:value-type="string">
            <text:p>3 </text:p>
          </table:table-cell>
          <table:table-cell table:formula="of:=IF(ISBLANK([$Input.F59]);0;IF(ISNA(ORG.LIBREOFFICE.REGEX([$Input.F59];&quot;\d+.red&quot;;;1));0;ORG.LIBREOFFICE.REGEX([$Part1.O61];&quot;\d+.&quot;;;1)))" office:value-type="string" office:string-value="10 " calcext:value-type="string">
            <text:p>10 </text:p>
          </table:table-cell>
          <table:table-cell table:style-name="ce11" table:formula="of:=IF(ISBLANK([$Input.G59]);0;IF(ISNA(ORG.LIBREOFFICE.REGEX([$Input.G59];&quot;\d+.red&quot;;;1));0;ORG.LIBREOFFICE.REGEX([$Part1.R61];&quot;\d+.&quot;;;1)))" office:value-type="float" office:value="0" calcext:value-type="float">
            <text:p>0</text:p>
          </table:table-cell>
          <table:table-cell table:style-name="ce5" table:formula="of:=IF(ISBLANK([$Input.B59]);0;IF(ISNA(ORG.LIBREOFFICE.REGEX([$Input.B59];&quot;\d+.green&quot;;;1));0;ORG.LIBREOFFICE.REGEX([$Part1.E61];&quot;\d+.&quot;;;1)))" office:value-type="string" office:string-value="5 " calcext:value-type="string">
            <text:p>5 </text:p>
          </table:table-cell>
          <table:table-cell table:style-name="ce22" table:formula="of:=IF(ISBLANK([$Input.C59]);0;IF(ISNA(ORG.LIBREOFFICE.REGEX([$Input.C59];&quot;\d+.green&quot;;;1));0;ORG.LIBREOFFICE.REGEX([$Part1.H61];&quot;\d+.&quot;;;1)))" office:value-type="string" office:string-value="2 " calcext:value-type="string">
            <text:p>2 </text:p>
          </table:table-cell>
          <table:table-cell table:style-name="ce22" table:formula="of:=IF(ISBLANK([$Input.D59]);0;IF(ISNA(ORG.LIBREOFFICE.REGEX([$Input.D59];&quot;\d+.green&quot;;;1));0;ORG.LIBREOFFICE.REGEX([$Part1.K61];&quot;\d+.&quot;;;1)))" office:value-type="string" office:string-value="3 " calcext:value-type="string">
            <text:p>3 </text:p>
          </table:table-cell>
          <table:table-cell table:style-name="ce22" table:formula="of:=IF(ISBLANK([$Input.E59]);0;IF(ISNA(ORG.LIBREOFFICE.REGEX([$Input.E59];&quot;\d+.green&quot;;;1));0;ORG.LIBREOFFICE.REGEX([$Part1.N61];&quot;\d+.&quot;;;1)))" office:value-type="string" office:string-value="6 " calcext:value-type="string">
            <text:p>6 </text:p>
          </table:table-cell>
          <table:table-cell table:style-name="ce22" table:formula="of:=IF(ISBLANK([$Input.F59]);0;IF(ISNA(ORG.LIBREOFFICE.REGEX([$Input.F59];&quot;\d+.green&quot;;;1));0;ORG.LIBREOFFICE.REGEX([$Part1.Q61];&quot;\d+.&quot;;;1)))" office:value-type="string" office:string-value="7 " calcext:value-type="string">
            <text:p>7 </text:p>
          </table:table-cell>
          <table:table-cell table:style-name="ce11" table:formula="of:=IF(ISBLANK([$Input.G59]);0;IF(ISNA(ORG.LIBREOFFICE.REGEX([$Input.G59];&quot;\d+.green&quot;;;1));0;ORG.LIBREOFFICE.REGEX([$Part1.T61];&quot;\d+.&quot;;;1)))" office:value-type="float" office:value="0" calcext:value-type="float">
            <text:p>0</text:p>
          </table:table-cell>
          <table:table-cell table:style-name="ce5" table:formula="of:=IF(ISBLANK([$Input.B59]);0;IF(ISNA(ORG.LIBREOFFICE.REGEX([$Input.B59];&quot;\d+.blue&quot;;;1));0;ORG.LIBREOFFICE.REGEX([$Part1.D61];&quot;\d+.&quot;;;1)))" office:value-type="string" office:string-value="5 " calcext:value-type="string">
            <text:p>5 </text:p>
          </table:table-cell>
          <table:table-cell table:style-name="ce22" table:formula="of:=IF(ISBLANK([$Input.C59]);0;IF(ISNA(ORG.LIBREOFFICE.REGEX([$Input.C59];&quot;\d+.blue&quot;;;1));0;ORG.LIBREOFFICE.REGEX([$Part1.G61];&quot;\d+.&quot;;;1)))" office:value-type="string" office:string-value="6 " calcext:value-type="string">
            <text:p>6 </text:p>
          </table:table-cell>
          <table:table-cell table:style-name="ce22" table:formula="of:=IF(ISBLANK([$Input.D59]);0;IF(ISNA(ORG.LIBREOFFICE.REGEX([$Input.D59];&quot;\d+.blue&quot;;;1));0;ORG.LIBREOFFICE.REGEX([$Part1.J61];&quot;\d+.&quot;;;1)))" office:value-type="string" office:string-value="5 " calcext:value-type="string">
            <text:p>5 </text:p>
          </table:table-cell>
          <table:table-cell table:style-name="ce22" table:formula="of:=IF(ISBLANK([$Input.E59]);0;IF(ISNA(ORG.LIBREOFFICE.REGEX([$Input.E59];&quot;\d+.blue&quot;;;1));0;ORG.LIBREOFFICE.REGEX([$Part1.M61];&quot;\d+.&quot;;;1)))" office:value-type="string" office:string-value="4 " calcext:value-type="string">
            <text:p>4 </text:p>
          </table:table-cell>
          <table:table-cell table:style-name="ce22" table:formula="of:=IF(ISBLANK([$Input.F59]);0;IF(ISNA(ORG.LIBREOFFICE.REGEX([$Input.F59];&quot;\d+.blue&quot;;;1));0;ORG.LIBREOFFICE.REGEX([$Part1.P61];&quot;\d+.&quot;;;1)))" office:value-type="string" office:string-value="3 " calcext:value-type="string">
            <text:p>3 </text:p>
          </table:table-cell>
          <table:table-cell table:style-name="ce11" table:formula="of:=IF(ISBLANK([$Input.G59]);0;IF(ISNA(ORG.LIBREOFFICE.REGEX([$Input.G59];&quot;\d+.blue&quot;;;1));0;ORG.LIBREOFFICE.REGEX([$Part1.S61];&quot;\d+.&quot;;;1)))" office:value-type="float" office:value="0" calcext:value-type="float">
            <text:p>0</text:p>
          </table:table-cell>
          <table:table-cell/>
          <table:table-cell table:formula="of:=MAX(NUMBERVALUE([.B61]);NUMBERVALUE([.C61]);NUMBERVALUE([.D61]);NUMBERVALUE([.E61]);NUMBERVALUE([.F61]);NUMBERVALUE([.G61]))" office:value-type="float" office:value="10" calcext:value-type="float">
            <text:p>10</text:p>
          </table:table-cell>
          <table:table-cell table:formula="of:=MAX(NUMBERVALUE([.H61]);NUMBERVALUE([.I61]);NUMBERVALUE([.J61]);NUMBERVALUE([.K61]);NUMBERVALUE([.L61]);NUMBERVALUE([.M61]))" office:value-type="float" office:value="7" calcext:value-type="float">
            <text:p>7</text:p>
          </table:table-cell>
          <table:table-cell table:formula="of:=MAX(NUMBERVALUE([.N61]);NUMBERVALUE([.O61]);NUMBERVALUE([.P61]);NUMBERVALUE([.Q61]);NUMBERVALUE([.R61]);NUMBERVALUE([.S61]))" office:value-type="float" office:value="6" calcext:value-type="float">
            <text:p>6</text:p>
          </table:table-cell>
          <table:table-cell/>
          <table:table-cell table:formula="of:=[.U61]*[.V61]*[.W61]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table:formula="of:=[$Input.A60]" office:value-type="string" office:string-value="Game 60" calcext:value-type="string">
            <text:p>Game 60</text:p>
          </table:table-cell>
          <table:table-cell table:style-name="ce5" table:formula="of:=IF(ISBLANK([$Input.B60]);0;IF(ISNA(ORG.LIBREOFFICE.REGEX([$Input.B60];&quot;\d+.red&quot;;;1));0;ORG.LIBREOFFICE.REGEX([$Part1.C62];&quot;\d+.&quot;;;1)))" office:value-type="string" office:string-value="1 " calcext:value-type="string">
            <text:p>1 </text:p>
          </table:table-cell>
          <table:table-cell table:formula="of:=IF(ISBLANK([$Input.C60]);0;IF(ISNA(ORG.LIBREOFFICE.REGEX([$Input.C60];&quot;\d+.red&quot;;;1));0;ORG.LIBREOFFICE.REGEX([$Part1.F62];&quot;\d+.&quot;;;1)))" office:value-type="string" office:string-value="1 " calcext:value-type="string">
            <text:p>1 </text:p>
          </table:table-cell>
          <table:table-cell table:formula="of:=IF(ISBLANK([$Input.D60]);0;IF(ISNA(ORG.LIBREOFFICE.REGEX([$Input.D60];&quot;\d+.red&quot;;;1));0;ORG.LIBREOFFICE.REGEX([$Part1.I62];&quot;\d+.&quot;;;1)))" office:value-type="float" office:value="0" calcext:value-type="float">
            <text:p>0</text:p>
          </table:table-cell>
          <table:table-cell table:formula="of:=IF(ISBLANK([$Input.E60]);0;IF(ISNA(ORG.LIBREOFFICE.REGEX([$Input.E60];&quot;\d+.red&quot;;;1));0;ORG.LIBREOFFICE.REGEX([$Part1.L62];&quot;\d+.&quot;;;1)))" office:value-type="float" office:value="0" calcext:value-type="float">
            <text:p>0</text:p>
          </table:table-cell>
          <table:table-cell table:formula="of:=IF(ISBLANK([$Input.F60]);0;IF(ISNA(ORG.LIBREOFFICE.REGEX([$Input.F60];&quot;\d+.red&quot;;;1));0;ORG.LIBREOFFICE.REGEX([$Part1.O62];&quot;\d+.&quot;;;1)))" office:value-type="float" office:value="0" calcext:value-type="float">
            <text:p>0</text:p>
          </table:table-cell>
          <table:table-cell table:style-name="ce11" table:formula="of:=IF(ISBLANK([$Input.G60]);0;IF(ISNA(ORG.LIBREOFFICE.REGEX([$Input.G60];&quot;\d+.red&quot;;;1));0;ORG.LIBREOFFICE.REGEX([$Part1.R62];&quot;\d+.&quot;;;1)))" office:value-type="float" office:value="0" calcext:value-type="float">
            <text:p>0</text:p>
          </table:table-cell>
          <table:table-cell table:style-name="ce5" table:formula="of:=IF(ISBLANK([$Input.B60]);0;IF(ISNA(ORG.LIBREOFFICE.REGEX([$Input.B60];&quot;\d+.green&quot;;;1));0;ORG.LIBREOFFICE.REGEX([$Part1.E62];&quot;\d+.&quot;;;1)))" office:value-type="string" office:string-value="3 " calcext:value-type="string">
            <text:p>3 </text:p>
          </table:table-cell>
          <table:table-cell table:style-name="ce22" table:formula="of:=IF(ISBLANK([$Input.C60]);0;IF(ISNA(ORG.LIBREOFFICE.REGEX([$Input.C60];&quot;\d+.green&quot;;;1));0;ORG.LIBREOFFICE.REGEX([$Part1.H62];&quot;\d+.&quot;;;1)))" office:value-type="float" office:value="0" calcext:value-type="float">
            <text:p>0</text:p>
          </table:table-cell>
          <table:table-cell table:style-name="ce22" table:formula="of:=IF(ISBLANK([$Input.D60]);0;IF(ISNA(ORG.LIBREOFFICE.REGEX([$Input.D60];&quot;\d+.green&quot;;;1));0;ORG.LIBREOFFICE.REGEX([$Part1.K62];&quot;\d+.&quot;;;1)))" office:value-type="string" office:string-value="3 " calcext:value-type="string">
            <text:p>3 </text:p>
          </table:table-cell>
          <table:table-cell table:style-name="ce22" table:formula="of:=IF(ISBLANK([$Input.E60]);0;IF(ISNA(ORG.LIBREOFFICE.REGEX([$Input.E60];&quot;\d+.green&quot;;;1));0;ORG.LIBREOFFICE.REGEX([$Part1.N62];&quot;\d+.&quot;;;1)))" office:value-type="float" office:value="0" calcext:value-type="float">
            <text:p>0</text:p>
          </table:table-cell>
          <table:table-cell table:style-name="ce22" table:formula="of:=IF(ISBLANK([$Input.F60]);0;IF(ISNA(ORG.LIBREOFFICE.REGEX([$Input.F60];&quot;\d+.green&quot;;;1));0;ORG.LIBREOFFICE.REGEX([$Part1.Q62];&quot;\d+.&quot;;;1)))" office:value-type="float" office:value="0" calcext:value-type="float">
            <text:p>0</text:p>
          </table:table-cell>
          <table:table-cell table:style-name="ce11" table:formula="of:=IF(ISBLANK([$Input.G60]);0;IF(ISNA(ORG.LIBREOFFICE.REGEX([$Input.G60];&quot;\d+.green&quot;;;1));0;ORG.LIBREOFFICE.REGEX([$Part1.T62];&quot;\d+.&quot;;;1)))" office:value-type="float" office:value="0" calcext:value-type="float">
            <text:p>0</text:p>
          </table:table-cell>
          <table:table-cell table:style-name="ce5" table:formula="of:=IF(ISBLANK([$Input.B60]);0;IF(ISNA(ORG.LIBREOFFICE.REGEX([$Input.B60];&quot;\d+.blue&quot;;;1));0;ORG.LIBREOFFICE.REGEX([$Part1.D62];&quot;\d+.&quot;;;1)))" office:value-type="string" office:string-value="1 " calcext:value-type="string">
            <text:p>1 </text:p>
          </table:table-cell>
          <table:table-cell table:style-name="ce22" table:formula="of:=IF(ISBLANK([$Input.C60]);0;IF(ISNA(ORG.LIBREOFFICE.REGEX([$Input.C60];&quot;\d+.blue&quot;;;1));0;ORG.LIBREOFFICE.REGEX([$Part1.G62];&quot;\d+.&quot;;;1)))" office:value-type="float" office:value="0" calcext:value-type="float">
            <text:p>0</text:p>
          </table:table-cell>
          <table:table-cell table:style-name="ce22" table:formula="of:=IF(ISBLANK([$Input.D60]);0;IF(ISNA(ORG.LIBREOFFICE.REGEX([$Input.D60];&quot;\d+.blue&quot;;;1));0;ORG.LIBREOFFICE.REGEX([$Part1.J62];&quot;\d+.&quot;;;1)))" office:value-type="string" office:string-value="6 " calcext:value-type="string">
            <text:p>6 </text:p>
          </table:table-cell>
          <table:table-cell table:style-name="ce22" table:formula="of:=IF(ISBLANK([$Input.E60]);0;IF(ISNA(ORG.LIBREOFFICE.REGEX([$Input.E60];&quot;\d+.blue&quot;;;1));0;ORG.LIBREOFFICE.REGEX([$Part1.M62];&quot;\d+.&quot;;;1)))" office:value-type="string" office:string-value="6 " calcext:value-type="string">
            <text:p>6 </text:p>
          </table:table-cell>
          <table:table-cell table:style-name="ce22" table:formula="of:=IF(ISBLANK([$Input.F60]);0;IF(ISNA(ORG.LIBREOFFICE.REGEX([$Input.F60];&quot;\d+.blue&quot;;;1));0;ORG.LIBREOFFICE.REGEX([$Part1.P62];&quot;\d+.&quot;;;1)))" office:value-type="float" office:value="0" calcext:value-type="float">
            <text:p>0</text:p>
          </table:table-cell>
          <table:table-cell table:style-name="ce11" table:formula="of:=IF(ISBLANK([$Input.G60]);0;IF(ISNA(ORG.LIBREOFFICE.REGEX([$Input.G60];&quot;\d+.blue&quot;;;1));0;ORG.LIBREOFFICE.REGEX([$Part1.S62];&quot;\d+.&quot;;;1)))" office:value-type="float" office:value="0" calcext:value-type="float">
            <text:p>0</text:p>
          </table:table-cell>
          <table:table-cell/>
          <table:table-cell table:formula="of:=MAX(NUMBERVALUE([.B62]);NUMBERVALUE([.C62]);NUMBERVALUE([.D62]);NUMBERVALUE([.E62]);NUMBERVALUE([.F62]);NUMBERVALUE([.G62]))" office:value-type="float" office:value="1" calcext:value-type="float">
            <text:p>1</text:p>
          </table:table-cell>
          <table:table-cell table:formula="of:=MAX(NUMBERVALUE([.H62]);NUMBERVALUE([.I62]);NUMBERVALUE([.J62]);NUMBERVALUE([.K62]);NUMBERVALUE([.L62]);NUMBERVALUE([.M62]))" office:value-type="float" office:value="3" calcext:value-type="float">
            <text:p>3</text:p>
          </table:table-cell>
          <table:table-cell table:formula="of:=MAX(NUMBERVALUE([.N62]);NUMBERVALUE([.O62]);NUMBERVALUE([.P62]);NUMBERVALUE([.Q62]);NUMBERVALUE([.R62]);NUMBERVALUE([.S62]))" office:value-type="float" office:value="6" calcext:value-type="float">
            <text:p>6</text:p>
          </table:table-cell>
          <table:table-cell/>
          <table:table-cell table:formula="of:=[.U62]*[.V62]*[.W62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$Input.A61]" office:value-type="string" office:string-value="Game 61" calcext:value-type="string">
            <text:p>Game 61</text:p>
          </table:table-cell>
          <table:table-cell table:style-name="ce5" table:formula="of:=IF(ISBLANK([$Input.B61]);0;IF(ISNA(ORG.LIBREOFFICE.REGEX([$Input.B61];&quot;\d+.red&quot;;;1));0;ORG.LIBREOFFICE.REGEX([$Part1.C63];&quot;\d+.&quot;;;1)))" office:value-type="string" office:string-value="1 " calcext:value-type="string">
            <text:p>1 </text:p>
          </table:table-cell>
          <table:table-cell table:formula="of:=IF(ISBLANK([$Input.C61]);0;IF(ISNA(ORG.LIBREOFFICE.REGEX([$Input.C61];&quot;\d+.red&quot;;;1));0;ORG.LIBREOFFICE.REGEX([$Part1.F63];&quot;\d+.&quot;;;1)))" office:value-type="string" office:string-value="4 " calcext:value-type="string">
            <text:p>4 </text:p>
          </table:table-cell>
          <table:table-cell table:formula="of:=IF(ISBLANK([$Input.D61]);0;IF(ISNA(ORG.LIBREOFFICE.REGEX([$Input.D61];&quot;\d+.red&quot;;;1));0;ORG.LIBREOFFICE.REGEX([$Part1.I63];&quot;\d+.&quot;;;1)))" office:value-type="float" office:value="0" calcext:value-type="float">
            <text:p>0</text:p>
          </table:table-cell>
          <table:table-cell table:formula="of:=IF(ISBLANK([$Input.E61]);0;IF(ISNA(ORG.LIBREOFFICE.REGEX([$Input.E61];&quot;\d+.red&quot;;;1));0;ORG.LIBREOFFICE.REGEX([$Part1.L63];&quot;\d+.&quot;;;1)))" office:value-type="string" office:string-value="5 " calcext:value-type="string">
            <text:p>5 </text:p>
          </table:table-cell>
          <table:table-cell table:formula="of:=IF(ISBLANK([$Input.F61]);0;IF(ISNA(ORG.LIBREOFFICE.REGEX([$Input.F61];&quot;\d+.red&quot;;;1));0;ORG.LIBREOFFICE.REGEX([$Part1.O63];&quot;\d+.&quot;;;1)))" office:value-type="string" office:string-value="5 " calcext:value-type="string">
            <text:p>5 </text:p>
          </table:table-cell>
          <table:table-cell table:style-name="ce11" table:formula="of:=IF(ISBLANK([$Input.G61]);0;IF(ISNA(ORG.LIBREOFFICE.REGEX([$Input.G61];&quot;\d+.red&quot;;;1));0;ORG.LIBREOFFICE.REGEX([$Part1.R63];&quot;\d+.&quot;;;1)))" office:value-type="float" office:value="0" calcext:value-type="float">
            <text:p>0</text:p>
          </table:table-cell>
          <table:table-cell table:style-name="ce5" table:formula="of:=IF(ISBLANK([$Input.B61]);0;IF(ISNA(ORG.LIBREOFFICE.REGEX([$Input.B61];&quot;\d+.green&quot;;;1));0;ORG.LIBREOFFICE.REGEX([$Part1.E63];&quot;\d+.&quot;;;1)))" office:value-type="string" office:string-value="7 " calcext:value-type="string">
            <text:p>7 </text:p>
          </table:table-cell>
          <table:table-cell table:style-name="ce22" table:formula="of:=IF(ISBLANK([$Input.C61]);0;IF(ISNA(ORG.LIBREOFFICE.REGEX([$Input.C61];&quot;\d+.green&quot;;;1));0;ORG.LIBREOFFICE.REGEX([$Part1.H63];&quot;\d+.&quot;;;1)))" office:value-type="string" office:string-value="3 " calcext:value-type="string">
            <text:p>3 </text:p>
          </table:table-cell>
          <table:table-cell table:style-name="ce22" table:formula="of:=IF(ISBLANK([$Input.D61]);0;IF(ISNA(ORG.LIBREOFFICE.REGEX([$Input.D61];&quot;\d+.green&quot;;;1));0;ORG.LIBREOFFICE.REGEX([$Part1.K63];&quot;\d+.&quot;;;1)))" office:value-type="string" office:string-value="7 " calcext:value-type="string">
            <text:p>7 </text:p>
          </table:table-cell>
          <table:table-cell table:style-name="ce22" table:formula="of:=IF(ISBLANK([$Input.E61]);0;IF(ISNA(ORG.LIBREOFFICE.REGEX([$Input.E61];&quot;\d+.green&quot;;;1));0;ORG.LIBREOFFICE.REGEX([$Part1.N63];&quot;\d+.&quot;;;1)))" office:value-type="string" office:string-value="2 " calcext:value-type="string">
            <text:p>2 </text:p>
          </table:table-cell>
          <table:table-cell table:style-name="ce22" table:formula="of:=IF(ISBLANK([$Input.F61]);0;IF(ISNA(ORG.LIBREOFFICE.REGEX([$Input.F61];&quot;\d+.green&quot;;;1));0;ORG.LIBREOFFICE.REGEX([$Part1.Q63];&quot;\d+.&quot;;;1)))" office:value-type="string" office:string-value="4 " calcext:value-type="string">
            <text:p>4 </text:p>
          </table:table-cell>
          <table:table-cell table:style-name="ce11" table:formula="of:=IF(ISBLANK([$Input.G61]);0;IF(ISNA(ORG.LIBREOFFICE.REGEX([$Input.G61];&quot;\d+.green&quot;;;1));0;ORG.LIBREOFFICE.REGEX([$Part1.T63];&quot;\d+.&quot;;;1)))" office:value-type="float" office:value="0" calcext:value-type="float">
            <text:p>0</text:p>
          </table:table-cell>
          <table:table-cell table:style-name="ce5" table:formula="of:=IF(ISBLANK([$Input.B61]);0;IF(ISNA(ORG.LIBREOFFICE.REGEX([$Input.B61];&quot;\d+.blue&quot;;;1));0;ORG.LIBREOFFICE.REGEX([$Part1.D63];&quot;\d+.&quot;;;1)))" office:value-type="string" office:string-value="1 " calcext:value-type="string">
            <text:p>1 </text:p>
          </table:table-cell>
          <table:table-cell table:style-name="ce22" table:formula="of:=IF(ISBLANK([$Input.C61]);0;IF(ISNA(ORG.LIBREOFFICE.REGEX([$Input.C61];&quot;\d+.blue&quot;;;1));0;ORG.LIBREOFFICE.REGEX([$Part1.G63];&quot;\d+.&quot;;;1)))" office:value-type="string" office:string-value="1 " calcext:value-type="string">
            <text:p>1 </text:p>
          </table:table-cell>
          <table:table-cell table:style-name="ce22" table:formula="of:=IF(ISBLANK([$Input.D61]);0;IF(ISNA(ORG.LIBREOFFICE.REGEX([$Input.D61];&quot;\d+.blue&quot;;;1));0;ORG.LIBREOFFICE.REGEX([$Part1.J63];&quot;\d+.&quot;;;1)))" office:value-type="string" office:string-value="7 " calcext:value-type="string">
            <text:p>7 </text:p>
          </table:table-cell>
          <table:table-cell table:style-name="ce22" table:formula="of:=IF(ISBLANK([$Input.E61]);0;IF(ISNA(ORG.LIBREOFFICE.REGEX([$Input.E61];&quot;\d+.blue&quot;;;1));0;ORG.LIBREOFFICE.REGEX([$Part1.M63];&quot;\d+.&quot;;;1)))" office:value-type="string" office:string-value="11 " calcext:value-type="string">
            <text:p>11 </text:p>
          </table:table-cell>
          <table:table-cell table:style-name="ce22" table:formula="of:=IF(ISBLANK([$Input.F61]);0;IF(ISNA(ORG.LIBREOFFICE.REGEX([$Input.F61];&quot;\d+.blue&quot;;;1));0;ORG.LIBREOFFICE.REGEX([$Part1.P63];&quot;\d+.&quot;;;1)))" office:value-type="string" office:string-value="5 " calcext:value-type="string">
            <text:p>5 </text:p>
          </table:table-cell>
          <table:table-cell table:style-name="ce11" table:formula="of:=IF(ISBLANK([$Input.G61]);0;IF(ISNA(ORG.LIBREOFFICE.REGEX([$Input.G61];&quot;\d+.blue&quot;;;1));0;ORG.LIBREOFFICE.REGEX([$Part1.S63];&quot;\d+.&quot;;;1)))" office:value-type="float" office:value="0" calcext:value-type="float">
            <text:p>0</text:p>
          </table:table-cell>
          <table:table-cell/>
          <table:table-cell table:formula="of:=MAX(NUMBERVALUE([.B63]);NUMBERVALUE([.C63]);NUMBERVALUE([.D63]);NUMBERVALUE([.E63]);NUMBERVALUE([.F63]);NUMBERVALUE([.G63]))" office:value-type="float" office:value="5" calcext:value-type="float">
            <text:p>5</text:p>
          </table:table-cell>
          <table:table-cell table:formula="of:=MAX(NUMBERVALUE([.H63]);NUMBERVALUE([.I63]);NUMBERVALUE([.J63]);NUMBERVALUE([.K63]);NUMBERVALUE([.L63]);NUMBERVALUE([.M63]))" office:value-type="float" office:value="7" calcext:value-type="float">
            <text:p>7</text:p>
          </table:table-cell>
          <table:table-cell table:formula="of:=MAX(NUMBERVALUE([.N63]);NUMBERVALUE([.O63]);NUMBERVALUE([.P63]);NUMBERVALUE([.Q63]);NUMBERVALUE([.R63]);NUMBERVALUE([.S63]))" office:value-type="float" office:value="11" calcext:value-type="float">
            <text:p>11</text:p>
          </table:table-cell>
          <table:table-cell/>
          <table:table-cell table:formula="of:=[.U63]*[.V63]*[.W63]"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table:formula="of:=[$Input.A62]" office:value-type="string" office:string-value="Game 62" calcext:value-type="string">
            <text:p>Game 62</text:p>
          </table:table-cell>
          <table:table-cell table:style-name="ce5" table:formula="of:=IF(ISBLANK([$Input.B62]);0;IF(ISNA(ORG.LIBREOFFICE.REGEX([$Input.B62];&quot;\d+.red&quot;;;1));0;ORG.LIBREOFFICE.REGEX([$Part1.C64];&quot;\d+.&quot;;;1)))" office:value-type="string" office:string-value="2 " calcext:value-type="string">
            <text:p>2 </text:p>
          </table:table-cell>
          <table:table-cell table:formula="of:=IF(ISBLANK([$Input.C62]);0;IF(ISNA(ORG.LIBREOFFICE.REGEX([$Input.C62];&quot;\d+.red&quot;;;1));0;ORG.LIBREOFFICE.REGEX([$Part1.F64];&quot;\d+.&quot;;;1)))" office:value-type="string" office:string-value="1 " calcext:value-type="string">
            <text:p>1 </text:p>
          </table:table-cell>
          <table:table-cell table:formula="of:=IF(ISBLANK([$Input.D62]);0;IF(ISNA(ORG.LIBREOFFICE.REGEX([$Input.D62];&quot;\d+.red&quot;;;1));0;ORG.LIBREOFFICE.REGEX([$Part1.I64];&quot;\d+.&quot;;;1)))" office:value-type="string" office:string-value="2 " calcext:value-type="string">
            <text:p>2 </text:p>
          </table:table-cell>
          <table:table-cell table:formula="of:=IF(ISBLANK([$Input.E62]);0;IF(ISNA(ORG.LIBREOFFICE.REGEX([$Input.E62];&quot;\d+.red&quot;;;1));0;ORG.LIBREOFFICE.REGEX([$Part1.L64];&quot;\d+.&quot;;;1)))" office:value-type="string" office:string-value="1 " calcext:value-type="string">
            <text:p>1 </text:p>
          </table:table-cell>
          <table:table-cell table:formula="of:=IF(ISBLANK([$Input.F62]);0;IF(ISNA(ORG.LIBREOFFICE.REGEX([$Input.F62];&quot;\d+.red&quot;;;1));0;ORG.LIBREOFFICE.REGEX([$Part1.O64];&quot;\d+.&quot;;;1)))" office:value-type="string" office:string-value="2 " calcext:value-type="string">
            <text:p>2 </text:p>
          </table:table-cell>
          <table:table-cell table:style-name="ce11" table:formula="of:=IF(ISBLANK([$Input.G62]);0;IF(ISNA(ORG.LIBREOFFICE.REGEX([$Input.G62];&quot;\d+.red&quot;;;1));0;ORG.LIBREOFFICE.REGEX([$Part1.R64];&quot;\d+.&quot;;;1)))" office:value-type="float" office:value="0" calcext:value-type="float">
            <text:p>0</text:p>
          </table:table-cell>
          <table:table-cell table:style-name="ce5" table:formula="of:=IF(ISBLANK([$Input.B62]);0;IF(ISNA(ORG.LIBREOFFICE.REGEX([$Input.B62];&quot;\d+.green&quot;;;1));0;ORG.LIBREOFFICE.REGEX([$Part1.E64];&quot;\d+.&quot;;;1)))" office:value-type="string" office:string-value="17 " calcext:value-type="string">
            <text:p>17 </text:p>
          </table:table-cell>
          <table:table-cell table:style-name="ce22" table:formula="of:=IF(ISBLANK([$Input.C62]);0;IF(ISNA(ORG.LIBREOFFICE.REGEX([$Input.C62];&quot;\d+.green&quot;;;1));0;ORG.LIBREOFFICE.REGEX([$Part1.H64];&quot;\d+.&quot;;;1)))" office:value-type="string" office:string-value="2 " calcext:value-type="string">
            <text:p>2 </text:p>
          </table:table-cell>
          <table:table-cell table:style-name="ce22" table:formula="of:=IF(ISBLANK([$Input.D62]);0;IF(ISNA(ORG.LIBREOFFICE.REGEX([$Input.D62];&quot;\d+.green&quot;;;1));0;ORG.LIBREOFFICE.REGEX([$Part1.K64];&quot;\d+.&quot;;;1)))" office:value-type="string" office:string-value="1 " calcext:value-type="string">
            <text:p>1 </text:p>
          </table:table-cell>
          <table:table-cell table:style-name="ce22" table:formula="of:=IF(ISBLANK([$Input.E62]);0;IF(ISNA(ORG.LIBREOFFICE.REGEX([$Input.E62];&quot;\d+.green&quot;;;1));0;ORG.LIBREOFFICE.REGEX([$Part1.N64];&quot;\d+.&quot;;;1)))" office:value-type="string" office:string-value="17 " calcext:value-type="string">
            <text:p>17 </text:p>
          </table:table-cell>
          <table:table-cell table:style-name="ce22" table:formula="of:=IF(ISBLANK([$Input.F62]);0;IF(ISNA(ORG.LIBREOFFICE.REGEX([$Input.F62];&quot;\d+.green&quot;;;1));0;ORG.LIBREOFFICE.REGEX([$Part1.Q64];&quot;\d+.&quot;;;1)))" office:value-type="string" office:string-value="15 " calcext:value-type="string">
            <text:p>15 </text:p>
          </table:table-cell>
          <table:table-cell table:style-name="ce11" table:formula="of:=IF(ISBLANK([$Input.G62]);0;IF(ISNA(ORG.LIBREOFFICE.REGEX([$Input.G62];&quot;\d+.green&quot;;;1));0;ORG.LIBREOFFICE.REGEX([$Part1.T64];&quot;\d+.&quot;;;1)))" office:value-type="string" office:string-value="5 " calcext:value-type="string">
            <text:p>5 </text:p>
          </table:table-cell>
          <table:table-cell table:style-name="ce5" table:formula="of:=IF(ISBLANK([$Input.B62]);0;IF(ISNA(ORG.LIBREOFFICE.REGEX([$Input.B62];&quot;\d+.blue&quot;;;1));0;ORG.LIBREOFFICE.REGEX([$Part1.D64];&quot;\d+.&quot;;;1)))" office:value-type="string" office:string-value="3 " calcext:value-type="string">
            <text:p>3 </text:p>
          </table:table-cell>
          <table:table-cell table:style-name="ce22" table:formula="of:=IF(ISBLANK([$Input.C62]);0;IF(ISNA(ORG.LIBREOFFICE.REGEX([$Input.C62];&quot;\d+.blue&quot;;;1));0;ORG.LIBREOFFICE.REGEX([$Part1.G64];&quot;\d+.&quot;;;1)))" office:value-type="string" office:string-value="3 " calcext:value-type="string">
            <text:p>3 </text:p>
          </table:table-cell>
          <table:table-cell table:style-name="ce22" table:formula="of:=IF(ISBLANK([$Input.D62]);0;IF(ISNA(ORG.LIBREOFFICE.REGEX([$Input.D62];&quot;\d+.blue&quot;;;1));0;ORG.LIBREOFFICE.REGEX([$Part1.J64];&quot;\d+.&quot;;;1)))" office:value-type="string" office:string-value="3 " calcext:value-type="string">
            <text:p>3 </text:p>
          </table:table-cell>
          <table:table-cell table:style-name="ce22" table:formula="of:=IF(ISBLANK([$Input.E62]);0;IF(ISNA(ORG.LIBREOFFICE.REGEX([$Input.E62];&quot;\d+.blue&quot;;;1));0;ORG.LIBREOFFICE.REGEX([$Part1.M64];&quot;\d+.&quot;;;1)))" office:value-type="float" office:value="0" calcext:value-type="float">
            <text:p>0</text:p>
          </table:table-cell>
          <table:table-cell table:style-name="ce22" table:formula="of:=IF(ISBLANK([$Input.F62]);0;IF(ISNA(ORG.LIBREOFFICE.REGEX([$Input.F62];&quot;\d+.blue&quot;;;1));0;ORG.LIBREOFFICE.REGEX([$Part1.P64];&quot;\d+.&quot;;;1)))" office:value-type="string" office:string-value="4 " calcext:value-type="string">
            <text:p>4 </text:p>
          </table:table-cell>
          <table:table-cell table:style-name="ce11" table:formula="of:=IF(ISBLANK([$Input.G62]);0;IF(ISNA(ORG.LIBREOFFICE.REGEX([$Input.G62];&quot;\d+.blue&quot;;;1));0;ORG.LIBREOFFICE.REGEX([$Part1.S64];&quot;\d+.&quot;;;1)))" office:value-type="float" office:value="0" calcext:value-type="float">
            <text:p>0</text:p>
          </table:table-cell>
          <table:table-cell/>
          <table:table-cell table:formula="of:=MAX(NUMBERVALUE([.B64]);NUMBERVALUE([.C64]);NUMBERVALUE([.D64]);NUMBERVALUE([.E64]);NUMBERVALUE([.F64]);NUMBERVALUE([.G64]))" office:value-type="float" office:value="2" calcext:value-type="float">
            <text:p>2</text:p>
          </table:table-cell>
          <table:table-cell table:formula="of:=MAX(NUMBERVALUE([.H64]);NUMBERVALUE([.I64]);NUMBERVALUE([.J64]);NUMBERVALUE([.K64]);NUMBERVALUE([.L64]);NUMBERVALUE([.M64]))" office:value-type="float" office:value="17" calcext:value-type="float">
            <text:p>17</text:p>
          </table:table-cell>
          <table:table-cell table:formula="of:=MAX(NUMBERVALUE([.N64]);NUMBERVALUE([.O64]);NUMBERVALUE([.P64]);NUMBERVALUE([.Q64]);NUMBERVALUE([.R64]);NUMBERVALUE([.S64]))" office:value-type="float" office:value="4" calcext:value-type="float">
            <text:p>4</text:p>
          </table:table-cell>
          <table:table-cell/>
          <table:table-cell table:formula="of:=[.U64]*[.V64]*[.W64]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table:formula="of:=[$Input.A63]" office:value-type="string" office:string-value="Game 63" calcext:value-type="string">
            <text:p>Game 63</text:p>
          </table:table-cell>
          <table:table-cell table:style-name="ce5" table:formula="of:=IF(ISBLANK([$Input.B63]);0;IF(ISNA(ORG.LIBREOFFICE.REGEX([$Input.B63];&quot;\d+.red&quot;;;1));0;ORG.LIBREOFFICE.REGEX([$Part1.C65];&quot;\d+.&quot;;;1)))" office:value-type="string" office:string-value="4 " calcext:value-type="string">
            <text:p>4 </text:p>
          </table:table-cell>
          <table:table-cell table:formula="of:=IF(ISBLANK([$Input.C63]);0;IF(ISNA(ORG.LIBREOFFICE.REGEX([$Input.C63];&quot;\d+.red&quot;;;1));0;ORG.LIBREOFFICE.REGEX([$Part1.F65];&quot;\d+.&quot;;;1)))" office:value-type="string" office:string-value="10 " calcext:value-type="string">
            <text:p>10 </text:p>
          </table:table-cell>
          <table:table-cell table:formula="of:=IF(ISBLANK([$Input.D63]);0;IF(ISNA(ORG.LIBREOFFICE.REGEX([$Input.D63];&quot;\d+.red&quot;;;1));0;ORG.LIBREOFFICE.REGEX([$Part1.I65];&quot;\d+.&quot;;;1)))" office:value-type="string" office:string-value="2 " calcext:value-type="string">
            <text:p>2 </text:p>
          </table:table-cell>
          <table:table-cell table:formula="of:=IF(ISBLANK([$Input.E63]);0;IF(ISNA(ORG.LIBREOFFICE.REGEX([$Input.E63];&quot;\d+.red&quot;;;1));0;ORG.LIBREOFFICE.REGEX([$Part1.L65];&quot;\d+.&quot;;;1)))" office:value-type="string" office:string-value="5 " calcext:value-type="string">
            <text:p>5 </text:p>
          </table:table-cell>
          <table:table-cell table:formula="of:=IF(ISBLANK([$Input.F63]);0;IF(ISNA(ORG.LIBREOFFICE.REGEX([$Input.F63];&quot;\d+.red&quot;;;1));0;ORG.LIBREOFFICE.REGEX([$Part1.O65];&quot;\d+.&quot;;;1)))" office:value-type="float" office:value="0" calcext:value-type="float">
            <text:p>0</text:p>
          </table:table-cell>
          <table:table-cell table:style-name="ce11" table:formula="of:=IF(ISBLANK([$Input.G63]);0;IF(ISNA(ORG.LIBREOFFICE.REGEX([$Input.G63];&quot;\d+.red&quot;;;1));0;ORG.LIBREOFFICE.REGEX([$Part1.R65];&quot;\d+.&quot;;;1)))" office:value-type="float" office:value="0" calcext:value-type="float">
            <text:p>0</text:p>
          </table:table-cell>
          <table:table-cell table:style-name="ce5" table:formula="of:=IF(ISBLANK([$Input.B63]);0;IF(ISNA(ORG.LIBREOFFICE.REGEX([$Input.B63];&quot;\d+.green&quot;;;1));0;ORG.LIBREOFFICE.REGEX([$Part1.E65];&quot;\d+.&quot;;;1)))" office:value-type="string" office:string-value="2 " calcext:value-type="string">
            <text:p>2 </text:p>
          </table:table-cell>
          <table:table-cell table:style-name="ce22" table:formula="of:=IF(ISBLANK([$Input.C63]);0;IF(ISNA(ORG.LIBREOFFICE.REGEX([$Input.C63];&quot;\d+.green&quot;;;1));0;ORG.LIBREOFFICE.REGEX([$Part1.H65];&quot;\d+.&quot;;;1)))" office:value-type="float" office:value="0" calcext:value-type="float">
            <text:p>0</text:p>
          </table:table-cell>
          <table:table-cell table:style-name="ce22" table:formula="of:=IF(ISBLANK([$Input.D63]);0;IF(ISNA(ORG.LIBREOFFICE.REGEX([$Input.D63];&quot;\d+.green&quot;;;1));0;ORG.LIBREOFFICE.REGEX([$Part1.K65];&quot;\d+.&quot;;;1)))" office:value-type="string" office:string-value="1 " calcext:value-type="string">
            <text:p>1 </text:p>
          </table:table-cell>
          <table:table-cell table:style-name="ce22" table:formula="of:=IF(ISBLANK([$Input.E63]);0;IF(ISNA(ORG.LIBREOFFICE.REGEX([$Input.E63];&quot;\d+.green&quot;;;1));0;ORG.LIBREOFFICE.REGEX([$Part1.N65];&quot;\d+.&quot;;;1)))" office:value-type="string" office:string-value="2 " calcext:value-type="string">
            <text:p>2 </text:p>
          </table:table-cell>
          <table:table-cell table:style-name="ce22" table:formula="of:=IF(ISBLANK([$Input.F63]);0;IF(ISNA(ORG.LIBREOFFICE.REGEX([$Input.F63];&quot;\d+.green&quot;;;1));0;ORG.LIBREOFFICE.REGEX([$Part1.Q65];&quot;\d+.&quot;;;1)))" office:value-type="float" office:value="0" calcext:value-type="float">
            <text:p>0</text:p>
          </table:table-cell>
          <table:table-cell table:style-name="ce11" table:formula="of:=IF(ISBLANK([$Input.G63]);0;IF(ISNA(ORG.LIBREOFFICE.REGEX([$Input.G63];&quot;\d+.green&quot;;;1));0;ORG.LIBREOFFICE.REGEX([$Part1.T65];&quot;\d+.&quot;;;1)))" office:value-type="float" office:value="0" calcext:value-type="float">
            <text:p>0</text:p>
          </table:table-cell>
          <table:table-cell table:style-name="ce5" table:formula="of:=IF(ISBLANK([$Input.B63]);0;IF(ISNA(ORG.LIBREOFFICE.REGEX([$Input.B63];&quot;\d+.blue&quot;;;1));0;ORG.LIBREOFFICE.REGEX([$Part1.D65];&quot;\d+.&quot;;;1)))" office:value-type="string" office:string-value="3 " calcext:value-type="string">
            <text:p>3 </text:p>
          </table:table-cell>
          <table:table-cell table:style-name="ce22" table:formula="of:=IF(ISBLANK([$Input.C63]);0;IF(ISNA(ORG.LIBREOFFICE.REGEX([$Input.C63];&quot;\d+.blue&quot;;;1));0;ORG.LIBREOFFICE.REGEX([$Part1.G65];&quot;\d+.&quot;;;1)))" office:value-type="string" office:string-value="9 " calcext:value-type="string">
            <text:p>9 </text:p>
          </table:table-cell>
          <table:table-cell table:style-name="ce22" table:formula="of:=IF(ISBLANK([$Input.D63]);0;IF(ISNA(ORG.LIBREOFFICE.REGEX([$Input.D63];&quot;\d+.blue&quot;;;1));0;ORG.LIBREOFFICE.REGEX([$Part1.J65];&quot;\d+.&quot;;;1)))" office:value-type="string" office:string-value="13 " calcext:value-type="string">
            <text:p>13 </text:p>
          </table:table-cell>
          <table:table-cell table:style-name="ce22" table:formula="of:=IF(ISBLANK([$Input.E63]);0;IF(ISNA(ORG.LIBREOFFICE.REGEX([$Input.E63];&quot;\d+.blue&quot;;;1));0;ORG.LIBREOFFICE.REGEX([$Part1.M65];&quot;\d+.&quot;;;1)))" office:value-type="string" office:string-value="1 " calcext:value-type="string">
            <text:p>1 </text:p>
          </table:table-cell>
          <table:table-cell table:style-name="ce22" table:formula="of:=IF(ISBLANK([$Input.F63]);0;IF(ISNA(ORG.LIBREOFFICE.REGEX([$Input.F63];&quot;\d+.blue&quot;;;1));0;ORG.LIBREOFFICE.REGEX([$Part1.P65];&quot;\d+.&quot;;;1)))" office:value-type="float" office:value="0" calcext:value-type="float">
            <text:p>0</text:p>
          </table:table-cell>
          <table:table-cell table:style-name="ce11" table:formula="of:=IF(ISBLANK([$Input.G63]);0;IF(ISNA(ORG.LIBREOFFICE.REGEX([$Input.G63];&quot;\d+.blue&quot;;;1));0;ORG.LIBREOFFICE.REGEX([$Part1.S65];&quot;\d+.&quot;;;1)))" office:value-type="float" office:value="0" calcext:value-type="float">
            <text:p>0</text:p>
          </table:table-cell>
          <table:table-cell/>
          <table:table-cell table:formula="of:=MAX(NUMBERVALUE([.B65]);NUMBERVALUE([.C65]);NUMBERVALUE([.D65]);NUMBERVALUE([.E65]);NUMBERVALUE([.F65]);NUMBERVALUE([.G65]))" office:value-type="float" office:value="10" calcext:value-type="float">
            <text:p>10</text:p>
          </table:table-cell>
          <table:table-cell table:formula="of:=MAX(NUMBERVALUE([.H65]);NUMBERVALUE([.I65]);NUMBERVALUE([.J65]);NUMBERVALUE([.K65]);NUMBERVALUE([.L65]);NUMBERVALUE([.M65]))" office:value-type="float" office:value="2" calcext:value-type="float">
            <text:p>2</text:p>
          </table:table-cell>
          <table:table-cell table:formula="of:=MAX(NUMBERVALUE([.N65]);NUMBERVALUE([.O65]);NUMBERVALUE([.P65]);NUMBERVALUE([.Q65]);NUMBERVALUE([.R65]);NUMBERVALUE([.S65]))" office:value-type="float" office:value="13" calcext:value-type="float">
            <text:p>13</text:p>
          </table:table-cell>
          <table:table-cell/>
          <table:table-cell table:formula="of:=[.U65]*[.V65]*[.W65]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table:formula="of:=[$Input.A64]" office:value-type="string" office:string-value="Game 64" calcext:value-type="string">
            <text:p>Game 64</text:p>
          </table:table-cell>
          <table:table-cell table:style-name="ce5" table:formula="of:=IF(ISBLANK([$Input.B64]);0;IF(ISNA(ORG.LIBREOFFICE.REGEX([$Input.B64];&quot;\d+.red&quot;;;1));0;ORG.LIBREOFFICE.REGEX([$Part1.C66];&quot;\d+.&quot;;;1)))" office:value-type="string" office:string-value="6 " calcext:value-type="string">
            <text:p>6 </text:p>
          </table:table-cell>
          <table:table-cell table:formula="of:=IF(ISBLANK([$Input.C64]);0;IF(ISNA(ORG.LIBREOFFICE.REGEX([$Input.C64];&quot;\d+.red&quot;;;1));0;ORG.LIBREOFFICE.REGEX([$Part1.F66];&quot;\d+.&quot;;;1)))" office:value-type="string" office:string-value="3 " calcext:value-type="string">
            <text:p>3 </text:p>
          </table:table-cell>
          <table:table-cell table:formula="of:=IF(ISBLANK([$Input.D64]);0;IF(ISNA(ORG.LIBREOFFICE.REGEX([$Input.D64];&quot;\d+.red&quot;;;1));0;ORG.LIBREOFFICE.REGEX([$Part1.I66];&quot;\d+.&quot;;;1)))" office:value-type="string" office:string-value="13 " calcext:value-type="string">
            <text:p>13 </text:p>
          </table:table-cell>
          <table:table-cell table:formula="of:=IF(ISBLANK([$Input.E64]);0;IF(ISNA(ORG.LIBREOFFICE.REGEX([$Input.E64];&quot;\d+.red&quot;;;1));0;ORG.LIBREOFFICE.REGEX([$Part1.L66];&quot;\d+.&quot;;;1)))" office:value-type="string" office:string-value="11 " calcext:value-type="string">
            <text:p>11 </text:p>
          </table:table-cell>
          <table:table-cell table:formula="of:=IF(ISBLANK([$Input.F64]);0;IF(ISNA(ORG.LIBREOFFICE.REGEX([$Input.F64];&quot;\d+.red&quot;;;1));0;ORG.LIBREOFFICE.REGEX([$Part1.O66];&quot;\d+.&quot;;;1)))" office:value-type="float" office:value="0" calcext:value-type="float">
            <text:p>0</text:p>
          </table:table-cell>
          <table:table-cell table:style-name="ce11" table:formula="of:=IF(ISBLANK([$Input.G64]);0;IF(ISNA(ORG.LIBREOFFICE.REGEX([$Input.G64];&quot;\d+.red&quot;;;1));0;ORG.LIBREOFFICE.REGEX([$Part1.R66];&quot;\d+.&quot;;;1)))" office:value-type="float" office:value="0" calcext:value-type="float">
            <text:p>0</text:p>
          </table:table-cell>
          <table:table-cell table:style-name="ce5" table:formula="of:=IF(ISBLANK([$Input.B64]);0;IF(ISNA(ORG.LIBREOFFICE.REGEX([$Input.B64];&quot;\d+.green&quot;;;1));0;ORG.LIBREOFFICE.REGEX([$Part1.E66];&quot;\d+.&quot;;;1)))" office:value-type="float" office:value="0" calcext:value-type="float">
            <text:p>0</text:p>
          </table:table-cell>
          <table:table-cell table:style-name="ce22" table:formula="of:=IF(ISBLANK([$Input.C64]);0;IF(ISNA(ORG.LIBREOFFICE.REGEX([$Input.C64];&quot;\d+.green&quot;;;1));0;ORG.LIBREOFFICE.REGEX([$Part1.H66];&quot;\d+.&quot;;;1)))" office:value-type="string" office:string-value="5 " calcext:value-type="string">
            <text:p>5 </text:p>
          </table:table-cell>
          <table:table-cell table:style-name="ce22" table:formula="of:=IF(ISBLANK([$Input.D64]);0;IF(ISNA(ORG.LIBREOFFICE.REGEX([$Input.D64];&quot;\d+.green&quot;;;1));0;ORG.LIBREOFFICE.REGEX([$Part1.K66];&quot;\d+.&quot;;;1)))" office:value-type="string" office:string-value="8 " calcext:value-type="string">
            <text:p>8 </text:p>
          </table:table-cell>
          <table:table-cell table:style-name="ce22" table:formula="of:=IF(ISBLANK([$Input.E64]);0;IF(ISNA(ORG.LIBREOFFICE.REGEX([$Input.E64];&quot;\d+.green&quot;;;1));0;ORG.LIBREOFFICE.REGEX([$Part1.N66];&quot;\d+.&quot;;;1)))" office:value-type="string" office:string-value="1 " calcext:value-type="string">
            <text:p>1 </text:p>
          </table:table-cell>
          <table:table-cell table:style-name="ce22" table:formula="of:=IF(ISBLANK([$Input.F64]);0;IF(ISNA(ORG.LIBREOFFICE.REGEX([$Input.F64];&quot;\d+.green&quot;;;1));0;ORG.LIBREOFFICE.REGEX([$Part1.Q66];&quot;\d+.&quot;;;1)))" office:value-type="float" office:value="0" calcext:value-type="float">
            <text:p>0</text:p>
          </table:table-cell>
          <table:table-cell table:style-name="ce11" table:formula="of:=IF(ISBLANK([$Input.G64]);0;IF(ISNA(ORG.LIBREOFFICE.REGEX([$Input.G64];&quot;\d+.green&quot;;;1));0;ORG.LIBREOFFICE.REGEX([$Part1.T66];&quot;\d+.&quot;;;1)))" office:value-type="float" office:value="0" calcext:value-type="float">
            <text:p>0</text:p>
          </table:table-cell>
          <table:table-cell table:style-name="ce5" table:formula="of:=IF(ISBLANK([$Input.B64]);0;IF(ISNA(ORG.LIBREOFFICE.REGEX([$Input.B64];&quot;\d+.blue&quot;;;1));0;ORG.LIBREOFFICE.REGEX([$Part1.D66];&quot;\d+.&quot;;;1)))" office:value-type="string" office:string-value="8 " calcext:value-type="string">
            <text:p>8 </text:p>
          </table:table-cell>
          <table:table-cell table:style-name="ce22" table:formula="of:=IF(ISBLANK([$Input.C64]);0;IF(ISNA(ORG.LIBREOFFICE.REGEX([$Input.C64];&quot;\d+.blue&quot;;;1));0;ORG.LIBREOFFICE.REGEX([$Part1.G66];&quot;\d+.&quot;;;1)))" office:value-type="string" office:string-value="6 " calcext:value-type="string">
            <text:p>6 </text:p>
          </table:table-cell>
          <table:table-cell table:style-name="ce22" table:formula="of:=IF(ISBLANK([$Input.D64]);0;IF(ISNA(ORG.LIBREOFFICE.REGEX([$Input.D64];&quot;\d+.blue&quot;;;1));0;ORG.LIBREOFFICE.REGEX([$Part1.J66];&quot;\d+.&quot;;;1)))" office:value-type="string" office:string-value="11 " calcext:value-type="string">
            <text:p>11 </text:p>
          </table:table-cell>
          <table:table-cell table:style-name="ce22" table:formula="of:=IF(ISBLANK([$Input.E64]);0;IF(ISNA(ORG.LIBREOFFICE.REGEX([$Input.E64];&quot;\d+.blue&quot;;;1));0;ORG.LIBREOFFICE.REGEX([$Part1.M66];&quot;\d+.&quot;;;1)))" office:value-type="string" office:string-value="3 " calcext:value-type="string">
            <text:p>3 </text:p>
          </table:table-cell>
          <table:table-cell table:style-name="ce22" table:formula="of:=IF(ISBLANK([$Input.F64]);0;IF(ISNA(ORG.LIBREOFFICE.REGEX([$Input.F64];&quot;\d+.blue&quot;;;1));0;ORG.LIBREOFFICE.REGEX([$Part1.P66];&quot;\d+.&quot;;;1)))" office:value-type="float" office:value="0" calcext:value-type="float">
            <text:p>0</text:p>
          </table:table-cell>
          <table:table-cell table:style-name="ce11" table:formula="of:=IF(ISBLANK([$Input.G64]);0;IF(ISNA(ORG.LIBREOFFICE.REGEX([$Input.G64];&quot;\d+.blue&quot;;;1));0;ORG.LIBREOFFICE.REGEX([$Part1.S66];&quot;\d+.&quot;;;1)))" office:value-type="float" office:value="0" calcext:value-type="float">
            <text:p>0</text:p>
          </table:table-cell>
          <table:table-cell/>
          <table:table-cell table:formula="of:=MAX(NUMBERVALUE([.B66]);NUMBERVALUE([.C66]);NUMBERVALUE([.D66]);NUMBERVALUE([.E66]);NUMBERVALUE([.F66]);NUMBERVALUE([.G66]))" office:value-type="float" office:value="13" calcext:value-type="float">
            <text:p>13</text:p>
          </table:table-cell>
          <table:table-cell table:formula="of:=MAX(NUMBERVALUE([.H66]);NUMBERVALUE([.I66]);NUMBERVALUE([.J66]);NUMBERVALUE([.K66]);NUMBERVALUE([.L66]);NUMBERVALUE([.M66]))" office:value-type="float" office:value="8" calcext:value-type="float">
            <text:p>8</text:p>
          </table:table-cell>
          <table:table-cell table:formula="of:=MAX(NUMBERVALUE([.N66]);NUMBERVALUE([.O66]);NUMBERVALUE([.P66]);NUMBERVALUE([.Q66]);NUMBERVALUE([.R66]);NUMBERVALUE([.S66]))" office:value-type="float" office:value="11" calcext:value-type="float">
            <text:p>11</text:p>
          </table:table-cell>
          <table:table-cell/>
          <table:table-cell table:formula="of:=[.U66]*[.V66]*[.W66]" office:value-type="float" office:value="1144" calcext:value-type="float">
            <text:p>1144</text:p>
          </table:table-cell>
          <table:table-cell table:number-columns-repeated="2"/>
        </table:table-row>
        <table:table-row table:style-name="ro1">
          <table:table-cell table:formula="of:=[$Input.A65]" office:value-type="string" office:string-value="Game 65" calcext:value-type="string">
            <text:p>Game 65</text:p>
          </table:table-cell>
          <table:table-cell table:style-name="ce5" table:formula="of:=IF(ISBLANK([$Input.B65]);0;IF(ISNA(ORG.LIBREOFFICE.REGEX([$Input.B65];&quot;\d+.red&quot;;;1));0;ORG.LIBREOFFICE.REGEX([$Part1.C67];&quot;\d+.&quot;;;1)))" office:value-type="string" office:string-value="2 " calcext:value-type="string">
            <text:p>2 </text:p>
          </table:table-cell>
          <table:table-cell table:formula="of:=IF(ISBLANK([$Input.C65]);0;IF(ISNA(ORG.LIBREOFFICE.REGEX([$Input.C65];&quot;\d+.red&quot;;;1));0;ORG.LIBREOFFICE.REGEX([$Part1.F67];&quot;\d+.&quot;;;1)))" office:value-type="string" office:string-value="11 " calcext:value-type="string">
            <text:p>11 </text:p>
          </table:table-cell>
          <table:table-cell table:formula="of:=IF(ISBLANK([$Input.D65]);0;IF(ISNA(ORG.LIBREOFFICE.REGEX([$Input.D65];&quot;\d+.red&quot;;;1));0;ORG.LIBREOFFICE.REGEX([$Part1.I67];&quot;\d+.&quot;;;1)))" office:value-type="string" office:string-value="3 " calcext:value-type="string">
            <text:p>3 </text:p>
          </table:table-cell>
          <table:table-cell table:formula="of:=IF(ISBLANK([$Input.E65]);0;IF(ISNA(ORG.LIBREOFFICE.REGEX([$Input.E65];&quot;\d+.red&quot;;;1));0;ORG.LIBREOFFICE.REGEX([$Part1.L67];&quot;\d+.&quot;;;1)))" office:value-type="string" office:string-value="5 " calcext:value-type="string">
            <text:p>5 </text:p>
          </table:table-cell>
          <table:table-cell table:formula="of:=IF(ISBLANK([$Input.F65]);0;IF(ISNA(ORG.LIBREOFFICE.REGEX([$Input.F65];&quot;\d+.red&quot;;;1));0;ORG.LIBREOFFICE.REGEX([$Part1.O67];&quot;\d+.&quot;;;1)))" office:value-type="string" office:string-value="8 " calcext:value-type="string">
            <text:p>8 </text:p>
          </table:table-cell>
          <table:table-cell table:style-name="ce11" table:formula="of:=IF(ISBLANK([$Input.G65]);0;IF(ISNA(ORG.LIBREOFFICE.REGEX([$Input.G65];&quot;\d+.red&quot;;;1));0;ORG.LIBREOFFICE.REGEX([$Part1.R67];&quot;\d+.&quot;;;1)))" office:value-type="float" office:value="0" calcext:value-type="float">
            <text:p>0</text:p>
          </table:table-cell>
          <table:table-cell table:style-name="ce5" table:formula="of:=IF(ISBLANK([$Input.B65]);0;IF(ISNA(ORG.LIBREOFFICE.REGEX([$Input.B65];&quot;\d+.green&quot;;;1));0;ORG.LIBREOFFICE.REGEX([$Part1.E67];&quot;\d+.&quot;;;1)))" office:value-type="string" office:string-value="4 " calcext:value-type="string">
            <text:p>4 </text:p>
          </table:table-cell>
          <table:table-cell table:style-name="ce22" table:formula="of:=IF(ISBLANK([$Input.C65]);0;IF(ISNA(ORG.LIBREOFFICE.REGEX([$Input.C65];&quot;\d+.green&quot;;;1));0;ORG.LIBREOFFICE.REGEX([$Part1.H67];&quot;\d+.&quot;;;1)))" office:value-type="string" office:string-value="3 " calcext:value-type="string">
            <text:p>3 </text:p>
          </table:table-cell>
          <table:table-cell table:style-name="ce22" table:formula="of:=IF(ISBLANK([$Input.D65]);0;IF(ISNA(ORG.LIBREOFFICE.REGEX([$Input.D65];&quot;\d+.green&quot;;;1));0;ORG.LIBREOFFICE.REGEX([$Part1.K67];&quot;\d+.&quot;;;1)))" office:value-type="string" office:string-value="6 " calcext:value-type="string">
            <text:p>6 </text:p>
          </table:table-cell>
          <table:table-cell table:style-name="ce22" table:formula="of:=IF(ISBLANK([$Input.E65]);0;IF(ISNA(ORG.LIBREOFFICE.REGEX([$Input.E65];&quot;\d+.green&quot;;;1));0;ORG.LIBREOFFICE.REGEX([$Part1.N67];&quot;\d+.&quot;;;1)))" office:value-type="float" office:value="0" calcext:value-type="float">
            <text:p>0</text:p>
          </table:table-cell>
          <table:table-cell table:style-name="ce22" table:formula="of:=IF(ISBLANK([$Input.F65]);0;IF(ISNA(ORG.LIBREOFFICE.REGEX([$Input.F65];&quot;\d+.green&quot;;;1));0;ORG.LIBREOFFICE.REGEX([$Part1.Q67];&quot;\d+.&quot;;;1)))" office:value-type="string" office:string-value="2 " calcext:value-type="string">
            <text:p>2 </text:p>
          </table:table-cell>
          <table:table-cell table:style-name="ce11" table:formula="of:=IF(ISBLANK([$Input.G65]);0;IF(ISNA(ORG.LIBREOFFICE.REGEX([$Input.G65];&quot;\d+.green&quot;;;1));0;ORG.LIBREOFFICE.REGEX([$Part1.T67];&quot;\d+.&quot;;;1)))" office:value-type="float" office:value="0" calcext:value-type="float">
            <text:p>0</text:p>
          </table:table-cell>
          <table:table-cell table:style-name="ce5" table:formula="of:=IF(ISBLANK([$Input.B65]);0;IF(ISNA(ORG.LIBREOFFICE.REGEX([$Input.B65];&quot;\d+.blue&quot;;;1));0;ORG.LIBREOFFICE.REGEX([$Part1.D67];&quot;\d+.&quot;;;1)))" office:value-type="string" office:string-value="1 " calcext:value-type="string">
            <text:p>1 </text:p>
          </table:table-cell>
          <table:table-cell table:style-name="ce22" table:formula="of:=IF(ISBLANK([$Input.C65]);0;IF(ISNA(ORG.LIBREOFFICE.REGEX([$Input.C65];&quot;\d+.blue&quot;;;1));0;ORG.LIBREOFFICE.REGEX([$Part1.G67];&quot;\d+.&quot;;;1)))" office:value-type="string" office:string-value="3 " calcext:value-type="string">
            <text:p>3 </text:p>
          </table:table-cell>
          <table:table-cell table:style-name="ce22" table:formula="of:=IF(ISBLANK([$Input.D65]);0;IF(ISNA(ORG.LIBREOFFICE.REGEX([$Input.D65];&quot;\d+.blue&quot;;;1));0;ORG.LIBREOFFICE.REGEX([$Part1.J67];&quot;\d+.&quot;;;1)))" office:value-type="string" office:string-value="3 " calcext:value-type="string">
            <text:p>3 </text:p>
          </table:table-cell>
          <table:table-cell table:style-name="ce22" table:formula="of:=IF(ISBLANK([$Input.E65]);0;IF(ISNA(ORG.LIBREOFFICE.REGEX([$Input.E65];&quot;\d+.blue&quot;;;1));0;ORG.LIBREOFFICE.REGEX([$Part1.M67];&quot;\d+.&quot;;;1)))" office:value-type="string" office:string-value="4 " calcext:value-type="string">
            <text:p>4 </text:p>
          </table:table-cell>
          <table:table-cell table:style-name="ce22" table:formula="of:=IF(ISBLANK([$Input.F65]);0;IF(ISNA(ORG.LIBREOFFICE.REGEX([$Input.F65];&quot;\d+.blue&quot;;;1));0;ORG.LIBREOFFICE.REGEX([$Part1.P67];&quot;\d+.&quot;;;1)))" office:value-type="string" office:string-value="5 " calcext:value-type="string">
            <text:p>5 </text:p>
          </table:table-cell>
          <table:table-cell table:style-name="ce11" table:formula="of:=IF(ISBLANK([$Input.G65]);0;IF(ISNA(ORG.LIBREOFFICE.REGEX([$Input.G65];&quot;\d+.blue&quot;;;1));0;ORG.LIBREOFFICE.REGEX([$Part1.S67];&quot;\d+.&quot;;;1)))" office:value-type="float" office:value="0" calcext:value-type="float">
            <text:p>0</text:p>
          </table:table-cell>
          <table:table-cell/>
          <table:table-cell table:formula="of:=MAX(NUMBERVALUE([.B67]);NUMBERVALUE([.C67]);NUMBERVALUE([.D67]);NUMBERVALUE([.E67]);NUMBERVALUE([.F67]);NUMBERVALUE([.G67]))" office:value-type="float" office:value="11" calcext:value-type="float">
            <text:p>11</text:p>
          </table:table-cell>
          <table:table-cell table:formula="of:=MAX(NUMBERVALUE([.H67]);NUMBERVALUE([.I67]);NUMBERVALUE([.J67]);NUMBERVALUE([.K67]);NUMBERVALUE([.L67]);NUMBERVALUE([.M67]))" office:value-type="float" office:value="6" calcext:value-type="float">
            <text:p>6</text:p>
          </table:table-cell>
          <table:table-cell table:formula="of:=MAX(NUMBERVALUE([.N67]);NUMBERVALUE([.O67]);NUMBERVALUE([.P67]);NUMBERVALUE([.Q67]);NUMBERVALUE([.R67]);NUMBERVALUE([.S67]))" office:value-type="float" office:value="5" calcext:value-type="float">
            <text:p>5</text:p>
          </table:table-cell>
          <table:table-cell/>
          <table:table-cell table:formula="of:=[.U67]*[.V67]*[.W67]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table:formula="of:=[$Input.A66]" office:value-type="string" office:string-value="Game 66" calcext:value-type="string">
            <text:p>Game 66</text:p>
          </table:table-cell>
          <table:table-cell table:style-name="ce5" table:formula="of:=IF(ISBLANK([$Input.B66]);0;IF(ISNA(ORG.LIBREOFFICE.REGEX([$Input.B66];&quot;\d+.red&quot;;;1));0;ORG.LIBREOFFICE.REGEX([$Part1.C68];&quot;\d+.&quot;;;1)))" office:value-type="string" office:string-value="13 " calcext:value-type="string">
            <text:p>13 </text:p>
          </table:table-cell>
          <table:table-cell table:formula="of:=IF(ISBLANK([$Input.C66]);0;IF(ISNA(ORG.LIBREOFFICE.REGEX([$Input.C66];&quot;\d+.red&quot;;;1));0;ORG.LIBREOFFICE.REGEX([$Part1.F68];&quot;\d+.&quot;;;1)))" office:value-type="string" office:string-value="2 " calcext:value-type="string">
            <text:p>2 </text:p>
          </table:table-cell>
          <table:table-cell table:formula="of:=IF(ISBLANK([$Input.D66]);0;IF(ISNA(ORG.LIBREOFFICE.REGEX([$Input.D66];&quot;\d+.red&quot;;;1));0;ORG.LIBREOFFICE.REGEX([$Part1.I68];&quot;\d+.&quot;;;1)))" office:value-type="string" office:string-value="7 " calcext:value-type="string">
            <text:p>7 </text:p>
          </table:table-cell>
          <table:table-cell table:formula="of:=IF(ISBLANK([$Input.E66]);0;IF(ISNA(ORG.LIBREOFFICE.REGEX([$Input.E66];&quot;\d+.red&quot;;;1));0;ORG.LIBREOFFICE.REGEX([$Part1.L68];&quot;\d+.&quot;;;1)))" office:value-type="string" office:string-value="9 " calcext:value-type="string">
            <text:p>9 </text:p>
          </table:table-cell>
          <table:table-cell table:formula="of:=IF(ISBLANK([$Input.F66]);0;IF(ISNA(ORG.LIBREOFFICE.REGEX([$Input.F66];&quot;\d+.red&quot;;;1));0;ORG.LIBREOFFICE.REGEX([$Part1.O68];&quot;\d+.&quot;;;1)))" office:value-type="string" office:string-value="16 " calcext:value-type="string">
            <text:p>16 </text:p>
          </table:table-cell>
          <table:table-cell table:style-name="ce11" table:formula="of:=IF(ISBLANK([$Input.G66]);0;IF(ISNA(ORG.LIBREOFFICE.REGEX([$Input.G66];&quot;\d+.red&quot;;;1));0;ORG.LIBREOFFICE.REGEX([$Part1.R68];&quot;\d+.&quot;;;1)))" office:value-type="string" office:string-value="10 " calcext:value-type="string">
            <text:p>10 </text:p>
          </table:table-cell>
          <table:table-cell table:style-name="ce5" table:formula="of:=IF(ISBLANK([$Input.B66]);0;IF(ISNA(ORG.LIBREOFFICE.REGEX([$Input.B66];&quot;\d+.green&quot;;;1));0;ORG.LIBREOFFICE.REGEX([$Part1.E68];&quot;\d+.&quot;;;1)))" office:value-type="string" office:string-value="10 " calcext:value-type="string">
            <text:p>10 </text:p>
          </table:table-cell>
          <table:table-cell table:style-name="ce22" table:formula="of:=IF(ISBLANK([$Input.C66]);0;IF(ISNA(ORG.LIBREOFFICE.REGEX([$Input.C66];&quot;\d+.green&quot;;;1));0;ORG.LIBREOFFICE.REGEX([$Part1.H68];&quot;\d+.&quot;;;1)))" office:value-type="string" office:string-value="4 " calcext:value-type="string">
            <text:p>4 </text:p>
          </table:table-cell>
          <table:table-cell table:style-name="ce22" table:formula="of:=IF(ISBLANK([$Input.D66]);0;IF(ISNA(ORG.LIBREOFFICE.REGEX([$Input.D66];&quot;\d+.green&quot;;;1));0;ORG.LIBREOFFICE.REGEX([$Part1.K68];&quot;\d+.&quot;;;1)))" office:value-type="string" office:string-value="7 " calcext:value-type="string">
            <text:p>7 </text:p>
          </table:table-cell>
          <table:table-cell table:style-name="ce22" table:formula="of:=IF(ISBLANK([$Input.E66]);0;IF(ISNA(ORG.LIBREOFFICE.REGEX([$Input.E66];&quot;\d+.green&quot;;;1));0;ORG.LIBREOFFICE.REGEX([$Part1.N68];&quot;\d+.&quot;;;1)))" office:value-type="string" office:string-value="19 " calcext:value-type="string">
            <text:p>19 </text:p>
          </table:table-cell>
          <table:table-cell table:style-name="ce22" table:formula="of:=IF(ISBLANK([$Input.F66]);0;IF(ISNA(ORG.LIBREOFFICE.REGEX([$Input.F66];&quot;\d+.green&quot;;;1));0;ORG.LIBREOFFICE.REGEX([$Part1.Q68];&quot;\d+.&quot;;;1)))" office:value-type="string" office:string-value="16 " calcext:value-type="string">
            <text:p>16 </text:p>
          </table:table-cell>
          <table:table-cell table:style-name="ce11" table:formula="of:=IF(ISBLANK([$Input.G66]);0;IF(ISNA(ORG.LIBREOFFICE.REGEX([$Input.G66];&quot;\d+.green&quot;;;1));0;ORG.LIBREOFFICE.REGEX([$Part1.T68];&quot;\d+.&quot;;;1)))" office:value-type="string" office:string-value="11 " calcext:value-type="string">
            <text:p>11 </text:p>
          </table:table-cell>
          <table:table-cell table:style-name="ce5" table:formula="of:=IF(ISBLANK([$Input.B66]);0;IF(ISNA(ORG.LIBREOFFICE.REGEX([$Input.B66];&quot;\d+.blue&quot;;;1));0;ORG.LIBREOFFICE.REGEX([$Part1.D68];&quot;\d+.&quot;;;1)))" office:value-type="float" office:value="0" calcext:value-type="float">
            <text:p>0</text:p>
          </table:table-cell>
          <table:table-cell table:style-name="ce22" table:formula="of:=IF(ISBLANK([$Input.C66]);0;IF(ISNA(ORG.LIBREOFFICE.REGEX([$Input.C66];&quot;\d+.blue&quot;;;1));0;ORG.LIBREOFFICE.REGEX([$Part1.G68];&quot;\d+.&quot;;;1)))" office:value-type="string" office:string-value="1 " calcext:value-type="string">
            <text:p>1 </text:p>
          </table:table-cell>
          <table:table-cell table:style-name="ce22" table:formula="of:=IF(ISBLANK([$Input.D66]);0;IF(ISNA(ORG.LIBREOFFICE.REGEX([$Input.D66];&quot;\d+.blue&quot;;;1));0;ORG.LIBREOFFICE.REGEX([$Part1.J68];&quot;\d+.&quot;;;1)))" office:value-type="float" office:value="0" calcext:value-type="float">
            <text:p>0</text:p>
          </table:table-cell>
          <table:table-cell table:style-name="ce22" table:formula="of:=IF(ISBLANK([$Input.E66]);0;IF(ISNA(ORG.LIBREOFFICE.REGEX([$Input.E66];&quot;\d+.blue&quot;;;1));0;ORG.LIBREOFFICE.REGEX([$Part1.M68];&quot;\d+.&quot;;;1)))" office:value-type="string" office:string-value="1 " calcext:value-type="string">
            <text:p>1 </text:p>
          </table:table-cell>
          <table:table-cell table:style-name="ce22" table:formula="of:=IF(ISBLANK([$Input.F66]);0;IF(ISNA(ORG.LIBREOFFICE.REGEX([$Input.F66];&quot;\d+.blue&quot;;;1));0;ORG.LIBREOFFICE.REGEX([$Part1.P68];&quot;\d+.&quot;;;1)))" office:value-type="string" office:string-value="2 " calcext:value-type="string">
            <text:p>2 </text:p>
          </table:table-cell>
          <table:table-cell table:style-name="ce11" table:formula="of:=IF(ISBLANK([$Input.G66]);0;IF(ISNA(ORG.LIBREOFFICE.REGEX([$Input.G66];&quot;\d+.blue&quot;;;1));0;ORG.LIBREOFFICE.REGEX([$Part1.S68];&quot;\d+.&quot;;;1)))" office:value-type="float" office:value="0" calcext:value-type="float">
            <text:p>0</text:p>
          </table:table-cell>
          <table:table-cell/>
          <table:table-cell table:formula="of:=MAX(NUMBERVALUE([.B68]);NUMBERVALUE([.C68]);NUMBERVALUE([.D68]);NUMBERVALUE([.E68]);NUMBERVALUE([.F68]);NUMBERVALUE([.G68]))" office:value-type="float" office:value="16" calcext:value-type="float">
            <text:p>16</text:p>
          </table:table-cell>
          <table:table-cell table:formula="of:=MAX(NUMBERVALUE([.H68]);NUMBERVALUE([.I68]);NUMBERVALUE([.J68]);NUMBERVALUE([.K68]);NUMBERVALUE([.L68]);NUMBERVALUE([.M68]))" office:value-type="float" office:value="19" calcext:value-type="float">
            <text:p>19</text:p>
          </table:table-cell>
          <table:table-cell table:formula="of:=MAX(NUMBERVALUE([.N68]);NUMBERVALUE([.O68]);NUMBERVALUE([.P68]);NUMBERVALUE([.Q68]);NUMBERVALUE([.R68]);NUMBERVALUE([.S68]))" office:value-type="float" office:value="2" calcext:value-type="float">
            <text:p>2</text:p>
          </table:table-cell>
          <table:table-cell/>
          <table:table-cell table:formula="of:=[.U68]*[.V68]*[.W68]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table:formula="of:=[$Input.A67]" office:value-type="string" office:string-value="Game 67" calcext:value-type="string">
            <text:p>Game 67</text:p>
          </table:table-cell>
          <table:table-cell table:style-name="ce5" table:formula="of:=IF(ISBLANK([$Input.B67]);0;IF(ISNA(ORG.LIBREOFFICE.REGEX([$Input.B67];&quot;\d+.red&quot;;;1));0;ORG.LIBREOFFICE.REGEX([$Part1.C69];&quot;\d+.&quot;;;1)))" office:value-type="string" office:string-value="2 " calcext:value-type="string">
            <text:p>2 </text:p>
          </table:table-cell>
          <table:table-cell table:formula="of:=IF(ISBLANK([$Input.C67]);0;IF(ISNA(ORG.LIBREOFFICE.REGEX([$Input.C67];&quot;\d+.red&quot;;;1));0;ORG.LIBREOFFICE.REGEX([$Part1.F69];&quot;\d+.&quot;;;1)))" office:value-type="string" office:string-value="19 " calcext:value-type="string">
            <text:p>19 </text:p>
          </table:table-cell>
          <table:table-cell table:formula="of:=IF(ISBLANK([$Input.D67]);0;IF(ISNA(ORG.LIBREOFFICE.REGEX([$Input.D67];&quot;\d+.red&quot;;;1));0;ORG.LIBREOFFICE.REGEX([$Part1.I69];&quot;\d+.&quot;;;1)))" office:value-type="string" office:string-value="2 " calcext:value-type="string">
            <text:p>2 </text:p>
          </table:table-cell>
          <table:table-cell table:formula="of:=IF(ISBLANK([$Input.E67]);0;IF(ISNA(ORG.LIBREOFFICE.REGEX([$Input.E67];&quot;\d+.red&quot;;;1));0;ORG.LIBREOFFICE.REGEX([$Part1.L69];&quot;\d+.&quot;;;1)))" office:value-type="string" office:string-value="1 " calcext:value-type="string">
            <text:p>1 </text:p>
          </table:table-cell>
          <table:table-cell table:formula="of:=IF(ISBLANK([$Input.F67]);0;IF(ISNA(ORG.LIBREOFFICE.REGEX([$Input.F67];&quot;\d+.red&quot;;;1));0;ORG.LIBREOFFICE.REGEX([$Part1.O69];&quot;\d+.&quot;;;1)))" office:value-type="float" office:value="0" calcext:value-type="float">
            <text:p>0</text:p>
          </table:table-cell>
          <table:table-cell table:style-name="ce11" table:formula="of:=IF(ISBLANK([$Input.G67]);0;IF(ISNA(ORG.LIBREOFFICE.REGEX([$Input.G67];&quot;\d+.red&quot;;;1));0;ORG.LIBREOFFICE.REGEX([$Part1.R69];&quot;\d+.&quot;;;1)))" office:value-type="float" office:value="0" calcext:value-type="float">
            <text:p>0</text:p>
          </table:table-cell>
          <table:table-cell table:style-name="ce5" table:formula="of:=IF(ISBLANK([$Input.B67]);0;IF(ISNA(ORG.LIBREOFFICE.REGEX([$Input.B67];&quot;\d+.green&quot;;;1));0;ORG.LIBREOFFICE.REGEX([$Part1.E69];&quot;\d+.&quot;;;1)))" office:value-type="string" office:string-value="4 " calcext:value-type="string">
            <text:p>4 </text:p>
          </table:table-cell>
          <table:table-cell table:style-name="ce22" table:formula="of:=IF(ISBLANK([$Input.C67]);0;IF(ISNA(ORG.LIBREOFFICE.REGEX([$Input.C67];&quot;\d+.green&quot;;;1));0;ORG.LIBREOFFICE.REGEX([$Part1.H69];&quot;\d+.&quot;;;1)))" office:value-type="float" office:value="0" calcext:value-type="float">
            <text:p>0</text:p>
          </table:table-cell>
          <table:table-cell table:style-name="ce22" table:formula="of:=IF(ISBLANK([$Input.D67]);0;IF(ISNA(ORG.LIBREOFFICE.REGEX([$Input.D67];&quot;\d+.green&quot;;;1));0;ORG.LIBREOFFICE.REGEX([$Part1.K69];&quot;\d+.&quot;;;1)))" office:value-type="string" office:string-value="5 " calcext:value-type="string">
            <text:p>5 </text:p>
          </table:table-cell>
          <table:table-cell table:style-name="ce22" table:formula="of:=IF(ISBLANK([$Input.E67]);0;IF(ISNA(ORG.LIBREOFFICE.REGEX([$Input.E67];&quot;\d+.green&quot;;;1));0;ORG.LIBREOFFICE.REGEX([$Part1.N69];&quot;\d+.&quot;;;1)))" office:value-type="string" office:string-value="4 " calcext:value-type="string">
            <text:p>4 </text:p>
          </table:table-cell>
          <table:table-cell table:style-name="ce22" table:formula="of:=IF(ISBLANK([$Input.F67]);0;IF(ISNA(ORG.LIBREOFFICE.REGEX([$Input.F67];&quot;\d+.green&quot;;;1));0;ORG.LIBREOFFICE.REGEX([$Part1.Q69];&quot;\d+.&quot;;;1)))" office:value-type="float" office:value="0" calcext:value-type="float">
            <text:p>0</text:p>
          </table:table-cell>
          <table:table-cell table:style-name="ce11" table:formula="of:=IF(ISBLANK([$Input.G67]);0;IF(ISNA(ORG.LIBREOFFICE.REGEX([$Input.G67];&quot;\d+.green&quot;;;1));0;ORG.LIBREOFFICE.REGEX([$Part1.T69];&quot;\d+.&quot;;;1)))" office:value-type="float" office:value="0" calcext:value-type="float">
            <text:p>0</text:p>
          </table:table-cell>
          <table:table-cell table:style-name="ce5" table:formula="of:=IF(ISBLANK([$Input.B67]);0;IF(ISNA(ORG.LIBREOFFICE.REGEX([$Input.B67];&quot;\d+.blue&quot;;;1));0;ORG.LIBREOFFICE.REGEX([$Part1.D69];&quot;\d+.&quot;;;1)))" office:value-type="string" office:string-value="3 " calcext:value-type="string">
            <text:p>3 </text:p>
          </table:table-cell>
          <table:table-cell table:style-name="ce22" table:formula="of:=IF(ISBLANK([$Input.C67]);0;IF(ISNA(ORG.LIBREOFFICE.REGEX([$Input.C67];&quot;\d+.blue&quot;;;1));0;ORG.LIBREOFFICE.REGEX([$Part1.G69];&quot;\d+.&quot;;;1)))" office:value-type="string" office:string-value="6 " calcext:value-type="string">
            <text:p>6 </text:p>
          </table:table-cell>
          <table:table-cell table:style-name="ce22" table:formula="of:=IF(ISBLANK([$Input.D67]);0;IF(ISNA(ORG.LIBREOFFICE.REGEX([$Input.D67];&quot;\d+.blue&quot;;;1));0;ORG.LIBREOFFICE.REGEX([$Part1.J69];&quot;\d+.&quot;;;1)))" office:value-type="string" office:string-value="4 " calcext:value-type="string">
            <text:p>4 </text:p>
          </table:table-cell>
          <table:table-cell table:style-name="ce22" table:formula="of:=IF(ISBLANK([$Input.E67]);0;IF(ISNA(ORG.LIBREOFFICE.REGEX([$Input.E67];&quot;\d+.blue&quot;;;1));0;ORG.LIBREOFFICE.REGEX([$Part1.M69];&quot;\d+.&quot;;;1)))" office:value-type="string" office:string-value="5 " calcext:value-type="string">
            <text:p>5 </text:p>
          </table:table-cell>
          <table:table-cell table:style-name="ce22" table:formula="of:=IF(ISBLANK([$Input.F67]);0;IF(ISNA(ORG.LIBREOFFICE.REGEX([$Input.F67];&quot;\d+.blue&quot;;;1));0;ORG.LIBREOFFICE.REGEX([$Part1.P69];&quot;\d+.&quot;;;1)))" office:value-type="float" office:value="0" calcext:value-type="float">
            <text:p>0</text:p>
          </table:table-cell>
          <table:table-cell table:style-name="ce11" table:formula="of:=IF(ISBLANK([$Input.G67]);0;IF(ISNA(ORG.LIBREOFFICE.REGEX([$Input.G67];&quot;\d+.blue&quot;;;1));0;ORG.LIBREOFFICE.REGEX([$Part1.S69];&quot;\d+.&quot;;;1)))" office:value-type="float" office:value="0" calcext:value-type="float">
            <text:p>0</text:p>
          </table:table-cell>
          <table:table-cell/>
          <table:table-cell table:formula="of:=MAX(NUMBERVALUE([.B69]);NUMBERVALUE([.C69]);NUMBERVALUE([.D69]);NUMBERVALUE([.E69]);NUMBERVALUE([.F69]);NUMBERVALUE([.G69]))" office:value-type="float" office:value="19" calcext:value-type="float">
            <text:p>19</text:p>
          </table:table-cell>
          <table:table-cell table:formula="of:=MAX(NUMBERVALUE([.H69]);NUMBERVALUE([.I69]);NUMBERVALUE([.J69]);NUMBERVALUE([.K69]);NUMBERVALUE([.L69]);NUMBERVALUE([.M69]))" office:value-type="float" office:value="5" calcext:value-type="float">
            <text:p>5</text:p>
          </table:table-cell>
          <table:table-cell table:formula="of:=MAX(NUMBERVALUE([.N69]);NUMBERVALUE([.O69]);NUMBERVALUE([.P69]);NUMBERVALUE([.Q69]);NUMBERVALUE([.R69]);NUMBERVALUE([.S69]))" office:value-type="float" office:value="6" calcext:value-type="float">
            <text:p>6</text:p>
          </table:table-cell>
          <table:table-cell/>
          <table:table-cell table:formula="of:=[.U69]*[.V69]*[.W69]"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table:formula="of:=[$Input.A68]" office:value-type="string" office:string-value="Game 68" calcext:value-type="string">
            <text:p>Game 68</text:p>
          </table:table-cell>
          <table:table-cell table:style-name="ce5" table:formula="of:=IF(ISBLANK([$Input.B68]);0;IF(ISNA(ORG.LIBREOFFICE.REGEX([$Input.B68];&quot;\d+.red&quot;;;1));0;ORG.LIBREOFFICE.REGEX([$Part1.C70];&quot;\d+.&quot;;;1)))" office:value-type="string" office:string-value="15 " calcext:value-type="string">
            <text:p>15 </text:p>
          </table:table-cell>
          <table:table-cell table:formula="of:=IF(ISBLANK([$Input.C68]);0;IF(ISNA(ORG.LIBREOFFICE.REGEX([$Input.C68];&quot;\d+.red&quot;;;1));0;ORG.LIBREOFFICE.REGEX([$Part1.F70];&quot;\d+.&quot;;;1)))" office:value-type="string" office:string-value="20 " calcext:value-type="string">
            <text:p>20 </text:p>
          </table:table-cell>
          <table:table-cell table:formula="of:=IF(ISBLANK([$Input.D68]);0;IF(ISNA(ORG.LIBREOFFICE.REGEX([$Input.D68];&quot;\d+.red&quot;;;1));0;ORG.LIBREOFFICE.REGEX([$Part1.I70];&quot;\d+.&quot;;;1)))" office:value-type="string" office:string-value="8 " calcext:value-type="string">
            <text:p>8 </text:p>
          </table:table-cell>
          <table:table-cell table:formula="of:=IF(ISBLANK([$Input.E68]);0;IF(ISNA(ORG.LIBREOFFICE.REGEX([$Input.E68];&quot;\d+.red&quot;;;1));0;ORG.LIBREOFFICE.REGEX([$Part1.L70];&quot;\d+.&quot;;;1)))" office:value-type="float" office:value="0" calcext:value-type="float">
            <text:p>0</text:p>
          </table:table-cell>
          <table:table-cell table:formula="of:=IF(ISBLANK([$Input.F68]);0;IF(ISNA(ORG.LIBREOFFICE.REGEX([$Input.F68];&quot;\d+.red&quot;;;1));0;ORG.LIBREOFFICE.REGEX([$Part1.O70];&quot;\d+.&quot;;;1)))" office:value-type="float" office:value="0" calcext:value-type="float">
            <text:p>0</text:p>
          </table:table-cell>
          <table:table-cell table:style-name="ce11" table:formula="of:=IF(ISBLANK([$Input.G68]);0;IF(ISNA(ORG.LIBREOFFICE.REGEX([$Input.G68];&quot;\d+.red&quot;;;1));0;ORG.LIBREOFFICE.REGEX([$Part1.R70];&quot;\d+.&quot;;;1)))" office:value-type="float" office:value="0" calcext:value-type="float">
            <text:p>0</text:p>
          </table:table-cell>
          <table:table-cell table:style-name="ce5" table:formula="of:=IF(ISBLANK([$Input.B68]);0;IF(ISNA(ORG.LIBREOFFICE.REGEX([$Input.B68];&quot;\d+.green&quot;;;1));0;ORG.LIBREOFFICE.REGEX([$Part1.E70];&quot;\d+.&quot;;;1)))" office:value-type="string" office:string-value="7 " calcext:value-type="string">
            <text:p>7 </text:p>
          </table:table-cell>
          <table:table-cell table:style-name="ce22" table:formula="of:=IF(ISBLANK([$Input.C68]);0;IF(ISNA(ORG.LIBREOFFICE.REGEX([$Input.C68];&quot;\d+.green&quot;;;1));0;ORG.LIBREOFFICE.REGEX([$Part1.H70];&quot;\d+.&quot;;;1)))" office:value-type="float" office:value="0" calcext:value-type="float">
            <text:p>0</text:p>
          </table:table-cell>
          <table:table-cell table:style-name="ce22" table:formula="of:=IF(ISBLANK([$Input.D68]);0;IF(ISNA(ORG.LIBREOFFICE.REGEX([$Input.D68];&quot;\d+.green&quot;;;1));0;ORG.LIBREOFFICE.REGEX([$Part1.K70];&quot;\d+.&quot;;;1)))" office:value-type="string" office:string-value="6 " calcext:value-type="string">
            <text:p>6 </text:p>
          </table:table-cell>
          <table:table-cell table:style-name="ce22" table:formula="of:=IF(ISBLANK([$Input.E68]);0;IF(ISNA(ORG.LIBREOFFICE.REGEX([$Input.E68];&quot;\d+.green&quot;;;1));0;ORG.LIBREOFFICE.REGEX([$Part1.N70];&quot;\d+.&quot;;;1)))" office:value-type="string" office:string-value="8 " calcext:value-type="string">
            <text:p>8 </text:p>
          </table:table-cell>
          <table:table-cell table:style-name="ce22" table:formula="of:=IF(ISBLANK([$Input.F68]);0;IF(ISNA(ORG.LIBREOFFICE.REGEX([$Input.F68];&quot;\d+.green&quot;;;1));0;ORG.LIBREOFFICE.REGEX([$Part1.Q70];&quot;\d+.&quot;;;1)))" office:value-type="float" office:value="0" calcext:value-type="float">
            <text:p>0</text:p>
          </table:table-cell>
          <table:table-cell table:style-name="ce11" table:formula="of:=IF(ISBLANK([$Input.G68]);0;IF(ISNA(ORG.LIBREOFFICE.REGEX([$Input.G68];&quot;\d+.green&quot;;;1));0;ORG.LIBREOFFICE.REGEX([$Part1.T70];&quot;\d+.&quot;;;1)))" office:value-type="float" office:value="0" calcext:value-type="float">
            <text:p>0</text:p>
          </table:table-cell>
          <table:table-cell table:style-name="ce5" table:formula="of:=IF(ISBLANK([$Input.B68]);0;IF(ISNA(ORG.LIBREOFFICE.REGEX([$Input.B68];&quot;\d+.blue&quot;;;1));0;ORG.LIBREOFFICE.REGEX([$Part1.D70];&quot;\d+.&quot;;;1)))" office:value-type="string" office:string-value="13 " calcext:value-type="string">
            <text:p>13 </text:p>
          </table:table-cell>
          <table:table-cell table:style-name="ce22" table:formula="of:=IF(ISBLANK([$Input.C68]);0;IF(ISNA(ORG.LIBREOFFICE.REGEX([$Input.C68];&quot;\d+.blue&quot;;;1));0;ORG.LIBREOFFICE.REGEX([$Part1.G70];&quot;\d+.&quot;;;1)))" office:value-type="string" office:string-value="5 " calcext:value-type="string">
            <text:p>5 </text:p>
          </table:table-cell>
          <table:table-cell table:style-name="ce22" table:formula="of:=IF(ISBLANK([$Input.D68]);0;IF(ISNA(ORG.LIBREOFFICE.REGEX([$Input.D68];&quot;\d+.blue&quot;;;1));0;ORG.LIBREOFFICE.REGEX([$Part1.J70];&quot;\d+.&quot;;;1)))" office:value-type="string" office:string-value="12 " calcext:value-type="string">
            <text:p>12 </text:p>
          </table:table-cell>
          <table:table-cell table:style-name="ce22" table:formula="of:=IF(ISBLANK([$Input.E68]);0;IF(ISNA(ORG.LIBREOFFICE.REGEX([$Input.E68];&quot;\d+.blue&quot;;;1));0;ORG.LIBREOFFICE.REGEX([$Part1.M70];&quot;\d+.&quot;;;1)))" office:value-type="string" office:string-value="5 " calcext:value-type="string">
            <text:p>5 </text:p>
          </table:table-cell>
          <table:table-cell table:style-name="ce22" table:formula="of:=IF(ISBLANK([$Input.F68]);0;IF(ISNA(ORG.LIBREOFFICE.REGEX([$Input.F68];&quot;\d+.blue&quot;;;1));0;ORG.LIBREOFFICE.REGEX([$Part1.P70];&quot;\d+.&quot;;;1)))" office:value-type="float" office:value="0" calcext:value-type="float">
            <text:p>0</text:p>
          </table:table-cell>
          <table:table-cell table:style-name="ce11" table:formula="of:=IF(ISBLANK([$Input.G68]);0;IF(ISNA(ORG.LIBREOFFICE.REGEX([$Input.G68];&quot;\d+.blue&quot;;;1));0;ORG.LIBREOFFICE.REGEX([$Part1.S70];&quot;\d+.&quot;;;1)))" office:value-type="float" office:value="0" calcext:value-type="float">
            <text:p>0</text:p>
          </table:table-cell>
          <table:table-cell/>
          <table:table-cell table:formula="of:=MAX(NUMBERVALUE([.B70]);NUMBERVALUE([.C70]);NUMBERVALUE([.D70]);NUMBERVALUE([.E70]);NUMBERVALUE([.F70]);NUMBERVALUE([.G70]))" office:value-type="float" office:value="20" calcext:value-type="float">
            <text:p>20</text:p>
          </table:table-cell>
          <table:table-cell table:formula="of:=MAX(NUMBERVALUE([.H70]);NUMBERVALUE([.I70]);NUMBERVALUE([.J70]);NUMBERVALUE([.K70]);NUMBERVALUE([.L70]);NUMBERVALUE([.M70]))" office:value-type="float" office:value="8" calcext:value-type="float">
            <text:p>8</text:p>
          </table:table-cell>
          <table:table-cell table:formula="of:=MAX(NUMBERVALUE([.N70]);NUMBERVALUE([.O70]);NUMBERVALUE([.P70]);NUMBERVALUE([.Q70]);NUMBERVALUE([.R70]);NUMBERVALUE([.S70]))" office:value-type="float" office:value="13" calcext:value-type="float">
            <text:p>13</text:p>
          </table:table-cell>
          <table:table-cell/>
          <table:table-cell table:formula="of:=[.U70]*[.V70]*[.W70]" office:value-type="float" office:value="2080" calcext:value-type="float">
            <text:p>2080</text:p>
          </table:table-cell>
          <table:table-cell table:number-columns-repeated="2"/>
        </table:table-row>
        <table:table-row table:style-name="ro1">
          <table:table-cell table:formula="of:=[$Input.A69]" office:value-type="string" office:string-value="Game 69" calcext:value-type="string">
            <text:p>Game 69</text:p>
          </table:table-cell>
          <table:table-cell table:style-name="ce5" table:formula="of:=IF(ISBLANK([$Input.B69]);0;IF(ISNA(ORG.LIBREOFFICE.REGEX([$Input.B69];&quot;\d+.red&quot;;;1));0;ORG.LIBREOFFICE.REGEX([$Part1.C71];&quot;\d+.&quot;;;1)))" office:value-type="string" office:string-value="13 " calcext:value-type="string">
            <text:p>13 </text:p>
          </table:table-cell>
          <table:table-cell table:formula="of:=IF(ISBLANK([$Input.C69]);0;IF(ISNA(ORG.LIBREOFFICE.REGEX([$Input.C69];&quot;\d+.red&quot;;;1));0;ORG.LIBREOFFICE.REGEX([$Part1.F71];&quot;\d+.&quot;;;1)))" office:value-type="string" office:string-value="3 " calcext:value-type="string">
            <text:p>3 </text:p>
          </table:table-cell>
          <table:table-cell table:formula="of:=IF(ISBLANK([$Input.D69]);0;IF(ISNA(ORG.LIBREOFFICE.REGEX([$Input.D69];&quot;\d+.red&quot;;;1));0;ORG.LIBREOFFICE.REGEX([$Part1.I71];&quot;\d+.&quot;;;1)))" office:value-type="float" office:value="0" calcext:value-type="float">
            <text:p>0</text:p>
          </table:table-cell>
          <table:table-cell table:formula="of:=IF(ISBLANK([$Input.E69]);0;IF(ISNA(ORG.LIBREOFFICE.REGEX([$Input.E69];&quot;\d+.red&quot;;;1));0;ORG.LIBREOFFICE.REGEX([$Part1.L71];&quot;\d+.&quot;;;1)))" office:value-type="string" office:string-value="9 " calcext:value-type="string">
            <text:p>9 </text:p>
          </table:table-cell>
          <table:table-cell table:formula="of:=IF(ISBLANK([$Input.F69]);0;IF(ISNA(ORG.LIBREOFFICE.REGEX([$Input.F69];&quot;\d+.red&quot;;;1));0;ORG.LIBREOFFICE.REGEX([$Part1.O71];&quot;\d+.&quot;;;1)))" office:value-type="float" office:value="0" calcext:value-type="float">
            <text:p>0</text:p>
          </table:table-cell>
          <table:table-cell table:style-name="ce11" table:formula="of:=IF(ISBLANK([$Input.G69]);0;IF(ISNA(ORG.LIBREOFFICE.REGEX([$Input.G69];&quot;\d+.red&quot;;;1));0;ORG.LIBREOFFICE.REGEX([$Part1.R71];&quot;\d+.&quot;;;1)))" office:value-type="float" office:value="0" calcext:value-type="float">
            <text:p>0</text:p>
          </table:table-cell>
          <table:table-cell table:style-name="ce5" table:formula="of:=IF(ISBLANK([$Input.B69]);0;IF(ISNA(ORG.LIBREOFFICE.REGEX([$Input.B69];&quot;\d+.green&quot;;;1));0;ORG.LIBREOFFICE.REGEX([$Part1.E71];&quot;\d+.&quot;;;1)))" office:value-type="string" office:string-value="13 " calcext:value-type="string">
            <text:p>13 </text:p>
          </table:table-cell>
          <table:table-cell table:style-name="ce22" table:formula="of:=IF(ISBLANK([$Input.C69]);0;IF(ISNA(ORG.LIBREOFFICE.REGEX([$Input.C69];&quot;\d+.green&quot;;;1));0;ORG.LIBREOFFICE.REGEX([$Part1.H71];&quot;\d+.&quot;;;1)))" office:value-type="string" office:string-value="13 " calcext:value-type="string">
            <text:p>13 </text:p>
          </table:table-cell>
          <table:table-cell table:style-name="ce22" table:formula="of:=IF(ISBLANK([$Input.D69]);0;IF(ISNA(ORG.LIBREOFFICE.REGEX([$Input.D69];&quot;\d+.green&quot;;;1));0;ORG.LIBREOFFICE.REGEX([$Part1.K71];&quot;\d+.&quot;;;1)))" office:value-type="string" office:string-value="8 " calcext:value-type="string">
            <text:p>8 </text:p>
          </table:table-cell>
          <table:table-cell table:style-name="ce22" table:formula="of:=IF(ISBLANK([$Input.E69]);0;IF(ISNA(ORG.LIBREOFFICE.REGEX([$Input.E69];&quot;\d+.green&quot;;;1));0;ORG.LIBREOFFICE.REGEX([$Part1.N71];&quot;\d+.&quot;;;1)))" office:value-type="string" office:string-value="9 " calcext:value-type="string">
            <text:p>9 </text:p>
          </table:table-cell>
          <table:table-cell table:style-name="ce22" table:formula="of:=IF(ISBLANK([$Input.F69]);0;IF(ISNA(ORG.LIBREOFFICE.REGEX([$Input.F69];&quot;\d+.green&quot;;;1));0;ORG.LIBREOFFICE.REGEX([$Part1.Q71];&quot;\d+.&quot;;;1)))" office:value-type="float" office:value="0" calcext:value-type="float">
            <text:p>0</text:p>
          </table:table-cell>
          <table:table-cell table:style-name="ce11" table:formula="of:=IF(ISBLANK([$Input.G69]);0;IF(ISNA(ORG.LIBREOFFICE.REGEX([$Input.G69];&quot;\d+.green&quot;;;1));0;ORG.LIBREOFFICE.REGEX([$Part1.T71];&quot;\d+.&quot;;;1)))" office:value-type="float" office:value="0" calcext:value-type="float">
            <text:p>0</text:p>
          </table:table-cell>
          <table:table-cell table:style-name="ce5" table:formula="of:=IF(ISBLANK([$Input.B69]);0;IF(ISNA(ORG.LIBREOFFICE.REGEX([$Input.B69];&quot;\d+.blue&quot;;;1));0;ORG.LIBREOFFICE.REGEX([$Part1.D71];&quot;\d+.&quot;;;1)))" office:value-type="float" office:value="0" calcext:value-type="float">
            <text:p>0</text:p>
          </table:table-cell>
          <table:table-cell table:style-name="ce22" table:formula="of:=IF(ISBLANK([$Input.C69]);0;IF(ISNA(ORG.LIBREOFFICE.REGEX([$Input.C69];&quot;\d+.blue&quot;;;1));0;ORG.LIBREOFFICE.REGEX([$Part1.G71];&quot;\d+.&quot;;;1)))" office:value-type="string" office:string-value="1 " calcext:value-type="string">
            <text:p>1 </text:p>
          </table:table-cell>
          <table:table-cell table:style-name="ce22" table:formula="of:=IF(ISBLANK([$Input.D69]);0;IF(ISNA(ORG.LIBREOFFICE.REGEX([$Input.D69];&quot;\d+.blue&quot;;;1));0;ORG.LIBREOFFICE.REGEX([$Part1.J71];&quot;\d+.&quot;;;1)))" office:value-type="float" office:value="0" calcext:value-type="float">
            <text:p>0</text:p>
          </table:table-cell>
          <table:table-cell table:style-name="ce22" table:formula="of:=IF(ISBLANK([$Input.E69]);0;IF(ISNA(ORG.LIBREOFFICE.REGEX([$Input.E69];&quot;\d+.blue&quot;;;1));0;ORG.LIBREOFFICE.REGEX([$Part1.M71];&quot;\d+.&quot;;;1)))" office:value-type="float" office:value="0" calcext:value-type="float">
            <text:p>0</text:p>
          </table:table-cell>
          <table:table-cell table:style-name="ce22" table:formula="of:=IF(ISBLANK([$Input.F69]);0;IF(ISNA(ORG.LIBREOFFICE.REGEX([$Input.F69];&quot;\d+.blue&quot;;;1));0;ORG.LIBREOFFICE.REGEX([$Part1.P71];&quot;\d+.&quot;;;1)))" office:value-type="float" office:value="0" calcext:value-type="float">
            <text:p>0</text:p>
          </table:table-cell>
          <table:table-cell table:style-name="ce11" table:formula="of:=IF(ISBLANK([$Input.G69]);0;IF(ISNA(ORG.LIBREOFFICE.REGEX([$Input.G69];&quot;\d+.blue&quot;;;1));0;ORG.LIBREOFFICE.REGEX([$Part1.S71];&quot;\d+.&quot;;;1)))" office:value-type="float" office:value="0" calcext:value-type="float">
            <text:p>0</text:p>
          </table:table-cell>
          <table:table-cell/>
          <table:table-cell table:formula="of:=MAX(NUMBERVALUE([.B71]);NUMBERVALUE([.C71]);NUMBERVALUE([.D71]);NUMBERVALUE([.E71]);NUMBERVALUE([.F71]);NUMBERVALUE([.G71]))" office:value-type="float" office:value="13" calcext:value-type="float">
            <text:p>13</text:p>
          </table:table-cell>
          <table:table-cell table:formula="of:=MAX(NUMBERVALUE([.H71]);NUMBERVALUE([.I71]);NUMBERVALUE([.J71]);NUMBERVALUE([.K71]);NUMBERVALUE([.L71]);NUMBERVALUE([.M71]))" office:value-type="float" office:value="13" calcext:value-type="float">
            <text:p>13</text:p>
          </table:table-cell>
          <table:table-cell table:formula="of:=MAX(NUMBERVALUE([.N71]);NUMBERVALUE([.O71]);NUMBERVALUE([.P71]);NUMBERVALUE([.Q71]);NUMBERVALUE([.R71]);NUMBERVALUE([.S71]))" office:value-type="float" office:value="1" calcext:value-type="float">
            <text:p>1</text:p>
          </table:table-cell>
          <table:table-cell/>
          <table:table-cell table:formula="of:=[.U71]*[.V71]*[.W71]"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table:formula="of:=[$Input.A70]" office:value-type="string" office:string-value="Game 70" calcext:value-type="string">
            <text:p>Game 70</text:p>
          </table:table-cell>
          <table:table-cell table:style-name="ce5" table:formula="of:=IF(ISBLANK([$Input.B70]);0;IF(ISNA(ORG.LIBREOFFICE.REGEX([$Input.B70];&quot;\d+.red&quot;;;1));0;ORG.LIBREOFFICE.REGEX([$Part1.C72];&quot;\d+.&quot;;;1)))" office:value-type="string" office:string-value="11 " calcext:value-type="string">
            <text:p>11 </text:p>
          </table:table-cell>
          <table:table-cell table:formula="of:=IF(ISBLANK([$Input.C70]);0;IF(ISNA(ORG.LIBREOFFICE.REGEX([$Input.C70];&quot;\d+.red&quot;;;1));0;ORG.LIBREOFFICE.REGEX([$Part1.F72];&quot;\d+.&quot;;;1)))" office:value-type="string" office:string-value="12 " calcext:value-type="string">
            <text:p>12 </text:p>
          </table:table-cell>
          <table:table-cell table:formula="of:=IF(ISBLANK([$Input.D70]);0;IF(ISNA(ORG.LIBREOFFICE.REGEX([$Input.D70];&quot;\d+.red&quot;;;1));0;ORG.LIBREOFFICE.REGEX([$Part1.I72];&quot;\d+.&quot;;;1)))" office:value-type="string" office:string-value="13 " calcext:value-type="string">
            <text:p>13 </text:p>
          </table:table-cell>
          <table:table-cell table:formula="of:=IF(ISBLANK([$Input.E70]);0;IF(ISNA(ORG.LIBREOFFICE.REGEX([$Input.E70];&quot;\d+.red&quot;;;1));0;ORG.LIBREOFFICE.REGEX([$Part1.L72];&quot;\d+.&quot;;;1)))" office:value-type="string" office:string-value="5 " calcext:value-type="string">
            <text:p>5 </text:p>
          </table:table-cell>
          <table:table-cell table:formula="of:=IF(ISBLANK([$Input.F70]);0;IF(ISNA(ORG.LIBREOFFICE.REGEX([$Input.F70];&quot;\d+.red&quot;;;1));0;ORG.LIBREOFFICE.REGEX([$Part1.O72];&quot;\d+.&quot;;;1)))" office:value-type="string" office:string-value="15 " calcext:value-type="string">
            <text:p>15 </text:p>
          </table:table-cell>
          <table:table-cell table:style-name="ce11" table:formula="of:=IF(ISBLANK([$Input.G70]);0;IF(ISNA(ORG.LIBREOFFICE.REGEX([$Input.G70];&quot;\d+.red&quot;;;1));0;ORG.LIBREOFFICE.REGEX([$Part1.R72];&quot;\d+.&quot;;;1)))" office:value-type="float" office:value="0" calcext:value-type="float">
            <text:p>0</text:p>
          </table:table-cell>
          <table:table-cell table:style-name="ce5" table:formula="of:=IF(ISBLANK([$Input.B70]);0;IF(ISNA(ORG.LIBREOFFICE.REGEX([$Input.B70];&quot;\d+.green&quot;;;1));0;ORG.LIBREOFFICE.REGEX([$Part1.E72];&quot;\d+.&quot;;;1)))" office:value-type="string" office:string-value="2 " calcext:value-type="string">
            <text:p>2 </text:p>
          </table:table-cell>
          <table:table-cell table:style-name="ce22" table:formula="of:=IF(ISBLANK([$Input.C70]);0;IF(ISNA(ORG.LIBREOFFICE.REGEX([$Input.C70];&quot;\d+.green&quot;;;1));0;ORG.LIBREOFFICE.REGEX([$Part1.H72];&quot;\d+.&quot;;;1)))" office:value-type="float" office:value="0" calcext:value-type="float">
            <text:p>0</text:p>
          </table:table-cell>
          <table:table-cell table:style-name="ce22" table:formula="of:=IF(ISBLANK([$Input.D70]);0;IF(ISNA(ORG.LIBREOFFICE.REGEX([$Input.D70];&quot;\d+.green&quot;;;1));0;ORG.LIBREOFFICE.REGEX([$Part1.K72];&quot;\d+.&quot;;;1)))" office:value-type="string" office:string-value="3 " calcext:value-type="string">
            <text:p>3 </text:p>
          </table:table-cell>
          <table:table-cell table:style-name="ce22" table:formula="of:=IF(ISBLANK([$Input.E70]);0;IF(ISNA(ORG.LIBREOFFICE.REGEX([$Input.E70];&quot;\d+.green&quot;;;1));0;ORG.LIBREOFFICE.REGEX([$Part1.N72];&quot;\d+.&quot;;;1)))" office:value-type="string" office:string-value="3 " calcext:value-type="string">
            <text:p>3 </text:p>
          </table:table-cell>
          <table:table-cell table:style-name="ce22" table:formula="of:=IF(ISBLANK([$Input.F70]);0;IF(ISNA(ORG.LIBREOFFICE.REGEX([$Input.F70];&quot;\d+.green&quot;;;1));0;ORG.LIBREOFFICE.REGEX([$Part1.Q72];&quot;\d+.&quot;;;1)))" office:value-type="string" office:string-value="3 " calcext:value-type="string">
            <text:p>3 </text:p>
          </table:table-cell>
          <table:table-cell table:style-name="ce11" table:formula="of:=IF(ISBLANK([$Input.G70]);0;IF(ISNA(ORG.LIBREOFFICE.REGEX([$Input.G70];&quot;\d+.green&quot;;;1));0;ORG.LIBREOFFICE.REGEX([$Part1.T72];&quot;\d+.&quot;;;1)))" office:value-type="float" office:value="0" calcext:value-type="float">
            <text:p>0</text:p>
          </table:table-cell>
          <table:table-cell table:style-name="ce5" table:formula="of:=IF(ISBLANK([$Input.B70]);0;IF(ISNA(ORG.LIBREOFFICE.REGEX([$Input.B70];&quot;\d+.blue&quot;;;1));0;ORG.LIBREOFFICE.REGEX([$Part1.D72];&quot;\d+.&quot;;;1)))" office:value-type="string" office:string-value="8 " calcext:value-type="string">
            <text:p>8 </text:p>
          </table:table-cell>
          <table:table-cell table:style-name="ce22" table:formula="of:=IF(ISBLANK([$Input.C70]);0;IF(ISNA(ORG.LIBREOFFICE.REGEX([$Input.C70];&quot;\d+.blue&quot;;;1));0;ORG.LIBREOFFICE.REGEX([$Part1.G72];&quot;\d+.&quot;;;1)))" office:value-type="string" office:string-value="2 " calcext:value-type="string">
            <text:p>2 </text:p>
          </table:table-cell>
          <table:table-cell table:style-name="ce22" table:formula="of:=IF(ISBLANK([$Input.D70]);0;IF(ISNA(ORG.LIBREOFFICE.REGEX([$Input.D70];&quot;\d+.blue&quot;;;1));0;ORG.LIBREOFFICE.REGEX([$Part1.J72];&quot;\d+.&quot;;;1)))" office:value-type="string" office:string-value="6 " calcext:value-type="string">
            <text:p>6 </text:p>
          </table:table-cell>
          <table:table-cell table:style-name="ce22" table:formula="of:=IF(ISBLANK([$Input.E70]);0;IF(ISNA(ORG.LIBREOFFICE.REGEX([$Input.E70];&quot;\d+.blue&quot;;;1));0;ORG.LIBREOFFICE.REGEX([$Part1.M72];&quot;\d+.&quot;;;1)))" office:value-type="string" office:string-value="7 " calcext:value-type="string">
            <text:p>7 </text:p>
          </table:table-cell>
          <table:table-cell table:style-name="ce22" table:formula="of:=IF(ISBLANK([$Input.F70]);0;IF(ISNA(ORG.LIBREOFFICE.REGEX([$Input.F70];&quot;\d+.blue&quot;;;1));0;ORG.LIBREOFFICE.REGEX([$Part1.P72];&quot;\d+.&quot;;;1)))" office:value-type="string" office:string-value="1 " calcext:value-type="string">
            <text:p>1 </text:p>
          </table:table-cell>
          <table:table-cell table:style-name="ce11" table:formula="of:=IF(ISBLANK([$Input.G70]);0;IF(ISNA(ORG.LIBREOFFICE.REGEX([$Input.G70];&quot;\d+.blue&quot;;;1));0;ORG.LIBREOFFICE.REGEX([$Part1.S72];&quot;\d+.&quot;;;1)))" office:value-type="float" office:value="0" calcext:value-type="float">
            <text:p>0</text:p>
          </table:table-cell>
          <table:table-cell/>
          <table:table-cell table:formula="of:=MAX(NUMBERVALUE([.B72]);NUMBERVALUE([.C72]);NUMBERVALUE([.D72]);NUMBERVALUE([.E72]);NUMBERVALUE([.F72]);NUMBERVALUE([.G72]))" office:value-type="float" office:value="15" calcext:value-type="float">
            <text:p>15</text:p>
          </table:table-cell>
          <table:table-cell table:formula="of:=MAX(NUMBERVALUE([.H72]);NUMBERVALUE([.I72]);NUMBERVALUE([.J72]);NUMBERVALUE([.K72]);NUMBERVALUE([.L72]);NUMBERVALUE([.M72]))" office:value-type="float" office:value="3" calcext:value-type="float">
            <text:p>3</text:p>
          </table:table-cell>
          <table:table-cell table:formula="of:=MAX(NUMBERVALUE([.N72]);NUMBERVALUE([.O72]);NUMBERVALUE([.P72]);NUMBERVALUE([.Q72]);NUMBERVALUE([.R72]);NUMBERVALUE([.S72]))" office:value-type="float" office:value="8" calcext:value-type="float">
            <text:p>8</text:p>
          </table:table-cell>
          <table:table-cell/>
          <table:table-cell table:formula="of:=[.U72]*[.V72]*[.W72]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formula="of:=[$Input.A71]" office:value-type="string" office:string-value="Game 71" calcext:value-type="string">
            <text:p>Game 71</text:p>
          </table:table-cell>
          <table:table-cell table:style-name="ce5" table:formula="of:=IF(ISBLANK([$Input.B71]);0;IF(ISNA(ORG.LIBREOFFICE.REGEX([$Input.B71];&quot;\d+.red&quot;;;1));0;ORG.LIBREOFFICE.REGEX([$Part1.C73];&quot;\d+.&quot;;;1)))" office:value-type="string" office:string-value="7 " calcext:value-type="string">
            <text:p>7 </text:p>
          </table:table-cell>
          <table:table-cell table:formula="of:=IF(ISBLANK([$Input.C71]);0;IF(ISNA(ORG.LIBREOFFICE.REGEX([$Input.C71];&quot;\d+.red&quot;;;1));0;ORG.LIBREOFFICE.REGEX([$Part1.F73];&quot;\d+.&quot;;;1)))" office:value-type="string" office:string-value="7 " calcext:value-type="string">
            <text:p>7 </text:p>
          </table:table-cell>
          <table:table-cell table:formula="of:=IF(ISBLANK([$Input.D71]);0;IF(ISNA(ORG.LIBREOFFICE.REGEX([$Input.D71];&quot;\d+.red&quot;;;1));0;ORG.LIBREOFFICE.REGEX([$Part1.I73];&quot;\d+.&quot;;;1)))" office:value-type="float" office:value="0" calcext:value-type="float">
            <text:p>0</text:p>
          </table:table-cell>
          <table:table-cell table:formula="of:=IF(ISBLANK([$Input.E71]);0;IF(ISNA(ORG.LIBREOFFICE.REGEX([$Input.E71];&quot;\d+.red&quot;;;1));0;ORG.LIBREOFFICE.REGEX([$Part1.L73];&quot;\d+.&quot;;;1)))" office:value-type="string" office:string-value="2 " calcext:value-type="string">
            <text:p>2 </text:p>
          </table:table-cell>
          <table:table-cell table:formula="of:=IF(ISBLANK([$Input.F71]);0;IF(ISNA(ORG.LIBREOFFICE.REGEX([$Input.F71];&quot;\d+.red&quot;;;1));0;ORG.LIBREOFFICE.REGEX([$Part1.O73];&quot;\d+.&quot;;;1)))" office:value-type="float" office:value="0" calcext:value-type="float">
            <text:p>0</text:p>
          </table:table-cell>
          <table:table-cell table:style-name="ce11" table:formula="of:=IF(ISBLANK([$Input.G71]);0;IF(ISNA(ORG.LIBREOFFICE.REGEX([$Input.G71];&quot;\d+.red&quot;;;1));0;ORG.LIBREOFFICE.REGEX([$Part1.R73];&quot;\d+.&quot;;;1)))" office:value-type="float" office:value="0" calcext:value-type="float">
            <text:p>0</text:p>
          </table:table-cell>
          <table:table-cell table:style-name="ce5" table:formula="of:=IF(ISBLANK([$Input.B71]);0;IF(ISNA(ORG.LIBREOFFICE.REGEX([$Input.B71];&quot;\d+.green&quot;;;1));0;ORG.LIBREOFFICE.REGEX([$Part1.E73];&quot;\d+.&quot;;;1)))" office:value-type="string" office:string-value="9 " calcext:value-type="string">
            <text:p>9 </text:p>
          </table:table-cell>
          <table:table-cell table:style-name="ce22" table:formula="of:=IF(ISBLANK([$Input.C71]);0;IF(ISNA(ORG.LIBREOFFICE.REGEX([$Input.C71];&quot;\d+.green&quot;;;1));0;ORG.LIBREOFFICE.REGEX([$Part1.H73];&quot;\d+.&quot;;;1)))" office:value-type="string" office:string-value="9 " calcext:value-type="string">
            <text:p>9 </text:p>
          </table:table-cell>
          <table:table-cell table:style-name="ce22" table:formula="of:=IF(ISBLANK([$Input.D71]);0;IF(ISNA(ORG.LIBREOFFICE.REGEX([$Input.D71];&quot;\d+.green&quot;;;1));0;ORG.LIBREOFFICE.REGEX([$Part1.K73];&quot;\d+.&quot;;;1)))" office:value-type="string" office:string-value="2 " calcext:value-type="string">
            <text:p>2 </text:p>
          </table:table-cell>
          <table:table-cell table:style-name="ce22" table:formula="of:=IF(ISBLANK([$Input.E71]);0;IF(ISNA(ORG.LIBREOFFICE.REGEX([$Input.E71];&quot;\d+.green&quot;;;1));0;ORG.LIBREOFFICE.REGEX([$Part1.N73];&quot;\d+.&quot;;;1)))" office:value-type="string" office:string-value="9 " calcext:value-type="string">
            <text:p>9 </text:p>
          </table:table-cell>
          <table:table-cell table:style-name="ce22" table:formula="of:=IF(ISBLANK([$Input.F71]);0;IF(ISNA(ORG.LIBREOFFICE.REGEX([$Input.F71];&quot;\d+.green&quot;;;1));0;ORG.LIBREOFFICE.REGEX([$Part1.Q73];&quot;\d+.&quot;;;1)))" office:value-type="float" office:value="0" calcext:value-type="float">
            <text:p>0</text:p>
          </table:table-cell>
          <table:table-cell table:style-name="ce11" table:formula="of:=IF(ISBLANK([$Input.G71]);0;IF(ISNA(ORG.LIBREOFFICE.REGEX([$Input.G71];&quot;\d+.green&quot;;;1));0;ORG.LIBREOFFICE.REGEX([$Part1.T73];&quot;\d+.&quot;;;1)))" office:value-type="float" office:value="0" calcext:value-type="float">
            <text:p>0</text:p>
          </table:table-cell>
          <table:table-cell table:style-name="ce5" table:formula="of:=IF(ISBLANK([$Input.B71]);0;IF(ISNA(ORG.LIBREOFFICE.REGEX([$Input.B71];&quot;\d+.blue&quot;;;1));0;ORG.LIBREOFFICE.REGEX([$Part1.D73];&quot;\d+.&quot;;;1)))" office:value-type="float" office:value="0" calcext:value-type="float">
            <text:p>0</text:p>
          </table:table-cell>
          <table:table-cell table:style-name="ce22" table:formula="of:=IF(ISBLANK([$Input.C71]);0;IF(ISNA(ORG.LIBREOFFICE.REGEX([$Input.C71];&quot;\d+.blue&quot;;;1));0;ORG.LIBREOFFICE.REGEX([$Part1.G73];&quot;\d+.&quot;;;1)))" office:value-type="string" office:string-value="4 " calcext:value-type="string">
            <text:p>4 </text:p>
          </table:table-cell>
          <table:table-cell table:style-name="ce22" table:formula="of:=IF(ISBLANK([$Input.D71]);0;IF(ISNA(ORG.LIBREOFFICE.REGEX([$Input.D71];&quot;\d+.blue&quot;;;1));0;ORG.LIBREOFFICE.REGEX([$Part1.J73];&quot;\d+.&quot;;;1)))" office:value-type="string" office:string-value="4 " calcext:value-type="string">
            <text:p>4 </text:p>
          </table:table-cell>
          <table:table-cell table:style-name="ce22" table:formula="of:=IF(ISBLANK([$Input.E71]);0;IF(ISNA(ORG.LIBREOFFICE.REGEX([$Input.E71];&quot;\d+.blue&quot;;;1));0;ORG.LIBREOFFICE.REGEX([$Part1.M73];&quot;\d+.&quot;;;1)))" office:value-type="string" office:string-value="6 " calcext:value-type="string">
            <text:p>6 </text:p>
          </table:table-cell>
          <table:table-cell table:style-name="ce22" table:formula="of:=IF(ISBLANK([$Input.F71]);0;IF(ISNA(ORG.LIBREOFFICE.REGEX([$Input.F71];&quot;\d+.blue&quot;;;1));0;ORG.LIBREOFFICE.REGEX([$Part1.P73];&quot;\d+.&quot;;;1)))" office:value-type="float" office:value="0" calcext:value-type="float">
            <text:p>0</text:p>
          </table:table-cell>
          <table:table-cell table:style-name="ce11" table:formula="of:=IF(ISBLANK([$Input.G71]);0;IF(ISNA(ORG.LIBREOFFICE.REGEX([$Input.G71];&quot;\d+.blue&quot;;;1));0;ORG.LIBREOFFICE.REGEX([$Part1.S73];&quot;\d+.&quot;;;1)))" office:value-type="float" office:value="0" calcext:value-type="float">
            <text:p>0</text:p>
          </table:table-cell>
          <table:table-cell/>
          <table:table-cell table:formula="of:=MAX(NUMBERVALUE([.B73]);NUMBERVALUE([.C73]);NUMBERVALUE([.D73]);NUMBERVALUE([.E73]);NUMBERVALUE([.F73]);NUMBERVALUE([.G73]))" office:value-type="float" office:value="7" calcext:value-type="float">
            <text:p>7</text:p>
          </table:table-cell>
          <table:table-cell table:formula="of:=MAX(NUMBERVALUE([.H73]);NUMBERVALUE([.I73]);NUMBERVALUE([.J73]);NUMBERVALUE([.K73]);NUMBERVALUE([.L73]);NUMBERVALUE([.M73]))" office:value-type="float" office:value="9" calcext:value-type="float">
            <text:p>9</text:p>
          </table:table-cell>
          <table:table-cell table:formula="of:=MAX(NUMBERVALUE([.N73]);NUMBERVALUE([.O73]);NUMBERVALUE([.P73]);NUMBERVALUE([.Q73]);NUMBERVALUE([.R73]);NUMBERVALUE([.S73]))" office:value-type="float" office:value="6" calcext:value-type="float">
            <text:p>6</text:p>
          </table:table-cell>
          <table:table-cell/>
          <table:table-cell table:formula="of:=[.U73]*[.V73]*[.W73]"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table:formula="of:=[$Input.A72]" office:value-type="string" office:string-value="Game 72" calcext:value-type="string">
            <text:p>Game 72</text:p>
          </table:table-cell>
          <table:table-cell table:style-name="ce5" table:formula="of:=IF(ISBLANK([$Input.B72]);0;IF(ISNA(ORG.LIBREOFFICE.REGEX([$Input.B72];&quot;\d+.red&quot;;;1));0;ORG.LIBREOFFICE.REGEX([$Part1.C74];&quot;\d+.&quot;;;1)))" office:value-type="float" office:value="0" calcext:value-type="float">
            <text:p>0</text:p>
          </table:table-cell>
          <table:table-cell table:formula="of:=IF(ISBLANK([$Input.C72]);0;IF(ISNA(ORG.LIBREOFFICE.REGEX([$Input.C72];&quot;\d+.red&quot;;;1));0;ORG.LIBREOFFICE.REGEX([$Part1.F74];&quot;\d+.&quot;;;1)))" office:value-type="string" office:string-value="4 " calcext:value-type="string">
            <text:p>4 </text:p>
          </table:table-cell>
          <table:table-cell table:formula="of:=IF(ISBLANK([$Input.D72]);0;IF(ISNA(ORG.LIBREOFFICE.REGEX([$Input.D72];&quot;\d+.red&quot;;;1));0;ORG.LIBREOFFICE.REGEX([$Part1.I74];&quot;\d+.&quot;;;1)))" office:value-type="string" office:string-value="8 " calcext:value-type="string">
            <text:p>8 </text:p>
          </table:table-cell>
          <table:table-cell table:formula="of:=IF(ISBLANK([$Input.E72]);0;IF(ISNA(ORG.LIBREOFFICE.REGEX([$Input.E72];&quot;\d+.red&quot;;;1));0;ORG.LIBREOFFICE.REGEX([$Part1.L74];&quot;\d+.&quot;;;1)))" office:value-type="float" office:value="0" calcext:value-type="float">
            <text:p>0</text:p>
          </table:table-cell>
          <table:table-cell table:formula="of:=IF(ISBLANK([$Input.F72]);0;IF(ISNA(ORG.LIBREOFFICE.REGEX([$Input.F72];&quot;\d+.red&quot;;;1));0;ORG.LIBREOFFICE.REGEX([$Part1.O74];&quot;\d+.&quot;;;1)))" office:value-type="float" office:value="0" calcext:value-type="float">
            <text:p>0</text:p>
          </table:table-cell>
          <table:table-cell table:style-name="ce11" table:formula="of:=IF(ISBLANK([$Input.G72]);0;IF(ISNA(ORG.LIBREOFFICE.REGEX([$Input.G72];&quot;\d+.red&quot;;;1));0;ORG.LIBREOFFICE.REGEX([$Part1.R74];&quot;\d+.&quot;;;1)))" office:value-type="float" office:value="0" calcext:value-type="float">
            <text:p>0</text:p>
          </table:table-cell>
          <table:table-cell table:style-name="ce5" table:formula="of:=IF(ISBLANK([$Input.B72]);0;IF(ISNA(ORG.LIBREOFFICE.REGEX([$Input.B72];&quot;\d+.green&quot;;;1));0;ORG.LIBREOFFICE.REGEX([$Part1.E74];&quot;\d+.&quot;;;1)))" office:value-type="string" office:string-value="1 " calcext:value-type="string">
            <text:p>1 </text:p>
          </table:table-cell>
          <table:table-cell table:style-name="ce22" table:formula="of:=IF(ISBLANK([$Input.C72]);0;IF(ISNA(ORG.LIBREOFFICE.REGEX([$Input.C72];&quot;\d+.green&quot;;;1));0;ORG.LIBREOFFICE.REGEX([$Part1.H74];&quot;\d+.&quot;;;1)))" office:value-type="string" office:string-value="1 " calcext:value-type="string">
            <text:p>1 </text:p>
          </table:table-cell>
          <table:table-cell table:style-name="ce22" table:formula="of:=IF(ISBLANK([$Input.D72]);0;IF(ISNA(ORG.LIBREOFFICE.REGEX([$Input.D72];&quot;\d+.green&quot;;;1));0;ORG.LIBREOFFICE.REGEX([$Part1.K74];&quot;\d+.&quot;;;1)))" office:value-type="string" office:string-value="2 " calcext:value-type="string">
            <text:p>2 </text:p>
          </table:table-cell>
          <table:table-cell table:style-name="ce22" table:formula="of:=IF(ISBLANK([$Input.E72]);0;IF(ISNA(ORG.LIBREOFFICE.REGEX([$Input.E72];&quot;\d+.green&quot;;;1));0;ORG.LIBREOFFICE.REGEX([$Part1.N74];&quot;\d+.&quot;;;1)))" office:value-type="float" office:value="0" calcext:value-type="float">
            <text:p>0</text:p>
          </table:table-cell>
          <table:table-cell table:style-name="ce22" table:formula="of:=IF(ISBLANK([$Input.F72]);0;IF(ISNA(ORG.LIBREOFFICE.REGEX([$Input.F72];&quot;\d+.green&quot;;;1));0;ORG.LIBREOFFICE.REGEX([$Part1.Q74];&quot;\d+.&quot;;;1)))" office:value-type="float" office:value="0" calcext:value-type="float">
            <text:p>0</text:p>
          </table:table-cell>
          <table:table-cell table:style-name="ce11" table:formula="of:=IF(ISBLANK([$Input.G72]);0;IF(ISNA(ORG.LIBREOFFICE.REGEX([$Input.G72];&quot;\d+.green&quot;;;1));0;ORG.LIBREOFFICE.REGEX([$Part1.T74];&quot;\d+.&quot;;;1)))" office:value-type="float" office:value="0" calcext:value-type="float">
            <text:p>0</text:p>
          </table:table-cell>
          <table:table-cell table:style-name="ce5" table:formula="of:=IF(ISBLANK([$Input.B72]);0;IF(ISNA(ORG.LIBREOFFICE.REGEX([$Input.B72];&quot;\d+.blue&quot;;;1));0;ORG.LIBREOFFICE.REGEX([$Part1.D74];&quot;\d+.&quot;;;1)))" office:value-type="string" office:string-value="14 " calcext:value-type="string">
            <text:p>14 </text:p>
          </table:table-cell>
          <table:table-cell table:style-name="ce22" table:formula="of:=IF(ISBLANK([$Input.C72]);0;IF(ISNA(ORG.LIBREOFFICE.REGEX([$Input.C72];&quot;\d+.blue&quot;;;1));0;ORG.LIBREOFFICE.REGEX([$Part1.G74];&quot;\d+.&quot;;;1)))" office:value-type="string" office:string-value="9 " calcext:value-type="string">
            <text:p>9 </text:p>
          </table:table-cell>
          <table:table-cell table:style-name="ce22" table:formula="of:=IF(ISBLANK([$Input.D72]);0;IF(ISNA(ORG.LIBREOFFICE.REGEX([$Input.D72];&quot;\d+.blue&quot;;;1));0;ORG.LIBREOFFICE.REGEX([$Part1.J74];&quot;\d+.&quot;;;1)))" office:value-type="string" office:string-value="6 " calcext:value-type="string">
            <text:p>6 </text:p>
          </table:table-cell>
          <table:table-cell table:style-name="ce22" table:formula="of:=IF(ISBLANK([$Input.E72]);0;IF(ISNA(ORG.LIBREOFFICE.REGEX([$Input.E72];&quot;\d+.blue&quot;;;1));0;ORG.LIBREOFFICE.REGEX([$Part1.M74];&quot;\d+.&quot;;;1)))" office:value-type="float" office:value="0" calcext:value-type="float">
            <text:p>0</text:p>
          </table:table-cell>
          <table:table-cell table:style-name="ce22" table:formula="of:=IF(ISBLANK([$Input.F72]);0;IF(ISNA(ORG.LIBREOFFICE.REGEX([$Input.F72];&quot;\d+.blue&quot;;;1));0;ORG.LIBREOFFICE.REGEX([$Part1.P74];&quot;\d+.&quot;;;1)))" office:value-type="float" office:value="0" calcext:value-type="float">
            <text:p>0</text:p>
          </table:table-cell>
          <table:table-cell table:style-name="ce11" table:formula="of:=IF(ISBLANK([$Input.G72]);0;IF(ISNA(ORG.LIBREOFFICE.REGEX([$Input.G72];&quot;\d+.blue&quot;;;1));0;ORG.LIBREOFFICE.REGEX([$Part1.S74];&quot;\d+.&quot;;;1)))" office:value-type="float" office:value="0" calcext:value-type="float">
            <text:p>0</text:p>
          </table:table-cell>
          <table:table-cell/>
          <table:table-cell table:formula="of:=MAX(NUMBERVALUE([.B74]);NUMBERVALUE([.C74]);NUMBERVALUE([.D74]);NUMBERVALUE([.E74]);NUMBERVALUE([.F74]);NUMBERVALUE([.G74]))" office:value-type="float" office:value="8" calcext:value-type="float">
            <text:p>8</text:p>
          </table:table-cell>
          <table:table-cell table:formula="of:=MAX(NUMBERVALUE([.H74]);NUMBERVALUE([.I74]);NUMBERVALUE([.J74]);NUMBERVALUE([.K74]);NUMBERVALUE([.L74]);NUMBERVALUE([.M74]))" office:value-type="float" office:value="2" calcext:value-type="float">
            <text:p>2</text:p>
          </table:table-cell>
          <table:table-cell table:formula="of:=MAX(NUMBERVALUE([.N74]);NUMBERVALUE([.O74]);NUMBERVALUE([.P74]);NUMBERVALUE([.Q74]);NUMBERVALUE([.R74]);NUMBERVALUE([.S74]))" office:value-type="float" office:value="14" calcext:value-type="float">
            <text:p>14</text:p>
          </table:table-cell>
          <table:table-cell/>
          <table:table-cell table:formula="of:=[.U74]*[.V74]*[.W74]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formula="of:=[$Input.A73]" office:value-type="string" office:string-value="Game 73" calcext:value-type="string">
            <text:p>Game 73</text:p>
          </table:table-cell>
          <table:table-cell table:style-name="ce5" table:formula="of:=IF(ISBLANK([$Input.B73]);0;IF(ISNA(ORG.LIBREOFFICE.REGEX([$Input.B73];&quot;\d+.red&quot;;;1));0;ORG.LIBREOFFICE.REGEX([$Part1.C75];&quot;\d+.&quot;;;1)))" office:value-type="float" office:value="0" calcext:value-type="float">
            <text:p>0</text:p>
          </table:table-cell>
          <table:table-cell table:formula="of:=IF(ISBLANK([$Input.C73]);0;IF(ISNA(ORG.LIBREOFFICE.REGEX([$Input.C73];&quot;\d+.red&quot;;;1));0;ORG.LIBREOFFICE.REGEX([$Part1.F75];&quot;\d+.&quot;;;1)))" office:value-type="string" office:string-value="2 " calcext:value-type="string">
            <text:p>2 </text:p>
          </table:table-cell>
          <table:table-cell table:formula="of:=IF(ISBLANK([$Input.D73]);0;IF(ISNA(ORG.LIBREOFFICE.REGEX([$Input.D73];&quot;\d+.red&quot;;;1));0;ORG.LIBREOFFICE.REGEX([$Part1.I75];&quot;\d+.&quot;;;1)))" office:value-type="string" office:string-value="2 " calcext:value-type="string">
            <text:p>2 </text:p>
          </table:table-cell>
          <table:table-cell table:formula="of:=IF(ISBLANK([$Input.E73]);0;IF(ISNA(ORG.LIBREOFFICE.REGEX([$Input.E73];&quot;\d+.red&quot;;;1));0;ORG.LIBREOFFICE.REGEX([$Part1.L75];&quot;\d+.&quot;;;1)))" office:value-type="string" office:string-value="1 " calcext:value-type="string">
            <text:p>1 </text:p>
          </table:table-cell>
          <table:table-cell table:formula="of:=IF(ISBLANK([$Input.F73]);0;IF(ISNA(ORG.LIBREOFFICE.REGEX([$Input.F73];&quot;\d+.red&quot;;;1));0;ORG.LIBREOFFICE.REGEX([$Part1.O75];&quot;\d+.&quot;;;1)))" office:value-type="float" office:value="0" calcext:value-type="float">
            <text:p>0</text:p>
          </table:table-cell>
          <table:table-cell table:style-name="ce11" table:formula="of:=IF(ISBLANK([$Input.G73]);0;IF(ISNA(ORG.LIBREOFFICE.REGEX([$Input.G73];&quot;\d+.red&quot;;;1));0;ORG.LIBREOFFICE.REGEX([$Part1.R75];&quot;\d+.&quot;;;1)))" office:value-type="float" office:value="0" calcext:value-type="float">
            <text:p>0</text:p>
          </table:table-cell>
          <table:table-cell table:style-name="ce5" table:formula="of:=IF(ISBLANK([$Input.B73]);0;IF(ISNA(ORG.LIBREOFFICE.REGEX([$Input.B73];&quot;\d+.green&quot;;;1));0;ORG.LIBREOFFICE.REGEX([$Part1.E75];&quot;\d+.&quot;;;1)))" office:value-type="string" office:string-value="17 " calcext:value-type="string">
            <text:p>17 </text:p>
          </table:table-cell>
          <table:table-cell table:style-name="ce22" table:formula="of:=IF(ISBLANK([$Input.C73]);0;IF(ISNA(ORG.LIBREOFFICE.REGEX([$Input.C73];&quot;\d+.green&quot;;;1));0;ORG.LIBREOFFICE.REGEX([$Part1.H75];&quot;\d+.&quot;;;1)))" office:value-type="string" office:string-value="9 " calcext:value-type="string">
            <text:p>9 </text:p>
          </table:table-cell>
          <table:table-cell table:style-name="ce22" table:formula="of:=IF(ISBLANK([$Input.D73]);0;IF(ISNA(ORG.LIBREOFFICE.REGEX([$Input.D73];&quot;\d+.green&quot;;;1));0;ORG.LIBREOFFICE.REGEX([$Part1.K75];&quot;\d+.&quot;;;1)))" office:value-type="string" office:string-value="1 " calcext:value-type="string">
            <text:p>1 </text:p>
          </table:table-cell>
          <table:table-cell table:style-name="ce22" table:formula="of:=IF(ISBLANK([$Input.E73]);0;IF(ISNA(ORG.LIBREOFFICE.REGEX([$Input.E73];&quot;\d+.green&quot;;;1));0;ORG.LIBREOFFICE.REGEX([$Part1.N75];&quot;\d+.&quot;;;1)))" office:value-type="float" office:value="0" calcext:value-type="float">
            <text:p>0</text:p>
          </table:table-cell>
          <table:table-cell table:style-name="ce22" table:formula="of:=IF(ISBLANK([$Input.F73]);0;IF(ISNA(ORG.LIBREOFFICE.REGEX([$Input.F73];&quot;\d+.green&quot;;;1));0;ORG.LIBREOFFICE.REGEX([$Part1.Q75];&quot;\d+.&quot;;;1)))" office:value-type="string" office:string-value="16 " calcext:value-type="string">
            <text:p>16 </text:p>
          </table:table-cell>
          <table:table-cell table:style-name="ce11" table:formula="of:=IF(ISBLANK([$Input.G73]);0;IF(ISNA(ORG.LIBREOFFICE.REGEX([$Input.G73];&quot;\d+.green&quot;;;1));0;ORG.LIBREOFFICE.REGEX([$Part1.T75];&quot;\d+.&quot;;;1)))" office:value-type="float" office:value="0" calcext:value-type="float">
            <text:p>0</text:p>
          </table:table-cell>
          <table:table-cell table:style-name="ce5" table:formula="of:=IF(ISBLANK([$Input.B73]);0;IF(ISNA(ORG.LIBREOFFICE.REGEX([$Input.B73];&quot;\d+.blue&quot;;;1));0;ORG.LIBREOFFICE.REGEX([$Part1.D75];&quot;\d+.&quot;;;1)))" office:value-type="float" office:value="0" calcext:value-type="float">
            <text:p>0</text:p>
          </table:table-cell>
          <table:table-cell table:style-name="ce22" table:formula="of:=IF(ISBLANK([$Input.C73]);0;IF(ISNA(ORG.LIBREOFFICE.REGEX([$Input.C73];&quot;\d+.blue&quot;;;1));0;ORG.LIBREOFFICE.REGEX([$Part1.G75];&quot;\d+.&quot;;;1)))" office:value-type="string" office:string-value="10 " calcext:value-type="string">
            <text:p>10 </text:p>
          </table:table-cell>
          <table:table-cell table:style-name="ce22" table:formula="of:=IF(ISBLANK([$Input.D73]);0;IF(ISNA(ORG.LIBREOFFICE.REGEX([$Input.D73];&quot;\d+.blue&quot;;;1));0;ORG.LIBREOFFICE.REGEX([$Part1.J75];&quot;\d+.&quot;;;1)))" office:value-type="string" office:string-value="10 " calcext:value-type="string">
            <text:p>10 </text:p>
          </table:table-cell>
          <table:table-cell table:style-name="ce22" table:formula="of:=IF(ISBLANK([$Input.E73]);0;IF(ISNA(ORG.LIBREOFFICE.REGEX([$Input.E73];&quot;\d+.blue&quot;;;1));0;ORG.LIBREOFFICE.REGEX([$Part1.M75];&quot;\d+.&quot;;;1)))" office:value-type="string" office:string-value="8 " calcext:value-type="string">
            <text:p>8 </text:p>
          </table:table-cell>
          <table:table-cell table:style-name="ce22" table:formula="of:=IF(ISBLANK([$Input.F73]);0;IF(ISNA(ORG.LIBREOFFICE.REGEX([$Input.F73];&quot;\d+.blue&quot;;;1));0;ORG.LIBREOFFICE.REGEX([$Part1.P75];&quot;\d+.&quot;;;1)))" office:value-type="string" office:string-value="5 " calcext:value-type="string">
            <text:p>5 </text:p>
          </table:table-cell>
          <table:table-cell table:style-name="ce11" table:formula="of:=IF(ISBLANK([$Input.G73]);0;IF(ISNA(ORG.LIBREOFFICE.REGEX([$Input.G73];&quot;\d+.blue&quot;;;1));0;ORG.LIBREOFFICE.REGEX([$Part1.S75];&quot;\d+.&quot;;;1)))" office:value-type="float" office:value="0" calcext:value-type="float">
            <text:p>0</text:p>
          </table:table-cell>
          <table:table-cell/>
          <table:table-cell table:formula="of:=MAX(NUMBERVALUE([.B75]);NUMBERVALUE([.C75]);NUMBERVALUE([.D75]);NUMBERVALUE([.E75]);NUMBERVALUE([.F75]);NUMBERVALUE([.G75]))" office:value-type="float" office:value="2" calcext:value-type="float">
            <text:p>2</text:p>
          </table:table-cell>
          <table:table-cell table:formula="of:=MAX(NUMBERVALUE([.H75]);NUMBERVALUE([.I75]);NUMBERVALUE([.J75]);NUMBERVALUE([.K75]);NUMBERVALUE([.L75]);NUMBERVALUE([.M75]))" office:value-type="float" office:value="17" calcext:value-type="float">
            <text:p>17</text:p>
          </table:table-cell>
          <table:table-cell table:formula="of:=MAX(NUMBERVALUE([.N75]);NUMBERVALUE([.O75]);NUMBERVALUE([.P75]);NUMBERVALUE([.Q75]);NUMBERVALUE([.R75]);NUMBERVALUE([.S75]))" office:value-type="float" office:value="10" calcext:value-type="float">
            <text:p>10</text:p>
          </table:table-cell>
          <table:table-cell/>
          <table:table-cell table:formula="of:=[.U75]*[.V75]*[.W75]"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formula="of:=[$Input.A74]" office:value-type="string" office:string-value="Game 74" calcext:value-type="string">
            <text:p>Game 74</text:p>
          </table:table-cell>
          <table:table-cell table:style-name="ce5" table:formula="of:=IF(ISBLANK([$Input.B74]);0;IF(ISNA(ORG.LIBREOFFICE.REGEX([$Input.B74];&quot;\d+.red&quot;;;1));0;ORG.LIBREOFFICE.REGEX([$Part1.C76];&quot;\d+.&quot;;;1)))" office:value-type="string" office:string-value="6 " calcext:value-type="string">
            <text:p>6 </text:p>
          </table:table-cell>
          <table:table-cell table:formula="of:=IF(ISBLANK([$Input.C74]);0;IF(ISNA(ORG.LIBREOFFICE.REGEX([$Input.C74];&quot;\d+.red&quot;;;1));0;ORG.LIBREOFFICE.REGEX([$Part1.F76];&quot;\d+.&quot;;;1)))" office:value-type="string" office:string-value="2 " calcext:value-type="string">
            <text:p>2 </text:p>
          </table:table-cell>
          <table:table-cell table:formula="of:=IF(ISBLANK([$Input.D74]);0;IF(ISNA(ORG.LIBREOFFICE.REGEX([$Input.D74];&quot;\d+.red&quot;;;1));0;ORG.LIBREOFFICE.REGEX([$Part1.I76];&quot;\d+.&quot;;;1)))" office:value-type="string" office:string-value="2 " calcext:value-type="string">
            <text:p>2 </text:p>
          </table:table-cell>
          <table:table-cell table:formula="of:=IF(ISBLANK([$Input.E74]);0;IF(ISNA(ORG.LIBREOFFICE.REGEX([$Input.E74];&quot;\d+.red&quot;;;1));0;ORG.LIBREOFFICE.REGEX([$Part1.L76];&quot;\d+.&quot;;;1)))" office:value-type="string" office:string-value="2 " calcext:value-type="string">
            <text:p>2 </text:p>
          </table:table-cell>
          <table:table-cell table:formula="of:=IF(ISBLANK([$Input.F74]);0;IF(ISNA(ORG.LIBREOFFICE.REGEX([$Input.F74];&quot;\d+.red&quot;;;1));0;ORG.LIBREOFFICE.REGEX([$Part1.O76];&quot;\d+.&quot;;;1)))" office:value-type="string" office:string-value="5 " calcext:value-type="string">
            <text:p>5 </text:p>
          </table:table-cell>
          <table:table-cell table:style-name="ce11" table:formula="of:=IF(ISBLANK([$Input.G74]);0;IF(ISNA(ORG.LIBREOFFICE.REGEX([$Input.G74];&quot;\d+.red&quot;;;1));0;ORG.LIBREOFFICE.REGEX([$Part1.R76];&quot;\d+.&quot;;;1)))" office:value-type="string" office:string-value="1 " calcext:value-type="string">
            <text:p>1 </text:p>
          </table:table-cell>
          <table:table-cell table:style-name="ce5" table:formula="of:=IF(ISBLANK([$Input.B74]);0;IF(ISNA(ORG.LIBREOFFICE.REGEX([$Input.B74];&quot;\d+.green&quot;;;1));0;ORG.LIBREOFFICE.REGEX([$Part1.E76];&quot;\d+.&quot;;;1)))" office:value-type="string" office:string-value="12 " calcext:value-type="string">
            <text:p>12 </text:p>
          </table:table-cell>
          <table:table-cell table:style-name="ce22" table:formula="of:=IF(ISBLANK([$Input.C74]);0;IF(ISNA(ORG.LIBREOFFICE.REGEX([$Input.C74];&quot;\d+.green&quot;;;1));0;ORG.LIBREOFFICE.REGEX([$Part1.H76];&quot;\d+.&quot;;;1)))" office:value-type="string" office:string-value="10 " calcext:value-type="string">
            <text:p>10 </text:p>
          </table:table-cell>
          <table:table-cell table:style-name="ce22" table:formula="of:=IF(ISBLANK([$Input.D74]);0;IF(ISNA(ORG.LIBREOFFICE.REGEX([$Input.D74];&quot;\d+.green&quot;;;1));0;ORG.LIBREOFFICE.REGEX([$Part1.K76];&quot;\d+.&quot;;;1)))" office:value-type="string" office:string-value="3 " calcext:value-type="string">
            <text:p>3 </text:p>
          </table:table-cell>
          <table:table-cell table:style-name="ce22" table:formula="of:=IF(ISBLANK([$Input.E74]);0;IF(ISNA(ORG.LIBREOFFICE.REGEX([$Input.E74];&quot;\d+.green&quot;;;1));0;ORG.LIBREOFFICE.REGEX([$Part1.N76];&quot;\d+.&quot;;;1)))" office:value-type="string" office:string-value="8 " calcext:value-type="string">
            <text:p>8 </text:p>
          </table:table-cell>
          <table:table-cell table:style-name="ce22" table:formula="of:=IF(ISBLANK([$Input.F74]);0;IF(ISNA(ORG.LIBREOFFICE.REGEX([$Input.F74];&quot;\d+.green&quot;;;1));0;ORG.LIBREOFFICE.REGEX([$Part1.Q76];&quot;\d+.&quot;;;1)))" office:value-type="string" office:string-value="2 " calcext:value-type="string">
            <text:p>2 </text:p>
          </table:table-cell>
          <table:table-cell table:style-name="ce11" table:formula="of:=IF(ISBLANK([$Input.G74]);0;IF(ISNA(ORG.LIBREOFFICE.REGEX([$Input.G74];&quot;\d+.green&quot;;;1));0;ORG.LIBREOFFICE.REGEX([$Part1.T76];&quot;\d+.&quot;;;1)))" office:value-type="string" office:string-value="6 " calcext:value-type="string">
            <text:p>6 </text:p>
          </table:table-cell>
          <table:table-cell table:style-name="ce5" table:formula="of:=IF(ISBLANK([$Input.B74]);0;IF(ISNA(ORG.LIBREOFFICE.REGEX([$Input.B74];&quot;\d+.blue&quot;;;1));0;ORG.LIBREOFFICE.REGEX([$Part1.D76];&quot;\d+.&quot;;;1)))" office:value-type="string" office:string-value="5 " calcext:value-type="string">
            <text:p>5 </text:p>
          </table:table-cell>
          <table:table-cell table:style-name="ce22" table:formula="of:=IF(ISBLANK([$Input.C74]);0;IF(ISNA(ORG.LIBREOFFICE.REGEX([$Input.C74];&quot;\d+.blue&quot;;;1));0;ORG.LIBREOFFICE.REGEX([$Part1.G76];&quot;\d+.&quot;;;1)))" office:value-type="string" office:string-value="4 " calcext:value-type="string">
            <text:p>4 </text:p>
          </table:table-cell>
          <table:table-cell table:style-name="ce22" table:formula="of:=IF(ISBLANK([$Input.D74]);0;IF(ISNA(ORG.LIBREOFFICE.REGEX([$Input.D74];&quot;\d+.blue&quot;;;1));0;ORG.LIBREOFFICE.REGEX([$Part1.J76];&quot;\d+.&quot;;;1)))" office:value-type="string" office:string-value="4 " calcext:value-type="string">
            <text:p>4 </text:p>
          </table:table-cell>
          <table:table-cell table:style-name="ce22" table:formula="of:=IF(ISBLANK([$Input.E74]);0;IF(ISNA(ORG.LIBREOFFICE.REGEX([$Input.E74];&quot;\d+.blue&quot;;;1));0;ORG.LIBREOFFICE.REGEX([$Part1.M76];&quot;\d+.&quot;;;1)))" office:value-type="string" office:string-value="5 " calcext:value-type="string">
            <text:p>5 </text:p>
          </table:table-cell>
          <table:table-cell table:style-name="ce22" table:formula="of:=IF(ISBLANK([$Input.F74]);0;IF(ISNA(ORG.LIBREOFFICE.REGEX([$Input.F74];&quot;\d+.blue&quot;;;1));0;ORG.LIBREOFFICE.REGEX([$Part1.P76];&quot;\d+.&quot;;;1)))" office:value-type="string" office:string-value="2 " calcext:value-type="string">
            <text:p>2 </text:p>
          </table:table-cell>
          <table:table-cell table:style-name="ce11" table:formula="of:=IF(ISBLANK([$Input.G74]);0;IF(ISNA(ORG.LIBREOFFICE.REGEX([$Input.G74];&quot;\d+.blue&quot;;;1));0;ORG.LIBREOFFICE.REGEX([$Part1.S76];&quot;\d+.&quot;;;1)))" office:value-type="string" office:string-value="1 " calcext:value-type="string">
            <text:p>1 </text:p>
          </table:table-cell>
          <table:table-cell/>
          <table:table-cell table:formula="of:=MAX(NUMBERVALUE([.B76]);NUMBERVALUE([.C76]);NUMBERVALUE([.D76]);NUMBERVALUE([.E76]);NUMBERVALUE([.F76]);NUMBERVALUE([.G76]))" office:value-type="float" office:value="6" calcext:value-type="float">
            <text:p>6</text:p>
          </table:table-cell>
          <table:table-cell table:formula="of:=MAX(NUMBERVALUE([.H76]);NUMBERVALUE([.I76]);NUMBERVALUE([.J76]);NUMBERVALUE([.K76]);NUMBERVALUE([.L76]);NUMBERVALUE([.M76]))" office:value-type="float" office:value="12" calcext:value-type="float">
            <text:p>12</text:p>
          </table:table-cell>
          <table:table-cell table:formula="of:=MAX(NUMBERVALUE([.N76]);NUMBERVALUE([.O76]);NUMBERVALUE([.P76]);NUMBERVALUE([.Q76]);NUMBERVALUE([.R76]);NUMBERVALUE([.S76]))" office:value-type="float" office:value="5" calcext:value-type="float">
            <text:p>5</text:p>
          </table:table-cell>
          <table:table-cell/>
          <table:table-cell table:formula="of:=[.U76]*[.V76]*[.W76]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formula="of:=[$Input.A75]" office:value-type="string" office:string-value="Game 75" calcext:value-type="string">
            <text:p>Game 75</text:p>
          </table:table-cell>
          <table:table-cell table:style-name="ce5" table:formula="of:=IF(ISBLANK([$Input.B75]);0;IF(ISNA(ORG.LIBREOFFICE.REGEX([$Input.B75];&quot;\d+.red&quot;;;1));0;ORG.LIBREOFFICE.REGEX([$Part1.C77];&quot;\d+.&quot;;;1)))" office:value-type="float" office:value="0" calcext:value-type="float">
            <text:p>0</text:p>
          </table:table-cell>
          <table:table-cell table:formula="of:=IF(ISBLANK([$Input.C75]);0;IF(ISNA(ORG.LIBREOFFICE.REGEX([$Input.C75];&quot;\d+.red&quot;;;1));0;ORG.LIBREOFFICE.REGEX([$Part1.F77];&quot;\d+.&quot;;;1)))" office:value-type="float" office:value="0" calcext:value-type="float">
            <text:p>0</text:p>
          </table:table-cell>
          <table:table-cell table:formula="of:=IF(ISBLANK([$Input.D75]);0;IF(ISNA(ORG.LIBREOFFICE.REGEX([$Input.D75];&quot;\d+.red&quot;;;1));0;ORG.LIBREOFFICE.REGEX([$Part1.I77];&quot;\d+.&quot;;;1)))" office:value-type="string" office:string-value="7 " calcext:value-type="string">
            <text:p>7 </text:p>
          </table:table-cell>
          <table:table-cell table:formula="of:=IF(ISBLANK([$Input.E75]);0;IF(ISNA(ORG.LIBREOFFICE.REGEX([$Input.E75];&quot;\d+.red&quot;;;1));0;ORG.LIBREOFFICE.REGEX([$Part1.L77];&quot;\d+.&quot;;;1)))" office:value-type="float" office:value="0" calcext:value-type="float">
            <text:p>0</text:p>
          </table:table-cell>
          <table:table-cell table:formula="of:=IF(ISBLANK([$Input.F75]);0;IF(ISNA(ORG.LIBREOFFICE.REGEX([$Input.F75];&quot;\d+.red&quot;;;1));0;ORG.LIBREOFFICE.REGEX([$Part1.O77];&quot;\d+.&quot;;;1)))" office:value-type="string" office:string-value="7 " calcext:value-type="string">
            <text:p>7 </text:p>
          </table:table-cell>
          <table:table-cell table:style-name="ce11" table:formula="of:=IF(ISBLANK([$Input.G75]);0;IF(ISNA(ORG.LIBREOFFICE.REGEX([$Input.G75];&quot;\d+.red&quot;;;1));0;ORG.LIBREOFFICE.REGEX([$Part1.R77];&quot;\d+.&quot;;;1)))" office:value-type="float" office:value="0" calcext:value-type="float">
            <text:p>0</text:p>
          </table:table-cell>
          <table:table-cell table:style-name="ce5" table:formula="of:=IF(ISBLANK([$Input.B75]);0;IF(ISNA(ORG.LIBREOFFICE.REGEX([$Input.B75];&quot;\d+.green&quot;;;1));0;ORG.LIBREOFFICE.REGEX([$Part1.E77];&quot;\d+.&quot;;;1)))" office:value-type="string" office:string-value="19 " calcext:value-type="string">
            <text:p>19 </text:p>
          </table:table-cell>
          <table:table-cell table:style-name="ce22" table:formula="of:=IF(ISBLANK([$Input.C75]);0;IF(ISNA(ORG.LIBREOFFICE.REGEX([$Input.C75];&quot;\d+.green&quot;;;1));0;ORG.LIBREOFFICE.REGEX([$Part1.H77];&quot;\d+.&quot;;;1)))" office:value-type="string" office:string-value="7 " calcext:value-type="string">
            <text:p>7 </text:p>
          </table:table-cell>
          <table:table-cell table:style-name="ce22" table:formula="of:=IF(ISBLANK([$Input.D75]);0;IF(ISNA(ORG.LIBREOFFICE.REGEX([$Input.D75];&quot;\d+.green&quot;;;1));0;ORG.LIBREOFFICE.REGEX([$Part1.K77];&quot;\d+.&quot;;;1)))" office:value-type="string" office:string-value="5 " calcext:value-type="string">
            <text:p>5 </text:p>
          </table:table-cell>
          <table:table-cell table:style-name="ce22" table:formula="of:=IF(ISBLANK([$Input.E75]);0;IF(ISNA(ORG.LIBREOFFICE.REGEX([$Input.E75];&quot;\d+.green&quot;;;1));0;ORG.LIBREOFFICE.REGEX([$Part1.N77];&quot;\d+.&quot;;;1)))" office:value-type="string" office:string-value="16 " calcext:value-type="string">
            <text:p>16 </text:p>
          </table:table-cell>
          <table:table-cell table:style-name="ce22" table:formula="of:=IF(ISBLANK([$Input.F75]);0;IF(ISNA(ORG.LIBREOFFICE.REGEX([$Input.F75];&quot;\d+.green&quot;;;1));0;ORG.LIBREOFFICE.REGEX([$Part1.Q77];&quot;\d+.&quot;;;1)))" office:value-type="string" office:string-value="4 " calcext:value-type="string">
            <text:p>4 </text:p>
          </table:table-cell>
          <table:table-cell table:style-name="ce11" table:formula="of:=IF(ISBLANK([$Input.G75]);0;IF(ISNA(ORG.LIBREOFFICE.REGEX([$Input.G75];&quot;\d+.green&quot;;;1));0;ORG.LIBREOFFICE.REGEX([$Part1.T77];&quot;\d+.&quot;;;1)))" office:value-type="string" office:string-value="9 " calcext:value-type="string">
            <text:p>9 </text:p>
          </table:table-cell>
          <table:table-cell table:style-name="ce5" table:formula="of:=IF(ISBLANK([$Input.B75]);0;IF(ISNA(ORG.LIBREOFFICE.REGEX([$Input.B75];&quot;\d+.blue&quot;;;1));0;ORG.LIBREOFFICE.REGEX([$Part1.D77];&quot;\d+.&quot;;;1)))" office:value-type="string" office:string-value="4 " calcext:value-type="string">
            <text:p>4 </text:p>
          </table:table-cell>
          <table:table-cell table:style-name="ce22" table:formula="of:=IF(ISBLANK([$Input.C75]);0;IF(ISNA(ORG.LIBREOFFICE.REGEX([$Input.C75];&quot;\d+.blue&quot;;;1));0;ORG.LIBREOFFICE.REGEX([$Part1.G77];&quot;\d+.&quot;;;1)))" office:value-type="string" office:string-value="15 " calcext:value-type="string">
            <text:p>15 </text:p>
          </table:table-cell>
          <table:table-cell table:style-name="ce22" table:formula="of:=IF(ISBLANK([$Input.D75]);0;IF(ISNA(ORG.LIBREOFFICE.REGEX([$Input.D75];&quot;\d+.blue&quot;;;1));0;ORG.LIBREOFFICE.REGEX([$Part1.J77];&quot;\d+.&quot;;;1)))" office:value-type="string" office:string-value="18 " calcext:value-type="string">
            <text:p>18 </text:p>
          </table:table-cell>
          <table:table-cell table:style-name="ce22" table:formula="of:=IF(ISBLANK([$Input.E75]);0;IF(ISNA(ORG.LIBREOFFICE.REGEX([$Input.E75];&quot;\d+.blue&quot;;;1));0;ORG.LIBREOFFICE.REGEX([$Part1.M77];&quot;\d+.&quot;;;1)))" office:value-type="string" office:string-value="15 " calcext:value-type="string">
            <text:p>15 </text:p>
          </table:table-cell>
          <table:table-cell table:style-name="ce22" table:formula="of:=IF(ISBLANK([$Input.F75]);0;IF(ISNA(ORG.LIBREOFFICE.REGEX([$Input.F75];&quot;\d+.blue&quot;;;1));0;ORG.LIBREOFFICE.REGEX([$Part1.P77];&quot;\d+.&quot;;;1)))" office:value-type="string" office:string-value="13 " calcext:value-type="string">
            <text:p>13 </text:p>
          </table:table-cell>
          <table:table-cell table:style-name="ce11" table:formula="of:=IF(ISBLANK([$Input.G75]);0;IF(ISNA(ORG.LIBREOFFICE.REGEX([$Input.G75];&quot;\d+.blue&quot;;;1));0;ORG.LIBREOFFICE.REGEX([$Part1.S77];&quot;\d+.&quot;;;1)))" office:value-type="string" office:string-value="13 " calcext:value-type="string">
            <text:p>13 </text:p>
          </table:table-cell>
          <table:table-cell/>
          <table:table-cell table:formula="of:=MAX(NUMBERVALUE([.B77]);NUMBERVALUE([.C77]);NUMBERVALUE([.D77]);NUMBERVALUE([.E77]);NUMBERVALUE([.F77]);NUMBERVALUE([.G77]))" office:value-type="float" office:value="7" calcext:value-type="float">
            <text:p>7</text:p>
          </table:table-cell>
          <table:table-cell table:formula="of:=MAX(NUMBERVALUE([.H77]);NUMBERVALUE([.I77]);NUMBERVALUE([.J77]);NUMBERVALUE([.K77]);NUMBERVALUE([.L77]);NUMBERVALUE([.M77]))" office:value-type="float" office:value="19" calcext:value-type="float">
            <text:p>19</text:p>
          </table:table-cell>
          <table:table-cell table:formula="of:=MAX(NUMBERVALUE([.N77]);NUMBERVALUE([.O77]);NUMBERVALUE([.P77]);NUMBERVALUE([.Q77]);NUMBERVALUE([.R77]);NUMBERVALUE([.S77]))" office:value-type="float" office:value="18" calcext:value-type="float">
            <text:p>18</text:p>
          </table:table-cell>
          <table:table-cell/>
          <table:table-cell table:formula="of:=[.U77]*[.V77]*[.W77]" office:value-type="float" office:value="2394" calcext:value-type="float">
            <text:p>2394</text:p>
          </table:table-cell>
          <table:table-cell table:number-columns-repeated="2"/>
        </table:table-row>
        <table:table-row table:style-name="ro1">
          <table:table-cell table:formula="of:=[$Input.A76]" office:value-type="string" office:string-value="Game 76" calcext:value-type="string">
            <text:p>Game 76</text:p>
          </table:table-cell>
          <table:table-cell table:style-name="ce5" table:formula="of:=IF(ISBLANK([$Input.B76]);0;IF(ISNA(ORG.LIBREOFFICE.REGEX([$Input.B76];&quot;\d+.red&quot;;;1));0;ORG.LIBREOFFICE.REGEX([$Part1.C78];&quot;\d+.&quot;;;1)))" office:value-type="string" office:string-value="1 " calcext:value-type="string">
            <text:p>1 </text:p>
          </table:table-cell>
          <table:table-cell table:formula="of:=IF(ISBLANK([$Input.C76]);0;IF(ISNA(ORG.LIBREOFFICE.REGEX([$Input.C76];&quot;\d+.red&quot;;;1));0;ORG.LIBREOFFICE.REGEX([$Part1.F78];&quot;\d+.&quot;;;1)))" office:value-type="string" office:string-value="1 " calcext:value-type="string">
            <text:p>1 </text:p>
          </table:table-cell>
          <table:table-cell table:formula="of:=IF(ISBLANK([$Input.D76]);0;IF(ISNA(ORG.LIBREOFFICE.REGEX([$Input.D76];&quot;\d+.red&quot;;;1));0;ORG.LIBREOFFICE.REGEX([$Part1.I78];&quot;\d+.&quot;;;1)))" office:value-type="string" office:string-value="5 " calcext:value-type="string">
            <text:p>5 </text:p>
          </table:table-cell>
          <table:table-cell table:formula="of:=IF(ISBLANK([$Input.E76]);0;IF(ISNA(ORG.LIBREOFFICE.REGEX([$Input.E76];&quot;\d+.red&quot;;;1));0;ORG.LIBREOFFICE.REGEX([$Part1.L78];&quot;\d+.&quot;;;1)))" office:value-type="float" office:value="0" calcext:value-type="float">
            <text:p>0</text:p>
          </table:table-cell>
          <table:table-cell table:formula="of:=IF(ISBLANK([$Input.F76]);0;IF(ISNA(ORG.LIBREOFFICE.REGEX([$Input.F76];&quot;\d+.red&quot;;;1));0;ORG.LIBREOFFICE.REGEX([$Part1.O78];&quot;\d+.&quot;;;1)))" office:value-type="float" office:value="0" calcext:value-type="float">
            <text:p>0</text:p>
          </table:table-cell>
          <table:table-cell table:style-name="ce11" table:formula="of:=IF(ISBLANK([$Input.G76]);0;IF(ISNA(ORG.LIBREOFFICE.REGEX([$Input.G76];&quot;\d+.red&quot;;;1));0;ORG.LIBREOFFICE.REGEX([$Part1.R78];&quot;\d+.&quot;;;1)))" office:value-type="float" office:value="0" calcext:value-type="float">
            <text:p>0</text:p>
          </table:table-cell>
          <table:table-cell table:style-name="ce5" table:formula="of:=IF(ISBLANK([$Input.B76]);0;IF(ISNA(ORG.LIBREOFFICE.REGEX([$Input.B76];&quot;\d+.green&quot;;;1));0;ORG.LIBREOFFICE.REGEX([$Part1.E78];&quot;\d+.&quot;;;1)))" office:value-type="string" office:string-value="2 " calcext:value-type="string">
            <text:p>2 </text:p>
          </table:table-cell>
          <table:table-cell table:style-name="ce22" table:formula="of:=IF(ISBLANK([$Input.C76]);0;IF(ISNA(ORG.LIBREOFFICE.REGEX([$Input.C76];&quot;\d+.green&quot;;;1));0;ORG.LIBREOFFICE.REGEX([$Part1.H78];&quot;\d+.&quot;;;1)))" office:value-type="string" office:string-value="7 " calcext:value-type="string">
            <text:p>7 </text:p>
          </table:table-cell>
          <table:table-cell table:style-name="ce22" table:formula="of:=IF(ISBLANK([$Input.D76]);0;IF(ISNA(ORG.LIBREOFFICE.REGEX([$Input.D76];&quot;\d+.green&quot;;;1));0;ORG.LIBREOFFICE.REGEX([$Part1.K78];&quot;\d+.&quot;;;1)))" office:value-type="float" office:value="0" calcext:value-type="float">
            <text:p>0</text:p>
          </table:table-cell>
          <table:table-cell table:style-name="ce22" table:formula="of:=IF(ISBLANK([$Input.E76]);0;IF(ISNA(ORG.LIBREOFFICE.REGEX([$Input.E76];&quot;\d+.green&quot;;;1));0;ORG.LIBREOFFICE.REGEX([$Part1.N78];&quot;\d+.&quot;;;1)))" office:value-type="float" office:value="0" calcext:value-type="float">
            <text:p>0</text:p>
          </table:table-cell>
          <table:table-cell table:style-name="ce22" table:formula="of:=IF(ISBLANK([$Input.F76]);0;IF(ISNA(ORG.LIBREOFFICE.REGEX([$Input.F76];&quot;\d+.green&quot;;;1));0;ORG.LIBREOFFICE.REGEX([$Part1.Q78];&quot;\d+.&quot;;;1)))" office:value-type="float" office:value="0" calcext:value-type="float">
            <text:p>0</text:p>
          </table:table-cell>
          <table:table-cell table:style-name="ce11" table:formula="of:=IF(ISBLANK([$Input.G76]);0;IF(ISNA(ORG.LIBREOFFICE.REGEX([$Input.G76];&quot;\d+.green&quot;;;1));0;ORG.LIBREOFFICE.REGEX([$Part1.T78];&quot;\d+.&quot;;;1)))" office:value-type="float" office:value="0" calcext:value-type="float">
            <text:p>0</text:p>
          </table:table-cell>
          <table:table-cell table:style-name="ce5" table:formula="of:=IF(ISBLANK([$Input.B76]);0;IF(ISNA(ORG.LIBREOFFICE.REGEX([$Input.B76];&quot;\d+.blue&quot;;;1));0;ORG.LIBREOFFICE.REGEX([$Part1.D78];&quot;\d+.&quot;;;1)))" office:value-type="string" office:string-value="7 " calcext:value-type="string">
            <text:p>7 </text:p>
          </table:table-cell>
          <table:table-cell table:style-name="ce22" table:formula="of:=IF(ISBLANK([$Input.C76]);0;IF(ISNA(ORG.LIBREOFFICE.REGEX([$Input.C76];&quot;\d+.blue&quot;;;1));0;ORG.LIBREOFFICE.REGEX([$Part1.G78];&quot;\d+.&quot;;;1)))" office:value-type="string" office:string-value="13 " calcext:value-type="string">
            <text:p>13 </text:p>
          </table:table-cell>
          <table:table-cell table:style-name="ce22" table:formula="of:=IF(ISBLANK([$Input.D76]);0;IF(ISNA(ORG.LIBREOFFICE.REGEX([$Input.D76];&quot;\d+.blue&quot;;;1));0;ORG.LIBREOFFICE.REGEX([$Part1.J78];&quot;\d+.&quot;;;1)))" office:value-type="string" office:string-value="13 " calcext:value-type="string">
            <text:p>13 </text:p>
          </table:table-cell>
          <table:table-cell table:style-name="ce22" table:formula="of:=IF(ISBLANK([$Input.E76]);0;IF(ISNA(ORG.LIBREOFFICE.REGEX([$Input.E76];&quot;\d+.blue&quot;;;1));0;ORG.LIBREOFFICE.REGEX([$Part1.M78];&quot;\d+.&quot;;;1)))" office:value-type="float" office:value="0" calcext:value-type="float">
            <text:p>0</text:p>
          </table:table-cell>
          <table:table-cell table:style-name="ce22" table:formula="of:=IF(ISBLANK([$Input.F76]);0;IF(ISNA(ORG.LIBREOFFICE.REGEX([$Input.F76];&quot;\d+.blue&quot;;;1));0;ORG.LIBREOFFICE.REGEX([$Part1.P78];&quot;\d+.&quot;;;1)))" office:value-type="float" office:value="0" calcext:value-type="float">
            <text:p>0</text:p>
          </table:table-cell>
          <table:table-cell table:style-name="ce11" table:formula="of:=IF(ISBLANK([$Input.G76]);0;IF(ISNA(ORG.LIBREOFFICE.REGEX([$Input.G76];&quot;\d+.blue&quot;;;1));0;ORG.LIBREOFFICE.REGEX([$Part1.S78];&quot;\d+.&quot;;;1)))" office:value-type="float" office:value="0" calcext:value-type="float">
            <text:p>0</text:p>
          </table:table-cell>
          <table:table-cell/>
          <table:table-cell table:formula="of:=MAX(NUMBERVALUE([.B78]);NUMBERVALUE([.C78]);NUMBERVALUE([.D78]);NUMBERVALUE([.E78]);NUMBERVALUE([.F78]);NUMBERVALUE([.G78]))" office:value-type="float" office:value="5" calcext:value-type="float">
            <text:p>5</text:p>
          </table:table-cell>
          <table:table-cell table:formula="of:=MAX(NUMBERVALUE([.H78]);NUMBERVALUE([.I78]);NUMBERVALUE([.J78]);NUMBERVALUE([.K78]);NUMBERVALUE([.L78]);NUMBERVALUE([.M78]))" office:value-type="float" office:value="7" calcext:value-type="float">
            <text:p>7</text:p>
          </table:table-cell>
          <table:table-cell table:formula="of:=MAX(NUMBERVALUE([.N78]);NUMBERVALUE([.O78]);NUMBERVALUE([.P78]);NUMBERVALUE([.Q78]);NUMBERVALUE([.R78]);NUMBERVALUE([.S78]))" office:value-type="float" office:value="13" calcext:value-type="float">
            <text:p>13</text:p>
          </table:table-cell>
          <table:table-cell/>
          <table:table-cell table:formula="of:=[.U78]*[.V78]*[.W78]"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table:formula="of:=[$Input.A77]" office:value-type="string" office:string-value="Game 77" calcext:value-type="string">
            <text:p>Game 77</text:p>
          </table:table-cell>
          <table:table-cell table:style-name="ce5" table:formula="of:=IF(ISBLANK([$Input.B77]);0;IF(ISNA(ORG.LIBREOFFICE.REGEX([$Input.B77];&quot;\d+.red&quot;;;1));0;ORG.LIBREOFFICE.REGEX([$Part1.C79];&quot;\d+.&quot;;;1)))" office:value-type="string" office:string-value="3 " calcext:value-type="string">
            <text:p>3 </text:p>
          </table:table-cell>
          <table:table-cell table:formula="of:=IF(ISBLANK([$Input.C77]);0;IF(ISNA(ORG.LIBREOFFICE.REGEX([$Input.C77];&quot;\d+.red&quot;;;1));0;ORG.LIBREOFFICE.REGEX([$Part1.F79];&quot;\d+.&quot;;;1)))" office:value-type="string" office:string-value="2 " calcext:value-type="string">
            <text:p>2 </text:p>
          </table:table-cell>
          <table:table-cell table:formula="of:=IF(ISBLANK([$Input.D77]);0;IF(ISNA(ORG.LIBREOFFICE.REGEX([$Input.D77];&quot;\d+.red&quot;;;1));0;ORG.LIBREOFFICE.REGEX([$Part1.I79];&quot;\d+.&quot;;;1)))" office:value-type="string" office:string-value="1 " calcext:value-type="string">
            <text:p>1 </text:p>
          </table:table-cell>
          <table:table-cell table:formula="of:=IF(ISBLANK([$Input.E77]);0;IF(ISNA(ORG.LIBREOFFICE.REGEX([$Input.E77];&quot;\d+.red&quot;;;1));0;ORG.LIBREOFFICE.REGEX([$Part1.L79];&quot;\d+.&quot;;;1)))" office:value-type="float" office:value="0" calcext:value-type="float">
            <text:p>0</text:p>
          </table:table-cell>
          <table:table-cell table:formula="of:=IF(ISBLANK([$Input.F77]);0;IF(ISNA(ORG.LIBREOFFICE.REGEX([$Input.F77];&quot;\d+.red&quot;;;1));0;ORG.LIBREOFFICE.REGEX([$Part1.O79];&quot;\d+.&quot;;;1)))" office:value-type="float" office:value="0" calcext:value-type="float">
            <text:p>0</text:p>
          </table:table-cell>
          <table:table-cell table:style-name="ce11" table:formula="of:=IF(ISBLANK([$Input.G77]);0;IF(ISNA(ORG.LIBREOFFICE.REGEX([$Input.G77];&quot;\d+.red&quot;;;1));0;ORG.LIBREOFFICE.REGEX([$Part1.R79];&quot;\d+.&quot;;;1)))" office:value-type="float" office:value="0" calcext:value-type="float">
            <text:p>0</text:p>
          </table:table-cell>
          <table:table-cell table:style-name="ce5" table:formula="of:=IF(ISBLANK([$Input.B77]);0;IF(ISNA(ORG.LIBREOFFICE.REGEX([$Input.B77];&quot;\d+.green&quot;;;1));0;ORG.LIBREOFFICE.REGEX([$Part1.E79];&quot;\d+.&quot;;;1)))" office:value-type="string" office:string-value="6 " calcext:value-type="string">
            <text:p>6 </text:p>
          </table:table-cell>
          <table:table-cell table:style-name="ce22" table:formula="of:=IF(ISBLANK([$Input.C77]);0;IF(ISNA(ORG.LIBREOFFICE.REGEX([$Input.C77];&quot;\d+.green&quot;;;1));0;ORG.LIBREOFFICE.REGEX([$Part1.H79];&quot;\d+.&quot;;;1)))" office:value-type="string" office:string-value="1 " calcext:value-type="string">
            <text:p>1 </text:p>
          </table:table-cell>
          <table:table-cell table:style-name="ce22" table:formula="of:=IF(ISBLANK([$Input.D77]);0;IF(ISNA(ORG.LIBREOFFICE.REGEX([$Input.D77];&quot;\d+.green&quot;;;1));0;ORG.LIBREOFFICE.REGEX([$Part1.K79];&quot;\d+.&quot;;;1)))" office:value-type="string" office:string-value="7 " calcext:value-type="string">
            <text:p>7 </text:p>
          </table:table-cell>
          <table:table-cell table:style-name="ce22" table:formula="of:=IF(ISBLANK([$Input.E77]);0;IF(ISNA(ORG.LIBREOFFICE.REGEX([$Input.E77];&quot;\d+.green&quot;;;1));0;ORG.LIBREOFFICE.REGEX([$Part1.N79];&quot;\d+.&quot;;;1)))" office:value-type="float" office:value="0" calcext:value-type="float">
            <text:p>0</text:p>
          </table:table-cell>
          <table:table-cell table:style-name="ce22" table:formula="of:=IF(ISBLANK([$Input.F77]);0;IF(ISNA(ORG.LIBREOFFICE.REGEX([$Input.F77];&quot;\d+.green&quot;;;1));0;ORG.LIBREOFFICE.REGEX([$Part1.Q79];&quot;\d+.&quot;;;1)))" office:value-type="float" office:value="0" calcext:value-type="float">
            <text:p>0</text:p>
          </table:table-cell>
          <table:table-cell table:style-name="ce11" table:formula="of:=IF(ISBLANK([$Input.G77]);0;IF(ISNA(ORG.LIBREOFFICE.REGEX([$Input.G77];&quot;\d+.green&quot;;;1));0;ORG.LIBREOFFICE.REGEX([$Part1.T79];&quot;\d+.&quot;;;1)))" office:value-type="float" office:value="0" calcext:value-type="float">
            <text:p>0</text:p>
          </table:table-cell>
          <table:table-cell table:style-name="ce5" table:formula="of:=IF(ISBLANK([$Input.B77]);0;IF(ISNA(ORG.LIBREOFFICE.REGEX([$Input.B77];&quot;\d+.blue&quot;;;1));0;ORG.LIBREOFFICE.REGEX([$Part1.D79];&quot;\d+.&quot;;;1)))" office:value-type="string" office:string-value="10 " calcext:value-type="string">
            <text:p>10 </text:p>
          </table:table-cell>
          <table:table-cell table:style-name="ce22" table:formula="of:=IF(ISBLANK([$Input.C77]);0;IF(ISNA(ORG.LIBREOFFICE.REGEX([$Input.C77];&quot;\d+.blue&quot;;;1));0;ORG.LIBREOFFICE.REGEX([$Part1.G79];&quot;\d+.&quot;;;1)))" office:value-type="string" office:string-value="10 " calcext:value-type="string">
            <text:p>10 </text:p>
          </table:table-cell>
          <table:table-cell table:style-name="ce22" table:formula="of:=IF(ISBLANK([$Input.D77]);0;IF(ISNA(ORG.LIBREOFFICE.REGEX([$Input.D77];&quot;\d+.blue&quot;;;1));0;ORG.LIBREOFFICE.REGEX([$Part1.J79];&quot;\d+.&quot;;;1)))" office:value-type="float" office:value="0" calcext:value-type="float">
            <text:p>0</text:p>
          </table:table-cell>
          <table:table-cell table:style-name="ce22" table:formula="of:=IF(ISBLANK([$Input.E77]);0;IF(ISNA(ORG.LIBREOFFICE.REGEX([$Input.E77];&quot;\d+.blue&quot;;;1));0;ORG.LIBREOFFICE.REGEX([$Part1.M79];&quot;\d+.&quot;;;1)))" office:value-type="float" office:value="0" calcext:value-type="float">
            <text:p>0</text:p>
          </table:table-cell>
          <table:table-cell table:style-name="ce22" table:formula="of:=IF(ISBLANK([$Input.F77]);0;IF(ISNA(ORG.LIBREOFFICE.REGEX([$Input.F77];&quot;\d+.blue&quot;;;1));0;ORG.LIBREOFFICE.REGEX([$Part1.P79];&quot;\d+.&quot;;;1)))" office:value-type="float" office:value="0" calcext:value-type="float">
            <text:p>0</text:p>
          </table:table-cell>
          <table:table-cell table:style-name="ce11" table:formula="of:=IF(ISBLANK([$Input.G77]);0;IF(ISNA(ORG.LIBREOFFICE.REGEX([$Input.G77];&quot;\d+.blue&quot;;;1));0;ORG.LIBREOFFICE.REGEX([$Part1.S79];&quot;\d+.&quot;;;1)))" office:value-type="float" office:value="0" calcext:value-type="float">
            <text:p>0</text:p>
          </table:table-cell>
          <table:table-cell/>
          <table:table-cell table:formula="of:=MAX(NUMBERVALUE([.B79]);NUMBERVALUE([.C79]);NUMBERVALUE([.D79]);NUMBERVALUE([.E79]);NUMBERVALUE([.F79]);NUMBERVALUE([.G79]))" office:value-type="float" office:value="3" calcext:value-type="float">
            <text:p>3</text:p>
          </table:table-cell>
          <table:table-cell table:formula="of:=MAX(NUMBERVALUE([.H79]);NUMBERVALUE([.I79]);NUMBERVALUE([.J79]);NUMBERVALUE([.K79]);NUMBERVALUE([.L79]);NUMBERVALUE([.M79]))" office:value-type="float" office:value="7" calcext:value-type="float">
            <text:p>7</text:p>
          </table:table-cell>
          <table:table-cell table:formula="of:=MAX(NUMBERVALUE([.N79]);NUMBERVALUE([.O79]);NUMBERVALUE([.P79]);NUMBERVALUE([.Q79]);NUMBERVALUE([.R79]);NUMBERVALUE([.S79]))" office:value-type="float" office:value="10" calcext:value-type="float">
            <text:p>10</text:p>
          </table:table-cell>
          <table:table-cell/>
          <table:table-cell table:formula="of:=[.U79]*[.V79]*[.W79]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formula="of:=[$Input.A78]" office:value-type="string" office:string-value="Game 78" calcext:value-type="string">
            <text:p>Game 78</text:p>
          </table:table-cell>
          <table:table-cell table:style-name="ce5" table:formula="of:=IF(ISBLANK([$Input.B78]);0;IF(ISNA(ORG.LIBREOFFICE.REGEX([$Input.B78];&quot;\d+.red&quot;;;1));0;ORG.LIBREOFFICE.REGEX([$Part1.C80];&quot;\d+.&quot;;;1)))" office:value-type="float" office:value="0" calcext:value-type="float">
            <text:p>0</text:p>
          </table:table-cell>
          <table:table-cell table:formula="of:=IF(ISBLANK([$Input.C78]);0;IF(ISNA(ORG.LIBREOFFICE.REGEX([$Input.C78];&quot;\d+.red&quot;;;1));0;ORG.LIBREOFFICE.REGEX([$Part1.F80];&quot;\d+.&quot;;;1)))" office:value-type="string" office:string-value="8 " calcext:value-type="string">
            <text:p>8 </text:p>
          </table:table-cell>
          <table:table-cell table:formula="of:=IF(ISBLANK([$Input.D78]);0;IF(ISNA(ORG.LIBREOFFICE.REGEX([$Input.D78];&quot;\d+.red&quot;;;1));0;ORG.LIBREOFFICE.REGEX([$Part1.I80];&quot;\d+.&quot;;;1)))" office:value-type="string" office:string-value="10 " calcext:value-type="string">
            <text:p>10 </text:p>
          </table:table-cell>
          <table:table-cell table:formula="of:=IF(ISBLANK([$Input.E78]);0;IF(ISNA(ORG.LIBREOFFICE.REGEX([$Input.E78];&quot;\d+.red&quot;;;1));0;ORG.LIBREOFFICE.REGEX([$Part1.L80];&quot;\d+.&quot;;;1)))" office:value-type="string" office:string-value="10 " calcext:value-type="string">
            <text:p>10 </text:p>
          </table:table-cell>
          <table:table-cell table:formula="of:=IF(ISBLANK([$Input.F78]);0;IF(ISNA(ORG.LIBREOFFICE.REGEX([$Input.F78];&quot;\d+.red&quot;;;1));0;ORG.LIBREOFFICE.REGEX([$Part1.O80];&quot;\d+.&quot;;;1)))" office:value-type="string" office:string-value="6 " calcext:value-type="string">
            <text:p>6 </text:p>
          </table:table-cell>
          <table:table-cell table:style-name="ce11" table:formula="of:=IF(ISBLANK([$Input.G78]);0;IF(ISNA(ORG.LIBREOFFICE.REGEX([$Input.G78];&quot;\d+.red&quot;;;1));0;ORG.LIBREOFFICE.REGEX([$Part1.R80];&quot;\d+.&quot;;;1)))" office:value-type="float" office:value="0" calcext:value-type="float">
            <text:p>0</text:p>
          </table:table-cell>
          <table:table-cell table:style-name="ce5" table:formula="of:=IF(ISBLANK([$Input.B78]);0;IF(ISNA(ORG.LIBREOFFICE.REGEX([$Input.B78];&quot;\d+.green&quot;;;1));0;ORG.LIBREOFFICE.REGEX([$Part1.E80];&quot;\d+.&quot;;;1)))" office:value-type="string" office:string-value="11 " calcext:value-type="string">
            <text:p>11 </text:p>
          </table:table-cell>
          <table:table-cell table:style-name="ce22" table:formula="of:=IF(ISBLANK([$Input.C78]);0;IF(ISNA(ORG.LIBREOFFICE.REGEX([$Input.C78];&quot;\d+.green&quot;;;1));0;ORG.LIBREOFFICE.REGEX([$Part1.H80];&quot;\d+.&quot;;;1)))" office:value-type="string" office:string-value="5 " calcext:value-type="string">
            <text:p>5 </text:p>
          </table:table-cell>
          <table:table-cell table:style-name="ce22" table:formula="of:=IF(ISBLANK([$Input.D78]);0;IF(ISNA(ORG.LIBREOFFICE.REGEX([$Input.D78];&quot;\d+.green&quot;;;1));0;ORG.LIBREOFFICE.REGEX([$Part1.K80];&quot;\d+.&quot;;;1)))" office:value-type="string" office:string-value="6 " calcext:value-type="string">
            <text:p>6 </text:p>
          </table:table-cell>
          <table:table-cell table:style-name="ce22" table:formula="of:=IF(ISBLANK([$Input.E78]);0;IF(ISNA(ORG.LIBREOFFICE.REGEX([$Input.E78];&quot;\d+.green&quot;;;1));0;ORG.LIBREOFFICE.REGEX([$Part1.N80];&quot;\d+.&quot;;;1)))" office:value-type="string" office:string-value="3 " calcext:value-type="string">
            <text:p>3 </text:p>
          </table:table-cell>
          <table:table-cell table:style-name="ce22" table:formula="of:=IF(ISBLANK([$Input.F78]);0;IF(ISNA(ORG.LIBREOFFICE.REGEX([$Input.F78];&quot;\d+.green&quot;;;1));0;ORG.LIBREOFFICE.REGEX([$Part1.Q80];&quot;\d+.&quot;;;1)))" office:value-type="string" office:string-value="5 " calcext:value-type="string">
            <text:p>5 </text:p>
          </table:table-cell>
          <table:table-cell table:style-name="ce11" table:formula="of:=IF(ISBLANK([$Input.G78]);0;IF(ISNA(ORG.LIBREOFFICE.REGEX([$Input.G78];&quot;\d+.green&quot;;;1));0;ORG.LIBREOFFICE.REGEX([$Part1.T80];&quot;\d+.&quot;;;1)))" office:value-type="float" office:value="0" calcext:value-type="float">
            <text:p>0</text:p>
          </table:table-cell>
          <table:table-cell table:style-name="ce5" table:formula="of:=IF(ISBLANK([$Input.B78]);0;IF(ISNA(ORG.LIBREOFFICE.REGEX([$Input.B78];&quot;\d+.blue&quot;;;1));0;ORG.LIBREOFFICE.REGEX([$Part1.D80];&quot;\d+.&quot;;;1)))" office:value-type="string" office:string-value="2 " calcext:value-type="string">
            <text:p>2 </text:p>
          </table:table-cell>
          <table:table-cell table:style-name="ce22" table:formula="of:=IF(ISBLANK([$Input.C78]);0;IF(ISNA(ORG.LIBREOFFICE.REGEX([$Input.C78];&quot;\d+.blue&quot;;;1));0;ORG.LIBREOFFICE.REGEX([$Part1.G80];&quot;\d+.&quot;;;1)))" office:value-type="string" office:string-value="6 " calcext:value-type="string">
            <text:p>6 </text:p>
          </table:table-cell>
          <table:table-cell table:style-name="ce22" table:formula="of:=IF(ISBLANK([$Input.D78]);0;IF(ISNA(ORG.LIBREOFFICE.REGEX([$Input.D78];&quot;\d+.blue&quot;;;1));0;ORG.LIBREOFFICE.REGEX([$Part1.J80];&quot;\d+.&quot;;;1)))" office:value-type="string" office:string-value="4 " calcext:value-type="string">
            <text:p>4 </text:p>
          </table:table-cell>
          <table:table-cell table:style-name="ce22" table:formula="of:=IF(ISBLANK([$Input.E78]);0;IF(ISNA(ORG.LIBREOFFICE.REGEX([$Input.E78];&quot;\d+.blue&quot;;;1));0;ORG.LIBREOFFICE.REGEX([$Part1.M80];&quot;\d+.&quot;;;1)))" office:value-type="string" office:string-value="6 " calcext:value-type="string">
            <text:p>6 </text:p>
          </table:table-cell>
          <table:table-cell table:style-name="ce22" table:formula="of:=IF(ISBLANK([$Input.F78]);0;IF(ISNA(ORG.LIBREOFFICE.REGEX([$Input.F78];&quot;\d+.blue&quot;;;1));0;ORG.LIBREOFFICE.REGEX([$Part1.P80];&quot;\d+.&quot;;;1)))" office:value-type="float" office:value="0" calcext:value-type="float">
            <text:p>0</text:p>
          </table:table-cell>
          <table:table-cell table:style-name="ce11" table:formula="of:=IF(ISBLANK([$Input.G78]);0;IF(ISNA(ORG.LIBREOFFICE.REGEX([$Input.G78];&quot;\d+.blue&quot;;;1));0;ORG.LIBREOFFICE.REGEX([$Part1.S80];&quot;\d+.&quot;;;1)))" office:value-type="float" office:value="0" calcext:value-type="float">
            <text:p>0</text:p>
          </table:table-cell>
          <table:table-cell/>
          <table:table-cell table:formula="of:=MAX(NUMBERVALUE([.B80]);NUMBERVALUE([.C80]);NUMBERVALUE([.D80]);NUMBERVALUE([.E80]);NUMBERVALUE([.F80]);NUMBERVALUE([.G80]))" office:value-type="float" office:value="10" calcext:value-type="float">
            <text:p>10</text:p>
          </table:table-cell>
          <table:table-cell table:formula="of:=MAX(NUMBERVALUE([.H80]);NUMBERVALUE([.I80]);NUMBERVALUE([.J80]);NUMBERVALUE([.K80]);NUMBERVALUE([.L80]);NUMBERVALUE([.M80]))" office:value-type="float" office:value="11" calcext:value-type="float">
            <text:p>11</text:p>
          </table:table-cell>
          <table:table-cell table:formula="of:=MAX(NUMBERVALUE([.N80]);NUMBERVALUE([.O80]);NUMBERVALUE([.P80]);NUMBERVALUE([.Q80]);NUMBERVALUE([.R80]);NUMBERVALUE([.S80]))" office:value-type="float" office:value="6" calcext:value-type="float">
            <text:p>6</text:p>
          </table:table-cell>
          <table:table-cell/>
          <table:table-cell table:formula="of:=[.U80]*[.V80]*[.W80]"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table:formula="of:=[$Input.A79]" office:value-type="string" office:string-value="Game 79" calcext:value-type="string">
            <text:p>Game 79</text:p>
          </table:table-cell>
          <table:table-cell table:style-name="ce5" table:formula="of:=IF(ISBLANK([$Input.B79]);0;IF(ISNA(ORG.LIBREOFFICE.REGEX([$Input.B79];&quot;\d+.red&quot;;;1));0;ORG.LIBREOFFICE.REGEX([$Part1.C81];&quot;\d+.&quot;;;1)))" office:value-type="string" office:string-value="4 " calcext:value-type="string">
            <text:p>4 </text:p>
          </table:table-cell>
          <table:table-cell table:formula="of:=IF(ISBLANK([$Input.C79]);0;IF(ISNA(ORG.LIBREOFFICE.REGEX([$Input.C79];&quot;\d+.red&quot;;;1));0;ORG.LIBREOFFICE.REGEX([$Part1.F81];&quot;\d+.&quot;;;1)))" office:value-type="string" office:string-value="1 " calcext:value-type="string">
            <text:p>1 </text:p>
          </table:table-cell>
          <table:table-cell table:formula="of:=IF(ISBLANK([$Input.D79]);0;IF(ISNA(ORG.LIBREOFFICE.REGEX([$Input.D79];&quot;\d+.red&quot;;;1));0;ORG.LIBREOFFICE.REGEX([$Part1.I81];&quot;\d+.&quot;;;1)))" office:value-type="string" office:string-value="4 " calcext:value-type="string">
            <text:p>4 </text:p>
          </table:table-cell>
          <table:table-cell table:formula="of:=IF(ISBLANK([$Input.E79]);0;IF(ISNA(ORG.LIBREOFFICE.REGEX([$Input.E79];&quot;\d+.red&quot;;;1));0;ORG.LIBREOFFICE.REGEX([$Part1.L81];&quot;\d+.&quot;;;1)))" office:value-type="string" office:string-value="4 " calcext:value-type="string">
            <text:p>4 </text:p>
          </table:table-cell>
          <table:table-cell table:formula="of:=IF(ISBLANK([$Input.F79]);0;IF(ISNA(ORG.LIBREOFFICE.REGEX([$Input.F79];&quot;\d+.red&quot;;;1));0;ORG.LIBREOFFICE.REGEX([$Part1.O81];&quot;\d+.&quot;;;1)))" office:value-type="string" office:string-value="1 " calcext:value-type="string">
            <text:p>1 </text:p>
          </table:table-cell>
          <table:table-cell table:style-name="ce11" table:formula="of:=IF(ISBLANK([$Input.G79]);0;IF(ISNA(ORG.LIBREOFFICE.REGEX([$Input.G79];&quot;\d+.red&quot;;;1));0;ORG.LIBREOFFICE.REGEX([$Part1.R81];&quot;\d+.&quot;;;1)))" office:value-type="float" office:value="0" calcext:value-type="float">
            <text:p>0</text:p>
          </table:table-cell>
          <table:table-cell table:style-name="ce5" table:formula="of:=IF(ISBLANK([$Input.B79]);0;IF(ISNA(ORG.LIBREOFFICE.REGEX([$Input.B79];&quot;\d+.green&quot;;;1));0;ORG.LIBREOFFICE.REGEX([$Part1.E81];&quot;\d+.&quot;;;1)))" office:value-type="string" office:string-value="1 " calcext:value-type="string">
            <text:p>1 </text:p>
          </table:table-cell>
          <table:table-cell table:style-name="ce22" table:formula="of:=IF(ISBLANK([$Input.C79]);0;IF(ISNA(ORG.LIBREOFFICE.REGEX([$Input.C79];&quot;\d+.green&quot;;;1));0;ORG.LIBREOFFICE.REGEX([$Part1.H81];&quot;\d+.&quot;;;1)))" office:value-type="float" office:value="0" calcext:value-type="float">
            <text:p>0</text:p>
          </table:table-cell>
          <table:table-cell table:style-name="ce22" table:formula="of:=IF(ISBLANK([$Input.D79]);0;IF(ISNA(ORG.LIBREOFFICE.REGEX([$Input.D79];&quot;\d+.green&quot;;;1));0;ORG.LIBREOFFICE.REGEX([$Part1.K81];&quot;\d+.&quot;;;1)))" office:value-type="string" office:string-value="2 " calcext:value-type="string">
            <text:p>2 </text:p>
          </table:table-cell>
          <table:table-cell table:style-name="ce22" table:formula="of:=IF(ISBLANK([$Input.E79]);0;IF(ISNA(ORG.LIBREOFFICE.REGEX([$Input.E79];&quot;\d+.green&quot;;;1));0;ORG.LIBREOFFICE.REGEX([$Part1.N81];&quot;\d+.&quot;;;1)))" office:value-type="string" office:string-value="1 " calcext:value-type="string">
            <text:p>1 </text:p>
          </table:table-cell>
          <table:table-cell table:style-name="ce22" table:formula="of:=IF(ISBLANK([$Input.F79]);0;IF(ISNA(ORG.LIBREOFFICE.REGEX([$Input.F79];&quot;\d+.green&quot;;;1));0;ORG.LIBREOFFICE.REGEX([$Part1.Q81];&quot;\d+.&quot;;;1)))" office:value-type="string" office:string-value="2 " calcext:value-type="string">
            <text:p>2 </text:p>
          </table:table-cell>
          <table:table-cell table:style-name="ce11" table:formula="of:=IF(ISBLANK([$Input.G79]);0;IF(ISNA(ORG.LIBREOFFICE.REGEX([$Input.G79];&quot;\d+.green&quot;;;1));0;ORG.LIBREOFFICE.REGEX([$Part1.T81];&quot;\d+.&quot;;;1)))" office:value-type="float" office:value="0" calcext:value-type="float">
            <text:p>0</text:p>
          </table:table-cell>
          <table:table-cell table:style-name="ce5" table:formula="of:=IF(ISBLANK([$Input.B79]);0;IF(ISNA(ORG.LIBREOFFICE.REGEX([$Input.B79];&quot;\d+.blue&quot;;;1));0;ORG.LIBREOFFICE.REGEX([$Part1.D81];&quot;\d+.&quot;;;1)))" office:value-type="string" office:string-value="6 " calcext:value-type="string">
            <text:p>6 </text:p>
          </table:table-cell>
          <table:table-cell table:style-name="ce22" table:formula="of:=IF(ISBLANK([$Input.C79]);0;IF(ISNA(ORG.LIBREOFFICE.REGEX([$Input.C79];&quot;\d+.blue&quot;;;1));0;ORG.LIBREOFFICE.REGEX([$Part1.G81];&quot;\d+.&quot;;;1)))" office:value-type="float" office:value="0" calcext:value-type="float">
            <text:p>0</text:p>
          </table:table-cell>
          <table:table-cell table:style-name="ce22" table:formula="of:=IF(ISBLANK([$Input.D79]);0;IF(ISNA(ORG.LIBREOFFICE.REGEX([$Input.D79];&quot;\d+.blue&quot;;;1));0;ORG.LIBREOFFICE.REGEX([$Part1.J81];&quot;\d+.&quot;;;1)))" office:value-type="string" office:string-value="3 " calcext:value-type="string">
            <text:p>3 </text:p>
          </table:table-cell>
          <table:table-cell table:style-name="ce22" table:formula="of:=IF(ISBLANK([$Input.E79]);0;IF(ISNA(ORG.LIBREOFFICE.REGEX([$Input.E79];&quot;\d+.blue&quot;;;1));0;ORG.LIBREOFFICE.REGEX([$Part1.M81];&quot;\d+.&quot;;;1)))" office:value-type="string" office:string-value="2 " calcext:value-type="string">
            <text:p>2 </text:p>
          </table:table-cell>
          <table:table-cell table:style-name="ce22" table:formula="of:=IF(ISBLANK([$Input.F79]);0;IF(ISNA(ORG.LIBREOFFICE.REGEX([$Input.F79];&quot;\d+.blue&quot;;;1));0;ORG.LIBREOFFICE.REGEX([$Part1.P81];&quot;\d+.&quot;;;1)))" office:value-type="float" office:value="0" calcext:value-type="float">
            <text:p>0</text:p>
          </table:table-cell>
          <table:table-cell table:style-name="ce11" table:formula="of:=IF(ISBLANK([$Input.G79]);0;IF(ISNA(ORG.LIBREOFFICE.REGEX([$Input.G79];&quot;\d+.blue&quot;;;1));0;ORG.LIBREOFFICE.REGEX([$Part1.S81];&quot;\d+.&quot;;;1)))" office:value-type="float" office:value="0" calcext:value-type="float">
            <text:p>0</text:p>
          </table:table-cell>
          <table:table-cell/>
          <table:table-cell table:formula="of:=MAX(NUMBERVALUE([.B81]);NUMBERVALUE([.C81]);NUMBERVALUE([.D81]);NUMBERVALUE([.E81]);NUMBERVALUE([.F81]);NUMBERVALUE([.G81]))" office:value-type="float" office:value="4" calcext:value-type="float">
            <text:p>4</text:p>
          </table:table-cell>
          <table:table-cell table:formula="of:=MAX(NUMBERVALUE([.H81]);NUMBERVALUE([.I81]);NUMBERVALUE([.J81]);NUMBERVALUE([.K81]);NUMBERVALUE([.L81]);NUMBERVALUE([.M81]))" office:value-type="float" office:value="2" calcext:value-type="float">
            <text:p>2</text:p>
          </table:table-cell>
          <table:table-cell table:formula="of:=MAX(NUMBERVALUE([.N81]);NUMBERVALUE([.O81]);NUMBERVALUE([.P81]);NUMBERVALUE([.Q81]);NUMBERVALUE([.R81]);NUMBERVALUE([.S81]))" office:value-type="float" office:value="6" calcext:value-type="float">
            <text:p>6</text:p>
          </table:table-cell>
          <table:table-cell/>
          <table:table-cell table:formula="of:=[.U81]*[.V81]*[.W81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$Input.A80]" office:value-type="string" office:string-value="Game 80" calcext:value-type="string">
            <text:p>Game 80</text:p>
          </table:table-cell>
          <table:table-cell table:style-name="ce5" table:formula="of:=IF(ISBLANK([$Input.B80]);0;IF(ISNA(ORG.LIBREOFFICE.REGEX([$Input.B80];&quot;\d+.red&quot;;;1));0;ORG.LIBREOFFICE.REGEX([$Part1.C82];&quot;\d+.&quot;;;1)))" office:value-type="string" office:string-value="2 " calcext:value-type="string">
            <text:p>2 </text:p>
          </table:table-cell>
          <table:table-cell table:formula="of:=IF(ISBLANK([$Input.C80]);0;IF(ISNA(ORG.LIBREOFFICE.REGEX([$Input.C80];&quot;\d+.red&quot;;;1));0;ORG.LIBREOFFICE.REGEX([$Part1.F82];&quot;\d+.&quot;;;1)))" office:value-type="string" office:string-value="1 " calcext:value-type="string">
            <text:p>1 </text:p>
          </table:table-cell>
          <table:table-cell table:formula="of:=IF(ISBLANK([$Input.D80]);0;IF(ISNA(ORG.LIBREOFFICE.REGEX([$Input.D80];&quot;\d+.red&quot;;;1));0;ORG.LIBREOFFICE.REGEX([$Part1.I82];&quot;\d+.&quot;;;1)))" office:value-type="string" office:string-value="7 " calcext:value-type="string">
            <text:p>7 </text:p>
          </table:table-cell>
          <table:table-cell table:formula="of:=IF(ISBLANK([$Input.E80]);0;IF(ISNA(ORG.LIBREOFFICE.REGEX([$Input.E80];&quot;\d+.red&quot;;;1));0;ORG.LIBREOFFICE.REGEX([$Part1.L82];&quot;\d+.&quot;;;1)))" office:value-type="string" office:string-value="7 " calcext:value-type="string">
            <text:p>7 </text:p>
          </table:table-cell>
          <table:table-cell table:formula="of:=IF(ISBLANK([$Input.F80]);0;IF(ISNA(ORG.LIBREOFFICE.REGEX([$Input.F80];&quot;\d+.red&quot;;;1));0;ORG.LIBREOFFICE.REGEX([$Part1.O82];&quot;\d+.&quot;;;1)))" office:value-type="float" office:value="0" calcext:value-type="float">
            <text:p>0</text:p>
          </table:table-cell>
          <table:table-cell table:style-name="ce11" table:formula="of:=IF(ISBLANK([$Input.G80]);0;IF(ISNA(ORG.LIBREOFFICE.REGEX([$Input.G80];&quot;\d+.red&quot;;;1));0;ORG.LIBREOFFICE.REGEX([$Part1.R82];&quot;\d+.&quot;;;1)))" office:value-type="float" office:value="0" calcext:value-type="float">
            <text:p>0</text:p>
          </table:table-cell>
          <table:table-cell table:style-name="ce5" table:formula="of:=IF(ISBLANK([$Input.B80]);0;IF(ISNA(ORG.LIBREOFFICE.REGEX([$Input.B80];&quot;\d+.green&quot;;;1));0;ORG.LIBREOFFICE.REGEX([$Part1.E82];&quot;\d+.&quot;;;1)))" office:value-type="string" office:string-value="1 " calcext:value-type="string">
            <text:p>1 </text:p>
          </table:table-cell>
          <table:table-cell table:style-name="ce22" table:formula="of:=IF(ISBLANK([$Input.C80]);0;IF(ISNA(ORG.LIBREOFFICE.REGEX([$Input.C80];&quot;\d+.green&quot;;;1));0;ORG.LIBREOFFICE.REGEX([$Part1.H82];&quot;\d+.&quot;;;1)))" office:value-type="string" office:string-value="1 " calcext:value-type="string">
            <text:p>1 </text:p>
          </table:table-cell>
          <table:table-cell table:style-name="ce22" table:formula="of:=IF(ISBLANK([$Input.D80]);0;IF(ISNA(ORG.LIBREOFFICE.REGEX([$Input.D80];&quot;\d+.green&quot;;;1));0;ORG.LIBREOFFICE.REGEX([$Part1.K82];&quot;\d+.&quot;;;1)))" office:value-type="string" office:string-value="1 " calcext:value-type="string">
            <text:p>1 </text:p>
          </table:table-cell>
          <table:table-cell table:style-name="ce22" table:formula="of:=IF(ISBLANK([$Input.E80]);0;IF(ISNA(ORG.LIBREOFFICE.REGEX([$Input.E80];&quot;\d+.green&quot;;;1));0;ORG.LIBREOFFICE.REGEX([$Part1.N82];&quot;\d+.&quot;;;1)))" office:value-type="string" office:string-value="3 " calcext:value-type="string">
            <text:p>3 </text:p>
          </table:table-cell>
          <table:table-cell table:style-name="ce22" table:formula="of:=IF(ISBLANK([$Input.F80]);0;IF(ISNA(ORG.LIBREOFFICE.REGEX([$Input.F80];&quot;\d+.green&quot;;;1));0;ORG.LIBREOFFICE.REGEX([$Part1.Q82];&quot;\d+.&quot;;;1)))" office:value-type="float" office:value="0" calcext:value-type="float">
            <text:p>0</text:p>
          </table:table-cell>
          <table:table-cell table:style-name="ce11" table:formula="of:=IF(ISBLANK([$Input.G80]);0;IF(ISNA(ORG.LIBREOFFICE.REGEX([$Input.G80];&quot;\d+.green&quot;;;1));0;ORG.LIBREOFFICE.REGEX([$Part1.T82];&quot;\d+.&quot;;;1)))" office:value-type="float" office:value="0" calcext:value-type="float">
            <text:p>0</text:p>
          </table:table-cell>
          <table:table-cell table:style-name="ce5" table:formula="of:=IF(ISBLANK([$Input.B80]);0;IF(ISNA(ORG.LIBREOFFICE.REGEX([$Input.B80];&quot;\d+.blue&quot;;;1));0;ORG.LIBREOFFICE.REGEX([$Part1.D82];&quot;\d+.&quot;;;1)))" office:value-type="float" office:value="0" calcext:value-type="float">
            <text:p>0</text:p>
          </table:table-cell>
          <table:table-cell table:style-name="ce22" table:formula="of:=IF(ISBLANK([$Input.C80]);0;IF(ISNA(ORG.LIBREOFFICE.REGEX([$Input.C80];&quot;\d+.blue&quot;;;1));0;ORG.LIBREOFFICE.REGEX([$Part1.G82];&quot;\d+.&quot;;;1)))" office:value-type="float" office:value="0" calcext:value-type="float">
            <text:p>0</text:p>
          </table:table-cell>
          <table:table-cell table:style-name="ce22" table:formula="of:=IF(ISBLANK([$Input.D80]);0;IF(ISNA(ORG.LIBREOFFICE.REGEX([$Input.D80];&quot;\d+.blue&quot;;;1));0;ORG.LIBREOFFICE.REGEX([$Part1.J82];&quot;\d+.&quot;;;1)))" office:value-type="float" office:value="0" calcext:value-type="float">
            <text:p>0</text:p>
          </table:table-cell>
          <table:table-cell table:style-name="ce22" table:formula="of:=IF(ISBLANK([$Input.E80]);0;IF(ISNA(ORG.LIBREOFFICE.REGEX([$Input.E80];&quot;\d+.blue&quot;;;1));0;ORG.LIBREOFFICE.REGEX([$Part1.M82];&quot;\d+.&quot;;;1)))" office:value-type="string" office:string-value="1 " calcext:value-type="string">
            <text:p>1 </text:p>
          </table:table-cell>
          <table:table-cell table:style-name="ce22" table:formula="of:=IF(ISBLANK([$Input.F80]);0;IF(ISNA(ORG.LIBREOFFICE.REGEX([$Input.F80];&quot;\d+.blue&quot;;;1));0;ORG.LIBREOFFICE.REGEX([$Part1.P82];&quot;\d+.&quot;;;1)))" office:value-type="float" office:value="0" calcext:value-type="float">
            <text:p>0</text:p>
          </table:table-cell>
          <table:table-cell table:style-name="ce11" table:formula="of:=IF(ISBLANK([$Input.G80]);0;IF(ISNA(ORG.LIBREOFFICE.REGEX([$Input.G80];&quot;\d+.blue&quot;;;1));0;ORG.LIBREOFFICE.REGEX([$Part1.S82];&quot;\d+.&quot;;;1)))" office:value-type="float" office:value="0" calcext:value-type="float">
            <text:p>0</text:p>
          </table:table-cell>
          <table:table-cell/>
          <table:table-cell table:formula="of:=MAX(NUMBERVALUE([.B82]);NUMBERVALUE([.C82]);NUMBERVALUE([.D82]);NUMBERVALUE([.E82]);NUMBERVALUE([.F82]);NUMBERVALUE([.G82]))" office:value-type="float" office:value="7" calcext:value-type="float">
            <text:p>7</text:p>
          </table:table-cell>
          <table:table-cell table:formula="of:=MAX(NUMBERVALUE([.H82]);NUMBERVALUE([.I82]);NUMBERVALUE([.J82]);NUMBERVALUE([.K82]);NUMBERVALUE([.L82]);NUMBERVALUE([.M82]))" office:value-type="float" office:value="3" calcext:value-type="float">
            <text:p>3</text:p>
          </table:table-cell>
          <table:table-cell table:formula="of:=MAX(NUMBERVALUE([.N82]);NUMBERVALUE([.O82]);NUMBERVALUE([.P82]);NUMBERVALUE([.Q82]);NUMBERVALUE([.R82]);NUMBERVALUE([.S82]))" office:value-type="float" office:value="1" calcext:value-type="float">
            <text:p>1</text:p>
          </table:table-cell>
          <table:table-cell/>
          <table:table-cell table:formula="of:=[.U82]*[.V82]*[.W8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$Input.A81]" office:value-type="string" office:string-value="Game 81" calcext:value-type="string">
            <text:p>Game 81</text:p>
          </table:table-cell>
          <table:table-cell table:style-name="ce5" table:formula="of:=IF(ISBLANK([$Input.B81]);0;IF(ISNA(ORG.LIBREOFFICE.REGEX([$Input.B81];&quot;\d+.red&quot;;;1));0;ORG.LIBREOFFICE.REGEX([$Part1.C83];&quot;\d+.&quot;;;1)))" office:value-type="string" office:string-value="15 " calcext:value-type="string">
            <text:p>15 </text:p>
          </table:table-cell>
          <table:table-cell table:formula="of:=IF(ISBLANK([$Input.C81]);0;IF(ISNA(ORG.LIBREOFFICE.REGEX([$Input.C81];&quot;\d+.red&quot;;;1));0;ORG.LIBREOFFICE.REGEX([$Part1.F83];&quot;\d+.&quot;;;1)))" office:value-type="string" office:string-value="12 " calcext:value-type="string">
            <text:p>12 </text:p>
          </table:table-cell>
          <table:table-cell table:formula="of:=IF(ISBLANK([$Input.D81]);0;IF(ISNA(ORG.LIBREOFFICE.REGEX([$Input.D81];&quot;\d+.red&quot;;;1));0;ORG.LIBREOFFICE.REGEX([$Part1.I83];&quot;\d+.&quot;;;1)))" office:value-type="string" office:string-value="13 " calcext:value-type="string">
            <text:p>13 </text:p>
          </table:table-cell>
          <table:table-cell table:formula="of:=IF(ISBLANK([$Input.E81]);0;IF(ISNA(ORG.LIBREOFFICE.REGEX([$Input.E81];&quot;\d+.red&quot;;;1));0;ORG.LIBREOFFICE.REGEX([$Part1.L83];&quot;\d+.&quot;;;1)))" office:value-type="string" office:string-value="13 " calcext:value-type="string">
            <text:p>13 </text:p>
          </table:table-cell>
          <table:table-cell table:formula="of:=IF(ISBLANK([$Input.F81]);0;IF(ISNA(ORG.LIBREOFFICE.REGEX([$Input.F81];&quot;\d+.red&quot;;;1));0;ORG.LIBREOFFICE.REGEX([$Part1.O83];&quot;\d+.&quot;;;1)))" office:value-type="string" office:string-value="12 " calcext:value-type="string">
            <text:p>12 </text:p>
          </table:table-cell>
          <table:table-cell table:style-name="ce11" table:formula="of:=IF(ISBLANK([$Input.G81]);0;IF(ISNA(ORG.LIBREOFFICE.REGEX([$Input.G81];&quot;\d+.red&quot;;;1));0;ORG.LIBREOFFICE.REGEX([$Part1.R83];&quot;\d+.&quot;;;1)))" office:value-type="string" office:string-value="8 " calcext:value-type="string">
            <text:p>8 </text:p>
          </table:table-cell>
          <table:table-cell table:style-name="ce5" table:formula="of:=IF(ISBLANK([$Input.B81]);0;IF(ISNA(ORG.LIBREOFFICE.REGEX([$Input.B81];&quot;\d+.green&quot;;;1));0;ORG.LIBREOFFICE.REGEX([$Part1.E83];&quot;\d+.&quot;;;1)))" office:value-type="string" office:string-value="4 " calcext:value-type="string">
            <text:p>4 </text:p>
          </table:table-cell>
          <table:table-cell table:style-name="ce22" table:formula="of:=IF(ISBLANK([$Input.C81]);0;IF(ISNA(ORG.LIBREOFFICE.REGEX([$Input.C81];&quot;\d+.green&quot;;;1));0;ORG.LIBREOFFICE.REGEX([$Part1.H83];&quot;\d+.&quot;;;1)))" office:value-type="string" office:string-value="2 " calcext:value-type="string">
            <text:p>2 </text:p>
          </table:table-cell>
          <table:table-cell table:style-name="ce22" table:formula="of:=IF(ISBLANK([$Input.D81]);0;IF(ISNA(ORG.LIBREOFFICE.REGEX([$Input.D81];&quot;\d+.green&quot;;;1));0;ORG.LIBREOFFICE.REGEX([$Part1.K83];&quot;\d+.&quot;;;1)))" office:value-type="string" office:string-value="4 " calcext:value-type="string">
            <text:p>4 </text:p>
          </table:table-cell>
          <table:table-cell table:style-name="ce22" table:formula="of:=IF(ISBLANK([$Input.E81]);0;IF(ISNA(ORG.LIBREOFFICE.REGEX([$Input.E81];&quot;\d+.green&quot;;;1));0;ORG.LIBREOFFICE.REGEX([$Part1.N83];&quot;\d+.&quot;;;1)))" office:value-type="string" office:string-value="3 " calcext:value-type="string">
            <text:p>3 </text:p>
          </table:table-cell>
          <table:table-cell table:style-name="ce22" table:formula="of:=IF(ISBLANK([$Input.F81]);0;IF(ISNA(ORG.LIBREOFFICE.REGEX([$Input.F81];&quot;\d+.green&quot;;;1));0;ORG.LIBREOFFICE.REGEX([$Part1.Q83];&quot;\d+.&quot;;;1)))" office:value-type="string" office:string-value="2 " calcext:value-type="string">
            <text:p>2 </text:p>
          </table:table-cell>
          <table:table-cell table:style-name="ce11" table:formula="of:=IF(ISBLANK([$Input.G81]);0;IF(ISNA(ORG.LIBREOFFICE.REGEX([$Input.G81];&quot;\d+.green&quot;;;1));0;ORG.LIBREOFFICE.REGEX([$Part1.T83];&quot;\d+.&quot;;;1)))" office:value-type="string" office:string-value="3 " calcext:value-type="string">
            <text:p>3 </text:p>
          </table:table-cell>
          <table:table-cell table:style-name="ce5" table:formula="of:=IF(ISBLANK([$Input.B81]);0;IF(ISNA(ORG.LIBREOFFICE.REGEX([$Input.B81];&quot;\d+.blue&quot;;;1));0;ORG.LIBREOFFICE.REGEX([$Part1.D83];&quot;\d+.&quot;;;1)))" office:value-type="string" office:string-value="1 " calcext:value-type="string">
            <text:p>1 </text:p>
          </table:table-cell>
          <table:table-cell table:style-name="ce22" table:formula="of:=IF(ISBLANK([$Input.C81]);0;IF(ISNA(ORG.LIBREOFFICE.REGEX([$Input.C81];&quot;\d+.blue&quot;;;1));0;ORG.LIBREOFFICE.REGEX([$Part1.G83];&quot;\d+.&quot;;;1)))" office:value-type="float" office:value="0" calcext:value-type="float">
            <text:p>0</text:p>
          </table:table-cell>
          <table:table-cell table:style-name="ce22" table:formula="of:=IF(ISBLANK([$Input.D81]);0;IF(ISNA(ORG.LIBREOFFICE.REGEX([$Input.D81];&quot;\d+.blue&quot;;;1));0;ORG.LIBREOFFICE.REGEX([$Part1.J83];&quot;\d+.&quot;;;1)))" office:value-type="float" office:value="0" calcext:value-type="float">
            <text:p>0</text:p>
          </table:table-cell>
          <table:table-cell table:style-name="ce22" table:formula="of:=IF(ISBLANK([$Input.E81]);0;IF(ISNA(ORG.LIBREOFFICE.REGEX([$Input.E81];&quot;\d+.blue&quot;;;1));0;ORG.LIBREOFFICE.REGEX([$Part1.M83];&quot;\d+.&quot;;;1)))" office:value-type="string" office:string-value="1 " calcext:value-type="string">
            <text:p>1 </text:p>
          </table:table-cell>
          <table:table-cell table:style-name="ce22" table:formula="of:=IF(ISBLANK([$Input.F81]);0;IF(ISNA(ORG.LIBREOFFICE.REGEX([$Input.F81];&quot;\d+.blue&quot;;;1));0;ORG.LIBREOFFICE.REGEX([$Part1.P83];&quot;\d+.&quot;;;1)))" office:value-type="string" office:string-value="1 " calcext:value-type="string">
            <text:p>1 </text:p>
          </table:table-cell>
          <table:table-cell table:style-name="ce11" table:formula="of:=IF(ISBLANK([$Input.G81]);0;IF(ISNA(ORG.LIBREOFFICE.REGEX([$Input.G81];&quot;\d+.blue&quot;;;1));0;ORG.LIBREOFFICE.REGEX([$Part1.S83];&quot;\d+.&quot;;;1)))" office:value-type="string" office:string-value="1 " calcext:value-type="string">
            <text:p>1 </text:p>
          </table:table-cell>
          <table:table-cell/>
          <table:table-cell table:formula="of:=MAX(NUMBERVALUE([.B83]);NUMBERVALUE([.C83]);NUMBERVALUE([.D83]);NUMBERVALUE([.E83]);NUMBERVALUE([.F83]);NUMBERVALUE([.G83]))" office:value-type="float" office:value="15" calcext:value-type="float">
            <text:p>15</text:p>
          </table:table-cell>
          <table:table-cell table:formula="of:=MAX(NUMBERVALUE([.H83]);NUMBERVALUE([.I83]);NUMBERVALUE([.J83]);NUMBERVALUE([.K83]);NUMBERVALUE([.L83]);NUMBERVALUE([.M83]))" office:value-type="float" office:value="4" calcext:value-type="float">
            <text:p>4</text:p>
          </table:table-cell>
          <table:table-cell table:formula="of:=MAX(NUMBERVALUE([.N83]);NUMBERVALUE([.O83]);NUMBERVALUE([.P83]);NUMBERVALUE([.Q83]);NUMBERVALUE([.R83]);NUMBERVALUE([.S83]))" office:value-type="float" office:value="1" calcext:value-type="float">
            <text:p>1</text:p>
          </table:table-cell>
          <table:table-cell/>
          <table:table-cell table:formula="of:=[.U83]*[.V83]*[.W83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$Input.A82]" office:value-type="string" office:string-value="Game 82" calcext:value-type="string">
            <text:p>Game 82</text:p>
          </table:table-cell>
          <table:table-cell table:style-name="ce5" table:formula="of:=IF(ISBLANK([$Input.B82]);0;IF(ISNA(ORG.LIBREOFFICE.REGEX([$Input.B82];&quot;\d+.red&quot;;;1));0;ORG.LIBREOFFICE.REGEX([$Part1.C84];&quot;\d+.&quot;;;1)))" office:value-type="string" office:string-value="18 " calcext:value-type="string">
            <text:p>18 </text:p>
          </table:table-cell>
          <table:table-cell table:formula="of:=IF(ISBLANK([$Input.C82]);0;IF(ISNA(ORG.LIBREOFFICE.REGEX([$Input.C82];&quot;\d+.red&quot;;;1));0;ORG.LIBREOFFICE.REGEX([$Part1.F84];&quot;\d+.&quot;;;1)))" office:value-type="string" office:string-value="14 " calcext:value-type="string">
            <text:p>14 </text:p>
          </table:table-cell>
          <table:table-cell table:formula="of:=IF(ISBLANK([$Input.D82]);0;IF(ISNA(ORG.LIBREOFFICE.REGEX([$Input.D82];&quot;\d+.red&quot;;;1));0;ORG.LIBREOFFICE.REGEX([$Part1.I84];&quot;\d+.&quot;;;1)))" office:value-type="string" office:string-value="10 " calcext:value-type="string">
            <text:p>10 </text:p>
          </table:table-cell>
          <table:table-cell table:formula="of:=IF(ISBLANK([$Input.E82]);0;IF(ISNA(ORG.LIBREOFFICE.REGEX([$Input.E82];&quot;\d+.red&quot;;;1));0;ORG.LIBREOFFICE.REGEX([$Part1.L84];&quot;\d+.&quot;;;1)))" office:value-type="string" office:string-value="13 " calcext:value-type="string">
            <text:p>13 </text:p>
          </table:table-cell>
          <table:table-cell table:formula="of:=IF(ISBLANK([$Input.F82]);0;IF(ISNA(ORG.LIBREOFFICE.REGEX([$Input.F82];&quot;\d+.red&quot;;;1));0;ORG.LIBREOFFICE.REGEX([$Part1.O84];&quot;\d+.&quot;;;1)))" office:value-type="string" office:string-value="3 " calcext:value-type="string">
            <text:p>3 </text:p>
          </table:table-cell>
          <table:table-cell table:style-name="ce11" table:formula="of:=IF(ISBLANK([$Input.G82]);0;IF(ISNA(ORG.LIBREOFFICE.REGEX([$Input.G82];&quot;\d+.red&quot;;;1));0;ORG.LIBREOFFICE.REGEX([$Part1.R84];&quot;\d+.&quot;;;1)))" office:value-type="string" office:string-value="5 " calcext:value-type="string">
            <text:p>5 </text:p>
          </table:table-cell>
          <table:table-cell table:style-name="ce5" table:formula="of:=IF(ISBLANK([$Input.B82]);0;IF(ISNA(ORG.LIBREOFFICE.REGEX([$Input.B82];&quot;\d+.green&quot;;;1));0;ORG.LIBREOFFICE.REGEX([$Part1.E84];&quot;\d+.&quot;;;1)))" office:value-type="string" office:string-value="4 " calcext:value-type="string">
            <text:p>4 </text:p>
          </table:table-cell>
          <table:table-cell table:style-name="ce22" table:formula="of:=IF(ISBLANK([$Input.C82]);0;IF(ISNA(ORG.LIBREOFFICE.REGEX([$Input.C82];&quot;\d+.green&quot;;;1));0;ORG.LIBREOFFICE.REGEX([$Part1.H84];&quot;\d+.&quot;;;1)))" office:value-type="string" office:string-value="1 " calcext:value-type="string">
            <text:p>1 </text:p>
          </table:table-cell>
          <table:table-cell table:style-name="ce22" table:formula="of:=IF(ISBLANK([$Input.D82]);0;IF(ISNA(ORG.LIBREOFFICE.REGEX([$Input.D82];&quot;\d+.green&quot;;;1));0;ORG.LIBREOFFICE.REGEX([$Part1.K84];&quot;\d+.&quot;;;1)))" office:value-type="string" office:string-value="7 " calcext:value-type="string">
            <text:p>7 </text:p>
          </table:table-cell>
          <table:table-cell table:style-name="ce22" table:formula="of:=IF(ISBLANK([$Input.E82]);0;IF(ISNA(ORG.LIBREOFFICE.REGEX([$Input.E82];&quot;\d+.green&quot;;;1));0;ORG.LIBREOFFICE.REGEX([$Part1.N84];&quot;\d+.&quot;;;1)))" office:value-type="float" office:value="0" calcext:value-type="float">
            <text:p>0</text:p>
          </table:table-cell>
          <table:table-cell table:style-name="ce22" table:formula="of:=IF(ISBLANK([$Input.F82]);0;IF(ISNA(ORG.LIBREOFFICE.REGEX([$Input.F82];&quot;\d+.green&quot;;;1));0;ORG.LIBREOFFICE.REGEX([$Part1.Q84];&quot;\d+.&quot;;;1)))" office:value-type="string" office:string-value="7 " calcext:value-type="string">
            <text:p>7 </text:p>
          </table:table-cell>
          <table:table-cell table:style-name="ce11" table:formula="of:=IF(ISBLANK([$Input.G82]);0;IF(ISNA(ORG.LIBREOFFICE.REGEX([$Input.G82];&quot;\d+.green&quot;;;1));0;ORG.LIBREOFFICE.REGEX([$Part1.T84];&quot;\d+.&quot;;;1)))" office:value-type="string" office:string-value="4 " calcext:value-type="string">
            <text:p>4 </text:p>
          </table:table-cell>
          <table:table-cell table:style-name="ce5" table:formula="of:=IF(ISBLANK([$Input.B82]);0;IF(ISNA(ORG.LIBREOFFICE.REGEX([$Input.B82];&quot;\d+.blue&quot;;;1));0;ORG.LIBREOFFICE.REGEX([$Part1.D84];&quot;\d+.&quot;;;1)))" office:value-type="string" office:string-value="1 " calcext:value-type="string">
            <text:p>1 </text:p>
          </table:table-cell>
          <table:table-cell table:style-name="ce22" table:formula="of:=IF(ISBLANK([$Input.C82]);0;IF(ISNA(ORG.LIBREOFFICE.REGEX([$Input.C82];&quot;\d+.blue&quot;;;1));0;ORG.LIBREOFFICE.REGEX([$Part1.G84];&quot;\d+.&quot;;;1)))" office:value-type="string" office:string-value="2 " calcext:value-type="string">
            <text:p>2 </text:p>
          </table:table-cell>
          <table:table-cell table:style-name="ce22" table:formula="of:=IF(ISBLANK([$Input.D82]);0;IF(ISNA(ORG.LIBREOFFICE.REGEX([$Input.D82];&quot;\d+.blue&quot;;;1));0;ORG.LIBREOFFICE.REGEX([$Part1.J84];&quot;\d+.&quot;;;1)))" office:value-type="string" office:string-value="2 " calcext:value-type="string">
            <text:p>2 </text:p>
          </table:table-cell>
          <table:table-cell table:style-name="ce22" table:formula="of:=IF(ISBLANK([$Input.E82]);0;IF(ISNA(ORG.LIBREOFFICE.REGEX([$Input.E82];&quot;\d+.blue&quot;;;1));0;ORG.LIBREOFFICE.REGEX([$Part1.M84];&quot;\d+.&quot;;;1)))" office:value-type="float" office:value="0" calcext:value-type="float">
            <text:p>0</text:p>
          </table:table-cell>
          <table:table-cell table:style-name="ce22" table:formula="of:=IF(ISBLANK([$Input.F82]);0;IF(ISNA(ORG.LIBREOFFICE.REGEX([$Input.F82];&quot;\d+.blue&quot;;;1));0;ORG.LIBREOFFICE.REGEX([$Part1.P84];&quot;\d+.&quot;;;1)))" office:value-type="string" office:string-value="1 " calcext:value-type="string">
            <text:p>1 </text:p>
          </table:table-cell>
          <table:table-cell table:style-name="ce11" table:formula="of:=IF(ISBLANK([$Input.G82]);0;IF(ISNA(ORG.LIBREOFFICE.REGEX([$Input.G82];&quot;\d+.blue&quot;;;1));0;ORG.LIBREOFFICE.REGEX([$Part1.S84];&quot;\d+.&quot;;;1)))" office:value-type="float" office:value="0" calcext:value-type="float">
            <text:p>0</text:p>
          </table:table-cell>
          <table:table-cell/>
          <table:table-cell table:formula="of:=MAX(NUMBERVALUE([.B84]);NUMBERVALUE([.C84]);NUMBERVALUE([.D84]);NUMBERVALUE([.E84]);NUMBERVALUE([.F84]);NUMBERVALUE([.G84]))" office:value-type="float" office:value="18" calcext:value-type="float">
            <text:p>18</text:p>
          </table:table-cell>
          <table:table-cell table:formula="of:=MAX(NUMBERVALUE([.H84]);NUMBERVALUE([.I84]);NUMBERVALUE([.J84]);NUMBERVALUE([.K84]);NUMBERVALUE([.L84]);NUMBERVALUE([.M84]))" office:value-type="float" office:value="7" calcext:value-type="float">
            <text:p>7</text:p>
          </table:table-cell>
          <table:table-cell table:formula="of:=MAX(NUMBERVALUE([.N84]);NUMBERVALUE([.O84]);NUMBERVALUE([.P84]);NUMBERVALUE([.Q84]);NUMBERVALUE([.R84]);NUMBERVALUE([.S84]))" office:value-type="float" office:value="2" calcext:value-type="float">
            <text:p>2</text:p>
          </table:table-cell>
          <table:table-cell/>
          <table:table-cell table:formula="of:=[.U84]*[.V84]*[.W84]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formula="of:=[$Input.A83]" office:value-type="string" office:string-value="Game 83" calcext:value-type="string">
            <text:p>Game 83</text:p>
          </table:table-cell>
          <table:table-cell table:style-name="ce5" table:formula="of:=IF(ISBLANK([$Input.B83]);0;IF(ISNA(ORG.LIBREOFFICE.REGEX([$Input.B83];&quot;\d+.red&quot;;;1));0;ORG.LIBREOFFICE.REGEX([$Part1.C85];&quot;\d+.&quot;;;1)))" office:value-type="string" office:string-value="4 " calcext:value-type="string">
            <text:p>4 </text:p>
          </table:table-cell>
          <table:table-cell table:formula="of:=IF(ISBLANK([$Input.C83]);0;IF(ISNA(ORG.LIBREOFFICE.REGEX([$Input.C83];&quot;\d+.red&quot;;;1));0;ORG.LIBREOFFICE.REGEX([$Part1.F85];&quot;\d+.&quot;;;1)))" office:value-type="string" office:string-value="2 " calcext:value-type="string">
            <text:p>2 </text:p>
          </table:table-cell>
          <table:table-cell table:formula="of:=IF(ISBLANK([$Input.D83]);0;IF(ISNA(ORG.LIBREOFFICE.REGEX([$Input.D83];&quot;\d+.red&quot;;;1));0;ORG.LIBREOFFICE.REGEX([$Part1.I85];&quot;\d+.&quot;;;1)))" office:value-type="string" office:string-value="1 " calcext:value-type="string">
            <text:p>1 </text:p>
          </table:table-cell>
          <table:table-cell table:formula="of:=IF(ISBLANK([$Input.E83]);0;IF(ISNA(ORG.LIBREOFFICE.REGEX([$Input.E83];&quot;\d+.red&quot;;;1));0;ORG.LIBREOFFICE.REGEX([$Part1.L85];&quot;\d+.&quot;;;1)))" office:value-type="string" office:string-value="2 " calcext:value-type="string">
            <text:p>2 </text:p>
          </table:table-cell>
          <table:table-cell table:formula="of:=IF(ISBLANK([$Input.F83]);0;IF(ISNA(ORG.LIBREOFFICE.REGEX([$Input.F83];&quot;\d+.red&quot;;;1));0;ORG.LIBREOFFICE.REGEX([$Part1.O85];&quot;\d+.&quot;;;1)))" office:value-type="string" office:string-value="5 " calcext:value-type="string">
            <text:p>5 </text:p>
          </table:table-cell>
          <table:table-cell table:style-name="ce11" table:formula="of:=IF(ISBLANK([$Input.G83]);0;IF(ISNA(ORG.LIBREOFFICE.REGEX([$Input.G83];&quot;\d+.red&quot;;;1));0;ORG.LIBREOFFICE.REGEX([$Part1.R85];&quot;\d+.&quot;;;1)))" office:value-type="float" office:value="0" calcext:value-type="float">
            <text:p>0</text:p>
          </table:table-cell>
          <table:table-cell table:style-name="ce5" table:formula="of:=IF(ISBLANK([$Input.B83]);0;IF(ISNA(ORG.LIBREOFFICE.REGEX([$Input.B83];&quot;\d+.green&quot;;;1));0;ORG.LIBREOFFICE.REGEX([$Part1.E85];&quot;\d+.&quot;;;1)))" office:value-type="string" office:string-value="10 " calcext:value-type="string">
            <text:p>10 </text:p>
          </table:table-cell>
          <table:table-cell table:style-name="ce22" table:formula="of:=IF(ISBLANK([$Input.C83]);0;IF(ISNA(ORG.LIBREOFFICE.REGEX([$Input.C83];&quot;\d+.green&quot;;;1));0;ORG.LIBREOFFICE.REGEX([$Part1.H85];&quot;\d+.&quot;;;1)))" office:value-type="string" office:string-value="13 " calcext:value-type="string">
            <text:p>13 </text:p>
          </table:table-cell>
          <table:table-cell table:style-name="ce22" table:formula="of:=IF(ISBLANK([$Input.D83]);0;IF(ISNA(ORG.LIBREOFFICE.REGEX([$Input.D83];&quot;\d+.green&quot;;;1));0;ORG.LIBREOFFICE.REGEX([$Part1.K85];&quot;\d+.&quot;;;1)))" office:value-type="string" office:string-value="9 " calcext:value-type="string">
            <text:p>9 </text:p>
          </table:table-cell>
          <table:table-cell table:style-name="ce22" table:formula="of:=IF(ISBLANK([$Input.E83]);0;IF(ISNA(ORG.LIBREOFFICE.REGEX([$Input.E83];&quot;\d+.green&quot;;;1));0;ORG.LIBREOFFICE.REGEX([$Part1.N85];&quot;\d+.&quot;;;1)))" office:value-type="string" office:string-value="3 " calcext:value-type="string">
            <text:p>3 </text:p>
          </table:table-cell>
          <table:table-cell table:style-name="ce22" table:formula="of:=IF(ISBLANK([$Input.F83]);0;IF(ISNA(ORG.LIBREOFFICE.REGEX([$Input.F83];&quot;\d+.green&quot;;;1));0;ORG.LIBREOFFICE.REGEX([$Part1.Q85];&quot;\d+.&quot;;;1)))" office:value-type="string" office:string-value="13 " calcext:value-type="string">
            <text:p>13 </text:p>
          </table:table-cell>
          <table:table-cell table:style-name="ce11" table:formula="of:=IF(ISBLANK([$Input.G83]);0;IF(ISNA(ORG.LIBREOFFICE.REGEX([$Input.G83];&quot;\d+.green&quot;;;1));0;ORG.LIBREOFFICE.REGEX([$Part1.T85];&quot;\d+.&quot;;;1)))" office:value-type="float" office:value="0" calcext:value-type="float">
            <text:p>0</text:p>
          </table:table-cell>
          <table:table-cell table:style-name="ce5" table:formula="of:=IF(ISBLANK([$Input.B83]);0;IF(ISNA(ORG.LIBREOFFICE.REGEX([$Input.B83];&quot;\d+.blue&quot;;;1));0;ORG.LIBREOFFICE.REGEX([$Part1.D85];&quot;\d+.&quot;;;1)))" office:value-type="string" office:string-value="5 " calcext:value-type="string">
            <text:p>5 </text:p>
          </table:table-cell>
          <table:table-cell table:style-name="ce22" table:formula="of:=IF(ISBLANK([$Input.C83]);0;IF(ISNA(ORG.LIBREOFFICE.REGEX([$Input.C83];&quot;\d+.blue&quot;;;1));0;ORG.LIBREOFFICE.REGEX([$Part1.G85];&quot;\d+.&quot;;;1)))" office:value-type="string" office:string-value="12 " calcext:value-type="string">
            <text:p>12 </text:p>
          </table:table-cell>
          <table:table-cell table:style-name="ce22" table:formula="of:=IF(ISBLANK([$Input.D83]);0;IF(ISNA(ORG.LIBREOFFICE.REGEX([$Input.D83];&quot;\d+.blue&quot;;;1));0;ORG.LIBREOFFICE.REGEX([$Part1.J85];&quot;\d+.&quot;;;1)))" office:value-type="string" office:string-value="19 " calcext:value-type="string">
            <text:p>19 </text:p>
          </table:table-cell>
          <table:table-cell table:style-name="ce22" table:formula="of:=IF(ISBLANK([$Input.E83]);0;IF(ISNA(ORG.LIBREOFFICE.REGEX([$Input.E83];&quot;\d+.blue&quot;;;1));0;ORG.LIBREOFFICE.REGEX([$Part1.M85];&quot;\d+.&quot;;;1)))" office:value-type="string" office:string-value="14 " calcext:value-type="string">
            <text:p>14 </text:p>
          </table:table-cell>
          <table:table-cell table:style-name="ce22" table:formula="of:=IF(ISBLANK([$Input.F83]);0;IF(ISNA(ORG.LIBREOFFICE.REGEX([$Input.F83];&quot;\d+.blue&quot;;;1));0;ORG.LIBREOFFICE.REGEX([$Part1.P85];&quot;\d+.&quot;;;1)))" office:value-type="string" office:string-value="8 " calcext:value-type="string">
            <text:p>8 </text:p>
          </table:table-cell>
          <table:table-cell table:style-name="ce11" table:formula="of:=IF(ISBLANK([$Input.G83]);0;IF(ISNA(ORG.LIBREOFFICE.REGEX([$Input.G83];&quot;\d+.blue&quot;;;1));0;ORG.LIBREOFFICE.REGEX([$Part1.S85];&quot;\d+.&quot;;;1)))" office:value-type="float" office:value="0" calcext:value-type="float">
            <text:p>0</text:p>
          </table:table-cell>
          <table:table-cell/>
          <table:table-cell table:formula="of:=MAX(NUMBERVALUE([.B85]);NUMBERVALUE([.C85]);NUMBERVALUE([.D85]);NUMBERVALUE([.E85]);NUMBERVALUE([.F85]);NUMBERVALUE([.G85]))" office:value-type="float" office:value="5" calcext:value-type="float">
            <text:p>5</text:p>
          </table:table-cell>
          <table:table-cell table:formula="of:=MAX(NUMBERVALUE([.H85]);NUMBERVALUE([.I85]);NUMBERVALUE([.J85]);NUMBERVALUE([.K85]);NUMBERVALUE([.L85]);NUMBERVALUE([.M85]))" office:value-type="float" office:value="13" calcext:value-type="float">
            <text:p>13</text:p>
          </table:table-cell>
          <table:table-cell table:formula="of:=MAX(NUMBERVALUE([.N85]);NUMBERVALUE([.O85]);NUMBERVALUE([.P85]);NUMBERVALUE([.Q85]);NUMBERVALUE([.R85]);NUMBERVALUE([.S85]))" office:value-type="float" office:value="19" calcext:value-type="float">
            <text:p>19</text:p>
          </table:table-cell>
          <table:table-cell/>
          <table:table-cell table:formula="of:=[.U85]*[.V85]*[.W85]" office:value-type="float" office:value="1235" calcext:value-type="float">
            <text:p>1235</text:p>
          </table:table-cell>
          <table:table-cell table:number-columns-repeated="2"/>
        </table:table-row>
        <table:table-row table:style-name="ro1">
          <table:table-cell table:formula="of:=[$Input.A84]" office:value-type="string" office:string-value="Game 84" calcext:value-type="string">
            <text:p>Game 84</text:p>
          </table:table-cell>
          <table:table-cell table:style-name="ce5" table:formula="of:=IF(ISBLANK([$Input.B84]);0;IF(ISNA(ORG.LIBREOFFICE.REGEX([$Input.B84];&quot;\d+.red&quot;;;1));0;ORG.LIBREOFFICE.REGEX([$Part1.C86];&quot;\d+.&quot;;;1)))" office:value-type="string" office:string-value="7 " calcext:value-type="string">
            <text:p>7 </text:p>
          </table:table-cell>
          <table:table-cell table:formula="of:=IF(ISBLANK([$Input.C84]);0;IF(ISNA(ORG.LIBREOFFICE.REGEX([$Input.C84];&quot;\d+.red&quot;;;1));0;ORG.LIBREOFFICE.REGEX([$Part1.F86];&quot;\d+.&quot;;;1)))" office:value-type="string" office:string-value="14 " calcext:value-type="string">
            <text:p>14 </text:p>
          </table:table-cell>
          <table:table-cell table:formula="of:=IF(ISBLANK([$Input.D84]);0;IF(ISNA(ORG.LIBREOFFICE.REGEX([$Input.D84];&quot;\d+.red&quot;;;1));0;ORG.LIBREOFFICE.REGEX([$Part1.I86];&quot;\d+.&quot;;;1)))" office:value-type="string" office:string-value="8 " calcext:value-type="string">
            <text:p>8 </text:p>
          </table:table-cell>
          <table:table-cell table:formula="of:=IF(ISBLANK([$Input.E84]);0;IF(ISNA(ORG.LIBREOFFICE.REGEX([$Input.E84];&quot;\d+.red&quot;;;1));0;ORG.LIBREOFFICE.REGEX([$Part1.L86];&quot;\d+.&quot;;;1)))" office:value-type="string" office:string-value="12 " calcext:value-type="string">
            <text:p>12 </text:p>
          </table:table-cell>
          <table:table-cell table:formula="of:=IF(ISBLANK([$Input.F84]);0;IF(ISNA(ORG.LIBREOFFICE.REGEX([$Input.F84];&quot;\d+.red&quot;;;1));0;ORG.LIBREOFFICE.REGEX([$Part1.O86];&quot;\d+.&quot;;;1)))" office:value-type="string" office:string-value="13 " calcext:value-type="string">
            <text:p>13 </text:p>
          </table:table-cell>
          <table:table-cell table:style-name="ce11" table:formula="of:=IF(ISBLANK([$Input.G84]);0;IF(ISNA(ORG.LIBREOFFICE.REGEX([$Input.G84];&quot;\d+.red&quot;;;1));0;ORG.LIBREOFFICE.REGEX([$Part1.R86];&quot;\d+.&quot;;;1)))" office:value-type="string" office:string-value="7 " calcext:value-type="string">
            <text:p>7 </text:p>
          </table:table-cell>
          <table:table-cell table:style-name="ce5" table:formula="of:=IF(ISBLANK([$Input.B84]);0;IF(ISNA(ORG.LIBREOFFICE.REGEX([$Input.B84];&quot;\d+.green&quot;;;1));0;ORG.LIBREOFFICE.REGEX([$Part1.E86];&quot;\d+.&quot;;;1)))" office:value-type="string" office:string-value="9 " calcext:value-type="string">
            <text:p>9 </text:p>
          </table:table-cell>
          <table:table-cell table:style-name="ce22" table:formula="of:=IF(ISBLANK([$Input.C84]);0;IF(ISNA(ORG.LIBREOFFICE.REGEX([$Input.C84];&quot;\d+.green&quot;;;1));0;ORG.LIBREOFFICE.REGEX([$Part1.H86];&quot;\d+.&quot;;;1)))" office:value-type="string" office:string-value="1 " calcext:value-type="string">
            <text:p>1 </text:p>
          </table:table-cell>
          <table:table-cell table:style-name="ce22" table:formula="of:=IF(ISBLANK([$Input.D84]);0;IF(ISNA(ORG.LIBREOFFICE.REGEX([$Input.D84];&quot;\d+.green&quot;;;1));0;ORG.LIBREOFFICE.REGEX([$Part1.K86];&quot;\d+.&quot;;;1)))" office:value-type="string" office:string-value="1 " calcext:value-type="string">
            <text:p>1 </text:p>
          </table:table-cell>
          <table:table-cell table:style-name="ce22" table:formula="of:=IF(ISBLANK([$Input.E84]);0;IF(ISNA(ORG.LIBREOFFICE.REGEX([$Input.E84];&quot;\d+.green&quot;;;1));0;ORG.LIBREOFFICE.REGEX([$Part1.N86];&quot;\d+.&quot;;;1)))" office:value-type="string" office:string-value="3 " calcext:value-type="string">
            <text:p>3 </text:p>
          </table:table-cell>
          <table:table-cell table:style-name="ce22" table:formula="of:=IF(ISBLANK([$Input.F84]);0;IF(ISNA(ORG.LIBREOFFICE.REGEX([$Input.F84];&quot;\d+.green&quot;;;1));0;ORG.LIBREOFFICE.REGEX([$Part1.Q86];&quot;\d+.&quot;;;1)))" office:value-type="string" office:string-value="8 " calcext:value-type="string">
            <text:p>8 </text:p>
          </table:table-cell>
          <table:table-cell table:style-name="ce11" table:formula="of:=IF(ISBLANK([$Input.G84]);0;IF(ISNA(ORG.LIBREOFFICE.REGEX([$Input.G84];&quot;\d+.green&quot;;;1));0;ORG.LIBREOFFICE.REGEX([$Part1.T86];&quot;\d+.&quot;;;1)))" office:value-type="string" office:string-value="7 " calcext:value-type="string">
            <text:p>7 </text:p>
          </table:table-cell>
          <table:table-cell table:style-name="ce5" table:formula="of:=IF(ISBLANK([$Input.B84]);0;IF(ISNA(ORG.LIBREOFFICE.REGEX([$Input.B84];&quot;\d+.blue&quot;;;1));0;ORG.LIBREOFFICE.REGEX([$Part1.D86];&quot;\d+.&quot;;;1)))" office:value-type="string" office:string-value="12 " calcext:value-type="string">
            <text:p>12 </text:p>
          </table:table-cell>
          <table:table-cell table:style-name="ce22" table:formula="of:=IF(ISBLANK([$Input.C84]);0;IF(ISNA(ORG.LIBREOFFICE.REGEX([$Input.C84];&quot;\d+.blue&quot;;;1));0;ORG.LIBREOFFICE.REGEX([$Part1.G86];&quot;\d+.&quot;;;1)))" office:value-type="string" office:string-value="1 " calcext:value-type="string">
            <text:p>1 </text:p>
          </table:table-cell>
          <table:table-cell table:style-name="ce22" table:formula="of:=IF(ISBLANK([$Input.D84]);0;IF(ISNA(ORG.LIBREOFFICE.REGEX([$Input.D84];&quot;\d+.blue&quot;;;1));0;ORG.LIBREOFFICE.REGEX([$Part1.J86];&quot;\d+.&quot;;;1)))" office:value-type="string" office:string-value="11 " calcext:value-type="string">
            <text:p>11 </text:p>
          </table:table-cell>
          <table:table-cell table:style-name="ce22" table:formula="of:=IF(ISBLANK([$Input.E84]);0;IF(ISNA(ORG.LIBREOFFICE.REGEX([$Input.E84];&quot;\d+.blue&quot;;;1));0;ORG.LIBREOFFICE.REGEX([$Part1.M86];&quot;\d+.&quot;;;1)))" office:value-type="string" office:string-value="11 " calcext:value-type="string">
            <text:p>11 </text:p>
          </table:table-cell>
          <table:table-cell table:style-name="ce22" table:formula="of:=IF(ISBLANK([$Input.F84]);0;IF(ISNA(ORG.LIBREOFFICE.REGEX([$Input.F84];&quot;\d+.blue&quot;;;1));0;ORG.LIBREOFFICE.REGEX([$Part1.P86];&quot;\d+.&quot;;;1)))" office:value-type="string" office:string-value="11 " calcext:value-type="string">
            <text:p>11 </text:p>
          </table:table-cell>
          <table:table-cell table:style-name="ce11" table:formula="of:=IF(ISBLANK([$Input.G84]);0;IF(ISNA(ORG.LIBREOFFICE.REGEX([$Input.G84];&quot;\d+.blue&quot;;;1));0;ORG.LIBREOFFICE.REGEX([$Part1.S86];&quot;\d+.&quot;;;1)))" office:value-type="string" office:string-value="10 " calcext:value-type="string">
            <text:p>10 </text:p>
          </table:table-cell>
          <table:table-cell/>
          <table:table-cell table:formula="of:=MAX(NUMBERVALUE([.B86]);NUMBERVALUE([.C86]);NUMBERVALUE([.D86]);NUMBERVALUE([.E86]);NUMBERVALUE([.F86]);NUMBERVALUE([.G86]))" office:value-type="float" office:value="14" calcext:value-type="float">
            <text:p>14</text:p>
          </table:table-cell>
          <table:table-cell table:formula="of:=MAX(NUMBERVALUE([.H86]);NUMBERVALUE([.I86]);NUMBERVALUE([.J86]);NUMBERVALUE([.K86]);NUMBERVALUE([.L86]);NUMBERVALUE([.M86]))" office:value-type="float" office:value="9" calcext:value-type="float">
            <text:p>9</text:p>
          </table:table-cell>
          <table:table-cell table:formula="of:=MAX(NUMBERVALUE([.N86]);NUMBERVALUE([.O86]);NUMBERVALUE([.P86]);NUMBERVALUE([.Q86]);NUMBERVALUE([.R86]);NUMBERVALUE([.S86]))" office:value-type="float" office:value="12" calcext:value-type="float">
            <text:p>12</text:p>
          </table:table-cell>
          <table:table-cell/>
          <table:table-cell table:formula="of:=[.U86]*[.V86]*[.W86]"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table:formula="of:=[$Input.A85]" office:value-type="string" office:string-value="Game 85" calcext:value-type="string">
            <text:p>Game 85</text:p>
          </table:table-cell>
          <table:table-cell table:style-name="ce5" table:formula="of:=IF(ISBLANK([$Input.B85]);0;IF(ISNA(ORG.LIBREOFFICE.REGEX([$Input.B85];&quot;\d+.red&quot;;;1));0;ORG.LIBREOFFICE.REGEX([$Part1.C87];&quot;\d+.&quot;;;1)))" office:value-type="string" office:string-value="10 " calcext:value-type="string">
            <text:p>10 </text:p>
          </table:table-cell>
          <table:table-cell table:formula="of:=IF(ISBLANK([$Input.C85]);0;IF(ISNA(ORG.LIBREOFFICE.REGEX([$Input.C85];&quot;\d+.red&quot;;;1));0;ORG.LIBREOFFICE.REGEX([$Part1.F87];&quot;\d+.&quot;;;1)))" office:value-type="string" office:string-value="9 " calcext:value-type="string">
            <text:p>9 </text:p>
          </table:table-cell>
          <table:table-cell table:formula="of:=IF(ISBLANK([$Input.D85]);0;IF(ISNA(ORG.LIBREOFFICE.REGEX([$Input.D85];&quot;\d+.red&quot;;;1));0;ORG.LIBREOFFICE.REGEX([$Part1.I87];&quot;\d+.&quot;;;1)))" office:value-type="string" office:string-value="3 " calcext:value-type="string">
            <text:p>3 </text:p>
          </table:table-cell>
          <table:table-cell table:formula="of:=IF(ISBLANK([$Input.E85]);0;IF(ISNA(ORG.LIBREOFFICE.REGEX([$Input.E85];&quot;\d+.red&quot;;;1));0;ORG.LIBREOFFICE.REGEX([$Part1.L87];&quot;\d+.&quot;;;1)))" office:value-type="string" office:string-value="5 " calcext:value-type="string">
            <text:p>5 </text:p>
          </table:table-cell>
          <table:table-cell table:formula="of:=IF(ISBLANK([$Input.F85]);0;IF(ISNA(ORG.LIBREOFFICE.REGEX([$Input.F85];&quot;\d+.red&quot;;;1));0;ORG.LIBREOFFICE.REGEX([$Part1.O87];&quot;\d+.&quot;;;1)))" office:value-type="string" office:string-value="5 " calcext:value-type="string">
            <text:p>5 </text:p>
          </table:table-cell>
          <table:table-cell table:style-name="ce11" table:formula="of:=IF(ISBLANK([$Input.G85]);0;IF(ISNA(ORG.LIBREOFFICE.REGEX([$Input.G85];&quot;\d+.red&quot;;;1));0;ORG.LIBREOFFICE.REGEX([$Part1.R87];&quot;\d+.&quot;;;1)))" office:value-type="string" office:string-value="19 " calcext:value-type="string">
            <text:p>19 </text:p>
          </table:table-cell>
          <table:table-cell table:style-name="ce5" table:formula="of:=IF(ISBLANK([$Input.B85]);0;IF(ISNA(ORG.LIBREOFFICE.REGEX([$Input.B85];&quot;\d+.green&quot;;;1));0;ORG.LIBREOFFICE.REGEX([$Part1.E87];&quot;\d+.&quot;;;1)))" office:value-type="float" office:value="0" calcext:value-type="float">
            <text:p>0</text:p>
          </table:table-cell>
          <table:table-cell table:style-name="ce22" table:formula="of:=IF(ISBLANK([$Input.C85]);0;IF(ISNA(ORG.LIBREOFFICE.REGEX([$Input.C85];&quot;\d+.green&quot;;;1));0;ORG.LIBREOFFICE.REGEX([$Part1.H87];&quot;\d+.&quot;;;1)))" office:value-type="string" office:string-value="11 " calcext:value-type="string">
            <text:p>11 </text:p>
          </table:table-cell>
          <table:table-cell table:style-name="ce22" table:formula="of:=IF(ISBLANK([$Input.D85]);0;IF(ISNA(ORG.LIBREOFFICE.REGEX([$Input.D85];&quot;\d+.green&quot;;;1));0;ORG.LIBREOFFICE.REGEX([$Part1.K87];&quot;\d+.&quot;;;1)))" office:value-type="string" office:string-value="13 " calcext:value-type="string">
            <text:p>13 </text:p>
          </table:table-cell>
          <table:table-cell table:style-name="ce22" table:formula="of:=IF(ISBLANK([$Input.E85]);0;IF(ISNA(ORG.LIBREOFFICE.REGEX([$Input.E85];&quot;\d+.green&quot;;;1));0;ORG.LIBREOFFICE.REGEX([$Part1.N87];&quot;\d+.&quot;;;1)))" office:value-type="string" office:string-value="5 " calcext:value-type="string">
            <text:p>5 </text:p>
          </table:table-cell>
          <table:table-cell table:style-name="ce22" table:formula="of:=IF(ISBLANK([$Input.F85]);0;IF(ISNA(ORG.LIBREOFFICE.REGEX([$Input.F85];&quot;\d+.green&quot;;;1));0;ORG.LIBREOFFICE.REGEX([$Part1.Q87];&quot;\d+.&quot;;;1)))" office:value-type="string" office:string-value="4 " calcext:value-type="string">
            <text:p>4 </text:p>
          </table:table-cell>
          <table:table-cell table:style-name="ce11" table:formula="of:=IF(ISBLANK([$Input.G85]);0;IF(ISNA(ORG.LIBREOFFICE.REGEX([$Input.G85];&quot;\d+.green&quot;;;1));0;ORG.LIBREOFFICE.REGEX([$Part1.T87];&quot;\d+.&quot;;;1)))" office:value-type="string" office:string-value="11 " calcext:value-type="string">
            <text:p>11 </text:p>
          </table:table-cell>
          <table:table-cell table:style-name="ce5" table:formula="of:=IF(ISBLANK([$Input.B85]);0;IF(ISNA(ORG.LIBREOFFICE.REGEX([$Input.B85];&quot;\d+.blue&quot;;;1));0;ORG.LIBREOFFICE.REGEX([$Part1.D87];&quot;\d+.&quot;;;1)))" office:value-type="string" office:string-value="2 " calcext:value-type="string">
            <text:p>2 </text:p>
          </table:table-cell>
          <table:table-cell table:style-name="ce22" table:formula="of:=IF(ISBLANK([$Input.C85]);0;IF(ISNA(ORG.LIBREOFFICE.REGEX([$Input.C85];&quot;\d+.blue&quot;;;1));0;ORG.LIBREOFFICE.REGEX([$Part1.G87];&quot;\d+.&quot;;;1)))" office:value-type="string" office:string-value="4 " calcext:value-type="string">
            <text:p>4 </text:p>
          </table:table-cell>
          <table:table-cell table:style-name="ce22" table:formula="of:=IF(ISBLANK([$Input.D85]);0;IF(ISNA(ORG.LIBREOFFICE.REGEX([$Input.D85];&quot;\d+.blue&quot;;;1));0;ORG.LIBREOFFICE.REGEX([$Part1.J87];&quot;\d+.&quot;;;1)))" office:value-type="string" office:string-value="5 " calcext:value-type="string">
            <text:p>5 </text:p>
          </table:table-cell>
          <table:table-cell table:style-name="ce22" table:formula="of:=IF(ISBLANK([$Input.E85]);0;IF(ISNA(ORG.LIBREOFFICE.REGEX([$Input.E85];&quot;\d+.blue&quot;;;1));0;ORG.LIBREOFFICE.REGEX([$Part1.M87];&quot;\d+.&quot;;;1)))" office:value-type="float" office:value="0" calcext:value-type="float">
            <text:p>0</text:p>
          </table:table-cell>
          <table:table-cell table:style-name="ce22" table:formula="of:=IF(ISBLANK([$Input.F85]);0;IF(ISNA(ORG.LIBREOFFICE.REGEX([$Input.F85];&quot;\d+.blue&quot;;;1));0;ORG.LIBREOFFICE.REGEX([$Part1.P87];&quot;\d+.&quot;;;1)))" office:value-type="string" office:string-value="2 " calcext:value-type="string">
            <text:p>2 </text:p>
          </table:table-cell>
          <table:table-cell table:style-name="ce11" table:formula="of:=IF(ISBLANK([$Input.G85]);0;IF(ISNA(ORG.LIBREOFFICE.REGEX([$Input.G85];&quot;\d+.blue&quot;;;1));0;ORG.LIBREOFFICE.REGEX([$Part1.S87];&quot;\d+.&quot;;;1)))" office:value-type="string" office:string-value="4 " calcext:value-type="string">
            <text:p>4 </text:p>
          </table:table-cell>
          <table:table-cell/>
          <table:table-cell table:formula="of:=MAX(NUMBERVALUE([.B87]);NUMBERVALUE([.C87]);NUMBERVALUE([.D87]);NUMBERVALUE([.E87]);NUMBERVALUE([.F87]);NUMBERVALUE([.G87]))" office:value-type="float" office:value="19" calcext:value-type="float">
            <text:p>19</text:p>
          </table:table-cell>
          <table:table-cell table:formula="of:=MAX(NUMBERVALUE([.H87]);NUMBERVALUE([.I87]);NUMBERVALUE([.J87]);NUMBERVALUE([.K87]);NUMBERVALUE([.L87]);NUMBERVALUE([.M87]))" office:value-type="float" office:value="13" calcext:value-type="float">
            <text:p>13</text:p>
          </table:table-cell>
          <table:table-cell table:formula="of:=MAX(NUMBERVALUE([.N87]);NUMBERVALUE([.O87]);NUMBERVALUE([.P87]);NUMBERVALUE([.Q87]);NUMBERVALUE([.R87]);NUMBERVALUE([.S87]))" office:value-type="float" office:value="5" calcext:value-type="float">
            <text:p>5</text:p>
          </table:table-cell>
          <table:table-cell/>
          <table:table-cell table:formula="of:=[.U87]*[.V87]*[.W87]" office:value-type="float" office:value="1235" calcext:value-type="float">
            <text:p>1235</text:p>
          </table:table-cell>
          <table:table-cell table:number-columns-repeated="2"/>
        </table:table-row>
        <table:table-row table:style-name="ro1">
          <table:table-cell table:formula="of:=[$Input.A86]" office:value-type="string" office:string-value="Game 86" calcext:value-type="string">
            <text:p>Game 86</text:p>
          </table:table-cell>
          <table:table-cell table:style-name="ce5" table:formula="of:=IF(ISBLANK([$Input.B86]);0;IF(ISNA(ORG.LIBREOFFICE.REGEX([$Input.B86];&quot;\d+.red&quot;;;1));0;ORG.LIBREOFFICE.REGEX([$Part1.C88];&quot;\d+.&quot;;;1)))" office:value-type="string" office:string-value="2 " calcext:value-type="string">
            <text:p>2 </text:p>
          </table:table-cell>
          <table:table-cell table:formula="of:=IF(ISBLANK([$Input.C86]);0;IF(ISNA(ORG.LIBREOFFICE.REGEX([$Input.C86];&quot;\d+.red&quot;;;1));0;ORG.LIBREOFFICE.REGEX([$Part1.F88];&quot;\d+.&quot;;;1)))" office:value-type="string" office:string-value="1 " calcext:value-type="string">
            <text:p>1 </text:p>
          </table:table-cell>
          <table:table-cell table:formula="of:=IF(ISBLANK([$Input.D86]);0;IF(ISNA(ORG.LIBREOFFICE.REGEX([$Input.D86];&quot;\d+.red&quot;;;1));0;ORG.LIBREOFFICE.REGEX([$Part1.I88];&quot;\d+.&quot;;;1)))" office:value-type="string" office:string-value="3 " calcext:value-type="string">
            <text:p>3 </text:p>
          </table:table-cell>
          <table:table-cell table:formula="of:=IF(ISBLANK([$Input.E86]);0;IF(ISNA(ORG.LIBREOFFICE.REGEX([$Input.E86];&quot;\d+.red&quot;;;1));0;ORG.LIBREOFFICE.REGEX([$Part1.L88];&quot;\d+.&quot;;;1)))" office:value-type="string" office:string-value="4 " calcext:value-type="string">
            <text:p>4 </text:p>
          </table:table-cell>
          <table:table-cell table:formula="of:=IF(ISBLANK([$Input.F86]);0;IF(ISNA(ORG.LIBREOFFICE.REGEX([$Input.F86];&quot;\d+.red&quot;;;1));0;ORG.LIBREOFFICE.REGEX([$Part1.O88];&quot;\d+.&quot;;;1)))" office:value-type="string" office:string-value="2 " calcext:value-type="string">
            <text:p>2 </text:p>
          </table:table-cell>
          <table:table-cell table:style-name="ce11" table:formula="of:=IF(ISBLANK([$Input.G86]);0;IF(ISNA(ORG.LIBREOFFICE.REGEX([$Input.G86];&quot;\d+.red&quot;;;1));0;ORG.LIBREOFFICE.REGEX([$Part1.R88];&quot;\d+.&quot;;;1)))" office:value-type="string" office:string-value="7 " calcext:value-type="string">
            <text:p>7 </text:p>
          </table:table-cell>
          <table:table-cell table:style-name="ce5" table:formula="of:=IF(ISBLANK([$Input.B86]);0;IF(ISNA(ORG.LIBREOFFICE.REGEX([$Input.B86];&quot;\d+.green&quot;;;1));0;ORG.LIBREOFFICE.REGEX([$Part1.E88];&quot;\d+.&quot;;;1)))" office:value-type="string" office:string-value="6 " calcext:value-type="string">
            <text:p>6 </text:p>
          </table:table-cell>
          <table:table-cell table:style-name="ce22" table:formula="of:=IF(ISBLANK([$Input.C86]);0;IF(ISNA(ORG.LIBREOFFICE.REGEX([$Input.C86];&quot;\d+.green&quot;;;1));0;ORG.LIBREOFFICE.REGEX([$Part1.H88];&quot;\d+.&quot;;;1)))" office:value-type="string" office:string-value="8 " calcext:value-type="string">
            <text:p>8 </text:p>
          </table:table-cell>
          <table:table-cell table:style-name="ce22" table:formula="of:=IF(ISBLANK([$Input.D86]);0;IF(ISNA(ORG.LIBREOFFICE.REGEX([$Input.D86];&quot;\d+.green&quot;;;1));0;ORG.LIBREOFFICE.REGEX([$Part1.K88];&quot;\d+.&quot;;;1)))" office:value-type="string" office:string-value="4 " calcext:value-type="string">
            <text:p>4 </text:p>
          </table:table-cell>
          <table:table-cell table:style-name="ce22" table:formula="of:=IF(ISBLANK([$Input.E86]);0;IF(ISNA(ORG.LIBREOFFICE.REGEX([$Input.E86];&quot;\d+.green&quot;;;1));0;ORG.LIBREOFFICE.REGEX([$Part1.N88];&quot;\d+.&quot;;;1)))" office:value-type="string" office:string-value="1 " calcext:value-type="string">
            <text:p>1 </text:p>
          </table:table-cell>
          <table:table-cell table:style-name="ce22" table:formula="of:=IF(ISBLANK([$Input.F86]);0;IF(ISNA(ORG.LIBREOFFICE.REGEX([$Input.F86];&quot;\d+.green&quot;;;1));0;ORG.LIBREOFFICE.REGEX([$Part1.Q88];&quot;\d+.&quot;;;1)))" office:value-type="string" office:string-value="9 " calcext:value-type="string">
            <text:p>9 </text:p>
          </table:table-cell>
          <table:table-cell table:style-name="ce11" table:formula="of:=IF(ISBLANK([$Input.G86]);0;IF(ISNA(ORG.LIBREOFFICE.REGEX([$Input.G86];&quot;\d+.green&quot;;;1));0;ORG.LIBREOFFICE.REGEX([$Part1.T88];&quot;\d+.&quot;;;1)))" office:value-type="string" office:string-value="6 " calcext:value-type="string">
            <text:p>6 </text:p>
          </table:table-cell>
          <table:table-cell table:style-name="ce5" table:formula="of:=IF(ISBLANK([$Input.B86]);0;IF(ISNA(ORG.LIBREOFFICE.REGEX([$Input.B86];&quot;\d+.blue&quot;;;1));0;ORG.LIBREOFFICE.REGEX([$Part1.D88];&quot;\d+.&quot;;;1)))" office:value-type="string" office:string-value="1 " calcext:value-type="string">
            <text:p>1 </text:p>
          </table:table-cell>
          <table:table-cell table:style-name="ce22" table:formula="of:=IF(ISBLANK([$Input.C86]);0;IF(ISNA(ORG.LIBREOFFICE.REGEX([$Input.C86];&quot;\d+.blue&quot;;;1));0;ORG.LIBREOFFICE.REGEX([$Part1.G88];&quot;\d+.&quot;;;1)))" office:value-type="string" office:string-value="1 " calcext:value-type="string">
            <text:p>1 </text:p>
          </table:table-cell>
          <table:table-cell table:style-name="ce22" table:formula="of:=IF(ISBLANK([$Input.D86]);0;IF(ISNA(ORG.LIBREOFFICE.REGEX([$Input.D86];&quot;\d+.blue&quot;;;1));0;ORG.LIBREOFFICE.REGEX([$Part1.J88];&quot;\d+.&quot;;;1)))" office:value-type="string" office:string-value="1 " calcext:value-type="string">
            <text:p>1 </text:p>
          </table:table-cell>
          <table:table-cell table:style-name="ce22" table:formula="of:=IF(ISBLANK([$Input.E86]);0;IF(ISNA(ORG.LIBREOFFICE.REGEX([$Input.E86];&quot;\d+.blue&quot;;;1));0;ORG.LIBREOFFICE.REGEX([$Part1.M88];&quot;\d+.&quot;;;1)))" office:value-type="float" office:value="0" calcext:value-type="float">
            <text:p>0</text:p>
          </table:table-cell>
          <table:table-cell table:style-name="ce22" table:formula="of:=IF(ISBLANK([$Input.F86]);0;IF(ISNA(ORG.LIBREOFFICE.REGEX([$Input.F86];&quot;\d+.blue&quot;;;1));0;ORG.LIBREOFFICE.REGEX([$Part1.P88];&quot;\d+.&quot;;;1)))" office:value-type="float" office:value="0" calcext:value-type="float">
            <text:p>0</text:p>
          </table:table-cell>
          <table:table-cell table:style-name="ce11" table:formula="of:=IF(ISBLANK([$Input.G86]);0;IF(ISNA(ORG.LIBREOFFICE.REGEX([$Input.G86];&quot;\d+.blue&quot;;;1));0;ORG.LIBREOFFICE.REGEX([$Part1.S88];&quot;\d+.&quot;;;1)))" office:value-type="string" office:string-value="1 " calcext:value-type="string">
            <text:p>1 </text:p>
          </table:table-cell>
          <table:table-cell/>
          <table:table-cell table:formula="of:=MAX(NUMBERVALUE([.B88]);NUMBERVALUE([.C88]);NUMBERVALUE([.D88]);NUMBERVALUE([.E88]);NUMBERVALUE([.F88]);NUMBERVALUE([.G88]))" office:value-type="float" office:value="7" calcext:value-type="float">
            <text:p>7</text:p>
          </table:table-cell>
          <table:table-cell table:formula="of:=MAX(NUMBERVALUE([.H88]);NUMBERVALUE([.I88]);NUMBERVALUE([.J88]);NUMBERVALUE([.K88]);NUMBERVALUE([.L88]);NUMBERVALUE([.M88]))" office:value-type="float" office:value="9" calcext:value-type="float">
            <text:p>9</text:p>
          </table:table-cell>
          <table:table-cell table:formula="of:=MAX(NUMBERVALUE([.N88]);NUMBERVALUE([.O88]);NUMBERVALUE([.P88]);NUMBERVALUE([.Q88]);NUMBERVALUE([.R88]);NUMBERVALUE([.S88]))" office:value-type="float" office:value="1" calcext:value-type="float">
            <text:p>1</text:p>
          </table:table-cell>
          <table:table-cell/>
          <table:table-cell table:formula="of:=[.U88]*[.V88]*[.W88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$Input.A87]" office:value-type="string" office:string-value="Game 87" calcext:value-type="string">
            <text:p>Game 87</text:p>
          </table:table-cell>
          <table:table-cell table:style-name="ce5" table:formula="of:=IF(ISBLANK([$Input.B87]);0;IF(ISNA(ORG.LIBREOFFICE.REGEX([$Input.B87];&quot;\d+.red&quot;;;1));0;ORG.LIBREOFFICE.REGEX([$Part1.C89];&quot;\d+.&quot;;;1)))" office:value-type="string" office:string-value="4 " calcext:value-type="string">
            <text:p>4 </text:p>
          </table:table-cell>
          <table:table-cell table:formula="of:=IF(ISBLANK([$Input.C87]);0;IF(ISNA(ORG.LIBREOFFICE.REGEX([$Input.C87];&quot;\d+.red&quot;;;1));0;ORG.LIBREOFFICE.REGEX([$Part1.F89];&quot;\d+.&quot;;;1)))" office:value-type="string" office:string-value="5 " calcext:value-type="string">
            <text:p>5 </text:p>
          </table:table-cell>
          <table:table-cell table:formula="of:=IF(ISBLANK([$Input.D87]);0;IF(ISNA(ORG.LIBREOFFICE.REGEX([$Input.D87];&quot;\d+.red&quot;;;1));0;ORG.LIBREOFFICE.REGEX([$Part1.I89];&quot;\d+.&quot;;;1)))" office:value-type="string" office:string-value="3 " calcext:value-type="string">
            <text:p>3 </text:p>
          </table:table-cell>
          <table:table-cell table:formula="of:=IF(ISBLANK([$Input.E87]);0;IF(ISNA(ORG.LIBREOFFICE.REGEX([$Input.E87];&quot;\d+.red&quot;;;1));0;ORG.LIBREOFFICE.REGEX([$Part1.L89];&quot;\d+.&quot;;;1)))" office:value-type="string" office:string-value="1 " calcext:value-type="string">
            <text:p>1 </text:p>
          </table:table-cell>
          <table:table-cell table:formula="of:=IF(ISBLANK([$Input.F87]);0;IF(ISNA(ORG.LIBREOFFICE.REGEX([$Input.F87];&quot;\d+.red&quot;;;1));0;ORG.LIBREOFFICE.REGEX([$Part1.O89];&quot;\d+.&quot;;;1)))" office:value-type="float" office:value="0" calcext:value-type="float">
            <text:p>0</text:p>
          </table:table-cell>
          <table:table-cell table:style-name="ce11" table:formula="of:=IF(ISBLANK([$Input.G87]);0;IF(ISNA(ORG.LIBREOFFICE.REGEX([$Input.G87];&quot;\d+.red&quot;;;1));0;ORG.LIBREOFFICE.REGEX([$Part1.R89];&quot;\d+.&quot;;;1)))" office:value-type="float" office:value="0" calcext:value-type="float">
            <text:p>0</text:p>
          </table:table-cell>
          <table:table-cell table:style-name="ce5" table:formula="of:=IF(ISBLANK([$Input.B87]);0;IF(ISNA(ORG.LIBREOFFICE.REGEX([$Input.B87];&quot;\d+.green&quot;;;1));0;ORG.LIBREOFFICE.REGEX([$Part1.E89];&quot;\d+.&quot;;;1)))" office:value-type="string" office:string-value="8 " calcext:value-type="string">
            <text:p>8 </text:p>
          </table:table-cell>
          <table:table-cell table:style-name="ce22" table:formula="of:=IF(ISBLANK([$Input.C87]);0;IF(ISNA(ORG.LIBREOFFICE.REGEX([$Input.C87];&quot;\d+.green&quot;;;1));0;ORG.LIBREOFFICE.REGEX([$Part1.H89];&quot;\d+.&quot;;;1)))" office:value-type="string" office:string-value="10 " calcext:value-type="string">
            <text:p>10 </text:p>
          </table:table-cell>
          <table:table-cell table:style-name="ce22" table:formula="of:=IF(ISBLANK([$Input.D87]);0;IF(ISNA(ORG.LIBREOFFICE.REGEX([$Input.D87];&quot;\d+.green&quot;;;1));0;ORG.LIBREOFFICE.REGEX([$Part1.K89];&quot;\d+.&quot;;;1)))" office:value-type="string" office:string-value="13 " calcext:value-type="string">
            <text:p>13 </text:p>
          </table:table-cell>
          <table:table-cell table:style-name="ce22" table:formula="of:=IF(ISBLANK([$Input.E87]);0;IF(ISNA(ORG.LIBREOFFICE.REGEX([$Input.E87];&quot;\d+.green&quot;;;1));0;ORG.LIBREOFFICE.REGEX([$Part1.N89];&quot;\d+.&quot;;;1)))" office:value-type="string" office:string-value="4 " calcext:value-type="string">
            <text:p>4 </text:p>
          </table:table-cell>
          <table:table-cell table:style-name="ce22" table:formula="of:=IF(ISBLANK([$Input.F87]);0;IF(ISNA(ORG.LIBREOFFICE.REGEX([$Input.F87];&quot;\d+.green&quot;;;1));0;ORG.LIBREOFFICE.REGEX([$Part1.Q89];&quot;\d+.&quot;;;1)))" office:value-type="float" office:value="0" calcext:value-type="float">
            <text:p>0</text:p>
          </table:table-cell>
          <table:table-cell table:style-name="ce11" table:formula="of:=IF(ISBLANK([$Input.G87]);0;IF(ISNA(ORG.LIBREOFFICE.REGEX([$Input.G87];&quot;\d+.green&quot;;;1));0;ORG.LIBREOFFICE.REGEX([$Part1.T89];&quot;\d+.&quot;;;1)))" office:value-type="float" office:value="0" calcext:value-type="float">
            <text:p>0</text:p>
          </table:table-cell>
          <table:table-cell table:style-name="ce5" table:formula="of:=IF(ISBLANK([$Input.B87]);0;IF(ISNA(ORG.LIBREOFFICE.REGEX([$Input.B87];&quot;\d+.blue&quot;;;1));0;ORG.LIBREOFFICE.REGEX([$Part1.D89];&quot;\d+.&quot;;;1)))" office:value-type="string" office:string-value="8 " calcext:value-type="string">
            <text:p>8 </text:p>
          </table:table-cell>
          <table:table-cell table:style-name="ce22" table:formula="of:=IF(ISBLANK([$Input.C87]);0;IF(ISNA(ORG.LIBREOFFICE.REGEX([$Input.C87];&quot;\d+.blue&quot;;;1));0;ORG.LIBREOFFICE.REGEX([$Part1.G89];&quot;\d+.&quot;;;1)))" office:value-type="string" office:string-value="2 " calcext:value-type="string">
            <text:p>2 </text:p>
          </table:table-cell>
          <table:table-cell table:style-name="ce22" table:formula="of:=IF(ISBLANK([$Input.D87]);0;IF(ISNA(ORG.LIBREOFFICE.REGEX([$Input.D87];&quot;\d+.blue&quot;;;1));0;ORG.LIBREOFFICE.REGEX([$Part1.J89];&quot;\d+.&quot;;;1)))" office:value-type="float" office:value="0" calcext:value-type="float">
            <text:p>0</text:p>
          </table:table-cell>
          <table:table-cell table:style-name="ce22" table:formula="of:=IF(ISBLANK([$Input.E87]);0;IF(ISNA(ORG.LIBREOFFICE.REGEX([$Input.E87];&quot;\d+.blue&quot;;;1));0;ORG.LIBREOFFICE.REGEX([$Part1.M89];&quot;\d+.&quot;;;1)))" office:value-type="string" office:string-value="3 " calcext:value-type="string">
            <text:p>3 </text:p>
          </table:table-cell>
          <table:table-cell table:style-name="ce22" table:formula="of:=IF(ISBLANK([$Input.F87]);0;IF(ISNA(ORG.LIBREOFFICE.REGEX([$Input.F87];&quot;\d+.blue&quot;;;1));0;ORG.LIBREOFFICE.REGEX([$Part1.P89];&quot;\d+.&quot;;;1)))" office:value-type="float" office:value="0" calcext:value-type="float">
            <text:p>0</text:p>
          </table:table-cell>
          <table:table-cell table:style-name="ce11" table:formula="of:=IF(ISBLANK([$Input.G87]);0;IF(ISNA(ORG.LIBREOFFICE.REGEX([$Input.G87];&quot;\d+.blue&quot;;;1));0;ORG.LIBREOFFICE.REGEX([$Part1.S89];&quot;\d+.&quot;;;1)))" office:value-type="float" office:value="0" calcext:value-type="float">
            <text:p>0</text:p>
          </table:table-cell>
          <table:table-cell/>
          <table:table-cell table:formula="of:=MAX(NUMBERVALUE([.B89]);NUMBERVALUE([.C89]);NUMBERVALUE([.D89]);NUMBERVALUE([.E89]);NUMBERVALUE([.F89]);NUMBERVALUE([.G89]))" office:value-type="float" office:value="5" calcext:value-type="float">
            <text:p>5</text:p>
          </table:table-cell>
          <table:table-cell table:formula="of:=MAX(NUMBERVALUE([.H89]);NUMBERVALUE([.I89]);NUMBERVALUE([.J89]);NUMBERVALUE([.K89]);NUMBERVALUE([.L89]);NUMBERVALUE([.M89]))" office:value-type="float" office:value="13" calcext:value-type="float">
            <text:p>13</text:p>
          </table:table-cell>
          <table:table-cell table:formula="of:=MAX(NUMBERVALUE([.N89]);NUMBERVALUE([.O89]);NUMBERVALUE([.P89]);NUMBERVALUE([.Q89]);NUMBERVALUE([.R89]);NUMBERVALUE([.S89]))" office:value-type="float" office:value="8" calcext:value-type="float">
            <text:p>8</text:p>
          </table:table-cell>
          <table:table-cell/>
          <table:table-cell table:formula="of:=[.U89]*[.V89]*[.W89]"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table:formula="of:=[$Input.A88]" office:value-type="string" office:string-value="Game 88" calcext:value-type="string">
            <text:p>Game 88</text:p>
          </table:table-cell>
          <table:table-cell table:style-name="ce5" table:formula="of:=IF(ISBLANK([$Input.B88]);0;IF(ISNA(ORG.LIBREOFFICE.REGEX([$Input.B88];&quot;\d+.red&quot;;;1));0;ORG.LIBREOFFICE.REGEX([$Part1.C90];&quot;\d+.&quot;;;1)))" office:value-type="string" office:string-value="3 " calcext:value-type="string">
            <text:p>3 </text:p>
          </table:table-cell>
          <table:table-cell table:formula="of:=IF(ISBLANK([$Input.C88]);0;IF(ISNA(ORG.LIBREOFFICE.REGEX([$Input.C88];&quot;\d+.red&quot;;;1));0;ORG.LIBREOFFICE.REGEX([$Part1.F90];&quot;\d+.&quot;;;1)))" office:value-type="float" office:value="0" calcext:value-type="float">
            <text:p>0</text:p>
          </table:table-cell>
          <table:table-cell table:formula="of:=IF(ISBLANK([$Input.D88]);0;IF(ISNA(ORG.LIBREOFFICE.REGEX([$Input.D88];&quot;\d+.red&quot;;;1));0;ORG.LIBREOFFICE.REGEX([$Part1.I90];&quot;\d+.&quot;;;1)))" office:value-type="string" office:string-value="2 " calcext:value-type="string">
            <text:p>2 </text:p>
          </table:table-cell>
          <table:table-cell table:formula="of:=IF(ISBLANK([$Input.E88]);0;IF(ISNA(ORG.LIBREOFFICE.REGEX([$Input.E88];&quot;\d+.red&quot;;;1));0;ORG.LIBREOFFICE.REGEX([$Part1.L90];&quot;\d+.&quot;;;1)))" office:value-type="float" office:value="0" calcext:value-type="float">
            <text:p>0</text:p>
          </table:table-cell>
          <table:table-cell table:formula="of:=IF(ISBLANK([$Input.F88]);0;IF(ISNA(ORG.LIBREOFFICE.REGEX([$Input.F88];&quot;\d+.red&quot;;;1));0;ORG.LIBREOFFICE.REGEX([$Part1.O90];&quot;\d+.&quot;;;1)))" office:value-type="float" office:value="0" calcext:value-type="float">
            <text:p>0</text:p>
          </table:table-cell>
          <table:table-cell table:style-name="ce11" table:formula="of:=IF(ISBLANK([$Input.G88]);0;IF(ISNA(ORG.LIBREOFFICE.REGEX([$Input.G88];&quot;\d+.red&quot;;;1));0;ORG.LIBREOFFICE.REGEX([$Part1.R90];&quot;\d+.&quot;;;1)))" office:value-type="float" office:value="0" calcext:value-type="float">
            <text:p>0</text:p>
          </table:table-cell>
          <table:table-cell table:style-name="ce5" table:formula="of:=IF(ISBLANK([$Input.B88]);0;IF(ISNA(ORG.LIBREOFFICE.REGEX([$Input.B88];&quot;\d+.green&quot;;;1));0;ORG.LIBREOFFICE.REGEX([$Part1.E90];&quot;\d+.&quot;;;1)))" office:value-type="string" office:string-value="9 " calcext:value-type="string">
            <text:p>9 </text:p>
          </table:table-cell>
          <table:table-cell table:style-name="ce22" table:formula="of:=IF(ISBLANK([$Input.C88]);0;IF(ISNA(ORG.LIBREOFFICE.REGEX([$Input.C88];&quot;\d+.green&quot;;;1));0;ORG.LIBREOFFICE.REGEX([$Part1.H90];&quot;\d+.&quot;;;1)))" office:value-type="string" office:string-value="15 " calcext:value-type="string">
            <text:p>15 </text:p>
          </table:table-cell>
          <table:table-cell table:style-name="ce22" table:formula="of:=IF(ISBLANK([$Input.D88]);0;IF(ISNA(ORG.LIBREOFFICE.REGEX([$Input.D88];&quot;\d+.green&quot;;;1));0;ORG.LIBREOFFICE.REGEX([$Part1.K90];&quot;\d+.&quot;;;1)))" office:value-type="string" office:string-value="9 " calcext:value-type="string">
            <text:p>9 </text:p>
          </table:table-cell>
          <table:table-cell table:style-name="ce22" table:formula="of:=IF(ISBLANK([$Input.E88]);0;IF(ISNA(ORG.LIBREOFFICE.REGEX([$Input.E88];&quot;\d+.green&quot;;;1));0;ORG.LIBREOFFICE.REGEX([$Part1.N90];&quot;\d+.&quot;;;1)))" office:value-type="float" office:value="0" calcext:value-type="float">
            <text:p>0</text:p>
          </table:table-cell>
          <table:table-cell table:style-name="ce22" table:formula="of:=IF(ISBLANK([$Input.F88]);0;IF(ISNA(ORG.LIBREOFFICE.REGEX([$Input.F88];&quot;\d+.green&quot;;;1));0;ORG.LIBREOFFICE.REGEX([$Part1.Q90];&quot;\d+.&quot;;;1)))" office:value-type="float" office:value="0" calcext:value-type="float">
            <text:p>0</text:p>
          </table:table-cell>
          <table:table-cell table:style-name="ce11" table:formula="of:=IF(ISBLANK([$Input.G88]);0;IF(ISNA(ORG.LIBREOFFICE.REGEX([$Input.G88];&quot;\d+.green&quot;;;1));0;ORG.LIBREOFFICE.REGEX([$Part1.T90];&quot;\d+.&quot;;;1)))" office:value-type="float" office:value="0" calcext:value-type="float">
            <text:p>0</text:p>
          </table:table-cell>
          <table:table-cell table:style-name="ce5" table:formula="of:=IF(ISBLANK([$Input.B88]);0;IF(ISNA(ORG.LIBREOFFICE.REGEX([$Input.B88];&quot;\d+.blue&quot;;;1));0;ORG.LIBREOFFICE.REGEX([$Part1.D90];&quot;\d+.&quot;;;1)))" office:value-type="string" office:string-value="3 " calcext:value-type="string">
            <text:p>3 </text:p>
          </table:table-cell>
          <table:table-cell table:style-name="ce22" table:formula="of:=IF(ISBLANK([$Input.C88]);0;IF(ISNA(ORG.LIBREOFFICE.REGEX([$Input.C88];&quot;\d+.blue&quot;;;1));0;ORG.LIBREOFFICE.REGEX([$Part1.G90];&quot;\d+.&quot;;;1)))" office:value-type="string" office:string-value="2 " calcext:value-type="string">
            <text:p>2 </text:p>
          </table:table-cell>
          <table:table-cell table:style-name="ce22" table:formula="of:=IF(ISBLANK([$Input.D88]);0;IF(ISNA(ORG.LIBREOFFICE.REGEX([$Input.D88];&quot;\d+.blue&quot;;;1));0;ORG.LIBREOFFICE.REGEX([$Part1.J90];&quot;\d+.&quot;;;1)))" office:value-type="float" office:value="0" calcext:value-type="float">
            <text:p>0</text:p>
          </table:table-cell>
          <table:table-cell table:style-name="ce22" table:formula="of:=IF(ISBLANK([$Input.E88]);0;IF(ISNA(ORG.LIBREOFFICE.REGEX([$Input.E88];&quot;\d+.blue&quot;;;1));0;ORG.LIBREOFFICE.REGEX([$Part1.M90];&quot;\d+.&quot;;;1)))" office:value-type="float" office:value="0" calcext:value-type="float">
            <text:p>0</text:p>
          </table:table-cell>
          <table:table-cell table:style-name="ce22" table:formula="of:=IF(ISBLANK([$Input.F88]);0;IF(ISNA(ORG.LIBREOFFICE.REGEX([$Input.F88];&quot;\d+.blue&quot;;;1));0;ORG.LIBREOFFICE.REGEX([$Part1.P90];&quot;\d+.&quot;;;1)))" office:value-type="float" office:value="0" calcext:value-type="float">
            <text:p>0</text:p>
          </table:table-cell>
          <table:table-cell table:style-name="ce11" table:formula="of:=IF(ISBLANK([$Input.G88]);0;IF(ISNA(ORG.LIBREOFFICE.REGEX([$Input.G88];&quot;\d+.blue&quot;;;1));0;ORG.LIBREOFFICE.REGEX([$Part1.S90];&quot;\d+.&quot;;;1)))" office:value-type="float" office:value="0" calcext:value-type="float">
            <text:p>0</text:p>
          </table:table-cell>
          <table:table-cell/>
          <table:table-cell table:formula="of:=MAX(NUMBERVALUE([.B90]);NUMBERVALUE([.C90]);NUMBERVALUE([.D90]);NUMBERVALUE([.E90]);NUMBERVALUE([.F90]);NUMBERVALUE([.G90]))" office:value-type="float" office:value="3" calcext:value-type="float">
            <text:p>3</text:p>
          </table:table-cell>
          <table:table-cell table:formula="of:=MAX(NUMBERVALUE([.H90]);NUMBERVALUE([.I90]);NUMBERVALUE([.J90]);NUMBERVALUE([.K90]);NUMBERVALUE([.L90]);NUMBERVALUE([.M90]))" office:value-type="float" office:value="15" calcext:value-type="float">
            <text:p>15</text:p>
          </table:table-cell>
          <table:table-cell table:formula="of:=MAX(NUMBERVALUE([.N90]);NUMBERVALUE([.O90]);NUMBERVALUE([.P90]);NUMBERVALUE([.Q90]);NUMBERVALUE([.R90]);NUMBERVALUE([.S90]))" office:value-type="float" office:value="3" calcext:value-type="float">
            <text:p>3</text:p>
          </table:table-cell>
          <table:table-cell/>
          <table:table-cell table:formula="of:=[.U90]*[.V90]*[.W90]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table:formula="of:=[$Input.A89]" office:value-type="string" office:string-value="Game 89" calcext:value-type="string">
            <text:p>Game 89</text:p>
          </table:table-cell>
          <table:table-cell table:style-name="ce5" table:formula="of:=IF(ISBLANK([$Input.B89]);0;IF(ISNA(ORG.LIBREOFFICE.REGEX([$Input.B89];&quot;\d+.red&quot;;;1));0;ORG.LIBREOFFICE.REGEX([$Part1.C91];&quot;\d+.&quot;;;1)))" office:value-type="string" office:string-value="9 " calcext:value-type="string">
            <text:p>9 </text:p>
          </table:table-cell>
          <table:table-cell table:formula="of:=IF(ISBLANK([$Input.C89]);0;IF(ISNA(ORG.LIBREOFFICE.REGEX([$Input.C89];&quot;\d+.red&quot;;;1));0;ORG.LIBREOFFICE.REGEX([$Part1.F91];&quot;\d+.&quot;;;1)))" office:value-type="string" office:string-value="7 " calcext:value-type="string">
            <text:p>7 </text:p>
          </table:table-cell>
          <table:table-cell table:formula="of:=IF(ISBLANK([$Input.D89]);0;IF(ISNA(ORG.LIBREOFFICE.REGEX([$Input.D89];&quot;\d+.red&quot;;;1));0;ORG.LIBREOFFICE.REGEX([$Part1.I91];&quot;\d+.&quot;;;1)))" office:value-type="string" office:string-value="4 " calcext:value-type="string">
            <text:p>4 </text:p>
          </table:table-cell>
          <table:table-cell table:formula="of:=IF(ISBLANK([$Input.E89]);0;IF(ISNA(ORG.LIBREOFFICE.REGEX([$Input.E89];&quot;\d+.red&quot;;;1));0;ORG.LIBREOFFICE.REGEX([$Part1.L91];&quot;\d+.&quot;;;1)))" office:value-type="float" office:value="0" calcext:value-type="float">
            <text:p>0</text:p>
          </table:table-cell>
          <table:table-cell table:formula="of:=IF(ISBLANK([$Input.F89]);0;IF(ISNA(ORG.LIBREOFFICE.REGEX([$Input.F89];&quot;\d+.red&quot;;;1));0;ORG.LIBREOFFICE.REGEX([$Part1.O91];&quot;\d+.&quot;;;1)))" office:value-type="float" office:value="0" calcext:value-type="float">
            <text:p>0</text:p>
          </table:table-cell>
          <table:table-cell table:style-name="ce11" table:formula="of:=IF(ISBLANK([$Input.G89]);0;IF(ISNA(ORG.LIBREOFFICE.REGEX([$Input.G89];&quot;\d+.red&quot;;;1));0;ORG.LIBREOFFICE.REGEX([$Part1.R91];&quot;\d+.&quot;;;1)))" office:value-type="float" office:value="0" calcext:value-type="float">
            <text:p>0</text:p>
          </table:table-cell>
          <table:table-cell table:style-name="ce5" table:formula="of:=IF(ISBLANK([$Input.B89]);0;IF(ISNA(ORG.LIBREOFFICE.REGEX([$Input.B89];&quot;\d+.green&quot;;;1));0;ORG.LIBREOFFICE.REGEX([$Part1.E91];&quot;\d+.&quot;;;1)))" office:value-type="string" office:string-value="6 " calcext:value-type="string">
            <text:p>6 </text:p>
          </table:table-cell>
          <table:table-cell table:style-name="ce22" table:formula="of:=IF(ISBLANK([$Input.C89]);0;IF(ISNA(ORG.LIBREOFFICE.REGEX([$Input.C89];&quot;\d+.green&quot;;;1));0;ORG.LIBREOFFICE.REGEX([$Part1.H91];&quot;\d+.&quot;;;1)))" office:value-type="string" office:string-value="2 " calcext:value-type="string">
            <text:p>2 </text:p>
          </table:table-cell>
          <table:table-cell table:style-name="ce22" table:formula="of:=IF(ISBLANK([$Input.D89]);0;IF(ISNA(ORG.LIBREOFFICE.REGEX([$Input.D89];&quot;\d+.green&quot;;;1));0;ORG.LIBREOFFICE.REGEX([$Part1.K91];&quot;\d+.&quot;;;1)))" office:value-type="string" office:string-value="7 " calcext:value-type="string">
            <text:p>7 </text:p>
          </table:table-cell>
          <table:table-cell table:style-name="ce22" table:formula="of:=IF(ISBLANK([$Input.E89]);0;IF(ISNA(ORG.LIBREOFFICE.REGEX([$Input.E89];&quot;\d+.green&quot;;;1));0;ORG.LIBREOFFICE.REGEX([$Part1.N91];&quot;\d+.&quot;;;1)))" office:value-type="float" office:value="0" calcext:value-type="float">
            <text:p>0</text:p>
          </table:table-cell>
          <table:table-cell table:style-name="ce22" table:formula="of:=IF(ISBLANK([$Input.F89]);0;IF(ISNA(ORG.LIBREOFFICE.REGEX([$Input.F89];&quot;\d+.green&quot;;;1));0;ORG.LIBREOFFICE.REGEX([$Part1.Q91];&quot;\d+.&quot;;;1)))" office:value-type="float" office:value="0" calcext:value-type="float">
            <text:p>0</text:p>
          </table:table-cell>
          <table:table-cell table:style-name="ce11" table:formula="of:=IF(ISBLANK([$Input.G89]);0;IF(ISNA(ORG.LIBREOFFICE.REGEX([$Input.G89];&quot;\d+.green&quot;;;1));0;ORG.LIBREOFFICE.REGEX([$Part1.T91];&quot;\d+.&quot;;;1)))" office:value-type="float" office:value="0" calcext:value-type="float">
            <text:p>0</text:p>
          </table:table-cell>
          <table:table-cell table:style-name="ce5" table:formula="of:=IF(ISBLANK([$Input.B89]);0;IF(ISNA(ORG.LIBREOFFICE.REGEX([$Input.B89];&quot;\d+.blue&quot;;;1));0;ORG.LIBREOFFICE.REGEX([$Part1.D91];&quot;\d+.&quot;;;1)))" office:value-type="string" office:string-value="15 " calcext:value-type="string">
            <text:p>15 </text:p>
          </table:table-cell>
          <table:table-cell table:style-name="ce22" table:formula="of:=IF(ISBLANK([$Input.C89]);0;IF(ISNA(ORG.LIBREOFFICE.REGEX([$Input.C89];&quot;\d+.blue&quot;;;1));0;ORG.LIBREOFFICE.REGEX([$Part1.G91];&quot;\d+.&quot;;;1)))" office:value-type="string" office:string-value="10 " calcext:value-type="string">
            <text:p>10 </text:p>
          </table:table-cell>
          <table:table-cell table:style-name="ce22" table:formula="of:=IF(ISBLANK([$Input.D89]);0;IF(ISNA(ORG.LIBREOFFICE.REGEX([$Input.D89];&quot;\d+.blue&quot;;;1));0;ORG.LIBREOFFICE.REGEX([$Part1.J91];&quot;\d+.&quot;;;1)))" office:value-type="string" office:string-value="16 " calcext:value-type="string">
            <text:p>16 </text:p>
          </table:table-cell>
          <table:table-cell table:style-name="ce22" table:formula="of:=IF(ISBLANK([$Input.E89]);0;IF(ISNA(ORG.LIBREOFFICE.REGEX([$Input.E89];&quot;\d+.blue&quot;;;1));0;ORG.LIBREOFFICE.REGEX([$Part1.M91];&quot;\d+.&quot;;;1)))" office:value-type="float" office:value="0" calcext:value-type="float">
            <text:p>0</text:p>
          </table:table-cell>
          <table:table-cell table:style-name="ce22" table:formula="of:=IF(ISBLANK([$Input.F89]);0;IF(ISNA(ORG.LIBREOFFICE.REGEX([$Input.F89];&quot;\d+.blue&quot;;;1));0;ORG.LIBREOFFICE.REGEX([$Part1.P91];&quot;\d+.&quot;;;1)))" office:value-type="float" office:value="0" calcext:value-type="float">
            <text:p>0</text:p>
          </table:table-cell>
          <table:table-cell table:style-name="ce11" table:formula="of:=IF(ISBLANK([$Input.G89]);0;IF(ISNA(ORG.LIBREOFFICE.REGEX([$Input.G89];&quot;\d+.blue&quot;;;1));0;ORG.LIBREOFFICE.REGEX([$Part1.S91];&quot;\d+.&quot;;;1)))" office:value-type="float" office:value="0" calcext:value-type="float">
            <text:p>0</text:p>
          </table:table-cell>
          <table:table-cell/>
          <table:table-cell table:formula="of:=MAX(NUMBERVALUE([.B91]);NUMBERVALUE([.C91]);NUMBERVALUE([.D91]);NUMBERVALUE([.E91]);NUMBERVALUE([.F91]);NUMBERVALUE([.G91]))" office:value-type="float" office:value="9" calcext:value-type="float">
            <text:p>9</text:p>
          </table:table-cell>
          <table:table-cell table:formula="of:=MAX(NUMBERVALUE([.H91]);NUMBERVALUE([.I91]);NUMBERVALUE([.J91]);NUMBERVALUE([.K91]);NUMBERVALUE([.L91]);NUMBERVALUE([.M91]))" office:value-type="float" office:value="7" calcext:value-type="float">
            <text:p>7</text:p>
          </table:table-cell>
          <table:table-cell table:formula="of:=MAX(NUMBERVALUE([.N91]);NUMBERVALUE([.O91]);NUMBERVALUE([.P91]);NUMBERVALUE([.Q91]);NUMBERVALUE([.R91]);NUMBERVALUE([.S91]))" office:value-type="float" office:value="16" calcext:value-type="float">
            <text:p>16</text:p>
          </table:table-cell>
          <table:table-cell/>
          <table:table-cell table:formula="of:=[.U91]*[.V91]*[.W91]"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table:formula="of:=[$Input.A90]" office:value-type="string" office:string-value="Game 90" calcext:value-type="string">
            <text:p>Game 90</text:p>
          </table:table-cell>
          <table:table-cell table:style-name="ce5" table:formula="of:=IF(ISBLANK([$Input.B90]);0;IF(ISNA(ORG.LIBREOFFICE.REGEX([$Input.B90];&quot;\d+.red&quot;;;1));0;ORG.LIBREOFFICE.REGEX([$Part1.C92];&quot;\d+.&quot;;;1)))" office:value-type="string" office:string-value="1 " calcext:value-type="string">
            <text:p>1 </text:p>
          </table:table-cell>
          <table:table-cell table:formula="of:=IF(ISBLANK([$Input.C90]);0;IF(ISNA(ORG.LIBREOFFICE.REGEX([$Input.C90];&quot;\d+.red&quot;;;1));0;ORG.LIBREOFFICE.REGEX([$Part1.F92];&quot;\d+.&quot;;;1)))" office:value-type="string" office:string-value="8 " calcext:value-type="string">
            <text:p>8 </text:p>
          </table:table-cell>
          <table:table-cell table:formula="of:=IF(ISBLANK([$Input.D90]);0;IF(ISNA(ORG.LIBREOFFICE.REGEX([$Input.D90];&quot;\d+.red&quot;;;1));0;ORG.LIBREOFFICE.REGEX([$Part1.I92];&quot;\d+.&quot;;;1)))" office:value-type="string" office:string-value="3 " calcext:value-type="string">
            <text:p>3 </text:p>
          </table:table-cell>
          <table:table-cell table:formula="of:=IF(ISBLANK([$Input.E90]);0;IF(ISNA(ORG.LIBREOFFICE.REGEX([$Input.E90];&quot;\d+.red&quot;;;1));0;ORG.LIBREOFFICE.REGEX([$Part1.L92];&quot;\d+.&quot;;;1)))" office:value-type="float" office:value="0" calcext:value-type="float">
            <text:p>0</text:p>
          </table:table-cell>
          <table:table-cell table:formula="of:=IF(ISBLANK([$Input.F90]);0;IF(ISNA(ORG.LIBREOFFICE.REGEX([$Input.F90];&quot;\d+.red&quot;;;1));0;ORG.LIBREOFFICE.REGEX([$Part1.O92];&quot;\d+.&quot;;;1)))" office:value-type="float" office:value="0" calcext:value-type="float">
            <text:p>0</text:p>
          </table:table-cell>
          <table:table-cell table:style-name="ce11" table:formula="of:=IF(ISBLANK([$Input.G90]);0;IF(ISNA(ORG.LIBREOFFICE.REGEX([$Input.G90];&quot;\d+.red&quot;;;1));0;ORG.LIBREOFFICE.REGEX([$Part1.R92];&quot;\d+.&quot;;;1)))" office:value-type="float" office:value="0" calcext:value-type="float">
            <text:p>0</text:p>
          </table:table-cell>
          <table:table-cell table:style-name="ce5" table:formula="of:=IF(ISBLANK([$Input.B90]);0;IF(ISNA(ORG.LIBREOFFICE.REGEX([$Input.B90];&quot;\d+.green&quot;;;1));0;ORG.LIBREOFFICE.REGEX([$Part1.E92];&quot;\d+.&quot;;;1)))" office:value-type="string" office:string-value="7 " calcext:value-type="string">
            <text:p>7 </text:p>
          </table:table-cell>
          <table:table-cell table:style-name="ce22" table:formula="of:=IF(ISBLANK([$Input.C90]);0;IF(ISNA(ORG.LIBREOFFICE.REGEX([$Input.C90];&quot;\d+.green&quot;;;1));0;ORG.LIBREOFFICE.REGEX([$Part1.H92];&quot;\d+.&quot;;;1)))" office:value-type="string" office:string-value="7 " calcext:value-type="string">
            <text:p>7 </text:p>
          </table:table-cell>
          <table:table-cell table:style-name="ce22" table:formula="of:=IF(ISBLANK([$Input.D90]);0;IF(ISNA(ORG.LIBREOFFICE.REGEX([$Input.D90];&quot;\d+.green&quot;;;1));0;ORG.LIBREOFFICE.REGEX([$Part1.K92];&quot;\d+.&quot;;;1)))" office:value-type="string" office:string-value="1 " calcext:value-type="string">
            <text:p>1 </text:p>
          </table:table-cell>
          <table:table-cell table:style-name="ce22" table:formula="of:=IF(ISBLANK([$Input.E90]);0;IF(ISNA(ORG.LIBREOFFICE.REGEX([$Input.E90];&quot;\d+.green&quot;;;1));0;ORG.LIBREOFFICE.REGEX([$Part1.N92];&quot;\d+.&quot;;;1)))" office:value-type="float" office:value="0" calcext:value-type="float">
            <text:p>0</text:p>
          </table:table-cell>
          <table:table-cell table:style-name="ce22" table:formula="of:=IF(ISBLANK([$Input.F90]);0;IF(ISNA(ORG.LIBREOFFICE.REGEX([$Input.F90];&quot;\d+.green&quot;;;1));0;ORG.LIBREOFFICE.REGEX([$Part1.Q92];&quot;\d+.&quot;;;1)))" office:value-type="float" office:value="0" calcext:value-type="float">
            <text:p>0</text:p>
          </table:table-cell>
          <table:table-cell table:style-name="ce11" table:formula="of:=IF(ISBLANK([$Input.G90]);0;IF(ISNA(ORG.LIBREOFFICE.REGEX([$Input.G90];&quot;\d+.green&quot;;;1));0;ORG.LIBREOFFICE.REGEX([$Part1.T92];&quot;\d+.&quot;;;1)))" office:value-type="float" office:value="0" calcext:value-type="float">
            <text:p>0</text:p>
          </table:table-cell>
          <table:table-cell table:style-name="ce5" table:formula="of:=IF(ISBLANK([$Input.B90]);0;IF(ISNA(ORG.LIBREOFFICE.REGEX([$Input.B90];&quot;\d+.blue&quot;;;1));0;ORG.LIBREOFFICE.REGEX([$Part1.D92];&quot;\d+.&quot;;;1)))" office:value-type="string" office:string-value="1 " calcext:value-type="string">
            <text:p>1 </text:p>
          </table:table-cell>
          <table:table-cell table:style-name="ce22" table:formula="of:=IF(ISBLANK([$Input.C90]);0;IF(ISNA(ORG.LIBREOFFICE.REGEX([$Input.C90];&quot;\d+.blue&quot;;;1));0;ORG.LIBREOFFICE.REGEX([$Part1.G92];&quot;\d+.&quot;;;1)))" office:value-type="string" office:string-value="1 " calcext:value-type="string">
            <text:p>1 </text:p>
          </table:table-cell>
          <table:table-cell table:style-name="ce22" table:formula="of:=IF(ISBLANK([$Input.D90]);0;IF(ISNA(ORG.LIBREOFFICE.REGEX([$Input.D90];&quot;\d+.blue&quot;;;1));0;ORG.LIBREOFFICE.REGEX([$Part1.J92];&quot;\d+.&quot;;;1)))" office:value-type="string" office:string-value="1 " calcext:value-type="string">
            <text:p>1 </text:p>
          </table:table-cell>
          <table:table-cell table:style-name="ce22" table:formula="of:=IF(ISBLANK([$Input.E90]);0;IF(ISNA(ORG.LIBREOFFICE.REGEX([$Input.E90];&quot;\d+.blue&quot;;;1));0;ORG.LIBREOFFICE.REGEX([$Part1.M92];&quot;\d+.&quot;;;1)))" office:value-type="float" office:value="0" calcext:value-type="float">
            <text:p>0</text:p>
          </table:table-cell>
          <table:table-cell table:style-name="ce22" table:formula="of:=IF(ISBLANK([$Input.F90]);0;IF(ISNA(ORG.LIBREOFFICE.REGEX([$Input.F90];&quot;\d+.blue&quot;;;1));0;ORG.LIBREOFFICE.REGEX([$Part1.P92];&quot;\d+.&quot;;;1)))" office:value-type="float" office:value="0" calcext:value-type="float">
            <text:p>0</text:p>
          </table:table-cell>
          <table:table-cell table:style-name="ce11" table:formula="of:=IF(ISBLANK([$Input.G90]);0;IF(ISNA(ORG.LIBREOFFICE.REGEX([$Input.G90];&quot;\d+.blue&quot;;;1));0;ORG.LIBREOFFICE.REGEX([$Part1.S92];&quot;\d+.&quot;;;1)))" office:value-type="float" office:value="0" calcext:value-type="float">
            <text:p>0</text:p>
          </table:table-cell>
          <table:table-cell/>
          <table:table-cell table:formula="of:=MAX(NUMBERVALUE([.B92]);NUMBERVALUE([.C92]);NUMBERVALUE([.D92]);NUMBERVALUE([.E92]);NUMBERVALUE([.F92]);NUMBERVALUE([.G92]))" office:value-type="float" office:value="8" calcext:value-type="float">
            <text:p>8</text:p>
          </table:table-cell>
          <table:table-cell table:formula="of:=MAX(NUMBERVALUE([.H92]);NUMBERVALUE([.I92]);NUMBERVALUE([.J92]);NUMBERVALUE([.K92]);NUMBERVALUE([.L92]);NUMBERVALUE([.M92]))" office:value-type="float" office:value="7" calcext:value-type="float">
            <text:p>7</text:p>
          </table:table-cell>
          <table:table-cell table:formula="of:=MAX(NUMBERVALUE([.N92]);NUMBERVALUE([.O92]);NUMBERVALUE([.P92]);NUMBERVALUE([.Q92]);NUMBERVALUE([.R92]);NUMBERVALUE([.S92]))" office:value-type="float" office:value="1" calcext:value-type="float">
            <text:p>1</text:p>
          </table:table-cell>
          <table:table-cell/>
          <table:table-cell table:formula="of:=[.U92]*[.V92]*[.W9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$Input.A91]" office:value-type="string" office:string-value="Game 91" calcext:value-type="string">
            <text:p>Game 91</text:p>
          </table:table-cell>
          <table:table-cell table:style-name="ce5" table:formula="of:=IF(ISBLANK([$Input.B91]);0;IF(ISNA(ORG.LIBREOFFICE.REGEX([$Input.B91];&quot;\d+.red&quot;;;1));0;ORG.LIBREOFFICE.REGEX([$Part1.C93];&quot;\d+.&quot;;;1)))" office:value-type="string" office:string-value="2 " calcext:value-type="string">
            <text:p>2 </text:p>
          </table:table-cell>
          <table:table-cell table:formula="of:=IF(ISBLANK([$Input.C91]);0;IF(ISNA(ORG.LIBREOFFICE.REGEX([$Input.C91];&quot;\d+.red&quot;;;1));0;ORG.LIBREOFFICE.REGEX([$Part1.F93];&quot;\d+.&quot;;;1)))" office:value-type="string" office:string-value="4 " calcext:value-type="string">
            <text:p>4 </text:p>
          </table:table-cell>
          <table:table-cell table:formula="of:=IF(ISBLANK([$Input.D91]);0;IF(ISNA(ORG.LIBREOFFICE.REGEX([$Input.D91];&quot;\d+.red&quot;;;1));0;ORG.LIBREOFFICE.REGEX([$Part1.I93];&quot;\d+.&quot;;;1)))" office:value-type="string" office:string-value="4 " calcext:value-type="string">
            <text:p>4 </text:p>
          </table:table-cell>
          <table:table-cell table:formula="of:=IF(ISBLANK([$Input.E91]);0;IF(ISNA(ORG.LIBREOFFICE.REGEX([$Input.E91];&quot;\d+.red&quot;;;1));0;ORG.LIBREOFFICE.REGEX([$Part1.L93];&quot;\d+.&quot;;;1)))" office:value-type="string" office:string-value="5 " calcext:value-type="string">
            <text:p>5 </text:p>
          </table:table-cell>
          <table:table-cell table:formula="of:=IF(ISBLANK([$Input.F91]);0;IF(ISNA(ORG.LIBREOFFICE.REGEX([$Input.F91];&quot;\d+.red&quot;;;1));0;ORG.LIBREOFFICE.REGEX([$Part1.O93];&quot;\d+.&quot;;;1)))" office:value-type="string" office:string-value="2 " calcext:value-type="string">
            <text:p>2 </text:p>
          </table:table-cell>
          <table:table-cell table:style-name="ce11" table:formula="of:=IF(ISBLANK([$Input.G91]);0;IF(ISNA(ORG.LIBREOFFICE.REGEX([$Input.G91];&quot;\d+.red&quot;;;1));0;ORG.LIBREOFFICE.REGEX([$Part1.R93];&quot;\d+.&quot;;;1)))" office:value-type="float" office:value="0" calcext:value-type="float">
            <text:p>0</text:p>
          </table:table-cell>
          <table:table-cell table:style-name="ce5" table:formula="of:=IF(ISBLANK([$Input.B91]);0;IF(ISNA(ORG.LIBREOFFICE.REGEX([$Input.B91];&quot;\d+.green&quot;;;1));0;ORG.LIBREOFFICE.REGEX([$Part1.E93];&quot;\d+.&quot;;;1)))" office:value-type="string" office:string-value="1 " calcext:value-type="string">
            <text:p>1 </text:p>
          </table:table-cell>
          <table:table-cell table:style-name="ce22" table:formula="of:=IF(ISBLANK([$Input.C91]);0;IF(ISNA(ORG.LIBREOFFICE.REGEX([$Input.C91];&quot;\d+.green&quot;;;1));0;ORG.LIBREOFFICE.REGEX([$Part1.H93];&quot;\d+.&quot;;;1)))" office:value-type="string" office:string-value="4 " calcext:value-type="string">
            <text:p>4 </text:p>
          </table:table-cell>
          <table:table-cell table:style-name="ce22" table:formula="of:=IF(ISBLANK([$Input.D91]);0;IF(ISNA(ORG.LIBREOFFICE.REGEX([$Input.D91];&quot;\d+.green&quot;;;1));0;ORG.LIBREOFFICE.REGEX([$Part1.K93];&quot;\d+.&quot;;;1)))" office:value-type="string" office:string-value="11 " calcext:value-type="string">
            <text:p>11 </text:p>
          </table:table-cell>
          <table:table-cell table:style-name="ce22" table:formula="of:=IF(ISBLANK([$Input.E91]);0;IF(ISNA(ORG.LIBREOFFICE.REGEX([$Input.E91];&quot;\d+.green&quot;;;1));0;ORG.LIBREOFFICE.REGEX([$Part1.N93];&quot;\d+.&quot;;;1)))" office:value-type="float" office:value="0" calcext:value-type="float">
            <text:p>0</text:p>
          </table:table-cell>
          <table:table-cell table:style-name="ce22" table:formula="of:=IF(ISBLANK([$Input.F91]);0;IF(ISNA(ORG.LIBREOFFICE.REGEX([$Input.F91];&quot;\d+.green&quot;;;1));0;ORG.LIBREOFFICE.REGEX([$Part1.Q93];&quot;\d+.&quot;;;1)))" office:value-type="string" office:string-value="8 " calcext:value-type="string">
            <text:p>8 </text:p>
          </table:table-cell>
          <table:table-cell table:style-name="ce11" table:formula="of:=IF(ISBLANK([$Input.G91]);0;IF(ISNA(ORG.LIBREOFFICE.REGEX([$Input.G91];&quot;\d+.green&quot;;;1));0;ORG.LIBREOFFICE.REGEX([$Part1.T93];&quot;\d+.&quot;;;1)))" office:value-type="float" office:value="0" calcext:value-type="float">
            <text:p>0</text:p>
          </table:table-cell>
          <table:table-cell table:style-name="ce5" table:formula="of:=IF(ISBLANK([$Input.B91]);0;IF(ISNA(ORG.LIBREOFFICE.REGEX([$Input.B91];&quot;\d+.blue&quot;;;1));0;ORG.LIBREOFFICE.REGEX([$Part1.D93];&quot;\d+.&quot;;;1)))" office:value-type="string" office:string-value="6 " calcext:value-type="string">
            <text:p>6 </text:p>
          </table:table-cell>
          <table:table-cell table:style-name="ce22" table:formula="of:=IF(ISBLANK([$Input.C91]);0;IF(ISNA(ORG.LIBREOFFICE.REGEX([$Input.C91];&quot;\d+.blue&quot;;;1));0;ORG.LIBREOFFICE.REGEX([$Part1.G93];&quot;\d+.&quot;;;1)))" office:value-type="string" office:string-value="3 " calcext:value-type="string">
            <text:p>3 </text:p>
          </table:table-cell>
          <table:table-cell table:style-name="ce22" table:formula="of:=IF(ISBLANK([$Input.D91]);0;IF(ISNA(ORG.LIBREOFFICE.REGEX([$Input.D91];&quot;\d+.blue&quot;;;1));0;ORG.LIBREOFFICE.REGEX([$Part1.J93];&quot;\d+.&quot;;;1)))" office:value-type="string" office:string-value="4 " calcext:value-type="string">
            <text:p>4 </text:p>
          </table:table-cell>
          <table:table-cell table:style-name="ce22" table:formula="of:=IF(ISBLANK([$Input.E91]);0;IF(ISNA(ORG.LIBREOFFICE.REGEX([$Input.E91];&quot;\d+.blue&quot;;;1));0;ORG.LIBREOFFICE.REGEX([$Part1.M93];&quot;\d+.&quot;;;1)))" office:value-type="string" office:string-value="3 " calcext:value-type="string">
            <text:p>3 </text:p>
          </table:table-cell>
          <table:table-cell table:style-name="ce22" table:formula="of:=IF(ISBLANK([$Input.F91]);0;IF(ISNA(ORG.LIBREOFFICE.REGEX([$Input.F91];&quot;\d+.blue&quot;;;1));0;ORG.LIBREOFFICE.REGEX([$Part1.P93];&quot;\d+.&quot;;;1)))" office:value-type="string" office:string-value="8 " calcext:value-type="string">
            <text:p>8 </text:p>
          </table:table-cell>
          <table:table-cell table:style-name="ce11" table:formula="of:=IF(ISBLANK([$Input.G91]);0;IF(ISNA(ORG.LIBREOFFICE.REGEX([$Input.G91];&quot;\d+.blue&quot;;;1));0;ORG.LIBREOFFICE.REGEX([$Part1.S93];&quot;\d+.&quot;;;1)))" office:value-type="float" office:value="0" calcext:value-type="float">
            <text:p>0</text:p>
          </table:table-cell>
          <table:table-cell/>
          <table:table-cell table:formula="of:=MAX(NUMBERVALUE([.B93]);NUMBERVALUE([.C93]);NUMBERVALUE([.D93]);NUMBERVALUE([.E93]);NUMBERVALUE([.F93]);NUMBERVALUE([.G93]))" office:value-type="float" office:value="5" calcext:value-type="float">
            <text:p>5</text:p>
          </table:table-cell>
          <table:table-cell table:formula="of:=MAX(NUMBERVALUE([.H93]);NUMBERVALUE([.I93]);NUMBERVALUE([.J93]);NUMBERVALUE([.K93]);NUMBERVALUE([.L93]);NUMBERVALUE([.M93]))" office:value-type="float" office:value="11" calcext:value-type="float">
            <text:p>11</text:p>
          </table:table-cell>
          <table:table-cell table:formula="of:=MAX(NUMBERVALUE([.N93]);NUMBERVALUE([.O93]);NUMBERVALUE([.P93]);NUMBERVALUE([.Q93]);NUMBERVALUE([.R93]);NUMBERVALUE([.S93]))" office:value-type="float" office:value="8" calcext:value-type="float">
            <text:p>8</text:p>
          </table:table-cell>
          <table:table-cell/>
          <table:table-cell table:formula="of:=[.U93]*[.V93]*[.W93]"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table:formula="of:=[$Input.A92]" office:value-type="string" office:string-value="Game 92" calcext:value-type="string">
            <text:p>Game 92</text:p>
          </table:table-cell>
          <table:table-cell table:style-name="ce5" table:formula="of:=IF(ISBLANK([$Input.B92]);0;IF(ISNA(ORG.LIBREOFFICE.REGEX([$Input.B92];&quot;\d+.red&quot;;;1));0;ORG.LIBREOFFICE.REGEX([$Part1.C94];&quot;\d+.&quot;;;1)))" office:value-type="string" office:string-value="2 " calcext:value-type="string">
            <text:p>2 </text:p>
          </table:table-cell>
          <table:table-cell table:formula="of:=IF(ISBLANK([$Input.C92]);0;IF(ISNA(ORG.LIBREOFFICE.REGEX([$Input.C92];&quot;\d+.red&quot;;;1));0;ORG.LIBREOFFICE.REGEX([$Part1.F94];&quot;\d+.&quot;;;1)))" office:value-type="string" office:string-value="2 " calcext:value-type="string">
            <text:p>2 </text:p>
          </table:table-cell>
          <table:table-cell table:formula="of:=IF(ISBLANK([$Input.D92]);0;IF(ISNA(ORG.LIBREOFFICE.REGEX([$Input.D92];&quot;\d+.red&quot;;;1));0;ORG.LIBREOFFICE.REGEX([$Part1.I94];&quot;\d+.&quot;;;1)))" office:value-type="string" office:string-value="9 " calcext:value-type="string">
            <text:p>9 </text:p>
          </table:table-cell>
          <table:table-cell table:formula="of:=IF(ISBLANK([$Input.E92]);0;IF(ISNA(ORG.LIBREOFFICE.REGEX([$Input.E92];&quot;\d+.red&quot;;;1));0;ORG.LIBREOFFICE.REGEX([$Part1.L94];&quot;\d+.&quot;;;1)))" office:value-type="float" office:value="0" calcext:value-type="float">
            <text:p>0</text:p>
          </table:table-cell>
          <table:table-cell table:formula="of:=IF(ISBLANK([$Input.F92]);0;IF(ISNA(ORG.LIBREOFFICE.REGEX([$Input.F92];&quot;\d+.red&quot;;;1));0;ORG.LIBREOFFICE.REGEX([$Part1.O94];&quot;\d+.&quot;;;1)))" office:value-type="float" office:value="0" calcext:value-type="float">
            <text:p>0</text:p>
          </table:table-cell>
          <table:table-cell table:style-name="ce11" table:formula="of:=IF(ISBLANK([$Input.G92]);0;IF(ISNA(ORG.LIBREOFFICE.REGEX([$Input.G92];&quot;\d+.red&quot;;;1));0;ORG.LIBREOFFICE.REGEX([$Part1.R94];&quot;\d+.&quot;;;1)))" office:value-type="float" office:value="0" calcext:value-type="float">
            <text:p>0</text:p>
          </table:table-cell>
          <table:table-cell table:style-name="ce5" table:formula="of:=IF(ISBLANK([$Input.B92]);0;IF(ISNA(ORG.LIBREOFFICE.REGEX([$Input.B92];&quot;\d+.green&quot;;;1));0;ORG.LIBREOFFICE.REGEX([$Part1.E94];&quot;\d+.&quot;;;1)))" office:value-type="float" office:value="0" calcext:value-type="float">
            <text:p>0</text:p>
          </table:table-cell>
          <table:table-cell table:style-name="ce22" table:formula="of:=IF(ISBLANK([$Input.C92]);0;IF(ISNA(ORG.LIBREOFFICE.REGEX([$Input.C92];&quot;\d+.green&quot;;;1));0;ORG.LIBREOFFICE.REGEX([$Part1.H94];&quot;\d+.&quot;;;1)))" office:value-type="string" office:string-value="2 " calcext:value-type="string">
            <text:p>2 </text:p>
          </table:table-cell>
          <table:table-cell table:style-name="ce22" table:formula="of:=IF(ISBLANK([$Input.D92]);0;IF(ISNA(ORG.LIBREOFFICE.REGEX([$Input.D92];&quot;\d+.green&quot;;;1));0;ORG.LIBREOFFICE.REGEX([$Part1.K94];&quot;\d+.&quot;;;1)))" office:value-type="string" office:string-value="3 " calcext:value-type="string">
            <text:p>3 </text:p>
          </table:table-cell>
          <table:table-cell table:style-name="ce22" table:formula="of:=IF(ISBLANK([$Input.E92]);0;IF(ISNA(ORG.LIBREOFFICE.REGEX([$Input.E92];&quot;\d+.green&quot;;;1));0;ORG.LIBREOFFICE.REGEX([$Part1.N94];&quot;\d+.&quot;;;1)))" office:value-type="float" office:value="0" calcext:value-type="float">
            <text:p>0</text:p>
          </table:table-cell>
          <table:table-cell table:style-name="ce22" table:formula="of:=IF(ISBLANK([$Input.F92]);0;IF(ISNA(ORG.LIBREOFFICE.REGEX([$Input.F92];&quot;\d+.green&quot;;;1));0;ORG.LIBREOFFICE.REGEX([$Part1.Q94];&quot;\d+.&quot;;;1)))" office:value-type="float" office:value="0" calcext:value-type="float">
            <text:p>0</text:p>
          </table:table-cell>
          <table:table-cell table:style-name="ce11" table:formula="of:=IF(ISBLANK([$Input.G92]);0;IF(ISNA(ORG.LIBREOFFICE.REGEX([$Input.G92];&quot;\d+.green&quot;;;1));0;ORG.LIBREOFFICE.REGEX([$Part1.T94];&quot;\d+.&quot;;;1)))" office:value-type="float" office:value="0" calcext:value-type="float">
            <text:p>0</text:p>
          </table:table-cell>
          <table:table-cell table:style-name="ce5" table:formula="of:=IF(ISBLANK([$Input.B92]);0;IF(ISNA(ORG.LIBREOFFICE.REGEX([$Input.B92];&quot;\d+.blue&quot;;;1));0;ORG.LIBREOFFICE.REGEX([$Part1.D94];&quot;\d+.&quot;;;1)))" office:value-type="string" office:string-value="3 " calcext:value-type="string">
            <text:p>3 </text:p>
          </table:table-cell>
          <table:table-cell table:style-name="ce22" table:formula="of:=IF(ISBLANK([$Input.C92]);0;IF(ISNA(ORG.LIBREOFFICE.REGEX([$Input.C92];&quot;\d+.blue&quot;;;1));0;ORG.LIBREOFFICE.REGEX([$Part1.G94];&quot;\d+.&quot;;;1)))" office:value-type="string" office:string-value="3 " calcext:value-type="string">
            <text:p>3 </text:p>
          </table:table-cell>
          <table:table-cell table:style-name="ce22" table:formula="of:=IF(ISBLANK([$Input.D92]);0;IF(ISNA(ORG.LIBREOFFICE.REGEX([$Input.D92];&quot;\d+.blue&quot;;;1));0;ORG.LIBREOFFICE.REGEX([$Part1.J94];&quot;\d+.&quot;;;1)))" office:value-type="float" office:value="0" calcext:value-type="float">
            <text:p>0</text:p>
          </table:table-cell>
          <table:table-cell table:style-name="ce22" table:formula="of:=IF(ISBLANK([$Input.E92]);0;IF(ISNA(ORG.LIBREOFFICE.REGEX([$Input.E92];&quot;\d+.blue&quot;;;1));0;ORG.LIBREOFFICE.REGEX([$Part1.M94];&quot;\d+.&quot;;;1)))" office:value-type="float" office:value="0" calcext:value-type="float">
            <text:p>0</text:p>
          </table:table-cell>
          <table:table-cell table:style-name="ce22" table:formula="of:=IF(ISBLANK([$Input.F92]);0;IF(ISNA(ORG.LIBREOFFICE.REGEX([$Input.F92];&quot;\d+.blue&quot;;;1));0;ORG.LIBREOFFICE.REGEX([$Part1.P94];&quot;\d+.&quot;;;1)))" office:value-type="float" office:value="0" calcext:value-type="float">
            <text:p>0</text:p>
          </table:table-cell>
          <table:table-cell table:style-name="ce11" table:formula="of:=IF(ISBLANK([$Input.G92]);0;IF(ISNA(ORG.LIBREOFFICE.REGEX([$Input.G92];&quot;\d+.blue&quot;;;1));0;ORG.LIBREOFFICE.REGEX([$Part1.S94];&quot;\d+.&quot;;;1)))" office:value-type="float" office:value="0" calcext:value-type="float">
            <text:p>0</text:p>
          </table:table-cell>
          <table:table-cell/>
          <table:table-cell table:formula="of:=MAX(NUMBERVALUE([.B94]);NUMBERVALUE([.C94]);NUMBERVALUE([.D94]);NUMBERVALUE([.E94]);NUMBERVALUE([.F94]);NUMBERVALUE([.G94]))" office:value-type="float" office:value="9" calcext:value-type="float">
            <text:p>9</text:p>
          </table:table-cell>
          <table:table-cell table:formula="of:=MAX(NUMBERVALUE([.H94]);NUMBERVALUE([.I94]);NUMBERVALUE([.J94]);NUMBERVALUE([.K94]);NUMBERVALUE([.L94]);NUMBERVALUE([.M94]))" office:value-type="float" office:value="3" calcext:value-type="float">
            <text:p>3</text:p>
          </table:table-cell>
          <table:table-cell table:formula="of:=MAX(NUMBERVALUE([.N94]);NUMBERVALUE([.O94]);NUMBERVALUE([.P94]);NUMBERVALUE([.Q94]);NUMBERVALUE([.R94]);NUMBERVALUE([.S94]))" office:value-type="float" office:value="3" calcext:value-type="float">
            <text:p>3</text:p>
          </table:table-cell>
          <table:table-cell/>
          <table:table-cell table:formula="of:=[.U94]*[.V94]*[.W94]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formula="of:=[$Input.A93]" office:value-type="string" office:string-value="Game 93" calcext:value-type="string">
            <text:p>Game 93</text:p>
          </table:table-cell>
          <table:table-cell table:style-name="ce5" table:formula="of:=IF(ISBLANK([$Input.B93]);0;IF(ISNA(ORG.LIBREOFFICE.REGEX([$Input.B93];&quot;\d+.red&quot;;;1));0;ORG.LIBREOFFICE.REGEX([$Part1.C95];&quot;\d+.&quot;;;1)))" office:value-type="float" office:value="0" calcext:value-type="float">
            <text:p>0</text:p>
          </table:table-cell>
          <table:table-cell table:formula="of:=IF(ISBLANK([$Input.C93]);0;IF(ISNA(ORG.LIBREOFFICE.REGEX([$Input.C93];&quot;\d+.red&quot;;;1));0;ORG.LIBREOFFICE.REGEX([$Part1.F95];&quot;\d+.&quot;;;1)))" office:value-type="string" office:string-value="3 " calcext:value-type="string">
            <text:p>3 </text:p>
          </table:table-cell>
          <table:table-cell table:formula="of:=IF(ISBLANK([$Input.D93]);0;IF(ISNA(ORG.LIBREOFFICE.REGEX([$Input.D93];&quot;\d+.red&quot;;;1));0;ORG.LIBREOFFICE.REGEX([$Part1.I95];&quot;\d+.&quot;;;1)))" office:value-type="string" office:string-value="1 " calcext:value-type="string">
            <text:p>1 </text:p>
          </table:table-cell>
          <table:table-cell table:formula="of:=IF(ISBLANK([$Input.E93]);0;IF(ISNA(ORG.LIBREOFFICE.REGEX([$Input.E93];&quot;\d+.red&quot;;;1));0;ORG.LIBREOFFICE.REGEX([$Part1.L95];&quot;\d+.&quot;;;1)))" office:value-type="string" office:string-value="4 " calcext:value-type="string">
            <text:p>4 </text:p>
          </table:table-cell>
          <table:table-cell table:formula="of:=IF(ISBLANK([$Input.F93]);0;IF(ISNA(ORG.LIBREOFFICE.REGEX([$Input.F93];&quot;\d+.red&quot;;;1));0;ORG.LIBREOFFICE.REGEX([$Part1.O95];&quot;\d+.&quot;;;1)))" office:value-type="float" office:value="0" calcext:value-type="float">
            <text:p>0</text:p>
          </table:table-cell>
          <table:table-cell table:style-name="ce11" table:formula="of:=IF(ISBLANK([$Input.G93]);0;IF(ISNA(ORG.LIBREOFFICE.REGEX([$Input.G93];&quot;\d+.red&quot;;;1));0;ORG.LIBREOFFICE.REGEX([$Part1.R95];&quot;\d+.&quot;;;1)))" office:value-type="float" office:value="0" calcext:value-type="float">
            <text:p>0</text:p>
          </table:table-cell>
          <table:table-cell table:style-name="ce5" table:formula="of:=IF(ISBLANK([$Input.B93]);0;IF(ISNA(ORG.LIBREOFFICE.REGEX([$Input.B93];&quot;\d+.green&quot;;;1));0;ORG.LIBREOFFICE.REGEX([$Part1.E95];&quot;\d+.&quot;;;1)))" office:value-type="string" office:string-value="5 " calcext:value-type="string">
            <text:p>5 </text:p>
          </table:table-cell>
          <table:table-cell table:style-name="ce22" table:formula="of:=IF(ISBLANK([$Input.C93]);0;IF(ISNA(ORG.LIBREOFFICE.REGEX([$Input.C93];&quot;\d+.green&quot;;;1));0;ORG.LIBREOFFICE.REGEX([$Part1.H95];&quot;\d+.&quot;;;1)))" office:value-type="string" office:string-value="2 " calcext:value-type="string">
            <text:p>2 </text:p>
          </table:table-cell>
          <table:table-cell table:style-name="ce22" table:formula="of:=IF(ISBLANK([$Input.D93]);0;IF(ISNA(ORG.LIBREOFFICE.REGEX([$Input.D93];&quot;\d+.green&quot;;;1));0;ORG.LIBREOFFICE.REGEX([$Part1.K95];&quot;\d+.&quot;;;1)))" office:value-type="string" office:string-value="2 " calcext:value-type="string">
            <text:p>2 </text:p>
          </table:table-cell>
          <table:table-cell table:style-name="ce22" table:formula="of:=IF(ISBLANK([$Input.E93]);0;IF(ISNA(ORG.LIBREOFFICE.REGEX([$Input.E93];&quot;\d+.green&quot;;;1));0;ORG.LIBREOFFICE.REGEX([$Part1.N95];&quot;\d+.&quot;;;1)))" office:value-type="string" office:string-value="9 " calcext:value-type="string">
            <text:p>9 </text:p>
          </table:table-cell>
          <table:table-cell table:style-name="ce22" table:formula="of:=IF(ISBLANK([$Input.F93]);0;IF(ISNA(ORG.LIBREOFFICE.REGEX([$Input.F93];&quot;\d+.green&quot;;;1));0;ORG.LIBREOFFICE.REGEX([$Part1.Q95];&quot;\d+.&quot;;;1)))" office:value-type="float" office:value="0" calcext:value-type="float">
            <text:p>0</text:p>
          </table:table-cell>
          <table:table-cell table:style-name="ce11" table:formula="of:=IF(ISBLANK([$Input.G93]);0;IF(ISNA(ORG.LIBREOFFICE.REGEX([$Input.G93];&quot;\d+.green&quot;;;1));0;ORG.LIBREOFFICE.REGEX([$Part1.T95];&quot;\d+.&quot;;;1)))" office:value-type="float" office:value="0" calcext:value-type="float">
            <text:p>0</text:p>
          </table:table-cell>
          <table:table-cell table:style-name="ce5" table:formula="of:=IF(ISBLANK([$Input.B93]);0;IF(ISNA(ORG.LIBREOFFICE.REGEX([$Input.B93];&quot;\d+.blue&quot;;;1));0;ORG.LIBREOFFICE.REGEX([$Part1.D95];&quot;\d+.&quot;;;1)))" office:value-type="string" office:string-value="2 " calcext:value-type="string">
            <text:p>2 </text:p>
          </table:table-cell>
          <table:table-cell table:style-name="ce22" table:formula="of:=IF(ISBLANK([$Input.C93]);0;IF(ISNA(ORG.LIBREOFFICE.REGEX([$Input.C93];&quot;\d+.blue&quot;;;1));0;ORG.LIBREOFFICE.REGEX([$Part1.G95];&quot;\d+.&quot;;;1)))" office:value-type="string" office:string-value="5 " calcext:value-type="string">
            <text:p>5 </text:p>
          </table:table-cell>
          <table:table-cell table:style-name="ce22" table:formula="of:=IF(ISBLANK([$Input.D93]);0;IF(ISNA(ORG.LIBREOFFICE.REGEX([$Input.D93];&quot;\d+.blue&quot;;;1));0;ORG.LIBREOFFICE.REGEX([$Part1.J95];&quot;\d+.&quot;;;1)))" office:value-type="string" office:string-value="5 " calcext:value-type="string">
            <text:p>5 </text:p>
          </table:table-cell>
          <table:table-cell table:style-name="ce22" table:formula="of:=IF(ISBLANK([$Input.E93]);0;IF(ISNA(ORG.LIBREOFFICE.REGEX([$Input.E93];&quot;\d+.blue&quot;;;1));0;ORG.LIBREOFFICE.REGEX([$Part1.M95];&quot;\d+.&quot;;;1)))" office:value-type="string" office:string-value="7 " calcext:value-type="string">
            <text:p>7 </text:p>
          </table:table-cell>
          <table:table-cell table:style-name="ce22" table:formula="of:=IF(ISBLANK([$Input.F93]);0;IF(ISNA(ORG.LIBREOFFICE.REGEX([$Input.F93];&quot;\d+.blue&quot;;;1));0;ORG.LIBREOFFICE.REGEX([$Part1.P95];&quot;\d+.&quot;;;1)))" office:value-type="float" office:value="0" calcext:value-type="float">
            <text:p>0</text:p>
          </table:table-cell>
          <table:table-cell table:style-name="ce11" table:formula="of:=IF(ISBLANK([$Input.G93]);0;IF(ISNA(ORG.LIBREOFFICE.REGEX([$Input.G93];&quot;\d+.blue&quot;;;1));0;ORG.LIBREOFFICE.REGEX([$Part1.S95];&quot;\d+.&quot;;;1)))" office:value-type="float" office:value="0" calcext:value-type="float">
            <text:p>0</text:p>
          </table:table-cell>
          <table:table-cell/>
          <table:table-cell table:formula="of:=MAX(NUMBERVALUE([.B95]);NUMBERVALUE([.C95]);NUMBERVALUE([.D95]);NUMBERVALUE([.E95]);NUMBERVALUE([.F95]);NUMBERVALUE([.G95]))" office:value-type="float" office:value="4" calcext:value-type="float">
            <text:p>4</text:p>
          </table:table-cell>
          <table:table-cell table:formula="of:=MAX(NUMBERVALUE([.H95]);NUMBERVALUE([.I95]);NUMBERVALUE([.J95]);NUMBERVALUE([.K95]);NUMBERVALUE([.L95]);NUMBERVALUE([.M95]))" office:value-type="float" office:value="9" calcext:value-type="float">
            <text:p>9</text:p>
          </table:table-cell>
          <table:table-cell table:formula="of:=MAX(NUMBERVALUE([.N95]);NUMBERVALUE([.O95]);NUMBERVALUE([.P95]);NUMBERVALUE([.Q95]);NUMBERVALUE([.R95]);NUMBERVALUE([.S95]))" office:value-type="float" office:value="7" calcext:value-type="float">
            <text:p>7</text:p>
          </table:table-cell>
          <table:table-cell/>
          <table:table-cell table:formula="of:=[.U95]*[.V95]*[.W95]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formula="of:=[$Input.A94]" office:value-type="string" office:string-value="Game 94" calcext:value-type="string">
            <text:p>Game 94</text:p>
          </table:table-cell>
          <table:table-cell table:style-name="ce5" table:formula="of:=IF(ISBLANK([$Input.B94]);0;IF(ISNA(ORG.LIBREOFFICE.REGEX([$Input.B94];&quot;\d+.red&quot;;;1));0;ORG.LIBREOFFICE.REGEX([$Part1.C96];&quot;\d+.&quot;;;1)))" office:value-type="string" office:string-value="1 " calcext:value-type="string">
            <text:p>1 </text:p>
          </table:table-cell>
          <table:table-cell table:formula="of:=IF(ISBLANK([$Input.C94]);0;IF(ISNA(ORG.LIBREOFFICE.REGEX([$Input.C94];&quot;\d+.red&quot;;;1));0;ORG.LIBREOFFICE.REGEX([$Part1.F96];&quot;\d+.&quot;;;1)))" office:value-type="float" office:value="0" calcext:value-type="float">
            <text:p>0</text:p>
          </table:table-cell>
          <table:table-cell table:formula="of:=IF(ISBLANK([$Input.D94]);0;IF(ISNA(ORG.LIBREOFFICE.REGEX([$Input.D94];&quot;\d+.red&quot;;;1));0;ORG.LIBREOFFICE.REGEX([$Part1.I96];&quot;\d+.&quot;;;1)))" office:value-type="float" office:value="0" calcext:value-type="float">
            <text:p>0</text:p>
          </table:table-cell>
          <table:table-cell table:formula="of:=IF(ISBLANK([$Input.E94]);0;IF(ISNA(ORG.LIBREOFFICE.REGEX([$Input.E94];&quot;\d+.red&quot;;;1));0;ORG.LIBREOFFICE.REGEX([$Part1.L96];&quot;\d+.&quot;;;1)))" office:value-type="string" office:string-value="1 " calcext:value-type="string">
            <text:p>1 </text:p>
          </table:table-cell>
          <table:table-cell table:formula="of:=IF(ISBLANK([$Input.F94]);0;IF(ISNA(ORG.LIBREOFFICE.REGEX([$Input.F94];&quot;\d+.red&quot;;;1));0;ORG.LIBREOFFICE.REGEX([$Part1.O96];&quot;\d+.&quot;;;1)))" office:value-type="float" office:value="0" calcext:value-type="float">
            <text:p>0</text:p>
          </table:table-cell>
          <table:table-cell table:style-name="ce11" table:formula="of:=IF(ISBLANK([$Input.G94]);0;IF(ISNA(ORG.LIBREOFFICE.REGEX([$Input.G94];&quot;\d+.red&quot;;;1));0;ORG.LIBREOFFICE.REGEX([$Part1.R96];&quot;\d+.&quot;;;1)))" office:value-type="float" office:value="0" calcext:value-type="float">
            <text:p>0</text:p>
          </table:table-cell>
          <table:table-cell table:style-name="ce5" table:formula="of:=IF(ISBLANK([$Input.B94]);0;IF(ISNA(ORG.LIBREOFFICE.REGEX([$Input.B94];&quot;\d+.green&quot;;;1));0;ORG.LIBREOFFICE.REGEX([$Part1.E96];&quot;\d+.&quot;;;1)))" office:value-type="string" office:string-value="14 " calcext:value-type="string">
            <text:p>14 </text:p>
          </table:table-cell>
          <table:table-cell table:style-name="ce22" table:formula="of:=IF(ISBLANK([$Input.C94]);0;IF(ISNA(ORG.LIBREOFFICE.REGEX([$Input.C94];&quot;\d+.green&quot;;;1));0;ORG.LIBREOFFICE.REGEX([$Part1.H96];&quot;\d+.&quot;;;1)))" office:value-type="string" office:string-value="6 " calcext:value-type="string">
            <text:p>6 </text:p>
          </table:table-cell>
          <table:table-cell table:style-name="ce22" table:formula="of:=IF(ISBLANK([$Input.D94]);0;IF(ISNA(ORG.LIBREOFFICE.REGEX([$Input.D94];&quot;\d+.green&quot;;;1));0;ORG.LIBREOFFICE.REGEX([$Part1.K96];&quot;\d+.&quot;;;1)))" office:value-type="string" office:string-value="11 " calcext:value-type="string">
            <text:p>11 </text:p>
          </table:table-cell>
          <table:table-cell table:style-name="ce22" table:formula="of:=IF(ISBLANK([$Input.E94]);0;IF(ISNA(ORG.LIBREOFFICE.REGEX([$Input.E94];&quot;\d+.green&quot;;;1));0;ORG.LIBREOFFICE.REGEX([$Part1.N96];&quot;\d+.&quot;;;1)))" office:value-type="string" office:string-value="16 " calcext:value-type="string">
            <text:p>16 </text:p>
          </table:table-cell>
          <table:table-cell table:style-name="ce22" table:formula="of:=IF(ISBLANK([$Input.F94]);0;IF(ISNA(ORG.LIBREOFFICE.REGEX([$Input.F94];&quot;\d+.green&quot;;;1));0;ORG.LIBREOFFICE.REGEX([$Part1.Q96];&quot;\d+.&quot;;;1)))" office:value-type="float" office:value="0" calcext:value-type="float">
            <text:p>0</text:p>
          </table:table-cell>
          <table:table-cell table:style-name="ce11" table:formula="of:=IF(ISBLANK([$Input.G94]);0;IF(ISNA(ORG.LIBREOFFICE.REGEX([$Input.G94];&quot;\d+.green&quot;;;1));0;ORG.LIBREOFFICE.REGEX([$Part1.T96];&quot;\d+.&quot;;;1)))" office:value-type="float" office:value="0" calcext:value-type="float">
            <text:p>0</text:p>
          </table:table-cell>
          <table:table-cell table:style-name="ce5" table:formula="of:=IF(ISBLANK([$Input.B94]);0;IF(ISNA(ORG.LIBREOFFICE.REGEX([$Input.B94];&quot;\d+.blue&quot;;;1));0;ORG.LIBREOFFICE.REGEX([$Part1.D96];&quot;\d+.&quot;;;1)))" office:value-type="string" office:string-value="9 " calcext:value-type="string">
            <text:p>9 </text:p>
          </table:table-cell>
          <table:table-cell table:style-name="ce22" table:formula="of:=IF(ISBLANK([$Input.C94]);0;IF(ISNA(ORG.LIBREOFFICE.REGEX([$Input.C94];&quot;\d+.blue&quot;;;1));0;ORG.LIBREOFFICE.REGEX([$Part1.G96];&quot;\d+.&quot;;;1)))" office:value-type="float" office:value="0" calcext:value-type="float">
            <text:p>0</text:p>
          </table:table-cell>
          <table:table-cell table:style-name="ce22" table:formula="of:=IF(ISBLANK([$Input.D94]);0;IF(ISNA(ORG.LIBREOFFICE.REGEX([$Input.D94];&quot;\d+.blue&quot;;;1));0;ORG.LIBREOFFICE.REGEX([$Part1.J96];&quot;\d+.&quot;;;1)))" office:value-type="string" office:string-value="2 " calcext:value-type="string">
            <text:p>2 </text:p>
          </table:table-cell>
          <table:table-cell table:style-name="ce22" table:formula="of:=IF(ISBLANK([$Input.E94]);0;IF(ISNA(ORG.LIBREOFFICE.REGEX([$Input.E94];&quot;\d+.blue&quot;;;1));0;ORG.LIBREOFFICE.REGEX([$Part1.M96];&quot;\d+.&quot;;;1)))" office:value-type="string" office:string-value="4 " calcext:value-type="string">
            <text:p>4 </text:p>
          </table:table-cell>
          <table:table-cell table:style-name="ce22" table:formula="of:=IF(ISBLANK([$Input.F94]);0;IF(ISNA(ORG.LIBREOFFICE.REGEX([$Input.F94];&quot;\d+.blue&quot;;;1));0;ORG.LIBREOFFICE.REGEX([$Part1.P96];&quot;\d+.&quot;;;1)))" office:value-type="float" office:value="0" calcext:value-type="float">
            <text:p>0</text:p>
          </table:table-cell>
          <table:table-cell table:style-name="ce11" table:formula="of:=IF(ISBLANK([$Input.G94]);0;IF(ISNA(ORG.LIBREOFFICE.REGEX([$Input.G94];&quot;\d+.blue&quot;;;1));0;ORG.LIBREOFFICE.REGEX([$Part1.S96];&quot;\d+.&quot;;;1)))" office:value-type="float" office:value="0" calcext:value-type="float">
            <text:p>0</text:p>
          </table:table-cell>
          <table:table-cell/>
          <table:table-cell table:formula="of:=MAX(NUMBERVALUE([.B96]);NUMBERVALUE([.C96]);NUMBERVALUE([.D96]);NUMBERVALUE([.E96]);NUMBERVALUE([.F96]);NUMBERVALUE([.G96]))" office:value-type="float" office:value="1" calcext:value-type="float">
            <text:p>1</text:p>
          </table:table-cell>
          <table:table-cell table:formula="of:=MAX(NUMBERVALUE([.H96]);NUMBERVALUE([.I96]);NUMBERVALUE([.J96]);NUMBERVALUE([.K96]);NUMBERVALUE([.L96]);NUMBERVALUE([.M96]))" office:value-type="float" office:value="16" calcext:value-type="float">
            <text:p>16</text:p>
          </table:table-cell>
          <table:table-cell table:formula="of:=MAX(NUMBERVALUE([.N96]);NUMBERVALUE([.O96]);NUMBERVALUE([.P96]);NUMBERVALUE([.Q96]);NUMBERVALUE([.R96]);NUMBERVALUE([.S96]))" office:value-type="float" office:value="9" calcext:value-type="float">
            <text:p>9</text:p>
          </table:table-cell>
          <table:table-cell/>
          <table:table-cell table:formula="of:=[.U96]*[.V96]*[.W96]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table:formula="of:=[$Input.A95]" office:value-type="string" office:string-value="Game 95" calcext:value-type="string">
            <text:p>Game 95</text:p>
          </table:table-cell>
          <table:table-cell table:style-name="ce5" table:formula="of:=IF(ISBLANK([$Input.B95]);0;IF(ISNA(ORG.LIBREOFFICE.REGEX([$Input.B95];&quot;\d+.red&quot;;;1));0;ORG.LIBREOFFICE.REGEX([$Part1.C97];&quot;\d+.&quot;;;1)))" office:value-type="string" office:string-value="7 " calcext:value-type="string">
            <text:p>7 </text:p>
          </table:table-cell>
          <table:table-cell table:formula="of:=IF(ISBLANK([$Input.C95]);0;IF(ISNA(ORG.LIBREOFFICE.REGEX([$Input.C95];&quot;\d+.red&quot;;;1));0;ORG.LIBREOFFICE.REGEX([$Part1.F97];&quot;\d+.&quot;;;1)))" office:value-type="string" office:string-value="4 " calcext:value-type="string">
            <text:p>4 </text:p>
          </table:table-cell>
          <table:table-cell table:formula="of:=IF(ISBLANK([$Input.D95]);0;IF(ISNA(ORG.LIBREOFFICE.REGEX([$Input.D95];&quot;\d+.red&quot;;;1));0;ORG.LIBREOFFICE.REGEX([$Part1.I97];&quot;\d+.&quot;;;1)))" office:value-type="string" office:string-value="3 " calcext:value-type="string">
            <text:p>3 </text:p>
          </table:table-cell>
          <table:table-cell table:formula="of:=IF(ISBLANK([$Input.E95]);0;IF(ISNA(ORG.LIBREOFFICE.REGEX([$Input.E95];&quot;\d+.red&quot;;;1));0;ORG.LIBREOFFICE.REGEX([$Part1.L97];&quot;\d+.&quot;;;1)))" office:value-type="float" office:value="0" calcext:value-type="float">
            <text:p>0</text:p>
          </table:table-cell>
          <table:table-cell table:formula="of:=IF(ISBLANK([$Input.F95]);0;IF(ISNA(ORG.LIBREOFFICE.REGEX([$Input.F95];&quot;\d+.red&quot;;;1));0;ORG.LIBREOFFICE.REGEX([$Part1.O97];&quot;\d+.&quot;;;1)))" office:value-type="float" office:value="0" calcext:value-type="float">
            <text:p>0</text:p>
          </table:table-cell>
          <table:table-cell table:style-name="ce11" table:formula="of:=IF(ISBLANK([$Input.G95]);0;IF(ISNA(ORG.LIBREOFFICE.REGEX([$Input.G95];&quot;\d+.red&quot;;;1));0;ORG.LIBREOFFICE.REGEX([$Part1.R97];&quot;\d+.&quot;;;1)))" office:value-type="float" office:value="0" calcext:value-type="float">
            <text:p>0</text:p>
          </table:table-cell>
          <table:table-cell table:style-name="ce5" table:formula="of:=IF(ISBLANK([$Input.B95]);0;IF(ISNA(ORG.LIBREOFFICE.REGEX([$Input.B95];&quot;\d+.green&quot;;;1));0;ORG.LIBREOFFICE.REGEX([$Part1.E97];&quot;\d+.&quot;;;1)))" office:value-type="string" office:string-value="10 " calcext:value-type="string">
            <text:p>10 </text:p>
          </table:table-cell>
          <table:table-cell table:style-name="ce22" table:formula="of:=IF(ISBLANK([$Input.C95]);0;IF(ISNA(ORG.LIBREOFFICE.REGEX([$Input.C95];&quot;\d+.green&quot;;;1));0;ORG.LIBREOFFICE.REGEX([$Part1.H97];&quot;\d+.&quot;;;1)))" office:value-type="string" office:string-value="6 " calcext:value-type="string">
            <text:p>6 </text:p>
          </table:table-cell>
          <table:table-cell table:style-name="ce22" table:formula="of:=IF(ISBLANK([$Input.D95]);0;IF(ISNA(ORG.LIBREOFFICE.REGEX([$Input.D95];&quot;\d+.green&quot;;;1));0;ORG.LIBREOFFICE.REGEX([$Part1.K97];&quot;\d+.&quot;;;1)))" office:value-type="string" office:string-value="3 " calcext:value-type="string">
            <text:p>3 </text:p>
          </table:table-cell>
          <table:table-cell table:style-name="ce22" table:formula="of:=IF(ISBLANK([$Input.E95]);0;IF(ISNA(ORG.LIBREOFFICE.REGEX([$Input.E95];&quot;\d+.green&quot;;;1));0;ORG.LIBREOFFICE.REGEX([$Part1.N97];&quot;\d+.&quot;;;1)))" office:value-type="float" office:value="0" calcext:value-type="float">
            <text:p>0</text:p>
          </table:table-cell>
          <table:table-cell table:style-name="ce22" table:formula="of:=IF(ISBLANK([$Input.F95]);0;IF(ISNA(ORG.LIBREOFFICE.REGEX([$Input.F95];&quot;\d+.green&quot;;;1));0;ORG.LIBREOFFICE.REGEX([$Part1.Q97];&quot;\d+.&quot;;;1)))" office:value-type="float" office:value="0" calcext:value-type="float">
            <text:p>0</text:p>
          </table:table-cell>
          <table:table-cell table:style-name="ce11" table:formula="of:=IF(ISBLANK([$Input.G95]);0;IF(ISNA(ORG.LIBREOFFICE.REGEX([$Input.G95];&quot;\d+.green&quot;;;1));0;ORG.LIBREOFFICE.REGEX([$Part1.T97];&quot;\d+.&quot;;;1)))" office:value-type="float" office:value="0" calcext:value-type="float">
            <text:p>0</text:p>
          </table:table-cell>
          <table:table-cell table:style-name="ce5" table:formula="of:=IF(ISBLANK([$Input.B95]);0;IF(ISNA(ORG.LIBREOFFICE.REGEX([$Input.B95];&quot;\d+.blue&quot;;;1));0;ORG.LIBREOFFICE.REGEX([$Part1.D97];&quot;\d+.&quot;;;1)))" office:value-type="string" office:string-value="2 " calcext:value-type="string">
            <text:p>2 </text:p>
          </table:table-cell>
          <table:table-cell table:style-name="ce22" table:formula="of:=IF(ISBLANK([$Input.C95]);0;IF(ISNA(ORG.LIBREOFFICE.REGEX([$Input.C95];&quot;\d+.blue&quot;;;1));0;ORG.LIBREOFFICE.REGEX([$Part1.G97];&quot;\d+.&quot;;;1)))" office:value-type="string" office:string-value="4 " calcext:value-type="string">
            <text:p>4 </text:p>
          </table:table-cell>
          <table:table-cell table:style-name="ce22" table:formula="of:=IF(ISBLANK([$Input.D95]);0;IF(ISNA(ORG.LIBREOFFICE.REGEX([$Input.D95];&quot;\d+.blue&quot;;;1));0;ORG.LIBREOFFICE.REGEX([$Part1.J97];&quot;\d+.&quot;;;1)))" office:value-type="string" office:string-value="2 " calcext:value-type="string">
            <text:p>2 </text:p>
          </table:table-cell>
          <table:table-cell table:style-name="ce22" table:formula="of:=IF(ISBLANK([$Input.E95]);0;IF(ISNA(ORG.LIBREOFFICE.REGEX([$Input.E95];&quot;\d+.blue&quot;;;1));0;ORG.LIBREOFFICE.REGEX([$Part1.M97];&quot;\d+.&quot;;;1)))" office:value-type="float" office:value="0" calcext:value-type="float">
            <text:p>0</text:p>
          </table:table-cell>
          <table:table-cell table:style-name="ce22" table:formula="of:=IF(ISBLANK([$Input.F95]);0;IF(ISNA(ORG.LIBREOFFICE.REGEX([$Input.F95];&quot;\d+.blue&quot;;;1));0;ORG.LIBREOFFICE.REGEX([$Part1.P97];&quot;\d+.&quot;;;1)))" office:value-type="float" office:value="0" calcext:value-type="float">
            <text:p>0</text:p>
          </table:table-cell>
          <table:table-cell table:style-name="ce11" table:formula="of:=IF(ISBLANK([$Input.G95]);0;IF(ISNA(ORG.LIBREOFFICE.REGEX([$Input.G95];&quot;\d+.blue&quot;;;1));0;ORG.LIBREOFFICE.REGEX([$Part1.S97];&quot;\d+.&quot;;;1)))" office:value-type="float" office:value="0" calcext:value-type="float">
            <text:p>0</text:p>
          </table:table-cell>
          <table:table-cell/>
          <table:table-cell table:formula="of:=MAX(NUMBERVALUE([.B97]);NUMBERVALUE([.C97]);NUMBERVALUE([.D97]);NUMBERVALUE([.E97]);NUMBERVALUE([.F97]);NUMBERVALUE([.G97]))" office:value-type="float" office:value="7" calcext:value-type="float">
            <text:p>7</text:p>
          </table:table-cell>
          <table:table-cell table:formula="of:=MAX(NUMBERVALUE([.H97]);NUMBERVALUE([.I97]);NUMBERVALUE([.J97]);NUMBERVALUE([.K97]);NUMBERVALUE([.L97]);NUMBERVALUE([.M97]))" office:value-type="float" office:value="10" calcext:value-type="float">
            <text:p>10</text:p>
          </table:table-cell>
          <table:table-cell table:formula="of:=MAX(NUMBERVALUE([.N97]);NUMBERVALUE([.O97]);NUMBERVALUE([.P97]);NUMBERVALUE([.Q97]);NUMBERVALUE([.R97]);NUMBERVALUE([.S97]))" office:value-type="float" office:value="4" calcext:value-type="float">
            <text:p>4</text:p>
          </table:table-cell>
          <table:table-cell/>
          <table:table-cell table:formula="of:=[.U97]*[.V97]*[.W97]"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formula="of:=[$Input.A96]" office:value-type="string" office:string-value="Game 96" calcext:value-type="string">
            <text:p>Game 96</text:p>
          </table:table-cell>
          <table:table-cell table:style-name="ce5" table:formula="of:=IF(ISBLANK([$Input.B96]);0;IF(ISNA(ORG.LIBREOFFICE.REGEX([$Input.B96];&quot;\d+.red&quot;;;1));0;ORG.LIBREOFFICE.REGEX([$Part1.C98];&quot;\d+.&quot;;;1)))" office:value-type="string" office:string-value="12 " calcext:value-type="string">
            <text:p>12 </text:p>
          </table:table-cell>
          <table:table-cell table:formula="of:=IF(ISBLANK([$Input.C96]);0;IF(ISNA(ORG.LIBREOFFICE.REGEX([$Input.C96];&quot;\d+.red&quot;;;1));0;ORG.LIBREOFFICE.REGEX([$Part1.F98];&quot;\d+.&quot;;;1)))" office:value-type="string" office:string-value="10 " calcext:value-type="string">
            <text:p>10 </text:p>
          </table:table-cell>
          <table:table-cell table:formula="of:=IF(ISBLANK([$Input.D96]);0;IF(ISNA(ORG.LIBREOFFICE.REGEX([$Input.D96];&quot;\d+.red&quot;;;1));0;ORG.LIBREOFFICE.REGEX([$Part1.I98];&quot;\d+.&quot;;;1)))" office:value-type="string" office:string-value="14 " calcext:value-type="string">
            <text:p>14 </text:p>
          </table:table-cell>
          <table:table-cell table:formula="of:=IF(ISBLANK([$Input.E96]);0;IF(ISNA(ORG.LIBREOFFICE.REGEX([$Input.E96];&quot;\d+.red&quot;;;1));0;ORG.LIBREOFFICE.REGEX([$Part1.L98];&quot;\d+.&quot;;;1)))" office:value-type="string" office:string-value="15 " calcext:value-type="string">
            <text:p>15 </text:p>
          </table:table-cell>
          <table:table-cell table:formula="of:=IF(ISBLANK([$Input.F96]);0;IF(ISNA(ORG.LIBREOFFICE.REGEX([$Input.F96];&quot;\d+.red&quot;;;1));0;ORG.LIBREOFFICE.REGEX([$Part1.O98];&quot;\d+.&quot;;;1)))" office:value-type="string" office:string-value="3 " calcext:value-type="string">
            <text:p>3 </text:p>
          </table:table-cell>
          <table:table-cell table:style-name="ce11" table:formula="of:=IF(ISBLANK([$Input.G96]);0;IF(ISNA(ORG.LIBREOFFICE.REGEX([$Input.G96];&quot;\d+.red&quot;;;1));0;ORG.LIBREOFFICE.REGEX([$Part1.R98];&quot;\d+.&quot;;;1)))" office:value-type="string" office:string-value="1 " calcext:value-type="string">
            <text:p>1 </text:p>
          </table:table-cell>
          <table:table-cell table:style-name="ce5" table:formula="of:=IF(ISBLANK([$Input.B96]);0;IF(ISNA(ORG.LIBREOFFICE.REGEX([$Input.B96];&quot;\d+.green&quot;;;1));0;ORG.LIBREOFFICE.REGEX([$Part1.E98];&quot;\d+.&quot;;;1)))" office:value-type="float" office:value="0" calcext:value-type="float">
            <text:p>0</text:p>
          </table:table-cell>
          <table:table-cell table:style-name="ce22" table:formula="of:=IF(ISBLANK([$Input.C96]);0;IF(ISNA(ORG.LIBREOFFICE.REGEX([$Input.C96];&quot;\d+.green&quot;;;1));0;ORG.LIBREOFFICE.REGEX([$Part1.H98];&quot;\d+.&quot;;;1)))" office:value-type="string" office:string-value="3 " calcext:value-type="string">
            <text:p>3 </text:p>
          </table:table-cell>
          <table:table-cell table:style-name="ce22" table:formula="of:=IF(ISBLANK([$Input.D96]);0;IF(ISNA(ORG.LIBREOFFICE.REGEX([$Input.D96];&quot;\d+.green&quot;;;1));0;ORG.LIBREOFFICE.REGEX([$Part1.K98];&quot;\d+.&quot;;;1)))" office:value-type="string" office:string-value="2 " calcext:value-type="string">
            <text:p>2 </text:p>
          </table:table-cell>
          <table:table-cell table:style-name="ce22" table:formula="of:=IF(ISBLANK([$Input.E96]);0;IF(ISNA(ORG.LIBREOFFICE.REGEX([$Input.E96];&quot;\d+.green&quot;;;1));0;ORG.LIBREOFFICE.REGEX([$Part1.N98];&quot;\d+.&quot;;;1)))" office:value-type="string" office:string-value="7 " calcext:value-type="string">
            <text:p>7 </text:p>
          </table:table-cell>
          <table:table-cell table:style-name="ce22" table:formula="of:=IF(ISBLANK([$Input.F96]);0;IF(ISNA(ORG.LIBREOFFICE.REGEX([$Input.F96];&quot;\d+.green&quot;;;1));0;ORG.LIBREOFFICE.REGEX([$Part1.Q98];&quot;\d+.&quot;;;1)))" office:value-type="string" office:string-value="3 " calcext:value-type="string">
            <text:p>3 </text:p>
          </table:table-cell>
          <table:table-cell table:style-name="ce11" table:formula="of:=IF(ISBLANK([$Input.G96]);0;IF(ISNA(ORG.LIBREOFFICE.REGEX([$Input.G96];&quot;\d+.green&quot;;;1));0;ORG.LIBREOFFICE.REGEX([$Part1.T98];&quot;\d+.&quot;;;1)))" office:value-type="float" office:value="0" calcext:value-type="float">
            <text:p>0</text:p>
          </table:table-cell>
          <table:table-cell table:style-name="ce5" table:formula="of:=IF(ISBLANK([$Input.B96]);0;IF(ISNA(ORG.LIBREOFFICE.REGEX([$Input.B96];&quot;\d+.blue&quot;;;1));0;ORG.LIBREOFFICE.REGEX([$Part1.D98];&quot;\d+.&quot;;;1)))" office:value-type="float" office:value="0" calcext:value-type="float">
            <text:p>0</text:p>
          </table:table-cell>
          <table:table-cell table:style-name="ce22" table:formula="of:=IF(ISBLANK([$Input.C96]);0;IF(ISNA(ORG.LIBREOFFICE.REGEX([$Input.C96];&quot;\d+.blue&quot;;;1));0;ORG.LIBREOFFICE.REGEX([$Part1.G98];&quot;\d+.&quot;;;1)))" office:value-type="float" office:value="0" calcext:value-type="float">
            <text:p>0</text:p>
          </table:table-cell>
          <table:table-cell table:style-name="ce22" table:formula="of:=IF(ISBLANK([$Input.D96]);0;IF(ISNA(ORG.LIBREOFFICE.REGEX([$Input.D96];&quot;\d+.blue&quot;;;1));0;ORG.LIBREOFFICE.REGEX([$Part1.J98];&quot;\d+.&quot;;;1)))" office:value-type="string" office:string-value="6 " calcext:value-type="string">
            <text:p>6 </text:p>
          </table:table-cell>
          <table:table-cell table:style-name="ce22" table:formula="of:=IF(ISBLANK([$Input.E96]);0;IF(ISNA(ORG.LIBREOFFICE.REGEX([$Input.E96];&quot;\d+.blue&quot;;;1));0;ORG.LIBREOFFICE.REGEX([$Part1.M98];&quot;\d+.&quot;;;1)))" office:value-type="float" office:value="0" calcext:value-type="float">
            <text:p>0</text:p>
          </table:table-cell>
          <table:table-cell table:style-name="ce22" table:formula="of:=IF(ISBLANK([$Input.F96]);0;IF(ISNA(ORG.LIBREOFFICE.REGEX([$Input.F96];&quot;\d+.blue&quot;;;1));0;ORG.LIBREOFFICE.REGEX([$Part1.P98];&quot;\d+.&quot;;;1)))" office:value-type="string" office:string-value="1 " calcext:value-type="string">
            <text:p>1 </text:p>
          </table:table-cell>
          <table:table-cell table:style-name="ce11" table:formula="of:=IF(ISBLANK([$Input.G96]);0;IF(ISNA(ORG.LIBREOFFICE.REGEX([$Input.G96];&quot;\d+.blue&quot;;;1));0;ORG.LIBREOFFICE.REGEX([$Part1.S98];&quot;\d+.&quot;;;1)))" office:value-type="string" office:string-value="5 " calcext:value-type="string">
            <text:p>5 </text:p>
          </table:table-cell>
          <table:table-cell/>
          <table:table-cell table:formula="of:=MAX(NUMBERVALUE([.B98]);NUMBERVALUE([.C98]);NUMBERVALUE([.D98]);NUMBERVALUE([.E98]);NUMBERVALUE([.F98]);NUMBERVALUE([.G98]))" office:value-type="float" office:value="15" calcext:value-type="float">
            <text:p>15</text:p>
          </table:table-cell>
          <table:table-cell table:formula="of:=MAX(NUMBERVALUE([.H98]);NUMBERVALUE([.I98]);NUMBERVALUE([.J98]);NUMBERVALUE([.K98]);NUMBERVALUE([.L98]);NUMBERVALUE([.M98]))" office:value-type="float" office:value="7" calcext:value-type="float">
            <text:p>7</text:p>
          </table:table-cell>
          <table:table-cell table:formula="of:=MAX(NUMBERVALUE([.N98]);NUMBERVALUE([.O98]);NUMBERVALUE([.P98]);NUMBERVALUE([.Q98]);NUMBERVALUE([.R98]);NUMBERVALUE([.S98]))" office:value-type="float" office:value="6" calcext:value-type="float">
            <text:p>6</text:p>
          </table:table-cell>
          <table:table-cell/>
          <table:table-cell table:formula="of:=[.U98]*[.V98]*[.W98]"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table:formula="of:=[$Input.A97]" office:value-type="string" office:string-value="Game 97" calcext:value-type="string">
            <text:p>Game 97</text:p>
          </table:table-cell>
          <table:table-cell table:style-name="ce5" table:formula="of:=IF(ISBLANK([$Input.B97]);0;IF(ISNA(ORG.LIBREOFFICE.REGEX([$Input.B97];&quot;\d+.red&quot;;;1));0;ORG.LIBREOFFICE.REGEX([$Part1.C99];&quot;\d+.&quot;;;1)))" office:value-type="string" office:string-value="3 " calcext:value-type="string">
            <text:p>3 </text:p>
          </table:table-cell>
          <table:table-cell table:formula="of:=IF(ISBLANK([$Input.C97]);0;IF(ISNA(ORG.LIBREOFFICE.REGEX([$Input.C97];&quot;\d+.red&quot;;;1));0;ORG.LIBREOFFICE.REGEX([$Part1.F99];&quot;\d+.&quot;;;1)))" office:value-type="string" office:string-value="3 " calcext:value-type="string">
            <text:p>3 </text:p>
          </table:table-cell>
          <table:table-cell table:formula="of:=IF(ISBLANK([$Input.D97]);0;IF(ISNA(ORG.LIBREOFFICE.REGEX([$Input.D97];&quot;\d+.red&quot;;;1));0;ORG.LIBREOFFICE.REGEX([$Part1.I99];&quot;\d+.&quot;;;1)))" office:value-type="string" office:string-value="4 " calcext:value-type="string">
            <text:p>4 </text:p>
          </table:table-cell>
          <table:table-cell table:formula="of:=IF(ISBLANK([$Input.E97]);0;IF(ISNA(ORG.LIBREOFFICE.REGEX([$Input.E97];&quot;\d+.red&quot;;;1));0;ORG.LIBREOFFICE.REGEX([$Part1.L99];&quot;\d+.&quot;;;1)))" office:value-type="float" office:value="0" calcext:value-type="float">
            <text:p>0</text:p>
          </table:table-cell>
          <table:table-cell table:formula="of:=IF(ISBLANK([$Input.F97]);0;IF(ISNA(ORG.LIBREOFFICE.REGEX([$Input.F97];&quot;\d+.red&quot;;;1));0;ORG.LIBREOFFICE.REGEX([$Part1.O99];&quot;\d+.&quot;;;1)))" office:value-type="float" office:value="0" calcext:value-type="float">
            <text:p>0</text:p>
          </table:table-cell>
          <table:table-cell table:style-name="ce11" table:formula="of:=IF(ISBLANK([$Input.G97]);0;IF(ISNA(ORG.LIBREOFFICE.REGEX([$Input.G97];&quot;\d+.red&quot;;;1));0;ORG.LIBREOFFICE.REGEX([$Part1.R99];&quot;\d+.&quot;;;1)))" office:value-type="float" office:value="0" calcext:value-type="float">
            <text:p>0</text:p>
          </table:table-cell>
          <table:table-cell table:style-name="ce5" table:formula="of:=IF(ISBLANK([$Input.B97]);0;IF(ISNA(ORG.LIBREOFFICE.REGEX([$Input.B97];&quot;\d+.green&quot;;;1));0;ORG.LIBREOFFICE.REGEX([$Part1.E99];&quot;\d+.&quot;;;1)))" office:value-type="string" office:string-value="1 " calcext:value-type="string">
            <text:p>1 </text:p>
          </table:table-cell>
          <table:table-cell table:style-name="ce22" table:formula="of:=IF(ISBLANK([$Input.C97]);0;IF(ISNA(ORG.LIBREOFFICE.REGEX([$Input.C97];&quot;\d+.green&quot;;;1));0;ORG.LIBREOFFICE.REGEX([$Part1.H99];&quot;\d+.&quot;;;1)))" office:value-type="string" office:string-value="1 " calcext:value-type="string">
            <text:p>1 </text:p>
          </table:table-cell>
          <table:table-cell table:style-name="ce22" table:formula="of:=IF(ISBLANK([$Input.D97]);0;IF(ISNA(ORG.LIBREOFFICE.REGEX([$Input.D97];&quot;\d+.green&quot;;;1));0;ORG.LIBREOFFICE.REGEX([$Part1.K99];&quot;\d+.&quot;;;1)))" office:value-type="string" office:string-value="1 " calcext:value-type="string">
            <text:p>1 </text:p>
          </table:table-cell>
          <table:table-cell table:style-name="ce22" table:formula="of:=IF(ISBLANK([$Input.E97]);0;IF(ISNA(ORG.LIBREOFFICE.REGEX([$Input.E97];&quot;\d+.green&quot;;;1));0;ORG.LIBREOFFICE.REGEX([$Part1.N99];&quot;\d+.&quot;;;1)))" office:value-type="float" office:value="0" calcext:value-type="float">
            <text:p>0</text:p>
          </table:table-cell>
          <table:table-cell table:style-name="ce22" table:formula="of:=IF(ISBLANK([$Input.F97]);0;IF(ISNA(ORG.LIBREOFFICE.REGEX([$Input.F97];&quot;\d+.green&quot;;;1));0;ORG.LIBREOFFICE.REGEX([$Part1.Q99];&quot;\d+.&quot;;;1)))" office:value-type="float" office:value="0" calcext:value-type="float">
            <text:p>0</text:p>
          </table:table-cell>
          <table:table-cell table:style-name="ce11" table:formula="of:=IF(ISBLANK([$Input.G97]);0;IF(ISNA(ORG.LIBREOFFICE.REGEX([$Input.G97];&quot;\d+.green&quot;;;1));0;ORG.LIBREOFFICE.REGEX([$Part1.T99];&quot;\d+.&quot;;;1)))" office:value-type="float" office:value="0" calcext:value-type="float">
            <text:p>0</text:p>
          </table:table-cell>
          <table:table-cell table:style-name="ce5" table:formula="of:=IF(ISBLANK([$Input.B97]);0;IF(ISNA(ORG.LIBREOFFICE.REGEX([$Input.B97];&quot;\d+.blue&quot;;;1));0;ORG.LIBREOFFICE.REGEX([$Part1.D99];&quot;\d+.&quot;;;1)))" office:value-type="string" office:string-value="1 " calcext:value-type="string">
            <text:p>1 </text:p>
          </table:table-cell>
          <table:table-cell table:style-name="ce22" table:formula="of:=IF(ISBLANK([$Input.C97]);0;IF(ISNA(ORG.LIBREOFFICE.REGEX([$Input.C97];&quot;\d+.blue&quot;;;1));0;ORG.LIBREOFFICE.REGEX([$Part1.G99];&quot;\d+.&quot;;;1)))" office:value-type="float" office:value="0" calcext:value-type="float">
            <text:p>0</text:p>
          </table:table-cell>
          <table:table-cell table:style-name="ce22" table:formula="of:=IF(ISBLANK([$Input.D97]);0;IF(ISNA(ORG.LIBREOFFICE.REGEX([$Input.D97];&quot;\d+.blue&quot;;;1));0;ORG.LIBREOFFICE.REGEX([$Part1.J99];&quot;\d+.&quot;;;1)))" office:value-type="float" office:value="0" calcext:value-type="float">
            <text:p>0</text:p>
          </table:table-cell>
          <table:table-cell table:style-name="ce22" table:formula="of:=IF(ISBLANK([$Input.E97]);0;IF(ISNA(ORG.LIBREOFFICE.REGEX([$Input.E97];&quot;\d+.blue&quot;;;1));0;ORG.LIBREOFFICE.REGEX([$Part1.M99];&quot;\d+.&quot;;;1)))" office:value-type="float" office:value="0" calcext:value-type="float">
            <text:p>0</text:p>
          </table:table-cell>
          <table:table-cell table:style-name="ce22" table:formula="of:=IF(ISBLANK([$Input.F97]);0;IF(ISNA(ORG.LIBREOFFICE.REGEX([$Input.F97];&quot;\d+.blue&quot;;;1));0;ORG.LIBREOFFICE.REGEX([$Part1.P99];&quot;\d+.&quot;;;1)))" office:value-type="float" office:value="0" calcext:value-type="float">
            <text:p>0</text:p>
          </table:table-cell>
          <table:table-cell table:style-name="ce11" table:formula="of:=IF(ISBLANK([$Input.G97]);0;IF(ISNA(ORG.LIBREOFFICE.REGEX([$Input.G97];&quot;\d+.blue&quot;;;1));0;ORG.LIBREOFFICE.REGEX([$Part1.S99];&quot;\d+.&quot;;;1)))" office:value-type="float" office:value="0" calcext:value-type="float">
            <text:p>0</text:p>
          </table:table-cell>
          <table:table-cell/>
          <table:table-cell table:formula="of:=MAX(NUMBERVALUE([.B99]);NUMBERVALUE([.C99]);NUMBERVALUE([.D99]);NUMBERVALUE([.E99]);NUMBERVALUE([.F99]);NUMBERVALUE([.G99]))" office:value-type="float" office:value="4" calcext:value-type="float">
            <text:p>4</text:p>
          </table:table-cell>
          <table:table-cell table:formula="of:=MAX(NUMBERVALUE([.H99]);NUMBERVALUE([.I99]);NUMBERVALUE([.J99]);NUMBERVALUE([.K99]);NUMBERVALUE([.L99]);NUMBERVALUE([.M99]))" office:value-type="float" office:value="1" calcext:value-type="float">
            <text:p>1</text:p>
          </table:table-cell>
          <table:table-cell table:formula="of:=MAX(NUMBERVALUE([.N99]);NUMBERVALUE([.O99]);NUMBERVALUE([.P99]);NUMBERVALUE([.Q99]);NUMBERVALUE([.R99]);NUMBERVALUE([.S99]))" office:value-type="float" office:value="1" calcext:value-type="float">
            <text:p>1</text:p>
          </table:table-cell>
          <table:table-cell/>
          <table:table-cell table:formula="of:=[.U99]*[.V99]*[.W9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$Input.A98]" office:value-type="string" office:string-value="Game 98" calcext:value-type="string">
            <text:p>Game 98</text:p>
          </table:table-cell>
          <table:table-cell table:style-name="ce5" table:formula="of:=IF(ISBLANK([$Input.B98]);0;IF(ISNA(ORG.LIBREOFFICE.REGEX([$Input.B98];&quot;\d+.red&quot;;;1));0;ORG.LIBREOFFICE.REGEX([$Part1.C100];&quot;\d+.&quot;;;1)))" office:value-type="string" office:string-value="4 " calcext:value-type="string">
            <text:p>4 </text:p>
          </table:table-cell>
          <table:table-cell table:formula="of:=IF(ISBLANK([$Input.C98]);0;IF(ISNA(ORG.LIBREOFFICE.REGEX([$Input.C98];&quot;\d+.red&quot;;;1));0;ORG.LIBREOFFICE.REGEX([$Part1.F100];&quot;\d+.&quot;;;1)))" office:value-type="string" office:string-value="2 " calcext:value-type="string">
            <text:p>2 </text:p>
          </table:table-cell>
          <table:table-cell table:formula="of:=IF(ISBLANK([$Input.D98]);0;IF(ISNA(ORG.LIBREOFFICE.REGEX([$Input.D98];&quot;\d+.red&quot;;;1));0;ORG.LIBREOFFICE.REGEX([$Part1.I100];&quot;\d+.&quot;;;1)))" office:value-type="string" office:string-value="11 " calcext:value-type="string">
            <text:p>11 </text:p>
          </table:table-cell>
          <table:table-cell table:formula="of:=IF(ISBLANK([$Input.E98]);0;IF(ISNA(ORG.LIBREOFFICE.REGEX([$Input.E98];&quot;\d+.red&quot;;;1));0;ORG.LIBREOFFICE.REGEX([$Part1.L100];&quot;\d+.&quot;;;1)))" office:value-type="float" office:value="0" calcext:value-type="float">
            <text:p>0</text:p>
          </table:table-cell>
          <table:table-cell table:formula="of:=IF(ISBLANK([$Input.F98]);0;IF(ISNA(ORG.LIBREOFFICE.REGEX([$Input.F98];&quot;\d+.red&quot;;;1));0;ORG.LIBREOFFICE.REGEX([$Part1.O100];&quot;\d+.&quot;;;1)))" office:value-type="string" office:string-value="11 " calcext:value-type="string">
            <text:p>11 </text:p>
          </table:table-cell>
          <table:table-cell table:style-name="ce11" table:formula="of:=IF(ISBLANK([$Input.G98]);0;IF(ISNA(ORG.LIBREOFFICE.REGEX([$Input.G98];&quot;\d+.red&quot;;;1));0;ORG.LIBREOFFICE.REGEX([$Part1.R100];&quot;\d+.&quot;;;1)))" office:value-type="float" office:value="0" calcext:value-type="float">
            <text:p>0</text:p>
          </table:table-cell>
          <table:table-cell table:style-name="ce5" table:formula="of:=IF(ISBLANK([$Input.B98]);0;IF(ISNA(ORG.LIBREOFFICE.REGEX([$Input.B98];&quot;\d+.green&quot;;;1));0;ORG.LIBREOFFICE.REGEX([$Part1.E100];&quot;\d+.&quot;;;1)))" office:value-type="string" office:string-value="5 " calcext:value-type="string">
            <text:p>5 </text:p>
          </table:table-cell>
          <table:table-cell table:style-name="ce22" table:formula="of:=IF(ISBLANK([$Input.C98]);0;IF(ISNA(ORG.LIBREOFFICE.REGEX([$Input.C98];&quot;\d+.green&quot;;;1));0;ORG.LIBREOFFICE.REGEX([$Part1.H100];&quot;\d+.&quot;;;1)))" office:value-type="string" office:string-value="9 " calcext:value-type="string">
            <text:p>9 </text:p>
          </table:table-cell>
          <table:table-cell table:style-name="ce22" table:formula="of:=IF(ISBLANK([$Input.D98]);0;IF(ISNA(ORG.LIBREOFFICE.REGEX([$Input.D98];&quot;\d+.green&quot;;;1));0;ORG.LIBREOFFICE.REGEX([$Part1.K100];&quot;\d+.&quot;;;1)))" office:value-type="string" office:string-value="14 " calcext:value-type="string">
            <text:p>14 </text:p>
          </table:table-cell>
          <table:table-cell table:style-name="ce22" table:formula="of:=IF(ISBLANK([$Input.E98]);0;IF(ISNA(ORG.LIBREOFFICE.REGEX([$Input.E98];&quot;\d+.green&quot;;;1));0;ORG.LIBREOFFICE.REGEX([$Part1.N100];&quot;\d+.&quot;;;1)))" office:value-type="string" office:string-value="6 " calcext:value-type="string">
            <text:p>6 </text:p>
          </table:table-cell>
          <table:table-cell table:style-name="ce22" table:formula="of:=IF(ISBLANK([$Input.F98]);0;IF(ISNA(ORG.LIBREOFFICE.REGEX([$Input.F98];&quot;\d+.green&quot;;;1));0;ORG.LIBREOFFICE.REGEX([$Part1.Q100];&quot;\d+.&quot;;;1)))" office:value-type="string" office:string-value="8 " calcext:value-type="string">
            <text:p>8 </text:p>
          </table:table-cell>
          <table:table-cell table:style-name="ce11" table:formula="of:=IF(ISBLANK([$Input.G98]);0;IF(ISNA(ORG.LIBREOFFICE.REGEX([$Input.G98];&quot;\d+.green&quot;;;1));0;ORG.LIBREOFFICE.REGEX([$Part1.T100];&quot;\d+.&quot;;;1)))" office:value-type="float" office:value="0" calcext:value-type="float">
            <text:p>0</text:p>
          </table:table-cell>
          <table:table-cell table:style-name="ce5" table:formula="of:=IF(ISBLANK([$Input.B98]);0;IF(ISNA(ORG.LIBREOFFICE.REGEX([$Input.B98];&quot;\d+.blue&quot;;;1));0;ORG.LIBREOFFICE.REGEX([$Part1.D100];&quot;\d+.&quot;;;1)))" office:value-type="string" office:string-value="6 " calcext:value-type="string">
            <text:p>6 </text:p>
          </table:table-cell>
          <table:table-cell table:style-name="ce22" table:formula="of:=IF(ISBLANK([$Input.C98]);0;IF(ISNA(ORG.LIBREOFFICE.REGEX([$Input.C98];&quot;\d+.blue&quot;;;1));0;ORG.LIBREOFFICE.REGEX([$Part1.G100];&quot;\d+.&quot;;;1)))" office:value-type="string" office:string-value="6 " calcext:value-type="string">
            <text:p>6 </text:p>
          </table:table-cell>
          <table:table-cell table:style-name="ce22" table:formula="of:=IF(ISBLANK([$Input.D98]);0;IF(ISNA(ORG.LIBREOFFICE.REGEX([$Input.D98];&quot;\d+.blue&quot;;;1));0;ORG.LIBREOFFICE.REGEX([$Part1.J100];&quot;\d+.&quot;;;1)))" office:value-type="string" office:string-value="2 " calcext:value-type="string">
            <text:p>2 </text:p>
          </table:table-cell>
          <table:table-cell table:style-name="ce22" table:formula="of:=IF(ISBLANK([$Input.E98]);0;IF(ISNA(ORG.LIBREOFFICE.REGEX([$Input.E98];&quot;\d+.blue&quot;;;1));0;ORG.LIBREOFFICE.REGEX([$Part1.M100];&quot;\d+.&quot;;;1)))" office:value-type="string" office:string-value="4 " calcext:value-type="string">
            <text:p>4 </text:p>
          </table:table-cell>
          <table:table-cell table:style-name="ce22" table:formula="of:=IF(ISBLANK([$Input.F98]);0;IF(ISNA(ORG.LIBREOFFICE.REGEX([$Input.F98];&quot;\d+.blue&quot;;;1));0;ORG.LIBREOFFICE.REGEX([$Part1.P100];&quot;\d+.&quot;;;1)))" office:value-type="string" office:string-value="11 " calcext:value-type="string">
            <text:p>11 </text:p>
          </table:table-cell>
          <table:table-cell table:style-name="ce11" table:formula="of:=IF(ISBLANK([$Input.G98]);0;IF(ISNA(ORG.LIBREOFFICE.REGEX([$Input.G98];&quot;\d+.blue&quot;;;1));0;ORG.LIBREOFFICE.REGEX([$Part1.S100];&quot;\d+.&quot;;;1)))" office:value-type="float" office:value="0" calcext:value-type="float">
            <text:p>0</text:p>
          </table:table-cell>
          <table:table-cell/>
          <table:table-cell table:formula="of:=MAX(NUMBERVALUE([.B100]);NUMBERVALUE([.C100]);NUMBERVALUE([.D100]);NUMBERVALUE([.E100]);NUMBERVALUE([.F100]);NUMBERVALUE([.G100]))" office:value-type="float" office:value="11" calcext:value-type="float">
            <text:p>11</text:p>
          </table:table-cell>
          <table:table-cell table:formula="of:=MAX(NUMBERVALUE([.H100]);NUMBERVALUE([.I100]);NUMBERVALUE([.J100]);NUMBERVALUE([.K100]);NUMBERVALUE([.L100]);NUMBERVALUE([.M100]))" office:value-type="float" office:value="14" calcext:value-type="float">
            <text:p>14</text:p>
          </table:table-cell>
          <table:table-cell table:formula="of:=MAX(NUMBERVALUE([.N100]);NUMBERVALUE([.O100]);NUMBERVALUE([.P100]);NUMBERVALUE([.Q100]);NUMBERVALUE([.R100]);NUMBERVALUE([.S100]))" office:value-type="float" office:value="11" calcext:value-type="float">
            <text:p>11</text:p>
          </table:table-cell>
          <table:table-cell/>
          <table:table-cell table:formula="of:=[.U100]*[.V100]*[.W100]" office:value-type="float" office:value="1694" calcext:value-type="float">
            <text:p>1694</text:p>
          </table:table-cell>
          <table:table-cell table:number-columns-repeated="2"/>
        </table:table-row>
        <table:table-row table:style-name="ro1">
          <table:table-cell table:formula="of:=[$Input.A99]" office:value-type="string" office:string-value="Game 99" calcext:value-type="string">
            <text:p>Game 99</text:p>
          </table:table-cell>
          <table:table-cell table:style-name="ce5" table:formula="of:=IF(ISBLANK([$Input.B99]);0;IF(ISNA(ORG.LIBREOFFICE.REGEX([$Input.B99];&quot;\d+.red&quot;;;1));0;ORG.LIBREOFFICE.REGEX([$Part1.C101];&quot;\d+.&quot;;;1)))" office:value-type="float" office:value="0" calcext:value-type="float">
            <text:p>0</text:p>
          </table:table-cell>
          <table:table-cell table:formula="of:=IF(ISBLANK([$Input.C99]);0;IF(ISNA(ORG.LIBREOFFICE.REGEX([$Input.C99];&quot;\d+.red&quot;;;1));0;ORG.LIBREOFFICE.REGEX([$Part1.F101];&quot;\d+.&quot;;;1)))" office:value-type="float" office:value="0" calcext:value-type="float">
            <text:p>0</text:p>
          </table:table-cell>
          <table:table-cell table:formula="of:=IF(ISBLANK([$Input.D99]);0;IF(ISNA(ORG.LIBREOFFICE.REGEX([$Input.D99];&quot;\d+.red&quot;;;1));0;ORG.LIBREOFFICE.REGEX([$Part1.I101];&quot;\d+.&quot;;;1)))" office:value-type="string" office:string-value="3 " calcext:value-type="string">
            <text:p>3 </text:p>
          </table:table-cell>
          <table:table-cell table:formula="of:=IF(ISBLANK([$Input.E99]);0;IF(ISNA(ORG.LIBREOFFICE.REGEX([$Input.E99];&quot;\d+.red&quot;;;1));0;ORG.LIBREOFFICE.REGEX([$Part1.L101];&quot;\d+.&quot;;;1)))" office:value-type="float" office:value="0" calcext:value-type="float">
            <text:p>0</text:p>
          </table:table-cell>
          <table:table-cell table:formula="of:=IF(ISBLANK([$Input.F99]);0;IF(ISNA(ORG.LIBREOFFICE.REGEX([$Input.F99];&quot;\d+.red&quot;;;1));0;ORG.LIBREOFFICE.REGEX([$Part1.O101];&quot;\d+.&quot;;;1)))" office:value-type="string" office:string-value="2 " calcext:value-type="string">
            <text:p>2 </text:p>
          </table:table-cell>
          <table:table-cell table:style-name="ce11" table:formula="of:=IF(ISBLANK([$Input.G99]);0;IF(ISNA(ORG.LIBREOFFICE.REGEX([$Input.G99];&quot;\d+.red&quot;;;1));0;ORG.LIBREOFFICE.REGEX([$Part1.R101];&quot;\d+.&quot;;;1)))" office:value-type="string" office:string-value="3 " calcext:value-type="string">
            <text:p>3 </text:p>
          </table:table-cell>
          <table:table-cell table:style-name="ce5" table:formula="of:=IF(ISBLANK([$Input.B99]);0;IF(ISNA(ORG.LIBREOFFICE.REGEX([$Input.B99];&quot;\d+.green&quot;;;1));0;ORG.LIBREOFFICE.REGEX([$Part1.E101];&quot;\d+.&quot;;;1)))" office:value-type="string" office:string-value="2 " calcext:value-type="string">
            <text:p>2 </text:p>
          </table:table-cell>
          <table:table-cell table:style-name="ce22" table:formula="of:=IF(ISBLANK([$Input.C99]);0;IF(ISNA(ORG.LIBREOFFICE.REGEX([$Input.C99];&quot;\d+.green&quot;;;1));0;ORG.LIBREOFFICE.REGEX([$Part1.H101];&quot;\d+.&quot;;;1)))" office:value-type="float" office:value="0" calcext:value-type="float">
            <text:p>0</text:p>
          </table:table-cell>
          <table:table-cell table:style-name="ce22" table:formula="of:=IF(ISBLANK([$Input.D99]);0;IF(ISNA(ORG.LIBREOFFICE.REGEX([$Input.D99];&quot;\d+.green&quot;;;1));0;ORG.LIBREOFFICE.REGEX([$Part1.K101];&quot;\d+.&quot;;;1)))" office:value-type="float" office:value="0" calcext:value-type="float">
            <text:p>0</text:p>
          </table:table-cell>
          <table:table-cell table:style-name="ce22" table:formula="of:=IF(ISBLANK([$Input.E99]);0;IF(ISNA(ORG.LIBREOFFICE.REGEX([$Input.E99];&quot;\d+.green&quot;;;1));0;ORG.LIBREOFFICE.REGEX([$Part1.N101];&quot;\d+.&quot;;;1)))" office:value-type="float" office:value="0" calcext:value-type="float">
            <text:p>0</text:p>
          </table:table-cell>
          <table:table-cell table:style-name="ce22" table:formula="of:=IF(ISBLANK([$Input.F99]);0;IF(ISNA(ORG.LIBREOFFICE.REGEX([$Input.F99];&quot;\d+.green&quot;;;1));0;ORG.LIBREOFFICE.REGEX([$Part1.Q101];&quot;\d+.&quot;;;1)))" office:value-type="string" office:string-value="3 " calcext:value-type="string">
            <text:p>3 </text:p>
          </table:table-cell>
          <table:table-cell table:style-name="ce11" table:formula="of:=IF(ISBLANK([$Input.G99]);0;IF(ISNA(ORG.LIBREOFFICE.REGEX([$Input.G99];&quot;\d+.green&quot;;;1));0;ORG.LIBREOFFICE.REGEX([$Part1.T101];&quot;\d+.&quot;;;1)))" office:value-type="string" office:string-value="2 " calcext:value-type="string">
            <text:p>2 </text:p>
          </table:table-cell>
          <table:table-cell table:style-name="ce5" table:formula="of:=IF(ISBLANK([$Input.B99]);0;IF(ISNA(ORG.LIBREOFFICE.REGEX([$Input.B99];&quot;\d+.blue&quot;;;1));0;ORG.LIBREOFFICE.REGEX([$Part1.D101];&quot;\d+.&quot;;;1)))" office:value-type="string" office:string-value="20 " calcext:value-type="string">
            <text:p>20 </text:p>
          </table:table-cell>
          <table:table-cell table:style-name="ce22" table:formula="of:=IF(ISBLANK([$Input.C99]);0;IF(ISNA(ORG.LIBREOFFICE.REGEX([$Input.C99];&quot;\d+.blue&quot;;;1));0;ORG.LIBREOFFICE.REGEX([$Part1.G101];&quot;\d+.&quot;;;1)))" office:value-type="string" office:string-value="12 " calcext:value-type="string">
            <text:p>12 </text:p>
          </table:table-cell>
          <table:table-cell table:style-name="ce22" table:formula="of:=IF(ISBLANK([$Input.D99]);0;IF(ISNA(ORG.LIBREOFFICE.REGEX([$Input.D99];&quot;\d+.blue&quot;;;1));0;ORG.LIBREOFFICE.REGEX([$Part1.J101];&quot;\d+.&quot;;;1)))" office:value-type="string" office:string-value="12 " calcext:value-type="string">
            <text:p>12 </text:p>
          </table:table-cell>
          <table:table-cell table:style-name="ce22" table:formula="of:=IF(ISBLANK([$Input.E99]);0;IF(ISNA(ORG.LIBREOFFICE.REGEX([$Input.E99];&quot;\d+.blue&quot;;;1));0;ORG.LIBREOFFICE.REGEX([$Part1.M101];&quot;\d+.&quot;;;1)))" office:value-type="string" office:string-value="7 " calcext:value-type="string">
            <text:p>7 </text:p>
          </table:table-cell>
          <table:table-cell table:style-name="ce22" table:formula="of:=IF(ISBLANK([$Input.F99]);0;IF(ISNA(ORG.LIBREOFFICE.REGEX([$Input.F99];&quot;\d+.blue&quot;;;1));0;ORG.LIBREOFFICE.REGEX([$Part1.P101];&quot;\d+.&quot;;;1)))" office:value-type="string" office:string-value="10 " calcext:value-type="string">
            <text:p>10 </text:p>
          </table:table-cell>
          <table:table-cell table:style-name="ce11" table:formula="of:=IF(ISBLANK([$Input.G99]);0;IF(ISNA(ORG.LIBREOFFICE.REGEX([$Input.G99];&quot;\d+.blue&quot;;;1));0;ORG.LIBREOFFICE.REGEX([$Part1.S101];&quot;\d+.&quot;;;1)))" office:value-type="float" office:value="0" calcext:value-type="float">
            <text:p>0</text:p>
          </table:table-cell>
          <table:table-cell/>
          <table:table-cell table:formula="of:=MAX(NUMBERVALUE([.B101]);NUMBERVALUE([.C101]);NUMBERVALUE([.D101]);NUMBERVALUE([.E101]);NUMBERVALUE([.F101]);NUMBERVALUE([.G101]))" office:value-type="float" office:value="3" calcext:value-type="float">
            <text:p>3</text:p>
          </table:table-cell>
          <table:table-cell table:formula="of:=MAX(NUMBERVALUE([.H101]);NUMBERVALUE([.I101]);NUMBERVALUE([.J101]);NUMBERVALUE([.K101]);NUMBERVALUE([.L101]);NUMBERVALUE([.M101]))" office:value-type="float" office:value="3" calcext:value-type="float">
            <text:p>3</text:p>
          </table:table-cell>
          <table:table-cell table:formula="of:=MAX(NUMBERVALUE([.N101]);NUMBERVALUE([.O101]);NUMBERVALUE([.P101]);NUMBERVALUE([.Q101]);NUMBERVALUE([.R101]);NUMBERVALUE([.S101]))" office:value-type="float" office:value="20" calcext:value-type="float">
            <text:p>20</text:p>
          </table:table-cell>
          <table:table-cell/>
          <table:table-cell table:formula="of:=[.U101]*[.V101]*[.W101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formula="of:=[$Input.A100]" office:value-type="string" office:string-value="Game 100" calcext:value-type="string">
            <text:p>Game 100</text:p>
          </table:table-cell>
          <table:table-cell table:style-name="ce16" table:formula="of:=IF(ISBLANK([$Input.B100]);0;IF(ISNA(ORG.LIBREOFFICE.REGEX([$Input.B100];&quot;\d+.red&quot;;;1));0;ORG.LIBREOFFICE.REGEX([$Part1.C102];&quot;\d+.&quot;;;1)))" office:value-type="string" office:string-value="12 " calcext:value-type="string">
            <text:p>12 </text:p>
          </table:table-cell>
          <table:table-cell table:style-name="ce17" table:formula="of:=IF(ISBLANK([$Input.C100]);0;IF(ISNA(ORG.LIBREOFFICE.REGEX([$Input.C100];&quot;\d+.red&quot;;;1));0;ORG.LIBREOFFICE.REGEX([$Part1.F102];&quot;\d+.&quot;;;1)))" office:value-type="string" office:string-value="13 " calcext:value-type="string">
            <text:p>13 </text:p>
          </table:table-cell>
          <table:table-cell table:style-name="ce17" table:formula="of:=IF(ISBLANK([$Input.D100]);0;IF(ISNA(ORG.LIBREOFFICE.REGEX([$Input.D100];&quot;\d+.red&quot;;;1));0;ORG.LIBREOFFICE.REGEX([$Part1.I102];&quot;\d+.&quot;;;1)))" office:value-type="string" office:string-value="2 " calcext:value-type="string">
            <text:p>2 </text:p>
          </table:table-cell>
          <table:table-cell table:style-name="ce17" table:formula="of:=IF(ISBLANK([$Input.E100]);0;IF(ISNA(ORG.LIBREOFFICE.REGEX([$Input.E100];&quot;\d+.red&quot;;;1));0;ORG.LIBREOFFICE.REGEX([$Part1.L102];&quot;\d+.&quot;;;1)))" office:value-type="string" office:string-value="7 " calcext:value-type="string">
            <text:p>7 </text:p>
          </table:table-cell>
          <table:table-cell table:style-name="ce17" table:formula="of:=IF(ISBLANK([$Input.F100]);0;IF(ISNA(ORG.LIBREOFFICE.REGEX([$Input.F100];&quot;\d+.red&quot;;;1));0;ORG.LIBREOFFICE.REGEX([$Part1.O102];&quot;\d+.&quot;;;1)))" office:value-type="string" office:string-value="5 " calcext:value-type="string">
            <text:p>5 </text:p>
          </table:table-cell>
          <table:table-cell table:style-name="ce18" table:formula="of:=IF(ISBLANK([$Input.G100]);0;IF(ISNA(ORG.LIBREOFFICE.REGEX([$Input.G100];&quot;\d+.red&quot;;;1));0;ORG.LIBREOFFICE.REGEX([$Part1.R102];&quot;\d+.&quot;;;1)))" office:value-type="float" office:value="0" calcext:value-type="float">
            <text:p>0</text:p>
          </table:table-cell>
          <table:table-cell table:style-name="ce16" table:formula="of:=IF(ISBLANK([$Input.B100]);0;IF(ISNA(ORG.LIBREOFFICE.REGEX([$Input.B100];&quot;\d+.green&quot;;;1));0;ORG.LIBREOFFICE.REGEX([$Part1.E102];&quot;\d+.&quot;;;1)))" office:value-type="string" office:string-value="8 " calcext:value-type="string">
            <text:p>8 </text:p>
          </table:table-cell>
          <table:table-cell table:style-name="ce17" table:formula="of:=IF(ISBLANK([$Input.C100]);0;IF(ISNA(ORG.LIBREOFFICE.REGEX([$Input.C100];&quot;\d+.green&quot;;;1));0;ORG.LIBREOFFICE.REGEX([$Part1.H102];&quot;\d+.&quot;;;1)))" office:value-type="string" office:string-value="2 " calcext:value-type="string">
            <text:p>2 </text:p>
          </table:table-cell>
          <table:table-cell table:style-name="ce17" table:formula="of:=IF(ISBLANK([$Input.D100]);0;IF(ISNA(ORG.LIBREOFFICE.REGEX([$Input.D100];&quot;\d+.green&quot;;;1));0;ORG.LIBREOFFICE.REGEX([$Part1.K102];&quot;\d+.&quot;;;1)))" office:value-type="string" office:string-value="4 " calcext:value-type="string">
            <text:p>4 </text:p>
          </table:table-cell>
          <table:table-cell table:style-name="ce17" table:formula="of:=IF(ISBLANK([$Input.E100]);0;IF(ISNA(ORG.LIBREOFFICE.REGEX([$Input.E100];&quot;\d+.green&quot;;;1));0;ORG.LIBREOFFICE.REGEX([$Part1.N102];&quot;\d+.&quot;;;1)))" office:value-type="string" office:string-value="2 " calcext:value-type="string">
            <text:p>2 </text:p>
          </table:table-cell>
          <table:table-cell table:style-name="ce17" table:formula="of:=IF(ISBLANK([$Input.F100]);0;IF(ISNA(ORG.LIBREOFFICE.REGEX([$Input.F100];&quot;\d+.green&quot;;;1));0;ORG.LIBREOFFICE.REGEX([$Part1.Q102];&quot;\d+.&quot;;;1)))" office:value-type="string" office:string-value="10 " calcext:value-type="string">
            <text:p>10 </text:p>
          </table:table-cell>
          <table:table-cell table:style-name="ce18" table:formula="of:=IF(ISBLANK([$Input.G100]);0;IF(ISNA(ORG.LIBREOFFICE.REGEX([$Input.G100];&quot;\d+.green&quot;;;1));0;ORG.LIBREOFFICE.REGEX([$Part1.T102];&quot;\d+.&quot;;;1)))" office:value-type="float" office:value="0" calcext:value-type="float">
            <text:p>0</text:p>
          </table:table-cell>
          <table:table-cell table:style-name="ce16" table:formula="of:=IF(ISBLANK([$Input.B100]);0;IF(ISNA(ORG.LIBREOFFICE.REGEX([$Input.B100];&quot;\d+.blue&quot;;;1));0;ORG.LIBREOFFICE.REGEX([$Part1.D102];&quot;\d+.&quot;;;1)))" office:value-type="string" office:string-value="2 " calcext:value-type="string">
            <text:p>2 </text:p>
          </table:table-cell>
          <table:table-cell table:style-name="ce17" table:formula="of:=IF(ISBLANK([$Input.C100]);0;IF(ISNA(ORG.LIBREOFFICE.REGEX([$Input.C100];&quot;\d+.blue&quot;;;1));0;ORG.LIBREOFFICE.REGEX([$Part1.G102];&quot;\d+.&quot;;;1)))" office:value-type="float" office:value="0" calcext:value-type="float">
            <text:p>0</text:p>
          </table:table-cell>
          <table:table-cell table:style-name="ce17" table:formula="of:=IF(ISBLANK([$Input.D100]);0;IF(ISNA(ORG.LIBREOFFICE.REGEX([$Input.D100];&quot;\d+.blue&quot;;;1));0;ORG.LIBREOFFICE.REGEX([$Part1.J102];&quot;\d+.&quot;;;1)))" office:value-type="float" office:value="0" calcext:value-type="float">
            <text:p>0</text:p>
          </table:table-cell>
          <table:table-cell table:style-name="ce17" table:formula="of:=IF(ISBLANK([$Input.E100]);0;IF(ISNA(ORG.LIBREOFFICE.REGEX([$Input.E100];&quot;\d+.blue&quot;;;1));0;ORG.LIBREOFFICE.REGEX([$Part1.M102];&quot;\d+.&quot;;;1)))" office:value-type="float" office:value="0" calcext:value-type="float">
            <text:p>0</text:p>
          </table:table-cell>
          <table:table-cell table:style-name="ce17" table:formula="of:=IF(ISBLANK([$Input.F100]);0;IF(ISNA(ORG.LIBREOFFICE.REGEX([$Input.F100];&quot;\d+.blue&quot;;;1));0;ORG.LIBREOFFICE.REGEX([$Part1.P102];&quot;\d+.&quot;;;1)))" office:value-type="string" office:string-value="1 " calcext:value-type="string">
            <text:p>1 </text:p>
          </table:table-cell>
          <table:table-cell table:style-name="ce18" table:formula="of:=IF(ISBLANK([$Input.G100]);0;IF(ISNA(ORG.LIBREOFFICE.REGEX([$Input.G100];&quot;\d+.blue&quot;;;1));0;ORG.LIBREOFFICE.REGEX([$Part1.S102];&quot;\d+.&quot;;;1)))" office:value-type="float" office:value="0" calcext:value-type="float">
            <text:p>0</text:p>
          </table:table-cell>
          <table:table-cell/>
          <table:table-cell table:formula="of:=MAX(NUMBERVALUE([.B102]);NUMBERVALUE([.C102]);NUMBERVALUE([.D102]);NUMBERVALUE([.E102]);NUMBERVALUE([.F102]);NUMBERVALUE([.G102]))" office:value-type="float" office:value="13" calcext:value-type="float">
            <text:p>13</text:p>
          </table:table-cell>
          <table:table-cell table:formula="of:=MAX(NUMBERVALUE([.H102]);NUMBERVALUE([.I102]);NUMBERVALUE([.J102]);NUMBERVALUE([.K102]);NUMBERVALUE([.L102]);NUMBERVALUE([.M102]))" office:value-type="float" office:value="10" calcext:value-type="float">
            <text:p>10</text:p>
          </table:table-cell>
          <table:table-cell table:formula="of:=MAX(NUMBERVALUE([.N102]);NUMBERVALUE([.O102]);NUMBERVALUE([.P102]);NUMBERVALUE([.Q102]);NUMBERVALUE([.R102]);NUMBERVALUE([.S102]))" office:value-type="float" office:value="2" calcext:value-type="float">
            <text:p>2</text:p>
          </table:table-cell>
          <table:table-cell/>
          <table:table-cell table:formula="of:=[.U102]*[.V102]*[.W102]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table:style-name="ce15"/>
          <table:table-cell table:number-columns-repeated="26"/>
        </table:table-row>
        <table:table-row table:style-name="ro1" table:number-rows-repeated="1048472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09:50:28.225079987</meta:creation-date>
    <dc:date>2023-12-02T16:22:57.378107748</dc:date>
    <meta:editing-duration>PT6H32M28S</meta:editing-duration>
    <meta:editing-cycles>2</meta:editing-cycles>
    <meta:generator>LibreOffice/7.6.2.1$Linux_X86_64 LibreOffice_project/60$Build-1</meta:generator>
    <meta:document-statistic meta:table-count="3" meta:cell-count="6922" meta:object-count="0"/>
  </office:meta>
</office:document-meta>
</file>